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cm"/>
    </style:style>
    <style:style style:name="co3" style:family="table-column">
      <style:table-column-properties fo:break-before="auto" style:column-width="6.048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15"/>
          <table:table-cell office:value-type="string">
            <text:p>MELTING 5 tests</text:p>
          </table:table-cell>
          <table:table-cell table:number-columns-repeated="29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15"/>
          <table:table-cell office:value-type="string">
            <text:p>DNA sequences with different sodium concentrations</text:p>
          </table:table-cell>
          <table:table-cell table:number-columns-repeated="29"/>
        </table:table-row>
        <table:table-row table:style-name="ro1">
          <table:table-cell table:number-columns-repeated="44"/>
          <table:table-cell>
            <draw:frame table:end-cell-address="'MELTING 5'.AZ25" table:end-x="0.229cm" table:end-y="0.11cm" draw:z-index="0" draw:style-name="gr1" svg:width="15.816cm" svg:height="10.59cm" svg:x="0.22cm" svg:y="0.075cm">
              <draw:object draw:notify-on-update-of-ranges="'MELTING 5'.C5:'MELTING 5'.C5 'MELTING 5'.C6:'MELTING 5'.C336 'MELTING 5'.B6:'MELTING 5'.B336 'MELTING 5'.D5:'MELTING 5'.D5 'MELTING 5'.D6:'MELTING 5'.D336 'MELTING 5'.B6:'MELTING 5'.B336 'MELTING 5'.E5:'MELTING 5'.E5 'MELTING 5'.E6:'MELTING 5'.E336 'MELTING 5'.B6:'MELTING 5'.B336 'MELTING 5'.F5:'MELTING 5'.F5 'MELTING 5'.F6:'MELTING 5'.F336 'MELTING 5'.B6:'MELTING 5'.B336 'MELTING 5'.G5:'MELTING 5'.G5 'MELTING 5'.G6:'MELTING 5'.G336 'MELTING 5'.B6:'MELTING 5'.B336 'MELTING 5'.H5:'MELTING 5'.H5 'MELTING 5'.H6:'MELTING 5'.H336 'MELTING 5'.B6:'MELTING 5'.B336 'MELTING 5'.I5:'MELTING 5'.I5 'MELTING 5'.I6:'MELTING 5'.I336 'MELTING 5'.B6:'MELTING 5'.B336 'MELTING 5'.J5:'MELTING 5'.J5 'MELTING 5'.J6:'MELTING 5'.J336 'MELTING 5'.B6:'MELTING 5'.B336 'MELTING 5'.K5:'MELTING 5'.K5 'MELTING 5'.K6:'MELTING 5'.K336 'MELTING 5'.B6:'MELTING 5'.B336 'MELTING 5'.L5:'MELTING 5'.L5 'MELTING 5'.L6:'MELTING 5'.L336 'MELTING 5'.B6:'MELTING 5'.B336 'MELTING 5'.M5:'MELTING 5'.M5 'MELTING 5'.M6:'MELTING 5'.M336 'MELTING 5'.B6:'MELTING 5'.B336 'MELTING 5'.N5:'MELTING 5'.N5 'MELTING 5'.N6:'MELTING 5'.N336 'MELTING 5'.B6:'MELTING 5'.B336 'MELTING 5'.O5:'MELTING 5'.O5 'MELTING 5'.O6:'MELTING 5'.O336 'MELTING 5'.B6:'MELTING 5'.B33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sh01 </text:p>
          </table:table-cell>
          <table:table-cell office:value-type="string">
            <text:p><text:s/>kam71 </text:p>
          </table:table-cell>
          <table:table-cell office:value-type="string">
            <text:p><text:s/>marschdot </text:p>
          </table:table-cell>
          <table:table-cell office:value-type="string">
            <text:p><text:s/>owc1904 </text:p>
          </table:table-cell>
          <table:table-cell office:value-type="string">
            <text:p><text:s/>owc2004 </text:p>
          </table:table-cell>
          <table:table-cell office:value-type="string">
            <text:p><text:s/>owc2104 </text:p>
          </table:table-cell>
          <table:table-cell office:value-type="string">
            <text:p><text:s/>owc2204 </text:p>
          </table:table-cell>
          <table:table-cell office:value-type="string">
            <text:p><text:s/>san96 </text:p>
          </table:table-cell>
          <table:table-cell office:value-type="string">
            <text:p><text:s/>san04 </text:p>
          </table:table-cell>
          <table:table-cell office:value-type="string">
            <text:p><text:s/>schlif </text:p>
          </table:table-cell>
          <table:table-cell office:value-type="string">
            <text:p><text:s/>tanna06 </text:p>
          </table:table-cell>
          <table:table-cell office:value-type="string">
            <text:p><text:s/>wet91 </text:p>
          </table:table-cell>
          <table:table-cell office:value-type="string">
            <text:p><text:s/>TmExp </text:p>
          </table:table-cell>
          <table:table-cell table:number-columns-repeated="30"/>
        </table:table-row>
        <table:table-row table:style-name="ro1">
          <table:table-cell table:number-columns-repeated="15"/>
          <table:table-cell office:value-type="string">
            <text:p>error percentage (ABS(Texp – Tcomp)/Texp)</text:p>
          </table:table-cell>
          <table:table-cell office:value-type="string">
            <text:p><text:s/>ash01 </text:p>
          </table:table-cell>
          <table:table-cell office:value-type="string">
            <text:p><text:s/>kam71 </text:p>
          </table:table-cell>
          <table:table-cell office:value-type="string">
            <text:p><text:s/>marschdot </text:p>
          </table:table-cell>
          <table:table-cell office:value-type="string">
            <text:p><text:s/>owc1904 </text:p>
          </table:table-cell>
          <table:table-cell office:value-type="string">
            <text:p><text:s/>owc2004 </text:p>
          </table:table-cell>
          <table:table-cell office:value-type="string">
            <text:p><text:s/>owc2104 </text:p>
          </table:table-cell>
          <table:table-cell office:value-type="string">
            <text:p><text:s/>owc2204 </text:p>
          </table:table-cell>
          <table:table-cell office:value-type="string">
            <text:p><text:s/>san96 </text:p>
          </table:table-cell>
          <table:table-cell office:value-type="string">
            <text:p><text:s/>san04 </text:p>
          </table:table-cell>
          <table:table-cell office:value-type="string">
            <text:p><text:s/>schlif </text:p>
          </table:table-cell>
          <table:table-cell office:value-type="string">
            <text:p><text:s/>tanna06 </text:p>
          </table:table-cell>
          <table:table-cell office:value-type="string">
            <text:p><text:s/>wet91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ash01 </text:p>
          </table:table-cell>
          <table:table-cell office:value-type="string">
            <text:p><text:s/>kam71 </text:p>
          </table:table-cell>
          <table:table-cell office:value-type="string">
            <text:p><text:s/>marschdot </text:p>
          </table:table-cell>
          <table:table-cell office:value-type="string">
            <text:p><text:s/>owc1904 </text:p>
          </table:table-cell>
          <table:table-cell office:value-type="string">
            <text:p><text:s/>owc2004 </text:p>
          </table:table-cell>
          <table:table-cell office:value-type="string">
            <text:p><text:s/>owc2104 </text:p>
          </table:table-cell>
          <table:table-cell office:value-type="string">
            <text:p><text:s/>owc2204 </text:p>
          </table:table-cell>
          <table:table-cell office:value-type="string">
            <text:p><text:s/>san96 </text:p>
          </table:table-cell>
          <table:table-cell office:value-type="string">
            <text:p><text:s/>san04 </text:p>
          </table:table-cell>
          <table:table-cell office:value-type="string">
            <text:p><text:s/>schlif </text:p>
          </table:table-cell>
          <table:table-cell office:value-type="string">
            <text:p><text:s/>tanna06 </text:p>
          </table:table-cell>
          <table:table-cell office:value-type="string">
            <text:p><text:s/>wet91 </text:p>
          </table:table-cell>
          <table:table-cell table:number-columns-repeated="3"/>
        </table:table-row>
        <table:table-row table:style-name="ro1">
          <table:table-cell office:value-type="string">
            <text:p>CCCTGCACTTTAACTGAATTGTTTA</text:p>
          </table:table-cell>
          <table:table-cell office:value-type="float" office:value="72.5">
            <text:p>72.5</text:p>
          </table:table-cell>
          <table:table-cell table:number-columns-repeated="11" office:value-type="float" office:value="73.4">
            <text:p>73.4</text:p>
          </table:table-cell>
          <table:table-cell office:value-type="float" office:value="73.41">
            <text:p>73.41</text:p>
          </table:table-cell>
          <table:table-cell office:value-type="float" office:value="72.5">
            <text:p>72.5</text:p>
          </table:table-cell>
          <table:table-cell/>
          <table:table-cell table:formula="oooc:=ABS(([.C7]-[.B7])*100/[.B7])" office:value-type="float" office:value="1.24137931034484">
            <text:p>1.24</text:p>
          </table:table-cell>
          <table:table-cell table:formula="oooc:=ABS(([.D7]-[.B7])*100/[.B7])" office:value-type="float" office:value="1.24137931034484">
            <text:p>1.24</text:p>
          </table:table-cell>
          <table:table-cell table:formula="oooc:=ABS(([.E7]-[.B7])*100/[.B7])" office:value-type="float" office:value="1.24137931034484">
            <text:p>1.24</text:p>
          </table:table-cell>
          <table:table-cell table:formula="oooc:=ABS(([.F7]-[.B7])*100/[.B7])" office:value-type="float" office:value="1.24137931034484">
            <text:p>1.24</text:p>
          </table:table-cell>
          <table:table-cell table:formula="oooc:=ABS(([.G7]-[.B7])*100/[.B7])" office:value-type="float" office:value="1.24137931034484">
            <text:p>1.24</text:p>
          </table:table-cell>
          <table:table-cell table:formula="oooc:=ABS(([.H7]-[.B7])*100/[.B7])" office:value-type="float" office:value="1.24137931034484">
            <text:p>1.24</text:p>
          </table:table-cell>
          <table:table-cell table:formula="oooc:=ABS(([.I7]-[.B7])*100/[.B7])" office:value-type="float" office:value="1.24137931034484">
            <text:p>1.24</text:p>
          </table:table-cell>
          <table:table-cell table:formula="oooc:=ABS(([.J7]-[.B7])*100/[.B7])" office:value-type="float" office:value="1.24137931034484">
            <text:p>1.24</text:p>
          </table:table-cell>
          <table:table-cell table:formula="oooc:=ABS(([.K7]-[.B7])*100/[.B7])" office:value-type="float" office:value="1.24137931034484">
            <text:p>1.24</text:p>
          </table:table-cell>
          <table:table-cell table:formula="oooc:=ABS(([.L7]-[.B7])*100/[.B7])" office:value-type="float" office:value="1.24137931034484">
            <text:p>1.24</text:p>
          </table:table-cell>
          <table:table-cell table:formula="oooc:=ABS(([.M7]-[.B7])*100/[.B7])" office:value-type="float" office:value="1.24137931034484">
            <text:p>1.24</text:p>
          </table:table-cell>
          <table:table-cell table:formula="oooc:=ABS(([.N7]-[.B7])*100/[.B7])" office:value-type="float" office:value="1.2551724137931">
            <text:p>1.26</text:p>
          </table:table-cell>
          <table:table-cell table:number-columns-repeated="2"/>
          <table:table-cell table:formula="oooc:=ABS([.C7]-[.B7])" office:value-type="float" office:value="0.900000000000006">
            <text:p>0.9</text:p>
          </table:table-cell>
          <table:table-cell table:formula="oooc:=ABS([.D7]-[.B7])" office:value-type="float" office:value="0.900000000000006">
            <text:p>0.9</text:p>
          </table:table-cell>
          <table:table-cell table:formula="oooc:=ABS([.E7]-[.B7])" office:value-type="float" office:value="0.900000000000006">
            <text:p>0.9</text:p>
          </table:table-cell>
          <table:table-cell table:formula="oooc:=ABS([.F7]-[.B7])" office:value-type="float" office:value="0.900000000000006">
            <text:p>0.9</text:p>
          </table:table-cell>
          <table:table-cell table:formula="oooc:=ABS([.G7]-[.B7])" office:value-type="float" office:value="0.900000000000006">
            <text:p>0.9</text:p>
          </table:table-cell>
          <table:table-cell table:formula="oooc:=ABS([.H7]-[.B7])" office:value-type="float" office:value="0.900000000000006">
            <text:p>0.9</text:p>
          </table:table-cell>
          <table:table-cell table:formula="oooc:=ABS([.I7]-[.B7])" office:value-type="float" office:value="0.900000000000006">
            <text:p>0.9</text:p>
          </table:table-cell>
          <table:table-cell table:formula="oooc:=ABS([.J7]-[.B7])" office:value-type="float" office:value="0.900000000000006">
            <text:p>0.9</text:p>
          </table:table-cell>
          <table:table-cell table:formula="oooc:=ABS([.K7]-[.B7])" office:value-type="float" office:value="0.900000000000006">
            <text:p>0.9</text:p>
          </table:table-cell>
          <table:table-cell table:formula="oooc:=ABS([.L7]-[.B7])" office:value-type="float" office:value="0.900000000000006">
            <text:p>0.9</text:p>
          </table:table-cell>
          <table:table-cell table:formula="oooc:=ABS([.M7]-[.B7])" office:value-type="float" office:value="0.900000000000006">
            <text:p>0.9</text:p>
          </table:table-cell>
          <table:table-cell table:formula="oooc:=ABS([.N7]-[.B7])" office:value-type="float" office:value="0.909999999999997">
            <text:p>0.91</text:p>
          </table:table-cell>
          <table:table-cell table:number-columns-repeated="3"/>
        </table:table-row>
        <table:table-row table:style-name="ro1">
          <table:table-cell office:value-type="string">
            <text:p>AATATCTCTCATGCGCCAAGCTACA</text:p>
          </table:table-cell>
          <table:table-cell office:value-type="float" office:value="70.3">
            <text:p>70.3</text:p>
          </table:table-cell>
          <table:table-cell office:value-type="float" office:value="59.12">
            <text:p>59.12</text:p>
          </table:table-cell>
          <table:table-cell office:value-type="float" office:value="65.69">
            <text:p>65.69</text:p>
          </table:table-cell>
          <table:table-cell office:value-type="float" office:value="64.48">
            <text:p>64.48</text:p>
          </table:table-cell>
          <table:table-cell office:value-type="float" office:value="68.06">
            <text:p>68.06</text:p>
          </table:table-cell>
          <table:table-cell office:value-type="float" office:value="69.56">
            <text:p>69.56</text:p>
          </table:table-cell>
          <table:table-cell office:value-type="float" office:value="68.63">
            <text:p>68.63</text:p>
          </table:table-cell>
          <table:table-cell office:value-type="float" office:value="71.35">
            <text:p>71.35</text:p>
          </table:table-cell>
          <table:table-cell office:value-type="float" office:value="69.51">
            <text:p>69.51</text:p>
          </table:table-cell>
          <table:table-cell office:value-type="float" office:value="69.4">
            <text:p>69.4</text:p>
          </table:table-cell>
          <table:table-cell office:value-type="float" office:value="66.82">
            <text:p>66.82</text:p>
          </table:table-cell>
          <table:table-cell office:value-type="float" office:value="71.21">
            <text:p>71.21</text:p>
          </table:table-cell>
          <table:table-cell office:value-type="float" office:value="69.61">
            <text:p>69.61</text:p>
          </table:table-cell>
          <table:table-cell office:value-type="float" office:value="70.3">
            <text:p>70.3</text:p>
          </table:table-cell>
          <table:table-cell/>
          <table:table-cell table:formula="oooc:=ABS(([.C8]-[.B8])*100/[.B8])" office:value-type="float" office:value="15.9032716927454">
            <text:p>15.9</text:p>
          </table:table-cell>
          <table:table-cell table:formula="oooc:=ABS(([.D8]-[.B8])*100/[.B8])" office:value-type="float" office:value="6.55761024182077">
            <text:p>6.56</text:p>
          </table:table-cell>
          <table:table-cell table:formula="oooc:=ABS(([.E8]-[.B8])*100/[.B8])" office:value-type="float" office:value="8.27880512091038">
            <text:p>8.28</text:p>
          </table:table-cell>
          <table:table-cell table:formula="oooc:=ABS(([.F8]-[.B8])*100/[.B8])" office:value-type="float" office:value="3.18634423897581">
            <text:p>3.19</text:p>
          </table:table-cell>
          <table:table-cell table:formula="oooc:=ABS(([.G8]-[.B8])*100/[.B8])" office:value-type="float" office:value="1.05263157894736">
            <text:p>1.05</text:p>
          </table:table-cell>
          <table:table-cell table:formula="oooc:=ABS(([.H8]-[.B8])*100/[.B8])" office:value-type="float" office:value="2.37553342816501">
            <text:p>2.38</text:p>
          </table:table-cell>
          <table:table-cell table:formula="oooc:=ABS(([.I8]-[.B8])*100/[.B8])" office:value-type="float" office:value="1.49359886201991">
            <text:p>1.49</text:p>
          </table:table-cell>
          <table:table-cell table:formula="oooc:=ABS(([.J8]-[.B8])*100/[.B8])" office:value-type="float" office:value="1.12375533428164">
            <text:p>1.12</text:p>
          </table:table-cell>
          <table:table-cell table:formula="oooc:=ABS(([.K8]-[.B8])*100/[.B8])" office:value-type="float" office:value="1.28022759601706">
            <text:p>1.28</text:p>
          </table:table-cell>
          <table:table-cell table:formula="oooc:=ABS(([.L8]-[.B8])*100/[.B8])" office:value-type="float" office:value="4.95021337126601">
            <text:p>4.95</text:p>
          </table:table-cell>
          <table:table-cell table:formula="oooc:=ABS(([.M8]-[.B8])*100/[.B8])" office:value-type="float" office:value="1.29445234708392">
            <text:p>1.29</text:p>
          </table:table-cell>
          <table:table-cell table:formula="oooc:=ABS(([.N8]-[.B8])*100/[.B8])" office:value-type="float" office:value="0.981507823613083">
            <text:p>0.98</text:p>
          </table:table-cell>
          <table:table-cell table:number-columns-repeated="2"/>
          <table:table-cell table:formula="oooc:=ABS([.C8]-[.B8])" office:value-type="float" office:value="11.18">
            <text:p>11.18</text:p>
          </table:table-cell>
          <table:table-cell table:formula="oooc:=ABS([.D8]-[.B8])" office:value-type="float" office:value="4.61">
            <text:p>4.61</text:p>
          </table:table-cell>
          <table:table-cell table:formula="oooc:=ABS([.E8]-[.B8])" office:value-type="float" office:value="5.81999999999999">
            <text:p>5.82</text:p>
          </table:table-cell>
          <table:table-cell table:formula="oooc:=ABS([.F8]-[.B8])" office:value-type="float" office:value="2.23999999999999">
            <text:p>2.24</text:p>
          </table:table-cell>
          <table:table-cell table:formula="oooc:=ABS([.G8]-[.B8])" office:value-type="float" office:value="0.739999999999995">
            <text:p>0.74</text:p>
          </table:table-cell>
          <table:table-cell table:formula="oooc:=ABS([.H8]-[.B8])" office:value-type="float" office:value="1.67">
            <text:p>1.67</text:p>
          </table:table-cell>
          <table:table-cell table:formula="oooc:=ABS([.I8]-[.B8])" office:value-type="float" office:value="1.05">
            <text:p>1.05</text:p>
          </table:table-cell>
          <table:table-cell table:formula="oooc:=ABS([.J8]-[.B8])" office:value-type="float" office:value="0.789999999999992">
            <text:p>0.79</text:p>
          </table:table-cell>
          <table:table-cell table:formula="oooc:=ABS([.K8]-[.B8])" office:value-type="float" office:value="0.899999999999991">
            <text:p>0.9</text:p>
          </table:table-cell>
          <table:table-cell table:formula="oooc:=ABS([.L8]-[.B8])" office:value-type="float" office:value="3.48">
            <text:p>3.48</text:p>
          </table:table-cell>
          <table:table-cell table:formula="oooc:=ABS([.M8]-[.B8])" office:value-type="float" office:value="0.909999999999997">
            <text:p>0.91</text:p>
          </table:table-cell>
          <table:table-cell table:formula="oooc:=ABS([.N8]-[.B8])" office:value-type="float" office:value="0.689999999999998">
            <text:p>0.69</text:p>
          </table:table-cell>
          <table:table-cell table:number-columns-repeated="3"/>
        </table:table-row>
        <table:table-row table:style-name="ro1">
          <table:table-cell office:value-type="string">
            <text:p>ATACTTACTGATTAG</text:p>
          </table:table-cell>
          <table:table-cell office:value-type="float" office:value="49.9">
            <text:p>49.9</text:p>
          </table:table-cell>
          <table:table-cell office:value-type="float" office:value="46.55">
            <text:p>46.55</text:p>
          </table:table-cell>
          <table:table-cell office:value-type="float" office:value="48.32">
            <text:p>48.32</text:p>
          </table:table-cell>
          <table:table-cell office:value-type="float" office:value="47.94">
            <text:p>47.94</text:p>
          </table:table-cell>
          <table:table-cell office:value-type="float" office:value="49.06">
            <text:p>49.06</text:p>
          </table:table-cell>
          <table:table-cell office:value-type="float" office:value="49.53">
            <text:p>49.53</text:p>
          </table:table-cell>
          <table:table-cell office:value-type="float" office:value="49.73">
            <text:p>49.73</text:p>
          </table:table-cell>
          <table:table-cell office:value-type="float" office:value="50.48">
            <text:p>50.48</text:p>
          </table:table-cell>
          <table:table-cell office:value-type="float" office:value="49.52">
            <text:p>49.52</text:p>
          </table:table-cell>
          <table:table-cell office:value-type="float" office:value="49.67">
            <text:p>49.67</text:p>
          </table:table-cell>
          <table:table-cell office:value-type="float" office:value="48.67">
            <text:p>48.67</text:p>
          </table:table-cell>
          <table:table-cell office:value-type="float" office:value="50.48">
            <text:p>50.48</text:p>
          </table:table-cell>
          <table:table-cell table:number-columns-repeated="2" office:value-type="float" office:value="49.9">
            <text:p>49.9</text:p>
          </table:table-cell>
          <table:table-cell/>
          <table:table-cell table:formula="oooc:=ABS(([.C9]-[.B9])*100/[.B9])" office:value-type="float" office:value="6.71342685370742">
            <text:p>6.71</text:p>
          </table:table-cell>
          <table:table-cell table:formula="oooc:=ABS(([.D9]-[.B9])*100/[.B9])" office:value-type="float" office:value="3.16633266533066">
            <text:p>3.17</text:p>
          </table:table-cell>
          <table:table-cell table:formula="oooc:=ABS(([.E9]-[.B9])*100/[.B9])" office:value-type="float" office:value="3.92785571142285">
            <text:p>3.93</text:p>
          </table:table-cell>
          <table:table-cell table:formula="oooc:=ABS(([.F9]-[.B9])*100/[.B9])" office:value-type="float" office:value="1.68336673346693">
            <text:p>1.68</text:p>
          </table:table-cell>
          <table:table-cell table:formula="oooc:=ABS(([.G9]-[.B9])*100/[.B9])" office:value-type="float" office:value="0.741482965931859">
            <text:p>0.74</text:p>
          </table:table-cell>
          <table:table-cell table:formula="oooc:=ABS(([.H9]-[.B9])*100/[.B9])" office:value-type="float" office:value="0.340681362725454">
            <text:p>0.34</text:p>
          </table:table-cell>
          <table:table-cell table:formula="oooc:=ABS(([.I9]-[.B9])*100/[.B9])" office:value-type="float" office:value="1.16232464929859">
            <text:p>1.16</text:p>
          </table:table-cell>
          <table:table-cell table:formula="oooc:=ABS(([.J9]-[.B9])*100/[.B9])" office:value-type="float" office:value="0.761523046092175">
            <text:p>0.76</text:p>
          </table:table-cell>
          <table:table-cell table:formula="oooc:=ABS(([.K9]-[.B9])*100/[.B9])" office:value-type="float" office:value="0.460921843687368">
            <text:p>0.46</text:p>
          </table:table-cell>
          <table:table-cell table:formula="oooc:=ABS(([.L9]-[.B9])*100/[.B9])" office:value-type="float" office:value="2.46492985971943">
            <text:p>2.46</text:p>
          </table:table-cell>
          <table:table-cell table:formula="oooc:=ABS(([.M9]-[.B9])*100/[.B9])" office:value-type="float" office:value="1.16232464929859">
            <text:p>1.16</text:p>
          </table:table-cell>
          <table:table-cell table:formula="oooc:=ABS(([.N9]-[.B9])*100/[.B9])" office:value-type="float" office:value="0">
            <text:p>0</text:p>
          </table:table-cell>
          <table:table-cell table:number-columns-repeated="2"/>
          <table:table-cell table:formula="oooc:=ABS([.C9]-[.B9])" office:value-type="float" office:value="3.35">
            <text:p>3.35</text:p>
          </table:table-cell>
          <table:table-cell table:formula="oooc:=ABS([.D9]-[.B9])" office:value-type="float" office:value="1.58">
            <text:p>1.58</text:p>
          </table:table-cell>
          <table:table-cell table:formula="oooc:=ABS([.E9]-[.B9])" office:value-type="float" office:value="1.96">
            <text:p>1.96</text:p>
          </table:table-cell>
          <table:table-cell table:formula="oooc:=ABS([.F9]-[.B9])" office:value-type="float" office:value="0.839999999999996">
            <text:p>0.84</text:p>
          </table:table-cell>
          <table:table-cell table:formula="oooc:=ABS([.G9]-[.B9])" office:value-type="float" office:value="0.369999999999997">
            <text:p>0.37</text:p>
          </table:table-cell>
          <table:table-cell table:formula="oooc:=ABS([.H9]-[.B9])" office:value-type="float" office:value="0.170000000000002">
            <text:p>0.17</text:p>
          </table:table-cell>
          <table:table-cell table:formula="oooc:=ABS([.I9]-[.B9])" office:value-type="float" office:value="0.579999999999998">
            <text:p>0.58</text:p>
          </table:table-cell>
          <table:table-cell table:formula="oooc:=ABS([.J9]-[.B9])" office:value-type="float" office:value="0.379999999999995">
            <text:p>0.38</text:p>
          </table:table-cell>
          <table:table-cell table:formula="oooc:=ABS([.K9]-[.B9])" office:value-type="float" office:value="0.229999999999997">
            <text:p>0.23</text:p>
          </table:table-cell>
          <table:table-cell table:formula="oooc:=ABS([.L9]-[.B9])" office:value-type="float" office:value="1.23">
            <text:p>1.23</text:p>
          </table:table-cell>
          <table:table-cell table:formula="oooc:=ABS([.M9]-[.B9])" office:value-type="float" office:value="0.579999999999998">
            <text:p>0.58</text:p>
          </table:table-cell>
          <table:table-cell table:formula="oooc:=ABS([.N9]-[.B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GGAATCCATGTTACTTCGGCTATC</text:p>
          </table:table-cell>
          <table:table-cell office:value-type="float" office:value="73.3">
            <text:p>73.3</text:p>
          </table:table-cell>
          <table:table-cell office:value-type="float" office:value="70.57">
            <text:p>70.57</text:p>
          </table:table-cell>
          <table:table-cell office:value-type="float" office:value="72.72">
            <text:p>72.72</text:p>
          </table:table-cell>
          <table:table-cell office:value-type="float" office:value="72.34">
            <text:p>72.34</text:p>
          </table:table-cell>
          <table:table-cell office:value-type="float" office:value="73.47">
            <text:p>73.47</text:p>
          </table:table-cell>
          <table:table-cell office:value-type="float" office:value="74">
            <text:p>74</text:p>
          </table:table-cell>
          <table:table-cell office:value-type="float" office:value="74.13">
            <text:p>74.13</text:p>
          </table:table-cell>
          <table:table-cell office:value-type="float" office:value="75.15">
            <text:p>75.15</text:p>
          </table:table-cell>
          <table:table-cell office:value-type="float" office:value="73.92">
            <text:p>73.92</text:p>
          </table:table-cell>
          <table:table-cell office:value-type="float" office:value="73.9">
            <text:p>73.9</text:p>
          </table:table-cell>
          <table:table-cell office:value-type="float" office:value="73.08">
            <text:p>73.08</text:p>
          </table:table-cell>
          <table:table-cell office:value-type="float" office:value="74.77">
            <text:p>74.77</text:p>
          </table:table-cell>
          <table:table-cell office:value-type="float" office:value="74.3">
            <text:p>74.3</text:p>
          </table:table-cell>
          <table:table-cell office:value-type="float" office:value="73.3">
            <text:p>73.3</text:p>
          </table:table-cell>
          <table:table-cell/>
          <table:table-cell table:formula="oooc:=ABS(([.C10]-[.B10])*100/[.B10])" office:value-type="float" office:value="3.72442019099591">
            <text:p>3.72</text:p>
          </table:table-cell>
          <table:table-cell table:formula="oooc:=ABS(([.D10]-[.B10])*100/[.B10])" office:value-type="float" office:value="0.791268758526601">
            <text:p>0.79</text:p>
          </table:table-cell>
          <table:table-cell table:formula="oooc:=ABS(([.E10]-[.B10])*100/[.B10])" office:value-type="float" office:value="1.30968622100954">
            <text:p>1.31</text:p>
          </table:table-cell>
          <table:table-cell table:formula="oooc:=ABS(([.F10]-[.B10])*100/[.B10])" office:value-type="float" office:value="0.23192360163711">
            <text:p>0.23</text:p>
          </table:table-cell>
          <table:table-cell table:formula="oooc:=ABS(([.G10]-[.B10])*100/[.B10])" office:value-type="float" office:value="0.954979536152801">
            <text:p>0.95</text:p>
          </table:table-cell>
          <table:table-cell table:formula="oooc:=ABS(([.H10]-[.B10])*100/[.B10])" office:value-type="float" office:value="1.13233287858117">
            <text:p>1.13</text:p>
          </table:table-cell>
          <table:table-cell table:formula="oooc:=ABS(([.I10]-[.B10])*100/[.B10])" office:value-type="float" office:value="2.52387448840383">
            <text:p>2.52</text:p>
          </table:table-cell>
          <table:table-cell table:formula="oooc:=ABS(([.J10]-[.B10])*100/[.B10])" office:value-type="float" office:value="0.84583901773534">
            <text:p>0.85</text:p>
          </table:table-cell>
          <table:table-cell table:formula="oooc:=ABS(([.K10]-[.B10])*100/[.B10])" office:value-type="float" office:value="0.81855388813098">
            <text:p>0.82</text:p>
          </table:table-cell>
          <table:table-cell table:formula="oooc:=ABS(([.L10]-[.B10])*100/[.B10])" office:value-type="float" office:value="0.30013642564802">
            <text:p>0.3</text:p>
          </table:table-cell>
          <table:table-cell table:formula="oooc:=ABS(([.M10]-[.B10])*100/[.B10])" office:value-type="float" office:value="2.00545702592087">
            <text:p>2.01</text:p>
          </table:table-cell>
          <table:table-cell table:formula="oooc:=ABS(([.N10]-[.B10])*100/[.B10])" office:value-type="float" office:value="1.36425648021828">
            <text:p>1.36</text:p>
          </table:table-cell>
          <table:table-cell table:number-columns-repeated="2"/>
          <table:table-cell table:formula="oooc:=ABS([.C10]-[.B10])" office:value-type="float" office:value="2.73">
            <text:p>2.73</text:p>
          </table:table-cell>
          <table:table-cell table:formula="oooc:=ABS([.D10]-[.B10])" office:value-type="float" office:value="0.579999999999998">
            <text:p>0.58</text:p>
          </table:table-cell>
          <table:table-cell table:formula="oooc:=ABS([.E10]-[.B10])" office:value-type="float" office:value="0.959999999999994">
            <text:p>0.96</text:p>
          </table:table-cell>
          <table:table-cell table:formula="oooc:=ABS([.F10]-[.B10])" office:value-type="float" office:value="0.170000000000002">
            <text:p>0.17</text:p>
          </table:table-cell>
          <table:table-cell table:formula="oooc:=ABS([.G10]-[.B10])" office:value-type="float" office:value="0.700000000000003">
            <text:p>0.7</text:p>
          </table:table-cell>
          <table:table-cell table:formula="oooc:=ABS([.H10]-[.B10])" office:value-type="float" office:value="0.829999999999998">
            <text:p>0.83</text:p>
          </table:table-cell>
          <table:table-cell table:formula="oooc:=ABS([.I10]-[.B10])" office:value-type="float" office:value="1.85000000000001">
            <text:p>1.85</text:p>
          </table:table-cell>
          <table:table-cell table:formula="oooc:=ABS([.J10]-[.B10])" office:value-type="float" office:value="0.620000000000005">
            <text:p>0.62</text:p>
          </table:table-cell>
          <table:table-cell table:formula="oooc:=ABS([.K10]-[.B10])" office:value-type="float" office:value="0.600000000000008">
            <text:p>0.6</text:p>
          </table:table-cell>
          <table:table-cell table:formula="oooc:=ABS([.L10]-[.B10])" office:value-type="float" office:value="0.219999999999999">
            <text:p>0.22</text:p>
          </table:table-cell>
          <table:table-cell table:formula="oooc:=ABS([.M10]-[.B10])" office:value-type="float" office:value="1.47">
            <text:p>1.47</text:p>
          </table:table-cell>
          <table:table-cell table:formula="oooc:=ABS([.N10]-[.B10]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AACCATACTGAATACCTTTTGACG</text:p>
          </table:table-cell>
          <table:table-cell office:value-type="float" office:value="56.5">
            <text:p>56.5</text:p>
          </table:table-cell>
          <table:table-cell office:value-type="float" office:value="41.5">
            <text:p>41.5</text:p>
          </table:table-cell>
          <table:table-cell office:value-type="float" office:value="51.49">
            <text:p>51.49</text:p>
          </table:table-cell>
          <table:table-cell office:value-type="float" office:value="49.35">
            <text:p>49.35</text:p>
          </table:table-cell>
          <table:table-cell office:value-type="float" office:value="55.66">
            <text:p>55.66</text:p>
          </table:table-cell>
          <table:table-cell office:value-type="float" office:value="58.06">
            <text:p>58.06</text:p>
          </table:table-cell>
          <table:table-cell office:value-type="float" office:value="53.62">
            <text:p>53.62</text:p>
          </table:table-cell>
          <table:table-cell office:value-type="float" office:value="57.7">
            <text:p>57.7</text:p>
          </table:table-cell>
          <table:table-cell office:value-type="float" office:value="58.23">
            <text:p>58.23</text:p>
          </table:table-cell>
          <table:table-cell office:value-type="float" office:value="58.44">
            <text:p>58.44</text:p>
          </table:table-cell>
          <table:table-cell office:value-type="float" office:value="53.47">
            <text:p>53.47</text:p>
          </table:table-cell>
          <table:table-cell office:value-type="float" office:value="59.74">
            <text:p>59.74</text:p>
          </table:table-cell>
          <table:table-cell office:value-type="float" office:value="56.96">
            <text:p>56.96</text:p>
          </table:table-cell>
          <table:table-cell office:value-type="float" office:value="56.5">
            <text:p>56.5</text:p>
          </table:table-cell>
          <table:table-cell/>
          <table:table-cell table:formula="oooc:=ABS(([.C11]-[.B11])*100/[.B11])" office:value-type="float" office:value="26.5486725663717">
            <text:p>26.55</text:p>
          </table:table-cell>
          <table:table-cell table:formula="oooc:=ABS(([.D11]-[.B11])*100/[.B11])" office:value-type="float" office:value="8.86725663716814">
            <text:p>8.87</text:p>
          </table:table-cell>
          <table:table-cell table:formula="oooc:=ABS(([.E11]-[.B11])*100/[.B11])" office:value-type="float" office:value="12.6548672566372">
            <text:p>12.65</text:p>
          </table:table-cell>
          <table:table-cell table:formula="oooc:=ABS(([.F11]-[.B11])*100/[.B11])" office:value-type="float" office:value="1.48672566371682">
            <text:p>1.49</text:p>
          </table:table-cell>
          <table:table-cell table:formula="oooc:=ABS(([.G11]-[.B11])*100/[.B11])" office:value-type="float" office:value="2.76106194690266">
            <text:p>2.76</text:p>
          </table:table-cell>
          <table:table-cell table:formula="oooc:=ABS(([.H11]-[.B11])*100/[.B11])" office:value-type="float" office:value="5.09734513274337">
            <text:p>5.1</text:p>
          </table:table-cell>
          <table:table-cell table:formula="oooc:=ABS(([.I11]-[.B11])*100/[.B11])" office:value-type="float" office:value="2.12389380530974">
            <text:p>2.12</text:p>
          </table:table-cell>
          <table:table-cell table:formula="oooc:=ABS(([.J11]-[.B11])*100/[.B11])" office:value-type="float" office:value="3.06194690265486">
            <text:p>3.06</text:p>
          </table:table-cell>
          <table:table-cell table:formula="oooc:=ABS(([.K11]-[.B11])*100/[.B11])" office:value-type="float" office:value="3.43362831858407">
            <text:p>3.43</text:p>
          </table:table-cell>
          <table:table-cell table:formula="oooc:=ABS(([.L11]-[.B11])*100/[.B11])" office:value-type="float" office:value="5.36283185840708">
            <text:p>5.36</text:p>
          </table:table-cell>
          <table:table-cell table:formula="oooc:=ABS(([.M11]-[.B11])*100/[.B11])" office:value-type="float" office:value="5.73451327433629">
            <text:p>5.73</text:p>
          </table:table-cell>
          <table:table-cell table:formula="oooc:=ABS(([.N11]-[.B11])*100/[.B11])" office:value-type="float" office:value="0.8141592920354">
            <text:p>0.81</text:p>
          </table:table-cell>
          <table:table-cell table:number-columns-repeated="2"/>
          <table:table-cell table:formula="oooc:=ABS([.C11]-[.B11])" office:value-type="float" office:value="15">
            <text:p>15</text:p>
          </table:table-cell>
          <table:table-cell table:formula="oooc:=ABS([.D11]-[.B11])" office:value-type="float" office:value="5.01">
            <text:p>5.01</text:p>
          </table:table-cell>
          <table:table-cell table:formula="oooc:=ABS([.E11]-[.B11])" office:value-type="float" office:value="7.15">
            <text:p>7.15</text:p>
          </table:table-cell>
          <table:table-cell table:formula="oooc:=ABS([.F11]-[.B11])" office:value-type="float" office:value="0.840000000000003">
            <text:p>0.84</text:p>
          </table:table-cell>
          <table:table-cell table:formula="oooc:=ABS([.G11]-[.B11])" office:value-type="float" office:value="1.56">
            <text:p>1.56</text:p>
          </table:table-cell>
          <table:table-cell table:formula="oooc:=ABS([.H11]-[.B11])" office:value-type="float" office:value="2.88">
            <text:p>2.88</text:p>
          </table:table-cell>
          <table:table-cell table:formula="oooc:=ABS([.I11]-[.B11])" office:value-type="float" office:value="1.2">
            <text:p>1.2</text:p>
          </table:table-cell>
          <table:table-cell table:formula="oooc:=ABS([.J11]-[.B11])" office:value-type="float" office:value="1.73">
            <text:p>1.73</text:p>
          </table:table-cell>
          <table:table-cell table:formula="oooc:=ABS([.K11]-[.B11])" office:value-type="float" office:value="1.94">
            <text:p>1.94</text:p>
          </table:table-cell>
          <table:table-cell table:formula="oooc:=ABS([.L11]-[.B11])" office:value-type="float" office:value="3.03">
            <text:p>3.03</text:p>
          </table:table-cell>
          <table:table-cell table:formula="oooc:=ABS([.M11]-[.B11])" office:value-type="float" office:value="3.24">
            <text:p>3.24</text:p>
          </table:table-cell>
          <table:table-cell table:formula="oooc:=ABS([.N11]-[.B11])" office:value-type="float" office:value="0.460000000000001">
            <text:p>0.46</text:p>
          </table:table-cell>
          <table:table-cell table:number-columns-repeated="3"/>
        </table:table-row>
        <table:table-row table:style-name="ro1">
          <table:table-cell office:value-type="string">
            <text:p>CCATTGCTACC</text:p>
          </table:table-cell>
          <table:table-cell office:value-type="float" office:value="47.9">
            <text:p>47.9</text:p>
          </table:table-cell>
          <table:table-cell office:value-type="float" office:value="45.33">
            <text:p>45.33</text:p>
          </table:table-cell>
          <table:table-cell office:value-type="float" office:value="46.69">
            <text:p>46.69</text:p>
          </table:table-cell>
          <table:table-cell office:value-type="float" office:value="46.31">
            <text:p>46.31</text:p>
          </table:table-cell>
          <table:table-cell office:value-type="float" office:value="47.43">
            <text:p>47.43</text:p>
          </table:table-cell>
          <table:table-cell office:value-type="float" office:value="48.45">
            <text:p>48.45</text:p>
          </table:table-cell>
          <table:table-cell office:value-type="float" office:value="48.1">
            <text:p>48.1</text:p>
          </table:table-cell>
          <table:table-cell office:value-type="float" office:value="49.45">
            <text:p>49.45</text:p>
          </table:table-cell>
          <table:table-cell office:value-type="float" office:value="47.89">
            <text:p>47.89</text:p>
          </table:table-cell>
          <table:table-cell office:value-type="float" office:value="48.22">
            <text:p>48.22</text:p>
          </table:table-cell>
          <table:table-cell office:value-type="float" office:value="47.04">
            <text:p>47.04</text:p>
          </table:table-cell>
          <table:table-cell office:value-type="float" office:value="48.96">
            <text:p>48.96</text:p>
          </table:table-cell>
          <table:table-cell office:value-type="float" office:value="48.27">
            <text:p>48.27</text:p>
          </table:table-cell>
          <table:table-cell office:value-type="float" office:value="47.9">
            <text:p>47.9</text:p>
          </table:table-cell>
          <table:table-cell/>
          <table:table-cell table:formula="oooc:=ABS(([.C12]-[.B12])*100/[.B12])" office:value-type="float" office:value="5.36534446764092">
            <text:p>5.37</text:p>
          </table:table-cell>
          <table:table-cell table:formula="oooc:=ABS(([.D12]-[.B12])*100/[.B12])" office:value-type="float" office:value="2.52609603340292">
            <text:p>2.53</text:p>
          </table:table-cell>
          <table:table-cell table:formula="oooc:=ABS(([.E12]-[.B12])*100/[.B12])" office:value-type="float" office:value="3.31941544885177">
            <text:p>3.32</text:p>
          </table:table-cell>
          <table:table-cell table:formula="oooc:=ABS(([.F12]-[.B12])*100/[.B12])" office:value-type="float" office:value="0.981210855949893">
            <text:p>0.98</text:p>
          </table:table-cell>
          <table:table-cell table:formula="oooc:=ABS(([.G12]-[.B12])*100/[.B12])" office:value-type="float" office:value="1.14822546972861">
            <text:p>1.15</text:p>
          </table:table-cell>
          <table:table-cell table:formula="oooc:=ABS(([.H12]-[.B12])*100/[.B12])" office:value-type="float" office:value="0.41753653444677">
            <text:p>0.42</text:p>
          </table:table-cell>
          <table:table-cell table:formula="oooc:=ABS(([.I12]-[.B12])*100/[.B12])" office:value-type="float" office:value="3.23590814196243">
            <text:p>3.24</text:p>
          </table:table-cell>
          <table:table-cell table:formula="oooc:=ABS(([.J12]-[.B12])*100/[.B12])" office:value-type="float" office:value="0.0208768267223341">
            <text:p>0.02</text:p>
          </table:table-cell>
          <table:table-cell table:formula="oooc:=ABS(([.K12]-[.B12])*100/[.B12])" office:value-type="float" office:value="0.668058455114823">
            <text:p>0.67</text:p>
          </table:table-cell>
          <table:table-cell table:formula="oooc:=ABS(([.L12]-[.B12])*100/[.B12])" office:value-type="float" office:value="1.79540709812108">
            <text:p>1.8</text:p>
          </table:table-cell>
          <table:table-cell table:formula="oooc:=ABS(([.M12]-[.B12])*100/[.B12])" office:value-type="float" office:value="2.21294363256785">
            <text:p>2.21</text:p>
          </table:table-cell>
          <table:table-cell table:formula="oooc:=ABS(([.N12]-[.B12])*100/[.B12])" office:value-type="float" office:value="0.772442588726523">
            <text:p>0.77</text:p>
          </table:table-cell>
          <table:table-cell table:number-columns-repeated="2"/>
          <table:table-cell table:formula="oooc:=ABS([.C12]-[.B12])" office:value-type="float" office:value="2.57">
            <text:p>2.57</text:p>
          </table:table-cell>
          <table:table-cell table:formula="oooc:=ABS([.D12]-[.B12])" office:value-type="float" office:value="1.21">
            <text:p>1.21</text:p>
          </table:table-cell>
          <table:table-cell table:formula="oooc:=ABS([.E12]-[.B12])" office:value-type="float" office:value="1.59">
            <text:p>1.59</text:p>
          </table:table-cell>
          <table:table-cell table:formula="oooc:=ABS([.F12]-[.B12])" office:value-type="float" office:value="0.469999999999999">
            <text:p>0.47</text:p>
          </table:table-cell>
          <table:table-cell table:formula="oooc:=ABS([.G12]-[.B12])" office:value-type="float" office:value="0.550000000000004">
            <text:p>0.55</text:p>
          </table:table-cell>
          <table:table-cell table:formula="oooc:=ABS([.H12]-[.B12])" office:value-type="float" office:value="0.200000000000003">
            <text:p>0.2</text:p>
          </table:table-cell>
          <table:table-cell table:formula="oooc:=ABS([.I12]-[.B12])" office:value-type="float" office:value="1.55">
            <text:p>1.55</text:p>
          </table:table-cell>
          <table:table-cell table:formula="oooc:=ABS([.J12]-[.B12])" office:value-type="float" office:value="0.00999999999999801">
            <text:p>0.01</text:p>
          </table:table-cell>
          <table:table-cell table:formula="oooc:=ABS([.K12]-[.B12])" office:value-type="float" office:value="0.32">
            <text:p>0.32</text:p>
          </table:table-cell>
          <table:table-cell table:formula="oooc:=ABS([.L12]-[.B12])" office:value-type="float" office:value="0.859999999999999">
            <text:p>0.86</text:p>
          </table:table-cell>
          <table:table-cell table:formula="oooc:=ABS([.M12]-[.B12])" office:value-type="float" office:value="1.06">
            <text:p>1.06</text:p>
          </table:table-cell>
          <table:table-cell table:formula="oooc:=ABS([.N12]-[.B12])" office:value-type="float" office:value="0.370000000000005">
            <text:p>0.37</text:p>
          </table:table-cell>
          <table:table-cell table:number-columns-repeated="3"/>
        </table:table-row>
        <table:table-row table:style-name="ro1">
          <table:table-cell office:value-type="string">
            <text:p>CCCTGCACTTTAACTGAATTGTTTA</text:p>
          </table:table-cell>
          <table:table-cell office:value-type="float" office:value="61.4">
            <text:p>61.4</text:p>
          </table:table-cell>
          <table:table-cell office:value-type="float" office:value="47.93">
            <text:p>47.93</text:p>
          </table:table-cell>
          <table:table-cell office:value-type="float" office:value="56.48">
            <text:p>56.48</text:p>
          </table:table-cell>
          <table:table-cell office:value-type="float" office:value="54.78">
            <text:p>54.78</text:p>
          </table:table-cell>
          <table:table-cell office:value-type="float" office:value="59.8">
            <text:p>59.8</text:p>
          </table:table-cell>
          <table:table-cell office:value-type="float" office:value="61.57">
            <text:p>61.57</text:p>
          </table:table-cell>
          <table:table-cell office:value-type="float" office:value="59.32">
            <text:p>59.32</text:p>
          </table:table-cell>
          <table:table-cell office:value-type="float" office:value="62.49">
            <text:p>62.49</text:p>
          </table:table-cell>
          <table:table-cell table:number-columns-repeated="2" office:value-type="float" office:value="61.85">
            <text:p>61.85</text:p>
          </table:table-cell>
          <table:table-cell office:value-type="float" office:value="58.06">
            <text:p>58.06</text:p>
          </table:table-cell>
          <table:table-cell office:value-type="float" office:value="63.59">
            <text:p>63.59</text:p>
          </table:table-cell>
          <table:table-cell office:value-type="float" office:value="61.31">
            <text:p>61.31</text:p>
          </table:table-cell>
          <table:table-cell office:value-type="float" office:value="61.4">
            <text:p>61.4</text:p>
          </table:table-cell>
          <table:table-cell/>
          <table:table-cell table:formula="oooc:=ABS(([.C13]-[.B13])*100/[.B13])" office:value-type="float" office:value="21.9381107491857">
            <text:p>21.94</text:p>
          </table:table-cell>
          <table:table-cell table:formula="oooc:=ABS(([.D13]-[.B13])*100/[.B13])" office:value-type="float" office:value="8.01302931596092">
            <text:p>8.01</text:p>
          </table:table-cell>
          <table:table-cell table:formula="oooc:=ABS(([.E13]-[.B13])*100/[.B13])" office:value-type="float" office:value="10.7817589576547">
            <text:p>10.78</text:p>
          </table:table-cell>
          <table:table-cell table:formula="oooc:=ABS(([.F13]-[.B13])*100/[.B13])" office:value-type="float" office:value="2.60586319218241">
            <text:p>2.61</text:p>
          </table:table-cell>
          <table:table-cell table:formula="oooc:=ABS(([.G13]-[.B13])*100/[.B13])" office:value-type="float" office:value="0.276872964169384">
            <text:p>0.28</text:p>
          </table:table-cell>
          <table:table-cell table:formula="oooc:=ABS(([.H13]-[.B13])*100/[.B13])" office:value-type="float" office:value="3.38762214983713">
            <text:p>3.39</text:p>
          </table:table-cell>
          <table:table-cell table:formula="oooc:=ABS(([.I13]-[.B13])*100/[.B13])" office:value-type="float" office:value="1.77524429967427">
            <text:p>1.78</text:p>
          </table:table-cell>
          <table:table-cell table:formula="oooc:=ABS(([.J13]-[.B13])*100/[.B13])" office:value-type="float" office:value="0.732899022801308">
            <text:p>0.73</text:p>
          </table:table-cell>
          <table:table-cell table:formula="oooc:=ABS(([.K13]-[.B13])*100/[.B13])" office:value-type="float" office:value="0.732899022801308">
            <text:p>0.73</text:p>
          </table:table-cell>
          <table:table-cell table:formula="oooc:=ABS(([.L13]-[.B13])*100/[.B13])" office:value-type="float" office:value="5.43973941368078">
            <text:p>5.44</text:p>
          </table:table-cell>
          <table:table-cell table:formula="oooc:=ABS(([.M13]-[.B13])*100/[.B13])" office:value-type="float" office:value="3.56677524429968">
            <text:p>3.57</text:p>
          </table:table-cell>
          <table:table-cell table:formula="oooc:=ABS(([.N13]-[.B13])*100/[.B13])" office:value-type="float" office:value="0.146579804560255">
            <text:p>0.15</text:p>
          </table:table-cell>
          <table:table-cell table:number-columns-repeated="2"/>
          <table:table-cell table:formula="oooc:=ABS([.C13]-[.B13])" office:value-type="float" office:value="13.47">
            <text:p>13.47</text:p>
          </table:table-cell>
          <table:table-cell table:formula="oooc:=ABS([.D13]-[.B13])" office:value-type="float" office:value="4.92">
            <text:p>4.92</text:p>
          </table:table-cell>
          <table:table-cell table:formula="oooc:=ABS([.E13]-[.B13])" office:value-type="float" office:value="6.62">
            <text:p>6.62</text:p>
          </table:table-cell>
          <table:table-cell table:formula="oooc:=ABS([.F13]-[.B13])" office:value-type="float" office:value="1.6">
            <text:p>1.6</text:p>
          </table:table-cell>
          <table:table-cell table:formula="oooc:=ABS([.G13]-[.B13])" office:value-type="float" office:value="0.170000000000002">
            <text:p>0.17</text:p>
          </table:table-cell>
          <table:table-cell table:formula="oooc:=ABS([.H13]-[.B13])" office:value-type="float" office:value="2.08">
            <text:p>2.08</text:p>
          </table:table-cell>
          <table:table-cell table:formula="oooc:=ABS([.I13]-[.B13])" office:value-type="float" office:value="1.09">
            <text:p>1.09</text:p>
          </table:table-cell>
          <table:table-cell table:formula="oooc:=ABS([.J13]-[.B13])" office:value-type="float" office:value="0.450000000000003">
            <text:p>0.45</text:p>
          </table:table-cell>
          <table:table-cell table:formula="oooc:=ABS([.K13]-[.B13])" office:value-type="float" office:value="0.450000000000003">
            <text:p>0.45</text:p>
          </table:table-cell>
          <table:table-cell table:formula="oooc:=ABS([.L13]-[.B13])" office:value-type="float" office:value="3.34">
            <text:p>3.34</text:p>
          </table:table-cell>
          <table:table-cell table:formula="oooc:=ABS([.M13]-[.B13])" office:value-type="float" office:value="2.19">
            <text:p>2.19</text:p>
          </table:table-cell>
          <table:table-cell table:formula="oooc:=ABS([.N13]-[.B13])" office:value-type="float" office:value="0.0899999999999963">
            <text:p>0.09</text:p>
          </table:table-cell>
          <table:table-cell table:number-columns-repeated="3"/>
        </table:table-row>
        <table:table-row table:style-name="ro1">
          <table:table-cell office:value-type="string">
            <text:p>CCAACTTCTT</text:p>
          </table:table-cell>
          <table:table-cell office:value-type="float" office:value="35.9">
            <text:p>35.9</text:p>
          </table:table-cell>
          <table:table-cell office:value-type="float" office:value="24.29">
            <text:p>24.29</text:p>
          </table:table-cell>
          <table:table-cell office:value-type="float" office:value="27.8">
            <text:p>27.8</text:p>
          </table:table-cell>
          <table:table-cell office:value-type="float" office:value="26.59">
            <text:p>26.59</text:p>
          </table:table-cell>
          <table:table-cell office:value-type="float" office:value="30.17">
            <text:p>30.17</text:p>
          </table:table-cell>
          <table:table-cell office:value-type="float" office:value="33.11">
            <text:p>33.11</text:p>
          </table:table-cell>
          <table:table-cell office:value-type="float" office:value="30.74">
            <text:p>30.74</text:p>
          </table:table-cell>
          <table:table-cell office:value-type="float" office:value="34.51">
            <text:p>34.51</text:p>
          </table:table-cell>
          <table:table-cell office:value-type="float" office:value="31.62">
            <text:p>31.62</text:p>
          </table:table-cell>
          <table:table-cell office:value-type="float" office:value="32.89">
            <text:p>32.89</text:p>
          </table:table-cell>
          <table:table-cell office:value-type="float" office:value="28.93">
            <text:p>28.93</text:p>
          </table:table-cell>
          <table:table-cell office:value-type="float" office:value="34.33">
            <text:p>34.33</text:p>
          </table:table-cell>
          <table:table-cell office:value-type="float" office:value="31.72">
            <text:p>31.72</text:p>
          </table:table-cell>
          <table:table-cell office:value-type="float" office:value="35.9">
            <text:p>35.9</text:p>
          </table:table-cell>
          <table:table-cell/>
          <table:table-cell table:formula="oooc:=ABS(([.C14]-[.B14])*100/[.B14])" office:value-type="float" office:value="32.3398328690808">
            <text:p>32.34</text:p>
          </table:table-cell>
          <table:table-cell table:formula="oooc:=ABS(([.D14]-[.B14])*100/[.B14])" office:value-type="float" office:value="22.5626740947075">
            <text:p>22.56</text:p>
          </table:table-cell>
          <table:table-cell table:formula="oooc:=ABS(([.E14]-[.B14])*100/[.B14])" office:value-type="float" office:value="25.933147632312">
            <text:p>25.93</text:p>
          </table:table-cell>
          <table:table-cell table:formula="oooc:=ABS(([.F14]-[.B14])*100/[.B14])" office:value-type="float" office:value="15.9610027855153">
            <text:p>15.96</text:p>
          </table:table-cell>
          <table:table-cell table:formula="oooc:=ABS(([.G14]-[.B14])*100/[.B14])" office:value-type="float" office:value="7.77158774373259">
            <text:p>7.77</text:p>
          </table:table-cell>
          <table:table-cell table:formula="oooc:=ABS(([.H14]-[.B14])*100/[.B14])" office:value-type="float" office:value="14.3732590529248">
            <text:p>14.37</text:p>
          </table:table-cell>
          <table:table-cell table:formula="oooc:=ABS(([.I14]-[.B14])*100/[.B14])" office:value-type="float" office:value="3.87186629526463">
            <text:p>3.87</text:p>
          </table:table-cell>
          <table:table-cell table:formula="oooc:=ABS(([.J14]-[.B14])*100/[.B14])" office:value-type="float" office:value="11.9220055710306">
            <text:p>11.92</text:p>
          </table:table-cell>
          <table:table-cell table:formula="oooc:=ABS(([.K14]-[.B14])*100/[.B14])" office:value-type="float" office:value="8.38440111420612">
            <text:p>8.38</text:p>
          </table:table-cell>
          <table:table-cell table:formula="oooc:=ABS(([.L14]-[.B14])*100/[.B14])" office:value-type="float" office:value="19.4150417827298">
            <text:p>19.42</text:p>
          </table:table-cell>
          <table:table-cell table:formula="oooc:=ABS(([.M14]-[.B14])*100/[.B14])" office:value-type="float" office:value="4.37325905292479">
            <text:p>4.37</text:p>
          </table:table-cell>
          <table:table-cell table:formula="oooc:=ABS(([.N14]-[.B14])*100/[.B14])" office:value-type="float" office:value="11.6434540389972">
            <text:p>11.64</text:p>
          </table:table-cell>
          <table:table-cell table:number-columns-repeated="2"/>
          <table:table-cell table:formula="oooc:=ABS([.C14]-[.B14])" office:value-type="float" office:value="11.61">
            <text:p>11.61</text:p>
          </table:table-cell>
          <table:table-cell table:formula="oooc:=ABS([.D14]-[.B14])" office:value-type="float" office:value="8.1">
            <text:p>8.1</text:p>
          </table:table-cell>
          <table:table-cell table:formula="oooc:=ABS([.E14]-[.B14])" office:value-type="float" office:value="9.31">
            <text:p>9.31</text:p>
          </table:table-cell>
          <table:table-cell table:formula="oooc:=ABS([.F14]-[.B14])" office:value-type="float" office:value="5.73">
            <text:p>5.73</text:p>
          </table:table-cell>
          <table:table-cell table:formula="oooc:=ABS([.G14]-[.B14])" office:value-type="float" office:value="2.79">
            <text:p>2.79</text:p>
          </table:table-cell>
          <table:table-cell table:formula="oooc:=ABS([.H14]-[.B14])" office:value-type="float" office:value="5.16">
            <text:p>5.16</text:p>
          </table:table-cell>
          <table:table-cell table:formula="oooc:=ABS([.I14]-[.B14])" office:value-type="float" office:value="1.39">
            <text:p>1.39</text:p>
          </table:table-cell>
          <table:table-cell table:formula="oooc:=ABS([.J14]-[.B14])" office:value-type="float" office:value="4.28">
            <text:p>4.28</text:p>
          </table:table-cell>
          <table:table-cell table:formula="oooc:=ABS([.K14]-[.B14])" office:value-type="float" office:value="3.01">
            <text:p>3.01</text:p>
          </table:table-cell>
          <table:table-cell table:formula="oooc:=ABS([.L14]-[.B14])" office:value-type="float" office:value="6.97">
            <text:p>6.97</text:p>
          </table:table-cell>
          <table:table-cell table:formula="oooc:=ABS([.M14]-[.B14])" office:value-type="float" office:value="1.57">
            <text:p>1.57</text:p>
          </table:table-cell>
          <table:table-cell table:formula="oooc:=ABS([.N14]-[.B14])" office:value-type="float" office:value="4.18">
            <text:p>4.18</text:p>
          </table:table-cell>
          <table:table-cell table:number-columns-repeated="3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67.2">
            <text:p>67.2</text:p>
          </table:table-cell>
          <table:table-cell office:value-type="float" office:value="50.84">
            <text:p>50.84</text:p>
          </table:table-cell>
          <table:table-cell office:value-type="float" office:value="59.66">
            <text:p>59.66</text:p>
          </table:table-cell>
          <table:table-cell office:value-type="float" office:value="57.52">
            <text:p>57.52</text:p>
          </table:table-cell>
          <table:table-cell office:value-type="float" office:value="63.83">
            <text:p>63.83</text:p>
          </table:table-cell>
          <table:table-cell office:value-type="float" office:value="69.61">
            <text:p>69.61</text:p>
          </table:table-cell>
          <table:table-cell office:value-type="float" office:value="61.79">
            <text:p>61.79</text:p>
          </table:table-cell>
          <table:table-cell office:value-type="float" office:value="69.69">
            <text:p>69.69</text:p>
          </table:table-cell>
          <table:table-cell office:value-type="float" office:value="66.4">
            <text:p>66.4</text:p>
          </table:table-cell>
          <table:table-cell office:value-type="float" office:value="67.19">
            <text:p>67.19</text:p>
          </table:table-cell>
          <table:table-cell office:value-type="float" office:value="61.64">
            <text:p>61.64</text:p>
          </table:table-cell>
          <table:table-cell office:value-type="float" office:value="68.4">
            <text:p>68.4</text:p>
          </table:table-cell>
          <table:table-cell office:value-type="float" office:value="65.13">
            <text:p>65.13</text:p>
          </table:table-cell>
          <table:table-cell office:value-type="float" office:value="67.2">
            <text:p>67.2</text:p>
          </table:table-cell>
          <table:table-cell/>
          <table:table-cell table:formula="oooc:=ABS(([.C15]-[.B15])*100/[.B15])" office:value-type="float" office:value="24.3452380952381">
            <text:p>24.35</text:p>
          </table:table-cell>
          <table:table-cell table:formula="oooc:=ABS(([.D15]-[.B15])*100/[.B15])" office:value-type="float" office:value="11.2202380952381">
            <text:p>11.22</text:p>
          </table:table-cell>
          <table:table-cell table:formula="oooc:=ABS(([.E15]-[.B15])*100/[.B15])" office:value-type="float" office:value="14.4047619047619">
            <text:p>14.4</text:p>
          </table:table-cell>
          <table:table-cell table:formula="oooc:=ABS(([.F15]-[.B15])*100/[.B15])" office:value-type="float" office:value="5.01488095238096">
            <text:p>5.01</text:p>
          </table:table-cell>
          <table:table-cell table:formula="oooc:=ABS(([.G15]-[.B15])*100/[.B15])" office:value-type="float" office:value="3.58630952380952">
            <text:p>3.59</text:p>
          </table:table-cell>
          <table:table-cell table:formula="oooc:=ABS(([.H15]-[.B15])*100/[.B15])" office:value-type="float" office:value="8.05059523809524">
            <text:p>8.05</text:p>
          </table:table-cell>
          <table:table-cell table:formula="oooc:=ABS(([.I15]-[.B15])*100/[.B15])" office:value-type="float" office:value="3.70535714285714">
            <text:p>3.71</text:p>
          </table:table-cell>
          <table:table-cell table:formula="oooc:=ABS(([.J15]-[.B15])*100/[.B15])" office:value-type="float" office:value="1.19047619047619">
            <text:p>1.19</text:p>
          </table:table-cell>
          <table:table-cell table:formula="oooc:=ABS(([.K15]-[.B15])*100/[.B15])" office:value-type="float" office:value="0.01488095238096">
            <text:p>0.01</text:p>
          </table:table-cell>
          <table:table-cell table:formula="oooc:=ABS(([.L15]-[.B15])*100/[.B15])" office:value-type="float" office:value="8.27380952380953">
            <text:p>8.27</text:p>
          </table:table-cell>
          <table:table-cell table:formula="oooc:=ABS(([.M15]-[.B15])*100/[.B15])" office:value-type="float" office:value="1.78571428571429">
            <text:p>1.79</text:p>
          </table:table-cell>
          <table:table-cell table:formula="oooc:=ABS(([.N15]-[.B15])*100/[.B15])" office:value-type="float" office:value="3.08035714285715">
            <text:p>3.08</text:p>
          </table:table-cell>
          <table:table-cell table:number-columns-repeated="2"/>
          <table:table-cell table:formula="oooc:=ABS([.C15]-[.B15])" office:value-type="float" office:value="16.36">
            <text:p>16.36</text:p>
          </table:table-cell>
          <table:table-cell table:formula="oooc:=ABS([.D15]-[.B15])" office:value-type="float" office:value="7.54000000000001">
            <text:p>7.54</text:p>
          </table:table-cell>
          <table:table-cell table:formula="oooc:=ABS([.E15]-[.B15])" office:value-type="float" office:value="9.68">
            <text:p>9.68</text:p>
          </table:table-cell>
          <table:table-cell table:formula="oooc:=ABS([.F15]-[.B15])" office:value-type="float" office:value="3.37">
            <text:p>3.37</text:p>
          </table:table-cell>
          <table:table-cell table:formula="oooc:=ABS([.G15]-[.B15])" office:value-type="float" office:value="2.41">
            <text:p>2.41</text:p>
          </table:table-cell>
          <table:table-cell table:formula="oooc:=ABS([.H15]-[.B15])" office:value-type="float" office:value="5.41">
            <text:p>5.41</text:p>
          </table:table-cell>
          <table:table-cell table:formula="oooc:=ABS([.I15]-[.B15])" office:value-type="float" office:value="2.48999999999999">
            <text:p>2.49</text:p>
          </table:table-cell>
          <table:table-cell table:formula="oooc:=ABS([.J15]-[.B15])" office:value-type="float" office:value="0.799999999999997">
            <text:p>0.8</text:p>
          </table:table-cell>
          <table:table-cell table:formula="oooc:=ABS([.K15]-[.B15])" office:value-type="float" office:value="0.0100000000000051">
            <text:p>0.01</text:p>
          </table:table-cell>
          <table:table-cell table:formula="oooc:=ABS([.L15]-[.B15])" office:value-type="float" office:value="5.56">
            <text:p>5.56</text:p>
          </table:table-cell>
          <table:table-cell table:formula="oooc:=ABS([.M15]-[.B15])" office:value-type="float" office:value="1.2">
            <text:p>1.2</text:p>
          </table:table-cell>
          <table:table-cell table:formula="oooc:=ABS([.N15]-[.B15])" office:value-type="float" office:value="2.07000000000001">
            <text:p>2.07</text:p>
          </table:table-cell>
          <table:table-cell table:number-columns-repeated="3"/>
        </table:table-row>
        <table:table-row table:style-name="ro1">
          <table:table-cell office:value-type="string">
            <text:p>ATACTTACTGATTAG</text:p>
          </table:table-cell>
          <table:table-cell office:value-type="float" office:value="45">
            <text:p>45</text:p>
          </table:table-cell>
          <table:table-cell office:value-type="float" office:value="35.08">
            <text:p>35.08</text:p>
          </table:table-cell>
          <table:table-cell office:value-type="float" office:value="40.07">
            <text:p>40.07</text:p>
          </table:table-cell>
          <table:table-cell office:value-type="float" office:value="38.86">
            <text:p>38.86</text:p>
          </table:table-cell>
          <table:table-cell office:value-type="float" office:value="42.43">
            <text:p>42.43</text:p>
          </table:table-cell>
          <table:table-cell office:value-type="float" office:value="44.06">
            <text:p>44.06</text:p>
          </table:table-cell>
          <table:table-cell office:value-type="float" office:value="43.01">
            <text:p>43.01</text:p>
          </table:table-cell>
          <table:table-cell office:value-type="float" office:value="45.47">
            <text:p>45.47</text:p>
          </table:table-cell>
          <table:table-cell office:value-type="float" office:value="43.89">
            <text:p>43.89</text:p>
          </table:table-cell>
          <table:table-cell office:value-type="float" office:value="44.48">
            <text:p>44.48</text:p>
          </table:table-cell>
          <table:table-cell office:value-type="float" office:value="41.19">
            <text:p>41.19</text:p>
          </table:table-cell>
          <table:table-cell office:value-type="float" office:value="46.11">
            <text:p>46.11</text:p>
          </table:table-cell>
          <table:table-cell office:value-type="float" office:value="43.99">
            <text:p>43.99</text:p>
          </table:table-cell>
          <table:table-cell office:value-type="float" office:value="45">
            <text:p>45</text:p>
          </table:table-cell>
          <table:table-cell/>
          <table:table-cell table:formula="oooc:=ABS(([.C16]-[.B16])*100/[.B16])" office:value-type="float" office:value="22.0444444444444">
            <text:p>22.04</text:p>
          </table:table-cell>
          <table:table-cell table:formula="oooc:=ABS(([.D16]-[.B16])*100/[.B16])" office:value-type="float" office:value="10.9555555555556">
            <text:p>10.96</text:p>
          </table:table-cell>
          <table:table-cell table:formula="oooc:=ABS(([.E16]-[.B16])*100/[.B16])" office:value-type="float" office:value="13.6444444444444">
            <text:p>13.64</text:p>
          </table:table-cell>
          <table:table-cell table:formula="oooc:=ABS(([.F16]-[.B16])*100/[.B16])" office:value-type="float" office:value="5.71111111111111">
            <text:p>5.71</text:p>
          </table:table-cell>
          <table:table-cell table:formula="oooc:=ABS(([.G16]-[.B16])*100/[.B16])" office:value-type="float" office:value="2.08888888888888">
            <text:p>2.09</text:p>
          </table:table-cell>
          <table:table-cell table:formula="oooc:=ABS(([.H16]-[.B16])*100/[.B16])" office:value-type="float" office:value="4.42222222222223">
            <text:p>4.42</text:p>
          </table:table-cell>
          <table:table-cell table:formula="oooc:=ABS(([.I16]-[.B16])*100/[.B16])" office:value-type="float" office:value="1.04444444444444">
            <text:p>1.04</text:p>
          </table:table-cell>
          <table:table-cell table:formula="oooc:=ABS(([.J16]-[.B16])*100/[.B16])" office:value-type="float" office:value="2.46666666666667">
            <text:p>2.47</text:p>
          </table:table-cell>
          <table:table-cell table:formula="oooc:=ABS(([.K16]-[.B16])*100/[.B16])" office:value-type="float" office:value="1.15555555555556">
            <text:p>1.16</text:p>
          </table:table-cell>
          <table:table-cell table:formula="oooc:=ABS(([.L16]-[.B16])*100/[.B16])" office:value-type="float" office:value="8.46666666666667">
            <text:p>8.47</text:p>
          </table:table-cell>
          <table:table-cell table:formula="oooc:=ABS(([.M16]-[.B16])*100/[.B16])" office:value-type="float" office:value="2.46666666666667">
            <text:p>2.47</text:p>
          </table:table-cell>
          <table:table-cell table:formula="oooc:=ABS(([.N16]-[.B16])*100/[.B16])" office:value-type="float" office:value="2.24444444444444">
            <text:p>2.24</text:p>
          </table:table-cell>
          <table:table-cell table:number-columns-repeated="2"/>
          <table:table-cell table:formula="oooc:=ABS([.C16]-[.B16])" office:value-type="float" office:value="9.92">
            <text:p>9.92</text:p>
          </table:table-cell>
          <table:table-cell table:formula="oooc:=ABS([.D16]-[.B16])" office:value-type="float" office:value="4.93">
            <text:p>4.93</text:p>
          </table:table-cell>
          <table:table-cell table:formula="oooc:=ABS([.E16]-[.B16])" office:value-type="float" office:value="6.14">
            <text:p>6.14</text:p>
          </table:table-cell>
          <table:table-cell table:formula="oooc:=ABS([.F16]-[.B16])" office:value-type="float" office:value="2.57">
            <text:p>2.57</text:p>
          </table:table-cell>
          <table:table-cell table:formula="oooc:=ABS([.G16]-[.B16])" office:value-type="float" office:value="0.939999999999998">
            <text:p>0.94</text:p>
          </table:table-cell>
          <table:table-cell table:formula="oooc:=ABS([.H16]-[.B16])" office:value-type="float" office:value="1.99">
            <text:p>1.99</text:p>
          </table:table-cell>
          <table:table-cell table:formula="oooc:=ABS([.I16]-[.B16])" office:value-type="float" office:value="0.469999999999999">
            <text:p>0.47</text:p>
          </table:table-cell>
          <table:table-cell table:formula="oooc:=ABS([.J16]-[.B16])" office:value-type="float" office:value="1.11">
            <text:p>1.11</text:p>
          </table:table-cell>
          <table:table-cell table:formula="oooc:=ABS([.K16]-[.B16])" office:value-type="float" office:value="0.520000000000003">
            <text:p>0.52</text:p>
          </table:table-cell>
          <table:table-cell table:formula="oooc:=ABS([.L16]-[.B16])" office:value-type="float" office:value="3.81">
            <text:p>3.81</text:p>
          </table:table-cell>
          <table:table-cell table:formula="oooc:=ABS([.M16]-[.B16])" office:value-type="float" office:value="1.11">
            <text:p>1.11</text:p>
          </table:table-cell>
          <table:table-cell table:formula="oooc:=ABS([.N16]-[.B16])" office:value-type="float" office:value="1.01">
            <text:p>1.01</text:p>
          </table:table-cell>
          <table:table-cell table:number-columns-repeated="3"/>
        </table:table-row>
        <table:table-row table:style-name="ro1">
          <table:table-cell office:value-type="string">
            <text:p>CGGAATCCATGTTACTTCGGCTATC</text:p>
          </table:table-cell>
          <table:table-cell office:value-type="float" office:value="68.7">
            <text:p>68.7</text:p>
          </table:table-cell>
          <table:table-cell office:value-type="float" office:value="58.29">
            <text:p>58.29</text:p>
          </table:table-cell>
          <table:table-cell office:value-type="float" office:value="64.47">
            <text:p>64.47</text:p>
          </table:table-cell>
          <table:table-cell office:value-type="float" office:value="63.26">
            <text:p>63.26</text:p>
          </table:table-cell>
          <table:table-cell office:value-type="float" office:value="66.83">
            <text:p>66.83</text:p>
          </table:table-cell>
          <table:table-cell office:value-type="float" office:value="68.67">
            <text:p>68.67</text:p>
          </table:table-cell>
          <table:table-cell office:value-type="float" office:value="67.41">
            <text:p>67.41</text:p>
          </table:table-cell>
          <table:table-cell office:value-type="float" office:value="70.48">
            <text:p>70.48</text:p>
          </table:table-cell>
          <table:table-cell office:value-type="float" office:value="68.29">
            <text:p>68.29</text:p>
          </table:table-cell>
          <table:table-cell office:value-type="float" office:value="68.35">
            <text:p>68.35</text:p>
          </table:table-cell>
          <table:table-cell office:value-type="float" office:value="65.59">
            <text:p>65.59</text:p>
          </table:table-cell>
          <table:table-cell office:value-type="float" office:value="70.13">
            <text:p>70.13</text:p>
          </table:table-cell>
          <table:table-cell office:value-type="float" office:value="68.39">
            <text:p>68.39</text:p>
          </table:table-cell>
          <table:table-cell office:value-type="float" office:value="68.7">
            <text:p>68.7</text:p>
          </table:table-cell>
          <table:table-cell/>
          <table:table-cell table:formula="oooc:=ABS(([.C17]-[.B17])*100/[.B17])" office:value-type="float" office:value="15.1528384279476">
            <text:p>15.15</text:p>
          </table:table-cell>
          <table:table-cell table:formula="oooc:=ABS(([.D17]-[.B17])*100/[.B17])" office:value-type="float" office:value="6.15720524017468">
            <text:p>6.16</text:p>
          </table:table-cell>
          <table:table-cell table:formula="oooc:=ABS(([.E17]-[.B17])*100/[.B17])" office:value-type="float" office:value="7.91848617176129">
            <text:p>7.92</text:p>
          </table:table-cell>
          <table:table-cell table:formula="oooc:=ABS(([.F17]-[.B17])*100/[.B17])" office:value-type="float" office:value="2.72197962154295">
            <text:p>2.72</text:p>
          </table:table-cell>
          <table:table-cell table:formula="oooc:=ABS(([.G17]-[.B17])*100/[.B17])" office:value-type="float" office:value="0.043668122270744">
            <text:p>0.04</text:p>
          </table:table-cell>
          <table:table-cell table:formula="oooc:=ABS(([.H17]-[.B17])*100/[.B17])" office:value-type="float" office:value="1.87772925764193">
            <text:p>1.88</text:p>
          </table:table-cell>
          <table:table-cell table:formula="oooc:=ABS(([.I17]-[.B17])*100/[.B17])" office:value-type="float" office:value="2.59097525473071">
            <text:p>2.59</text:p>
          </table:table-cell>
          <table:table-cell table:formula="oooc:=ABS(([.J17]-[.B17])*100/[.B17])" office:value-type="float" office:value="0.596797671033474">
            <text:p>0.6</text:p>
          </table:table-cell>
          <table:table-cell table:formula="oooc:=ABS(([.K17]-[.B17])*100/[.B17])" office:value-type="float" office:value="0.509461426492007">
            <text:p>0.51</text:p>
          </table:table-cell>
          <table:table-cell table:formula="oooc:=ABS(([.L17]-[.B17])*100/[.B17])" office:value-type="float" office:value="4.52692867540029">
            <text:p>4.53</text:p>
          </table:table-cell>
          <table:table-cell table:formula="oooc:=ABS(([.M17]-[.B17])*100/[.B17])" office:value-type="float" office:value="2.08151382823871">
            <text:p>2.08</text:p>
          </table:table-cell>
          <table:table-cell table:formula="oooc:=ABS(([.N17]-[.B17])*100/[.B17])" office:value-type="float" office:value="0.451237263464341">
            <text:p>0.45</text:p>
          </table:table-cell>
          <table:table-cell table:number-columns-repeated="2"/>
          <table:table-cell table:formula="oooc:=ABS([.C17]-[.B17])" office:value-type="float" office:value="10.41">
            <text:p>10.41</text:p>
          </table:table-cell>
          <table:table-cell table:formula="oooc:=ABS([.D17]-[.B17])" office:value-type="float" office:value="4.23">
            <text:p>4.23</text:p>
          </table:table-cell>
          <table:table-cell table:formula="oooc:=ABS([.E17]-[.B17])" office:value-type="float" office:value="5.44">
            <text:p>5.44</text:p>
          </table:table-cell>
          <table:table-cell table:formula="oooc:=ABS([.F17]-[.B17])" office:value-type="float" office:value="1.87">
            <text:p>1.87</text:p>
          </table:table-cell>
          <table:table-cell table:formula="oooc:=ABS([.G17]-[.B17])" office:value-type="float" office:value="0.0300000000000011">
            <text:p>0.03</text:p>
          </table:table-cell>
          <table:table-cell table:formula="oooc:=ABS([.H17]-[.B17])" office:value-type="float" office:value="1.29000000000001">
            <text:p>1.29</text:p>
          </table:table-cell>
          <table:table-cell table:formula="oooc:=ABS([.I17]-[.B17])" office:value-type="float" office:value="1.78">
            <text:p>1.78</text:p>
          </table:table-cell>
          <table:table-cell table:formula="oooc:=ABS([.J17]-[.B17])" office:value-type="float" office:value="0.409999999999997">
            <text:p>0.41</text:p>
          </table:table-cell>
          <table:table-cell table:formula="oooc:=ABS([.K17]-[.B17])" office:value-type="float" office:value="0.350000000000009">
            <text:p>0.35</text:p>
          </table:table-cell>
          <table:table-cell table:formula="oooc:=ABS([.L17]-[.B17])" office:value-type="float" office:value="3.11">
            <text:p>3.11</text:p>
          </table:table-cell>
          <table:table-cell table:formula="oooc:=ABS([.M17]-[.B17])" office:value-type="float" office:value="1.42999999999999">
            <text:p>1.43</text:p>
          </table:table-cell>
          <table:table-cell table:formula="oooc:=ABS([.N17]-[.B17])" office:value-type="float" office:value="0.310000000000002">
            <text:p>0.31</text:p>
          </table:table-cell>
          <table:table-cell table:number-columns-repeated="3"/>
        </table:table-row>
        <table:table-row table:style-name="ro1">
          <table:table-cell office:value-type="string">
            <text:p>TGGCGAGCAC</text:p>
          </table:table-cell>
          <table:table-cell office:value-type="float" office:value="55">
            <text:p>55</text:p>
          </table:table-cell>
          <table:table-cell office:value-type="float" office:value="50.94">
            <text:p>50.94</text:p>
          </table:table-cell>
          <table:table-cell office:value-type="float" office:value="53.63">
            <text:p>53.63</text:p>
          </table:table-cell>
          <table:table-cell office:value-type="float" office:value="53.14">
            <text:p>53.14</text:p>
          </table:table-cell>
          <table:table-cell office:value-type="float" office:value="54.45">
            <text:p>54.45</text:p>
          </table:table-cell>
          <table:table-cell office:value-type="float" office:value="54.17">
            <text:p>54.17</text:p>
          </table:table-cell>
          <table:table-cell office:value-type="float" office:value="55.78">
            <text:p>55.78</text:p>
          </table:table-cell>
          <table:table-cell office:value-type="float" office:value="55.24">
            <text:p>55.24</text:p>
          </table:table-cell>
          <table:table-cell office:value-type="float" office:value="53.37">
            <text:p>53.37</text:p>
          </table:table-cell>
          <table:table-cell office:value-type="float" office:value="53.76">
            <text:p>53.76</text:p>
          </table:table-cell>
          <table:table-cell office:value-type="float" office:value="52.53">
            <text:p>52.53</text:p>
          </table:table-cell>
          <table:table-cell office:value-type="float" office:value="54.49">
            <text:p>54.49</text:p>
          </table:table-cell>
          <table:table-cell office:value-type="float" office:value="53.75">
            <text:p>53.75</text:p>
          </table:table-cell>
          <table:table-cell office:value-type="float" office:value="55">
            <text:p>55</text:p>
          </table:table-cell>
          <table:table-cell/>
          <table:table-cell table:formula="oooc:=ABS(([.C18]-[.B18])*100/[.B18])" office:value-type="float" office:value="7.38181818181819">
            <text:p>7.38</text:p>
          </table:table-cell>
          <table:table-cell table:formula="oooc:=ABS(([.D18]-[.B18])*100/[.B18])" office:value-type="float" office:value="2.49090909090909">
            <text:p>2.49</text:p>
          </table:table-cell>
          <table:table-cell table:formula="oooc:=ABS(([.E18]-[.B18])*100/[.B18])" office:value-type="float" office:value="3.38181818181818">
            <text:p>3.38</text:p>
          </table:table-cell>
          <table:table-cell table:formula="oooc:=ABS(([.F18]-[.B18])*100/[.B18])" office:value-type="float" office:value="0.999999999999995">
            <text:p>1</text:p>
          </table:table-cell>
          <table:table-cell table:formula="oooc:=ABS(([.G18]-[.B18])*100/[.B18])" office:value-type="float" office:value="1.50909090909091">
            <text:p>1.51</text:p>
          </table:table-cell>
          <table:table-cell table:formula="oooc:=ABS(([.H18]-[.B18])*100/[.B18])" office:value-type="float" office:value="1.41818181818182">
            <text:p>1.42</text:p>
          </table:table-cell>
          <table:table-cell table:formula="oooc:=ABS(([.I18]-[.B18])*100/[.B18])" office:value-type="float" office:value="0.43636363636364">
            <text:p>0.44</text:p>
          </table:table-cell>
          <table:table-cell table:formula="oooc:=ABS(([.J18]-[.B18])*100/[.B18])" office:value-type="float" office:value="2.96363636363637">
            <text:p>2.96</text:p>
          </table:table-cell>
          <table:table-cell table:formula="oooc:=ABS(([.K18]-[.B18])*100/[.B18])" office:value-type="float" office:value="2.25454545454546">
            <text:p>2.25</text:p>
          </table:table-cell>
          <table:table-cell table:formula="oooc:=ABS(([.L18]-[.B18])*100/[.B18])" office:value-type="float" office:value="4.49090909090909">
            <text:p>4.49</text:p>
          </table:table-cell>
          <table:table-cell table:formula="oooc:=ABS(([.M18]-[.B18])*100/[.B18])" office:value-type="float" office:value="0.927272727272724">
            <text:p>0.93</text:p>
          </table:table-cell>
          <table:table-cell table:formula="oooc:=ABS(([.N18]-[.B18])*100/[.B18])" office:value-type="float" office:value="2.27272727272727">
            <text:p>2.27</text:p>
          </table:table-cell>
          <table:table-cell table:number-columns-repeated="2"/>
          <table:table-cell table:formula="oooc:=ABS([.C18]-[.B18])" office:value-type="float" office:value="4.06">
            <text:p>4.06</text:p>
          </table:table-cell>
          <table:table-cell table:formula="oooc:=ABS([.D18]-[.B18])" office:value-type="float" office:value="1.37">
            <text:p>1.37</text:p>
          </table:table-cell>
          <table:table-cell table:formula="oooc:=ABS([.E18]-[.B18])" office:value-type="float" office:value="1.86">
            <text:p>1.86</text:p>
          </table:table-cell>
          <table:table-cell table:formula="oooc:=ABS([.F18]-[.B18])" office:value-type="float" office:value="0.549999999999997">
            <text:p>0.55</text:p>
          </table:table-cell>
          <table:table-cell table:formula="oooc:=ABS([.G18]-[.B18])" office:value-type="float" office:value="0.829999999999998">
            <text:p>0.83</text:p>
          </table:table-cell>
          <table:table-cell table:formula="oooc:=ABS([.H18]-[.B18])" office:value-type="float" office:value="0.780000000000001">
            <text:p>0.78</text:p>
          </table:table-cell>
          <table:table-cell table:formula="oooc:=ABS([.I18]-[.B18])" office:value-type="float" office:value="0.240000000000002">
            <text:p>0.24</text:p>
          </table:table-cell>
          <table:table-cell table:formula="oooc:=ABS([.J18]-[.B18])" office:value-type="float" office:value="1.63">
            <text:p>1.63</text:p>
          </table:table-cell>
          <table:table-cell table:formula="oooc:=ABS([.K18]-[.B18])" office:value-type="float" office:value="1.24">
            <text:p>1.24</text:p>
          </table:table-cell>
          <table:table-cell table:formula="oooc:=ABS([.L18]-[.B18])" office:value-type="float" office:value="2.47">
            <text:p>2.47</text:p>
          </table:table-cell>
          <table:table-cell table:formula="oooc:=ABS([.M18]-[.B18])" office:value-type="float" office:value="0.509999999999998">
            <text:p>0.51</text:p>
          </table:table-cell>
          <table:table-cell table:formula="oooc:=ABS([.N18]-[.B18])" office:value-type="float" office:value="1.25">
            <text:p>1.25</text:p>
          </table:table-cell>
          <table:table-cell table:number-columns-repeated="3"/>
        </table:table-row>
        <table:table-row table:style-name="ro1">
          <table:table-cell office:value-type="string">
            <text:p>CCATTGCTACC</text:p>
          </table:table-cell>
          <table:table-cell office:value-type="float" office:value="44.5">
            <text:p>44.5</text:p>
          </table:table-cell>
          <table:table-cell office:value-type="float" office:value="34.66">
            <text:p>34.66</text:p>
          </table:table-cell>
          <table:table-cell office:value-type="float" office:value="38.44">
            <text:p>38.44</text:p>
          </table:table-cell>
          <table:table-cell office:value-type="float" office:value="37.23">
            <text:p>37.23</text:p>
          </table:table-cell>
          <table:table-cell office:value-type="float" office:value="40.8">
            <text:p>40.8</text:p>
          </table:table-cell>
          <table:table-cell office:value-type="float" office:value="44.13">
            <text:p>44.13</text:p>
          </table:table-cell>
          <table:table-cell office:value-type="float" office:value="41.37">
            <text:p>41.37</text:p>
          </table:table-cell>
          <table:table-cell office:value-type="float" office:value="45.73">
            <text:p>45.73</text:p>
          </table:table-cell>
          <table:table-cell office:value-type="float" office:value="42.25">
            <text:p>42.25</text:p>
          </table:table-cell>
          <table:table-cell office:value-type="float" office:value="43.41">
            <text:p>43.41</text:p>
          </table:table-cell>
          <table:table-cell office:value-type="float" office:value="39.56">
            <text:p>39.56</text:p>
          </table:table-cell>
          <table:table-cell office:value-type="float" office:value="44.89">
            <text:p>44.89</text:p>
          </table:table-cell>
          <table:table-cell office:value-type="float" office:value="42.36">
            <text:p>42.36</text:p>
          </table:table-cell>
          <table:table-cell office:value-type="float" office:value="44.5">
            <text:p>44.5</text:p>
          </table:table-cell>
          <table:table-cell/>
          <table:table-cell table:formula="oooc:=ABS(([.C19]-[.B19])*100/[.B19])" office:value-type="float" office:value="22.1123595505618">
            <text:p>22.11</text:p>
          </table:table-cell>
          <table:table-cell table:formula="oooc:=ABS(([.D19]-[.B19])*100/[.B19])" office:value-type="float" office:value="13.6179775280899">
            <text:p>13.62</text:p>
          </table:table-cell>
          <table:table-cell table:formula="oooc:=ABS(([.E19]-[.B19])*100/[.B19])" office:value-type="float" office:value="16.3370786516854">
            <text:p>16.34</text:p>
          </table:table-cell>
          <table:table-cell table:formula="oooc:=ABS(([.F19]-[.B19])*100/[.B19])" office:value-type="float" office:value="8.31460674157304">
            <text:p>8.31</text:p>
          </table:table-cell>
          <table:table-cell table:formula="oooc:=ABS(([.G19]-[.B19])*100/[.B19])" office:value-type="float" office:value="0.831460674157298">
            <text:p>0.83</text:p>
          </table:table-cell>
          <table:table-cell table:formula="oooc:=ABS(([.H19]-[.B19])*100/[.B19])" office:value-type="float" office:value="7.03370786516854">
            <text:p>7.03</text:p>
          </table:table-cell>
          <table:table-cell table:formula="oooc:=ABS(([.I19]-[.B19])*100/[.B19])" office:value-type="float" office:value="2.76404494382022">
            <text:p>2.76</text:p>
          </table:table-cell>
          <table:table-cell table:formula="oooc:=ABS(([.J19]-[.B19])*100/[.B19])" office:value-type="float" office:value="5.0561797752809">
            <text:p>5.06</text:p>
          </table:table-cell>
          <table:table-cell table:formula="oooc:=ABS(([.K19]-[.B19])*100/[.B19])" office:value-type="float" office:value="2.4494382022472">
            <text:p>2.45</text:p>
          </table:table-cell>
          <table:table-cell table:formula="oooc:=ABS(([.L19]-[.B19])*100/[.B19])" office:value-type="float" office:value="11.1011235955056">
            <text:p>11.1</text:p>
          </table:table-cell>
          <table:table-cell table:formula="oooc:=ABS(([.M19]-[.B19])*100/[.B19])" office:value-type="float" office:value="0.876404494382024">
            <text:p>0.88</text:p>
          </table:table-cell>
          <table:table-cell table:formula="oooc:=ABS(([.N19]-[.B19])*100/[.B19])" office:value-type="float" office:value="4.80898876404494">
            <text:p>4.81</text:p>
          </table:table-cell>
          <table:table-cell table:number-columns-repeated="2"/>
          <table:table-cell table:formula="oooc:=ABS([.C19]-[.B19])" office:value-type="float" office:value="9.84">
            <text:p>9.84</text:p>
          </table:table-cell>
          <table:table-cell table:formula="oooc:=ABS([.D19]-[.B19])" office:value-type="float" office:value="6.06">
            <text:p>6.06</text:p>
          </table:table-cell>
          <table:table-cell table:formula="oooc:=ABS([.E19]-[.B19])" office:value-type="float" office:value="7.27">
            <text:p>7.27</text:p>
          </table:table-cell>
          <table:table-cell table:formula="oooc:=ABS([.F19]-[.B19])" office:value-type="float" office:value="3.7">
            <text:p>3.7</text:p>
          </table:table-cell>
          <table:table-cell table:formula="oooc:=ABS([.G19]-[.B19])" office:value-type="float" office:value="0.369999999999997">
            <text:p>0.37</text:p>
          </table:table-cell>
          <table:table-cell table:formula="oooc:=ABS([.H19]-[.B19])" office:value-type="float" office:value="3.13">
            <text:p>3.13</text:p>
          </table:table-cell>
          <table:table-cell table:formula="oooc:=ABS([.I19]-[.B19])" office:value-type="float" office:value="1.23">
            <text:p>1.23</text:p>
          </table:table-cell>
          <table:table-cell table:formula="oooc:=ABS([.J19]-[.B19])" office:value-type="float" office:value="2.25">
            <text:p>2.25</text:p>
          </table:table-cell>
          <table:table-cell table:formula="oooc:=ABS([.K19]-[.B19])" office:value-type="float" office:value="1.09">
            <text:p>1.09</text:p>
          </table:table-cell>
          <table:table-cell table:formula="oooc:=ABS([.L19]-[.B19])" office:value-type="float" office:value="4.94">
            <text:p>4.94</text:p>
          </table:table-cell>
          <table:table-cell table:formula="oooc:=ABS([.M19]-[.B19])" office:value-type="float" office:value="0.390000000000001">
            <text:p>0.39</text:p>
          </table:table-cell>
          <table:table-cell table:formula="oooc:=ABS([.N19]-[.B19])" office:value-type="float" office:value="2.14">
            <text:p>2.14</text:p>
          </table:table-cell>
          <table:table-cell table:number-columns-repeated="3"/>
        </table:table-row>
        <table:table-row table:style-name="ro1">
          <table:table-cell office:value-type="string">
            <text:p>TGGCGAGCAC</text:p>
          </table:table-cell>
          <table:table-cell office:value-type="float" office:value="51.3">
            <text:p>51.3</text:p>
          </table:table-cell>
          <table:table-cell office:value-type="float" office:value="40.53">
            <text:p>40.53</text:p>
          </table:table-cell>
          <table:table-cell office:value-type="float" office:value="48.56">
            <text:p>48.56</text:p>
          </table:table-cell>
          <table:table-cell office:value-type="float" office:value="47">
            <text:p>47</text:p>
          </table:table-cell>
          <table:table-cell office:value-type="float" office:value="51.16">
            <text:p>51.16</text:p>
          </table:table-cell>
          <table:table-cell office:value-type="float" office:value="50.34">
            <text:p>50.34</text:p>
          </table:table-cell>
          <table:table-cell office:value-type="float" office:value="53.85">
            <text:p>53.85</text:p>
          </table:table-cell>
          <table:table-cell office:value-type="float" office:value="52.12">
            <text:p>52.12</text:p>
          </table:table-cell>
          <table:table-cell office:value-type="float" office:value="47.74">
            <text:p>47.74</text:p>
          </table:table-cell>
          <table:table-cell office:value-type="float" office:value="49.07">
            <text:p>49.07</text:p>
          </table:table-cell>
          <table:table-cell office:value-type="float" office:value="45.04">
            <text:p>45.04</text:p>
          </table:table-cell>
          <table:table-cell office:value-type="float" office:value="50.5">
            <text:p>50.5</text:p>
          </table:table-cell>
          <table:table-cell office:value-type="float" office:value="47.84">
            <text:p>47.84</text:p>
          </table:table-cell>
          <table:table-cell office:value-type="float" office:value="51.3">
            <text:p>51.3</text:p>
          </table:table-cell>
          <table:table-cell/>
          <table:table-cell table:formula="oooc:=ABS(([.C20]-[.B20])*100/[.B20])" office:value-type="float" office:value="20.9941520467836">
            <text:p>20.99</text:p>
          </table:table-cell>
          <table:table-cell table:formula="oooc:=ABS(([.D20]-[.B20])*100/[.B20])" office:value-type="float" office:value="5.34113060428849">
            <text:p>5.34</text:p>
          </table:table-cell>
          <table:table-cell table:formula="oooc:=ABS(([.E20]-[.B20])*100/[.B20])" office:value-type="float" office:value="8.38206627680311">
            <text:p>8.38</text:p>
          </table:table-cell>
          <table:table-cell table:formula="oooc:=ABS(([.F20]-[.B20])*100/[.B20])" office:value-type="float" office:value="0.2729044834308">
            <text:p>0.27</text:p>
          </table:table-cell>
          <table:table-cell table:formula="oooc:=ABS(([.G20]-[.B20])*100/[.B20])" office:value-type="float" office:value="1.87134502923975">
            <text:p>1.87</text:p>
          </table:table-cell>
          <table:table-cell table:formula="oooc:=ABS(([.H20]-[.B20])*100/[.B20])" office:value-type="float" office:value="4.97076023391814">
            <text:p>4.97</text:p>
          </table:table-cell>
          <table:table-cell table:formula="oooc:=ABS(([.I20]-[.B20])*100/[.B20])" office:value-type="float" office:value="1.59844054580897">
            <text:p>1.6</text:p>
          </table:table-cell>
          <table:table-cell table:formula="oooc:=ABS(([.J20]-[.B20])*100/[.B20])" office:value-type="float" office:value="6.93957115009746">
            <text:p>6.94</text:p>
          </table:table-cell>
          <table:table-cell table:formula="oooc:=ABS(([.K20]-[.B20])*100/[.B20])" office:value-type="float" office:value="4.34697855750487">
            <text:p>4.35</text:p>
          </table:table-cell>
          <table:table-cell table:formula="oooc:=ABS(([.L20]-[.B20])*100/[.B20])" office:value-type="float" office:value="12.2027290448343">
            <text:p>12.2</text:p>
          </table:table-cell>
          <table:table-cell table:formula="oooc:=ABS(([.M20]-[.B20])*100/[.B20])" office:value-type="float" office:value="1.55945419103313">
            <text:p>1.56</text:p>
          </table:table-cell>
          <table:table-cell table:formula="oooc:=ABS(([.N20]-[.B20])*100/[.B20])" office:value-type="float" office:value="6.74463937621831">
            <text:p>6.74</text:p>
          </table:table-cell>
          <table:table-cell table:number-columns-repeated="2"/>
          <table:table-cell table:formula="oooc:=ABS([.C20]-[.B20])" office:value-type="float" office:value="10.77">
            <text:p>10.77</text:p>
          </table:table-cell>
          <table:table-cell table:formula="oooc:=ABS([.D20]-[.B20])" office:value-type="float" office:value="2.73999999999999">
            <text:p>2.74</text:p>
          </table:table-cell>
          <table:table-cell table:formula="oooc:=ABS([.E20]-[.B20])" office:value-type="float" office:value="4.3">
            <text:p>4.3</text:p>
          </table:table-cell>
          <table:table-cell table:formula="oooc:=ABS([.F20]-[.B20])" office:value-type="float" office:value="0.140000000000001">
            <text:p>0.14</text:p>
          </table:table-cell>
          <table:table-cell table:formula="oooc:=ABS([.G20]-[.B20])" office:value-type="float" office:value="0.959999999999994">
            <text:p>0.96</text:p>
          </table:table-cell>
          <table:table-cell table:formula="oooc:=ABS([.H20]-[.B20])" office:value-type="float" office:value="2.55">
            <text:p>2.55</text:p>
          </table:table-cell>
          <table:table-cell table:formula="oooc:=ABS([.I20]-[.B20])" office:value-type="float" office:value="0.82">
            <text:p>0.82</text:p>
          </table:table-cell>
          <table:table-cell table:formula="oooc:=ABS([.J20]-[.B20])" office:value-type="float" office:value="3.56">
            <text:p>3.56</text:p>
          </table:table-cell>
          <table:table-cell table:formula="oooc:=ABS([.K20]-[.B20])" office:value-type="float" office:value="2.23">
            <text:p>2.23</text:p>
          </table:table-cell>
          <table:table-cell table:formula="oooc:=ABS([.L20]-[.B20])" office:value-type="float" office:value="6.26">
            <text:p>6.26</text:p>
          </table:table-cell>
          <table:table-cell table:formula="oooc:=ABS([.M20]-[.B20])" office:value-type="float" office:value="0.799999999999997">
            <text:p>0.8</text:p>
          </table:table-cell>
          <table:table-cell table:formula="oooc:=ABS([.N20]-[.B20])" office:value-type="float" office:value="3.45999999999999">
            <text:p>3.46</text:p>
          </table:table-cell>
          <table:table-cell table:number-columns-repeated="3"/>
        </table:table-row>
        <table:table-row table:style-name="ro1">
          <table:table-cell office:value-type="string">
            <text:p>TACTTCCAGTGCTCAGCGTA</text:p>
          </table:table-cell>
          <table:table-cell office:value-type="float" office:value="73.6">
            <text:p>73.6</text:p>
          </table:table-cell>
          <table:table-cell table:number-columns-repeated="12" office:value-type="float" office:value="74.67">
            <text:p>74.67</text:p>
          </table:table-cell>
          <table:table-cell office:value-type="float" office:value="73.6">
            <text:p>73.6</text:p>
          </table:table-cell>
          <table:table-cell/>
          <table:table-cell table:formula="oooc:=ABS(([.C21]-[.B21])*100/[.B21])" office:value-type="float" office:value="1.4538043478261">
            <text:p>1.45</text:p>
          </table:table-cell>
          <table:table-cell table:formula="oooc:=ABS(([.D21]-[.B21])*100/[.B21])" office:value-type="float" office:value="1.4538043478261">
            <text:p>1.45</text:p>
          </table:table-cell>
          <table:table-cell table:formula="oooc:=ABS(([.E21]-[.B21])*100/[.B21])" office:value-type="float" office:value="1.4538043478261">
            <text:p>1.45</text:p>
          </table:table-cell>
          <table:table-cell table:formula="oooc:=ABS(([.F21]-[.B21])*100/[.B21])" office:value-type="float" office:value="1.4538043478261">
            <text:p>1.45</text:p>
          </table:table-cell>
          <table:table-cell table:formula="oooc:=ABS(([.G21]-[.B21])*100/[.B21])" office:value-type="float" office:value="1.4538043478261">
            <text:p>1.45</text:p>
          </table:table-cell>
          <table:table-cell table:formula="oooc:=ABS(([.H21]-[.B21])*100/[.B21])" office:value-type="float" office:value="1.4538043478261">
            <text:p>1.45</text:p>
          </table:table-cell>
          <table:table-cell table:formula="oooc:=ABS(([.I21]-[.B21])*100/[.B21])" office:value-type="float" office:value="1.4538043478261">
            <text:p>1.45</text:p>
          </table:table-cell>
          <table:table-cell table:formula="oooc:=ABS(([.J21]-[.B21])*100/[.B21])" office:value-type="float" office:value="1.4538043478261">
            <text:p>1.45</text:p>
          </table:table-cell>
          <table:table-cell table:formula="oooc:=ABS(([.K21]-[.B21])*100/[.B21])" office:value-type="float" office:value="1.4538043478261">
            <text:p>1.45</text:p>
          </table:table-cell>
          <table:table-cell table:formula="oooc:=ABS(([.L21]-[.B21])*100/[.B21])" office:value-type="float" office:value="1.4538043478261">
            <text:p>1.45</text:p>
          </table:table-cell>
          <table:table-cell table:formula="oooc:=ABS(([.M21]-[.B21])*100/[.B21])" office:value-type="float" office:value="1.4538043478261">
            <text:p>1.45</text:p>
          </table:table-cell>
          <table:table-cell table:formula="oooc:=ABS(([.N21]-[.B21])*100/[.B21])" office:value-type="float" office:value="1.4538043478261">
            <text:p>1.45</text:p>
          </table:table-cell>
          <table:table-cell table:number-columns-repeated="2"/>
          <table:table-cell table:formula="oooc:=ABS([.C21]-[.B21])" office:value-type="float" office:value="1.07000000000001">
            <text:p>1.07</text:p>
          </table:table-cell>
          <table:table-cell table:formula="oooc:=ABS([.D21]-[.B21])" office:value-type="float" office:value="1.07000000000001">
            <text:p>1.07</text:p>
          </table:table-cell>
          <table:table-cell table:formula="oooc:=ABS([.E21]-[.B21])" office:value-type="float" office:value="1.07000000000001">
            <text:p>1.07</text:p>
          </table:table-cell>
          <table:table-cell table:formula="oooc:=ABS([.F21]-[.B21])" office:value-type="float" office:value="1.07000000000001">
            <text:p>1.07</text:p>
          </table:table-cell>
          <table:table-cell table:formula="oooc:=ABS([.G21]-[.B21])" office:value-type="float" office:value="1.07000000000001">
            <text:p>1.07</text:p>
          </table:table-cell>
          <table:table-cell table:formula="oooc:=ABS([.H21]-[.B21])" office:value-type="float" office:value="1.07000000000001">
            <text:p>1.07</text:p>
          </table:table-cell>
          <table:table-cell table:formula="oooc:=ABS([.I21]-[.B21])" office:value-type="float" office:value="1.07000000000001">
            <text:p>1.07</text:p>
          </table:table-cell>
          <table:table-cell table:formula="oooc:=ABS([.J21]-[.B21])" office:value-type="float" office:value="1.07000000000001">
            <text:p>1.07</text:p>
          </table:table-cell>
          <table:table-cell table:formula="oooc:=ABS([.K21]-[.B21])" office:value-type="float" office:value="1.07000000000001">
            <text:p>1.07</text:p>
          </table:table-cell>
          <table:table-cell table:formula="oooc:=ABS([.L21]-[.B21])" office:value-type="float" office:value="1.07000000000001">
            <text:p>1.07</text:p>
          </table:table-cell>
          <table:table-cell table:formula="oooc:=ABS([.M21]-[.B21])" office:value-type="float" office:value="1.07000000000001">
            <text:p>1.07</text:p>
          </table:table-cell>
          <table:table-cell table:formula="oooc:=ABS([.N21]-[.B21])" office:value-type="float" office:value="1.07000000000001">
            <text:p>1.07</text:p>
          </table:table-cell>
          <table:table-cell table:number-columns-repeated="3"/>
        </table:table-row>
        <table:table-row table:style-name="ro1">
          <table:table-cell office:value-type="string">
            <text:p>GTCCACGCCCGGTGCGACGG</text:p>
          </table:table-cell>
          <table:table-cell office:value-type="float" office:value="73.9">
            <text:p>73.9</text:p>
          </table:table-cell>
          <table:table-cell office:value-type="float" office:value="60.89">
            <text:p>60.89</text:p>
          </table:table-cell>
          <table:table-cell office:value-type="float" office:value="74.77">
            <text:p>74.77</text:p>
          </table:table-cell>
          <table:table-cell office:value-type="float" office:value="72.58">
            <text:p>72.58</text:p>
          </table:table-cell>
          <table:table-cell office:value-type="float" office:value="78.43">
            <text:p>78.43</text:p>
          </table:table-cell>
          <table:table-cell office:value-type="float" office:value="76.9">
            <text:p>76.9</text:p>
          </table:table-cell>
          <table:table-cell office:value-type="float" office:value="80.93">
            <text:p>80.93</text:p>
          </table:table-cell>
          <table:table-cell office:value-type="float" office:value="78.43">
            <text:p>78.43</text:p>
          </table:table-cell>
          <table:table-cell office:value-type="float" office:value="73.63">
            <text:p>73.63</text:p>
          </table:table-cell>
          <table:table-cell office:value-type="float" office:value="74.21">
            <text:p>74.21</text:p>
          </table:table-cell>
          <table:table-cell office:value-type="float" office:value="69.84">
            <text:p>69.84</text:p>
          </table:table-cell>
          <table:table-cell office:value-type="float" office:value="75.83">
            <text:p>75.83</text:p>
          </table:table-cell>
          <table:table-cell office:value-type="float" office:value="73.09">
            <text:p>73.09</text:p>
          </table:table-cell>
          <table:table-cell office:value-type="float" office:value="73.9">
            <text:p>73.9</text:p>
          </table:table-cell>
          <table:table-cell/>
          <table:table-cell table:formula="oooc:=ABS(([.C22]-[.B22])*100/[.B22])" office:value-type="float" office:value="17.6048714479026">
            <text:p>17.6</text:p>
          </table:table-cell>
          <table:table-cell table:formula="oooc:=ABS(([.D22]-[.B22])*100/[.B22])" office:value-type="float" office:value="1.17726657645466">
            <text:p>1.18</text:p>
          </table:table-cell>
          <table:table-cell table:formula="oooc:=ABS(([.E22]-[.B22])*100/[.B22])" office:value-type="float" office:value="1.78619756427606">
            <text:p>1.79</text:p>
          </table:table-cell>
          <table:table-cell table:formula="oooc:=ABS(([.F22]-[.B22])*100/[.B22])" office:value-type="float" office:value="6.1299052774019">
            <text:p>6.13</text:p>
          </table:table-cell>
          <table:table-cell table:formula="oooc:=ABS(([.G22]-[.B22])*100/[.B22])" office:value-type="float" office:value="4.0595399188092">
            <text:p>4.06</text:p>
          </table:table-cell>
          <table:table-cell table:formula="oooc:=ABS(([.H22]-[.B22])*100/[.B22])" office:value-type="float" office:value="9.5128552097429">
            <text:p>9.51</text:p>
          </table:table-cell>
          <table:table-cell table:formula="oooc:=ABS(([.I22]-[.B22])*100/[.B22])" office:value-type="float" office:value="6.1299052774019">
            <text:p>6.13</text:p>
          </table:table-cell>
          <table:table-cell table:formula="oooc:=ABS(([.J22]-[.B22])*100/[.B22])" office:value-type="float" office:value="0.365358592692842">
            <text:p>0.37</text:p>
          </table:table-cell>
          <table:table-cell table:formula="oooc:=ABS(([.K22]-[.B22])*100/[.B22])" office:value-type="float" office:value="0.419485791610268">
            <text:p>0.42</text:p>
          </table:table-cell>
          <table:table-cell table:formula="oooc:=ABS(([.L22]-[.B22])*100/[.B22])" office:value-type="float" office:value="5.49391069012179">
            <text:p>5.49</text:p>
          </table:table-cell>
          <table:table-cell table:formula="oooc:=ABS(([.M22]-[.B22])*100/[.B22])" office:value-type="float" office:value="2.61163734776724">
            <text:p>2.61</text:p>
          </table:table-cell>
          <table:table-cell table:formula="oooc:=ABS(([.N22]-[.B22])*100/[.B22])" office:value-type="float" office:value="1.09607577807849">
            <text:p>1.1</text:p>
          </table:table-cell>
          <table:table-cell table:number-columns-repeated="2"/>
          <table:table-cell table:formula="oooc:=ABS([.C22]-[.B22])" office:value-type="float" office:value="13.01">
            <text:p>13.01</text:p>
          </table:table-cell>
          <table:table-cell table:formula="oooc:=ABS([.D22]-[.B22])" office:value-type="float" office:value="0.86999999999999">
            <text:p>0.87</text:p>
          </table:table-cell>
          <table:table-cell table:formula="oooc:=ABS([.E22]-[.B22])" office:value-type="float" office:value="1.32000000000001">
            <text:p>1.32</text:p>
          </table:table-cell>
          <table:table-cell table:formula="oooc:=ABS([.F22]-[.B22])" office:value-type="float" office:value="4.53">
            <text:p>4.53</text:p>
          </table:table-cell>
          <table:table-cell table:formula="oooc:=ABS([.G22]-[.B22])" office:value-type="float" office:value="3">
            <text:p>3</text:p>
          </table:table-cell>
          <table:table-cell table:formula="oooc:=ABS([.H22]-[.B22])" office:value-type="float" office:value="7.03">
            <text:p>7.03</text:p>
          </table:table-cell>
          <table:table-cell table:formula="oooc:=ABS([.I22]-[.B22])" office:value-type="float" office:value="4.53">
            <text:p>4.53</text:p>
          </table:table-cell>
          <table:table-cell table:formula="oooc:=ABS([.J22]-[.B22])" office:value-type="float" office:value="0.27000000000001">
            <text:p>0.27</text:p>
          </table:table-cell>
          <table:table-cell table:formula="oooc:=ABS([.K22]-[.B22])" office:value-type="float" office:value="0.309999999999988">
            <text:p>0.31</text:p>
          </table:table-cell>
          <table:table-cell table:formula="oooc:=ABS([.L22]-[.B22])" office:value-type="float" office:value="4.06">
            <text:p>4.06</text:p>
          </table:table-cell>
          <table:table-cell table:formula="oooc:=ABS([.M22]-[.B22])" office:value-type="float" office:value="1.92999999999999">
            <text:p>1.93</text:p>
          </table:table-cell>
          <table:table-cell table:formula="oooc:=ABS([.N22]-[.B22])" office:value-type="float" office:value="0.810000000000002">
            <text:p>0.81</text:p>
          </table:table-cell>
          <table:table-cell table:number-columns-repeated="3"/>
        </table:table-row>
        <table:table-row table:style-name="ro1">
          <table:table-cell office:value-type="string">
            <text:p>CCATTGCTACC</text:p>
          </table:table-cell>
          <table:table-cell office:value-type="float" office:value="48.9">
            <text:p>48.9</text:p>
          </table:table-cell>
          <table:table-cell table:number-columns-repeated="11" office:value-type="float" office:value="50.47">
            <text:p>50.47</text:p>
          </table:table-cell>
          <table:table-cell office:value-type="float" office:value="50.48">
            <text:p>50.48</text:p>
          </table:table-cell>
          <table:table-cell office:value-type="float" office:value="48.9">
            <text:p>48.9</text:p>
          </table:table-cell>
          <table:table-cell/>
          <table:table-cell table:formula="oooc:=ABS(([.C23]-[.B23])*100/[.B23])" office:value-type="float" office:value="3.21063394683027">
            <text:p>3.21</text:p>
          </table:table-cell>
          <table:table-cell table:formula="oooc:=ABS(([.D23]-[.B23])*100/[.B23])" office:value-type="float" office:value="3.21063394683027">
            <text:p>3.21</text:p>
          </table:table-cell>
          <table:table-cell table:formula="oooc:=ABS(([.E23]-[.B23])*100/[.B23])" office:value-type="float" office:value="3.21063394683027">
            <text:p>3.21</text:p>
          </table:table-cell>
          <table:table-cell table:formula="oooc:=ABS(([.F23]-[.B23])*100/[.B23])" office:value-type="float" office:value="3.21063394683027">
            <text:p>3.21</text:p>
          </table:table-cell>
          <table:table-cell table:formula="oooc:=ABS(([.G23]-[.B23])*100/[.B23])" office:value-type="float" office:value="3.21063394683027">
            <text:p>3.21</text:p>
          </table:table-cell>
          <table:table-cell table:formula="oooc:=ABS(([.H23]-[.B23])*100/[.B23])" office:value-type="float" office:value="3.21063394683027">
            <text:p>3.21</text:p>
          </table:table-cell>
          <table:table-cell table:formula="oooc:=ABS(([.I23]-[.B23])*100/[.B23])" office:value-type="float" office:value="3.21063394683027">
            <text:p>3.21</text:p>
          </table:table-cell>
          <table:table-cell table:formula="oooc:=ABS(([.J23]-[.B23])*100/[.B23])" office:value-type="float" office:value="3.21063394683027">
            <text:p>3.21</text:p>
          </table:table-cell>
          <table:table-cell table:formula="oooc:=ABS(([.K23]-[.B23])*100/[.B23])" office:value-type="float" office:value="3.21063394683027">
            <text:p>3.21</text:p>
          </table:table-cell>
          <table:table-cell table:formula="oooc:=ABS(([.L23]-[.B23])*100/[.B23])" office:value-type="float" office:value="3.21063394683027">
            <text:p>3.21</text:p>
          </table:table-cell>
          <table:table-cell table:formula="oooc:=ABS(([.M23]-[.B23])*100/[.B23])" office:value-type="float" office:value="3.21063394683027">
            <text:p>3.21</text:p>
          </table:table-cell>
          <table:table-cell table:formula="oooc:=ABS(([.N23]-[.B23])*100/[.B23])" office:value-type="float" office:value="3.23108384458077">
            <text:p>3.23</text:p>
          </table:table-cell>
          <table:table-cell table:number-columns-repeated="2"/>
          <table:table-cell table:formula="oooc:=ABS([.C23]-[.B23])" office:value-type="float" office:value="1.57">
            <text:p>1.57</text:p>
          </table:table-cell>
          <table:table-cell table:formula="oooc:=ABS([.D23]-[.B23])" office:value-type="float" office:value="1.57">
            <text:p>1.57</text:p>
          </table:table-cell>
          <table:table-cell table:formula="oooc:=ABS([.E23]-[.B23])" office:value-type="float" office:value="1.57">
            <text:p>1.57</text:p>
          </table:table-cell>
          <table:table-cell table:formula="oooc:=ABS([.F23]-[.B23])" office:value-type="float" office:value="1.57">
            <text:p>1.57</text:p>
          </table:table-cell>
          <table:table-cell table:formula="oooc:=ABS([.G23]-[.B23])" office:value-type="float" office:value="1.57">
            <text:p>1.57</text:p>
          </table:table-cell>
          <table:table-cell table:formula="oooc:=ABS([.H23]-[.B23])" office:value-type="float" office:value="1.57">
            <text:p>1.57</text:p>
          </table:table-cell>
          <table:table-cell table:formula="oooc:=ABS([.I23]-[.B23])" office:value-type="float" office:value="1.57">
            <text:p>1.57</text:p>
          </table:table-cell>
          <table:table-cell table:formula="oooc:=ABS([.J23]-[.B23])" office:value-type="float" office:value="1.57">
            <text:p>1.57</text:p>
          </table:table-cell>
          <table:table-cell table:formula="oooc:=ABS([.K23]-[.B23])" office:value-type="float" office:value="1.57">
            <text:p>1.57</text:p>
          </table:table-cell>
          <table:table-cell table:formula="oooc:=ABS([.L23]-[.B23])" office:value-type="float" office:value="1.57">
            <text:p>1.57</text:p>
          </table:table-cell>
          <table:table-cell table:formula="oooc:=ABS([.M23]-[.B23])" office:value-type="float" office:value="1.57">
            <text:p>1.57</text:p>
          </table:table-cell>
          <table:table-cell table:formula="oooc:=ABS([.N23]-[.B23])" office:value-type="float" office:value="1.58">
            <text:p>1.58</text:p>
          </table:table-cell>
          <table:table-cell table:number-columns-repeated="3"/>
        </table:table-row>
        <table:table-row table:style-name="ro1">
          <table:table-cell office:value-type="string">
            <text:p>TCCACACGGTAGTAAAATTAGGCTT</text:p>
          </table:table-cell>
          <table:table-cell office:value-type="float" office:value="59.3">
            <text:p>59.3</text:p>
          </table:table-cell>
          <table:table-cell office:value-type="float" office:value="44.31">
            <text:p>44.31</text:p>
          </table:table-cell>
          <table:table-cell office:value-type="float" office:value="54.98">
            <text:p>54.98</text:p>
          </table:table-cell>
          <table:table-cell office:value-type="float" office:value="52.84">
            <text:p>52.84</text:p>
          </table:table-cell>
          <table:table-cell office:value-type="float" office:value="59.15">
            <text:p>59.15</text:p>
          </table:table-cell>
          <table:table-cell office:value-type="float" office:value="61.72">
            <text:p>61.72</text:p>
          </table:table-cell>
          <table:table-cell office:value-type="float" office:value="57.11">
            <text:p>57.11</text:p>
          </table:table-cell>
          <table:table-cell office:value-type="float" office:value="61.4">
            <text:p>61.4</text:p>
          </table:table-cell>
          <table:table-cell office:value-type="float" office:value="61.72">
            <text:p>61.72</text:p>
          </table:table-cell>
          <table:table-cell office:value-type="float" office:value="61.61">
            <text:p>61.61</text:p>
          </table:table-cell>
          <table:table-cell office:value-type="float" office:value="56.96">
            <text:p>56.96</text:p>
          </table:table-cell>
          <table:table-cell office:value-type="float" office:value="62.94">
            <text:p>62.94</text:p>
          </table:table-cell>
          <table:table-cell office:value-type="float" office:value="60.45">
            <text:p>60.45</text:p>
          </table:table-cell>
          <table:table-cell office:value-type="float" office:value="59.3">
            <text:p>59.3</text:p>
          </table:table-cell>
          <table:table-cell/>
          <table:table-cell table:formula="oooc:=ABS(([.C24]-[.B24])*100/[.B24])" office:value-type="float" office:value="25.2782462057336">
            <text:p>25.28</text:p>
          </table:table-cell>
          <table:table-cell table:formula="oooc:=ABS(([.D24]-[.B24])*100/[.B24])" office:value-type="float" office:value="7.2849915682968">
            <text:p>7.28</text:p>
          </table:table-cell>
          <table:table-cell table:formula="oooc:=ABS(([.E24]-[.B24])*100/[.B24])" office:value-type="float" office:value="10.893760539629">
            <text:p>10.89</text:p>
          </table:table-cell>
          <table:table-cell table:formula="oooc:=ABS(([.F24]-[.B24])*100/[.B24])" office:value-type="float" office:value="0.252951096121414">
            <text:p>0.25</text:p>
          </table:table-cell>
          <table:table-cell table:formula="oooc:=ABS(([.G24]-[.B24])*100/[.B24])" office:value-type="float" office:value="4.08094435075886">
            <text:p>4.08</text:p>
          </table:table-cell>
          <table:table-cell table:formula="oooc:=ABS(([.H24]-[.B24])*100/[.B24])" office:value-type="float" office:value="3.69308600337268">
            <text:p>3.69</text:p>
          </table:table-cell>
          <table:table-cell table:formula="oooc:=ABS(([.I24]-[.B24])*100/[.B24])" office:value-type="float" office:value="3.54131534569983">
            <text:p>3.54</text:p>
          </table:table-cell>
          <table:table-cell table:formula="oooc:=ABS(([.J24]-[.B24])*100/[.B24])" office:value-type="float" office:value="4.08094435075886">
            <text:p>4.08</text:p>
          </table:table-cell>
          <table:table-cell table:formula="oooc:=ABS(([.K24]-[.B24])*100/[.B24])" office:value-type="float" office:value="3.89544688026982">
            <text:p>3.9</text:p>
          </table:table-cell>
          <table:table-cell table:formula="oooc:=ABS(([.L24]-[.B24])*100/[.B24])" office:value-type="float" office:value="3.94603709949409">
            <text:p>3.95</text:p>
          </table:table-cell>
          <table:table-cell table:formula="oooc:=ABS(([.M24]-[.B24])*100/[.B24])" office:value-type="float" office:value="6.13827993254638">
            <text:p>6.14</text:p>
          </table:table-cell>
          <table:table-cell table:formula="oooc:=ABS(([.N24]-[.B24])*100/[.B24])" office:value-type="float" office:value="1.93929173693087">
            <text:p>1.94</text:p>
          </table:table-cell>
          <table:table-cell table:number-columns-repeated="2"/>
          <table:table-cell table:formula="oooc:=ABS([.C24]-[.B24])" office:value-type="float" office:value="14.99">
            <text:p>14.99</text:p>
          </table:table-cell>
          <table:table-cell table:formula="oooc:=ABS([.D24]-[.B24])" office:value-type="float" office:value="4.32">
            <text:p>4.32</text:p>
          </table:table-cell>
          <table:table-cell table:formula="oooc:=ABS([.E24]-[.B24])" office:value-type="float" office:value="6.45999999999999">
            <text:p>6.46</text:p>
          </table:table-cell>
          <table:table-cell table:formula="oooc:=ABS([.F24]-[.B24])" office:value-type="float" office:value="0.149999999999999">
            <text:p>0.15</text:p>
          </table:table-cell>
          <table:table-cell table:formula="oooc:=ABS([.G24]-[.B24])" office:value-type="float" office:value="2.42">
            <text:p>2.42</text:p>
          </table:table-cell>
          <table:table-cell table:formula="oooc:=ABS([.H24]-[.B24])" office:value-type="float" office:value="2.19">
            <text:p>2.19</text:p>
          </table:table-cell>
          <table:table-cell table:formula="oooc:=ABS([.I24]-[.B24])" office:value-type="float" office:value="2.1">
            <text:p>2.1</text:p>
          </table:table-cell>
          <table:table-cell table:formula="oooc:=ABS([.J24]-[.B24])" office:value-type="float" office:value="2.42">
            <text:p>2.42</text:p>
          </table:table-cell>
          <table:table-cell table:formula="oooc:=ABS([.K24]-[.B24])" office:value-type="float" office:value="2.31">
            <text:p>2.31</text:p>
          </table:table-cell>
          <table:table-cell table:formula="oooc:=ABS([.L24]-[.B24])" office:value-type="float" office:value="2.34">
            <text:p>2.34</text:p>
          </table:table-cell>
          <table:table-cell table:formula="oooc:=ABS([.M24]-[.B24])" office:value-type="float" office:value="3.64">
            <text:p>3.64</text:p>
          </table:table-cell>
          <table:table-cell table:formula="oooc:=ABS([.N24]-[.B24])" office:value-type="float" office:value="1.15000000000001">
            <text:p>1.15</text:p>
          </table:table-cell>
          <table:table-cell table:number-columns-repeated="3"/>
        </table:table-row>
        <table:table-row table:style-name="ro1">
          <table:table-cell office:value-type="string">
            <text:p>CCCTGCACTTTAACTGAATTGTTTA</text:p>
          </table:table-cell>
          <table:table-cell office:value-type="float" office:value="57.4">
            <text:p>57.4</text:p>
          </table:table-cell>
          <table:table-cell office:value-type="float" office:value="42">
            <text:p>42</text:p>
          </table:table-cell>
          <table:table-cell office:value-type="float" office:value="52.15">
            <text:p>52.15</text:p>
          </table:table-cell>
          <table:table-cell office:value-type="float" office:value="50.01">
            <text:p>50.01</text:p>
          </table:table-cell>
          <table:table-cell office:value-type="float" office:value="56.32">
            <text:p>56.32</text:p>
          </table:table-cell>
          <table:table-cell office:value-type="float" office:value="58.66">
            <text:p>58.66</text:p>
          </table:table-cell>
          <table:table-cell office:value-type="float" office:value="54.28">
            <text:p>54.28</text:p>
          </table:table-cell>
          <table:table-cell office:value-type="float" office:value="58.3">
            <text:p>58.3</text:p>
          </table:table-cell>
          <table:table-cell office:value-type="float" office:value="58.89">
            <text:p>58.89</text:p>
          </table:table-cell>
          <table:table-cell office:value-type="float" office:value="59.02">
            <text:p>59.02</text:p>
          </table:table-cell>
          <table:table-cell office:value-type="float" office:value="54.13">
            <text:p>54.13</text:p>
          </table:table-cell>
          <table:table-cell office:value-type="float" office:value="60.33">
            <text:p>60.33</text:p>
          </table:table-cell>
          <table:table-cell office:value-type="float" office:value="57.62">
            <text:p>57.62</text:p>
          </table:table-cell>
          <table:table-cell office:value-type="float" office:value="57.4">
            <text:p>57.4</text:p>
          </table:table-cell>
          <table:table-cell/>
          <table:table-cell table:formula="oooc:=ABS(([.C25]-[.B25])*100/[.B25])" office:value-type="float" office:value="26.8292682926829">
            <text:p>26.83</text:p>
          </table:table-cell>
          <table:table-cell table:formula="oooc:=ABS(([.D25]-[.B25])*100/[.B25])" office:value-type="float" office:value="9.14634146341463">
            <text:p>9.15</text:p>
          </table:table-cell>
          <table:table-cell table:formula="oooc:=ABS(([.E25]-[.B25])*100/[.B25])" office:value-type="float" office:value="12.8745644599303">
            <text:p>12.87</text:p>
          </table:table-cell>
          <table:table-cell table:formula="oooc:=ABS(([.F25]-[.B25])*100/[.B25])" office:value-type="float" office:value="1.88153310104529">
            <text:p>1.88</text:p>
          </table:table-cell>
          <table:table-cell table:formula="oooc:=ABS(([.G25]-[.B25])*100/[.B25])" office:value-type="float" office:value="2.19512195121951">
            <text:p>2.2</text:p>
          </table:table-cell>
          <table:table-cell table:formula="oooc:=ABS(([.H25]-[.B25])*100/[.B25])" office:value-type="float" office:value="5.43554006968641">
            <text:p>5.44</text:p>
          </table:table-cell>
          <table:table-cell table:formula="oooc:=ABS(([.I25]-[.B25])*100/[.B25])" office:value-type="float" office:value="1.56794425087108">
            <text:p>1.57</text:p>
          </table:table-cell>
          <table:table-cell table:formula="oooc:=ABS(([.J25]-[.B25])*100/[.B25])" office:value-type="float" office:value="2.59581881533101">
            <text:p>2.6</text:p>
          </table:table-cell>
          <table:table-cell table:formula="oooc:=ABS(([.K25]-[.B25])*100/[.B25])" office:value-type="float" office:value="2.82229965156795">
            <text:p>2.82</text:p>
          </table:table-cell>
          <table:table-cell table:formula="oooc:=ABS(([.L25]-[.B25])*100/[.B25])" office:value-type="float" office:value="5.69686411149825">
            <text:p>5.7</text:p>
          </table:table-cell>
          <table:table-cell table:formula="oooc:=ABS(([.M25]-[.B25])*100/[.B25])" office:value-type="float" office:value="5.10452961672474">
            <text:p>5.1</text:p>
          </table:table-cell>
          <table:table-cell table:formula="oooc:=ABS(([.N25]-[.B25])*100/[.B25])" office:value-type="float" office:value="0.38327526132404">
            <text:p>0.38</text:p>
          </table:table-cell>
          <table:table-cell table:number-columns-repeated="2"/>
          <table:table-cell table:formula="oooc:=ABS([.C25]-[.B25])" office:value-type="float" office:value="15.4">
            <text:p>15.4</text:p>
          </table:table-cell>
          <table:table-cell table:formula="oooc:=ABS([.D25]-[.B25])" office:value-type="float" office:value="5.25">
            <text:p>5.25</text:p>
          </table:table-cell>
          <table:table-cell table:formula="oooc:=ABS([.E25]-[.B25])" office:value-type="float" office:value="7.39">
            <text:p>7.39</text:p>
          </table:table-cell>
          <table:table-cell table:formula="oooc:=ABS([.F25]-[.B25])" office:value-type="float" office:value="1.08">
            <text:p>1.08</text:p>
          </table:table-cell>
          <table:table-cell table:formula="oooc:=ABS([.G25]-[.B25])" office:value-type="float" office:value="1.26">
            <text:p>1.26</text:p>
          </table:table-cell>
          <table:table-cell table:formula="oooc:=ABS([.H25]-[.B25])" office:value-type="float" office:value="3.12">
            <text:p>3.12</text:p>
          </table:table-cell>
          <table:table-cell table:formula="oooc:=ABS([.I25]-[.B25])" office:value-type="float" office:value="0.899999999999999">
            <text:p>0.9</text:p>
          </table:table-cell>
          <table:table-cell table:formula="oooc:=ABS([.J25]-[.B25])" office:value-type="float" office:value="1.49">
            <text:p>1.49</text:p>
          </table:table-cell>
          <table:table-cell table:formula="oooc:=ABS([.K25]-[.B25])" office:value-type="float" office:value="1.62">
            <text:p>1.62</text:p>
          </table:table-cell>
          <table:table-cell table:formula="oooc:=ABS([.L25]-[.B25])" office:value-type="float" office:value="3.27">
            <text:p>3.27</text:p>
          </table:table-cell>
          <table:table-cell table:formula="oooc:=ABS([.M25]-[.B25])" office:value-type="float" office:value="2.93">
            <text:p>2.93</text:p>
          </table:table-cell>
          <table:table-cell table:formula="oooc:=ABS([.N25]-[.B25])" office:value-type="float" office:value="0.219999999999999">
            <text:p>0.22</text:p>
          </table:table-cell>
          <table:table-cell table:number-columns-repeated="3"/>
        </table:table-row>
        <table:table-row table:style-name="ro1">
          <table:table-cell office:value-type="string">
            <text:p>TAGTGGCGATTAGATTCTGC</text:p>
          </table:table-cell>
          <table:table-cell office:value-type="float" office:value="60.6">
            <text:p>60.6</text:p>
          </table:table-cell>
          <table:table-cell office:value-type="float" office:value="46.4">
            <text:p>46.4</text:p>
          </table:table-cell>
          <table:table-cell office:value-type="float" office:value="54.06">
            <text:p>54.06</text:p>
          </table:table-cell>
          <table:table-cell office:value-type="float" office:value="52.36">
            <text:p>52.36</text:p>
          </table:table-cell>
          <table:table-cell office:value-type="float" office:value="57.38">
            <text:p>57.38</text:p>
          </table:table-cell>
          <table:table-cell office:value-type="float" office:value="60.13">
            <text:p>60.13</text:p>
          </table:table-cell>
          <table:table-cell office:value-type="float" office:value="56.9">
            <text:p>56.9</text:p>
          </table:table-cell>
          <table:table-cell office:value-type="float" office:value="61.14">
            <text:p>61.14</text:p>
          </table:table-cell>
          <table:table-cell office:value-type="float" office:value="59.43">
            <text:p>59.43</text:p>
          </table:table-cell>
          <table:table-cell office:value-type="float" office:value="59.85">
            <text:p>59.85</text:p>
          </table:table-cell>
          <table:table-cell office:value-type="float" office:value="55.64">
            <text:p>55.64</text:p>
          </table:table-cell>
          <table:table-cell office:value-type="float" office:value="61.5">
            <text:p>61.5</text:p>
          </table:table-cell>
          <table:table-cell office:value-type="float" office:value="58.89">
            <text:p>58.89</text:p>
          </table:table-cell>
          <table:table-cell office:value-type="float" office:value="60.6">
            <text:p>60.6</text:p>
          </table:table-cell>
          <table:table-cell/>
          <table:table-cell table:formula="oooc:=ABS(([.C26]-[.B26])*100/[.B26])" office:value-type="float" office:value="23.4323432343234">
            <text:p>23.43</text:p>
          </table:table-cell>
          <table:table-cell table:formula="oooc:=ABS(([.D26]-[.B26])*100/[.B26])" office:value-type="float" office:value="10.7920792079208">
            <text:p>10.79</text:p>
          </table:table-cell>
          <table:table-cell table:formula="oooc:=ABS(([.E26]-[.B26])*100/[.B26])" office:value-type="float" office:value="13.5973597359736">
            <text:p>13.6</text:p>
          </table:table-cell>
          <table:table-cell table:formula="oooc:=ABS(([.F26]-[.B26])*100/[.B26])" office:value-type="float" office:value="5.31353135313531">
            <text:p>5.31</text:p>
          </table:table-cell>
          <table:table-cell table:formula="oooc:=ABS(([.G26]-[.B26])*100/[.B26])" office:value-type="float" office:value="0.775577557755774">
            <text:p>0.78</text:p>
          </table:table-cell>
          <table:table-cell table:formula="oooc:=ABS(([.H26]-[.B26])*100/[.B26])" office:value-type="float" office:value="6.10561056105611">
            <text:p>6.11</text:p>
          </table:table-cell>
          <table:table-cell table:formula="oooc:=ABS(([.I26]-[.B26])*100/[.B26])" office:value-type="float" office:value="0.89108910891089">
            <text:p>0.89</text:p>
          </table:table-cell>
          <table:table-cell table:formula="oooc:=ABS(([.J26]-[.B26])*100/[.B26])" office:value-type="float" office:value="1.93069306930693">
            <text:p>1.93</text:p>
          </table:table-cell>
          <table:table-cell table:formula="oooc:=ABS(([.K26]-[.B26])*100/[.B26])" office:value-type="float" office:value="1.23762376237624">
            <text:p>1.24</text:p>
          </table:table-cell>
          <table:table-cell table:formula="oooc:=ABS(([.L26]-[.B26])*100/[.B26])" office:value-type="float" office:value="8.18481848184819">
            <text:p>8.18</text:p>
          </table:table-cell>
          <table:table-cell table:formula="oooc:=ABS(([.M26]-[.B26])*100/[.B26])" office:value-type="float" office:value="1.48514851485148">
            <text:p>1.49</text:p>
          </table:table-cell>
          <table:table-cell table:formula="oooc:=ABS(([.N26]-[.B26])*100/[.B26])" office:value-type="float" office:value="2.82178217821782">
            <text:p>2.82</text:p>
          </table:table-cell>
          <table:table-cell table:number-columns-repeated="2"/>
          <table:table-cell table:formula="oooc:=ABS([.C26]-[.B26])" office:value-type="float" office:value="14.2">
            <text:p>14.2</text:p>
          </table:table-cell>
          <table:table-cell table:formula="oooc:=ABS([.D26]-[.B26])" office:value-type="float" office:value="6.54">
            <text:p>6.54</text:p>
          </table:table-cell>
          <table:table-cell table:formula="oooc:=ABS([.E26]-[.B26])" office:value-type="float" office:value="8.24">
            <text:p>8.24</text:p>
          </table:table-cell>
          <table:table-cell table:formula="oooc:=ABS([.F26]-[.B26])" office:value-type="float" office:value="3.22">
            <text:p>3.22</text:p>
          </table:table-cell>
          <table:table-cell table:formula="oooc:=ABS([.G26]-[.B26])" office:value-type="float" office:value="0.469999999999999">
            <text:p>0.47</text:p>
          </table:table-cell>
          <table:table-cell table:formula="oooc:=ABS([.H26]-[.B26])" office:value-type="float" office:value="3.7">
            <text:p>3.7</text:p>
          </table:table-cell>
          <table:table-cell table:formula="oooc:=ABS([.I26]-[.B26])" office:value-type="float" office:value="0.539999999999999">
            <text:p>0.54</text:p>
          </table:table-cell>
          <table:table-cell table:formula="oooc:=ABS([.J26]-[.B26])" office:value-type="float" office:value="1.17">
            <text:p>1.17</text:p>
          </table:table-cell>
          <table:table-cell table:formula="oooc:=ABS([.K26]-[.B26])" office:value-type="float" office:value="0.75">
            <text:p>0.75</text:p>
          </table:table-cell>
          <table:table-cell table:formula="oooc:=ABS([.L26]-[.B26])" office:value-type="float" office:value="4.96">
            <text:p>4.96</text:p>
          </table:table-cell>
          <table:table-cell table:formula="oooc:=ABS([.M26]-[.B26])" office:value-type="float" office:value="0.899999999999999">
            <text:p>0.9</text:p>
          </table:table-cell>
          <table:table-cell table:formula="oooc:=ABS([.N26]-[.B26])" office:value-type="float" office:value="1.71">
            <text:p>1.71</text:p>
          </table:table-cell>
          <table:table-cell table:number-columns-repeated="3"/>
        </table:table-row>
        <table:table-row table:style-name="ro1">
          <table:table-cell office:value-type="string">
            <text:p>TGGATTCTACTCAACCTTAGTCTGG</text:p>
          </table:table-cell>
          <table:table-cell office:value-type="float" office:value="63.1">
            <text:p>63.1</text:p>
          </table:table-cell>
          <table:table-cell office:value-type="float" office:value="49.16">
            <text:p>49.16</text:p>
          </table:table-cell>
          <table:table-cell office:value-type="float" office:value="57.99">
            <text:p>57.99</text:p>
          </table:table-cell>
          <table:table-cell office:value-type="float" office:value="56.29">
            <text:p>56.29</text:p>
          </table:table-cell>
          <table:table-cell office:value-type="float" office:value="61.31">
            <text:p>61.31</text:p>
          </table:table-cell>
          <table:table-cell office:value-type="float" office:value="63.71">
            <text:p>63.71</text:p>
          </table:table-cell>
          <table:table-cell office:value-type="float" office:value="60.83">
            <text:p>60.83</text:p>
          </table:table-cell>
          <table:table-cell office:value-type="float" office:value="64.74">
            <text:p>64.74</text:p>
          </table:table-cell>
          <table:table-cell office:value-type="float" office:value="63.36">
            <text:p>63.36</text:p>
          </table:table-cell>
          <table:table-cell office:value-type="float" office:value="63.23">
            <text:p>63.23</text:p>
          </table:table-cell>
          <table:table-cell office:value-type="float" office:value="59.56">
            <text:p>59.56</text:p>
          </table:table-cell>
          <table:table-cell office:value-type="float" office:value="64.98">
            <text:p>64.98</text:p>
          </table:table-cell>
          <table:table-cell office:value-type="float" office:value="62.82">
            <text:p>62.82</text:p>
          </table:table-cell>
          <table:table-cell office:value-type="float" office:value="63.1">
            <text:p>63.1</text:p>
          </table:table-cell>
          <table:table-cell/>
          <table:table-cell table:formula="oooc:=ABS(([.C27]-[.B27])*100/[.B27])" office:value-type="float" office:value="22.0919175911252">
            <text:p>22.09</text:p>
          </table:table-cell>
          <table:table-cell table:formula="oooc:=ABS(([.D27]-[.B27])*100/[.B27])" office:value-type="float" office:value="8.09825673534073">
            <text:p>8.1</text:p>
          </table:table-cell>
          <table:table-cell table:formula="oooc:=ABS(([.E27]-[.B27])*100/[.B27])" office:value-type="float" office:value="10.7923930269414">
            <text:p>10.79</text:p>
          </table:table-cell>
          <table:table-cell table:formula="oooc:=ABS(([.F27]-[.B27])*100/[.B27])" office:value-type="float" office:value="2.83676703645008">
            <text:p>2.84</text:p>
          </table:table-cell>
          <table:table-cell table:formula="oooc:=ABS(([.G27]-[.B27])*100/[.B27])" office:value-type="float" office:value="0.966719492868462">
            <text:p>0.97</text:p>
          </table:table-cell>
          <table:table-cell table:formula="oooc:=ABS(([.H27]-[.B27])*100/[.B27])" office:value-type="float" office:value="3.59746434231379">
            <text:p>3.6</text:p>
          </table:table-cell>
          <table:table-cell table:formula="oooc:=ABS(([.I27]-[.B27])*100/[.B27])" office:value-type="float" office:value="2.59904912836766">
            <text:p>2.6</text:p>
          </table:table-cell>
          <table:table-cell table:formula="oooc:=ABS(([.J27]-[.B27])*100/[.B27])" office:value-type="float" office:value="0.412044374009506">
            <text:p>0.41</text:p>
          </table:table-cell>
          <table:table-cell table:formula="oooc:=ABS(([.K27]-[.B27])*100/[.B27])" office:value-type="float" office:value="0.206022187004747">
            <text:p>0.21</text:p>
          </table:table-cell>
          <table:table-cell table:formula="oooc:=ABS(([.L27]-[.B27])*100/[.B27])" office:value-type="float" office:value="5.61014263074485">
            <text:p>5.61</text:p>
          </table:table-cell>
          <table:table-cell table:formula="oooc:=ABS(([.M27]-[.B27])*100/[.B27])" office:value-type="float" office:value="2.97939778129953">
            <text:p>2.98</text:p>
          </table:table-cell>
          <table:table-cell table:formula="oooc:=ABS(([.N27]-[.B27])*100/[.B27])" office:value-type="float" office:value="0.443740095087165">
            <text:p>0.44</text:p>
          </table:table-cell>
          <table:table-cell table:number-columns-repeated="2"/>
          <table:table-cell table:formula="oooc:=ABS([.C27]-[.B27])" office:value-type="float" office:value="13.94">
            <text:p>13.94</text:p>
          </table:table-cell>
          <table:table-cell table:formula="oooc:=ABS([.D27]-[.B27])" office:value-type="float" office:value="5.11">
            <text:p>5.11</text:p>
          </table:table-cell>
          <table:table-cell table:formula="oooc:=ABS([.E27]-[.B27])" office:value-type="float" office:value="6.81">
            <text:p>6.81</text:p>
          </table:table-cell>
          <table:table-cell table:formula="oooc:=ABS([.F27]-[.B27])" office:value-type="float" office:value="1.79">
            <text:p>1.79</text:p>
          </table:table-cell>
          <table:table-cell table:formula="oooc:=ABS([.G27]-[.B27])" office:value-type="float" office:value="0.609999999999999">
            <text:p>0.61</text:p>
          </table:table-cell>
          <table:table-cell table:formula="oooc:=ABS([.H27]-[.B27])" office:value-type="float" office:value="2.27">
            <text:p>2.27</text:p>
          </table:table-cell>
          <table:table-cell table:formula="oooc:=ABS([.I27]-[.B27])" office:value-type="float" office:value="1.63999999999999">
            <text:p>1.64</text:p>
          </table:table-cell>
          <table:table-cell table:formula="oooc:=ABS([.J27]-[.B27])" office:value-type="float" office:value="0.259999999999998">
            <text:p>0.26</text:p>
          </table:table-cell>
          <table:table-cell table:formula="oooc:=ABS([.K27]-[.B27])" office:value-type="float" office:value="0.129999999999995">
            <text:p>0.13</text:p>
          </table:table-cell>
          <table:table-cell table:formula="oooc:=ABS([.L27]-[.B27])" office:value-type="float" office:value="3.54">
            <text:p>3.54</text:p>
          </table:table-cell>
          <table:table-cell table:formula="oooc:=ABS([.M27]-[.B27])" office:value-type="float" office:value="1.88">
            <text:p>1.88</text:p>
          </table:table-cell>
          <table:table-cell table:formula="oooc:=ABS([.N27]-[.B27])" office:value-type="float" office:value="0.280000000000001">
            <text:p>0.28</text:p>
          </table:table-cell>
          <table:table-cell table:number-columns-repeated="3"/>
        </table:table-row>
        <table:table-row table:style-name="ro1">
          <table:table-cell office:value-type="string">
            <text:p>AAGGCGAGTCAGGCTCAGTG</text:p>
          </table:table-cell>
          <table:table-cell office:value-type="float" office:value="76.3">
            <text:p>76.3</text:p>
          </table:table-cell>
          <table:table-cell table:number-columns-repeated="11" office:value-type="float" office:value="76.97">
            <text:p>76.97</text:p>
          </table:table-cell>
          <table:table-cell office:value-type="float" office:value="76.98">
            <text:p>76.98</text:p>
          </table:table-cell>
          <table:table-cell office:value-type="float" office:value="76.3">
            <text:p>76.3</text:p>
          </table:table-cell>
          <table:table-cell/>
          <table:table-cell table:formula="oooc:=ABS(([.C28]-[.B28])*100/[.B28])" office:value-type="float" office:value="0.8781127129751">
            <text:p>0.88</text:p>
          </table:table-cell>
          <table:table-cell table:formula="oooc:=ABS(([.D28]-[.B28])*100/[.B28])" office:value-type="float" office:value="0.8781127129751">
            <text:p>0.88</text:p>
          </table:table-cell>
          <table:table-cell table:formula="oooc:=ABS(([.E28]-[.B28])*100/[.B28])" office:value-type="float" office:value="0.8781127129751">
            <text:p>0.88</text:p>
          </table:table-cell>
          <table:table-cell table:formula="oooc:=ABS(([.F28]-[.B28])*100/[.B28])" office:value-type="float" office:value="0.8781127129751">
            <text:p>0.88</text:p>
          </table:table-cell>
          <table:table-cell table:formula="oooc:=ABS(([.G28]-[.B28])*100/[.B28])" office:value-type="float" office:value="0.8781127129751">
            <text:p>0.88</text:p>
          </table:table-cell>
          <table:table-cell table:formula="oooc:=ABS(([.H28]-[.B28])*100/[.B28])" office:value-type="float" office:value="0.8781127129751">
            <text:p>0.88</text:p>
          </table:table-cell>
          <table:table-cell table:formula="oooc:=ABS(([.I28]-[.B28])*100/[.B28])" office:value-type="float" office:value="0.8781127129751">
            <text:p>0.88</text:p>
          </table:table-cell>
          <table:table-cell table:formula="oooc:=ABS(([.J28]-[.B28])*100/[.B28])" office:value-type="float" office:value="0.8781127129751">
            <text:p>0.88</text:p>
          </table:table-cell>
          <table:table-cell table:formula="oooc:=ABS(([.K28]-[.B28])*100/[.B28])" office:value-type="float" office:value="0.8781127129751">
            <text:p>0.88</text:p>
          </table:table-cell>
          <table:table-cell table:formula="oooc:=ABS(([.L28]-[.B28])*100/[.B28])" office:value-type="float" office:value="0.8781127129751">
            <text:p>0.88</text:p>
          </table:table-cell>
          <table:table-cell table:formula="oooc:=ABS(([.M28]-[.B28])*100/[.B28])" office:value-type="float" office:value="0.8781127129751">
            <text:p>0.88</text:p>
          </table:table-cell>
          <table:table-cell table:formula="oooc:=ABS(([.N28]-[.B28])*100/[.B28])" office:value-type="float" office:value="0.891218872870258">
            <text:p>0.89</text:p>
          </table:table-cell>
          <table:table-cell table:number-columns-repeated="2"/>
          <table:table-cell table:formula="oooc:=ABS([.C28]-[.B28])" office:value-type="float" office:value="0.670000000000002">
            <text:p>0.67</text:p>
          </table:table-cell>
          <table:table-cell table:formula="oooc:=ABS([.D28]-[.B28])" office:value-type="float" office:value="0.670000000000002">
            <text:p>0.67</text:p>
          </table:table-cell>
          <table:table-cell table:formula="oooc:=ABS([.E28]-[.B28])" office:value-type="float" office:value="0.670000000000002">
            <text:p>0.67</text:p>
          </table:table-cell>
          <table:table-cell table:formula="oooc:=ABS([.F28]-[.B28])" office:value-type="float" office:value="0.670000000000002">
            <text:p>0.67</text:p>
          </table:table-cell>
          <table:table-cell table:formula="oooc:=ABS([.G28]-[.B28])" office:value-type="float" office:value="0.670000000000002">
            <text:p>0.67</text:p>
          </table:table-cell>
          <table:table-cell table:formula="oooc:=ABS([.H28]-[.B28])" office:value-type="float" office:value="0.670000000000002">
            <text:p>0.67</text:p>
          </table:table-cell>
          <table:table-cell table:formula="oooc:=ABS([.I28]-[.B28])" office:value-type="float" office:value="0.670000000000002">
            <text:p>0.67</text:p>
          </table:table-cell>
          <table:table-cell table:formula="oooc:=ABS([.J28]-[.B28])" office:value-type="float" office:value="0.670000000000002">
            <text:p>0.67</text:p>
          </table:table-cell>
          <table:table-cell table:formula="oooc:=ABS([.K28]-[.B28])" office:value-type="float" office:value="0.670000000000002">
            <text:p>0.67</text:p>
          </table:table-cell>
          <table:table-cell table:formula="oooc:=ABS([.L28]-[.B28])" office:value-type="float" office:value="0.670000000000002">
            <text:p>0.67</text:p>
          </table:table-cell>
          <table:table-cell table:formula="oooc:=ABS([.M28]-[.B28])" office:value-type="float" office:value="0.670000000000002">
            <text:p>0.67</text:p>
          </table:table-cell>
          <table:table-cell table:formula="oooc:=ABS([.N28]-[.B28])" office:value-type="float" office:value="0.680000000000007">
            <text:p>0.68</text:p>
          </table:table-cell>
          <table:table-cell table:number-columns-repeated="3"/>
        </table:table-row>
        <table:table-row table:style-name="ro1">
          <table:table-cell office:value-type="string">
            <text:p>CCATCATTGTGTCTACCTCA</text:p>
          </table:table-cell>
          <table:table-cell office:value-type="float" office:value="68.5">
            <text:p>68.5</text:p>
          </table:table-cell>
          <table:table-cell table:number-columns-repeated="12" office:value-type="float" office:value="69.92">
            <text:p>69.92</text:p>
          </table:table-cell>
          <table:table-cell office:value-type="float" office:value="68.5">
            <text:p>68.5</text:p>
          </table:table-cell>
          <table:table-cell/>
          <table:table-cell table:formula="oooc:=ABS(([.C29]-[.B29])*100/[.B29])" office:value-type="float" office:value="2.07299270072993">
            <text:p>2.07</text:p>
          </table:table-cell>
          <table:table-cell table:formula="oooc:=ABS(([.D29]-[.B29])*100/[.B29])" office:value-type="float" office:value="2.07299270072993">
            <text:p>2.07</text:p>
          </table:table-cell>
          <table:table-cell table:formula="oooc:=ABS(([.E29]-[.B29])*100/[.B29])" office:value-type="float" office:value="2.07299270072993">
            <text:p>2.07</text:p>
          </table:table-cell>
          <table:table-cell table:formula="oooc:=ABS(([.F29]-[.B29])*100/[.B29])" office:value-type="float" office:value="2.07299270072993">
            <text:p>2.07</text:p>
          </table:table-cell>
          <table:table-cell table:formula="oooc:=ABS(([.G29]-[.B29])*100/[.B29])" office:value-type="float" office:value="2.07299270072993">
            <text:p>2.07</text:p>
          </table:table-cell>
          <table:table-cell table:formula="oooc:=ABS(([.H29]-[.B29])*100/[.B29])" office:value-type="float" office:value="2.07299270072993">
            <text:p>2.07</text:p>
          </table:table-cell>
          <table:table-cell table:formula="oooc:=ABS(([.I29]-[.B29])*100/[.B29])" office:value-type="float" office:value="2.07299270072993">
            <text:p>2.07</text:p>
          </table:table-cell>
          <table:table-cell table:formula="oooc:=ABS(([.J29]-[.B29])*100/[.B29])" office:value-type="float" office:value="2.07299270072993">
            <text:p>2.07</text:p>
          </table:table-cell>
          <table:table-cell table:formula="oooc:=ABS(([.K29]-[.B29])*100/[.B29])" office:value-type="float" office:value="2.07299270072993">
            <text:p>2.07</text:p>
          </table:table-cell>
          <table:table-cell table:formula="oooc:=ABS(([.L29]-[.B29])*100/[.B29])" office:value-type="float" office:value="2.07299270072993">
            <text:p>2.07</text:p>
          </table:table-cell>
          <table:table-cell table:formula="oooc:=ABS(([.M29]-[.B29])*100/[.B29])" office:value-type="float" office:value="2.07299270072993">
            <text:p>2.07</text:p>
          </table:table-cell>
          <table:table-cell table:formula="oooc:=ABS(([.N29]-[.B29])*100/[.B29])" office:value-type="float" office:value="2.07299270072993">
            <text:p>2.07</text:p>
          </table:table-cell>
          <table:table-cell table:number-columns-repeated="2"/>
          <table:table-cell table:formula="oooc:=ABS([.C29]-[.B29])" office:value-type="float" office:value="1.42">
            <text:p>1.42</text:p>
          </table:table-cell>
          <table:table-cell table:formula="oooc:=ABS([.D29]-[.B29])" office:value-type="float" office:value="1.42">
            <text:p>1.42</text:p>
          </table:table-cell>
          <table:table-cell table:formula="oooc:=ABS([.E29]-[.B29])" office:value-type="float" office:value="1.42">
            <text:p>1.42</text:p>
          </table:table-cell>
          <table:table-cell table:formula="oooc:=ABS([.F29]-[.B29])" office:value-type="float" office:value="1.42">
            <text:p>1.42</text:p>
          </table:table-cell>
          <table:table-cell table:formula="oooc:=ABS([.G29]-[.B29])" office:value-type="float" office:value="1.42">
            <text:p>1.42</text:p>
          </table:table-cell>
          <table:table-cell table:formula="oooc:=ABS([.H29]-[.B29])" office:value-type="float" office:value="1.42">
            <text:p>1.42</text:p>
          </table:table-cell>
          <table:table-cell table:formula="oooc:=ABS([.I29]-[.B29])" office:value-type="float" office:value="1.42">
            <text:p>1.42</text:p>
          </table:table-cell>
          <table:table-cell table:formula="oooc:=ABS([.J29]-[.B29])" office:value-type="float" office:value="1.42">
            <text:p>1.42</text:p>
          </table:table-cell>
          <table:table-cell table:formula="oooc:=ABS([.K29]-[.B29])" office:value-type="float" office:value="1.42">
            <text:p>1.42</text:p>
          </table:table-cell>
          <table:table-cell table:formula="oooc:=ABS([.L29]-[.B29])" office:value-type="float" office:value="1.42">
            <text:p>1.42</text:p>
          </table:table-cell>
          <table:table-cell table:formula="oooc:=ABS([.M29]-[.B29])" office:value-type="float" office:value="1.42">
            <text:p>1.42</text:p>
          </table:table-cell>
          <table:table-cell table:formula="oooc:=ABS([.N29]-[.B29])" office:value-type="float" office:value="1.42">
            <text:p>1.42</text:p>
          </table:table-cell>
          <table:table-cell table:number-columns-repeated="3"/>
        </table:table-row>
        <table:table-row table:style-name="ro1">
          <table:table-cell office:value-type="string">
            <text:p>AAATAGCCGGGCCGC</text:p>
          </table:table-cell>
          <table:table-cell office:value-type="float" office:value="69">
            <text:p>69</text:p>
          </table:table-cell>
          <table:table-cell office:value-type="float" office:value="67.8">
            <text:p>67.8</text:p>
          </table:table-cell>
          <table:table-cell office:value-type="float" office:value="71.14">
            <text:p>71.14</text:p>
          </table:table-cell>
          <table:table-cell office:value-type="float" office:value="70.65">
            <text:p>70.65</text:p>
          </table:table-cell>
          <table:table-cell office:value-type="float" office:value="71.96">
            <text:p>71.96</text:p>
          </table:table-cell>
          <table:table-cell office:value-type="float" office:value="71.42">
            <text:p>71.42</text:p>
          </table:table-cell>
          <table:table-cell office:value-type="float" office:value="73.3">
            <text:p>73.3</text:p>
          </table:table-cell>
          <table:table-cell office:value-type="float" office:value="72.6">
            <text:p>72.6</text:p>
          </table:table-cell>
          <table:table-cell office:value-type="float" office:value="70.89">
            <text:p>70.89</text:p>
          </table:table-cell>
          <table:table-cell office:value-type="float" office:value="70.98">
            <text:p>70.98</text:p>
          </table:table-cell>
          <table:table-cell office:value-type="float" office:value="70.04">
            <text:p>70.04</text:p>
          </table:table-cell>
          <table:table-cell office:value-type="float" office:value="71.81">
            <text:p>71.81</text:p>
          </table:table-cell>
          <table:table-cell office:value-type="float" office:value="71.27">
            <text:p>71.27</text:p>
          </table:table-cell>
          <table:table-cell office:value-type="float" office:value="69">
            <text:p>69</text:p>
          </table:table-cell>
          <table:table-cell/>
          <table:table-cell table:formula="oooc:=ABS(([.C30]-[.B30])*100/[.B30])" office:value-type="float" office:value="1.73913043478261">
            <text:p>1.74</text:p>
          </table:table-cell>
          <table:table-cell table:formula="oooc:=ABS(([.D30]-[.B30])*100/[.B30])" office:value-type="float" office:value="3.10144927536232">
            <text:p>3.1</text:p>
          </table:table-cell>
          <table:table-cell table:formula="oooc:=ABS(([.E30]-[.B30])*100/[.B30])" office:value-type="float" office:value="2.3913043478261">
            <text:p>2.39</text:p>
          </table:table-cell>
          <table:table-cell table:formula="oooc:=ABS(([.F30]-[.B30])*100/[.B30])" office:value-type="float" office:value="4.28985507246376">
            <text:p>4.29</text:p>
          </table:table-cell>
          <table:table-cell table:formula="oooc:=ABS(([.G30]-[.B30])*100/[.B30])" office:value-type="float" office:value="3.5072463768116">
            <text:p>3.51</text:p>
          </table:table-cell>
          <table:table-cell table:formula="oooc:=ABS(([.H30]-[.B30])*100/[.B30])" office:value-type="float" office:value="6.23188405797101">
            <text:p>6.23</text:p>
          </table:table-cell>
          <table:table-cell table:formula="oooc:=ABS(([.I30]-[.B30])*100/[.B30])" office:value-type="float" office:value="5.21739130434782">
            <text:p>5.22</text:p>
          </table:table-cell>
          <table:table-cell table:formula="oooc:=ABS(([.J30]-[.B30])*100/[.B30])" office:value-type="float" office:value="2.73913043478261">
            <text:p>2.74</text:p>
          </table:table-cell>
          <table:table-cell table:formula="oooc:=ABS(([.K30]-[.B30])*100/[.B30])" office:value-type="float" office:value="2.86956521739131">
            <text:p>2.87</text:p>
          </table:table-cell>
          <table:table-cell table:formula="oooc:=ABS(([.L30]-[.B30])*100/[.B30])" office:value-type="float" office:value="1.5072463768116">
            <text:p>1.51</text:p>
          </table:table-cell>
          <table:table-cell table:formula="oooc:=ABS(([.M30]-[.B30])*100/[.B30])" office:value-type="float" office:value="4.07246376811595">
            <text:p>4.07</text:p>
          </table:table-cell>
          <table:table-cell table:formula="oooc:=ABS(([.N30]-[.B30])*100/[.B30])" office:value-type="float" office:value="3.28985507246376">
            <text:p>3.29</text:p>
          </table:table-cell>
          <table:table-cell table:number-columns-repeated="2"/>
          <table:table-cell table:formula="oooc:=ABS([.C30]-[.B30])" office:value-type="float" office:value="1.2">
            <text:p>1.2</text:p>
          </table:table-cell>
          <table:table-cell table:formula="oooc:=ABS([.D30]-[.B30])" office:value-type="float" office:value="2.14">
            <text:p>2.14</text:p>
          </table:table-cell>
          <table:table-cell table:formula="oooc:=ABS([.E30]-[.B30])" office:value-type="float" office:value="1.65000000000001">
            <text:p>1.65</text:p>
          </table:table-cell>
          <table:table-cell table:formula="oooc:=ABS([.F30]-[.B30])" office:value-type="float" office:value="2.95999999999999">
            <text:p>2.96</text:p>
          </table:table-cell>
          <table:table-cell table:formula="oooc:=ABS([.G30]-[.B30])" office:value-type="float" office:value="2.42">
            <text:p>2.42</text:p>
          </table:table-cell>
          <table:table-cell table:formula="oooc:=ABS([.H30]-[.B30])" office:value-type="float" office:value="4.3">
            <text:p>4.3</text:p>
          </table:table-cell>
          <table:table-cell table:formula="oooc:=ABS([.I30]-[.B30])" office:value-type="float" office:value="3.59999999999999">
            <text:p>3.6</text:p>
          </table:table-cell>
          <table:table-cell table:formula="oooc:=ABS([.J30]-[.B30])" office:value-type="float" office:value="1.89">
            <text:p>1.89</text:p>
          </table:table-cell>
          <table:table-cell table:formula="oooc:=ABS([.K30]-[.B30])" office:value-type="float" office:value="1.98">
            <text:p>1.98</text:p>
          </table:table-cell>
          <table:table-cell table:formula="oooc:=ABS([.L30]-[.B30])" office:value-type="float" office:value="1.04000000000001">
            <text:p>1.04</text:p>
          </table:table-cell>
          <table:table-cell table:formula="oooc:=ABS([.M30]-[.B30])" office:value-type="float" office:value="2.81">
            <text:p>2.81</text:p>
          </table:table-cell>
          <table:table-cell table:formula="oooc:=ABS([.N30]-[.B30])" office:value-type="float" office:value="2.27">
            <text:p>2.27</text:p>
          </table:table-cell>
          <table:table-cell table:number-columns-repeated="3"/>
        </table:table-row>
        <table:table-row table:style-name="ro1">
          <table:table-cell office:value-type="string">
            <text:p>GATATAGCAAAATTCTAAGTTAATA</text:p>
          </table:table-cell>
          <table:table-cell office:value-type="float" office:value="63.3">
            <text:p>63.3</text:p>
          </table:table-cell>
          <table:table-cell office:value-type="float" office:value="59.78">
            <text:p>59.78</text:p>
          </table:table-cell>
          <table:table-cell office:value-type="float" office:value="62">
            <text:p>62</text:p>
          </table:table-cell>
          <table:table-cell office:value-type="float" office:value="61.62">
            <text:p>61.62</text:p>
          </table:table-cell>
          <table:table-cell office:value-type="float" office:value="62.74">
            <text:p>62.74</text:p>
          </table:table-cell>
          <table:table-cell office:value-type="float" office:value="62.85">
            <text:p>62.85</text:p>
          </table:table-cell>
          <table:table-cell office:value-type="float" office:value="63.41">
            <text:p>63.41</text:p>
          </table:table-cell>
          <table:table-cell office:value-type="float" office:value="63.86">
            <text:p>63.86</text:p>
          </table:table-cell>
          <table:table-cell office:value-type="float" office:value="63.2">
            <text:p>63.2</text:p>
          </table:table-cell>
          <table:table-cell office:value-type="float" office:value="63.15">
            <text:p>63.15</text:p>
          </table:table-cell>
          <table:table-cell office:value-type="float" office:value="62.35">
            <text:p>62.35</text:p>
          </table:table-cell>
          <table:table-cell office:value-type="float" office:value="64.03">
            <text:p>64.03</text:p>
          </table:table-cell>
          <table:table-cell office:value-type="float" office:value="63.58">
            <text:p>63.58</text:p>
          </table:table-cell>
          <table:table-cell office:value-type="float" office:value="63.3">
            <text:p>63.3</text:p>
          </table:table-cell>
          <table:table-cell/>
          <table:table-cell table:formula="oooc:=ABS(([.C31]-[.B31])*100/[.B31])" office:value-type="float" office:value="5.5608214849921">
            <text:p>5.56</text:p>
          </table:table-cell>
          <table:table-cell table:formula="oooc:=ABS(([.D31]-[.B31])*100/[.B31])" office:value-type="float" office:value="2.05371248025276">
            <text:p>2.05</text:p>
          </table:table-cell>
          <table:table-cell table:formula="oooc:=ABS(([.E31]-[.B31])*100/[.B31])" office:value-type="float" office:value="2.65402843601896">
            <text:p>2.65</text:p>
          </table:table-cell>
          <table:table-cell table:formula="oooc:=ABS(([.F31]-[.B31])*100/[.B31])" office:value-type="float" office:value="0.884676145339645">
            <text:p>0.88</text:p>
          </table:table-cell>
          <table:table-cell table:formula="oooc:=ABS(([.G31]-[.B31])*100/[.B31])" office:value-type="float" office:value="0.710900473933643">
            <text:p>0.71</text:p>
          </table:table-cell>
          <table:table-cell table:formula="oooc:=ABS(([.H31]-[.B31])*100/[.B31])" office:value-type="float" office:value="0.173775671406002">
            <text:p>0.17</text:p>
          </table:table-cell>
          <table:table-cell table:formula="oooc:=ABS(([.I31]-[.B31])*100/[.B31])" office:value-type="float" office:value="0.884676145339656">
            <text:p>0.88</text:p>
          </table:table-cell>
          <table:table-cell table:formula="oooc:=ABS(([.J31]-[.B31])*100/[.B31])" office:value-type="float" office:value="0.157977883096358">
            <text:p>0.16</text:p>
          </table:table-cell>
          <table:table-cell table:formula="oooc:=ABS(([.K31]-[.B31])*100/[.B31])" office:value-type="float" office:value="0.236966824644548">
            <text:p>0.24</text:p>
          </table:table-cell>
          <table:table-cell table:formula="oooc:=ABS(([.L31]-[.B31])*100/[.B31])" office:value-type="float" office:value="1.50078988941548">
            <text:p>1.5</text:p>
          </table:table-cell>
          <table:table-cell table:formula="oooc:=ABS(([.M31]-[.B31])*100/[.B31])" office:value-type="float" office:value="1.15323854660348">
            <text:p>1.15</text:p>
          </table:table-cell>
          <table:table-cell table:formula="oooc:=ABS(([.N31]-[.B31])*100/[.B31])" office:value-type="float" office:value="0.442338072669828">
            <text:p>0.44</text:p>
          </table:table-cell>
          <table:table-cell table:number-columns-repeated="2"/>
          <table:table-cell table:formula="oooc:=ABS([.C31]-[.B31])" office:value-type="float" office:value="3.52">
            <text:p>3.52</text:p>
          </table:table-cell>
          <table:table-cell table:formula="oooc:=ABS([.D31]-[.B31])" office:value-type="float" office:value="1.3">
            <text:p>1.3</text:p>
          </table:table-cell>
          <table:table-cell table:formula="oooc:=ABS([.E31]-[.B31])" office:value-type="float" office:value="1.68">
            <text:p>1.68</text:p>
          </table:table-cell>
          <table:table-cell table:formula="oooc:=ABS([.F31]-[.B31])" office:value-type="float" office:value="0.559999999999995">
            <text:p>0.56</text:p>
          </table:table-cell>
          <table:table-cell table:formula="oooc:=ABS([.G31]-[.B31])" office:value-type="float" office:value="0.449999999999996">
            <text:p>0.45</text:p>
          </table:table-cell>
          <table:table-cell table:formula="oooc:=ABS([.H31]-[.B31])" office:value-type="float" office:value="0.109999999999999">
            <text:p>0.11</text:p>
          </table:table-cell>
          <table:table-cell table:formula="oooc:=ABS([.I31]-[.B31])" office:value-type="float" office:value="0.560000000000002">
            <text:p>0.56</text:p>
          </table:table-cell>
          <table:table-cell table:formula="oooc:=ABS([.J31]-[.B31])" office:value-type="float" office:value="0.0999999999999943">
            <text:p>0.1</text:p>
          </table:table-cell>
          <table:table-cell table:formula="oooc:=ABS([.K31]-[.B31])" office:value-type="float" office:value="0.149999999999999">
            <text:p>0.15</text:p>
          </table:table-cell>
          <table:table-cell table:formula="oooc:=ABS([.L31]-[.B31])" office:value-type="float" office:value="0.949999999999996">
            <text:p>0.95</text:p>
          </table:table-cell>
          <table:table-cell table:formula="oooc:=ABS([.M31]-[.B31])" office:value-type="float" office:value="0.730000000000004">
            <text:p>0.73</text:p>
          </table:table-cell>
          <table:table-cell table:formula="oooc:=ABS([.N31]-[.B31])" office:value-type="float" office:value="0.280000000000001">
            <text:p>0.28</text:p>
          </table:table-cell>
          <table:table-cell table:number-columns-repeated="3"/>
        </table:table-row>
        <table:table-row table:style-name="ro1">
          <table:table-cell office:value-type="string">
            <text:p>GTCCACGCCCGGTGCGACGG</text:p>
          </table:table-cell>
          <table:table-cell office:value-type="float" office:value="70.9">
            <text:p>70.9</text:p>
          </table:table-cell>
          <table:table-cell office:value-type="float" office:value="55.19">
            <text:p>55.19</text:p>
          </table:table-cell>
          <table:table-cell office:value-type="float" office:value="72.11">
            <text:p>72.11</text:p>
          </table:table-cell>
          <table:table-cell office:value-type="float" office:value="69.35">
            <text:p>69.35</text:p>
          </table:table-cell>
          <table:table-cell office:value-type="float" office:value="76.71">
            <text:p>76.71</text:p>
          </table:table-cell>
          <table:table-cell office:value-type="float" office:value="74.85">
            <text:p>74.85</text:p>
          </table:table-cell>
          <table:table-cell office:value-type="float" office:value="78.41">
            <text:p>78.41</text:p>
          </table:table-cell>
          <table:table-cell office:value-type="float" office:value="75.07">
            <text:p>75.07</text:p>
          </table:table-cell>
          <table:table-cell office:value-type="float" office:value="70.67">
            <text:p>70.67</text:p>
          </table:table-cell>
          <table:table-cell office:value-type="float" office:value="71.5">
            <text:p>71.5</text:p>
          </table:table-cell>
          <table:table-cell office:value-type="float" office:value="65.91">
            <text:p>65.91</text:p>
          </table:table-cell>
          <table:table-cell office:value-type="float" office:value="72.71">
            <text:p>72.71</text:p>
          </table:table-cell>
          <table:table-cell office:value-type="float" office:value="69.4">
            <text:p>69.4</text:p>
          </table:table-cell>
          <table:table-cell office:value-type="float" office:value="70.9">
            <text:p>70.9</text:p>
          </table:table-cell>
          <table:table-cell/>
          <table:table-cell table:formula="oooc:=ABS(([.C32]-[.B32])*100/[.B32])" office:value-type="float" office:value="22.1579689703808">
            <text:p>22.16</text:p>
          </table:table-cell>
          <table:table-cell table:formula="oooc:=ABS(([.D32]-[.B32])*100/[.B32])" office:value-type="float" office:value="1.70662905500704">
            <text:p>1.71</text:p>
          </table:table-cell>
          <table:table-cell table:formula="oooc:=ABS(([.E32]-[.B32])*100/[.B32])" office:value-type="float" office:value="2.18617771509169">
            <text:p>2.19</text:p>
          </table:table-cell>
          <table:table-cell table:formula="oooc:=ABS(([.F32]-[.B32])*100/[.B32])" office:value-type="float" office:value="8.19464033850492">
            <text:p>8.19</text:p>
          </table:table-cell>
          <table:table-cell table:formula="oooc:=ABS(([.G32]-[.B32])*100/[.B32])" office:value-type="float" office:value="5.57122708039491">
            <text:p>5.57</text:p>
          </table:table-cell>
          <table:table-cell table:formula="oooc:=ABS(([.H32]-[.B32])*100/[.B32])" office:value-type="float" office:value="10.5923836389281">
            <text:p>10.59</text:p>
          </table:table-cell>
          <table:table-cell table:formula="oooc:=ABS(([.I32]-[.B32])*100/[.B32])" office:value-type="float" office:value="5.88152327221437">
            <text:p>5.88</text:p>
          </table:table-cell>
          <table:table-cell table:formula="oooc:=ABS(([.J32]-[.B32])*100/[.B32])" office:value-type="float" office:value="0.3244005641749">
            <text:p>0.32</text:p>
          </table:table-cell>
          <table:table-cell table:formula="oooc:=ABS(([.K32]-[.B32])*100/[.B32])" office:value-type="float" office:value="0.846262341325803">
            <text:p>0.85</text:p>
          </table:table-cell>
          <table:table-cell table:formula="oooc:=ABS(([.L32]-[.B32])*100/[.B32])" office:value-type="float" office:value="7.03808180535967">
            <text:p>7.04</text:p>
          </table:table-cell>
          <table:table-cell table:formula="oooc:=ABS(([.M32]-[.B32])*100/[.B32])" office:value-type="float" office:value="2.55289139633285">
            <text:p>2.55</text:p>
          </table:table-cell>
          <table:table-cell table:formula="oooc:=ABS(([.N32]-[.B32])*100/[.B32])" office:value-type="float" office:value="2.11565585331453">
            <text:p>2.12</text:p>
          </table:table-cell>
          <table:table-cell table:number-columns-repeated="2"/>
          <table:table-cell table:formula="oooc:=ABS([.C32]-[.B32])" office:value-type="float" office:value="15.71">
            <text:p>15.71</text:p>
          </table:table-cell>
          <table:table-cell table:formula="oooc:=ABS([.D32]-[.B32])" office:value-type="float" office:value="1.20999999999999">
            <text:p>1.21</text:p>
          </table:table-cell>
          <table:table-cell table:formula="oooc:=ABS([.E32]-[.B32])" office:value-type="float" office:value="1.55000000000001">
            <text:p>1.55</text:p>
          </table:table-cell>
          <table:table-cell table:formula="oooc:=ABS([.F32]-[.B32])" office:value-type="float" office:value="5.80999999999999">
            <text:p>5.81</text:p>
          </table:table-cell>
          <table:table-cell table:formula="oooc:=ABS([.G32]-[.B32])" office:value-type="float" office:value="3.94999999999999">
            <text:p>3.95</text:p>
          </table:table-cell>
          <table:table-cell table:formula="oooc:=ABS([.H32]-[.B32])" office:value-type="float" office:value="7.50999999999999">
            <text:p>7.51</text:p>
          </table:table-cell>
          <table:table-cell table:formula="oooc:=ABS([.I32]-[.B32])" office:value-type="float" office:value="4.16999999999999">
            <text:p>4.17</text:p>
          </table:table-cell>
          <table:table-cell table:formula="oooc:=ABS([.J32]-[.B32])" office:value-type="float" office:value="0.230000000000004">
            <text:p>0.23</text:p>
          </table:table-cell>
          <table:table-cell table:formula="oooc:=ABS([.K32]-[.B32])" office:value-type="float" office:value="0.599999999999994">
            <text:p>0.6</text:p>
          </table:table-cell>
          <table:table-cell table:formula="oooc:=ABS([.L32]-[.B32])" office:value-type="float" office:value="4.99000000000001">
            <text:p>4.99</text:p>
          </table:table-cell>
          <table:table-cell table:formula="oooc:=ABS([.M32]-[.B32])" office:value-type="float" office:value="1.80999999999999">
            <text:p>1.81</text:p>
          </table:table-cell>
          <table:table-cell table:formula="oooc:=ABS([.N32]-[.B32])" office:value-type="float" office:value="1.5">
            <text:p>1.5</text:p>
          </table:table-cell>
          <table:table-cell table:number-columns-repeated="3"/>
        </table:table-row>
        <table:table-row table:style-name="ro1">
          <table:table-cell office:value-type="string">
            <text:p>AGTAGTAATCACACC</text:p>
          </table:table-cell>
          <table:table-cell office:value-type="float" office:value="57.1">
            <text:p>57.1</text:p>
          </table:table-cell>
          <table:table-cell table:number-columns-repeated="11" office:value-type="float" office:value="58.49">
            <text:p>58.49</text:p>
          </table:table-cell>
          <table:table-cell office:value-type="float" office:value="58.5">
            <text:p>58.5</text:p>
          </table:table-cell>
          <table:table-cell office:value-type="float" office:value="57.1">
            <text:p>57.1</text:p>
          </table:table-cell>
          <table:table-cell/>
          <table:table-cell table:formula="oooc:=ABS(([.C33]-[.B33])*100/[.B33])" office:value-type="float" office:value="2.43432574430823">
            <text:p>2.43</text:p>
          </table:table-cell>
          <table:table-cell table:formula="oooc:=ABS(([.D33]-[.B33])*100/[.B33])" office:value-type="float" office:value="2.43432574430823">
            <text:p>2.43</text:p>
          </table:table-cell>
          <table:table-cell table:formula="oooc:=ABS(([.E33]-[.B33])*100/[.B33])" office:value-type="float" office:value="2.43432574430823">
            <text:p>2.43</text:p>
          </table:table-cell>
          <table:table-cell table:formula="oooc:=ABS(([.F33]-[.B33])*100/[.B33])" office:value-type="float" office:value="2.43432574430823">
            <text:p>2.43</text:p>
          </table:table-cell>
          <table:table-cell table:formula="oooc:=ABS(([.G33]-[.B33])*100/[.B33])" office:value-type="float" office:value="2.43432574430823">
            <text:p>2.43</text:p>
          </table:table-cell>
          <table:table-cell table:formula="oooc:=ABS(([.H33]-[.B33])*100/[.B33])" office:value-type="float" office:value="2.43432574430823">
            <text:p>2.43</text:p>
          </table:table-cell>
          <table:table-cell table:formula="oooc:=ABS(([.I33]-[.B33])*100/[.B33])" office:value-type="float" office:value="2.43432574430823">
            <text:p>2.43</text:p>
          </table:table-cell>
          <table:table-cell table:formula="oooc:=ABS(([.J33]-[.B33])*100/[.B33])" office:value-type="float" office:value="2.43432574430823">
            <text:p>2.43</text:p>
          </table:table-cell>
          <table:table-cell table:formula="oooc:=ABS(([.K33]-[.B33])*100/[.B33])" office:value-type="float" office:value="2.43432574430823">
            <text:p>2.43</text:p>
          </table:table-cell>
          <table:table-cell table:formula="oooc:=ABS(([.L33]-[.B33])*100/[.B33])" office:value-type="float" office:value="2.43432574430823">
            <text:p>2.43</text:p>
          </table:table-cell>
          <table:table-cell table:formula="oooc:=ABS(([.M33]-[.B33])*100/[.B33])" office:value-type="float" office:value="2.43432574430823">
            <text:p>2.43</text:p>
          </table:table-cell>
          <table:table-cell table:formula="oooc:=ABS(([.N33]-[.B33])*100/[.B33])" office:value-type="float" office:value="2.45183887915937">
            <text:p>2.45</text:p>
          </table:table-cell>
          <table:table-cell table:number-columns-repeated="2"/>
          <table:table-cell table:formula="oooc:=ABS([.C33]-[.B33])" office:value-type="float" office:value="1.39">
            <text:p>1.39</text:p>
          </table:table-cell>
          <table:table-cell table:formula="oooc:=ABS([.D33]-[.B33])" office:value-type="float" office:value="1.39">
            <text:p>1.39</text:p>
          </table:table-cell>
          <table:table-cell table:formula="oooc:=ABS([.E33]-[.B33])" office:value-type="float" office:value="1.39">
            <text:p>1.39</text:p>
          </table:table-cell>
          <table:table-cell table:formula="oooc:=ABS([.F33]-[.B33])" office:value-type="float" office:value="1.39">
            <text:p>1.39</text:p>
          </table:table-cell>
          <table:table-cell table:formula="oooc:=ABS([.G33]-[.B33])" office:value-type="float" office:value="1.39">
            <text:p>1.39</text:p>
          </table:table-cell>
          <table:table-cell table:formula="oooc:=ABS([.H33]-[.B33])" office:value-type="float" office:value="1.39">
            <text:p>1.39</text:p>
          </table:table-cell>
          <table:table-cell table:formula="oooc:=ABS([.I33]-[.B33])" office:value-type="float" office:value="1.39">
            <text:p>1.39</text:p>
          </table:table-cell>
          <table:table-cell table:formula="oooc:=ABS([.J33]-[.B33])" office:value-type="float" office:value="1.39">
            <text:p>1.39</text:p>
          </table:table-cell>
          <table:table-cell table:formula="oooc:=ABS([.K33]-[.B33])" office:value-type="float" office:value="1.39">
            <text:p>1.39</text:p>
          </table:table-cell>
          <table:table-cell table:formula="oooc:=ABS([.L33]-[.B33])" office:value-type="float" office:value="1.39">
            <text:p>1.39</text:p>
          </table:table-cell>
          <table:table-cell table:formula="oooc:=ABS([.M33]-[.B33])" office:value-type="float" office:value="1.39">
            <text:p>1.39</text:p>
          </table:table-cell>
          <table:table-cell table:formula="oooc:=ABS([.N33]-[.B33])" office:value-type="float" office:value="1.4">
            <text:p>1.4</text:p>
          </table:table-cell>
          <table:table-cell table:number-columns-repeated="3"/>
        </table:table-row>
        <table:table-row table:style-name="ro1">
          <table:table-cell office:value-type="string">
            <text:p>AATATCTCTCATGCGCCAAGCTACA</text:p>
          </table:table-cell>
          <table:table-cell office:value-type="float" office:value="76.5">
            <text:p>76.5</text:p>
          </table:table-cell>
          <table:table-cell table:number-columns-repeated="11" office:value-type="float" office:value="77.73">
            <text:p>77.73</text:p>
          </table:table-cell>
          <table:table-cell office:value-type="float" office:value="77.74">
            <text:p>77.74</text:p>
          </table:table-cell>
          <table:table-cell office:value-type="float" office:value="76.5">
            <text:p>76.5</text:p>
          </table:table-cell>
          <table:table-cell/>
          <table:table-cell table:formula="oooc:=ABS(([.C34]-[.B34])*100/[.B34])" office:value-type="float" office:value="1.60784313725491">
            <text:p>1.61</text:p>
          </table:table-cell>
          <table:table-cell table:formula="oooc:=ABS(([.D34]-[.B34])*100/[.B34])" office:value-type="float" office:value="1.60784313725491">
            <text:p>1.61</text:p>
          </table:table-cell>
          <table:table-cell table:formula="oooc:=ABS(([.E34]-[.B34])*100/[.B34])" office:value-type="float" office:value="1.60784313725491">
            <text:p>1.61</text:p>
          </table:table-cell>
          <table:table-cell table:formula="oooc:=ABS(([.F34]-[.B34])*100/[.B34])" office:value-type="float" office:value="1.60784313725491">
            <text:p>1.61</text:p>
          </table:table-cell>
          <table:table-cell table:formula="oooc:=ABS(([.G34]-[.B34])*100/[.B34])" office:value-type="float" office:value="1.60784313725491">
            <text:p>1.61</text:p>
          </table:table-cell>
          <table:table-cell table:formula="oooc:=ABS(([.H34]-[.B34])*100/[.B34])" office:value-type="float" office:value="1.60784313725491">
            <text:p>1.61</text:p>
          </table:table-cell>
          <table:table-cell table:formula="oooc:=ABS(([.I34]-[.B34])*100/[.B34])" office:value-type="float" office:value="1.60784313725491">
            <text:p>1.61</text:p>
          </table:table-cell>
          <table:table-cell table:formula="oooc:=ABS(([.J34]-[.B34])*100/[.B34])" office:value-type="float" office:value="1.60784313725491">
            <text:p>1.61</text:p>
          </table:table-cell>
          <table:table-cell table:formula="oooc:=ABS(([.K34]-[.B34])*100/[.B34])" office:value-type="float" office:value="1.60784313725491">
            <text:p>1.61</text:p>
          </table:table-cell>
          <table:table-cell table:formula="oooc:=ABS(([.L34]-[.B34])*100/[.B34])" office:value-type="float" office:value="1.60784313725491">
            <text:p>1.61</text:p>
          </table:table-cell>
          <table:table-cell table:formula="oooc:=ABS(([.M34]-[.B34])*100/[.B34])" office:value-type="float" office:value="1.60784313725491">
            <text:p>1.61</text:p>
          </table:table-cell>
          <table:table-cell table:formula="oooc:=ABS(([.N34]-[.B34])*100/[.B34])" office:value-type="float" office:value="1.62091503267973">
            <text:p>1.62</text:p>
          </table:table-cell>
          <table:table-cell table:number-columns-repeated="2"/>
          <table:table-cell table:formula="oooc:=ABS([.C34]-[.B34])" office:value-type="float" office:value="1.23">
            <text:p>1.23</text:p>
          </table:table-cell>
          <table:table-cell table:formula="oooc:=ABS([.D34]-[.B34])" office:value-type="float" office:value="1.23">
            <text:p>1.23</text:p>
          </table:table-cell>
          <table:table-cell table:formula="oooc:=ABS([.E34]-[.B34])" office:value-type="float" office:value="1.23">
            <text:p>1.23</text:p>
          </table:table-cell>
          <table:table-cell table:formula="oooc:=ABS([.F34]-[.B34])" office:value-type="float" office:value="1.23">
            <text:p>1.23</text:p>
          </table:table-cell>
          <table:table-cell table:formula="oooc:=ABS([.G34]-[.B34])" office:value-type="float" office:value="1.23">
            <text:p>1.23</text:p>
          </table:table-cell>
          <table:table-cell table:formula="oooc:=ABS([.H34]-[.B34])" office:value-type="float" office:value="1.23">
            <text:p>1.23</text:p>
          </table:table-cell>
          <table:table-cell table:formula="oooc:=ABS([.I34]-[.B34])" office:value-type="float" office:value="1.23">
            <text:p>1.23</text:p>
          </table:table-cell>
          <table:table-cell table:formula="oooc:=ABS([.J34]-[.B34])" office:value-type="float" office:value="1.23">
            <text:p>1.23</text:p>
          </table:table-cell>
          <table:table-cell table:formula="oooc:=ABS([.K34]-[.B34])" office:value-type="float" office:value="1.23">
            <text:p>1.23</text:p>
          </table:table-cell>
          <table:table-cell table:formula="oooc:=ABS([.L34]-[.B34])" office:value-type="float" office:value="1.23">
            <text:p>1.23</text:p>
          </table:table-cell>
          <table:table-cell table:formula="oooc:=ABS([.M34]-[.B34])" office:value-type="float" office:value="1.23">
            <text:p>1.23</text:p>
          </table:table-cell>
          <table:table-cell table:formula="oooc:=ABS([.N34]-[.B34])" office:value-type="float" office:value="1.23999999999999">
            <text:p>1.24</text:p>
          </table:table-cell>
          <table:table-cell table:number-columns-repeated="3"/>
        </table:table-row>
        <table:table-row table:style-name="ro1">
          <table:table-cell office:value-type="string">
            <text:p>TTGTAGTCAT</text:p>
          </table:table-cell>
          <table:table-cell office:value-type="float" office:value="28.2">
            <text:p>28.2</text:p>
          </table:table-cell>
          <table:table-cell office:value-type="float" office:value="15.88">
            <text:p>15.88</text:p>
          </table:table-cell>
          <table:table-cell office:value-type="float" office:value="20.65">
            <text:p>20.65</text:p>
          </table:table-cell>
          <table:table-cell office:value-type="float" office:value="18.94">
            <text:p>18.94</text:p>
          </table:table-cell>
          <table:table-cell office:value-type="float" office:value="23.97">
            <text:p>23.97</text:p>
          </table:table-cell>
          <table:table-cell office:value-type="float" office:value="27.57">
            <text:p>27.57</text:p>
          </table:table-cell>
          <table:table-cell office:value-type="float" office:value="23.48">
            <text:p>23.48</text:p>
          </table:table-cell>
          <table:table-cell office:value-type="float" office:value="28.27">
            <text:p>28.27</text:p>
          </table:table-cell>
          <table:table-cell office:value-type="float" office:value="26.01">
            <text:p>26.01</text:p>
          </table:table-cell>
          <table:table-cell office:value-type="float" office:value="27.76">
            <text:p>27.76</text:p>
          </table:table-cell>
          <table:table-cell office:value-type="float" office:value="22.22">
            <text:p>22.22</text:p>
          </table:table-cell>
          <table:table-cell office:value-type="float" office:value="29.09">
            <text:p>29.09</text:p>
          </table:table-cell>
          <table:table-cell office:value-type="float" office:value="25.48">
            <text:p>25.48</text:p>
          </table:table-cell>
          <table:table-cell office:value-type="float" office:value="28.2">
            <text:p>28.2</text:p>
          </table:table-cell>
          <table:table-cell/>
          <table:table-cell table:formula="oooc:=ABS(([.C35]-[.B35])*100/[.B35])" office:value-type="float" office:value="43.6879432624113">
            <text:p>43.69</text:p>
          </table:table-cell>
          <table:table-cell table:formula="oooc:=ABS(([.D35]-[.B35])*100/[.B35])" office:value-type="float" office:value="26.7730496453901">
            <text:p>26.77</text:p>
          </table:table-cell>
          <table:table-cell table:formula="oooc:=ABS(([.E35]-[.B35])*100/[.B35])" office:value-type="float" office:value="32.8368794326241">
            <text:p>32.84</text:p>
          </table:table-cell>
          <table:table-cell table:formula="oooc:=ABS(([.F35]-[.B35])*100/[.B35])" office:value-type="float" office:value="15">
            <text:p>15</text:p>
          </table:table-cell>
          <table:table-cell table:formula="oooc:=ABS(([.G35]-[.B35])*100/[.B35])" office:value-type="float" office:value="2.23404255319149">
            <text:p>2.23</text:p>
          </table:table-cell>
          <table:table-cell table:formula="oooc:=ABS(([.H35]-[.B35])*100/[.B35])" office:value-type="float" office:value="16.7375886524823">
            <text:p>16.74</text:p>
          </table:table-cell>
          <table:table-cell table:formula="oooc:=ABS(([.I35]-[.B35])*100/[.B35])" office:value-type="float" office:value="0.248226950354611">
            <text:p>0.25</text:p>
          </table:table-cell>
          <table:table-cell table:formula="oooc:=ABS(([.J35]-[.B35])*100/[.B35])" office:value-type="float" office:value="7.7659574468085">
            <text:p>7.77</text:p>
          </table:table-cell>
          <table:table-cell table:formula="oooc:=ABS(([.K35]-[.B35])*100/[.B35])" office:value-type="float" office:value="1.56028368794325">
            <text:p>1.56</text:p>
          </table:table-cell>
          <table:table-cell table:formula="oooc:=ABS(([.L35]-[.B35])*100/[.B35])" office:value-type="float" office:value="21.2056737588652">
            <text:p>21.21</text:p>
          </table:table-cell>
          <table:table-cell table:formula="oooc:=ABS(([.M35]-[.B35])*100/[.B35])" office:value-type="float" office:value="3.15602836879433">
            <text:p>3.16</text:p>
          </table:table-cell>
          <table:table-cell table:formula="oooc:=ABS(([.N35]-[.B35])*100/[.B35])" office:value-type="float" office:value="9.64539007092198">
            <text:p>9.65</text:p>
          </table:table-cell>
          <table:table-cell table:number-columns-repeated="2"/>
          <table:table-cell table:formula="oooc:=ABS([.C35]-[.B35])" office:value-type="float" office:value="12.32">
            <text:p>12.32</text:p>
          </table:table-cell>
          <table:table-cell table:formula="oooc:=ABS([.D35]-[.B35])" office:value-type="float" office:value="7.55">
            <text:p>7.55</text:p>
          </table:table-cell>
          <table:table-cell table:formula="oooc:=ABS([.E35]-[.B35])" office:value-type="float" office:value="9.26">
            <text:p>9.26</text:p>
          </table:table-cell>
          <table:table-cell table:formula="oooc:=ABS([.F35]-[.B35])" office:value-type="float" office:value="4.23">
            <text:p>4.23</text:p>
          </table:table-cell>
          <table:table-cell table:formula="oooc:=ABS([.G35]-[.B35])" office:value-type="float" office:value="0.629999999999999">
            <text:p>0.63</text:p>
          </table:table-cell>
          <table:table-cell table:formula="oooc:=ABS([.H35]-[.B35])" office:value-type="float" office:value="4.72">
            <text:p>4.72</text:p>
          </table:table-cell>
          <table:table-cell table:formula="oooc:=ABS([.I35]-[.B35])" office:value-type="float" office:value="0.0700000000000003">
            <text:p>0.07</text:p>
          </table:table-cell>
          <table:table-cell table:formula="oooc:=ABS([.J35]-[.B35])" office:value-type="float" office:value="2.19">
            <text:p>2.19</text:p>
          </table:table-cell>
          <table:table-cell table:formula="oooc:=ABS([.K35]-[.B35])" office:value-type="float" office:value="0.439999999999998">
            <text:p>0.44</text:p>
          </table:table-cell>
          <table:table-cell table:formula="oooc:=ABS([.L35]-[.B35])" office:value-type="float" office:value="5.98">
            <text:p>5.98</text:p>
          </table:table-cell>
          <table:table-cell table:formula="oooc:=ABS([.M35]-[.B35])" office:value-type="float" office:value="0.890000000000001">
            <text:p>0.89</text:p>
          </table:table-cell>
          <table:table-cell table:formula="oooc:=ABS([.N35]-[.B35])" office:value-type="float" office:value="2.72">
            <text:p>2.72</text:p>
          </table:table-cell>
          <table:table-cell table:number-columns-repeated="3"/>
        </table:table-row>
        <table:table-row table:style-name="ro1">
          <table:table-cell office:value-type="string">
            <text:p>GACGACAAGACCGCG</text:p>
          </table:table-cell>
          <table:table-cell office:value-type="float" office:value="61.5">
            <text:p>61.5</text:p>
          </table:table-cell>
          <table:table-cell office:value-type="float" office:value="46.99">
            <text:p>46.99</text:p>
          </table:table-cell>
          <table:table-cell office:value-type="float" office:value="59.08">
            <text:p>59.08</text:p>
          </table:table-cell>
          <table:table-cell office:value-type="float" office:value="56.89">
            <text:p>56.89</text:p>
          </table:table-cell>
          <table:table-cell office:value-type="float" office:value="62.74">
            <text:p>62.74</text:p>
          </table:table-cell>
          <table:table-cell office:value-type="float" office:value="60.69">
            <text:p>60.69</text:p>
          </table:table-cell>
          <table:table-cell office:value-type="float" office:value="65.24">
            <text:p>65.24</text:p>
          </table:table-cell>
          <table:table-cell office:value-type="float" office:value="61.93">
            <text:p>61.93</text:p>
          </table:table-cell>
          <table:table-cell office:value-type="float" office:value="57.93">
            <text:p>57.93</text:p>
          </table:table-cell>
          <table:table-cell office:value-type="float" office:value="59.34">
            <text:p>59.34</text:p>
          </table:table-cell>
          <table:table-cell office:value-type="float" office:value="54.14">
            <text:p>54.14</text:p>
          </table:table-cell>
          <table:table-cell office:value-type="float" office:value="60.8">
            <text:p>60.8</text:p>
          </table:table-cell>
          <table:table-cell office:value-type="float" office:value="57.39">
            <text:p>57.39</text:p>
          </table:table-cell>
          <table:table-cell office:value-type="float" office:value="61.5">
            <text:p>61.5</text:p>
          </table:table-cell>
          <table:table-cell/>
          <table:table-cell table:formula="oooc:=ABS(([.C36]-[.B36])*100/[.B36])" office:value-type="float" office:value="23.5934959349593">
            <text:p>23.59</text:p>
          </table:table-cell>
          <table:table-cell table:formula="oooc:=ABS(([.D36]-[.B36])*100/[.B36])" office:value-type="float" office:value="3.9349593495935">
            <text:p>3.93</text:p>
          </table:table-cell>
          <table:table-cell table:formula="oooc:=ABS(([.E36]-[.B36])*100/[.B36])" office:value-type="float" office:value="7.49593495934959">
            <text:p>7.5</text:p>
          </table:table-cell>
          <table:table-cell table:formula="oooc:=ABS(([.F36]-[.B36])*100/[.B36])" office:value-type="float" office:value="2.01626016260163">
            <text:p>2.02</text:p>
          </table:table-cell>
          <table:table-cell table:formula="oooc:=ABS(([.G36]-[.B36])*100/[.B36])" office:value-type="float" office:value="1.31707317073171">
            <text:p>1.32</text:p>
          </table:table-cell>
          <table:table-cell table:formula="oooc:=ABS(([.H36]-[.B36])*100/[.B36])" office:value-type="float" office:value="6.08130081300812">
            <text:p>6.08</text:p>
          </table:table-cell>
          <table:table-cell table:formula="oooc:=ABS(([.I36]-[.B36])*100/[.B36])" office:value-type="float" office:value="0.699186991869918">
            <text:p>0.7</text:p>
          </table:table-cell>
          <table:table-cell table:formula="oooc:=ABS(([.J36]-[.B36])*100/[.B36])" office:value-type="float" office:value="5.80487804878049">
            <text:p>5.8</text:p>
          </table:table-cell>
          <table:table-cell table:formula="oooc:=ABS(([.K36]-[.B36])*100/[.B36])" office:value-type="float" office:value="3.51219512195121">
            <text:p>3.51</text:p>
          </table:table-cell>
          <table:table-cell table:formula="oooc:=ABS(([.L36]-[.B36])*100/[.B36])" office:value-type="float" office:value="11.9674796747967">
            <text:p>11.97</text:p>
          </table:table-cell>
          <table:table-cell table:formula="oooc:=ABS(([.M36]-[.B36])*100/[.B36])" office:value-type="float" office:value="1.13821138211383">
            <text:p>1.14</text:p>
          </table:table-cell>
          <table:table-cell table:formula="oooc:=ABS(([.N36]-[.B36])*100/[.B36])" office:value-type="float" office:value="6.68292682926829">
            <text:p>6.68</text:p>
          </table:table-cell>
          <table:table-cell table:number-columns-repeated="2"/>
          <table:table-cell table:formula="oooc:=ABS([.C36]-[.B36])" office:value-type="float" office:value="14.51">
            <text:p>14.51</text:p>
          </table:table-cell>
          <table:table-cell table:formula="oooc:=ABS([.D36]-[.B36])" office:value-type="float" office:value="2.42">
            <text:p>2.42</text:p>
          </table:table-cell>
          <table:table-cell table:formula="oooc:=ABS([.E36]-[.B36])" office:value-type="float" office:value="4.61">
            <text:p>4.61</text:p>
          </table:table-cell>
          <table:table-cell table:formula="oooc:=ABS([.F36]-[.B36])" office:value-type="float" office:value="1.24">
            <text:p>1.24</text:p>
          </table:table-cell>
          <table:table-cell table:formula="oooc:=ABS([.G36]-[.B36])" office:value-type="float" office:value="0.810000000000002">
            <text:p>0.81</text:p>
          </table:table-cell>
          <table:table-cell table:formula="oooc:=ABS([.H36]-[.B36])" office:value-type="float" office:value="3.73999999999999">
            <text:p>3.74</text:p>
          </table:table-cell>
          <table:table-cell table:formula="oooc:=ABS([.I36]-[.B36])" office:value-type="float" office:value="0.43">
            <text:p>0.43</text:p>
          </table:table-cell>
          <table:table-cell table:formula="oooc:=ABS([.J36]-[.B36])" office:value-type="float" office:value="3.57">
            <text:p>3.57</text:p>
          </table:table-cell>
          <table:table-cell table:formula="oooc:=ABS([.K36]-[.B36])" office:value-type="float" office:value="2.16">
            <text:p>2.16</text:p>
          </table:table-cell>
          <table:table-cell table:formula="oooc:=ABS([.L36]-[.B36])" office:value-type="float" office:value="7.36">
            <text:p>7.36</text:p>
          </table:table-cell>
          <table:table-cell table:formula="oooc:=ABS([.M36]-[.B36])" office:value-type="float" office:value="0.700000000000003">
            <text:p>0.7</text:p>
          </table:table-cell>
          <table:table-cell table:formula="oooc:=ABS([.N36]-[.B36])" office:value-type="float" office:value="4.11">
            <text:p>4.11</text:p>
          </table:table-cell>
          <table:table-cell table:number-columns-repeated="3"/>
        </table:table-row>
        <table:table-row table:style-name="ro1">
          <table:table-cell office:value-type="string">
            <text:p>AAATAGCCGGGCCGC</text:p>
          </table:table-cell>
          <table:table-cell office:value-type="float" office:value="65.3">
            <text:p>65.3</text:p>
          </table:table-cell>
          <table:table-cell office:value-type="float" office:value="56.05">
            <text:p>56.05</text:p>
          </table:table-cell>
          <table:table-cell office:value-type="float" office:value="66.07">
            <text:p>66.07</text:p>
          </table:table-cell>
          <table:table-cell office:value-type="float" office:value="64.51">
            <text:p>64.51</text:p>
          </table:table-cell>
          <table:table-cell office:value-type="float" office:value="68.67">
            <text:p>68.67</text:p>
          </table:table-cell>
          <table:table-cell office:value-type="float" office:value="67.02">
            <text:p>67.02</text:p>
          </table:table-cell>
          <table:table-cell office:value-type="float" office:value="71.37">
            <text:p>71.37</text:p>
          </table:table-cell>
          <table:table-cell office:value-type="float" office:value="68.96">
            <text:p>68.96</text:p>
          </table:table-cell>
          <table:table-cell office:value-type="float" office:value="65.25">
            <text:p>65.25</text:p>
          </table:table-cell>
          <table:table-cell office:value-type="float" office:value="65.68">
            <text:p>65.68</text:p>
          </table:table-cell>
          <table:table-cell office:value-type="float" office:value="62.56">
            <text:p>62.56</text:p>
          </table:table-cell>
          <table:table-cell office:value-type="float" office:value="67.34">
            <text:p>67.34</text:p>
          </table:table-cell>
          <table:table-cell office:value-type="float" office:value="65.36">
            <text:p>65.36</text:p>
          </table:table-cell>
          <table:table-cell office:value-type="float" office:value="65.3">
            <text:p>65.3</text:p>
          </table:table-cell>
          <table:table-cell/>
          <table:table-cell table:formula="oooc:=ABS(([.C37]-[.B37])*100/[.B37])" office:value-type="float" office:value="14.1653905053599">
            <text:p>14.17</text:p>
          </table:table-cell>
          <table:table-cell table:formula="oooc:=ABS(([.D37]-[.B37])*100/[.B37])" office:value-type="float" office:value="1.17917304747319">
            <text:p>1.18</text:p>
          </table:table-cell>
          <table:table-cell table:formula="oooc:=ABS(([.E37]-[.B37])*100/[.B37])" office:value-type="float" office:value="1.20980091883613">
            <text:p>1.21</text:p>
          </table:table-cell>
          <table:table-cell table:formula="oooc:=ABS(([.F37]-[.B37])*100/[.B37])" office:value-type="float" office:value="5.16079632465544">
            <text:p>5.16</text:p>
          </table:table-cell>
          <table:table-cell table:formula="oooc:=ABS(([.G37]-[.B37])*100/[.B37])" office:value-type="float" office:value="2.63399693721286">
            <text:p>2.63</text:p>
          </table:table-cell>
          <table:table-cell table:formula="oooc:=ABS(([.H37]-[.B37])*100/[.B37])" office:value-type="float" office:value="9.29555895865238">
            <text:p>9.3</text:p>
          </table:table-cell>
          <table:table-cell table:formula="oooc:=ABS(([.I37]-[.B37])*100/[.B37])" office:value-type="float" office:value="5.60490045941807">
            <text:p>5.6</text:p>
          </table:table-cell>
          <table:table-cell table:formula="oooc:=ABS(([.J37]-[.B37])*100/[.B37])" office:value-type="float" office:value="0.0765696784073463">
            <text:p>0.08</text:p>
          </table:table-cell>
          <table:table-cell table:formula="oooc:=ABS(([.K37]-[.B37])*100/[.B37])" office:value-type="float" office:value="0.58192955589588">
            <text:p>0.58</text:p>
          </table:table-cell>
          <table:table-cell table:formula="oooc:=ABS(([.L37]-[.B37])*100/[.B37])" office:value-type="float" office:value="4.19601837672281">
            <text:p>4.2</text:p>
          </table:table-cell>
          <table:table-cell table:formula="oooc:=ABS(([.M37]-[.B37])*100/[.B37])" office:value-type="float" office:value="3.12404287901992">
            <text:p>3.12</text:p>
          </table:table-cell>
          <table:table-cell table:formula="oooc:=ABS(([.N37]-[.B37])*100/[.B37])" office:value-type="float" office:value="0.0918836140888243">
            <text:p>0.09</text:p>
          </table:table-cell>
          <table:table-cell table:number-columns-repeated="2"/>
          <table:table-cell table:formula="oooc:=ABS([.C37]-[.B37])" office:value-type="float" office:value="9.25">
            <text:p>9.25</text:p>
          </table:table-cell>
          <table:table-cell table:formula="oooc:=ABS([.D37]-[.B37])" office:value-type="float" office:value="0.769999999999996">
            <text:p>0.77</text:p>
          </table:table-cell>
          <table:table-cell table:formula="oooc:=ABS([.E37]-[.B37])" office:value-type="float" office:value="0.789999999999992">
            <text:p>0.79</text:p>
          </table:table-cell>
          <table:table-cell table:formula="oooc:=ABS([.F37]-[.B37])" office:value-type="float" office:value="3.37">
            <text:p>3.37</text:p>
          </table:table-cell>
          <table:table-cell table:formula="oooc:=ABS([.G37]-[.B37])" office:value-type="float" office:value="1.72">
            <text:p>1.72</text:p>
          </table:table-cell>
          <table:table-cell table:formula="oooc:=ABS([.H37]-[.B37])" office:value-type="float" office:value="6.07000000000001">
            <text:p>6.07</text:p>
          </table:table-cell>
          <table:table-cell table:formula="oooc:=ABS([.I37]-[.B37])" office:value-type="float" office:value="3.66">
            <text:p>3.66</text:p>
          </table:table-cell>
          <table:table-cell table:formula="oooc:=ABS([.J37]-[.B37])" office:value-type="float" office:value="0.0499999999999972">
            <text:p>0.05</text:p>
          </table:table-cell>
          <table:table-cell table:formula="oooc:=ABS([.K37]-[.B37])" office:value-type="float" office:value="0.38000000000001">
            <text:p>0.38</text:p>
          </table:table-cell>
          <table:table-cell table:formula="oooc:=ABS([.L37]-[.B37])" office:value-type="float" office:value="2.73999999999999">
            <text:p>2.74</text:p>
          </table:table-cell>
          <table:table-cell table:formula="oooc:=ABS([.M37]-[.B37])" office:value-type="float" office:value="2.04000000000001">
            <text:p>2.04</text:p>
          </table:table-cell>
          <table:table-cell table:formula="oooc:=ABS([.N37]-[.B37])" office:value-type="float" office:value="0.0600000000000023">
            <text:p>0.06</text:p>
          </table:table-cell>
          <table:table-cell table:number-columns-repeated="3"/>
        </table:table-row>
        <table:table-row table:style-name="ro1">
          <table:table-cell office:value-type="string">
            <text:p>GATATAGCAAAATTCTAAGTTAATA</text:p>
          </table:table-cell>
          <table:table-cell office:value-type="float" office:value="57.7">
            <text:p>57.7</text:p>
          </table:table-cell>
          <table:table-cell office:value-type="float" office:value="47.42">
            <text:p>47.42</text:p>
          </table:table-cell>
          <table:table-cell office:value-type="float" office:value="53.75">
            <text:p>53.75</text:p>
          </table:table-cell>
          <table:table-cell office:value-type="float" office:value="52.54">
            <text:p>52.54</text:p>
          </table:table-cell>
          <table:table-cell office:value-type="float" office:value="56.11">
            <text:p>56.11</text:p>
          </table:table-cell>
          <table:table-cell office:value-type="float" office:value="56.63">
            <text:p>56.63</text:p>
          </table:table-cell>
          <table:table-cell office:value-type="float" office:value="56.68">
            <text:p>56.68</text:p>
          </table:table-cell>
          <table:table-cell office:value-type="float" office:value="58.11">
            <text:p>58.11</text:p>
          </table:table-cell>
          <table:table-cell office:value-type="float" office:value="57.56">
            <text:p>57.56</text:p>
          </table:table-cell>
          <table:table-cell office:value-type="float" office:value="57.55">
            <text:p>57.55</text:p>
          </table:table-cell>
          <table:table-cell office:value-type="float" office:value="54.87">
            <text:p>54.87</text:p>
          </table:table-cell>
          <table:table-cell office:value-type="float" office:value="59.34">
            <text:p>59.34</text:p>
          </table:table-cell>
          <table:table-cell office:value-type="float" office:value="57.67">
            <text:p>57.67</text:p>
          </table:table-cell>
          <table:table-cell office:value-type="float" office:value="57.7">
            <text:p>57.7</text:p>
          </table:table-cell>
          <table:table-cell/>
          <table:table-cell table:formula="oooc:=ABS(([.C38]-[.B38])*100/[.B38])" office:value-type="float" office:value="17.8162911611785">
            <text:p>17.82</text:p>
          </table:table-cell>
          <table:table-cell table:formula="oooc:=ABS(([.D38]-[.B38])*100/[.B38])" office:value-type="float" office:value="6.84575389948007">
            <text:p>6.85</text:p>
          </table:table-cell>
          <table:table-cell table:formula="oooc:=ABS(([.E38]-[.B38])*100/[.B38])" office:value-type="float" office:value="8.94280762564992">
            <text:p>8.94</text:p>
          </table:table-cell>
          <table:table-cell table:formula="oooc:=ABS(([.F38]-[.B38])*100/[.B38])" office:value-type="float" office:value="2.75563258232236">
            <text:p>2.76</text:p>
          </table:table-cell>
          <table:table-cell table:formula="oooc:=ABS(([.G38]-[.B38])*100/[.B38])" office:value-type="float" office:value="1.85441941074523">
            <text:p>1.85</text:p>
          </table:table-cell>
          <table:table-cell table:formula="oooc:=ABS(([.H38]-[.B38])*100/[.B38])" office:value-type="float" office:value="1.76776429809359">
            <text:p>1.77</text:p>
          </table:table-cell>
          <table:table-cell table:formula="oooc:=ABS(([.I38]-[.B38])*100/[.B38])" office:value-type="float" office:value="0.710571923743495">
            <text:p>0.71</text:p>
          </table:table-cell>
          <table:table-cell table:formula="oooc:=ABS(([.J38]-[.B38])*100/[.B38])" office:value-type="float" office:value="0.242634315424611">
            <text:p>0.24</text:p>
          </table:table-cell>
          <table:table-cell table:formula="oooc:=ABS(([.K38]-[.B38])*100/[.B38])" office:value-type="float" office:value="0.259965337954949">
            <text:p>0.26</text:p>
          </table:table-cell>
          <table:table-cell table:formula="oooc:=ABS(([.L38]-[.B38])*100/[.B38])" office:value-type="float" office:value="4.9046793760832">
            <text:p>4.9</text:p>
          </table:table-cell>
          <table:table-cell table:formula="oooc:=ABS(([.M38]-[.B38])*100/[.B38])" office:value-type="float" office:value="2.842287694974">
            <text:p>2.84</text:p>
          </table:table-cell>
          <table:table-cell table:formula="oooc:=ABS(([.N38]-[.B38])*100/[.B38])" office:value-type="float" office:value="0.0519930675909898">
            <text:p>0.05</text:p>
          </table:table-cell>
          <table:table-cell table:number-columns-repeated="2"/>
          <table:table-cell table:formula="oooc:=ABS([.C38]-[.B38])" office:value-type="float" office:value="10.28">
            <text:p>10.28</text:p>
          </table:table-cell>
          <table:table-cell table:formula="oooc:=ABS([.D38]-[.B38])" office:value-type="float" office:value="3.95">
            <text:p>3.95</text:p>
          </table:table-cell>
          <table:table-cell table:formula="oooc:=ABS([.E38]-[.B38])" office:value-type="float" office:value="5.16">
            <text:p>5.16</text:p>
          </table:table-cell>
          <table:table-cell table:formula="oooc:=ABS([.F38]-[.B38])" office:value-type="float" office:value="1.59">
            <text:p>1.59</text:p>
          </table:table-cell>
          <table:table-cell table:formula="oooc:=ABS([.G38]-[.B38])" office:value-type="float" office:value="1.07">
            <text:p>1.07</text:p>
          </table:table-cell>
          <table:table-cell table:formula="oooc:=ABS([.H38]-[.B38])" office:value-type="float" office:value="1.02">
            <text:p>1.02</text:p>
          </table:table-cell>
          <table:table-cell table:formula="oooc:=ABS([.I38]-[.B38])" office:value-type="float" office:value="0.409999999999997">
            <text:p>0.41</text:p>
          </table:table-cell>
          <table:table-cell table:formula="oooc:=ABS([.J38]-[.B38])" office:value-type="float" office:value="0.140000000000001">
            <text:p>0.14</text:p>
          </table:table-cell>
          <table:table-cell table:formula="oooc:=ABS([.K38]-[.B38])" office:value-type="float" office:value="0.150000000000006">
            <text:p>0.15</text:p>
          </table:table-cell>
          <table:table-cell table:formula="oooc:=ABS([.L38]-[.B38])" office:value-type="float" office:value="2.83000000000001">
            <text:p>2.83</text:p>
          </table:table-cell>
          <table:table-cell table:formula="oooc:=ABS([.M38]-[.B38])" office:value-type="float" office:value="1.64">
            <text:p>1.64</text:p>
          </table:table-cell>
          <table:table-cell table:formula="oooc:=ABS([.N38]-[.B38])" office:value-type="float" office:value="0.0300000000000011">
            <text:p>0.03</text:p>
          </table:table-cell>
          <table:table-cell table:number-columns-repeated="3"/>
        </table:table-row>
        <table:table-row table:style-name="ro1">
          <table:table-cell office:value-type="string">
            <text:p>GTCCACGCCCGGTGCGACGG</text:p>
          </table:table-cell>
          <table:table-cell office:value-type="float" office:value="81.1">
            <text:p>81.1</text:p>
          </table:table-cell>
          <table:table-cell table:number-columns-repeated="11" office:value-type="float" office:value="85.18">
            <text:p>85.18</text:p>
          </table:table-cell>
          <table:table-cell office:value-type="float" office:value="85.19">
            <text:p>85.19</text:p>
          </table:table-cell>
          <table:table-cell office:value-type="float" office:value="81.1">
            <text:p>81.1</text:p>
          </table:table-cell>
          <table:table-cell/>
          <table:table-cell table:formula="oooc:=ABS(([.C39]-[.B39])*100/[.B39])" office:value-type="float" office:value="5.03082614056722">
            <text:p>5.03</text:p>
          </table:table-cell>
          <table:table-cell table:formula="oooc:=ABS(([.D39]-[.B39])*100/[.B39])" office:value-type="float" office:value="5.03082614056722">
            <text:p>5.03</text:p>
          </table:table-cell>
          <table:table-cell table:formula="oooc:=ABS(([.E39]-[.B39])*100/[.B39])" office:value-type="float" office:value="5.03082614056722">
            <text:p>5.03</text:p>
          </table:table-cell>
          <table:table-cell table:formula="oooc:=ABS(([.F39]-[.B39])*100/[.B39])" office:value-type="float" office:value="5.03082614056722">
            <text:p>5.03</text:p>
          </table:table-cell>
          <table:table-cell table:formula="oooc:=ABS(([.G39]-[.B39])*100/[.B39])" office:value-type="float" office:value="5.03082614056722">
            <text:p>5.03</text:p>
          </table:table-cell>
          <table:table-cell table:formula="oooc:=ABS(([.H39]-[.B39])*100/[.B39])" office:value-type="float" office:value="5.03082614056722">
            <text:p>5.03</text:p>
          </table:table-cell>
          <table:table-cell table:formula="oooc:=ABS(([.I39]-[.B39])*100/[.B39])" office:value-type="float" office:value="5.03082614056722">
            <text:p>5.03</text:p>
          </table:table-cell>
          <table:table-cell table:formula="oooc:=ABS(([.J39]-[.B39])*100/[.B39])" office:value-type="float" office:value="5.03082614056722">
            <text:p>5.03</text:p>
          </table:table-cell>
          <table:table-cell table:formula="oooc:=ABS(([.K39]-[.B39])*100/[.B39])" office:value-type="float" office:value="5.03082614056722">
            <text:p>5.03</text:p>
          </table:table-cell>
          <table:table-cell table:formula="oooc:=ABS(([.L39]-[.B39])*100/[.B39])" office:value-type="float" office:value="5.03082614056722">
            <text:p>5.03</text:p>
          </table:table-cell>
          <table:table-cell table:formula="oooc:=ABS(([.M39]-[.B39])*100/[.B39])" office:value-type="float" office:value="5.03082614056722">
            <text:p>5.03</text:p>
          </table:table-cell>
          <table:table-cell table:formula="oooc:=ABS(([.N39]-[.B39])*100/[.B39])" office:value-type="float" office:value="5.04315659679409">
            <text:p>5.04</text:p>
          </table:table-cell>
          <table:table-cell table:number-columns-repeated="2"/>
          <table:table-cell table:formula="oooc:=ABS([.C39]-[.B39])" office:value-type="float" office:value="4.08000000000001">
            <text:p>4.08</text:p>
          </table:table-cell>
          <table:table-cell table:formula="oooc:=ABS([.D39]-[.B39])" office:value-type="float" office:value="4.08000000000001">
            <text:p>4.08</text:p>
          </table:table-cell>
          <table:table-cell table:formula="oooc:=ABS([.E39]-[.B39])" office:value-type="float" office:value="4.08000000000001">
            <text:p>4.08</text:p>
          </table:table-cell>
          <table:table-cell table:formula="oooc:=ABS([.F39]-[.B39])" office:value-type="float" office:value="4.08000000000001">
            <text:p>4.08</text:p>
          </table:table-cell>
          <table:table-cell table:formula="oooc:=ABS([.G39]-[.B39])" office:value-type="float" office:value="4.08000000000001">
            <text:p>4.08</text:p>
          </table:table-cell>
          <table:table-cell table:formula="oooc:=ABS([.H39]-[.B39])" office:value-type="float" office:value="4.08000000000001">
            <text:p>4.08</text:p>
          </table:table-cell>
          <table:table-cell table:formula="oooc:=ABS([.I39]-[.B39])" office:value-type="float" office:value="4.08000000000001">
            <text:p>4.08</text:p>
          </table:table-cell>
          <table:table-cell table:formula="oooc:=ABS([.J39]-[.B39])" office:value-type="float" office:value="4.08000000000001">
            <text:p>4.08</text:p>
          </table:table-cell>
          <table:table-cell table:formula="oooc:=ABS([.K39]-[.B39])" office:value-type="float" office:value="4.08000000000001">
            <text:p>4.08</text:p>
          </table:table-cell>
          <table:table-cell table:formula="oooc:=ABS([.L39]-[.B39])" office:value-type="float" office:value="4.08000000000001">
            <text:p>4.08</text:p>
          </table:table-cell>
          <table:table-cell table:formula="oooc:=ABS([.M39]-[.B39])" office:value-type="float" office:value="4.08000000000001">
            <text:p>4.08</text:p>
          </table:table-cell>
          <table:table-cell table:formula="oooc:=ABS([.N39]-[.B39])" office:value-type="float" office:value="4.09">
            <text:p>4.09</text:p>
          </table:table-cell>
          <table:table-cell table:number-columns-repeated="3"/>
        </table:table-row>
        <table:table-row table:style-name="ro1">
          <table:table-cell office:value-type="string">
            <text:p>TATGTATATTTTGTAATCAG</text:p>
          </table:table-cell>
          <table:table-cell office:value-type="float" office:value="47.7">
            <text:p>47.7</text:p>
          </table:table-cell>
          <table:table-cell office:value-type="float" office:value="35.36">
            <text:p>35.36</text:p>
          </table:table-cell>
          <table:table-cell office:value-type="float" office:value="42.9">
            <text:p>42.9</text:p>
          </table:table-cell>
          <table:table-cell office:value-type="float" office:value="41.19">
            <text:p>41.19</text:p>
          </table:table-cell>
          <table:table-cell office:value-type="float" office:value="46.22">
            <text:p>46.22</text:p>
          </table:table-cell>
          <table:table-cell office:value-type="float" office:value="47.52">
            <text:p>47.52</text:p>
          </table:table-cell>
          <table:table-cell office:value-type="float" office:value="45.73">
            <text:p>45.73</text:p>
          </table:table-cell>
          <table:table-cell office:value-type="float" office:value="48.22">
            <text:p>48.22</text:p>
          </table:table-cell>
          <table:table-cell office:value-type="float" office:value="48.26">
            <text:p>48.26</text:p>
          </table:table-cell>
          <table:table-cell office:value-type="float" office:value="48.73">
            <text:p>48.73</text:p>
          </table:table-cell>
          <table:table-cell office:value-type="float" office:value="44.47">
            <text:p>44.47</text:p>
          </table:table-cell>
          <table:table-cell office:value-type="float" office:value="50.37">
            <text:p>50.37</text:p>
          </table:table-cell>
          <table:table-cell office:value-type="float" office:value="47.73">
            <text:p>47.73</text:p>
          </table:table-cell>
          <table:table-cell office:value-type="float" office:value="47.7">
            <text:p>47.7</text:p>
          </table:table-cell>
          <table:table-cell/>
          <table:table-cell table:formula="oooc:=ABS(([.C40]-[.B40])*100/[.B40])" office:value-type="float" office:value="25.8700209643606">
            <text:p>25.87</text:p>
          </table:table-cell>
          <table:table-cell table:formula="oooc:=ABS(([.D40]-[.B40])*100/[.B40])" office:value-type="float" office:value="10.062893081761">
            <text:p>10.06</text:p>
          </table:table-cell>
          <table:table-cell table:formula="oooc:=ABS(([.E40]-[.B40])*100/[.B40])" office:value-type="float" office:value="13.6477987421384">
            <text:p>13.65</text:p>
          </table:table-cell>
          <table:table-cell table:formula="oooc:=ABS(([.F40]-[.B40])*100/[.B40])" office:value-type="float" office:value="3.10272536687632">
            <text:p>3.1</text:p>
          </table:table-cell>
          <table:table-cell table:formula="oooc:=ABS(([.G40]-[.B40])*100/[.B40])" office:value-type="float" office:value="0.377358490566037">
            <text:p>0.38</text:p>
          </table:table-cell>
          <table:table-cell table:formula="oooc:=ABS(([.H40]-[.B40])*100/[.B40])" office:value-type="float" office:value="4.12997903563943">
            <text:p>4.13</text:p>
          </table:table-cell>
          <table:table-cell table:formula="oooc:=ABS(([.I40]-[.B40])*100/[.B40])" office:value-type="float" office:value="1.0901467505241">
            <text:p>1.09</text:p>
          </table:table-cell>
          <table:table-cell table:formula="oooc:=ABS(([.J40]-[.B40])*100/[.B40])" office:value-type="float" office:value="1.17400419287211">
            <text:p>1.17</text:p>
          </table:table-cell>
          <table:table-cell table:formula="oooc:=ABS(([.K40]-[.B40])*100/[.B40])" office:value-type="float" office:value="2.1593291404612">
            <text:p>2.16</text:p>
          </table:table-cell>
          <table:table-cell table:formula="oooc:=ABS(([.L40]-[.B40])*100/[.B40])" office:value-type="float" office:value="6.77148846960169">
            <text:p>6.77</text:p>
          </table:table-cell>
          <table:table-cell table:formula="oooc:=ABS(([.M40]-[.B40])*100/[.B40])" office:value-type="float" office:value="5.59748427672955">
            <text:p>5.6</text:p>
          </table:table-cell>
          <table:table-cell table:formula="oooc:=ABS(([.N40]-[.B40])*100/[.B40])" office:value-type="float" office:value="0.0628930817609938">
            <text:p>0.06</text:p>
          </table:table-cell>
          <table:table-cell table:number-columns-repeated="2"/>
          <table:table-cell table:formula="oooc:=ABS([.C40]-[.B40])" office:value-type="float" office:value="12.34">
            <text:p>12.34</text:p>
          </table:table-cell>
          <table:table-cell table:formula="oooc:=ABS([.D40]-[.B40])" office:value-type="float" office:value="4.8">
            <text:p>4.8</text:p>
          </table:table-cell>
          <table:table-cell table:formula="oooc:=ABS([.E40]-[.B40])" office:value-type="float" office:value="6.51000000000001">
            <text:p>6.51</text:p>
          </table:table-cell>
          <table:table-cell table:formula="oooc:=ABS([.F40]-[.B40])" office:value-type="float" office:value="1.48">
            <text:p>1.48</text:p>
          </table:table-cell>
          <table:table-cell table:formula="oooc:=ABS([.G40]-[.B40])" office:value-type="float" office:value="0.18">
            <text:p>0.18</text:p>
          </table:table-cell>
          <table:table-cell table:formula="oooc:=ABS([.H40]-[.B40])" office:value-type="float" office:value="1.97000000000001">
            <text:p>1.97</text:p>
          </table:table-cell>
          <table:table-cell table:formula="oooc:=ABS([.I40]-[.B40])" office:value-type="float" office:value="0.519999999999996">
            <text:p>0.52</text:p>
          </table:table-cell>
          <table:table-cell table:formula="oooc:=ABS([.J40]-[.B40])" office:value-type="float" office:value="0.559999999999995">
            <text:p>0.56</text:p>
          </table:table-cell>
          <table:table-cell table:formula="oooc:=ABS([.K40]-[.B40])" office:value-type="float" office:value="1.02999999999999">
            <text:p>1.03</text:p>
          </table:table-cell>
          <table:table-cell table:formula="oooc:=ABS([.L40]-[.B40])" office:value-type="float" office:value="3.23">
            <text:p>3.23</text:p>
          </table:table-cell>
          <table:table-cell table:formula="oooc:=ABS([.M40]-[.B40])" office:value-type="float" office:value="2.66999999999999">
            <text:p>2.67</text:p>
          </table:table-cell>
          <table:table-cell table:formula="oooc:=ABS([.N40]-[.B40])" office:value-type="float" office:value="0.029999999999994">
            <text:p>0.03</text:p>
          </table:table-cell>
          <table:table-cell table:number-columns-repeated="3"/>
        </table:table-row>
        <table:table-row table:style-name="ro1">
          <table:table-cell office:value-type="string">
            <text:p>ATCGTCTCGGTATAA</text:p>
          </table:table-cell>
          <table:table-cell office:value-type="float" office:value="57.4">
            <text:p>57.4</text:p>
          </table:table-cell>
          <table:table-cell office:value-type="float" office:value="54.81">
            <text:p>54.81</text:p>
          </table:table-cell>
          <table:table-cell office:value-type="float" office:value="56.63">
            <text:p>56.63</text:p>
          </table:table-cell>
          <table:table-cell office:value-type="float" office:value="56.24">
            <text:p>56.24</text:p>
          </table:table-cell>
          <table:table-cell office:value-type="float" office:value="57.37">
            <text:p>57.37</text:p>
          </table:table-cell>
          <table:table-cell office:value-type="float" office:value="57.97">
            <text:p>57.97</text:p>
          </table:table-cell>
          <table:table-cell office:value-type="float" office:value="58.04">
            <text:p>58.04</text:p>
          </table:table-cell>
          <table:table-cell office:value-type="float" office:value="59">
            <text:p>59</text:p>
          </table:table-cell>
          <table:table-cell office:value-type="float" office:value="57.83">
            <text:p>57.83</text:p>
          </table:table-cell>
          <table:table-cell office:value-type="float" office:value="57.95">
            <text:p>57.95</text:p>
          </table:table-cell>
          <table:table-cell office:value-type="float" office:value="56.98">
            <text:p>56.98</text:p>
          </table:table-cell>
          <table:table-cell office:value-type="float" office:value="58.77">
            <text:p>58.77</text:p>
          </table:table-cell>
          <table:table-cell office:value-type="float" office:value="58.21">
            <text:p>58.21</text:p>
          </table:table-cell>
          <table:table-cell office:value-type="float" office:value="57.4">
            <text:p>57.4</text:p>
          </table:table-cell>
          <table:table-cell/>
          <table:table-cell table:formula="oooc:=ABS(([.C41]-[.B41])*100/[.B41])" office:value-type="float" office:value="4.51219512195121">
            <text:p>4.51</text:p>
          </table:table-cell>
          <table:table-cell table:formula="oooc:=ABS(([.D41]-[.B41])*100/[.B41])" office:value-type="float" office:value="1.34146341463414">
            <text:p>1.34</text:p>
          </table:table-cell>
          <table:table-cell table:formula="oooc:=ABS(([.E41]-[.B41])*100/[.B41])" office:value-type="float" office:value="2.02090592334494">
            <text:p>2.02</text:p>
          </table:table-cell>
          <table:table-cell table:formula="oooc:=ABS(([.F41]-[.B41])*100/[.B41])" office:value-type="float" office:value="0.0522648083623713">
            <text:p>0.05</text:p>
          </table:table-cell>
          <table:table-cell table:formula="oooc:=ABS(([.G41]-[.B41])*100/[.B41])" office:value-type="float" office:value="0.993031358885018">
            <text:p>0.99</text:p>
          </table:table-cell>
          <table:table-cell table:formula="oooc:=ABS(([.H41]-[.B41])*100/[.B41])" office:value-type="float" office:value="1.11498257839721">
            <text:p>1.11</text:p>
          </table:table-cell>
          <table:table-cell table:formula="oooc:=ABS(([.I41]-[.B41])*100/[.B41])" office:value-type="float" office:value="2.78745644599303">
            <text:p>2.79</text:p>
          </table:table-cell>
          <table:table-cell table:formula="oooc:=ABS(([.J41]-[.B41])*100/[.B41])" office:value-type="float" office:value="0.749128919860627">
            <text:p>0.75</text:p>
          </table:table-cell>
          <table:table-cell table:formula="oooc:=ABS(([.K41]-[.B41])*100/[.B41])" office:value-type="float" office:value="0.958188153310112">
            <text:p>0.96</text:p>
          </table:table-cell>
          <table:table-cell table:formula="oooc:=ABS(([.L41]-[.B41])*100/[.B41])" office:value-type="float" office:value="0.731707317073174">
            <text:p>0.73</text:p>
          </table:table-cell>
          <table:table-cell table:formula="oooc:=ABS(([.M41]-[.B41])*100/[.B41])" office:value-type="float" office:value="2.38675958188154">
            <text:p>2.39</text:p>
          </table:table-cell>
          <table:table-cell table:formula="oooc:=ABS(([.N41]-[.B41])*100/[.B41])" office:value-type="float" office:value="1.41114982578398">
            <text:p>1.41</text:p>
          </table:table-cell>
          <table:table-cell table:number-columns-repeated="2"/>
          <table:table-cell table:formula="oooc:=ABS([.C41]-[.B41])" office:value-type="float" office:value="2.59">
            <text:p>2.59</text:p>
          </table:table-cell>
          <table:table-cell table:formula="oooc:=ABS([.D41]-[.B41])" office:value-type="float" office:value="0.769999999999996">
            <text:p>0.77</text:p>
          </table:table-cell>
          <table:table-cell table:formula="oooc:=ABS([.E41]-[.B41])" office:value-type="float" office:value="1.16">
            <text:p>1.16</text:p>
          </table:table-cell>
          <table:table-cell table:formula="oooc:=ABS([.F41]-[.B41])" office:value-type="float" office:value="0.0300000000000011">
            <text:p>0.03</text:p>
          </table:table-cell>
          <table:table-cell table:formula="oooc:=ABS([.G41]-[.B41])" office:value-type="float" office:value="0.57">
            <text:p>0.57</text:p>
          </table:table-cell>
          <table:table-cell table:formula="oooc:=ABS([.H41]-[.B41])" office:value-type="float" office:value="0.640000000000001">
            <text:p>0.64</text:p>
          </table:table-cell>
          <table:table-cell table:formula="oooc:=ABS([.I41]-[.B41])" office:value-type="float" office:value="1.6">
            <text:p>1.6</text:p>
          </table:table-cell>
          <table:table-cell table:formula="oooc:=ABS([.J41]-[.B41])" office:value-type="float" office:value="0.43">
            <text:p>0.43</text:p>
          </table:table-cell>
          <table:table-cell table:formula="oooc:=ABS([.K41]-[.B41])" office:value-type="float" office:value="0.550000000000004">
            <text:p>0.55</text:p>
          </table:table-cell>
          <table:table-cell table:formula="oooc:=ABS([.L41]-[.B41])" office:value-type="float" office:value="0.420000000000002">
            <text:p>0.42</text:p>
          </table:table-cell>
          <table:table-cell table:formula="oooc:=ABS([.M41]-[.B41])" office:value-type="float" office:value="1.37">
            <text:p>1.37</text:p>
          </table:table-cell>
          <table:table-cell table:formula="oooc:=ABS([.N41]-[.B41])" office:value-type="float" office:value="0.810000000000002">
            <text:p>0.81</text:p>
          </table:table-cell>
          <table:table-cell table:number-columns-repeated="3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4.6">
            <text:p>44.6</text:p>
          </table:table-cell>
          <table:table-cell office:value-type="float" office:value="32.57">
            <text:p>32.57</text:p>
          </table:table-cell>
          <table:table-cell office:value-type="float" office:value="39.75">
            <text:p>39.75</text:p>
          </table:table-cell>
          <table:table-cell office:value-type="float" office:value="38.05">
            <text:p>38.05</text:p>
          </table:table-cell>
          <table:table-cell office:value-type="float" office:value="43.07">
            <text:p>43.07</text:p>
          </table:table-cell>
          <table:table-cell office:value-type="float" office:value="45.71">
            <text:p>45.71</text:p>
          </table:table-cell>
          <table:table-cell office:value-type="float" office:value="42.59">
            <text:p>42.59</text:p>
          </table:table-cell>
          <table:table-cell office:value-type="float" office:value="46.53">
            <text:p>46.53</text:p>
          </table:table-cell>
          <table:table-cell office:value-type="float" office:value="45.12">
            <text:p>45.12</text:p>
          </table:table-cell>
          <table:table-cell office:value-type="float" office:value="45.75">
            <text:p>45.75</text:p>
          </table:table-cell>
          <table:table-cell office:value-type="float" office:value="41.33">
            <text:p>41.33</text:p>
          </table:table-cell>
          <table:table-cell office:value-type="float" office:value="47.32">
            <text:p>47.32</text:p>
          </table:table-cell>
          <table:table-cell office:value-type="float" office:value="44.58">
            <text:p>44.58</text:p>
          </table:table-cell>
          <table:table-cell office:value-type="float" office:value="44.6">
            <text:p>44.6</text:p>
          </table:table-cell>
          <table:table-cell/>
          <table:table-cell table:formula="oooc:=ABS(([.C42]-[.B42])*100/[.B42])" office:value-type="float" office:value="26.9730941704036">
            <text:p>26.97</text:p>
          </table:table-cell>
          <table:table-cell table:formula="oooc:=ABS(([.D42]-[.B42])*100/[.B42])" office:value-type="float" office:value="10.8744394618834">
            <text:p>10.87</text:p>
          </table:table-cell>
          <table:table-cell table:formula="oooc:=ABS(([.E42]-[.B42])*100/[.B42])" office:value-type="float" office:value="14.6860986547085">
            <text:p>14.69</text:p>
          </table:table-cell>
          <table:table-cell table:formula="oooc:=ABS(([.F42]-[.B42])*100/[.B42])" office:value-type="float" office:value="3.4304932735426">
            <text:p>3.43</text:p>
          </table:table-cell>
          <table:table-cell table:formula="oooc:=ABS(([.G42]-[.B42])*100/[.B42])" office:value-type="float" office:value="2.48878923766816">
            <text:p>2.49</text:p>
          </table:table-cell>
          <table:table-cell table:formula="oooc:=ABS(([.H42]-[.B42])*100/[.B42])" office:value-type="float" office:value="4.5067264573991">
            <text:p>4.51</text:p>
          </table:table-cell>
          <table:table-cell table:formula="oooc:=ABS(([.I42]-[.B42])*100/[.B42])" office:value-type="float" office:value="4.32735426008969">
            <text:p>4.33</text:p>
          </table:table-cell>
          <table:table-cell table:formula="oooc:=ABS(([.J42]-[.B42])*100/[.B42])" office:value-type="float" office:value="1.1659192825112">
            <text:p>1.17</text:p>
          </table:table-cell>
          <table:table-cell table:formula="oooc:=ABS(([.K42]-[.B42])*100/[.B42])" office:value-type="float" office:value="2.57847533632287">
            <text:p>2.58</text:p>
          </table:table-cell>
          <table:table-cell table:formula="oooc:=ABS(([.L42]-[.B42])*100/[.B42])" office:value-type="float" office:value="7.33183856502243">
            <text:p>7.33</text:p>
          </table:table-cell>
          <table:table-cell table:formula="oooc:=ABS(([.M42]-[.B42])*100/[.B42])" office:value-type="float" office:value="6.09865470852018">
            <text:p>6.1</text:p>
          </table:table-cell>
          <table:table-cell table:formula="oooc:=ABS(([.N42]-[.B42])*100/[.B42])" office:value-type="float" office:value="0.0448430493273613">
            <text:p>0.04</text:p>
          </table:table-cell>
          <table:table-cell table:number-columns-repeated="2"/>
          <table:table-cell table:formula="oooc:=ABS([.C42]-[.B42])" office:value-type="float" office:value="12.03">
            <text:p>12.03</text:p>
          </table:table-cell>
          <table:table-cell table:formula="oooc:=ABS([.D42]-[.B42])" office:value-type="float" office:value="4.85">
            <text:p>4.85</text:p>
          </table:table-cell>
          <table:table-cell table:formula="oooc:=ABS([.E42]-[.B42])" office:value-type="float" office:value="6.55">
            <text:p>6.55</text:p>
          </table:table-cell>
          <table:table-cell table:formula="oooc:=ABS([.F42]-[.B42])" office:value-type="float" office:value="1.53">
            <text:p>1.53</text:p>
          </table:table-cell>
          <table:table-cell table:formula="oooc:=ABS([.G42]-[.B42])" office:value-type="float" office:value="1.11">
            <text:p>1.11</text:p>
          </table:table-cell>
          <table:table-cell table:formula="oooc:=ABS([.H42]-[.B42])" office:value-type="float" office:value="2.01">
            <text:p>2.01</text:p>
          </table:table-cell>
          <table:table-cell table:formula="oooc:=ABS([.I42]-[.B42])" office:value-type="float" office:value="1.93">
            <text:p>1.93</text:p>
          </table:table-cell>
          <table:table-cell table:formula="oooc:=ABS([.J42]-[.B42])" office:value-type="float" office:value="0.519999999999996">
            <text:p>0.52</text:p>
          </table:table-cell>
          <table:table-cell table:formula="oooc:=ABS([.K42]-[.B42])" office:value-type="float" office:value="1.15">
            <text:p>1.15</text:p>
          </table:table-cell>
          <table:table-cell table:formula="oooc:=ABS([.L42]-[.B42])" office:value-type="float" office:value="3.27">
            <text:p>3.27</text:p>
          </table:table-cell>
          <table:table-cell table:formula="oooc:=ABS([.M42]-[.B42])" office:value-type="float" office:value="2.72">
            <text:p>2.72</text:p>
          </table:table-cell>
          <table:table-cell table:formula="oooc:=ABS([.N42]-[.B42])" office:value-type="float" office:value="0.0200000000000031">
            <text:p>0.02</text:p>
          </table:table-cell>
          <table:table-cell table:number-columns-repeated="3"/>
        </table:table-row>
        <table:table-row table:style-name="ro1">
          <table:table-cell office:value-type="string">
            <text:p>ATCGTCTCGGTATAA</text:p>
          </table:table-cell>
          <table:table-cell office:value-type="float" office:value="58.6">
            <text:p>58.6</text:p>
          </table:table-cell>
          <table:table-cell table:number-columns-repeated="11" office:value-type="float" office:value="60.41">
            <text:p>60.41</text:p>
          </table:table-cell>
          <table:table-cell office:value-type="float" office:value="60.42">
            <text:p>60.42</text:p>
          </table:table-cell>
          <table:table-cell office:value-type="float" office:value="58.6">
            <text:p>58.6</text:p>
          </table:table-cell>
          <table:table-cell/>
          <table:table-cell table:formula="oooc:=ABS(([.C43]-[.B43])*100/[.B43])" office:value-type="float" office:value="3.08873720136518">
            <text:p>3.09</text:p>
          </table:table-cell>
          <table:table-cell table:formula="oooc:=ABS(([.D43]-[.B43])*100/[.B43])" office:value-type="float" office:value="3.08873720136518">
            <text:p>3.09</text:p>
          </table:table-cell>
          <table:table-cell table:formula="oooc:=ABS(([.E43]-[.B43])*100/[.B43])" office:value-type="float" office:value="3.08873720136518">
            <text:p>3.09</text:p>
          </table:table-cell>
          <table:table-cell table:formula="oooc:=ABS(([.F43]-[.B43])*100/[.B43])" office:value-type="float" office:value="3.08873720136518">
            <text:p>3.09</text:p>
          </table:table-cell>
          <table:table-cell table:formula="oooc:=ABS(([.G43]-[.B43])*100/[.B43])" office:value-type="float" office:value="3.08873720136518">
            <text:p>3.09</text:p>
          </table:table-cell>
          <table:table-cell table:formula="oooc:=ABS(([.H43]-[.B43])*100/[.B43])" office:value-type="float" office:value="3.08873720136518">
            <text:p>3.09</text:p>
          </table:table-cell>
          <table:table-cell table:formula="oooc:=ABS(([.I43]-[.B43])*100/[.B43])" office:value-type="float" office:value="3.08873720136518">
            <text:p>3.09</text:p>
          </table:table-cell>
          <table:table-cell table:formula="oooc:=ABS(([.J43]-[.B43])*100/[.B43])" office:value-type="float" office:value="3.08873720136518">
            <text:p>3.09</text:p>
          </table:table-cell>
          <table:table-cell table:formula="oooc:=ABS(([.K43]-[.B43])*100/[.B43])" office:value-type="float" office:value="3.08873720136518">
            <text:p>3.09</text:p>
          </table:table-cell>
          <table:table-cell table:formula="oooc:=ABS(([.L43]-[.B43])*100/[.B43])" office:value-type="float" office:value="3.08873720136518">
            <text:p>3.09</text:p>
          </table:table-cell>
          <table:table-cell table:formula="oooc:=ABS(([.M43]-[.B43])*100/[.B43])" office:value-type="float" office:value="3.08873720136518">
            <text:p>3.09</text:p>
          </table:table-cell>
          <table:table-cell table:formula="oooc:=ABS(([.N43]-[.B43])*100/[.B43])" office:value-type="float" office:value="3.10580204778157">
            <text:p>3.11</text:p>
          </table:table-cell>
          <table:table-cell table:number-columns-repeated="2"/>
          <table:table-cell table:formula="oooc:=ABS([.C43]-[.B43])" office:value-type="float" office:value="1.81">
            <text:p>1.81</text:p>
          </table:table-cell>
          <table:table-cell table:formula="oooc:=ABS([.D43]-[.B43])" office:value-type="float" office:value="1.81">
            <text:p>1.81</text:p>
          </table:table-cell>
          <table:table-cell table:formula="oooc:=ABS([.E43]-[.B43])" office:value-type="float" office:value="1.81">
            <text:p>1.81</text:p>
          </table:table-cell>
          <table:table-cell table:formula="oooc:=ABS([.F43]-[.B43])" office:value-type="float" office:value="1.81">
            <text:p>1.81</text:p>
          </table:table-cell>
          <table:table-cell table:formula="oooc:=ABS([.G43]-[.B43])" office:value-type="float" office:value="1.81">
            <text:p>1.81</text:p>
          </table:table-cell>
          <table:table-cell table:formula="oooc:=ABS([.H43]-[.B43])" office:value-type="float" office:value="1.81">
            <text:p>1.81</text:p>
          </table:table-cell>
          <table:table-cell table:formula="oooc:=ABS([.I43]-[.B43])" office:value-type="float" office:value="1.81">
            <text:p>1.81</text:p>
          </table:table-cell>
          <table:table-cell table:formula="oooc:=ABS([.J43]-[.B43])" office:value-type="float" office:value="1.81">
            <text:p>1.81</text:p>
          </table:table-cell>
          <table:table-cell table:formula="oooc:=ABS([.K43]-[.B43])" office:value-type="float" office:value="1.81">
            <text:p>1.81</text:p>
          </table:table-cell>
          <table:table-cell table:formula="oooc:=ABS([.L43]-[.B43])" office:value-type="float" office:value="1.81">
            <text:p>1.81</text:p>
          </table:table-cell>
          <table:table-cell table:formula="oooc:=ABS([.M43]-[.B43])" office:value-type="float" office:value="1.81">
            <text:p>1.81</text:p>
          </table:table-cell>
          <table:table-cell table:formula="oooc:=ABS([.N43]-[.B43])" office:value-type="float" office:value="1.82">
            <text:p>1.82</text:p>
          </table:table-cell>
          <table:table-cell table:number-columns-repeated="3"/>
        </table:table-row>
        <table:table-row table:style-name="ro1">
          <table:table-cell office:value-type="string">
            <text:p>AGCAGTCCGCCACACCCTGA</text:p>
          </table:table-cell>
          <table:table-cell office:value-type="float" office:value="69.9">
            <text:p>69.9</text:p>
          </table:table-cell>
          <table:table-cell office:value-type="float" office:value="55.82">
            <text:p>55.82</text:p>
          </table:table-cell>
          <table:table-cell office:value-type="float" office:value="64.41">
            <text:p>64.41</text:p>
          </table:table-cell>
          <table:table-cell office:value-type="float" office:value="62.71">
            <text:p>62.71</text:p>
          </table:table-cell>
          <table:table-cell office:value-type="float" office:value="67.73">
            <text:p>67.73</text:p>
          </table:table-cell>
          <table:table-cell office:value-type="float" office:value="71.76">
            <text:p>71.76</text:p>
          </table:table-cell>
          <table:table-cell office:value-type="float" office:value="67.25">
            <text:p>67.25</text:p>
          </table:table-cell>
          <table:table-cell office:value-type="float" office:value="73.07">
            <text:p>73.07</text:p>
          </table:table-cell>
          <table:table-cell table:number-columns-repeated="2" office:value-type="float" office:value="69.78">
            <text:p>69.78</text:p>
          </table:table-cell>
          <table:table-cell office:value-type="float" office:value="65.99">
            <text:p>65.99</text:p>
          </table:table-cell>
          <table:table-cell office:value-type="float" office:value="71.48">
            <text:p>71.48</text:p>
          </table:table-cell>
          <table:table-cell office:value-type="float" office:value="69.24">
            <text:p>69.24</text:p>
          </table:table-cell>
          <table:table-cell office:value-type="float" office:value="69.9">
            <text:p>69.9</text:p>
          </table:table-cell>
          <table:table-cell/>
          <table:table-cell table:formula="oooc:=ABS(([.C44]-[.B44])*100/[.B44])" office:value-type="float" office:value="20.1430615164521">
            <text:p>20.14</text:p>
          </table:table-cell>
          <table:table-cell table:formula="oooc:=ABS(([.D44]-[.B44])*100/[.B44])" office:value-type="float" office:value="7.8540772532189">
            <text:p>7.85</text:p>
          </table:table-cell>
          <table:table-cell table:formula="oooc:=ABS(([.E44]-[.B44])*100/[.B44])" office:value-type="float" office:value="10.2861230329042">
            <text:p>10.29</text:p>
          </table:table-cell>
          <table:table-cell table:formula="oooc:=ABS(([.F44]-[.B44])*100/[.B44])" office:value-type="float" office:value="3.10443490701002">
            <text:p>3.1</text:p>
          </table:table-cell>
          <table:table-cell table:formula="oooc:=ABS(([.G44]-[.B44])*100/[.B44])" office:value-type="float" office:value="2.66094420600858">
            <text:p>2.66</text:p>
          </table:table-cell>
          <table:table-cell table:formula="oooc:=ABS(([.H44]-[.B44])*100/[.B44])" office:value-type="float" office:value="3.79113018597998">
            <text:p>3.79</text:p>
          </table:table-cell>
          <table:table-cell table:formula="oooc:=ABS(([.I44]-[.B44])*100/[.B44])" office:value-type="float" office:value="4.53505007153074">
            <text:p>4.54</text:p>
          </table:table-cell>
          <table:table-cell table:formula="oooc:=ABS(([.J44]-[.B44])*100/[.B44])" office:value-type="float" office:value="0.171673819742496">
            <text:p>0.17</text:p>
          </table:table-cell>
          <table:table-cell table:formula="oooc:=ABS(([.K44]-[.B44])*100/[.B44])" office:value-type="float" office:value="0.171673819742496">
            <text:p>0.17</text:p>
          </table:table-cell>
          <table:table-cell table:formula="oooc:=ABS(([.L44]-[.B44])*100/[.B44])" office:value-type="float" office:value="5.59370529327612">
            <text:p>5.59</text:p>
          </table:table-cell>
          <table:table-cell table:formula="oooc:=ABS(([.M44]-[.B44])*100/[.B44])" office:value-type="float" office:value="2.26037195994277">
            <text:p>2.26</text:p>
          </table:table-cell>
          <table:table-cell table:formula="oooc:=ABS(([.N44]-[.B44])*100/[.B44])" office:value-type="float" office:value="0.944206008583706">
            <text:p>0.94</text:p>
          </table:table-cell>
          <table:table-cell table:number-columns-repeated="2"/>
          <table:table-cell table:formula="oooc:=ABS([.C44]-[.B44])" office:value-type="float" office:value="14.08">
            <text:p>14.08</text:p>
          </table:table-cell>
          <table:table-cell table:formula="oooc:=ABS([.D44]-[.B44])" office:value-type="float" office:value="5.49000000000001">
            <text:p>5.49</text:p>
          </table:table-cell>
          <table:table-cell table:formula="oooc:=ABS([.E44]-[.B44])" office:value-type="float" office:value="7.19">
            <text:p>7.19</text:p>
          </table:table-cell>
          <table:table-cell table:formula="oooc:=ABS([.F44]-[.B44])" office:value-type="float" office:value="2.17">
            <text:p>2.17</text:p>
          </table:table-cell>
          <table:table-cell table:formula="oooc:=ABS([.G44]-[.B44])" office:value-type="float" office:value="1.86">
            <text:p>1.86</text:p>
          </table:table-cell>
          <table:table-cell table:formula="oooc:=ABS([.H44]-[.B44])" office:value-type="float" office:value="2.65000000000001">
            <text:p>2.65</text:p>
          </table:table-cell>
          <table:table-cell table:formula="oooc:=ABS([.I44]-[.B44])" office:value-type="float" office:value="3.16999999999999">
            <text:p>3.17</text:p>
          </table:table-cell>
          <table:table-cell table:formula="oooc:=ABS([.J44]-[.B44])" office:value-type="float" office:value="0.120000000000005">
            <text:p>0.12</text:p>
          </table:table-cell>
          <table:table-cell table:formula="oooc:=ABS([.K44]-[.B44])" office:value-type="float" office:value="0.120000000000005">
            <text:p>0.12</text:p>
          </table:table-cell>
          <table:table-cell table:formula="oooc:=ABS([.L44]-[.B44])" office:value-type="float" office:value="3.91000000000001">
            <text:p>3.91</text:p>
          </table:table-cell>
          <table:table-cell table:formula="oooc:=ABS([.M44]-[.B44])" office:value-type="float" office:value="1.58">
            <text:p>1.58</text:p>
          </table:table-cell>
          <table:table-cell table:formula="oooc:=ABS([.N44]-[.B44])" office:value-type="float" office:value="0.660000000000011">
            <text:p>0.66</text:p>
          </table:table-cell>
          <table:table-cell table:number-columns-repeated="3"/>
        </table:table-row>
        <table:table-row table:style-name="ro1">
          <table:table-cell office:value-type="string">
            <text:p>TAGTGGCGATTAGATTCTGC</text:p>
          </table:table-cell>
          <table:table-cell office:value-type="float" office:value="57">
            <text:p>57</text:p>
          </table:table-cell>
          <table:table-cell office:value-type="float" office:value="40.66">
            <text:p>40.66</text:p>
          </table:table-cell>
          <table:table-cell office:value-type="float" office:value="49.73">
            <text:p>49.73</text:p>
          </table:table-cell>
          <table:table-cell office:value-type="float" office:value="47.59">
            <text:p>47.59</text:p>
          </table:table-cell>
          <table:table-cell office:value-type="float" office:value="53.9">
            <text:p>53.9</text:p>
          </table:table-cell>
          <table:table-cell office:value-type="float" office:value="57.46">
            <text:p>57.46</text:p>
          </table:table-cell>
          <table:table-cell office:value-type="float" office:value="51.86">
            <text:p>51.86</text:p>
          </table:table-cell>
          <table:table-cell office:value-type="float" office:value="57.21">
            <text:p>57.21</text:p>
          </table:table-cell>
          <table:table-cell office:value-type="float" office:value="56.47">
            <text:p>56.47</text:p>
          </table:table-cell>
          <table:table-cell office:value-type="float" office:value="57.12">
            <text:p>57.12</text:p>
          </table:table-cell>
          <table:table-cell office:value-type="float" office:value="51.71">
            <text:p>51.71</text:p>
          </table:table-cell>
          <table:table-cell office:value-type="float" office:value="58.34">
            <text:p>58.34</text:p>
          </table:table-cell>
          <table:table-cell office:value-type="float" office:value="55.2">
            <text:p>55.2</text:p>
          </table:table-cell>
          <table:table-cell office:value-type="float" office:value="57">
            <text:p>57</text:p>
          </table:table-cell>
          <table:table-cell/>
          <table:table-cell table:formula="oooc:=ABS(([.C45]-[.B45])*100/[.B45])" office:value-type="float" office:value="28.6666666666667">
            <text:p>28.67</text:p>
          </table:table-cell>
          <table:table-cell table:formula="oooc:=ABS(([.D45]-[.B45])*100/[.B45])" office:value-type="float" office:value="12.7543859649123">
            <text:p>12.75</text:p>
          </table:table-cell>
          <table:table-cell table:formula="oooc:=ABS(([.E45]-[.B45])*100/[.B45])" office:value-type="float" office:value="16.5087719298246">
            <text:p>16.51</text:p>
          </table:table-cell>
          <table:table-cell table:formula="oooc:=ABS(([.F45]-[.B45])*100/[.B45])" office:value-type="float" office:value="5.43859649122807">
            <text:p>5.44</text:p>
          </table:table-cell>
          <table:table-cell table:formula="oooc:=ABS(([.G45]-[.B45])*100/[.B45])" office:value-type="float" office:value="0.807017543859651">
            <text:p>0.81</text:p>
          </table:table-cell>
          <table:table-cell table:formula="oooc:=ABS(([.H45]-[.B45])*100/[.B45])" office:value-type="float" office:value="9.01754385964912">
            <text:p>9.02</text:p>
          </table:table-cell>
          <table:table-cell table:formula="oooc:=ABS(([.I45]-[.B45])*100/[.B45])" office:value-type="float" office:value="0.36842105263158">
            <text:p>0.37</text:p>
          </table:table-cell>
          <table:table-cell table:formula="oooc:=ABS(([.J45]-[.B45])*100/[.B45])" office:value-type="float" office:value="0.929824561403511">
            <text:p>0.93</text:p>
          </table:table-cell>
          <table:table-cell table:formula="oooc:=ABS(([.K45]-[.B45])*100/[.B45])" office:value-type="float" office:value="0.210526315789469">
            <text:p>0.21</text:p>
          </table:table-cell>
          <table:table-cell table:formula="oooc:=ABS(([.L45]-[.B45])*100/[.B45])" office:value-type="float" office:value="9.28070175438596">
            <text:p>9.28</text:p>
          </table:table-cell>
          <table:table-cell table:formula="oooc:=ABS(([.M45]-[.B45])*100/[.B45])" office:value-type="float" office:value="2.35087719298246">
            <text:p>2.35</text:p>
          </table:table-cell>
          <table:table-cell table:formula="oooc:=ABS(([.N45]-[.B45])*100/[.B45])" office:value-type="float" office:value="3.1578947368421">
            <text:p>3.16</text:p>
          </table:table-cell>
          <table:table-cell table:number-columns-repeated="2"/>
          <table:table-cell table:formula="oooc:=ABS([.C45]-[.B45])" office:value-type="float" office:value="16.34">
            <text:p>16.34</text:p>
          </table:table-cell>
          <table:table-cell table:formula="oooc:=ABS([.D45]-[.B45])" office:value-type="float" office:value="7.27">
            <text:p>7.27</text:p>
          </table:table-cell>
          <table:table-cell table:formula="oooc:=ABS([.E45]-[.B45])" office:value-type="float" office:value="9.41">
            <text:p>9.41</text:p>
          </table:table-cell>
          <table:table-cell table:formula="oooc:=ABS([.F45]-[.B45])" office:value-type="float" office:value="3.1">
            <text:p>3.1</text:p>
          </table:table-cell>
          <table:table-cell table:formula="oooc:=ABS([.G45]-[.B45])" office:value-type="float" office:value="0.460000000000001">
            <text:p>0.46</text:p>
          </table:table-cell>
          <table:table-cell table:formula="oooc:=ABS([.H45]-[.B45])" office:value-type="float" office:value="5.14">
            <text:p>5.14</text:p>
          </table:table-cell>
          <table:table-cell table:formula="oooc:=ABS([.I45]-[.B45])" office:value-type="float" office:value="0.210000000000001">
            <text:p>0.21</text:p>
          </table:table-cell>
          <table:table-cell table:formula="oooc:=ABS([.J45]-[.B45])" office:value-type="float" office:value="0.530000000000001">
            <text:p>0.53</text:p>
          </table:table-cell>
          <table:table-cell table:formula="oooc:=ABS([.K45]-[.B45])" office:value-type="float" office:value="0.119999999999997">
            <text:p>0.12</text:p>
          </table:table-cell>
          <table:table-cell table:formula="oooc:=ABS([.L45]-[.B45])" office:value-type="float" office:value="5.29">
            <text:p>5.29</text:p>
          </table:table-cell>
          <table:table-cell table:formula="oooc:=ABS([.M45]-[.B45])" office:value-type="float" office:value="1.34">
            <text:p>1.34</text:p>
          </table:table-cell>
          <table:table-cell table:formula="oooc:=ABS([.N45]-[.B45])" office:value-type="float" office:value="1.8">
            <text:p>1.8</text:p>
          </table:table-cell>
          <table:table-cell table:number-columns-repeated="3"/>
        </table:table-row>
        <table:table-row table:style-name="ro1">
          <table:table-cell office:value-type="string">
            <text:p>ATGCAATGCTACATATTCGC</text:p>
          </table:table-cell>
          <table:table-cell office:value-type="float" office:value="68.9">
            <text:p>68.9</text:p>
          </table:table-cell>
          <table:table-cell table:number-columns-repeated="11" office:value-type="float" office:value="70.36">
            <text:p>70.36</text:p>
          </table:table-cell>
          <table:table-cell office:value-type="float" office:value="70.37">
            <text:p>70.37</text:p>
          </table:table-cell>
          <table:table-cell office:value-type="float" office:value="68.9">
            <text:p>68.9</text:p>
          </table:table-cell>
          <table:table-cell/>
          <table:table-cell table:formula="oooc:=ABS(([.C46]-[.B46])*100/[.B46])" office:value-type="float" office:value="2.11901306240928">
            <text:p>2.12</text:p>
          </table:table-cell>
          <table:table-cell table:formula="oooc:=ABS(([.D46]-[.B46])*100/[.B46])" office:value-type="float" office:value="2.11901306240928">
            <text:p>2.12</text:p>
          </table:table-cell>
          <table:table-cell table:formula="oooc:=ABS(([.E46]-[.B46])*100/[.B46])" office:value-type="float" office:value="2.11901306240928">
            <text:p>2.12</text:p>
          </table:table-cell>
          <table:table-cell table:formula="oooc:=ABS(([.F46]-[.B46])*100/[.B46])" office:value-type="float" office:value="2.11901306240928">
            <text:p>2.12</text:p>
          </table:table-cell>
          <table:table-cell table:formula="oooc:=ABS(([.G46]-[.B46])*100/[.B46])" office:value-type="float" office:value="2.11901306240928">
            <text:p>2.12</text:p>
          </table:table-cell>
          <table:table-cell table:formula="oooc:=ABS(([.H46]-[.B46])*100/[.B46])" office:value-type="float" office:value="2.11901306240928">
            <text:p>2.12</text:p>
          </table:table-cell>
          <table:table-cell table:formula="oooc:=ABS(([.I46]-[.B46])*100/[.B46])" office:value-type="float" office:value="2.11901306240928">
            <text:p>2.12</text:p>
          </table:table-cell>
          <table:table-cell table:formula="oooc:=ABS(([.J46]-[.B46])*100/[.B46])" office:value-type="float" office:value="2.11901306240928">
            <text:p>2.12</text:p>
          </table:table-cell>
          <table:table-cell table:formula="oooc:=ABS(([.K46]-[.B46])*100/[.B46])" office:value-type="float" office:value="2.11901306240928">
            <text:p>2.12</text:p>
          </table:table-cell>
          <table:table-cell table:formula="oooc:=ABS(([.L46]-[.B46])*100/[.B46])" office:value-type="float" office:value="2.11901306240928">
            <text:p>2.12</text:p>
          </table:table-cell>
          <table:table-cell table:formula="oooc:=ABS(([.M46]-[.B46])*100/[.B46])" office:value-type="float" office:value="2.11901306240928">
            <text:p>2.12</text:p>
          </table:table-cell>
          <table:table-cell table:formula="oooc:=ABS(([.N46]-[.B46])*100/[.B46])" office:value-type="float" office:value="2.13352685050798">
            <text:p>2.13</text:p>
          </table:table-cell>
          <table:table-cell table:number-columns-repeated="2"/>
          <table:table-cell table:formula="oooc:=ABS([.C46]-[.B46])" office:value-type="float" office:value="1.45999999999999">
            <text:p>1.46</text:p>
          </table:table-cell>
          <table:table-cell table:formula="oooc:=ABS([.D46]-[.B46])" office:value-type="float" office:value="1.45999999999999">
            <text:p>1.46</text:p>
          </table:table-cell>
          <table:table-cell table:formula="oooc:=ABS([.E46]-[.B46])" office:value-type="float" office:value="1.45999999999999">
            <text:p>1.46</text:p>
          </table:table-cell>
          <table:table-cell table:formula="oooc:=ABS([.F46]-[.B46])" office:value-type="float" office:value="1.45999999999999">
            <text:p>1.46</text:p>
          </table:table-cell>
          <table:table-cell table:formula="oooc:=ABS([.G46]-[.B46])" office:value-type="float" office:value="1.45999999999999">
            <text:p>1.46</text:p>
          </table:table-cell>
          <table:table-cell table:formula="oooc:=ABS([.H46]-[.B46])" office:value-type="float" office:value="1.45999999999999">
            <text:p>1.46</text:p>
          </table:table-cell>
          <table:table-cell table:formula="oooc:=ABS([.I46]-[.B46])" office:value-type="float" office:value="1.45999999999999">
            <text:p>1.46</text:p>
          </table:table-cell>
          <table:table-cell table:formula="oooc:=ABS([.J46]-[.B46])" office:value-type="float" office:value="1.45999999999999">
            <text:p>1.46</text:p>
          </table:table-cell>
          <table:table-cell table:formula="oooc:=ABS([.K46]-[.B46])" office:value-type="float" office:value="1.45999999999999">
            <text:p>1.46</text:p>
          </table:table-cell>
          <table:table-cell table:formula="oooc:=ABS([.L46]-[.B46])" office:value-type="float" office:value="1.45999999999999">
            <text:p>1.46</text:p>
          </table:table-cell>
          <table:table-cell table:formula="oooc:=ABS([.M46]-[.B46])" office:value-type="float" office:value="1.45999999999999">
            <text:p>1.46</text:p>
          </table:table-cell>
          <table:table-cell table:formula="oooc:=ABS([.N46]-[.B46])" office:value-type="float" office:value="1.47">
            <text:p>1.47</text:p>
          </table:table-cell>
          <table:table-cell table:number-columns-repeated="3"/>
        </table:table-row>
        <table:table-row table:style-name="ro1">
          <table:table-cell office:value-type="string">
            <text:p>TGGATTCTACTCAACCTTAGTCTGG</text:p>
          </table:table-cell>
          <table:table-cell office:value-type="float" office:value="59">
            <text:p>59</text:p>
          </table:table-cell>
          <table:table-cell office:value-type="float" office:value="43.17">
            <text:p>43.17</text:p>
          </table:table-cell>
          <table:table-cell office:value-type="float" office:value="53.66">
            <text:p>53.66</text:p>
          </table:table-cell>
          <table:table-cell office:value-type="float" office:value="51.52">
            <text:p>51.52</text:p>
          </table:table-cell>
          <table:table-cell office:value-type="float" office:value="57.83">
            <text:p>57.83</text:p>
          </table:table-cell>
          <table:table-cell office:value-type="float" office:value="60.96">
            <text:p>60.96</text:p>
          </table:table-cell>
          <table:table-cell office:value-type="float" office:value="55.78">
            <text:p>55.78</text:p>
          </table:table-cell>
          <table:table-cell office:value-type="float" office:value="60.7">
            <text:p>60.7</text:p>
          </table:table-cell>
          <table:table-cell office:value-type="float" office:value="60.4">
            <text:p>60.4</text:p>
          </table:table-cell>
          <table:table-cell office:value-type="float" office:value="60.37">
            <text:p>60.37</text:p>
          </table:table-cell>
          <table:table-cell office:value-type="float" office:value="55.64">
            <text:p>55.64</text:p>
          </table:table-cell>
          <table:table-cell office:value-type="float" office:value="61.69">
            <text:p>61.69</text:p>
          </table:table-cell>
          <table:table-cell office:value-type="float" office:value="59.13">
            <text:p>59.13</text:p>
          </table:table-cell>
          <table:table-cell office:value-type="float" office:value="59">
            <text:p>59</text:p>
          </table:table-cell>
          <table:table-cell/>
          <table:table-cell table:formula="oooc:=ABS(([.C47]-[.B47])*100/[.B47])" office:value-type="float" office:value="26.8305084745763">
            <text:p>26.83</text:p>
          </table:table-cell>
          <table:table-cell table:formula="oooc:=ABS(([.D47]-[.B47])*100/[.B47])" office:value-type="float" office:value="9.05084745762712">
            <text:p>9.05</text:p>
          </table:table-cell>
          <table:table-cell table:formula="oooc:=ABS(([.E47]-[.B47])*100/[.B47])" office:value-type="float" office:value="12.6779661016949">
            <text:p>12.68</text:p>
          </table:table-cell>
          <table:table-cell table:formula="oooc:=ABS(([.F47]-[.B47])*100/[.B47])" office:value-type="float" office:value="1.98305084745763">
            <text:p>1.98</text:p>
          </table:table-cell>
          <table:table-cell table:formula="oooc:=ABS(([.G47]-[.B47])*100/[.B47])" office:value-type="float" office:value="3.32203389830509">
            <text:p>3.32</text:p>
          </table:table-cell>
          <table:table-cell table:formula="oooc:=ABS(([.H47]-[.B47])*100/[.B47])" office:value-type="float" office:value="5.45762711864407">
            <text:p>5.46</text:p>
          </table:table-cell>
          <table:table-cell table:formula="oooc:=ABS(([.I47]-[.B47])*100/[.B47])" office:value-type="float" office:value="2.88135593220339">
            <text:p>2.88</text:p>
          </table:table-cell>
          <table:table-cell table:formula="oooc:=ABS(([.J47]-[.B47])*100/[.B47])" office:value-type="float" office:value="2.3728813559322">
            <text:p>2.37</text:p>
          </table:table-cell>
          <table:table-cell table:formula="oooc:=ABS(([.K47]-[.B47])*100/[.B47])" office:value-type="float" office:value="2.32203389830508">
            <text:p>2.32</text:p>
          </table:table-cell>
          <table:table-cell table:formula="oooc:=ABS(([.L47]-[.B47])*100/[.B47])" office:value-type="float" office:value="5.69491525423729">
            <text:p>5.69</text:p>
          </table:table-cell>
          <table:table-cell table:formula="oooc:=ABS(([.M47]-[.B47])*100/[.B47])" office:value-type="float" office:value="4.5593220338983">
            <text:p>4.56</text:p>
          </table:table-cell>
          <table:table-cell table:formula="oooc:=ABS(([.N47]-[.B47])*100/[.B47])" office:value-type="float" office:value="0.220338983050852">
            <text:p>0.22</text:p>
          </table:table-cell>
          <table:table-cell table:number-columns-repeated="2"/>
          <table:table-cell table:formula="oooc:=ABS([.C47]-[.B47])" office:value-type="float" office:value="15.83">
            <text:p>15.83</text:p>
          </table:table-cell>
          <table:table-cell table:formula="oooc:=ABS([.D47]-[.B47])" office:value-type="float" office:value="5.34">
            <text:p>5.34</text:p>
          </table:table-cell>
          <table:table-cell table:formula="oooc:=ABS([.E47]-[.B47])" office:value-type="float" office:value="7.48">
            <text:p>7.48</text:p>
          </table:table-cell>
          <table:table-cell table:formula="oooc:=ABS([.F47]-[.B47])" office:value-type="float" office:value="1.17">
            <text:p>1.17</text:p>
          </table:table-cell>
          <table:table-cell table:formula="oooc:=ABS([.G47]-[.B47])" office:value-type="float" office:value="1.96">
            <text:p>1.96</text:p>
          </table:table-cell>
          <table:table-cell table:formula="oooc:=ABS([.H47]-[.B47])" office:value-type="float" office:value="3.22">
            <text:p>3.22</text:p>
          </table:table-cell>
          <table:table-cell table:formula="oooc:=ABS([.I47]-[.B47])" office:value-type="float" office:value="1.7">
            <text:p>1.7</text:p>
          </table:table-cell>
          <table:table-cell table:formula="oooc:=ABS([.J47]-[.B47])" office:value-type="float" office:value="1.4">
            <text:p>1.4</text:p>
          </table:table-cell>
          <table:table-cell table:formula="oooc:=ABS([.K47]-[.B47])" office:value-type="float" office:value="1.37">
            <text:p>1.37</text:p>
          </table:table-cell>
          <table:table-cell table:formula="oooc:=ABS([.L47]-[.B47])" office:value-type="float" office:value="3.36">
            <text:p>3.36</text:p>
          </table:table-cell>
          <table:table-cell table:formula="oooc:=ABS([.M47]-[.B47])" office:value-type="float" office:value="2.69">
            <text:p>2.69</text:p>
          </table:table-cell>
          <table:table-cell table:formula="oooc:=ABS([.N47]-[.B47])" office:value-type="float" office:value="0.130000000000003">
            <text:p>0.13</text:p>
          </table:table-cell>
          <table:table-cell table:number-columns-repeated="3"/>
        </table:table-row>
        <table:table-row table:style-name="ro1">
          <table:table-cell office:value-type="string">
            <text:p>GATGCGCTCG</text:p>
          </table:table-cell>
          <table:table-cell office:value-type="float" office:value="53.5">
            <text:p>53.5</text:p>
          </table:table-cell>
          <table:table-cell table:number-columns-repeated="11" office:value-type="float" office:value="53.72">
            <text:p>53.72</text:p>
          </table:table-cell>
          <table:table-cell office:value-type="float" office:value="53.73">
            <text:p>53.73</text:p>
          </table:table-cell>
          <table:table-cell office:value-type="float" office:value="53.5">
            <text:p>53.5</text:p>
          </table:table-cell>
          <table:table-cell/>
          <table:table-cell table:formula="oooc:=ABS(([.C48]-[.B48])*100/[.B48])" office:value-type="float" office:value="0.411214953271026">
            <text:p>0.41</text:p>
          </table:table-cell>
          <table:table-cell table:formula="oooc:=ABS(([.D48]-[.B48])*100/[.B48])" office:value-type="float" office:value="0.411214953271026">
            <text:p>0.41</text:p>
          </table:table-cell>
          <table:table-cell table:formula="oooc:=ABS(([.E48]-[.B48])*100/[.B48])" office:value-type="float" office:value="0.411214953271026">
            <text:p>0.41</text:p>
          </table:table-cell>
          <table:table-cell table:formula="oooc:=ABS(([.F48]-[.B48])*100/[.B48])" office:value-type="float" office:value="0.411214953271026">
            <text:p>0.41</text:p>
          </table:table-cell>
          <table:table-cell table:formula="oooc:=ABS(([.G48]-[.B48])*100/[.B48])" office:value-type="float" office:value="0.411214953271026">
            <text:p>0.41</text:p>
          </table:table-cell>
          <table:table-cell table:formula="oooc:=ABS(([.H48]-[.B48])*100/[.B48])" office:value-type="float" office:value="0.411214953271026">
            <text:p>0.41</text:p>
          </table:table-cell>
          <table:table-cell table:formula="oooc:=ABS(([.I48]-[.B48])*100/[.B48])" office:value-type="float" office:value="0.411214953271026">
            <text:p>0.41</text:p>
          </table:table-cell>
          <table:table-cell table:formula="oooc:=ABS(([.J48]-[.B48])*100/[.B48])" office:value-type="float" office:value="0.411214953271026">
            <text:p>0.41</text:p>
          </table:table-cell>
          <table:table-cell table:formula="oooc:=ABS(([.K48]-[.B48])*100/[.B48])" office:value-type="float" office:value="0.411214953271026">
            <text:p>0.41</text:p>
          </table:table-cell>
          <table:table-cell table:formula="oooc:=ABS(([.L48]-[.B48])*100/[.B48])" office:value-type="float" office:value="0.411214953271026">
            <text:p>0.41</text:p>
          </table:table-cell>
          <table:table-cell table:formula="oooc:=ABS(([.M48]-[.B48])*100/[.B48])" office:value-type="float" office:value="0.411214953271026">
            <text:p>0.41</text:p>
          </table:table-cell>
          <table:table-cell table:formula="oooc:=ABS(([.N48]-[.B48])*100/[.B48])" office:value-type="float" office:value="0.429906542056069">
            <text:p>0.43</text:p>
          </table:table-cell>
          <table:table-cell table:number-columns-repeated="2"/>
          <table:table-cell table:formula="oooc:=ABS([.C48]-[.B48])" office:value-type="float" office:value="0.219999999999999">
            <text:p>0.22</text:p>
          </table:table-cell>
          <table:table-cell table:formula="oooc:=ABS([.D48]-[.B48])" office:value-type="float" office:value="0.219999999999999">
            <text:p>0.22</text:p>
          </table:table-cell>
          <table:table-cell table:formula="oooc:=ABS([.E48]-[.B48])" office:value-type="float" office:value="0.219999999999999">
            <text:p>0.22</text:p>
          </table:table-cell>
          <table:table-cell table:formula="oooc:=ABS([.F48]-[.B48])" office:value-type="float" office:value="0.219999999999999">
            <text:p>0.22</text:p>
          </table:table-cell>
          <table:table-cell table:formula="oooc:=ABS([.G48]-[.B48])" office:value-type="float" office:value="0.219999999999999">
            <text:p>0.22</text:p>
          </table:table-cell>
          <table:table-cell table:formula="oooc:=ABS([.H48]-[.B48])" office:value-type="float" office:value="0.219999999999999">
            <text:p>0.22</text:p>
          </table:table-cell>
          <table:table-cell table:formula="oooc:=ABS([.I48]-[.B48])" office:value-type="float" office:value="0.219999999999999">
            <text:p>0.22</text:p>
          </table:table-cell>
          <table:table-cell table:formula="oooc:=ABS([.J48]-[.B48])" office:value-type="float" office:value="0.219999999999999">
            <text:p>0.22</text:p>
          </table:table-cell>
          <table:table-cell table:formula="oooc:=ABS([.K48]-[.B48])" office:value-type="float" office:value="0.219999999999999">
            <text:p>0.22</text:p>
          </table:table-cell>
          <table:table-cell table:formula="oooc:=ABS([.L48]-[.B48])" office:value-type="float" office:value="0.219999999999999">
            <text:p>0.22</text:p>
          </table:table-cell>
          <table:table-cell table:formula="oooc:=ABS([.M48]-[.B48])" office:value-type="float" office:value="0.219999999999999">
            <text:p>0.22</text:p>
          </table:table-cell>
          <table:table-cell table:formula="oooc:=ABS([.N48]-[.B48])" office:value-type="float" office:value="0.229999999999997">
            <text:p>0.23</text:p>
          </table:table-cell>
          <table:table-cell table:number-columns-repeated="3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6.1">
            <text:p>66.1</text:p>
          </table:table-cell>
          <table:table-cell office:value-type="float" office:value="62.94">
            <text:p>62.94</text:p>
          </table:table-cell>
          <table:table-cell office:value-type="float" office:value="65.07">
            <text:p>65.07</text:p>
          </table:table-cell>
          <table:table-cell office:value-type="float" office:value="64.68">
            <text:p>64.68</text:p>
          </table:table-cell>
          <table:table-cell office:value-type="float" office:value="65.81">
            <text:p>65.81</text:p>
          </table:table-cell>
          <table:table-cell office:value-type="float" office:value="66.12">
            <text:p>66.12</text:p>
          </table:table-cell>
          <table:table-cell office:value-type="float" office:value="66.48">
            <text:p>66.48</text:p>
          </table:table-cell>
          <table:table-cell office:value-type="float" office:value="67.18">
            <text:p>67.18</text:p>
          </table:table-cell>
          <table:table-cell office:value-type="float" office:value="66.27">
            <text:p>66.27</text:p>
          </table:table-cell>
          <table:table-cell office:value-type="float" office:value="66.26">
            <text:p>66.26</text:p>
          </table:table-cell>
          <table:table-cell office:value-type="float" office:value="65.42">
            <text:p>65.42</text:p>
          </table:table-cell>
          <table:table-cell office:value-type="float" office:value="67.13">
            <text:p>67.13</text:p>
          </table:table-cell>
          <table:table-cell office:value-type="float" office:value="66.65">
            <text:p>66.65</text:p>
          </table:table-cell>
          <table:table-cell office:value-type="float" office:value="66.1">
            <text:p>66.1</text:p>
          </table:table-cell>
          <table:table-cell/>
          <table:table-cell table:formula="oooc:=ABS(([.C49]-[.B49])*100/[.B49])" office:value-type="float" office:value="4.78063540090771">
            <text:p>4.78</text:p>
          </table:table-cell>
          <table:table-cell table:formula="oooc:=ABS(([.D49]-[.B49])*100/[.B49])" office:value-type="float" office:value="1.55824508320726">
            <text:p>1.56</text:p>
          </table:table-cell>
          <table:table-cell table:formula="oooc:=ABS(([.E49]-[.B49])*100/[.B49])" office:value-type="float" office:value="2.14826021180028">
            <text:p>2.15</text:p>
          </table:table-cell>
          <table:table-cell table:formula="oooc:=ABS(([.F49]-[.B49])*100/[.B49])" office:value-type="float" office:value="0.438729198184557">
            <text:p>0.44</text:p>
          </table:table-cell>
          <table:table-cell table:formula="oooc:=ABS(([.G49]-[.B49])*100/[.B49])" office:value-type="float" office:value="0.0302571860817099">
            <text:p>0.03</text:p>
          </table:table-cell>
          <table:table-cell table:formula="oooc:=ABS(([.H49]-[.B49])*100/[.B49])" office:value-type="float" office:value="0.574886535552208">
            <text:p>0.57</text:p>
          </table:table-cell>
          <table:table-cell table:formula="oooc:=ABS(([.I49]-[.B49])*100/[.B49])" office:value-type="float" office:value="1.63388804841152">
            <text:p>1.63</text:p>
          </table:table-cell>
          <table:table-cell table:formula="oooc:=ABS(([.J49]-[.B49])*100/[.B49])" office:value-type="float" office:value="0.257186081694405">
            <text:p>0.26</text:p>
          </table:table-cell>
          <table:table-cell table:formula="oooc:=ABS(([.K49]-[.B49])*100/[.B49])" office:value-type="float" office:value="0.242057488653572">
            <text:p>0.24</text:p>
          </table:table-cell>
          <table:table-cell table:formula="oooc:=ABS(([.L49]-[.B49])*100/[.B49])" office:value-type="float" office:value="1.0287443267776">
            <text:p>1.03</text:p>
          </table:table-cell>
          <table:table-cell table:formula="oooc:=ABS(([.M49]-[.B49])*100/[.B49])" office:value-type="float" office:value="1.55824508320726">
            <text:p>1.56</text:p>
          </table:table-cell>
          <table:table-cell table:formula="oooc:=ABS(([.N49]-[.B49])*100/[.B49])" office:value-type="float" office:value="0.832072617246613">
            <text:p>0.83</text:p>
          </table:table-cell>
          <table:table-cell table:number-columns-repeated="2"/>
          <table:table-cell table:formula="oooc:=ABS([.C49]-[.B49])" office:value-type="float" office:value="3.16">
            <text:p>3.16</text:p>
          </table:table-cell>
          <table:table-cell table:formula="oooc:=ABS([.D49]-[.B49])" office:value-type="float" office:value="1.03">
            <text:p>1.03</text:p>
          </table:table-cell>
          <table:table-cell table:formula="oooc:=ABS([.E49]-[.B49])" office:value-type="float" office:value="1.41999999999999">
            <text:p>1.42</text:p>
          </table:table-cell>
          <table:table-cell table:formula="oooc:=ABS([.F49]-[.B49])" office:value-type="float" office:value="0.289999999999992">
            <text:p>0.29</text:p>
          </table:table-cell>
          <table:table-cell table:formula="oooc:=ABS([.G49]-[.B49])" office:value-type="float" office:value="0.0200000000000102">
            <text:p>0.02</text:p>
          </table:table-cell>
          <table:table-cell table:formula="oooc:=ABS([.H49]-[.B49])" office:value-type="float" office:value="0.38000000000001">
            <text:p>0.38</text:p>
          </table:table-cell>
          <table:table-cell table:formula="oooc:=ABS([.I49]-[.B49])" office:value-type="float" office:value="1.08000000000001">
            <text:p>1.08</text:p>
          </table:table-cell>
          <table:table-cell table:formula="oooc:=ABS([.J49]-[.B49])" office:value-type="float" office:value="0.170000000000002">
            <text:p>0.17</text:p>
          </table:table-cell>
          <table:table-cell table:formula="oooc:=ABS([.K49]-[.B49])" office:value-type="float" office:value="0.160000000000011">
            <text:p>0.16</text:p>
          </table:table-cell>
          <table:table-cell table:formula="oooc:=ABS([.L49]-[.B49])" office:value-type="float" office:value="0.679999999999993">
            <text:p>0.68</text:p>
          </table:table-cell>
          <table:table-cell table:formula="oooc:=ABS([.M49]-[.B49])" office:value-type="float" office:value="1.03">
            <text:p>1.03</text:p>
          </table:table-cell>
          <table:table-cell table:formula="oooc:=ABS([.N49]-[.B49])" office:value-type="float" office:value="0.550000000000011">
            <text:p>0.55</text:p>
          </table:table-cell>
          <table:table-cell table:number-columns-repeated="3"/>
        </table:table-row>
        <table:table-row table:style-name="ro1">
          <table:table-cell office:value-type="string">
            <text:p>ATCGTCTCGGTATAA</text:p>
          </table:table-cell>
          <table:table-cell office:value-type="float" office:value="52.9">
            <text:p>52.9</text:p>
          </table:table-cell>
          <table:table-cell office:value-type="float" office:value="43.22">
            <text:p>43.22</text:p>
          </table:table-cell>
          <table:table-cell office:value-type="float" office:value="48.38">
            <text:p>48.38</text:p>
          </table:table-cell>
          <table:table-cell office:value-type="float" office:value="47.16">
            <text:p>47.16</text:p>
          </table:table-cell>
          <table:table-cell office:value-type="float" office:value="50.74">
            <text:p>50.74</text:p>
          </table:table-cell>
          <table:table-cell office:value-type="float" office:value="52.78">
            <text:p>52.78</text:p>
          </table:table-cell>
          <table:table-cell office:value-type="float" office:value="51.31">
            <text:p>51.31</text:p>
          </table:table-cell>
          <table:table-cell office:value-type="float" office:value="54.36">
            <text:p>54.36</text:p>
          </table:table-cell>
          <table:table-cell office:value-type="float" office:value="52.19">
            <text:p>52.19</text:p>
          </table:table-cell>
          <table:table-cell office:value-type="float" office:value="52.72">
            <text:p>52.72</text:p>
          </table:table-cell>
          <table:table-cell office:value-type="float" office:value="49.5">
            <text:p>49.5</text:p>
          </table:table-cell>
          <table:table-cell office:value-type="float" office:value="54.36">
            <text:p>54.36</text:p>
          </table:table-cell>
          <table:table-cell office:value-type="float" office:value="52.29">
            <text:p>52.29</text:p>
          </table:table-cell>
          <table:table-cell office:value-type="float" office:value="52.9">
            <text:p>52.9</text:p>
          </table:table-cell>
          <table:table-cell/>
          <table:table-cell table:formula="oooc:=ABS(([.C50]-[.B50])*100/[.B50])" office:value-type="float" office:value="18.2986767485822">
            <text:p>18.3</text:p>
          </table:table-cell>
          <table:table-cell table:formula="oooc:=ABS(([.D50]-[.B50])*100/[.B50])" office:value-type="float" office:value="8.54442344045368">
            <text:p>8.54</text:p>
          </table:table-cell>
          <table:table-cell table:formula="oooc:=ABS(([.E50]-[.B50])*100/[.B50])" office:value-type="float" office:value="10.8506616257089">
            <text:p>10.85</text:p>
          </table:table-cell>
          <table:table-cell table:formula="oooc:=ABS(([.F50]-[.B50])*100/[.B50])" office:value-type="float" office:value="4.08317580340264">
            <text:p>4.08</text:p>
          </table:table-cell>
          <table:table-cell table:formula="oooc:=ABS(([.G50]-[.B50])*100/[.B50])" office:value-type="float" office:value="0.226843100189031">
            <text:p>0.23</text:p>
          </table:table-cell>
          <table:table-cell table:formula="oooc:=ABS(([.H50]-[.B50])*100/[.B50])" office:value-type="float" office:value="3.00567107750472">
            <text:p>3.01</text:p>
          </table:table-cell>
          <table:table-cell table:formula="oooc:=ABS(([.I50]-[.B50])*100/[.B50])" office:value-type="float" office:value="2.75992438563327">
            <text:p>2.76</text:p>
          </table:table-cell>
          <table:table-cell table:formula="oooc:=ABS(([.J50]-[.B50])*100/[.B50])" office:value-type="float" office:value="1.3421550094518">
            <text:p>1.34</text:p>
          </table:table-cell>
          <table:table-cell table:formula="oooc:=ABS(([.K50]-[.B50])*100/[.B50])" office:value-type="float" office:value="0.340264650283553">
            <text:p>0.34</text:p>
          </table:table-cell>
          <table:table-cell table:formula="oooc:=ABS(([.L50]-[.B50])*100/[.B50])" office:value-type="float" office:value="6.42722117202268">
            <text:p>6.43</text:p>
          </table:table-cell>
          <table:table-cell table:formula="oooc:=ABS(([.M50]-[.B50])*100/[.B50])" office:value-type="float" office:value="2.75992438563327">
            <text:p>2.76</text:p>
          </table:table-cell>
          <table:table-cell table:formula="oooc:=ABS(([.N50]-[.B50])*100/[.B50])" office:value-type="float" office:value="1.1531190926276">
            <text:p>1.15</text:p>
          </table:table-cell>
          <table:table-cell table:number-columns-repeated="2"/>
          <table:table-cell table:formula="oooc:=ABS([.C50]-[.B50])" office:value-type="float" office:value="9.68">
            <text:p>9.68</text:p>
          </table:table-cell>
          <table:table-cell table:formula="oooc:=ABS([.D50]-[.B50])" office:value-type="float" office:value="4.52">
            <text:p>4.52</text:p>
          </table:table-cell>
          <table:table-cell table:formula="oooc:=ABS([.E50]-[.B50])" office:value-type="float" office:value="5.74">
            <text:p>5.74</text:p>
          </table:table-cell>
          <table:table-cell table:formula="oooc:=ABS([.F50]-[.B50])" office:value-type="float" office:value="2.16">
            <text:p>2.16</text:p>
          </table:table-cell>
          <table:table-cell table:formula="oooc:=ABS([.G50]-[.B50])" office:value-type="float" office:value="0.119999999999997">
            <text:p>0.12</text:p>
          </table:table-cell>
          <table:table-cell table:formula="oooc:=ABS([.H50]-[.B50])" office:value-type="float" office:value="1.59">
            <text:p>1.59</text:p>
          </table:table-cell>
          <table:table-cell table:formula="oooc:=ABS([.I50]-[.B50])" office:value-type="float" office:value="1.46">
            <text:p>1.46</text:p>
          </table:table-cell>
          <table:table-cell table:formula="oooc:=ABS([.J50]-[.B50])" office:value-type="float" office:value="0.710000000000001">
            <text:p>0.71</text:p>
          </table:table-cell>
          <table:table-cell table:formula="oooc:=ABS([.K50]-[.B50])" office:value-type="float" office:value="0.18">
            <text:p>0.18</text:p>
          </table:table-cell>
          <table:table-cell table:formula="oooc:=ABS([.L50]-[.B50])" office:value-type="float" office:value="3.4">
            <text:p>3.4</text:p>
          </table:table-cell>
          <table:table-cell table:formula="oooc:=ABS([.M50]-[.B50])" office:value-type="float" office:value="1.46">
            <text:p>1.46</text:p>
          </table:table-cell>
          <table:table-cell table:formula="oooc:=ABS([.N50]-[.B50])" office:value-type="float" office:value="0.609999999999999">
            <text:p>0.61</text:p>
          </table:table-cell>
          <table:table-cell table:number-columns-repeated="3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0.6">
            <text:p>60.6</text:p>
          </table:table-cell>
          <table:table-cell office:value-type="float" office:value="50.76">
            <text:p>50.76</text:p>
          </table:table-cell>
          <table:table-cell office:value-type="float" office:value="56.82">
            <text:p>56.82</text:p>
          </table:table-cell>
          <table:table-cell office:value-type="float" office:value="55.6">
            <text:p>55.6</text:p>
          </table:table-cell>
          <table:table-cell office:value-type="float" office:value="59.18">
            <text:p>59.18</text:p>
          </table:table-cell>
          <table:table-cell office:value-type="float" office:value="60.31">
            <text:p>60.31</text:p>
          </table:table-cell>
          <table:table-cell office:value-type="float" office:value="59.75">
            <text:p>59.75</text:p>
          </table:table-cell>
          <table:table-cell office:value-type="float" office:value="61.91">
            <text:p>61.91</text:p>
          </table:table-cell>
          <table:table-cell office:value-type="float" office:value="60.63">
            <text:p>60.63</text:p>
          </table:table-cell>
          <table:table-cell office:value-type="float" office:value="60.75">
            <text:p>60.75</text:p>
          </table:table-cell>
          <table:table-cell office:value-type="float" office:value="57.94">
            <text:p>57.94</text:p>
          </table:table-cell>
          <table:table-cell office:value-type="float" office:value="62.51">
            <text:p>62.51</text:p>
          </table:table-cell>
          <table:table-cell office:value-type="float" office:value="60.73">
            <text:p>60.73</text:p>
          </table:table-cell>
          <table:table-cell office:value-type="float" office:value="60.6">
            <text:p>60.6</text:p>
          </table:table-cell>
          <table:table-cell/>
          <table:table-cell table:formula="oooc:=ABS(([.C51]-[.B51])*100/[.B51])" office:value-type="float" office:value="16.2376237623762">
            <text:p>16.24</text:p>
          </table:table-cell>
          <table:table-cell table:formula="oooc:=ABS(([.D51]-[.B51])*100/[.B51])" office:value-type="float" office:value="6.23762376237624">
            <text:p>6.24</text:p>
          </table:table-cell>
          <table:table-cell table:formula="oooc:=ABS(([.E51]-[.B51])*100/[.B51])" office:value-type="float" office:value="8.25082508250825">
            <text:p>8.25</text:p>
          </table:table-cell>
          <table:table-cell table:formula="oooc:=ABS(([.F51]-[.B51])*100/[.B51])" office:value-type="float" office:value="2.34323432343235">
            <text:p>2.34</text:p>
          </table:table-cell>
          <table:table-cell table:formula="oooc:=ABS(([.G51]-[.B51])*100/[.B51])" office:value-type="float" office:value="0.478547854785477">
            <text:p>0.48</text:p>
          </table:table-cell>
          <table:table-cell table:formula="oooc:=ABS(([.H51]-[.B51])*100/[.B51])" office:value-type="float" office:value="1.4026402640264">
            <text:p>1.4</text:p>
          </table:table-cell>
          <table:table-cell table:formula="oooc:=ABS(([.I51]-[.B51])*100/[.B51])" office:value-type="float" office:value="2.16171617161715">
            <text:p>2.16</text:p>
          </table:table-cell>
          <table:table-cell table:formula="oooc:=ABS(([.J51]-[.B51])*100/[.B51])" office:value-type="float" office:value="0.0495049504950514">
            <text:p>0.05</text:p>
          </table:table-cell>
          <table:table-cell table:formula="oooc:=ABS(([.K51]-[.B51])*100/[.B51])" office:value-type="float" office:value="0.247524752475245">
            <text:p>0.25</text:p>
          </table:table-cell>
          <table:table-cell table:formula="oooc:=ABS(([.L51]-[.B51])*100/[.B51])" office:value-type="float" office:value="4.38943894389439">
            <text:p>4.39</text:p>
          </table:table-cell>
          <table:table-cell table:formula="oooc:=ABS(([.M51]-[.B51])*100/[.B51])" office:value-type="float" office:value="3.15181518151815">
            <text:p>3.15</text:p>
          </table:table-cell>
          <table:table-cell table:formula="oooc:=ABS(([.N51]-[.B51])*100/[.B51])" office:value-type="float" office:value="0.214521452145207">
            <text:p>0.21</text:p>
          </table:table-cell>
          <table:table-cell table:number-columns-repeated="2"/>
          <table:table-cell table:formula="oooc:=ABS([.C51]-[.B51])" office:value-type="float" office:value="9.84">
            <text:p>9.84</text:p>
          </table:table-cell>
          <table:table-cell table:formula="oooc:=ABS([.D51]-[.B51])" office:value-type="float" office:value="3.78">
            <text:p>3.78</text:p>
          </table:table-cell>
          <table:table-cell table:formula="oooc:=ABS([.E51]-[.B51])" office:value-type="float" office:value="5">
            <text:p>5</text:p>
          </table:table-cell>
          <table:table-cell table:formula="oooc:=ABS([.F51]-[.B51])" office:value-type="float" office:value="1.42">
            <text:p>1.42</text:p>
          </table:table-cell>
          <table:table-cell table:formula="oooc:=ABS([.G51]-[.B51])" office:value-type="float" office:value="0.289999999999999">
            <text:p>0.29</text:p>
          </table:table-cell>
          <table:table-cell table:formula="oooc:=ABS([.H51]-[.B51])" office:value-type="float" office:value="0.850000000000001">
            <text:p>0.85</text:p>
          </table:table-cell>
          <table:table-cell table:formula="oooc:=ABS([.I51]-[.B51])" office:value-type="float" office:value="1.31">
            <text:p>1.31</text:p>
          </table:table-cell>
          <table:table-cell table:formula="oooc:=ABS([.J51]-[.B51])" office:value-type="float" office:value="0.0300000000000011">
            <text:p>0.03</text:p>
          </table:table-cell>
          <table:table-cell table:formula="oooc:=ABS([.K51]-[.B51])" office:value-type="float" office:value="0.149999999999999">
            <text:p>0.15</text:p>
          </table:table-cell>
          <table:table-cell table:formula="oooc:=ABS([.L51]-[.B51])" office:value-type="float" office:value="2.66">
            <text:p>2.66</text:p>
          </table:table-cell>
          <table:table-cell table:formula="oooc:=ABS([.M51]-[.B51])" office:value-type="float" office:value="1.91">
            <text:p>1.91</text:p>
          </table:table-cell>
          <table:table-cell table:formula="oooc:=ABS([.N51]-[.B51])" office:value-type="float" office:value="0.129999999999995">
            <text:p>0.13</text:p>
          </table:table-cell>
          <table:table-cell table:number-columns-repeated="3"/>
        </table:table-row>
        <table:table-row table:style-name="ro1">
          <table:table-cell office:value-type="string">
            <text:p>TTCCAAAAGGAGTTATGAGTTGCGA</text:p>
          </table:table-cell>
          <table:table-cell office:value-type="float" office:value="63">
            <text:p>63</text:p>
          </table:table-cell>
          <table:table-cell office:value-type="float" office:value="50.08">
            <text:p>50.08</text:p>
          </table:table-cell>
          <table:table-cell office:value-type="float" office:value="58.8">
            <text:p>58.8</text:p>
          </table:table-cell>
          <table:table-cell office:value-type="float" office:value="57.1">
            <text:p>57.1</text:p>
          </table:table-cell>
          <table:table-cell office:value-type="float" office:value="62.12">
            <text:p>62.12</text:p>
          </table:table-cell>
          <table:table-cell office:value-type="float" office:value="64.1">
            <text:p>64.1</text:p>
          </table:table-cell>
          <table:table-cell office:value-type="float" office:value="61.64">
            <text:p>61.64</text:p>
          </table:table-cell>
          <table:table-cell office:value-type="float" office:value="65.08">
            <text:p>65.08</text:p>
          </table:table-cell>
          <table:table-cell office:value-type="float" office:value="64.17">
            <text:p>64.17</text:p>
          </table:table-cell>
          <table:table-cell office:value-type="float" office:value="64.1">
            <text:p>64.1</text:p>
          </table:table-cell>
          <table:table-cell office:value-type="float" office:value="60.38">
            <text:p>60.38</text:p>
          </table:table-cell>
          <table:table-cell office:value-type="float" office:value="65.84">
            <text:p>65.84</text:p>
          </table:table-cell>
          <table:table-cell office:value-type="float" office:value="63.63">
            <text:p>63.63</text:p>
          </table:table-cell>
          <table:table-cell office:value-type="float" office:value="63">
            <text:p>63</text:p>
          </table:table-cell>
          <table:table-cell/>
          <table:table-cell table:formula="oooc:=ABS(([.C52]-[.B52])*100/[.B52])" office:value-type="float" office:value="20.5079365079365">
            <text:p>20.51</text:p>
          </table:table-cell>
          <table:table-cell table:formula="oooc:=ABS(([.D52]-[.B52])*100/[.B52])" office:value-type="float" office:value="6.66666666666667">
            <text:p>6.67</text:p>
          </table:table-cell>
          <table:table-cell table:formula="oooc:=ABS(([.E52]-[.B52])*100/[.B52])" office:value-type="float" office:value="9.36507936507936">
            <text:p>9.37</text:p>
          </table:table-cell>
          <table:table-cell table:formula="oooc:=ABS(([.F52]-[.B52])*100/[.B52])" office:value-type="float" office:value="1.3968253968254">
            <text:p>1.4</text:p>
          </table:table-cell>
          <table:table-cell table:formula="oooc:=ABS(([.G52]-[.B52])*100/[.B52])" office:value-type="float" office:value="1.74603174603174">
            <text:p>1.75</text:p>
          </table:table-cell>
          <table:table-cell table:formula="oooc:=ABS(([.H52]-[.B52])*100/[.B52])" office:value-type="float" office:value="2.15873015873016">
            <text:p>2.16</text:p>
          </table:table-cell>
          <table:table-cell table:formula="oooc:=ABS(([.I52]-[.B52])*100/[.B52])" office:value-type="float" office:value="3.3015873015873">
            <text:p>3.3</text:p>
          </table:table-cell>
          <table:table-cell table:formula="oooc:=ABS(([.J52]-[.B52])*100/[.B52])" office:value-type="float" office:value="1.85714285714286">
            <text:p>1.86</text:p>
          </table:table-cell>
          <table:table-cell table:formula="oooc:=ABS(([.K52]-[.B52])*100/[.B52])" office:value-type="float" office:value="1.74603174603174">
            <text:p>1.75</text:p>
          </table:table-cell>
          <table:table-cell table:formula="oooc:=ABS(([.L52]-[.B52])*100/[.B52])" office:value-type="float" office:value="4.15873015873016">
            <text:p>4.16</text:p>
          </table:table-cell>
          <table:table-cell table:formula="oooc:=ABS(([.M52]-[.B52])*100/[.B52])" office:value-type="float" office:value="4.50793650793651">
            <text:p>4.51</text:p>
          </table:table-cell>
          <table:table-cell table:formula="oooc:=ABS(([.N52]-[.B52])*100/[.B52])" office:value-type="float" office:value="1">
            <text:p>1</text:p>
          </table:table-cell>
          <table:table-cell table:number-columns-repeated="2"/>
          <table:table-cell table:formula="oooc:=ABS([.C52]-[.B52])" office:value-type="float" office:value="12.92">
            <text:p>12.92</text:p>
          </table:table-cell>
          <table:table-cell table:formula="oooc:=ABS([.D52]-[.B52])" office:value-type="float" office:value="4.2">
            <text:p>4.2</text:p>
          </table:table-cell>
          <table:table-cell table:formula="oooc:=ABS([.E52]-[.B52])" office:value-type="float" office:value="5.9">
            <text:p>5.9</text:p>
          </table:table-cell>
          <table:table-cell table:formula="oooc:=ABS([.F52]-[.B52])" office:value-type="float" office:value="0.880000000000003">
            <text:p>0.88</text:p>
          </table:table-cell>
          <table:table-cell table:formula="oooc:=ABS([.G52]-[.B52])" office:value-type="float" office:value="1.09999999999999">
            <text:p>1.1</text:p>
          </table:table-cell>
          <table:table-cell table:formula="oooc:=ABS([.H52]-[.B52])" office:value-type="float" office:value="1.36">
            <text:p>1.36</text:p>
          </table:table-cell>
          <table:table-cell table:formula="oooc:=ABS([.I52]-[.B52])" office:value-type="float" office:value="2.08">
            <text:p>2.08</text:p>
          </table:table-cell>
          <table:table-cell table:formula="oooc:=ABS([.J52]-[.B52])" office:value-type="float" office:value="1.17">
            <text:p>1.17</text:p>
          </table:table-cell>
          <table:table-cell table:formula="oooc:=ABS([.K52]-[.B52])" office:value-type="float" office:value="1.09999999999999">
            <text:p>1.1</text:p>
          </table:table-cell>
          <table:table-cell table:formula="oooc:=ABS([.L52]-[.B52])" office:value-type="float" office:value="2.62">
            <text:p>2.62</text:p>
          </table:table-cell>
          <table:table-cell table:formula="oooc:=ABS([.M52]-[.B52])" office:value-type="float" office:value="2.84">
            <text:p>2.84</text:p>
          </table:table-cell>
          <table:table-cell table:formula="oooc:=ABS([.N52]-[.B52])" office:value-type="float" office:value="0.630000000000003">
            <text:p>0.63</text:p>
          </table:table-cell>
          <table:table-cell table:number-columns-repeated="3"/>
        </table:table-row>
        <table:table-row table:style-name="ro1">
          <table:table-cell office:value-type="string">
            <text:p>TTGTAGTCAT</text:p>
          </table:table-cell>
          <table:table-cell office:value-type="float" office:value="24.7">
            <text:p>24.7</text:p>
          </table:table-cell>
          <table:table-cell office:value-type="float" office:value="10.81">
            <text:p>10.81</text:p>
          </table:table-cell>
          <table:table-cell office:value-type="float" office:value="16.31">
            <text:p>16.31</text:p>
          </table:table-cell>
          <table:table-cell office:value-type="float" office:value="14.18">
            <text:p>14.18</text:p>
          </table:table-cell>
          <table:table-cell office:value-type="float" office:value="20.48">
            <text:p>20.48</text:p>
          </table:table-cell>
          <table:table-cell office:value-type="float" office:value="25.12">
            <text:p>25.12</text:p>
          </table:table-cell>
          <table:table-cell office:value-type="float" office:value="18.44">
            <text:p>18.44</text:p>
          </table:table-cell>
          <table:table-cell office:value-type="float" office:value="24.76">
            <text:p>24.76</text:p>
          </table:table-cell>
          <table:table-cell office:value-type="float" office:value="23.06">
            <text:p>23.06</text:p>
          </table:table-cell>
          <table:table-cell office:value-type="float" office:value="25.35">
            <text:p>25.35</text:p>
          </table:table-cell>
          <table:table-cell office:value-type="float" office:value="18.29">
            <text:p>18.29</text:p>
          </table:table-cell>
          <table:table-cell office:value-type="float" office:value="26.25">
            <text:p>26.25</text:p>
          </table:table-cell>
          <table:table-cell office:value-type="float" office:value="21.78">
            <text:p>21.78</text:p>
          </table:table-cell>
          <table:table-cell office:value-type="float" office:value="24.7">
            <text:p>24.7</text:p>
          </table:table-cell>
          <table:table-cell/>
          <table:table-cell table:formula="oooc:=ABS(([.C53]-[.B53])*100/[.B53])" office:value-type="float" office:value="56.2348178137652">
            <text:p>56.23</text:p>
          </table:table-cell>
          <table:table-cell table:formula="oooc:=ABS(([.D53]-[.B53])*100/[.B53])" office:value-type="float" office:value="33.9676113360324">
            <text:p>33.97</text:p>
          </table:table-cell>
          <table:table-cell table:formula="oooc:=ABS(([.E53]-[.B53])*100/[.B53])" office:value-type="float" office:value="42.5910931174089">
            <text:p>42.59</text:p>
          </table:table-cell>
          <table:table-cell table:formula="oooc:=ABS(([.F53]-[.B53])*100/[.B53])" office:value-type="float" office:value="17.085020242915">
            <text:p>17.09</text:p>
          </table:table-cell>
          <table:table-cell table:formula="oooc:=ABS(([.G53]-[.B53])*100/[.B53])" office:value-type="float" office:value="1.7004048582996">
            <text:p>1.7</text:p>
          </table:table-cell>
          <table:table-cell table:formula="oooc:=ABS(([.H53]-[.B53])*100/[.B53])" office:value-type="float" office:value="25.3441295546559">
            <text:p>25.34</text:p>
          </table:table-cell>
          <table:table-cell table:formula="oooc:=ABS(([.I53]-[.B53])*100/[.B53])" office:value-type="float" office:value="0.242914979757094">
            <text:p>0.24</text:p>
          </table:table-cell>
          <table:table-cell table:formula="oooc:=ABS(([.J53]-[.B53])*100/[.B53])" office:value-type="float" office:value="6.63967611336033">
            <text:p>6.64</text:p>
          </table:table-cell>
          <table:table-cell table:formula="oooc:=ABS(([.K53]-[.B53])*100/[.B53])" office:value-type="float" office:value="2.63157894736843">
            <text:p>2.63</text:p>
          </table:table-cell>
          <table:table-cell table:formula="oooc:=ABS(([.L53]-[.B53])*100/[.B53])" office:value-type="float" office:value="25.9514170040486">
            <text:p>25.95</text:p>
          </table:table-cell>
          <table:table-cell table:formula="oooc:=ABS(([.M53]-[.B53])*100/[.B53])" office:value-type="float" office:value="6.2753036437247">
            <text:p>6.28</text:p>
          </table:table-cell>
          <table:table-cell table:formula="oooc:=ABS(([.N53]-[.B53])*100/[.B53])" office:value-type="float" office:value="11.8218623481781">
            <text:p>11.82</text:p>
          </table:table-cell>
          <table:table-cell table:number-columns-repeated="2"/>
          <table:table-cell table:formula="oooc:=ABS([.C53]-[.B53])" office:value-type="float" office:value="13.89">
            <text:p>13.89</text:p>
          </table:table-cell>
          <table:table-cell table:formula="oooc:=ABS([.D53]-[.B53])" office:value-type="float" office:value="8.39">
            <text:p>8.39</text:p>
          </table:table-cell>
          <table:table-cell table:formula="oooc:=ABS([.E53]-[.B53])" office:value-type="float" office:value="10.52">
            <text:p>10.52</text:p>
          </table:table-cell>
          <table:table-cell table:formula="oooc:=ABS([.F53]-[.B53])" office:value-type="float" office:value="4.22">
            <text:p>4.22</text:p>
          </table:table-cell>
          <table:table-cell table:formula="oooc:=ABS([.G53]-[.B53])" office:value-type="float" office:value="0.420000000000002">
            <text:p>0.42</text:p>
          </table:table-cell>
          <table:table-cell table:formula="oooc:=ABS([.H53]-[.B53])" office:value-type="float" office:value="6.26">
            <text:p>6.26</text:p>
          </table:table-cell>
          <table:table-cell table:formula="oooc:=ABS([.I53]-[.B53])" office:value-type="float" office:value="0.0600000000000023">
            <text:p>0.06</text:p>
          </table:table-cell>
          <table:table-cell table:formula="oooc:=ABS([.J53]-[.B53])" office:value-type="float" office:value="1.64">
            <text:p>1.64</text:p>
          </table:table-cell>
          <table:table-cell table:formula="oooc:=ABS([.K53]-[.B53])" office:value-type="float" office:value="0.650000000000002">
            <text:p>0.65</text:p>
          </table:table-cell>
          <table:table-cell table:formula="oooc:=ABS([.L53]-[.B53])" office:value-type="float" office:value="6.41">
            <text:p>6.41</text:p>
          </table:table-cell>
          <table:table-cell table:formula="oooc:=ABS([.M53]-[.B53])" office:value-type="float" office:value="1.55">
            <text:p>1.55</text:p>
          </table:table-cell>
          <table:table-cell table:formula="oooc:=ABS([.N53]-[.B53])" office:value-type="float" office:value="2.92">
            <text:p>2.92</text:p>
          </table:table-cell>
          <table:table-cell table:number-columns-repeated="3"/>
        </table:table-row>
        <table:table-row table:style-name="ro1">
          <table:table-cell office:value-type="string">
            <text:p>GACGACAAGACCGCG</text:p>
          </table:table-cell>
          <table:table-cell office:value-type="float" office:value="57.9">
            <text:p>57.9</text:p>
          </table:table-cell>
          <table:table-cell office:value-type="float" office:value="41.7">
            <text:p>41.7</text:p>
          </table:table-cell>
          <table:table-cell office:value-type="float" office:value="56.41">
            <text:p>56.41</text:p>
          </table:table-cell>
          <table:table-cell office:value-type="float" office:value="53.66">
            <text:p>53.66</text:p>
          </table:table-cell>
          <table:table-cell office:value-type="float" office:value="61.01">
            <text:p>61.01</text:p>
          </table:table-cell>
          <table:table-cell office:value-type="float" office:value="58.51">
            <text:p>58.51</text:p>
          </table:table-cell>
          <table:table-cell office:value-type="float" office:value="62.71">
            <text:p>62.71</text:p>
          </table:table-cell>
          <table:table-cell office:value-type="float" office:value="58.54">
            <text:p>58.54</text:p>
          </table:table-cell>
          <table:table-cell office:value-type="float" office:value="54.97">
            <text:p>54.97</text:p>
          </table:table-cell>
          <table:table-cell office:value-type="float" office:value="56.84">
            <text:p>56.84</text:p>
          </table:table-cell>
          <table:table-cell office:value-type="float" office:value="50.21">
            <text:p>50.21</text:p>
          </table:table-cell>
          <table:table-cell office:value-type="float" office:value="57.89">
            <text:p>57.89</text:p>
          </table:table-cell>
          <table:table-cell office:value-type="float" office:value="53.7">
            <text:p>53.7</text:p>
          </table:table-cell>
          <table:table-cell office:value-type="float" office:value="57.9">
            <text:p>57.9</text:p>
          </table:table-cell>
          <table:table-cell/>
          <table:table-cell table:formula="oooc:=ABS(([.C54]-[.B54])*100/[.B54])" office:value-type="float" office:value="27.979274611399">
            <text:p>27.98</text:p>
          </table:table-cell>
          <table:table-cell table:formula="oooc:=ABS(([.D54]-[.B54])*100/[.B54])" office:value-type="float" office:value="2.57340241796201">
            <text:p>2.57</text:p>
          </table:table-cell>
          <table:table-cell table:formula="oooc:=ABS(([.E54]-[.B54])*100/[.B54])" office:value-type="float" office:value="7.32297063903282">
            <text:p>7.32</text:p>
          </table:table-cell>
          <table:table-cell table:formula="oooc:=ABS(([.F54]-[.B54])*100/[.B54])" office:value-type="float" office:value="5.3713298791019">
            <text:p>5.37</text:p>
          </table:table-cell>
          <table:table-cell table:formula="oooc:=ABS(([.G54]-[.B54])*100/[.B54])" office:value-type="float" office:value="1.05354058721934">
            <text:p>1.05</text:p>
          </table:table-cell>
          <table:table-cell table:formula="oooc:=ABS(([.H54]-[.B54])*100/[.B54])" office:value-type="float" office:value="8.30742659758204">
            <text:p>8.31</text:p>
          </table:table-cell>
          <table:table-cell table:formula="oooc:=ABS(([.I54]-[.B54])*100/[.B54])" office:value-type="float" office:value="1.10535405872194">
            <text:p>1.11</text:p>
          </table:table-cell>
          <table:table-cell table:formula="oooc:=ABS(([.J54]-[.B54])*100/[.B54])" office:value-type="float" office:value="5.06044905008636">
            <text:p>5.06</text:p>
          </table:table-cell>
          <table:table-cell table:formula="oooc:=ABS(([.K54]-[.B54])*100/[.B54])" office:value-type="float" office:value="1.8307426597582">
            <text:p>1.83</text:p>
          </table:table-cell>
          <table:table-cell table:formula="oooc:=ABS(([.L54]-[.B54])*100/[.B54])" office:value-type="float" office:value="13.2815198618307">
            <text:p>13.28</text:p>
          </table:table-cell>
          <table:table-cell table:formula="oooc:=ABS(([.M54]-[.B54])*100/[.B54])" office:value-type="float" office:value="0.0172711571675268">
            <text:p>0.02</text:p>
          </table:table-cell>
          <table:table-cell table:formula="oooc:=ABS(([.N54]-[.B54])*100/[.B54])" office:value-type="float" office:value="7.25388601036269">
            <text:p>7.25</text:p>
          </table:table-cell>
          <table:table-cell table:number-columns-repeated="2"/>
          <table:table-cell table:formula="oooc:=ABS([.C54]-[.B54])" office:value-type="float" office:value="16.2">
            <text:p>16.2</text:p>
          </table:table-cell>
          <table:table-cell table:formula="oooc:=ABS([.D54]-[.B54])" office:value-type="float" office:value="1.49">
            <text:p>1.49</text:p>
          </table:table-cell>
          <table:table-cell table:formula="oooc:=ABS([.E54]-[.B54])" office:value-type="float" office:value="4.24">
            <text:p>4.24</text:p>
          </table:table-cell>
          <table:table-cell table:formula="oooc:=ABS([.F54]-[.B54])" office:value-type="float" office:value="3.11">
            <text:p>3.11</text:p>
          </table:table-cell>
          <table:table-cell table:formula="oooc:=ABS([.G54]-[.B54])" office:value-type="float" office:value="0.609999999999999">
            <text:p>0.61</text:p>
          </table:table-cell>
          <table:table-cell table:formula="oooc:=ABS([.H54]-[.B54])" office:value-type="float" office:value="4.81">
            <text:p>4.81</text:p>
          </table:table-cell>
          <table:table-cell table:formula="oooc:=ABS([.I54]-[.B54])" office:value-type="float" office:value="0.640000000000001">
            <text:p>0.64</text:p>
          </table:table-cell>
          <table:table-cell table:formula="oooc:=ABS([.J54]-[.B54])" office:value-type="float" office:value="2.93">
            <text:p>2.93</text:p>
          </table:table-cell>
          <table:table-cell table:formula="oooc:=ABS([.K54]-[.B54])" office:value-type="float" office:value="1.06">
            <text:p>1.06</text:p>
          </table:table-cell>
          <table:table-cell table:formula="oooc:=ABS([.L54]-[.B54])" office:value-type="float" office:value="7.69">
            <text:p>7.69</text:p>
          </table:table-cell>
          <table:table-cell table:formula="oooc:=ABS([.M54]-[.B54])" office:value-type="float" office:value="0.00999999999999801">
            <text:p>0.01</text:p>
          </table:table-cell>
          <table:table-cell table:formula="oooc:=ABS([.N54]-[.B54])" office:value-type="float" office:value="4.2">
            <text:p>4.2</text:p>
          </table:table-cell>
          <table:table-cell table:number-columns-repeated="3"/>
        </table:table-row>
        <table:table-row table:style-name="ro1">
          <table:table-cell office:value-type="string">
            <text:p>ATCGTCTGGA</text:p>
          </table:table-cell>
          <table:table-cell office:value-type="float" office:value="37.4">
            <text:p>37.4</text:p>
          </table:table-cell>
          <table:table-cell office:value-type="float" office:value="24.07">
            <text:p>24.07</text:p>
          </table:table-cell>
          <table:table-cell office:value-type="float" office:value="28.97">
            <text:p>28.97</text:p>
          </table:table-cell>
          <table:table-cell office:value-type="float" office:value="27.27">
            <text:p>27.27</text:p>
          </table:table-cell>
          <table:table-cell office:value-type="float" office:value="32.29">
            <text:p>32.29</text:p>
          </table:table-cell>
          <table:table-cell office:value-type="float" office:value="36.93">
            <text:p>36.93</text:p>
          </table:table-cell>
          <table:table-cell office:value-type="float" office:value="31.81">
            <text:p>31.81</text:p>
          </table:table-cell>
          <table:table-cell office:value-type="float" office:value="37.86">
            <text:p>37.86</text:p>
          </table:table-cell>
          <table:table-cell office:value-type="float" office:value="34.34">
            <text:p>34.34</text:p>
          </table:table-cell>
          <table:table-cell office:value-type="float" office:value="36.03">
            <text:p>36.03</text:p>
          </table:table-cell>
          <table:table-cell office:value-type="float" office:value="30.55">
            <text:p>30.55</text:p>
          </table:table-cell>
          <table:table-cell office:value-type="float" office:value="37.37">
            <text:p>37.37</text:p>
          </table:table-cell>
          <table:table-cell office:value-type="float" office:value="33.8">
            <text:p>33.8</text:p>
          </table:table-cell>
          <table:table-cell office:value-type="float" office:value="37.4">
            <text:p>37.4</text:p>
          </table:table-cell>
          <table:table-cell/>
          <table:table-cell table:formula="oooc:=ABS(([.C55]-[.B55])*100/[.B55])" office:value-type="float" office:value="35.6417112299465">
            <text:p>35.64</text:p>
          </table:table-cell>
          <table:table-cell table:formula="oooc:=ABS(([.D55]-[.B55])*100/[.B55])" office:value-type="float" office:value="22.5401069518717">
            <text:p>22.54</text:p>
          </table:table-cell>
          <table:table-cell table:formula="oooc:=ABS(([.E55]-[.B55])*100/[.B55])" office:value-type="float" office:value="27.0855614973262">
            <text:p>27.09</text:p>
          </table:table-cell>
          <table:table-cell table:formula="oooc:=ABS(([.F55]-[.B55])*100/[.B55])" office:value-type="float" office:value="13.6631016042781">
            <text:p>13.66</text:p>
          </table:table-cell>
          <table:table-cell table:formula="oooc:=ABS(([.G55]-[.B55])*100/[.B55])" office:value-type="float" office:value="1.25668449197861">
            <text:p>1.26</text:p>
          </table:table-cell>
          <table:table-cell table:formula="oooc:=ABS(([.H55]-[.B55])*100/[.B55])" office:value-type="float" office:value="14.9465240641711">
            <text:p>14.95</text:p>
          </table:table-cell>
          <table:table-cell table:formula="oooc:=ABS(([.I55]-[.B55])*100/[.B55])" office:value-type="float" office:value="1.22994652406417">
            <text:p>1.23</text:p>
          </table:table-cell>
          <table:table-cell table:formula="oooc:=ABS(([.J55]-[.B55])*100/[.B55])" office:value-type="float" office:value="8.18181818181817">
            <text:p>8.18</text:p>
          </table:table-cell>
          <table:table-cell table:formula="oooc:=ABS(([.K55]-[.B55])*100/[.B55])" office:value-type="float" office:value="3.66310160427807">
            <text:p>3.66</text:p>
          </table:table-cell>
          <table:table-cell table:formula="oooc:=ABS(([.L55]-[.B55])*100/[.B55])" office:value-type="float" office:value="18.3155080213904">
            <text:p>18.32</text:p>
          </table:table-cell>
          <table:table-cell table:formula="oooc:=ABS(([.M55]-[.B55])*100/[.B55])" office:value-type="float" office:value="0.0802139037433185">
            <text:p>0.08</text:p>
          </table:table-cell>
          <table:table-cell table:formula="oooc:=ABS(([.N55]-[.B55])*100/[.B55])" office:value-type="float" office:value="9.62566844919786">
            <text:p>9.63</text:p>
          </table:table-cell>
          <table:table-cell table:number-columns-repeated="2"/>
          <table:table-cell table:formula="oooc:=ABS([.C55]-[.B55])" office:value-type="float" office:value="13.33">
            <text:p>13.33</text:p>
          </table:table-cell>
          <table:table-cell table:formula="oooc:=ABS([.D55]-[.B55])" office:value-type="float" office:value="8.43">
            <text:p>8.43</text:p>
          </table:table-cell>
          <table:table-cell table:formula="oooc:=ABS([.E55]-[.B55])" office:value-type="float" office:value="10.13">
            <text:p>10.13</text:p>
          </table:table-cell>
          <table:table-cell table:formula="oooc:=ABS([.F55]-[.B55])" office:value-type="float" office:value="5.11">
            <text:p>5.11</text:p>
          </table:table-cell>
          <table:table-cell table:formula="oooc:=ABS([.G55]-[.B55])" office:value-type="float" office:value="0.469999999999999">
            <text:p>0.47</text:p>
          </table:table-cell>
          <table:table-cell table:formula="oooc:=ABS([.H55]-[.B55])" office:value-type="float" office:value="5.59">
            <text:p>5.59</text:p>
          </table:table-cell>
          <table:table-cell table:formula="oooc:=ABS([.I55]-[.B55])" office:value-type="float" office:value="0.460000000000001">
            <text:p>0.46</text:p>
          </table:table-cell>
          <table:table-cell table:formula="oooc:=ABS([.J55]-[.B55])" office:value-type="float" office:value="3.06">
            <text:p>3.06</text:p>
          </table:table-cell>
          <table:table-cell table:formula="oooc:=ABS([.K55]-[.B55])" office:value-type="float" office:value="1.37">
            <text:p>1.37</text:p>
          </table:table-cell>
          <table:table-cell table:formula="oooc:=ABS([.L55]-[.B55])" office:value-type="float" office:value="6.85">
            <text:p>6.85</text:p>
          </table:table-cell>
          <table:table-cell table:formula="oooc:=ABS([.M55]-[.B55])" office:value-type="float" office:value="0.0300000000000011">
            <text:p>0.03</text:p>
          </table:table-cell>
          <table:table-cell table:formula="oooc:=ABS([.N55]-[.B55])" office:value-type="float" office:value="3.6">
            <text:p>3.6</text:p>
          </table:table-cell>
          <table:table-cell table:number-columns-repeated="3"/>
        </table:table-row>
        <table:table-row table:style-name="ro1">
          <table:table-cell office:value-type="string">
            <text:p>CGATCTGCGA</text:p>
          </table:table-cell>
          <table:table-cell office:value-type="float" office:value="42.3">
            <text:p>42.3</text:p>
          </table:table-cell>
          <table:table-cell office:value-type="float" office:value="29.53">
            <text:p>29.53</text:p>
          </table:table-cell>
          <table:table-cell office:value-type="float" office:value="33.32">
            <text:p>33.32</text:p>
          </table:table-cell>
          <table:table-cell office:value-type="float" office:value="31.62">
            <text:p>31.62</text:p>
          </table:table-cell>
          <table:table-cell office:value-type="float" office:value="36.64">
            <text:p>36.64</text:p>
          </table:table-cell>
          <table:table-cell office:value-type="float" office:value="41.85">
            <text:p>41.85</text:p>
          </table:table-cell>
          <table:table-cell office:value-type="float" office:value="36.16">
            <text:p>36.16</text:p>
          </table:table-cell>
          <table:table-cell office:value-type="float" office:value="42.9">
            <text:p>42.9</text:p>
          </table:table-cell>
          <table:table-cell office:value-type="float" office:value="38.69">
            <text:p>38.69</text:p>
          </table:table-cell>
          <table:table-cell office:value-type="float" office:value="40.91">
            <text:p>40.91</text:p>
          </table:table-cell>
          <table:table-cell office:value-type="float" office:value="34.9">
            <text:p>34.9</text:p>
          </table:table-cell>
          <table:table-cell office:value-type="float" office:value="42.18">
            <text:p>42.18</text:p>
          </table:table-cell>
          <table:table-cell office:value-type="float" office:value="38.15">
            <text:p>38.15</text:p>
          </table:table-cell>
          <table:table-cell office:value-type="float" office:value="42.3">
            <text:p>42.3</text:p>
          </table:table-cell>
          <table:table-cell/>
          <table:table-cell table:formula="oooc:=ABS(([.C56]-[.B56])*100/[.B56])" office:value-type="float" office:value="30.1891252955083">
            <text:p>30.19</text:p>
          </table:table-cell>
          <table:table-cell table:formula="oooc:=ABS(([.D56]-[.B56])*100/[.B56])" office:value-type="float" office:value="21.2293144208038">
            <text:p>21.23</text:p>
          </table:table-cell>
          <table:table-cell table:formula="oooc:=ABS(([.E56]-[.B56])*100/[.B56])" office:value-type="float" office:value="25.2482269503546">
            <text:p>25.25</text:p>
          </table:table-cell>
          <table:table-cell table:formula="oooc:=ABS(([.F56]-[.B56])*100/[.B56])" office:value-type="float" office:value="13.3806146572104">
            <text:p>13.38</text:p>
          </table:table-cell>
          <table:table-cell table:formula="oooc:=ABS(([.G56]-[.B56])*100/[.B56])" office:value-type="float" office:value="1.06382978723403">
            <text:p>1.06</text:p>
          </table:table-cell>
          <table:table-cell table:formula="oooc:=ABS(([.H56]-[.B56])*100/[.B56])" office:value-type="float" office:value="14.51536643026">
            <text:p>14.52</text:p>
          </table:table-cell>
          <table:table-cell table:formula="oooc:=ABS(([.I56]-[.B56])*100/[.B56])" office:value-type="float" office:value="1.41843971631206">
            <text:p>1.42</text:p>
          </table:table-cell>
          <table:table-cell table:formula="oooc:=ABS(([.J56]-[.B56])*100/[.B56])" office:value-type="float" office:value="8.53427895981087">
            <text:p>8.53</text:p>
          </table:table-cell>
          <table:table-cell table:formula="oooc:=ABS(([.K56]-[.B56])*100/[.B56])" office:value-type="float" office:value="3.28605200945627">
            <text:p>3.29</text:p>
          </table:table-cell>
          <table:table-cell table:formula="oooc:=ABS(([.L56]-[.B56])*100/[.B56])" office:value-type="float" office:value="17.4940898345154">
            <text:p>17.49</text:p>
          </table:table-cell>
          <table:table-cell table:formula="oooc:=ABS(([.M56]-[.B56])*100/[.B56])" office:value-type="float" office:value="0.283687943262405">
            <text:p>0.28</text:p>
          </table:table-cell>
          <table:table-cell table:formula="oooc:=ABS(([.N56]-[.B56])*100/[.B56])" office:value-type="float" office:value="9.81087470449172">
            <text:p>9.81</text:p>
          </table:table-cell>
          <table:table-cell table:number-columns-repeated="2"/>
          <table:table-cell table:formula="oooc:=ABS([.C56]-[.B56])" office:value-type="float" office:value="12.77">
            <text:p>12.77</text:p>
          </table:table-cell>
          <table:table-cell table:formula="oooc:=ABS([.D56]-[.B56])" office:value-type="float" office:value="8.98">
            <text:p>8.98</text:p>
          </table:table-cell>
          <table:table-cell table:formula="oooc:=ABS([.E56]-[.B56])" office:value-type="float" office:value="10.68">
            <text:p>10.68</text:p>
          </table:table-cell>
          <table:table-cell table:formula="oooc:=ABS([.F56]-[.B56])" office:value-type="float" office:value="5.66">
            <text:p>5.66</text:p>
          </table:table-cell>
          <table:table-cell table:formula="oooc:=ABS([.G56]-[.B56])" office:value-type="float" office:value="0.449999999999996">
            <text:p>0.45</text:p>
          </table:table-cell>
          <table:table-cell table:formula="oooc:=ABS([.H56]-[.B56])" office:value-type="float" office:value="6.14">
            <text:p>6.14</text:p>
          </table:table-cell>
          <table:table-cell table:formula="oooc:=ABS([.I56]-[.B56])" office:value-type="float" office:value="0.600000000000001">
            <text:p>0.6</text:p>
          </table:table-cell>
          <table:table-cell table:formula="oooc:=ABS([.J56]-[.B56])" office:value-type="float" office:value="3.61">
            <text:p>3.61</text:p>
          </table:table-cell>
          <table:table-cell table:formula="oooc:=ABS([.K56]-[.B56])" office:value-type="float" office:value="1.39">
            <text:p>1.39</text:p>
          </table:table-cell>
          <table:table-cell table:formula="oooc:=ABS([.L56]-[.B56])" office:value-type="float" office:value="7.4">
            <text:p>7.4</text:p>
          </table:table-cell>
          <table:table-cell table:formula="oooc:=ABS([.M56]-[.B56])" office:value-type="float" office:value="0.119999999999997">
            <text:p>0.12</text:p>
          </table:table-cell>
          <table:table-cell table:formula="oooc:=ABS([.N56]-[.B56])" office:value-type="float" office:value="4.15">
            <text:p>4.15</text:p>
          </table:table-cell>
          <table:table-cell table:number-columns-repeated="3"/>
        </table:table-row>
        <table:table-row table:style-name="ro1">
          <table:table-cell office:value-type="string">
            <text:p>TATGTATATTTTGTAATCAG</text:p>
          </table:table-cell>
          <table:table-cell office:value-type="float" office:value="44.4">
            <text:p>44.4</text:p>
          </table:table-cell>
          <table:table-cell office:value-type="float" office:value="29.67">
            <text:p>29.67</text:p>
          </table:table-cell>
          <table:table-cell office:value-type="float" office:value="38.56">
            <text:p>38.56</text:p>
          </table:table-cell>
          <table:table-cell office:value-type="float" office:value="36.42">
            <text:p>36.42</text:p>
          </table:table-cell>
          <table:table-cell office:value-type="float" office:value="42.73">
            <text:p>42.73</text:p>
          </table:table-cell>
          <table:table-cell office:value-type="float" office:value="44.52">
            <text:p>44.52</text:p>
          </table:table-cell>
          <table:table-cell office:value-type="float" office:value="40.69">
            <text:p>40.69</text:p>
          </table:table-cell>
          <table:table-cell office:value-type="float" office:value="43.99">
            <text:p>43.99</text:p>
          </table:table-cell>
          <table:table-cell office:value-type="float" office:value="45.3">
            <text:p>45.3</text:p>
          </table:table-cell>
          <table:table-cell office:value-type="float" office:value="46.01">
            <text:p>46.01</text:p>
          </table:table-cell>
          <table:table-cell office:value-type="float" office:value="40.54">
            <text:p>40.54</text:p>
          </table:table-cell>
          <table:table-cell office:value-type="float" office:value="47.23">
            <text:p>47.23</text:p>
          </table:table-cell>
          <table:table-cell office:value-type="float" office:value="44.03">
            <text:p>44.03</text:p>
          </table:table-cell>
          <table:table-cell office:value-type="float" office:value="44.4">
            <text:p>44.4</text:p>
          </table:table-cell>
          <table:table-cell/>
          <table:table-cell table:formula="oooc:=ABS(([.C57]-[.B57])*100/[.B57])" office:value-type="float" office:value="33.1756756756757">
            <text:p>33.18</text:p>
          </table:table-cell>
          <table:table-cell table:formula="oooc:=ABS(([.D57]-[.B57])*100/[.B57])" office:value-type="float" office:value="13.1531531531531">
            <text:p>13.15</text:p>
          </table:table-cell>
          <table:table-cell table:formula="oooc:=ABS(([.E57]-[.B57])*100/[.B57])" office:value-type="float" office:value="17.972972972973">
            <text:p>17.97</text:p>
          </table:table-cell>
          <table:table-cell table:formula="oooc:=ABS(([.F57]-[.B57])*100/[.B57])" office:value-type="float" office:value="3.76126126126127">
            <text:p>3.76</text:p>
          </table:table-cell>
          <table:table-cell table:formula="oooc:=ABS(([.G57]-[.B57])*100/[.B57])" office:value-type="float" office:value="0.27027027027028">
            <text:p>0.27</text:p>
          </table:table-cell>
          <table:table-cell table:formula="oooc:=ABS(([.H57]-[.B57])*100/[.B57])" office:value-type="float" office:value="8.35585585585586">
            <text:p>8.36</text:p>
          </table:table-cell>
          <table:table-cell table:formula="oooc:=ABS(([.I57]-[.B57])*100/[.B57])" office:value-type="float" office:value="0.923423423423416">
            <text:p>0.92</text:p>
          </table:table-cell>
          <table:table-cell table:formula="oooc:=ABS(([.J57]-[.B57])*100/[.B57])" office:value-type="float" office:value="2.02702702702702">
            <text:p>2.03</text:p>
          </table:table-cell>
          <table:table-cell table:formula="oooc:=ABS(([.K57]-[.B57])*100/[.B57])" office:value-type="float" office:value="3.62612612612612">
            <text:p>3.63</text:p>
          </table:table-cell>
          <table:table-cell table:formula="oooc:=ABS(([.L57]-[.B57])*100/[.B57])" office:value-type="float" office:value="8.69369369369369">
            <text:p>8.69</text:p>
          </table:table-cell>
          <table:table-cell table:formula="oooc:=ABS(([.M57]-[.B57])*100/[.B57])" office:value-type="float" office:value="6.37387387387387">
            <text:p>6.37</text:p>
          </table:table-cell>
          <table:table-cell table:formula="oooc:=ABS(([.N57]-[.B57])*100/[.B57])" office:value-type="float" office:value="0.833333333333328">
            <text:p>0.83</text:p>
          </table:table-cell>
          <table:table-cell table:number-columns-repeated="2"/>
          <table:table-cell table:formula="oooc:=ABS([.C57]-[.B57])" office:value-type="float" office:value="14.73">
            <text:p>14.73</text:p>
          </table:table-cell>
          <table:table-cell table:formula="oooc:=ABS([.D57]-[.B57])" office:value-type="float" office:value="5.84">
            <text:p>5.84</text:p>
          </table:table-cell>
          <table:table-cell table:formula="oooc:=ABS([.E57]-[.B57])" office:value-type="float" office:value="7.98">
            <text:p>7.98</text:p>
          </table:table-cell>
          <table:table-cell table:formula="oooc:=ABS([.F57]-[.B57])" office:value-type="float" office:value="1.67">
            <text:p>1.67</text:p>
          </table:table-cell>
          <table:table-cell table:formula="oooc:=ABS([.G57]-[.B57])" office:value-type="float" office:value="0.120000000000005">
            <text:p>0.12</text:p>
          </table:table-cell>
          <table:table-cell table:formula="oooc:=ABS([.H57]-[.B57])" office:value-type="float" office:value="3.71">
            <text:p>3.71</text:p>
          </table:table-cell>
          <table:table-cell table:formula="oooc:=ABS([.I57]-[.B57])" office:value-type="float" office:value="0.409999999999997">
            <text:p>0.41</text:p>
          </table:table-cell>
          <table:table-cell table:formula="oooc:=ABS([.J57]-[.B57])" office:value-type="float" office:value="0.899999999999999">
            <text:p>0.9</text:p>
          </table:table-cell>
          <table:table-cell table:formula="oooc:=ABS([.K57]-[.B57])" office:value-type="float" office:value="1.61">
            <text:p>1.61</text:p>
          </table:table-cell>
          <table:table-cell table:formula="oooc:=ABS([.L57]-[.B57])" office:value-type="float" office:value="3.86">
            <text:p>3.86</text:p>
          </table:table-cell>
          <table:table-cell table:formula="oooc:=ABS([.M57]-[.B57])" office:value-type="float" office:value="2.83">
            <text:p>2.83</text:p>
          </table:table-cell>
          <table:table-cell table:formula="oooc:=ABS([.N57]-[.B57])" office:value-type="float" office:value="0.369999999999997">
            <text:p>0.37</text:p>
          </table:table-cell>
          <table:table-cell table:number-columns-repeated="3"/>
        </table:table-row>
        <table:table-row table:style-name="ro1">
          <table:table-cell office:value-type="string">
            <text:p>GAGATTGTTTCCCTTTCAAA</text:p>
          </table:table-cell>
          <table:table-cell office:value-type="float" office:value="52.8">
            <text:p>52.8</text:p>
          </table:table-cell>
          <table:table-cell office:value-type="float" office:value="41.43">
            <text:p>41.43</text:p>
          </table:table-cell>
          <table:table-cell office:value-type="float" office:value="49.25">
            <text:p>49.25</text:p>
          </table:table-cell>
          <table:table-cell office:value-type="float" office:value="47.55">
            <text:p>47.55</text:p>
          </table:table-cell>
          <table:table-cell office:value-type="float" office:value="52.57">
            <text:p>52.57</text:p>
          </table:table-cell>
          <table:table-cell office:value-type="float" office:value="54.73">
            <text:p>54.73</text:p>
          </table:table-cell>
          <table:table-cell office:value-type="float" office:value="52.09">
            <text:p>52.09</text:p>
          </table:table-cell>
          <table:table-cell office:value-type="float" office:value="55.61">
            <text:p>55.61</text:p>
          </table:table-cell>
          <table:table-cell office:value-type="float" office:value="54.62">
            <text:p>54.62</text:p>
          </table:table-cell>
          <table:table-cell office:value-type="float" office:value="54.96">
            <text:p>54.96</text:p>
          </table:table-cell>
          <table:table-cell office:value-type="float" office:value="50.83">
            <text:p>50.83</text:p>
          </table:table-cell>
          <table:table-cell office:value-type="float" office:value="56.62">
            <text:p>56.62</text:p>
          </table:table-cell>
          <table:table-cell office:value-type="float" office:value="54.08">
            <text:p>54.08</text:p>
          </table:table-cell>
          <table:table-cell office:value-type="float" office:value="52.8">
            <text:p>52.8</text:p>
          </table:table-cell>
          <table:table-cell/>
          <table:table-cell table:formula="oooc:=ABS(([.C58]-[.B58])*100/[.B58])" office:value-type="float" office:value="21.5340909090909">
            <text:p>21.53</text:p>
          </table:table-cell>
          <table:table-cell table:formula="oooc:=ABS(([.D58]-[.B58])*100/[.B58])" office:value-type="float" office:value="6.72348484848484">
            <text:p>6.72</text:p>
          </table:table-cell>
          <table:table-cell table:formula="oooc:=ABS(([.E58]-[.B58])*100/[.B58])" office:value-type="float" office:value="9.94318181818182">
            <text:p>9.94</text:p>
          </table:table-cell>
          <table:table-cell table:formula="oooc:=ABS(([.F58]-[.B58])*100/[.B58])" office:value-type="float" office:value="0.435606060606055">
            <text:p>0.44</text:p>
          </table:table-cell>
          <table:table-cell table:formula="oooc:=ABS(([.G58]-[.B58])*100/[.B58])" office:value-type="float" office:value="3.65530303030303">
            <text:p>3.66</text:p>
          </table:table-cell>
          <table:table-cell table:formula="oooc:=ABS(([.H58]-[.B58])*100/[.B58])" office:value-type="float" office:value="1.34469696969696">
            <text:p>1.34</text:p>
          </table:table-cell>
          <table:table-cell table:formula="oooc:=ABS(([.I58]-[.B58])*100/[.B58])" office:value-type="float" office:value="5.3219696969697">
            <text:p>5.32</text:p>
          </table:table-cell>
          <table:table-cell table:formula="oooc:=ABS(([.J58]-[.B58])*100/[.B58])" office:value-type="float" office:value="3.4469696969697">
            <text:p>3.45</text:p>
          </table:table-cell>
          <table:table-cell table:formula="oooc:=ABS(([.K58]-[.B58])*100/[.B58])" office:value-type="float" office:value="4.0909090909091">
            <text:p>4.09</text:p>
          </table:table-cell>
          <table:table-cell table:formula="oooc:=ABS(([.L58]-[.B58])*100/[.B58])" office:value-type="float" office:value="3.7310606060606">
            <text:p>3.73</text:p>
          </table:table-cell>
          <table:table-cell table:formula="oooc:=ABS(([.M58]-[.B58])*100/[.B58])" office:value-type="float" office:value="7.23484848484849">
            <text:p>7.23</text:p>
          </table:table-cell>
          <table:table-cell table:formula="oooc:=ABS(([.N58]-[.B58])*100/[.B58])" office:value-type="float" office:value="2.42424242424243">
            <text:p>2.42</text:p>
          </table:table-cell>
          <table:table-cell table:number-columns-repeated="2"/>
          <table:table-cell table:formula="oooc:=ABS([.C58]-[.B58])" office:value-type="float" office:value="11.37">
            <text:p>11.37</text:p>
          </table:table-cell>
          <table:table-cell table:formula="oooc:=ABS([.D58]-[.B58])" office:value-type="float" office:value="3.55">
            <text:p>3.55</text:p>
          </table:table-cell>
          <table:table-cell table:formula="oooc:=ABS([.E58]-[.B58])" office:value-type="float" office:value="5.25">
            <text:p>5.25</text:p>
          </table:table-cell>
          <table:table-cell table:formula="oooc:=ABS([.F58]-[.B58])" office:value-type="float" office:value="0.229999999999997">
            <text:p>0.23</text:p>
          </table:table-cell>
          <table:table-cell table:formula="oooc:=ABS([.G58]-[.B58])" office:value-type="float" office:value="1.93">
            <text:p>1.93</text:p>
          </table:table-cell>
          <table:table-cell table:formula="oooc:=ABS([.H58]-[.B58])" office:value-type="float" office:value="0.709999999999994">
            <text:p>0.71</text:p>
          </table:table-cell>
          <table:table-cell table:formula="oooc:=ABS([.I58]-[.B58])" office:value-type="float" office:value="2.81">
            <text:p>2.81</text:p>
          </table:table-cell>
          <table:table-cell table:formula="oooc:=ABS([.J58]-[.B58])" office:value-type="float" office:value="1.82">
            <text:p>1.82</text:p>
          </table:table-cell>
          <table:table-cell table:formula="oooc:=ABS([.K58]-[.B58])" office:value-type="float" office:value="2.16">
            <text:p>2.16</text:p>
          </table:table-cell>
          <table:table-cell table:formula="oooc:=ABS([.L58]-[.B58])" office:value-type="float" office:value="1.97">
            <text:p>1.97</text:p>
          </table:table-cell>
          <table:table-cell table:formula="oooc:=ABS([.M58]-[.B58])" office:value-type="float" office:value="3.82">
            <text:p>3.82</text:p>
          </table:table-cell>
          <table:table-cell table:formula="oooc:=ABS([.N58]-[.B58])" office:value-type="float" office:value="1.28">
            <text:p>1.28</text:p>
          </table:table-cell>
          <table:table-cell table:number-columns-repeated="3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0.6">
            <text:p>40.6</text:p>
          </table:table-cell>
          <table:table-cell office:value-type="float" office:value="26.96">
            <text:p>26.96</text:p>
          </table:table-cell>
          <table:table-cell office:value-type="float" office:value="35.42">
            <text:p>35.42</text:p>
          </table:table-cell>
          <table:table-cell office:value-type="float" office:value="33.28">
            <text:p>33.28</text:p>
          </table:table-cell>
          <table:table-cell office:value-type="float" office:value="39.59">
            <text:p>39.59</text:p>
          </table:table-cell>
          <table:table-cell office:value-type="float" office:value="43.02">
            <text:p>43.02</text:p>
          </table:table-cell>
          <table:table-cell office:value-type="float" office:value="37.55">
            <text:p>37.55</text:p>
          </table:table-cell>
          <table:table-cell office:value-type="float" office:value="42.66">
            <text:p>42.66</text:p>
          </table:table-cell>
          <table:table-cell office:value-type="float" office:value="42.16">
            <text:p>42.16</text:p>
          </table:table-cell>
          <table:table-cell office:value-type="float" office:value="43.07">
            <text:p>43.07</text:p>
          </table:table-cell>
          <table:table-cell office:value-type="float" office:value="37.4">
            <text:p>37.4</text:p>
          </table:table-cell>
          <table:table-cell office:value-type="float" office:value="44.2">
            <text:p>44.2</text:p>
          </table:table-cell>
          <table:table-cell office:value-type="float" office:value="40.89">
            <text:p>40.89</text:p>
          </table:table-cell>
          <table:table-cell office:value-type="float" office:value="40.6">
            <text:p>40.6</text:p>
          </table:table-cell>
          <table:table-cell/>
          <table:table-cell table:formula="oooc:=ABS(([.C59]-[.B59])*100/[.B59])" office:value-type="float" office:value="33.5960591133005">
            <text:p>33.6</text:p>
          </table:table-cell>
          <table:table-cell table:formula="oooc:=ABS(([.D59]-[.B59])*100/[.B59])" office:value-type="float" office:value="12.7586206896552">
            <text:p>12.76</text:p>
          </table:table-cell>
          <table:table-cell table:formula="oooc:=ABS(([.E59]-[.B59])*100/[.B59])" office:value-type="float" office:value="18.0295566502463">
            <text:p>18.03</text:p>
          </table:table-cell>
          <table:table-cell table:formula="oooc:=ABS(([.F59]-[.B59])*100/[.B59])" office:value-type="float" office:value="2.48768472906403">
            <text:p>2.49</text:p>
          </table:table-cell>
          <table:table-cell table:formula="oooc:=ABS(([.G59]-[.B59])*100/[.B59])" office:value-type="float" office:value="5.96059113300493">
            <text:p>5.96</text:p>
          </table:table-cell>
          <table:table-cell table:formula="oooc:=ABS(([.H59]-[.B59])*100/[.B59])" office:value-type="float" office:value="7.51231527093597">
            <text:p>7.51</text:p>
          </table:table-cell>
          <table:table-cell table:formula="oooc:=ABS(([.I59]-[.B59])*100/[.B59])" office:value-type="float" office:value="5.07389162561575">
            <text:p>5.07</text:p>
          </table:table-cell>
          <table:table-cell table:formula="oooc:=ABS(([.J59]-[.B59])*100/[.B59])" office:value-type="float" office:value="3.84236453201969">
            <text:p>3.84</text:p>
          </table:table-cell>
          <table:table-cell table:formula="oooc:=ABS(([.K59]-[.B59])*100/[.B59])" office:value-type="float" office:value="6.08374384236453">
            <text:p>6.08</text:p>
          </table:table-cell>
          <table:table-cell table:formula="oooc:=ABS(([.L59]-[.B59])*100/[.B59])" office:value-type="float" office:value="7.88177339901478">
            <text:p>7.88</text:p>
          </table:table-cell>
          <table:table-cell table:formula="oooc:=ABS(([.M59]-[.B59])*100/[.B59])" office:value-type="float" office:value="8.86699507389163">
            <text:p>8.87</text:p>
          </table:table-cell>
          <table:table-cell table:formula="oooc:=ABS(([.N59]-[.B59])*100/[.B59])" office:value-type="float" office:value="0.714285714285712">
            <text:p>0.71</text:p>
          </table:table-cell>
          <table:table-cell table:number-columns-repeated="2"/>
          <table:table-cell table:formula="oooc:=ABS([.C59]-[.B59])" office:value-type="float" office:value="13.64">
            <text:p>13.64</text:p>
          </table:table-cell>
          <table:table-cell table:formula="oooc:=ABS([.D59]-[.B59])" office:value-type="float" office:value="5.18">
            <text:p>5.18</text:p>
          </table:table-cell>
          <table:table-cell table:formula="oooc:=ABS([.E59]-[.B59])" office:value-type="float" office:value="7.32">
            <text:p>7.32</text:p>
          </table:table-cell>
          <table:table-cell table:formula="oooc:=ABS([.F59]-[.B59])" office:value-type="float" office:value="1.01">
            <text:p>1.01</text:p>
          </table:table-cell>
          <table:table-cell table:formula="oooc:=ABS([.G59]-[.B59])" office:value-type="float" office:value="2.42">
            <text:p>2.42</text:p>
          </table:table-cell>
          <table:table-cell table:formula="oooc:=ABS([.H59]-[.B59])" office:value-type="float" office:value="3.05">
            <text:p>3.05</text:p>
          </table:table-cell>
          <table:table-cell table:formula="oooc:=ABS([.I59]-[.B59])" office:value-type="float" office:value="2.06">
            <text:p>2.06</text:p>
          </table:table-cell>
          <table:table-cell table:formula="oooc:=ABS([.J59]-[.B59])" office:value-type="float" office:value="1.56">
            <text:p>1.56</text:p>
          </table:table-cell>
          <table:table-cell table:formula="oooc:=ABS([.K59]-[.B59])" office:value-type="float" office:value="2.47">
            <text:p>2.47</text:p>
          </table:table-cell>
          <table:table-cell table:formula="oooc:=ABS([.L59]-[.B59])" office:value-type="float" office:value="3.2">
            <text:p>3.2</text:p>
          </table:table-cell>
          <table:table-cell table:formula="oooc:=ABS([.M59]-[.B59])" office:value-type="float" office:value="3.6">
            <text:p>3.6</text:p>
          </table:table-cell>
          <table:table-cell table:formula="oooc:=ABS([.N59]-[.B59])" office:value-type="float" office:value="0.289999999999999">
            <text:p>0.29</text:p>
          </table:table-cell>
          <table:table-cell table:number-columns-repeated="3"/>
        </table:table-row>
        <table:table-row table:style-name="ro1">
          <table:table-cell office:value-type="string">
            <text:p>ATCAATCATA</text:p>
          </table:table-cell>
          <table:table-cell office:value-type="float" office:value="24.5">
            <text:p>24.5</text:p>
          </table:table-cell>
          <table:table-cell office:value-type="float" office:value="10.7">
            <text:p>10.7</text:p>
          </table:table-cell>
          <table:table-cell office:value-type="float" office:value="15.35">
            <text:p>15.35</text:p>
          </table:table-cell>
          <table:table-cell office:value-type="float" office:value="13.65">
            <text:p>13.65</text:p>
          </table:table-cell>
          <table:table-cell office:value-type="float" office:value="18.67">
            <text:p>18.67</text:p>
          </table:table-cell>
          <table:table-cell office:value-type="float" office:value="21.9">
            <text:p>21.9</text:p>
          </table:table-cell>
          <table:table-cell office:value-type="float" office:value="18.19">
            <text:p>18.19</text:p>
          </table:table-cell>
          <table:table-cell office:value-type="float" office:value="22.49">
            <text:p>22.49</text:p>
          </table:table-cell>
          <table:table-cell office:value-type="float" office:value="20.72">
            <text:p>20.72</text:p>
          </table:table-cell>
          <table:table-cell office:value-type="float" office:value="22.51">
            <text:p>22.51</text:p>
          </table:table-cell>
          <table:table-cell office:value-type="float" office:value="16.93">
            <text:p>16.93</text:p>
          </table:table-cell>
          <table:table-cell office:value-type="float" office:value="23.84">
            <text:p>23.84</text:p>
          </table:table-cell>
          <table:table-cell office:value-type="float" office:value="20.18">
            <text:p>20.18</text:p>
          </table:table-cell>
          <table:table-cell office:value-type="float" office:value="24.5">
            <text:p>24.5</text:p>
          </table:table-cell>
          <table:table-cell/>
          <table:table-cell table:formula="oooc:=ABS(([.C60]-[.B60])*100/[.B60])" office:value-type="float" office:value="56.3265306122449">
            <text:p>56.33</text:p>
          </table:table-cell>
          <table:table-cell table:formula="oooc:=ABS(([.D60]-[.B60])*100/[.B60])" office:value-type="float" office:value="37.3469387755102">
            <text:p>37.35</text:p>
          </table:table-cell>
          <table:table-cell table:formula="oooc:=ABS(([.E60]-[.B60])*100/[.B60])" office:value-type="float" office:value="44.2857142857143">
            <text:p>44.29</text:p>
          </table:table-cell>
          <table:table-cell table:formula="oooc:=ABS(([.F60]-[.B60])*100/[.B60])" office:value-type="float" office:value="23.7959183673469">
            <text:p>23.8</text:p>
          </table:table-cell>
          <table:table-cell table:formula="oooc:=ABS(([.G60]-[.B60])*100/[.B60])" office:value-type="float" office:value="10.6122448979592">
            <text:p>10.61</text:p>
          </table:table-cell>
          <table:table-cell table:formula="oooc:=ABS(([.H60]-[.B60])*100/[.B60])" office:value-type="float" office:value="25.7551020408163">
            <text:p>25.76</text:p>
          </table:table-cell>
          <table:table-cell table:formula="oooc:=ABS(([.I60]-[.B60])*100/[.B60])" office:value-type="float" office:value="8.20408163265307">
            <text:p>8.2</text:p>
          </table:table-cell>
          <table:table-cell table:formula="oooc:=ABS(([.J60]-[.B60])*100/[.B60])" office:value-type="float" office:value="15.4285714285714">
            <text:p>15.43</text:p>
          </table:table-cell>
          <table:table-cell table:formula="oooc:=ABS(([.K60]-[.B60])*100/[.B60])" office:value-type="float" office:value="8.12244897959183">
            <text:p>8.12</text:p>
          </table:table-cell>
          <table:table-cell table:formula="oooc:=ABS(([.L60]-[.B60])*100/[.B60])" office:value-type="float" office:value="30.8979591836735">
            <text:p>30.9</text:p>
          </table:table-cell>
          <table:table-cell table:formula="oooc:=ABS(([.M60]-[.B60])*100/[.B60])" office:value-type="float" office:value="2.69387755102041">
            <text:p>2.69</text:p>
          </table:table-cell>
          <table:table-cell table:formula="oooc:=ABS(([.N60]-[.B60])*100/[.B60])" office:value-type="float" office:value="17.6326530612245">
            <text:p>17.63</text:p>
          </table:table-cell>
          <table:table-cell table:number-columns-repeated="2"/>
          <table:table-cell table:formula="oooc:=ABS([.C60]-[.B60])" office:value-type="float" office:value="13.8">
            <text:p>13.8</text:p>
          </table:table-cell>
          <table:table-cell table:formula="oooc:=ABS([.D60]-[.B60])" office:value-type="float" office:value="9.15">
            <text:p>9.15</text:p>
          </table:table-cell>
          <table:table-cell table:formula="oooc:=ABS([.E60]-[.B60])" office:value-type="float" office:value="10.85">
            <text:p>10.85</text:p>
          </table:table-cell>
          <table:table-cell table:formula="oooc:=ABS([.F60]-[.B60])" office:value-type="float" office:value="5.83">
            <text:p>5.83</text:p>
          </table:table-cell>
          <table:table-cell table:formula="oooc:=ABS([.G60]-[.B60])" office:value-type="float" office:value="2.6">
            <text:p>2.6</text:p>
          </table:table-cell>
          <table:table-cell table:formula="oooc:=ABS([.H60]-[.B60])" office:value-type="float" office:value="6.31">
            <text:p>6.31</text:p>
          </table:table-cell>
          <table:table-cell table:formula="oooc:=ABS([.I60]-[.B60])" office:value-type="float" office:value="2.01">
            <text:p>2.01</text:p>
          </table:table-cell>
          <table:table-cell table:formula="oooc:=ABS([.J60]-[.B60])" office:value-type="float" office:value="3.78">
            <text:p>3.78</text:p>
          </table:table-cell>
          <table:table-cell table:formula="oooc:=ABS([.K60]-[.B60])" office:value-type="float" office:value="1.99">
            <text:p>1.99</text:p>
          </table:table-cell>
          <table:table-cell table:formula="oooc:=ABS([.L60]-[.B60])" office:value-type="float" office:value="7.57">
            <text:p>7.57</text:p>
          </table:table-cell>
          <table:table-cell table:formula="oooc:=ABS([.M60]-[.B60])" office:value-type="float" office:value="0.66">
            <text:p>0.66</text:p>
          </table:table-cell>
          <table:table-cell table:formula="oooc:=ABS([.N60]-[.B60])" office:value-type="float" office:value="4.32">
            <text:p>4.32</text:p>
          </table:table-cell>
          <table:table-cell table:number-columns-repeated="3"/>
        </table:table-row>
        <table:table-row table:style-name="ro1">
          <table:table-cell office:value-type="string">
            <text:p>CTCGCGGTCGAAGCG</text:p>
          </table:table-cell>
          <table:table-cell office:value-type="float" office:value="70">
            <text:p>70</text:p>
          </table:table-cell>
          <table:table-cell office:value-type="float" office:value="67.37">
            <text:p>67.37</text:p>
          </table:table-cell>
          <table:table-cell office:value-type="float" office:value="70.32">
            <text:p>70.32</text:p>
          </table:table-cell>
          <table:table-cell office:value-type="float" office:value="69.83">
            <text:p>69.83</text:p>
          </table:table-cell>
          <table:table-cell office:value-type="float" office:value="71.14">
            <text:p>71.14</text:p>
          </table:table-cell>
          <table:table-cell office:value-type="float" office:value="70.75">
            <text:p>70.75</text:p>
          </table:table-cell>
          <table:table-cell office:value-type="float" office:value="72.47">
            <text:p>72.47</text:p>
          </table:table-cell>
          <table:table-cell office:value-type="float" office:value="71.94">
            <text:p>71.94</text:p>
          </table:table-cell>
          <table:table-cell office:value-type="float" office:value="70.06">
            <text:p>70.06</text:p>
          </table:table-cell>
          <table:table-cell office:value-type="float" office:value="70.34">
            <text:p>70.34</text:p>
          </table:table-cell>
          <table:table-cell office:value-type="float" office:value="69.22">
            <text:p>69.22</text:p>
          </table:table-cell>
          <table:table-cell office:value-type="float" office:value="71.11">
            <text:p>71.11</text:p>
          </table:table-cell>
          <table:table-cell office:value-type="float" office:value="70.44">
            <text:p>70.44</text:p>
          </table:table-cell>
          <table:table-cell office:value-type="float" office:value="70">
            <text:p>70</text:p>
          </table:table-cell>
          <table:table-cell/>
          <table:table-cell table:formula="oooc:=ABS(([.C61]-[.B61])*100/[.B61])" office:value-type="float" office:value="3.75714285714285">
            <text:p>3.76</text:p>
          </table:table-cell>
          <table:table-cell table:formula="oooc:=ABS(([.D61]-[.B61])*100/[.B61])" office:value-type="float" office:value="0.457142857142847">
            <text:p>0.46</text:p>
          </table:table-cell>
          <table:table-cell table:formula="oooc:=ABS(([.E61]-[.B61])*100/[.B61])" office:value-type="float" office:value="0.242857142857145">
            <text:p>0.24</text:p>
          </table:table-cell>
          <table:table-cell table:formula="oooc:=ABS(([.F61]-[.B61])*100/[.B61])" office:value-type="float" office:value="1.62857142857143">
            <text:p>1.63</text:p>
          </table:table-cell>
          <table:table-cell table:formula="oooc:=ABS(([.G61]-[.B61])*100/[.B61])" office:value-type="float" office:value="1.07142857142857">
            <text:p>1.07</text:p>
          </table:table-cell>
          <table:table-cell table:formula="oooc:=ABS(([.H61]-[.B61])*100/[.B61])" office:value-type="float" office:value="3.52857142857143">
            <text:p>3.53</text:p>
          </table:table-cell>
          <table:table-cell table:formula="oooc:=ABS(([.I61]-[.B61])*100/[.B61])" office:value-type="float" office:value="2.77142857142857">
            <text:p>2.77</text:p>
          </table:table-cell>
          <table:table-cell table:formula="oooc:=ABS(([.J61]-[.B61])*100/[.B61])" office:value-type="float" office:value="0.085714285714289">
            <text:p>0.09</text:p>
          </table:table-cell>
          <table:table-cell table:formula="oooc:=ABS(([.K61]-[.B61])*100/[.B61])" office:value-type="float" office:value="0.485714285714291">
            <text:p>0.49</text:p>
          </table:table-cell>
          <table:table-cell table:formula="oooc:=ABS(([.L61]-[.B61])*100/[.B61])" office:value-type="float" office:value="1.11428571428572">
            <text:p>1.11</text:p>
          </table:table-cell>
          <table:table-cell table:formula="oooc:=ABS(([.M61]-[.B61])*100/[.B61])" office:value-type="float" office:value="1.58571428571428">
            <text:p>1.59</text:p>
          </table:table-cell>
          <table:table-cell table:formula="oooc:=ABS(([.N61]-[.B61])*100/[.B61])" office:value-type="float" office:value="0.628571428571425">
            <text:p>0.63</text:p>
          </table:table-cell>
          <table:table-cell table:number-columns-repeated="2"/>
          <table:table-cell table:formula="oooc:=ABS([.C61]-[.B61])" office:value-type="float" office:value="2.63">
            <text:p>2.63</text:p>
          </table:table-cell>
          <table:table-cell table:formula="oooc:=ABS([.D61]-[.B61])" office:value-type="float" office:value="0.319999999999993">
            <text:p>0.32</text:p>
          </table:table-cell>
          <table:table-cell table:formula="oooc:=ABS([.E61]-[.B61])" office:value-type="float" office:value="0.170000000000002">
            <text:p>0.17</text:p>
          </table:table-cell>
          <table:table-cell table:formula="oooc:=ABS([.F61]-[.B61])" office:value-type="float" office:value="1.14">
            <text:p>1.14</text:p>
          </table:table-cell>
          <table:table-cell table:formula="oooc:=ABS([.G61]-[.B61])" office:value-type="float" office:value="0.75">
            <text:p>0.75</text:p>
          </table:table-cell>
          <table:table-cell table:formula="oooc:=ABS([.H61]-[.B61])" office:value-type="float" office:value="2.47">
            <text:p>2.47</text:p>
          </table:table-cell>
          <table:table-cell table:formula="oooc:=ABS([.I61]-[.B61])" office:value-type="float" office:value="1.94">
            <text:p>1.94</text:p>
          </table:table-cell>
          <table:table-cell table:formula="oooc:=ABS([.J61]-[.B61])" office:value-type="float" office:value="0.0600000000000023">
            <text:p>0.06</text:p>
          </table:table-cell>
          <table:table-cell table:formula="oooc:=ABS([.K61]-[.B61])" office:value-type="float" office:value="0.340000000000003">
            <text:p>0.34</text:p>
          </table:table-cell>
          <table:table-cell table:formula="oooc:=ABS([.L61]-[.B61])" office:value-type="float" office:value="0.780000000000001">
            <text:p>0.78</text:p>
          </table:table-cell>
          <table:table-cell table:formula="oooc:=ABS([.M61]-[.B61])" office:value-type="float" office:value="1.11">
            <text:p>1.11</text:p>
          </table:table-cell>
          <table:table-cell table:formula="oooc:=ABS([.N61]-[.B61])" office:value-type="float" office:value="0.439999999999998">
            <text:p>0.44</text:p>
          </table:table-cell>
          <table:table-cell table:number-columns-repeated="3"/>
        </table:table-row>
        <table:table-row table:style-name="ro1">
          <table:table-cell office:value-type="string">
            <text:p>AGCAGTCCGCCACACCCTGA</text:p>
          </table:table-cell>
          <table:table-cell office:value-type="float" office:value="66.5">
            <text:p>66.5</text:p>
          </table:table-cell>
          <table:table-cell office:value-type="float" office:value="49.87">
            <text:p>49.87</text:p>
          </table:table-cell>
          <table:table-cell office:value-type="float" office:value="60.08">
            <text:p>60.08</text:p>
          </table:table-cell>
          <table:table-cell office:value-type="float" office:value="57.94">
            <text:p>57.94</text:p>
          </table:table-cell>
          <table:table-cell office:value-type="float" office:value="64.25">
            <text:p>64.25</text:p>
          </table:table-cell>
          <table:table-cell office:value-type="float" office:value="69.39">
            <text:p>69.39</text:p>
          </table:table-cell>
          <table:table-cell office:value-type="float" office:value="62.21">
            <text:p>62.21</text:p>
          </table:table-cell>
          <table:table-cell office:value-type="float" office:value="69.4">
            <text:p>69.4</text:p>
          </table:table-cell>
          <table:table-cell office:value-type="float" office:value="66.82">
            <text:p>66.82</text:p>
          </table:table-cell>
          <table:table-cell office:value-type="float" office:value="66.94">
            <text:p>66.94</text:p>
          </table:table-cell>
          <table:table-cell office:value-type="float" office:value="62.06">
            <text:p>62.06</text:p>
          </table:table-cell>
          <table:table-cell office:value-type="float" office:value="68.21">
            <text:p>68.21</text:p>
          </table:table-cell>
          <table:table-cell office:value-type="float" office:value="65.55">
            <text:p>65.55</text:p>
          </table:table-cell>
          <table:table-cell office:value-type="float" office:value="66.5">
            <text:p>66.5</text:p>
          </table:table-cell>
          <table:table-cell/>
          <table:table-cell table:formula="oooc:=ABS(([.C62]-[.B62])*100/[.B62])" office:value-type="float" office:value="25.0075187969925">
            <text:p>25.01</text:p>
          </table:table-cell>
          <table:table-cell table:formula="oooc:=ABS(([.D62]-[.B62])*100/[.B62])" office:value-type="float" office:value="9.65413533834587">
            <text:p>9.65</text:p>
          </table:table-cell>
          <table:table-cell table:formula="oooc:=ABS(([.E62]-[.B62])*100/[.B62])" office:value-type="float" office:value="12.8721804511278">
            <text:p>12.87</text:p>
          </table:table-cell>
          <table:table-cell table:formula="oooc:=ABS(([.F62]-[.B62])*100/[.B62])" office:value-type="float" office:value="3.38345864661654">
            <text:p>3.38</text:p>
          </table:table-cell>
          <table:table-cell table:formula="oooc:=ABS(([.G62]-[.B62])*100/[.B62])" office:value-type="float" office:value="4.34586466165414">
            <text:p>4.35</text:p>
          </table:table-cell>
          <table:table-cell table:formula="oooc:=ABS(([.H62]-[.B62])*100/[.B62])" office:value-type="float" office:value="6.45112781954887">
            <text:p>6.45</text:p>
          </table:table-cell>
          <table:table-cell table:formula="oooc:=ABS(([.I62]-[.B62])*100/[.B62])" office:value-type="float" office:value="4.36090225563911">
            <text:p>4.36</text:p>
          </table:table-cell>
          <table:table-cell table:formula="oooc:=ABS(([.J62]-[.B62])*100/[.B62])" office:value-type="float" office:value="0.481203007518787">
            <text:p>0.48</text:p>
          </table:table-cell>
          <table:table-cell table:formula="oooc:=ABS(([.K62]-[.B62])*100/[.B62])" office:value-type="float" office:value="0.661654135338342">
            <text:p>0.66</text:p>
          </table:table-cell>
          <table:table-cell table:formula="oooc:=ABS(([.L62]-[.B62])*100/[.B62])" office:value-type="float" office:value="6.6766917293233">
            <text:p>6.68</text:p>
          </table:table-cell>
          <table:table-cell table:formula="oooc:=ABS(([.M62]-[.B62])*100/[.B62])" office:value-type="float" office:value="2.57142857142856">
            <text:p>2.57</text:p>
          </table:table-cell>
          <table:table-cell table:formula="oooc:=ABS(([.N62]-[.B62])*100/[.B62])" office:value-type="float" office:value="1.42857142857143">
            <text:p>1.43</text:p>
          </table:table-cell>
          <table:table-cell table:number-columns-repeated="2"/>
          <table:table-cell table:formula="oooc:=ABS([.C62]-[.B62])" office:value-type="float" office:value="16.63">
            <text:p>16.63</text:p>
          </table:table-cell>
          <table:table-cell table:formula="oooc:=ABS([.D62]-[.B62])" office:value-type="float" office:value="6.42">
            <text:p>6.42</text:p>
          </table:table-cell>
          <table:table-cell table:formula="oooc:=ABS([.E62]-[.B62])" office:value-type="float" office:value="8.56">
            <text:p>8.56</text:p>
          </table:table-cell>
          <table:table-cell table:formula="oooc:=ABS([.F62]-[.B62])" office:value-type="float" office:value="2.25">
            <text:p>2.25</text:p>
          </table:table-cell>
          <table:table-cell table:formula="oooc:=ABS([.G62]-[.B62])" office:value-type="float" office:value="2.89">
            <text:p>2.89</text:p>
          </table:table-cell>
          <table:table-cell table:formula="oooc:=ABS([.H62]-[.B62])" office:value-type="float" office:value="4.29">
            <text:p>4.29</text:p>
          </table:table-cell>
          <table:table-cell table:formula="oooc:=ABS([.I62]-[.B62])" office:value-type="float" office:value="2.90000000000001">
            <text:p>2.9</text:p>
          </table:table-cell>
          <table:table-cell table:formula="oooc:=ABS([.J62]-[.B62])" office:value-type="float" office:value="0.319999999999993">
            <text:p>0.32</text:p>
          </table:table-cell>
          <table:table-cell table:formula="oooc:=ABS([.K62]-[.B62])" office:value-type="float" office:value="0.439999999999998">
            <text:p>0.44</text:p>
          </table:table-cell>
          <table:table-cell table:formula="oooc:=ABS([.L62]-[.B62])" office:value-type="float" office:value="4.44">
            <text:p>4.44</text:p>
          </table:table-cell>
          <table:table-cell table:formula="oooc:=ABS([.M62]-[.B62])" office:value-type="float" office:value="1.70999999999999">
            <text:p>1.71</text:p>
          </table:table-cell>
          <table:table-cell table:formula="oooc:=ABS([.N62]-[.B62])" office:value-type="float" office:value="0.950000000000003">
            <text:p>0.95</text:p>
          </table:table-cell>
          <table:table-cell table:number-columns-repeated="3"/>
        </table:table-row>
        <table:table-row table:style-name="ro1">
          <table:table-cell office:value-type="string">
            <text:p>ATAACTTTACGTGTGTGACCTATTA</text:p>
          </table:table-cell>
          <table:table-cell office:value-type="float" office:value="69.6">
            <text:p>69.6</text:p>
          </table:table-cell>
          <table:table-cell office:value-type="float" office:value="66.25">
            <text:p>66.25</text:p>
          </table:table-cell>
          <table:table-cell office:value-type="float" office:value="68.52">
            <text:p>68.52</text:p>
          </table:table-cell>
          <table:table-cell office:value-type="float" office:value="68.14">
            <text:p>68.14</text:p>
          </table:table-cell>
          <table:table-cell office:value-type="float" office:value="69.27">
            <text:p>69.27</text:p>
          </table:table-cell>
          <table:table-cell office:value-type="float" office:value="69.52">
            <text:p>69.52</text:p>
          </table:table-cell>
          <table:table-cell office:value-type="float" office:value="69.94">
            <text:p>69.94</text:p>
          </table:table-cell>
          <table:table-cell office:value-type="float" office:value="70.6">
            <text:p>70.6</text:p>
          </table:table-cell>
          <table:table-cell office:value-type="float" office:value="69.73">
            <text:p>69.73</text:p>
          </table:table-cell>
          <table:table-cell office:value-type="float" office:value="69.65">
            <text:p>69.65</text:p>
          </table:table-cell>
          <table:table-cell office:value-type="float" office:value="68.88">
            <text:p>68.88</text:p>
          </table:table-cell>
          <table:table-cell office:value-type="float" office:value="70.54">
            <text:p>70.54</text:p>
          </table:table-cell>
          <table:table-cell office:value-type="float" office:value="70.11">
            <text:p>70.11</text:p>
          </table:table-cell>
          <table:table-cell office:value-type="float" office:value="69.6">
            <text:p>69.6</text:p>
          </table:table-cell>
          <table:table-cell/>
          <table:table-cell table:formula="oooc:=ABS(([.C63]-[.B63])*100/[.B63])" office:value-type="float" office:value="4.81321839080459">
            <text:p>4.81</text:p>
          </table:table-cell>
          <table:table-cell table:formula="oooc:=ABS(([.D63]-[.B63])*100/[.B63])" office:value-type="float" office:value="1.55172413793103">
            <text:p>1.55</text:p>
          </table:table-cell>
          <table:table-cell table:formula="oooc:=ABS(([.E63]-[.B63])*100/[.B63])" office:value-type="float" office:value="2.09770114942528">
            <text:p>2.1</text:p>
          </table:table-cell>
          <table:table-cell table:formula="oooc:=ABS(([.F63]-[.B63])*100/[.B63])" office:value-type="float" office:value="0.47413793103448">
            <text:p>0.47</text:p>
          </table:table-cell>
          <table:table-cell table:formula="oooc:=ABS(([.G63]-[.B63])*100/[.B63])" office:value-type="float" office:value="0.11494252873563">
            <text:p>0.11</text:p>
          </table:table-cell>
          <table:table-cell table:formula="oooc:=ABS(([.H63]-[.B63])*100/[.B63])" office:value-type="float" office:value="0.488505747126442">
            <text:p>0.49</text:p>
          </table:table-cell>
          <table:table-cell table:formula="oooc:=ABS(([.I63]-[.B63])*100/[.B63])" office:value-type="float" office:value="1.4367816091954">
            <text:p>1.44</text:p>
          </table:table-cell>
          <table:table-cell table:formula="oooc:=ABS(([.J63]-[.B63])*100/[.B63])" office:value-type="float" office:value="0.186781609195416">
            <text:p>0.19</text:p>
          </table:table-cell>
          <table:table-cell table:formula="oooc:=ABS(([.K63]-[.B63])*100/[.B63])" office:value-type="float" office:value="0.0718390804597865">
            <text:p>0.07</text:p>
          </table:table-cell>
          <table:table-cell table:formula="oooc:=ABS(([.L63]-[.B63])*100/[.B63])" office:value-type="float" office:value="1.03448275862069">
            <text:p>1.03</text:p>
          </table:table-cell>
          <table:table-cell table:formula="oooc:=ABS(([.M63]-[.B63])*100/[.B63])" office:value-type="float" office:value="1.3505747126437">
            <text:p>1.35</text:p>
          </table:table-cell>
          <table:table-cell table:formula="oooc:=ABS(([.N63]-[.B63])*100/[.B63])" office:value-type="float" office:value="0.732758620689663">
            <text:p>0.73</text:p>
          </table:table-cell>
          <table:table-cell table:number-columns-repeated="2"/>
          <table:table-cell table:formula="oooc:=ABS([.C63]-[.B63])" office:value-type="float" office:value="3.34999999999999">
            <text:p>3.35</text:p>
          </table:table-cell>
          <table:table-cell table:formula="oooc:=ABS([.D63]-[.B63])" office:value-type="float" office:value="1.08">
            <text:p>1.08</text:p>
          </table:table-cell>
          <table:table-cell table:formula="oooc:=ABS([.E63]-[.B63])" office:value-type="float" office:value="1.45999999999999">
            <text:p>1.46</text:p>
          </table:table-cell>
          <table:table-cell table:formula="oooc:=ABS([.F63]-[.B63])" office:value-type="float" office:value="0.329999999999998">
            <text:p>0.33</text:p>
          </table:table-cell>
          <table:table-cell table:formula="oooc:=ABS([.G63]-[.B63])" office:value-type="float" office:value="0.0799999999999983">
            <text:p>0.08</text:p>
          </table:table-cell>
          <table:table-cell table:formula="oooc:=ABS([.H63]-[.B63])" office:value-type="float" office:value="0.340000000000003">
            <text:p>0.34</text:p>
          </table:table-cell>
          <table:table-cell table:formula="oooc:=ABS([.I63]-[.B63])" office:value-type="float" office:value="1">
            <text:p>1</text:p>
          </table:table-cell>
          <table:table-cell table:formula="oooc:=ABS([.J63]-[.B63])" office:value-type="float" office:value="0.13000000000001">
            <text:p>0.13</text:p>
          </table:table-cell>
          <table:table-cell table:formula="oooc:=ABS([.K63]-[.B63])" office:value-type="float" office:value="0.0500000000000114">
            <text:p>0.05</text:p>
          </table:table-cell>
          <table:table-cell table:formula="oooc:=ABS([.L63]-[.B63])" office:value-type="float" office:value="0.719999999999999">
            <text:p>0.72</text:p>
          </table:table-cell>
          <table:table-cell table:formula="oooc:=ABS([.M63]-[.B63])" office:value-type="float" office:value="0.940000000000012">
            <text:p>0.94</text:p>
          </table:table-cell>
          <table:table-cell table:formula="oooc:=ABS([.N63]-[.B63])" office:value-type="float" office:value="0.510000000000005">
            <text:p>0.51</text:p>
          </table:table-cell>
          <table:table-cell table:number-columns-repeated="3"/>
        </table:table-row>
        <table:table-row table:style-name="ro1">
          <table:table-cell office:value-type="string">
            <text:p>CGCCTCATGCTCATC</text:p>
          </table:table-cell>
          <table:table-cell office:value-type="float" office:value="63.6">
            <text:p>63.6</text:p>
          </table:table-cell>
          <table:table-cell office:value-type="float" office:value="60.82">
            <text:p>60.82</text:p>
          </table:table-cell>
          <table:table-cell office:value-type="float" office:value="62.46">
            <text:p>62.46</text:p>
          </table:table-cell>
          <table:table-cell office:value-type="float" office:value="62.08">
            <text:p>62.08</text:p>
          </table:table-cell>
          <table:table-cell office:value-type="float" office:value="63.2">
            <text:p>63.2</text:p>
          </table:table-cell>
          <table:table-cell office:value-type="float" office:value="64.13">
            <text:p>64.13</text:p>
          </table:table-cell>
          <table:table-cell office:value-type="float" office:value="63.87">
            <text:p>63.87</text:p>
          </table:table-cell>
          <table:table-cell office:value-type="float" office:value="65.25">
            <text:p>65.25</text:p>
          </table:table-cell>
          <table:table-cell office:value-type="float" office:value="63.66">
            <text:p>63.66</text:p>
          </table:table-cell>
          <table:table-cell office:value-type="float" office:value="63.87">
            <text:p>63.87</text:p>
          </table:table-cell>
          <table:table-cell office:value-type="float" office:value="62.81">
            <text:p>62.81</text:p>
          </table:table-cell>
          <table:table-cell office:value-type="float" office:value="64.66">
            <text:p>64.66</text:p>
          </table:table-cell>
          <table:table-cell office:value-type="float" office:value="64.04">
            <text:p>64.04</text:p>
          </table:table-cell>
          <table:table-cell office:value-type="float" office:value="63.6">
            <text:p>63.6</text:p>
          </table:table-cell>
          <table:table-cell/>
          <table:table-cell table:formula="oooc:=ABS(([.C64]-[.B64])*100/[.B64])" office:value-type="float" office:value="4.37106918238994">
            <text:p>4.37</text:p>
          </table:table-cell>
          <table:table-cell table:formula="oooc:=ABS(([.D64]-[.B64])*100/[.B64])" office:value-type="float" office:value="1.79245283018868">
            <text:p>1.79</text:p>
          </table:table-cell>
          <table:table-cell table:formula="oooc:=ABS(([.E64]-[.B64])*100/[.B64])" office:value-type="float" office:value="2.38993710691824">
            <text:p>2.39</text:p>
          </table:table-cell>
          <table:table-cell table:formula="oooc:=ABS(([.F64]-[.B64])*100/[.B64])" office:value-type="float" office:value="0.628930817610061">
            <text:p>0.63</text:p>
          </table:table-cell>
          <table:table-cell table:formula="oooc:=ABS(([.G64]-[.B64])*100/[.B64])" office:value-type="float" office:value="0.833333333333324">
            <text:p>0.83</text:p>
          </table:table-cell>
          <table:table-cell table:formula="oooc:=ABS(([.H64]-[.B64])*100/[.B64])" office:value-type="float" office:value="0.424528301886786">
            <text:p>0.42</text:p>
          </table:table-cell>
          <table:table-cell table:formula="oooc:=ABS(([.I64]-[.B64])*100/[.B64])" office:value-type="float" office:value="2.59433962264151">
            <text:p>2.59</text:p>
          </table:table-cell>
          <table:table-cell table:formula="oooc:=ABS(([.J64]-[.B64])*100/[.B64])" office:value-type="float" office:value="0.0943396226415018">
            <text:p>0.09</text:p>
          </table:table-cell>
          <table:table-cell table:formula="oooc:=ABS(([.K64]-[.B64])*100/[.B64])" office:value-type="float" office:value="0.424528301886786">
            <text:p>0.42</text:p>
          </table:table-cell>
          <table:table-cell table:formula="oooc:=ABS(([.L64]-[.B64])*100/[.B64])" office:value-type="float" office:value="1.24213836477987">
            <text:p>1.24</text:p>
          </table:table-cell>
          <table:table-cell table:formula="oooc:=ABS(([.M64]-[.B64])*100/[.B64])" office:value-type="float" office:value="1.66666666666666">
            <text:p>1.67</text:p>
          </table:table-cell>
          <table:table-cell table:formula="oooc:=ABS(([.N64]-[.B64])*100/[.B64])" office:value-type="float" office:value="0.691823899371077">
            <text:p>0.69</text:p>
          </table:table-cell>
          <table:table-cell table:number-columns-repeated="2"/>
          <table:table-cell table:formula="oooc:=ABS([.C64]-[.B64])" office:value-type="float" office:value="2.78">
            <text:p>2.78</text:p>
          </table:table-cell>
          <table:table-cell table:formula="oooc:=ABS([.D64]-[.B64])" office:value-type="float" office:value="1.14">
            <text:p>1.14</text:p>
          </table:table-cell>
          <table:table-cell table:formula="oooc:=ABS([.E64]-[.B64])" office:value-type="float" office:value="1.52">
            <text:p>1.52</text:p>
          </table:table-cell>
          <table:table-cell table:formula="oooc:=ABS([.F64]-[.B64])" office:value-type="float" office:value="0.399999999999999">
            <text:p>0.4</text:p>
          </table:table-cell>
          <table:table-cell table:formula="oooc:=ABS([.G64]-[.B64])" office:value-type="float" office:value="0.529999999999994">
            <text:p>0.53</text:p>
          </table:table-cell>
          <table:table-cell table:formula="oooc:=ABS([.H64]-[.B64])" office:value-type="float" office:value="0.269999999999996">
            <text:p>0.27</text:p>
          </table:table-cell>
          <table:table-cell table:formula="oooc:=ABS([.I64]-[.B64])" office:value-type="float" office:value="1.65">
            <text:p>1.65</text:p>
          </table:table-cell>
          <table:table-cell table:formula="oooc:=ABS([.J64]-[.B64])" office:value-type="float" office:value="0.0599999999999952">
            <text:p>0.06</text:p>
          </table:table-cell>
          <table:table-cell table:formula="oooc:=ABS([.K64]-[.B64])" office:value-type="float" office:value="0.269999999999996">
            <text:p>0.27</text:p>
          </table:table-cell>
          <table:table-cell table:formula="oooc:=ABS([.L64]-[.B64])" office:value-type="float" office:value="0.789999999999999">
            <text:p>0.79</text:p>
          </table:table-cell>
          <table:table-cell table:formula="oooc:=ABS([.M64]-[.B64])" office:value-type="float" office:value="1.06">
            <text:p>1.06</text:p>
          </table:table-cell>
          <table:table-cell table:formula="oooc:=ABS([.N64]-[.B64])" office:value-type="float" office:value="0.440000000000005">
            <text:p>0.44</text:p>
          </table:table-cell>
          <table:table-cell table:number-columns-repeated="3"/>
        </table:table-row>
        <table:table-row table:style-name="ro1">
          <table:table-cell office:value-type="string">
            <text:p>CAGCCTCGTCGCAGC</text:p>
          </table:table-cell>
          <table:table-cell office:value-type="float" office:value="70.1">
            <text:p>70.1</text:p>
          </table:table-cell>
          <table:table-cell office:value-type="float" office:value="67.42">
            <text:p>67.42</text:p>
          </table:table-cell>
          <table:table-cell office:value-type="float" office:value="70.47">
            <text:p>70.47</text:p>
          </table:table-cell>
          <table:table-cell office:value-type="float" office:value="69.98">
            <text:p>69.98</text:p>
          </table:table-cell>
          <table:table-cell office:value-type="float" office:value="71.29">
            <text:p>71.29</text:p>
          </table:table-cell>
          <table:table-cell office:value-type="float" office:value="70.9">
            <text:p>70.9</text:p>
          </table:table-cell>
          <table:table-cell office:value-type="float" office:value="72.63">
            <text:p>72.63</text:p>
          </table:table-cell>
          <table:table-cell office:value-type="float" office:value="72.09">
            <text:p>72.09</text:p>
          </table:table-cell>
          <table:table-cell office:value-type="float" office:value="70.22">
            <text:p>70.22</text:p>
          </table:table-cell>
          <table:table-cell office:value-type="float" office:value="70.44">
            <text:p>70.44</text:p>
          </table:table-cell>
          <table:table-cell office:value-type="float" office:value="69.37">
            <text:p>69.37</text:p>
          </table:table-cell>
          <table:table-cell office:value-type="float" office:value="71.23">
            <text:p>71.23</text:p>
          </table:table-cell>
          <table:table-cell office:value-type="float" office:value="70.6">
            <text:p>70.6</text:p>
          </table:table-cell>
          <table:table-cell office:value-type="float" office:value="70.1">
            <text:p>70.1</text:p>
          </table:table-cell>
          <table:table-cell/>
          <table:table-cell table:formula="oooc:=ABS(([.C65]-[.B65])*100/[.B65])" office:value-type="float" office:value="3.8231098430813">
            <text:p>3.82</text:p>
          </table:table-cell>
          <table:table-cell table:formula="oooc:=ABS(([.D65]-[.B65])*100/[.B65])" office:value-type="float" office:value="0.527817403708994">
            <text:p>0.53</text:p>
          </table:table-cell>
          <table:table-cell table:formula="oooc:=ABS(([.E65]-[.B65])*100/[.B65])" office:value-type="float" office:value="0.171184022824523">
            <text:p>0.17</text:p>
          </table:table-cell>
          <table:table-cell table:formula="oooc:=ABS(([.F65]-[.B65])*100/[.B65])" office:value-type="float" office:value="1.69757489301">
            <text:p>1.7</text:p>
          </table:table-cell>
          <table:table-cell table:formula="oooc:=ABS(([.G65]-[.B65])*100/[.B65])" office:value-type="float" office:value="1.14122681883026">
            <text:p>1.14</text:p>
          </table:table-cell>
          <table:table-cell table:formula="oooc:=ABS(([.H65]-[.B65])*100/[.B65])" office:value-type="float" office:value="3.60912981455064">
            <text:p>3.61</text:p>
          </table:table-cell>
          <table:table-cell table:formula="oooc:=ABS(([.I65]-[.B65])*100/[.B65])" office:value-type="float" office:value="2.83880171184024">
            <text:p>2.84</text:p>
          </table:table-cell>
          <table:table-cell table:formula="oooc:=ABS(([.J65]-[.B65])*100/[.B65])" office:value-type="float" office:value="0.171184022824543">
            <text:p>0.17</text:p>
          </table:table-cell>
          <table:table-cell table:formula="oooc:=ABS(([.K65]-[.B65])*100/[.B65])" office:value-type="float" office:value="0.485021398002858">
            <text:p>0.49</text:p>
          </table:table-cell>
          <table:table-cell table:formula="oooc:=ABS(([.L65]-[.B65])*100/[.B65])" office:value-type="float" office:value="1.04136947218258">
            <text:p>1.04</text:p>
          </table:table-cell>
          <table:table-cell table:formula="oooc:=ABS(([.M65]-[.B65])*100/[.B65])" office:value-type="float" office:value="1.61198288159773">
            <text:p>1.61</text:p>
          </table:table-cell>
          <table:table-cell table:formula="oooc:=ABS(([.N65]-[.B65])*100/[.B65])" office:value-type="float" office:value="0.713266761768902">
            <text:p>0.71</text:p>
          </table:table-cell>
          <table:table-cell table:number-columns-repeated="2"/>
          <table:table-cell table:formula="oooc:=ABS([.C65]-[.B65])" office:value-type="float" office:value="2.67999999999999">
            <text:p>2.68</text:p>
          </table:table-cell>
          <table:table-cell table:formula="oooc:=ABS([.D65]-[.B65])" office:value-type="float" office:value="0.370000000000005">
            <text:p>0.37</text:p>
          </table:table-cell>
          <table:table-cell table:formula="oooc:=ABS([.E65]-[.B65])" office:value-type="float" office:value="0.11999999999999">
            <text:p>0.12</text:p>
          </table:table-cell>
          <table:table-cell table:formula="oooc:=ABS([.F65]-[.B65])" office:value-type="float" office:value="1.19000000000001">
            <text:p>1.19</text:p>
          </table:table-cell>
          <table:table-cell table:formula="oooc:=ABS([.G65]-[.B65])" office:value-type="float" office:value="0.800000000000011">
            <text:p>0.8</text:p>
          </table:table-cell>
          <table:table-cell table:formula="oooc:=ABS([.H65]-[.B65])" office:value-type="float" office:value="2.53">
            <text:p>2.53</text:p>
          </table:table-cell>
          <table:table-cell table:formula="oooc:=ABS([.I65]-[.B65])" office:value-type="float" office:value="1.99000000000001">
            <text:p>1.99</text:p>
          </table:table-cell>
          <table:table-cell table:formula="oooc:=ABS([.J65]-[.B65])" office:value-type="float" office:value="0.120000000000005">
            <text:p>0.12</text:p>
          </table:table-cell>
          <table:table-cell table:formula="oooc:=ABS([.K65]-[.B65])" office:value-type="float" office:value="0.340000000000003">
            <text:p>0.34</text:p>
          </table:table-cell>
          <table:table-cell table:formula="oooc:=ABS([.L65]-[.B65])" office:value-type="float" office:value="0.72999999999999">
            <text:p>0.73</text:p>
          </table:table-cell>
          <table:table-cell table:formula="oooc:=ABS([.M65]-[.B65])" office:value-type="float" office:value="1.13000000000001">
            <text:p>1.13</text:p>
          </table:table-cell>
          <table:table-cell table:formula="oooc:=ABS([.N65]-[.B65])" office:value-type="float" office:value="0.5">
            <text:p>0.5</text:p>
          </table:table-cell>
          <table:table-cell table:number-columns-repeated="3"/>
        </table:table-row>
        <table:table-row table:style-name="ro1">
          <table:table-cell office:value-type="string">
            <text:p>GTATGAGAGACTTTA</text:p>
          </table:table-cell>
          <table:table-cell office:value-type="float" office:value="44.2">
            <text:p>44.2</text:p>
          </table:table-cell>
          <table:table-cell office:value-type="float" office:value="31.25">
            <text:p>31.25</text:p>
          </table:table-cell>
          <table:table-cell office:value-type="float" office:value="37.71">
            <text:p>37.71</text:p>
          </table:table-cell>
          <table:table-cell office:value-type="float" office:value="36.01">
            <text:p>36.01</text:p>
          </table:table-cell>
          <table:table-cell office:value-type="float" office:value="41.03">
            <text:p>41.03</text:p>
          </table:table-cell>
          <table:table-cell office:value-type="float" office:value="43.8">
            <text:p>43.8</text:p>
          </table:table-cell>
          <table:table-cell office:value-type="float" office:value="40.55">
            <text:p>40.55</text:p>
          </table:table-cell>
          <table:table-cell office:value-type="float" office:value="44.61">
            <text:p>44.61</text:p>
          </table:table-cell>
          <table:table-cell office:value-type="float" office:value="43.08">
            <text:p>43.08</text:p>
          </table:table-cell>
          <table:table-cell office:value-type="float" office:value="44.04">
            <text:p>44.04</text:p>
          </table:table-cell>
          <table:table-cell office:value-type="float" office:value="39.29">
            <text:p>39.29</text:p>
          </table:table-cell>
          <table:table-cell office:value-type="float" office:value="45.57">
            <text:p>45.57</text:p>
          </table:table-cell>
          <table:table-cell office:value-type="float" office:value="42.54">
            <text:p>42.54</text:p>
          </table:table-cell>
          <table:table-cell office:value-type="float" office:value="44.2">
            <text:p>44.2</text:p>
          </table:table-cell>
          <table:table-cell/>
          <table:table-cell table:formula="oooc:=ABS(([.C66]-[.B66])*100/[.B66])" office:value-type="float" office:value="29.2986425339367">
            <text:p>29.3</text:p>
          </table:table-cell>
          <table:table-cell table:formula="oooc:=ABS(([.D66]-[.B66])*100/[.B66])" office:value-type="float" office:value="14.683257918552">
            <text:p>14.68</text:p>
          </table:table-cell>
          <table:table-cell table:formula="oooc:=ABS(([.E66]-[.B66])*100/[.B66])" office:value-type="float" office:value="18.5294117647059">
            <text:p>18.53</text:p>
          </table:table-cell>
          <table:table-cell table:formula="oooc:=ABS(([.F66]-[.B66])*100/[.B66])" office:value-type="float" office:value="7.17194570135747">
            <text:p>7.17</text:p>
          </table:table-cell>
          <table:table-cell table:formula="oooc:=ABS(([.G66]-[.B66])*100/[.B66])" office:value-type="float" office:value="0.904977375565624">
            <text:p>0.9</text:p>
          </table:table-cell>
          <table:table-cell table:formula="oooc:=ABS(([.H66]-[.B66])*100/[.B66])" office:value-type="float" office:value="8.25791855203621">
            <text:p>8.26</text:p>
          </table:table-cell>
          <table:table-cell table:formula="oooc:=ABS(([.I66]-[.B66])*100/[.B66])" office:value-type="float" office:value="0.927601809954743">
            <text:p>0.93</text:p>
          </table:table-cell>
          <table:table-cell table:formula="oooc:=ABS(([.J66]-[.B66])*100/[.B66])" office:value-type="float" office:value="2.53393665158372">
            <text:p>2.53</text:p>
          </table:table-cell>
          <table:table-cell table:formula="oooc:=ABS(([.K66]-[.B66])*100/[.B66])" office:value-type="float" office:value="0.361990950226253">
            <text:p>0.36</text:p>
          </table:table-cell>
          <table:table-cell table:formula="oooc:=ABS(([.L66]-[.B66])*100/[.B66])" office:value-type="float" office:value="11.1085972850679">
            <text:p>11.11</text:p>
          </table:table-cell>
          <table:table-cell table:formula="oooc:=ABS(([.M66]-[.B66])*100/[.B66])" office:value-type="float" office:value="3.09954751131221">
            <text:p>3.1</text:p>
          </table:table-cell>
          <table:table-cell table:formula="oooc:=ABS(([.N66]-[.B66])*100/[.B66])" office:value-type="float" office:value="3.75565610859729">
            <text:p>3.76</text:p>
          </table:table-cell>
          <table:table-cell table:number-columns-repeated="2"/>
          <table:table-cell table:formula="oooc:=ABS([.C66]-[.B66])" office:value-type="float" office:value="12.95">
            <text:p>12.95</text:p>
          </table:table-cell>
          <table:table-cell table:formula="oooc:=ABS([.D66]-[.B66])" office:value-type="float" office:value="6.49">
            <text:p>6.49</text:p>
          </table:table-cell>
          <table:table-cell table:formula="oooc:=ABS([.E66]-[.B66])" office:value-type="float" office:value="8.19">
            <text:p>8.19</text:p>
          </table:table-cell>
          <table:table-cell table:formula="oooc:=ABS([.F66]-[.B66])" office:value-type="float" office:value="3.17">
            <text:p>3.17</text:p>
          </table:table-cell>
          <table:table-cell table:formula="oooc:=ABS([.G66]-[.B66])" office:value-type="float" office:value="0.400000000000006">
            <text:p>0.4</text:p>
          </table:table-cell>
          <table:table-cell table:formula="oooc:=ABS([.H66]-[.B66])" office:value-type="float" office:value="3.65000000000001">
            <text:p>3.65</text:p>
          </table:table-cell>
          <table:table-cell table:formula="oooc:=ABS([.I66]-[.B66])" office:value-type="float" office:value="0.409999999999997">
            <text:p>0.41</text:p>
          </table:table-cell>
          <table:table-cell table:formula="oooc:=ABS([.J66]-[.B66])" office:value-type="float" office:value="1.12">
            <text:p>1.12</text:p>
          </table:table-cell>
          <table:table-cell table:formula="oooc:=ABS([.K66]-[.B66])" office:value-type="float" office:value="0.160000000000004">
            <text:p>0.16</text:p>
          </table:table-cell>
          <table:table-cell table:formula="oooc:=ABS([.L66]-[.B66])" office:value-type="float" office:value="4.91">
            <text:p>4.91</text:p>
          </table:table-cell>
          <table:table-cell table:formula="oooc:=ABS([.M66]-[.B66])" office:value-type="float" office:value="1.37">
            <text:p>1.37</text:p>
          </table:table-cell>
          <table:table-cell table:formula="oooc:=ABS([.N66]-[.B66])" office:value-type="float" office:value="1.66">
            <text:p>1.66</text:p>
          </table:table-cell>
          <table:table-cell table:number-columns-repeated="3"/>
        </table:table-row>
        <table:table-row table:style-name="ro1">
          <table:table-cell office:value-type="string">
            <text:p>GATGCGCTCG</text:p>
          </table:table-cell>
          <table:table-cell office:value-type="float" office:value="53.6">
            <text:p>53.6</text:p>
          </table:table-cell>
          <table:table-cell office:value-type="float" office:value="48.97">
            <text:p>48.97</text:p>
          </table:table-cell>
          <table:table-cell office:value-type="float" office:value="51.39">
            <text:p>51.39</text:p>
          </table:table-cell>
          <table:table-cell office:value-type="float" office:value="50.9">
            <text:p>50.9</text:p>
          </table:table-cell>
          <table:table-cell office:value-type="float" office:value="52.21">
            <text:p>52.21</text:p>
          </table:table-cell>
          <table:table-cell office:value-type="float" office:value="51.96">
            <text:p>51.96</text:p>
          </table:table-cell>
          <table:table-cell office:value-type="float" office:value="53.55">
            <text:p>53.55</text:p>
          </table:table-cell>
          <table:table-cell office:value-type="float" office:value="53.02">
            <text:p>53.02</text:p>
          </table:table-cell>
          <table:table-cell office:value-type="float" office:value="51.14">
            <text:p>51.14</text:p>
          </table:table-cell>
          <table:table-cell office:value-type="float" office:value="51.64">
            <text:p>51.64</text:p>
          </table:table-cell>
          <table:table-cell office:value-type="float" office:value="50.29">
            <text:p>50.29</text:p>
          </table:table-cell>
          <table:table-cell office:value-type="float" office:value="52.33">
            <text:p>52.33</text:p>
          </table:table-cell>
          <table:table-cell office:value-type="float" office:value="51.52">
            <text:p>51.52</text:p>
          </table:table-cell>
          <table:table-cell office:value-type="float" office:value="53.6">
            <text:p>53.6</text:p>
          </table:table-cell>
          <table:table-cell/>
          <table:table-cell table:formula="oooc:=ABS(([.C67]-[.B67])*100/[.B67])" office:value-type="float" office:value="8.63805970149254">
            <text:p>8.64</text:p>
          </table:table-cell>
          <table:table-cell table:formula="oooc:=ABS(([.D67]-[.B67])*100/[.B67])" office:value-type="float" office:value="4.12313432835821">
            <text:p>4.12</text:p>
          </table:table-cell>
          <table:table-cell table:formula="oooc:=ABS(([.E67]-[.B67])*100/[.B67])" office:value-type="float" office:value="5.03731343283583">
            <text:p>5.04</text:p>
          </table:table-cell>
          <table:table-cell table:formula="oooc:=ABS(([.F67]-[.B67])*100/[.B67])" office:value-type="float" office:value="2.59328358208955">
            <text:p>2.59</text:p>
          </table:table-cell>
          <table:table-cell table:formula="oooc:=ABS(([.G67]-[.B67])*100/[.B67])" office:value-type="float" office:value="3.05970149253731">
            <text:p>3.06</text:p>
          </table:table-cell>
          <table:table-cell table:formula="oooc:=ABS(([.H67]-[.B67])*100/[.B67])" office:value-type="float" office:value="0.0932835820895602">
            <text:p>0.09</text:p>
          </table:table-cell>
          <table:table-cell table:formula="oooc:=ABS(([.I67]-[.B67])*100/[.B67])" office:value-type="float" office:value="1.0820895522388">
            <text:p>1.08</text:p>
          </table:table-cell>
          <table:table-cell table:formula="oooc:=ABS(([.J67]-[.B67])*100/[.B67])" office:value-type="float" office:value="4.58955223880597">
            <text:p>4.59</text:p>
          </table:table-cell>
          <table:table-cell table:formula="oooc:=ABS(([.K67]-[.B67])*100/[.B67])" office:value-type="float" office:value="3.65671641791045">
            <text:p>3.66</text:p>
          </table:table-cell>
          <table:table-cell table:formula="oooc:=ABS(([.L67]-[.B67])*100/[.B67])" office:value-type="float" office:value="6.17537313432836">
            <text:p>6.18</text:p>
          </table:table-cell>
          <table:table-cell table:formula="oooc:=ABS(([.M67]-[.B67])*100/[.B67])" office:value-type="float" office:value="2.36940298507463">
            <text:p>2.37</text:p>
          </table:table-cell>
          <table:table-cell table:formula="oooc:=ABS(([.N67]-[.B67])*100/[.B67])" office:value-type="float" office:value="3.88059701492537">
            <text:p>3.88</text:p>
          </table:table-cell>
          <table:table-cell table:number-columns-repeated="2"/>
          <table:table-cell table:formula="oooc:=ABS([.C67]-[.B67])" office:value-type="float" office:value="4.63">
            <text:p>4.63</text:p>
          </table:table-cell>
          <table:table-cell table:formula="oooc:=ABS([.D67]-[.B67])" office:value-type="float" office:value="2.21">
            <text:p>2.21</text:p>
          </table:table-cell>
          <table:table-cell table:formula="oooc:=ABS([.E67]-[.B67])" office:value-type="float" office:value="2.7">
            <text:p>2.7</text:p>
          </table:table-cell>
          <table:table-cell table:formula="oooc:=ABS([.F67]-[.B67])" office:value-type="float" office:value="1.39">
            <text:p>1.39</text:p>
          </table:table-cell>
          <table:table-cell table:formula="oooc:=ABS([.G67]-[.B67])" office:value-type="float" office:value="1.64">
            <text:p>1.64</text:p>
          </table:table-cell>
          <table:table-cell table:formula="oooc:=ABS([.H67]-[.B67])" office:value-type="float" office:value="0.0500000000000043">
            <text:p>0.05</text:p>
          </table:table-cell>
          <table:table-cell table:formula="oooc:=ABS([.I67]-[.B67])" office:value-type="float" office:value="0.579999999999998">
            <text:p>0.58</text:p>
          </table:table-cell>
          <table:table-cell table:formula="oooc:=ABS([.J67]-[.B67])" office:value-type="float" office:value="2.46">
            <text:p>2.46</text:p>
          </table:table-cell>
          <table:table-cell table:formula="oooc:=ABS([.K67]-[.B67])" office:value-type="float" office:value="1.96">
            <text:p>1.96</text:p>
          </table:table-cell>
          <table:table-cell table:formula="oooc:=ABS([.L67]-[.B67])" office:value-type="float" office:value="3.31">
            <text:p>3.31</text:p>
          </table:table-cell>
          <table:table-cell table:formula="oooc:=ABS([.M67]-[.B67])" office:value-type="float" office:value="1.27">
            <text:p>1.27</text:p>
          </table:table-cell>
          <table:table-cell table:formula="oooc:=ABS([.N67]-[.B67])" office:value-type="float" office:value="2.08">
            <text:p>2.08</text:p>
          </table:table-cell>
          <table:table-cell table:number-columns-repeated="3"/>
        </table:table-row>
        <table:table-row table:style-name="ro1">
          <table:table-cell office:value-type="string">
            <text:p>ACCGACGACGCTGATCCGAT</text:p>
          </table:table-cell>
          <table:table-cell office:value-type="float" office:value="69.1">
            <text:p>69.1</text:p>
          </table:table-cell>
          <table:table-cell office:value-type="float" office:value="53.91">
            <text:p>53.91</text:p>
          </table:table-cell>
          <table:table-cell office:value-type="float" office:value="61.54">
            <text:p>61.54</text:p>
          </table:table-cell>
          <table:table-cell office:value-type="float" office:value="59.83">
            <text:p>59.83</text:p>
          </table:table-cell>
          <table:table-cell office:value-type="float" office:value="64.86">
            <text:p>64.86</text:p>
          </table:table-cell>
          <table:table-cell office:value-type="float" office:value="68.56">
            <text:p>68.56</text:p>
          </table:table-cell>
          <table:table-cell office:value-type="float" office:value="64.38">
            <text:p>64.38</text:p>
          </table:table-cell>
          <table:table-cell office:value-type="float" office:value="69.79">
            <text:p>69.79</text:p>
          </table:table-cell>
          <table:table-cell office:value-type="float" office:value="66.9">
            <text:p>66.9</text:p>
          </table:table-cell>
          <table:table-cell office:value-type="float" office:value="67.36">
            <text:p>67.36</text:p>
          </table:table-cell>
          <table:table-cell office:value-type="float" office:value="63.11">
            <text:p>63.11</text:p>
          </table:table-cell>
          <table:table-cell office:value-type="float" office:value="69">
            <text:p>69</text:p>
          </table:table-cell>
          <table:table-cell office:value-type="float" office:value="66.37">
            <text:p>66.37</text:p>
          </table:table-cell>
          <table:table-cell office:value-type="float" office:value="69.1">
            <text:p>69.1</text:p>
          </table:table-cell>
          <table:table-cell/>
          <table:table-cell table:formula="oooc:=ABS(([.C68]-[.B68])*100/[.B68])" office:value-type="float" office:value="21.9826338639653">
            <text:p>21.98</text:p>
          </table:table-cell>
          <table:table-cell table:formula="oooc:=ABS(([.D68]-[.B68])*100/[.B68])" office:value-type="float" office:value="10.9406657018813">
            <text:p>10.94</text:p>
          </table:table-cell>
          <table:table-cell table:formula="oooc:=ABS(([.E68]-[.B68])*100/[.B68])" office:value-type="float" office:value="13.4153400868307">
            <text:p>13.42</text:p>
          </table:table-cell>
          <table:table-cell table:formula="oooc:=ABS(([.F68]-[.B68])*100/[.B68])" office:value-type="float" office:value="6.13603473227206">
            <text:p>6.14</text:p>
          </table:table-cell>
          <table:table-cell table:formula="oooc:=ABS(([.G68]-[.B68])*100/[.B68])" office:value-type="float" office:value="0.781476121562941">
            <text:p>0.78</text:p>
          </table:table-cell>
          <table:table-cell table:formula="oooc:=ABS(([.H68]-[.B68])*100/[.B68])" office:value-type="float" office:value="6.83068017366136">
            <text:p>6.83</text:p>
          </table:table-cell>
          <table:table-cell table:formula="oooc:=ABS(([.I68]-[.B68])*100/[.B68])" office:value-type="float" office:value="0.998552821997123">
            <text:p>1</text:p>
          </table:table-cell>
          <table:table-cell table:formula="oooc:=ABS(([.J68]-[.B68])*100/[.B68])" office:value-type="float" office:value="3.18379160636757">
            <text:p>3.18</text:p>
          </table:table-cell>
          <table:table-cell table:formula="oooc:=ABS(([.K68]-[.B68])*100/[.B68])" office:value-type="float" office:value="2.51808972503617">
            <text:p>2.52</text:p>
          </table:table-cell>
          <table:table-cell table:formula="oooc:=ABS(([.L68]-[.B68])*100/[.B68])" office:value-type="float" office:value="8.66859623733719">
            <text:p>8.67</text:p>
          </table:table-cell>
          <table:table-cell table:formula="oooc:=ABS(([.M68]-[.B68])*100/[.B68])" office:value-type="float" office:value="0.144717800289427">
            <text:p>0.14</text:p>
          </table:table-cell>
          <table:table-cell table:formula="oooc:=ABS(([.N68]-[.B68])*100/[.B68])" office:value-type="float" office:value="3.95079594790158">
            <text:p>3.95</text:p>
          </table:table-cell>
          <table:table-cell table:number-columns-repeated="2"/>
          <table:table-cell table:formula="oooc:=ABS([.C68]-[.B68])" office:value-type="float" office:value="15.19">
            <text:p>15.19</text:p>
          </table:table-cell>
          <table:table-cell table:formula="oooc:=ABS([.D68]-[.B68])" office:value-type="float" office:value="7.56">
            <text:p>7.56</text:p>
          </table:table-cell>
          <table:table-cell table:formula="oooc:=ABS([.E68]-[.B68])" office:value-type="float" office:value="9.27">
            <text:p>9.27</text:p>
          </table:table-cell>
          <table:table-cell table:formula="oooc:=ABS([.F68]-[.B68])" office:value-type="float" office:value="4.23999999999999">
            <text:p>4.24</text:p>
          </table:table-cell>
          <table:table-cell table:formula="oooc:=ABS([.G68]-[.B68])" office:value-type="float" office:value="0.539999999999992">
            <text:p>0.54</text:p>
          </table:table-cell>
          <table:table-cell table:formula="oooc:=ABS([.H68]-[.B68])" office:value-type="float" office:value="4.72">
            <text:p>4.72</text:p>
          </table:table-cell>
          <table:table-cell table:formula="oooc:=ABS([.I68]-[.B68])" office:value-type="float" office:value="0.690000000000012">
            <text:p>0.69</text:p>
          </table:table-cell>
          <table:table-cell table:formula="oooc:=ABS([.J68]-[.B68])" office:value-type="float" office:value="2.19999999999999">
            <text:p>2.2</text:p>
          </table:table-cell>
          <table:table-cell table:formula="oooc:=ABS([.K68]-[.B68])" office:value-type="float" office:value="1.73999999999999">
            <text:p>1.74</text:p>
          </table:table-cell>
          <table:table-cell table:formula="oooc:=ABS([.L68]-[.B68])" office:value-type="float" office:value="5.98999999999999">
            <text:p>5.99</text:p>
          </table:table-cell>
          <table:table-cell table:formula="oooc:=ABS([.M68]-[.B68])" office:value-type="float" office:value="0.0999999999999943">
            <text:p>0.1</text:p>
          </table:table-cell>
          <table:table-cell table:formula="oooc:=ABS([.N68]-[.B68])" office:value-type="float" office:value="2.72999999999999">
            <text:p>2.73</text:p>
          </table:table-cell>
          <table:table-cell table:number-columns-repeated="3"/>
        </table:table-row>
        <table:table-row table:style-name="ro1">
          <table:table-cell office:value-type="string">
            <text:p>ACCCCGCAATACATG</text:p>
          </table:table-cell>
          <table:table-cell office:value-type="float" office:value="62.4">
            <text:p>62.4</text:p>
          </table:table-cell>
          <table:table-cell office:value-type="float" office:value="60.65">
            <text:p>60.65</text:p>
          </table:table-cell>
          <table:table-cell office:value-type="float" office:value="62.5">
            <text:p>62.5</text:p>
          </table:table-cell>
          <table:table-cell office:value-type="float" office:value="62.12">
            <text:p>62.12</text:p>
          </table:table-cell>
          <table:table-cell office:value-type="float" office:value="63.25">
            <text:p>63.25</text:p>
          </table:table-cell>
          <table:table-cell office:value-type="float" office:value="64.04">
            <text:p>64.04</text:p>
          </table:table-cell>
          <table:table-cell office:value-type="float" office:value="63.92">
            <text:p>63.92</text:p>
          </table:table-cell>
          <table:table-cell office:value-type="float" office:value="65.14">
            <text:p>65.14</text:p>
          </table:table-cell>
          <table:table-cell office:value-type="float" office:value="63.71">
            <text:p>63.71</text:p>
          </table:table-cell>
          <table:table-cell office:value-type="float" office:value="63.82">
            <text:p>63.82</text:p>
          </table:table-cell>
          <table:table-cell office:value-type="float" office:value="62.86">
            <text:p>62.86</text:p>
          </table:table-cell>
          <table:table-cell office:value-type="float" office:value="64.64">
            <text:p>64.64</text:p>
          </table:table-cell>
          <table:table-cell office:value-type="float" office:value="64.09">
            <text:p>64.09</text:p>
          </table:table-cell>
          <table:table-cell office:value-type="float" office:value="62.4">
            <text:p>62.4</text:p>
          </table:table-cell>
          <table:table-cell/>
          <table:table-cell table:formula="oooc:=ABS(([.C69]-[.B69])*100/[.B69])" office:value-type="float" office:value="2.80448717948718">
            <text:p>2.8</text:p>
          </table:table-cell>
          <table:table-cell table:formula="oooc:=ABS(([.D69]-[.B69])*100/[.B69])" office:value-type="float" office:value="0.160256410256413">
            <text:p>0.16</text:p>
          </table:table-cell>
          <table:table-cell table:formula="oooc:=ABS(([.E69]-[.B69])*100/[.B69])" office:value-type="float" office:value="0.448717948717951">
            <text:p>0.45</text:p>
          </table:table-cell>
          <table:table-cell table:formula="oooc:=ABS(([.F69]-[.B69])*100/[.B69])" office:value-type="float" office:value="1.36217948717949">
            <text:p>1.36</text:p>
          </table:table-cell>
          <table:table-cell table:formula="oooc:=ABS(([.G69]-[.B69])*100/[.B69])" office:value-type="float" office:value="2.62820512820514">
            <text:p>2.63</text:p>
          </table:table-cell>
          <table:table-cell table:formula="oooc:=ABS(([.H69]-[.B69])*100/[.B69])" office:value-type="float" office:value="2.43589743589744">
            <text:p>2.44</text:p>
          </table:table-cell>
          <table:table-cell table:formula="oooc:=ABS(([.I69]-[.B69])*100/[.B69])" office:value-type="float" office:value="4.39102564102564">
            <text:p>4.39</text:p>
          </table:table-cell>
          <table:table-cell table:formula="oooc:=ABS(([.J69]-[.B69])*100/[.B69])" office:value-type="float" office:value="2.09935897435898">
            <text:p>2.1</text:p>
          </table:table-cell>
          <table:table-cell table:formula="oooc:=ABS(([.K69]-[.B69])*100/[.B69])" office:value-type="float" office:value="2.27564102564103">
            <text:p>2.28</text:p>
          </table:table-cell>
          <table:table-cell table:formula="oooc:=ABS(([.L69]-[.B69])*100/[.B69])" office:value-type="float" office:value="0.737179487179489">
            <text:p>0.74</text:p>
          </table:table-cell>
          <table:table-cell table:formula="oooc:=ABS(([.M69]-[.B69])*100/[.B69])" office:value-type="float" office:value="3.58974358974359">
            <text:p>3.59</text:p>
          </table:table-cell>
          <table:table-cell table:formula="oooc:=ABS(([.N69]-[.B69])*100/[.B69])" office:value-type="float" office:value="2.70833333333334">
            <text:p>2.71</text:p>
          </table:table-cell>
          <table:table-cell table:number-columns-repeated="2"/>
          <table:table-cell table:formula="oooc:=ABS([.C69]-[.B69])" office:value-type="float" office:value="1.75">
            <text:p>1.75</text:p>
          </table:table-cell>
          <table:table-cell table:formula="oooc:=ABS([.D69]-[.B69])" office:value-type="float" office:value="0.100000000000001">
            <text:p>0.1</text:p>
          </table:table-cell>
          <table:table-cell table:formula="oooc:=ABS([.E69]-[.B69])" office:value-type="float" office:value="0.280000000000001">
            <text:p>0.28</text:p>
          </table:table-cell>
          <table:table-cell table:formula="oooc:=ABS([.F69]-[.B69])" office:value-type="float" office:value="0.850000000000001">
            <text:p>0.85</text:p>
          </table:table-cell>
          <table:table-cell table:formula="oooc:=ABS([.G69]-[.B69])" office:value-type="float" office:value="1.64000000000001">
            <text:p>1.64</text:p>
          </table:table-cell>
          <table:table-cell table:formula="oooc:=ABS([.H69]-[.B69])" office:value-type="float" office:value="1.52">
            <text:p>1.52</text:p>
          </table:table-cell>
          <table:table-cell table:formula="oooc:=ABS([.I69]-[.B69])" office:value-type="float" office:value="2.74">
            <text:p>2.74</text:p>
          </table:table-cell>
          <table:table-cell table:formula="oooc:=ABS([.J69]-[.B69])" office:value-type="float" office:value="1.31">
            <text:p>1.31</text:p>
          </table:table-cell>
          <table:table-cell table:formula="oooc:=ABS([.K69]-[.B69])" office:value-type="float" office:value="1.42">
            <text:p>1.42</text:p>
          </table:table-cell>
          <table:table-cell table:formula="oooc:=ABS([.L69]-[.B69])" office:value-type="float" office:value="0.460000000000001">
            <text:p>0.46</text:p>
          </table:table-cell>
          <table:table-cell table:formula="oooc:=ABS([.M69]-[.B69])" office:value-type="float" office:value="2.24">
            <text:p>2.24</text:p>
          </table:table-cell>
          <table:table-cell table:formula="oooc:=ABS([.N69]-[.B69])" office:value-type="float" office:value="1.69">
            <text:p>1.69</text:p>
          </table:table-cell>
          <table:table-cell table:number-columns-repeated="3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71.3">
            <text:p>71.3</text:p>
          </table:table-cell>
          <table:table-cell office:value-type="float" office:value="68.34">
            <text:p>68.34</text:p>
          </table:table-cell>
          <table:table-cell office:value-type="float" office:value="70.51">
            <text:p>70.51</text:p>
          </table:table-cell>
          <table:table-cell office:value-type="float" office:value="70.12">
            <text:p>70.12</text:p>
          </table:table-cell>
          <table:table-cell office:value-type="float" office:value="71.25">
            <text:p>71.25</text:p>
          </table:table-cell>
          <table:table-cell office:value-type="float" office:value="71.86">
            <text:p>71.86</text:p>
          </table:table-cell>
          <table:table-cell office:value-type="float" office:value="71.92">
            <text:p>71.92</text:p>
          </table:table-cell>
          <table:table-cell office:value-type="float" office:value="73">
            <text:p>73</text:p>
          </table:table-cell>
          <table:table-cell office:value-type="float" office:value="71.71">
            <text:p>71.71</text:p>
          </table:table-cell>
          <table:table-cell office:value-type="float" office:value="71.68">
            <text:p>71.68</text:p>
          </table:table-cell>
          <table:table-cell office:value-type="float" office:value="70.86">
            <text:p>70.86</text:p>
          </table:table-cell>
          <table:table-cell office:value-type="float" office:value="72.55">
            <text:p>72.55</text:p>
          </table:table-cell>
          <table:table-cell office:value-type="float" office:value="72.09">
            <text:p>72.09</text:p>
          </table:table-cell>
          <table:table-cell office:value-type="float" office:value="71.3">
            <text:p>71.3</text:p>
          </table:table-cell>
          <table:table-cell/>
          <table:table-cell table:formula="oooc:=ABS(([.C70]-[.B70])*100/[.B70])" office:value-type="float" office:value="4.15147265077138">
            <text:p>4.15</text:p>
          </table:table-cell>
          <table:table-cell table:formula="oooc:=ABS(([.D70]-[.B70])*100/[.B70])" office:value-type="float" office:value="1.10799438990181">
            <text:p>1.11</text:p>
          </table:table-cell>
          <table:table-cell table:formula="oooc:=ABS(([.E70]-[.B70])*100/[.B70])" office:value-type="float" office:value="1.65497896213183">
            <text:p>1.65</text:p>
          </table:table-cell>
          <table:table-cell table:formula="oooc:=ABS(([.F70]-[.B70])*100/[.B70])" office:value-type="float" office:value="0.0701262272089722">
            <text:p>0.07</text:p>
          </table:table-cell>
          <table:table-cell table:formula="oooc:=ABS(([.G70]-[.B70])*100/[.B70])" office:value-type="float" office:value="0.785413744740536">
            <text:p>0.79</text:p>
          </table:table-cell>
          <table:table-cell table:formula="oooc:=ABS(([.H70]-[.B70])*100/[.B70])" office:value-type="float" office:value="0.869565217391311">
            <text:p>0.87</text:p>
          </table:table-cell>
          <table:table-cell table:formula="oooc:=ABS(([.I70]-[.B70])*100/[.B70])" office:value-type="float" office:value="2.38429172510519">
            <text:p>2.38</text:p>
          </table:table-cell>
          <table:table-cell table:formula="oooc:=ABS(([.J70]-[.B70])*100/[.B70])" office:value-type="float" office:value="0.5750350631136">
            <text:p>0.58</text:p>
          </table:table-cell>
          <table:table-cell table:formula="oooc:=ABS(([.K70]-[.B70])*100/[.B70])" office:value-type="float" office:value="0.532959326788232">
            <text:p>0.53</text:p>
          </table:table-cell>
          <table:table-cell table:formula="oooc:=ABS(([.L70]-[.B70])*100/[.B70])" office:value-type="float" office:value="0.617110799438987">
            <text:p>0.62</text:p>
          </table:table-cell>
          <table:table-cell table:formula="oooc:=ABS(([.M70]-[.B70])*100/[.B70])" office:value-type="float" office:value="1.7531556802244">
            <text:p>1.75</text:p>
          </table:table-cell>
          <table:table-cell table:formula="oooc:=ABS(([.N70]-[.B70])*100/[.B70])" office:value-type="float" office:value="1.10799438990183">
            <text:p>1.11</text:p>
          </table:table-cell>
          <table:table-cell table:number-columns-repeated="2"/>
          <table:table-cell table:formula="oooc:=ABS([.C70]-[.B70])" office:value-type="float" office:value="2.95999999999999">
            <text:p>2.96</text:p>
          </table:table-cell>
          <table:table-cell table:formula="oooc:=ABS([.D70]-[.B70])" office:value-type="float" office:value="0.789999999999992">
            <text:p>0.79</text:p>
          </table:table-cell>
          <table:table-cell table:formula="oooc:=ABS([.E70]-[.B70])" office:value-type="float" office:value="1.17999999999999">
            <text:p>1.18</text:p>
          </table:table-cell>
          <table:table-cell table:formula="oooc:=ABS([.F70]-[.B70])" office:value-type="float" office:value="0.0499999999999972">
            <text:p>0.05</text:p>
          </table:table-cell>
          <table:table-cell table:formula="oooc:=ABS([.G70]-[.B70])" office:value-type="float" office:value="0.560000000000002">
            <text:p>0.56</text:p>
          </table:table-cell>
          <table:table-cell table:formula="oooc:=ABS([.H70]-[.B70])" office:value-type="float" office:value="0.620000000000005">
            <text:p>0.62</text:p>
          </table:table-cell>
          <table:table-cell table:formula="oooc:=ABS([.I70]-[.B70])" office:value-type="float" office:value="1.7">
            <text:p>1.7</text:p>
          </table:table-cell>
          <table:table-cell table:formula="oooc:=ABS([.J70]-[.B70])" office:value-type="float" office:value="0.409999999999997">
            <text:p>0.41</text:p>
          </table:table-cell>
          <table:table-cell table:formula="oooc:=ABS([.K70]-[.B70])" office:value-type="float" office:value="0.38000000000001">
            <text:p>0.38</text:p>
          </table:table-cell>
          <table:table-cell table:formula="oooc:=ABS([.L70]-[.B70])" office:value-type="float" office:value="0.439999999999998">
            <text:p>0.44</text:p>
          </table:table-cell>
          <table:table-cell table:formula="oooc:=ABS([.M70]-[.B70])" office:value-type="float" office:value="1.25">
            <text:p>1.25</text:p>
          </table:table-cell>
          <table:table-cell table:formula="oooc:=ABS([.N70]-[.B70])" office:value-type="float" office:value="0.790000000000006">
            <text:p>0.79</text:p>
          </table:table-cell>
          <table:table-cell table:number-columns-repeated="3"/>
        </table:table-row>
        <table:table-row table:style-name="ro1">
          <table:table-cell office:value-type="string">
            <text:p>CTCGCGGTCGAAGCG</text:p>
          </table:table-cell>
          <table:table-cell office:value-type="float" office:value="67.1">
            <text:p>67.1</text:p>
          </table:table-cell>
          <table:table-cell office:value-type="float" office:value="56.41">
            <text:p>56.41</text:p>
          </table:table-cell>
          <table:table-cell office:value-type="float" office:value="65.25">
            <text:p>65.25</text:p>
          </table:table-cell>
          <table:table-cell office:value-type="float" office:value="63.69">
            <text:p>63.69</text:p>
          </table:table-cell>
          <table:table-cell office:value-type="float" office:value="67.85">
            <text:p>67.85</text:p>
          </table:table-cell>
          <table:table-cell office:value-type="float" office:value="66.68">
            <text:p>66.68</text:p>
          </table:table-cell>
          <table:table-cell office:value-type="float" office:value="70.54">
            <text:p>70.54</text:p>
          </table:table-cell>
          <table:table-cell office:value-type="float" office:value="68.66">
            <text:p>68.66</text:p>
          </table:table-cell>
          <table:table-cell office:value-type="float" office:value="64.43">
            <text:p>64.43</text:p>
          </table:table-cell>
          <table:table-cell office:value-type="float" office:value="65.4">
            <text:p>65.4</text:p>
          </table:table-cell>
          <table:table-cell office:value-type="float" office:value="61.73">
            <text:p>61.73</text:p>
          </table:table-cell>
          <table:table-cell office:value-type="float" office:value="66.95">
            <text:p>66.95</text:p>
          </table:table-cell>
          <table:table-cell office:value-type="float" office:value="64.53">
            <text:p>64.53</text:p>
          </table:table-cell>
          <table:table-cell office:value-type="float" office:value="67.1">
            <text:p>67.1</text:p>
          </table:table-cell>
          <table:table-cell/>
          <table:table-cell table:formula="oooc:=ABS(([.C71]-[.B71])*100/[.B71])" office:value-type="float" office:value="15.9314456035767">
            <text:p>15.93</text:p>
          </table:table-cell>
          <table:table-cell table:formula="oooc:=ABS(([.D71]-[.B71])*100/[.B71])" office:value-type="float" office:value="2.75707898658717">
            <text:p>2.76</text:p>
          </table:table-cell>
          <table:table-cell table:formula="oooc:=ABS(([.E71]-[.B71])*100/[.B71])" office:value-type="float" office:value="5.08196721311475">
            <text:p>5.08</text:p>
          </table:table-cell>
          <table:table-cell table:formula="oooc:=ABS(([.F71]-[.B71])*100/[.B71])" office:value-type="float" office:value="1.1177347242921">
            <text:p>1.12</text:p>
          </table:table-cell>
          <table:table-cell table:formula="oooc:=ABS(([.G71]-[.B71])*100/[.B71])" office:value-type="float" office:value="0.625931445603558">
            <text:p>0.63</text:p>
          </table:table-cell>
          <table:table-cell table:formula="oooc:=ABS(([.H71]-[.B71])*100/[.B71])" office:value-type="float" office:value="5.12667660208646">
            <text:p>5.13</text:p>
          </table:table-cell>
          <table:table-cell table:formula="oooc:=ABS(([.I71]-[.B71])*100/[.B71])" office:value-type="float" office:value="2.32488822652757">
            <text:p>2.32</text:p>
          </table:table-cell>
          <table:table-cell table:formula="oooc:=ABS(([.J71]-[.B71])*100/[.B71])" office:value-type="float" office:value="3.97913561847986">
            <text:p>3.98</text:p>
          </table:table-cell>
          <table:table-cell table:formula="oooc:=ABS(([.K71]-[.B71])*100/[.B71])" office:value-type="float" office:value="2.53353204172875">
            <text:p>2.53</text:p>
          </table:table-cell>
          <table:table-cell table:formula="oooc:=ABS(([.L71]-[.B71])*100/[.B71])" office:value-type="float" office:value="8.00298062593144">
            <text:p>8</text:p>
          </table:table-cell>
          <table:table-cell table:formula="oooc:=ABS(([.M71]-[.B71])*100/[.B71])" office:value-type="float" office:value="0.223546944858408">
            <text:p>0.22</text:p>
          </table:table-cell>
          <table:table-cell table:formula="oooc:=ABS(([.N71]-[.B71])*100/[.B71])" office:value-type="float" office:value="3.83010432190759">
            <text:p>3.83</text:p>
          </table:table-cell>
          <table:table-cell table:number-columns-repeated="2"/>
          <table:table-cell table:formula="oooc:=ABS([.C71]-[.B71])" office:value-type="float" office:value="10.69">
            <text:p>10.69</text:p>
          </table:table-cell>
          <table:table-cell table:formula="oooc:=ABS([.D71]-[.B71])" office:value-type="float" office:value="1.84999999999999">
            <text:p>1.85</text:p>
          </table:table-cell>
          <table:table-cell table:formula="oooc:=ABS([.E71]-[.B71])" office:value-type="float" office:value="3.41">
            <text:p>3.41</text:p>
          </table:table-cell>
          <table:table-cell table:formula="oooc:=ABS([.F71]-[.B71])" office:value-type="float" office:value="0.75">
            <text:p>0.75</text:p>
          </table:table-cell>
          <table:table-cell table:formula="oooc:=ABS([.G71]-[.B71])" office:value-type="float" office:value="0.419999999999987">
            <text:p>0.42</text:p>
          </table:table-cell>
          <table:table-cell table:formula="oooc:=ABS([.H71]-[.B71])" office:value-type="float" office:value="3.44000000000001">
            <text:p>3.44</text:p>
          </table:table-cell>
          <table:table-cell table:formula="oooc:=ABS([.I71]-[.B71])" office:value-type="float" office:value="1.56">
            <text:p>1.56</text:p>
          </table:table-cell>
          <table:table-cell table:formula="oooc:=ABS([.J71]-[.B71])" office:value-type="float" office:value="2.66999999999999">
            <text:p>2.67</text:p>
          </table:table-cell>
          <table:table-cell table:formula="oooc:=ABS([.K71]-[.B71])" office:value-type="float" office:value="1.69999999999999">
            <text:p>1.7</text:p>
          </table:table-cell>
          <table:table-cell table:formula="oooc:=ABS([.L71]-[.B71])" office:value-type="float" office:value="5.37">
            <text:p>5.37</text:p>
          </table:table-cell>
          <table:table-cell table:formula="oooc:=ABS([.M71]-[.B71])" office:value-type="float" office:value="0.149999999999991">
            <text:p>0.15</text:p>
          </table:table-cell>
          <table:table-cell table:formula="oooc:=ABS([.N71]-[.B71])" office:value-type="float" office:value="2.56999999999999">
            <text:p>2.57</text:p>
          </table:table-cell>
          <table:table-cell table:number-columns-repeated="3"/>
        </table:table-row>
        <table:table-row table:style-name="ro1">
          <table:table-cell office:value-type="string">
            <text:p>ATAACTTTACGTGTGTGACCTATTA</text:p>
          </table:table-cell>
          <table:table-cell office:value-type="float" office:value="64.7">
            <text:p>64.7</text:p>
          </table:table-cell>
          <table:table-cell office:value-type="float" office:value="53.75">
            <text:p>53.75</text:p>
          </table:table-cell>
          <table:table-cell office:value-type="float" office:value="60.27">
            <text:p>60.27</text:p>
          </table:table-cell>
          <table:table-cell office:value-type="float" office:value="59.06">
            <text:p>59.06</text:p>
          </table:table-cell>
          <table:table-cell office:value-type="float" office:value="62.64">
            <text:p>62.64</text:p>
          </table:table-cell>
          <table:table-cell office:value-type="float" office:value="63.6">
            <text:p>63.6</text:p>
          </table:table-cell>
          <table:table-cell office:value-type="float" office:value="63.21">
            <text:p>63.21</text:p>
          </table:table-cell>
          <table:table-cell office:value-type="float" office:value="65.23">
            <text:p>65.23</text:p>
          </table:table-cell>
          <table:table-cell office:value-type="float" office:value="64.09">
            <text:p>64.09</text:p>
          </table:table-cell>
          <table:table-cell office:value-type="float" office:value="64">
            <text:p>64</text:p>
          </table:table-cell>
          <table:table-cell office:value-type="float" office:value="61.4">
            <text:p>61.4</text:p>
          </table:table-cell>
          <table:table-cell office:value-type="float" office:value="65.8">
            <text:p>65.8</text:p>
          </table:table-cell>
          <table:table-cell office:value-type="float" office:value="64.19">
            <text:p>64.19</text:p>
          </table:table-cell>
          <table:table-cell office:value-type="float" office:value="64.7">
            <text:p>64.7</text:p>
          </table:table-cell>
          <table:table-cell/>
          <table:table-cell table:formula="oooc:=ABS(([.C72]-[.B72])*100/[.B72])" office:value-type="float" office:value="16.9242658423493">
            <text:p>16.92</text:p>
          </table:table-cell>
          <table:table-cell table:formula="oooc:=ABS(([.D72]-[.B72])*100/[.B72])" office:value-type="float" office:value="6.84698608964451">
            <text:p>6.85</text:p>
          </table:table-cell>
          <table:table-cell table:formula="oooc:=ABS(([.E72]-[.B72])*100/[.B72])" office:value-type="float" office:value="8.71715610510046">
            <text:p>8.72</text:p>
          </table:table-cell>
          <table:table-cell table:formula="oooc:=ABS(([.F72]-[.B72])*100/[.B72])" office:value-type="float" office:value="3.18392581143741">
            <text:p>3.18</text:p>
          </table:table-cell>
          <table:table-cell table:formula="oooc:=ABS(([.G72]-[.B72])*100/[.B72])" office:value-type="float" office:value="1.70015455950541">
            <text:p>1.7</text:p>
          </table:table-cell>
          <table:table-cell table:formula="oooc:=ABS(([.H72]-[.B72])*100/[.B72])" office:value-type="float" office:value="2.30293663060278">
            <text:p>2.3</text:p>
          </table:table-cell>
          <table:table-cell table:formula="oooc:=ABS(([.I72]-[.B72])*100/[.B72])" office:value-type="float" office:value="0.81916537867079">
            <text:p>0.82</text:p>
          </table:table-cell>
          <table:table-cell table:formula="oooc:=ABS(([.J72]-[.B72])*100/[.B72])" office:value-type="float" office:value="0.942812982998453">
            <text:p>0.94</text:p>
          </table:table-cell>
          <table:table-cell table:formula="oooc:=ABS(([.K72]-[.B72])*100/[.B72])" office:value-type="float" office:value="1.08191653786708">
            <text:p>1.08</text:p>
          </table:table-cell>
          <table:table-cell table:formula="oooc:=ABS(([.L72]-[.B72])*100/[.B72])" office:value-type="float" office:value="5.10046367851624">
            <text:p>5.1</text:p>
          </table:table-cell>
          <table:table-cell table:formula="oooc:=ABS(([.M72]-[.B72])*100/[.B72])" office:value-type="float" office:value="1.7001545595054">
            <text:p>1.7</text:p>
          </table:table-cell>
          <table:table-cell table:formula="oooc:=ABS(([.N72]-[.B72])*100/[.B72])" office:value-type="float" office:value="0.788253477588879">
            <text:p>0.79</text:p>
          </table:table-cell>
          <table:table-cell table:number-columns-repeated="2"/>
          <table:table-cell table:formula="oooc:=ABS([.C72]-[.B72])" office:value-type="float" office:value="10.95">
            <text:p>10.95</text:p>
          </table:table-cell>
          <table:table-cell table:formula="oooc:=ABS([.D72]-[.B72])" office:value-type="float" office:value="4.43">
            <text:p>4.43</text:p>
          </table:table-cell>
          <table:table-cell table:formula="oooc:=ABS([.E72]-[.B72])" office:value-type="float" office:value="5.64">
            <text:p>5.64</text:p>
          </table:table-cell>
          <table:table-cell table:formula="oooc:=ABS([.F72]-[.B72])" office:value-type="float" office:value="2.06">
            <text:p>2.06</text:p>
          </table:table-cell>
          <table:table-cell table:formula="oooc:=ABS([.G72]-[.B72])" office:value-type="float" office:value="1.1">
            <text:p>1.1</text:p>
          </table:table-cell>
          <table:table-cell table:formula="oooc:=ABS([.H72]-[.B72])" office:value-type="float" office:value="1.49">
            <text:p>1.49</text:p>
          </table:table-cell>
          <table:table-cell table:formula="oooc:=ABS([.I72]-[.B72])" office:value-type="float" office:value="0.530000000000001">
            <text:p>0.53</text:p>
          </table:table-cell>
          <table:table-cell table:formula="oooc:=ABS([.J72]-[.B72])" office:value-type="float" office:value="0.609999999999999">
            <text:p>0.61</text:p>
          </table:table-cell>
          <table:table-cell table:formula="oooc:=ABS([.K72]-[.B72])" office:value-type="float" office:value="0.700000000000003">
            <text:p>0.7</text:p>
          </table:table-cell>
          <table:table-cell table:formula="oooc:=ABS([.L72]-[.B72])" office:value-type="float" office:value="3.3">
            <text:p>3.3</text:p>
          </table:table-cell>
          <table:table-cell table:formula="oooc:=ABS([.M72]-[.B72])" office:value-type="float" office:value="1.09999999999999">
            <text:p>1.1</text:p>
          </table:table-cell>
          <table:table-cell table:formula="oooc:=ABS([.N72]-[.B72])" office:value-type="float" office:value="0.510000000000005">
            <text:p>0.51</text:p>
          </table:table-cell>
          <table:table-cell table:number-columns-repeated="3"/>
        </table:table-row>
        <table:table-row table:style-name="ro1">
          <table:table-cell office:value-type="string">
            <text:p>CGCCTCATGCTCATC</text:p>
          </table:table-cell>
          <table:table-cell office:value-type="float" office:value="60.1">
            <text:p>60.1</text:p>
          </table:table-cell>
          <table:table-cell office:value-type="float" office:value="49.59">
            <text:p>49.59</text:p>
          </table:table-cell>
          <table:table-cell office:value-type="float" office:value="54.21">
            <text:p>54.21</text:p>
          </table:table-cell>
          <table:table-cell office:value-type="float" office:value="53">
            <text:p>53</text:p>
          </table:table-cell>
          <table:table-cell office:value-type="float" office:value="56.57">
            <text:p>56.57</text:p>
          </table:table-cell>
          <table:table-cell office:value-type="float" office:value="59.63">
            <text:p>59.63</text:p>
          </table:table-cell>
          <table:table-cell office:value-type="float" office:value="57.14">
            <text:p>57.14</text:p>
          </table:table-cell>
          <table:table-cell office:value-type="float" office:value="61.43">
            <text:p>61.43</text:p>
          </table:table-cell>
          <table:table-cell office:value-type="float" office:value="58.03">
            <text:p>58.03</text:p>
          </table:table-cell>
          <table:table-cell office:value-type="float" office:value="58.8">
            <text:p>58.8</text:p>
          </table:table-cell>
          <table:table-cell office:value-type="float" office:value="55.33">
            <text:p>55.33</text:p>
          </table:table-cell>
          <table:table-cell office:value-type="float" office:value="60.39">
            <text:p>60.39</text:p>
          </table:table-cell>
          <table:table-cell office:value-type="float" office:value="58.13">
            <text:p>58.13</text:p>
          </table:table-cell>
          <table:table-cell office:value-type="float" office:value="60.1">
            <text:p>60.1</text:p>
          </table:table-cell>
          <table:table-cell/>
          <table:table-cell table:formula="oooc:=ABS(([.C73]-[.B73])*100/[.B73])" office:value-type="float" office:value="17.4875207986689">
            <text:p>17.49</text:p>
          </table:table-cell>
          <table:table-cell table:formula="oooc:=ABS(([.D73]-[.B73])*100/[.B73])" office:value-type="float" office:value="9.80033277870216">
            <text:p>9.8</text:p>
          </table:table-cell>
          <table:table-cell table:formula="oooc:=ABS(([.E73]-[.B73])*100/[.B73])" office:value-type="float" office:value="11.8136439267887">
            <text:p>11.81</text:p>
          </table:table-cell>
          <table:table-cell table:formula="oooc:=ABS(([.F73]-[.B73])*100/[.B73])" office:value-type="float" office:value="5.87354409317804">
            <text:p>5.87</text:p>
          </table:table-cell>
          <table:table-cell table:formula="oooc:=ABS(([.G73]-[.B73])*100/[.B73])" office:value-type="float" office:value="0.782029950083193">
            <text:p>0.78</text:p>
          </table:table-cell>
          <table:table-cell table:formula="oooc:=ABS(([.H73]-[.B73])*100/[.B73])" office:value-type="float" office:value="4.92512479201331">
            <text:p>4.93</text:p>
          </table:table-cell>
          <table:table-cell table:formula="oooc:=ABS(([.I73]-[.B73])*100/[.B73])" office:value-type="float" office:value="2.21297836938436">
            <text:p>2.21</text:p>
          </table:table-cell>
          <table:table-cell table:formula="oooc:=ABS(([.J73]-[.B73])*100/[.B73])" office:value-type="float" office:value="3.44425956738769">
            <text:p>3.44</text:p>
          </table:table-cell>
          <table:table-cell table:formula="oooc:=ABS(([.K73]-[.B73])*100/[.B73])" office:value-type="float" office:value="2.16306156405991">
            <text:p>2.16</text:p>
          </table:table-cell>
          <table:table-cell table:formula="oooc:=ABS(([.L73]-[.B73])*100/[.B73])" office:value-type="float" office:value="7.93677204658902">
            <text:p>7.94</text:p>
          </table:table-cell>
          <table:table-cell table:formula="oooc:=ABS(([.M73]-[.B73])*100/[.B73])" office:value-type="float" office:value="0.482529118136438">
            <text:p>0.48</text:p>
          </table:table-cell>
          <table:table-cell table:formula="oooc:=ABS(([.N73]-[.B73])*100/[.B73])" office:value-type="float" office:value="3.27787021630615">
            <text:p>3.28</text:p>
          </table:table-cell>
          <table:table-cell table:number-columns-repeated="2"/>
          <table:table-cell table:formula="oooc:=ABS([.C73]-[.B73])" office:value-type="float" office:value="10.51">
            <text:p>10.51</text:p>
          </table:table-cell>
          <table:table-cell table:formula="oooc:=ABS([.D73]-[.B73])" office:value-type="float" office:value="5.89">
            <text:p>5.89</text:p>
          </table:table-cell>
          <table:table-cell table:formula="oooc:=ABS([.E73]-[.B73])" office:value-type="float" office:value="7.1">
            <text:p>7.1</text:p>
          </table:table-cell>
          <table:table-cell table:formula="oooc:=ABS([.F73]-[.B73])" office:value-type="float" office:value="3.53">
            <text:p>3.53</text:p>
          </table:table-cell>
          <table:table-cell table:formula="oooc:=ABS([.G73]-[.B73])" office:value-type="float" office:value="0.469999999999999">
            <text:p>0.47</text:p>
          </table:table-cell>
          <table:table-cell table:formula="oooc:=ABS([.H73]-[.B73])" office:value-type="float" office:value="2.96">
            <text:p>2.96</text:p>
          </table:table-cell>
          <table:table-cell table:formula="oooc:=ABS([.I73]-[.B73])" office:value-type="float" office:value="1.33">
            <text:p>1.33</text:p>
          </table:table-cell>
          <table:table-cell table:formula="oooc:=ABS([.J73]-[.B73])" office:value-type="float" office:value="2.07">
            <text:p>2.07</text:p>
          </table:table-cell>
          <table:table-cell table:formula="oooc:=ABS([.K73]-[.B73])" office:value-type="float" office:value="1.3">
            <text:p>1.3</text:p>
          </table:table-cell>
          <table:table-cell table:formula="oooc:=ABS([.L73]-[.B73])" office:value-type="float" office:value="4.77">
            <text:p>4.77</text:p>
          </table:table-cell>
          <table:table-cell table:formula="oooc:=ABS([.M73]-[.B73])" office:value-type="float" office:value="0.289999999999999">
            <text:p>0.29</text:p>
          </table:table-cell>
          <table:table-cell table:formula="oooc:=ABS([.N73]-[.B73])" office:value-type="float" office:value="1.97">
            <text:p>1.97</text:p>
          </table:table-cell>
          <table:table-cell table:number-columns-repeated="3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7.4">
            <text:p>67.4</text:p>
          </table:table-cell>
          <table:table-cell office:value-type="float" office:value="56.25">
            <text:p>56.25</text:p>
          </table:table-cell>
          <table:table-cell office:value-type="float" office:value="65.4">
            <text:p>65.4</text:p>
          </table:table-cell>
          <table:table-cell office:value-type="float" office:value="63.84">
            <text:p>63.84</text:p>
          </table:table-cell>
          <table:table-cell office:value-type="float" office:value="68">
            <text:p>68</text:p>
          </table:table-cell>
          <table:table-cell office:value-type="float" office:value="66.83">
            <text:p>66.83</text:p>
          </table:table-cell>
          <table:table-cell office:value-type="float" office:value="70.7">
            <text:p>70.7</text:p>
          </table:table-cell>
          <table:table-cell office:value-type="float" office:value="68.81">
            <text:p>68.81</text:p>
          </table:table-cell>
          <table:table-cell office:value-type="float" office:value="64.58">
            <text:p>64.58</text:p>
          </table:table-cell>
          <table:table-cell office:value-type="float" office:value="65.41">
            <text:p>65.41</text:p>
          </table:table-cell>
          <table:table-cell office:value-type="float" office:value="61.89">
            <text:p>61.89</text:p>
          </table:table-cell>
          <table:table-cell office:value-type="float" office:value="66.99">
            <text:p>66.99</text:p>
          </table:table-cell>
          <table:table-cell office:value-type="float" office:value="64.69">
            <text:p>64.69</text:p>
          </table:table-cell>
          <table:table-cell office:value-type="float" office:value="67.4">
            <text:p>67.4</text:p>
          </table:table-cell>
          <table:table-cell/>
          <table:table-cell table:formula="oooc:=ABS(([.C74]-[.B74])*100/[.B74])" office:value-type="float" office:value="16.5430267062315">
            <text:p>16.54</text:p>
          </table:table-cell>
          <table:table-cell table:formula="oooc:=ABS(([.D74]-[.B74])*100/[.B74])" office:value-type="float" office:value="2.9673590504451">
            <text:p>2.97</text:p>
          </table:table-cell>
          <table:table-cell table:formula="oooc:=ABS(([.E74]-[.B74])*100/[.B74])" office:value-type="float" office:value="5.28189910979229">
            <text:p>5.28</text:p>
          </table:table-cell>
          <table:table-cell table:formula="oooc:=ABS(([.F74]-[.B74])*100/[.B74])" office:value-type="float" office:value="0.890207715133523">
            <text:p>0.89</text:p>
          </table:table-cell>
          <table:table-cell table:formula="oooc:=ABS(([.G74]-[.B74])*100/[.B74])" office:value-type="float" office:value="0.845697329376865">
            <text:p>0.85</text:p>
          </table:table-cell>
          <table:table-cell table:formula="oooc:=ABS(([.H74]-[.B74])*100/[.B74])" office:value-type="float" office:value="4.89614243323442">
            <text:p>4.9</text:p>
          </table:table-cell>
          <table:table-cell table:formula="oooc:=ABS(([.I74]-[.B74])*100/[.B74])" office:value-type="float" office:value="2.09198813056379">
            <text:p>2.09</text:p>
          </table:table-cell>
          <table:table-cell table:formula="oooc:=ABS(([.J74]-[.B74])*100/[.B74])" office:value-type="float" office:value="4.18397626112761">
            <text:p>4.18</text:p>
          </table:table-cell>
          <table:table-cell table:formula="oooc:=ABS(([.K74]-[.B74])*100/[.B74])" office:value-type="float" office:value="2.95252225519289">
            <text:p>2.95</text:p>
          </table:table-cell>
          <table:table-cell table:formula="oooc:=ABS(([.L74]-[.B74])*100/[.B74])" office:value-type="float" office:value="8.17507418397627">
            <text:p>8.18</text:p>
          </table:table-cell>
          <table:table-cell table:formula="oooc:=ABS(([.M74]-[.B74])*100/[.B74])" office:value-type="float" office:value="0.608308605341262">
            <text:p>0.61</text:p>
          </table:table-cell>
          <table:table-cell table:formula="oooc:=ABS(([.N74]-[.B74])*100/[.B74])" office:value-type="float" office:value="4.02077151335313">
            <text:p>4.02</text:p>
          </table:table-cell>
          <table:table-cell table:number-columns-repeated="2"/>
          <table:table-cell table:formula="oooc:=ABS([.C74]-[.B74])" office:value-type="float" office:value="11.15">
            <text:p>11.15</text:p>
          </table:table-cell>
          <table:table-cell table:formula="oooc:=ABS([.D74]-[.B74])" office:value-type="float" office:value="2">
            <text:p>2</text:p>
          </table:table-cell>
          <table:table-cell table:formula="oooc:=ABS([.E74]-[.B74])" office:value-type="float" office:value="3.56">
            <text:p>3.56</text:p>
          </table:table-cell>
          <table:table-cell table:formula="oooc:=ABS([.F74]-[.B74])" office:value-type="float" office:value="0.599999999999994">
            <text:p>0.6</text:p>
          </table:table-cell>
          <table:table-cell table:formula="oooc:=ABS([.G74]-[.B74])" office:value-type="float" office:value="0.570000000000007">
            <text:p>0.57</text:p>
          </table:table-cell>
          <table:table-cell table:formula="oooc:=ABS([.H74]-[.B74])" office:value-type="float" office:value="3.3">
            <text:p>3.3</text:p>
          </table:table-cell>
          <table:table-cell table:formula="oooc:=ABS([.I74]-[.B74])" office:value-type="float" office:value="1.41">
            <text:p>1.41</text:p>
          </table:table-cell>
          <table:table-cell table:formula="oooc:=ABS([.J74]-[.B74])" office:value-type="float" office:value="2.82000000000001">
            <text:p>2.82</text:p>
          </table:table-cell>
          <table:table-cell table:formula="oooc:=ABS([.K74]-[.B74])" office:value-type="float" office:value="1.99000000000001">
            <text:p>1.99</text:p>
          </table:table-cell>
          <table:table-cell table:formula="oooc:=ABS([.L74]-[.B74])" office:value-type="float" office:value="5.51000000000001">
            <text:p>5.51</text:p>
          </table:table-cell>
          <table:table-cell table:formula="oooc:=ABS([.M74]-[.B74])" office:value-type="float" office:value="0.410000000000011">
            <text:p>0.41</text:p>
          </table:table-cell>
          <table:table-cell table:formula="oooc:=ABS([.N74]-[.B74])" office:value-type="float" office:value="2.71000000000001">
            <text:p>2.71</text:p>
          </table:table-cell>
          <table:table-cell table:number-columns-repeated="3"/>
        </table:table-row>
        <table:table-row table:style-name="ro1">
          <table:table-cell office:value-type="string">
            <text:p>CGAGCTTATCCCTATCCCTC</text:p>
          </table:table-cell>
          <table:table-cell office:value-type="float" office:value="60.2">
            <text:p>60.2</text:p>
          </table:table-cell>
          <table:table-cell office:value-type="float" office:value="47.62">
            <text:p>47.62</text:p>
          </table:table-cell>
          <table:table-cell office:value-type="float" office:value="55.59">
            <text:p>55.59</text:p>
          </table:table-cell>
          <table:table-cell office:value-type="float" office:value="53.89">
            <text:p>53.89</text:p>
          </table:table-cell>
          <table:table-cell office:value-type="float" office:value="58.91">
            <text:p>58.91</text:p>
          </table:table-cell>
          <table:table-cell office:value-type="float" office:value="62.48">
            <text:p>62.48</text:p>
          </table:table-cell>
          <table:table-cell office:value-type="float" office:value="58.43">
            <text:p>58.43</text:p>
          </table:table-cell>
          <table:table-cell office:value-type="float" office:value="63.61">
            <text:p>63.61</text:p>
          </table:table-cell>
          <table:table-cell office:value-type="float" office:value="60.96">
            <text:p>60.96</text:p>
          </table:table-cell>
          <table:table-cell office:value-type="float" office:value="61.24">
            <text:p>61.24</text:p>
          </table:table-cell>
          <table:table-cell office:value-type="float" office:value="57.17">
            <text:p>57.17</text:p>
          </table:table-cell>
          <table:table-cell office:value-type="float" office:value="62.9">
            <text:p>62.9</text:p>
          </table:table-cell>
          <table:table-cell office:value-type="float" office:value="60.42">
            <text:p>60.42</text:p>
          </table:table-cell>
          <table:table-cell office:value-type="float" office:value="60.2">
            <text:p>60.2</text:p>
          </table:table-cell>
          <table:table-cell/>
          <table:table-cell table:formula="oooc:=ABS(([.C75]-[.B75])*100/[.B75])" office:value-type="float" office:value="20.8970099667774">
            <text:p>20.9</text:p>
          </table:table-cell>
          <table:table-cell table:formula="oooc:=ABS(([.D75]-[.B75])*100/[.B75])" office:value-type="float" office:value="7.6578073089701">
            <text:p>7.66</text:p>
          </table:table-cell>
          <table:table-cell table:formula="oooc:=ABS(([.E75]-[.B75])*100/[.B75])" office:value-type="float" office:value="10.4817275747508">
            <text:p>10.48</text:p>
          </table:table-cell>
          <table:table-cell table:formula="oooc:=ABS(([.F75]-[.B75])*100/[.B75])" office:value-type="float" office:value="2.14285714285715">
            <text:p>2.14</text:p>
          </table:table-cell>
          <table:table-cell table:formula="oooc:=ABS(([.G75]-[.B75])*100/[.B75])" office:value-type="float" office:value="3.78737541528238">
            <text:p>3.79</text:p>
          </table:table-cell>
          <table:table-cell table:formula="oooc:=ABS(([.H75]-[.B75])*100/[.B75])" office:value-type="float" office:value="2.94019933554818">
            <text:p>2.94</text:p>
          </table:table-cell>
          <table:table-cell table:formula="oooc:=ABS(([.I75]-[.B75])*100/[.B75])" office:value-type="float" office:value="5.66445182724252">
            <text:p>5.66</text:p>
          </table:table-cell>
          <table:table-cell table:formula="oooc:=ABS(([.J75]-[.B75])*100/[.B75])" office:value-type="float" office:value="1.26245847176079">
            <text:p>1.26</text:p>
          </table:table-cell>
          <table:table-cell table:formula="oooc:=ABS(([.K75]-[.B75])*100/[.B75])" office:value-type="float" office:value="1.72757475083056">
            <text:p>1.73</text:p>
          </table:table-cell>
          <table:table-cell table:formula="oooc:=ABS(([.L75]-[.B75])*100/[.B75])" office:value-type="float" office:value="5.03322259136213">
            <text:p>5.03</text:p>
          </table:table-cell>
          <table:table-cell table:formula="oooc:=ABS(([.M75]-[.B75])*100/[.B75])" office:value-type="float" office:value="4.48504983388704">
            <text:p>4.49</text:p>
          </table:table-cell>
          <table:table-cell table:formula="oooc:=ABS(([.N75]-[.B75])*100/[.B75])" office:value-type="float" office:value="0.365448504983387">
            <text:p>0.37</text:p>
          </table:table-cell>
          <table:table-cell table:number-columns-repeated="2"/>
          <table:table-cell table:formula="oooc:=ABS([.C75]-[.B75])" office:value-type="float" office:value="12.58">
            <text:p>12.58</text:p>
          </table:table-cell>
          <table:table-cell table:formula="oooc:=ABS([.D75]-[.B75])" office:value-type="float" office:value="4.61">
            <text:p>4.61</text:p>
          </table:table-cell>
          <table:table-cell table:formula="oooc:=ABS([.E75]-[.B75])" office:value-type="float" office:value="6.31">
            <text:p>6.31</text:p>
          </table:table-cell>
          <table:table-cell table:formula="oooc:=ABS([.F75]-[.B75])" office:value-type="float" office:value="1.29000000000001">
            <text:p>1.29</text:p>
          </table:table-cell>
          <table:table-cell table:formula="oooc:=ABS([.G75]-[.B75])" office:value-type="float" office:value="2.27999999999999">
            <text:p>2.28</text:p>
          </table:table-cell>
          <table:table-cell table:formula="oooc:=ABS([.H75]-[.B75])" office:value-type="float" office:value="1.77">
            <text:p>1.77</text:p>
          </table:table-cell>
          <table:table-cell table:formula="oooc:=ABS([.I75]-[.B75])" office:value-type="float" office:value="3.41">
            <text:p>3.41</text:p>
          </table:table-cell>
          <table:table-cell table:formula="oooc:=ABS([.J75]-[.B75])" office:value-type="float" office:value="0.759999999999998">
            <text:p>0.76</text:p>
          </table:table-cell>
          <table:table-cell table:formula="oooc:=ABS([.K75]-[.B75])" office:value-type="float" office:value="1.04">
            <text:p>1.04</text:p>
          </table:table-cell>
          <table:table-cell table:formula="oooc:=ABS([.L75]-[.B75])" office:value-type="float" office:value="3.03">
            <text:p>3.03</text:p>
          </table:table-cell>
          <table:table-cell table:formula="oooc:=ABS([.M75]-[.B75])" office:value-type="float" office:value="2.7">
            <text:p>2.7</text:p>
          </table:table-cell>
          <table:table-cell table:formula="oooc:=ABS([.N75]-[.B75])" office:value-type="float" office:value="0.219999999999999">
            <text:p>0.22</text:p>
          </table:table-cell>
          <table:table-cell table:number-columns-repeated="3"/>
        </table:table-row>
        <table:table-row table:style-name="ro1">
          <table:table-cell office:value-type="string">
            <text:p>GATGCGCTCG</text:p>
          </table:table-cell>
          <table:table-cell office:value-type="float" office:value="50.1">
            <text:p>50.1</text:p>
          </table:table-cell>
          <table:table-cell office:value-type="float" office:value="39.09">
            <text:p>39.09</text:p>
          </table:table-cell>
          <table:table-cell office:value-type="float" office:value="46.32">
            <text:p>46.32</text:p>
          </table:table-cell>
          <table:table-cell office:value-type="float" office:value="44.76">
            <text:p>44.76</text:p>
          </table:table-cell>
          <table:table-cell office:value-type="float" office:value="48.92">
            <text:p>48.92</text:p>
          </table:table-cell>
          <table:table-cell office:value-type="float" office:value="48.18">
            <text:p>48.18</text:p>
          </table:table-cell>
          <table:table-cell office:value-type="float" office:value="51.62">
            <text:p>51.62</text:p>
          </table:table-cell>
          <table:table-cell office:value-type="float" office:value="49.93">
            <text:p>49.93</text:p>
          </table:table-cell>
          <table:table-cell office:value-type="float" office:value="45.5">
            <text:p>45.5</text:p>
          </table:table-cell>
          <table:table-cell office:value-type="float" office:value="47.2">
            <text:p>47.2</text:p>
          </table:table-cell>
          <table:table-cell office:value-type="float" office:value="42.81">
            <text:p>42.81</text:p>
          </table:table-cell>
          <table:table-cell office:value-type="float" office:value="48.56">
            <text:p>48.56</text:p>
          </table:table-cell>
          <table:table-cell office:value-type="float" office:value="45.61">
            <text:p>45.61</text:p>
          </table:table-cell>
          <table:table-cell office:value-type="float" office:value="50.1">
            <text:p>50.1</text:p>
          </table:table-cell>
          <table:table-cell/>
          <table:table-cell table:formula="oooc:=ABS(([.C76]-[.B76])*100/[.B76])" office:value-type="float" office:value="21.9760479041916">
            <text:p>21.98</text:p>
          </table:table-cell>
          <table:table-cell table:formula="oooc:=ABS(([.D76]-[.B76])*100/[.B76])" office:value-type="float" office:value="7.54491017964072">
            <text:p>7.54</text:p>
          </table:table-cell>
          <table:table-cell table:formula="oooc:=ABS(([.E76]-[.B76])*100/[.B76])" office:value-type="float" office:value="10.6586826347305">
            <text:p>10.66</text:p>
          </table:table-cell>
          <table:table-cell table:formula="oooc:=ABS(([.F76]-[.B76])*100/[.B76])" office:value-type="float" office:value="2.35528942115768">
            <text:p>2.36</text:p>
          </table:table-cell>
          <table:table-cell table:formula="oooc:=ABS(([.G76]-[.B76])*100/[.B76])" office:value-type="float" office:value="3.83233532934132">
            <text:p>3.83</text:p>
          </table:table-cell>
          <table:table-cell table:formula="oooc:=ABS(([.H76]-[.B76])*100/[.B76])" office:value-type="float" office:value="3.03393213572853">
            <text:p>3.03</text:p>
          </table:table-cell>
          <table:table-cell table:formula="oooc:=ABS(([.I76]-[.B76])*100/[.B76])" office:value-type="float" office:value="0.339321357285433">
            <text:p>0.34</text:p>
          </table:table-cell>
          <table:table-cell table:formula="oooc:=ABS(([.J76]-[.B76])*100/[.B76])" office:value-type="float" office:value="9.18163672654691">
            <text:p>9.18</text:p>
          </table:table-cell>
          <table:table-cell table:formula="oooc:=ABS(([.K76]-[.B76])*100/[.B76])" office:value-type="float" office:value="5.78842315369261">
            <text:p>5.79</text:p>
          </table:table-cell>
          <table:table-cell table:formula="oooc:=ABS(([.L76]-[.B76])*100/[.B76])" office:value-type="float" office:value="14.5508982035928">
            <text:p>14.55</text:p>
          </table:table-cell>
          <table:table-cell table:formula="oooc:=ABS(([.M76]-[.B76])*100/[.B76])" office:value-type="float" office:value="3.07385229540918">
            <text:p>3.07</text:p>
          </table:table-cell>
          <table:table-cell table:formula="oooc:=ABS(([.N76]-[.B76])*100/[.B76])" office:value-type="float" office:value="8.9620758483034">
            <text:p>8.96</text:p>
          </table:table-cell>
          <table:table-cell table:number-columns-repeated="2"/>
          <table:table-cell table:formula="oooc:=ABS([.C76]-[.B76])" office:value-type="float" office:value="11.01">
            <text:p>11.01</text:p>
          </table:table-cell>
          <table:table-cell table:formula="oooc:=ABS([.D76]-[.B76])" office:value-type="float" office:value="3.78">
            <text:p>3.78</text:p>
          </table:table-cell>
          <table:table-cell table:formula="oooc:=ABS([.E76]-[.B76])" office:value-type="float" office:value="5.34">
            <text:p>5.34</text:p>
          </table:table-cell>
          <table:table-cell table:formula="oooc:=ABS([.F76]-[.B76])" office:value-type="float" office:value="1.18">
            <text:p>1.18</text:p>
          </table:table-cell>
          <table:table-cell table:formula="oooc:=ABS([.G76]-[.B76])" office:value-type="float" office:value="1.92">
            <text:p>1.92</text:p>
          </table:table-cell>
          <table:table-cell table:formula="oooc:=ABS([.H76]-[.B76])" office:value-type="float" office:value="1.52">
            <text:p>1.52</text:p>
          </table:table-cell>
          <table:table-cell table:formula="oooc:=ABS([.I76]-[.B76])" office:value-type="float" office:value="0.170000000000002">
            <text:p>0.17</text:p>
          </table:table-cell>
          <table:table-cell table:formula="oooc:=ABS([.J76]-[.B76])" office:value-type="float" office:value="4.6">
            <text:p>4.6</text:p>
          </table:table-cell>
          <table:table-cell table:formula="oooc:=ABS([.K76]-[.B76])" office:value-type="float" office:value="2.9">
            <text:p>2.9</text:p>
          </table:table-cell>
          <table:table-cell table:formula="oooc:=ABS([.L76]-[.B76])" office:value-type="float" office:value="7.29">
            <text:p>7.29</text:p>
          </table:table-cell>
          <table:table-cell table:formula="oooc:=ABS([.M76]-[.B76])" office:value-type="float" office:value="1.54">
            <text:p>1.54</text:p>
          </table:table-cell>
          <table:table-cell table:formula="oooc:=ABS([.N76]-[.B76])" office:value-type="float" office:value="4.49">
            <text:p>4.49</text:p>
          </table:table-cell>
          <table:table-cell table:number-columns-repeated="3"/>
        </table:table-row>
        <table:table-row table:style-name="ro1">
          <table:table-cell office:value-type="string">
            <text:p>ACCCCGCAATACATG</text:p>
          </table:table-cell>
          <table:table-cell office:value-type="float" office:value="58.5">
            <text:p>58.5</text:p>
          </table:table-cell>
          <table:table-cell office:value-type="float" office:value="48.99">
            <text:p>48.99</text:p>
          </table:table-cell>
          <table:table-cell office:value-type="float" office:value="54.25">
            <text:p>54.25</text:p>
          </table:table-cell>
          <table:table-cell office:value-type="float" office:value="53.04">
            <text:p>53.04</text:p>
          </table:table-cell>
          <table:table-cell office:value-type="float" office:value="56.62">
            <text:p>56.62</text:p>
          </table:table-cell>
          <table:table-cell office:value-type="float" office:value="59.24">
            <text:p>59.24</text:p>
          </table:table-cell>
          <table:table-cell office:value-type="float" office:value="57.19">
            <text:p>57.19</text:p>
          </table:table-cell>
          <table:table-cell office:value-type="float" office:value="60.99">
            <text:p>60.99</text:p>
          </table:table-cell>
          <table:table-cell office:value-type="float" office:value="58.07">
            <text:p>58.07</text:p>
          </table:table-cell>
          <table:table-cell office:value-type="float" office:value="58.55">
            <text:p>58.55</text:p>
          </table:table-cell>
          <table:table-cell office:value-type="float" office:value="55.38">
            <text:p>55.38</text:p>
          </table:table-cell>
          <table:table-cell office:value-type="float" office:value="60.2">
            <text:p>60.2</text:p>
          </table:table-cell>
          <table:table-cell office:value-type="float" office:value="58.17">
            <text:p>58.17</text:p>
          </table:table-cell>
          <table:table-cell office:value-type="float" office:value="58.5">
            <text:p>58.5</text:p>
          </table:table-cell>
          <table:table-cell/>
          <table:table-cell table:formula="oooc:=ABS(([.C77]-[.B77])*100/[.B77])" office:value-type="float" office:value="16.2564102564103">
            <text:p>16.26</text:p>
          </table:table-cell>
          <table:table-cell table:formula="oooc:=ABS(([.D77]-[.B77])*100/[.B77])" office:value-type="float" office:value="7.26495726495726">
            <text:p>7.26</text:p>
          </table:table-cell>
          <table:table-cell table:formula="oooc:=ABS(([.E77]-[.B77])*100/[.B77])" office:value-type="float" office:value="9.33333333333334">
            <text:p>9.33</text:p>
          </table:table-cell>
          <table:table-cell table:formula="oooc:=ABS(([.F77]-[.B77])*100/[.B77])" office:value-type="float" office:value="3.21367521367522">
            <text:p>3.21</text:p>
          </table:table-cell>
          <table:table-cell table:formula="oooc:=ABS(([.G77]-[.B77])*100/[.B77])" office:value-type="float" office:value="1.26495726495727">
            <text:p>1.26</text:p>
          </table:table-cell>
          <table:table-cell table:formula="oooc:=ABS(([.H77]-[.B77])*100/[.B77])" office:value-type="float" office:value="2.23931623931624">
            <text:p>2.24</text:p>
          </table:table-cell>
          <table:table-cell table:formula="oooc:=ABS(([.I77]-[.B77])*100/[.B77])" office:value-type="float" office:value="4.25641025641026">
            <text:p>4.26</text:p>
          </table:table-cell>
          <table:table-cell table:formula="oooc:=ABS(([.J77]-[.B77])*100/[.B77])" office:value-type="float" office:value="0.735042735042734">
            <text:p>0.74</text:p>
          </table:table-cell>
          <table:table-cell table:formula="oooc:=ABS(([.K77]-[.B77])*100/[.B77])" office:value-type="float" office:value="0.0854700854700806">
            <text:p>0.09</text:p>
          </table:table-cell>
          <table:table-cell table:formula="oooc:=ABS(([.L77]-[.B77])*100/[.B77])" office:value-type="float" office:value="5.33333333333333">
            <text:p>5.33</text:p>
          </table:table-cell>
          <table:table-cell table:formula="oooc:=ABS(([.M77]-[.B77])*100/[.B77])" office:value-type="float" office:value="2.90598290598291">
            <text:p>2.91</text:p>
          </table:table-cell>
          <table:table-cell table:formula="oooc:=ABS(([.N77]-[.B77])*100/[.B77])" office:value-type="float" office:value="0.564102564102561">
            <text:p>0.56</text:p>
          </table:table-cell>
          <table:table-cell table:number-columns-repeated="2"/>
          <table:table-cell table:formula="oooc:=ABS([.C77]-[.B77])" office:value-type="float" office:value="9.51">
            <text:p>9.51</text:p>
          </table:table-cell>
          <table:table-cell table:formula="oooc:=ABS([.D77]-[.B77])" office:value-type="float" office:value="4.25">
            <text:p>4.25</text:p>
          </table:table-cell>
          <table:table-cell table:formula="oooc:=ABS([.E77]-[.B77])" office:value-type="float" office:value="5.46">
            <text:p>5.46</text:p>
          </table:table-cell>
          <table:table-cell table:formula="oooc:=ABS([.F77]-[.B77])" office:value-type="float" office:value="1.88">
            <text:p>1.88</text:p>
          </table:table-cell>
          <table:table-cell table:formula="oooc:=ABS([.G77]-[.B77])" office:value-type="float" office:value="0.740000000000002">
            <text:p>0.74</text:p>
          </table:table-cell>
          <table:table-cell table:formula="oooc:=ABS([.H77]-[.B77])" office:value-type="float" office:value="1.31">
            <text:p>1.31</text:p>
          </table:table-cell>
          <table:table-cell table:formula="oooc:=ABS([.I77]-[.B77])" office:value-type="float" office:value="2.49">
            <text:p>2.49</text:p>
          </table:table-cell>
          <table:table-cell table:formula="oooc:=ABS([.J77]-[.B77])" office:value-type="float" office:value="0.43">
            <text:p>0.43</text:p>
          </table:table-cell>
          <table:table-cell table:formula="oooc:=ABS([.K77]-[.B77])" office:value-type="float" office:value="0.0499999999999972">
            <text:p>0.05</text:p>
          </table:table-cell>
          <table:table-cell table:formula="oooc:=ABS([.L77]-[.B77])" office:value-type="float" office:value="3.12">
            <text:p>3.12</text:p>
          </table:table-cell>
          <table:table-cell table:formula="oooc:=ABS([.M77]-[.B77])" office:value-type="float" office:value="1.7">
            <text:p>1.7</text:p>
          </table:table-cell>
          <table:table-cell table:formula="oooc:=ABS([.N77]-[.B77])" office:value-type="float" office:value="0.329999999999998">
            <text:p>0.33</text:p>
          </table:table-cell>
          <table:table-cell table:number-columns-repeated="3"/>
        </table:table-row>
        <table:table-row table:style-name="ro1">
          <table:table-cell office:value-type="string">
            <text:p>TTCCAAAAGGAGTTATGAGTTGCGA</text:p>
          </table:table-cell>
          <table:table-cell office:value-type="float" office:value="59.1">
            <text:p>59.1</text:p>
          </table:table-cell>
          <table:table-cell office:value-type="float" office:value="44.11">
            <text:p>44.11</text:p>
          </table:table-cell>
          <table:table-cell office:value-type="float" office:value="54.47">
            <text:p>54.47</text:p>
          </table:table-cell>
          <table:table-cell office:value-type="float" office:value="52.33">
            <text:p>52.33</text:p>
          </table:table-cell>
          <table:table-cell office:value-type="float" office:value="58.64">
            <text:p>58.64</text:p>
          </table:table-cell>
          <table:table-cell office:value-type="float" office:value="61.25">
            <text:p>61.25</text:p>
          </table:table-cell>
          <table:table-cell office:value-type="float" office:value="56.6">
            <text:p>56.6</text:p>
          </table:table-cell>
          <table:table-cell office:value-type="float" office:value="60.93">
            <text:p>60.93</text:p>
          </table:table-cell>
          <table:table-cell office:value-type="float" office:value="61.21">
            <text:p>61.21</text:p>
          </table:table-cell>
          <table:table-cell office:value-type="float" office:value="61.25">
            <text:p>61.25</text:p>
          </table:table-cell>
          <table:table-cell office:value-type="float" office:value="56.45">
            <text:p>56.45</text:p>
          </table:table-cell>
          <table:table-cell office:value-type="float" office:value="62.56">
            <text:p>62.56</text:p>
          </table:table-cell>
          <table:table-cell office:value-type="float" office:value="59.94">
            <text:p>59.94</text:p>
          </table:table-cell>
          <table:table-cell office:value-type="float" office:value="59.1">
            <text:p>59.1</text:p>
          </table:table-cell>
          <table:table-cell/>
          <table:table-cell table:formula="oooc:=ABS(([.C78]-[.B78])*100/[.B78])" office:value-type="float" office:value="25.3637901861252">
            <text:p>25.36</text:p>
          </table:table-cell>
          <table:table-cell table:formula="oooc:=ABS(([.D78]-[.B78])*100/[.B78])" office:value-type="float" office:value="7.834179357022">
            <text:p>7.83</text:p>
          </table:table-cell>
          <table:table-cell table:formula="oooc:=ABS(([.E78]-[.B78])*100/[.B78])" office:value-type="float" office:value="11.4551607445009">
            <text:p>11.46</text:p>
          </table:table-cell>
          <table:table-cell table:formula="oooc:=ABS(([.F78]-[.B78])*100/[.B78])" office:value-type="float" office:value="0.778341793570221">
            <text:p>0.78</text:p>
          </table:table-cell>
          <table:table-cell table:formula="oooc:=ABS(([.G78]-[.B78])*100/[.B78])" office:value-type="float" office:value="3.63790186125211">
            <text:p>3.64</text:p>
          </table:table-cell>
          <table:table-cell table:formula="oooc:=ABS(([.H78]-[.B78])*100/[.B78])" office:value-type="float" office:value="4.23011844331641">
            <text:p>4.23</text:p>
          </table:table-cell>
          <table:table-cell table:formula="oooc:=ABS(([.I78]-[.B78])*100/[.B78])" office:value-type="float" office:value="3.09644670050761">
            <text:p>3.1</text:p>
          </table:table-cell>
          <table:table-cell table:formula="oooc:=ABS(([.J78]-[.B78])*100/[.B78])" office:value-type="float" office:value="3.57021996615905">
            <text:p>3.57</text:p>
          </table:table-cell>
          <table:table-cell table:formula="oooc:=ABS(([.K78]-[.B78])*100/[.B78])" office:value-type="float" office:value="3.63790186125211">
            <text:p>3.64</text:p>
          </table:table-cell>
          <table:table-cell table:formula="oooc:=ABS(([.L78]-[.B78])*100/[.B78])" office:value-type="float" office:value="4.4839255499154">
            <text:p>4.48</text:p>
          </table:table-cell>
          <table:table-cell table:formula="oooc:=ABS(([.M78]-[.B78])*100/[.B78])" office:value-type="float" office:value="5.85448392554992">
            <text:p>5.85</text:p>
          </table:table-cell>
          <table:table-cell table:formula="oooc:=ABS(([.N78]-[.B78])*100/[.B78])" office:value-type="float" office:value="1.42131979695431">
            <text:p>1.42</text:p>
          </table:table-cell>
          <table:table-cell table:number-columns-repeated="2"/>
          <table:table-cell table:formula="oooc:=ABS([.C78]-[.B78])" office:value-type="float" office:value="14.99">
            <text:p>14.99</text:p>
          </table:table-cell>
          <table:table-cell table:formula="oooc:=ABS([.D78]-[.B78])" office:value-type="float" office:value="4.63">
            <text:p>4.63</text:p>
          </table:table-cell>
          <table:table-cell table:formula="oooc:=ABS([.E78]-[.B78])" office:value-type="float" office:value="6.77">
            <text:p>6.77</text:p>
          </table:table-cell>
          <table:table-cell table:formula="oooc:=ABS([.F78]-[.B78])" office:value-type="float" office:value="0.460000000000001">
            <text:p>0.46</text:p>
          </table:table-cell>
          <table:table-cell table:formula="oooc:=ABS([.G78]-[.B78])" office:value-type="float" office:value="2.15">
            <text:p>2.15</text:p>
          </table:table-cell>
          <table:table-cell table:formula="oooc:=ABS([.H78]-[.B78])" office:value-type="float" office:value="2.5">
            <text:p>2.5</text:p>
          </table:table-cell>
          <table:table-cell table:formula="oooc:=ABS([.I78]-[.B78])" office:value-type="float" office:value="1.83">
            <text:p>1.83</text:p>
          </table:table-cell>
          <table:table-cell table:formula="oooc:=ABS([.J78]-[.B78])" office:value-type="float" office:value="2.11">
            <text:p>2.11</text:p>
          </table:table-cell>
          <table:table-cell table:formula="oooc:=ABS([.K78]-[.B78])" office:value-type="float" office:value="2.15">
            <text:p>2.15</text:p>
          </table:table-cell>
          <table:table-cell table:formula="oooc:=ABS([.L78]-[.B78])" office:value-type="float" office:value="2.65">
            <text:p>2.65</text:p>
          </table:table-cell>
          <table:table-cell table:formula="oooc:=ABS([.M78]-[.B78])" office:value-type="float" office:value="3.46">
            <text:p>3.46</text:p>
          </table:table-cell>
          <table:table-cell table:formula="oooc:=ABS([.N78]-[.B78])" office:value-type="float" office:value="0.839999999999996">
            <text:p>0.84</text:p>
          </table:table-cell>
          <table:table-cell table:number-columns-repeated="3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4.8">
            <text:p>54.8</text:p>
          </table:table-cell>
          <table:table-cell office:value-type="float" office:value="40.82">
            <text:p>40.82</text:p>
          </table:table-cell>
          <table:table-cell office:value-type="float" office:value="53.96">
            <text:p>53.96</text:p>
          </table:table-cell>
          <table:table-cell office:value-type="float" office:value="51.77">
            <text:p>51.77</text:p>
          </table:table-cell>
          <table:table-cell office:value-type="float" office:value="57.62">
            <text:p>57.62</text:p>
          </table:table-cell>
          <table:table-cell office:value-type="float" office:value="54.65">
            <text:p>54.65</text:p>
          </table:table-cell>
          <table:table-cell office:value-type="float" office:value="60.12">
            <text:p>60.12</text:p>
          </table:table-cell>
          <table:table-cell office:value-type="float" office:value="55.72">
            <text:p>55.72</text:p>
          </table:table-cell>
          <table:table-cell office:value-type="float" office:value="52.81">
            <text:p>52.81</text:p>
          </table:table-cell>
          <table:table-cell office:value-type="float" office:value="53.72">
            <text:p>53.72</text:p>
          </table:table-cell>
          <table:table-cell office:value-type="float" office:value="49.02">
            <text:p>49.02</text:p>
          </table:table-cell>
          <table:table-cell office:value-type="float" office:value="55.25">
            <text:p>55.25</text:p>
          </table:table-cell>
          <table:table-cell office:value-type="float" office:value="52.28">
            <text:p>52.28</text:p>
          </table:table-cell>
          <table:table-cell office:value-type="float" office:value="54.8">
            <text:p>54.8</text:p>
          </table:table-cell>
          <table:table-cell/>
          <table:table-cell table:formula="oooc:=ABS(([.C79]-[.B79])*100/[.B79])" office:value-type="float" office:value="25.5109489051095">
            <text:p>25.51</text:p>
          </table:table-cell>
          <table:table-cell table:formula="oooc:=ABS(([.D79]-[.B79])*100/[.B79])" office:value-type="float" office:value="1.53284671532846">
            <text:p>1.53</text:p>
          </table:table-cell>
          <table:table-cell table:formula="oooc:=ABS(([.E79]-[.B79])*100/[.B79])" office:value-type="float" office:value="5.52919708029196">
            <text:p>5.53</text:p>
          </table:table-cell>
          <table:table-cell table:formula="oooc:=ABS(([.F79]-[.B79])*100/[.B79])" office:value-type="float" office:value="5.14598540145985">
            <text:p>5.15</text:p>
          </table:table-cell>
          <table:table-cell table:formula="oooc:=ABS(([.G79]-[.B79])*100/[.B79])" office:value-type="float" office:value="0.273722627737224">
            <text:p>0.27</text:p>
          </table:table-cell>
          <table:table-cell table:formula="oooc:=ABS(([.H79]-[.B79])*100/[.B79])" office:value-type="float" office:value="9.70802919708029">
            <text:p>9.71</text:p>
          </table:table-cell>
          <table:table-cell table:formula="oooc:=ABS(([.I79]-[.B79])*100/[.B79])" office:value-type="float" office:value="1.67883211678832">
            <text:p>1.68</text:p>
          </table:table-cell>
          <table:table-cell table:formula="oooc:=ABS(([.J79]-[.B79])*100/[.B79])" office:value-type="float" office:value="3.63138686131386">
            <text:p>3.63</text:p>
          </table:table-cell>
          <table:table-cell table:formula="oooc:=ABS(([.K79]-[.B79])*100/[.B79])" office:value-type="float" office:value="1.97080291970803">
            <text:p>1.97</text:p>
          </table:table-cell>
          <table:table-cell table:formula="oooc:=ABS(([.L79]-[.B79])*100/[.B79])" office:value-type="float" office:value="10.5474452554744">
            <text:p>10.55</text:p>
          </table:table-cell>
          <table:table-cell table:formula="oooc:=ABS(([.M79]-[.B79])*100/[.B79])" office:value-type="float" office:value="0.821167883211684">
            <text:p>0.82</text:p>
          </table:table-cell>
          <table:table-cell table:formula="oooc:=ABS(([.N79]-[.B79])*100/[.B79])" office:value-type="float" office:value="4.59854014598539">
            <text:p>4.6</text:p>
          </table:table-cell>
          <table:table-cell table:number-columns-repeated="2"/>
          <table:table-cell table:formula="oooc:=ABS([.C79]-[.B79])" office:value-type="float" office:value="13.98">
            <text:p>13.98</text:p>
          </table:table-cell>
          <table:table-cell table:formula="oooc:=ABS([.D79]-[.B79])" office:value-type="float" office:value="0.839999999999996">
            <text:p>0.84</text:p>
          </table:table-cell>
          <table:table-cell table:formula="oooc:=ABS([.E79]-[.B79])" office:value-type="float" office:value="3.02999999999999">
            <text:p>3.03</text:p>
          </table:table-cell>
          <table:table-cell table:formula="oooc:=ABS([.F79]-[.B79])" office:value-type="float" office:value="2.82">
            <text:p>2.82</text:p>
          </table:table-cell>
          <table:table-cell table:formula="oooc:=ABS([.G79]-[.B79])" office:value-type="float" office:value="0.149999999999999">
            <text:p>0.15</text:p>
          </table:table-cell>
          <table:table-cell table:formula="oooc:=ABS([.H79]-[.B79])" office:value-type="float" office:value="5.32">
            <text:p>5.32</text:p>
          </table:table-cell>
          <table:table-cell table:formula="oooc:=ABS([.I79]-[.B79])" office:value-type="float" office:value="0.920000000000002">
            <text:p>0.92</text:p>
          </table:table-cell>
          <table:table-cell table:formula="oooc:=ABS([.J79]-[.B79])" office:value-type="float" office:value="1.98999999999999">
            <text:p>1.99</text:p>
          </table:table-cell>
          <table:table-cell table:formula="oooc:=ABS([.K79]-[.B79])" office:value-type="float" office:value="1.08">
            <text:p>1.08</text:p>
          </table:table-cell>
          <table:table-cell table:formula="oooc:=ABS([.L79]-[.B79])" office:value-type="float" office:value="5.77999999999999">
            <text:p>5.78</text:p>
          </table:table-cell>
          <table:table-cell table:formula="oooc:=ABS([.M79]-[.B79])" office:value-type="float" office:value="0.450000000000003">
            <text:p>0.45</text:p>
          </table:table-cell>
          <table:table-cell table:formula="oooc:=ABS([.N79]-[.B79])" office:value-type="float" office:value="2.52">
            <text:p>2.52</text:p>
          </table:table-cell>
          <table:table-cell table:number-columns-repeated="3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7.6">
            <text:p>67.6</text:p>
          </table:table-cell>
          <table:table-cell office:value-type="float" office:value="56.06">
            <text:p>56.06</text:p>
          </table:table-cell>
          <table:table-cell office:value-type="float" office:value="62.26">
            <text:p>62.26</text:p>
          </table:table-cell>
          <table:table-cell office:value-type="float" office:value="61.04">
            <text:p>61.04</text:p>
          </table:table-cell>
          <table:table-cell office:value-type="float" office:value="64.62">
            <text:p>64.62</text:p>
          </table:table-cell>
          <table:table-cell office:value-type="float" office:value="66.69">
            <text:p>66.69</text:p>
          </table:table-cell>
          <table:table-cell office:value-type="float" office:value="65.19">
            <text:p>65.19</text:p>
          </table:table-cell>
          <table:table-cell office:value-type="float" office:value="68.49">
            <text:p>68.49</text:p>
          </table:table-cell>
          <table:table-cell office:value-type="float" office:value="66.07">
            <text:p>66.07</text:p>
          </table:table-cell>
          <table:table-cell office:value-type="float" office:value="66.13">
            <text:p>66.13</text:p>
          </table:table-cell>
          <table:table-cell office:value-type="float" office:value="63.38">
            <text:p>63.38</text:p>
          </table:table-cell>
          <table:table-cell office:value-type="float" office:value="67.89">
            <text:p>67.89</text:p>
          </table:table-cell>
          <table:table-cell office:value-type="float" office:value="66.17">
            <text:p>66.17</text:p>
          </table:table-cell>
          <table:table-cell office:value-type="float" office:value="67.6">
            <text:p>67.6</text:p>
          </table:table-cell>
          <table:table-cell/>
          <table:table-cell table:formula="oooc:=ABS(([.C80]-[.B80])*100/[.B80])" office:value-type="float" office:value="17.0710059171598">
            <text:p>17.07</text:p>
          </table:table-cell>
          <table:table-cell table:formula="oooc:=ABS(([.D80]-[.B80])*100/[.B80])" office:value-type="float" office:value="7.89940828402366">
            <text:p>7.9</text:p>
          </table:table-cell>
          <table:table-cell table:formula="oooc:=ABS(([.E80]-[.B80])*100/[.B80])" office:value-type="float" office:value="9.70414201183431">
            <text:p>9.7</text:p>
          </table:table-cell>
          <table:table-cell table:formula="oooc:=ABS(([.F80]-[.B80])*100/[.B80])" office:value-type="float" office:value="4.40828402366862">
            <text:p>4.41</text:p>
          </table:table-cell>
          <table:table-cell table:formula="oooc:=ABS(([.G80]-[.B80])*100/[.B80])" office:value-type="float" office:value="1.34615384615384">
            <text:p>1.35</text:p>
          </table:table-cell>
          <table:table-cell table:formula="oooc:=ABS(([.H80]-[.B80])*100/[.B80])" office:value-type="float" office:value="3.56508875739644">
            <text:p>3.57</text:p>
          </table:table-cell>
          <table:table-cell table:formula="oooc:=ABS(([.I80]-[.B80])*100/[.B80])" office:value-type="float" office:value="1.31656804733728">
            <text:p>1.32</text:p>
          </table:table-cell>
          <table:table-cell table:formula="oooc:=ABS(([.J80]-[.B80])*100/[.B80])" office:value-type="float" office:value="2.26331360946746">
            <text:p>2.26</text:p>
          </table:table-cell>
          <table:table-cell table:formula="oooc:=ABS(([.K80]-[.B80])*100/[.B80])" office:value-type="float" office:value="2.17455621301775">
            <text:p>2.17</text:p>
          </table:table-cell>
          <table:table-cell table:formula="oooc:=ABS(([.L80]-[.B80])*100/[.B80])" office:value-type="float" office:value="6.24260355029585">
            <text:p>6.24</text:p>
          </table:table-cell>
          <table:table-cell table:formula="oooc:=ABS(([.M80]-[.B80])*100/[.B80])" office:value-type="float" office:value="0.428994082840246">
            <text:p>0.43</text:p>
          </table:table-cell>
          <table:table-cell table:formula="oooc:=ABS(([.N80]-[.B80])*100/[.B80])" office:value-type="float" office:value="2.1153846153846">
            <text:p>2.12</text:p>
          </table:table-cell>
          <table:table-cell table:number-columns-repeated="2"/>
          <table:table-cell table:formula="oooc:=ABS([.C80]-[.B80])" office:value-type="float" office:value="11.54">
            <text:p>11.54</text:p>
          </table:table-cell>
          <table:table-cell table:formula="oooc:=ABS([.D80]-[.B80])" office:value-type="float" office:value="5.34">
            <text:p>5.34</text:p>
          </table:table-cell>
          <table:table-cell table:formula="oooc:=ABS([.E80]-[.B80])" office:value-type="float" office:value="6.56">
            <text:p>6.56</text:p>
          </table:table-cell>
          <table:table-cell table:formula="oooc:=ABS([.F80]-[.B80])" office:value-type="float" office:value="2.97999999999999">
            <text:p>2.98</text:p>
          </table:table-cell>
          <table:table-cell table:formula="oooc:=ABS([.G80]-[.B80])" office:value-type="float" office:value="0.909999999999997">
            <text:p>0.91</text:p>
          </table:table-cell>
          <table:table-cell table:formula="oooc:=ABS([.H80]-[.B80])" office:value-type="float" office:value="2.41">
            <text:p>2.41</text:p>
          </table:table-cell>
          <table:table-cell table:formula="oooc:=ABS([.I80]-[.B80])" office:value-type="float" office:value="0.890000000000001">
            <text:p>0.89</text:p>
          </table:table-cell>
          <table:table-cell table:formula="oooc:=ABS([.J80]-[.B80])" office:value-type="float" office:value="1.53">
            <text:p>1.53</text:p>
          </table:table-cell>
          <table:table-cell table:formula="oooc:=ABS([.K80]-[.B80])" office:value-type="float" office:value="1.47">
            <text:p>1.47</text:p>
          </table:table-cell>
          <table:table-cell table:formula="oooc:=ABS([.L80]-[.B80])" office:value-type="float" office:value="4.21999999999999">
            <text:p>4.22</text:p>
          </table:table-cell>
          <table:table-cell table:formula="oooc:=ABS([.M80]-[.B80])" office:value-type="float" office:value="0.290000000000006">
            <text:p>0.29</text:p>
          </table:table-cell>
          <table:table-cell table:formula="oooc:=ABS([.N80]-[.B80])" office:value-type="float" office:value="1.42999999999999">
            <text:p>1.43</text:p>
          </table:table-cell>
          <table:table-cell table:number-columns-repeated="3"/>
        </table:table-row>
        <table:table-row table:style-name="ro1">
          <table:table-cell office:value-type="string">
            <text:p>CCAGCCAGTCTCTCC</text:p>
          </table:table-cell>
          <table:table-cell office:value-type="float" office:value="65.1">
            <text:p>65.1</text:p>
          </table:table-cell>
          <table:table-cell office:value-type="float" office:value="61.82">
            <text:p>61.82</text:p>
          </table:table-cell>
          <table:table-cell office:value-type="float" office:value="63.64">
            <text:p>63.64</text:p>
          </table:table-cell>
          <table:table-cell office:value-type="float" office:value="63.26">
            <text:p>63.26</text:p>
          </table:table-cell>
          <table:table-cell office:value-type="float" office:value="64.39">
            <text:p>64.39</text:p>
          </table:table-cell>
          <table:table-cell office:value-type="float" office:value="65.44">
            <text:p>65.44</text:p>
          </table:table-cell>
          <table:table-cell office:value-type="float" office:value="65.05">
            <text:p>65.05</text:p>
          </table:table-cell>
          <table:table-cell office:value-type="float" office:value="66.58">
            <text:p>66.58</text:p>
          </table:table-cell>
          <table:table-cell office:value-type="float" office:value="64.84">
            <text:p>64.84</text:p>
          </table:table-cell>
          <table:table-cell office:value-type="float" office:value="64.97">
            <text:p>64.97</text:p>
          </table:table-cell>
          <table:table-cell office:value-type="float" office:value="64">
            <text:p>64</text:p>
          </table:table-cell>
          <table:table-cell office:value-type="float" office:value="65.79">
            <text:p>65.79</text:p>
          </table:table-cell>
          <table:table-cell office:value-type="float" office:value="65.22">
            <text:p>65.22</text:p>
          </table:table-cell>
          <table:table-cell office:value-type="float" office:value="65.1">
            <text:p>65.1</text:p>
          </table:table-cell>
          <table:table-cell/>
          <table:table-cell table:formula="oooc:=ABS(([.C81]-[.B81])*100/[.B81])" office:value-type="float" office:value="5.03840245775729">
            <text:p>5.04</text:p>
          </table:table-cell>
          <table:table-cell table:formula="oooc:=ABS(([.D81]-[.B81])*100/[.B81])" office:value-type="float" office:value="2.2427035330261">
            <text:p>2.24</text:p>
          </table:table-cell>
          <table:table-cell table:formula="oooc:=ABS(([.E81]-[.B81])*100/[.B81])" office:value-type="float" office:value="2.82642089093701">
            <text:p>2.83</text:p>
          </table:table-cell>
          <table:table-cell table:formula="oooc:=ABS(([.F81]-[.B81])*100/[.B81])" office:value-type="float" office:value="1.09062980030721">
            <text:p>1.09</text:p>
          </table:table-cell>
          <table:table-cell table:formula="oooc:=ABS(([.G81]-[.B81])*100/[.B81])" office:value-type="float" office:value="0.522273425499237">
            <text:p>0.52</text:p>
          </table:table-cell>
          <table:table-cell table:formula="oooc:=ABS(([.H81]-[.B81])*100/[.B81])" office:value-type="float" office:value="0.0768049155145886">
            <text:p>0.08</text:p>
          </table:table-cell>
          <table:table-cell table:formula="oooc:=ABS(([.I81]-[.B81])*100/[.B81])" office:value-type="float" office:value="2.27342549923196">
            <text:p>2.27</text:p>
          </table:table-cell>
          <table:table-cell table:formula="oooc:=ABS(([.J81]-[.B81])*100/[.B81])" office:value-type="float" office:value="0.399385560675869">
            <text:p>0.4</text:p>
          </table:table-cell>
          <table:table-cell table:formula="oooc:=ABS(([.K81]-[.B81])*100/[.B81])" office:value-type="float" office:value="0.199692780337935">
            <text:p>0.2</text:p>
          </table:table-cell>
          <table:table-cell table:formula="oooc:=ABS(([.L81]-[.B81])*100/[.B81])" office:value-type="float" office:value="1.68970814132104">
            <text:p>1.69</text:p>
          </table:table-cell>
          <table:table-cell table:formula="oooc:=ABS(([.M81]-[.B81])*100/[.B81])" office:value-type="float" office:value="1.0599078341014">
            <text:p>1.06</text:p>
          </table:table-cell>
          <table:table-cell table:formula="oooc:=ABS(([.N81]-[.B81])*100/[.B81])" office:value-type="float" office:value="0.18433179723503">
            <text:p>0.18</text:p>
          </table:table-cell>
          <table:table-cell table:number-columns-repeated="2"/>
          <table:table-cell table:formula="oooc:=ABS([.C81]-[.B81])" office:value-type="float" office:value="3.27999999999999">
            <text:p>3.28</text:p>
          </table:table-cell>
          <table:table-cell table:formula="oooc:=ABS([.D81]-[.B81])" office:value-type="float" office:value="1.45999999999999">
            <text:p>1.46</text:p>
          </table:table-cell>
          <table:table-cell table:formula="oooc:=ABS([.E81]-[.B81])" office:value-type="float" office:value="1.84">
            <text:p>1.84</text:p>
          </table:table-cell>
          <table:table-cell table:formula="oooc:=ABS([.F81]-[.B81])" office:value-type="float" office:value="0.709999999999994">
            <text:p>0.71</text:p>
          </table:table-cell>
          <table:table-cell table:formula="oooc:=ABS([.G81]-[.B81])" office:value-type="float" office:value="0.340000000000003">
            <text:p>0.34</text:p>
          </table:table-cell>
          <table:table-cell table:formula="oooc:=ABS([.H81]-[.B81])" office:value-type="float" office:value="0.0499999999999972">
            <text:p>0.05</text:p>
          </table:table-cell>
          <table:table-cell table:formula="oooc:=ABS([.I81]-[.B81])" office:value-type="float" office:value="1.48">
            <text:p>1.48</text:p>
          </table:table-cell>
          <table:table-cell table:formula="oooc:=ABS([.J81]-[.B81])" office:value-type="float" office:value="0.259999999999991">
            <text:p>0.26</text:p>
          </table:table-cell>
          <table:table-cell table:formula="oooc:=ABS([.K81]-[.B81])" office:value-type="float" office:value="0.129999999999995">
            <text:p>0.13</text:p>
          </table:table-cell>
          <table:table-cell table:formula="oooc:=ABS([.L81]-[.B81])" office:value-type="float" office:value="1.09999999999999">
            <text:p>1.1</text:p>
          </table:table-cell>
          <table:table-cell table:formula="oooc:=ABS([.M81]-[.B81])" office:value-type="float" office:value="0.690000000000012">
            <text:p>0.69</text:p>
          </table:table-cell>
          <table:table-cell table:formula="oooc:=ABS([.N81]-[.B81])" office:value-type="float" office:value="0.120000000000005">
            <text:p>0.12</text:p>
          </table:table-cell>
          <table:table-cell table:number-columns-repeated="3"/>
        </table:table-row>
        <table:table-row table:style-name="ro1">
          <table:table-cell office:value-type="string">
            <text:p>ATCGTCTGGA</text:p>
          </table:table-cell>
          <table:table-cell office:value-type="float" office:value="33.8">
            <text:p>33.8</text:p>
          </table:table-cell>
          <table:table-cell office:value-type="float" office:value="18.95">
            <text:p>18.95</text:p>
          </table:table-cell>
          <table:table-cell office:value-type="float" office:value="24.64">
            <text:p>24.64</text:p>
          </table:table-cell>
          <table:table-cell office:value-type="float" office:value="22.5">
            <text:p>22.5</text:p>
          </table:table-cell>
          <table:table-cell office:value-type="float" office:value="28.81">
            <text:p>28.81</text:p>
          </table:table-cell>
          <table:table-cell office:value-type="float" office:value="34.72">
            <text:p>34.72</text:p>
          </table:table-cell>
          <table:table-cell office:value-type="float" office:value="26.77">
            <text:p>26.77</text:p>
          </table:table-cell>
          <table:table-cell office:value-type="float" office:value="34.56">
            <text:p>34.56</text:p>
          </table:table-cell>
          <table:table-cell office:value-type="float" office:value="31.38">
            <text:p>31.38</text:p>
          </table:table-cell>
          <table:table-cell office:value-type="float" office:value="33.6">
            <text:p>33.6</text:p>
          </table:table-cell>
          <table:table-cell office:value-type="float" office:value="26.62">
            <text:p>26.62</text:p>
          </table:table-cell>
          <table:table-cell office:value-type="float" office:value="34.51">
            <text:p>34.51</text:p>
          </table:table-cell>
          <table:table-cell office:value-type="float" office:value="30.11">
            <text:p>30.11</text:p>
          </table:table-cell>
          <table:table-cell office:value-type="float" office:value="33.8">
            <text:p>33.8</text:p>
          </table:table-cell>
          <table:table-cell/>
          <table:table-cell table:formula="oooc:=ABS(([.C82]-[.B82])*100/[.B82])" office:value-type="float" office:value="43.9349112426035">
            <text:p>43.93</text:p>
          </table:table-cell>
          <table:table-cell table:formula="oooc:=ABS(([.D82]-[.B82])*100/[.B82])" office:value-type="float" office:value="27.1005917159763">
            <text:p>27.1</text:p>
          </table:table-cell>
          <table:table-cell table:formula="oooc:=ABS(([.E82]-[.B82])*100/[.B82])" office:value-type="float" office:value="33.4319526627219">
            <text:p>33.43</text:p>
          </table:table-cell>
          <table:table-cell table:formula="oooc:=ABS(([.F82]-[.B82])*100/[.B82])" office:value-type="float" office:value="14.7633136094675">
            <text:p>14.76</text:p>
          </table:table-cell>
          <table:table-cell table:formula="oooc:=ABS(([.G82]-[.B82])*100/[.B82])" office:value-type="float" office:value="2.72189349112427">
            <text:p>2.72</text:p>
          </table:table-cell>
          <table:table-cell table:formula="oooc:=ABS(([.H82]-[.B82])*100/[.B82])" office:value-type="float" office:value="20.7988165680473">
            <text:p>20.8</text:p>
          </table:table-cell>
          <table:table-cell table:formula="oooc:=ABS(([.I82]-[.B82])*100/[.B82])" office:value-type="float" office:value="2.24852071005919">
            <text:p>2.25</text:p>
          </table:table-cell>
          <table:table-cell table:formula="oooc:=ABS(([.J82]-[.B82])*100/[.B82])" office:value-type="float" office:value="7.15976331360946">
            <text:p>7.16</text:p>
          </table:table-cell>
          <table:table-cell table:formula="oooc:=ABS(([.K82]-[.B82])*100/[.B82])" office:value-type="float" office:value="0.591715976331348">
            <text:p>0.59</text:p>
          </table:table-cell>
          <table:table-cell table:formula="oooc:=ABS(([.L82]-[.B82])*100/[.B82])" office:value-type="float" office:value="21.2426035502959">
            <text:p>21.24</text:p>
          </table:table-cell>
          <table:table-cell table:formula="oooc:=ABS(([.M82]-[.B82])*100/[.B82])" office:value-type="float" office:value="2.10059171597633">
            <text:p>2.1</text:p>
          </table:table-cell>
          <table:table-cell table:formula="oooc:=ABS(([.N82]-[.B82])*100/[.B82])" office:value-type="float" office:value="10.9171597633136">
            <text:p>10.92</text:p>
          </table:table-cell>
          <table:table-cell table:number-columns-repeated="2"/>
          <table:table-cell table:formula="oooc:=ABS([.C82]-[.B82])" office:value-type="float" office:value="14.85">
            <text:p>14.85</text:p>
          </table:table-cell>
          <table:table-cell table:formula="oooc:=ABS([.D82]-[.B82])" office:value-type="float" office:value="9.16">
            <text:p>9.16</text:p>
          </table:table-cell>
          <table:table-cell table:formula="oooc:=ABS([.E82]-[.B82])" office:value-type="float" office:value="11.3">
            <text:p>11.3</text:p>
          </table:table-cell>
          <table:table-cell table:formula="oooc:=ABS([.F82]-[.B82])" office:value-type="float" office:value="4.99">
            <text:p>4.99</text:p>
          </table:table-cell>
          <table:table-cell table:formula="oooc:=ABS([.G82]-[.B82])" office:value-type="float" office:value="0.920000000000002">
            <text:p>0.92</text:p>
          </table:table-cell>
          <table:table-cell table:formula="oooc:=ABS([.H82]-[.B82])" office:value-type="float" office:value="7.03">
            <text:p>7.03</text:p>
          </table:table-cell>
          <table:table-cell table:formula="oooc:=ABS([.I82]-[.B82])" office:value-type="float" office:value="0.760000000000005">
            <text:p>0.76</text:p>
          </table:table-cell>
          <table:table-cell table:formula="oooc:=ABS([.J82]-[.B82])" office:value-type="float" office:value="2.42">
            <text:p>2.42</text:p>
          </table:table-cell>
          <table:table-cell table:formula="oooc:=ABS([.K82]-[.B82])" office:value-type="float" office:value="0.199999999999996">
            <text:p>0.2</text:p>
          </table:table-cell>
          <table:table-cell table:formula="oooc:=ABS([.L82]-[.B82])" office:value-type="float" office:value="7.18">
            <text:p>7.18</text:p>
          </table:table-cell>
          <table:table-cell table:formula="oooc:=ABS([.M82]-[.B82])" office:value-type="float" office:value="0.710000000000001">
            <text:p>0.71</text:p>
          </table:table-cell>
          <table:table-cell table:formula="oooc:=ABS([.N82]-[.B82])" office:value-type="float" office:value="3.69">
            <text:p>3.69</text:p>
          </table:table-cell>
          <table:table-cell table:number-columns-repeated="3"/>
        </table:table-row>
        <table:table-row table:style-name="ro1">
          <table:table-cell office:value-type="string">
            <text:p>CGTACTAGCGTTGGTCATGG</text:p>
          </table:table-cell>
          <table:table-cell office:value-type="float" office:value="70.5">
            <text:p>70.5</text:p>
          </table:table-cell>
          <table:table-cell office:value-type="float" office:value="68.39">
            <text:p>68.39</text:p>
          </table:table-cell>
          <table:table-cell office:value-type="float" office:value="70.33">
            <text:p>70.33</text:p>
          </table:table-cell>
          <table:table-cell office:value-type="float" office:value="69.95">
            <text:p>69.95</text:p>
          </table:table-cell>
          <table:table-cell office:value-type="float" office:value="71.07">
            <text:p>71.07</text:p>
          </table:table-cell>
          <table:table-cell office:value-type="float" office:value="71.8">
            <text:p>71.8</text:p>
          </table:table-cell>
          <table:table-cell office:value-type="float" office:value="71.74">
            <text:p>71.74</text:p>
          </table:table-cell>
          <table:table-cell office:value-type="float" office:value="72.95">
            <text:p>72.95</text:p>
          </table:table-cell>
          <table:table-cell office:value-type="float" office:value="71.53">
            <text:p>71.53</text:p>
          </table:table-cell>
          <table:table-cell office:value-type="float" office:value="71.61">
            <text:p>71.61</text:p>
          </table:table-cell>
          <table:table-cell office:value-type="float" office:value="70.68">
            <text:p>70.68</text:p>
          </table:table-cell>
          <table:table-cell office:value-type="float" office:value="72.44">
            <text:p>72.44</text:p>
          </table:table-cell>
          <table:table-cell office:value-type="float" office:value="71.91">
            <text:p>71.91</text:p>
          </table:table-cell>
          <table:table-cell office:value-type="float" office:value="70.5">
            <text:p>70.5</text:p>
          </table:table-cell>
          <table:table-cell/>
          <table:table-cell table:formula="oooc:=ABS(([.C83]-[.B83])*100/[.B83])" office:value-type="float" office:value="2.99290780141844">
            <text:p>2.99</text:p>
          </table:table-cell>
          <table:table-cell table:formula="oooc:=ABS(([.D83]-[.B83])*100/[.B83])" office:value-type="float" office:value="0.241134751773052">
            <text:p>0.24</text:p>
          </table:table-cell>
          <table:table-cell table:formula="oooc:=ABS(([.E83]-[.B83])*100/[.B83])" office:value-type="float" office:value="0.780141843971627">
            <text:p>0.78</text:p>
          </table:table-cell>
          <table:table-cell table:formula="oooc:=ABS(([.F83]-[.B83])*100/[.B83])" office:value-type="float" office:value="0.808510638297863">
            <text:p>0.81</text:p>
          </table:table-cell>
          <table:table-cell table:formula="oooc:=ABS(([.G83]-[.B83])*100/[.B83])" office:value-type="float" office:value="1.84397163120567">
            <text:p>1.84</text:p>
          </table:table-cell>
          <table:table-cell table:formula="oooc:=ABS(([.H83]-[.B83])*100/[.B83])" office:value-type="float" office:value="1.75886524822694">
            <text:p>1.76</text:p>
          </table:table-cell>
          <table:table-cell table:formula="oooc:=ABS(([.I83]-[.B83])*100/[.B83])" office:value-type="float" office:value="3.47517730496454">
            <text:p>3.48</text:p>
          </table:table-cell>
          <table:table-cell table:formula="oooc:=ABS(([.J83]-[.B83])*100/[.B83])" office:value-type="float" office:value="1.46099290780142">
            <text:p>1.46</text:p>
          </table:table-cell>
          <table:table-cell table:formula="oooc:=ABS(([.K83]-[.B83])*100/[.B83])" office:value-type="float" office:value="1.57446808510638">
            <text:p>1.57</text:p>
          </table:table-cell>
          <table:table-cell table:formula="oooc:=ABS(([.L83]-[.B83])*100/[.B83])" office:value-type="float" office:value="0.25531914893618">
            <text:p>0.26</text:p>
          </table:table-cell>
          <table:table-cell table:formula="oooc:=ABS(([.M83]-[.B83])*100/[.B83])" office:value-type="float" office:value="2.75177304964539">
            <text:p>2.75</text:p>
          </table:table-cell>
          <table:table-cell table:formula="oooc:=ABS(([.N83]-[.B83])*100/[.B83])" office:value-type="float" office:value="2">
            <text:p>2</text:p>
          </table:table-cell>
          <table:table-cell table:number-columns-repeated="2"/>
          <table:table-cell table:formula="oooc:=ABS([.C83]-[.B83])" office:value-type="float" office:value="2.11">
            <text:p>2.11</text:p>
          </table:table-cell>
          <table:table-cell table:formula="oooc:=ABS([.D83]-[.B83])" office:value-type="float" office:value="0.170000000000002">
            <text:p>0.17</text:p>
          </table:table-cell>
          <table:table-cell table:formula="oooc:=ABS([.E83]-[.B83])" office:value-type="float" office:value="0.549999999999997">
            <text:p>0.55</text:p>
          </table:table-cell>
          <table:table-cell table:formula="oooc:=ABS([.F83]-[.B83])" office:value-type="float" office:value="0.569999999999993">
            <text:p>0.57</text:p>
          </table:table-cell>
          <table:table-cell table:formula="oooc:=ABS([.G83]-[.B83])" office:value-type="float" office:value="1.3">
            <text:p>1.3</text:p>
          </table:table-cell>
          <table:table-cell table:formula="oooc:=ABS([.H83]-[.B83])" office:value-type="float" office:value="1.23999999999999">
            <text:p>1.24</text:p>
          </table:table-cell>
          <table:table-cell table:formula="oooc:=ABS([.I83]-[.B83])" office:value-type="float" office:value="2.45">
            <text:p>2.45</text:p>
          </table:table-cell>
          <table:table-cell table:formula="oooc:=ABS([.J83]-[.B83])" office:value-type="float" office:value="1.03">
            <text:p>1.03</text:p>
          </table:table-cell>
          <table:table-cell table:formula="oooc:=ABS([.K83]-[.B83])" office:value-type="float" office:value="1.11">
            <text:p>1.11</text:p>
          </table:table-cell>
          <table:table-cell table:formula="oooc:=ABS([.L83]-[.B83])" office:value-type="float" office:value="0.180000000000007">
            <text:p>0.18</text:p>
          </table:table-cell>
          <table:table-cell table:formula="oooc:=ABS([.M83]-[.B83])" office:value-type="float" office:value="1.94">
            <text:p>1.94</text:p>
          </table:table-cell>
          <table:table-cell table:formula="oooc:=ABS([.N83]-[.B83])" office:value-type="float" office:value="1.41">
            <text:p>1.41</text:p>
          </table:table-cell>
          <table:table-cell table:number-columns-repeated="3"/>
        </table:table-row>
        <table:table-row table:style-name="ro1">
          <table:table-cell office:value-type="string">
            <text:p>CGATCTGCGA</text:p>
          </table:table-cell>
          <table:table-cell office:value-type="float" office:value="39.2">
            <text:p>39.2</text:p>
          </table:table-cell>
          <table:table-cell office:value-type="float" office:value="24.65">
            <text:p>24.65</text:p>
          </table:table-cell>
          <table:table-cell office:value-type="float" office:value="28.99">
            <text:p>28.99</text:p>
          </table:table-cell>
          <table:table-cell office:value-type="float" office:value="26.85">
            <text:p>26.85</text:p>
          </table:table-cell>
          <table:table-cell office:value-type="float" office:value="33.16">
            <text:p>33.16</text:p>
          </table:table-cell>
          <table:table-cell office:value-type="float" office:value="39.77">
            <text:p>39.77</text:p>
          </table:table-cell>
          <table:table-cell office:value-type="float" office:value="31.12">
            <text:p>31.12</text:p>
          </table:table-cell>
          <table:table-cell office:value-type="float" office:value="39.72">
            <text:p>39.72</text:p>
          </table:table-cell>
          <table:table-cell office:value-type="float" office:value="35.73">
            <text:p>35.73</text:p>
          </table:table-cell>
          <table:table-cell office:value-type="float" office:value="38.6">
            <text:p>38.6</text:p>
          </table:table-cell>
          <table:table-cell office:value-type="float" office:value="30.97">
            <text:p>30.97</text:p>
          </table:table-cell>
          <table:table-cell office:value-type="float" office:value="39.46">
            <text:p>39.46</text:p>
          </table:table-cell>
          <table:table-cell office:value-type="float" office:value="34.46">
            <text:p>34.46</text:p>
          </table:table-cell>
          <table:table-cell office:value-type="float" office:value="39.2">
            <text:p>39.2</text:p>
          </table:table-cell>
          <table:table-cell/>
          <table:table-cell table:formula="oooc:=ABS(([.C84]-[.B84])*100/[.B84])" office:value-type="float" office:value="37.1173469387755">
            <text:p>37.12</text:p>
          </table:table-cell>
          <table:table-cell table:formula="oooc:=ABS(([.D84]-[.B84])*100/[.B84])" office:value-type="float" office:value="26.0459183673469">
            <text:p>26.05</text:p>
          </table:table-cell>
          <table:table-cell table:formula="oooc:=ABS(([.E84]-[.B84])*100/[.B84])" office:value-type="float" office:value="31.5051020408163">
            <text:p>31.51</text:p>
          </table:table-cell>
          <table:table-cell table:formula="oooc:=ABS(([.F84]-[.B84])*100/[.B84])" office:value-type="float" office:value="15.4081632653061">
            <text:p>15.41</text:p>
          </table:table-cell>
          <table:table-cell table:formula="oooc:=ABS(([.G84]-[.B84])*100/[.B84])" office:value-type="float" office:value="1.45408163265306">
            <text:p>1.45</text:p>
          </table:table-cell>
          <table:table-cell table:formula="oooc:=ABS(([.H84]-[.B84])*100/[.B84])" office:value-type="float" office:value="20.6122448979592">
            <text:p>20.61</text:p>
          </table:table-cell>
          <table:table-cell table:formula="oooc:=ABS(([.I84]-[.B84])*100/[.B84])" office:value-type="float" office:value="1.32653061224489">
            <text:p>1.33</text:p>
          </table:table-cell>
          <table:table-cell table:formula="oooc:=ABS(([.J84]-[.B84])*100/[.B84])" office:value-type="float" office:value="8.85204081632654">
            <text:p>8.85</text:p>
          </table:table-cell>
          <table:table-cell table:formula="oooc:=ABS(([.K84]-[.B84])*100/[.B84])" office:value-type="float" office:value="1.53061224489796">
            <text:p>1.53</text:p>
          </table:table-cell>
          <table:table-cell table:formula="oooc:=ABS(([.L84]-[.B84])*100/[.B84])" office:value-type="float" office:value="20.9948979591837">
            <text:p>20.99</text:p>
          </table:table-cell>
          <table:table-cell table:formula="oooc:=ABS(([.M84]-[.B84])*100/[.B84])" office:value-type="float" office:value="0.663265306122444">
            <text:p>0.66</text:p>
          </table:table-cell>
          <table:table-cell table:formula="oooc:=ABS(([.N84]-[.B84])*100/[.B84])" office:value-type="float" office:value="12.0918367346939">
            <text:p>12.09</text:p>
          </table:table-cell>
          <table:table-cell table:number-columns-repeated="2"/>
          <table:table-cell table:formula="oooc:=ABS([.C84]-[.B84])" office:value-type="float" office:value="14.55">
            <text:p>14.55</text:p>
          </table:table-cell>
          <table:table-cell table:formula="oooc:=ABS([.D84]-[.B84])" office:value-type="float" office:value="10.21">
            <text:p>10.21</text:p>
          </table:table-cell>
          <table:table-cell table:formula="oooc:=ABS([.E84]-[.B84])" office:value-type="float" office:value="12.35">
            <text:p>12.35</text:p>
          </table:table-cell>
          <table:table-cell table:formula="oooc:=ABS([.F84]-[.B84])" office:value-type="float" office:value="6.04000000000001">
            <text:p>6.04</text:p>
          </table:table-cell>
          <table:table-cell table:formula="oooc:=ABS([.G84]-[.B84])" office:value-type="float" office:value="0.57">
            <text:p>0.57</text:p>
          </table:table-cell>
          <table:table-cell table:formula="oooc:=ABS([.H84]-[.B84])" office:value-type="float" office:value="8.08">
            <text:p>8.08</text:p>
          </table:table-cell>
          <table:table-cell table:formula="oooc:=ABS([.I84]-[.B84])" office:value-type="float" office:value="0.519999999999996">
            <text:p>0.52</text:p>
          </table:table-cell>
          <table:table-cell table:formula="oooc:=ABS([.J84]-[.B84])" office:value-type="float" office:value="3.47000000000001">
            <text:p>3.47</text:p>
          </table:table-cell>
          <table:table-cell table:formula="oooc:=ABS([.K84]-[.B84])" office:value-type="float" office:value="0.600000000000001">
            <text:p>0.6</text:p>
          </table:table-cell>
          <table:table-cell table:formula="oooc:=ABS([.L84]-[.B84])" office:value-type="float" office:value="8.23">
            <text:p>8.23</text:p>
          </table:table-cell>
          <table:table-cell table:formula="oooc:=ABS([.M84]-[.B84])" office:value-type="float" office:value="0.259999999999998">
            <text:p>0.26</text:p>
          </table:table-cell>
          <table:table-cell table:formula="oooc:=ABS([.N84]-[.B84])" office:value-type="float" office:value="4.74">
            <text:p>4.74</text:p>
          </table:table-cell>
          <table:table-cell table:number-columns-repeated="3"/>
        </table:table-row>
        <table:table-row table:style-name="ro1">
          <table:table-cell office:value-type="string">
            <text:p>AGTAGTAATCACACC</text:p>
          </table:table-cell>
          <table:table-cell office:value-type="float" office:value="47.8">
            <text:p>47.8</text:p>
          </table:table-cell>
          <table:table-cell office:value-type="float" office:value="34.88">
            <text:p>34.88</text:p>
          </table:table-cell>
          <table:table-cell office:value-type="float" office:value="41.57">
            <text:p>41.57</text:p>
          </table:table-cell>
          <table:table-cell office:value-type="float" office:value="39.86">
            <text:p>39.86</text:p>
          </table:table-cell>
          <table:table-cell office:value-type="float" office:value="44.89">
            <text:p>44.89</text:p>
          </table:table-cell>
          <table:table-cell office:value-type="float" office:value="47.97">
            <text:p>47.97</text:p>
          </table:table-cell>
          <table:table-cell office:value-type="float" office:value="44.41">
            <text:p>44.41</text:p>
          </table:table-cell>
          <table:table-cell office:value-type="float" office:value="48.86">
            <text:p>48.86</text:p>
          </table:table-cell>
          <table:table-cell office:value-type="float" office:value="46.93">
            <text:p>46.93</text:p>
          </table:table-cell>
          <table:table-cell office:value-type="float" office:value="47.8">
            <text:p>47.8</text:p>
          </table:table-cell>
          <table:table-cell office:value-type="float" office:value="43.14">
            <text:p>43.14</text:p>
          </table:table-cell>
          <table:table-cell office:value-type="float" office:value="49.34">
            <text:p>49.34</text:p>
          </table:table-cell>
          <table:table-cell office:value-type="float" office:value="46.4">
            <text:p>46.4</text:p>
          </table:table-cell>
          <table:table-cell office:value-type="float" office:value="47.8">
            <text:p>47.8</text:p>
          </table:table-cell>
          <table:table-cell/>
          <table:table-cell table:formula="oooc:=ABS(([.C85]-[.B85])*100/[.B85])" office:value-type="float" office:value="27.0292887029289">
            <text:p>27.03</text:p>
          </table:table-cell>
          <table:table-cell table:formula="oooc:=ABS(([.D85]-[.B85])*100/[.B85])" office:value-type="float" office:value="13.0334728033473">
            <text:p>13.03</text:p>
          </table:table-cell>
          <table:table-cell table:formula="oooc:=ABS(([.E85]-[.B85])*100/[.B85])" office:value-type="float" office:value="16.6108786610879">
            <text:p>16.61</text:p>
          </table:table-cell>
          <table:table-cell table:formula="oooc:=ABS(([.F85]-[.B85])*100/[.B85])" office:value-type="float" office:value="6.0878661087866">
            <text:p>6.09</text:p>
          </table:table-cell>
          <table:table-cell table:formula="oooc:=ABS(([.G85]-[.B85])*100/[.B85])" office:value-type="float" office:value="0.355648535564857">
            <text:p>0.36</text:p>
          </table:table-cell>
          <table:table-cell table:formula="oooc:=ABS(([.H85]-[.B85])*100/[.B85])" office:value-type="float" office:value="7.09205020920502">
            <text:p>7.09</text:p>
          </table:table-cell>
          <table:table-cell table:formula="oooc:=ABS(([.I85]-[.B85])*100/[.B85])" office:value-type="float" office:value="2.21757322175733">
            <text:p>2.22</text:p>
          </table:table-cell>
          <table:table-cell table:formula="oooc:=ABS(([.J85]-[.B85])*100/[.B85])" office:value-type="float" office:value="1.82008368200836">
            <text:p>1.82</text:p>
          </table:table-cell>
          <table:table-cell table:formula="oooc:=ABS(([.K85]-[.B85])*100/[.B85])" office:value-type="float" office:value="0">
            <text:p>0</text:p>
          </table:table-cell>
          <table:table-cell table:formula="oooc:=ABS(([.L85]-[.B85])*100/[.B85])" office:value-type="float" office:value="9.74895397489539">
            <text:p>9.75</text:p>
          </table:table-cell>
          <table:table-cell table:formula="oooc:=ABS(([.M85]-[.B85])*100/[.B85])" office:value-type="float" office:value="3.22175732217575">
            <text:p>3.22</text:p>
          </table:table-cell>
          <table:table-cell table:formula="oooc:=ABS(([.N85]-[.B85])*100/[.B85])" office:value-type="float" office:value="2.92887029288703">
            <text:p>2.93</text:p>
          </table:table-cell>
          <table:table-cell table:number-columns-repeated="2"/>
          <table:table-cell table:formula="oooc:=ABS([.C85]-[.B85])" office:value-type="float" office:value="12.92">
            <text:p>12.92</text:p>
          </table:table-cell>
          <table:table-cell table:formula="oooc:=ABS([.D85]-[.B85])" office:value-type="float" office:value="6.23">
            <text:p>6.23</text:p>
          </table:table-cell>
          <table:table-cell table:formula="oooc:=ABS([.E85]-[.B85])" office:value-type="float" office:value="7.94">
            <text:p>7.94</text:p>
          </table:table-cell>
          <table:table-cell table:formula="oooc:=ABS([.F85]-[.B85])" office:value-type="float" office:value="2.91">
            <text:p>2.91</text:p>
          </table:table-cell>
          <table:table-cell table:formula="oooc:=ABS([.G85]-[.B85])" office:value-type="float" office:value="0.170000000000002">
            <text:p>0.17</text:p>
          </table:table-cell>
          <table:table-cell table:formula="oooc:=ABS([.H85]-[.B85])" office:value-type="float" office:value="3.39">
            <text:p>3.39</text:p>
          </table:table-cell>
          <table:table-cell table:formula="oooc:=ABS([.I85]-[.B85])" office:value-type="float" office:value="1.06">
            <text:p>1.06</text:p>
          </table:table-cell>
          <table:table-cell table:formula="oooc:=ABS([.J85]-[.B85])" office:value-type="float" office:value="0.869999999999997">
            <text:p>0.87</text:p>
          </table:table-cell>
          <table:table-cell table:formula="oooc:=ABS([.K85]-[.B85])" office:value-type="float" office:value="0">
            <text:p>0</text:p>
          </table:table-cell>
          <table:table-cell table:formula="oooc:=ABS([.L85]-[.B85])" office:value-type="float" office:value="4.66">
            <text:p>4.66</text:p>
          </table:table-cell>
          <table:table-cell table:formula="oooc:=ABS([.M85]-[.B85])" office:value-type="float" office:value="1.54000000000001">
            <text:p>1.54</text:p>
          </table:table-cell>
          <table:table-cell table:formula="oooc:=ABS([.N85]-[.B85])" office:value-type="float" office:value="1.4">
            <text:p>1.4</text:p>
          </table:table-cell>
          <table:table-cell table:number-columns-repeated="3"/>
        </table:table-row>
        <table:table-row table:style-name="ro1">
          <table:table-cell office:value-type="string">
            <text:p>ACAGCGAATGGACCTACGTGGCCTT</text:p>
          </table:table-cell>
          <table:table-cell office:value-type="float" office:value="79.4">
            <text:p>79.4</text:p>
          </table:table-cell>
          <table:table-cell office:value-type="float" office:value="77">
            <text:p>77</text:p>
          </table:table-cell>
          <table:table-cell office:value-type="float" office:value="79.36">
            <text:p>79.36</text:p>
          </table:table-cell>
          <table:table-cell office:value-type="float" office:value="78.98">
            <text:p>78.98</text:p>
          </table:table-cell>
          <table:table-cell office:value-type="float" office:value="80.1">
            <text:p>80.1</text:p>
          </table:table-cell>
          <table:table-cell office:value-type="float" office:value="80.73">
            <text:p>80.73</text:p>
          </table:table-cell>
          <table:table-cell office:value-type="float" office:value="80.77">
            <text:p>80.77</text:p>
          </table:table-cell>
          <table:table-cell office:value-type="float" office:value="81.94">
            <text:p>81.94</text:p>
          </table:table-cell>
          <table:table-cell office:value-type="float" office:value="80.56">
            <text:p>80.56</text:p>
          </table:table-cell>
          <table:table-cell office:value-type="float" office:value="80.45">
            <text:p>80.45</text:p>
          </table:table-cell>
          <table:table-cell office:value-type="float" office:value="79.71">
            <text:p>79.71</text:p>
          </table:table-cell>
          <table:table-cell office:value-type="float" office:value="81.35">
            <text:p>81.35</text:p>
          </table:table-cell>
          <table:table-cell office:value-type="float" office:value="80.94">
            <text:p>80.94</text:p>
          </table:table-cell>
          <table:table-cell office:value-type="float" office:value="79.4">
            <text:p>79.4</text:p>
          </table:table-cell>
          <table:table-cell/>
          <table:table-cell table:formula="oooc:=ABS(([.C86]-[.B86])*100/[.B86])" office:value-type="float" office:value="3.02267002518892">
            <text:p>3.02</text:p>
          </table:table-cell>
          <table:table-cell table:formula="oooc:=ABS(([.D86]-[.B86])*100/[.B86])" office:value-type="float" office:value="0.0503778337531565">
            <text:p>0.05</text:p>
          </table:table-cell>
          <table:table-cell table:formula="oooc:=ABS(([.E86]-[.B86])*100/[.B86])" office:value-type="float" office:value="0.528967254408063">
            <text:p>0.53</text:p>
          </table:table-cell>
          <table:table-cell table:formula="oooc:=ABS(([.F86]-[.B86])*100/[.B86])" office:value-type="float" office:value="0.881612090680086">
            <text:p>0.88</text:p>
          </table:table-cell>
          <table:table-cell table:formula="oooc:=ABS(([.G86]-[.B86])*100/[.B86])" office:value-type="float" office:value="1.67506297229219">
            <text:p>1.68</text:p>
          </table:table-cell>
          <table:table-cell table:formula="oooc:=ABS(([.H86]-[.B86])*100/[.B86])" office:value-type="float" office:value="1.72544080604533">
            <text:p>1.73</text:p>
          </table:table-cell>
          <table:table-cell table:formula="oooc:=ABS(([.I86]-[.B86])*100/[.B86])" office:value-type="float" office:value="3.19899244332493">
            <text:p>3.2</text:p>
          </table:table-cell>
          <table:table-cell table:formula="oooc:=ABS(([.J86]-[.B86])*100/[.B86])" office:value-type="float" office:value="1.46095717884131">
            <text:p>1.46</text:p>
          </table:table-cell>
          <table:table-cell table:formula="oooc:=ABS(([.K86]-[.B86])*100/[.B86])" office:value-type="float" office:value="1.32241813602015">
            <text:p>1.32</text:p>
          </table:table-cell>
          <table:table-cell table:formula="oooc:=ABS(([.L86]-[.B86])*100/[.B86])" office:value-type="float" office:value="0.390428211586887">
            <text:p>0.39</text:p>
          </table:table-cell>
          <table:table-cell table:formula="oooc:=ABS(([.M86]-[.B86])*100/[.B86])" office:value-type="float" office:value="2.45591939546598">
            <text:p>2.46</text:p>
          </table:table-cell>
          <table:table-cell table:formula="oooc:=ABS(([.N86]-[.B86])*100/[.B86])" office:value-type="float" office:value="1.93954659949621">
            <text:p>1.94</text:p>
          </table:table-cell>
          <table:table-cell table:number-columns-repeated="2"/>
          <table:table-cell table:formula="oooc:=ABS([.C86]-[.B86])" office:value-type="float" office:value="2.40000000000001">
            <text:p>2.4</text:p>
          </table:table-cell>
          <table:table-cell table:formula="oooc:=ABS([.D86]-[.B86])" office:value-type="float" office:value="0.0400000000000063">
            <text:p>0.04</text:p>
          </table:table-cell>
          <table:table-cell table:formula="oooc:=ABS([.E86]-[.B86])" office:value-type="float" office:value="0.420000000000002">
            <text:p>0.42</text:p>
          </table:table-cell>
          <table:table-cell table:formula="oooc:=ABS([.F86]-[.B86])" office:value-type="float" office:value="0.699999999999989">
            <text:p>0.7</text:p>
          </table:table-cell>
          <table:table-cell table:formula="oooc:=ABS([.G86]-[.B86])" office:value-type="float" office:value="1.33">
            <text:p>1.33</text:p>
          </table:table-cell>
          <table:table-cell table:formula="oooc:=ABS([.H86]-[.B86])" office:value-type="float" office:value="1.36999999999999">
            <text:p>1.37</text:p>
          </table:table-cell>
          <table:table-cell table:formula="oooc:=ABS([.I86]-[.B86])" office:value-type="float" office:value="2.53999999999999">
            <text:p>2.54</text:p>
          </table:table-cell>
          <table:table-cell table:formula="oooc:=ABS([.J86]-[.B86])" office:value-type="float" office:value="1.16">
            <text:p>1.16</text:p>
          </table:table-cell>
          <table:table-cell table:formula="oooc:=ABS([.K86]-[.B86])" office:value-type="float" office:value="1.05">
            <text:p>1.05</text:p>
          </table:table-cell>
          <table:table-cell table:formula="oooc:=ABS([.L86]-[.B86])" office:value-type="float" office:value="0.309999999999988">
            <text:p>0.31</text:p>
          </table:table-cell>
          <table:table-cell table:formula="oooc:=ABS([.M86]-[.B86])" office:value-type="float" office:value="1.94999999999999">
            <text:p>1.95</text:p>
          </table:table-cell>
          <table:table-cell table:formula="oooc:=ABS([.N86]-[.B86])" office:value-type="float" office:value="1.53999999999999">
            <text:p>1.54</text:p>
          </table:table-cell>
          <table:table-cell table:number-columns-repeated="3"/>
        </table:table-row>
        <table:table-row table:style-name="ro1">
          <table:table-cell office:value-type="string">
            <text:p>CCAGCCAGTCTCTCC</text:p>
          </table:table-cell>
          <table:table-cell office:value-type="float" office:value="61.5">
            <text:p>61.5</text:p>
          </table:table-cell>
          <table:table-cell office:value-type="float" office:value="50.21">
            <text:p>50.21</text:p>
          </table:table-cell>
          <table:table-cell office:value-type="float" office:value="55.39">
            <text:p>55.39</text:p>
          </table:table-cell>
          <table:table-cell office:value-type="float" office:value="54.18">
            <text:p>54.18</text:p>
          </table:table-cell>
          <table:table-cell office:value-type="float" office:value="57.75">
            <text:p>57.75</text:p>
          </table:table-cell>
          <table:table-cell office:value-type="float" office:value="61.2">
            <text:p>61.2</text:p>
          </table:table-cell>
          <table:table-cell office:value-type="float" office:value="58.33">
            <text:p>58.33</text:p>
          </table:table-cell>
          <table:table-cell office:value-type="float" office:value="63.07">
            <text:p>63.07</text:p>
          </table:table-cell>
          <table:table-cell office:value-type="float" office:value="59.21">
            <text:p>59.21</text:p>
          </table:table-cell>
          <table:table-cell office:value-type="float" office:value="59.73">
            <text:p>59.73</text:p>
          </table:table-cell>
          <table:table-cell office:value-type="float" office:value="56.51">
            <text:p>56.51</text:p>
          </table:table-cell>
          <table:table-cell office:value-type="float" office:value="61.37">
            <text:p>61.37</text:p>
          </table:table-cell>
          <table:table-cell office:value-type="float" office:value="59.31">
            <text:p>59.31</text:p>
          </table:table-cell>
          <table:table-cell office:value-type="float" office:value="61.5">
            <text:p>61.5</text:p>
          </table:table-cell>
          <table:table-cell/>
          <table:table-cell table:formula="oooc:=ABS(([.C87]-[.B87])*100/[.B87])" office:value-type="float" office:value="18.3577235772358">
            <text:p>18.36</text:p>
          </table:table-cell>
          <table:table-cell table:formula="oooc:=ABS(([.D87]-[.B87])*100/[.B87])" office:value-type="float" office:value="9.9349593495935">
            <text:p>9.93</text:p>
          </table:table-cell>
          <table:table-cell table:formula="oooc:=ABS(([.E87]-[.B87])*100/[.B87])" office:value-type="float" office:value="11.9024390243902">
            <text:p>11.9</text:p>
          </table:table-cell>
          <table:table-cell table:formula="oooc:=ABS(([.F87]-[.B87])*100/[.B87])" office:value-type="float" office:value="6.09756097560976">
            <text:p>6.1</text:p>
          </table:table-cell>
          <table:table-cell table:formula="oooc:=ABS(([.G87]-[.B87])*100/[.B87])" office:value-type="float" office:value="0.487804878048776">
            <text:p>0.49</text:p>
          </table:table-cell>
          <table:table-cell table:formula="oooc:=ABS(([.H87]-[.B87])*100/[.B87])" office:value-type="float" office:value="5.15447154471545">
            <text:p>5.15</text:p>
          </table:table-cell>
          <table:table-cell table:formula="oooc:=ABS(([.I87]-[.B87])*100/[.B87])" office:value-type="float" office:value="2.55284552845528">
            <text:p>2.55</text:p>
          </table:table-cell>
          <table:table-cell table:formula="oooc:=ABS(([.J87]-[.B87])*100/[.B87])" office:value-type="float" office:value="3.72357723577236">
            <text:p>3.72</text:p>
          </table:table-cell>
          <table:table-cell table:formula="oooc:=ABS(([.K87]-[.B87])*100/[.B87])" office:value-type="float" office:value="2.87804878048781">
            <text:p>2.88</text:p>
          </table:table-cell>
          <table:table-cell table:formula="oooc:=ABS(([.L87]-[.B87])*100/[.B87])" office:value-type="float" office:value="8.11382113821139">
            <text:p>8.11</text:p>
          </table:table-cell>
          <table:table-cell table:formula="oooc:=ABS(([.M87]-[.B87])*100/[.B87])" office:value-type="float" office:value="0.211382113821142">
            <text:p>0.21</text:p>
          </table:table-cell>
          <table:table-cell table:formula="oooc:=ABS(([.N87]-[.B87])*100/[.B87])" office:value-type="float" office:value="3.56097560975609">
            <text:p>3.56</text:p>
          </table:table-cell>
          <table:table-cell table:number-columns-repeated="2"/>
          <table:table-cell table:formula="oooc:=ABS([.C87]-[.B87])" office:value-type="float" office:value="11.29">
            <text:p>11.29</text:p>
          </table:table-cell>
          <table:table-cell table:formula="oooc:=ABS([.D87]-[.B87])" office:value-type="float" office:value="6.11">
            <text:p>6.11</text:p>
          </table:table-cell>
          <table:table-cell table:formula="oooc:=ABS([.E87]-[.B87])" office:value-type="float" office:value="7.32">
            <text:p>7.32</text:p>
          </table:table-cell>
          <table:table-cell table:formula="oooc:=ABS([.F87]-[.B87])" office:value-type="float" office:value="3.75">
            <text:p>3.75</text:p>
          </table:table-cell>
          <table:table-cell table:formula="oooc:=ABS([.G87]-[.B87])" office:value-type="float" office:value="0.299999999999997">
            <text:p>0.3</text:p>
          </table:table-cell>
          <table:table-cell table:formula="oooc:=ABS([.H87]-[.B87])" office:value-type="float" office:value="3.17">
            <text:p>3.17</text:p>
          </table:table-cell>
          <table:table-cell table:formula="oooc:=ABS([.I87]-[.B87])" office:value-type="float" office:value="1.57">
            <text:p>1.57</text:p>
          </table:table-cell>
          <table:table-cell table:formula="oooc:=ABS([.J87]-[.B87])" office:value-type="float" office:value="2.29">
            <text:p>2.29</text:p>
          </table:table-cell>
          <table:table-cell table:formula="oooc:=ABS([.K87]-[.B87])" office:value-type="float" office:value="1.77">
            <text:p>1.77</text:p>
          </table:table-cell>
          <table:table-cell table:formula="oooc:=ABS([.L87]-[.B87])" office:value-type="float" office:value="4.99">
            <text:p>4.99</text:p>
          </table:table-cell>
          <table:table-cell table:formula="oooc:=ABS([.M87]-[.B87])" office:value-type="float" office:value="0.130000000000003">
            <text:p>0.13</text:p>
          </table:table-cell>
          <table:table-cell table:formula="oooc:=ABS([.N87]-[.B87])" office:value-type="float" office:value="2.19">
            <text:p>2.19</text:p>
          </table:table-cell>
          <table:table-cell table:number-columns-repeated="3"/>
        </table:table-row>
        <table:table-row table:style-name="ro1">
          <table:table-cell office:value-type="string">
            <text:p>CGTACTAGCGTTGGTCATGG</text:p>
          </table:table-cell>
          <table:table-cell office:value-type="float" office:value="66.6">
            <text:p>66.6</text:p>
          </table:table-cell>
          <table:table-cell office:value-type="float" office:value="56.56">
            <text:p>56.56</text:p>
          </table:table-cell>
          <table:table-cell office:value-type="float" office:value="62.08">
            <text:p>62.08</text:p>
          </table:table-cell>
          <table:table-cell office:value-type="float" office:value="60.87">
            <text:p>60.87</text:p>
          </table:table-cell>
          <table:table-cell office:value-type="float" office:value="64.44">
            <text:p>64.44</text:p>
          </table:table-cell>
          <table:table-cell office:value-type="float" office:value="66.85">
            <text:p>66.85</text:p>
          </table:table-cell>
          <table:table-cell office:value-type="float" office:value="65.02">
            <text:p>65.02</text:p>
          </table:table-cell>
          <table:table-cell office:value-type="float" office:value="68.7">
            <text:p>68.7</text:p>
          </table:table-cell>
          <table:table-cell office:value-type="float" office:value="65.9">
            <text:p>65.9</text:p>
          </table:table-cell>
          <table:table-cell office:value-type="float" office:value="66.26">
            <text:p>66.26</text:p>
          </table:table-cell>
          <table:table-cell office:value-type="float" office:value="63.2">
            <text:p>63.2</text:p>
          </table:table-cell>
          <table:table-cell office:value-type="float" office:value="67.96">
            <text:p>67.96</text:p>
          </table:table-cell>
          <table:table-cell office:value-type="float" office:value="66">
            <text:p>66</text:p>
          </table:table-cell>
          <table:table-cell office:value-type="float" office:value="66.6">
            <text:p>66.6</text:p>
          </table:table-cell>
          <table:table-cell/>
          <table:table-cell table:formula="oooc:=ABS(([.C88]-[.B88])*100/[.B88])" office:value-type="float" office:value="15.0750750750751">
            <text:p>15.08</text:p>
          </table:table-cell>
          <table:table-cell table:formula="oooc:=ABS(([.D88]-[.B88])*100/[.B88])" office:value-type="float" office:value="6.78678678678678">
            <text:p>6.79</text:p>
          </table:table-cell>
          <table:table-cell table:formula="oooc:=ABS(([.E88]-[.B88])*100/[.B88])" office:value-type="float" office:value="8.6036036036036">
            <text:p>8.6</text:p>
          </table:table-cell>
          <table:table-cell table:formula="oooc:=ABS(([.F88]-[.B88])*100/[.B88])" office:value-type="float" office:value="3.24324324324324">
            <text:p>3.24</text:p>
          </table:table-cell>
          <table:table-cell table:formula="oooc:=ABS(([.G88]-[.B88])*100/[.B88])" office:value-type="float" office:value="0.375375375375375">
            <text:p>0.38</text:p>
          </table:table-cell>
          <table:table-cell table:formula="oooc:=ABS(([.H88]-[.B88])*100/[.B88])" office:value-type="float" office:value="2.37237237237237">
            <text:p>2.37</text:p>
          </table:table-cell>
          <table:table-cell table:formula="oooc:=ABS(([.I88]-[.B88])*100/[.B88])" office:value-type="float" office:value="3.15315315315317">
            <text:p>3.15</text:p>
          </table:table-cell>
          <table:table-cell table:formula="oooc:=ABS(([.J88]-[.B88])*100/[.B88])" office:value-type="float" office:value="1.05105105105103">
            <text:p>1.05</text:p>
          </table:table-cell>
          <table:table-cell table:formula="oooc:=ABS(([.K88]-[.B88])*100/[.B88])" office:value-type="float" office:value="0.510510510510494">
            <text:p>0.51</text:p>
          </table:table-cell>
          <table:table-cell table:formula="oooc:=ABS(([.L88]-[.B88])*100/[.B88])" office:value-type="float" office:value="5.10510510510509">
            <text:p>5.11</text:p>
          </table:table-cell>
          <table:table-cell table:formula="oooc:=ABS(([.M88]-[.B88])*100/[.B88])" office:value-type="float" office:value="2.04204204204204">
            <text:p>2.04</text:p>
          </table:table-cell>
          <table:table-cell table:formula="oooc:=ABS(([.N88]-[.B88])*100/[.B88])" office:value-type="float" office:value="0.900900900900892">
            <text:p>0.9</text:p>
          </table:table-cell>
          <table:table-cell table:number-columns-repeated="2"/>
          <table:table-cell table:formula="oooc:=ABS([.C88]-[.B88])" office:value-type="float" office:value="10.04">
            <text:p>10.04</text:p>
          </table:table-cell>
          <table:table-cell table:formula="oooc:=ABS([.D88]-[.B88])" office:value-type="float" office:value="4.52">
            <text:p>4.52</text:p>
          </table:table-cell>
          <table:table-cell table:formula="oooc:=ABS([.E88]-[.B88])" office:value-type="float" office:value="5.73">
            <text:p>5.73</text:p>
          </table:table-cell>
          <table:table-cell table:formula="oooc:=ABS([.F88]-[.B88])" office:value-type="float" office:value="2.16">
            <text:p>2.16</text:p>
          </table:table-cell>
          <table:table-cell table:formula="oooc:=ABS([.G88]-[.B88])" office:value-type="float" office:value="0.25">
            <text:p>0.25</text:p>
          </table:table-cell>
          <table:table-cell table:formula="oooc:=ABS([.H88]-[.B88])" office:value-type="float" office:value="1.58">
            <text:p>1.58</text:p>
          </table:table-cell>
          <table:table-cell table:formula="oooc:=ABS([.I88]-[.B88])" office:value-type="float" office:value="2.10000000000001">
            <text:p>2.1</text:p>
          </table:table-cell>
          <table:table-cell table:formula="oooc:=ABS([.J88]-[.B88])" office:value-type="float" office:value="0.699999999999989">
            <text:p>0.7</text:p>
          </table:table-cell>
          <table:table-cell table:formula="oooc:=ABS([.K88]-[.B88])" office:value-type="float" office:value="0.339999999999989">
            <text:p>0.34</text:p>
          </table:table-cell>
          <table:table-cell table:formula="oooc:=ABS([.L88]-[.B88])" office:value-type="float" office:value="3.39999999999999">
            <text:p>3.4</text:p>
          </table:table-cell>
          <table:table-cell table:formula="oooc:=ABS([.M88]-[.B88])" office:value-type="float" office:value="1.36">
            <text:p>1.36</text:p>
          </table:table-cell>
          <table:table-cell table:formula="oooc:=ABS([.N88]-[.B88])" office:value-type="float" office:value="0.599999999999994">
            <text:p>0.6</text:p>
          </table:table-cell>
          <table:table-cell table:number-columns-repeated="3"/>
        </table:table-row>
        <table:table-row table:style-name="ro1">
          <table:table-cell office:value-type="string">
            <text:p>CCATCATTGTGTCTACCTCA</text:p>
          </table:table-cell>
          <table:table-cell office:value-type="float" office:value="59.5">
            <text:p>59.5</text:p>
          </table:table-cell>
          <table:table-cell office:value-type="float" office:value="45.1">
            <text:p>45.1</text:p>
          </table:table-cell>
          <table:table-cell office:value-type="float" office:value="52.99">
            <text:p>52.99</text:p>
          </table:table-cell>
          <table:table-cell office:value-type="float" office:value="51.29">
            <text:p>51.29</text:p>
          </table:table-cell>
          <table:table-cell office:value-type="float" office:value="56.32">
            <text:p>56.32</text:p>
          </table:table-cell>
          <table:table-cell office:value-type="float" office:value="59.13">
            <text:p>59.13</text:p>
          </table:table-cell>
          <table:table-cell office:value-type="float" office:value="55.83">
            <text:p>55.83</text:p>
          </table:table-cell>
          <table:table-cell office:value-type="float" office:value="60.13">
            <text:p>60.13</text:p>
          </table:table-cell>
          <table:table-cell office:value-type="float" office:value="58.36">
            <text:p>58.36</text:p>
          </table:table-cell>
          <table:table-cell office:value-type="float" office:value="58.67">
            <text:p>58.67</text:p>
          </table:table-cell>
          <table:table-cell office:value-type="float" office:value="54.57">
            <text:p>54.57</text:p>
          </table:table-cell>
          <table:table-cell office:value-type="float" office:value="60.33">
            <text:p>60.33</text:p>
          </table:table-cell>
          <table:table-cell office:value-type="float" office:value="57.82">
            <text:p>57.82</text:p>
          </table:table-cell>
          <table:table-cell office:value-type="float" office:value="59.5">
            <text:p>59.5</text:p>
          </table:table-cell>
          <table:table-cell/>
          <table:table-cell table:formula="oooc:=ABS(([.C89]-[.B89])*100/[.B89])" office:value-type="float" office:value="24.2016806722689">
            <text:p>24.2</text:p>
          </table:table-cell>
          <table:table-cell table:formula="oooc:=ABS(([.D89]-[.B89])*100/[.B89])" office:value-type="float" office:value="10.9411764705882">
            <text:p>10.94</text:p>
          </table:table-cell>
          <table:table-cell table:formula="oooc:=ABS(([.E89]-[.B89])*100/[.B89])" office:value-type="float" office:value="13.7983193277311">
            <text:p>13.8</text:p>
          </table:table-cell>
          <table:table-cell table:formula="oooc:=ABS(([.F89]-[.B89])*100/[.B89])" office:value-type="float" office:value="5.34453781512605">
            <text:p>5.34</text:p>
          </table:table-cell>
          <table:table-cell table:formula="oooc:=ABS(([.G89]-[.B89])*100/[.B89])" office:value-type="float" office:value="0.621848739495794">
            <text:p>0.62</text:p>
          </table:table-cell>
          <table:table-cell table:formula="oooc:=ABS(([.H89]-[.B89])*100/[.B89])" office:value-type="float" office:value="6.16806722689076">
            <text:p>6.17</text:p>
          </table:table-cell>
          <table:table-cell table:formula="oooc:=ABS(([.I89]-[.B89])*100/[.B89])" office:value-type="float" office:value="1.05882352941177">
            <text:p>1.06</text:p>
          </table:table-cell>
          <table:table-cell table:formula="oooc:=ABS(([.J89]-[.B89])*100/[.B89])" office:value-type="float" office:value="1.91596638655462">
            <text:p>1.92</text:p>
          </table:table-cell>
          <table:table-cell table:formula="oooc:=ABS(([.K89]-[.B89])*100/[.B89])" office:value-type="float" office:value="1.39495798319327">
            <text:p>1.39</text:p>
          </table:table-cell>
          <table:table-cell table:formula="oooc:=ABS(([.L89]-[.B89])*100/[.B89])" office:value-type="float" office:value="8.28571428571429">
            <text:p>8.29</text:p>
          </table:table-cell>
          <table:table-cell table:formula="oooc:=ABS(([.M89]-[.B89])*100/[.B89])" office:value-type="float" office:value="1.39495798319327">
            <text:p>1.39</text:p>
          </table:table-cell>
          <table:table-cell table:formula="oooc:=ABS(([.N89]-[.B89])*100/[.B89])" office:value-type="float" office:value="2.82352941176471">
            <text:p>2.82</text:p>
          </table:table-cell>
          <table:table-cell table:number-columns-repeated="2"/>
          <table:table-cell table:formula="oooc:=ABS([.C89]-[.B89])" office:value-type="float" office:value="14.4">
            <text:p>14.4</text:p>
          </table:table-cell>
          <table:table-cell table:formula="oooc:=ABS([.D89]-[.B89])" office:value-type="float" office:value="6.51">
            <text:p>6.51</text:p>
          </table:table-cell>
          <table:table-cell table:formula="oooc:=ABS([.E89]-[.B89])" office:value-type="float" office:value="8.21">
            <text:p>8.21</text:p>
          </table:table-cell>
          <table:table-cell table:formula="oooc:=ABS([.F89]-[.B89])" office:value-type="float" office:value="3.18">
            <text:p>3.18</text:p>
          </table:table-cell>
          <table:table-cell table:formula="oooc:=ABS([.G89]-[.B89])" office:value-type="float" office:value="0.369999999999997">
            <text:p>0.37</text:p>
          </table:table-cell>
          <table:table-cell table:formula="oooc:=ABS([.H89]-[.B89])" office:value-type="float" office:value="3.67">
            <text:p>3.67</text:p>
          </table:table-cell>
          <table:table-cell table:formula="oooc:=ABS([.I89]-[.B89])" office:value-type="float" office:value="0.630000000000003">
            <text:p>0.63</text:p>
          </table:table-cell>
          <table:table-cell table:formula="oooc:=ABS([.J89]-[.B89])" office:value-type="float" office:value="1.14">
            <text:p>1.14</text:p>
          </table:table-cell>
          <table:table-cell table:formula="oooc:=ABS([.K89]-[.B89])" office:value-type="float" office:value="0.829999999999998">
            <text:p>0.83</text:p>
          </table:table-cell>
          <table:table-cell table:formula="oooc:=ABS([.L89]-[.B89])" office:value-type="float" office:value="4.93">
            <text:p>4.93</text:p>
          </table:table-cell>
          <table:table-cell table:formula="oooc:=ABS([.M89]-[.B89])" office:value-type="float" office:value="0.829999999999998">
            <text:p>0.83</text:p>
          </table:table-cell>
          <table:table-cell table:formula="oooc:=ABS([.N89]-[.B89])" office:value-type="float" office:value="1.68">
            <text:p>1.68</text:p>
          </table:table-cell>
          <table:table-cell table:number-columns-repeated="3"/>
        </table:table-row>
        <table:table-row table:style-name="ro1">
          <table:table-cell office:value-type="string">
            <text:p>GAGATTGTTTCCCTTTCAAA</text:p>
          </table:table-cell>
          <table:table-cell office:value-type="float" office:value="49.3">
            <text:p>49.3</text:p>
          </table:table-cell>
          <table:table-cell office:value-type="float" office:value="35.67">
            <text:p>35.67</text:p>
          </table:table-cell>
          <table:table-cell office:value-type="float" office:value="44.92">
            <text:p>44.92</text:p>
          </table:table-cell>
          <table:table-cell office:value-type="float" office:value="42.78">
            <text:p>42.78</text:p>
          </table:table-cell>
          <table:table-cell office:value-type="float" office:value="49.09">
            <text:p>49.09</text:p>
          </table:table-cell>
          <table:table-cell office:value-type="float" office:value="51.92">
            <text:p>51.92</text:p>
          </table:table-cell>
          <table:table-cell office:value-type="float" office:value="47.05">
            <text:p>47.05</text:p>
          </table:table-cell>
          <table:table-cell office:value-type="float" office:value="51.56">
            <text:p>51.56</text:p>
          </table:table-cell>
          <table:table-cell office:value-type="float" office:value="51.66">
            <text:p>51.66</text:p>
          </table:table-cell>
          <table:table-cell office:value-type="float" office:value="52.21">
            <text:p>52.21</text:p>
          </table:table-cell>
          <table:table-cell office:value-type="float" office:value="46.9">
            <text:p>46.9</text:p>
          </table:table-cell>
          <table:table-cell office:value-type="float" office:value="53.44">
            <text:p>53.44</text:p>
          </table:table-cell>
          <table:table-cell office:value-type="float" office:value="50.39">
            <text:p>50.39</text:p>
          </table:table-cell>
          <table:table-cell office:value-type="float" office:value="49.3">
            <text:p>49.3</text:p>
          </table:table-cell>
          <table:table-cell/>
          <table:table-cell table:formula="oooc:=ABS(([.C90]-[.B90])*100/[.B90])" office:value-type="float" office:value="27.6470588235294">
            <text:p>27.65</text:p>
          </table:table-cell>
          <table:table-cell table:formula="oooc:=ABS(([.D90]-[.B90])*100/[.B90])" office:value-type="float" office:value="8.88438133874238">
            <text:p>8.88</text:p>
          </table:table-cell>
          <table:table-cell table:formula="oooc:=ABS(([.E90]-[.B90])*100/[.B90])" office:value-type="float" office:value="13.2251521298174">
            <text:p>13.23</text:p>
          </table:table-cell>
          <table:table-cell table:formula="oooc:=ABS(([.F90]-[.B90])*100/[.B90])" office:value-type="float" office:value="0.425963488843801">
            <text:p>0.43</text:p>
          </table:table-cell>
          <table:table-cell table:formula="oooc:=ABS(([.G90]-[.B90])*100/[.B90])" office:value-type="float" office:value="5.31440162271806">
            <text:p>5.31</text:p>
          </table:table-cell>
          <table:table-cell table:formula="oooc:=ABS(([.H90]-[.B90])*100/[.B90])" office:value-type="float" office:value="4.56389452332657">
            <text:p>4.56</text:p>
          </table:table-cell>
          <table:table-cell table:formula="oooc:=ABS(([.I90]-[.B90])*100/[.B90])" office:value-type="float" office:value="4.58417849898581">
            <text:p>4.58</text:p>
          </table:table-cell>
          <table:table-cell table:formula="oooc:=ABS(([.J90]-[.B90])*100/[.B90])" office:value-type="float" office:value="4.78701825557809">
            <text:p>4.79</text:p>
          </table:table-cell>
          <table:table-cell table:formula="oooc:=ABS(([.K90]-[.B90])*100/[.B90])" office:value-type="float" office:value="5.90263691683571">
            <text:p>5.9</text:p>
          </table:table-cell>
          <table:table-cell table:formula="oooc:=ABS(([.L90]-[.B90])*100/[.B90])" office:value-type="float" office:value="4.86815415821501">
            <text:p>4.87</text:p>
          </table:table-cell>
          <table:table-cell table:formula="oooc:=ABS(([.M90]-[.B90])*100/[.B90])" office:value-type="float" office:value="8.39756592292089">
            <text:p>8.4</text:p>
          </table:table-cell>
          <table:table-cell table:formula="oooc:=ABS(([.N90]-[.B90])*100/[.B90])" office:value-type="float" office:value="2.21095334685599">
            <text:p>2.21</text:p>
          </table:table-cell>
          <table:table-cell table:number-columns-repeated="2"/>
          <table:table-cell table:formula="oooc:=ABS([.C90]-[.B90])" office:value-type="float" office:value="13.63">
            <text:p>13.63</text:p>
          </table:table-cell>
          <table:table-cell table:formula="oooc:=ABS([.D90]-[.B90])" office:value-type="float" office:value="4.38">
            <text:p>4.38</text:p>
          </table:table-cell>
          <table:table-cell table:formula="oooc:=ABS([.E90]-[.B90])" office:value-type="float" office:value="6.52">
            <text:p>6.52</text:p>
          </table:table-cell>
          <table:table-cell table:formula="oooc:=ABS([.F90]-[.B90])" office:value-type="float" office:value="0.209999999999994">
            <text:p>0.21</text:p>
          </table:table-cell>
          <table:table-cell table:formula="oooc:=ABS([.G90]-[.B90])" office:value-type="float" office:value="2.62">
            <text:p>2.62</text:p>
          </table:table-cell>
          <table:table-cell table:formula="oooc:=ABS([.H90]-[.B90])" office:value-type="float" office:value="2.25">
            <text:p>2.25</text:p>
          </table:table-cell>
          <table:table-cell table:formula="oooc:=ABS([.I90]-[.B90])" office:value-type="float" office:value="2.26000000000001">
            <text:p>2.26</text:p>
          </table:table-cell>
          <table:table-cell table:formula="oooc:=ABS([.J90]-[.B90])" office:value-type="float" office:value="2.36">
            <text:p>2.36</text:p>
          </table:table-cell>
          <table:table-cell table:formula="oooc:=ABS([.K90]-[.B90])" office:value-type="float" office:value="2.91">
            <text:p>2.91</text:p>
          </table:table-cell>
          <table:table-cell table:formula="oooc:=ABS([.L90]-[.B90])" office:value-type="float" office:value="2.4">
            <text:p>2.4</text:p>
          </table:table-cell>
          <table:table-cell table:formula="oooc:=ABS([.M90]-[.B90])" office:value-type="float" office:value="4.14">
            <text:p>4.14</text:p>
          </table:table-cell>
          <table:table-cell table:formula="oooc:=ABS([.N90]-[.B90])" office:value-type="float" office:value="1.09">
            <text:p>1.09</text:p>
          </table:table-cell>
          <table:table-cell table:number-columns-repeated="3"/>
        </table:table-row>
        <table:table-row table:style-name="ro1">
          <table:table-cell office:value-type="string">
            <text:p>ATCAATCATA</text:p>
          </table:table-cell>
          <table:table-cell office:value-type="float" office:value="21.3">
            <text:p>21.3</text:p>
          </table:table-cell>
          <table:table-cell office:value-type="float" office:value="5.66">
            <text:p>5.66</text:p>
          </table:table-cell>
          <table:table-cell office:value-type="float" office:value="11.02">
            <text:p>11.02</text:p>
          </table:table-cell>
          <table:table-cell office:value-type="float" office:value="8.88">
            <text:p>8.88</text:p>
          </table:table-cell>
          <table:table-cell office:value-type="float" office:value="15.19">
            <text:p>15.19</text:p>
          </table:table-cell>
          <table:table-cell office:value-type="float" office:value="19.35">
            <text:p>19.35</text:p>
          </table:table-cell>
          <table:table-cell office:value-type="float" office:value="13.15">
            <text:p>13.15</text:p>
          </table:table-cell>
          <table:table-cell office:value-type="float" office:value="18.91">
            <text:p>18.91</text:p>
          </table:table-cell>
          <table:table-cell office:value-type="float" office:value="17.76">
            <text:p>17.76</text:p>
          </table:table-cell>
          <table:table-cell office:value-type="float" office:value="20.11">
            <text:p>20.11</text:p>
          </table:table-cell>
          <table:table-cell office:value-type="float" office:value="13">
            <text:p>13</text:p>
          </table:table-cell>
          <table:table-cell office:value-type="float" office:value="21.01">
            <text:p>21.01</text:p>
          </table:table-cell>
          <table:table-cell office:value-type="float" office:value="16.49">
            <text:p>16.49</text:p>
          </table:table-cell>
          <table:table-cell office:value-type="float" office:value="21.3">
            <text:p>21.3</text:p>
          </table:table-cell>
          <table:table-cell/>
          <table:table-cell table:formula="oooc:=ABS(([.C91]-[.B91])*100/[.B91])" office:value-type="float" office:value="73.4272300469484">
            <text:p>73.43</text:p>
          </table:table-cell>
          <table:table-cell table:formula="oooc:=ABS(([.D91]-[.B91])*100/[.B91])" office:value-type="float" office:value="48.2629107981221">
            <text:p>48.26</text:p>
          </table:table-cell>
          <table:table-cell table:formula="oooc:=ABS(([.E91]-[.B91])*100/[.B91])" office:value-type="float" office:value="58.3098591549296">
            <text:p>58.31</text:p>
          </table:table-cell>
          <table:table-cell table:formula="oooc:=ABS(([.F91]-[.B91])*100/[.B91])" office:value-type="float" office:value="28.6854460093897">
            <text:p>28.69</text:p>
          </table:table-cell>
          <table:table-cell table:formula="oooc:=ABS(([.G91]-[.B91])*100/[.B91])" office:value-type="float" office:value="9.15492957746479">
            <text:p>9.15</text:p>
          </table:table-cell>
          <table:table-cell table:formula="oooc:=ABS(([.H91]-[.B91])*100/[.B91])" office:value-type="float" office:value="38.2629107981221">
            <text:p>38.26</text:p>
          </table:table-cell>
          <table:table-cell table:formula="oooc:=ABS(([.I91]-[.B91])*100/[.B91])" office:value-type="float" office:value="11.2206572769953">
            <text:p>11.22</text:p>
          </table:table-cell>
          <table:table-cell table:formula="oooc:=ABS(([.J91]-[.B91])*100/[.B91])" office:value-type="float" office:value="16.6197183098591">
            <text:p>16.62</text:p>
          </table:table-cell>
          <table:table-cell table:formula="oooc:=ABS(([.K91]-[.B91])*100/[.B91])" office:value-type="float" office:value="5.5868544600939">
            <text:p>5.59</text:p>
          </table:table-cell>
          <table:table-cell table:formula="oooc:=ABS(([.L91]-[.B91])*100/[.B91])" office:value-type="float" office:value="38.9671361502347">
            <text:p>38.97</text:p>
          </table:table-cell>
          <table:table-cell table:formula="oooc:=ABS(([.M91]-[.B91])*100/[.B91])" office:value-type="float" office:value="1.36150234741784">
            <text:p>1.36</text:p>
          </table:table-cell>
          <table:table-cell table:formula="oooc:=ABS(([.N91]-[.B91])*100/[.B91])" office:value-type="float" office:value="22.5821596244132">
            <text:p>22.58</text:p>
          </table:table-cell>
          <table:table-cell table:number-columns-repeated="2"/>
          <table:table-cell table:formula="oooc:=ABS([.C91]-[.B91])" office:value-type="float" office:value="15.64">
            <text:p>15.64</text:p>
          </table:table-cell>
          <table:table-cell table:formula="oooc:=ABS([.D91]-[.B91])" office:value-type="float" office:value="10.28">
            <text:p>10.28</text:p>
          </table:table-cell>
          <table:table-cell table:formula="oooc:=ABS([.E91]-[.B91])" office:value-type="float" office:value="12.42">
            <text:p>12.42</text:p>
          </table:table-cell>
          <table:table-cell table:formula="oooc:=ABS([.F91]-[.B91])" office:value-type="float" office:value="6.11">
            <text:p>6.11</text:p>
          </table:table-cell>
          <table:table-cell table:formula="oooc:=ABS([.G91]-[.B91])" office:value-type="float" office:value="1.95">
            <text:p>1.95</text:p>
          </table:table-cell>
          <table:table-cell table:formula="oooc:=ABS([.H91]-[.B91])" office:value-type="float" office:value="8.15">
            <text:p>8.15</text:p>
          </table:table-cell>
          <table:table-cell table:formula="oooc:=ABS([.I91]-[.B91])" office:value-type="float" office:value="2.39">
            <text:p>2.39</text:p>
          </table:table-cell>
          <table:table-cell table:formula="oooc:=ABS([.J91]-[.B91])" office:value-type="float" office:value="3.54">
            <text:p>3.54</text:p>
          </table:table-cell>
          <table:table-cell table:formula="oooc:=ABS([.K91]-[.B91])" office:value-type="float" office:value="1.19">
            <text:p>1.19</text:p>
          </table:table-cell>
          <table:table-cell table:formula="oooc:=ABS([.L91]-[.B91])" office:value-type="float" office:value="8.3">
            <text:p>8.3</text:p>
          </table:table-cell>
          <table:table-cell table:formula="oooc:=ABS([.M91]-[.B91])" office:value-type="float" office:value="0.289999999999999">
            <text:p>0.29</text:p>
          </table:table-cell>
          <table:table-cell table:formula="oooc:=ABS([.N91]-[.B91])" office:value-type="float" office:value="4.81">
            <text:p>4.81</text:p>
          </table:table-cell>
          <table:table-cell table:number-columns-repeated="3"/>
        </table:table-row>
        <table:table-row table:style-name="ro1">
          <table:table-cell office:value-type="string">
            <text:p>TTCTACCTATGTGAT</text:p>
          </table:table-cell>
          <table:table-cell office:value-type="float" office:value="53.7">
            <text:p>53.7</text:p>
          </table:table-cell>
          <table:table-cell table:number-columns-repeated="11" office:value-type="float" office:value="56.67">
            <text:p>56.67</text:p>
          </table:table-cell>
          <table:table-cell office:value-type="float" office:value="56.68">
            <text:p>56.68</text:p>
          </table:table-cell>
          <table:table-cell office:value-type="float" office:value="53.7">
            <text:p>53.7</text:p>
          </table:table-cell>
          <table:table-cell/>
          <table:table-cell table:formula="oooc:=ABS(([.C92]-[.B92])*100/[.B92])" office:value-type="float" office:value="5.53072625698324">
            <text:p>5.53</text:p>
          </table:table-cell>
          <table:table-cell table:formula="oooc:=ABS(([.D92]-[.B92])*100/[.B92])" office:value-type="float" office:value="5.53072625698324">
            <text:p>5.53</text:p>
          </table:table-cell>
          <table:table-cell table:formula="oooc:=ABS(([.E92]-[.B92])*100/[.B92])" office:value-type="float" office:value="5.53072625698324">
            <text:p>5.53</text:p>
          </table:table-cell>
          <table:table-cell table:formula="oooc:=ABS(([.F92]-[.B92])*100/[.B92])" office:value-type="float" office:value="5.53072625698324">
            <text:p>5.53</text:p>
          </table:table-cell>
          <table:table-cell table:formula="oooc:=ABS(([.G92]-[.B92])*100/[.B92])" office:value-type="float" office:value="5.53072625698324">
            <text:p>5.53</text:p>
          </table:table-cell>
          <table:table-cell table:formula="oooc:=ABS(([.H92]-[.B92])*100/[.B92])" office:value-type="float" office:value="5.53072625698324">
            <text:p>5.53</text:p>
          </table:table-cell>
          <table:table-cell table:formula="oooc:=ABS(([.I92]-[.B92])*100/[.B92])" office:value-type="float" office:value="5.53072625698324">
            <text:p>5.53</text:p>
          </table:table-cell>
          <table:table-cell table:formula="oooc:=ABS(([.J92]-[.B92])*100/[.B92])" office:value-type="float" office:value="5.53072625698324">
            <text:p>5.53</text:p>
          </table:table-cell>
          <table:table-cell table:formula="oooc:=ABS(([.K92]-[.B92])*100/[.B92])" office:value-type="float" office:value="5.53072625698324">
            <text:p>5.53</text:p>
          </table:table-cell>
          <table:table-cell table:formula="oooc:=ABS(([.L92]-[.B92])*100/[.B92])" office:value-type="float" office:value="5.53072625698324">
            <text:p>5.53</text:p>
          </table:table-cell>
          <table:table-cell table:formula="oooc:=ABS(([.M92]-[.B92])*100/[.B92])" office:value-type="float" office:value="5.53072625698324">
            <text:p>5.53</text:p>
          </table:table-cell>
          <table:table-cell table:formula="oooc:=ABS(([.N92]-[.B92])*100/[.B92])" office:value-type="float" office:value="5.54934823091247">
            <text:p>5.55</text:p>
          </table:table-cell>
          <table:table-cell table:number-columns-repeated="2"/>
          <table:table-cell table:formula="oooc:=ABS([.C92]-[.B92])" office:value-type="float" office:value="2.97">
            <text:p>2.97</text:p>
          </table:table-cell>
          <table:table-cell table:formula="oooc:=ABS([.D92]-[.B92])" office:value-type="float" office:value="2.97">
            <text:p>2.97</text:p>
          </table:table-cell>
          <table:table-cell table:formula="oooc:=ABS([.E92]-[.B92])" office:value-type="float" office:value="2.97">
            <text:p>2.97</text:p>
          </table:table-cell>
          <table:table-cell table:formula="oooc:=ABS([.F92]-[.B92])" office:value-type="float" office:value="2.97">
            <text:p>2.97</text:p>
          </table:table-cell>
          <table:table-cell table:formula="oooc:=ABS([.G92]-[.B92])" office:value-type="float" office:value="2.97">
            <text:p>2.97</text:p>
          </table:table-cell>
          <table:table-cell table:formula="oooc:=ABS([.H92]-[.B92])" office:value-type="float" office:value="2.97">
            <text:p>2.97</text:p>
          </table:table-cell>
          <table:table-cell table:formula="oooc:=ABS([.I92]-[.B92])" office:value-type="float" office:value="2.97">
            <text:p>2.97</text:p>
          </table:table-cell>
          <table:table-cell table:formula="oooc:=ABS([.J92]-[.B92])" office:value-type="float" office:value="2.97">
            <text:p>2.97</text:p>
          </table:table-cell>
          <table:table-cell table:formula="oooc:=ABS([.K92]-[.B92])" office:value-type="float" office:value="2.97">
            <text:p>2.97</text:p>
          </table:table-cell>
          <table:table-cell table:formula="oooc:=ABS([.L92]-[.B92])" office:value-type="float" office:value="2.97">
            <text:p>2.97</text:p>
          </table:table-cell>
          <table:table-cell table:formula="oooc:=ABS([.M92]-[.B92])" office:value-type="float" office:value="2.97">
            <text:p>2.97</text:p>
          </table:table-cell>
          <table:table-cell table:formula="oooc:=ABS([.N92]-[.B92])" office:value-type="float" office:value="2.98">
            <text:p>2.98</text:p>
          </table:table-cell>
          <table:table-cell table:number-columns-repeated="3"/>
        </table:table-row>
        <table:table-row table:style-name="ro1">
          <table:table-cell office:value-type="string">
            <text:p>ACAGCGAATGGACCTACGTGGCCTT</text:p>
          </table:table-cell>
          <table:table-cell office:value-type="float" office:value="76">
            <text:p>76</text:p>
          </table:table-cell>
          <table:table-cell office:value-type="float" office:value="64.33">
            <text:p>64.33</text:p>
          </table:table-cell>
          <table:table-cell office:value-type="float" office:value="71.11">
            <text:p>71.11</text:p>
          </table:table-cell>
          <table:table-cell office:value-type="float" office:value="69.9">
            <text:p>69.9</text:p>
          </table:table-cell>
          <table:table-cell office:value-type="float" office:value="73.47">
            <text:p>73.47</text:p>
          </table:table-cell>
          <table:table-cell office:value-type="float" office:value="75.57">
            <text:p>75.57</text:p>
          </table:table-cell>
          <table:table-cell office:value-type="float" office:value="74.04">
            <text:p>74.04</text:p>
          </table:table-cell>
          <table:table-cell office:value-type="float" office:value="77.52">
            <text:p>77.52</text:p>
          </table:table-cell>
          <table:table-cell office:value-type="float" office:value="74.92">
            <text:p>74.92</text:p>
          </table:table-cell>
          <table:table-cell office:value-type="float" office:value="74.72">
            <text:p>74.72</text:p>
          </table:table-cell>
          <table:table-cell office:value-type="float" office:value="72.23">
            <text:p>72.23</text:p>
          </table:table-cell>
          <table:table-cell office:value-type="float" office:value="76.55">
            <text:p>76.55</text:p>
          </table:table-cell>
          <table:table-cell office:value-type="float" office:value="75.03">
            <text:p>75.03</text:p>
          </table:table-cell>
          <table:table-cell office:value-type="float" office:value="76">
            <text:p>76</text:p>
          </table:table-cell>
          <table:table-cell/>
          <table:table-cell table:formula="oooc:=ABS(([.C93]-[.B93])*100/[.B93])" office:value-type="float" office:value="15.3552631578947">
            <text:p>15.36</text:p>
          </table:table-cell>
          <table:table-cell table:formula="oooc:=ABS(([.D93]-[.B93])*100/[.B93])" office:value-type="float" office:value="6.43421052631579">
            <text:p>6.43</text:p>
          </table:table-cell>
          <table:table-cell table:formula="oooc:=ABS(([.E93]-[.B93])*100/[.B93])" office:value-type="float" office:value="8.02631578947368">
            <text:p>8.03</text:p>
          </table:table-cell>
          <table:table-cell table:formula="oooc:=ABS(([.F93]-[.B93])*100/[.B93])" office:value-type="float" office:value="3.32894736842105">
            <text:p>3.33</text:p>
          </table:table-cell>
          <table:table-cell table:formula="oooc:=ABS(([.G93]-[.B93])*100/[.B93])" office:value-type="float" office:value="0.565789473684219">
            <text:p>0.57</text:p>
          </table:table-cell>
          <table:table-cell table:formula="oooc:=ABS(([.H93]-[.B93])*100/[.B93])" office:value-type="float" office:value="2.57894736842104">
            <text:p>2.58</text:p>
          </table:table-cell>
          <table:table-cell table:formula="oooc:=ABS(([.I93]-[.B93])*100/[.B93])" office:value-type="float" office:value="2">
            <text:p>2</text:p>
          </table:table-cell>
          <table:table-cell table:formula="oooc:=ABS(([.J93]-[.B93])*100/[.B93])" office:value-type="float" office:value="1.42105263157895">
            <text:p>1.42</text:p>
          </table:table-cell>
          <table:table-cell table:formula="oooc:=ABS(([.K93]-[.B93])*100/[.B93])" office:value-type="float" office:value="1.68421052631579">
            <text:p>1.68</text:p>
          </table:table-cell>
          <table:table-cell table:formula="oooc:=ABS(([.L93]-[.B93])*100/[.B93])" office:value-type="float" office:value="4.96052631578947">
            <text:p>4.96</text:p>
          </table:table-cell>
          <table:table-cell table:formula="oooc:=ABS(([.M93]-[.B93])*100/[.B93])" office:value-type="float" office:value="0.723684210526312">
            <text:p>0.72</text:p>
          </table:table-cell>
          <table:table-cell table:formula="oooc:=ABS(([.N93]-[.B93])*100/[.B93])" office:value-type="float" office:value="1.27631578947368">
            <text:p>1.28</text:p>
          </table:table-cell>
          <table:table-cell table:number-columns-repeated="2"/>
          <table:table-cell table:formula="oooc:=ABS([.C93]-[.B93])" office:value-type="float" office:value="11.67">
            <text:p>11.67</text:p>
          </table:table-cell>
          <table:table-cell table:formula="oooc:=ABS([.D93]-[.B93])" office:value-type="float" office:value="4.89">
            <text:p>4.89</text:p>
          </table:table-cell>
          <table:table-cell table:formula="oooc:=ABS([.E93]-[.B93])" office:value-type="float" office:value="6.09999999999999">
            <text:p>6.1</text:p>
          </table:table-cell>
          <table:table-cell table:formula="oooc:=ABS([.F93]-[.B93])" office:value-type="float" office:value="2.53">
            <text:p>2.53</text:p>
          </table:table-cell>
          <table:table-cell table:formula="oooc:=ABS([.G93]-[.B93])" office:value-type="float" office:value="0.430000000000007">
            <text:p>0.43</text:p>
          </table:table-cell>
          <table:table-cell table:formula="oooc:=ABS([.H93]-[.B93])" office:value-type="float" office:value="1.95999999999999">
            <text:p>1.96</text:p>
          </table:table-cell>
          <table:table-cell table:formula="oooc:=ABS([.I93]-[.B93])" office:value-type="float" office:value="1.52">
            <text:p>1.52</text:p>
          </table:table-cell>
          <table:table-cell table:formula="oooc:=ABS([.J93]-[.B93])" office:value-type="float" office:value="1.08">
            <text:p>1.08</text:p>
          </table:table-cell>
          <table:table-cell table:formula="oooc:=ABS([.K93]-[.B93])" office:value-type="float" office:value="1.28">
            <text:p>1.28</text:p>
          </table:table-cell>
          <table:table-cell table:formula="oooc:=ABS([.L93]-[.B93])" office:value-type="float" office:value="3.77">
            <text:p>3.77</text:p>
          </table:table-cell>
          <table:table-cell table:formula="oooc:=ABS([.M93]-[.B93])" office:value-type="float" office:value="0.549999999999997">
            <text:p>0.55</text:p>
          </table:table-cell>
          <table:table-cell table:formula="oooc:=ABS([.N93]-[.B93])" office:value-type="float" office:value="0.969999999999999">
            <text:p>0.97</text:p>
          </table:table-cell>
          <table:table-cell table:number-columns-repeated="3"/>
        </table:table-row>
        <table:table-row table:style-name="ro1">
          <table:table-cell office:value-type="string">
            <text:p>GTATGAGAGACTTTA</text:p>
          </table:table-cell>
          <table:table-cell office:value-type="float" office:value="39.9">
            <text:p>39.9</text:p>
          </table:table-cell>
          <table:table-cell office:value-type="float" office:value="25.79">
            <text:p>25.79</text:p>
          </table:table-cell>
          <table:table-cell office:value-type="float" office:value="33.38">
            <text:p>33.38</text:p>
          </table:table-cell>
          <table:table-cell office:value-type="float" office:value="31.24">
            <text:p>31.24</text:p>
          </table:table-cell>
          <table:table-cell office:value-type="float" office:value="37.55">
            <text:p>37.55</text:p>
          </table:table-cell>
          <table:table-cell office:value-type="float" office:value="41.14">
            <text:p>41.14</text:p>
          </table:table-cell>
          <table:table-cell office:value-type="float" office:value="35.51">
            <text:p>35.51</text:p>
          </table:table-cell>
          <table:table-cell office:value-type="float" office:value="40.78">
            <text:p>40.78</text:p>
          </table:table-cell>
          <table:table-cell office:value-type="float" office:value="40.12">
            <text:p>40.12</text:p>
          </table:table-cell>
          <table:table-cell office:value-type="float" office:value="41.44">
            <text:p>41.44</text:p>
          </table:table-cell>
          <table:table-cell office:value-type="float" office:value="35.36">
            <text:p>35.36</text:p>
          </table:table-cell>
          <table:table-cell office:value-type="float" office:value="42.54">
            <text:p>42.54</text:p>
          </table:table-cell>
          <table:table-cell office:value-type="float" office:value="38.85">
            <text:p>38.85</text:p>
          </table:table-cell>
          <table:table-cell office:value-type="float" office:value="39.9">
            <text:p>39.9</text:p>
          </table:table-cell>
          <table:table-cell/>
          <table:table-cell table:formula="oooc:=ABS(([.C94]-[.B94])*100/[.B94])" office:value-type="float" office:value="35.3634085213033">
            <text:p>35.36</text:p>
          </table:table-cell>
          <table:table-cell table:formula="oooc:=ABS(([.D94]-[.B94])*100/[.B94])" office:value-type="float" office:value="16.3408521303258">
            <text:p>16.34</text:p>
          </table:table-cell>
          <table:table-cell table:formula="oooc:=ABS(([.E94]-[.B94])*100/[.B94])" office:value-type="float" office:value="21.7042606516291">
            <text:p>21.7</text:p>
          </table:table-cell>
          <table:table-cell table:formula="oooc:=ABS(([.F94]-[.B94])*100/[.B94])" office:value-type="float" office:value="5.88972431077695">
            <text:p>5.89</text:p>
          </table:table-cell>
          <table:table-cell table:formula="oooc:=ABS(([.G94]-[.B94])*100/[.B94])" office:value-type="float" office:value="3.1077694235589">
            <text:p>3.11</text:p>
          </table:table-cell>
          <table:table-cell table:formula="oooc:=ABS(([.H94]-[.B94])*100/[.B94])" office:value-type="float" office:value="11.0025062656642">
            <text:p>11</text:p>
          </table:table-cell>
          <table:table-cell table:formula="oooc:=ABS(([.I94]-[.B94])*100/[.B94])" office:value-type="float" office:value="2.20551378446116">
            <text:p>2.21</text:p>
          </table:table-cell>
          <table:table-cell table:formula="oooc:=ABS(([.J94]-[.B94])*100/[.B94])" office:value-type="float" office:value="0.551378446115285">
            <text:p>0.55</text:p>
          </table:table-cell>
          <table:table-cell table:formula="oooc:=ABS(([.K94]-[.B94])*100/[.B94])" office:value-type="float" office:value="3.85964912280702">
            <text:p>3.86</text:p>
          </table:table-cell>
          <table:table-cell table:formula="oooc:=ABS(([.L94]-[.B94])*100/[.B94])" office:value-type="float" office:value="11.3784461152882">
            <text:p>11.38</text:p>
          </table:table-cell>
          <table:table-cell table:formula="oooc:=ABS(([.M94]-[.B94])*100/[.B94])" office:value-type="float" office:value="6.61654135338346">
            <text:p>6.62</text:p>
          </table:table-cell>
          <table:table-cell table:formula="oooc:=ABS(([.N94]-[.B94])*100/[.B94])" office:value-type="float" office:value="2.63157894736841">
            <text:p>2.63</text:p>
          </table:table-cell>
          <table:table-cell table:number-columns-repeated="2"/>
          <table:table-cell table:formula="oooc:=ABS([.C94]-[.B94])" office:value-type="float" office:value="14.11">
            <text:p>14.11</text:p>
          </table:table-cell>
          <table:table-cell table:formula="oooc:=ABS([.D94]-[.B94])" office:value-type="float" office:value="6.52">
            <text:p>6.52</text:p>
          </table:table-cell>
          <table:table-cell table:formula="oooc:=ABS([.E94]-[.B94])" office:value-type="float" office:value="8.66">
            <text:p>8.66</text:p>
          </table:table-cell>
          <table:table-cell table:formula="oooc:=ABS([.F94]-[.B94])" office:value-type="float" office:value="2.35">
            <text:p>2.35</text:p>
          </table:table-cell>
          <table:table-cell table:formula="oooc:=ABS([.G94]-[.B94])" office:value-type="float" office:value="1.24">
            <text:p>1.24</text:p>
          </table:table-cell>
          <table:table-cell table:formula="oooc:=ABS([.H94]-[.B94])" office:value-type="float" office:value="4.39">
            <text:p>4.39</text:p>
          </table:table-cell>
          <table:table-cell table:formula="oooc:=ABS([.I94]-[.B94])" office:value-type="float" office:value="0.880000000000003">
            <text:p>0.88</text:p>
          </table:table-cell>
          <table:table-cell table:formula="oooc:=ABS([.J94]-[.B94])" office:value-type="float" office:value="0.219999999999999">
            <text:p>0.22</text:p>
          </table:table-cell>
          <table:table-cell table:formula="oooc:=ABS([.K94]-[.B94])" office:value-type="float" office:value="1.54">
            <text:p>1.54</text:p>
          </table:table-cell>
          <table:table-cell table:formula="oooc:=ABS([.L94]-[.B94])" office:value-type="float" office:value="4.54">
            <text:p>4.54</text:p>
          </table:table-cell>
          <table:table-cell table:formula="oooc:=ABS([.M94]-[.B94])" office:value-type="float" office:value="2.64">
            <text:p>2.64</text:p>
          </table:table-cell>
          <table:table-cell table:formula="oooc:=ABS([.N94]-[.B94])" office:value-type="float" office:value="1.05">
            <text:p>1.05</text:p>
          </table:table-cell>
          <table:table-cell table:number-columns-repeated="3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5.8">
            <text:p>65.8</text:p>
          </table:table-cell>
          <table:table-cell office:value-type="float" office:value="51.03">
            <text:p>51.03</text:p>
          </table:table-cell>
          <table:table-cell office:value-type="float" office:value="59.52">
            <text:p>59.52</text:p>
          </table:table-cell>
          <table:table-cell office:value-type="float" office:value="57.82">
            <text:p>57.82</text:p>
          </table:table-cell>
          <table:table-cell office:value-type="float" office:value="62.84">
            <text:p>62.84</text:p>
          </table:table-cell>
          <table:table-cell office:value-type="float" office:value="65.9">
            <text:p>65.9</text:p>
          </table:table-cell>
          <table:table-cell office:value-type="float" office:value="62.36">
            <text:p>62.36</text:p>
          </table:table-cell>
          <table:table-cell office:value-type="float" office:value="67.02">
            <text:p>67.02</text:p>
          </table:table-cell>
          <table:table-cell office:value-type="float" office:value="64.89">
            <text:p>64.89</text:p>
          </table:table-cell>
          <table:table-cell office:value-type="float" office:value="64.93">
            <text:p>64.93</text:p>
          </table:table-cell>
          <table:table-cell office:value-type="float" office:value="61.1">
            <text:p>61.1</text:p>
          </table:table-cell>
          <table:table-cell office:value-type="float" office:value="66.66">
            <text:p>66.66</text:p>
          </table:table-cell>
          <table:table-cell office:value-type="float" office:value="64.35">
            <text:p>64.35</text:p>
          </table:table-cell>
          <table:table-cell office:value-type="float" office:value="65.8">
            <text:p>65.8</text:p>
          </table:table-cell>
          <table:table-cell/>
          <table:table-cell table:formula="oooc:=ABS(([.C95]-[.B95])*100/[.B95])" office:value-type="float" office:value="22.4468085106383">
            <text:p>22.45</text:p>
          </table:table-cell>
          <table:table-cell table:formula="oooc:=ABS(([.D95]-[.B95])*100/[.B95])" office:value-type="float" office:value="9.54407294832826">
            <text:p>9.54</text:p>
          </table:table-cell>
          <table:table-cell table:formula="oooc:=ABS(([.E95]-[.B95])*100/[.B95])" office:value-type="float" office:value="12.1276595744681">
            <text:p>12.13</text:p>
          </table:table-cell>
          <table:table-cell table:formula="oooc:=ABS(([.F95]-[.B95])*100/[.B95])" office:value-type="float" office:value="4.49848024316108">
            <text:p>4.5</text:p>
          </table:table-cell>
          <table:table-cell table:formula="oooc:=ABS(([.G95]-[.B95])*100/[.B95])" office:value-type="float" office:value="0.15197568389059">
            <text:p>0.15</text:p>
          </table:table-cell>
          <table:table-cell table:formula="oooc:=ABS(([.H95]-[.B95])*100/[.B95])" office:value-type="float" office:value="5.22796352583586">
            <text:p>5.23</text:p>
          </table:table-cell>
          <table:table-cell table:formula="oooc:=ABS(([.I95]-[.B95])*100/[.B95])" office:value-type="float" office:value="1.85410334346504">
            <text:p>1.85</text:p>
          </table:table-cell>
          <table:table-cell table:formula="oooc:=ABS(([.J95]-[.B95])*100/[.B95])" office:value-type="float" office:value="1.38297872340425">
            <text:p>1.38</text:p>
          </table:table-cell>
          <table:table-cell table:formula="oooc:=ABS(([.K95]-[.B95])*100/[.B95])" office:value-type="float" office:value="1.32218844984801">
            <text:p>1.32</text:p>
          </table:table-cell>
          <table:table-cell table:formula="oooc:=ABS(([.L95]-[.B95])*100/[.B95])" office:value-type="float" office:value="7.14285714285714">
            <text:p>7.14</text:p>
          </table:table-cell>
          <table:table-cell table:formula="oooc:=ABS(([.M95]-[.B95])*100/[.B95])" office:value-type="float" office:value="1.30699088145897">
            <text:p>1.31</text:p>
          </table:table-cell>
          <table:table-cell table:formula="oooc:=ABS(([.N95]-[.B95])*100/[.B95])" office:value-type="float" office:value="2.20364741641338">
            <text:p>2.2</text:p>
          </table:table-cell>
          <table:table-cell table:number-columns-repeated="2"/>
          <table:table-cell table:formula="oooc:=ABS([.C95]-[.B95])" office:value-type="float" office:value="14.77">
            <text:p>14.77</text:p>
          </table:table-cell>
          <table:table-cell table:formula="oooc:=ABS([.D95]-[.B95])" office:value-type="float" office:value="6.27999999999999">
            <text:p>6.28</text:p>
          </table:table-cell>
          <table:table-cell table:formula="oooc:=ABS([.E95]-[.B95])" office:value-type="float" office:value="7.98">
            <text:p>7.98</text:p>
          </table:table-cell>
          <table:table-cell table:formula="oooc:=ABS([.F95]-[.B95])" office:value-type="float" office:value="2.95999999999999">
            <text:p>2.96</text:p>
          </table:table-cell>
          <table:table-cell table:formula="oooc:=ABS([.G95]-[.B95])" office:value-type="float" office:value="0.100000000000009">
            <text:p>0.1</text:p>
          </table:table-cell>
          <table:table-cell table:formula="oooc:=ABS([.H95]-[.B95])" office:value-type="float" office:value="3.44">
            <text:p>3.44</text:p>
          </table:table-cell>
          <table:table-cell table:formula="oooc:=ABS([.I95]-[.B95])" office:value-type="float" office:value="1.22">
            <text:p>1.22</text:p>
          </table:table-cell>
          <table:table-cell table:formula="oooc:=ABS([.J95]-[.B95])" office:value-type="float" office:value="0.909999999999997">
            <text:p>0.91</text:p>
          </table:table-cell>
          <table:table-cell table:formula="oooc:=ABS([.K95]-[.B95])" office:value-type="float" office:value="0.86999999999999">
            <text:p>0.87</text:p>
          </table:table-cell>
          <table:table-cell table:formula="oooc:=ABS([.L95]-[.B95])" office:value-type="float" office:value="4.7">
            <text:p>4.7</text:p>
          </table:table-cell>
          <table:table-cell table:formula="oooc:=ABS([.M95]-[.B95])" office:value-type="float" office:value="0.859999999999999">
            <text:p>0.86</text:p>
          </table:table-cell>
          <table:table-cell table:formula="oooc:=ABS([.N95]-[.B95])" office:value-type="float" office:value="1.45">
            <text:p>1.45</text:p>
          </table:table-cell>
          <table:table-cell table:number-columns-repeated="3"/>
        </table:table-row>
        <table:table-row table:style-name="ro1">
          <table:table-cell office:value-type="string">
            <text:p>TAGTATATCGCAGCATCATACAGGC</text:p>
          </table:table-cell>
          <table:table-cell office:value-type="float" office:value="72.8">
            <text:p>72.8</text:p>
          </table:table-cell>
          <table:table-cell office:value-type="float" office:value="70.55">
            <text:p>70.55</text:p>
          </table:table-cell>
          <table:table-cell office:value-type="float" office:value="72.77">
            <text:p>72.77</text:p>
          </table:table-cell>
          <table:table-cell office:value-type="float" office:value="72.39">
            <text:p>72.39</text:p>
          </table:table-cell>
          <table:table-cell office:value-type="float" office:value="73.52">
            <text:p>73.52</text:p>
          </table:table-cell>
          <table:table-cell office:value-type="float" office:value="73.97">
            <text:p>73.97</text:p>
          </table:table-cell>
          <table:table-cell office:value-type="float" office:value="74.18">
            <text:p>74.18</text:p>
          </table:table-cell>
          <table:table-cell office:value-type="float" office:value="75.1">
            <text:p>75.1</text:p>
          </table:table-cell>
          <table:table-cell office:value-type="float" office:value="73.97">
            <text:p>73.97</text:p>
          </table:table-cell>
          <table:table-cell office:value-type="float" office:value="73.93">
            <text:p>73.93</text:p>
          </table:table-cell>
          <table:table-cell office:value-type="float" office:value="73.13">
            <text:p>73.13</text:p>
          </table:table-cell>
          <table:table-cell office:value-type="float" office:value="74.8">
            <text:p>74.8</text:p>
          </table:table-cell>
          <table:table-cell office:value-type="float" office:value="74.35">
            <text:p>74.35</text:p>
          </table:table-cell>
          <table:table-cell office:value-type="float" office:value="72.8">
            <text:p>72.8</text:p>
          </table:table-cell>
          <table:table-cell/>
          <table:table-cell table:formula="oooc:=ABS(([.C96]-[.B96])*100/[.B96])" office:value-type="float" office:value="3.09065934065934">
            <text:p>3.09</text:p>
          </table:table-cell>
          <table:table-cell table:formula="oooc:=ABS(([.D96]-[.B96])*100/[.B96])" office:value-type="float" office:value="0.0412087912087928">
            <text:p>0.04</text:p>
          </table:table-cell>
          <table:table-cell table:formula="oooc:=ABS(([.E96]-[.B96])*100/[.B96])" office:value-type="float" office:value="0.563186813186808">
            <text:p>0.56</text:p>
          </table:table-cell>
          <table:table-cell table:formula="oooc:=ABS(([.F96]-[.B96])*100/[.B96])" office:value-type="float" office:value="0.989010989010987">
            <text:p>0.99</text:p>
          </table:table-cell>
          <table:table-cell table:formula="oooc:=ABS(([.G96]-[.B96])*100/[.B96])" office:value-type="float" office:value="1.60714285714286">
            <text:p>1.61</text:p>
          </table:table-cell>
          <table:table-cell table:formula="oooc:=ABS(([.H96]-[.B96])*100/[.B96])" office:value-type="float" office:value="1.89560439560441">
            <text:p>1.9</text:p>
          </table:table-cell>
          <table:table-cell table:formula="oooc:=ABS(([.I96]-[.B96])*100/[.B96])" office:value-type="float" office:value="3.15934065934066">
            <text:p>3.16</text:p>
          </table:table-cell>
          <table:table-cell table:formula="oooc:=ABS(([.J96]-[.B96])*100/[.B96])" office:value-type="float" office:value="1.60714285714286">
            <text:p>1.61</text:p>
          </table:table-cell>
          <table:table-cell table:formula="oooc:=ABS(([.K96]-[.B96])*100/[.B96])" office:value-type="float" office:value="1.55219780219782">
            <text:p>1.55</text:p>
          </table:table-cell>
          <table:table-cell table:formula="oooc:=ABS(([.L96]-[.B96])*100/[.B96])" office:value-type="float" office:value="0.453296703296701">
            <text:p>0.45</text:p>
          </table:table-cell>
          <table:table-cell table:formula="oooc:=ABS(([.M96]-[.B96])*100/[.B96])" office:value-type="float" office:value="2.74725274725275">
            <text:p>2.75</text:p>
          </table:table-cell>
          <table:table-cell table:formula="oooc:=ABS(([.N96]-[.B96])*100/[.B96])" office:value-type="float" office:value="2.12912087912088">
            <text:p>2.13</text:p>
          </table:table-cell>
          <table:table-cell table:number-columns-repeated="2"/>
          <table:table-cell table:formula="oooc:=ABS([.C96]-[.B96])" office:value-type="float" office:value="2.25">
            <text:p>2.25</text:p>
          </table:table-cell>
          <table:table-cell table:formula="oooc:=ABS([.D96]-[.B96])" office:value-type="float" office:value="0.0300000000000011">
            <text:p>0.03</text:p>
          </table:table-cell>
          <table:table-cell table:formula="oooc:=ABS([.E96]-[.B96])" office:value-type="float" office:value="0.409999999999997">
            <text:p>0.41</text:p>
          </table:table-cell>
          <table:table-cell table:formula="oooc:=ABS([.F96]-[.B96])" office:value-type="float" office:value="0.719999999999999">
            <text:p>0.72</text:p>
          </table:table-cell>
          <table:table-cell table:formula="oooc:=ABS([.G96]-[.B96])" office:value-type="float" office:value="1.17">
            <text:p>1.17</text:p>
          </table:table-cell>
          <table:table-cell table:formula="oooc:=ABS([.H96]-[.B96])" office:value-type="float" office:value="1.38000000000001">
            <text:p>1.38</text:p>
          </table:table-cell>
          <table:table-cell table:formula="oooc:=ABS([.I96]-[.B96])" office:value-type="float" office:value="2.3">
            <text:p>2.3</text:p>
          </table:table-cell>
          <table:table-cell table:formula="oooc:=ABS([.J96]-[.B96])" office:value-type="float" office:value="1.17">
            <text:p>1.17</text:p>
          </table:table-cell>
          <table:table-cell table:formula="oooc:=ABS([.K96]-[.B96])" office:value-type="float" office:value="1.13000000000001">
            <text:p>1.13</text:p>
          </table:table-cell>
          <table:table-cell table:formula="oooc:=ABS([.L96]-[.B96])" office:value-type="float" office:value="0.329999999999998">
            <text:p>0.33</text:p>
          </table:table-cell>
          <table:table-cell table:formula="oooc:=ABS([.M96]-[.B96])" office:value-type="float" office:value="2">
            <text:p>2</text:p>
          </table:table-cell>
          <table:table-cell table:formula="oooc:=ABS([.N96]-[.B96])" office:value-type="float" office:value="1.55">
            <text:p>1.55</text:p>
          </table:table-cell>
          <table:table-cell table:number-columns-repeated="3"/>
        </table:table-row>
        <table:table-row table:style-name="ro1">
          <table:table-cell office:value-type="string">
            <text:p>ACCGACGACGCTGATCCGAT</text:p>
          </table:table-cell>
          <table:table-cell office:value-type="float" office:value="66">
            <text:p>66</text:p>
          </table:table-cell>
          <table:table-cell office:value-type="float" office:value="48.17">
            <text:p>48.17</text:p>
          </table:table-cell>
          <table:table-cell office:value-type="float" office:value="57.2">
            <text:p>57.2</text:p>
          </table:table-cell>
          <table:table-cell office:value-type="float" office:value="55.07">
            <text:p>55.07</text:p>
          </table:table-cell>
          <table:table-cell office:value-type="float" office:value="61.37">
            <text:p>61.37</text:p>
          </table:table-cell>
          <table:table-cell office:value-type="float" office:value="66.12">
            <text:p>66.12</text:p>
          </table:table-cell>
          <table:table-cell office:value-type="float" office:value="59.33">
            <text:p>59.33</text:p>
          </table:table-cell>
          <table:table-cell office:value-type="float" office:value="66.06">
            <text:p>66.06</text:p>
          </table:table-cell>
          <table:table-cell office:value-type="float" office:value="63.95">
            <text:p>63.95</text:p>
          </table:table-cell>
          <table:table-cell office:value-type="float" office:value="64.63">
            <text:p>64.63</text:p>
          </table:table-cell>
          <table:table-cell office:value-type="float" office:value="59.18">
            <text:p>59.18</text:p>
          </table:table-cell>
          <table:table-cell office:value-type="float" office:value="65.85">
            <text:p>65.85</text:p>
          </table:table-cell>
          <table:table-cell office:value-type="float" office:value="62.67">
            <text:p>62.67</text:p>
          </table:table-cell>
          <table:table-cell office:value-type="float" office:value="66">
            <text:p>66</text:p>
          </table:table-cell>
          <table:table-cell/>
          <table:table-cell table:formula="oooc:=ABS(([.C97]-[.B97])*100/[.B97])" office:value-type="float" office:value="27.0151515151515">
            <text:p>27.02</text:p>
          </table:table-cell>
          <table:table-cell table:formula="oooc:=ABS(([.D97]-[.B97])*100/[.B97])" office:value-type="float" office:value="13.3333333333333">
            <text:p>13.33</text:p>
          </table:table-cell>
          <table:table-cell table:formula="oooc:=ABS(([.E97]-[.B97])*100/[.B97])" office:value-type="float" office:value="16.5606060606061">
            <text:p>16.56</text:p>
          </table:table-cell>
          <table:table-cell table:formula="oooc:=ABS(([.F97]-[.B97])*100/[.B97])" office:value-type="float" office:value="7.01515151515152">
            <text:p>7.02</text:p>
          </table:table-cell>
          <table:table-cell table:formula="oooc:=ABS(([.G97]-[.B97])*100/[.B97])" office:value-type="float" office:value="0.181818181818189">
            <text:p>0.18</text:p>
          </table:table-cell>
          <table:table-cell table:formula="oooc:=ABS(([.H97]-[.B97])*100/[.B97])" office:value-type="float" office:value="10.1060606060606">
            <text:p>10.11</text:p>
          </table:table-cell>
          <table:table-cell table:formula="oooc:=ABS(([.I97]-[.B97])*100/[.B97])" office:value-type="float" office:value="0.0909090909090944">
            <text:p>0.09</text:p>
          </table:table-cell>
          <table:table-cell table:formula="oooc:=ABS(([.J97]-[.B97])*100/[.B97])" office:value-type="float" office:value="3.1060606060606">
            <text:p>3.11</text:p>
          </table:table-cell>
          <table:table-cell table:formula="oooc:=ABS(([.K97]-[.B97])*100/[.B97])" office:value-type="float" office:value="2.07575757575758">
            <text:p>2.08</text:p>
          </table:table-cell>
          <table:table-cell table:formula="oooc:=ABS(([.L97]-[.B97])*100/[.B97])" office:value-type="float" office:value="10.3333333333333">
            <text:p>10.33</text:p>
          </table:table-cell>
          <table:table-cell table:formula="oooc:=ABS(([.M97]-[.B97])*100/[.B97])" office:value-type="float" office:value="0.227272727272736">
            <text:p>0.23</text:p>
          </table:table-cell>
          <table:table-cell table:formula="oooc:=ABS(([.N97]-[.B97])*100/[.B97])" office:value-type="float" office:value="5.04545454545454">
            <text:p>5.05</text:p>
          </table:table-cell>
          <table:table-cell table:number-columns-repeated="2"/>
          <table:table-cell table:formula="oooc:=ABS([.C97]-[.B97])" office:value-type="float" office:value="17.83">
            <text:p>17.83</text:p>
          </table:table-cell>
          <table:table-cell table:formula="oooc:=ABS([.D97]-[.B97])" office:value-type="float" office:value="8.8">
            <text:p>8.8</text:p>
          </table:table-cell>
          <table:table-cell table:formula="oooc:=ABS([.E97]-[.B97])" office:value-type="float" office:value="10.93">
            <text:p>10.93</text:p>
          </table:table-cell>
          <table:table-cell table:formula="oooc:=ABS([.F97]-[.B97])" office:value-type="float" office:value="4.63">
            <text:p>4.63</text:p>
          </table:table-cell>
          <table:table-cell table:formula="oooc:=ABS([.G97]-[.B97])" office:value-type="float" office:value="0.120000000000005">
            <text:p>0.12</text:p>
          </table:table-cell>
          <table:table-cell table:formula="oooc:=ABS([.H97]-[.B97])" office:value-type="float" office:value="6.67">
            <text:p>6.67</text:p>
          </table:table-cell>
          <table:table-cell table:formula="oooc:=ABS([.I97]-[.B97])" office:value-type="float" office:value="0.0600000000000023">
            <text:p>0.06</text:p>
          </table:table-cell>
          <table:table-cell table:formula="oooc:=ABS([.J97]-[.B97])" office:value-type="float" office:value="2.05">
            <text:p>2.05</text:p>
          </table:table-cell>
          <table:table-cell table:formula="oooc:=ABS([.K97]-[.B97])" office:value-type="float" office:value="1.37">
            <text:p>1.37</text:p>
          </table:table-cell>
          <table:table-cell table:formula="oooc:=ABS([.L97]-[.B97])" office:value-type="float" office:value="6.82">
            <text:p>6.82</text:p>
          </table:table-cell>
          <table:table-cell table:formula="oooc:=ABS([.M97]-[.B97])" office:value-type="float" office:value="0.150000000000006">
            <text:p>0.15</text:p>
          </table:table-cell>
          <table:table-cell table:formula="oooc:=ABS([.N97]-[.B97])" office:value-type="float" office:value="3.33">
            <text:p>3.33</text:p>
          </table:table-cell>
          <table:table-cell table:number-columns-repeated="3"/>
        </table:table-row>
        <table:table-row table:style-name="ro1">
          <table:table-cell office:value-type="string">
            <text:p>ACGACAGGTTTACCA</text:p>
          </table:table-cell>
          <table:table-cell office:value-type="float" office:value="51.2">
            <text:p>51.2</text:p>
          </table:table-cell>
          <table:table-cell office:value-type="float" office:value="40.22">
            <text:p>40.22</text:p>
          </table:table-cell>
          <table:table-cell office:value-type="float" office:value="47.34">
            <text:p>47.34</text:p>
          </table:table-cell>
          <table:table-cell office:value-type="float" office:value="45.64">
            <text:p>45.64</text:p>
          </table:table-cell>
          <table:table-cell office:value-type="float" office:value="50.66">
            <text:p>50.66</text:p>
          </table:table-cell>
          <table:table-cell office:value-type="float" office:value="53.97">
            <text:p>53.97</text:p>
          </table:table-cell>
          <table:table-cell office:value-type="float" office:value="50.18">
            <text:p>50.18</text:p>
          </table:table-cell>
          <table:table-cell office:value-type="float" office:value="54.96">
            <text:p>54.96</text:p>
          </table:table-cell>
          <table:table-cell office:value-type="float" office:value="52.71">
            <text:p>52.71</text:p>
          </table:table-cell>
          <table:table-cell office:value-type="float" office:value="53.38">
            <text:p>53.38</text:p>
          </table:table-cell>
          <table:table-cell office:value-type="float" office:value="48.92">
            <text:p>48.92</text:p>
          </table:table-cell>
          <table:table-cell office:value-type="float" office:value="54.94">
            <text:p>54.94</text:p>
          </table:table-cell>
          <table:table-cell office:value-type="float" office:value="52.17">
            <text:p>52.17</text:p>
          </table:table-cell>
          <table:table-cell office:value-type="float" office:value="51.2">
            <text:p>51.2</text:p>
          </table:table-cell>
          <table:table-cell/>
          <table:table-cell table:formula="oooc:=ABS(([.C98]-[.B98])*100/[.B98])" office:value-type="float" office:value="21.4453125">
            <text:p>21.45</text:p>
          </table:table-cell>
          <table:table-cell table:formula="oooc:=ABS(([.D98]-[.B98])*100/[.B98])" office:value-type="float" office:value="7.5390625">
            <text:p>7.54</text:p>
          </table:table-cell>
          <table:table-cell table:formula="oooc:=ABS(([.E98]-[.B98])*100/[.B98])" office:value-type="float" office:value="10.859375">
            <text:p>10.86</text:p>
          </table:table-cell>
          <table:table-cell table:formula="oooc:=ABS(([.F98]-[.B98])*100/[.B98])" office:value-type="float" office:value="1.05468750000001">
            <text:p>1.05</text:p>
          </table:table-cell>
          <table:table-cell table:formula="oooc:=ABS(([.G98]-[.B98])*100/[.B98])" office:value-type="float" office:value="5.41015624999999">
            <text:p>5.41</text:p>
          </table:table-cell>
          <table:table-cell table:formula="oooc:=ABS(([.H98]-[.B98])*100/[.B98])" office:value-type="float" office:value="1.99218750000001">
            <text:p>1.99</text:p>
          </table:table-cell>
          <table:table-cell table:formula="oooc:=ABS(([.I98]-[.B98])*100/[.B98])" office:value-type="float" office:value="7.34375">
            <text:p>7.34</text:p>
          </table:table-cell>
          <table:table-cell table:formula="oooc:=ABS(([.J98]-[.B98])*100/[.B98])" office:value-type="float" office:value="2.94921875">
            <text:p>2.95</text:p>
          </table:table-cell>
          <table:table-cell table:formula="oooc:=ABS(([.K98]-[.B98])*100/[.B98])" office:value-type="float" office:value="4.2578125">
            <text:p>4.26</text:p>
          </table:table-cell>
          <table:table-cell table:formula="oooc:=ABS(([.L98]-[.B98])*100/[.B98])" office:value-type="float" office:value="4.453125">
            <text:p>4.45</text:p>
          </table:table-cell>
          <table:table-cell table:formula="oooc:=ABS(([.M98]-[.B98])*100/[.B98])" office:value-type="float" office:value="7.30468749999999">
            <text:p>7.3</text:p>
          </table:table-cell>
          <table:table-cell table:formula="oooc:=ABS(([.N98]-[.B98])*100/[.B98])" office:value-type="float" office:value="1.89453125">
            <text:p>1.89</text:p>
          </table:table-cell>
          <table:table-cell table:number-columns-repeated="2"/>
          <table:table-cell table:formula="oooc:=ABS([.C98]-[.B98])" office:value-type="float" office:value="10.98">
            <text:p>10.98</text:p>
          </table:table-cell>
          <table:table-cell table:formula="oooc:=ABS([.D98]-[.B98])" office:value-type="float" office:value="3.86">
            <text:p>3.86</text:p>
          </table:table-cell>
          <table:table-cell table:formula="oooc:=ABS([.E98]-[.B98])" office:value-type="float" office:value="5.56">
            <text:p>5.56</text:p>
          </table:table-cell>
          <table:table-cell table:formula="oooc:=ABS([.F98]-[.B98])" office:value-type="float" office:value="0.540000000000006">
            <text:p>0.54</text:p>
          </table:table-cell>
          <table:table-cell table:formula="oooc:=ABS([.G98]-[.B98])" office:value-type="float" office:value="2.77">
            <text:p>2.77</text:p>
          </table:table-cell>
          <table:table-cell table:formula="oooc:=ABS([.H98]-[.B98])" office:value-type="float" office:value="1.02">
            <text:p>1.02</text:p>
          </table:table-cell>
          <table:table-cell table:formula="oooc:=ABS([.I98]-[.B98])" office:value-type="float" office:value="3.76">
            <text:p>3.76</text:p>
          </table:table-cell>
          <table:table-cell table:formula="oooc:=ABS([.J98]-[.B98])" office:value-type="float" office:value="1.51">
            <text:p>1.51</text:p>
          </table:table-cell>
          <table:table-cell table:formula="oooc:=ABS([.K98]-[.B98])" office:value-type="float" office:value="2.18">
            <text:p>2.18</text:p>
          </table:table-cell>
          <table:table-cell table:formula="oooc:=ABS([.L98]-[.B98])" office:value-type="float" office:value="2.28">
            <text:p>2.28</text:p>
          </table:table-cell>
          <table:table-cell table:formula="oooc:=ABS([.M98]-[.B98])" office:value-type="float" office:value="3.73999999999999">
            <text:p>3.74</text:p>
          </table:table-cell>
          <table:table-cell table:formula="oooc:=ABS([.N98]-[.B98])" office:value-type="float" office:value="0.969999999999999">
            <text:p>0.97</text:p>
          </table:table-cell>
          <table:table-cell table:number-columns-repeated="3"/>
        </table:table-row>
        <table:table-row table:style-name="ro1">
          <table:table-cell office:value-type="string">
            <text:p>CAGTGAGACAGCAATGGTCG</text:p>
          </table:table-cell>
          <table:table-cell office:value-type="float" office:value="63.5">
            <text:p>63.5</text:p>
          </table:table-cell>
          <table:table-cell office:value-type="float" office:value="49.2">
            <text:p>49.2</text:p>
          </table:table-cell>
          <table:table-cell office:value-type="float" office:value="56.38">
            <text:p>56.38</text:p>
          </table:table-cell>
          <table:table-cell office:value-type="float" office:value="54.68">
            <text:p>54.68</text:p>
          </table:table-cell>
          <table:table-cell office:value-type="float" office:value="59.7">
            <text:p>59.7</text:p>
          </table:table-cell>
          <table:table-cell office:value-type="float" office:value="63.22">
            <text:p>63.22</text:p>
          </table:table-cell>
          <table:table-cell office:value-type="float" office:value="59.22">
            <text:p>59.22</text:p>
          </table:table-cell>
          <table:table-cell office:value-type="float" office:value="64.36">
            <text:p>64.36</text:p>
          </table:table-cell>
          <table:table-cell office:value-type="float" office:value="61.75">
            <text:p>61.75</text:p>
          </table:table-cell>
          <table:table-cell office:value-type="float" office:value="62.4">
            <text:p>62.4</text:p>
          </table:table-cell>
          <table:table-cell office:value-type="float" office:value="57.96">
            <text:p>57.96</text:p>
          </table:table-cell>
          <table:table-cell office:value-type="float" office:value="64.01">
            <text:p>64.01</text:p>
          </table:table-cell>
          <table:table-cell office:value-type="float" office:value="61.21">
            <text:p>61.21</text:p>
          </table:table-cell>
          <table:table-cell office:value-type="float" office:value="63.5">
            <text:p>63.5</text:p>
          </table:table-cell>
          <table:table-cell/>
          <table:table-cell table:formula="oooc:=ABS(([.C99]-[.B99])*100/[.B99])" office:value-type="float" office:value="22.5196850393701">
            <text:p>22.52</text:p>
          </table:table-cell>
          <table:table-cell table:formula="oooc:=ABS(([.D99]-[.B99])*100/[.B99])" office:value-type="float" office:value="11.2125984251968">
            <text:p>11.21</text:p>
          </table:table-cell>
          <table:table-cell table:formula="oooc:=ABS(([.E99]-[.B99])*100/[.B99])" office:value-type="float" office:value="13.8897637795276">
            <text:p>13.89</text:p>
          </table:table-cell>
          <table:table-cell table:formula="oooc:=ABS(([.F99]-[.B99])*100/[.B99])" office:value-type="float" office:value="5.98425196850393">
            <text:p>5.98</text:p>
          </table:table-cell>
          <table:table-cell table:formula="oooc:=ABS(([.G99]-[.B99])*100/[.B99])" office:value-type="float" office:value="0.440944881889766">
            <text:p>0.44</text:p>
          </table:table-cell>
          <table:table-cell table:formula="oooc:=ABS(([.H99]-[.B99])*100/[.B99])" office:value-type="float" office:value="6.74015748031496">
            <text:p>6.74</text:p>
          </table:table-cell>
          <table:table-cell table:formula="oooc:=ABS(([.I99]-[.B99])*100/[.B99])" office:value-type="float" office:value="1.35433070866142">
            <text:p>1.35</text:p>
          </table:table-cell>
          <table:table-cell table:formula="oooc:=ABS(([.J99]-[.B99])*100/[.B99])" office:value-type="float" office:value="2.75590551181102">
            <text:p>2.76</text:p>
          </table:table-cell>
          <table:table-cell table:formula="oooc:=ABS(([.K99]-[.B99])*100/[.B99])" office:value-type="float" office:value="1.73228346456693">
            <text:p>1.73</text:p>
          </table:table-cell>
          <table:table-cell table:formula="oooc:=ABS(([.L99]-[.B99])*100/[.B99])" office:value-type="float" office:value="8.7244094488189">
            <text:p>8.72</text:p>
          </table:table-cell>
          <table:table-cell table:formula="oooc:=ABS(([.M99]-[.B99])*100/[.B99])" office:value-type="float" office:value="0.803149606299221">
            <text:p>0.8</text:p>
          </table:table-cell>
          <table:table-cell table:formula="oooc:=ABS(([.N99]-[.B99])*100/[.B99])" office:value-type="float" office:value="3.60629921259842">
            <text:p>3.61</text:p>
          </table:table-cell>
          <table:table-cell table:number-columns-repeated="2"/>
          <table:table-cell table:formula="oooc:=ABS([.C99]-[.B99])" office:value-type="float" office:value="14.3">
            <text:p>14.3</text:p>
          </table:table-cell>
          <table:table-cell table:formula="oooc:=ABS([.D99]-[.B99])" office:value-type="float" office:value="7.12">
            <text:p>7.12</text:p>
          </table:table-cell>
          <table:table-cell table:formula="oooc:=ABS([.E99]-[.B99])" office:value-type="float" office:value="8.82">
            <text:p>8.82</text:p>
          </table:table-cell>
          <table:table-cell table:formula="oooc:=ABS([.F99]-[.B99])" office:value-type="float" office:value="3.8">
            <text:p>3.8</text:p>
          </table:table-cell>
          <table:table-cell table:formula="oooc:=ABS([.G99]-[.B99])" office:value-type="float" office:value="0.280000000000001">
            <text:p>0.28</text:p>
          </table:table-cell>
          <table:table-cell table:formula="oooc:=ABS([.H99]-[.B99])" office:value-type="float" office:value="4.28">
            <text:p>4.28</text:p>
          </table:table-cell>
          <table:table-cell table:formula="oooc:=ABS([.I99]-[.B99])" office:value-type="float" office:value="0.859999999999999">
            <text:p>0.86</text:p>
          </table:table-cell>
          <table:table-cell table:formula="oooc:=ABS([.J99]-[.B99])" office:value-type="float" office:value="1.75">
            <text:p>1.75</text:p>
          </table:table-cell>
          <table:table-cell table:formula="oooc:=ABS([.K99]-[.B99])" office:value-type="float" office:value="1.1">
            <text:p>1.1</text:p>
          </table:table-cell>
          <table:table-cell table:formula="oooc:=ABS([.L99]-[.B99])" office:value-type="float" office:value="5.54">
            <text:p>5.54</text:p>
          </table:table-cell>
          <table:table-cell table:formula="oooc:=ABS([.M99]-[.B99])" office:value-type="float" office:value="0.510000000000005">
            <text:p>0.51</text:p>
          </table:table-cell>
          <table:table-cell table:formula="oooc:=ABS([.N99]-[.B99])" office:value-type="float" office:value="2.29">
            <text:p>2.29</text:p>
          </table:table-cell>
          <table:table-cell table:number-columns-repeated="3"/>
        </table:table-row>
        <table:table-row table:style-name="ro1">
          <table:table-cell office:value-type="string">
            <text:p>CGTACTAGCGTTGGTCATGG</text:p>
          </table:table-cell>
          <table:table-cell office:value-type="float" office:value="71.1">
            <text:p>71.1</text:p>
          </table:table-cell>
          <table:table-cell table:number-columns-repeated="12" office:value-type="float" office:value="74.12">
            <text:p>74.12</text:p>
          </table:table-cell>
          <table:table-cell office:value-type="float" office:value="71.1">
            <text:p>71.1</text:p>
          </table:table-cell>
          <table:table-cell/>
          <table:table-cell table:formula="oooc:=ABS(([.C100]-[.B100])*100/[.B100])" office:value-type="float" office:value="4.24753867791844">
            <text:p>4.25</text:p>
          </table:table-cell>
          <table:table-cell table:formula="oooc:=ABS(([.D100]-[.B100])*100/[.B100])" office:value-type="float" office:value="4.24753867791844">
            <text:p>4.25</text:p>
          </table:table-cell>
          <table:table-cell table:formula="oooc:=ABS(([.E100]-[.B100])*100/[.B100])" office:value-type="float" office:value="4.24753867791844">
            <text:p>4.25</text:p>
          </table:table-cell>
          <table:table-cell table:formula="oooc:=ABS(([.F100]-[.B100])*100/[.B100])" office:value-type="float" office:value="4.24753867791844">
            <text:p>4.25</text:p>
          </table:table-cell>
          <table:table-cell table:formula="oooc:=ABS(([.G100]-[.B100])*100/[.B100])" office:value-type="float" office:value="4.24753867791844">
            <text:p>4.25</text:p>
          </table:table-cell>
          <table:table-cell table:formula="oooc:=ABS(([.H100]-[.B100])*100/[.B100])" office:value-type="float" office:value="4.24753867791844">
            <text:p>4.25</text:p>
          </table:table-cell>
          <table:table-cell table:formula="oooc:=ABS(([.I100]-[.B100])*100/[.B100])" office:value-type="float" office:value="4.24753867791844">
            <text:p>4.25</text:p>
          </table:table-cell>
          <table:table-cell table:formula="oooc:=ABS(([.J100]-[.B100])*100/[.B100])" office:value-type="float" office:value="4.24753867791844">
            <text:p>4.25</text:p>
          </table:table-cell>
          <table:table-cell table:formula="oooc:=ABS(([.K100]-[.B100])*100/[.B100])" office:value-type="float" office:value="4.24753867791844">
            <text:p>4.25</text:p>
          </table:table-cell>
          <table:table-cell table:formula="oooc:=ABS(([.L100]-[.B100])*100/[.B100])" office:value-type="float" office:value="4.24753867791844">
            <text:p>4.25</text:p>
          </table:table-cell>
          <table:table-cell table:formula="oooc:=ABS(([.M100]-[.B100])*100/[.B100])" office:value-type="float" office:value="4.24753867791844">
            <text:p>4.25</text:p>
          </table:table-cell>
          <table:table-cell table:formula="oooc:=ABS(([.N100]-[.B100])*100/[.B100])" office:value-type="float" office:value="4.24753867791844">
            <text:p>4.25</text:p>
          </table:table-cell>
          <table:table-cell table:number-columns-repeated="2"/>
          <table:table-cell table:formula="oooc:=ABS([.C100]-[.B100])" office:value-type="float" office:value="3.02000000000001">
            <text:p>3.02</text:p>
          </table:table-cell>
          <table:table-cell table:formula="oooc:=ABS([.D100]-[.B100])" office:value-type="float" office:value="3.02000000000001">
            <text:p>3.02</text:p>
          </table:table-cell>
          <table:table-cell table:formula="oooc:=ABS([.E100]-[.B100])" office:value-type="float" office:value="3.02000000000001">
            <text:p>3.02</text:p>
          </table:table-cell>
          <table:table-cell table:formula="oooc:=ABS([.F100]-[.B100])" office:value-type="float" office:value="3.02000000000001">
            <text:p>3.02</text:p>
          </table:table-cell>
          <table:table-cell table:formula="oooc:=ABS([.G100]-[.B100])" office:value-type="float" office:value="3.02000000000001">
            <text:p>3.02</text:p>
          </table:table-cell>
          <table:table-cell table:formula="oooc:=ABS([.H100]-[.B100])" office:value-type="float" office:value="3.02000000000001">
            <text:p>3.02</text:p>
          </table:table-cell>
          <table:table-cell table:formula="oooc:=ABS([.I100]-[.B100])" office:value-type="float" office:value="3.02000000000001">
            <text:p>3.02</text:p>
          </table:table-cell>
          <table:table-cell table:formula="oooc:=ABS([.J100]-[.B100])" office:value-type="float" office:value="3.02000000000001">
            <text:p>3.02</text:p>
          </table:table-cell>
          <table:table-cell table:formula="oooc:=ABS([.K100]-[.B100])" office:value-type="float" office:value="3.02000000000001">
            <text:p>3.02</text:p>
          </table:table-cell>
          <table:table-cell table:formula="oooc:=ABS([.L100]-[.B100])" office:value-type="float" office:value="3.02000000000001">
            <text:p>3.02</text:p>
          </table:table-cell>
          <table:table-cell table:formula="oooc:=ABS([.M100]-[.B100])" office:value-type="float" office:value="3.02000000000001">
            <text:p>3.02</text:p>
          </table:table-cell>
          <table:table-cell table:formula="oooc:=ABS([.N100]-[.B100])" office:value-type="float" office:value="3.02000000000001">
            <text:p>3.02</text:p>
          </table:table-cell>
          <table:table-cell table:number-columns-repeated="3"/>
        </table:table-row>
        <table:table-row table:style-name="ro1">
          <table:table-cell office:value-type="string">
            <text:p>GTACACTGTCTTATA</text:p>
          </table:table-cell>
          <table:table-cell office:value-type="float" office:value="54.8">
            <text:p>54.8</text:p>
          </table:table-cell>
          <table:table-cell table:number-columns-repeated="11" office:value-type="float" office:value="55.56">
            <text:p>55.56</text:p>
          </table:table-cell>
          <table:table-cell office:value-type="float" office:value="55.57">
            <text:p>55.57</text:p>
          </table:table-cell>
          <table:table-cell office:value-type="float" office:value="54.8">
            <text:p>54.8</text:p>
          </table:table-cell>
          <table:table-cell/>
          <table:table-cell table:formula="oooc:=ABS(([.C101]-[.B101])*100/[.B101])" office:value-type="float" office:value="1.38686131386862">
            <text:p>1.39</text:p>
          </table:table-cell>
          <table:table-cell table:formula="oooc:=ABS(([.D101]-[.B101])*100/[.B101])" office:value-type="float" office:value="1.38686131386862">
            <text:p>1.39</text:p>
          </table:table-cell>
          <table:table-cell table:formula="oooc:=ABS(([.E101]-[.B101])*100/[.B101])" office:value-type="float" office:value="1.38686131386862">
            <text:p>1.39</text:p>
          </table:table-cell>
          <table:table-cell table:formula="oooc:=ABS(([.F101]-[.B101])*100/[.B101])" office:value-type="float" office:value="1.38686131386862">
            <text:p>1.39</text:p>
          </table:table-cell>
          <table:table-cell table:formula="oooc:=ABS(([.G101]-[.B101])*100/[.B101])" office:value-type="float" office:value="1.38686131386862">
            <text:p>1.39</text:p>
          </table:table-cell>
          <table:table-cell table:formula="oooc:=ABS(([.H101]-[.B101])*100/[.B101])" office:value-type="float" office:value="1.38686131386862">
            <text:p>1.39</text:p>
          </table:table-cell>
          <table:table-cell table:formula="oooc:=ABS(([.I101]-[.B101])*100/[.B101])" office:value-type="float" office:value="1.38686131386862">
            <text:p>1.39</text:p>
          </table:table-cell>
          <table:table-cell table:formula="oooc:=ABS(([.J101]-[.B101])*100/[.B101])" office:value-type="float" office:value="1.38686131386862">
            <text:p>1.39</text:p>
          </table:table-cell>
          <table:table-cell table:formula="oooc:=ABS(([.K101]-[.B101])*100/[.B101])" office:value-type="float" office:value="1.38686131386862">
            <text:p>1.39</text:p>
          </table:table-cell>
          <table:table-cell table:formula="oooc:=ABS(([.L101]-[.B101])*100/[.B101])" office:value-type="float" office:value="1.38686131386862">
            <text:p>1.39</text:p>
          </table:table-cell>
          <table:table-cell table:formula="oooc:=ABS(([.M101]-[.B101])*100/[.B101])" office:value-type="float" office:value="1.38686131386862">
            <text:p>1.39</text:p>
          </table:table-cell>
          <table:table-cell table:formula="oooc:=ABS(([.N101]-[.B101])*100/[.B101])" office:value-type="float" office:value="1.4051094890511">
            <text:p>1.41</text:p>
          </table:table-cell>
          <table:table-cell table:number-columns-repeated="2"/>
          <table:table-cell table:formula="oooc:=ABS([.C101]-[.B101])" office:value-type="float" office:value="0.760000000000005">
            <text:p>0.76</text:p>
          </table:table-cell>
          <table:table-cell table:formula="oooc:=ABS([.D101]-[.B101])" office:value-type="float" office:value="0.760000000000005">
            <text:p>0.76</text:p>
          </table:table-cell>
          <table:table-cell table:formula="oooc:=ABS([.E101]-[.B101])" office:value-type="float" office:value="0.760000000000005">
            <text:p>0.76</text:p>
          </table:table-cell>
          <table:table-cell table:formula="oooc:=ABS([.F101]-[.B101])" office:value-type="float" office:value="0.760000000000005">
            <text:p>0.76</text:p>
          </table:table-cell>
          <table:table-cell table:formula="oooc:=ABS([.G101]-[.B101])" office:value-type="float" office:value="0.760000000000005">
            <text:p>0.76</text:p>
          </table:table-cell>
          <table:table-cell table:formula="oooc:=ABS([.H101]-[.B101])" office:value-type="float" office:value="0.760000000000005">
            <text:p>0.76</text:p>
          </table:table-cell>
          <table:table-cell table:formula="oooc:=ABS([.I101]-[.B101])" office:value-type="float" office:value="0.760000000000005">
            <text:p>0.76</text:p>
          </table:table-cell>
          <table:table-cell table:formula="oooc:=ABS([.J101]-[.B101])" office:value-type="float" office:value="0.760000000000005">
            <text:p>0.76</text:p>
          </table:table-cell>
          <table:table-cell table:formula="oooc:=ABS([.K101]-[.B101])" office:value-type="float" office:value="0.760000000000005">
            <text:p>0.76</text:p>
          </table:table-cell>
          <table:table-cell table:formula="oooc:=ABS([.L101]-[.B101])" office:value-type="float" office:value="0.760000000000005">
            <text:p>0.76</text:p>
          </table:table-cell>
          <table:table-cell table:formula="oooc:=ABS([.M101]-[.B101])" office:value-type="float" office:value="0.760000000000005">
            <text:p>0.76</text:p>
          </table:table-cell>
          <table:table-cell table:formula="oooc:=ABS([.N101]-[.B101])" office:value-type="float" office:value="0.770000000000003">
            <text:p>0.77</text:p>
          </table:table-cell>
          <table:table-cell table:number-columns-repeated="3"/>
        </table:table-row>
        <table:table-row table:style-name="ro1">
          <table:table-cell office:value-type="string">
            <text:p>CGAGCTTATCCCTATCCCTC</text:p>
          </table:table-cell>
          <table:table-cell office:value-type="float" office:value="56">
            <text:p>56</text:p>
          </table:table-cell>
          <table:table-cell office:value-type="float" office:value="41.81">
            <text:p>41.81</text:p>
          </table:table-cell>
          <table:table-cell office:value-type="float" office:value="51.26">
            <text:p>51.26</text:p>
          </table:table-cell>
          <table:table-cell office:value-type="float" office:value="49.12">
            <text:p>49.12</text:p>
          </table:table-cell>
          <table:table-cell office:value-type="float" office:value="55.43">
            <text:p>55.43</text:p>
          </table:table-cell>
          <table:table-cell office:value-type="float" office:value="60">
            <text:p>60</text:p>
          </table:table-cell>
          <table:table-cell office:value-type="float" office:value="53.39">
            <text:p>53.39</text:p>
          </table:table-cell>
          <table:table-cell office:value-type="float" office:value="59.88">
            <text:p>59.88</text:p>
          </table:table-cell>
          <table:table-cell office:value-type="float" office:value="58">
            <text:p>58</text:p>
          </table:table-cell>
          <table:table-cell office:value-type="float" office:value="58.47">
            <text:p>58.47</text:p>
          </table:table-cell>
          <table:table-cell office:value-type="float" office:value="53.24">
            <text:p>53.24</text:p>
          </table:table-cell>
          <table:table-cell office:value-type="float" office:value="59.71">
            <text:p>59.71</text:p>
          </table:table-cell>
          <table:table-cell office:value-type="float" office:value="56.73">
            <text:p>56.73</text:p>
          </table:table-cell>
          <table:table-cell office:value-type="float" office:value="56">
            <text:p>56</text:p>
          </table:table-cell>
          <table:table-cell/>
          <table:table-cell table:formula="oooc:=ABS(([.C102]-[.B102])*100/[.B102])" office:value-type="float" office:value="25.3392857142857">
            <text:p>25.34</text:p>
          </table:table-cell>
          <table:table-cell table:formula="oooc:=ABS(([.D102]-[.B102])*100/[.B102])" office:value-type="float" office:value="8.46428571428572">
            <text:p>8.46</text:p>
          </table:table-cell>
          <table:table-cell table:formula="oooc:=ABS(([.E102]-[.B102])*100/[.B102])" office:value-type="float" office:value="12.2857142857143">
            <text:p>12.29</text:p>
          </table:table-cell>
          <table:table-cell table:formula="oooc:=ABS(([.F102]-[.B102])*100/[.B102])" office:value-type="float" office:value="1.01785714285714">
            <text:p>1.02</text:p>
          </table:table-cell>
          <table:table-cell table:formula="oooc:=ABS(([.G102]-[.B102])*100/[.B102])" office:value-type="float" office:value="7.14285714285714">
            <text:p>7.14</text:p>
          </table:table-cell>
          <table:table-cell table:formula="oooc:=ABS(([.H102]-[.B102])*100/[.B102])" office:value-type="float" office:value="4.66071428571428">
            <text:p>4.66</text:p>
          </table:table-cell>
          <table:table-cell table:formula="oooc:=ABS(([.I102]-[.B102])*100/[.B102])" office:value-type="float" office:value="6.92857142857143">
            <text:p>6.93</text:p>
          </table:table-cell>
          <table:table-cell table:formula="oooc:=ABS(([.J102]-[.B102])*100/[.B102])" office:value-type="float" office:value="3.57142857142857">
            <text:p>3.57</text:p>
          </table:table-cell>
          <table:table-cell table:formula="oooc:=ABS(([.K102]-[.B102])*100/[.B102])" office:value-type="float" office:value="4.41071428571428">
            <text:p>4.41</text:p>
          </table:table-cell>
          <table:table-cell table:formula="oooc:=ABS(([.L102]-[.B102])*100/[.B102])" office:value-type="float" office:value="4.92857142857142">
            <text:p>4.93</text:p>
          </table:table-cell>
          <table:table-cell table:formula="oooc:=ABS(([.M102]-[.B102])*100/[.B102])" office:value-type="float" office:value="6.625">
            <text:p>6.63</text:p>
          </table:table-cell>
          <table:table-cell table:formula="oooc:=ABS(([.N102]-[.B102])*100/[.B102])" office:value-type="float" office:value="1.30357142857142">
            <text:p>1.3</text:p>
          </table:table-cell>
          <table:table-cell table:number-columns-repeated="2"/>
          <table:table-cell table:formula="oooc:=ABS([.C102]-[.B102])" office:value-type="float" office:value="14.19">
            <text:p>14.19</text:p>
          </table:table-cell>
          <table:table-cell table:formula="oooc:=ABS([.D102]-[.B102])" office:value-type="float" office:value="4.74">
            <text:p>4.74</text:p>
          </table:table-cell>
          <table:table-cell table:formula="oooc:=ABS([.E102]-[.B102])" office:value-type="float" office:value="6.88">
            <text:p>6.88</text:p>
          </table:table-cell>
          <table:table-cell table:formula="oooc:=ABS([.F102]-[.B102])" office:value-type="float" office:value="0.57">
            <text:p>0.57</text:p>
          </table:table-cell>
          <table:table-cell table:formula="oooc:=ABS([.G102]-[.B102])" office:value-type="float" office:value="4">
            <text:p>4</text:p>
          </table:table-cell>
          <table:table-cell table:formula="oooc:=ABS([.H102]-[.B102])" office:value-type="float" office:value="2.61">
            <text:p>2.61</text:p>
          </table:table-cell>
          <table:table-cell table:formula="oooc:=ABS([.I102]-[.B102])" office:value-type="float" office:value="3.88">
            <text:p>3.88</text:p>
          </table:table-cell>
          <table:table-cell table:formula="oooc:=ABS([.J102]-[.B102])" office:value-type="float" office:value="2">
            <text:p>2</text:p>
          </table:table-cell>
          <table:table-cell table:formula="oooc:=ABS([.K102]-[.B102])" office:value-type="float" office:value="2.47">
            <text:p>2.47</text:p>
          </table:table-cell>
          <table:table-cell table:formula="oooc:=ABS([.L102]-[.B102])" office:value-type="float" office:value="2.76">
            <text:p>2.76</text:p>
          </table:table-cell>
          <table:table-cell table:formula="oooc:=ABS([.M102]-[.B102])" office:value-type="float" office:value="3.71">
            <text:p>3.71</text:p>
          </table:table-cell>
          <table:table-cell table:formula="oooc:=ABS([.N102]-[.B102])" office:value-type="float" office:value="0.729999999999997">
            <text:p>0.73</text:p>
          </table:table-cell>
          <table:table-cell table:number-columns-repeated="3"/>
        </table:table-row>
        <table:table-row table:style-name="ro1">
          <table:table-cell office:value-type="string">
            <text:p>TAGTATATCGCAGCATCATACAGGC</text:p>
          </table:table-cell>
          <table:table-cell office:value-type="float" office:value="69.1">
            <text:p>69.1</text:p>
          </table:table-cell>
          <table:table-cell office:value-type="float" office:value="58.16">
            <text:p>58.16</text:p>
          </table:table-cell>
          <table:table-cell office:value-type="float" office:value="64.52">
            <text:p>64.52</text:p>
          </table:table-cell>
          <table:table-cell office:value-type="float" office:value="63.31">
            <text:p>63.31</text:p>
          </table:table-cell>
          <table:table-cell office:value-type="float" office:value="66.89">
            <text:p>66.89</text:p>
          </table:table-cell>
          <table:table-cell office:value-type="float" office:value="68.45">
            <text:p>68.45</text:p>
          </table:table-cell>
          <table:table-cell office:value-type="float" office:value="67.46">
            <text:p>67.46</text:p>
          </table:table-cell>
          <table:table-cell office:value-type="float" office:value="70.22">
            <text:p>70.22</text:p>
          </table:table-cell>
          <table:table-cell office:value-type="float" office:value="68.34">
            <text:p>68.34</text:p>
          </table:table-cell>
          <table:table-cell office:value-type="float" office:value="68.32">
            <text:p>68.32</text:p>
          </table:table-cell>
          <table:table-cell office:value-type="float" office:value="65.64">
            <text:p>65.64</text:p>
          </table:table-cell>
          <table:table-cell office:value-type="float" office:value="70.11">
            <text:p>70.11</text:p>
          </table:table-cell>
          <table:table-cell office:value-type="float" office:value="68.44">
            <text:p>68.44</text:p>
          </table:table-cell>
          <table:table-cell office:value-type="float" office:value="69.1">
            <text:p>69.1</text:p>
          </table:table-cell>
          <table:table-cell/>
          <table:table-cell table:formula="oooc:=ABS(([.C103]-[.B103])*100/[.B103])" office:value-type="float" office:value="15.8321273516643">
            <text:p>15.83</text:p>
          </table:table-cell>
          <table:table-cell table:formula="oooc:=ABS(([.D103]-[.B103])*100/[.B103])" office:value-type="float" office:value="6.62807525325615">
            <text:p>6.63</text:p>
          </table:table-cell>
          <table:table-cell table:formula="oooc:=ABS(([.E103]-[.B103])*100/[.B103])" office:value-type="float" office:value="8.37916063675831">
            <text:p>8.38</text:p>
          </table:table-cell>
          <table:table-cell table:formula="oooc:=ABS(([.F103]-[.B103])*100/[.B103])" office:value-type="float" office:value="3.19826338639652">
            <text:p>3.2</text:p>
          </table:table-cell>
          <table:table-cell table:formula="oooc:=ABS(([.G103]-[.B103])*100/[.B103])" office:value-type="float" office:value="0.940665701881319">
            <text:p>0.94</text:p>
          </table:table-cell>
          <table:table-cell table:formula="oooc:=ABS(([.H103]-[.B103])*100/[.B103])" office:value-type="float" office:value="2.37337192474675">
            <text:p>2.37</text:p>
          </table:table-cell>
          <table:table-cell table:formula="oooc:=ABS(([.I103]-[.B103])*100/[.B103])" office:value-type="float" office:value="1.62083936324169">
            <text:p>1.62</text:p>
          </table:table-cell>
          <table:table-cell table:formula="oooc:=ABS(([.J103]-[.B103])*100/[.B103])" office:value-type="float" office:value="1.0998552821997">
            <text:p>1.1</text:p>
          </table:table-cell>
          <table:table-cell table:formula="oooc:=ABS(([.K103]-[.B103])*100/[.B103])" office:value-type="float" office:value="1.1287988422576">
            <text:p>1.13</text:p>
          </table:table-cell>
          <table:table-cell table:formula="oooc:=ABS(([.L103]-[.B103])*100/[.B103])" office:value-type="float" office:value="5.00723589001446">
            <text:p>5.01</text:p>
          </table:table-cell>
          <table:table-cell table:formula="oooc:=ABS(([.M103]-[.B103])*100/[.B103])" office:value-type="float" office:value="1.46164978292331">
            <text:p>1.46</text:p>
          </table:table-cell>
          <table:table-cell table:formula="oooc:=ABS(([.N103]-[.B103])*100/[.B103])" office:value-type="float" office:value="0.95513748191027">
            <text:p>0.96</text:p>
          </table:table-cell>
          <table:table-cell table:number-columns-repeated="2"/>
          <table:table-cell table:formula="oooc:=ABS([.C103]-[.B103])" office:value-type="float" office:value="10.94">
            <text:p>10.94</text:p>
          </table:table-cell>
          <table:table-cell table:formula="oooc:=ABS([.D103]-[.B103])" office:value-type="float" office:value="4.58">
            <text:p>4.58</text:p>
          </table:table-cell>
          <table:table-cell table:formula="oooc:=ABS([.E103]-[.B103])" office:value-type="float" office:value="5.78999999999999">
            <text:p>5.79</text:p>
          </table:table-cell>
          <table:table-cell table:formula="oooc:=ABS([.F103]-[.B103])" office:value-type="float" office:value="2.20999999999999">
            <text:p>2.21</text:p>
          </table:table-cell>
          <table:table-cell table:formula="oooc:=ABS([.G103]-[.B103])" office:value-type="float" office:value="0.649999999999991">
            <text:p>0.65</text:p>
          </table:table-cell>
          <table:table-cell table:formula="oooc:=ABS([.H103]-[.B103])" office:value-type="float" office:value="1.64">
            <text:p>1.64</text:p>
          </table:table-cell>
          <table:table-cell table:formula="oooc:=ABS([.I103]-[.B103])" office:value-type="float" office:value="1.12">
            <text:p>1.12</text:p>
          </table:table-cell>
          <table:table-cell table:formula="oooc:=ABS([.J103]-[.B103])" office:value-type="float" office:value="0.759999999999991">
            <text:p>0.76</text:p>
          </table:table-cell>
          <table:table-cell table:formula="oooc:=ABS([.K103]-[.B103])" office:value-type="float" office:value="0.780000000000001">
            <text:p>0.78</text:p>
          </table:table-cell>
          <table:table-cell table:formula="oooc:=ABS([.L103]-[.B103])" office:value-type="float" office:value="3.45999999999999">
            <text:p>3.46</text:p>
          </table:table-cell>
          <table:table-cell table:formula="oooc:=ABS([.M103]-[.B103])" office:value-type="float" office:value="1.01000000000001">
            <text:p>1.01</text:p>
          </table:table-cell>
          <table:table-cell table:formula="oooc:=ABS([.N103]-[.B103])" office:value-type="float" office:value="0.659999999999997">
            <text:p>0.66</text:p>
          </table:table-cell>
          <table:table-cell table:number-columns-repeated="3"/>
        </table:table-row>
        <table:table-row table:style-name="ro1">
          <table:table-cell office:value-type="string">
            <text:p>CTTTCATGTCCGCAT</text:p>
          </table:table-cell>
          <table:table-cell office:value-type="float" office:value="53.9">
            <text:p>53.9</text:p>
          </table:table-cell>
          <table:table-cell office:value-type="float" office:value="39.46">
            <text:p>39.46</text:p>
          </table:table-cell>
          <table:table-cell office:value-type="float" office:value="45.85">
            <text:p>45.85</text:p>
          </table:table-cell>
          <table:table-cell office:value-type="float" office:value="44.15">
            <text:p>44.15</text:p>
          </table:table-cell>
          <table:table-cell office:value-type="float" office:value="49.17">
            <text:p>49.17</text:p>
          </table:table-cell>
          <table:table-cell office:value-type="float" office:value="52.56">
            <text:p>52.56</text:p>
          </table:table-cell>
          <table:table-cell office:value-type="float" office:value="48.69">
            <text:p>48.69</text:p>
          </table:table-cell>
          <table:table-cell office:value-type="float" office:value="53.55">
            <text:p>53.55</text:p>
          </table:table-cell>
          <table:table-cell office:value-type="float" office:value="51.22">
            <text:p>51.22</text:p>
          </table:table-cell>
          <table:table-cell office:value-type="float" office:value="52.23">
            <text:p>52.23</text:p>
          </table:table-cell>
          <table:table-cell office:value-type="float" office:value="47.43">
            <text:p>47.43</text:p>
          </table:table-cell>
          <table:table-cell office:value-type="float" office:value="53.75">
            <text:p>53.75</text:p>
          </table:table-cell>
          <table:table-cell office:value-type="float" office:value="50.68">
            <text:p>50.68</text:p>
          </table:table-cell>
          <table:table-cell office:value-type="float" office:value="53.9">
            <text:p>53.9</text:p>
          </table:table-cell>
          <table:table-cell/>
          <table:table-cell table:formula="oooc:=ABS(([.C104]-[.B104])*100/[.B104])" office:value-type="float" office:value="26.7903525046382">
            <text:p>26.79</text:p>
          </table:table-cell>
          <table:table-cell table:formula="oooc:=ABS(([.D104]-[.B104])*100/[.B104])" office:value-type="float" office:value="14.9350649350649">
            <text:p>14.94</text:p>
          </table:table-cell>
          <table:table-cell table:formula="oooc:=ABS(([.E104]-[.B104])*100/[.B104])" office:value-type="float" office:value="18.0890538033395">
            <text:p>18.09</text:p>
          </table:table-cell>
          <table:table-cell table:formula="oooc:=ABS(([.F104]-[.B104])*100/[.B104])" office:value-type="float" office:value="8.77551020408163">
            <text:p>8.78</text:p>
          </table:table-cell>
          <table:table-cell table:formula="oooc:=ABS(([.G104]-[.B104])*100/[.B104])" office:value-type="float" office:value="2.48608534322819">
            <text:p>2.49</text:p>
          </table:table-cell>
          <table:table-cell table:formula="oooc:=ABS(([.H104]-[.B104])*100/[.B104])" office:value-type="float" office:value="9.66604823747681">
            <text:p>9.67</text:p>
          </table:table-cell>
          <table:table-cell table:formula="oooc:=ABS(([.I104]-[.B104])*100/[.B104])" office:value-type="float" office:value="0.649350649350652">
            <text:p>0.65</text:p>
          </table:table-cell>
          <table:table-cell table:formula="oooc:=ABS(([.J104]-[.B104])*100/[.B104])" office:value-type="float" office:value="4.9721706864564">
            <text:p>4.97</text:p>
          </table:table-cell>
          <table:table-cell table:formula="oooc:=ABS(([.K104]-[.B104])*100/[.B104])" office:value-type="float" office:value="3.09833024118739">
            <text:p>3.1</text:p>
          </table:table-cell>
          <table:table-cell table:formula="oooc:=ABS(([.L104]-[.B104])*100/[.B104])" office:value-type="float" office:value="12.0037105751391">
            <text:p>12</text:p>
          </table:table-cell>
          <table:table-cell table:formula="oooc:=ABS(([.M104]-[.B104])*100/[.B104])" office:value-type="float" office:value="0.27829313543599">
            <text:p>0.28</text:p>
          </table:table-cell>
          <table:table-cell table:formula="oooc:=ABS(([.N104]-[.B104])*100/[.B104])" office:value-type="float" office:value="5.97402597402597">
            <text:p>5.97</text:p>
          </table:table-cell>
          <table:table-cell table:number-columns-repeated="2"/>
          <table:table-cell table:formula="oooc:=ABS([.C104]-[.B104])" office:value-type="float" office:value="14.44">
            <text:p>14.44</text:p>
          </table:table-cell>
          <table:table-cell table:formula="oooc:=ABS([.D104]-[.B104])" office:value-type="float" office:value="8.05">
            <text:p>8.05</text:p>
          </table:table-cell>
          <table:table-cell table:formula="oooc:=ABS([.E104]-[.B104])" office:value-type="float" office:value="9.75">
            <text:p>9.75</text:p>
          </table:table-cell>
          <table:table-cell table:formula="oooc:=ABS([.F104]-[.B104])" office:value-type="float" office:value="4.73">
            <text:p>4.73</text:p>
          </table:table-cell>
          <table:table-cell table:formula="oooc:=ABS([.G104]-[.B104])" office:value-type="float" office:value="1.34">
            <text:p>1.34</text:p>
          </table:table-cell>
          <table:table-cell table:formula="oooc:=ABS([.H104]-[.B104])" office:value-type="float" office:value="5.21">
            <text:p>5.21</text:p>
          </table:table-cell>
          <table:table-cell table:formula="oooc:=ABS([.I104]-[.B104])" office:value-type="float" office:value="0.350000000000001">
            <text:p>0.35</text:p>
          </table:table-cell>
          <table:table-cell table:formula="oooc:=ABS([.J104]-[.B104])" office:value-type="float" office:value="2.68">
            <text:p>2.68</text:p>
          </table:table-cell>
          <table:table-cell table:formula="oooc:=ABS([.K104]-[.B104])" office:value-type="float" office:value="1.67">
            <text:p>1.67</text:p>
          </table:table-cell>
          <table:table-cell table:formula="oooc:=ABS([.L104]-[.B104])" office:value-type="float" office:value="6.47">
            <text:p>6.47</text:p>
          </table:table-cell>
          <table:table-cell table:formula="oooc:=ABS([.M104]-[.B104])" office:value-type="float" office:value="0.149999999999999">
            <text:p>0.15</text:p>
          </table:table-cell>
          <table:table-cell table:formula="oooc:=ABS([.N104]-[.B104])" office:value-type="float" office:value="3.22">
            <text:p>3.22</text:p>
          </table:table-cell>
          <table:table-cell table:number-columns-repeated="3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1.2">
            <text:p>51.2</text:p>
          </table:table-cell>
          <table:table-cell office:value-type="float" office:value="35.31">
            <text:p>35.31</text:p>
          </table:table-cell>
          <table:table-cell office:value-type="float" office:value="51.3">
            <text:p>51.3</text:p>
          </table:table-cell>
          <table:table-cell office:value-type="float" office:value="48.54">
            <text:p>48.54</text:p>
          </table:table-cell>
          <table:table-cell office:value-type="float" office:value="55.89">
            <text:p>55.89</text:p>
          </table:table-cell>
          <table:table-cell office:value-type="float" office:value="52.25">
            <text:p>52.25</text:p>
          </table:table-cell>
          <table:table-cell office:value-type="float" office:value="57.6">
            <text:p>57.6</text:p>
          </table:table-cell>
          <table:table-cell office:value-type="float" office:value="52.12">
            <text:p>52.12</text:p>
          </table:table-cell>
          <table:table-cell office:value-type="float" office:value="49.86">
            <text:p>49.86</text:p>
          </table:table-cell>
          <table:table-cell office:value-type="float" office:value="51.1">
            <text:p>51.1</text:p>
          </table:table-cell>
          <table:table-cell office:value-type="float" office:value="45.1">
            <text:p>45.1</text:p>
          </table:table-cell>
          <table:table-cell office:value-type="float" office:value="52.21">
            <text:p>52.21</text:p>
          </table:table-cell>
          <table:table-cell office:value-type="float" office:value="48.59">
            <text:p>48.59</text:p>
          </table:table-cell>
          <table:table-cell office:value-type="float" office:value="51.2">
            <text:p>51.2</text:p>
          </table:table-cell>
          <table:table-cell/>
          <table:table-cell table:formula="oooc:=ABS(([.C105]-[.B105])*100/[.B105])" office:value-type="float" office:value="31.03515625">
            <text:p>31.04</text:p>
          </table:table-cell>
          <table:table-cell table:formula="oooc:=ABS(([.D105]-[.B105])*100/[.B105])" office:value-type="float" office:value="0.195312499999989">
            <text:p>0.2</text:p>
          </table:table-cell>
          <table:table-cell table:formula="oooc:=ABS(([.E105]-[.B105])*100/[.B105])" office:value-type="float" office:value="5.19531250000001">
            <text:p>5.2</text:p>
          </table:table-cell>
          <table:table-cell table:formula="oooc:=ABS(([.F105]-[.B105])*100/[.B105])" office:value-type="float" office:value="9.16015624999999">
            <text:p>9.16</text:p>
          </table:table-cell>
          <table:table-cell table:formula="oooc:=ABS(([.G105]-[.B105])*100/[.B105])" office:value-type="float" office:value="2.05078124999999">
            <text:p>2.05</text:p>
          </table:table-cell>
          <table:table-cell table:formula="oooc:=ABS(([.H105]-[.B105])*100/[.B105])" office:value-type="float" office:value="12.5">
            <text:p>12.5</text:p>
          </table:table-cell>
          <table:table-cell table:formula="oooc:=ABS(([.I105]-[.B105])*100/[.B105])" office:value-type="float" office:value="1.79687499999999">
            <text:p>1.8</text:p>
          </table:table-cell>
          <table:table-cell table:formula="oooc:=ABS(([.J105]-[.B105])*100/[.B105])" office:value-type="float" office:value="2.61718750000001">
            <text:p>2.62</text:p>
          </table:table-cell>
          <table:table-cell table:formula="oooc:=ABS(([.K105]-[.B105])*100/[.B105])" office:value-type="float" office:value="0.195312500000003">
            <text:p>0.2</text:p>
          </table:table-cell>
          <table:table-cell table:formula="oooc:=ABS(([.L105]-[.B105])*100/[.B105])" office:value-type="float" office:value="11.9140625">
            <text:p>11.91</text:p>
          </table:table-cell>
          <table:table-cell table:formula="oooc:=ABS(([.M105]-[.B105])*100/[.B105])" office:value-type="float" office:value="1.97265625">
            <text:p>1.97</text:p>
          </table:table-cell>
          <table:table-cell table:formula="oooc:=ABS(([.N105]-[.B105])*100/[.B105])" office:value-type="float" office:value="5.09765625">
            <text:p>5.1</text:p>
          </table:table-cell>
          <table:table-cell table:number-columns-repeated="2"/>
          <table:table-cell table:formula="oooc:=ABS([.C105]-[.B105])" office:value-type="float" office:value="15.89">
            <text:p>15.89</text:p>
          </table:table-cell>
          <table:table-cell table:formula="oooc:=ABS([.D105]-[.B105])" office:value-type="float" office:value="0.0999999999999943">
            <text:p>0.1</text:p>
          </table:table-cell>
          <table:table-cell table:formula="oooc:=ABS([.E105]-[.B105])" office:value-type="float" office:value="2.66">
            <text:p>2.66</text:p>
          </table:table-cell>
          <table:table-cell table:formula="oooc:=ABS([.F105]-[.B105])" office:value-type="float" office:value="4.69">
            <text:p>4.69</text:p>
          </table:table-cell>
          <table:table-cell table:formula="oooc:=ABS([.G105]-[.B105])" office:value-type="float" office:value="1.05">
            <text:p>1.05</text:p>
          </table:table-cell>
          <table:table-cell table:formula="oooc:=ABS([.H105]-[.B105])" office:value-type="float" office:value="6.4">
            <text:p>6.4</text:p>
          </table:table-cell>
          <table:table-cell table:formula="oooc:=ABS([.I105]-[.B105])" office:value-type="float" office:value="0.919999999999995">
            <text:p>0.92</text:p>
          </table:table-cell>
          <table:table-cell table:formula="oooc:=ABS([.J105]-[.B105])" office:value-type="float" office:value="1.34">
            <text:p>1.34</text:p>
          </table:table-cell>
          <table:table-cell table:formula="oooc:=ABS([.K105]-[.B105])" office:value-type="float" office:value="0.100000000000001">
            <text:p>0.1</text:p>
          </table:table-cell>
          <table:table-cell table:formula="oooc:=ABS([.L105]-[.B105])" office:value-type="float" office:value="6.1">
            <text:p>6.1</text:p>
          </table:table-cell>
          <table:table-cell table:formula="oooc:=ABS([.M105]-[.B105])" office:value-type="float" office:value="1.01">
            <text:p>1.01</text:p>
          </table:table-cell>
          <table:table-cell table:formula="oooc:=ABS([.N105]-[.B105])" office:value-type="float" office:value="2.61">
            <text:p>2.61</text:p>
          </table:table-cell>
          <table:table-cell table:number-columns-repeated="3"/>
        </table:table-row>
        <table:table-row table:style-name="ro1">
          <table:table-cell office:value-type="string">
            <text:p>CGGGACCAACTAAAGGAAAT</text:p>
          </table:table-cell>
          <table:table-cell office:value-type="float" office:value="66.7">
            <text:p>66.7</text:p>
          </table:table-cell>
          <table:table-cell office:value-type="float" office:value="64.97">
            <text:p>64.97</text:p>
          </table:table-cell>
          <table:table-cell office:value-type="float" office:value="67.13">
            <text:p>67.13</text:p>
          </table:table-cell>
          <table:table-cell office:value-type="float" office:value="66.75">
            <text:p>66.75</text:p>
          </table:table-cell>
          <table:table-cell office:value-type="float" office:value="67.87">
            <text:p>67.87</text:p>
          </table:table-cell>
          <table:table-cell office:value-type="float" office:value="68.43">
            <text:p>68.43</text:p>
          </table:table-cell>
          <table:table-cell office:value-type="float" office:value="68.54">
            <text:p>68.54</text:p>
          </table:table-cell>
          <table:table-cell office:value-type="float" office:value="69.53">
            <text:p>69.53</text:p>
          </table:table-cell>
          <table:table-cell office:value-type="float" office:value="68.33">
            <text:p>68.33</text:p>
          </table:table-cell>
          <table:table-cell office:value-type="float" office:value="68.31">
            <text:p>68.31</text:p>
          </table:table-cell>
          <table:table-cell office:value-type="float" office:value="67.48">
            <text:p>67.48</text:p>
          </table:table-cell>
          <table:table-cell office:value-type="float" office:value="69.17">
            <text:p>69.17</text:p>
          </table:table-cell>
          <table:table-cell office:value-type="float" office:value="68.71">
            <text:p>68.71</text:p>
          </table:table-cell>
          <table:table-cell office:value-type="float" office:value="66.7">
            <text:p>66.7</text:p>
          </table:table-cell>
          <table:table-cell/>
          <table:table-cell table:formula="oooc:=ABS(([.C106]-[.B106])*100/[.B106])" office:value-type="float" office:value="2.59370314842579">
            <text:p>2.59</text:p>
          </table:table-cell>
          <table:table-cell table:formula="oooc:=ABS(([.D106]-[.B106])*100/[.B106])" office:value-type="float" office:value="0.644677661169404">
            <text:p>0.64</text:p>
          </table:table-cell>
          <table:table-cell table:formula="oooc:=ABS(([.E106]-[.B106])*100/[.B106])" office:value-type="float" office:value="0.0749625187406254">
            <text:p>0.07</text:p>
          </table:table-cell>
          <table:table-cell table:formula="oooc:=ABS(([.F106]-[.B106])*100/[.B106])" office:value-type="float" office:value="1.75412293853074">
            <text:p>1.75</text:p>
          </table:table-cell>
          <table:table-cell table:formula="oooc:=ABS(([.G106]-[.B106])*100/[.B106])" office:value-type="float" office:value="2.59370314842579">
            <text:p>2.59</text:p>
          </table:table-cell>
          <table:table-cell table:formula="oooc:=ABS(([.H106]-[.B106])*100/[.B106])" office:value-type="float" office:value="2.75862068965518">
            <text:p>2.76</text:p>
          </table:table-cell>
          <table:table-cell table:formula="oooc:=ABS(([.I106]-[.B106])*100/[.B106])" office:value-type="float" office:value="4.24287856071964">
            <text:p>4.24</text:p>
          </table:table-cell>
          <table:table-cell table:formula="oooc:=ABS(([.J106]-[.B106])*100/[.B106])" office:value-type="float" office:value="2.44377811094452">
            <text:p>2.44</text:p>
          </table:table-cell>
          <table:table-cell table:formula="oooc:=ABS(([.K106]-[.B106])*100/[.B106])" office:value-type="float" office:value="2.41379310344827">
            <text:p>2.41</text:p>
          </table:table-cell>
          <table:table-cell table:formula="oooc:=ABS(([.L106]-[.B106])*100/[.B106])" office:value-type="float" office:value="1.16941529235382">
            <text:p>1.17</text:p>
          </table:table-cell>
          <table:table-cell table:formula="oooc:=ABS(([.M106]-[.B106])*100/[.B106])" office:value-type="float" office:value="3.7031484257871">
            <text:p>3.7</text:p>
          </table:table-cell>
          <table:table-cell table:formula="oooc:=ABS(([.N106]-[.B106])*100/[.B106])" office:value-type="float" office:value="3.0134932533733">
            <text:p>3.01</text:p>
          </table:table-cell>
          <table:table-cell table:number-columns-repeated="2"/>
          <table:table-cell table:formula="oooc:=ABS([.C106]-[.B106])" office:value-type="float" office:value="1.73">
            <text:p>1.73</text:p>
          </table:table-cell>
          <table:table-cell table:formula="oooc:=ABS([.D106]-[.B106])" office:value-type="float" office:value="0.429999999999993">
            <text:p>0.43</text:p>
          </table:table-cell>
          <table:table-cell table:formula="oooc:=ABS([.E106]-[.B106])" office:value-type="float" office:value="0.0499999999999972">
            <text:p>0.05</text:p>
          </table:table-cell>
          <table:table-cell table:formula="oooc:=ABS([.F106]-[.B106])" office:value-type="float" office:value="1.17">
            <text:p>1.17</text:p>
          </table:table-cell>
          <table:table-cell table:formula="oooc:=ABS([.G106]-[.B106])" office:value-type="float" office:value="1.73">
            <text:p>1.73</text:p>
          </table:table-cell>
          <table:table-cell table:formula="oooc:=ABS([.H106]-[.B106])" office:value-type="float" office:value="1.84">
            <text:p>1.84</text:p>
          </table:table-cell>
          <table:table-cell table:formula="oooc:=ABS([.I106]-[.B106])" office:value-type="float" office:value="2.83">
            <text:p>2.83</text:p>
          </table:table-cell>
          <table:table-cell table:formula="oooc:=ABS([.J106]-[.B106])" office:value-type="float" office:value="1.63">
            <text:p>1.63</text:p>
          </table:table-cell>
          <table:table-cell table:formula="oooc:=ABS([.K106]-[.B106])" office:value-type="float" office:value="1.61">
            <text:p>1.61</text:p>
          </table:table-cell>
          <table:table-cell table:formula="oooc:=ABS([.L106]-[.B106])" office:value-type="float" office:value="0.780000000000001">
            <text:p>0.78</text:p>
          </table:table-cell>
          <table:table-cell table:formula="oooc:=ABS([.M106]-[.B106])" office:value-type="float" office:value="2.47">
            <text:p>2.47</text:p>
          </table:table-cell>
          <table:table-cell table:formula="oooc:=ABS([.N106]-[.B106])" office:value-type="float" office:value="2.00999999999999">
            <text:p>2.01</text:p>
          </table:table-cell>
          <table:table-cell table:number-columns-repeated="3"/>
        </table:table-row>
        <table:table-row table:style-name="ro1">
          <table:table-cell office:value-type="string">
            <text:p>CCAACTTCTT</text:p>
          </table:table-cell>
          <table:table-cell office:value-type="float" office:value="40.6">
            <text:p>40.6</text:p>
          </table:table-cell>
          <table:table-cell table:number-columns-repeated="11" office:value-type="float" office:value="39.84">
            <text:p>39.84</text:p>
          </table:table-cell>
          <table:table-cell office:value-type="float" office:value="39.85">
            <text:p>39.85</text:p>
          </table:table-cell>
          <table:table-cell office:value-type="float" office:value="40.6">
            <text:p>40.6</text:p>
          </table:table-cell>
          <table:table-cell/>
          <table:table-cell table:formula="oooc:=ABS(([.C107]-[.B107])*100/[.B107])" office:value-type="float" office:value="1.871921182266">
            <text:p>1.87</text:p>
          </table:table-cell>
          <table:table-cell table:formula="oooc:=ABS(([.D107]-[.B107])*100/[.B107])" office:value-type="float" office:value="1.871921182266">
            <text:p>1.87</text:p>
          </table:table-cell>
          <table:table-cell table:formula="oooc:=ABS(([.E107]-[.B107])*100/[.B107])" office:value-type="float" office:value="1.871921182266">
            <text:p>1.87</text:p>
          </table:table-cell>
          <table:table-cell table:formula="oooc:=ABS(([.F107]-[.B107])*100/[.B107])" office:value-type="float" office:value="1.871921182266">
            <text:p>1.87</text:p>
          </table:table-cell>
          <table:table-cell table:formula="oooc:=ABS(([.G107]-[.B107])*100/[.B107])" office:value-type="float" office:value="1.871921182266">
            <text:p>1.87</text:p>
          </table:table-cell>
          <table:table-cell table:formula="oooc:=ABS(([.H107]-[.B107])*100/[.B107])" office:value-type="float" office:value="1.871921182266">
            <text:p>1.87</text:p>
          </table:table-cell>
          <table:table-cell table:formula="oooc:=ABS(([.I107]-[.B107])*100/[.B107])" office:value-type="float" office:value="1.871921182266">
            <text:p>1.87</text:p>
          </table:table-cell>
          <table:table-cell table:formula="oooc:=ABS(([.J107]-[.B107])*100/[.B107])" office:value-type="float" office:value="1.871921182266">
            <text:p>1.87</text:p>
          </table:table-cell>
          <table:table-cell table:formula="oooc:=ABS(([.K107]-[.B107])*100/[.B107])" office:value-type="float" office:value="1.871921182266">
            <text:p>1.87</text:p>
          </table:table-cell>
          <table:table-cell table:formula="oooc:=ABS(([.L107]-[.B107])*100/[.B107])" office:value-type="float" office:value="1.871921182266">
            <text:p>1.87</text:p>
          </table:table-cell>
          <table:table-cell table:formula="oooc:=ABS(([.M107]-[.B107])*100/[.B107])" office:value-type="float" office:value="1.871921182266">
            <text:p>1.87</text:p>
          </table:table-cell>
          <table:table-cell table:formula="oooc:=ABS(([.N107]-[.B107])*100/[.B107])" office:value-type="float" office:value="1.84729064039409">
            <text:p>1.85</text:p>
          </table:table-cell>
          <table:table-cell table:number-columns-repeated="2"/>
          <table:table-cell table:formula="oooc:=ABS([.C107]-[.B107])" office:value-type="float" office:value="0.759999999999998">
            <text:p>0.76</text:p>
          </table:table-cell>
          <table:table-cell table:formula="oooc:=ABS([.D107]-[.B107])" office:value-type="float" office:value="0.759999999999998">
            <text:p>0.76</text:p>
          </table:table-cell>
          <table:table-cell table:formula="oooc:=ABS([.E107]-[.B107])" office:value-type="float" office:value="0.759999999999998">
            <text:p>0.76</text:p>
          </table:table-cell>
          <table:table-cell table:formula="oooc:=ABS([.F107]-[.B107])" office:value-type="float" office:value="0.759999999999998">
            <text:p>0.76</text:p>
          </table:table-cell>
          <table:table-cell table:formula="oooc:=ABS([.G107]-[.B107])" office:value-type="float" office:value="0.759999999999998">
            <text:p>0.76</text:p>
          </table:table-cell>
          <table:table-cell table:formula="oooc:=ABS([.H107]-[.B107])" office:value-type="float" office:value="0.759999999999998">
            <text:p>0.76</text:p>
          </table:table-cell>
          <table:table-cell table:formula="oooc:=ABS([.I107]-[.B107])" office:value-type="float" office:value="0.759999999999998">
            <text:p>0.76</text:p>
          </table:table-cell>
          <table:table-cell table:formula="oooc:=ABS([.J107]-[.B107])" office:value-type="float" office:value="0.759999999999998">
            <text:p>0.76</text:p>
          </table:table-cell>
          <table:table-cell table:formula="oooc:=ABS([.K107]-[.B107])" office:value-type="float" office:value="0.759999999999998">
            <text:p>0.76</text:p>
          </table:table-cell>
          <table:table-cell table:formula="oooc:=ABS([.L107]-[.B107])" office:value-type="float" office:value="0.759999999999998">
            <text:p>0.76</text:p>
          </table:table-cell>
          <table:table-cell table:formula="oooc:=ABS([.M107]-[.B107])" office:value-type="float" office:value="0.759999999999998">
            <text:p>0.76</text:p>
          </table:table-cell>
          <table:table-cell table:formula="oooc:=ABS([.N107]-[.B107])" office:value-type="float" office:value="0.75">
            <text:p>0.75</text:p>
          </table:table-cell>
          <table:table-cell table:number-columns-repeated="3"/>
        </table:table-row>
        <table:table-row table:style-name="ro1">
          <table:table-cell office:value-type="string">
            <text:p>AGTAGTAATCACACC</text:p>
          </table:table-cell>
          <table:table-cell office:value-type="float" office:value="44.3">
            <text:p>44.3</text:p>
          </table:table-cell>
          <table:table-cell office:value-type="float" office:value="29.36">
            <text:p>29.36</text:p>
          </table:table-cell>
          <table:table-cell office:value-type="float" office:value="37.23">
            <text:p>37.23</text:p>
          </table:table-cell>
          <table:table-cell office:value-type="float" office:value="35.1">
            <text:p>35.1</text:p>
          </table:table-cell>
          <table:table-cell office:value-type="float" office:value="41.41">
            <text:p>41.41</text:p>
          </table:table-cell>
          <table:table-cell office:value-type="float" office:value="45.39">
            <text:p>45.39</text:p>
          </table:table-cell>
          <table:table-cell office:value-type="float" office:value="39.36">
            <text:p>39.36</text:p>
          </table:table-cell>
          <table:table-cell office:value-type="float" office:value="45.09">
            <text:p>45.09</text:p>
          </table:table-cell>
          <table:table-cell office:value-type="float" office:value="43.98">
            <text:p>43.98</text:p>
          </table:table-cell>
          <table:table-cell office:value-type="float" office:value="45.17">
            <text:p>45.17</text:p>
          </table:table-cell>
          <table:table-cell office:value-type="float" office:value="39.22">
            <text:p>39.22</text:p>
          </table:table-cell>
          <table:table-cell office:value-type="float" office:value="46.28">
            <text:p>46.28</text:p>
          </table:table-cell>
          <table:table-cell office:value-type="float" office:value="42.71">
            <text:p>42.71</text:p>
          </table:table-cell>
          <table:table-cell office:value-type="float" office:value="44.3">
            <text:p>44.3</text:p>
          </table:table-cell>
          <table:table-cell/>
          <table:table-cell table:formula="oooc:=ABS(([.C108]-[.B108])*100/[.B108])" office:value-type="float" office:value="33.7246049661399">
            <text:p>33.72</text:p>
          </table:table-cell>
          <table:table-cell table:formula="oooc:=ABS(([.D108]-[.B108])*100/[.B108])" office:value-type="float" office:value="15.9593679458239">
            <text:p>15.96</text:p>
          </table:table-cell>
          <table:table-cell table:formula="oooc:=ABS(([.E108]-[.B108])*100/[.B108])" office:value-type="float" office:value="20.7674943566591">
            <text:p>20.77</text:p>
          </table:table-cell>
          <table:table-cell table:formula="oooc:=ABS(([.F108]-[.B108])*100/[.B108])" office:value-type="float" office:value="6.52370203160271">
            <text:p>6.52</text:p>
          </table:table-cell>
          <table:table-cell table:formula="oooc:=ABS(([.G108]-[.B108])*100/[.B108])" office:value-type="float" office:value="2.46049661399549">
            <text:p>2.46</text:p>
          </table:table-cell>
          <table:table-cell table:formula="oooc:=ABS(([.H108]-[.B108])*100/[.B108])" office:value-type="float" office:value="11.1512415349887">
            <text:p>11.15</text:p>
          </table:table-cell>
          <table:table-cell table:formula="oooc:=ABS(([.I108]-[.B108])*100/[.B108])" office:value-type="float" office:value="1.78329571106096">
            <text:p>1.78</text:p>
          </table:table-cell>
          <table:table-cell table:formula="oooc:=ABS(([.J108]-[.B108])*100/[.B108])" office:value-type="float" office:value="0.72234762979684">
            <text:p>0.72</text:p>
          </table:table-cell>
          <table:table-cell table:formula="oooc:=ABS(([.K108]-[.B108])*100/[.B108])" office:value-type="float" office:value="1.96388261851017">
            <text:p>1.96</text:p>
          </table:table-cell>
          <table:table-cell table:formula="oooc:=ABS(([.L108]-[.B108])*100/[.B108])" office:value-type="float" office:value="11.4672686230248">
            <text:p>11.47</text:p>
          </table:table-cell>
          <table:table-cell table:formula="oooc:=ABS(([.M108]-[.B108])*100/[.B108])" office:value-type="float" office:value="4.46952595936795">
            <text:p>4.47</text:p>
          </table:table-cell>
          <table:table-cell table:formula="oooc:=ABS(([.N108]-[.B108])*100/[.B108])" office:value-type="float" office:value="3.58916478555304">
            <text:p>3.59</text:p>
          </table:table-cell>
          <table:table-cell table:number-columns-repeated="2"/>
          <table:table-cell table:formula="oooc:=ABS([.C108]-[.B108])" office:value-type="float" office:value="14.94">
            <text:p>14.94</text:p>
          </table:table-cell>
          <table:table-cell table:formula="oooc:=ABS([.D108]-[.B108])" office:value-type="float" office:value="7.07">
            <text:p>7.07</text:p>
          </table:table-cell>
          <table:table-cell table:formula="oooc:=ABS([.E108]-[.B108])" office:value-type="float" office:value="9.2">
            <text:p>9.2</text:p>
          </table:table-cell>
          <table:table-cell table:formula="oooc:=ABS([.F108]-[.B108])" office:value-type="float" office:value="2.89">
            <text:p>2.89</text:p>
          </table:table-cell>
          <table:table-cell table:formula="oooc:=ABS([.G108]-[.B108])" office:value-type="float" office:value="1.09">
            <text:p>1.09</text:p>
          </table:table-cell>
          <table:table-cell table:formula="oooc:=ABS([.H108]-[.B108])" office:value-type="float" office:value="4.94">
            <text:p>4.94</text:p>
          </table:table-cell>
          <table:table-cell table:formula="oooc:=ABS([.I108]-[.B108])" office:value-type="float" office:value="0.790000000000006">
            <text:p>0.79</text:p>
          </table:table-cell>
          <table:table-cell table:formula="oooc:=ABS([.J108]-[.B108])" office:value-type="float" office:value="0.32">
            <text:p>0.32</text:p>
          </table:table-cell>
          <table:table-cell table:formula="oooc:=ABS([.K108]-[.B108])" office:value-type="float" office:value="0.870000000000004">
            <text:p>0.87</text:p>
          </table:table-cell>
          <table:table-cell table:formula="oooc:=ABS([.L108]-[.B108])" office:value-type="float" office:value="5.08">
            <text:p>5.08</text:p>
          </table:table-cell>
          <table:table-cell table:formula="oooc:=ABS([.M108]-[.B108])" office:value-type="float" office:value="1.98">
            <text:p>1.98</text:p>
          </table:table-cell>
          <table:table-cell table:formula="oooc:=ABS([.N108]-[.B108])" office:value-type="float" office:value="1.59">
            <text:p>1.59</text:p>
          </table:table-cell>
          <table:table-cell table:number-columns-repeated="3"/>
        </table:table-row>
        <table:table-row table:style-name="ro1">
          <table:table-cell office:value-type="string">
            <text:p>CGGGACCAACTAAAGGAAAT</text:p>
          </table:table-cell>
          <table:table-cell office:value-type="float" office:value="61.7">
            <text:p>61.7</text:p>
          </table:table-cell>
          <table:table-cell office:value-type="float" office:value="52.69">
            <text:p>52.69</text:p>
          </table:table-cell>
          <table:table-cell office:value-type="float" office:value="58.88">
            <text:p>58.88</text:p>
          </table:table-cell>
          <table:table-cell office:value-type="float" office:value="57.67">
            <text:p>57.67</text:p>
          </table:table-cell>
          <table:table-cell office:value-type="float" office:value="61.24">
            <text:p>61.24</text:p>
          </table:table-cell>
          <table:table-cell office:value-type="float" office:value="63.12">
            <text:p>63.12</text:p>
          </table:table-cell>
          <table:table-cell office:value-type="float" office:value="61.81">
            <text:p>61.81</text:p>
          </table:table-cell>
          <table:table-cell office:value-type="float" office:value="64.85">
            <text:p>64.85</text:p>
          </table:table-cell>
          <table:table-cell office:value-type="float" office:value="62.7">
            <text:p>62.7</text:p>
          </table:table-cell>
          <table:table-cell office:value-type="float" office:value="62.75">
            <text:p>62.75</text:p>
          </table:table-cell>
          <table:table-cell office:value-type="float" office:value="60">
            <text:p>60</text:p>
          </table:table-cell>
          <table:table-cell office:value-type="float" office:value="64.52">
            <text:p>64.52</text:p>
          </table:table-cell>
          <table:table-cell office:value-type="float" office:value="62.8">
            <text:p>62.8</text:p>
          </table:table-cell>
          <table:table-cell office:value-type="float" office:value="61.7">
            <text:p>61.7</text:p>
          </table:table-cell>
          <table:table-cell/>
          <table:table-cell table:formula="oooc:=ABS(([.C109]-[.B109])*100/[.B109])" office:value-type="float" office:value="14.6029173419773">
            <text:p>14.6</text:p>
          </table:table-cell>
          <table:table-cell table:formula="oooc:=ABS(([.D109]-[.B109])*100/[.B109])" office:value-type="float" office:value="4.57050243111831">
            <text:p>4.57</text:p>
          </table:table-cell>
          <table:table-cell table:formula="oooc:=ABS(([.E109]-[.B109])*100/[.B109])" office:value-type="float" office:value="6.53160453808752">
            <text:p>6.53</text:p>
          </table:table-cell>
          <table:table-cell table:formula="oooc:=ABS(([.F109]-[.B109])*100/[.B109])" office:value-type="float" office:value="0.745542949756889">
            <text:p>0.75</text:p>
          </table:table-cell>
          <table:table-cell table:formula="oooc:=ABS(([.G109]-[.B109])*100/[.B109])" office:value-type="float" office:value="2.30145867098865">
            <text:p>2.3</text:p>
          </table:table-cell>
          <table:table-cell table:formula="oooc:=ABS(([.H109]-[.B109])*100/[.B109])" office:value-type="float" office:value="0.178282009724472">
            <text:p>0.18</text:p>
          </table:table-cell>
          <table:table-cell table:formula="oooc:=ABS(([.I109]-[.B109])*100/[.B109])" office:value-type="float" office:value="5.10534846029172">
            <text:p>5.11</text:p>
          </table:table-cell>
          <table:table-cell table:formula="oooc:=ABS(([.J109]-[.B109])*100/[.B109])" office:value-type="float" office:value="1.62074554294976">
            <text:p>1.62</text:p>
          </table:table-cell>
          <table:table-cell table:formula="oooc:=ABS(([.K109]-[.B109])*100/[.B109])" office:value-type="float" office:value="1.70178282009724">
            <text:p>1.7</text:p>
          </table:table-cell>
          <table:table-cell table:formula="oooc:=ABS(([.L109]-[.B109])*100/[.B109])" office:value-type="float" office:value="2.75526742301459">
            <text:p>2.76</text:p>
          </table:table-cell>
          <table:table-cell table:formula="oooc:=ABS(([.M109]-[.B109])*100/[.B109])" office:value-type="float" office:value="4.5705024311183">
            <text:p>4.57</text:p>
          </table:table-cell>
          <table:table-cell table:formula="oooc:=ABS(([.N109]-[.B109])*100/[.B109])" office:value-type="float" office:value="1.78282009724472">
            <text:p>1.78</text:p>
          </table:table-cell>
          <table:table-cell table:number-columns-repeated="2"/>
          <table:table-cell table:formula="oooc:=ABS([.C109]-[.B109])" office:value-type="float" office:value="9.01000000000001">
            <text:p>9.01</text:p>
          </table:table-cell>
          <table:table-cell table:formula="oooc:=ABS([.D109]-[.B109])" office:value-type="float" office:value="2.82">
            <text:p>2.82</text:p>
          </table:table-cell>
          <table:table-cell table:formula="oooc:=ABS([.E109]-[.B109])" office:value-type="float" office:value="4.03">
            <text:p>4.03</text:p>
          </table:table-cell>
          <table:table-cell table:formula="oooc:=ABS([.F109]-[.B109])" office:value-type="float" office:value="0.460000000000001">
            <text:p>0.46</text:p>
          </table:table-cell>
          <table:table-cell table:formula="oooc:=ABS([.G109]-[.B109])" office:value-type="float" office:value="1.41999999999999">
            <text:p>1.42</text:p>
          </table:table-cell>
          <table:table-cell table:formula="oooc:=ABS([.H109]-[.B109])" office:value-type="float" office:value="0.109999999999999">
            <text:p>0.11</text:p>
          </table:table-cell>
          <table:table-cell table:formula="oooc:=ABS([.I109]-[.B109])" office:value-type="float" office:value="3.14999999999999">
            <text:p>3.15</text:p>
          </table:table-cell>
          <table:table-cell table:formula="oooc:=ABS([.J109]-[.B109])" office:value-type="float" office:value="1">
            <text:p>1</text:p>
          </table:table-cell>
          <table:table-cell table:formula="oooc:=ABS([.K109]-[.B109])" office:value-type="float" office:value="1.05">
            <text:p>1.05</text:p>
          </table:table-cell>
          <table:table-cell table:formula="oooc:=ABS([.L109]-[.B109])" office:value-type="float" office:value="1.7">
            <text:p>1.7</text:p>
          </table:table-cell>
          <table:table-cell table:formula="oooc:=ABS([.M109]-[.B109])" office:value-type="float" office:value="2.81999999999999">
            <text:p>2.82</text:p>
          </table:table-cell>
          <table:table-cell table:formula="oooc:=ABS([.N109]-[.B109])" office:value-type="float" office:value="1.09999999999999">
            <text:p>1.1</text:p>
          </table:table-cell>
          <table:table-cell table:number-columns-repeated="3"/>
        </table:table-row>
        <table:table-row table:style-name="ro1">
          <table:table-cell office:value-type="string">
            <text:p>CCATCATTGTGTCTACCTCA</text:p>
          </table:table-cell>
          <table:table-cell office:value-type="float" office:value="55.6">
            <text:p>55.6</text:p>
          </table:table-cell>
          <table:table-cell office:value-type="float" office:value="39.31">
            <text:p>39.31</text:p>
          </table:table-cell>
          <table:table-cell office:value-type="float" office:value="48.66">
            <text:p>48.66</text:p>
          </table:table-cell>
          <table:table-cell office:value-type="float" office:value="46.52">
            <text:p>46.52</text:p>
          </table:table-cell>
          <table:table-cell office:value-type="float" office:value="52.83">
            <text:p>52.83</text:p>
          </table:table-cell>
          <table:table-cell office:value-type="float" office:value="56.47">
            <text:p>56.47</text:p>
          </table:table-cell>
          <table:table-cell office:value-type="float" office:value="50.79">
            <text:p>50.79</text:p>
          </table:table-cell>
          <table:table-cell office:value-type="float" office:value="56.22">
            <text:p>56.22</text:p>
          </table:table-cell>
          <table:table-cell office:value-type="float" office:value="55.4">
            <text:p>55.4</text:p>
          </table:table-cell>
          <table:table-cell office:value-type="float" office:value="55.91">
            <text:p>55.91</text:p>
          </table:table-cell>
          <table:table-cell office:value-type="float" office:value="50.64">
            <text:p>50.64</text:p>
          </table:table-cell>
          <table:table-cell office:value-type="float" office:value="57.15">
            <text:p>57.15</text:p>
          </table:table-cell>
          <table:table-cell office:value-type="float" office:value="54.13">
            <text:p>54.13</text:p>
          </table:table-cell>
          <table:table-cell office:value-type="float" office:value="55.6">
            <text:p>55.6</text:p>
          </table:table-cell>
          <table:table-cell/>
          <table:table-cell table:formula="oooc:=ABS(([.C110]-[.B110])*100/[.B110])" office:value-type="float" office:value="29.2985611510791">
            <text:p>29.3</text:p>
          </table:table-cell>
          <table:table-cell table:formula="oooc:=ABS(([.D110]-[.B110])*100/[.B110])" office:value-type="float" office:value="12.4820143884892">
            <text:p>12.48</text:p>
          </table:table-cell>
          <table:table-cell table:formula="oooc:=ABS(([.E110]-[.B110])*100/[.B110])" office:value-type="float" office:value="16.3309352517986">
            <text:p>16.33</text:p>
          </table:table-cell>
          <table:table-cell table:formula="oooc:=ABS(([.F110]-[.B110])*100/[.B110])" office:value-type="float" office:value="4.98201438848921">
            <text:p>4.98</text:p>
          </table:table-cell>
          <table:table-cell table:formula="oooc:=ABS(([.G110]-[.B110])*100/[.B110])" office:value-type="float" office:value="1.56474820143884">
            <text:p>1.56</text:p>
          </table:table-cell>
          <table:table-cell table:formula="oooc:=ABS(([.H110]-[.B110])*100/[.B110])" office:value-type="float" office:value="8.65107913669065">
            <text:p>8.65</text:p>
          </table:table-cell>
          <table:table-cell table:formula="oooc:=ABS(([.I110]-[.B110])*100/[.B110])" office:value-type="float" office:value="1.11510791366906">
            <text:p>1.12</text:p>
          </table:table-cell>
          <table:table-cell table:formula="oooc:=ABS(([.J110]-[.B110])*100/[.B110])" office:value-type="float" office:value="0.359712230215832">
            <text:p>0.36</text:p>
          </table:table-cell>
          <table:table-cell table:formula="oooc:=ABS(([.K110]-[.B110])*100/[.B110])" office:value-type="float" office:value="0.557553956834524">
            <text:p>0.56</text:p>
          </table:table-cell>
          <table:table-cell table:formula="oooc:=ABS(([.L110]-[.B110])*100/[.B110])" office:value-type="float" office:value="8.92086330935252">
            <text:p>8.92</text:p>
          </table:table-cell>
          <table:table-cell table:formula="oooc:=ABS(([.M110]-[.B110])*100/[.B110])" office:value-type="float" office:value="2.78776978417266">
            <text:p>2.79</text:p>
          </table:table-cell>
          <table:table-cell table:formula="oooc:=ABS(([.N110]-[.B110])*100/[.B110])" office:value-type="float" office:value="2.64388489208633">
            <text:p>2.64</text:p>
          </table:table-cell>
          <table:table-cell table:number-columns-repeated="2"/>
          <table:table-cell table:formula="oooc:=ABS([.C110]-[.B110])" office:value-type="float" office:value="16.29">
            <text:p>16.29</text:p>
          </table:table-cell>
          <table:table-cell table:formula="oooc:=ABS([.D110]-[.B110])" office:value-type="float" office:value="6.94">
            <text:p>6.94</text:p>
          </table:table-cell>
          <table:table-cell table:formula="oooc:=ABS([.E110]-[.B110])" office:value-type="float" office:value="9.08">
            <text:p>9.08</text:p>
          </table:table-cell>
          <table:table-cell table:formula="oooc:=ABS([.F110]-[.B110])" office:value-type="float" office:value="2.77">
            <text:p>2.77</text:p>
          </table:table-cell>
          <table:table-cell table:formula="oooc:=ABS([.G110]-[.B110])" office:value-type="float" office:value="0.869999999999997">
            <text:p>0.87</text:p>
          </table:table-cell>
          <table:table-cell table:formula="oooc:=ABS([.H110]-[.B110])" office:value-type="float" office:value="4.81">
            <text:p>4.81</text:p>
          </table:table-cell>
          <table:table-cell table:formula="oooc:=ABS([.I110]-[.B110])" office:value-type="float" office:value="0.619999999999997">
            <text:p>0.62</text:p>
          </table:table-cell>
          <table:table-cell table:formula="oooc:=ABS([.J110]-[.B110])" office:value-type="float" office:value="0.200000000000003">
            <text:p>0.2</text:p>
          </table:table-cell>
          <table:table-cell table:formula="oooc:=ABS([.K110]-[.B110])" office:value-type="float" office:value="0.309999999999995">
            <text:p>0.31</text:p>
          </table:table-cell>
          <table:table-cell table:formula="oooc:=ABS([.L110]-[.B110])" office:value-type="float" office:value="4.96">
            <text:p>4.96</text:p>
          </table:table-cell>
          <table:table-cell table:formula="oooc:=ABS([.M110]-[.B110])" office:value-type="float" office:value="1.55">
            <text:p>1.55</text:p>
          </table:table-cell>
          <table:table-cell table:formula="oooc:=ABS([.N110]-[.B110])" office:value-type="float" office:value="1.47">
            <text:p>1.47</text:p>
          </table:table-cell>
          <table:table-cell table:number-columns-repeated="3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62.3">
            <text:p>62.3</text:p>
          </table:table-cell>
          <table:table-cell office:value-type="float" office:value="58.93">
            <text:p>58.93</text:p>
          </table:table-cell>
          <table:table-cell office:value-type="float" office:value="61.09">
            <text:p>61.09</text:p>
          </table:table-cell>
          <table:table-cell office:value-type="float" office:value="60.71">
            <text:p>60.71</text:p>
          </table:table-cell>
          <table:table-cell office:value-type="float" office:value="61.83">
            <text:p>61.83</text:p>
          </table:table-cell>
          <table:table-cell office:value-type="float" office:value="62.16">
            <text:p>62.16</text:p>
          </table:table-cell>
          <table:table-cell office:value-type="float" office:value="62.5">
            <text:p>62.5</text:p>
          </table:table-cell>
          <table:table-cell office:value-type="float" office:value="63.19">
            <text:p>63.19</text:p>
          </table:table-cell>
          <table:table-cell office:value-type="float" office:value="62.29">
            <text:p>62.29</text:p>
          </table:table-cell>
          <table:table-cell office:value-type="float" office:value="62.27">
            <text:p>62.27</text:p>
          </table:table-cell>
          <table:table-cell office:value-type="float" office:value="61.44">
            <text:p>61.44</text:p>
          </table:table-cell>
          <table:table-cell office:value-type="float" office:value="63.14">
            <text:p>63.14</text:p>
          </table:table-cell>
          <table:table-cell office:value-type="float" office:value="62.67">
            <text:p>62.67</text:p>
          </table:table-cell>
          <table:table-cell office:value-type="float" office:value="62.3">
            <text:p>62.3</text:p>
          </table:table-cell>
          <table:table-cell/>
          <table:table-cell table:formula="oooc:=ABS(([.C111]-[.B111])*100/[.B111])" office:value-type="float" office:value="5.40930979133226">
            <text:p>5.41</text:p>
          </table:table-cell>
          <table:table-cell table:formula="oooc:=ABS(([.D111]-[.B111])*100/[.B111])" office:value-type="float" office:value="1.94221508828249">
            <text:p>1.94</text:p>
          </table:table-cell>
          <table:table-cell table:formula="oooc:=ABS(([.E111]-[.B111])*100/[.B111])" office:value-type="float" office:value="2.5521669341894">
            <text:p>2.55</text:p>
          </table:table-cell>
          <table:table-cell table:formula="oooc:=ABS(([.F111]-[.B111])*100/[.B111])" office:value-type="float" office:value="0.75441412520064">
            <text:p>0.75</text:p>
          </table:table-cell>
          <table:table-cell table:formula="oooc:=ABS(([.G111]-[.B111])*100/[.B111])" office:value-type="float" office:value="0.224719101123596">
            <text:p>0.22</text:p>
          </table:table-cell>
          <table:table-cell table:formula="oooc:=ABS(([.H111]-[.B111])*100/[.B111])" office:value-type="float" office:value="0.321027287319427">
            <text:p>0.32</text:p>
          </table:table-cell>
          <table:table-cell table:formula="oooc:=ABS(([.I111]-[.B111])*100/[.B111])" office:value-type="float" office:value="1.42857142857143">
            <text:p>1.43</text:p>
          </table:table-cell>
          <table:table-cell table:formula="oooc:=ABS(([.J111]-[.B111])*100/[.B111])" office:value-type="float" office:value="0.0160513643659679">
            <text:p>0.02</text:p>
          </table:table-cell>
          <table:table-cell table:formula="oooc:=ABS(([.K111]-[.B111])*100/[.B111])" office:value-type="float" office:value="0.0481540930979037">
            <text:p>0.05</text:p>
          </table:table-cell>
          <table:table-cell table:formula="oooc:=ABS(([.L111]-[.B111])*100/[.B111])" office:value-type="float" office:value="1.38041733547351">
            <text:p>1.38</text:p>
          </table:table-cell>
          <table:table-cell table:formula="oooc:=ABS(([.M111]-[.B111])*100/[.B111])" office:value-type="float" office:value="1.34831460674158">
            <text:p>1.35</text:p>
          </table:table-cell>
          <table:table-cell table:formula="oooc:=ABS(([.N111]-[.B111])*100/[.B111])" office:value-type="float" office:value="0.593900481540938">
            <text:p>0.59</text:p>
          </table:table-cell>
          <table:table-cell table:number-columns-repeated="2"/>
          <table:table-cell table:formula="oooc:=ABS([.C111]-[.B111])" office:value-type="float" office:value="3.37">
            <text:p>3.37</text:p>
          </table:table-cell>
          <table:table-cell table:formula="oooc:=ABS([.D111]-[.B111])" office:value-type="float" office:value="1.20999999999999">
            <text:p>1.21</text:p>
          </table:table-cell>
          <table:table-cell table:formula="oooc:=ABS([.E111]-[.B111])" office:value-type="float" office:value="1.59">
            <text:p>1.59</text:p>
          </table:table-cell>
          <table:table-cell table:formula="oooc:=ABS([.F111]-[.B111])" office:value-type="float" office:value="0.469999999999999">
            <text:p>0.47</text:p>
          </table:table-cell>
          <table:table-cell table:formula="oooc:=ABS([.G111]-[.B111])" office:value-type="float" office:value="0.140000000000001">
            <text:p>0.14</text:p>
          </table:table-cell>
          <table:table-cell table:formula="oooc:=ABS([.H111]-[.B111])" office:value-type="float" office:value="0.200000000000003">
            <text:p>0.2</text:p>
          </table:table-cell>
          <table:table-cell table:formula="oooc:=ABS([.I111]-[.B111])" office:value-type="float" office:value="0.890000000000001">
            <text:p>0.89</text:p>
          </table:table-cell>
          <table:table-cell table:formula="oooc:=ABS([.J111]-[.B111])" office:value-type="float" office:value="0.00999999999999801">
            <text:p>0.01</text:p>
          </table:table-cell>
          <table:table-cell table:formula="oooc:=ABS([.K111]-[.B111])" office:value-type="float" office:value="0.029999999999994">
            <text:p>0.03</text:p>
          </table:table-cell>
          <table:table-cell table:formula="oooc:=ABS([.L111]-[.B111])" office:value-type="float" office:value="0.859999999999999">
            <text:p>0.86</text:p>
          </table:table-cell>
          <table:table-cell table:formula="oooc:=ABS([.M111]-[.B111])" office:value-type="float" office:value="0.840000000000003">
            <text:p>0.84</text:p>
          </table:table-cell>
          <table:table-cell table:formula="oooc:=ABS([.N111]-[.B111])" office:value-type="float" office:value="0.370000000000005">
            <text:p>0.37</text:p>
          </table:table-cell>
          <table:table-cell table:number-columns-repeated="3"/>
        </table:table-row>
        <table:table-row table:style-name="ro1">
          <table:table-cell office:value-type="string">
            <text:p>GAGATTGTTTCCCTTTCAAA</text:p>
          </table:table-cell>
          <table:table-cell office:value-type="float" office:value="65.3">
            <text:p>65.3</text:p>
          </table:table-cell>
          <table:table-cell table:number-columns-repeated="11" office:value-type="float" office:value="66.17">
            <text:p>66.17</text:p>
          </table:table-cell>
          <table:table-cell office:value-type="float" office:value="66.18">
            <text:p>66.18</text:p>
          </table:table-cell>
          <table:table-cell office:value-type="float" office:value="65.3">
            <text:p>65.3</text:p>
          </table:table-cell>
          <table:table-cell/>
          <table:table-cell table:formula="oooc:=ABS(([.C112]-[.B112])*100/[.B112])" office:value-type="float" office:value="1.33231240428791">
            <text:p>1.33</text:p>
          </table:table-cell>
          <table:table-cell table:formula="oooc:=ABS(([.D112]-[.B112])*100/[.B112])" office:value-type="float" office:value="1.33231240428791">
            <text:p>1.33</text:p>
          </table:table-cell>
          <table:table-cell table:formula="oooc:=ABS(([.E112]-[.B112])*100/[.B112])" office:value-type="float" office:value="1.33231240428791">
            <text:p>1.33</text:p>
          </table:table-cell>
          <table:table-cell table:formula="oooc:=ABS(([.F112]-[.B112])*100/[.B112])" office:value-type="float" office:value="1.33231240428791">
            <text:p>1.33</text:p>
          </table:table-cell>
          <table:table-cell table:formula="oooc:=ABS(([.G112]-[.B112])*100/[.B112])" office:value-type="float" office:value="1.33231240428791">
            <text:p>1.33</text:p>
          </table:table-cell>
          <table:table-cell table:formula="oooc:=ABS(([.H112]-[.B112])*100/[.B112])" office:value-type="float" office:value="1.33231240428791">
            <text:p>1.33</text:p>
          </table:table-cell>
          <table:table-cell table:formula="oooc:=ABS(([.I112]-[.B112])*100/[.B112])" office:value-type="float" office:value="1.33231240428791">
            <text:p>1.33</text:p>
          </table:table-cell>
          <table:table-cell table:formula="oooc:=ABS(([.J112]-[.B112])*100/[.B112])" office:value-type="float" office:value="1.33231240428791">
            <text:p>1.33</text:p>
          </table:table-cell>
          <table:table-cell table:formula="oooc:=ABS(([.K112]-[.B112])*100/[.B112])" office:value-type="float" office:value="1.33231240428791">
            <text:p>1.33</text:p>
          </table:table-cell>
          <table:table-cell table:formula="oooc:=ABS(([.L112]-[.B112])*100/[.B112])" office:value-type="float" office:value="1.33231240428791">
            <text:p>1.33</text:p>
          </table:table-cell>
          <table:table-cell table:formula="oooc:=ABS(([.M112]-[.B112])*100/[.B112])" office:value-type="float" office:value="1.33231240428791">
            <text:p>1.33</text:p>
          </table:table-cell>
          <table:table-cell table:formula="oooc:=ABS(([.N112]-[.B112])*100/[.B112])" office:value-type="float" office:value="1.34762633996939">
            <text:p>1.35</text:p>
          </table:table-cell>
          <table:table-cell table:number-columns-repeated="2"/>
          <table:table-cell table:formula="oooc:=ABS([.C112]-[.B112])" office:value-type="float" office:value="0.870000000000004">
            <text:p>0.87</text:p>
          </table:table-cell>
          <table:table-cell table:formula="oooc:=ABS([.D112]-[.B112])" office:value-type="float" office:value="0.870000000000004">
            <text:p>0.87</text:p>
          </table:table-cell>
          <table:table-cell table:formula="oooc:=ABS([.E112]-[.B112])" office:value-type="float" office:value="0.870000000000004">
            <text:p>0.87</text:p>
          </table:table-cell>
          <table:table-cell table:formula="oooc:=ABS([.F112]-[.B112])" office:value-type="float" office:value="0.870000000000004">
            <text:p>0.87</text:p>
          </table:table-cell>
          <table:table-cell table:formula="oooc:=ABS([.G112]-[.B112])" office:value-type="float" office:value="0.870000000000004">
            <text:p>0.87</text:p>
          </table:table-cell>
          <table:table-cell table:formula="oooc:=ABS([.H112]-[.B112])" office:value-type="float" office:value="0.870000000000004">
            <text:p>0.87</text:p>
          </table:table-cell>
          <table:table-cell table:formula="oooc:=ABS([.I112]-[.B112])" office:value-type="float" office:value="0.870000000000004">
            <text:p>0.87</text:p>
          </table:table-cell>
          <table:table-cell table:formula="oooc:=ABS([.J112]-[.B112])" office:value-type="float" office:value="0.870000000000004">
            <text:p>0.87</text:p>
          </table:table-cell>
          <table:table-cell table:formula="oooc:=ABS([.K112]-[.B112])" office:value-type="float" office:value="0.870000000000004">
            <text:p>0.87</text:p>
          </table:table-cell>
          <table:table-cell table:formula="oooc:=ABS([.L112]-[.B112])" office:value-type="float" office:value="0.870000000000004">
            <text:p>0.87</text:p>
          </table:table-cell>
          <table:table-cell table:formula="oooc:=ABS([.M112]-[.B112])" office:value-type="float" office:value="0.870000000000004">
            <text:p>0.87</text:p>
          </table:table-cell>
          <table:table-cell table:formula="oooc:=ABS([.N112]-[.B112])" office:value-type="float" office:value="0.88000000000001">
            <text:p>0.88</text:p>
          </table:table-cell>
          <table:table-cell table:number-columns-repeated="3"/>
        </table:table-row>
        <table:table-row table:style-name="ro1">
          <table:table-cell office:value-type="string">
            <text:p>ACGACAGGTTTACCA</text:p>
          </table:table-cell>
          <table:table-cell office:value-type="float" office:value="61.3">
            <text:p>61.3</text:p>
          </table:table-cell>
          <table:table-cell table:number-columns-repeated="11" office:value-type="float" office:value="64.26">
            <text:p>64.26</text:p>
          </table:table-cell>
          <table:table-cell office:value-type="float" office:value="64.27">
            <text:p>64.27</text:p>
          </table:table-cell>
          <table:table-cell office:value-type="float" office:value="61.3">
            <text:p>61.3</text:p>
          </table:table-cell>
          <table:table-cell/>
          <table:table-cell table:formula="oooc:=ABS(([.C113]-[.B113])*100/[.B113])" office:value-type="float" office:value="4.82871125611747">
            <text:p>4.83</text:p>
          </table:table-cell>
          <table:table-cell table:formula="oooc:=ABS(([.D113]-[.B113])*100/[.B113])" office:value-type="float" office:value="4.82871125611747">
            <text:p>4.83</text:p>
          </table:table-cell>
          <table:table-cell table:formula="oooc:=ABS(([.E113]-[.B113])*100/[.B113])" office:value-type="float" office:value="4.82871125611747">
            <text:p>4.83</text:p>
          </table:table-cell>
          <table:table-cell table:formula="oooc:=ABS(([.F113]-[.B113])*100/[.B113])" office:value-type="float" office:value="4.82871125611747">
            <text:p>4.83</text:p>
          </table:table-cell>
          <table:table-cell table:formula="oooc:=ABS(([.G113]-[.B113])*100/[.B113])" office:value-type="float" office:value="4.82871125611747">
            <text:p>4.83</text:p>
          </table:table-cell>
          <table:table-cell table:formula="oooc:=ABS(([.H113]-[.B113])*100/[.B113])" office:value-type="float" office:value="4.82871125611747">
            <text:p>4.83</text:p>
          </table:table-cell>
          <table:table-cell table:formula="oooc:=ABS(([.I113]-[.B113])*100/[.B113])" office:value-type="float" office:value="4.82871125611747">
            <text:p>4.83</text:p>
          </table:table-cell>
          <table:table-cell table:formula="oooc:=ABS(([.J113]-[.B113])*100/[.B113])" office:value-type="float" office:value="4.82871125611747">
            <text:p>4.83</text:p>
          </table:table-cell>
          <table:table-cell table:formula="oooc:=ABS(([.K113]-[.B113])*100/[.B113])" office:value-type="float" office:value="4.82871125611747">
            <text:p>4.83</text:p>
          </table:table-cell>
          <table:table-cell table:formula="oooc:=ABS(([.L113]-[.B113])*100/[.B113])" office:value-type="float" office:value="4.82871125611747">
            <text:p>4.83</text:p>
          </table:table-cell>
          <table:table-cell table:formula="oooc:=ABS(([.M113]-[.B113])*100/[.B113])" office:value-type="float" office:value="4.82871125611747">
            <text:p>4.83</text:p>
          </table:table-cell>
          <table:table-cell table:formula="oooc:=ABS(([.N113]-[.B113])*100/[.B113])" office:value-type="float" office:value="4.84502446982055">
            <text:p>4.85</text:p>
          </table:table-cell>
          <table:table-cell table:number-columns-repeated="2"/>
          <table:table-cell table:formula="oooc:=ABS([.C113]-[.B113])" office:value-type="float" office:value="2.96000000000001">
            <text:p>2.96</text:p>
          </table:table-cell>
          <table:table-cell table:formula="oooc:=ABS([.D113]-[.B113])" office:value-type="float" office:value="2.96000000000001">
            <text:p>2.96</text:p>
          </table:table-cell>
          <table:table-cell table:formula="oooc:=ABS([.E113]-[.B113])" office:value-type="float" office:value="2.96000000000001">
            <text:p>2.96</text:p>
          </table:table-cell>
          <table:table-cell table:formula="oooc:=ABS([.F113]-[.B113])" office:value-type="float" office:value="2.96000000000001">
            <text:p>2.96</text:p>
          </table:table-cell>
          <table:table-cell table:formula="oooc:=ABS([.G113]-[.B113])" office:value-type="float" office:value="2.96000000000001">
            <text:p>2.96</text:p>
          </table:table-cell>
          <table:table-cell table:formula="oooc:=ABS([.H113]-[.B113])" office:value-type="float" office:value="2.96000000000001">
            <text:p>2.96</text:p>
          </table:table-cell>
          <table:table-cell table:formula="oooc:=ABS([.I113]-[.B113])" office:value-type="float" office:value="2.96000000000001">
            <text:p>2.96</text:p>
          </table:table-cell>
          <table:table-cell table:formula="oooc:=ABS([.J113]-[.B113])" office:value-type="float" office:value="2.96000000000001">
            <text:p>2.96</text:p>
          </table:table-cell>
          <table:table-cell table:formula="oooc:=ABS([.K113]-[.B113])" office:value-type="float" office:value="2.96000000000001">
            <text:p>2.96</text:p>
          </table:table-cell>
          <table:table-cell table:formula="oooc:=ABS([.L113]-[.B113])" office:value-type="float" office:value="2.96000000000001">
            <text:p>2.96</text:p>
          </table:table-cell>
          <table:table-cell table:formula="oooc:=ABS([.M113]-[.B113])" office:value-type="float" office:value="2.96000000000001">
            <text:p>2.96</text:p>
          </table:table-cell>
          <table:table-cell table:formula="oooc:=ABS([.N113]-[.B113])" office:value-type="float" office:value="2.97">
            <text:p>2.97</text:p>
          </table:table-cell>
          <table:table-cell table:number-columns-repeated="3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2.1">
            <text:p>62.1</text:p>
          </table:table-cell>
          <table:table-cell office:value-type="float" office:value="45.11">
            <text:p>45.11</text:p>
          </table:table-cell>
          <table:table-cell office:value-type="float" office:value="55.19">
            <text:p>55.19</text:p>
          </table:table-cell>
          <table:table-cell office:value-type="float" office:value="53.05">
            <text:p>53.05</text:p>
          </table:table-cell>
          <table:table-cell office:value-type="float" office:value="59.36">
            <text:p>59.36</text:p>
          </table:table-cell>
          <table:table-cell office:value-type="float" office:value="63.3">
            <text:p>63.3</text:p>
          </table:table-cell>
          <table:table-cell office:value-type="float" office:value="57.32">
            <text:p>57.32</text:p>
          </table:table-cell>
          <table:table-cell office:value-type="float" office:value="63.14">
            <text:p>63.14</text:p>
          </table:table-cell>
          <table:table-cell office:value-type="float" office:value="61.93">
            <text:p>61.93</text:p>
          </table:table-cell>
          <table:table-cell office:value-type="float" office:value="62.1">
            <text:p>62.1</text:p>
          </table:table-cell>
          <table:table-cell office:value-type="float" office:value="57.17">
            <text:p>57.17</text:p>
          </table:table-cell>
          <table:table-cell office:value-type="float" office:value="63.41">
            <text:p>63.41</text:p>
          </table:table-cell>
          <table:table-cell office:value-type="float" office:value="60.66">
            <text:p>60.66</text:p>
          </table:table-cell>
          <table:table-cell office:value-type="float" office:value="62.1">
            <text:p>62.1</text:p>
          </table:table-cell>
          <table:table-cell/>
          <table:table-cell table:formula="oooc:=ABS(([.C114]-[.B114])*100/[.B114])" office:value-type="float" office:value="27.3590982286634">
            <text:p>27.36</text:p>
          </table:table-cell>
          <table:table-cell table:formula="oooc:=ABS(([.D114]-[.B114])*100/[.B114])" office:value-type="float" office:value="11.1272141706924">
            <text:p>11.13</text:p>
          </table:table-cell>
          <table:table-cell table:formula="oooc:=ABS(([.E114]-[.B114])*100/[.B114])" office:value-type="float" office:value="14.573268921095">
            <text:p>14.57</text:p>
          </table:table-cell>
          <table:table-cell table:formula="oooc:=ABS(([.F114]-[.B114])*100/[.B114])" office:value-type="float" office:value="4.41223832528181">
            <text:p>4.41</text:p>
          </table:table-cell>
          <table:table-cell table:formula="oooc:=ABS(([.G114]-[.B114])*100/[.B114])" office:value-type="float" office:value="1.93236714975845">
            <text:p>1.93</text:p>
          </table:table-cell>
          <table:table-cell table:formula="oooc:=ABS(([.H114]-[.B114])*100/[.B114])" office:value-type="float" office:value="7.69726247987118">
            <text:p>7.7</text:p>
          </table:table-cell>
          <table:table-cell table:formula="oooc:=ABS(([.I114]-[.B114])*100/[.B114])" office:value-type="float" office:value="1.67471819645733">
            <text:p>1.67</text:p>
          </table:table-cell>
          <table:table-cell table:formula="oooc:=ABS(([.J114]-[.B114])*100/[.B114])" office:value-type="float" office:value="0.27375201288245">
            <text:p>0.27</text:p>
          </table:table-cell>
          <table:table-cell table:formula="oooc:=ABS(([.K114]-[.B114])*100/[.B114])" office:value-type="float" office:value="0">
            <text:p>0</text:p>
          </table:table-cell>
          <table:table-cell table:formula="oooc:=ABS(([.L114]-[.B114])*100/[.B114])" office:value-type="float" office:value="7.93880837359098">
            <text:p>7.94</text:p>
          </table:table-cell>
          <table:table-cell table:formula="oooc:=ABS(([.M114]-[.B114])*100/[.B114])" office:value-type="float" office:value="2.10950080515297">
            <text:p>2.11</text:p>
          </table:table-cell>
          <table:table-cell table:formula="oooc:=ABS(([.N114]-[.B114])*100/[.B114])" office:value-type="float" office:value="2.31884057971015">
            <text:p>2.32</text:p>
          </table:table-cell>
          <table:table-cell table:number-columns-repeated="2"/>
          <table:table-cell table:formula="oooc:=ABS([.C114]-[.B114])" office:value-type="float" office:value="16.99">
            <text:p>16.99</text:p>
          </table:table-cell>
          <table:table-cell table:formula="oooc:=ABS([.D114]-[.B114])" office:value-type="float" office:value="6.91">
            <text:p>6.91</text:p>
          </table:table-cell>
          <table:table-cell table:formula="oooc:=ABS([.E114]-[.B114])" office:value-type="float" office:value="9.05">
            <text:p>9.05</text:p>
          </table:table-cell>
          <table:table-cell table:formula="oooc:=ABS([.F114]-[.B114])" office:value-type="float" office:value="2.74">
            <text:p>2.74</text:p>
          </table:table-cell>
          <table:table-cell table:formula="oooc:=ABS([.G114]-[.B114])" office:value-type="float" office:value="1.2">
            <text:p>1.2</text:p>
          </table:table-cell>
          <table:table-cell table:formula="oooc:=ABS([.H114]-[.B114])" office:value-type="float" office:value="4.78">
            <text:p>4.78</text:p>
          </table:table-cell>
          <table:table-cell table:formula="oooc:=ABS([.I114]-[.B114])" office:value-type="float" office:value="1.04">
            <text:p>1.04</text:p>
          </table:table-cell>
          <table:table-cell table:formula="oooc:=ABS([.J114]-[.B114])" office:value-type="float" office:value="0.170000000000002">
            <text:p>0.17</text:p>
          </table:table-cell>
          <table:table-cell table:formula="oooc:=ABS([.K114]-[.B114])" office:value-type="float" office:value="0">
            <text:p>0</text:p>
          </table:table-cell>
          <table:table-cell table:formula="oooc:=ABS([.L114]-[.B114])" office:value-type="float" office:value="4.93">
            <text:p>4.93</text:p>
          </table:table-cell>
          <table:table-cell table:formula="oooc:=ABS([.M114]-[.B114])" office:value-type="float" office:value="1.31">
            <text:p>1.31</text:p>
          </table:table-cell>
          <table:table-cell table:formula="oooc:=ABS([.N114]-[.B114])" office:value-type="float" office:value="1.44">
            <text:p>1.44</text:p>
          </table:table-cell>
          <table:table-cell table:number-columns-repeated="3"/>
        </table:table-row>
        <table:table-row table:style-name="ro1">
          <table:table-cell office:value-type="string">
            <text:p>ACGACAGGTTTACCA</text:p>
          </table:table-cell>
          <table:table-cell office:value-type="float" office:value="47.8">
            <text:p>47.8</text:p>
          </table:table-cell>
          <table:table-cell office:value-type="float" office:value="34.61">
            <text:p>34.61</text:p>
          </table:table-cell>
          <table:table-cell office:value-type="float" office:value="43.01">
            <text:p>43.01</text:p>
          </table:table-cell>
          <table:table-cell office:value-type="float" office:value="40.87">
            <text:p>40.87</text:p>
          </table:table-cell>
          <table:table-cell office:value-type="float" office:value="47.18">
            <text:p>47.18</text:p>
          </table:table-cell>
          <table:table-cell office:value-type="float" office:value="51.43">
            <text:p>51.43</text:p>
          </table:table-cell>
          <table:table-cell office:value-type="float" office:value="45.14">
            <text:p>45.14</text:p>
          </table:table-cell>
          <table:table-cell office:value-type="float" office:value="51.21">
            <text:p>51.21</text:p>
          </table:table-cell>
          <table:table-cell office:value-type="float" office:value="49.75">
            <text:p>49.75</text:p>
          </table:table-cell>
          <table:table-cell office:value-type="float" office:value="50.7">
            <text:p>50.7</text:p>
          </table:table-cell>
          <table:table-cell office:value-type="float" office:value="44.99">
            <text:p>44.99</text:p>
          </table:table-cell>
          <table:table-cell office:value-type="float" office:value="51.83">
            <text:p>51.83</text:p>
          </table:table-cell>
          <table:table-cell office:value-type="float" office:value="48.48">
            <text:p>48.48</text:p>
          </table:table-cell>
          <table:table-cell office:value-type="float" office:value="47.8">
            <text:p>47.8</text:p>
          </table:table-cell>
          <table:table-cell/>
          <table:table-cell table:formula="oooc:=ABS(([.C115]-[.B115])*100/[.B115])" office:value-type="float" office:value="27.5941422594142">
            <text:p>27.59</text:p>
          </table:table-cell>
          <table:table-cell table:formula="oooc:=ABS(([.D115]-[.B115])*100/[.B115])" office:value-type="float" office:value="10.020920502092">
            <text:p>10.02</text:p>
          </table:table-cell>
          <table:table-cell table:formula="oooc:=ABS(([.E115]-[.B115])*100/[.B115])" office:value-type="float" office:value="14.4979079497908">
            <text:p>14.5</text:p>
          </table:table-cell>
          <table:table-cell table:formula="oooc:=ABS(([.F115]-[.B115])*100/[.B115])" office:value-type="float" office:value="1.29707112970711">
            <text:p>1.3</text:p>
          </table:table-cell>
          <table:table-cell table:formula="oooc:=ABS(([.G115]-[.B115])*100/[.B115])" office:value-type="float" office:value="7.59414225941423">
            <text:p>7.59</text:p>
          </table:table-cell>
          <table:table-cell table:formula="oooc:=ABS(([.H115]-[.B115])*100/[.B115])" office:value-type="float" office:value="5.56485355648535">
            <text:p>5.56</text:p>
          </table:table-cell>
          <table:table-cell table:formula="oooc:=ABS(([.I115]-[.B115])*100/[.B115])" office:value-type="float" office:value="7.13389121338913">
            <text:p>7.13</text:p>
          </table:table-cell>
          <table:table-cell table:formula="oooc:=ABS(([.J115]-[.B115])*100/[.B115])" office:value-type="float" office:value="4.0794979079498">
            <text:p>4.08</text:p>
          </table:table-cell>
          <table:table-cell table:formula="oooc:=ABS(([.K115]-[.B115])*100/[.B115])" office:value-type="float" office:value="6.06694560669457">
            <text:p>6.07</text:p>
          </table:table-cell>
          <table:table-cell table:formula="oooc:=ABS(([.L115]-[.B115])*100/[.B115])" office:value-type="float" office:value="5.8786610878661">
            <text:p>5.88</text:p>
          </table:table-cell>
          <table:table-cell table:formula="oooc:=ABS(([.M115]-[.B115])*100/[.B115])" office:value-type="float" office:value="8.43096234309624">
            <text:p>8.43</text:p>
          </table:table-cell>
          <table:table-cell table:formula="oooc:=ABS(([.N115]-[.B115])*100/[.B115])" office:value-type="float" office:value="1.42259414225941">
            <text:p>1.42</text:p>
          </table:table-cell>
          <table:table-cell table:number-columns-repeated="2"/>
          <table:table-cell table:formula="oooc:=ABS([.C115]-[.B115])" office:value-type="float" office:value="13.19">
            <text:p>13.19</text:p>
          </table:table-cell>
          <table:table-cell table:formula="oooc:=ABS([.D115]-[.B115])" office:value-type="float" office:value="4.79">
            <text:p>4.79</text:p>
          </table:table-cell>
          <table:table-cell table:formula="oooc:=ABS([.E115]-[.B115])" office:value-type="float" office:value="6.93">
            <text:p>6.93</text:p>
          </table:table-cell>
          <table:table-cell table:formula="oooc:=ABS([.F115]-[.B115])" office:value-type="float" office:value="0.619999999999997">
            <text:p>0.62</text:p>
          </table:table-cell>
          <table:table-cell table:formula="oooc:=ABS([.G115]-[.B115])" office:value-type="float" office:value="3.63">
            <text:p>3.63</text:p>
          </table:table-cell>
          <table:table-cell table:formula="oooc:=ABS([.H115]-[.B115])" office:value-type="float" office:value="2.66">
            <text:p>2.66</text:p>
          </table:table-cell>
          <table:table-cell table:formula="oooc:=ABS([.I115]-[.B115])" office:value-type="float" office:value="3.41">
            <text:p>3.41</text:p>
          </table:table-cell>
          <table:table-cell table:formula="oooc:=ABS([.J115]-[.B115])" office:value-type="float" office:value="1.95">
            <text:p>1.95</text:p>
          </table:table-cell>
          <table:table-cell table:formula="oooc:=ABS([.K115]-[.B115])" office:value-type="float" office:value="2.90000000000001">
            <text:p>2.9</text:p>
          </table:table-cell>
          <table:table-cell table:formula="oooc:=ABS([.L115]-[.B115])" office:value-type="float" office:value="2.81">
            <text:p>2.81</text:p>
          </table:table-cell>
          <table:table-cell table:formula="oooc:=ABS([.M115]-[.B115])" office:value-type="float" office:value="4.03">
            <text:p>4.03</text:p>
          </table:table-cell>
          <table:table-cell table:formula="oooc:=ABS([.N115]-[.B115])" office:value-type="float" office:value="0.68">
            <text:p>0.68</text:p>
          </table:table-cell>
          <table:table-cell table:number-columns-repeated="3"/>
        </table:table-row>
        <table:table-row table:style-name="ro1">
          <table:table-cell office:value-type="string">
            <text:p>GTGGTGGGCCGTGCGCTCTG</text:p>
          </table:table-cell>
          <table:table-cell office:value-type="float" office:value="79.6">
            <text:p>79.6</text:p>
          </table:table-cell>
          <table:table-cell office:value-type="float" office:value="77.54">
            <text:p>77.54</text:p>
          </table:table-cell>
          <table:table-cell office:value-type="float" office:value="81.01">
            <text:p>81.01</text:p>
          </table:table-cell>
          <table:table-cell office:value-type="float" office:value="80.52">
            <text:p>80.52</text:p>
          </table:table-cell>
          <table:table-cell office:value-type="float" office:value="81.83">
            <text:p>81.83</text:p>
          </table:table-cell>
          <table:table-cell office:value-type="float" office:value="81.35">
            <text:p>81.35</text:p>
          </table:table-cell>
          <table:table-cell office:value-type="float" office:value="83.16">
            <text:p>83.16</text:p>
          </table:table-cell>
          <table:table-cell office:value-type="float" office:value="82.62">
            <text:p>82.62</text:p>
          </table:table-cell>
          <table:table-cell office:value-type="float" office:value="80.75">
            <text:p>80.75</text:p>
          </table:table-cell>
          <table:table-cell office:value-type="float" office:value="80.8">
            <text:p>80.8</text:p>
          </table:table-cell>
          <table:table-cell office:value-type="float" office:value="79.9">
            <text:p>79.9</text:p>
          </table:table-cell>
          <table:table-cell office:value-type="float" office:value="81.64">
            <text:p>81.64</text:p>
          </table:table-cell>
          <table:table-cell office:value-type="float" office:value="81.13">
            <text:p>81.13</text:p>
          </table:table-cell>
          <table:table-cell office:value-type="float" office:value="79.6">
            <text:p>79.6</text:p>
          </table:table-cell>
          <table:table-cell/>
          <table:table-cell table:formula="oooc:=ABS(([.C116]-[.B116])*100/[.B116])" office:value-type="float" office:value="2.58793969849245">
            <text:p>2.59</text:p>
          </table:table-cell>
          <table:table-cell table:formula="oooc:=ABS(([.D116]-[.B116])*100/[.B116])" office:value-type="float" office:value="1.77135678391961">
            <text:p>1.77</text:p>
          </table:table-cell>
          <table:table-cell table:formula="oooc:=ABS(([.E116]-[.B116])*100/[.B116])" office:value-type="float" office:value="1.15577889447236">
            <text:p>1.16</text:p>
          </table:table-cell>
          <table:table-cell table:formula="oooc:=ABS(([.F116]-[.B116])*100/[.B116])" office:value-type="float" office:value="2.80150753768845">
            <text:p>2.8</text:p>
          </table:table-cell>
          <table:table-cell table:formula="oooc:=ABS(([.G116]-[.B116])*100/[.B116])" office:value-type="float" office:value="2.19849246231156">
            <text:p>2.2</text:p>
          </table:table-cell>
          <table:table-cell table:formula="oooc:=ABS(([.H116]-[.B116])*100/[.B116])" office:value-type="float" office:value="4.47236180904523">
            <text:p>4.47</text:p>
          </table:table-cell>
          <table:table-cell table:formula="oooc:=ABS(([.I116]-[.B116])*100/[.B116])" office:value-type="float" office:value="3.79396984924624">
            <text:p>3.79</text:p>
          </table:table-cell>
          <table:table-cell table:formula="oooc:=ABS(([.J116]-[.B116])*100/[.B116])" office:value-type="float" office:value="1.44472361809046">
            <text:p>1.44</text:p>
          </table:table-cell>
          <table:table-cell table:formula="oooc:=ABS(([.K116]-[.B116])*100/[.B116])" office:value-type="float" office:value="1.50753768844221">
            <text:p>1.51</text:p>
          </table:table-cell>
          <table:table-cell table:formula="oooc:=ABS(([.L116]-[.B116])*100/[.B116])" office:value-type="float" office:value="0.376884422110567">
            <text:p>0.38</text:p>
          </table:table-cell>
          <table:table-cell table:formula="oooc:=ABS(([.M116]-[.B116])*100/[.B116])" office:value-type="float" office:value="2.56281407035177">
            <text:p>2.56</text:p>
          </table:table-cell>
          <table:table-cell table:formula="oooc:=ABS(([.N116]-[.B116])*100/[.B116])" office:value-type="float" office:value="1.92211055276382">
            <text:p>1.92</text:p>
          </table:table-cell>
          <table:table-cell table:number-columns-repeated="2"/>
          <table:table-cell table:formula="oooc:=ABS([.C116]-[.B116])" office:value-type="float" office:value="2.05999999999999">
            <text:p>2.06</text:p>
          </table:table-cell>
          <table:table-cell table:formula="oooc:=ABS([.D116]-[.B116])" office:value-type="float" office:value="1.41000000000001">
            <text:p>1.41</text:p>
          </table:table-cell>
          <table:table-cell table:formula="oooc:=ABS([.E116]-[.B116])" office:value-type="float" office:value="0.920000000000002">
            <text:p>0.92</text:p>
          </table:table-cell>
          <table:table-cell table:formula="oooc:=ABS([.F116]-[.B116])" office:value-type="float" office:value="2.23">
            <text:p>2.23</text:p>
          </table:table-cell>
          <table:table-cell table:formula="oooc:=ABS([.G116]-[.B116])" office:value-type="float" office:value="1.75">
            <text:p>1.75</text:p>
          </table:table-cell>
          <table:table-cell table:formula="oooc:=ABS([.H116]-[.B116])" office:value-type="float" office:value="3.56">
            <text:p>3.56</text:p>
          </table:table-cell>
          <table:table-cell table:formula="oooc:=ABS([.I116]-[.B116])" office:value-type="float" office:value="3.02000000000001">
            <text:p>3.02</text:p>
          </table:table-cell>
          <table:table-cell table:formula="oooc:=ABS([.J116]-[.B116])" office:value-type="float" office:value="1.15000000000001">
            <text:p>1.15</text:p>
          </table:table-cell>
          <table:table-cell table:formula="oooc:=ABS([.K116]-[.B116])" office:value-type="float" office:value="1.2">
            <text:p>1.2</text:p>
          </table:table-cell>
          <table:table-cell table:formula="oooc:=ABS([.L116]-[.B116])" office:value-type="float" office:value="0.300000000000011">
            <text:p>0.3</text:p>
          </table:table-cell>
          <table:table-cell table:formula="oooc:=ABS([.M116]-[.B116])" office:value-type="float" office:value="2.04000000000001">
            <text:p>2.04</text:p>
          </table:table-cell>
          <table:table-cell table:formula="oooc:=ABS([.N116]-[.B116])" office:value-type="float" office:value="1.53">
            <text:p>1.53</text:p>
          </table:table-cell>
          <table:table-cell table:number-columns-repeated="3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7.4">
            <text:p>57.4</text:p>
          </table:table-cell>
          <table:table-cell office:value-type="float" office:value="46.67">
            <text:p>46.67</text:p>
          </table:table-cell>
          <table:table-cell office:value-type="float" office:value="52.84">
            <text:p>52.84</text:p>
          </table:table-cell>
          <table:table-cell office:value-type="float" office:value="51.63">
            <text:p>51.63</text:p>
          </table:table-cell>
          <table:table-cell office:value-type="float" office:value="55.2">
            <text:p>55.2</text:p>
          </table:table-cell>
          <table:table-cell office:value-type="float" office:value="56.4">
            <text:p>56.4</text:p>
          </table:table-cell>
          <table:table-cell office:value-type="float" office:value="55.78">
            <text:p>55.78</text:p>
          </table:table-cell>
          <table:table-cell office:value-type="float" office:value="57.95">
            <text:p>57.95</text:p>
          </table:table-cell>
          <table:table-cell office:value-type="float" office:value="56.66">
            <text:p>56.66</text:p>
          </table:table-cell>
          <table:table-cell office:value-type="float" office:value="56.72">
            <text:p>56.72</text:p>
          </table:table-cell>
          <table:table-cell office:value-type="float" office:value="53.96">
            <text:p>53.96</text:p>
          </table:table-cell>
          <table:table-cell office:value-type="float" office:value="58.48">
            <text:p>58.48</text:p>
          </table:table-cell>
          <table:table-cell office:value-type="float" office:value="56.76">
            <text:p>56.76</text:p>
          </table:table-cell>
          <table:table-cell office:value-type="float" office:value="57.4">
            <text:p>57.4</text:p>
          </table:table-cell>
          <table:table-cell/>
          <table:table-cell table:formula="oooc:=ABS(([.C117]-[.B117])*100/[.B117])" office:value-type="float" office:value="18.6933797909408">
            <text:p>18.69</text:p>
          </table:table-cell>
          <table:table-cell table:formula="oooc:=ABS(([.D117]-[.B117])*100/[.B117])" office:value-type="float" office:value="7.94425087108013">
            <text:p>7.94</text:p>
          </table:table-cell>
          <table:table-cell table:formula="oooc:=ABS(([.E117]-[.B117])*100/[.B117])" office:value-type="float" office:value="10.0522648083624">
            <text:p>10.05</text:p>
          </table:table-cell>
          <table:table-cell table:formula="oooc:=ABS(([.F117]-[.B117])*100/[.B117])" office:value-type="float" office:value="3.83275261324041">
            <text:p>3.83</text:p>
          </table:table-cell>
          <table:table-cell table:formula="oooc:=ABS(([.G117]-[.B117])*100/[.B117])" office:value-type="float" office:value="1.74216027874564">
            <text:p>1.74</text:p>
          </table:table-cell>
          <table:table-cell table:formula="oooc:=ABS(([.H117]-[.B117])*100/[.B117])" office:value-type="float" office:value="2.82229965156794">
            <text:p>2.82</text:p>
          </table:table-cell>
          <table:table-cell table:formula="oooc:=ABS(([.I117]-[.B117])*100/[.B117])" office:value-type="float" office:value="0.958188153310112">
            <text:p>0.96</text:p>
          </table:table-cell>
          <table:table-cell table:formula="oooc:=ABS(([.J117]-[.B117])*100/[.B117])" office:value-type="float" office:value="1.28919860627178">
            <text:p>1.29</text:p>
          </table:table-cell>
          <table:table-cell table:formula="oooc:=ABS(([.K117]-[.B117])*100/[.B117])" office:value-type="float" office:value="1.18466898954704">
            <text:p>1.18</text:p>
          </table:table-cell>
          <table:table-cell table:formula="oooc:=ABS(([.L117]-[.B117])*100/[.B117])" office:value-type="float" office:value="5.99303135888501">
            <text:p>5.99</text:p>
          </table:table-cell>
          <table:table-cell table:formula="oooc:=ABS(([.M117]-[.B117])*100/[.B117])" office:value-type="float" office:value="1.88153310104529">
            <text:p>1.88</text:p>
          </table:table-cell>
          <table:table-cell table:formula="oooc:=ABS(([.N117]-[.B117])*100/[.B117])" office:value-type="float" office:value="1.11498257839721">
            <text:p>1.11</text:p>
          </table:table-cell>
          <table:table-cell table:number-columns-repeated="2"/>
          <table:table-cell table:formula="oooc:=ABS([.C117]-[.B117])" office:value-type="float" office:value="10.73">
            <text:p>10.73</text:p>
          </table:table-cell>
          <table:table-cell table:formula="oooc:=ABS([.D117]-[.B117])" office:value-type="float" office:value="4.56">
            <text:p>4.56</text:p>
          </table:table-cell>
          <table:table-cell table:formula="oooc:=ABS([.E117]-[.B117])" office:value-type="float" office:value="5.77">
            <text:p>5.77</text:p>
          </table:table-cell>
          <table:table-cell table:formula="oooc:=ABS([.F117]-[.B117])" office:value-type="float" office:value="2.2">
            <text:p>2.2</text:p>
          </table:table-cell>
          <table:table-cell table:formula="oooc:=ABS([.G117]-[.B117])" office:value-type="float" office:value="1">
            <text:p>1</text:p>
          </table:table-cell>
          <table:table-cell table:formula="oooc:=ABS([.H117]-[.B117])" office:value-type="float" office:value="1.62">
            <text:p>1.62</text:p>
          </table:table-cell>
          <table:table-cell table:formula="oooc:=ABS([.I117]-[.B117])" office:value-type="float" office:value="0.550000000000004">
            <text:p>0.55</text:p>
          </table:table-cell>
          <table:table-cell table:formula="oooc:=ABS([.J117]-[.B117])" office:value-type="float" office:value="0.740000000000002">
            <text:p>0.74</text:p>
          </table:table-cell>
          <table:table-cell table:formula="oooc:=ABS([.K117]-[.B117])" office:value-type="float" office:value="0.68">
            <text:p>0.68</text:p>
          </table:table-cell>
          <table:table-cell table:formula="oooc:=ABS([.L117]-[.B117])" office:value-type="float" office:value="3.44">
            <text:p>3.44</text:p>
          </table:table-cell>
          <table:table-cell table:formula="oooc:=ABS([.M117]-[.B117])" office:value-type="float" office:value="1.08">
            <text:p>1.08</text:p>
          </table:table-cell>
          <table:table-cell table:formula="oooc:=ABS([.N117]-[.B117])" office:value-type="float" office:value="0.640000000000001">
            <text:p>0.64</text:p>
          </table:table-cell>
          <table:table-cell table:number-columns-repeated="3"/>
        </table:table-row>
        <table:table-row table:style-name="ro1">
          <table:table-cell office:value-type="string">
            <text:p>CAGTGAGACAGCAATGGTCG</text:p>
          </table:table-cell>
          <table:table-cell office:value-type="float" office:value="59.8">
            <text:p>59.8</text:p>
          </table:table-cell>
          <table:table-cell office:value-type="float" office:value="43.55">
            <text:p>43.55</text:p>
          </table:table-cell>
          <table:table-cell office:value-type="float" office:value="52.05">
            <text:p>52.05</text:p>
          </table:table-cell>
          <table:table-cell office:value-type="float" office:value="49.91">
            <text:p>49.91</text:p>
          </table:table-cell>
          <table:table-cell office:value-type="float" office:value="56.22">
            <text:p>56.22</text:p>
          </table:table-cell>
          <table:table-cell office:value-type="float" office:value="60.74">
            <text:p>60.74</text:p>
          </table:table-cell>
          <table:table-cell office:value-type="float" office:value="54.18">
            <text:p>54.18</text:p>
          </table:table-cell>
          <table:table-cell office:value-type="float" office:value="60.61">
            <text:p>60.61</text:p>
          </table:table-cell>
          <table:table-cell office:value-type="float" office:value="58.79">
            <text:p>58.79</text:p>
          </table:table-cell>
          <table:table-cell office:value-type="float" office:value="59.72">
            <text:p>59.72</text:p>
          </table:table-cell>
          <table:table-cell office:value-type="float" office:value="54.03">
            <text:p>54.03</text:p>
          </table:table-cell>
          <table:table-cell office:value-type="float" office:value="60.92">
            <text:p>60.92</text:p>
          </table:table-cell>
          <table:table-cell office:value-type="float" office:value="57.52">
            <text:p>57.52</text:p>
          </table:table-cell>
          <table:table-cell office:value-type="float" office:value="59.8">
            <text:p>59.8</text:p>
          </table:table-cell>
          <table:table-cell/>
          <table:table-cell table:formula="oooc:=ABS(([.C118]-[.B118])*100/[.B118])" office:value-type="float" office:value="27.1739130434783">
            <text:p>27.17</text:p>
          </table:table-cell>
          <table:table-cell table:formula="oooc:=ABS(([.D118]-[.B118])*100/[.B118])" office:value-type="float" office:value="12.9598662207358">
            <text:p>12.96</text:p>
          </table:table-cell>
          <table:table-cell table:formula="oooc:=ABS(([.E118]-[.B118])*100/[.B118])" office:value-type="float" office:value="16.5384615384615">
            <text:p>16.54</text:p>
          </table:table-cell>
          <table:table-cell table:formula="oooc:=ABS(([.F118]-[.B118])*100/[.B118])" office:value-type="float" office:value="5.98662207357859">
            <text:p>5.99</text:p>
          </table:table-cell>
          <table:table-cell table:formula="oooc:=ABS(([.G118]-[.B118])*100/[.B118])" office:value-type="float" office:value="1.57190635451506">
            <text:p>1.57</text:p>
          </table:table-cell>
          <table:table-cell table:formula="oooc:=ABS(([.H118]-[.B118])*100/[.B118])" office:value-type="float" office:value="9.39799331103679">
            <text:p>9.4</text:p>
          </table:table-cell>
          <table:table-cell table:formula="oooc:=ABS(([.I118]-[.B118])*100/[.B118])" office:value-type="float" office:value="1.35451505016723">
            <text:p>1.35</text:p>
          </table:table-cell>
          <table:table-cell table:formula="oooc:=ABS(([.J118]-[.B118])*100/[.B118])" office:value-type="float" office:value="1.68896321070234">
            <text:p>1.69</text:p>
          </table:table-cell>
          <table:table-cell table:formula="oooc:=ABS(([.K118]-[.B118])*100/[.B118])" office:value-type="float" office:value="0.133779264214044">
            <text:p>0.13</text:p>
          </table:table-cell>
          <table:table-cell table:formula="oooc:=ABS(([.L118]-[.B118])*100/[.B118])" office:value-type="float" office:value="9.64882943143812">
            <text:p>9.65</text:p>
          </table:table-cell>
          <table:table-cell table:formula="oooc:=ABS(([.M118]-[.B118])*100/[.B118])" office:value-type="float" office:value="1.87290969899666">
            <text:p>1.87</text:p>
          </table:table-cell>
          <table:table-cell table:formula="oooc:=ABS(([.N118]-[.B118])*100/[.B118])" office:value-type="float" office:value="3.81270903010032">
            <text:p>3.81</text:p>
          </table:table-cell>
          <table:table-cell table:number-columns-repeated="2"/>
          <table:table-cell table:formula="oooc:=ABS([.C118]-[.B118])" office:value-type="float" office:value="16.25">
            <text:p>16.25</text:p>
          </table:table-cell>
          <table:table-cell table:formula="oooc:=ABS([.D118]-[.B118])" office:value-type="float" office:value="7.75">
            <text:p>7.75</text:p>
          </table:table-cell>
          <table:table-cell table:formula="oooc:=ABS([.E118]-[.B118])" office:value-type="float" office:value="9.89">
            <text:p>9.89</text:p>
          </table:table-cell>
          <table:table-cell table:formula="oooc:=ABS([.F118]-[.B118])" office:value-type="float" office:value="3.58">
            <text:p>3.58</text:p>
          </table:table-cell>
          <table:table-cell table:formula="oooc:=ABS([.G118]-[.B118])" office:value-type="float" office:value="0.940000000000005">
            <text:p>0.94</text:p>
          </table:table-cell>
          <table:table-cell table:formula="oooc:=ABS([.H118]-[.B118])" office:value-type="float" office:value="5.62">
            <text:p>5.62</text:p>
          </table:table-cell>
          <table:table-cell table:formula="oooc:=ABS([.I118]-[.B118])" office:value-type="float" office:value="0.810000000000002">
            <text:p>0.81</text:p>
          </table:table-cell>
          <table:table-cell table:formula="oooc:=ABS([.J118]-[.B118])" office:value-type="float" office:value="1.01">
            <text:p>1.01</text:p>
          </table:table-cell>
          <table:table-cell table:formula="oooc:=ABS([.K118]-[.B118])" office:value-type="float" office:value="0.0799999999999983">
            <text:p>0.08</text:p>
          </table:table-cell>
          <table:table-cell table:formula="oooc:=ABS([.L118]-[.B118])" office:value-type="float" office:value="5.77">
            <text:p>5.77</text:p>
          </table:table-cell>
          <table:table-cell table:formula="oooc:=ABS([.M118]-[.B118])" office:value-type="float" office:value="1.12">
            <text:p>1.12</text:p>
          </table:table-cell>
          <table:table-cell table:formula="oooc:=ABS([.N118]-[.B118])" office:value-type="float" office:value="2.27999999999999">
            <text:p>2.28</text:p>
          </table:table-cell>
          <table:table-cell table:number-columns-repeated="3"/>
        </table:table-row>
        <table:table-row table:style-name="ro1">
          <table:table-cell office:value-type="string">
            <text:p>GTACACTGTCTTATA</text:p>
          </table:table-cell>
          <table:table-cell office:value-type="float" office:value="44.8">
            <text:p>44.8</text:p>
          </table:table-cell>
          <table:table-cell office:value-type="float" office:value="32.19">
            <text:p>32.19</text:p>
          </table:table-cell>
          <table:table-cell office:value-type="float" office:value="38.64">
            <text:p>38.64</text:p>
          </table:table-cell>
          <table:table-cell office:value-type="float" office:value="36.94">
            <text:p>36.94</text:p>
          </table:table-cell>
          <table:table-cell office:value-type="float" office:value="41.96">
            <text:p>41.96</text:p>
          </table:table-cell>
          <table:table-cell office:value-type="float" office:value="44.67">
            <text:p>44.67</text:p>
          </table:table-cell>
          <table:table-cell office:value-type="float" office:value="41.48">
            <text:p>41.48</text:p>
          </table:table-cell>
          <table:table-cell office:value-type="float" office:value="45.48">
            <text:p>45.48</text:p>
          </table:table-cell>
          <table:table-cell office:value-type="float" office:value="44.01">
            <text:p>44.01</text:p>
          </table:table-cell>
          <table:table-cell office:value-type="float" office:value="44.98">
            <text:p>44.98</text:p>
          </table:table-cell>
          <table:table-cell office:value-type="float" office:value="40.22">
            <text:p>40.22</text:p>
          </table:table-cell>
          <table:table-cell office:value-type="float" office:value="46.5">
            <text:p>46.5</text:p>
          </table:table-cell>
          <table:table-cell office:value-type="float" office:value="43.47">
            <text:p>43.47</text:p>
          </table:table-cell>
          <table:table-cell office:value-type="float" office:value="44.8">
            <text:p>44.8</text:p>
          </table:table-cell>
          <table:table-cell/>
          <table:table-cell table:formula="oooc:=ABS(([.C119]-[.B119])*100/[.B119])" office:value-type="float" office:value="28.1473214285714">
            <text:p>28.15</text:p>
          </table:table-cell>
          <table:table-cell table:formula="oooc:=ABS(([.D119]-[.B119])*100/[.B119])" office:value-type="float" office:value="13.75">
            <text:p>13.75</text:p>
          </table:table-cell>
          <table:table-cell table:formula="oooc:=ABS(([.E119]-[.B119])*100/[.B119])" office:value-type="float" office:value="17.5446428571429">
            <text:p>17.54</text:p>
          </table:table-cell>
          <table:table-cell table:formula="oooc:=ABS(([.F119]-[.B119])*100/[.B119])" office:value-type="float" office:value="6.33928571428571">
            <text:p>6.34</text:p>
          </table:table-cell>
          <table:table-cell table:formula="oooc:=ABS(([.G119]-[.B119])*100/[.B119])" office:value-type="float" office:value="0.290178571428561">
            <text:p>0.29</text:p>
          </table:table-cell>
          <table:table-cell table:formula="oooc:=ABS(([.H119]-[.B119])*100/[.B119])" office:value-type="float" office:value="7.41071428571429">
            <text:p>7.41</text:p>
          </table:table-cell>
          <table:table-cell table:formula="oooc:=ABS(([.I119]-[.B119])*100/[.B119])" office:value-type="float" office:value="1.51785714285714">
            <text:p>1.52</text:p>
          </table:table-cell>
          <table:table-cell table:formula="oooc:=ABS(([.J119]-[.B119])*100/[.B119])" office:value-type="float" office:value="1.76339285714286">
            <text:p>1.76</text:p>
          </table:table-cell>
          <table:table-cell table:formula="oooc:=ABS(([.K119]-[.B119])*100/[.B119])" office:value-type="float" office:value="0.401785714285714">
            <text:p>0.4</text:p>
          </table:table-cell>
          <table:table-cell table:formula="oooc:=ABS(([.L119]-[.B119])*100/[.B119])" office:value-type="float" office:value="10.2232142857143">
            <text:p>10.22</text:p>
          </table:table-cell>
          <table:table-cell table:formula="oooc:=ABS(([.M119]-[.B119])*100/[.B119])" office:value-type="float" office:value="3.79464285714286">
            <text:p>3.79</text:p>
          </table:table-cell>
          <table:table-cell table:formula="oooc:=ABS(([.N119]-[.B119])*100/[.B119])" office:value-type="float" office:value="2.96875">
            <text:p>2.97</text:p>
          </table:table-cell>
          <table:table-cell table:number-columns-repeated="2"/>
          <table:table-cell table:formula="oooc:=ABS([.C119]-[.B119])" office:value-type="float" office:value="12.61">
            <text:p>12.61</text:p>
          </table:table-cell>
          <table:table-cell table:formula="oooc:=ABS([.D119]-[.B119])" office:value-type="float" office:value="6.16">
            <text:p>6.16</text:p>
          </table:table-cell>
          <table:table-cell table:formula="oooc:=ABS([.E119]-[.B119])" office:value-type="float" office:value="7.86">
            <text:p>7.86</text:p>
          </table:table-cell>
          <table:table-cell table:formula="oooc:=ABS([.F119]-[.B119])" office:value-type="float" office:value="2.84">
            <text:p>2.84</text:p>
          </table:table-cell>
          <table:table-cell table:formula="oooc:=ABS([.G119]-[.B119])" office:value-type="float" office:value="0.129999999999995">
            <text:p>0.13</text:p>
          </table:table-cell>
          <table:table-cell table:formula="oooc:=ABS([.H119]-[.B119])" office:value-type="float" office:value="3.32">
            <text:p>3.32</text:p>
          </table:table-cell>
          <table:table-cell table:formula="oooc:=ABS([.I119]-[.B119])" office:value-type="float" office:value="0.68">
            <text:p>0.68</text:p>
          </table:table-cell>
          <table:table-cell table:formula="oooc:=ABS([.J119]-[.B119])" office:value-type="float" office:value="0.789999999999999">
            <text:p>0.79</text:p>
          </table:table-cell>
          <table:table-cell table:formula="oooc:=ABS([.K119]-[.B119])" office:value-type="float" office:value="0.18">
            <text:p>0.18</text:p>
          </table:table-cell>
          <table:table-cell table:formula="oooc:=ABS([.L119]-[.B119])" office:value-type="float" office:value="4.58">
            <text:p>4.58</text:p>
          </table:table-cell>
          <table:table-cell table:formula="oooc:=ABS([.M119]-[.B119])" office:value-type="float" office:value="1.7">
            <text:p>1.7</text:p>
          </table:table-cell>
          <table:table-cell table:formula="oooc:=ABS([.N119]-[.B119])" office:value-type="float" office:value="1.33">
            <text:p>1.33</text:p>
          </table:table-cell>
          <table:table-cell table:number-columns-repeated="3"/>
        </table:table-row>
        <table:table-row table:style-name="ro1">
          <table:table-cell office:value-type="string">
            <text:p>GCGTCGGTCCGGGCT</text:p>
          </table:table-cell>
          <table:table-cell office:value-type="float" office:value="74.1">
            <text:p>74.1</text:p>
          </table:table-cell>
          <table:table-cell table:number-columns-repeated="11" office:value-type="float" office:value="77.55">
            <text:p>77.55</text:p>
          </table:table-cell>
          <table:table-cell office:value-type="float" office:value="77.56">
            <text:p>77.56</text:p>
          </table:table-cell>
          <table:table-cell office:value-type="float" office:value="74.1">
            <text:p>74.1</text:p>
          </table:table-cell>
          <table:table-cell/>
          <table:table-cell table:formula="oooc:=ABS(([.C120]-[.B120])*100/[.B120])" office:value-type="float" office:value="4.65587044534413">
            <text:p>4.66</text:p>
          </table:table-cell>
          <table:table-cell table:formula="oooc:=ABS(([.D120]-[.B120])*100/[.B120])" office:value-type="float" office:value="4.65587044534413">
            <text:p>4.66</text:p>
          </table:table-cell>
          <table:table-cell table:formula="oooc:=ABS(([.E120]-[.B120])*100/[.B120])" office:value-type="float" office:value="4.65587044534413">
            <text:p>4.66</text:p>
          </table:table-cell>
          <table:table-cell table:formula="oooc:=ABS(([.F120]-[.B120])*100/[.B120])" office:value-type="float" office:value="4.65587044534413">
            <text:p>4.66</text:p>
          </table:table-cell>
          <table:table-cell table:formula="oooc:=ABS(([.G120]-[.B120])*100/[.B120])" office:value-type="float" office:value="4.65587044534413">
            <text:p>4.66</text:p>
          </table:table-cell>
          <table:table-cell table:formula="oooc:=ABS(([.H120]-[.B120])*100/[.B120])" office:value-type="float" office:value="4.65587044534413">
            <text:p>4.66</text:p>
          </table:table-cell>
          <table:table-cell table:formula="oooc:=ABS(([.I120]-[.B120])*100/[.B120])" office:value-type="float" office:value="4.65587044534413">
            <text:p>4.66</text:p>
          </table:table-cell>
          <table:table-cell table:formula="oooc:=ABS(([.J120]-[.B120])*100/[.B120])" office:value-type="float" office:value="4.65587044534413">
            <text:p>4.66</text:p>
          </table:table-cell>
          <table:table-cell table:formula="oooc:=ABS(([.K120]-[.B120])*100/[.B120])" office:value-type="float" office:value="4.65587044534413">
            <text:p>4.66</text:p>
          </table:table-cell>
          <table:table-cell table:formula="oooc:=ABS(([.L120]-[.B120])*100/[.B120])" office:value-type="float" office:value="4.65587044534413">
            <text:p>4.66</text:p>
          </table:table-cell>
          <table:table-cell table:formula="oooc:=ABS(([.M120]-[.B120])*100/[.B120])" office:value-type="float" office:value="4.65587044534413">
            <text:p>4.66</text:p>
          </table:table-cell>
          <table:table-cell table:formula="oooc:=ABS(([.N120]-[.B120])*100/[.B120])" office:value-type="float" office:value="4.66936572199731">
            <text:p>4.67</text:p>
          </table:table-cell>
          <table:table-cell table:number-columns-repeated="2"/>
          <table:table-cell table:formula="oooc:=ABS([.C120]-[.B120])" office:value-type="float" office:value="3.45">
            <text:p>3.45</text:p>
          </table:table-cell>
          <table:table-cell table:formula="oooc:=ABS([.D120]-[.B120])" office:value-type="float" office:value="3.45">
            <text:p>3.45</text:p>
          </table:table-cell>
          <table:table-cell table:formula="oooc:=ABS([.E120]-[.B120])" office:value-type="float" office:value="3.45">
            <text:p>3.45</text:p>
          </table:table-cell>
          <table:table-cell table:formula="oooc:=ABS([.F120]-[.B120])" office:value-type="float" office:value="3.45">
            <text:p>3.45</text:p>
          </table:table-cell>
          <table:table-cell table:formula="oooc:=ABS([.G120]-[.B120])" office:value-type="float" office:value="3.45">
            <text:p>3.45</text:p>
          </table:table-cell>
          <table:table-cell table:formula="oooc:=ABS([.H120]-[.B120])" office:value-type="float" office:value="3.45">
            <text:p>3.45</text:p>
          </table:table-cell>
          <table:table-cell table:formula="oooc:=ABS([.I120]-[.B120])" office:value-type="float" office:value="3.45">
            <text:p>3.45</text:p>
          </table:table-cell>
          <table:table-cell table:formula="oooc:=ABS([.J120]-[.B120])" office:value-type="float" office:value="3.45">
            <text:p>3.45</text:p>
          </table:table-cell>
          <table:table-cell table:formula="oooc:=ABS([.K120]-[.B120])" office:value-type="float" office:value="3.45">
            <text:p>3.45</text:p>
          </table:table-cell>
          <table:table-cell table:formula="oooc:=ABS([.L120]-[.B120])" office:value-type="float" office:value="3.45">
            <text:p>3.45</text:p>
          </table:table-cell>
          <table:table-cell table:formula="oooc:=ABS([.M120]-[.B120])" office:value-type="float" office:value="3.45">
            <text:p>3.45</text:p>
          </table:table-cell>
          <table:table-cell table:formula="oooc:=ABS([.N120]-[.B120])" office:value-type="float" office:value="3.46000000000001">
            <text:p>3.46</text:p>
          </table:table-cell>
          <table:table-cell table:number-columns-repeated="3"/>
        </table:table-row>
        <table:table-row table:style-name="ro1">
          <table:table-cell office:value-type="string">
            <text:p>AATATCTCTCATGCGCCAAGCTACA</text:p>
          </table:table-cell>
          <table:table-cell office:value-type="float" office:value="65.7">
            <text:p>65.7</text:p>
          </table:table-cell>
          <table:table-cell office:value-type="float" office:value="52.12">
            <text:p>52.12</text:p>
          </table:table-cell>
          <table:table-cell office:value-type="float" office:value="60.81">
            <text:p>60.81</text:p>
          </table:table-cell>
          <table:table-cell office:value-type="float" office:value="59.11">
            <text:p>59.11</text:p>
          </table:table-cell>
          <table:table-cell office:value-type="float" office:value="64.13">
            <text:p>64.13</text:p>
          </table:table-cell>
          <table:table-cell office:value-type="float" office:value="66.36">
            <text:p>66.36</text:p>
          </table:table-cell>
          <table:table-cell office:value-type="float" office:value="63.65">
            <text:p>63.65</text:p>
          </table:table-cell>
          <table:table-cell office:value-type="float" office:value="67.4">
            <text:p>67.4</text:p>
          </table:table-cell>
          <table:table-cell office:value-type="float" office:value="66.18">
            <text:p>66.18</text:p>
          </table:table-cell>
          <table:table-cell office:value-type="float" office:value="66.12">
            <text:p>66.12</text:p>
          </table:table-cell>
          <table:table-cell office:value-type="float" office:value="62.39">
            <text:p>62.39</text:p>
          </table:table-cell>
          <table:table-cell office:value-type="float" office:value="67.86">
            <text:p>67.86</text:p>
          </table:table-cell>
          <table:table-cell office:value-type="float" office:value="65.64">
            <text:p>65.64</text:p>
          </table:table-cell>
          <table:table-cell office:value-type="float" office:value="65.7">
            <text:p>65.7</text:p>
          </table:table-cell>
          <table:table-cell/>
          <table:table-cell table:formula="oooc:=ABS(([.C121]-[.B121])*100/[.B121])" office:value-type="float" office:value="20.6697108066971">
            <text:p>20.67</text:p>
          </table:table-cell>
          <table:table-cell table:formula="oooc:=ABS(([.D121]-[.B121])*100/[.B121])" office:value-type="float" office:value="7.44292237442922">
            <text:p>7.44</text:p>
          </table:table-cell>
          <table:table-cell table:formula="oooc:=ABS(([.E121]-[.B121])*100/[.B121])" office:value-type="float" office:value="10.0304414003044">
            <text:p>10.03</text:p>
          </table:table-cell>
          <table:table-cell table:formula="oooc:=ABS(([.F121]-[.B121])*100/[.B121])" office:value-type="float" office:value="2.38964992389651">
            <text:p>2.39</text:p>
          </table:table-cell>
          <table:table-cell table:formula="oooc:=ABS(([.G121]-[.B121])*100/[.B121])" office:value-type="float" office:value="1.00456621004566">
            <text:p>1</text:p>
          </table:table-cell>
          <table:table-cell table:formula="oooc:=ABS(([.H121]-[.B121])*100/[.B121])" office:value-type="float" office:value="3.12024353120244">
            <text:p>3.12</text:p>
          </table:table-cell>
          <table:table-cell table:formula="oooc:=ABS(([.I121]-[.B121])*100/[.B121])" office:value-type="float" office:value="2.58751902587519">
            <text:p>2.59</text:p>
          </table:table-cell>
          <table:table-cell table:formula="oooc:=ABS(([.J121]-[.B121])*100/[.B121])" office:value-type="float" office:value="0.730593607305942">
            <text:p>0.73</text:p>
          </table:table-cell>
          <table:table-cell table:formula="oooc:=ABS(([.K121]-[.B121])*100/[.B121])" office:value-type="float" office:value="0.639269406392697">
            <text:p>0.64</text:p>
          </table:table-cell>
          <table:table-cell table:formula="oooc:=ABS(([.L121]-[.B121])*100/[.B121])" office:value-type="float" office:value="5.03805175038052">
            <text:p>5.04</text:p>
          </table:table-cell>
          <table:table-cell table:formula="oooc:=ABS(([.M121]-[.B121])*100/[.B121])" office:value-type="float" office:value="3.28767123287671">
            <text:p>3.29</text:p>
          </table:table-cell>
          <table:table-cell table:formula="oooc:=ABS(([.N121]-[.B121])*100/[.B121])" office:value-type="float" office:value="0.0913242009132455">
            <text:p>0.09</text:p>
          </table:table-cell>
          <table:table-cell table:number-columns-repeated="2"/>
          <table:table-cell table:formula="oooc:=ABS([.C121]-[.B121])" office:value-type="float" office:value="13.58">
            <text:p>13.58</text:p>
          </table:table-cell>
          <table:table-cell table:formula="oooc:=ABS([.D121]-[.B121])" office:value-type="float" office:value="4.89">
            <text:p>4.89</text:p>
          </table:table-cell>
          <table:table-cell table:formula="oooc:=ABS([.E121]-[.B121])" office:value-type="float" office:value="6.59">
            <text:p>6.59</text:p>
          </table:table-cell>
          <table:table-cell table:formula="oooc:=ABS([.F121]-[.B121])" office:value-type="float" office:value="1.57000000000001">
            <text:p>1.57</text:p>
          </table:table-cell>
          <table:table-cell table:formula="oooc:=ABS([.G121]-[.B121])" office:value-type="float" office:value="0.659999999999997">
            <text:p>0.66</text:p>
          </table:table-cell>
          <table:table-cell table:formula="oooc:=ABS([.H121]-[.B121])" office:value-type="float" office:value="2.05">
            <text:p>2.05</text:p>
          </table:table-cell>
          <table:table-cell table:formula="oooc:=ABS([.I121]-[.B121])" office:value-type="float" office:value="1.7">
            <text:p>1.7</text:p>
          </table:table-cell>
          <table:table-cell table:formula="oooc:=ABS([.J121]-[.B121])" office:value-type="float" office:value="0.480000000000004">
            <text:p>0.48</text:p>
          </table:table-cell>
          <table:table-cell table:formula="oooc:=ABS([.K121]-[.B121])" office:value-type="float" office:value="0.420000000000002">
            <text:p>0.42</text:p>
          </table:table-cell>
          <table:table-cell table:formula="oooc:=ABS([.L121]-[.B121])" office:value-type="float" office:value="3.31">
            <text:p>3.31</text:p>
          </table:table-cell>
          <table:table-cell table:formula="oooc:=ABS([.M121]-[.B121])" office:value-type="float" office:value="2.16">
            <text:p>2.16</text:p>
          </table:table-cell>
          <table:table-cell table:formula="oooc:=ABS([.N121]-[.B121])" office:value-type="float" office:value="0.0600000000000023">
            <text:p>0.06</text:p>
          </table:table-cell>
          <table:table-cell table:number-columns-repeated="3"/>
        </table:table-row>
        <table:table-row table:style-name="ro1">
          <table:table-cell office:value-type="string">
            <text:p>CTTTCATGTCCGCAT</text:p>
          </table:table-cell>
          <table:table-cell office:value-type="float" office:value="49.9">
            <text:p>49.9</text:p>
          </table:table-cell>
          <table:table-cell office:value-type="float" office:value="34">
            <text:p>34</text:p>
          </table:table-cell>
          <table:table-cell office:value-type="float" office:value="41.52">
            <text:p>41.52</text:p>
          </table:table-cell>
          <table:table-cell office:value-type="float" office:value="39.38">
            <text:p>39.38</text:p>
          </table:table-cell>
          <table:table-cell office:value-type="float" office:value="45.69">
            <text:p>45.69</text:p>
          </table:table-cell>
          <table:table-cell office:value-type="float" office:value="50.05">
            <text:p>50.05</text:p>
          </table:table-cell>
          <table:table-cell office:value-type="float" office:value="43.65">
            <text:p>43.65</text:p>
          </table:table-cell>
          <table:table-cell office:value-type="float" office:value="49.83">
            <text:p>49.83</text:p>
          </table:table-cell>
          <table:table-cell office:value-type="float" office:value="48.26">
            <text:p>48.26</text:p>
          </table:table-cell>
          <table:table-cell office:value-type="float" office:value="49.63">
            <text:p>49.63</text:p>
          </table:table-cell>
          <table:table-cell office:value-type="float" office:value="43.5">
            <text:p>43.5</text:p>
          </table:table-cell>
          <table:table-cell office:value-type="float" office:value="50.73">
            <text:p>50.73</text:p>
          </table:table-cell>
          <table:table-cell office:value-type="float" office:value="46.99">
            <text:p>46.99</text:p>
          </table:table-cell>
          <table:table-cell office:value-type="float" office:value="49.9">
            <text:p>49.9</text:p>
          </table:table-cell>
          <table:table-cell/>
          <table:table-cell table:formula="oooc:=ABS(([.C122]-[.B122])*100/[.B122])" office:value-type="float" office:value="31.8637274549098">
            <text:p>31.86</text:p>
          </table:table-cell>
          <table:table-cell table:formula="oooc:=ABS(([.D122]-[.B122])*100/[.B122])" office:value-type="float" office:value="16.7935871743487">
            <text:p>16.79</text:p>
          </table:table-cell>
          <table:table-cell table:formula="oooc:=ABS(([.E122]-[.B122])*100/[.B122])" office:value-type="float" office:value="21.0821643286573">
            <text:p>21.08</text:p>
          </table:table-cell>
          <table:table-cell table:formula="oooc:=ABS(([.F122]-[.B122])*100/[.B122])" office:value-type="float" office:value="8.43687374749499">
            <text:p>8.44</text:p>
          </table:table-cell>
          <table:table-cell table:formula="oooc:=ABS(([.G122]-[.B122])*100/[.B122])" office:value-type="float" office:value="0.300601202404807">
            <text:p>0.3</text:p>
          </table:table-cell>
          <table:table-cell table:formula="oooc:=ABS(([.H122]-[.B122])*100/[.B122])" office:value-type="float" office:value="12.5250501002004">
            <text:p>12.53</text:p>
          </table:table-cell>
          <table:table-cell table:formula="oooc:=ABS(([.I122]-[.B122])*100/[.B122])" office:value-type="float" office:value="0.140280561122245">
            <text:p>0.14</text:p>
          </table:table-cell>
          <table:table-cell table:formula="oooc:=ABS(([.J122]-[.B122])*100/[.B122])" office:value-type="float" office:value="3.28657314629259">
            <text:p>3.29</text:p>
          </table:table-cell>
          <table:table-cell table:formula="oooc:=ABS(([.K122]-[.B122])*100/[.B122])" office:value-type="float" office:value="0.541082164328649">
            <text:p>0.54</text:p>
          </table:table-cell>
          <table:table-cell table:formula="oooc:=ABS(([.L122]-[.B122])*100/[.B122])" office:value-type="float" office:value="12.8256513026052">
            <text:p>12.83</text:p>
          </table:table-cell>
          <table:table-cell table:formula="oooc:=ABS(([.M122]-[.B122])*100/[.B122])" office:value-type="float" office:value="1.66332665330661">
            <text:p>1.66</text:p>
          </table:table-cell>
          <table:table-cell table:formula="oooc:=ABS(([.N122]-[.B122])*100/[.B122])" office:value-type="float" office:value="5.8316633266533">
            <text:p>5.83</text:p>
          </table:table-cell>
          <table:table-cell table:number-columns-repeated="2"/>
          <table:table-cell table:formula="oooc:=ABS([.C122]-[.B122])" office:value-type="float" office:value="15.9">
            <text:p>15.9</text:p>
          </table:table-cell>
          <table:table-cell table:formula="oooc:=ABS([.D122]-[.B122])" office:value-type="float" office:value="8.38">
            <text:p>8.38</text:p>
          </table:table-cell>
          <table:table-cell table:formula="oooc:=ABS([.E122]-[.B122])" office:value-type="float" office:value="10.52">
            <text:p>10.52</text:p>
          </table:table-cell>
          <table:table-cell table:formula="oooc:=ABS([.F122]-[.B122])" office:value-type="float" office:value="4.21">
            <text:p>4.21</text:p>
          </table:table-cell>
          <table:table-cell table:formula="oooc:=ABS([.G122]-[.B122])" office:value-type="float" office:value="0.149999999999999">
            <text:p>0.15</text:p>
          </table:table-cell>
          <table:table-cell table:formula="oooc:=ABS([.H122]-[.B122])" office:value-type="float" office:value="6.25">
            <text:p>6.25</text:p>
          </table:table-cell>
          <table:table-cell table:formula="oooc:=ABS([.I122]-[.B122])" office:value-type="float" office:value="0.0700000000000003">
            <text:p>0.07</text:p>
          </table:table-cell>
          <table:table-cell table:formula="oooc:=ABS([.J122]-[.B122])" office:value-type="float" office:value="1.64">
            <text:p>1.64</text:p>
          </table:table-cell>
          <table:table-cell table:formula="oooc:=ABS([.K122]-[.B122])" office:value-type="float" office:value="0.269999999999996">
            <text:p>0.27</text:p>
          </table:table-cell>
          <table:table-cell table:formula="oooc:=ABS([.L122]-[.B122])" office:value-type="float" office:value="6.4">
            <text:p>6.4</text:p>
          </table:table-cell>
          <table:table-cell table:formula="oooc:=ABS([.M122]-[.B122])" office:value-type="float" office:value="0.829999999999998">
            <text:p>0.83</text:p>
          </table:table-cell>
          <table:table-cell table:formula="oooc:=ABS([.N122]-[.B122])" office:value-type="float" office:value="2.91">
            <text:p>2.91</text:p>
          </table:table-cell>
          <table:table-cell table:number-columns-repeated="3"/>
        </table:table-row>
        <table:table-row table:style-name="ro1">
          <table:table-cell office:value-type="string">
            <text:p>CCAACTTCTT</text:p>
          </table:table-cell>
          <table:table-cell office:value-type="float" office:value="32.1">
            <text:p>32.1</text:p>
          </table:table-cell>
          <table:table-cell office:value-type="float" office:value="18.41">
            <text:p>18.41</text:p>
          </table:table-cell>
          <table:table-cell office:value-type="float" office:value="22.92">
            <text:p>22.92</text:p>
          </table:table-cell>
          <table:table-cell office:value-type="float" office:value="21.22">
            <text:p>21.22</text:p>
          </table:table-cell>
          <table:table-cell office:value-type="float" office:value="26.24">
            <text:p>26.24</text:p>
          </table:table-cell>
          <table:table-cell office:value-type="float" office:value="30.46">
            <text:p>30.46</text:p>
          </table:table-cell>
          <table:table-cell office:value-type="float" office:value="25.76">
            <text:p>25.76</text:p>
          </table:table-cell>
          <table:table-cell office:value-type="float" office:value="31.25">
            <text:p>31.25</text:p>
          </table:table-cell>
          <table:table-cell office:value-type="float" office:value="28.29">
            <text:p>28.29</text:p>
          </table:table-cell>
          <table:table-cell office:value-type="float" office:value="30.16">
            <text:p>30.16</text:p>
          </table:table-cell>
          <table:table-cell office:value-type="float" office:value="24.5">
            <text:p>24.5</text:p>
          </table:table-cell>
          <table:table-cell office:value-type="float" office:value="31.47">
            <text:p>31.47</text:p>
          </table:table-cell>
          <table:table-cell office:value-type="float" office:value="27.75">
            <text:p>27.75</text:p>
          </table:table-cell>
          <table:table-cell office:value-type="float" office:value="32.1">
            <text:p>32.1</text:p>
          </table:table-cell>
          <table:table-cell/>
          <table:table-cell table:formula="oooc:=ABS(([.C123]-[.B123])*100/[.B123])" office:value-type="float" office:value="42.6479750778816">
            <text:p>42.65</text:p>
          </table:table-cell>
          <table:table-cell table:formula="oooc:=ABS(([.D123]-[.B123])*100/[.B123])" office:value-type="float" office:value="28.5981308411215">
            <text:p>28.6</text:p>
          </table:table-cell>
          <table:table-cell table:formula="oooc:=ABS(([.E123]-[.B123])*100/[.B123])" office:value-type="float" office:value="33.8940809968847">
            <text:p>33.89</text:p>
          </table:table-cell>
          <table:table-cell table:formula="oooc:=ABS(([.F123]-[.B123])*100/[.B123])" office:value-type="float" office:value="18.2554517133956">
            <text:p>18.26</text:p>
          </table:table-cell>
          <table:table-cell table:formula="oooc:=ABS(([.G123]-[.B123])*100/[.B123])" office:value-type="float" office:value="5.10903426791277">
            <text:p>5.11</text:p>
          </table:table-cell>
          <table:table-cell table:formula="oooc:=ABS(([.H123]-[.B123])*100/[.B123])" office:value-type="float" office:value="19.7507788161994">
            <text:p>19.75</text:p>
          </table:table-cell>
          <table:table-cell table:formula="oooc:=ABS(([.I123]-[.B123])*100/[.B123])" office:value-type="float" office:value="2.64797507788162">
            <text:p>2.65</text:p>
          </table:table-cell>
          <table:table-cell table:formula="oooc:=ABS(([.J123]-[.B123])*100/[.B123])" office:value-type="float" office:value="11.8691588785047">
            <text:p>11.87</text:p>
          </table:table-cell>
          <table:table-cell table:formula="oooc:=ABS(([.K123]-[.B123])*100/[.B123])" office:value-type="float" office:value="6.04361370716511">
            <text:p>6.04</text:p>
          </table:table-cell>
          <table:table-cell table:formula="oooc:=ABS(([.L123]-[.B123])*100/[.B123])" office:value-type="float" office:value="23.6760124610592">
            <text:p>23.68</text:p>
          </table:table-cell>
          <table:table-cell table:formula="oooc:=ABS(([.M123]-[.B123])*100/[.B123])" office:value-type="float" office:value="1.96261682242991">
            <text:p>1.96</text:p>
          </table:table-cell>
          <table:table-cell table:formula="oooc:=ABS(([.N123]-[.B123])*100/[.B123])" office:value-type="float" office:value="13.5514018691589">
            <text:p>13.55</text:p>
          </table:table-cell>
          <table:table-cell table:number-columns-repeated="2"/>
          <table:table-cell table:formula="oooc:=ABS([.C123]-[.B123])" office:value-type="float" office:value="13.69">
            <text:p>13.69</text:p>
          </table:table-cell>
          <table:table-cell table:formula="oooc:=ABS([.D123]-[.B123])" office:value-type="float" office:value="9.18">
            <text:p>9.18</text:p>
          </table:table-cell>
          <table:table-cell table:formula="oooc:=ABS([.E123]-[.B123])" office:value-type="float" office:value="10.88">
            <text:p>10.88</text:p>
          </table:table-cell>
          <table:table-cell table:formula="oooc:=ABS([.F123]-[.B123])" office:value-type="float" office:value="5.86">
            <text:p>5.86</text:p>
          </table:table-cell>
          <table:table-cell table:formula="oooc:=ABS([.G123]-[.B123])" office:value-type="float" office:value="1.64">
            <text:p>1.64</text:p>
          </table:table-cell>
          <table:table-cell table:formula="oooc:=ABS([.H123]-[.B123])" office:value-type="float" office:value="6.34">
            <text:p>6.34</text:p>
          </table:table-cell>
          <table:table-cell table:formula="oooc:=ABS([.I123]-[.B123])" office:value-type="float" office:value="0.850000000000001">
            <text:p>0.85</text:p>
          </table:table-cell>
          <table:table-cell table:formula="oooc:=ABS([.J123]-[.B123])" office:value-type="float" office:value="3.81">
            <text:p>3.81</text:p>
          </table:table-cell>
          <table:table-cell table:formula="oooc:=ABS([.K123]-[.B123])" office:value-type="float" office:value="1.94">
            <text:p>1.94</text:p>
          </table:table-cell>
          <table:table-cell table:formula="oooc:=ABS([.L123]-[.B123])" office:value-type="float" office:value="7.6">
            <text:p>7.6</text:p>
          </table:table-cell>
          <table:table-cell table:formula="oooc:=ABS([.M123]-[.B123])" office:value-type="float" office:value="0.630000000000003">
            <text:p>0.63</text:p>
          </table:table-cell>
          <table:table-cell table:formula="oooc:=ABS([.N123]-[.B123])" office:value-type="float" office:value="4.35">
            <text:p>4.35</text:p>
          </table:table-cell>
          <table:table-cell table:number-columns-repeated="3"/>
        </table:table-row>
        <table:table-row table:style-name="ro1">
          <table:table-cell office:value-type="string">
            <text:p>GTGGTGGGCCGTGCGCTCTG</text:p>
          </table:table-cell>
          <table:table-cell office:value-type="float" office:value="76.2">
            <text:p>76.2</text:p>
          </table:table-cell>
          <table:table-cell office:value-type="float" office:value="65.55">
            <text:p>65.55</text:p>
          </table:table-cell>
          <table:table-cell office:value-type="float" office:value="75.93">
            <text:p>75.93</text:p>
          </table:table-cell>
          <table:table-cell office:value-type="float" office:value="74.37">
            <text:p>74.37</text:p>
          </table:table-cell>
          <table:table-cell office:value-type="float" office:value="78.54">
            <text:p>78.54</text:p>
          </table:table-cell>
          <table:table-cell office:value-type="float" office:value="77.11">
            <text:p>77.11</text:p>
          </table:table-cell>
          <table:table-cell office:value-type="float" office:value="81.23">
            <text:p>81.23</text:p>
          </table:table-cell>
          <table:table-cell office:value-type="float" office:value="79.24">
            <text:p>79.24</text:p>
          </table:table-cell>
          <table:table-cell office:value-type="float" office:value="75.12">
            <text:p>75.12</text:p>
          </table:table-cell>
          <table:table-cell office:value-type="float" office:value="75.38">
            <text:p>75.38</text:p>
          </table:table-cell>
          <table:table-cell office:value-type="float" office:value="72.42">
            <text:p>72.42</text:p>
          </table:table-cell>
          <table:table-cell office:value-type="float" office:value="77.1">
            <text:p>77.1</text:p>
          </table:table-cell>
          <table:table-cell office:value-type="float" office:value="75.22">
            <text:p>75.22</text:p>
          </table:table-cell>
          <table:table-cell office:value-type="float" office:value="76.2">
            <text:p>76.2</text:p>
          </table:table-cell>
          <table:table-cell/>
          <table:table-cell table:formula="oooc:=ABS(([.C124]-[.B124])*100/[.B124])" office:value-type="float" office:value="13.9763779527559">
            <text:p>13.98</text:p>
          </table:table-cell>
          <table:table-cell table:formula="oooc:=ABS(([.D124]-[.B124])*100/[.B124])" office:value-type="float" office:value="0.354330708661412">
            <text:p>0.35</text:p>
          </table:table-cell>
          <table:table-cell table:formula="oooc:=ABS(([.E124]-[.B124])*100/[.B124])" office:value-type="float" office:value="2.4015748031496">
            <text:p>2.4</text:p>
          </table:table-cell>
          <table:table-cell table:formula="oooc:=ABS(([.F124]-[.B124])*100/[.B124])" office:value-type="float" office:value="3.07086614173229">
            <text:p>3.07</text:p>
          </table:table-cell>
          <table:table-cell table:formula="oooc:=ABS(([.G124]-[.B124])*100/[.B124])" office:value-type="float" office:value="1.19422572178477">
            <text:p>1.19</text:p>
          </table:table-cell>
          <table:table-cell table:formula="oooc:=ABS(([.H124]-[.B124])*100/[.B124])" office:value-type="float" office:value="6.60104986876641">
            <text:p>6.6</text:p>
          </table:table-cell>
          <table:table-cell table:formula="oooc:=ABS(([.I124]-[.B124])*100/[.B124])" office:value-type="float" office:value="3.98950131233595">
            <text:p>3.99</text:p>
          </table:table-cell>
          <table:table-cell table:formula="oooc:=ABS(([.J124]-[.B124])*100/[.B124])" office:value-type="float" office:value="1.41732283464567">
            <text:p>1.42</text:p>
          </table:table-cell>
          <table:table-cell table:formula="oooc:=ABS(([.K124]-[.B124])*100/[.B124])" office:value-type="float" office:value="1.07611548556431">
            <text:p>1.08</text:p>
          </table:table-cell>
          <table:table-cell table:formula="oooc:=ABS(([.L124]-[.B124])*100/[.B124])" office:value-type="float" office:value="4.96062992125984">
            <text:p>4.96</text:p>
          </table:table-cell>
          <table:table-cell table:formula="oooc:=ABS(([.M124]-[.B124])*100/[.B124])" office:value-type="float" office:value="1.18110236220471">
            <text:p>1.18</text:p>
          </table:table-cell>
          <table:table-cell table:formula="oooc:=ABS(([.N124]-[.B124])*100/[.B124])" office:value-type="float" office:value="1.28608923884515">
            <text:p>1.29</text:p>
          </table:table-cell>
          <table:table-cell table:number-columns-repeated="2"/>
          <table:table-cell table:formula="oooc:=ABS([.C124]-[.B124])" office:value-type="float" office:value="10.65">
            <text:p>10.65</text:p>
          </table:table-cell>
          <table:table-cell table:formula="oooc:=ABS([.D124]-[.B124])" office:value-type="float" office:value="0.269999999999996">
            <text:p>0.27</text:p>
          </table:table-cell>
          <table:table-cell table:formula="oooc:=ABS([.E124]-[.B124])" office:value-type="float" office:value="1.83">
            <text:p>1.83</text:p>
          </table:table-cell>
          <table:table-cell table:formula="oooc:=ABS([.F124]-[.B124])" office:value-type="float" office:value="2.34">
            <text:p>2.34</text:p>
          </table:table-cell>
          <table:table-cell table:formula="oooc:=ABS([.G124]-[.B124])" office:value-type="float" office:value="0.909999999999997">
            <text:p>0.91</text:p>
          </table:table-cell>
          <table:table-cell table:formula="oooc:=ABS([.H124]-[.B124])" office:value-type="float" office:value="5.03">
            <text:p>5.03</text:p>
          </table:table-cell>
          <table:table-cell table:formula="oooc:=ABS([.I124]-[.B124])" office:value-type="float" office:value="3.03999999999999">
            <text:p>3.04</text:p>
          </table:table-cell>
          <table:table-cell table:formula="oooc:=ABS([.J124]-[.B124])" office:value-type="float" office:value="1.08">
            <text:p>1.08</text:p>
          </table:table-cell>
          <table:table-cell table:formula="oooc:=ABS([.K124]-[.B124])" office:value-type="float" office:value="0.820000000000007">
            <text:p>0.82</text:p>
          </table:table-cell>
          <table:table-cell table:formula="oooc:=ABS([.L124]-[.B124])" office:value-type="float" office:value="3.78">
            <text:p>3.78</text:p>
          </table:table-cell>
          <table:table-cell table:formula="oooc:=ABS([.M124]-[.B124])" office:value-type="float" office:value="0.899999999999991">
            <text:p>0.9</text:p>
          </table:table-cell>
          <table:table-cell table:formula="oooc:=ABS([.N124]-[.B124])" office:value-type="float" office:value="0.980000000000004">
            <text:p>0.98</text:p>
          </table:table-cell>
          <table:table-cell table:number-columns-repeated="3"/>
        </table:table-row>
        <table:table-row table:style-name="ro1">
          <table:table-cell office:value-type="string">
            <text:p>TGGCGAGCAC</text:p>
          </table:table-cell>
          <table:table-cell office:value-type="float" office:value="55.3">
            <text:p>55.3</text:p>
          </table:table-cell>
          <table:table-cell table:number-columns-repeated="12" office:value-type="float" office:value="55.96">
            <text:p>55.96</text:p>
          </table:table-cell>
          <table:table-cell office:value-type="float" office:value="55.3">
            <text:p>55.3</text:p>
          </table:table-cell>
          <table:table-cell/>
          <table:table-cell table:formula="oooc:=ABS(([.C125]-[.B125])*100/[.B125])" office:value-type="float" office:value="1.19349005424955">
            <text:p>1.19</text:p>
          </table:table-cell>
          <table:table-cell table:formula="oooc:=ABS(([.D125]-[.B125])*100/[.B125])" office:value-type="float" office:value="1.19349005424955">
            <text:p>1.19</text:p>
          </table:table-cell>
          <table:table-cell table:formula="oooc:=ABS(([.E125]-[.B125])*100/[.B125])" office:value-type="float" office:value="1.19349005424955">
            <text:p>1.19</text:p>
          </table:table-cell>
          <table:table-cell table:formula="oooc:=ABS(([.F125]-[.B125])*100/[.B125])" office:value-type="float" office:value="1.19349005424955">
            <text:p>1.19</text:p>
          </table:table-cell>
          <table:table-cell table:formula="oooc:=ABS(([.G125]-[.B125])*100/[.B125])" office:value-type="float" office:value="1.19349005424955">
            <text:p>1.19</text:p>
          </table:table-cell>
          <table:table-cell table:formula="oooc:=ABS(([.H125]-[.B125])*100/[.B125])" office:value-type="float" office:value="1.19349005424955">
            <text:p>1.19</text:p>
          </table:table-cell>
          <table:table-cell table:formula="oooc:=ABS(([.I125]-[.B125])*100/[.B125])" office:value-type="float" office:value="1.19349005424955">
            <text:p>1.19</text:p>
          </table:table-cell>
          <table:table-cell table:formula="oooc:=ABS(([.J125]-[.B125])*100/[.B125])" office:value-type="float" office:value="1.19349005424955">
            <text:p>1.19</text:p>
          </table:table-cell>
          <table:table-cell table:formula="oooc:=ABS(([.K125]-[.B125])*100/[.B125])" office:value-type="float" office:value="1.19349005424955">
            <text:p>1.19</text:p>
          </table:table-cell>
          <table:table-cell table:formula="oooc:=ABS(([.L125]-[.B125])*100/[.B125])" office:value-type="float" office:value="1.19349005424955">
            <text:p>1.19</text:p>
          </table:table-cell>
          <table:table-cell table:formula="oooc:=ABS(([.M125]-[.B125])*100/[.B125])" office:value-type="float" office:value="1.19349005424955">
            <text:p>1.19</text:p>
          </table:table-cell>
          <table:table-cell table:formula="oooc:=ABS(([.N125]-[.B125])*100/[.B125])" office:value-type="float" office:value="1.19349005424955">
            <text:p>1.19</text:p>
          </table:table-cell>
          <table:table-cell table:number-columns-repeated="2"/>
          <table:table-cell table:formula="oooc:=ABS([.C125]-[.B125])" office:value-type="float" office:value="0.660000000000004">
            <text:p>0.66</text:p>
          </table:table-cell>
          <table:table-cell table:formula="oooc:=ABS([.D125]-[.B125])" office:value-type="float" office:value="0.660000000000004">
            <text:p>0.66</text:p>
          </table:table-cell>
          <table:table-cell table:formula="oooc:=ABS([.E125]-[.B125])" office:value-type="float" office:value="0.660000000000004">
            <text:p>0.66</text:p>
          </table:table-cell>
          <table:table-cell table:formula="oooc:=ABS([.F125]-[.B125])" office:value-type="float" office:value="0.660000000000004">
            <text:p>0.66</text:p>
          </table:table-cell>
          <table:table-cell table:formula="oooc:=ABS([.G125]-[.B125])" office:value-type="float" office:value="0.660000000000004">
            <text:p>0.66</text:p>
          </table:table-cell>
          <table:table-cell table:formula="oooc:=ABS([.H125]-[.B125])" office:value-type="float" office:value="0.660000000000004">
            <text:p>0.66</text:p>
          </table:table-cell>
          <table:table-cell table:formula="oooc:=ABS([.I125]-[.B125])" office:value-type="float" office:value="0.660000000000004">
            <text:p>0.66</text:p>
          </table:table-cell>
          <table:table-cell table:formula="oooc:=ABS([.J125]-[.B125])" office:value-type="float" office:value="0.660000000000004">
            <text:p>0.66</text:p>
          </table:table-cell>
          <table:table-cell table:formula="oooc:=ABS([.K125]-[.B125])" office:value-type="float" office:value="0.660000000000004">
            <text:p>0.66</text:p>
          </table:table-cell>
          <table:table-cell table:formula="oooc:=ABS([.L125]-[.B125])" office:value-type="float" office:value="0.660000000000004">
            <text:p>0.66</text:p>
          </table:table-cell>
          <table:table-cell table:formula="oooc:=ABS([.M125]-[.B125])" office:value-type="float" office:value="0.660000000000004">
            <text:p>0.66</text:p>
          </table:table-cell>
          <table:table-cell table:formula="oooc:=ABS([.N125]-[.B125])" office:value-type="float" office:value="0.660000000000004">
            <text:p>0.66</text:p>
          </table:table-cell>
          <table:table-cell table:number-columns-repeated="3"/>
        </table:table-row>
        <table:table-row table:style-name="ro1">
          <table:table-cell office:value-type="string">
            <text:p>ATACTTACTGATTAG</text:p>
          </table:table-cell>
          <table:table-cell office:value-type="float" office:value="41.4">
            <text:p>41.4</text:p>
          </table:table-cell>
          <table:table-cell office:value-type="float" office:value="28.67">
            <text:p>28.67</text:p>
          </table:table-cell>
          <table:table-cell office:value-type="float" office:value="35.19">
            <text:p>35.19</text:p>
          </table:table-cell>
          <table:table-cell office:value-type="float" office:value="33.48">
            <text:p>33.48</text:p>
          </table:table-cell>
          <table:table-cell office:value-type="float" office:value="38.51">
            <text:p>38.51</text:p>
          </table:table-cell>
          <table:table-cell office:value-type="float" office:value="40.9">
            <text:p>40.9</text:p>
          </table:table-cell>
          <table:table-cell office:value-type="float" office:value="38.02">
            <text:p>38.02</text:p>
          </table:table-cell>
          <table:table-cell office:value-type="float" office:value="41.63">
            <text:p>41.63</text:p>
          </table:table-cell>
          <table:table-cell office:value-type="float" office:value="40.55">
            <text:p>40.55</text:p>
          </table:table-cell>
          <table:table-cell office:value-type="float" office:value="41.49">
            <text:p>41.49</text:p>
          </table:table-cell>
          <table:table-cell office:value-type="float" office:value="36.76">
            <text:p>36.76</text:p>
          </table:table-cell>
          <table:table-cell office:value-type="float" office:value="43.02">
            <text:p>43.02</text:p>
          </table:table-cell>
          <table:table-cell office:value-type="float" office:value="40.02">
            <text:p>40.02</text:p>
          </table:table-cell>
          <table:table-cell office:value-type="float" office:value="41.4">
            <text:p>41.4</text:p>
          </table:table-cell>
          <table:table-cell/>
          <table:table-cell table:formula="oooc:=ABS(([.C126]-[.B126])*100/[.B126])" office:value-type="float" office:value="30.7487922705314">
            <text:p>30.75</text:p>
          </table:table-cell>
          <table:table-cell table:formula="oooc:=ABS(([.D126]-[.B126])*100/[.B126])" office:value-type="float" office:value="15">
            <text:p>15</text:p>
          </table:table-cell>
          <table:table-cell table:formula="oooc:=ABS(([.E126]-[.B126])*100/[.B126])" office:value-type="float" office:value="19.1304347826087">
            <text:p>19.13</text:p>
          </table:table-cell>
          <table:table-cell table:formula="oooc:=ABS(([.F126]-[.B126])*100/[.B126])" office:value-type="float" office:value="6.98067632850242">
            <text:p>6.98</text:p>
          </table:table-cell>
          <table:table-cell table:formula="oooc:=ABS(([.G126]-[.B126])*100/[.B126])" office:value-type="float" office:value="1.20772946859903">
            <text:p>1.21</text:p>
          </table:table-cell>
          <table:table-cell table:formula="oooc:=ABS(([.H126]-[.B126])*100/[.B126])" office:value-type="float" office:value="8.16425120772946">
            <text:p>8.16</text:p>
          </table:table-cell>
          <table:table-cell table:formula="oooc:=ABS(([.I126]-[.B126])*100/[.B126])" office:value-type="float" office:value="0.555555555555565">
            <text:p>0.56</text:p>
          </table:table-cell>
          <table:table-cell table:formula="oooc:=ABS(([.J126]-[.B126])*100/[.B126])" office:value-type="float" office:value="2.05314009661836">
            <text:p>2.05</text:p>
          </table:table-cell>
          <table:table-cell table:formula="oooc:=ABS(([.K126]-[.B126])*100/[.B126])" office:value-type="float" office:value="0.217391304347834">
            <text:p>0.22</text:p>
          </table:table-cell>
          <table:table-cell table:formula="oooc:=ABS(([.L126]-[.B126])*100/[.B126])" office:value-type="float" office:value="11.207729468599">
            <text:p>11.21</text:p>
          </table:table-cell>
          <table:table-cell table:formula="oooc:=ABS(([.M126]-[.B126])*100/[.B126])" office:value-type="float" office:value="3.91304347826088">
            <text:p>3.91</text:p>
          </table:table-cell>
          <table:table-cell table:formula="oooc:=ABS(([.N126]-[.B126])*100/[.B126])" office:value-type="float" office:value="3.33333333333332">
            <text:p>3.33</text:p>
          </table:table-cell>
          <table:table-cell table:number-columns-repeated="2"/>
          <table:table-cell table:formula="oooc:=ABS([.C126]-[.B126])" office:value-type="float" office:value="12.73">
            <text:p>12.73</text:p>
          </table:table-cell>
          <table:table-cell table:formula="oooc:=ABS([.D126]-[.B126])" office:value-type="float" office:value="6.21">
            <text:p>6.21</text:p>
          </table:table-cell>
          <table:table-cell table:formula="oooc:=ABS([.E126]-[.B126])" office:value-type="float" office:value="7.92">
            <text:p>7.92</text:p>
          </table:table-cell>
          <table:table-cell table:formula="oooc:=ABS([.F126]-[.B126])" office:value-type="float" office:value="2.89">
            <text:p>2.89</text:p>
          </table:table-cell>
          <table:table-cell table:formula="oooc:=ABS([.G126]-[.B126])" office:value-type="float" office:value="0.5">
            <text:p>0.5</text:p>
          </table:table-cell>
          <table:table-cell table:formula="oooc:=ABS([.H126]-[.B126])" office:value-type="float" office:value="3.38">
            <text:p>3.38</text:p>
          </table:table-cell>
          <table:table-cell table:formula="oooc:=ABS([.I126]-[.B126])" office:value-type="float" office:value="0.230000000000004">
            <text:p>0.23</text:p>
          </table:table-cell>
          <table:table-cell table:formula="oooc:=ABS([.J126]-[.B126])" office:value-type="float" office:value="0.850000000000001">
            <text:p>0.85</text:p>
          </table:table-cell>
          <table:table-cell table:formula="oooc:=ABS([.K126]-[.B126])" office:value-type="float" office:value="0.0900000000000034">
            <text:p>0.09</text:p>
          </table:table-cell>
          <table:table-cell table:formula="oooc:=ABS([.L126]-[.B126])" office:value-type="float" office:value="4.64">
            <text:p>4.64</text:p>
          </table:table-cell>
          <table:table-cell table:formula="oooc:=ABS([.M126]-[.B126])" office:value-type="float" office:value="1.62">
            <text:p>1.62</text:p>
          </table:table-cell>
          <table:table-cell table:formula="oooc:=ABS([.N126]-[.B126])" office:value-type="float" office:value="1.38">
            <text:p>1.38</text:p>
          </table:table-cell>
          <table:table-cell table:number-columns-repeated="3"/>
        </table:table-row>
        <table:table-row table:style-name="ro1">
          <table:table-cell office:value-type="string">
            <text:p>CGGAATCCATGTTACTTCGGCTATC</text:p>
          </table:table-cell>
          <table:table-cell office:value-type="float" office:value="64.7">
            <text:p>64.7</text:p>
          </table:table-cell>
          <table:table-cell office:value-type="float" office:value="51.43">
            <text:p>51.43</text:p>
          </table:table-cell>
          <table:table-cell office:value-type="float" office:value="59.59">
            <text:p>59.59</text:p>
          </table:table-cell>
          <table:table-cell office:value-type="float" office:value="57.88">
            <text:p>57.88</text:p>
          </table:table-cell>
          <table:table-cell office:value-type="float" office:value="62.91">
            <text:p>62.91</text:p>
          </table:table-cell>
          <table:table-cell office:value-type="float" office:value="65.59">
            <text:p>65.59</text:p>
          </table:table-cell>
          <table:table-cell office:value-type="float" office:value="62.43">
            <text:p>62.43</text:p>
          </table:table-cell>
          <table:table-cell office:value-type="float" office:value="66.67">
            <text:p>66.67</text:p>
          </table:table-cell>
          <table:table-cell office:value-type="float" office:value="64.95">
            <text:p>64.95</text:p>
          </table:table-cell>
          <table:table-cell office:value-type="float" office:value="65.15">
            <text:p>65.15</text:p>
          </table:table-cell>
          <table:table-cell office:value-type="float" office:value="61.16">
            <text:p>61.16</text:p>
          </table:table-cell>
          <table:table-cell office:value-type="float" office:value="66.86">
            <text:p>66.86</text:p>
          </table:table-cell>
          <table:table-cell office:value-type="float" office:value="64.42">
            <text:p>64.42</text:p>
          </table:table-cell>
          <table:table-cell office:value-type="float" office:value="64.7">
            <text:p>64.7</text:p>
          </table:table-cell>
          <table:table-cell/>
          <table:table-cell table:formula="oooc:=ABS(([.C127]-[.B127])*100/[.B127])" office:value-type="float" office:value="20.5100463678516">
            <text:p>20.51</text:p>
          </table:table-cell>
          <table:table-cell table:formula="oooc:=ABS(([.D127]-[.B127])*100/[.B127])" office:value-type="float" office:value="7.89799072642967">
            <text:p>7.9</text:p>
          </table:table-cell>
          <table:table-cell table:formula="oooc:=ABS(([.E127]-[.B127])*100/[.B127])" office:value-type="float" office:value="10.5409582689335">
            <text:p>10.54</text:p>
          </table:table-cell>
          <table:table-cell table:formula="oooc:=ABS(([.F127]-[.B127])*100/[.B127])" office:value-type="float" office:value="2.76661514683154">
            <text:p>2.77</text:p>
          </table:table-cell>
          <table:table-cell table:formula="oooc:=ABS(([.G127]-[.B127])*100/[.B127])" office:value-type="float" office:value="1.37557959814529">
            <text:p>1.38</text:p>
          </table:table-cell>
          <table:table-cell table:formula="oooc:=ABS(([.H127]-[.B127])*100/[.B127])" office:value-type="float" office:value="3.50850077279753">
            <text:p>3.51</text:p>
          </table:table-cell>
          <table:table-cell table:formula="oooc:=ABS(([.I127]-[.B127])*100/[.B127])" office:value-type="float" office:value="3.04482225656878">
            <text:p>3.04</text:p>
          </table:table-cell>
          <table:table-cell table:formula="oooc:=ABS(([.J127]-[.B127])*100/[.B127])" office:value-type="float" office:value="0.386398763523957">
            <text:p>0.39</text:p>
          </table:table-cell>
          <table:table-cell table:formula="oooc:=ABS(([.K127]-[.B127])*100/[.B127])" office:value-type="float" office:value="0.695517774343126">
            <text:p>0.7</text:p>
          </table:table-cell>
          <table:table-cell table:formula="oooc:=ABS(([.L127]-[.B127])*100/[.B127])" office:value-type="float" office:value="5.47140649149924">
            <text:p>5.47</text:p>
          </table:table-cell>
          <table:table-cell table:formula="oooc:=ABS(([.M127]-[.B127])*100/[.B127])" office:value-type="float" office:value="3.33848531684698">
            <text:p>3.34</text:p>
          </table:table-cell>
          <table:table-cell table:formula="oooc:=ABS(([.N127]-[.B127])*100/[.B127])" office:value-type="float" office:value="0.432766615146833">
            <text:p>0.43</text:p>
          </table:table-cell>
          <table:table-cell table:number-columns-repeated="2"/>
          <table:table-cell table:formula="oooc:=ABS([.C127]-[.B127])" office:value-type="float" office:value="13.27">
            <text:p>13.27</text:p>
          </table:table-cell>
          <table:table-cell table:formula="oooc:=ABS([.D127]-[.B127])" office:value-type="float" office:value="5.11">
            <text:p>5.11</text:p>
          </table:table-cell>
          <table:table-cell table:formula="oooc:=ABS([.E127]-[.B127])" office:value-type="float" office:value="6.82">
            <text:p>6.82</text:p>
          </table:table-cell>
          <table:table-cell table:formula="oooc:=ABS([.F127]-[.B127])" office:value-type="float" office:value="1.79000000000001">
            <text:p>1.79</text:p>
          </table:table-cell>
          <table:table-cell table:formula="oooc:=ABS([.G127]-[.B127])" office:value-type="float" office:value="0.890000000000001">
            <text:p>0.89</text:p>
          </table:table-cell>
          <table:table-cell table:formula="oooc:=ABS([.H127]-[.B127])" office:value-type="float" office:value="2.27">
            <text:p>2.27</text:p>
          </table:table-cell>
          <table:table-cell table:formula="oooc:=ABS([.I127]-[.B127])" office:value-type="float" office:value="1.97">
            <text:p>1.97</text:p>
          </table:table-cell>
          <table:table-cell table:formula="oooc:=ABS([.J127]-[.B127])" office:value-type="float" office:value="0.25">
            <text:p>0.25</text:p>
          </table:table-cell>
          <table:table-cell table:formula="oooc:=ABS([.K127]-[.B127])" office:value-type="float" office:value="0.450000000000003">
            <text:p>0.45</text:p>
          </table:table-cell>
          <table:table-cell table:formula="oooc:=ABS([.L127]-[.B127])" office:value-type="float" office:value="3.54000000000001">
            <text:p>3.54</text:p>
          </table:table-cell>
          <table:table-cell table:formula="oooc:=ABS([.M127]-[.B127])" office:value-type="float" office:value="2.16">
            <text:p>2.16</text:p>
          </table:table-cell>
          <table:table-cell table:formula="oooc:=ABS([.N127]-[.B127])" office:value-type="float" office:value="0.280000000000001">
            <text:p>0.28</text:p>
          </table:table-cell>
          <table:table-cell table:number-columns-repeated="3"/>
        </table:table-row>
        <table:table-row table:style-name="ro1">
          <table:table-cell office:value-type="string">
            <text:p>CGTACACATGC</text:p>
          </table:table-cell>
          <table:table-cell office:value-type="float" office:value="49.9">
            <text:p>49.9</text:p>
          </table:table-cell>
          <table:table-cell table:number-columns-repeated="11" office:value-type="float" office:value="52.08">
            <text:p>52.08</text:p>
          </table:table-cell>
          <table:table-cell office:value-type="float" office:value="52.09">
            <text:p>52.09</text:p>
          </table:table-cell>
          <table:table-cell office:value-type="float" office:value="49.9">
            <text:p>49.9</text:p>
          </table:table-cell>
          <table:table-cell/>
          <table:table-cell table:formula="oooc:=ABS(([.C128]-[.B128])*100/[.B128])" office:value-type="float" office:value="4.3687374749499">
            <text:p>4.37</text:p>
          </table:table-cell>
          <table:table-cell table:formula="oooc:=ABS(([.D128]-[.B128])*100/[.B128])" office:value-type="float" office:value="4.3687374749499">
            <text:p>4.37</text:p>
          </table:table-cell>
          <table:table-cell table:formula="oooc:=ABS(([.E128]-[.B128])*100/[.B128])" office:value-type="float" office:value="4.3687374749499">
            <text:p>4.37</text:p>
          </table:table-cell>
          <table:table-cell table:formula="oooc:=ABS(([.F128]-[.B128])*100/[.B128])" office:value-type="float" office:value="4.3687374749499">
            <text:p>4.37</text:p>
          </table:table-cell>
          <table:table-cell table:formula="oooc:=ABS(([.G128]-[.B128])*100/[.B128])" office:value-type="float" office:value="4.3687374749499">
            <text:p>4.37</text:p>
          </table:table-cell>
          <table:table-cell table:formula="oooc:=ABS(([.H128]-[.B128])*100/[.B128])" office:value-type="float" office:value="4.3687374749499">
            <text:p>4.37</text:p>
          </table:table-cell>
          <table:table-cell table:formula="oooc:=ABS(([.I128]-[.B128])*100/[.B128])" office:value-type="float" office:value="4.3687374749499">
            <text:p>4.37</text:p>
          </table:table-cell>
          <table:table-cell table:formula="oooc:=ABS(([.J128]-[.B128])*100/[.B128])" office:value-type="float" office:value="4.3687374749499">
            <text:p>4.37</text:p>
          </table:table-cell>
          <table:table-cell table:formula="oooc:=ABS(([.K128]-[.B128])*100/[.B128])" office:value-type="float" office:value="4.3687374749499">
            <text:p>4.37</text:p>
          </table:table-cell>
          <table:table-cell table:formula="oooc:=ABS(([.L128]-[.B128])*100/[.B128])" office:value-type="float" office:value="4.3687374749499">
            <text:p>4.37</text:p>
          </table:table-cell>
          <table:table-cell table:formula="oooc:=ABS(([.M128]-[.B128])*100/[.B128])" office:value-type="float" office:value="4.3687374749499">
            <text:p>4.37</text:p>
          </table:table-cell>
          <table:table-cell table:formula="oooc:=ABS(([.N128]-[.B128])*100/[.B128])" office:value-type="float" office:value="4.38877755511023">
            <text:p>4.39</text:p>
          </table:table-cell>
          <table:table-cell table:number-columns-repeated="2"/>
          <table:table-cell table:formula="oooc:=ABS([.C128]-[.B128])" office:value-type="float" office:value="2.18">
            <text:p>2.18</text:p>
          </table:table-cell>
          <table:table-cell table:formula="oooc:=ABS([.D128]-[.B128])" office:value-type="float" office:value="2.18">
            <text:p>2.18</text:p>
          </table:table-cell>
          <table:table-cell table:formula="oooc:=ABS([.E128]-[.B128])" office:value-type="float" office:value="2.18">
            <text:p>2.18</text:p>
          </table:table-cell>
          <table:table-cell table:formula="oooc:=ABS([.F128]-[.B128])" office:value-type="float" office:value="2.18">
            <text:p>2.18</text:p>
          </table:table-cell>
          <table:table-cell table:formula="oooc:=ABS([.G128]-[.B128])" office:value-type="float" office:value="2.18">
            <text:p>2.18</text:p>
          </table:table-cell>
          <table:table-cell table:formula="oooc:=ABS([.H128]-[.B128])" office:value-type="float" office:value="2.18">
            <text:p>2.18</text:p>
          </table:table-cell>
          <table:table-cell table:formula="oooc:=ABS([.I128]-[.B128])" office:value-type="float" office:value="2.18">
            <text:p>2.18</text:p>
          </table:table-cell>
          <table:table-cell table:formula="oooc:=ABS([.J128]-[.B128])" office:value-type="float" office:value="2.18">
            <text:p>2.18</text:p>
          </table:table-cell>
          <table:table-cell table:formula="oooc:=ABS([.K128]-[.B128])" office:value-type="float" office:value="2.18">
            <text:p>2.18</text:p>
          </table:table-cell>
          <table:table-cell table:formula="oooc:=ABS([.L128]-[.B128])" office:value-type="float" office:value="2.18">
            <text:p>2.18</text:p>
          </table:table-cell>
          <table:table-cell table:formula="oooc:=ABS([.M128]-[.B128])" office:value-type="float" office:value="2.18">
            <text:p>2.18</text:p>
          </table:table-cell>
          <table:table-cell table:formula="oooc:=ABS([.N128]-[.B128])" office:value-type="float" office:value="2.19">
            <text:p>2.19</text:p>
          </table:table-cell>
          <table:table-cell table:number-columns-repeated="3"/>
        </table:table-row>
        <table:table-row table:style-name="ro1">
          <table:table-cell office:value-type="string">
            <text:p>CCATTGCTACC</text:p>
          </table:table-cell>
          <table:table-cell office:value-type="float" office:value="41.7">
            <text:p>41.7</text:p>
          </table:table-cell>
          <table:table-cell office:value-type="float" office:value="28.68">
            <text:p>28.68</text:p>
          </table:table-cell>
          <table:table-cell office:value-type="float" office:value="33.55">
            <text:p>33.55</text:p>
          </table:table-cell>
          <table:table-cell office:value-type="float" office:value="31.85">
            <text:p>31.85</text:p>
          </table:table-cell>
          <table:table-cell office:value-type="float" office:value="36.87">
            <text:p>36.87</text:p>
          </table:table-cell>
          <table:table-cell office:value-type="float" office:value="41.63">
            <text:p>41.63</text:p>
          </table:table-cell>
          <table:table-cell office:value-type="float" office:value="36.39">
            <text:p>36.39</text:p>
          </table:table-cell>
          <table:table-cell office:value-type="float" office:value="42.62">
            <text:p>42.62</text:p>
          </table:table-cell>
          <table:table-cell office:value-type="float" office:value="38.92">
            <text:p>38.92</text:p>
          </table:table-cell>
          <table:table-cell office:value-type="float" office:value="40.63">
            <text:p>40.63</text:p>
          </table:table-cell>
          <table:table-cell office:value-type="float" office:value="35.13">
            <text:p>35.13</text:p>
          </table:table-cell>
          <table:table-cell office:value-type="float" office:value="41.99">
            <text:p>41.99</text:p>
          </table:table-cell>
          <table:table-cell office:value-type="float" office:value="38.38">
            <text:p>38.38</text:p>
          </table:table-cell>
          <table:table-cell office:value-type="float" office:value="41.7">
            <text:p>41.7</text:p>
          </table:table-cell>
          <table:table-cell/>
          <table:table-cell table:formula="oooc:=ABS(([.C129]-[.B129])*100/[.B129])" office:value-type="float" office:value="31.2230215827338">
            <text:p>31.22</text:p>
          </table:table-cell>
          <table:table-cell table:formula="oooc:=ABS(([.D129]-[.B129])*100/[.B129])" office:value-type="float" office:value="19.5443645083933">
            <text:p>19.54</text:p>
          </table:table-cell>
          <table:table-cell table:formula="oooc:=ABS(([.E129]-[.B129])*100/[.B129])" office:value-type="float" office:value="23.621103117506">
            <text:p>23.62</text:p>
          </table:table-cell>
          <table:table-cell table:formula="oooc:=ABS(([.F129]-[.B129])*100/[.B129])" office:value-type="float" office:value="11.5827338129497">
            <text:p>11.58</text:p>
          </table:table-cell>
          <table:table-cell table:formula="oooc:=ABS(([.G129]-[.B129])*100/[.B129])" office:value-type="float" office:value="0.167865707434053">
            <text:p>0.17</text:p>
          </table:table-cell>
          <table:table-cell table:formula="oooc:=ABS(([.H129]-[.B129])*100/[.B129])" office:value-type="float" office:value="12.7338129496403">
            <text:p>12.73</text:p>
          </table:table-cell>
          <table:table-cell table:formula="oooc:=ABS(([.I129]-[.B129])*100/[.B129])" office:value-type="float" office:value="2.20623501199039">
            <text:p>2.21</text:p>
          </table:table-cell>
          <table:table-cell table:formula="oooc:=ABS(([.J129]-[.B129])*100/[.B129])" office:value-type="float" office:value="6.66666666666667">
            <text:p>6.67</text:p>
          </table:table-cell>
          <table:table-cell table:formula="oooc:=ABS(([.K129]-[.B129])*100/[.B129])" office:value-type="float" office:value="2.56594724220624">
            <text:p>2.57</text:p>
          </table:table-cell>
          <table:table-cell table:formula="oooc:=ABS(([.L129]-[.B129])*100/[.B129])" office:value-type="float" office:value="15.7553956834532">
            <text:p>15.76</text:p>
          </table:table-cell>
          <table:table-cell table:formula="oooc:=ABS(([.M129]-[.B129])*100/[.B129])" office:value-type="float" office:value="0.695443645083931">
            <text:p>0.7</text:p>
          </table:table-cell>
          <table:table-cell table:formula="oooc:=ABS(([.N129]-[.B129])*100/[.B129])" office:value-type="float" office:value="7.96163069544364">
            <text:p>7.96</text:p>
          </table:table-cell>
          <table:table-cell table:number-columns-repeated="2"/>
          <table:table-cell table:formula="oooc:=ABS([.C129]-[.B129])" office:value-type="float" office:value="13.02">
            <text:p>13.02</text:p>
          </table:table-cell>
          <table:table-cell table:formula="oooc:=ABS([.D129]-[.B129])" office:value-type="float" office:value="8.15000000000001">
            <text:p>8.15</text:p>
          </table:table-cell>
          <table:table-cell table:formula="oooc:=ABS([.E129]-[.B129])" office:value-type="float" office:value="9.85">
            <text:p>9.85</text:p>
          </table:table-cell>
          <table:table-cell table:formula="oooc:=ABS([.F129]-[.B129])" office:value-type="float" office:value="4.83000000000001">
            <text:p>4.83</text:p>
          </table:table-cell>
          <table:table-cell table:formula="oooc:=ABS([.G129]-[.B129])" office:value-type="float" office:value="0.0700000000000003">
            <text:p>0.07</text:p>
          </table:table-cell>
          <table:table-cell table:formula="oooc:=ABS([.H129]-[.B129])" office:value-type="float" office:value="5.31">
            <text:p>5.31</text:p>
          </table:table-cell>
          <table:table-cell table:formula="oooc:=ABS([.I129]-[.B129])" office:value-type="float" office:value="0.919999999999995">
            <text:p>0.92</text:p>
          </table:table-cell>
          <table:table-cell table:formula="oooc:=ABS([.J129]-[.B129])" office:value-type="float" office:value="2.78">
            <text:p>2.78</text:p>
          </table:table-cell>
          <table:table-cell table:formula="oooc:=ABS([.K129]-[.B129])" office:value-type="float" office:value="1.07">
            <text:p>1.07</text:p>
          </table:table-cell>
          <table:table-cell table:formula="oooc:=ABS([.L129]-[.B129])" office:value-type="float" office:value="6.57">
            <text:p>6.57</text:p>
          </table:table-cell>
          <table:table-cell table:formula="oooc:=ABS([.M129]-[.B129])" office:value-type="float" office:value="0.289999999999999">
            <text:p>0.29</text:p>
          </table:table-cell>
          <table:table-cell table:formula="oooc:=ABS([.N129]-[.B129])" office:value-type="float" office:value="3.32">
            <text:p>3.32</text:p>
          </table:table-cell>
          <table:table-cell table:number-columns-repeated="3"/>
        </table:table-row>
        <table:table-row table:style-name="ro1">
          <table:table-cell office:value-type="string">
            <text:p>GATATAGCAAAATTCTAAGTTAATA</text:p>
          </table:table-cell>
          <table:table-cell office:value-type="float" office:value="66.1">
            <text:p>66.1</text:p>
          </table:table-cell>
          <table:table-cell table:number-columns-repeated="11" office:value-type="float" office:value="65.78">
            <text:p>65.78</text:p>
          </table:table-cell>
          <table:table-cell office:value-type="float" office:value="65.79">
            <text:p>65.79</text:p>
          </table:table-cell>
          <table:table-cell office:value-type="float" office:value="66.1">
            <text:p>66.1</text:p>
          </table:table-cell>
          <table:table-cell/>
          <table:table-cell table:formula="oooc:=ABS(([.C130]-[.B130])*100/[.B130])" office:value-type="float" office:value="0.4841149773071">
            <text:p>0.48</text:p>
          </table:table-cell>
          <table:table-cell table:formula="oooc:=ABS(([.D130]-[.B130])*100/[.B130])" office:value-type="float" office:value="0.4841149773071">
            <text:p>0.48</text:p>
          </table:table-cell>
          <table:table-cell table:formula="oooc:=ABS(([.E130]-[.B130])*100/[.B130])" office:value-type="float" office:value="0.4841149773071">
            <text:p>0.48</text:p>
          </table:table-cell>
          <table:table-cell table:formula="oooc:=ABS(([.F130]-[.B130])*100/[.B130])" office:value-type="float" office:value="0.4841149773071">
            <text:p>0.48</text:p>
          </table:table-cell>
          <table:table-cell table:formula="oooc:=ABS(([.G130]-[.B130])*100/[.B130])" office:value-type="float" office:value="0.4841149773071">
            <text:p>0.48</text:p>
          </table:table-cell>
          <table:table-cell table:formula="oooc:=ABS(([.H130]-[.B130])*100/[.B130])" office:value-type="float" office:value="0.4841149773071">
            <text:p>0.48</text:p>
          </table:table-cell>
          <table:table-cell table:formula="oooc:=ABS(([.I130]-[.B130])*100/[.B130])" office:value-type="float" office:value="0.4841149773071">
            <text:p>0.48</text:p>
          </table:table-cell>
          <table:table-cell table:formula="oooc:=ABS(([.J130]-[.B130])*100/[.B130])" office:value-type="float" office:value="0.4841149773071">
            <text:p>0.48</text:p>
          </table:table-cell>
          <table:table-cell table:formula="oooc:=ABS(([.K130]-[.B130])*100/[.B130])" office:value-type="float" office:value="0.4841149773071">
            <text:p>0.48</text:p>
          </table:table-cell>
          <table:table-cell table:formula="oooc:=ABS(([.L130]-[.B130])*100/[.B130])" office:value-type="float" office:value="0.4841149773071">
            <text:p>0.48</text:p>
          </table:table-cell>
          <table:table-cell table:formula="oooc:=ABS(([.M130]-[.B130])*100/[.B130])" office:value-type="float" office:value="0.4841149773071">
            <text:p>0.48</text:p>
          </table:table-cell>
          <table:table-cell table:formula="oooc:=ABS(([.N130]-[.B130])*100/[.B130])" office:value-type="float" office:value="0.468986384266245">
            <text:p>0.47</text:p>
          </table:table-cell>
          <table:table-cell table:number-columns-repeated="2"/>
          <table:table-cell table:formula="oooc:=ABS([.C130]-[.B130])" office:value-type="float" office:value="0.319999999999993">
            <text:p>0.32</text:p>
          </table:table-cell>
          <table:table-cell table:formula="oooc:=ABS([.D130]-[.B130])" office:value-type="float" office:value="0.319999999999993">
            <text:p>0.32</text:p>
          </table:table-cell>
          <table:table-cell table:formula="oooc:=ABS([.E130]-[.B130])" office:value-type="float" office:value="0.319999999999993">
            <text:p>0.32</text:p>
          </table:table-cell>
          <table:table-cell table:formula="oooc:=ABS([.F130]-[.B130])" office:value-type="float" office:value="0.319999999999993">
            <text:p>0.32</text:p>
          </table:table-cell>
          <table:table-cell table:formula="oooc:=ABS([.G130]-[.B130])" office:value-type="float" office:value="0.319999999999993">
            <text:p>0.32</text:p>
          </table:table-cell>
          <table:table-cell table:formula="oooc:=ABS([.H130]-[.B130])" office:value-type="float" office:value="0.319999999999993">
            <text:p>0.32</text:p>
          </table:table-cell>
          <table:table-cell table:formula="oooc:=ABS([.I130]-[.B130])" office:value-type="float" office:value="0.319999999999993">
            <text:p>0.32</text:p>
          </table:table-cell>
          <table:table-cell table:formula="oooc:=ABS([.J130]-[.B130])" office:value-type="float" office:value="0.319999999999993">
            <text:p>0.32</text:p>
          </table:table-cell>
          <table:table-cell table:formula="oooc:=ABS([.K130]-[.B130])" office:value-type="float" office:value="0.319999999999993">
            <text:p>0.32</text:p>
          </table:table-cell>
          <table:table-cell table:formula="oooc:=ABS([.L130]-[.B130])" office:value-type="float" office:value="0.319999999999993">
            <text:p>0.32</text:p>
          </table:table-cell>
          <table:table-cell table:formula="oooc:=ABS([.M130]-[.B130])" office:value-type="float" office:value="0.319999999999993">
            <text:p>0.32</text:p>
          </table:table-cell>
          <table:table-cell table:formula="oooc:=ABS([.N130]-[.B130])" office:value-type="float" office:value="0.309999999999988">
            <text:p>0.31</text:p>
          </table:table-cell>
          <table:table-cell table:number-columns-repeated="3"/>
        </table:table-row>
        <table:table-row table:style-name="ro1">
          <table:table-cell office:value-type="string">
            <text:p>TATGTATATTTTGTAATCAG</text:p>
          </table:table-cell>
          <table:table-cell office:value-type="float" office:value="61.2">
            <text:p>61.2</text:p>
          </table:table-cell>
          <table:table-cell table:number-columns-repeated="12" office:value-type="float" office:value="59.82">
            <text:p>59.82</text:p>
          </table:table-cell>
          <table:table-cell office:value-type="float" office:value="61.2">
            <text:p>61.2</text:p>
          </table:table-cell>
          <table:table-cell/>
          <table:table-cell table:formula="oooc:=ABS(([.C131]-[.B131])*100/[.B131])" office:value-type="float" office:value="2.25490196078432">
            <text:p>2.25</text:p>
          </table:table-cell>
          <table:table-cell table:formula="oooc:=ABS(([.D131]-[.B131])*100/[.B131])" office:value-type="float" office:value="2.25490196078432">
            <text:p>2.25</text:p>
          </table:table-cell>
          <table:table-cell table:formula="oooc:=ABS(([.E131]-[.B131])*100/[.B131])" office:value-type="float" office:value="2.25490196078432">
            <text:p>2.25</text:p>
          </table:table-cell>
          <table:table-cell table:formula="oooc:=ABS(([.F131]-[.B131])*100/[.B131])" office:value-type="float" office:value="2.25490196078432">
            <text:p>2.25</text:p>
          </table:table-cell>
          <table:table-cell table:formula="oooc:=ABS(([.G131]-[.B131])*100/[.B131])" office:value-type="float" office:value="2.25490196078432">
            <text:p>2.25</text:p>
          </table:table-cell>
          <table:table-cell table:formula="oooc:=ABS(([.H131]-[.B131])*100/[.B131])" office:value-type="float" office:value="2.25490196078432">
            <text:p>2.25</text:p>
          </table:table-cell>
          <table:table-cell table:formula="oooc:=ABS(([.I131]-[.B131])*100/[.B131])" office:value-type="float" office:value="2.25490196078432">
            <text:p>2.25</text:p>
          </table:table-cell>
          <table:table-cell table:formula="oooc:=ABS(([.J131]-[.B131])*100/[.B131])" office:value-type="float" office:value="2.25490196078432">
            <text:p>2.25</text:p>
          </table:table-cell>
          <table:table-cell table:formula="oooc:=ABS(([.K131]-[.B131])*100/[.B131])" office:value-type="float" office:value="2.25490196078432">
            <text:p>2.25</text:p>
          </table:table-cell>
          <table:table-cell table:formula="oooc:=ABS(([.L131]-[.B131])*100/[.B131])" office:value-type="float" office:value="2.25490196078432">
            <text:p>2.25</text:p>
          </table:table-cell>
          <table:table-cell table:formula="oooc:=ABS(([.M131]-[.B131])*100/[.B131])" office:value-type="float" office:value="2.25490196078432">
            <text:p>2.25</text:p>
          </table:table-cell>
          <table:table-cell table:formula="oooc:=ABS(([.N131]-[.B131])*100/[.B131])" office:value-type="float" office:value="2.25490196078432">
            <text:p>2.25</text:p>
          </table:table-cell>
          <table:table-cell table:number-columns-repeated="2"/>
          <table:table-cell table:formula="oooc:=ABS([.C131]-[.B131])" office:value-type="float" office:value="1.38">
            <text:p>1.38</text:p>
          </table:table-cell>
          <table:table-cell table:formula="oooc:=ABS([.D131]-[.B131])" office:value-type="float" office:value="1.38">
            <text:p>1.38</text:p>
          </table:table-cell>
          <table:table-cell table:formula="oooc:=ABS([.E131]-[.B131])" office:value-type="float" office:value="1.38">
            <text:p>1.38</text:p>
          </table:table-cell>
          <table:table-cell table:formula="oooc:=ABS([.F131]-[.B131])" office:value-type="float" office:value="1.38">
            <text:p>1.38</text:p>
          </table:table-cell>
          <table:table-cell table:formula="oooc:=ABS([.G131]-[.B131])" office:value-type="float" office:value="1.38">
            <text:p>1.38</text:p>
          </table:table-cell>
          <table:table-cell table:formula="oooc:=ABS([.H131]-[.B131])" office:value-type="float" office:value="1.38">
            <text:p>1.38</text:p>
          </table:table-cell>
          <table:table-cell table:formula="oooc:=ABS([.I131]-[.B131])" office:value-type="float" office:value="1.38">
            <text:p>1.38</text:p>
          </table:table-cell>
          <table:table-cell table:formula="oooc:=ABS([.J131]-[.B131])" office:value-type="float" office:value="1.38">
            <text:p>1.38</text:p>
          </table:table-cell>
          <table:table-cell table:formula="oooc:=ABS([.K131]-[.B131])" office:value-type="float" office:value="1.38">
            <text:p>1.38</text:p>
          </table:table-cell>
          <table:table-cell table:formula="oooc:=ABS([.L131]-[.B131])" office:value-type="float" office:value="1.38">
            <text:p>1.38</text:p>
          </table:table-cell>
          <table:table-cell table:formula="oooc:=ABS([.M131]-[.B131])" office:value-type="float" office:value="1.38">
            <text:p>1.38</text:p>
          </table:table-cell>
          <table:table-cell table:formula="oooc:=ABS([.N131]-[.B131])" office:value-type="float" office:value="1.38">
            <text:p>1.38</text:p>
          </table:table-cell>
          <table:table-cell table:number-columns-repeated="3"/>
        </table:table-row>
        <table:table-row table:style-name="ro1">
          <table:table-cell office:value-type="string">
            <text:p>CGCCTCATGCTCATC</text:p>
          </table:table-cell>
          <table:table-cell office:value-type="float" office:value="65.8">
            <text:p>65.8</text:p>
          </table:table-cell>
          <table:table-cell table:number-columns-repeated="11" office:value-type="float" office:value="66.24">
            <text:p>66.24</text:p>
          </table:table-cell>
          <table:table-cell office:value-type="float" office:value="66.25">
            <text:p>66.25</text:p>
          </table:table-cell>
          <table:table-cell office:value-type="float" office:value="65.8">
            <text:p>65.8</text:p>
          </table:table-cell>
          <table:table-cell/>
          <table:table-cell table:formula="oooc:=ABS(([.C132]-[.B132])*100/[.B132])" office:value-type="float" office:value="0.668693009118538">
            <text:p>0.67</text:p>
          </table:table-cell>
          <table:table-cell table:formula="oooc:=ABS(([.D132]-[.B132])*100/[.B132])" office:value-type="float" office:value="0.668693009118538">
            <text:p>0.67</text:p>
          </table:table-cell>
          <table:table-cell table:formula="oooc:=ABS(([.E132]-[.B132])*100/[.B132])" office:value-type="float" office:value="0.668693009118538">
            <text:p>0.67</text:p>
          </table:table-cell>
          <table:table-cell table:formula="oooc:=ABS(([.F132]-[.B132])*100/[.B132])" office:value-type="float" office:value="0.668693009118538">
            <text:p>0.67</text:p>
          </table:table-cell>
          <table:table-cell table:formula="oooc:=ABS(([.G132]-[.B132])*100/[.B132])" office:value-type="float" office:value="0.668693009118538">
            <text:p>0.67</text:p>
          </table:table-cell>
          <table:table-cell table:formula="oooc:=ABS(([.H132]-[.B132])*100/[.B132])" office:value-type="float" office:value="0.668693009118538">
            <text:p>0.67</text:p>
          </table:table-cell>
          <table:table-cell table:formula="oooc:=ABS(([.I132]-[.B132])*100/[.B132])" office:value-type="float" office:value="0.668693009118538">
            <text:p>0.67</text:p>
          </table:table-cell>
          <table:table-cell table:formula="oooc:=ABS(([.J132]-[.B132])*100/[.B132])" office:value-type="float" office:value="0.668693009118538">
            <text:p>0.67</text:p>
          </table:table-cell>
          <table:table-cell table:formula="oooc:=ABS(([.K132]-[.B132])*100/[.B132])" office:value-type="float" office:value="0.668693009118538">
            <text:p>0.67</text:p>
          </table:table-cell>
          <table:table-cell table:formula="oooc:=ABS(([.L132]-[.B132])*100/[.B132])" office:value-type="float" office:value="0.668693009118538">
            <text:p>0.67</text:p>
          </table:table-cell>
          <table:table-cell table:formula="oooc:=ABS(([.M132]-[.B132])*100/[.B132])" office:value-type="float" office:value="0.668693009118538">
            <text:p>0.67</text:p>
          </table:table-cell>
          <table:table-cell table:formula="oooc:=ABS(([.N132]-[.B132])*100/[.B132])" office:value-type="float" office:value="0.683890577507603">
            <text:p>0.68</text:p>
          </table:table-cell>
          <table:table-cell table:number-columns-repeated="2"/>
          <table:table-cell table:formula="oooc:=ABS([.C132]-[.B132])" office:value-type="float" office:value="0.439999999999998">
            <text:p>0.44</text:p>
          </table:table-cell>
          <table:table-cell table:formula="oooc:=ABS([.D132]-[.B132])" office:value-type="float" office:value="0.439999999999998">
            <text:p>0.44</text:p>
          </table:table-cell>
          <table:table-cell table:formula="oooc:=ABS([.E132]-[.B132])" office:value-type="float" office:value="0.439999999999998">
            <text:p>0.44</text:p>
          </table:table-cell>
          <table:table-cell table:formula="oooc:=ABS([.F132]-[.B132])" office:value-type="float" office:value="0.439999999999998">
            <text:p>0.44</text:p>
          </table:table-cell>
          <table:table-cell table:formula="oooc:=ABS([.G132]-[.B132])" office:value-type="float" office:value="0.439999999999998">
            <text:p>0.44</text:p>
          </table:table-cell>
          <table:table-cell table:formula="oooc:=ABS([.H132]-[.B132])" office:value-type="float" office:value="0.439999999999998">
            <text:p>0.44</text:p>
          </table:table-cell>
          <table:table-cell table:formula="oooc:=ABS([.I132]-[.B132])" office:value-type="float" office:value="0.439999999999998">
            <text:p>0.44</text:p>
          </table:table-cell>
          <table:table-cell table:formula="oooc:=ABS([.J132]-[.B132])" office:value-type="float" office:value="0.439999999999998">
            <text:p>0.44</text:p>
          </table:table-cell>
          <table:table-cell table:formula="oooc:=ABS([.K132]-[.B132])" office:value-type="float" office:value="0.439999999999998">
            <text:p>0.44</text:p>
          </table:table-cell>
          <table:table-cell table:formula="oooc:=ABS([.L132]-[.B132])" office:value-type="float" office:value="0.439999999999998">
            <text:p>0.44</text:p>
          </table:table-cell>
          <table:table-cell table:formula="oooc:=ABS([.M132]-[.B132])" office:value-type="float" office:value="0.439999999999998">
            <text:p>0.44</text:p>
          </table:table-cell>
          <table:table-cell table:formula="oooc:=ABS([.N132]-[.B132])" office:value-type="float" office:value="0.450000000000003">
            <text:p>0.45</text:p>
          </table:table-cell>
          <table:table-cell table:number-columns-repeated="3"/>
        </table:table-row>
        <table:table-row table:style-name="ro1">
          <table:table-cell office:value-type="string">
            <text:p>TGGCGAGCAC</text:p>
          </table:table-cell>
          <table:table-cell office:value-type="float" office:value="47.8">
            <text:p>47.8</text:p>
          </table:table-cell>
          <table:table-cell office:value-type="float" office:value="34.67">
            <text:p>34.67</text:p>
          </table:table-cell>
          <table:table-cell office:value-type="float" office:value="45.55">
            <text:p>45.55</text:p>
          </table:table-cell>
          <table:table-cell office:value-type="float" office:value="43.36">
            <text:p>43.36</text:p>
          </table:table-cell>
          <table:table-cell office:value-type="float" office:value="49.21">
            <text:p>49.21</text:p>
          </table:table-cell>
          <table:table-cell office:value-type="float" office:value="48.12">
            <text:p>48.12</text:p>
          </table:table-cell>
          <table:table-cell office:value-type="float" office:value="51.71">
            <text:p>51.71</text:p>
          </table:table-cell>
          <table:table-cell office:value-type="float" office:value="49.3">
            <text:p>49.3</text:p>
          </table:table-cell>
          <table:table-cell office:value-type="float" office:value="44.4">
            <text:p>44.4</text:p>
          </table:table-cell>
          <table:table-cell office:value-type="float" office:value="46.36">
            <text:p>46.36</text:p>
          </table:table-cell>
          <table:table-cell office:value-type="float" office:value="40.61">
            <text:p>40.61</text:p>
          </table:table-cell>
          <table:table-cell office:value-type="float" office:value="47.67">
            <text:p>47.67</text:p>
          </table:table-cell>
          <table:table-cell office:value-type="float" office:value="43.87">
            <text:p>43.87</text:p>
          </table:table-cell>
          <table:table-cell office:value-type="float" office:value="47.8">
            <text:p>47.8</text:p>
          </table:table-cell>
          <table:table-cell/>
          <table:table-cell table:formula="oooc:=ABS(([.C133]-[.B133])*100/[.B133])" office:value-type="float" office:value="27.4686192468619">
            <text:p>27.47</text:p>
          </table:table-cell>
          <table:table-cell table:formula="oooc:=ABS(([.D133]-[.B133])*100/[.B133])" office:value-type="float" office:value="4.7071129707113">
            <text:p>4.71</text:p>
          </table:table-cell>
          <table:table-cell table:formula="oooc:=ABS(([.E133]-[.B133])*100/[.B133])" office:value-type="float" office:value="9.28870292887029">
            <text:p>9.29</text:p>
          </table:table-cell>
          <table:table-cell table:formula="oooc:=ABS(([.F133]-[.B133])*100/[.B133])" office:value-type="float" office:value="2.94979079497909">
            <text:p>2.95</text:p>
          </table:table-cell>
          <table:table-cell table:formula="oooc:=ABS(([.G133]-[.B133])*100/[.B133])" office:value-type="float" office:value="0.669456066945607">
            <text:p>0.67</text:p>
          </table:table-cell>
          <table:table-cell table:formula="oooc:=ABS(([.H133]-[.B133])*100/[.B133])" office:value-type="float" office:value="8.17991631799164">
            <text:p>8.18</text:p>
          </table:table-cell>
          <table:table-cell table:formula="oooc:=ABS(([.I133]-[.B133])*100/[.B133])" office:value-type="float" office:value="3.13807531380753">
            <text:p>3.14</text:p>
          </table:table-cell>
          <table:table-cell table:formula="oooc:=ABS(([.J133]-[.B133])*100/[.B133])" office:value-type="float" office:value="7.11297071129707">
            <text:p>7.11</text:p>
          </table:table-cell>
          <table:table-cell table:formula="oooc:=ABS(([.K133]-[.B133])*100/[.B133])" office:value-type="float" office:value="3.01255230125523">
            <text:p>3.01</text:p>
          </table:table-cell>
          <table:table-cell table:formula="oooc:=ABS(([.L133]-[.B133])*100/[.B133])" office:value-type="float" office:value="15.0418410041841">
            <text:p>15.04</text:p>
          </table:table-cell>
          <table:table-cell table:formula="oooc:=ABS(([.M133]-[.B133])*100/[.B133])" office:value-type="float" office:value="0.271966527196643">
            <text:p>0.27</text:p>
          </table:table-cell>
          <table:table-cell table:formula="oooc:=ABS(([.N133]-[.B133])*100/[.B133])" office:value-type="float" office:value="8.22175732217573">
            <text:p>8.22</text:p>
          </table:table-cell>
          <table:table-cell table:number-columns-repeated="2"/>
          <table:table-cell table:formula="oooc:=ABS([.C133]-[.B133])" office:value-type="float" office:value="13.13">
            <text:p>13.13</text:p>
          </table:table-cell>
          <table:table-cell table:formula="oooc:=ABS([.D133]-[.B133])" office:value-type="float" office:value="2.25">
            <text:p>2.25</text:p>
          </table:table-cell>
          <table:table-cell table:formula="oooc:=ABS([.E133]-[.B133])" office:value-type="float" office:value="4.44">
            <text:p>4.44</text:p>
          </table:table-cell>
          <table:table-cell table:formula="oooc:=ABS([.F133]-[.B133])" office:value-type="float" office:value="1.41">
            <text:p>1.41</text:p>
          </table:table-cell>
          <table:table-cell table:formula="oooc:=ABS([.G133]-[.B133])" office:value-type="float" office:value="0.32">
            <text:p>0.32</text:p>
          </table:table-cell>
          <table:table-cell table:formula="oooc:=ABS([.H133]-[.B133])" office:value-type="float" office:value="3.91">
            <text:p>3.91</text:p>
          </table:table-cell>
          <table:table-cell table:formula="oooc:=ABS([.I133]-[.B133])" office:value-type="float" office:value="1.5">
            <text:p>1.5</text:p>
          </table:table-cell>
          <table:table-cell table:formula="oooc:=ABS([.J133]-[.B133])" office:value-type="float" office:value="3.4">
            <text:p>3.4</text:p>
          </table:table-cell>
          <table:table-cell table:formula="oooc:=ABS([.K133]-[.B133])" office:value-type="float" office:value="1.44">
            <text:p>1.44</text:p>
          </table:table-cell>
          <table:table-cell table:formula="oooc:=ABS([.L133]-[.B133])" office:value-type="float" office:value="7.19">
            <text:p>7.19</text:p>
          </table:table-cell>
          <table:table-cell table:formula="oooc:=ABS([.M133]-[.B133])" office:value-type="float" office:value="0.129999999999995">
            <text:p>0.13</text:p>
          </table:table-cell>
          <table:table-cell table:formula="oooc:=ABS([.N133]-[.B133])" office:value-type="float" office:value="3.93">
            <text:p>3.93</text:p>
          </table:table-cell>
          <table:table-cell table:number-columns-repeated="3"/>
        </table:table-row>
        <table:table-row table:style-name="ro1">
          <table:table-cell office:value-type="string">
            <text:p>CCACTATACCATCTATGTAC</text:p>
          </table:table-cell>
          <table:table-cell office:value-type="float" office:value="62.2">
            <text:p>62.2</text:p>
          </table:table-cell>
          <table:table-cell office:value-type="float" office:value="60.6">
            <text:p>60.6</text:p>
          </table:table-cell>
          <table:table-cell office:value-type="float" office:value="62.64">
            <text:p>62.64</text:p>
          </table:table-cell>
          <table:table-cell office:value-type="float" office:value="62.26">
            <text:p>62.26</text:p>
          </table:table-cell>
          <table:table-cell office:value-type="float" office:value="63.39">
            <text:p>63.39</text:p>
          </table:table-cell>
          <table:table-cell office:value-type="float" office:value="63.9">
            <text:p>63.9</text:p>
          </table:table-cell>
          <table:table-cell office:value-type="float" office:value="64.05">
            <text:p>64.05</text:p>
          </table:table-cell>
          <table:table-cell office:value-type="float" office:value="64.96">
            <text:p>64.96</text:p>
          </table:table-cell>
          <table:table-cell office:value-type="float" office:value="63.84">
            <text:p>63.84</text:p>
          </table:table-cell>
          <table:table-cell office:value-type="float" office:value="63.87">
            <text:p>63.87</text:p>
          </table:table-cell>
          <table:table-cell office:value-type="float" office:value="62.99">
            <text:p>62.99</text:p>
          </table:table-cell>
          <table:table-cell office:value-type="float" office:value="64.72">
            <text:p>64.72</text:p>
          </table:table-cell>
          <table:table-cell office:value-type="float" office:value="64.22">
            <text:p>64.22</text:p>
          </table:table-cell>
          <table:table-cell office:value-type="float" office:value="62.2">
            <text:p>62.2</text:p>
          </table:table-cell>
          <table:table-cell/>
          <table:table-cell table:formula="oooc:=ABS(([.C134]-[.B134])*100/[.B134])" office:value-type="float" office:value="2.57234726688103">
            <text:p>2.57</text:p>
          </table:table-cell>
          <table:table-cell table:formula="oooc:=ABS(([.D134]-[.B134])*100/[.B134])" office:value-type="float" office:value="0.707395498392279">
            <text:p>0.71</text:p>
          </table:table-cell>
          <table:table-cell table:formula="oooc:=ABS(([.E134]-[.B134])*100/[.B134])" office:value-type="float" office:value="0.0964630225080308">
            <text:p>0.1</text:p>
          </table:table-cell>
          <table:table-cell table:formula="oooc:=ABS(([.F134]-[.B134])*100/[.B134])" office:value-type="float" office:value="1.91318327974276">
            <text:p>1.91</text:p>
          </table:table-cell>
          <table:table-cell table:formula="oooc:=ABS(([.G134]-[.B134])*100/[.B134])" office:value-type="float" office:value="2.73311897106109">
            <text:p>2.73</text:p>
          </table:table-cell>
          <table:table-cell table:formula="oooc:=ABS(([.H134]-[.B134])*100/[.B134])" office:value-type="float" office:value="2.97427652733118">
            <text:p>2.97</text:p>
          </table:table-cell>
          <table:table-cell table:formula="oooc:=ABS(([.I134]-[.B134])*100/[.B134])" office:value-type="float" office:value="4.43729903536976">
            <text:p>4.44</text:p>
          </table:table-cell>
          <table:table-cell table:formula="oooc:=ABS(([.J134]-[.B134])*100/[.B134])" office:value-type="float" office:value="2.63665594855306">
            <text:p>2.64</text:p>
          </table:table-cell>
          <table:table-cell table:formula="oooc:=ABS(([.K134]-[.B134])*100/[.B134])" office:value-type="float" office:value="2.68488745980707">
            <text:p>2.68</text:p>
          </table:table-cell>
          <table:table-cell table:formula="oooc:=ABS(([.L134]-[.B134])*100/[.B134])" office:value-type="float" office:value="1.27009646302251">
            <text:p>1.27</text:p>
          </table:table-cell>
          <table:table-cell table:formula="oooc:=ABS(([.M134]-[.B134])*100/[.B134])" office:value-type="float" office:value="4.05144694533761">
            <text:p>4.05</text:p>
          </table:table-cell>
          <table:table-cell table:formula="oooc:=ABS(([.N134]-[.B134])*100/[.B134])" office:value-type="float" office:value="3.24758842443729">
            <text:p>3.25</text:p>
          </table:table-cell>
          <table:table-cell table:number-columns-repeated="2"/>
          <table:table-cell table:formula="oooc:=ABS([.C134]-[.B134])" office:value-type="float" office:value="1.6">
            <text:p>1.6</text:p>
          </table:table-cell>
          <table:table-cell table:formula="oooc:=ABS([.D134]-[.B134])" office:value-type="float" office:value="0.439999999999998">
            <text:p>0.44</text:p>
          </table:table-cell>
          <table:table-cell table:formula="oooc:=ABS([.E134]-[.B134])" office:value-type="float" office:value="0.0599999999999952">
            <text:p>0.06</text:p>
          </table:table-cell>
          <table:table-cell table:formula="oooc:=ABS([.F134]-[.B134])" office:value-type="float" office:value="1.19">
            <text:p>1.19</text:p>
          </table:table-cell>
          <table:table-cell table:formula="oooc:=ABS([.G134]-[.B134])" office:value-type="float" office:value="1.7">
            <text:p>1.7</text:p>
          </table:table-cell>
          <table:table-cell table:formula="oooc:=ABS([.H134]-[.B134])" office:value-type="float" office:value="1.84999999999999">
            <text:p>1.85</text:p>
          </table:table-cell>
          <table:table-cell table:formula="oooc:=ABS([.I134]-[.B134])" office:value-type="float" office:value="2.75999999999999">
            <text:p>2.76</text:p>
          </table:table-cell>
          <table:table-cell table:formula="oooc:=ABS([.J134]-[.B134])" office:value-type="float" office:value="1.64">
            <text:p>1.64</text:p>
          </table:table-cell>
          <table:table-cell table:formula="oooc:=ABS([.K134]-[.B134])" office:value-type="float" office:value="1.66999999999999">
            <text:p>1.67</text:p>
          </table:table-cell>
          <table:table-cell table:formula="oooc:=ABS([.L134]-[.B134])" office:value-type="float" office:value="0.789999999999999">
            <text:p>0.79</text:p>
          </table:table-cell>
          <table:table-cell table:formula="oooc:=ABS([.M134]-[.B134])" office:value-type="float" office:value="2.52">
            <text:p>2.52</text:p>
          </table:table-cell>
          <table:table-cell table:formula="oooc:=ABS([.N134]-[.B134])" office:value-type="float" office:value="2.02">
            <text:p>2.02</text:p>
          </table:table-cell>
          <table:table-cell table:number-columns-repeated="3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73.1">
            <text:p>73.1</text:p>
          </table:table-cell>
          <table:table-cell table:number-columns-repeated="11" office:value-type="float" office:value="74.29">
            <text:p>74.29</text:p>
          </table:table-cell>
          <table:table-cell office:value-type="float" office:value="74.3">
            <text:p>74.3</text:p>
          </table:table-cell>
          <table:table-cell office:value-type="float" office:value="73.1">
            <text:p>73.1</text:p>
          </table:table-cell>
          <table:table-cell/>
          <table:table-cell table:formula="oooc:=ABS(([.C135]-[.B135])*100/[.B135])" office:value-type="float" office:value="1.6279069767442">
            <text:p>1.63</text:p>
          </table:table-cell>
          <table:table-cell table:formula="oooc:=ABS(([.D135]-[.B135])*100/[.B135])" office:value-type="float" office:value="1.6279069767442">
            <text:p>1.63</text:p>
          </table:table-cell>
          <table:table-cell table:formula="oooc:=ABS(([.E135]-[.B135])*100/[.B135])" office:value-type="float" office:value="1.6279069767442">
            <text:p>1.63</text:p>
          </table:table-cell>
          <table:table-cell table:formula="oooc:=ABS(([.F135]-[.B135])*100/[.B135])" office:value-type="float" office:value="1.6279069767442">
            <text:p>1.63</text:p>
          </table:table-cell>
          <table:table-cell table:formula="oooc:=ABS(([.G135]-[.B135])*100/[.B135])" office:value-type="float" office:value="1.6279069767442">
            <text:p>1.63</text:p>
          </table:table-cell>
          <table:table-cell table:formula="oooc:=ABS(([.H135]-[.B135])*100/[.B135])" office:value-type="float" office:value="1.6279069767442">
            <text:p>1.63</text:p>
          </table:table-cell>
          <table:table-cell table:formula="oooc:=ABS(([.I135]-[.B135])*100/[.B135])" office:value-type="float" office:value="1.6279069767442">
            <text:p>1.63</text:p>
          </table:table-cell>
          <table:table-cell table:formula="oooc:=ABS(([.J135]-[.B135])*100/[.B135])" office:value-type="float" office:value="1.6279069767442">
            <text:p>1.63</text:p>
          </table:table-cell>
          <table:table-cell table:formula="oooc:=ABS(([.K135]-[.B135])*100/[.B135])" office:value-type="float" office:value="1.6279069767442">
            <text:p>1.63</text:p>
          </table:table-cell>
          <table:table-cell table:formula="oooc:=ABS(([.L135]-[.B135])*100/[.B135])" office:value-type="float" office:value="1.6279069767442">
            <text:p>1.63</text:p>
          </table:table-cell>
          <table:table-cell table:formula="oooc:=ABS(([.M135]-[.B135])*100/[.B135])" office:value-type="float" office:value="1.6279069767442">
            <text:p>1.63</text:p>
          </table:table-cell>
          <table:table-cell table:formula="oooc:=ABS(([.N135]-[.B135])*100/[.B135])" office:value-type="float" office:value="1.64158686730507">
            <text:p>1.64</text:p>
          </table:table-cell>
          <table:table-cell table:number-columns-repeated="2"/>
          <table:table-cell table:formula="oooc:=ABS([.C135]-[.B135])" office:value-type="float" office:value="1.19000000000001">
            <text:p>1.19</text:p>
          </table:table-cell>
          <table:table-cell table:formula="oooc:=ABS([.D135]-[.B135])" office:value-type="float" office:value="1.19000000000001">
            <text:p>1.19</text:p>
          </table:table-cell>
          <table:table-cell table:formula="oooc:=ABS([.E135]-[.B135])" office:value-type="float" office:value="1.19000000000001">
            <text:p>1.19</text:p>
          </table:table-cell>
          <table:table-cell table:formula="oooc:=ABS([.F135]-[.B135])" office:value-type="float" office:value="1.19000000000001">
            <text:p>1.19</text:p>
          </table:table-cell>
          <table:table-cell table:formula="oooc:=ABS([.G135]-[.B135])" office:value-type="float" office:value="1.19000000000001">
            <text:p>1.19</text:p>
          </table:table-cell>
          <table:table-cell table:formula="oooc:=ABS([.H135]-[.B135])" office:value-type="float" office:value="1.19000000000001">
            <text:p>1.19</text:p>
          </table:table-cell>
          <table:table-cell table:formula="oooc:=ABS([.I135]-[.B135])" office:value-type="float" office:value="1.19000000000001">
            <text:p>1.19</text:p>
          </table:table-cell>
          <table:table-cell table:formula="oooc:=ABS([.J135]-[.B135])" office:value-type="float" office:value="1.19000000000001">
            <text:p>1.19</text:p>
          </table:table-cell>
          <table:table-cell table:formula="oooc:=ABS([.K135]-[.B135])" office:value-type="float" office:value="1.19000000000001">
            <text:p>1.19</text:p>
          </table:table-cell>
          <table:table-cell table:formula="oooc:=ABS([.L135]-[.B135])" office:value-type="float" office:value="1.19000000000001">
            <text:p>1.19</text:p>
          </table:table-cell>
          <table:table-cell table:formula="oooc:=ABS([.M135]-[.B135])" office:value-type="float" office:value="1.19000000000001">
            <text:p>1.19</text:p>
          </table:table-cell>
          <table:table-cell table:formula="oooc:=ABS([.N135]-[.B135])" office:value-type="float" office:value="1.2">
            <text:p>1.2</text:p>
          </table:table-cell>
          <table:table-cell table:number-columns-repeated="3"/>
        </table:table-row>
        <table:table-row table:style-name="ro1">
          <table:table-cell office:value-type="string">
            <text:p>GTACACTGTCTTATA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4.31">
            <text:p>34.31</text:p>
          </table:table-cell>
          <table:table-cell office:value-type="float" office:value="32.17">
            <text:p>32.17</text:p>
          </table:table-cell>
          <table:table-cell office:value-type="float" office:value="38.48">
            <text:p>38.48</text:p>
          </table:table-cell>
          <table:table-cell office:value-type="float" office:value="42">
            <text:p>42</text:p>
          </table:table-cell>
          <table:table-cell office:value-type="float" office:value="36.44">
            <text:p>36.44</text:p>
          </table:table-cell>
          <table:table-cell office:value-type="float" office:value="41.64">
            <text:p>41.64</text:p>
          </table:table-cell>
          <table:table-cell office:value-type="float" office:value="41.05">
            <text:p>41.05</text:p>
          </table:table-cell>
          <table:table-cell office:value-type="float" office:value="42.38">
            <text:p>42.38</text:p>
          </table:table-cell>
          <table:table-cell office:value-type="float" office:value="36.29">
            <text:p>36.29</text:p>
          </table:table-cell>
          <table:table-cell office:value-type="float" office:value="43.48">
            <text:p>43.48</text:p>
          </table:table-cell>
          <table:table-cell office:value-type="float" office:value="39.78">
            <text:p>39.78</text:p>
          </table:table-cell>
          <table:table-cell office:value-type="float" office:value="41">
            <text:p>41</text:p>
          </table:table-cell>
          <table:table-cell/>
          <table:table-cell table:formula="oooc:=ABS(([.C136]-[.B136])*100/[.B136])" office:value-type="float" office:value="34.8048780487805">
            <text:p>34.8</text:p>
          </table:table-cell>
          <table:table-cell table:formula="oooc:=ABS(([.D136]-[.B136])*100/[.B136])" office:value-type="float" office:value="16.3170731707317">
            <text:p>16.32</text:p>
          </table:table-cell>
          <table:table-cell table:formula="oooc:=ABS(([.E136]-[.B136])*100/[.B136])" office:value-type="float" office:value="21.5365853658537">
            <text:p>21.54</text:p>
          </table:table-cell>
          <table:table-cell table:formula="oooc:=ABS(([.F136]-[.B136])*100/[.B136])" office:value-type="float" office:value="6.14634146341464">
            <text:p>6.15</text:p>
          </table:table-cell>
          <table:table-cell table:formula="oooc:=ABS(([.G136]-[.B136])*100/[.B136])" office:value-type="float" office:value="2.4390243902439">
            <text:p>2.44</text:p>
          </table:table-cell>
          <table:table-cell table:formula="oooc:=ABS(([.H136]-[.B136])*100/[.B136])" office:value-type="float" office:value="11.1219512195122">
            <text:p>11.12</text:p>
          </table:table-cell>
          <table:table-cell table:formula="oooc:=ABS(([.I136]-[.B136])*100/[.B136])" office:value-type="float" office:value="1.5609756097561">
            <text:p>1.56</text:p>
          </table:table-cell>
          <table:table-cell table:formula="oooc:=ABS(([.J136]-[.B136])*100/[.B136])" office:value-type="float" office:value="0.121951219512188">
            <text:p>0.12</text:p>
          </table:table-cell>
          <table:table-cell table:formula="oooc:=ABS(([.K136]-[.B136])*100/[.B136])" office:value-type="float" office:value="3.36585365853659">
            <text:p>3.37</text:p>
          </table:table-cell>
          <table:table-cell table:formula="oooc:=ABS(([.L136]-[.B136])*100/[.B136])" office:value-type="float" office:value="11.4878048780488">
            <text:p>11.49</text:p>
          </table:table-cell>
          <table:table-cell table:formula="oooc:=ABS(([.M136]-[.B136])*100/[.B136])" office:value-type="float" office:value="6.04878048780487">
            <text:p>6.05</text:p>
          </table:table-cell>
          <table:table-cell table:formula="oooc:=ABS(([.N136]-[.B136])*100/[.B136])" office:value-type="float" office:value="2.97560975609756">
            <text:p>2.98</text:p>
          </table:table-cell>
          <table:table-cell table:number-columns-repeated="2"/>
          <table:table-cell table:formula="oooc:=ABS([.C136]-[.B136])" office:value-type="float" office:value="14.27">
            <text:p>14.27</text:p>
          </table:table-cell>
          <table:table-cell table:formula="oooc:=ABS([.D136]-[.B136])" office:value-type="float" office:value="6.69">
            <text:p>6.69</text:p>
          </table:table-cell>
          <table:table-cell table:formula="oooc:=ABS([.E136]-[.B136])" office:value-type="float" office:value="8.83">
            <text:p>8.83</text:p>
          </table:table-cell>
          <table:table-cell table:formula="oooc:=ABS([.F136]-[.B136])" office:value-type="float" office:value="2.52">
            <text:p>2.52</text:p>
          </table:table-cell>
          <table:table-cell table:formula="oooc:=ABS([.G136]-[.B136])" office:value-type="float" office:value="1">
            <text:p>1</text:p>
          </table:table-cell>
          <table:table-cell table:formula="oooc:=ABS([.H136]-[.B136])" office:value-type="float" office:value="4.56">
            <text:p>4.56</text:p>
          </table:table-cell>
          <table:table-cell table:formula="oooc:=ABS([.I136]-[.B136])" office:value-type="float" office:value="0.640000000000001">
            <text:p>0.64</text:p>
          </table:table-cell>
          <table:table-cell table:formula="oooc:=ABS([.J136]-[.B136])" office:value-type="float" office:value="0.0499999999999972">
            <text:p>0.05</text:p>
          </table:table-cell>
          <table:table-cell table:formula="oooc:=ABS([.K136]-[.B136])" office:value-type="float" office:value="1.38">
            <text:p>1.38</text:p>
          </table:table-cell>
          <table:table-cell table:formula="oooc:=ABS([.L136]-[.B136])" office:value-type="float" office:value="4.71">
            <text:p>4.71</text:p>
          </table:table-cell>
          <table:table-cell table:formula="oooc:=ABS([.M136]-[.B136])" office:value-type="float" office:value="2.48">
            <text:p>2.48</text:p>
          </table:table-cell>
          <table:table-cell table:formula="oooc:=ABS([.N136]-[.B136])" office:value-type="float" office:value="1.22">
            <text:p>1.22</text:p>
          </table:table-cell>
          <table:table-cell table:number-columns-repeated="3"/>
        </table:table-row>
        <table:table-row table:style-name="ro1">
          <table:table-cell office:value-type="string">
            <text:p>AATATCTCTCATGCGCCAAGCTACA</text:p>
          </table:table-cell>
          <table:table-cell office:value-type="float" office:value="62.1">
            <text:p>62.1</text:p>
          </table:table-cell>
          <table:table-cell office:value-type="float" office:value="46.15">
            <text:p>46.15</text:p>
          </table:table-cell>
          <table:table-cell office:value-type="float" office:value="56.48">
            <text:p>56.48</text:p>
          </table:table-cell>
          <table:table-cell office:value-type="float" office:value="54.34">
            <text:p>54.34</text:p>
          </table:table-cell>
          <table:table-cell office:value-type="float" office:value="60.65">
            <text:p>60.65</text:p>
          </table:table-cell>
          <table:table-cell office:value-type="float" office:value="63.56">
            <text:p>63.56</text:p>
          </table:table-cell>
          <table:table-cell office:value-type="float" office:value="58.61">
            <text:p>58.61</text:p>
          </table:table-cell>
          <table:table-cell office:value-type="float" office:value="63.29">
            <text:p>63.29</text:p>
          </table:table-cell>
          <table:table-cell office:value-type="float" office:value="63.22">
            <text:p>63.22</text:p>
          </table:table-cell>
          <table:table-cell office:value-type="float" office:value="63.27">
            <text:p>63.27</text:p>
          </table:table-cell>
          <table:table-cell office:value-type="float" office:value="58.46">
            <text:p>58.46</text:p>
          </table:table-cell>
          <table:table-cell office:value-type="float" office:value="64.59">
            <text:p>64.59</text:p>
          </table:table-cell>
          <table:table-cell office:value-type="float" office:value="61.95">
            <text:p>61.95</text:p>
          </table:table-cell>
          <table:table-cell office:value-type="float" office:value="62.1">
            <text:p>62.1</text:p>
          </table:table-cell>
          <table:table-cell/>
          <table:table-cell table:formula="oooc:=ABS(([.C137]-[.B137])*100/[.B137])" office:value-type="float" office:value="25.6843800322061">
            <text:p>25.68</text:p>
          </table:table-cell>
          <table:table-cell table:formula="oooc:=ABS(([.D137]-[.B137])*100/[.B137])" office:value-type="float" office:value="9.0499194847021">
            <text:p>9.05</text:p>
          </table:table-cell>
          <table:table-cell table:formula="oooc:=ABS(([.E137]-[.B137])*100/[.B137])" office:value-type="float" office:value="12.4959742351047">
            <text:p>12.5</text:p>
          </table:table-cell>
          <table:table-cell table:formula="oooc:=ABS(([.F137]-[.B137])*100/[.B137])" office:value-type="float" office:value="2.33494363929147">
            <text:p>2.33</text:p>
          </table:table-cell>
          <table:table-cell table:formula="oooc:=ABS(([.G137]-[.B137])*100/[.B137])" office:value-type="float" office:value="2.35104669887279">
            <text:p>2.35</text:p>
          </table:table-cell>
          <table:table-cell table:formula="oooc:=ABS(([.H137]-[.B137])*100/[.B137])" office:value-type="float" office:value="5.61996779388084">
            <text:p>5.62</text:p>
          </table:table-cell>
          <table:table-cell table:formula="oooc:=ABS(([.I137]-[.B137])*100/[.B137])" office:value-type="float" office:value="1.91626409017713">
            <text:p>1.92</text:p>
          </table:table-cell>
          <table:table-cell table:formula="oooc:=ABS(([.J137]-[.B137])*100/[.B137])" office:value-type="float" office:value="1.80354267310789">
            <text:p>1.8</text:p>
          </table:table-cell>
          <table:table-cell table:formula="oooc:=ABS(([.K137]-[.B137])*100/[.B137])" office:value-type="float" office:value="1.8840579710145">
            <text:p>1.88</text:p>
          </table:table-cell>
          <table:table-cell table:formula="oooc:=ABS(([.L137]-[.B137])*100/[.B137])" office:value-type="float" office:value="5.86151368760065">
            <text:p>5.86</text:p>
          </table:table-cell>
          <table:table-cell table:formula="oooc:=ABS(([.M137]-[.B137])*100/[.B137])" office:value-type="float" office:value="4.00966183574879">
            <text:p>4.01</text:p>
          </table:table-cell>
          <table:table-cell table:formula="oooc:=ABS(([.N137]-[.B137])*100/[.B137])" office:value-type="float" office:value="0.241545893719804">
            <text:p>0.24</text:p>
          </table:table-cell>
          <table:table-cell table:number-columns-repeated="2"/>
          <table:table-cell table:formula="oooc:=ABS([.C137]-[.B137])" office:value-type="float" office:value="15.95">
            <text:p>15.95</text:p>
          </table:table-cell>
          <table:table-cell table:formula="oooc:=ABS([.D137]-[.B137])" office:value-type="float" office:value="5.62">
            <text:p>5.62</text:p>
          </table:table-cell>
          <table:table-cell table:formula="oooc:=ABS([.E137]-[.B137])" office:value-type="float" office:value="7.76">
            <text:p>7.76</text:p>
          </table:table-cell>
          <table:table-cell table:formula="oooc:=ABS([.F137]-[.B137])" office:value-type="float" office:value="1.45">
            <text:p>1.45</text:p>
          </table:table-cell>
          <table:table-cell table:formula="oooc:=ABS([.G137]-[.B137])" office:value-type="float" office:value="1.46">
            <text:p>1.46</text:p>
          </table:table-cell>
          <table:table-cell table:formula="oooc:=ABS([.H137]-[.B137])" office:value-type="float" office:value="3.49">
            <text:p>3.49</text:p>
          </table:table-cell>
          <table:table-cell table:formula="oooc:=ABS([.I137]-[.B137])" office:value-type="float" office:value="1.19">
            <text:p>1.19</text:p>
          </table:table-cell>
          <table:table-cell table:formula="oooc:=ABS([.J137]-[.B137])" office:value-type="float" office:value="1.12">
            <text:p>1.12</text:p>
          </table:table-cell>
          <table:table-cell table:formula="oooc:=ABS([.K137]-[.B137])" office:value-type="float" office:value="1.17">
            <text:p>1.17</text:p>
          </table:table-cell>
          <table:table-cell table:formula="oooc:=ABS([.L137]-[.B137])" office:value-type="float" office:value="3.64">
            <text:p>3.64</text:p>
          </table:table-cell>
          <table:table-cell table:formula="oooc:=ABS([.M137]-[.B137])" office:value-type="float" office:value="2.49">
            <text:p>2.49</text:p>
          </table:table-cell>
          <table:table-cell table:formula="oooc:=ABS([.N137]-[.B137])" office:value-type="float" office:value="0.149999999999999">
            <text:p>0.15</text:p>
          </table:table-cell>
          <table:table-cell table:number-columns-repeated="3"/>
        </table:table-row>
        <table:table-row table:style-name="ro1">
          <table:table-cell office:value-type="string">
            <text:p>CCACTATACCATCTATGTAC</text:p>
          </table:table-cell>
          <table:table-cell office:value-type="float" office:value="58.4">
            <text:p>58.4</text:p>
          </table:table-cell>
          <table:table-cell office:value-type="float" office:value="48.58">
            <text:p>48.58</text:p>
          </table:table-cell>
          <table:table-cell office:value-type="float" office:value="54.39">
            <text:p>54.39</text:p>
          </table:table-cell>
          <table:table-cell office:value-type="float" office:value="53.18">
            <text:p>53.18</text:p>
          </table:table-cell>
          <table:table-cell office:value-type="float" office:value="56.75">
            <text:p>56.75</text:p>
          </table:table-cell>
          <table:table-cell office:value-type="float" office:value="58.52">
            <text:p>58.52</text:p>
          </table:table-cell>
          <table:table-cell office:value-type="float" office:value="57.33">
            <text:p>57.33</text:p>
          </table:table-cell>
          <table:table-cell office:value-type="float" office:value="60.16">
            <text:p>60.16</text:p>
          </table:table-cell>
          <table:table-cell office:value-type="float" office:value="58.21">
            <text:p>58.21</text:p>
          </table:table-cell>
          <table:table-cell office:value-type="float" office:value="58.43">
            <text:p>58.43</text:p>
          </table:table-cell>
          <table:table-cell office:value-type="float" office:value="55.51">
            <text:p>55.51</text:p>
          </table:table-cell>
          <table:table-cell office:value-type="float" office:value="60.16">
            <text:p>60.16</text:p>
          </table:table-cell>
          <table:table-cell office:value-type="float" office:value="58.31">
            <text:p>58.31</text:p>
          </table:table-cell>
          <table:table-cell office:value-type="float" office:value="58.4">
            <text:p>58.4</text:p>
          </table:table-cell>
          <table:table-cell/>
          <table:table-cell table:formula="oooc:=ABS(([.C138]-[.B138])*100/[.B138])" office:value-type="float" office:value="16.8150684931507">
            <text:p>16.82</text:p>
          </table:table-cell>
          <table:table-cell table:formula="oooc:=ABS(([.D138]-[.B138])*100/[.B138])" office:value-type="float" office:value="6.86643835616438">
            <text:p>6.87</text:p>
          </table:table-cell>
          <table:table-cell table:formula="oooc:=ABS(([.E138]-[.B138])*100/[.B138])" office:value-type="float" office:value="8.93835616438356">
            <text:p>8.94</text:p>
          </table:table-cell>
          <table:table-cell table:formula="oooc:=ABS(([.F138]-[.B138])*100/[.B138])" office:value-type="float" office:value="2.82534246575342">
            <text:p>2.83</text:p>
          </table:table-cell>
          <table:table-cell table:formula="oooc:=ABS(([.G138]-[.B138])*100/[.B138])" office:value-type="float" office:value="0.205479452054802">
            <text:p>0.21</text:p>
          </table:table-cell>
          <table:table-cell table:formula="oooc:=ABS(([.H138]-[.B138])*100/[.B138])" office:value-type="float" office:value="1.83219178082192">
            <text:p>1.83</text:p>
          </table:table-cell>
          <table:table-cell table:formula="oooc:=ABS(([.I138]-[.B138])*100/[.B138])" office:value-type="float" office:value="3.01369863013698">
            <text:p>3.01</text:p>
          </table:table-cell>
          <table:table-cell table:formula="oooc:=ABS(([.J138]-[.B138])*100/[.B138])" office:value-type="float" office:value="0.325342465753421">
            <text:p>0.33</text:p>
          </table:table-cell>
          <table:table-cell table:formula="oooc:=ABS(([.K138]-[.B138])*100/[.B138])" office:value-type="float" office:value="0.0513698630137006">
            <text:p>0.05</text:p>
          </table:table-cell>
          <table:table-cell table:formula="oooc:=ABS(([.L138]-[.B138])*100/[.B138])" office:value-type="float" office:value="4.9486301369863">
            <text:p>4.95</text:p>
          </table:table-cell>
          <table:table-cell table:formula="oooc:=ABS(([.M138]-[.B138])*100/[.B138])" office:value-type="float" office:value="3.01369863013698">
            <text:p>3.01</text:p>
          </table:table-cell>
          <table:table-cell table:formula="oooc:=ABS(([.N138]-[.B138])*100/[.B138])" office:value-type="float" office:value="0.15410958904109">
            <text:p>0.15</text:p>
          </table:table-cell>
          <table:table-cell table:number-columns-repeated="2"/>
          <table:table-cell table:formula="oooc:=ABS([.C138]-[.B138])" office:value-type="float" office:value="9.82">
            <text:p>9.82</text:p>
          </table:table-cell>
          <table:table-cell table:formula="oooc:=ABS([.D138]-[.B138])" office:value-type="float" office:value="4.01">
            <text:p>4.01</text:p>
          </table:table-cell>
          <table:table-cell table:formula="oooc:=ABS([.E138]-[.B138])" office:value-type="float" office:value="5.22">
            <text:p>5.22</text:p>
          </table:table-cell>
          <table:table-cell table:formula="oooc:=ABS([.F138]-[.B138])" office:value-type="float" office:value="1.65">
            <text:p>1.65</text:p>
          </table:table-cell>
          <table:table-cell table:formula="oooc:=ABS([.G138]-[.B138])" office:value-type="float" office:value="0.120000000000005">
            <text:p>0.12</text:p>
          </table:table-cell>
          <table:table-cell table:formula="oooc:=ABS([.H138]-[.B138])" office:value-type="float" office:value="1.07">
            <text:p>1.07</text:p>
          </table:table-cell>
          <table:table-cell table:formula="oooc:=ABS([.I138]-[.B138])" office:value-type="float" office:value="1.76">
            <text:p>1.76</text:p>
          </table:table-cell>
          <table:table-cell table:formula="oooc:=ABS([.J138]-[.B138])" office:value-type="float" office:value="0.189999999999998">
            <text:p>0.19</text:p>
          </table:table-cell>
          <table:table-cell table:formula="oooc:=ABS([.K138]-[.B138])" office:value-type="float" office:value="0.0300000000000011">
            <text:p>0.03</text:p>
          </table:table-cell>
          <table:table-cell table:formula="oooc:=ABS([.L138]-[.B138])" office:value-type="float" office:value="2.89">
            <text:p>2.89</text:p>
          </table:table-cell>
          <table:table-cell table:formula="oooc:=ABS([.M138]-[.B138])" office:value-type="float" office:value="1.76">
            <text:p>1.76</text:p>
          </table:table-cell>
          <table:table-cell table:formula="oooc:=ABS([.N138]-[.B138])" office:value-type="float" office:value="0.0899999999999963">
            <text:p>0.09</text:p>
          </table:table-cell>
          <table:table-cell table:number-columns-repeated="3"/>
        </table:table-row>
        <table:table-row table:style-name="ro1">
          <table:table-cell office:value-type="string">
            <text:p>CCAACTTCTT</text:p>
          </table:table-cell>
          <table:table-cell office:value-type="float" office:value="29">
            <text:p>29</text:p>
          </table:table-cell>
          <table:table-cell office:value-type="float" office:value="13.39">
            <text:p>13.39</text:p>
          </table:table-cell>
          <table:table-cell office:value-type="float" office:value="18.59">
            <text:p>18.59</text:p>
          </table:table-cell>
          <table:table-cell office:value-type="float" office:value="16.45">
            <text:p>16.45</text:p>
          </table:table-cell>
          <table:table-cell office:value-type="float" office:value="22.76">
            <text:p>22.76</text:p>
          </table:table-cell>
          <table:table-cell office:value-type="float" office:value="28.14">
            <text:p>28.14</text:p>
          </table:table-cell>
          <table:table-cell office:value-type="float" office:value="20.72">
            <text:p>20.72</text:p>
          </table:table-cell>
          <table:table-cell office:value-type="float" office:value="27.88">
            <text:p>27.88</text:p>
          </table:table-cell>
          <table:table-cell office:value-type="float" office:value="25.33">
            <text:p>25.33</text:p>
          </table:table-cell>
          <table:table-cell office:value-type="float" office:value="27.77">
            <text:p>27.77</text:p>
          </table:table-cell>
          <table:table-cell office:value-type="float" office:value="20.57">
            <text:p>20.57</text:p>
          </table:table-cell>
          <table:table-cell office:value-type="float" office:value="28.66">
            <text:p>28.66</text:p>
          </table:table-cell>
          <table:table-cell office:value-type="float" office:value="24.06">
            <text:p>24.06</text:p>
          </table:table-cell>
          <table:table-cell office:value-type="float" office:value="29">
            <text:p>29</text:p>
          </table:table-cell>
          <table:table-cell/>
          <table:table-cell table:formula="oooc:=ABS(([.C139]-[.B139])*100/[.B139])" office:value-type="float" office:value="53.8275862068966">
            <text:p>53.83</text:p>
          </table:table-cell>
          <table:table-cell table:formula="oooc:=ABS(([.D139]-[.B139])*100/[.B139])" office:value-type="float" office:value="35.8965517241379">
            <text:p>35.9</text:p>
          </table:table-cell>
          <table:table-cell table:formula="oooc:=ABS(([.E139]-[.B139])*100/[.B139])" office:value-type="float" office:value="43.2758620689655">
            <text:p>43.28</text:p>
          </table:table-cell>
          <table:table-cell table:formula="oooc:=ABS(([.F139]-[.B139])*100/[.B139])" office:value-type="float" office:value="21.5172413793103">
            <text:p>21.52</text:p>
          </table:table-cell>
          <table:table-cell table:formula="oooc:=ABS(([.G139]-[.B139])*100/[.B139])" office:value-type="float" office:value="2.96551724137931">
            <text:p>2.97</text:p>
          </table:table-cell>
          <table:table-cell table:formula="oooc:=ABS(([.H139]-[.B139])*100/[.B139])" office:value-type="float" office:value="28.551724137931">
            <text:p>28.55</text:p>
          </table:table-cell>
          <table:table-cell table:formula="oooc:=ABS(([.I139]-[.B139])*100/[.B139])" office:value-type="float" office:value="3.86206896551724">
            <text:p>3.86</text:p>
          </table:table-cell>
          <table:table-cell table:formula="oooc:=ABS(([.J139]-[.B139])*100/[.B139])" office:value-type="float" office:value="12.6551724137931">
            <text:p>12.66</text:p>
          </table:table-cell>
          <table:table-cell table:formula="oooc:=ABS(([.K139]-[.B139])*100/[.B139])" office:value-type="float" office:value="4.24137931034483">
            <text:p>4.24</text:p>
          </table:table-cell>
          <table:table-cell table:formula="oooc:=ABS(([.L139]-[.B139])*100/[.B139])" office:value-type="float" office:value="29.0689655172414">
            <text:p>29.07</text:p>
          </table:table-cell>
          <table:table-cell table:formula="oooc:=ABS(([.M139]-[.B139])*100/[.B139])" office:value-type="float" office:value="1.17241379310345">
            <text:p>1.17</text:p>
          </table:table-cell>
          <table:table-cell table:formula="oooc:=ABS(([.N139]-[.B139])*100/[.B139])" office:value-type="float" office:value="17.0344827586207">
            <text:p>17.03</text:p>
          </table:table-cell>
          <table:table-cell table:number-columns-repeated="2"/>
          <table:table-cell table:formula="oooc:=ABS([.C139]-[.B139])" office:value-type="float" office:value="15.61">
            <text:p>15.61</text:p>
          </table:table-cell>
          <table:table-cell table:formula="oooc:=ABS([.D139]-[.B139])" office:value-type="float" office:value="10.41">
            <text:p>10.41</text:p>
          </table:table-cell>
          <table:table-cell table:formula="oooc:=ABS([.E139]-[.B139])" office:value-type="float" office:value="12.55">
            <text:p>12.55</text:p>
          </table:table-cell>
          <table:table-cell table:formula="oooc:=ABS([.F139]-[.B139])" office:value-type="float" office:value="6.24">
            <text:p>6.24</text:p>
          </table:table-cell>
          <table:table-cell table:formula="oooc:=ABS([.G139]-[.B139])" office:value-type="float" office:value="0.859999999999999">
            <text:p>0.86</text:p>
          </table:table-cell>
          <table:table-cell table:formula="oooc:=ABS([.H139]-[.B139])" office:value-type="float" office:value="8.28">
            <text:p>8.28</text:p>
          </table:table-cell>
          <table:table-cell table:formula="oooc:=ABS([.I139]-[.B139])" office:value-type="float" office:value="1.12">
            <text:p>1.12</text:p>
          </table:table-cell>
          <table:table-cell table:formula="oooc:=ABS([.J139]-[.B139])" office:value-type="float" office:value="3.67">
            <text:p>3.67</text:p>
          </table:table-cell>
          <table:table-cell table:formula="oooc:=ABS([.K139]-[.B139])" office:value-type="float" office:value="1.23">
            <text:p>1.23</text:p>
          </table:table-cell>
          <table:table-cell table:formula="oooc:=ABS([.L139]-[.B139])" office:value-type="float" office:value="8.43">
            <text:p>8.43</text:p>
          </table:table-cell>
          <table:table-cell table:formula="oooc:=ABS([.M139]-[.B139])" office:value-type="float" office:value="0.34">
            <text:p>0.34</text:p>
          </table:table-cell>
          <table:table-cell table:formula="oooc:=ABS([.N139]-[.B139])" office:value-type="float" office:value="4.94">
            <text:p>4.94</text:p>
          </table:table-cell>
          <table:table-cell table:number-columns-repeated="3"/>
        </table:table-row>
        <table:table-row table:style-name="ro1">
          <table:table-cell office:value-type="string">
            <text:p>AGCAAGTCGAGCAGGGCCTACGTTT</text:p>
          </table:table-cell>
          <table:table-cell office:value-type="float" office:value="80">
            <text:p>80</text:p>
          </table:table-cell>
          <table:table-cell office:value-type="float" office:value="77.17">
            <text:p>77.17</text:p>
          </table:table-cell>
          <table:table-cell office:value-type="float" office:value="79.5">
            <text:p>79.5</text:p>
          </table:table-cell>
          <table:table-cell office:value-type="float" office:value="79.12">
            <text:p>79.12</text:p>
          </table:table-cell>
          <table:table-cell office:value-type="float" office:value="80.24">
            <text:p>80.24</text:p>
          </table:table-cell>
          <table:table-cell office:value-type="float" office:value="80.87">
            <text:p>80.87</text:p>
          </table:table-cell>
          <table:table-cell office:value-type="float" office:value="80.91">
            <text:p>80.91</text:p>
          </table:table-cell>
          <table:table-cell office:value-type="float" office:value="82.09">
            <text:p>82.09</text:p>
          </table:table-cell>
          <table:table-cell office:value-type="float" office:value="80.7">
            <text:p>80.7</text:p>
          </table:table-cell>
          <table:table-cell office:value-type="float" office:value="80.6">
            <text:p>80.6</text:p>
          </table:table-cell>
          <table:table-cell office:value-type="float" office:value="79.85">
            <text:p>79.85</text:p>
          </table:table-cell>
          <table:table-cell office:value-type="float" office:value="81.5">
            <text:p>81.5</text:p>
          </table:table-cell>
          <table:table-cell office:value-type="float" office:value="81.08">
            <text:p>81.08</text:p>
          </table:table-cell>
          <table:table-cell office:value-type="float" office:value="80">
            <text:p>80</text:p>
          </table:table-cell>
          <table:table-cell/>
          <table:table-cell table:formula="oooc:=ABS(([.C140]-[.B140])*100/[.B140])" office:value-type="float" office:value="3.5375">
            <text:p>3.54</text:p>
          </table:table-cell>
          <table:table-cell table:formula="oooc:=ABS(([.D140]-[.B140])*100/[.B140])" office:value-type="float" office:value="0.625">
            <text:p>0.63</text:p>
          </table:table-cell>
          <table:table-cell table:formula="oooc:=ABS(([.E140]-[.B140])*100/[.B140])" office:value-type="float" office:value="1.09999999999999">
            <text:p>1.1</text:p>
          </table:table-cell>
          <table:table-cell table:formula="oooc:=ABS(([.F140]-[.B140])*100/[.B140])" office:value-type="float" office:value="0.299999999999994">
            <text:p>0.3</text:p>
          </table:table-cell>
          <table:table-cell table:formula="oooc:=ABS(([.G140]-[.B140])*100/[.B140])" office:value-type="float" office:value="1.08750000000001">
            <text:p>1.09</text:p>
          </table:table-cell>
          <table:table-cell table:formula="oooc:=ABS(([.H140]-[.B140])*100/[.B140])" office:value-type="float" office:value="1.1375">
            <text:p>1.14</text:p>
          </table:table-cell>
          <table:table-cell table:formula="oooc:=ABS(([.I140]-[.B140])*100/[.B140])" office:value-type="float" office:value="2.6125">
            <text:p>2.61</text:p>
          </table:table-cell>
          <table:table-cell table:formula="oooc:=ABS(([.J140]-[.B140])*100/[.B140])" office:value-type="float" office:value="0.875000000000004">
            <text:p>0.88</text:p>
          </table:table-cell>
          <table:table-cell table:formula="oooc:=ABS(([.K140]-[.B140])*100/[.B140])" office:value-type="float" office:value="0.749999999999993">
            <text:p>0.75</text:p>
          </table:table-cell>
          <table:table-cell table:formula="oooc:=ABS(([.L140]-[.B140])*100/[.B140])" office:value-type="float" office:value="0.187500000000007">
            <text:p>0.19</text:p>
          </table:table-cell>
          <table:table-cell table:formula="oooc:=ABS(([.M140]-[.B140])*100/[.B140])" office:value-type="float" office:value="1.875">
            <text:p>1.88</text:p>
          </table:table-cell>
          <table:table-cell table:formula="oooc:=ABS(([.N140]-[.B140])*100/[.B140])" office:value-type="float" office:value="1.35">
            <text:p>1.35</text:p>
          </table:table-cell>
          <table:table-cell table:number-columns-repeated="2"/>
          <table:table-cell table:formula="oooc:=ABS([.C140]-[.B140])" office:value-type="float" office:value="2.83">
            <text:p>2.83</text:p>
          </table:table-cell>
          <table:table-cell table:formula="oooc:=ABS([.D140]-[.B140])" office:value-type="float" office:value="0.5">
            <text:p>0.5</text:p>
          </table:table-cell>
          <table:table-cell table:formula="oooc:=ABS([.E140]-[.B140])" office:value-type="float" office:value="0.879999999999995">
            <text:p>0.88</text:p>
          </table:table-cell>
          <table:table-cell table:formula="oooc:=ABS([.F140]-[.B140])" office:value-type="float" office:value="0.239999999999995">
            <text:p>0.24</text:p>
          </table:table-cell>
          <table:table-cell table:formula="oooc:=ABS([.G140]-[.B140])" office:value-type="float" office:value="0.870000000000004">
            <text:p>0.87</text:p>
          </table:table-cell>
          <table:table-cell table:formula="oooc:=ABS([.H140]-[.B140])" office:value-type="float" office:value="0.909999999999997">
            <text:p>0.91</text:p>
          </table:table-cell>
          <table:table-cell table:formula="oooc:=ABS([.I140]-[.B140])" office:value-type="float" office:value="2.09">
            <text:p>2.09</text:p>
          </table:table-cell>
          <table:table-cell table:formula="oooc:=ABS([.J140]-[.B140])" office:value-type="float" office:value="0.700000000000003">
            <text:p>0.7</text:p>
          </table:table-cell>
          <table:table-cell table:formula="oooc:=ABS([.K140]-[.B140])" office:value-type="float" office:value="0.599999999999994">
            <text:p>0.6</text:p>
          </table:table-cell>
          <table:table-cell table:formula="oooc:=ABS([.L140]-[.B140])" office:value-type="float" office:value="0.150000000000006">
            <text:p>0.15</text:p>
          </table:table-cell>
          <table:table-cell table:formula="oooc:=ABS([.M140]-[.B140])" office:value-type="float" office:value="1.5">
            <text:p>1.5</text:p>
          </table:table-cell>
          <table:table-cell table:formula="oooc:=ABS([.N140]-[.B140])" office:value-type="float" office:value="1.08">
            <text:p>1.08</text:p>
          </table:table-cell>
          <table:table-cell table:number-columns-repeated="3"/>
        </table:table-row>
        <table:table-row table:style-name="ro1">
          <table:table-cell office:value-type="string">
            <text:p>ATGCAATGCTACATATTCGC</text:p>
          </table:table-cell>
          <table:table-cell office:value-type="float" office:value="67">
            <text:p>67</text:p>
          </table:table-cell>
          <table:table-cell office:value-type="float" office:value="64.6">
            <text:p>64.6</text:p>
          </table:table-cell>
          <table:table-cell office:value-type="float" office:value="66.58">
            <text:p>66.58</text:p>
          </table:table-cell>
          <table:table-cell office:value-type="float" office:value="66.2">
            <text:p>66.2</text:p>
          </table:table-cell>
          <table:table-cell office:value-type="float" office:value="67.32">
            <text:p>67.32</text:p>
          </table:table-cell>
          <table:table-cell office:value-type="float" office:value="67.78">
            <text:p>67.78</text:p>
          </table:table-cell>
          <table:table-cell office:value-type="float" office:value="67.99">
            <text:p>67.99</text:p>
          </table:table-cell>
          <table:table-cell office:value-type="float" office:value="68.86">
            <text:p>68.86</text:p>
          </table:table-cell>
          <table:table-cell office:value-type="float" office:value="67.78">
            <text:p>67.78</text:p>
          </table:table-cell>
          <table:table-cell office:value-type="float" office:value="67.84">
            <text:p>67.84</text:p>
          </table:table-cell>
          <table:table-cell office:value-type="float" office:value="66.93">
            <text:p>66.93</text:p>
          </table:table-cell>
          <table:table-cell office:value-type="float" office:value="68.68">
            <text:p>68.68</text:p>
          </table:table-cell>
          <table:table-cell office:value-type="float" office:value="68.16">
            <text:p>68.16</text:p>
          </table:table-cell>
          <table:table-cell office:value-type="float" office:value="67">
            <text:p>67</text:p>
          </table:table-cell>
          <table:table-cell/>
          <table:table-cell table:formula="oooc:=ABS(([.C141]-[.B141])*100/[.B141])" office:value-type="float" office:value="3.58208955223881">
            <text:p>3.58</text:p>
          </table:table-cell>
          <table:table-cell table:formula="oooc:=ABS(([.D141]-[.B141])*100/[.B141])" office:value-type="float" office:value="0.626865671641794">
            <text:p>0.63</text:p>
          </table:table-cell>
          <table:table-cell table:formula="oooc:=ABS(([.E141]-[.B141])*100/[.B141])" office:value-type="float" office:value="1.19402985074626">
            <text:p>1.19</text:p>
          </table:table-cell>
          <table:table-cell table:formula="oooc:=ABS(([.F141]-[.B141])*100/[.B141])" office:value-type="float" office:value="0.477611940298497">
            <text:p>0.48</text:p>
          </table:table-cell>
          <table:table-cell table:formula="oooc:=ABS(([.G141]-[.B141])*100/[.B141])" office:value-type="float" office:value="1.16417910447761">
            <text:p>1.16</text:p>
          </table:table-cell>
          <table:table-cell table:formula="oooc:=ABS(([.H141]-[.B141])*100/[.B141])" office:value-type="float" office:value="1.4776119402985">
            <text:p>1.48</text:p>
          </table:table-cell>
          <table:table-cell table:formula="oooc:=ABS(([.I141]-[.B141])*100/[.B141])" office:value-type="float" office:value="2.77611940298507">
            <text:p>2.78</text:p>
          </table:table-cell>
          <table:table-cell table:formula="oooc:=ABS(([.J141]-[.B141])*100/[.B141])" office:value-type="float" office:value="1.16417910447761">
            <text:p>1.16</text:p>
          </table:table-cell>
          <table:table-cell table:formula="oooc:=ABS(([.K141]-[.B141])*100/[.B141])" office:value-type="float" office:value="1.25373134328359">
            <text:p>1.25</text:p>
          </table:table-cell>
          <table:table-cell table:formula="oooc:=ABS(([.L141]-[.B141])*100/[.B141])" office:value-type="float" office:value="0.104477611940288">
            <text:p>0.1</text:p>
          </table:table-cell>
          <table:table-cell table:formula="oooc:=ABS(([.M141]-[.B141])*100/[.B141])" office:value-type="float" office:value="2.50746268656717">
            <text:p>2.51</text:p>
          </table:table-cell>
          <table:table-cell table:formula="oooc:=ABS(([.N141]-[.B141])*100/[.B141])" office:value-type="float" office:value="1.73134328358208">
            <text:p>1.73</text:p>
          </table:table-cell>
          <table:table-cell table:number-columns-repeated="2"/>
          <table:table-cell table:formula="oooc:=ABS([.C141]-[.B141])" office:value-type="float" office:value="2.40000000000001">
            <text:p>2.4</text:p>
          </table:table-cell>
          <table:table-cell table:formula="oooc:=ABS([.D141]-[.B141])" office:value-type="float" office:value="0.420000000000002">
            <text:p>0.42</text:p>
          </table:table-cell>
          <table:table-cell table:formula="oooc:=ABS([.E141]-[.B141])" office:value-type="float" office:value="0.799999999999997">
            <text:p>0.8</text:p>
          </table:table-cell>
          <table:table-cell table:formula="oooc:=ABS([.F141]-[.B141])" office:value-type="float" office:value="0.319999999999993">
            <text:p>0.32</text:p>
          </table:table-cell>
          <table:table-cell table:formula="oooc:=ABS([.G141]-[.B141])" office:value-type="float" office:value="0.780000000000001">
            <text:p>0.78</text:p>
          </table:table-cell>
          <table:table-cell table:formula="oooc:=ABS([.H141]-[.B141])" office:value-type="float" office:value="0.989999999999995">
            <text:p>0.99</text:p>
          </table:table-cell>
          <table:table-cell table:formula="oooc:=ABS([.I141]-[.B141])" office:value-type="float" office:value="1.86">
            <text:p>1.86</text:p>
          </table:table-cell>
          <table:table-cell table:formula="oooc:=ABS([.J141]-[.B141])" office:value-type="float" office:value="0.780000000000001">
            <text:p>0.78</text:p>
          </table:table-cell>
          <table:table-cell table:formula="oooc:=ABS([.K141]-[.B141])" office:value-type="float" office:value="0.840000000000003">
            <text:p>0.84</text:p>
          </table:table-cell>
          <table:table-cell table:formula="oooc:=ABS([.L141]-[.B141])" office:value-type="float" office:value="0.0699999999999932">
            <text:p>0.07</text:p>
          </table:table-cell>
          <table:table-cell table:formula="oooc:=ABS([.M141]-[.B141])" office:value-type="float" office:value="1.68000000000001">
            <text:p>1.68</text:p>
          </table:table-cell>
          <table:table-cell table:formula="oooc:=ABS([.N141]-[.B141])" office:value-type="float" office:value="1.16">
            <text:p>1.16</text:p>
          </table:table-cell>
          <table:table-cell table:number-columns-repeated="3"/>
        </table:table-row>
        <table:table-row table:style-name="ro1">
          <table:table-cell office:value-type="string">
            <text:p>ATACTTACTGATTAG</text:p>
          </table:table-cell>
          <table:table-cell office:value-type="float" office:value="38.1">
            <text:p>38.1</text:p>
          </table:table-cell>
          <table:table-cell office:value-type="float" office:value="23.2">
            <text:p>23.2</text:p>
          </table:table-cell>
          <table:table-cell office:value-type="float" office:value="30.85">
            <text:p>30.85</text:p>
          </table:table-cell>
          <table:table-cell office:value-type="float" office:value="28.71">
            <text:p>28.71</text:p>
          </table:table-cell>
          <table:table-cell office:value-type="float" office:value="35.02">
            <text:p>35.02</text:p>
          </table:table-cell>
          <table:table-cell office:value-type="float" office:value="38.16">
            <text:p>38.16</text:p>
          </table:table-cell>
          <table:table-cell office:value-type="float" office:value="32.98">
            <text:p>32.98</text:p>
          </table:table-cell>
          <table:table-cell office:value-type="float" office:value="37.73">
            <text:p>37.73</text:p>
          </table:table-cell>
          <table:table-cell office:value-type="float" office:value="37.59">
            <text:p>37.59</text:p>
          </table:table-cell>
          <table:table-cell office:value-type="float" office:value="38.88">
            <text:p>38.88</text:p>
          </table:table-cell>
          <table:table-cell office:value-type="float" office:value="32.83">
            <text:p>32.83</text:p>
          </table:table-cell>
          <table:table-cell office:value-type="float" office:value="39.98">
            <text:p>39.98</text:p>
          </table:table-cell>
          <table:table-cell office:value-type="float" office:value="36.32">
            <text:p>36.32</text:p>
          </table:table-cell>
          <table:table-cell office:value-type="float" office:value="38.1">
            <text:p>38.1</text:p>
          </table:table-cell>
          <table:table-cell/>
          <table:table-cell table:formula="oooc:=ABS(([.C142]-[.B142])*100/[.B142])" office:value-type="float" office:value="39.1076115485564">
            <text:p>39.11</text:p>
          </table:table-cell>
          <table:table-cell table:formula="oooc:=ABS(([.D142]-[.B142])*100/[.B142])" office:value-type="float" office:value="19.0288713910761">
            <text:p>19.03</text:p>
          </table:table-cell>
          <table:table-cell table:formula="oooc:=ABS(([.E142]-[.B142])*100/[.B142])" office:value-type="float" office:value="24.6456692913386">
            <text:p>24.65</text:p>
          </table:table-cell>
          <table:table-cell table:formula="oooc:=ABS(([.F142]-[.B142])*100/[.B142])" office:value-type="float" office:value="8.08398950131233">
            <text:p>8.08</text:p>
          </table:table-cell>
          <table:table-cell table:formula="oooc:=ABS(([.G142]-[.B142])*100/[.B142])" office:value-type="float" office:value="0.157480314960617">
            <text:p>0.16</text:p>
          </table:table-cell>
          <table:table-cell table:formula="oooc:=ABS(([.H142]-[.B142])*100/[.B142])" office:value-type="float" office:value="13.4383202099738">
            <text:p>13.44</text:p>
          </table:table-cell>
          <table:table-cell table:formula="oooc:=ABS(([.I142]-[.B142])*100/[.B142])" office:value-type="float" office:value="0.971128608923896">
            <text:p>0.97</text:p>
          </table:table-cell>
          <table:table-cell table:formula="oooc:=ABS(([.J142]-[.B142])*100/[.B142])" office:value-type="float" office:value="1.33858267716535">
            <text:p>1.34</text:p>
          </table:table-cell>
          <table:table-cell table:formula="oooc:=ABS(([.K142]-[.B142])*100/[.B142])" office:value-type="float" office:value="2.04724409448819">
            <text:p>2.05</text:p>
          </table:table-cell>
          <table:table-cell table:formula="oooc:=ABS(([.L142]-[.B142])*100/[.B142])" office:value-type="float" office:value="13.8320209973753">
            <text:p>13.83</text:p>
          </table:table-cell>
          <table:table-cell table:formula="oooc:=ABS(([.M142]-[.B142])*100/[.B142])" office:value-type="float" office:value="4.93438320209973">
            <text:p>4.93</text:p>
          </table:table-cell>
          <table:table-cell table:formula="oooc:=ABS(([.N142]-[.B142])*100/[.B142])" office:value-type="float" office:value="4.67191601049869">
            <text:p>4.67</text:p>
          </table:table-cell>
          <table:table-cell table:number-columns-repeated="2"/>
          <table:table-cell table:formula="oooc:=ABS([.C142]-[.B142])" office:value-type="float" office:value="14.9">
            <text:p>14.9</text:p>
          </table:table-cell>
          <table:table-cell table:formula="oooc:=ABS([.D142]-[.B142])" office:value-type="float" office:value="7.25">
            <text:p>7.25</text:p>
          </table:table-cell>
          <table:table-cell table:formula="oooc:=ABS([.E142]-[.B142])" office:value-type="float" office:value="9.39">
            <text:p>9.39</text:p>
          </table:table-cell>
          <table:table-cell table:formula="oooc:=ABS([.F142]-[.B142])" office:value-type="float" office:value="3.08">
            <text:p>3.08</text:p>
          </table:table-cell>
          <table:table-cell table:formula="oooc:=ABS([.G142]-[.B142])" office:value-type="float" office:value="0.0599999999999952">
            <text:p>0.06</text:p>
          </table:table-cell>
          <table:table-cell table:formula="oooc:=ABS([.H142]-[.B142])" office:value-type="float" office:value="5.12">
            <text:p>5.12</text:p>
          </table:table-cell>
          <table:table-cell table:formula="oooc:=ABS([.I142]-[.B142])" office:value-type="float" office:value="0.370000000000005">
            <text:p>0.37</text:p>
          </table:table-cell>
          <table:table-cell table:formula="oooc:=ABS([.J142]-[.B142])" office:value-type="float" office:value="0.509999999999998">
            <text:p>0.51</text:p>
          </table:table-cell>
          <table:table-cell table:formula="oooc:=ABS([.K142]-[.B142])" office:value-type="float" office:value="0.780000000000001">
            <text:p>0.78</text:p>
          </table:table-cell>
          <table:table-cell table:formula="oooc:=ABS([.L142]-[.B142])" office:value-type="float" office:value="5.27">
            <text:p>5.27</text:p>
          </table:table-cell>
          <table:table-cell table:formula="oooc:=ABS([.M142]-[.B142])" office:value-type="float" office:value="1.88">
            <text:p>1.88</text:p>
          </table:table-cell>
          <table:table-cell table:formula="oooc:=ABS([.N142]-[.B142])" office:value-type="float" office:value="1.78">
            <text:p>1.78</text:p>
          </table:table-cell>
          <table:table-cell table:number-columns-repeated="3"/>
        </table:table-row>
        <table:table-row table:style-name="ro1">
          <table:table-cell office:value-type="string">
            <text:p>CGGAATCCATGTTACTTCGGCTATC</text:p>
          </table:table-cell>
          <table:table-cell office:value-type="float" office:value="60.9">
            <text:p>60.9</text:p>
          </table:table-cell>
          <table:table-cell office:value-type="float" office:value="45.58">
            <text:p>45.58</text:p>
          </table:table-cell>
          <table:table-cell office:value-type="float" office:value="55.25">
            <text:p>55.25</text:p>
          </table:table-cell>
          <table:table-cell office:value-type="float" office:value="53.12">
            <text:p>53.12</text:p>
          </table:table-cell>
          <table:table-cell office:value-type="float" office:value="59.43">
            <text:p>59.43</text:p>
          </table:table-cell>
          <table:table-cell office:value-type="float" office:value="62.9">
            <text:p>62.9</text:p>
          </table:table-cell>
          <table:table-cell office:value-type="float" office:value="57.38">
            <text:p>57.38</text:p>
          </table:table-cell>
          <table:table-cell office:value-type="float" office:value="62.68">
            <text:p>62.68</text:p>
          </table:table-cell>
          <table:table-cell office:value-type="float" office:value="62">
            <text:p>62</text:p>
          </table:table-cell>
          <table:table-cell office:value-type="float" office:value="62.36">
            <text:p>62.36</text:p>
          </table:table-cell>
          <table:table-cell office:value-type="float" office:value="57.24">
            <text:p>57.24</text:p>
          </table:table-cell>
          <table:table-cell office:value-type="float" office:value="63.65">
            <text:p>63.65</text:p>
          </table:table-cell>
          <table:table-cell office:value-type="float" office:value="60.73">
            <text:p>60.73</text:p>
          </table:table-cell>
          <table:table-cell office:value-type="float" office:value="60.9">
            <text:p>60.9</text:p>
          </table:table-cell>
          <table:table-cell/>
          <table:table-cell table:formula="oooc:=ABS(([.C143]-[.B143])*100/[.B143])" office:value-type="float" office:value="25.1559934318555">
            <text:p>25.16</text:p>
          </table:table-cell>
          <table:table-cell table:formula="oooc:=ABS(([.D143]-[.B143])*100/[.B143])" office:value-type="float" office:value="9.27750410509031">
            <text:p>9.28</text:p>
          </table:table-cell>
          <table:table-cell table:formula="oooc:=ABS(([.E143]-[.B143])*100/[.B143])" office:value-type="float" office:value="12.7750410509031">
            <text:p>12.78</text:p>
          </table:table-cell>
          <table:table-cell table:formula="oooc:=ABS(([.F143]-[.B143])*100/[.B143])" office:value-type="float" office:value="2.41379310344827">
            <text:p>2.41</text:p>
          </table:table-cell>
          <table:table-cell table:formula="oooc:=ABS(([.G143]-[.B143])*100/[.B143])" office:value-type="float" office:value="3.28407224958949">
            <text:p>3.28</text:p>
          </table:table-cell>
          <table:table-cell table:formula="oooc:=ABS(([.H143]-[.B143])*100/[.B143])" office:value-type="float" office:value="5.7799671592775">
            <text:p>5.78</text:p>
          </table:table-cell>
          <table:table-cell table:formula="oooc:=ABS(([.I143]-[.B143])*100/[.B143])" office:value-type="float" office:value="2.92282430213465">
            <text:p>2.92</text:p>
          </table:table-cell>
          <table:table-cell table:formula="oooc:=ABS(([.J143]-[.B143])*100/[.B143])" office:value-type="float" office:value="1.80623973727422">
            <text:p>1.81</text:p>
          </table:table-cell>
          <table:table-cell table:formula="oooc:=ABS(([.K143]-[.B143])*100/[.B143])" office:value-type="float" office:value="2.39737274220033">
            <text:p>2.4</text:p>
          </table:table-cell>
          <table:table-cell table:formula="oooc:=ABS(([.L143]-[.B143])*100/[.B143])" office:value-type="float" office:value="6.00985221674876">
            <text:p>6.01</text:p>
          </table:table-cell>
          <table:table-cell table:formula="oooc:=ABS(([.M143]-[.B143])*100/[.B143])" office:value-type="float" office:value="4.51559934318555">
            <text:p>4.52</text:p>
          </table:table-cell>
          <table:table-cell table:formula="oooc:=ABS(([.N143]-[.B143])*100/[.B143])" office:value-type="float" office:value="0.27914614121511">
            <text:p>0.28</text:p>
          </table:table-cell>
          <table:table-cell table:number-columns-repeated="2"/>
          <table:table-cell table:formula="oooc:=ABS([.C143]-[.B143])" office:value-type="float" office:value="15.32">
            <text:p>15.32</text:p>
          </table:table-cell>
          <table:table-cell table:formula="oooc:=ABS([.D143]-[.B143])" office:value-type="float" office:value="5.65">
            <text:p>5.65</text:p>
          </table:table-cell>
          <table:table-cell table:formula="oooc:=ABS([.E143]-[.B143])" office:value-type="float" office:value="7.78">
            <text:p>7.78</text:p>
          </table:table-cell>
          <table:table-cell table:formula="oooc:=ABS([.F143]-[.B143])" office:value-type="float" office:value="1.47">
            <text:p>1.47</text:p>
          </table:table-cell>
          <table:table-cell table:formula="oooc:=ABS([.G143]-[.B143])" office:value-type="float" office:value="2">
            <text:p>2</text:p>
          </table:table-cell>
          <table:table-cell table:formula="oooc:=ABS([.H143]-[.B143])" office:value-type="float" office:value="3.52">
            <text:p>3.52</text:p>
          </table:table-cell>
          <table:table-cell table:formula="oooc:=ABS([.I143]-[.B143])" office:value-type="float" office:value="1.78">
            <text:p>1.78</text:p>
          </table:table-cell>
          <table:table-cell table:formula="oooc:=ABS([.J143]-[.B143])" office:value-type="float" office:value="1.1">
            <text:p>1.1</text:p>
          </table:table-cell>
          <table:table-cell table:formula="oooc:=ABS([.K143]-[.B143])" office:value-type="float" office:value="1.46">
            <text:p>1.46</text:p>
          </table:table-cell>
          <table:table-cell table:formula="oooc:=ABS([.L143]-[.B143])" office:value-type="float" office:value="3.66">
            <text:p>3.66</text:p>
          </table:table-cell>
          <table:table-cell table:formula="oooc:=ABS([.M143]-[.B143])" office:value-type="float" office:value="2.75">
            <text:p>2.75</text:p>
          </table:table-cell>
          <table:table-cell table:formula="oooc:=ABS([.N143]-[.B143])" office:value-type="float" office:value="0.170000000000002">
            <text:p>0.17</text:p>
          </table:table-cell>
          <table:table-cell table:number-columns-repeated="3"/>
        </table:table-row>
        <table:table-row table:style-name="ro1">
          <table:table-cell office:value-type="string">
            <text:p>GAAATGAAAG</text:p>
          </table:table-cell>
          <table:table-cell office:value-type="float" office:value="34.4">
            <text:p>34.4</text:p>
          </table:table-cell>
          <table:table-cell table:number-columns-repeated="12" office:value-type="float" office:value="33.94">
            <text:p>33.94</text:p>
          </table:table-cell>
          <table:table-cell office:value-type="float" office:value="34.4">
            <text:p>34.4</text:p>
          </table:table-cell>
          <table:table-cell/>
          <table:table-cell table:formula="oooc:=ABS(([.C144]-[.B144])*100/[.B144])" office:value-type="float" office:value="1.33720930232558">
            <text:p>1.34</text:p>
          </table:table-cell>
          <table:table-cell table:formula="oooc:=ABS(([.D144]-[.B144])*100/[.B144])" office:value-type="float" office:value="1.33720930232558">
            <text:p>1.34</text:p>
          </table:table-cell>
          <table:table-cell table:formula="oooc:=ABS(([.E144]-[.B144])*100/[.B144])" office:value-type="float" office:value="1.33720930232558">
            <text:p>1.34</text:p>
          </table:table-cell>
          <table:table-cell table:formula="oooc:=ABS(([.F144]-[.B144])*100/[.B144])" office:value-type="float" office:value="1.33720930232558">
            <text:p>1.34</text:p>
          </table:table-cell>
          <table:table-cell table:formula="oooc:=ABS(([.G144]-[.B144])*100/[.B144])" office:value-type="float" office:value="1.33720930232558">
            <text:p>1.34</text:p>
          </table:table-cell>
          <table:table-cell table:formula="oooc:=ABS(([.H144]-[.B144])*100/[.B144])" office:value-type="float" office:value="1.33720930232558">
            <text:p>1.34</text:p>
          </table:table-cell>
          <table:table-cell table:formula="oooc:=ABS(([.I144]-[.B144])*100/[.B144])" office:value-type="float" office:value="1.33720930232558">
            <text:p>1.34</text:p>
          </table:table-cell>
          <table:table-cell table:formula="oooc:=ABS(([.J144]-[.B144])*100/[.B144])" office:value-type="float" office:value="1.33720930232558">
            <text:p>1.34</text:p>
          </table:table-cell>
          <table:table-cell table:formula="oooc:=ABS(([.K144]-[.B144])*100/[.B144])" office:value-type="float" office:value="1.33720930232558">
            <text:p>1.34</text:p>
          </table:table-cell>
          <table:table-cell table:formula="oooc:=ABS(([.L144]-[.B144])*100/[.B144])" office:value-type="float" office:value="1.33720930232558">
            <text:p>1.34</text:p>
          </table:table-cell>
          <table:table-cell table:formula="oooc:=ABS(([.M144]-[.B144])*100/[.B144])" office:value-type="float" office:value="1.33720930232558">
            <text:p>1.34</text:p>
          </table:table-cell>
          <table:table-cell table:formula="oooc:=ABS(([.N144]-[.B144])*100/[.B144])" office:value-type="float" office:value="1.33720930232558">
            <text:p>1.34</text:p>
          </table:table-cell>
          <table:table-cell table:number-columns-repeated="2"/>
          <table:table-cell table:formula="oooc:=ABS([.C144]-[.B144])" office:value-type="float" office:value="0.460000000000001">
            <text:p>0.46</text:p>
          </table:table-cell>
          <table:table-cell table:formula="oooc:=ABS([.D144]-[.B144])" office:value-type="float" office:value="0.460000000000001">
            <text:p>0.46</text:p>
          </table:table-cell>
          <table:table-cell table:formula="oooc:=ABS([.E144]-[.B144])" office:value-type="float" office:value="0.460000000000001">
            <text:p>0.46</text:p>
          </table:table-cell>
          <table:table-cell table:formula="oooc:=ABS([.F144]-[.B144])" office:value-type="float" office:value="0.460000000000001">
            <text:p>0.46</text:p>
          </table:table-cell>
          <table:table-cell table:formula="oooc:=ABS([.G144]-[.B144])" office:value-type="float" office:value="0.460000000000001">
            <text:p>0.46</text:p>
          </table:table-cell>
          <table:table-cell table:formula="oooc:=ABS([.H144]-[.B144])" office:value-type="float" office:value="0.460000000000001">
            <text:p>0.46</text:p>
          </table:table-cell>
          <table:table-cell table:formula="oooc:=ABS([.I144]-[.B144])" office:value-type="float" office:value="0.460000000000001">
            <text:p>0.46</text:p>
          </table:table-cell>
          <table:table-cell table:formula="oooc:=ABS([.J144]-[.B144])" office:value-type="float" office:value="0.460000000000001">
            <text:p>0.46</text:p>
          </table:table-cell>
          <table:table-cell table:formula="oooc:=ABS([.K144]-[.B144])" office:value-type="float" office:value="0.460000000000001">
            <text:p>0.46</text:p>
          </table:table-cell>
          <table:table-cell table:formula="oooc:=ABS([.L144]-[.B144])" office:value-type="float" office:value="0.460000000000001">
            <text:p>0.46</text:p>
          </table:table-cell>
          <table:table-cell table:formula="oooc:=ABS([.M144]-[.B144])" office:value-type="float" office:value="0.460000000000001">
            <text:p>0.46</text:p>
          </table:table-cell>
          <table:table-cell table:formula="oooc:=ABS([.N144]-[.B144])" office:value-type="float" office:value="0.460000000000001">
            <text:p>0.46</text:p>
          </table:table-cell>
          <table:table-cell table:number-columns-repeated="3"/>
        </table:table-row>
        <table:table-row table:style-name="ro1">
          <table:table-cell office:value-type="string">
            <text:p>CCATTGCTACC</text:p>
          </table:table-cell>
          <table:table-cell office:value-type="float" office:value="38">
            <text:p>38</text:p>
          </table:table-cell>
          <table:table-cell office:value-type="float" office:value="23.56">
            <text:p>23.56</text:p>
          </table:table-cell>
          <table:table-cell office:value-type="float" office:value="29.22">
            <text:p>29.22</text:p>
          </table:table-cell>
          <table:table-cell office:value-type="float" office:value="27.08">
            <text:p>27.08</text:p>
          </table:table-cell>
          <table:table-cell office:value-type="float" office:value="33.39">
            <text:p>33.39</text:p>
          </table:table-cell>
          <table:table-cell office:value-type="float" office:value="39.44">
            <text:p>39.44</text:p>
          </table:table-cell>
          <table:table-cell office:value-type="float" office:value="31.35">
            <text:p>31.35</text:p>
          </table:table-cell>
          <table:table-cell office:value-type="float" office:value="39.33">
            <text:p>39.33</text:p>
          </table:table-cell>
          <table:table-cell office:value-type="float" office:value="35.96">
            <text:p>35.96</text:p>
          </table:table-cell>
          <table:table-cell office:value-type="float" office:value="38.2">
            <text:p>38.2</text:p>
          </table:table-cell>
          <table:table-cell office:value-type="float" office:value="31.2">
            <text:p>31.2</text:p>
          </table:table-cell>
          <table:table-cell office:value-type="float" office:value="39.14">
            <text:p>39.14</text:p>
          </table:table-cell>
          <table:table-cell office:value-type="float" office:value="34.69">
            <text:p>34.69</text:p>
          </table:table-cell>
          <table:table-cell office:value-type="float" office:value="38">
            <text:p>38</text:p>
          </table:table-cell>
          <table:table-cell/>
          <table:table-cell table:formula="oooc:=ABS(([.C145]-[.B145])*100/[.B145])" office:value-type="float" office:value="38">
            <text:p>38</text:p>
          </table:table-cell>
          <table:table-cell table:formula="oooc:=ABS(([.D145]-[.B145])*100/[.B145])" office:value-type="float" office:value="23.1052631578947">
            <text:p>23.11</text:p>
          </table:table-cell>
          <table:table-cell table:formula="oooc:=ABS(([.E145]-[.B145])*100/[.B145])" office:value-type="float" office:value="28.7368421052632">
            <text:p>28.74</text:p>
          </table:table-cell>
          <table:table-cell table:formula="oooc:=ABS(([.F145]-[.B145])*100/[.B145])" office:value-type="float" office:value="12.1315789473684">
            <text:p>12.13</text:p>
          </table:table-cell>
          <table:table-cell table:formula="oooc:=ABS(([.G145]-[.B145])*100/[.B145])" office:value-type="float" office:value="3.78947368421052">
            <text:p>3.79</text:p>
          </table:table-cell>
          <table:table-cell table:formula="oooc:=ABS(([.H145]-[.B145])*100/[.B145])" office:value-type="float" office:value="17.5">
            <text:p>17.5</text:p>
          </table:table-cell>
          <table:table-cell table:formula="oooc:=ABS(([.I145]-[.B145])*100/[.B145])" office:value-type="float" office:value="3.5">
            <text:p>3.5</text:p>
          </table:table-cell>
          <table:table-cell table:formula="oooc:=ABS(([.J145]-[.B145])*100/[.B145])" office:value-type="float" office:value="5.36842105263158">
            <text:p>5.37</text:p>
          </table:table-cell>
          <table:table-cell table:formula="oooc:=ABS(([.K145]-[.B145])*100/[.B145])" office:value-type="float" office:value="0.526315789473692">
            <text:p>0.53</text:p>
          </table:table-cell>
          <table:table-cell table:formula="oooc:=ABS(([.L145]-[.B145])*100/[.B145])" office:value-type="float" office:value="17.8947368421053">
            <text:p>17.89</text:p>
          </table:table-cell>
          <table:table-cell table:formula="oooc:=ABS(([.M145]-[.B145])*100/[.B145])" office:value-type="float" office:value="3">
            <text:p>3</text:p>
          </table:table-cell>
          <table:table-cell table:formula="oooc:=ABS(([.N145]-[.B145])*100/[.B145])" office:value-type="float" office:value="8.71052631578948">
            <text:p>8.71</text:p>
          </table:table-cell>
          <table:table-cell table:number-columns-repeated="2"/>
          <table:table-cell table:formula="oooc:=ABS([.C145]-[.B145])" office:value-type="float" office:value="14.44">
            <text:p>14.44</text:p>
          </table:table-cell>
          <table:table-cell table:formula="oooc:=ABS([.D145]-[.B145])" office:value-type="float" office:value="8.78">
            <text:p>8.78</text:p>
          </table:table-cell>
          <table:table-cell table:formula="oooc:=ABS([.E145]-[.B145])" office:value-type="float" office:value="10.92">
            <text:p>10.92</text:p>
          </table:table-cell>
          <table:table-cell table:formula="oooc:=ABS([.F145]-[.B145])" office:value-type="float" office:value="4.61">
            <text:p>4.61</text:p>
          </table:table-cell>
          <table:table-cell table:formula="oooc:=ABS([.G145]-[.B145])" office:value-type="float" office:value="1.44">
            <text:p>1.44</text:p>
          </table:table-cell>
          <table:table-cell table:formula="oooc:=ABS([.H145]-[.B145])" office:value-type="float" office:value="6.65">
            <text:p>6.65</text:p>
          </table:table-cell>
          <table:table-cell table:formula="oooc:=ABS([.I145]-[.B145])" office:value-type="float" office:value="1.33">
            <text:p>1.33</text:p>
          </table:table-cell>
          <table:table-cell table:formula="oooc:=ABS([.J145]-[.B145])" office:value-type="float" office:value="2.04">
            <text:p>2.04</text:p>
          </table:table-cell>
          <table:table-cell table:formula="oooc:=ABS([.K145]-[.B145])" office:value-type="float" office:value="0.200000000000003">
            <text:p>0.2</text:p>
          </table:table-cell>
          <table:table-cell table:formula="oooc:=ABS([.L145]-[.B145])" office:value-type="float" office:value="6.8">
            <text:p>6.8</text:p>
          </table:table-cell>
          <table:table-cell table:formula="oooc:=ABS([.M145]-[.B145])" office:value-type="float" office:value="1.14">
            <text:p>1.14</text:p>
          </table:table-cell>
          <table:table-cell table:formula="oooc:=ABS([.N145]-[.B145])" office:value-type="float" office:value="3.31">
            <text:p>3.31</text:p>
          </table:table-cell>
          <table:table-cell table:number-columns-repeated="3"/>
        </table:table-row>
        <table:table-row table:style-name="ro1">
          <table:table-cell office:value-type="string">
            <text:p>AGCAAGTCGAGCAGGGCCTACGTTT</text:p>
          </table:table-cell>
          <table:table-cell office:value-type="float" office:value="76.3">
            <text:p>76.3</text:p>
          </table:table-cell>
          <table:table-cell office:value-type="float" office:value="64.54">
            <text:p>64.54</text:p>
          </table:table-cell>
          <table:table-cell office:value-type="float" office:value="71.25">
            <text:p>71.25</text:p>
          </table:table-cell>
          <table:table-cell office:value-type="float" office:value="70.04">
            <text:p>70.04</text:p>
          </table:table-cell>
          <table:table-cell office:value-type="float" office:value="73.61">
            <text:p>73.61</text:p>
          </table:table-cell>
          <table:table-cell office:value-type="float" office:value="75.71">
            <text:p>75.71</text:p>
          </table:table-cell>
          <table:table-cell office:value-type="float" office:value="74.19">
            <text:p>74.19</text:p>
          </table:table-cell>
          <table:table-cell office:value-type="float" office:value="77.66">
            <text:p>77.66</text:p>
          </table:table-cell>
          <table:table-cell office:value-type="float" office:value="75.07">
            <text:p>75.07</text:p>
          </table:table-cell>
          <table:table-cell office:value-type="float" office:value="74.89">
            <text:p>74.89</text:p>
          </table:table-cell>
          <table:table-cell office:value-type="float" office:value="72.37">
            <text:p>72.37</text:p>
          </table:table-cell>
          <table:table-cell office:value-type="float" office:value="76.72">
            <text:p>76.72</text:p>
          </table:table-cell>
          <table:table-cell office:value-type="float" office:value="75.17">
            <text:p>75.17</text:p>
          </table:table-cell>
          <table:table-cell office:value-type="float" office:value="76.3">
            <text:p>76.3</text:p>
          </table:table-cell>
          <table:table-cell/>
          <table:table-cell table:formula="oooc:=ABS(([.C146]-[.B146])*100/[.B146])" office:value-type="float" office:value="15.4128440366972">
            <text:p>15.41</text:p>
          </table:table-cell>
          <table:table-cell table:formula="oooc:=ABS(([.D146]-[.B146])*100/[.B146])" office:value-type="float" office:value="6.61861074705111">
            <text:p>6.62</text:p>
          </table:table-cell>
          <table:table-cell table:formula="oooc:=ABS(([.E146]-[.B146])*100/[.B146])" office:value-type="float" office:value="8.20445609436434">
            <text:p>8.2</text:p>
          </table:table-cell>
          <table:table-cell table:formula="oooc:=ABS(([.F146]-[.B146])*100/[.B146])" office:value-type="float" office:value="3.52555701179554">
            <text:p>3.53</text:p>
          </table:table-cell>
          <table:table-cell table:formula="oooc:=ABS(([.G146]-[.B146])*100/[.B146])" office:value-type="float" office:value="0.773263433813897">
            <text:p>0.77</text:p>
          </table:table-cell>
          <table:table-cell table:formula="oooc:=ABS(([.H146]-[.B146])*100/[.B146])" office:value-type="float" office:value="2.7653997378768">
            <text:p>2.77</text:p>
          </table:table-cell>
          <table:table-cell table:formula="oooc:=ABS(([.I146]-[.B146])*100/[.B146])" office:value-type="float" office:value="1.7824377457405">
            <text:p>1.78</text:p>
          </table:table-cell>
          <table:table-cell table:formula="oooc:=ABS(([.J146]-[.B146])*100/[.B146])" office:value-type="float" office:value="1.61205766710354">
            <text:p>1.61</text:p>
          </table:table-cell>
          <table:table-cell table:formula="oooc:=ABS(([.K146]-[.B146])*100/[.B146])" office:value-type="float" office:value="1.84796854521625">
            <text:p>1.85</text:p>
          </table:table-cell>
          <table:table-cell table:formula="oooc:=ABS(([.L146]-[.B146])*100/[.B146])" office:value-type="float" office:value="5.15072083879422">
            <text:p>5.15</text:p>
          </table:table-cell>
          <table:table-cell table:formula="oooc:=ABS(([.M146]-[.B146])*100/[.B146])" office:value-type="float" office:value="0.550458715596332">
            <text:p>0.55</text:p>
          </table:table-cell>
          <table:table-cell table:formula="oooc:=ABS(([.N146]-[.B146])*100/[.B146])" office:value-type="float" office:value="1.48099606815203">
            <text:p>1.48</text:p>
          </table:table-cell>
          <table:table-cell table:number-columns-repeated="2"/>
          <table:table-cell table:formula="oooc:=ABS([.C146]-[.B146])" office:value-type="float" office:value="11.76">
            <text:p>11.76</text:p>
          </table:table-cell>
          <table:table-cell table:formula="oooc:=ABS([.D146]-[.B146])" office:value-type="float" office:value="5.05">
            <text:p>5.05</text:p>
          </table:table-cell>
          <table:table-cell table:formula="oooc:=ABS([.E146]-[.B146])" office:value-type="float" office:value="6.25999999999999">
            <text:p>6.26</text:p>
          </table:table-cell>
          <table:table-cell table:formula="oooc:=ABS([.F146]-[.B146])" office:value-type="float" office:value="2.69">
            <text:p>2.69</text:p>
          </table:table-cell>
          <table:table-cell table:formula="oooc:=ABS([.G146]-[.B146])" office:value-type="float" office:value="0.590000000000003">
            <text:p>0.59</text:p>
          </table:table-cell>
          <table:table-cell table:formula="oooc:=ABS([.H146]-[.B146])" office:value-type="float" office:value="2.11">
            <text:p>2.11</text:p>
          </table:table-cell>
          <table:table-cell table:formula="oooc:=ABS([.I146]-[.B146])" office:value-type="float" office:value="1.36">
            <text:p>1.36</text:p>
          </table:table-cell>
          <table:table-cell table:formula="oooc:=ABS([.J146]-[.B146])" office:value-type="float" office:value="1.23">
            <text:p>1.23</text:p>
          </table:table-cell>
          <table:table-cell table:formula="oooc:=ABS([.K146]-[.B146])" office:value-type="float" office:value="1.41">
            <text:p>1.41</text:p>
          </table:table-cell>
          <table:table-cell table:formula="oooc:=ABS([.L146]-[.B146])" office:value-type="float" office:value="3.92999999999999">
            <text:p>3.93</text:p>
          </table:table-cell>
          <table:table-cell table:formula="oooc:=ABS([.M146]-[.B146])" office:value-type="float" office:value="0.420000000000002">
            <text:p>0.42</text:p>
          </table:table-cell>
          <table:table-cell table:formula="oooc:=ABS([.N146]-[.B146])" office:value-type="float" office:value="1.13">
            <text:p>1.13</text:p>
          </table:table-cell>
          <table:table-cell table:number-columns-repeated="3"/>
        </table:table-row>
        <table:table-row table:style-name="ro1">
          <table:table-cell office:value-type="string">
            <text:p>AGCGTAAGTC</text:p>
          </table:table-cell>
          <table:table-cell office:value-type="float" office:value="40.3">
            <text:p>40.3</text:p>
          </table:table-cell>
          <table:table-cell table:number-columns-repeated="12" office:value-type="float" office:value="46.02">
            <text:p>46.02</text:p>
          </table:table-cell>
          <table:table-cell office:value-type="float" office:value="40.3">
            <text:p>40.3</text:p>
          </table:table-cell>
          <table:table-cell/>
          <table:table-cell table:formula="oooc:=ABS(([.C147]-[.B147])*100/[.B147])" office:value-type="float" office:value="14.1935483870968">
            <text:p>14.19</text:p>
          </table:table-cell>
          <table:table-cell table:formula="oooc:=ABS(([.D147]-[.B147])*100/[.B147])" office:value-type="float" office:value="14.1935483870968">
            <text:p>14.19</text:p>
          </table:table-cell>
          <table:table-cell table:formula="oooc:=ABS(([.E147]-[.B147])*100/[.B147])" office:value-type="float" office:value="14.1935483870968">
            <text:p>14.19</text:p>
          </table:table-cell>
          <table:table-cell table:formula="oooc:=ABS(([.F147]-[.B147])*100/[.B147])" office:value-type="float" office:value="14.1935483870968">
            <text:p>14.19</text:p>
          </table:table-cell>
          <table:table-cell table:formula="oooc:=ABS(([.G147]-[.B147])*100/[.B147])" office:value-type="float" office:value="14.1935483870968">
            <text:p>14.19</text:p>
          </table:table-cell>
          <table:table-cell table:formula="oooc:=ABS(([.H147]-[.B147])*100/[.B147])" office:value-type="float" office:value="14.1935483870968">
            <text:p>14.19</text:p>
          </table:table-cell>
          <table:table-cell table:formula="oooc:=ABS(([.I147]-[.B147])*100/[.B147])" office:value-type="float" office:value="14.1935483870968">
            <text:p>14.19</text:p>
          </table:table-cell>
          <table:table-cell table:formula="oooc:=ABS(([.J147]-[.B147])*100/[.B147])" office:value-type="float" office:value="14.1935483870968">
            <text:p>14.19</text:p>
          </table:table-cell>
          <table:table-cell table:formula="oooc:=ABS(([.K147]-[.B147])*100/[.B147])" office:value-type="float" office:value="14.1935483870968">
            <text:p>14.19</text:p>
          </table:table-cell>
          <table:table-cell table:formula="oooc:=ABS(([.L147]-[.B147])*100/[.B147])" office:value-type="float" office:value="14.1935483870968">
            <text:p>14.19</text:p>
          </table:table-cell>
          <table:table-cell table:formula="oooc:=ABS(([.M147]-[.B147])*100/[.B147])" office:value-type="float" office:value="14.1935483870968">
            <text:p>14.19</text:p>
          </table:table-cell>
          <table:table-cell table:formula="oooc:=ABS(([.N147]-[.B147])*100/[.B147])" office:value-type="float" office:value="14.1935483870968">
            <text:p>14.19</text:p>
          </table:table-cell>
          <table:table-cell table:number-columns-repeated="2"/>
          <table:table-cell table:formula="oooc:=ABS([.C147]-[.B147])" office:value-type="float" office:value="5.72000000000001">
            <text:p>5.72</text:p>
          </table:table-cell>
          <table:table-cell table:formula="oooc:=ABS([.D147]-[.B147])" office:value-type="float" office:value="5.72000000000001">
            <text:p>5.72</text:p>
          </table:table-cell>
          <table:table-cell table:formula="oooc:=ABS([.E147]-[.B147])" office:value-type="float" office:value="5.72000000000001">
            <text:p>5.72</text:p>
          </table:table-cell>
          <table:table-cell table:formula="oooc:=ABS([.F147]-[.B147])" office:value-type="float" office:value="5.72000000000001">
            <text:p>5.72</text:p>
          </table:table-cell>
          <table:table-cell table:formula="oooc:=ABS([.G147]-[.B147])" office:value-type="float" office:value="5.72000000000001">
            <text:p>5.72</text:p>
          </table:table-cell>
          <table:table-cell table:formula="oooc:=ABS([.H147]-[.B147])" office:value-type="float" office:value="5.72000000000001">
            <text:p>5.72</text:p>
          </table:table-cell>
          <table:table-cell table:formula="oooc:=ABS([.I147]-[.B147])" office:value-type="float" office:value="5.72000000000001">
            <text:p>5.72</text:p>
          </table:table-cell>
          <table:table-cell table:formula="oooc:=ABS([.J147]-[.B147])" office:value-type="float" office:value="5.72000000000001">
            <text:p>5.72</text:p>
          </table:table-cell>
          <table:table-cell table:formula="oooc:=ABS([.K147]-[.B147])" office:value-type="float" office:value="5.72000000000001">
            <text:p>5.72</text:p>
          </table:table-cell>
          <table:table-cell table:formula="oooc:=ABS([.L147]-[.B147])" office:value-type="float" office:value="5.72000000000001">
            <text:p>5.72</text:p>
          </table:table-cell>
          <table:table-cell table:formula="oooc:=ABS([.M147]-[.B147])" office:value-type="float" office:value="5.72000000000001">
            <text:p>5.72</text:p>
          </table:table-cell>
          <table:table-cell table:formula="oooc:=ABS([.N147]-[.B147])" office:value-type="float" office:value="5.72000000000001">
            <text:p>5.72</text:p>
          </table:table-cell>
          <table:table-cell table:number-columns-repeated="3"/>
        </table:table-row>
        <table:table-row table:style-name="ro1">
          <table:table-cell office:value-type="string">
            <text:p>ATGCAATGCTACATATTCGC</text:p>
          </table:table-cell>
          <table:table-cell office:value-type="float" office:value="62.9">
            <text:p>62.9</text:p>
          </table:table-cell>
          <table:table-cell office:value-type="float" office:value="52.7">
            <text:p>52.7</text:p>
          </table:table-cell>
          <table:table-cell office:value-type="float" office:value="58.33">
            <text:p>58.33</text:p>
          </table:table-cell>
          <table:table-cell office:value-type="float" office:value="57.12">
            <text:p>57.12</text:p>
          </table:table-cell>
          <table:table-cell office:value-type="float" office:value="60.69">
            <text:p>60.69</text:p>
          </table:table-cell>
          <table:table-cell office:value-type="float" office:value="62.27">
            <text:p>62.27</text:p>
          </table:table-cell>
          <table:table-cell office:value-type="float" office:value="61.26">
            <text:p>61.26</text:p>
          </table:table-cell>
          <table:table-cell office:value-type="float" office:value="63.95">
            <text:p>63.95</text:p>
          </table:table-cell>
          <table:table-cell office:value-type="float" office:value="62.14">
            <text:p>62.14</text:p>
          </table:table-cell>
          <table:table-cell office:value-type="float" office:value="62.46">
            <text:p>62.46</text:p>
          </table:table-cell>
          <table:table-cell office:value-type="float" office:value="59.45">
            <text:p>59.45</text:p>
          </table:table-cell>
          <table:table-cell office:value-type="float" office:value="64.17">
            <text:p>64.17</text:p>
          </table:table-cell>
          <table:table-cell office:value-type="float" office:value="62.25">
            <text:p>62.25</text:p>
          </table:table-cell>
          <table:table-cell office:value-type="float" office:value="62.9">
            <text:p>62.9</text:p>
          </table:table-cell>
          <table:table-cell/>
          <table:table-cell table:formula="oooc:=ABS(([.C148]-[.B148])*100/[.B148])" office:value-type="float" office:value="16.2162162162162">
            <text:p>16.22</text:p>
          </table:table-cell>
          <table:table-cell table:formula="oooc:=ABS(([.D148]-[.B148])*100/[.B148])" office:value-type="float" office:value="7.26550079491256">
            <text:p>7.27</text:p>
          </table:table-cell>
          <table:table-cell table:formula="oooc:=ABS(([.E148]-[.B148])*100/[.B148])" office:value-type="float" office:value="9.18918918918919">
            <text:p>9.19</text:p>
          </table:table-cell>
          <table:table-cell table:formula="oooc:=ABS(([.F148]-[.B148])*100/[.B148])" office:value-type="float" office:value="3.51351351351351">
            <text:p>3.51</text:p>
          </table:table-cell>
          <table:table-cell table:formula="oooc:=ABS(([.G148]-[.B148])*100/[.B148])" office:value-type="float" office:value="1.00158982511923">
            <text:p>1</text:p>
          </table:table-cell>
          <table:table-cell table:formula="oooc:=ABS(([.H148]-[.B148])*100/[.B148])" office:value-type="float" office:value="2.60731319554849">
            <text:p>2.61</text:p>
          </table:table-cell>
          <table:table-cell table:formula="oooc:=ABS(([.I148]-[.B148])*100/[.B148])" office:value-type="float" office:value="1.66931637519873">
            <text:p>1.67</text:p>
          </table:table-cell>
          <table:table-cell table:formula="oooc:=ABS(([.J148]-[.B148])*100/[.B148])" office:value-type="float" office:value="1.20826709062003">
            <text:p>1.21</text:p>
          </table:table-cell>
          <table:table-cell table:formula="oooc:=ABS(([.K148]-[.B148])*100/[.B148])" office:value-type="float" office:value="0.699523052464225">
            <text:p>0.7</text:p>
          </table:table-cell>
          <table:table-cell table:formula="oooc:=ABS(([.L148]-[.B148])*100/[.B148])" office:value-type="float" office:value="5.48489666136724">
            <text:p>5.48</text:p>
          </table:table-cell>
          <table:table-cell table:formula="oooc:=ABS(([.M148]-[.B148])*100/[.B148])" office:value-type="float" office:value="2.01907790143085">
            <text:p>2.02</text:p>
          </table:table-cell>
          <table:table-cell table:formula="oooc:=ABS(([.N148]-[.B148])*100/[.B148])" office:value-type="float" office:value="1.03338632750397">
            <text:p>1.03</text:p>
          </table:table-cell>
          <table:table-cell table:number-columns-repeated="2"/>
          <table:table-cell table:formula="oooc:=ABS([.C148]-[.B148])" office:value-type="float" office:value="10.2">
            <text:p>10.2</text:p>
          </table:table-cell>
          <table:table-cell table:formula="oooc:=ABS([.D148]-[.B148])" office:value-type="float" office:value="4.57">
            <text:p>4.57</text:p>
          </table:table-cell>
          <table:table-cell table:formula="oooc:=ABS([.E148]-[.B148])" office:value-type="float" office:value="5.78">
            <text:p>5.78</text:p>
          </table:table-cell>
          <table:table-cell table:formula="oooc:=ABS([.F148]-[.B148])" office:value-type="float" office:value="2.21">
            <text:p>2.21</text:p>
          </table:table-cell>
          <table:table-cell table:formula="oooc:=ABS([.G148]-[.B148])" office:value-type="float" office:value="0.629999999999995">
            <text:p>0.63</text:p>
          </table:table-cell>
          <table:table-cell table:formula="oooc:=ABS([.H148]-[.B148])" office:value-type="float" office:value="1.64">
            <text:p>1.64</text:p>
          </table:table-cell>
          <table:table-cell table:formula="oooc:=ABS([.I148]-[.B148])" office:value-type="float" office:value="1.05">
            <text:p>1.05</text:p>
          </table:table-cell>
          <table:table-cell table:formula="oooc:=ABS([.J148]-[.B148])" office:value-type="float" office:value="0.759999999999998">
            <text:p>0.76</text:p>
          </table:table-cell>
          <table:table-cell table:formula="oooc:=ABS([.K148]-[.B148])" office:value-type="float" office:value="0.439999999999998">
            <text:p>0.44</text:p>
          </table:table-cell>
          <table:table-cell table:formula="oooc:=ABS([.L148]-[.B148])" office:value-type="float" office:value="3.45">
            <text:p>3.45</text:p>
          </table:table-cell>
          <table:table-cell table:formula="oooc:=ABS([.M148]-[.B148])" office:value-type="float" office:value="1.27">
            <text:p>1.27</text:p>
          </table:table-cell>
          <table:table-cell table:formula="oooc:=ABS([.N148]-[.B148])" office:value-type="float" office:value="0.649999999999999">
            <text:p>0.65</text:p>
          </table:table-cell>
          <table:table-cell table:number-columns-repeated="3"/>
        </table:table-row>
        <table:table-row table:style-name="ro1">
          <table:table-cell office:value-type="string">
            <text:p>TTCAAGTTAAACATTCTATC</text:p>
          </table:table-cell>
          <table:table-cell office:value-type="float" office:value="59.4">
            <text:p>59.4</text:p>
          </table:table-cell>
          <table:table-cell office:value-type="float" office:value="56.02">
            <text:p>56.02</text:p>
          </table:table-cell>
          <table:table-cell office:value-type="float" office:value="58.02">
            <text:p>58.02</text:p>
          </table:table-cell>
          <table:table-cell office:value-type="float" office:value="57.64">
            <text:p>57.64</text:p>
          </table:table-cell>
          <table:table-cell office:value-type="float" office:value="58.77">
            <text:p>58.77</text:p>
          </table:table-cell>
          <table:table-cell office:value-type="float" office:value="59.04">
            <text:p>59.04</text:p>
          </table:table-cell>
          <table:table-cell office:value-type="float" office:value="59.43">
            <text:p>59.43</text:p>
          </table:table-cell>
          <table:table-cell office:value-type="float" office:value="60.04">
            <text:p>60.04</text:p>
          </table:table-cell>
          <table:table-cell office:value-type="float" office:value="59.22">
            <text:p>59.22</text:p>
          </table:table-cell>
          <table:table-cell office:value-type="float" office:value="59.27">
            <text:p>59.27</text:p>
          </table:table-cell>
          <table:table-cell office:value-type="float" office:value="58.38">
            <text:p>58.38</text:p>
          </table:table-cell>
          <table:table-cell office:value-type="float" office:value="60.12">
            <text:p>60.12</text:p>
          </table:table-cell>
          <table:table-cell office:value-type="float" office:value="59.6">
            <text:p>59.6</text:p>
          </table:table-cell>
          <table:table-cell office:value-type="float" office:value="59.4">
            <text:p>59.4</text:p>
          </table:table-cell>
          <table:table-cell/>
          <table:table-cell table:formula="oooc:=ABS(([.C149]-[.B149])*100/[.B149])" office:value-type="float" office:value="5.69023569023568">
            <text:p>5.69</text:p>
          </table:table-cell>
          <table:table-cell table:formula="oooc:=ABS(([.D149]-[.B149])*100/[.B149])" office:value-type="float" office:value="2.32323232323232">
            <text:p>2.32</text:p>
          </table:table-cell>
          <table:table-cell table:formula="oooc:=ABS(([.E149]-[.B149])*100/[.B149])" office:value-type="float" office:value="2.96296296296296">
            <text:p>2.96</text:p>
          </table:table-cell>
          <table:table-cell table:formula="oooc:=ABS(([.F149]-[.B149])*100/[.B149])" office:value-type="float" office:value="1.06060606060605">
            <text:p>1.06</text:p>
          </table:table-cell>
          <table:table-cell table:formula="oooc:=ABS(([.G149]-[.B149])*100/[.B149])" office:value-type="float" office:value="0.606060606060605">
            <text:p>0.61</text:p>
          </table:table-cell>
          <table:table-cell table:formula="oooc:=ABS(([.H149]-[.B149])*100/[.B149])" office:value-type="float" office:value="0.0505050505050524">
            <text:p>0.05</text:p>
          </table:table-cell>
          <table:table-cell table:formula="oooc:=ABS(([.I149]-[.B149])*100/[.B149])" office:value-type="float" office:value="1.07744107744108">
            <text:p>1.08</text:p>
          </table:table-cell>
          <table:table-cell table:formula="oooc:=ABS(([.J149]-[.B149])*100/[.B149])" office:value-type="float" office:value="0.303030303030303">
            <text:p>0.3</text:p>
          </table:table-cell>
          <table:table-cell table:formula="oooc:=ABS(([.K149]-[.B149])*100/[.B149])" office:value-type="float" office:value="0.218855218855211">
            <text:p>0.22</text:p>
          </table:table-cell>
          <table:table-cell table:formula="oooc:=ABS(([.L149]-[.B149])*100/[.B149])" office:value-type="float" office:value="1.71717171717171">
            <text:p>1.72</text:p>
          </table:table-cell>
          <table:table-cell table:formula="oooc:=ABS(([.M149]-[.B149])*100/[.B149])" office:value-type="float" office:value="1.21212121212121">
            <text:p>1.21</text:p>
          </table:table-cell>
          <table:table-cell table:formula="oooc:=ABS(([.N149]-[.B149])*100/[.B149])" office:value-type="float" office:value="0.336700336700341">
            <text:p>0.34</text:p>
          </table:table-cell>
          <table:table-cell table:number-columns-repeated="2"/>
          <table:table-cell table:formula="oooc:=ABS([.C149]-[.B149])" office:value-type="float" office:value="3.38">
            <text:p>3.38</text:p>
          </table:table-cell>
          <table:table-cell table:formula="oooc:=ABS([.D149]-[.B149])" office:value-type="float" office:value="1.38">
            <text:p>1.38</text:p>
          </table:table-cell>
          <table:table-cell table:formula="oooc:=ABS([.E149]-[.B149])" office:value-type="float" office:value="1.76">
            <text:p>1.76</text:p>
          </table:table-cell>
          <table:table-cell table:formula="oooc:=ABS([.F149]-[.B149])" office:value-type="float" office:value="0.629999999999995">
            <text:p>0.63</text:p>
          </table:table-cell>
          <table:table-cell table:formula="oooc:=ABS([.G149]-[.B149])" office:value-type="float" office:value="0.359999999999999">
            <text:p>0.36</text:p>
          </table:table-cell>
          <table:table-cell table:formula="oooc:=ABS([.H149]-[.B149])" office:value-type="float" office:value="0.0300000000000011">
            <text:p>0.03</text:p>
          </table:table-cell>
          <table:table-cell table:formula="oooc:=ABS([.I149]-[.B149])" office:value-type="float" office:value="0.640000000000001">
            <text:p>0.64</text:p>
          </table:table-cell>
          <table:table-cell table:formula="oooc:=ABS([.J149]-[.B149])" office:value-type="float" office:value="0.18">
            <text:p>0.18</text:p>
          </table:table-cell>
          <table:table-cell table:formula="oooc:=ABS([.K149]-[.B149])" office:value-type="float" office:value="0.129999999999995">
            <text:p>0.13</text:p>
          </table:table-cell>
          <table:table-cell table:formula="oooc:=ABS([.L149]-[.B149])" office:value-type="float" office:value="1.02">
            <text:p>1.02</text:p>
          </table:table-cell>
          <table:table-cell table:formula="oooc:=ABS([.M149]-[.B149])" office:value-type="float" office:value="0.719999999999999">
            <text:p>0.72</text:p>
          </table:table-cell>
          <table:table-cell table:formula="oooc:=ABS([.N149]-[.B149])" office:value-type="float" office:value="0.200000000000003">
            <text:p>0.2</text:p>
          </table:table-cell>
          <table:table-cell table:number-columns-repeated="3"/>
        </table:table-row>
        <table:table-row table:style-name="ro1">
          <table:table-cell office:value-type="string">
            <text:p>TGGCGAGCAC</text:p>
          </table:table-cell>
          <table:table-cell office:value-type="float" office:value="44.4">
            <text:p>44.4</text:p>
          </table:table-cell>
          <table:table-cell office:value-type="float" office:value="29.65">
            <text:p>29.65</text:p>
          </table:table-cell>
          <table:table-cell office:value-type="float" office:value="42.89">
            <text:p>42.89</text:p>
          </table:table-cell>
          <table:table-cell office:value-type="float" office:value="40.13">
            <text:p>40.13</text:p>
          </table:table-cell>
          <table:table-cell office:value-type="float" office:value="47.48">
            <text:p>47.48</text:p>
          </table:table-cell>
          <table:table-cell office:value-type="float" office:value="46.17">
            <text:p>46.17</text:p>
          </table:table-cell>
          <table:table-cell office:value-type="float" office:value="49.19">
            <text:p>49.19</text:p>
          </table:table-cell>
          <table:table-cell office:value-type="float" office:value="46.24">
            <text:p>46.24</text:p>
          </table:table-cell>
          <table:table-cell office:value-type="float" office:value="41.45">
            <text:p>41.45</text:p>
          </table:table-cell>
          <table:table-cell office:value-type="float" office:value="43.99">
            <text:p>43.99</text:p>
          </table:table-cell>
          <table:table-cell office:value-type="float" office:value="36.68">
            <text:p>36.68</text:p>
          </table:table-cell>
          <table:table-cell office:value-type="float" office:value="44.87">
            <text:p>44.87</text:p>
          </table:table-cell>
          <table:table-cell office:value-type="float" office:value="40.17">
            <text:p>40.17</text:p>
          </table:table-cell>
          <table:table-cell office:value-type="float" office:value="44.4">
            <text:p>44.4</text:p>
          </table:table-cell>
          <table:table-cell/>
          <table:table-cell table:formula="oooc:=ABS(([.C150]-[.B150])*100/[.B150])" office:value-type="float" office:value="33.2207207207207">
            <text:p>33.22</text:p>
          </table:table-cell>
          <table:table-cell table:formula="oooc:=ABS(([.D150]-[.B150])*100/[.B150])" office:value-type="float" office:value="3.4009009009009">
            <text:p>3.4</text:p>
          </table:table-cell>
          <table:table-cell table:formula="oooc:=ABS(([.E150]-[.B150])*100/[.B150])" office:value-type="float" office:value="9.61711711711711">
            <text:p>9.62</text:p>
          </table:table-cell>
          <table:table-cell table:formula="oooc:=ABS(([.F150]-[.B150])*100/[.B150])" office:value-type="float" office:value="6.93693693693693">
            <text:p>6.94</text:p>
          </table:table-cell>
          <table:table-cell table:formula="oooc:=ABS(([.G150]-[.B150])*100/[.B150])" office:value-type="float" office:value="3.98648648648649">
            <text:p>3.99</text:p>
          </table:table-cell>
          <table:table-cell table:formula="oooc:=ABS(([.H150]-[.B150])*100/[.B150])" office:value-type="float" office:value="10.7882882882883">
            <text:p>10.79</text:p>
          </table:table-cell>
          <table:table-cell table:formula="oooc:=ABS(([.I150]-[.B150])*100/[.B150])" office:value-type="float" office:value="4.14414414414415">
            <text:p>4.14</text:p>
          </table:table-cell>
          <table:table-cell table:formula="oooc:=ABS(([.J150]-[.B150])*100/[.B150])" office:value-type="float" office:value="6.64414414414413">
            <text:p>6.64</text:p>
          </table:table-cell>
          <table:table-cell table:formula="oooc:=ABS(([.K150]-[.B150])*100/[.B150])" office:value-type="float" office:value="0.923423423423416">
            <text:p>0.92</text:p>
          </table:table-cell>
          <table:table-cell table:formula="oooc:=ABS(([.L150]-[.B150])*100/[.B150])" office:value-type="float" office:value="17.3873873873874">
            <text:p>17.39</text:p>
          </table:table-cell>
          <table:table-cell table:formula="oooc:=ABS(([.M150]-[.B150])*100/[.B150])" office:value-type="float" office:value="1.05855855855856">
            <text:p>1.06</text:p>
          </table:table-cell>
          <table:table-cell table:formula="oooc:=ABS(([.N150]-[.B150])*100/[.B150])" office:value-type="float" office:value="9.52702702702702">
            <text:p>9.53</text:p>
          </table:table-cell>
          <table:table-cell table:number-columns-repeated="2"/>
          <table:table-cell table:formula="oooc:=ABS([.C150]-[.B150])" office:value-type="float" office:value="14.75">
            <text:p>14.75</text:p>
          </table:table-cell>
          <table:table-cell table:formula="oooc:=ABS([.D150]-[.B150])" office:value-type="float" office:value="1.51">
            <text:p>1.51</text:p>
          </table:table-cell>
          <table:table-cell table:formula="oooc:=ABS([.E150]-[.B150])" office:value-type="float" office:value="4.27">
            <text:p>4.27</text:p>
          </table:table-cell>
          <table:table-cell table:formula="oooc:=ABS([.F150]-[.B150])" office:value-type="float" office:value="3.08">
            <text:p>3.08</text:p>
          </table:table-cell>
          <table:table-cell table:formula="oooc:=ABS([.G150]-[.B150])" office:value-type="float" office:value="1.77">
            <text:p>1.77</text:p>
          </table:table-cell>
          <table:table-cell table:formula="oooc:=ABS([.H150]-[.B150])" office:value-type="float" office:value="4.79">
            <text:p>4.79</text:p>
          </table:table-cell>
          <table:table-cell table:formula="oooc:=ABS([.I150]-[.B150])" office:value-type="float" office:value="1.84">
            <text:p>1.84</text:p>
          </table:table-cell>
          <table:table-cell table:formula="oooc:=ABS([.J150]-[.B150])" office:value-type="float" office:value="2.95">
            <text:p>2.95</text:p>
          </table:table-cell>
          <table:table-cell table:formula="oooc:=ABS([.K150]-[.B150])" office:value-type="float" office:value="0.409999999999997">
            <text:p>0.41</text:p>
          </table:table-cell>
          <table:table-cell table:formula="oooc:=ABS([.L150]-[.B150])" office:value-type="float" office:value="7.72">
            <text:p>7.72</text:p>
          </table:table-cell>
          <table:table-cell table:formula="oooc:=ABS([.M150]-[.B150])" office:value-type="float" office:value="0.469999999999999">
            <text:p>0.47</text:p>
          </table:table-cell>
          <table:table-cell table:formula="oooc:=ABS([.N150]-[.B150])" office:value-type="float" office:value="4.23">
            <text:p>4.23</text:p>
          </table:table-cell>
          <table:table-cell table:number-columns-repeated="3"/>
        </table:table-row>
        <table:table-row table:style-name="ro1">
          <table:table-cell office:value-type="string">
            <text:p>TTCAAGTTAAACATTCTATC</text:p>
          </table:table-cell>
          <table:table-cell office:value-type="float" office:value="53.9">
            <text:p>53.9</text:p>
          </table:table-cell>
          <table:table-cell office:value-type="float" office:value="44.08">
            <text:p>44.08</text:p>
          </table:table-cell>
          <table:table-cell office:value-type="float" office:value="49.77">
            <text:p>49.77</text:p>
          </table:table-cell>
          <table:table-cell office:value-type="float" office:value="48.56">
            <text:p>48.56</text:p>
          </table:table-cell>
          <table:table-cell office:value-type="float" office:value="52.14">
            <text:p>52.14</text:p>
          </table:table-cell>
          <table:table-cell office:value-type="float" office:value="53.18">
            <text:p>53.18</text:p>
          </table:table-cell>
          <table:table-cell office:value-type="float" office:value="52.71">
            <text:p>52.71</text:p>
          </table:table-cell>
          <table:table-cell office:value-type="float" office:value="54.66">
            <text:p>54.66</text:p>
          </table:table-cell>
          <table:table-cell office:value-type="float" office:value="53.59">
            <text:p>53.59</text:p>
          </table:table-cell>
          <table:table-cell office:value-type="float" office:value="53.87">
            <text:p>53.87</text:p>
          </table:table-cell>
          <table:table-cell office:value-type="float" office:value="50.89">
            <text:p>50.89</text:p>
          </table:table-cell>
          <table:table-cell office:value-type="float" office:value="55.58">
            <text:p>55.58</text:p>
          </table:table-cell>
          <table:table-cell office:value-type="float" office:value="53.69">
            <text:p>53.69</text:p>
          </table:table-cell>
          <table:table-cell office:value-type="float" office:value="53.9">
            <text:p>53.9</text:p>
          </table:table-cell>
          <table:table-cell/>
          <table:table-cell table:formula="oooc:=ABS(([.C151]-[.B151])*100/[.B151])" office:value-type="float" office:value="18.2189239332096">
            <text:p>18.22</text:p>
          </table:table-cell>
          <table:table-cell table:formula="oooc:=ABS(([.D151]-[.B151])*100/[.B151])" office:value-type="float" office:value="7.66233766233765">
            <text:p>7.66</text:p>
          </table:table-cell>
          <table:table-cell table:formula="oooc:=ABS(([.E151]-[.B151])*100/[.B151])" office:value-type="float" office:value="9.90723562152133">
            <text:p>9.91</text:p>
          </table:table-cell>
          <table:table-cell table:formula="oooc:=ABS(([.F151]-[.B151])*100/[.B151])" office:value-type="float" office:value="3.26530612244898">
            <text:p>3.27</text:p>
          </table:table-cell>
          <table:table-cell table:formula="oooc:=ABS(([.G151]-[.B151])*100/[.B151])" office:value-type="float" office:value="1.33580705009276">
            <text:p>1.34</text:p>
          </table:table-cell>
          <table:table-cell table:formula="oooc:=ABS(([.H151]-[.B151])*100/[.B151])" office:value-type="float" office:value="2.2077922077922">
            <text:p>2.21</text:p>
          </table:table-cell>
          <table:table-cell table:formula="oooc:=ABS(([.I151]-[.B151])*100/[.B151])" office:value-type="float" office:value="1.41001855287569">
            <text:p>1.41</text:p>
          </table:table-cell>
          <table:table-cell table:formula="oooc:=ABS(([.J151]-[.B151])*100/[.B151])" office:value-type="float" office:value="0.575139146567709">
            <text:p>0.58</text:p>
          </table:table-cell>
          <table:table-cell table:formula="oooc:=ABS(([.K151]-[.B151])*100/[.B151])" office:value-type="float" office:value="0.0556586270872006">
            <text:p>0.06</text:p>
          </table:table-cell>
          <table:table-cell table:formula="oooc:=ABS(([.L151]-[.B151])*100/[.B151])" office:value-type="float" office:value="5.58441558441558">
            <text:p>5.58</text:p>
          </table:table-cell>
          <table:table-cell table:formula="oooc:=ABS(([.M151]-[.B151])*100/[.B151])" office:value-type="float" office:value="3.11688311688312">
            <text:p>3.12</text:p>
          </table:table-cell>
          <table:table-cell table:formula="oooc:=ABS(([.N151]-[.B151])*100/[.B151])" office:value-type="float" office:value="0.389610389610391">
            <text:p>0.39</text:p>
          </table:table-cell>
          <table:table-cell table:number-columns-repeated="2"/>
          <table:table-cell table:formula="oooc:=ABS([.C151]-[.B151])" office:value-type="float" office:value="9.82">
            <text:p>9.82</text:p>
          </table:table-cell>
          <table:table-cell table:formula="oooc:=ABS([.D151]-[.B151])" office:value-type="float" office:value="4.13">
            <text:p>4.13</text:p>
          </table:table-cell>
          <table:table-cell table:formula="oooc:=ABS([.E151]-[.B151])" office:value-type="float" office:value="5.34">
            <text:p>5.34</text:p>
          </table:table-cell>
          <table:table-cell table:formula="oooc:=ABS([.F151]-[.B151])" office:value-type="float" office:value="1.76">
            <text:p>1.76</text:p>
          </table:table-cell>
          <table:table-cell table:formula="oooc:=ABS([.G151]-[.B151])" office:value-type="float" office:value="0.719999999999999">
            <text:p>0.72</text:p>
          </table:table-cell>
          <table:table-cell table:formula="oooc:=ABS([.H151]-[.B151])" office:value-type="float" office:value="1.19">
            <text:p>1.19</text:p>
          </table:table-cell>
          <table:table-cell table:formula="oooc:=ABS([.I151]-[.B151])" office:value-type="float" office:value="0.759999999999998">
            <text:p>0.76</text:p>
          </table:table-cell>
          <table:table-cell table:formula="oooc:=ABS([.J151]-[.B151])" office:value-type="float" office:value="0.309999999999995">
            <text:p>0.31</text:p>
          </table:table-cell>
          <table:table-cell table:formula="oooc:=ABS([.K151]-[.B151])" office:value-type="float" office:value="0.0300000000000011">
            <text:p>0.03</text:p>
          </table:table-cell>
          <table:table-cell table:formula="oooc:=ABS([.L151]-[.B151])" office:value-type="float" office:value="3.01">
            <text:p>3.01</text:p>
          </table:table-cell>
          <table:table-cell table:formula="oooc:=ABS([.M151]-[.B151])" office:value-type="float" office:value="1.68">
            <text:p>1.68</text:p>
          </table:table-cell>
          <table:table-cell table:formula="oooc:=ABS([.N151]-[.B151])" office:value-type="float" office:value="0.210000000000001">
            <text:p>0.21</text:p>
          </table:table-cell>
          <table:table-cell table:number-columns-repeated="3"/>
        </table:table-row>
        <table:table-row table:style-name="ro1">
          <table:table-cell office:value-type="string">
            <text:p>AAATAGCCGGGCCGC</text:p>
          </table:table-cell>
          <table:table-cell office:value-type="float" office:value="62.2">
            <text:p>62.2</text:p>
          </table:table-cell>
          <table:table-cell office:value-type="float" office:value="49.47">
            <text:p>49.47</text:p>
          </table:table-cell>
          <table:table-cell office:value-type="float" office:value="63.07">
            <text:p>63.07</text:p>
          </table:table-cell>
          <table:table-cell office:value-type="float" office:value="60.87">
            <text:p>60.87</text:p>
          </table:table-cell>
          <table:table-cell office:value-type="float" office:value="66.73">
            <text:p>66.73</text:p>
          </table:table-cell>
          <table:table-cell office:value-type="float" office:value="64.47">
            <text:p>64.47</text:p>
          </table:table-cell>
          <table:table-cell office:value-type="float" office:value="69.22">
            <text:p>69.22</text:p>
          </table:table-cell>
          <table:table-cell office:value-type="float" office:value="65.75">
            <text:p>65.75</text:p>
          </table:table-cell>
          <table:table-cell office:value-type="float" office:value="61.92">
            <text:p>61.92</text:p>
          </table:table-cell>
          <table:table-cell office:value-type="float" office:value="62.62">
            <text:p>62.62</text:p>
          </table:table-cell>
          <table:table-cell office:value-type="float" office:value="58.13">
            <text:p>58.13</text:p>
          </table:table-cell>
          <table:table-cell office:value-type="float" office:value="64.18">
            <text:p>64.18</text:p>
          </table:table-cell>
          <table:table-cell office:value-type="float" office:value="61.38">
            <text:p>61.38</text:p>
          </table:table-cell>
          <table:table-cell office:value-type="float" office:value="62.2">
            <text:p>62.2</text:p>
          </table:table-cell>
          <table:table-cell/>
          <table:table-cell table:formula="oooc:=ABS(([.C152]-[.B152])*100/[.B152])" office:value-type="float" office:value="20.4662379421222">
            <text:p>20.47</text:p>
          </table:table-cell>
          <table:table-cell table:formula="oooc:=ABS(([.D152]-[.B152])*100/[.B152])" office:value-type="float" office:value="1.39871382636656">
            <text:p>1.4</text:p>
          </table:table-cell>
          <table:table-cell table:formula="oooc:=ABS(([.E152]-[.B152])*100/[.B152])" office:value-type="float" office:value="2.13826366559486">
            <text:p>2.14</text:p>
          </table:table-cell>
          <table:table-cell table:formula="oooc:=ABS(([.F152]-[.B152])*100/[.B152])" office:value-type="float" office:value="7.28295819935691">
            <text:p>7.28</text:p>
          </table:table-cell>
          <table:table-cell table:formula="oooc:=ABS(([.G152]-[.B152])*100/[.B152])" office:value-type="float" office:value="3.64951768488745">
            <text:p>3.65</text:p>
          </table:table-cell>
          <table:table-cell table:formula="oooc:=ABS(([.H152]-[.B152])*100/[.B152])" office:value-type="float" office:value="11.2861736334405">
            <text:p>11.29</text:p>
          </table:table-cell>
          <table:table-cell table:formula="oooc:=ABS(([.I152]-[.B152])*100/[.B152])" office:value-type="float" office:value="5.70739549839228">
            <text:p>5.71</text:p>
          </table:table-cell>
          <table:table-cell table:formula="oooc:=ABS(([.J152]-[.B152])*100/[.B152])" office:value-type="float" office:value="0.450160771704182">
            <text:p>0.45</text:p>
          </table:table-cell>
          <table:table-cell table:formula="oooc:=ABS(([.K152]-[.B152])*100/[.B152])" office:value-type="float" office:value="0.675241157556261">
            <text:p>0.68</text:p>
          </table:table-cell>
          <table:table-cell table:formula="oooc:=ABS(([.L152]-[.B152])*100/[.B152])" office:value-type="float" office:value="6.54340836012862">
            <text:p>6.54</text:p>
          </table:table-cell>
          <table:table-cell table:formula="oooc:=ABS(([.M152]-[.B152])*100/[.B152])" office:value-type="float" office:value="3.18327974276528">
            <text:p>3.18</text:p>
          </table:table-cell>
          <table:table-cell table:formula="oooc:=ABS(([.N152]-[.B152])*100/[.B152])" office:value-type="float" office:value="1.31832797427653">
            <text:p>1.32</text:p>
          </table:table-cell>
          <table:table-cell table:number-columns-repeated="2"/>
          <table:table-cell table:formula="oooc:=ABS([.C152]-[.B152])" office:value-type="float" office:value="12.73">
            <text:p>12.73</text:p>
          </table:table-cell>
          <table:table-cell table:formula="oooc:=ABS([.D152]-[.B152])" office:value-type="float" office:value="0.869999999999997">
            <text:p>0.87</text:p>
          </table:table-cell>
          <table:table-cell table:formula="oooc:=ABS([.E152]-[.B152])" office:value-type="float" office:value="1.33000000000001">
            <text:p>1.33</text:p>
          </table:table-cell>
          <table:table-cell table:formula="oooc:=ABS([.F152]-[.B152])" office:value-type="float" office:value="4.53">
            <text:p>4.53</text:p>
          </table:table-cell>
          <table:table-cell table:formula="oooc:=ABS([.G152]-[.B152])" office:value-type="float" office:value="2.27">
            <text:p>2.27</text:p>
          </table:table-cell>
          <table:table-cell table:formula="oooc:=ABS([.H152]-[.B152])" office:value-type="float" office:value="7.02">
            <text:p>7.02</text:p>
          </table:table-cell>
          <table:table-cell table:formula="oooc:=ABS([.I152]-[.B152])" office:value-type="float" office:value="3.55">
            <text:p>3.55</text:p>
          </table:table-cell>
          <table:table-cell table:formula="oooc:=ABS([.J152]-[.B152])" office:value-type="float" office:value="0.280000000000001">
            <text:p>0.28</text:p>
          </table:table-cell>
          <table:table-cell table:formula="oooc:=ABS([.K152]-[.B152])" office:value-type="float" office:value="0.419999999999995">
            <text:p>0.42</text:p>
          </table:table-cell>
          <table:table-cell table:formula="oooc:=ABS([.L152]-[.B152])" office:value-type="float" office:value="4.07">
            <text:p>4.07</text:p>
          </table:table-cell>
          <table:table-cell table:formula="oooc:=ABS([.M152]-[.B152])" office:value-type="float" office:value="1.98">
            <text:p>1.98</text:p>
          </table:table-cell>
          <table:table-cell table:formula="oooc:=ABS([.N152]-[.B152])" office:value-type="float" office:value="0.82">
            <text:p>0.82</text:p>
          </table:table-cell>
          <table:table-cell table:number-columns-repeated="3"/>
        </table:table-row>
        <table:table-row table:style-name="ro1">
          <table:table-cell office:value-type="string">
            <text:p>GATATAGCAAAATTCTAAGTTAATA</text:p>
          </table:table-cell>
          <table:table-cell office:value-type="float" office:value="53.5">
            <text:p>53.5</text:p>
          </table:table-cell>
          <table:table-cell office:value-type="float" office:value="40.52">
            <text:p>40.52</text:p>
          </table:table-cell>
          <table:table-cell office:value-type="float" office:value="48.86">
            <text:p>48.86</text:p>
          </table:table-cell>
          <table:table-cell office:value-type="float" office:value="47.16">
            <text:p>47.16</text:p>
          </table:table-cell>
          <table:table-cell office:value-type="float" office:value="52.18">
            <text:p>52.18</text:p>
          </table:table-cell>
          <table:table-cell office:value-type="float" office:value="53.05">
            <text:p>53.05</text:p>
          </table:table-cell>
          <table:table-cell office:value-type="float" office:value="51.7">
            <text:p>51.7</text:p>
          </table:table-cell>
          <table:table-cell office:value-type="float" office:value="53.77">
            <text:p>53.77</text:p>
          </table:table-cell>
          <table:table-cell office:value-type="float" office:value="54.23">
            <text:p>54.23</text:p>
          </table:table-cell>
          <table:table-cell office:value-type="float" office:value="54.33">
            <text:p>54.33</text:p>
          </table:table-cell>
          <table:table-cell office:value-type="float" office:value="50.44">
            <text:p>50.44</text:p>
          </table:table-cell>
          <table:table-cell office:value-type="float" office:value="56.04">
            <text:p>56.04</text:p>
          </table:table-cell>
          <table:table-cell office:value-type="float" office:value="53.69">
            <text:p>53.69</text:p>
          </table:table-cell>
          <table:table-cell office:value-type="float" office:value="53.5">
            <text:p>53.5</text:p>
          </table:table-cell>
          <table:table-cell/>
          <table:table-cell table:formula="oooc:=ABS(([.C153]-[.B153])*100/[.B153])" office:value-type="float" office:value="24.2616822429906">
            <text:p>24.26</text:p>
          </table:table-cell>
          <table:table-cell table:formula="oooc:=ABS(([.D153]-[.B153])*100/[.B153])" office:value-type="float" office:value="8.67289719626168">
            <text:p>8.67</text:p>
          </table:table-cell>
          <table:table-cell table:formula="oooc:=ABS(([.E153]-[.B153])*100/[.B153])" office:value-type="float" office:value="11.8504672897196">
            <text:p>11.85</text:p>
          </table:table-cell>
          <table:table-cell table:formula="oooc:=ABS(([.F153]-[.B153])*100/[.B153])" office:value-type="float" office:value="2.46728971962617">
            <text:p>2.47</text:p>
          </table:table-cell>
          <table:table-cell table:formula="oooc:=ABS(([.G153]-[.B153])*100/[.B153])" office:value-type="float" office:value="0.841121495327108">
            <text:p>0.84</text:p>
          </table:table-cell>
          <table:table-cell table:formula="oooc:=ABS(([.H153]-[.B153])*100/[.B153])" office:value-type="float" office:value="3.36448598130841">
            <text:p>3.36</text:p>
          </table:table-cell>
          <table:table-cell table:formula="oooc:=ABS(([.I153]-[.B153])*100/[.B153])" office:value-type="float" office:value="0.504672897196267">
            <text:p>0.5</text:p>
          </table:table-cell>
          <table:table-cell table:formula="oooc:=ABS(([.J153]-[.B153])*100/[.B153])" office:value-type="float" office:value="1.36448598130841">
            <text:p>1.36</text:p>
          </table:table-cell>
          <table:table-cell table:formula="oooc:=ABS(([.K153]-[.B153])*100/[.B153])" office:value-type="float" office:value="1.55140186915888">
            <text:p>1.55</text:p>
          </table:table-cell>
          <table:table-cell table:formula="oooc:=ABS(([.L153]-[.B153])*100/[.B153])" office:value-type="float" office:value="5.7196261682243">
            <text:p>5.72</text:p>
          </table:table-cell>
          <table:table-cell table:formula="oooc:=ABS(([.M153]-[.B153])*100/[.B153])" office:value-type="float" office:value="4.74766355140187">
            <text:p>4.75</text:p>
          </table:table-cell>
          <table:table-cell table:formula="oooc:=ABS(([.N153]-[.B153])*100/[.B153])" office:value-type="float" office:value="0.355140186915884">
            <text:p>0.36</text:p>
          </table:table-cell>
          <table:table-cell table:number-columns-repeated="2"/>
          <table:table-cell table:formula="oooc:=ABS([.C153]-[.B153])" office:value-type="float" office:value="12.98">
            <text:p>12.98</text:p>
          </table:table-cell>
          <table:table-cell table:formula="oooc:=ABS([.D153]-[.B153])" office:value-type="float" office:value="4.64">
            <text:p>4.64</text:p>
          </table:table-cell>
          <table:table-cell table:formula="oooc:=ABS([.E153]-[.B153])" office:value-type="float" office:value="6.34">
            <text:p>6.34</text:p>
          </table:table-cell>
          <table:table-cell table:formula="oooc:=ABS([.F153]-[.B153])" office:value-type="float" office:value="1.32">
            <text:p>1.32</text:p>
          </table:table-cell>
          <table:table-cell table:formula="oooc:=ABS([.G153]-[.B153])" office:value-type="float" office:value="0.450000000000003">
            <text:p>0.45</text:p>
          </table:table-cell>
          <table:table-cell table:formula="oooc:=ABS([.H153]-[.B153])" office:value-type="float" office:value="1.8">
            <text:p>1.8</text:p>
          </table:table-cell>
          <table:table-cell table:formula="oooc:=ABS([.I153]-[.B153])" office:value-type="float" office:value="0.270000000000003">
            <text:p>0.27</text:p>
          </table:table-cell>
          <table:table-cell table:formula="oooc:=ABS([.J153]-[.B153])" office:value-type="float" office:value="0.729999999999997">
            <text:p>0.73</text:p>
          </table:table-cell>
          <table:table-cell table:formula="oooc:=ABS([.K153]-[.B153])" office:value-type="float" office:value="0.829999999999998">
            <text:p>0.83</text:p>
          </table:table-cell>
          <table:table-cell table:formula="oooc:=ABS([.L153]-[.B153])" office:value-type="float" office:value="3.06">
            <text:p>3.06</text:p>
          </table:table-cell>
          <table:table-cell table:formula="oooc:=ABS([.M153]-[.B153])" office:value-type="float" office:value="2.54">
            <text:p>2.54</text:p>
          </table:table-cell>
          <table:table-cell table:formula="oooc:=ABS([.N153]-[.B153])" office:value-type="float" office:value="0.189999999999998">
            <text:p>0.19</text:p>
          </table:table-cell>
          <table:table-cell table:number-columns-repeated="3"/>
        </table:table-row>
        <table:table-row table:style-name="ro1">
          <table:table-cell office:value-type="string">
            <text:p>CGGAATCCATGTTACTTCGGCTATC</text:p>
          </table:table-cell>
          <table:table-cell office:value-type="float" office:value="74.8">
            <text:p>74.8</text:p>
          </table:table-cell>
          <table:table-cell table:number-columns-repeated="12" office:value-type="float" office:value="76.51">
            <text:p>76.51</text:p>
          </table:table-cell>
          <table:table-cell office:value-type="float" office:value="74.8">
            <text:p>74.8</text:p>
          </table:table-cell>
          <table:table-cell/>
          <table:table-cell table:formula="oooc:=ABS(([.C154]-[.B154])*100/[.B154])" office:value-type="float" office:value="2.2860962566845">
            <text:p>2.29</text:p>
          </table:table-cell>
          <table:table-cell table:formula="oooc:=ABS(([.D154]-[.B154])*100/[.B154])" office:value-type="float" office:value="2.2860962566845">
            <text:p>2.29</text:p>
          </table:table-cell>
          <table:table-cell table:formula="oooc:=ABS(([.E154]-[.B154])*100/[.B154])" office:value-type="float" office:value="2.2860962566845">
            <text:p>2.29</text:p>
          </table:table-cell>
          <table:table-cell table:formula="oooc:=ABS(([.F154]-[.B154])*100/[.B154])" office:value-type="float" office:value="2.2860962566845">
            <text:p>2.29</text:p>
          </table:table-cell>
          <table:table-cell table:formula="oooc:=ABS(([.G154]-[.B154])*100/[.B154])" office:value-type="float" office:value="2.2860962566845">
            <text:p>2.29</text:p>
          </table:table-cell>
          <table:table-cell table:formula="oooc:=ABS(([.H154]-[.B154])*100/[.B154])" office:value-type="float" office:value="2.2860962566845">
            <text:p>2.29</text:p>
          </table:table-cell>
          <table:table-cell table:formula="oooc:=ABS(([.I154]-[.B154])*100/[.B154])" office:value-type="float" office:value="2.2860962566845">
            <text:p>2.29</text:p>
          </table:table-cell>
          <table:table-cell table:formula="oooc:=ABS(([.J154]-[.B154])*100/[.B154])" office:value-type="float" office:value="2.2860962566845">
            <text:p>2.29</text:p>
          </table:table-cell>
          <table:table-cell table:formula="oooc:=ABS(([.K154]-[.B154])*100/[.B154])" office:value-type="float" office:value="2.2860962566845">
            <text:p>2.29</text:p>
          </table:table-cell>
          <table:table-cell table:formula="oooc:=ABS(([.L154]-[.B154])*100/[.B154])" office:value-type="float" office:value="2.2860962566845">
            <text:p>2.29</text:p>
          </table:table-cell>
          <table:table-cell table:formula="oooc:=ABS(([.M154]-[.B154])*100/[.B154])" office:value-type="float" office:value="2.2860962566845">
            <text:p>2.29</text:p>
          </table:table-cell>
          <table:table-cell table:formula="oooc:=ABS(([.N154]-[.B154])*100/[.B154])" office:value-type="float" office:value="2.2860962566845">
            <text:p>2.29</text:p>
          </table:table-cell>
          <table:table-cell table:number-columns-repeated="2"/>
          <table:table-cell table:formula="oooc:=ABS([.C154]-[.B154])" office:value-type="float" office:value="1.71000000000001">
            <text:p>1.71</text:p>
          </table:table-cell>
          <table:table-cell table:formula="oooc:=ABS([.D154]-[.B154])" office:value-type="float" office:value="1.71000000000001">
            <text:p>1.71</text:p>
          </table:table-cell>
          <table:table-cell table:formula="oooc:=ABS([.E154]-[.B154])" office:value-type="float" office:value="1.71000000000001">
            <text:p>1.71</text:p>
          </table:table-cell>
          <table:table-cell table:formula="oooc:=ABS([.F154]-[.B154])" office:value-type="float" office:value="1.71000000000001">
            <text:p>1.71</text:p>
          </table:table-cell>
          <table:table-cell table:formula="oooc:=ABS([.G154]-[.B154])" office:value-type="float" office:value="1.71000000000001">
            <text:p>1.71</text:p>
          </table:table-cell>
          <table:table-cell table:formula="oooc:=ABS([.H154]-[.B154])" office:value-type="float" office:value="1.71000000000001">
            <text:p>1.71</text:p>
          </table:table-cell>
          <table:table-cell table:formula="oooc:=ABS([.I154]-[.B154])" office:value-type="float" office:value="1.71000000000001">
            <text:p>1.71</text:p>
          </table:table-cell>
          <table:table-cell table:formula="oooc:=ABS([.J154]-[.B154])" office:value-type="float" office:value="1.71000000000001">
            <text:p>1.71</text:p>
          </table:table-cell>
          <table:table-cell table:formula="oooc:=ABS([.K154]-[.B154])" office:value-type="float" office:value="1.71000000000001">
            <text:p>1.71</text:p>
          </table:table-cell>
          <table:table-cell table:formula="oooc:=ABS([.L154]-[.B154])" office:value-type="float" office:value="1.71000000000001">
            <text:p>1.71</text:p>
          </table:table-cell>
          <table:table-cell table:formula="oooc:=ABS([.M154]-[.B154])" office:value-type="float" office:value="1.71000000000001">
            <text:p>1.71</text:p>
          </table:table-cell>
          <table:table-cell table:formula="oooc:=ABS([.N154]-[.B154])" office:value-type="float" office:value="1.71000000000001">
            <text:p>1.71</text:p>
          </table:table-cell>
          <table:table-cell table:number-columns-repeated="3"/>
        </table:table-row>
        <table:table-row table:style-name="ro1">
          <table:table-cell office:value-type="string">
            <text:p>TGGATTCTACTCAACCTTAGTCTGG</text:p>
          </table:table-cell>
          <table:table-cell office:value-type="float" office:value="73.6">
            <text:p>73.6</text:p>
          </table:table-cell>
          <table:table-cell table:number-columns-repeated="11" office:value-type="float" office:value="74.91">
            <text:p>74.91</text:p>
          </table:table-cell>
          <table:table-cell office:value-type="float" office:value="74.92">
            <text:p>74.92</text:p>
          </table:table-cell>
          <table:table-cell office:value-type="float" office:value="73.6">
            <text:p>73.6</text:p>
          </table:table-cell>
          <table:table-cell/>
          <table:table-cell table:formula="oooc:=ABS(([.C155]-[.B155])*100/[.B155])" office:value-type="float" office:value="1.77989130434783">
            <text:p>1.78</text:p>
          </table:table-cell>
          <table:table-cell table:formula="oooc:=ABS(([.D155]-[.B155])*100/[.B155])" office:value-type="float" office:value="1.77989130434783">
            <text:p>1.78</text:p>
          </table:table-cell>
          <table:table-cell table:formula="oooc:=ABS(([.E155]-[.B155])*100/[.B155])" office:value-type="float" office:value="1.77989130434783">
            <text:p>1.78</text:p>
          </table:table-cell>
          <table:table-cell table:formula="oooc:=ABS(([.F155]-[.B155])*100/[.B155])" office:value-type="float" office:value="1.77989130434783">
            <text:p>1.78</text:p>
          </table:table-cell>
          <table:table-cell table:formula="oooc:=ABS(([.G155]-[.B155])*100/[.B155])" office:value-type="float" office:value="1.77989130434783">
            <text:p>1.78</text:p>
          </table:table-cell>
          <table:table-cell table:formula="oooc:=ABS(([.H155]-[.B155])*100/[.B155])" office:value-type="float" office:value="1.77989130434783">
            <text:p>1.78</text:p>
          </table:table-cell>
          <table:table-cell table:formula="oooc:=ABS(([.I155]-[.B155])*100/[.B155])" office:value-type="float" office:value="1.77989130434783">
            <text:p>1.78</text:p>
          </table:table-cell>
          <table:table-cell table:formula="oooc:=ABS(([.J155]-[.B155])*100/[.B155])" office:value-type="float" office:value="1.77989130434783">
            <text:p>1.78</text:p>
          </table:table-cell>
          <table:table-cell table:formula="oooc:=ABS(([.K155]-[.B155])*100/[.B155])" office:value-type="float" office:value="1.77989130434783">
            <text:p>1.78</text:p>
          </table:table-cell>
          <table:table-cell table:formula="oooc:=ABS(([.L155]-[.B155])*100/[.B155])" office:value-type="float" office:value="1.77989130434783">
            <text:p>1.78</text:p>
          </table:table-cell>
          <table:table-cell table:formula="oooc:=ABS(([.M155]-[.B155])*100/[.B155])" office:value-type="float" office:value="1.77989130434783">
            <text:p>1.78</text:p>
          </table:table-cell>
          <table:table-cell table:formula="oooc:=ABS(([.N155]-[.B155])*100/[.B155])" office:value-type="float" office:value="1.79347826086958">
            <text:p>1.79</text:p>
          </table:table-cell>
          <table:table-cell table:number-columns-repeated="2"/>
          <table:table-cell table:formula="oooc:=ABS([.C155]-[.B155])" office:value-type="float" office:value="1.31">
            <text:p>1.31</text:p>
          </table:table-cell>
          <table:table-cell table:formula="oooc:=ABS([.D155]-[.B155])" office:value-type="float" office:value="1.31">
            <text:p>1.31</text:p>
          </table:table-cell>
          <table:table-cell table:formula="oooc:=ABS([.E155]-[.B155])" office:value-type="float" office:value="1.31">
            <text:p>1.31</text:p>
          </table:table-cell>
          <table:table-cell table:formula="oooc:=ABS([.F155]-[.B155])" office:value-type="float" office:value="1.31">
            <text:p>1.31</text:p>
          </table:table-cell>
          <table:table-cell table:formula="oooc:=ABS([.G155]-[.B155])" office:value-type="float" office:value="1.31">
            <text:p>1.31</text:p>
          </table:table-cell>
          <table:table-cell table:formula="oooc:=ABS([.H155]-[.B155])" office:value-type="float" office:value="1.31">
            <text:p>1.31</text:p>
          </table:table-cell>
          <table:table-cell table:formula="oooc:=ABS([.I155]-[.B155])" office:value-type="float" office:value="1.31">
            <text:p>1.31</text:p>
          </table:table-cell>
          <table:table-cell table:formula="oooc:=ABS([.J155]-[.B155])" office:value-type="float" office:value="1.31">
            <text:p>1.31</text:p>
          </table:table-cell>
          <table:table-cell table:formula="oooc:=ABS([.K155]-[.B155])" office:value-type="float" office:value="1.31">
            <text:p>1.31</text:p>
          </table:table-cell>
          <table:table-cell table:formula="oooc:=ABS([.L155]-[.B155])" office:value-type="float" office:value="1.31">
            <text:p>1.31</text:p>
          </table:table-cell>
          <table:table-cell table:formula="oooc:=ABS([.M155]-[.B155])" office:value-type="float" office:value="1.31">
            <text:p>1.31</text:p>
          </table:table-cell>
          <table:table-cell table:formula="oooc:=ABS([.N155]-[.B155])" office:value-type="float" office:value="1.32000000000001">
            <text:p>1.32</text:p>
          </table:table-cell>
          <table:table-cell table:number-columns-repeated="3"/>
        </table:table-row>
        <table:table-row table:style-name="ro1">
          <table:table-cell office:value-type="string">
            <text:p>TAACCATACTGAATACCTTTTGACG</text:p>
          </table:table-cell>
          <table:table-cell office:value-type="float" office:value="71.3">
            <text:p>71.3</text:p>
          </table:table-cell>
          <table:table-cell table:number-columns-repeated="12" office:value-type="float" office:value="72.75">
            <text:p>72.75</text:p>
          </table:table-cell>
          <table:table-cell office:value-type="float" office:value="71.3">
            <text:p>71.3</text:p>
          </table:table-cell>
          <table:table-cell/>
          <table:table-cell table:formula="oooc:=ABS(([.C156]-[.B156])*100/[.B156])" office:value-type="float" office:value="2.03366058906031">
            <text:p>2.03</text:p>
          </table:table-cell>
          <table:table-cell table:formula="oooc:=ABS(([.D156]-[.B156])*100/[.B156])" office:value-type="float" office:value="2.03366058906031">
            <text:p>2.03</text:p>
          </table:table-cell>
          <table:table-cell table:formula="oooc:=ABS(([.E156]-[.B156])*100/[.B156])" office:value-type="float" office:value="2.03366058906031">
            <text:p>2.03</text:p>
          </table:table-cell>
          <table:table-cell table:formula="oooc:=ABS(([.F156]-[.B156])*100/[.B156])" office:value-type="float" office:value="2.03366058906031">
            <text:p>2.03</text:p>
          </table:table-cell>
          <table:table-cell table:formula="oooc:=ABS(([.G156]-[.B156])*100/[.B156])" office:value-type="float" office:value="2.03366058906031">
            <text:p>2.03</text:p>
          </table:table-cell>
          <table:table-cell table:formula="oooc:=ABS(([.H156]-[.B156])*100/[.B156])" office:value-type="float" office:value="2.03366058906031">
            <text:p>2.03</text:p>
          </table:table-cell>
          <table:table-cell table:formula="oooc:=ABS(([.I156]-[.B156])*100/[.B156])" office:value-type="float" office:value="2.03366058906031">
            <text:p>2.03</text:p>
          </table:table-cell>
          <table:table-cell table:formula="oooc:=ABS(([.J156]-[.B156])*100/[.B156])" office:value-type="float" office:value="2.03366058906031">
            <text:p>2.03</text:p>
          </table:table-cell>
          <table:table-cell table:formula="oooc:=ABS(([.K156]-[.B156])*100/[.B156])" office:value-type="float" office:value="2.03366058906031">
            <text:p>2.03</text:p>
          </table:table-cell>
          <table:table-cell table:formula="oooc:=ABS(([.L156]-[.B156])*100/[.B156])" office:value-type="float" office:value="2.03366058906031">
            <text:p>2.03</text:p>
          </table:table-cell>
          <table:table-cell table:formula="oooc:=ABS(([.M156]-[.B156])*100/[.B156])" office:value-type="float" office:value="2.03366058906031">
            <text:p>2.03</text:p>
          </table:table-cell>
          <table:table-cell table:formula="oooc:=ABS(([.N156]-[.B156])*100/[.B156])" office:value-type="float" office:value="2.03366058906031">
            <text:p>2.03</text:p>
          </table:table-cell>
          <table:table-cell table:number-columns-repeated="2"/>
          <table:table-cell table:formula="oooc:=ABS([.C156]-[.B156])" office:value-type="float" office:value="1.45">
            <text:p>1.45</text:p>
          </table:table-cell>
          <table:table-cell table:formula="oooc:=ABS([.D156]-[.B156])" office:value-type="float" office:value="1.45">
            <text:p>1.45</text:p>
          </table:table-cell>
          <table:table-cell table:formula="oooc:=ABS([.E156]-[.B156])" office:value-type="float" office:value="1.45">
            <text:p>1.45</text:p>
          </table:table-cell>
          <table:table-cell table:formula="oooc:=ABS([.F156]-[.B156])" office:value-type="float" office:value="1.45">
            <text:p>1.45</text:p>
          </table:table-cell>
          <table:table-cell table:formula="oooc:=ABS([.G156]-[.B156])" office:value-type="float" office:value="1.45">
            <text:p>1.45</text:p>
          </table:table-cell>
          <table:table-cell table:formula="oooc:=ABS([.H156]-[.B156])" office:value-type="float" office:value="1.45">
            <text:p>1.45</text:p>
          </table:table-cell>
          <table:table-cell table:formula="oooc:=ABS([.I156]-[.B156])" office:value-type="float" office:value="1.45">
            <text:p>1.45</text:p>
          </table:table-cell>
          <table:table-cell table:formula="oooc:=ABS([.J156]-[.B156])" office:value-type="float" office:value="1.45">
            <text:p>1.45</text:p>
          </table:table-cell>
          <table:table-cell table:formula="oooc:=ABS([.K156]-[.B156])" office:value-type="float" office:value="1.45">
            <text:p>1.45</text:p>
          </table:table-cell>
          <table:table-cell table:formula="oooc:=ABS([.L156]-[.B156])" office:value-type="float" office:value="1.45">
            <text:p>1.45</text:p>
          </table:table-cell>
          <table:table-cell table:formula="oooc:=ABS([.M156]-[.B156])" office:value-type="float" office:value="1.45">
            <text:p>1.45</text:p>
          </table:table-cell>
          <table:table-cell table:formula="oooc:=ABS([.N156]-[.B156])" office:value-type="float" office:value="1.45">
            <text:p>1.45</text:p>
          </table:table-cell>
          <table:table-cell table:number-columns-repeated="3"/>
        </table:table-row>
        <table:table-row table:style-name="ro1">
          <table:table-cell office:value-type="string">
            <text:p>AAATAGCCGGGCCGC</text:p>
          </table:table-cell>
          <table:table-cell office:value-type="float" office:value="70.4">
            <text:p>70.4</text:p>
          </table:table-cell>
          <table:table-cell table:number-columns-repeated="11" office:value-type="float" office:value="73.47">
            <text:p>73.47</text:p>
          </table:table-cell>
          <table:table-cell office:value-type="float" office:value="73.48">
            <text:p>73.48</text:p>
          </table:table-cell>
          <table:table-cell office:value-type="float" office:value="70.4">
            <text:p>70.4</text:p>
          </table:table-cell>
          <table:table-cell/>
          <table:table-cell table:formula="oooc:=ABS(([.C157]-[.B157])*100/[.B157])" office:value-type="float" office:value="4.36079545454544">
            <text:p>4.36</text:p>
          </table:table-cell>
          <table:table-cell table:formula="oooc:=ABS(([.D157]-[.B157])*100/[.B157])" office:value-type="float" office:value="4.36079545454544">
            <text:p>4.36</text:p>
          </table:table-cell>
          <table:table-cell table:formula="oooc:=ABS(([.E157]-[.B157])*100/[.B157])" office:value-type="float" office:value="4.36079545454544">
            <text:p>4.36</text:p>
          </table:table-cell>
          <table:table-cell table:formula="oooc:=ABS(([.F157]-[.B157])*100/[.B157])" office:value-type="float" office:value="4.36079545454544">
            <text:p>4.36</text:p>
          </table:table-cell>
          <table:table-cell table:formula="oooc:=ABS(([.G157]-[.B157])*100/[.B157])" office:value-type="float" office:value="4.36079545454544">
            <text:p>4.36</text:p>
          </table:table-cell>
          <table:table-cell table:formula="oooc:=ABS(([.H157]-[.B157])*100/[.B157])" office:value-type="float" office:value="4.36079545454544">
            <text:p>4.36</text:p>
          </table:table-cell>
          <table:table-cell table:formula="oooc:=ABS(([.I157]-[.B157])*100/[.B157])" office:value-type="float" office:value="4.36079545454544">
            <text:p>4.36</text:p>
          </table:table-cell>
          <table:table-cell table:formula="oooc:=ABS(([.J157]-[.B157])*100/[.B157])" office:value-type="float" office:value="4.36079545454544">
            <text:p>4.36</text:p>
          </table:table-cell>
          <table:table-cell table:formula="oooc:=ABS(([.K157]-[.B157])*100/[.B157])" office:value-type="float" office:value="4.36079545454544">
            <text:p>4.36</text:p>
          </table:table-cell>
          <table:table-cell table:formula="oooc:=ABS(([.L157]-[.B157])*100/[.B157])" office:value-type="float" office:value="4.36079545454544">
            <text:p>4.36</text:p>
          </table:table-cell>
          <table:table-cell table:formula="oooc:=ABS(([.M157]-[.B157])*100/[.B157])" office:value-type="float" office:value="4.36079545454544">
            <text:p>4.36</text:p>
          </table:table-cell>
          <table:table-cell table:formula="oooc:=ABS(([.N157]-[.B157])*100/[.B157])" office:value-type="float" office:value="4.375">
            <text:p>4.38</text:p>
          </table:table-cell>
          <table:table-cell table:number-columns-repeated="2"/>
          <table:table-cell table:formula="oooc:=ABS([.C157]-[.B157])" office:value-type="float" office:value="3.06999999999999">
            <text:p>3.07</text:p>
          </table:table-cell>
          <table:table-cell table:formula="oooc:=ABS([.D157]-[.B157])" office:value-type="float" office:value="3.06999999999999">
            <text:p>3.07</text:p>
          </table:table-cell>
          <table:table-cell table:formula="oooc:=ABS([.E157]-[.B157])" office:value-type="float" office:value="3.06999999999999">
            <text:p>3.07</text:p>
          </table:table-cell>
          <table:table-cell table:formula="oooc:=ABS([.F157]-[.B157])" office:value-type="float" office:value="3.06999999999999">
            <text:p>3.07</text:p>
          </table:table-cell>
          <table:table-cell table:formula="oooc:=ABS([.G157]-[.B157])" office:value-type="float" office:value="3.06999999999999">
            <text:p>3.07</text:p>
          </table:table-cell>
          <table:table-cell table:formula="oooc:=ABS([.H157]-[.B157])" office:value-type="float" office:value="3.06999999999999">
            <text:p>3.07</text:p>
          </table:table-cell>
          <table:table-cell table:formula="oooc:=ABS([.I157]-[.B157])" office:value-type="float" office:value="3.06999999999999">
            <text:p>3.07</text:p>
          </table:table-cell>
          <table:table-cell table:formula="oooc:=ABS([.J157]-[.B157])" office:value-type="float" office:value="3.06999999999999">
            <text:p>3.07</text:p>
          </table:table-cell>
          <table:table-cell table:formula="oooc:=ABS([.K157]-[.B157])" office:value-type="float" office:value="3.06999999999999">
            <text:p>3.07</text:p>
          </table:table-cell>
          <table:table-cell table:formula="oooc:=ABS([.L157]-[.B157])" office:value-type="float" office:value="3.06999999999999">
            <text:p>3.07</text:p>
          </table:table-cell>
          <table:table-cell table:formula="oooc:=ABS([.M157]-[.B157])" office:value-type="float" office:value="3.06999999999999">
            <text:p>3.07</text:p>
          </table:table-cell>
          <table:table-cell table:formula="oooc:=ABS([.N157]-[.B157])" office:value-type="float" office:value="3.08">
            <text:p>3.08</text:p>
          </table:table-cell>
          <table:table-cell table:number-columns-repeated="3"/>
        </table:table-row>
        <table:table-row table:style-name="ro1">
          <table:table-cell office:value-type="string">
            <text:p>GAAATGAAAG</text:p>
          </table:table-cell>
          <table:table-cell office:value-type="float" office:value="33.1">
            <text:p>33.1</text:p>
          </table:table-cell>
          <table:table-cell office:value-type="float" office:value="29.13">
            <text:p>29.13</text:p>
          </table:table-cell>
          <table:table-cell office:value-type="float" office:value="30.15">
            <text:p>30.15</text:p>
          </table:table-cell>
          <table:table-cell office:value-type="float" office:value="29.77">
            <text:p>29.77</text:p>
          </table:table-cell>
          <table:table-cell office:value-type="float" office:value="30.9">
            <text:p>30.9</text:p>
          </table:table-cell>
          <table:table-cell office:value-type="float" office:value="31.7">
            <text:p>31.7</text:p>
          </table:table-cell>
          <table:table-cell office:value-type="float" office:value="31.56">
            <text:p>31.56</text:p>
          </table:table-cell>
          <table:table-cell office:value-type="float" office:value="32.55">
            <text:p>32.55</text:p>
          </table:table-cell>
          <table:table-cell office:value-type="float" office:value="31.35">
            <text:p>31.35</text:p>
          </table:table-cell>
          <table:table-cell office:value-type="float" office:value="31.83">
            <text:p>31.83</text:p>
          </table:table-cell>
          <table:table-cell office:value-type="float" office:value="30.5">
            <text:p>30.5</text:p>
          </table:table-cell>
          <table:table-cell office:value-type="float" office:value="32.53">
            <text:p>32.53</text:p>
          </table:table-cell>
          <table:table-cell office:value-type="float" office:value="31.73">
            <text:p>31.73</text:p>
          </table:table-cell>
          <table:table-cell office:value-type="float" office:value="33.1">
            <text:p>33.1</text:p>
          </table:table-cell>
          <table:table-cell/>
          <table:table-cell table:formula="oooc:=ABS(([.C158]-[.B158])*100/[.B158])" office:value-type="float" office:value="11.9939577039275">
            <text:p>11.99</text:p>
          </table:table-cell>
          <table:table-cell table:formula="oooc:=ABS(([.D158]-[.B158])*100/[.B158])" office:value-type="float" office:value="8.91238670694865">
            <text:p>8.91</text:p>
          </table:table-cell>
          <table:table-cell table:formula="oooc:=ABS(([.E158]-[.B158])*100/[.B158])" office:value-type="float" office:value="10.0604229607251">
            <text:p>10.06</text:p>
          </table:table-cell>
          <table:table-cell table:formula="oooc:=ABS(([.F158]-[.B158])*100/[.B158])" office:value-type="float" office:value="6.64652567975832">
            <text:p>6.65</text:p>
          </table:table-cell>
          <table:table-cell table:formula="oooc:=ABS(([.G158]-[.B158])*100/[.B158])" office:value-type="float" office:value="4.22960725075529">
            <text:p>4.23</text:p>
          </table:table-cell>
          <table:table-cell table:formula="oooc:=ABS(([.H158]-[.B158])*100/[.B158])" office:value-type="float" office:value="4.65256797583082">
            <text:p>4.65</text:p>
          </table:table-cell>
          <table:table-cell table:formula="oooc:=ABS(([.I158]-[.B158])*100/[.B158])" office:value-type="float" office:value="1.66163141993959">
            <text:p>1.66</text:p>
          </table:table-cell>
          <table:table-cell table:formula="oooc:=ABS(([.J158]-[.B158])*100/[.B158])" office:value-type="float" office:value="5.28700906344411">
            <text:p>5.29</text:p>
          </table:table-cell>
          <table:table-cell table:formula="oooc:=ABS(([.K158]-[.B158])*100/[.B158])" office:value-type="float" office:value="3.83685800604231">
            <text:p>3.84</text:p>
          </table:table-cell>
          <table:table-cell table:formula="oooc:=ABS(([.L158]-[.B158])*100/[.B158])" office:value-type="float" office:value="7.85498489425982">
            <text:p>7.85</text:p>
          </table:table-cell>
          <table:table-cell table:formula="oooc:=ABS(([.M158]-[.B158])*100/[.B158])" office:value-type="float" office:value="1.72205438066465">
            <text:p>1.72</text:p>
          </table:table-cell>
          <table:table-cell table:formula="oooc:=ABS(([.N158]-[.B158])*100/[.B158])" office:value-type="float" office:value="4.13897280966768">
            <text:p>4.14</text:p>
          </table:table-cell>
          <table:table-cell table:number-columns-repeated="2"/>
          <table:table-cell table:formula="oooc:=ABS([.C158]-[.B158])" office:value-type="float" office:value="3.97">
            <text:p>3.97</text:p>
          </table:table-cell>
          <table:table-cell table:formula="oooc:=ABS([.D158]-[.B158])" office:value-type="float" office:value="2.95">
            <text:p>2.95</text:p>
          </table:table-cell>
          <table:table-cell table:formula="oooc:=ABS([.E158]-[.B158])" office:value-type="float" office:value="3.33">
            <text:p>3.33</text:p>
          </table:table-cell>
          <table:table-cell table:formula="oooc:=ABS([.F158]-[.B158])" office:value-type="float" office:value="2.2">
            <text:p>2.2</text:p>
          </table:table-cell>
          <table:table-cell table:formula="oooc:=ABS([.G158]-[.B158])" office:value-type="float" office:value="1.4">
            <text:p>1.4</text:p>
          </table:table-cell>
          <table:table-cell table:formula="oooc:=ABS([.H158]-[.B158])" office:value-type="float" office:value="1.54">
            <text:p>1.54</text:p>
          </table:table-cell>
          <table:table-cell table:formula="oooc:=ABS([.I158]-[.B158])" office:value-type="float" office:value="0.550000000000004">
            <text:p>0.55</text:p>
          </table:table-cell>
          <table:table-cell table:formula="oooc:=ABS([.J158]-[.B158])" office:value-type="float" office:value="1.75">
            <text:p>1.75</text:p>
          </table:table-cell>
          <table:table-cell table:formula="oooc:=ABS([.K158]-[.B158])" office:value-type="float" office:value="1.27">
            <text:p>1.27</text:p>
          </table:table-cell>
          <table:table-cell table:formula="oooc:=ABS([.L158]-[.B158])" office:value-type="float" office:value="2.6">
            <text:p>2.6</text:p>
          </table:table-cell>
          <table:table-cell table:formula="oooc:=ABS([.M158]-[.B158])" office:value-type="float" office:value="0.57">
            <text:p>0.57</text:p>
          </table:table-cell>
          <table:table-cell table:formula="oooc:=ABS([.N158]-[.B158])" office:value-type="float" office:value="1.37">
            <text:p>1.37</text:p>
          </table:table-cell>
          <table:table-cell table:number-columns-repeated="3"/>
        </table:table-row>
        <table:table-row table:style-name="ro1">
          <table:table-cell office:value-type="string">
            <text:p>ATCGTCTCGGTATAA</text:p>
          </table:table-cell>
          <table:table-cell office:value-type="float" office:value="49.4">
            <text:p>49.4</text:p>
          </table:table-cell>
          <table:table-cell office:value-type="float" office:value="36.74">
            <text:p>36.74</text:p>
          </table:table-cell>
          <table:table-cell office:value-type="float" office:value="43.49">
            <text:p>43.49</text:p>
          </table:table-cell>
          <table:table-cell office:value-type="float" office:value="41.79">
            <text:p>41.79</text:p>
          </table:table-cell>
          <table:table-cell office:value-type="float" office:value="46.81">
            <text:p>46.81</text:p>
          </table:table-cell>
          <table:table-cell office:value-type="float" office:value="49.77">
            <text:p>49.77</text:p>
          </table:table-cell>
          <table:table-cell office:value-type="float" office:value="46.33">
            <text:p>46.33</text:p>
          </table:table-cell>
          <table:table-cell office:value-type="float" office:value="50.68">
            <text:p>50.68</text:p>
          </table:table-cell>
          <table:table-cell office:value-type="float" office:value="48.86">
            <text:p>48.86</text:p>
          </table:table-cell>
          <table:table-cell office:value-type="float" office:value="49.7">
            <text:p>49.7</text:p>
          </table:table-cell>
          <table:table-cell office:value-type="float" office:value="45.07">
            <text:p>45.07</text:p>
          </table:table-cell>
          <table:table-cell office:value-type="float" office:value="51.24">
            <text:p>51.24</text:p>
          </table:table-cell>
          <table:table-cell office:value-type="float" office:value="48.32">
            <text:p>48.32</text:p>
          </table:table-cell>
          <table:table-cell office:value-type="float" office:value="49.4">
            <text:p>49.4</text:p>
          </table:table-cell>
          <table:table-cell/>
          <table:table-cell table:formula="oooc:=ABS(([.C159]-[.B159])*100/[.B159])" office:value-type="float" office:value="25.6275303643725">
            <text:p>25.63</text:p>
          </table:table-cell>
          <table:table-cell table:formula="oooc:=ABS(([.D159]-[.B159])*100/[.B159])" office:value-type="float" office:value="11.9635627530364">
            <text:p>11.96</text:p>
          </table:table-cell>
          <table:table-cell table:formula="oooc:=ABS(([.E159]-[.B159])*100/[.B159])" office:value-type="float" office:value="15.4048582995951">
            <text:p>15.4</text:p>
          </table:table-cell>
          <table:table-cell table:formula="oooc:=ABS(([.F159]-[.B159])*100/[.B159])" office:value-type="float" office:value="5.24291497975708">
            <text:p>5.24</text:p>
          </table:table-cell>
          <table:table-cell table:formula="oooc:=ABS(([.G159]-[.B159])*100/[.B159])" office:value-type="float" office:value="0.748987854251021">
            <text:p>0.75</text:p>
          </table:table-cell>
          <table:table-cell table:formula="oooc:=ABS(([.H159]-[.B159])*100/[.B159])" office:value-type="float" office:value="6.21457489878543">
            <text:p>6.21</text:p>
          </table:table-cell>
          <table:table-cell table:formula="oooc:=ABS(([.I159]-[.B159])*100/[.B159])" office:value-type="float" office:value="2.59109311740891">
            <text:p>2.59</text:p>
          </table:table-cell>
          <table:table-cell table:formula="oooc:=ABS(([.J159]-[.B159])*100/[.B159])" office:value-type="float" office:value="1.09311740890688">
            <text:p>1.09</text:p>
          </table:table-cell>
          <table:table-cell table:formula="oooc:=ABS(([.K159]-[.B159])*100/[.B159])" office:value-type="float" office:value="0.607287449392721">
            <text:p>0.61</text:p>
          </table:table-cell>
          <table:table-cell table:formula="oooc:=ABS(([.L159]-[.B159])*100/[.B159])" office:value-type="float" office:value="8.76518218623482">
            <text:p>8.77</text:p>
          </table:table-cell>
          <table:table-cell table:formula="oooc:=ABS(([.M159]-[.B159])*100/[.B159])" office:value-type="float" office:value="3.72469635627531">
            <text:p>3.72</text:p>
          </table:table-cell>
          <table:table-cell table:formula="oooc:=ABS(([.N159]-[.B159])*100/[.B159])" office:value-type="float" office:value="2.18623481781376">
            <text:p>2.19</text:p>
          </table:table-cell>
          <table:table-cell table:number-columns-repeated="2"/>
          <table:table-cell table:formula="oooc:=ABS([.C159]-[.B159])" office:value-type="float" office:value="12.66">
            <text:p>12.66</text:p>
          </table:table-cell>
          <table:table-cell table:formula="oooc:=ABS([.D159]-[.B159])" office:value-type="float" office:value="5.91">
            <text:p>5.91</text:p>
          </table:table-cell>
          <table:table-cell table:formula="oooc:=ABS([.E159]-[.B159])" office:value-type="float" office:value="7.61">
            <text:p>7.61</text:p>
          </table:table-cell>
          <table:table-cell table:formula="oooc:=ABS([.F159]-[.B159])" office:value-type="float" office:value="2.59">
            <text:p>2.59</text:p>
          </table:table-cell>
          <table:table-cell table:formula="oooc:=ABS([.G159]-[.B159])" office:value-type="float" office:value="0.370000000000005">
            <text:p>0.37</text:p>
          </table:table-cell>
          <table:table-cell table:formula="oooc:=ABS([.H159]-[.B159])" office:value-type="float" office:value="3.07">
            <text:p>3.07</text:p>
          </table:table-cell>
          <table:table-cell table:formula="oooc:=ABS([.I159]-[.B159])" office:value-type="float" office:value="1.28">
            <text:p>1.28</text:p>
          </table:table-cell>
          <table:table-cell table:formula="oooc:=ABS([.J159]-[.B159])" office:value-type="float" office:value="0.539999999999999">
            <text:p>0.54</text:p>
          </table:table-cell>
          <table:table-cell table:formula="oooc:=ABS([.K159]-[.B159])" office:value-type="float" office:value="0.300000000000004">
            <text:p>0.3</text:p>
          </table:table-cell>
          <table:table-cell table:formula="oooc:=ABS([.L159]-[.B159])" office:value-type="float" office:value="4.33">
            <text:p>4.33</text:p>
          </table:table-cell>
          <table:table-cell table:formula="oooc:=ABS([.M159]-[.B159])" office:value-type="float" office:value="1.84">
            <text:p>1.84</text:p>
          </table:table-cell>
          <table:table-cell table:formula="oooc:=ABS([.N159]-[.B159])" office:value-type="float" office:value="1.08">
            <text:p>1.08</text:p>
          </table:table-cell>
          <table:table-cell table:number-columns-repeated="3"/>
        </table:table-row>
        <table:table-row table:style-name="ro1">
          <table:table-cell office:value-type="string">
            <text:p>ATAACTTTACGTGTGTGACCTATTA</text:p>
          </table:table-cell>
          <table:table-cell office:value-type="float" office:value="71.8">
            <text:p>71.8</text:p>
          </table:table-cell>
          <table:table-cell table:number-columns-repeated="11" office:value-type="float" office:value="72.31">
            <text:p>72.31</text:p>
          </table:table-cell>
          <table:table-cell office:value-type="float" office:value="72.32">
            <text:p>72.32</text:p>
          </table:table-cell>
          <table:table-cell office:value-type="float" office:value="71.8">
            <text:p>71.8</text:p>
          </table:table-cell>
          <table:table-cell/>
          <table:table-cell table:formula="oooc:=ABS(([.C160]-[.B160])*100/[.B160])" office:value-type="float" office:value="0.710306406685244">
            <text:p>0.71</text:p>
          </table:table-cell>
          <table:table-cell table:formula="oooc:=ABS(([.D160]-[.B160])*100/[.B160])" office:value-type="float" office:value="0.710306406685244">
            <text:p>0.71</text:p>
          </table:table-cell>
          <table:table-cell table:formula="oooc:=ABS(([.E160]-[.B160])*100/[.B160])" office:value-type="float" office:value="0.710306406685244">
            <text:p>0.71</text:p>
          </table:table-cell>
          <table:table-cell table:formula="oooc:=ABS(([.F160]-[.B160])*100/[.B160])" office:value-type="float" office:value="0.710306406685244">
            <text:p>0.71</text:p>
          </table:table-cell>
          <table:table-cell table:formula="oooc:=ABS(([.G160]-[.B160])*100/[.B160])" office:value-type="float" office:value="0.710306406685244">
            <text:p>0.71</text:p>
          </table:table-cell>
          <table:table-cell table:formula="oooc:=ABS(([.H160]-[.B160])*100/[.B160])" office:value-type="float" office:value="0.710306406685244">
            <text:p>0.71</text:p>
          </table:table-cell>
          <table:table-cell table:formula="oooc:=ABS(([.I160]-[.B160])*100/[.B160])" office:value-type="float" office:value="0.710306406685244">
            <text:p>0.71</text:p>
          </table:table-cell>
          <table:table-cell table:formula="oooc:=ABS(([.J160]-[.B160])*100/[.B160])" office:value-type="float" office:value="0.710306406685244">
            <text:p>0.71</text:p>
          </table:table-cell>
          <table:table-cell table:formula="oooc:=ABS(([.K160]-[.B160])*100/[.B160])" office:value-type="float" office:value="0.710306406685244">
            <text:p>0.71</text:p>
          </table:table-cell>
          <table:table-cell table:formula="oooc:=ABS(([.L160]-[.B160])*100/[.B160])" office:value-type="float" office:value="0.710306406685244">
            <text:p>0.71</text:p>
          </table:table-cell>
          <table:table-cell table:formula="oooc:=ABS(([.M160]-[.B160])*100/[.B160])" office:value-type="float" office:value="0.710306406685244">
            <text:p>0.71</text:p>
          </table:table-cell>
          <table:table-cell table:formula="oooc:=ABS(([.N160]-[.B160])*100/[.B160])" office:value-type="float" office:value="0.724233983286903">
            <text:p>0.72</text:p>
          </table:table-cell>
          <table:table-cell table:number-columns-repeated="2"/>
          <table:table-cell table:formula="oooc:=ABS([.C160]-[.B160])" office:value-type="float" office:value="0.510000000000005">
            <text:p>0.51</text:p>
          </table:table-cell>
          <table:table-cell table:formula="oooc:=ABS([.D160]-[.B160])" office:value-type="float" office:value="0.510000000000005">
            <text:p>0.51</text:p>
          </table:table-cell>
          <table:table-cell table:formula="oooc:=ABS([.E160]-[.B160])" office:value-type="float" office:value="0.510000000000005">
            <text:p>0.51</text:p>
          </table:table-cell>
          <table:table-cell table:formula="oooc:=ABS([.F160]-[.B160])" office:value-type="float" office:value="0.510000000000005">
            <text:p>0.51</text:p>
          </table:table-cell>
          <table:table-cell table:formula="oooc:=ABS([.G160]-[.B160])" office:value-type="float" office:value="0.510000000000005">
            <text:p>0.51</text:p>
          </table:table-cell>
          <table:table-cell table:formula="oooc:=ABS([.H160]-[.B160])" office:value-type="float" office:value="0.510000000000005">
            <text:p>0.51</text:p>
          </table:table-cell>
          <table:table-cell table:formula="oooc:=ABS([.I160]-[.B160])" office:value-type="float" office:value="0.510000000000005">
            <text:p>0.51</text:p>
          </table:table-cell>
          <table:table-cell table:formula="oooc:=ABS([.J160]-[.B160])" office:value-type="float" office:value="0.510000000000005">
            <text:p>0.51</text:p>
          </table:table-cell>
          <table:table-cell table:formula="oooc:=ABS([.K160]-[.B160])" office:value-type="float" office:value="0.510000000000005">
            <text:p>0.51</text:p>
          </table:table-cell>
          <table:table-cell table:formula="oooc:=ABS([.L160]-[.B160])" office:value-type="float" office:value="0.510000000000005">
            <text:p>0.51</text:p>
          </table:table-cell>
          <table:table-cell table:formula="oooc:=ABS([.M160]-[.B160])" office:value-type="float" office:value="0.510000000000005">
            <text:p>0.51</text:p>
          </table:table-cell>
          <table:table-cell table:formula="oooc:=ABS([.N160]-[.B160])" office:value-type="float" office:value="0.519999999999996">
            <text:p>0.52</text:p>
          </table:table-cell>
          <table:table-cell table:number-columns-repeated="3"/>
        </table:table-row>
        <table:table-row table:style-name="ro1">
          <table:table-cell office:value-type="string">
            <text:p>GAAATGAAAG</text:p>
          </table:table-cell>
          <table:table-cell office:value-type="float" office:value="29.1">
            <text:p>29.1</text:p>
          </table:table-cell>
          <table:table-cell office:value-type="float" office:value="19.16">
            <text:p>19.16</text:p>
          </table:table-cell>
          <table:table-cell office:value-type="float" office:value="21.9">
            <text:p>21.9</text:p>
          </table:table-cell>
          <table:table-cell office:value-type="float" office:value="20.69">
            <text:p>20.69</text:p>
          </table:table-cell>
          <table:table-cell office:value-type="float" office:value="24.26">
            <text:p>24.26</text:p>
          </table:table-cell>
          <table:table-cell office:value-type="float" office:value="26.93">
            <text:p>26.93</text:p>
          </table:table-cell>
          <table:table-cell office:value-type="float" office:value="24.84">
            <text:p>24.84</text:p>
          </table:table-cell>
          <table:table-cell office:value-type="float" office:value="28.21">
            <text:p>28.21</text:p>
          </table:table-cell>
          <table:table-cell office:value-type="float" office:value="25.72">
            <text:p>25.72</text:p>
          </table:table-cell>
          <table:table-cell office:value-type="float" office:value="27.34">
            <text:p>27.34</text:p>
          </table:table-cell>
          <table:table-cell office:value-type="float" office:value="23.02">
            <text:p>23.02</text:p>
          </table:table-cell>
          <table:table-cell office:value-type="float" office:value="28.71">
            <text:p>28.71</text:p>
          </table:table-cell>
          <table:table-cell office:value-type="float" office:value="25.82">
            <text:p>25.82</text:p>
          </table:table-cell>
          <table:table-cell office:value-type="float" office:value="29.1">
            <text:p>29.1</text:p>
          </table:table-cell>
          <table:table-cell/>
          <table:table-cell table:formula="oooc:=ABS(([.C161]-[.B161])*100/[.B161])" office:value-type="float" office:value="34.1580756013746">
            <text:p>34.16</text:p>
          </table:table-cell>
          <table:table-cell table:formula="oooc:=ABS(([.D161]-[.B161])*100/[.B161])" office:value-type="float" office:value="24.7422680412371">
            <text:p>24.74</text:p>
          </table:table-cell>
          <table:table-cell table:formula="oooc:=ABS(([.E161]-[.B161])*100/[.B161])" office:value-type="float" office:value="28.9003436426117">
            <text:p>28.9</text:p>
          </table:table-cell>
          <table:table-cell table:formula="oooc:=ABS(([.F161]-[.B161])*100/[.B161])" office:value-type="float" office:value="16.6323024054983">
            <text:p>16.63</text:p>
          </table:table-cell>
          <table:table-cell table:formula="oooc:=ABS(([.G161]-[.B161])*100/[.B161])" office:value-type="float" office:value="7.45704467353952">
            <text:p>7.46</text:p>
          </table:table-cell>
          <table:table-cell table:formula="oooc:=ABS(([.H161]-[.B161])*100/[.B161])" office:value-type="float" office:value="14.639175257732">
            <text:p>14.64</text:p>
          </table:table-cell>
          <table:table-cell table:formula="oooc:=ABS(([.I161]-[.B161])*100/[.B161])" office:value-type="float" office:value="3.05841924398626">
            <text:p>3.06</text:p>
          </table:table-cell>
          <table:table-cell table:formula="oooc:=ABS(([.J161]-[.B161])*100/[.B161])" office:value-type="float" office:value="11.6151202749141">
            <text:p>11.62</text:p>
          </table:table-cell>
          <table:table-cell table:formula="oooc:=ABS(([.K161]-[.B161])*100/[.B161])" office:value-type="float" office:value="6.04810996563574">
            <text:p>6.05</text:p>
          </table:table-cell>
          <table:table-cell table:formula="oooc:=ABS(([.L161]-[.B161])*100/[.B161])" office:value-type="float" office:value="20.893470790378">
            <text:p>20.89</text:p>
          </table:table-cell>
          <table:table-cell table:formula="oooc:=ABS(([.M161]-[.B161])*100/[.B161])" office:value-type="float" office:value="1.34020618556701">
            <text:p>1.34</text:p>
          </table:table-cell>
          <table:table-cell table:formula="oooc:=ABS(([.N161]-[.B161])*100/[.B161])" office:value-type="float" office:value="11.2714776632302">
            <text:p>11.27</text:p>
          </table:table-cell>
          <table:table-cell table:number-columns-repeated="2"/>
          <table:table-cell table:formula="oooc:=ABS([.C161]-[.B161])" office:value-type="float" office:value="9.94">
            <text:p>9.94</text:p>
          </table:table-cell>
          <table:table-cell table:formula="oooc:=ABS([.D161]-[.B161])" office:value-type="float" office:value="7.2">
            <text:p>7.2</text:p>
          </table:table-cell>
          <table:table-cell table:formula="oooc:=ABS([.E161]-[.B161])" office:value-type="float" office:value="8.41">
            <text:p>8.41</text:p>
          </table:table-cell>
          <table:table-cell table:formula="oooc:=ABS([.F161]-[.B161])" office:value-type="float" office:value="4.84">
            <text:p>4.84</text:p>
          </table:table-cell>
          <table:table-cell table:formula="oooc:=ABS([.G161]-[.B161])" office:value-type="float" office:value="2.17">
            <text:p>2.17</text:p>
          </table:table-cell>
          <table:table-cell table:formula="oooc:=ABS([.H161]-[.B161])" office:value-type="float" office:value="4.26">
            <text:p>4.26</text:p>
          </table:table-cell>
          <table:table-cell table:formula="oooc:=ABS([.I161]-[.B161])" office:value-type="float" office:value="0.890000000000001">
            <text:p>0.89</text:p>
          </table:table-cell>
          <table:table-cell table:formula="oooc:=ABS([.J161]-[.B161])" office:value-type="float" office:value="3.38">
            <text:p>3.38</text:p>
          </table:table-cell>
          <table:table-cell table:formula="oooc:=ABS([.K161]-[.B161])" office:value-type="float" office:value="1.76">
            <text:p>1.76</text:p>
          </table:table-cell>
          <table:table-cell table:formula="oooc:=ABS([.L161]-[.B161])" office:value-type="float" office:value="6.08">
            <text:p>6.08</text:p>
          </table:table-cell>
          <table:table-cell table:formula="oooc:=ABS([.M161]-[.B161])" office:value-type="float" office:value="0.390000000000001">
            <text:p>0.39</text:p>
          </table:table-cell>
          <table:table-cell table:formula="oooc:=ABS([.N161]-[.B161])" office:value-type="float" office:value="3.28">
            <text:p>3.28</text:p>
          </table:table-cell>
          <table:table-cell table:number-columns-repeated="3"/>
        </table:table-row>
        <table:table-row table:style-name="ro1">
          <table:table-cell office:value-type="string">
            <text:p>GCAGTGGATGTGAGA</text:p>
          </table:table-cell>
          <table:table-cell office:value-type="float" office:value="63.3">
            <text:p>63.3</text:p>
          </table:table-cell>
          <table:table-cell table:number-columns-repeated="12" office:value-type="float" office:value="64.37">
            <text:p>64.37</text:p>
          </table:table-cell>
          <table:table-cell office:value-type="float" office:value="63.3">
            <text:p>63.3</text:p>
          </table:table-cell>
          <table:table-cell/>
          <table:table-cell table:formula="oooc:=ABS(([.C162]-[.B162])*100/[.B162])" office:value-type="float" office:value="1.69036334913113">
            <text:p>1.69</text:p>
          </table:table-cell>
          <table:table-cell table:formula="oooc:=ABS(([.D162]-[.B162])*100/[.B162])" office:value-type="float" office:value="1.69036334913113">
            <text:p>1.69</text:p>
          </table:table-cell>
          <table:table-cell table:formula="oooc:=ABS(([.E162]-[.B162])*100/[.B162])" office:value-type="float" office:value="1.69036334913113">
            <text:p>1.69</text:p>
          </table:table-cell>
          <table:table-cell table:formula="oooc:=ABS(([.F162]-[.B162])*100/[.B162])" office:value-type="float" office:value="1.69036334913113">
            <text:p>1.69</text:p>
          </table:table-cell>
          <table:table-cell table:formula="oooc:=ABS(([.G162]-[.B162])*100/[.B162])" office:value-type="float" office:value="1.69036334913113">
            <text:p>1.69</text:p>
          </table:table-cell>
          <table:table-cell table:formula="oooc:=ABS(([.H162]-[.B162])*100/[.B162])" office:value-type="float" office:value="1.69036334913113">
            <text:p>1.69</text:p>
          </table:table-cell>
          <table:table-cell table:formula="oooc:=ABS(([.I162]-[.B162])*100/[.B162])" office:value-type="float" office:value="1.69036334913113">
            <text:p>1.69</text:p>
          </table:table-cell>
          <table:table-cell table:formula="oooc:=ABS(([.J162]-[.B162])*100/[.B162])" office:value-type="float" office:value="1.69036334913113">
            <text:p>1.69</text:p>
          </table:table-cell>
          <table:table-cell table:formula="oooc:=ABS(([.K162]-[.B162])*100/[.B162])" office:value-type="float" office:value="1.69036334913113">
            <text:p>1.69</text:p>
          </table:table-cell>
          <table:table-cell table:formula="oooc:=ABS(([.L162]-[.B162])*100/[.B162])" office:value-type="float" office:value="1.69036334913113">
            <text:p>1.69</text:p>
          </table:table-cell>
          <table:table-cell table:formula="oooc:=ABS(([.M162]-[.B162])*100/[.B162])" office:value-type="float" office:value="1.69036334913113">
            <text:p>1.69</text:p>
          </table:table-cell>
          <table:table-cell table:formula="oooc:=ABS(([.N162]-[.B162])*100/[.B162])" office:value-type="float" office:value="1.69036334913113">
            <text:p>1.69</text:p>
          </table:table-cell>
          <table:table-cell table:number-columns-repeated="2"/>
          <table:table-cell table:formula="oooc:=ABS([.C162]-[.B162])" office:value-type="float" office:value="1.07000000000001">
            <text:p>1.07</text:p>
          </table:table-cell>
          <table:table-cell table:formula="oooc:=ABS([.D162]-[.B162])" office:value-type="float" office:value="1.07000000000001">
            <text:p>1.07</text:p>
          </table:table-cell>
          <table:table-cell table:formula="oooc:=ABS([.E162]-[.B162])" office:value-type="float" office:value="1.07000000000001">
            <text:p>1.07</text:p>
          </table:table-cell>
          <table:table-cell table:formula="oooc:=ABS([.F162]-[.B162])" office:value-type="float" office:value="1.07000000000001">
            <text:p>1.07</text:p>
          </table:table-cell>
          <table:table-cell table:formula="oooc:=ABS([.G162]-[.B162])" office:value-type="float" office:value="1.07000000000001">
            <text:p>1.07</text:p>
          </table:table-cell>
          <table:table-cell table:formula="oooc:=ABS([.H162]-[.B162])" office:value-type="float" office:value="1.07000000000001">
            <text:p>1.07</text:p>
          </table:table-cell>
          <table:table-cell table:formula="oooc:=ABS([.I162]-[.B162])" office:value-type="float" office:value="1.07000000000001">
            <text:p>1.07</text:p>
          </table:table-cell>
          <table:table-cell table:formula="oooc:=ABS([.J162]-[.B162])" office:value-type="float" office:value="1.07000000000001">
            <text:p>1.07</text:p>
          </table:table-cell>
          <table:table-cell table:formula="oooc:=ABS([.K162]-[.B162])" office:value-type="float" office:value="1.07000000000001">
            <text:p>1.07</text:p>
          </table:table-cell>
          <table:table-cell table:formula="oooc:=ABS([.L162]-[.B162])" office:value-type="float" office:value="1.07000000000001">
            <text:p>1.07</text:p>
          </table:table-cell>
          <table:table-cell table:formula="oooc:=ABS([.M162]-[.B162])" office:value-type="float" office:value="1.07000000000001">
            <text:p>1.07</text:p>
          </table:table-cell>
          <table:table-cell table:formula="oooc:=ABS([.N162]-[.B162])" office:value-type="float" office:value="1.07000000000001">
            <text:p>1.07</text:p>
          </table:table-cell>
          <table:table-cell table:number-columns-repeated="3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6.1">
            <text:p>56.1</text:p>
          </table:table-cell>
          <table:table-cell office:value-type="float" office:value="43.95">
            <text:p>43.95</text:p>
          </table:table-cell>
          <table:table-cell office:value-type="float" office:value="51.93">
            <text:p>51.93</text:p>
          </table:table-cell>
          <table:table-cell office:value-type="float" office:value="50.23">
            <text:p>50.23</text:p>
          </table:table-cell>
          <table:table-cell office:value-type="float" office:value="55.25">
            <text:p>55.25</text:p>
          </table:table-cell>
          <table:table-cell office:value-type="float" office:value="56.96">
            <text:p>56.96</text:p>
          </table:table-cell>
          <table:table-cell office:value-type="float" office:value="54.77">
            <text:p>54.77</text:p>
          </table:table-cell>
          <table:table-cell office:value-type="float" office:value="57.82">
            <text:p>57.82</text:p>
          </table:table-cell>
          <table:table-cell office:value-type="float" office:value="57.3">
            <text:p>57.3</text:p>
          </table:table-cell>
          <table:table-cell office:value-type="float" office:value="57.57">
            <text:p>57.57</text:p>
          </table:table-cell>
          <table:table-cell office:value-type="float" office:value="53.51">
            <text:p>53.51</text:p>
          </table:table-cell>
          <table:table-cell office:value-type="float" office:value="59.26">
            <text:p>59.26</text:p>
          </table:table-cell>
          <table:table-cell office:value-type="float" office:value="56.76">
            <text:p>56.76</text:p>
          </table:table-cell>
          <table:table-cell office:value-type="float" office:value="56.1">
            <text:p>56.1</text:p>
          </table:table-cell>
          <table:table-cell/>
          <table:table-cell table:formula="oooc:=ABS(([.C163]-[.B163])*100/[.B163])" office:value-type="float" office:value="21.6577540106952">
            <text:p>21.66</text:p>
          </table:table-cell>
          <table:table-cell table:formula="oooc:=ABS(([.D163]-[.B163])*100/[.B163])" office:value-type="float" office:value="7.43315508021391">
            <text:p>7.43</text:p>
          </table:table-cell>
          <table:table-cell table:formula="oooc:=ABS(([.E163]-[.B163])*100/[.B163])" office:value-type="float" office:value="10.4634581105169">
            <text:p>10.46</text:p>
          </table:table-cell>
          <table:table-cell table:formula="oooc:=ABS(([.F163]-[.B163])*100/[.B163])" office:value-type="float" office:value="1.51515151515152">
            <text:p>1.52</text:p>
          </table:table-cell>
          <table:table-cell table:formula="oooc:=ABS(([.G163]-[.B163])*100/[.B163])" office:value-type="float" office:value="1.53297682709447">
            <text:p>1.53</text:p>
          </table:table-cell>
          <table:table-cell table:formula="oooc:=ABS(([.H163]-[.B163])*100/[.B163])" office:value-type="float" office:value="2.37076648841354">
            <text:p>2.37</text:p>
          </table:table-cell>
          <table:table-cell table:formula="oooc:=ABS(([.I163]-[.B163])*100/[.B163])" office:value-type="float" office:value="3.06595365418895">
            <text:p>3.07</text:p>
          </table:table-cell>
          <table:table-cell table:formula="oooc:=ABS(([.J163]-[.B163])*100/[.B163])" office:value-type="float" office:value="2.13903743315507">
            <text:p>2.14</text:p>
          </table:table-cell>
          <table:table-cell table:formula="oooc:=ABS(([.K163]-[.B163])*100/[.B163])" office:value-type="float" office:value="2.62032085561497">
            <text:p>2.62</text:p>
          </table:table-cell>
          <table:table-cell table:formula="oooc:=ABS(([.L163]-[.B163])*100/[.B163])" office:value-type="float" office:value="4.61675579322639">
            <text:p>4.62</text:p>
          </table:table-cell>
          <table:table-cell table:formula="oooc:=ABS(([.M163]-[.B163])*100/[.B163])" office:value-type="float" office:value="5.63279857397504">
            <text:p>5.63</text:p>
          </table:table-cell>
          <table:table-cell table:formula="oooc:=ABS(([.N163]-[.B163])*100/[.B163])" office:value-type="float" office:value="1.17647058823529">
            <text:p>1.18</text:p>
          </table:table-cell>
          <table:table-cell table:number-columns-repeated="2"/>
          <table:table-cell table:formula="oooc:=ABS([.C163]-[.B163])" office:value-type="float" office:value="12.15">
            <text:p>12.15</text:p>
          </table:table-cell>
          <table:table-cell table:formula="oooc:=ABS([.D163]-[.B163])" office:value-type="float" office:value="4.17">
            <text:p>4.17</text:p>
          </table:table-cell>
          <table:table-cell table:formula="oooc:=ABS([.E163]-[.B163])" office:value-type="float" office:value="5.87">
            <text:p>5.87</text:p>
          </table:table-cell>
          <table:table-cell table:formula="oooc:=ABS([.F163]-[.B163])" office:value-type="float" office:value="0.850000000000001">
            <text:p>0.85</text:p>
          </table:table-cell>
          <table:table-cell table:formula="oooc:=ABS([.G163]-[.B163])" office:value-type="float" office:value="0.859999999999999">
            <text:p>0.86</text:p>
          </table:table-cell>
          <table:table-cell table:formula="oooc:=ABS([.H163]-[.B163])" office:value-type="float" office:value="1.33">
            <text:p>1.33</text:p>
          </table:table-cell>
          <table:table-cell table:formula="oooc:=ABS([.I163]-[.B163])" office:value-type="float" office:value="1.72">
            <text:p>1.72</text:p>
          </table:table-cell>
          <table:table-cell table:formula="oooc:=ABS([.J163]-[.B163])" office:value-type="float" office:value="1.2">
            <text:p>1.2</text:p>
          </table:table-cell>
          <table:table-cell table:formula="oooc:=ABS([.K163]-[.B163])" office:value-type="float" office:value="1.47">
            <text:p>1.47</text:p>
          </table:table-cell>
          <table:table-cell table:formula="oooc:=ABS([.L163]-[.B163])" office:value-type="float" office:value="2.59">
            <text:p>2.59</text:p>
          </table:table-cell>
          <table:table-cell table:formula="oooc:=ABS([.M163]-[.B163])" office:value-type="float" office:value="3.16">
            <text:p>3.16</text:p>
          </table:table-cell>
          <table:table-cell table:formula="oooc:=ABS([.N163]-[.B163])" office:value-type="float" office:value="0.659999999999997">
            <text:p>0.66</text:p>
          </table:table-cell>
          <table:table-cell table:number-columns-repeated="3"/>
        </table:table-row>
        <table:table-row table:style-name="ro1">
          <table:table-cell office:value-type="string">
            <text:p>AAATAGCCGGGCCGC</text:p>
          </table:table-cell>
          <table:table-cell office:value-type="float" office:value="59">
            <text:p>59</text:p>
          </table:table-cell>
          <table:table-cell office:value-type="float" office:value="43.85">
            <text:p>43.85</text:p>
          </table:table-cell>
          <table:table-cell office:value-type="float" office:value="60.4">
            <text:p>60.4</text:p>
          </table:table-cell>
          <table:table-cell office:value-type="float" office:value="57.65">
            <text:p>57.65</text:p>
          </table:table-cell>
          <table:table-cell office:value-type="float" office:value="65">
            <text:p>65</text:p>
          </table:table-cell>
          <table:table-cell office:value-type="float" office:value="62.24">
            <text:p>62.24</text:p>
          </table:table-cell>
          <table:table-cell office:value-type="float" office:value="66.7">
            <text:p>66.7</text:p>
          </table:table-cell>
          <table:table-cell office:value-type="float" office:value="62.27">
            <text:p>62.27</text:p>
          </table:table-cell>
          <table:table-cell office:value-type="float" office:value="58.96">
            <text:p>58.96</text:p>
          </table:table-cell>
          <table:table-cell office:value-type="float" office:value="59.95">
            <text:p>59.95</text:p>
          </table:table-cell>
          <table:table-cell office:value-type="float" office:value="54.2">
            <text:p>54.2</text:p>
          </table:table-cell>
          <table:table-cell office:value-type="float" office:value="61.08">
            <text:p>61.08</text:p>
          </table:table-cell>
          <table:table-cell office:value-type="float" office:value="57.69">
            <text:p>57.69</text:p>
          </table:table-cell>
          <table:table-cell office:value-type="float" office:value="59">
            <text:p>59</text:p>
          </table:table-cell>
          <table:table-cell/>
          <table:table-cell table:formula="oooc:=ABS(([.C164]-[.B164])*100/[.B164])" office:value-type="float" office:value="25.6779661016949">
            <text:p>25.68</text:p>
          </table:table-cell>
          <table:table-cell table:formula="oooc:=ABS(([.D164]-[.B164])*100/[.B164])" office:value-type="float" office:value="2.3728813559322">
            <text:p>2.37</text:p>
          </table:table-cell>
          <table:table-cell table:formula="oooc:=ABS(([.E164]-[.B164])*100/[.B164])" office:value-type="float" office:value="2.28813559322034">
            <text:p>2.29</text:p>
          </table:table-cell>
          <table:table-cell table:formula="oooc:=ABS(([.F164]-[.B164])*100/[.B164])" office:value-type="float" office:value="10.1694915254237">
            <text:p>10.17</text:p>
          </table:table-cell>
          <table:table-cell table:formula="oooc:=ABS(([.G164]-[.B164])*100/[.B164])" office:value-type="float" office:value="5.49152542372882">
            <text:p>5.49</text:p>
          </table:table-cell>
          <table:table-cell table:formula="oooc:=ABS(([.H164]-[.B164])*100/[.B164])" office:value-type="float" office:value="13.0508474576271">
            <text:p>13.05</text:p>
          </table:table-cell>
          <table:table-cell table:formula="oooc:=ABS(([.I164]-[.B164])*100/[.B164])" office:value-type="float" office:value="5.54237288135594">
            <text:p>5.54</text:p>
          </table:table-cell>
          <table:table-cell table:formula="oooc:=ABS(([.J164]-[.B164])*100/[.B164])" office:value-type="float" office:value="0.0677966101694901">
            <text:p>0.07</text:p>
          </table:table-cell>
          <table:table-cell table:formula="oooc:=ABS(([.K164]-[.B164])*100/[.B164])" office:value-type="float" office:value="1.61016949152543">
            <text:p>1.61</text:p>
          </table:table-cell>
          <table:table-cell table:formula="oooc:=ABS(([.L164]-[.B164])*100/[.B164])" office:value-type="float" office:value="8.13559322033898">
            <text:p>8.14</text:p>
          </table:table-cell>
          <table:table-cell table:formula="oooc:=ABS(([.M164]-[.B164])*100/[.B164])" office:value-type="float" office:value="3.52542372881356">
            <text:p>3.53</text:p>
          </table:table-cell>
          <table:table-cell table:formula="oooc:=ABS(([.N164]-[.B164])*100/[.B164])" office:value-type="float" office:value="2.22033898305085">
            <text:p>2.22</text:p>
          </table:table-cell>
          <table:table-cell table:number-columns-repeated="2"/>
          <table:table-cell table:formula="oooc:=ABS([.C164]-[.B164])" office:value-type="float" office:value="15.15">
            <text:p>15.15</text:p>
          </table:table-cell>
          <table:table-cell table:formula="oooc:=ABS([.D164]-[.B164])" office:value-type="float" office:value="1.4">
            <text:p>1.4</text:p>
          </table:table-cell>
          <table:table-cell table:formula="oooc:=ABS([.E164]-[.B164])" office:value-type="float" office:value="1.35">
            <text:p>1.35</text:p>
          </table:table-cell>
          <table:table-cell table:formula="oooc:=ABS([.F164]-[.B164])" office:value-type="float" office:value="6">
            <text:p>6</text:p>
          </table:table-cell>
          <table:table-cell table:formula="oooc:=ABS([.G164]-[.B164])" office:value-type="float" office:value="3.24">
            <text:p>3.24</text:p>
          </table:table-cell>
          <table:table-cell table:formula="oooc:=ABS([.H164]-[.B164])" office:value-type="float" office:value="7.7">
            <text:p>7.7</text:p>
          </table:table-cell>
          <table:table-cell table:formula="oooc:=ABS([.I164]-[.B164])" office:value-type="float" office:value="3.27">
            <text:p>3.27</text:p>
          </table:table-cell>
          <table:table-cell table:formula="oooc:=ABS([.J164]-[.B164])" office:value-type="float" office:value="0.0399999999999991">
            <text:p>0.04</text:p>
          </table:table-cell>
          <table:table-cell table:formula="oooc:=ABS([.K164]-[.B164])" office:value-type="float" office:value="0.950000000000003">
            <text:p>0.95</text:p>
          </table:table-cell>
          <table:table-cell table:formula="oooc:=ABS([.L164]-[.B164])" office:value-type="float" office:value="4.8">
            <text:p>4.8</text:p>
          </table:table-cell>
          <table:table-cell table:formula="oooc:=ABS([.M164]-[.B164])" office:value-type="float" office:value="2.08">
            <text:p>2.08</text:p>
          </table:table-cell>
          <table:table-cell table:formula="oooc:=ABS([.N164]-[.B164])" office:value-type="float" office:value="1.31">
            <text:p>1.31</text:p>
          </table:table-cell>
          <table:table-cell table:number-columns-repeated="3"/>
        </table:table-row>
        <table:table-row table:style-name="ro1">
          <table:table-cell office:value-type="string">
            <text:p>GATATAGCAAAATTCTAAGTTAATA</text:p>
          </table:table-cell>
          <table:table-cell office:value-type="float" office:value="49.1">
            <text:p>49.1</text:p>
          </table:table-cell>
          <table:table-cell office:value-type="float" office:value="34.65">
            <text:p>34.65</text:p>
          </table:table-cell>
          <table:table-cell office:value-type="float" office:value="44.53">
            <text:p>44.53</text:p>
          </table:table-cell>
          <table:table-cell office:value-type="float" office:value="42.39">
            <text:p>42.39</text:p>
          </table:table-cell>
          <table:table-cell office:value-type="float" office:value="48.7">
            <text:p>48.7</text:p>
          </table:table-cell>
          <table:table-cell office:value-type="float" office:value="49.94">
            <text:p>49.94</text:p>
          </table:table-cell>
          <table:table-cell office:value-type="float" office:value="46.66">
            <text:p>46.66</text:p>
          </table:table-cell>
          <table:table-cell office:value-type="float" office:value="49.4">
            <text:p>49.4</text:p>
          </table:table-cell>
          <table:table-cell office:value-type="float" office:value="51.27">
            <text:p>51.27</text:p>
          </table:table-cell>
          <table:table-cell office:value-type="float" office:value="51.51">
            <text:p>51.51</text:p>
          </table:table-cell>
          <table:table-cell office:value-type="float" office:value="46.51">
            <text:p>46.51</text:p>
          </table:table-cell>
          <table:table-cell office:value-type="float" office:value="52.81">
            <text:p>52.81</text:p>
          </table:table-cell>
          <table:table-cell office:value-type="float" office:value="50">
            <text:p>50</text:p>
          </table:table-cell>
          <table:table-cell office:value-type="float" office:value="49.1">
            <text:p>49.1</text:p>
          </table:table-cell>
          <table:table-cell/>
          <table:table-cell table:formula="oooc:=ABS(([.C165]-[.B165])*100/[.B165])" office:value-type="float" office:value="29.4297352342159">
            <text:p>29.43</text:p>
          </table:table-cell>
          <table:table-cell table:formula="oooc:=ABS(([.D165]-[.B165])*100/[.B165])" office:value-type="float" office:value="9.30753564154786">
            <text:p>9.31</text:p>
          </table:table-cell>
          <table:table-cell table:formula="oooc:=ABS(([.E165]-[.B165])*100/[.B165])" office:value-type="float" office:value="13.6659877800407">
            <text:p>13.67</text:p>
          </table:table-cell>
          <table:table-cell table:formula="oooc:=ABS(([.F165]-[.B165])*100/[.B165])" office:value-type="float" office:value="0.81466395112016">
            <text:p>0.81</text:p>
          </table:table-cell>
          <table:table-cell table:formula="oooc:=ABS(([.G165]-[.B165])*100/[.B165])" office:value-type="float" office:value="1.71079429735233">
            <text:p>1.71</text:p>
          </table:table-cell>
          <table:table-cell table:formula="oooc:=ABS(([.H165]-[.B165])*100/[.B165])" office:value-type="float" office:value="4.969450101833">
            <text:p>4.97</text:p>
          </table:table-cell>
          <table:table-cell table:formula="oooc:=ABS(([.I165]-[.B165])*100/[.B165])" office:value-type="float" office:value="0.610997963340116">
            <text:p>0.61</text:p>
          </table:table-cell>
          <table:table-cell table:formula="oooc:=ABS(([.J165]-[.B165])*100/[.B165])" office:value-type="float" office:value="4.41955193482689">
            <text:p>4.42</text:p>
          </table:table-cell>
          <table:table-cell table:formula="oooc:=ABS(([.K165]-[.B165])*100/[.B165])" office:value-type="float" office:value="4.90835030549897">
            <text:p>4.91</text:p>
          </table:table-cell>
          <table:table-cell table:formula="oooc:=ABS(([.L165]-[.B165])*100/[.B165])" office:value-type="float" office:value="5.27494908350306">
            <text:p>5.27</text:p>
          </table:table-cell>
          <table:table-cell table:formula="oooc:=ABS(([.M165]-[.B165])*100/[.B165])" office:value-type="float" office:value="7.55600814663951">
            <text:p>7.56</text:p>
          </table:table-cell>
          <table:table-cell table:formula="oooc:=ABS(([.N165]-[.B165])*100/[.B165])" office:value-type="float" office:value="1.83299389002036">
            <text:p>1.83</text:p>
          </table:table-cell>
          <table:table-cell table:number-columns-repeated="2"/>
          <table:table-cell table:formula="oooc:=ABS([.C165]-[.B165])" office:value-type="float" office:value="14.45">
            <text:p>14.45</text:p>
          </table:table-cell>
          <table:table-cell table:formula="oooc:=ABS([.D165]-[.B165])" office:value-type="float" office:value="4.57">
            <text:p>4.57</text:p>
          </table:table-cell>
          <table:table-cell table:formula="oooc:=ABS([.E165]-[.B165])" office:value-type="float" office:value="6.71">
            <text:p>6.71</text:p>
          </table:table-cell>
          <table:table-cell table:formula="oooc:=ABS([.F165]-[.B165])" office:value-type="float" office:value="0.399999999999999">
            <text:p>0.4</text:p>
          </table:table-cell>
          <table:table-cell table:formula="oooc:=ABS([.G165]-[.B165])" office:value-type="float" office:value="0.839999999999996">
            <text:p>0.84</text:p>
          </table:table-cell>
          <table:table-cell table:formula="oooc:=ABS([.H165]-[.B165])" office:value-type="float" office:value="2.44">
            <text:p>2.44</text:p>
          </table:table-cell>
          <table:table-cell table:formula="oooc:=ABS([.I165]-[.B165])" office:value-type="float" office:value="0.299999999999997">
            <text:p>0.3</text:p>
          </table:table-cell>
          <table:table-cell table:formula="oooc:=ABS([.J165]-[.B165])" office:value-type="float" office:value="2.17">
            <text:p>2.17</text:p>
          </table:table-cell>
          <table:table-cell table:formula="oooc:=ABS([.K165]-[.B165])" office:value-type="float" office:value="2.41">
            <text:p>2.41</text:p>
          </table:table-cell>
          <table:table-cell table:formula="oooc:=ABS([.L165]-[.B165])" office:value-type="float" office:value="2.59">
            <text:p>2.59</text:p>
          </table:table-cell>
          <table:table-cell table:formula="oooc:=ABS([.M165]-[.B165])" office:value-type="float" office:value="3.71">
            <text:p>3.71</text:p>
          </table:table-cell>
          <table:table-cell table:formula="oooc:=ABS([.N165]-[.B165])" office:value-type="float" office:value="0.899999999999999">
            <text:p>0.9</text:p>
          </table:table-cell>
          <table:table-cell table:number-columns-repeated="3"/>
        </table:table-row>
        <table:table-row table:style-name="ro1">
          <table:table-cell office:value-type="string">
            <text:p>GGGACCGCCT</text:p>
          </table:table-cell>
          <table:table-cell office:value-type="float" office:value="56.5">
            <text:p>56.5</text:p>
          </table:table-cell>
          <table:table-cell office:value-type="float" office:value="53.02">
            <text:p>53.02</text:p>
          </table:table-cell>
          <table:table-cell office:value-type="float" office:value="55.96">
            <text:p>55.96</text:p>
          </table:table-cell>
          <table:table-cell office:value-type="float" office:value="55.47">
            <text:p>55.47</text:p>
          </table:table-cell>
          <table:table-cell office:value-type="float" office:value="56.78">
            <text:p>56.78</text:p>
          </table:table-cell>
          <table:table-cell office:value-type="float" office:value="56.68">
            <text:p>56.68</text:p>
          </table:table-cell>
          <table:table-cell office:value-type="float" office:value="58.12">
            <text:p>58.12</text:p>
          </table:table-cell>
          <table:table-cell office:value-type="float" office:value="57.79">
            <text:p>57.79</text:p>
          </table:table-cell>
          <table:table-cell office:value-type="float" office:value="55.71">
            <text:p>55.71</text:p>
          </table:table-cell>
          <table:table-cell office:value-type="float" office:value="55.98">
            <text:p>55.98</text:p>
          </table:table-cell>
          <table:table-cell office:value-type="float" office:value="54.86">
            <text:p>54.86</text:p>
          </table:table-cell>
          <table:table-cell office:value-type="float" office:value="56.75">
            <text:p>56.75</text:p>
          </table:table-cell>
          <table:table-cell office:value-type="float" office:value="56.09">
            <text:p>56.09</text:p>
          </table:table-cell>
          <table:table-cell office:value-type="float" office:value="56.5">
            <text:p>56.5</text:p>
          </table:table-cell>
          <table:table-cell/>
          <table:table-cell table:formula="oooc:=ABS(([.C166]-[.B166])*100/[.B166])" office:value-type="float" office:value="6.15929203539822">
            <text:p>6.16</text:p>
          </table:table-cell>
          <table:table-cell table:formula="oooc:=ABS(([.D166]-[.B166])*100/[.B166])" office:value-type="float" office:value="0.955752212389379">
            <text:p>0.96</text:p>
          </table:table-cell>
          <table:table-cell table:formula="oooc:=ABS(([.E166]-[.B166])*100/[.B166])" office:value-type="float" office:value="1.82300884955752">
            <text:p>1.82</text:p>
          </table:table-cell>
          <table:table-cell table:formula="oooc:=ABS(([.F166]-[.B166])*100/[.B166])" office:value-type="float" office:value="0.49557522123894">
            <text:p>0.5</text:p>
          </table:table-cell>
          <table:table-cell table:formula="oooc:=ABS(([.G166]-[.B166])*100/[.B166])" office:value-type="float" office:value="0.31858407079646">
            <text:p>0.32</text:p>
          </table:table-cell>
          <table:table-cell table:formula="oooc:=ABS(([.H166]-[.B166])*100/[.B166])" office:value-type="float" office:value="2.86725663716814">
            <text:p>2.87</text:p>
          </table:table-cell>
          <table:table-cell table:formula="oooc:=ABS(([.I166]-[.B166])*100/[.B166])" office:value-type="float" office:value="2.28318584070796">
            <text:p>2.28</text:p>
          </table:table-cell>
          <table:table-cell table:formula="oooc:=ABS(([.J166]-[.B166])*100/[.B166])" office:value-type="float" office:value="1.39823008849557">
            <text:p>1.4</text:p>
          </table:table-cell>
          <table:table-cell table:formula="oooc:=ABS(([.K166]-[.B166])*100/[.B166])" office:value-type="float" office:value="0.92035398230089">
            <text:p>0.92</text:p>
          </table:table-cell>
          <table:table-cell table:formula="oooc:=ABS(([.L166]-[.B166])*100/[.B166])" office:value-type="float" office:value="2.90265486725664">
            <text:p>2.9</text:p>
          </table:table-cell>
          <table:table-cell table:formula="oooc:=ABS(([.M166]-[.B166])*100/[.B166])" office:value-type="float" office:value="0.442477876106195">
            <text:p>0.44</text:p>
          </table:table-cell>
          <table:table-cell table:formula="oooc:=ABS(([.N166]-[.B166])*100/[.B166])" office:value-type="float" office:value="0.725663716814153">
            <text:p>0.73</text:p>
          </table:table-cell>
          <table:table-cell table:number-columns-repeated="2"/>
          <table:table-cell table:formula="oooc:=ABS([.C166]-[.B166])" office:value-type="float" office:value="3.48">
            <text:p>3.48</text:p>
          </table:table-cell>
          <table:table-cell table:formula="oooc:=ABS([.D166]-[.B166])" office:value-type="float" office:value="0.539999999999999">
            <text:p>0.54</text:p>
          </table:table-cell>
          <table:table-cell table:formula="oooc:=ABS([.E166]-[.B166])" office:value-type="float" office:value="1.03">
            <text:p>1.03</text:p>
          </table:table-cell>
          <table:table-cell table:formula="oooc:=ABS([.F166]-[.B166])" office:value-type="float" office:value="0.280000000000001">
            <text:p>0.28</text:p>
          </table:table-cell>
          <table:table-cell table:formula="oooc:=ABS([.G166]-[.B166])" office:value-type="float" office:value="0.18">
            <text:p>0.18</text:p>
          </table:table-cell>
          <table:table-cell table:formula="oooc:=ABS([.H166]-[.B166])" office:value-type="float" office:value="1.62">
            <text:p>1.62</text:p>
          </table:table-cell>
          <table:table-cell table:formula="oooc:=ABS([.I166]-[.B166])" office:value-type="float" office:value="1.29">
            <text:p>1.29</text:p>
          </table:table-cell>
          <table:table-cell table:formula="oooc:=ABS([.J166]-[.B166])" office:value-type="float" office:value="0.789999999999999">
            <text:p>0.79</text:p>
          </table:table-cell>
          <table:table-cell table:formula="oooc:=ABS([.K166]-[.B166])" office:value-type="float" office:value="0.520000000000003">
            <text:p>0.52</text:p>
          </table:table-cell>
          <table:table-cell table:formula="oooc:=ABS([.L166]-[.B166])" office:value-type="float" office:value="1.64">
            <text:p>1.64</text:p>
          </table:table-cell>
          <table:table-cell table:formula="oooc:=ABS([.M166]-[.B166])" office:value-type="float" office:value="0.25">
            <text:p>0.25</text:p>
          </table:table-cell>
          <table:table-cell table:formula="oooc:=ABS([.N166]-[.B166])" office:value-type="float" office:value="0.409999999999997">
            <text:p>0.41</text:p>
          </table:table-cell>
          <table:table-cell table:number-columns-repeated="3"/>
        </table:table-row>
        <table:table-row table:style-name="ro1">
          <table:table-cell office:value-type="string">
            <text:p>TGGATGTGTGAACAC</text:p>
          </table:table-cell>
          <table:table-cell office:value-type="float" office:value="59.1">
            <text:p>59.1</text:p>
          </table:table-cell>
          <table:table-cell office:value-type="float" office:value="56.56">
            <text:p>56.56</text:p>
          </table:table-cell>
          <table:table-cell office:value-type="float" office:value="58.3">
            <text:p>58.3</text:p>
          </table:table-cell>
          <table:table-cell office:value-type="float" office:value="57.92">
            <text:p>57.92</text:p>
          </table:table-cell>
          <table:table-cell office:value-type="float" office:value="59.05">
            <text:p>59.05</text:p>
          </table:table-cell>
          <table:table-cell office:value-type="float" office:value="59.76">
            <text:p>59.76</text:p>
          </table:table-cell>
          <table:table-cell office:value-type="float" office:value="59.71">
            <text:p>59.71</text:p>
          </table:table-cell>
          <table:table-cell office:value-type="float" office:value="60.81">
            <text:p>60.81</text:p>
          </table:table-cell>
          <table:table-cell office:value-type="float" office:value="59.51">
            <text:p>59.51</text:p>
          </table:table-cell>
          <table:table-cell office:value-type="float" office:value="59.67">
            <text:p>59.67</text:p>
          </table:table-cell>
          <table:table-cell office:value-type="float" office:value="58.66">
            <text:p>58.66</text:p>
          </table:table-cell>
          <table:table-cell office:value-type="float" office:value="60.47">
            <text:p>60.47</text:p>
          </table:table-cell>
          <table:table-cell office:value-type="float" office:value="59.88">
            <text:p>59.88</text:p>
          </table:table-cell>
          <table:table-cell office:value-type="float" office:value="59.1">
            <text:p>59.1</text:p>
          </table:table-cell>
          <table:table-cell/>
          <table:table-cell table:formula="oooc:=ABS(([.C167]-[.B167])*100/[.B167])" office:value-type="float" office:value="4.29780033840947">
            <text:p>4.3</text:p>
          </table:table-cell>
          <table:table-cell table:formula="oooc:=ABS(([.D167]-[.B167])*100/[.B167])" office:value-type="float" office:value="1.35363790186126">
            <text:p>1.35</text:p>
          </table:table-cell>
          <table:table-cell table:formula="oooc:=ABS(([.E167]-[.B167])*100/[.B167])" office:value-type="float" office:value="1.99661590524535">
            <text:p>2</text:p>
          </table:table-cell>
          <table:table-cell table:formula="oooc:=ABS(([.F167]-[.B167])*100/[.B167])" office:value-type="float" office:value="0.0846023688663355">
            <text:p>0.08</text:p>
          </table:table-cell>
          <table:table-cell table:formula="oooc:=ABS(([.G167]-[.B167])*100/[.B167])" office:value-type="float" office:value="1.11675126903553">
            <text:p>1.12</text:p>
          </table:table-cell>
          <table:table-cell table:formula="oooc:=ABS(([.H167]-[.B167])*100/[.B167])" office:value-type="float" office:value="1.0321489001692">
            <text:p>1.03</text:p>
          </table:table-cell>
          <table:table-cell table:formula="oooc:=ABS(([.I167]-[.B167])*100/[.B167])" office:value-type="float" office:value="2.89340101522843">
            <text:p>2.89</text:p>
          </table:table-cell>
          <table:table-cell table:formula="oooc:=ABS(([.J167]-[.B167])*100/[.B167])" office:value-type="float" office:value="0.693739424703886">
            <text:p>0.69</text:p>
          </table:table-cell>
          <table:table-cell table:formula="oooc:=ABS(([.K167]-[.B167])*100/[.B167])" office:value-type="float" office:value="0.964467005076143">
            <text:p>0.96</text:p>
          </table:table-cell>
          <table:table-cell table:formula="oooc:=ABS(([.L167]-[.B167])*100/[.B167])" office:value-type="float" office:value="0.744500846023697">
            <text:p>0.74</text:p>
          </table:table-cell>
          <table:table-cell table:formula="oooc:=ABS(([.M167]-[.B167])*100/[.B167])" office:value-type="float" office:value="2.31810490693739">
            <text:p>2.32</text:p>
          </table:table-cell>
          <table:table-cell table:formula="oooc:=ABS(([.N167]-[.B167])*100/[.B167])" office:value-type="float" office:value="1.31979695431472">
            <text:p>1.32</text:p>
          </table:table-cell>
          <table:table-cell table:number-columns-repeated="2"/>
          <table:table-cell table:formula="oooc:=ABS([.C167]-[.B167])" office:value-type="float" office:value="2.54">
            <text:p>2.54</text:p>
          </table:table-cell>
          <table:table-cell table:formula="oooc:=ABS([.D167]-[.B167])" office:value-type="float" office:value="0.800000000000004">
            <text:p>0.8</text:p>
          </table:table-cell>
          <table:table-cell table:formula="oooc:=ABS([.E167]-[.B167])" office:value-type="float" office:value="1.18">
            <text:p>1.18</text:p>
          </table:table-cell>
          <table:table-cell table:formula="oooc:=ABS([.F167]-[.B167])" office:value-type="float" office:value="0.0500000000000043">
            <text:p>0.05</text:p>
          </table:table-cell>
          <table:table-cell table:formula="oooc:=ABS([.G167]-[.B167])" office:value-type="float" office:value="0.659999999999997">
            <text:p>0.66</text:p>
          </table:table-cell>
          <table:table-cell table:formula="oooc:=ABS([.H167]-[.B167])" office:value-type="float" office:value="0.609999999999999">
            <text:p>0.61</text:p>
          </table:table-cell>
          <table:table-cell table:formula="oooc:=ABS([.I167]-[.B167])" office:value-type="float" office:value="1.71">
            <text:p>1.71</text:p>
          </table:table-cell>
          <table:table-cell table:formula="oooc:=ABS([.J167]-[.B167])" office:value-type="float" office:value="0.409999999999997">
            <text:p>0.41</text:p>
          </table:table-cell>
          <table:table-cell table:formula="oooc:=ABS([.K167]-[.B167])" office:value-type="float" office:value="0.57">
            <text:p>0.57</text:p>
          </table:table-cell>
          <table:table-cell table:formula="oooc:=ABS([.L167]-[.B167])" office:value-type="float" office:value="0.440000000000005">
            <text:p>0.44</text:p>
          </table:table-cell>
          <table:table-cell table:formula="oooc:=ABS([.M167]-[.B167])" office:value-type="float" office:value="1.37">
            <text:p>1.37</text:p>
          </table:table-cell>
          <table:table-cell table:formula="oooc:=ABS([.N167]-[.B167])" office:value-type="float" office:value="0.780000000000001">
            <text:p>0.78</text:p>
          </table:table-cell>
          <table:table-cell table:number-columns-repeated="3"/>
        </table:table-row>
        <table:table-row table:style-name="ro1">
          <table:table-cell office:value-type="string">
            <text:p>GGGACCGCCT</text:p>
          </table:table-cell>
          <table:table-cell office:value-type="float" office:value="53.1">
            <text:p>53.1</text:p>
          </table:table-cell>
          <table:table-cell office:value-type="float" office:value="42.08">
            <text:p>42.08</text:p>
          </table:table-cell>
          <table:table-cell office:value-type="float" office:value="50.89">
            <text:p>50.89</text:p>
          </table:table-cell>
          <table:table-cell office:value-type="float" office:value="49.33">
            <text:p>49.33</text:p>
          </table:table-cell>
          <table:table-cell office:value-type="float" office:value="53.49">
            <text:p>53.49</text:p>
          </table:table-cell>
          <table:table-cell office:value-type="float" office:value="53.22">
            <text:p>53.22</text:p>
          </table:table-cell>
          <table:table-cell office:value-type="float" office:value="56.19">
            <text:p>56.19</text:p>
          </table:table-cell>
          <table:table-cell office:value-type="float" office:value="55.1">
            <text:p>55.1</text:p>
          </table:table-cell>
          <table:table-cell office:value-type="float" office:value="50.07">
            <text:p>50.07</text:p>
          </table:table-cell>
          <table:table-cell office:value-type="float" office:value="51.05">
            <text:p>51.05</text:p>
          </table:table-cell>
          <table:table-cell office:value-type="float" office:value="47.38">
            <text:p>47.38</text:p>
          </table:table-cell>
          <table:table-cell office:value-type="float" office:value="52.56">
            <text:p>52.56</text:p>
          </table:table-cell>
          <table:table-cell office:value-type="float" office:value="50.18">
            <text:p>50.18</text:p>
          </table:table-cell>
          <table:table-cell office:value-type="float" office:value="53.1">
            <text:p>53.1</text:p>
          </table:table-cell>
          <table:table-cell/>
          <table:table-cell table:formula="oooc:=ABS(([.C168]-[.B168])*100/[.B168])" office:value-type="float" office:value="20.7532956685499">
            <text:p>20.75</text:p>
          </table:table-cell>
          <table:table-cell table:formula="oooc:=ABS(([.D168]-[.B168])*100/[.B168])" office:value-type="float" office:value="4.16195856873823">
            <text:p>4.16</text:p>
          </table:table-cell>
          <table:table-cell table:formula="oooc:=ABS(([.E168]-[.B168])*100/[.B168])" office:value-type="float" office:value="7.09981167608287">
            <text:p>7.1</text:p>
          </table:table-cell>
          <table:table-cell table:formula="oooc:=ABS(([.F168]-[.B168])*100/[.B168])" office:value-type="float" office:value="0.734463276836159">
            <text:p>0.73</text:p>
          </table:table-cell>
          <table:table-cell table:formula="oooc:=ABS(([.G168]-[.B168])*100/[.B168])" office:value-type="float" office:value="0.225988700564967">
            <text:p>0.23</text:p>
          </table:table-cell>
          <table:table-cell table:formula="oooc:=ABS(([.H168]-[.B168])*100/[.B168])" office:value-type="float" office:value="5.81920903954802">
            <text:p>5.82</text:p>
          </table:table-cell>
          <table:table-cell table:formula="oooc:=ABS(([.I168]-[.B168])*100/[.B168])" office:value-type="float" office:value="3.76647834274953">
            <text:p>3.77</text:p>
          </table:table-cell>
          <table:table-cell table:formula="oooc:=ABS(([.J168]-[.B168])*100/[.B168])" office:value-type="float" office:value="5.70621468926554">
            <text:p>5.71</text:p>
          </table:table-cell>
          <table:table-cell table:formula="oooc:=ABS(([.K168]-[.B168])*100/[.B168])" office:value-type="float" office:value="3.86064030131828">
            <text:p>3.86</text:p>
          </table:table-cell>
          <table:table-cell table:formula="oooc:=ABS(([.L168]-[.B168])*100/[.B168])" office:value-type="float" office:value="10.7721280602637">
            <text:p>10.77</text:p>
          </table:table-cell>
          <table:table-cell table:formula="oooc:=ABS(([.M168]-[.B168])*100/[.B168])" office:value-type="float" office:value="1.01694915254237">
            <text:p>1.02</text:p>
          </table:table-cell>
          <table:table-cell table:formula="oooc:=ABS(([.N168]-[.B168])*100/[.B168])" office:value-type="float" office:value="5.49905838041432">
            <text:p>5.5</text:p>
          </table:table-cell>
          <table:table-cell table:number-columns-repeated="2"/>
          <table:table-cell table:formula="oooc:=ABS([.C168]-[.B168])" office:value-type="float" office:value="11.02">
            <text:p>11.02</text:p>
          </table:table-cell>
          <table:table-cell table:formula="oooc:=ABS([.D168]-[.B168])" office:value-type="float" office:value="2.21">
            <text:p>2.21</text:p>
          </table:table-cell>
          <table:table-cell table:formula="oooc:=ABS([.E168]-[.B168])" office:value-type="float" office:value="3.77">
            <text:p>3.77</text:p>
          </table:table-cell>
          <table:table-cell table:formula="oooc:=ABS([.F168]-[.B168])" office:value-type="float" office:value="0.390000000000001">
            <text:p>0.39</text:p>
          </table:table-cell>
          <table:table-cell table:formula="oooc:=ABS([.G168]-[.B168])" office:value-type="float" office:value="0.119999999999997">
            <text:p>0.12</text:p>
          </table:table-cell>
          <table:table-cell table:formula="oooc:=ABS([.H168]-[.B168])" office:value-type="float" office:value="3.09">
            <text:p>3.09</text:p>
          </table:table-cell>
          <table:table-cell table:formula="oooc:=ABS([.I168]-[.B168])" office:value-type="float" office:value="2">
            <text:p>2</text:p>
          </table:table-cell>
          <table:table-cell table:formula="oooc:=ABS([.J168]-[.B168])" office:value-type="float" office:value="3.03">
            <text:p>3.03</text:p>
          </table:table-cell>
          <table:table-cell table:formula="oooc:=ABS([.K168]-[.B168])" office:value-type="float" office:value="2.05">
            <text:p>2.05</text:p>
          </table:table-cell>
          <table:table-cell table:formula="oooc:=ABS([.L168]-[.B168])" office:value-type="float" office:value="5.72">
            <text:p>5.72</text:p>
          </table:table-cell>
          <table:table-cell table:formula="oooc:=ABS([.M168]-[.B168])" office:value-type="float" office:value="0.539999999999999">
            <text:p>0.54</text:p>
          </table:table-cell>
          <table:table-cell table:formula="oooc:=ABS([.N168]-[.B168])" office:value-type="float" office:value="2.92">
            <text:p>2.92</text:p>
          </table:table-cell>
          <table:table-cell table:number-columns-repeated="3"/>
        </table:table-row>
        <table:table-row table:style-name="ro1">
          <table:table-cell office:value-type="string">
            <text:p>TGGATGTGTGAACAC</text:p>
          </table:table-cell>
          <table:table-cell office:value-type="float" office:value="54.6">
            <text:p>54.6</text:p>
          </table:table-cell>
          <table:table-cell office:value-type="float" office:value="45.12">
            <text:p>45.12</text:p>
          </table:table-cell>
          <table:table-cell office:value-type="float" office:value="50.05">
            <text:p>50.05</text:p>
          </table:table-cell>
          <table:table-cell office:value-type="float" office:value="48.84">
            <text:p>48.84</text:p>
          </table:table-cell>
          <table:table-cell office:value-type="float" office:value="52.42">
            <text:p>52.42</text:p>
          </table:table-cell>
          <table:table-cell office:value-type="float" office:value="54.79">
            <text:p>54.79</text:p>
          </table:table-cell>
          <table:table-cell office:value-type="float" office:value="52.99">
            <text:p>52.99</text:p>
          </table:table-cell>
          <table:table-cell office:value-type="float" office:value="56.45">
            <text:p>56.45</text:p>
          </table:table-cell>
          <table:table-cell office:value-type="float" office:value="53.87">
            <text:p>53.87</text:p>
          </table:table-cell>
          <table:table-cell office:value-type="float" office:value="54.5">
            <text:p>54.5</text:p>
          </table:table-cell>
          <table:table-cell office:value-type="float" office:value="51.18">
            <text:p>51.18</text:p>
          </table:table-cell>
          <table:table-cell office:value-type="float" office:value="56.12">
            <text:p>56.12</text:p>
          </table:table-cell>
          <table:table-cell office:value-type="float" office:value="53.97">
            <text:p>53.97</text:p>
          </table:table-cell>
          <table:table-cell office:value-type="float" office:value="54.6">
            <text:p>54.6</text:p>
          </table:table-cell>
          <table:table-cell/>
          <table:table-cell table:formula="oooc:=ABS(([.C169]-[.B169])*100/[.B169])" office:value-type="float" office:value="17.3626373626374">
            <text:p>17.36</text:p>
          </table:table-cell>
          <table:table-cell table:formula="oooc:=ABS(([.D169]-[.B169])*100/[.B169])" office:value-type="float" office:value="8.33333333333334">
            <text:p>8.33</text:p>
          </table:table-cell>
          <table:table-cell table:formula="oooc:=ABS(([.E169]-[.B169])*100/[.B169])" office:value-type="float" office:value="10.5494505494505">
            <text:p>10.55</text:p>
          </table:table-cell>
          <table:table-cell table:formula="oooc:=ABS(([.F169]-[.B169])*100/[.B169])" office:value-type="float" office:value="3.99267399267399">
            <text:p>3.99</text:p>
          </table:table-cell>
          <table:table-cell table:formula="oooc:=ABS(([.G169]-[.B169])*100/[.B169])" office:value-type="float" office:value="0.347985347985344">
            <text:p>0.35</text:p>
          </table:table-cell>
          <table:table-cell table:formula="oooc:=ABS(([.H169]-[.B169])*100/[.B169])" office:value-type="float" office:value="2.94871794871795">
            <text:p>2.95</text:p>
          </table:table-cell>
          <table:table-cell table:formula="oooc:=ABS(([.I169]-[.B169])*100/[.B169])" office:value-type="float" office:value="3.38827838827839">
            <text:p>3.39</text:p>
          </table:table-cell>
          <table:table-cell table:formula="oooc:=ABS(([.J169]-[.B169])*100/[.B169])" office:value-type="float" office:value="1.33699633699634">
            <text:p>1.34</text:p>
          </table:table-cell>
          <table:table-cell table:formula="oooc:=ABS(([.K169]-[.B169])*100/[.B169])" office:value-type="float" office:value="0.183150183150186">
            <text:p>0.18</text:p>
          </table:table-cell>
          <table:table-cell table:formula="oooc:=ABS(([.L169]-[.B169])*100/[.B169])" office:value-type="float" office:value="6.26373626373627">
            <text:p>6.26</text:p>
          </table:table-cell>
          <table:table-cell table:formula="oooc:=ABS(([.M169]-[.B169])*100/[.B169])" office:value-type="float" office:value="2.78388278388278">
            <text:p>2.78</text:p>
          </table:table-cell>
          <table:table-cell table:formula="oooc:=ABS(([.N169]-[.B169])*100/[.B169])" office:value-type="float" office:value="1.15384615384616">
            <text:p>1.15</text:p>
          </table:table-cell>
          <table:table-cell table:number-columns-repeated="2"/>
          <table:table-cell table:formula="oooc:=ABS([.C169]-[.B169])" office:value-type="float" office:value="9.48">
            <text:p>9.48</text:p>
          </table:table-cell>
          <table:table-cell table:formula="oooc:=ABS([.D169]-[.B169])" office:value-type="float" office:value="4.55">
            <text:p>4.55</text:p>
          </table:table-cell>
          <table:table-cell table:formula="oooc:=ABS([.E169]-[.B169])" office:value-type="float" office:value="5.76">
            <text:p>5.76</text:p>
          </table:table-cell>
          <table:table-cell table:formula="oooc:=ABS([.F169]-[.B169])" office:value-type="float" office:value="2.18">
            <text:p>2.18</text:p>
          </table:table-cell>
          <table:table-cell table:formula="oooc:=ABS([.G169]-[.B169])" office:value-type="float" office:value="0.189999999999998">
            <text:p>0.19</text:p>
          </table:table-cell>
          <table:table-cell table:formula="oooc:=ABS([.H169]-[.B169])" office:value-type="float" office:value="1.61">
            <text:p>1.61</text:p>
          </table:table-cell>
          <table:table-cell table:formula="oooc:=ABS([.I169]-[.B169])" office:value-type="float" office:value="1.85">
            <text:p>1.85</text:p>
          </table:table-cell>
          <table:table-cell table:formula="oooc:=ABS([.J169]-[.B169])" office:value-type="float" office:value="0.730000000000004">
            <text:p>0.73</text:p>
          </table:table-cell>
          <table:table-cell table:formula="oooc:=ABS([.K169]-[.B169])" office:value-type="float" office:value="0.100000000000001">
            <text:p>0.1</text:p>
          </table:table-cell>
          <table:table-cell table:formula="oooc:=ABS([.L169]-[.B169])" office:value-type="float" office:value="3.42">
            <text:p>3.42</text:p>
          </table:table-cell>
          <table:table-cell table:formula="oooc:=ABS([.M169]-[.B169])" office:value-type="float" office:value="1.52">
            <text:p>1.52</text:p>
          </table:table-cell>
          <table:table-cell table:formula="oooc:=ABS([.N169]-[.B169])" office:value-type="float" office:value="0.630000000000003">
            <text:p>0.63</text:p>
          </table:table-cell>
          <table:table-cell table:number-columns-repeated="3"/>
        </table:table-row>
        <table:table-row table:style-name="ro1">
          <table:table-cell office:value-type="string">
            <text:p>ATCGTCTCGGTATAA</text:p>
          </table:table-cell>
          <table:table-cell office:value-type="float" office:value="45.5">
            <text:p>45.5</text:p>
          </table:table-cell>
          <table:table-cell office:value-type="float" office:value="31.21">
            <text:p>31.21</text:p>
          </table:table-cell>
          <table:table-cell office:value-type="float" office:value="39.16">
            <text:p>39.16</text:p>
          </table:table-cell>
          <table:table-cell office:value-type="float" office:value="37.02">
            <text:p>37.02</text:p>
          </table:table-cell>
          <table:table-cell office:value-type="float" office:value="43.33">
            <text:p>43.33</text:p>
          </table:table-cell>
          <table:table-cell office:value-type="float" office:value="47.16">
            <text:p>47.16</text:p>
          </table:table-cell>
          <table:table-cell office:value-type="float" office:value="41.29">
            <text:p>41.29</text:p>
          </table:table-cell>
          <table:table-cell office:value-type="float" office:value="46.86">
            <text:p>46.86</text:p>
          </table:table-cell>
          <table:table-cell office:value-type="float" office:value="45.9">
            <text:p>45.9</text:p>
          </table:table-cell>
          <table:table-cell office:value-type="float" office:value="47.06">
            <text:p>47.06</text:p>
          </table:table-cell>
          <table:table-cell office:value-type="float" office:value="41.14">
            <text:p>41.14</text:p>
          </table:table-cell>
          <table:table-cell office:value-type="float" office:value="48.17">
            <text:p>48.17</text:p>
          </table:table-cell>
          <table:table-cell office:value-type="float" office:value="44.63">
            <text:p>44.63</text:p>
          </table:table-cell>
          <table:table-cell office:value-type="float" office:value="45.5">
            <text:p>45.5</text:p>
          </table:table-cell>
          <table:table-cell/>
          <table:table-cell table:formula="oooc:=ABS(([.C170]-[.B170])*100/[.B170])" office:value-type="float" office:value="31.4065934065934">
            <text:p>31.41</text:p>
          </table:table-cell>
          <table:table-cell table:formula="oooc:=ABS(([.D170]-[.B170])*100/[.B170])" office:value-type="float" office:value="13.9340659340659">
            <text:p>13.93</text:p>
          </table:table-cell>
          <table:table-cell table:formula="oooc:=ABS(([.E170]-[.B170])*100/[.B170])" office:value-type="float" office:value="18.6373626373626">
            <text:p>18.64</text:p>
          </table:table-cell>
          <table:table-cell table:formula="oooc:=ABS(([.F170]-[.B170])*100/[.B170])" office:value-type="float" office:value="4.76923076923077">
            <text:p>4.77</text:p>
          </table:table-cell>
          <table:table-cell table:formula="oooc:=ABS(([.G170]-[.B170])*100/[.B170])" office:value-type="float" office:value="3.64835164835164">
            <text:p>3.65</text:p>
          </table:table-cell>
          <table:table-cell table:formula="oooc:=ABS(([.H170]-[.B170])*100/[.B170])" office:value-type="float" office:value="9.25274725274726">
            <text:p>9.25</text:p>
          </table:table-cell>
          <table:table-cell table:formula="oooc:=ABS(([.I170]-[.B170])*100/[.B170])" office:value-type="float" office:value="2.98901098901099">
            <text:p>2.99</text:p>
          </table:table-cell>
          <table:table-cell table:formula="oooc:=ABS(([.J170]-[.B170])*100/[.B170])" office:value-type="float" office:value="0.879120879120876">
            <text:p>0.88</text:p>
          </table:table-cell>
          <table:table-cell table:formula="oooc:=ABS(([.K170]-[.B170])*100/[.B170])" office:value-type="float" office:value="3.42857142857143">
            <text:p>3.43</text:p>
          </table:table-cell>
          <table:table-cell table:formula="oooc:=ABS(([.L170]-[.B170])*100/[.B170])" office:value-type="float" office:value="9.58241758241758">
            <text:p>9.58</text:p>
          </table:table-cell>
          <table:table-cell table:formula="oooc:=ABS(([.M170]-[.B170])*100/[.B170])" office:value-type="float" office:value="5.86813186813187">
            <text:p>5.87</text:p>
          </table:table-cell>
          <table:table-cell table:formula="oooc:=ABS(([.N170]-[.B170])*100/[.B170])" office:value-type="float" office:value="1.91208791208791">
            <text:p>1.91</text:p>
          </table:table-cell>
          <table:table-cell table:number-columns-repeated="2"/>
          <table:table-cell table:formula="oooc:=ABS([.C170]-[.B170])" office:value-type="float" office:value="14.29">
            <text:p>14.29</text:p>
          </table:table-cell>
          <table:table-cell table:formula="oooc:=ABS([.D170]-[.B170])" office:value-type="float" office:value="6.34">
            <text:p>6.34</text:p>
          </table:table-cell>
          <table:table-cell table:formula="oooc:=ABS([.E170]-[.B170])" office:value-type="float" office:value="8.48">
            <text:p>8.48</text:p>
          </table:table-cell>
          <table:table-cell table:formula="oooc:=ABS([.F170]-[.B170])" office:value-type="float" office:value="2.17">
            <text:p>2.17</text:p>
          </table:table-cell>
          <table:table-cell table:formula="oooc:=ABS([.G170]-[.B170])" office:value-type="float" office:value="1.66">
            <text:p>1.66</text:p>
          </table:table-cell>
          <table:table-cell table:formula="oooc:=ABS([.H170]-[.B170])" office:value-type="float" office:value="4.21">
            <text:p>4.21</text:p>
          </table:table-cell>
          <table:table-cell table:formula="oooc:=ABS([.I170]-[.B170])" office:value-type="float" office:value="1.36">
            <text:p>1.36</text:p>
          </table:table-cell>
          <table:table-cell table:formula="oooc:=ABS([.J170]-[.B170])" office:value-type="float" office:value="0.399999999999999">
            <text:p>0.4</text:p>
          </table:table-cell>
          <table:table-cell table:formula="oooc:=ABS([.K170]-[.B170])" office:value-type="float" office:value="1.56">
            <text:p>1.56</text:p>
          </table:table-cell>
          <table:table-cell table:formula="oooc:=ABS([.L170]-[.B170])" office:value-type="float" office:value="4.36">
            <text:p>4.36</text:p>
          </table:table-cell>
          <table:table-cell table:formula="oooc:=ABS([.M170]-[.B170])" office:value-type="float" office:value="2.67">
            <text:p>2.67</text:p>
          </table:table-cell>
          <table:table-cell table:formula="oooc:=ABS([.N170]-[.B170])" office:value-type="float" office:value="0.869999999999997">
            <text:p>0.87</text:p>
          </table:table-cell>
          <table:table-cell table:number-columns-repeated="3"/>
        </table:table-row>
        <table:table-row table:style-name="ro1">
          <table:table-cell office:value-type="string">
            <text:p>CTCGCGGTCGAAGCG</text:p>
          </table:table-cell>
          <table:table-cell office:value-type="float" office:value="64.6">
            <text:p>64.6</text:p>
          </table:table-cell>
          <table:table-cell office:value-type="float" office:value="50.25">
            <text:p>50.25</text:p>
          </table:table-cell>
          <table:table-cell office:value-type="float" office:value="62.24">
            <text:p>62.24</text:p>
          </table:table-cell>
          <table:table-cell office:value-type="float" office:value="60.05">
            <text:p>60.05</text:p>
          </table:table-cell>
          <table:table-cell office:value-type="float" office:value="65.9">
            <text:p>65.9</text:p>
          </table:table-cell>
          <table:table-cell office:value-type="float" office:value="64.31">
            <text:p>64.31</text:p>
          </table:table-cell>
          <table:table-cell office:value-type="float" office:value="68.4">
            <text:p>68.4</text:p>
          </table:table-cell>
          <table:table-cell office:value-type="float" office:value="65.66">
            <text:p>65.66</text:p>
          </table:table-cell>
          <table:table-cell office:value-type="float" office:value="61.09">
            <text:p>61.09</text:p>
          </table:table-cell>
          <table:table-cell office:value-type="float" office:value="62.55">
            <text:p>62.55</text:p>
          </table:table-cell>
          <table:table-cell office:value-type="float" office:value="57.3">
            <text:p>57.3</text:p>
          </table:table-cell>
          <table:table-cell office:value-type="float" office:value="64">
            <text:p>64</text:p>
          </table:table-cell>
          <table:table-cell office:value-type="float" office:value="60.56">
            <text:p>60.56</text:p>
          </table:table-cell>
          <table:table-cell office:value-type="float" office:value="64.6">
            <text:p>64.6</text:p>
          </table:table-cell>
          <table:table-cell/>
          <table:table-cell table:formula="oooc:=ABS(([.C171]-[.B171])*100/[.B171])" office:value-type="float" office:value="22.2136222910217">
            <text:p>22.21</text:p>
          </table:table-cell>
          <table:table-cell table:formula="oooc:=ABS(([.D171]-[.B171])*100/[.B171])" office:value-type="float" office:value="3.6532507739938">
            <text:p>3.65</text:p>
          </table:table-cell>
          <table:table-cell table:formula="oooc:=ABS(([.E171]-[.B171])*100/[.B171])" office:value-type="float" office:value="7.04334365325077">
            <text:p>7.04</text:p>
          </table:table-cell>
          <table:table-cell table:formula="oooc:=ABS(([.F171]-[.B171])*100/[.B171])" office:value-type="float" office:value="2.01238390092881">
            <text:p>2.01</text:p>
          </table:table-cell>
          <table:table-cell table:formula="oooc:=ABS(([.G171]-[.B171])*100/[.B171])" office:value-type="float" office:value="0.448916408668718">
            <text:p>0.45</text:p>
          </table:table-cell>
          <table:table-cell table:formula="oooc:=ABS(([.H171]-[.B171])*100/[.B171])" office:value-type="float" office:value="5.88235294117649">
            <text:p>5.88</text:p>
          </table:table-cell>
          <table:table-cell table:formula="oooc:=ABS(([.I171]-[.B171])*100/[.B171])" office:value-type="float" office:value="1.64086687306502">
            <text:p>1.64</text:p>
          </table:table-cell>
          <table:table-cell table:formula="oooc:=ABS(([.J171]-[.B171])*100/[.B171])" office:value-type="float" office:value="5.43343653250773">
            <text:p>5.43</text:p>
          </table:table-cell>
          <table:table-cell table:formula="oooc:=ABS(([.K171]-[.B171])*100/[.B171])" office:value-type="float" office:value="3.17337461300309">
            <text:p>3.17</text:p>
          </table:table-cell>
          <table:table-cell table:formula="oooc:=ABS(([.L171]-[.B171])*100/[.B171])" office:value-type="float" office:value="11.3003095975232">
            <text:p>11.3</text:p>
          </table:table-cell>
          <table:table-cell table:formula="oooc:=ABS(([.M171]-[.B171])*100/[.B171])" office:value-type="float" office:value="0.928792569659434">
            <text:p>0.93</text:p>
          </table:table-cell>
          <table:table-cell table:formula="oooc:=ABS(([.N171]-[.B171])*100/[.B171])" office:value-type="float" office:value="6.25386996904024">
            <text:p>6.25</text:p>
          </table:table-cell>
          <table:table-cell table:number-columns-repeated="2"/>
          <table:table-cell table:formula="oooc:=ABS([.C171]-[.B171])" office:value-type="float" office:value="14.35">
            <text:p>14.35</text:p>
          </table:table-cell>
          <table:table-cell table:formula="oooc:=ABS([.D171]-[.B171])" office:value-type="float" office:value="2.35999999999999">
            <text:p>2.36</text:p>
          </table:table-cell>
          <table:table-cell table:formula="oooc:=ABS([.E171]-[.B171])" office:value-type="float" office:value="4.55">
            <text:p>4.55</text:p>
          </table:table-cell>
          <table:table-cell table:formula="oooc:=ABS([.F171]-[.B171])" office:value-type="float" office:value="1.30000000000001">
            <text:p>1.3</text:p>
          </table:table-cell>
          <table:table-cell table:formula="oooc:=ABS([.G171]-[.B171])" office:value-type="float" office:value="0.289999999999992">
            <text:p>0.29</text:p>
          </table:table-cell>
          <table:table-cell table:formula="oooc:=ABS([.H171]-[.B171])" office:value-type="float" office:value="3.80000000000001">
            <text:p>3.8</text:p>
          </table:table-cell>
          <table:table-cell table:formula="oooc:=ABS([.I171]-[.B171])" office:value-type="float" office:value="1.06">
            <text:p>1.06</text:p>
          </table:table-cell>
          <table:table-cell table:formula="oooc:=ABS([.J171]-[.B171])" office:value-type="float" office:value="3.50999999999999">
            <text:p>3.51</text:p>
          </table:table-cell>
          <table:table-cell table:formula="oooc:=ABS([.K171]-[.B171])" office:value-type="float" office:value="2.05">
            <text:p>2.05</text:p>
          </table:table-cell>
          <table:table-cell table:formula="oooc:=ABS([.L171]-[.B171])" office:value-type="float" office:value="7.3">
            <text:p>7.3</text:p>
          </table:table-cell>
          <table:table-cell table:formula="oooc:=ABS([.M171]-[.B171])" office:value-type="float" office:value="0.599999999999994">
            <text:p>0.6</text:p>
          </table:table-cell>
          <table:table-cell table:formula="oooc:=ABS([.N171]-[.B171])" office:value-type="float" office:value="4.03999999999999">
            <text:p>4.04</text:p>
          </table:table-cell>
          <table:table-cell table:number-columns-repeated="3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4.1">
            <text:p>64.1</text:p>
          </table:table-cell>
          <table:table-cell office:value-type="float" office:value="49.98">
            <text:p>49.98</text:p>
          </table:table-cell>
          <table:table-cell office:value-type="float" office:value="62.4">
            <text:p>62.4</text:p>
          </table:table-cell>
          <table:table-cell office:value-type="float" office:value="60.2">
            <text:p>60.2</text:p>
          </table:table-cell>
          <table:table-cell office:value-type="float" office:value="66.06">
            <text:p>66.06</text:p>
          </table:table-cell>
          <table:table-cell office:value-type="float" office:value="64.46">
            <text:p>64.46</text:p>
          </table:table-cell>
          <table:table-cell office:value-type="float" office:value="68.55">
            <text:p>68.55</text:p>
          </table:table-cell>
          <table:table-cell office:value-type="float" office:value="65.8">
            <text:p>65.8</text:p>
          </table:table-cell>
          <table:table-cell office:value-type="float" office:value="61.25">
            <text:p>61.25</text:p>
          </table:table-cell>
          <table:table-cell office:value-type="float" office:value="62.5">
            <text:p>62.5</text:p>
          </table:table-cell>
          <table:table-cell office:value-type="float" office:value="57.46">
            <text:p>57.46</text:p>
          </table:table-cell>
          <table:table-cell office:value-type="float" office:value="63.99">
            <text:p>63.99</text:p>
          </table:table-cell>
          <table:table-cell office:value-type="float" office:value="60.71">
            <text:p>60.71</text:p>
          </table:table-cell>
          <table:table-cell office:value-type="float" office:value="64.1">
            <text:p>64.1</text:p>
          </table:table-cell>
          <table:table-cell/>
          <table:table-cell table:formula="oooc:=ABS(([.C172]-[.B172])*100/[.B172])" office:value-type="float" office:value="22.0280811232449">
            <text:p>22.03</text:p>
          </table:table-cell>
          <table:table-cell table:formula="oooc:=ABS(([.D172]-[.B172])*100/[.B172])" office:value-type="float" office:value="2.65210608424336">
            <text:p>2.65</text:p>
          </table:table-cell>
          <table:table-cell table:formula="oooc:=ABS(([.E172]-[.B172])*100/[.B172])" office:value-type="float" office:value="6.08424336973478">
            <text:p>6.08</text:p>
          </table:table-cell>
          <table:table-cell table:formula="oooc:=ABS(([.F172]-[.B172])*100/[.B172])" office:value-type="float" office:value="3.05772230889237">
            <text:p>3.06</text:p>
          </table:table-cell>
          <table:table-cell table:formula="oooc:=ABS(([.G172]-[.B172])*100/[.B172])" office:value-type="float" office:value="0.561622464898595">
            <text:p>0.56</text:p>
          </table:table-cell>
          <table:table-cell table:formula="oooc:=ABS(([.H172]-[.B172])*100/[.B172])" office:value-type="float" office:value="6.94227769110765">
            <text:p>6.94</text:p>
          </table:table-cell>
          <table:table-cell table:formula="oooc:=ABS(([.I172]-[.B172])*100/[.B172])" office:value-type="float" office:value="2.65210608424337">
            <text:p>2.65</text:p>
          </table:table-cell>
          <table:table-cell table:formula="oooc:=ABS(([.J172]-[.B172])*100/[.B172])" office:value-type="float" office:value="4.44617784711388">
            <text:p>4.45</text:p>
          </table:table-cell>
          <table:table-cell table:formula="oooc:=ABS(([.K172]-[.B172])*100/[.B172])" office:value-type="float" office:value="2.49609984399375">
            <text:p>2.5</text:p>
          </table:table-cell>
          <table:table-cell table:formula="oooc:=ABS(([.L172]-[.B172])*100/[.B172])" office:value-type="float" office:value="10.3588143525741">
            <text:p>10.36</text:p>
          </table:table-cell>
          <table:table-cell table:formula="oooc:=ABS(([.M172]-[.B172])*100/[.B172])" office:value-type="float" office:value="0.171606864274559">
            <text:p>0.17</text:p>
          </table:table-cell>
          <table:table-cell table:formula="oooc:=ABS(([.N172]-[.B172])*100/[.B172])" office:value-type="float" office:value="5.28861154446177">
            <text:p>5.29</text:p>
          </table:table-cell>
          <table:table-cell table:number-columns-repeated="2"/>
          <table:table-cell table:formula="oooc:=ABS([.C172]-[.B172])" office:value-type="float" office:value="14.12">
            <text:p>14.12</text:p>
          </table:table-cell>
          <table:table-cell table:formula="oooc:=ABS([.D172]-[.B172])" office:value-type="float" office:value="1.7">
            <text:p>1.7</text:p>
          </table:table-cell>
          <table:table-cell table:formula="oooc:=ABS([.E172]-[.B172])" office:value-type="float" office:value="3.89999999999999">
            <text:p>3.9</text:p>
          </table:table-cell>
          <table:table-cell table:formula="oooc:=ABS([.F172]-[.B172])" office:value-type="float" office:value="1.96000000000001">
            <text:p>1.96</text:p>
          </table:table-cell>
          <table:table-cell table:formula="oooc:=ABS([.G172]-[.B172])" office:value-type="float" office:value="0.359999999999999">
            <text:p>0.36</text:p>
          </table:table-cell>
          <table:table-cell table:formula="oooc:=ABS([.H172]-[.B172])" office:value-type="float" office:value="4.45">
            <text:p>4.45</text:p>
          </table:table-cell>
          <table:table-cell table:formula="oooc:=ABS([.I172]-[.B172])" office:value-type="float" office:value="1.7">
            <text:p>1.7</text:p>
          </table:table-cell>
          <table:table-cell table:formula="oooc:=ABS([.J172]-[.B172])" office:value-type="float" office:value="2.84999999999999">
            <text:p>2.85</text:p>
          </table:table-cell>
          <table:table-cell table:formula="oooc:=ABS([.K172]-[.B172])" office:value-type="float" office:value="1.59999999999999">
            <text:p>1.6</text:p>
          </table:table-cell>
          <table:table-cell table:formula="oooc:=ABS([.L172]-[.B172])" office:value-type="float" office:value="6.63999999999999">
            <text:p>6.64</text:p>
          </table:table-cell>
          <table:table-cell table:formula="oooc:=ABS([.M172]-[.B172])" office:value-type="float" office:value="0.109999999999992">
            <text:p>0.11</text:p>
          </table:table-cell>
          <table:table-cell table:formula="oooc:=ABS([.N172]-[.B172])" office:value-type="float" office:value="3.38999999999999">
            <text:p>3.39</text:p>
          </table:table-cell>
          <table:table-cell table:number-columns-repeated="3"/>
        </table:table-row>
        <table:table-row table:style-name="ro1">
          <table:table-cell office:value-type="string">
            <text:p>ATAACTTTACGTGTGTGACCTATTA</text:p>
          </table:table-cell>
          <table:table-cell office:value-type="float" office:value="60.7">
            <text:p>60.7</text:p>
          </table:table-cell>
          <table:table-cell office:value-type="float" office:value="46.78">
            <text:p>46.78</text:p>
          </table:table-cell>
          <table:table-cell office:value-type="float" office:value="55.39">
            <text:p>55.39</text:p>
          </table:table-cell>
          <table:table-cell office:value-type="float" office:value="53.69">
            <text:p>53.69</text:p>
          </table:table-cell>
          <table:table-cell office:value-type="float" office:value="58.71">
            <text:p>58.71</text:p>
          </table:table-cell>
          <table:table-cell office:value-type="float" office:value="60.18">
            <text:p>60.18</text:p>
          </table:table-cell>
          <table:table-cell office:value-type="float" office:value="58.23">
            <text:p>58.23</text:p>
          </table:table-cell>
          <table:table-cell office:value-type="float" office:value="61.06">
            <text:p>61.06</text:p>
          </table:table-cell>
          <table:table-cell office:value-type="float" office:value="60.76">
            <text:p>60.76</text:p>
          </table:table-cell>
          <table:table-cell office:value-type="float" office:value="60.73">
            <text:p>60.73</text:p>
          </table:table-cell>
          <table:table-cell office:value-type="float" office:value="56.97">
            <text:p>56.97</text:p>
          </table:table-cell>
          <table:table-cell office:value-type="float" office:value="62.47">
            <text:p>62.47</text:p>
          </table:table-cell>
          <table:table-cell office:value-type="float" office:value="60.22">
            <text:p>60.22</text:p>
          </table:table-cell>
          <table:table-cell office:value-type="float" office:value="60.7">
            <text:p>60.7</text:p>
          </table:table-cell>
          <table:table-cell/>
          <table:table-cell table:formula="oooc:=ABS(([.C173]-[.B173])*100/[.B173])" office:value-type="float" office:value="22.9324546952224">
            <text:p>22.93</text:p>
          </table:table-cell>
          <table:table-cell table:formula="oooc:=ABS(([.D173]-[.B173])*100/[.B173])" office:value-type="float" office:value="8.74794069192752">
            <text:p>8.75</text:p>
          </table:table-cell>
          <table:table-cell table:formula="oooc:=ABS(([.E173]-[.B173])*100/[.B173])" office:value-type="float" office:value="11.5485996705107">
            <text:p>11.55</text:p>
          </table:table-cell>
          <table:table-cell table:formula="oooc:=ABS(([.F173]-[.B173])*100/[.B173])" office:value-type="float" office:value="3.27841845140033">
            <text:p>3.28</text:p>
          </table:table-cell>
          <table:table-cell table:formula="oooc:=ABS(([.G173]-[.B173])*100/[.B173])" office:value-type="float" office:value="0.856672158154865">
            <text:p>0.86</text:p>
          </table:table-cell>
          <table:table-cell table:formula="oooc:=ABS(([.H173]-[.B173])*100/[.B173])" office:value-type="float" office:value="4.06919275123559">
            <text:p>4.07</text:p>
          </table:table-cell>
          <table:table-cell table:formula="oooc:=ABS(([.I173]-[.B173])*100/[.B173])" office:value-type="float" office:value="0.593080724876441">
            <text:p>0.59</text:p>
          </table:table-cell>
          <table:table-cell table:formula="oooc:=ABS(([.J173]-[.B173])*100/[.B173])" office:value-type="float" office:value="0.098846787479399">
            <text:p>0.1</text:p>
          </table:table-cell>
          <table:table-cell table:formula="oooc:=ABS(([.K173]-[.B173])*100/[.B173])" office:value-type="float" office:value="0.0494233937396936">
            <text:p>0.05</text:p>
          </table:table-cell>
          <table:table-cell table:formula="oooc:=ABS(([.L173]-[.B173])*100/[.B173])" office:value-type="float" office:value="6.14497528830314">
            <text:p>6.14</text:p>
          </table:table-cell>
          <table:table-cell table:formula="oooc:=ABS(([.M173]-[.B173])*100/[.B173])" office:value-type="float" office:value="2.9159802306425">
            <text:p>2.92</text:p>
          </table:table-cell>
          <table:table-cell table:formula="oooc:=ABS(([.N173]-[.B173])*100/[.B173])" office:value-type="float" office:value="0.790774299835262">
            <text:p>0.79</text:p>
          </table:table-cell>
          <table:table-cell table:number-columns-repeated="2"/>
          <table:table-cell table:formula="oooc:=ABS([.C173]-[.B173])" office:value-type="float" office:value="13.92">
            <text:p>13.92</text:p>
          </table:table-cell>
          <table:table-cell table:formula="oooc:=ABS([.D173]-[.B173])" office:value-type="float" office:value="5.31">
            <text:p>5.31</text:p>
          </table:table-cell>
          <table:table-cell table:formula="oooc:=ABS([.E173]-[.B173])" office:value-type="float" office:value="7.01000000000001">
            <text:p>7.01</text:p>
          </table:table-cell>
          <table:table-cell table:formula="oooc:=ABS([.F173]-[.B173])" office:value-type="float" office:value="1.99">
            <text:p>1.99</text:p>
          </table:table-cell>
          <table:table-cell table:formula="oooc:=ABS([.G173]-[.B173])" office:value-type="float" office:value="0.520000000000003">
            <text:p>0.52</text:p>
          </table:table-cell>
          <table:table-cell table:formula="oooc:=ABS([.H173]-[.B173])" office:value-type="float" office:value="2.47000000000001">
            <text:p>2.47</text:p>
          </table:table-cell>
          <table:table-cell table:formula="oooc:=ABS([.I173]-[.B173])" office:value-type="float" office:value="0.359999999999999">
            <text:p>0.36</text:p>
          </table:table-cell>
          <table:table-cell table:formula="oooc:=ABS([.J173]-[.B173])" office:value-type="float" office:value="0.0599999999999952">
            <text:p>0.06</text:p>
          </table:table-cell>
          <table:table-cell table:formula="oooc:=ABS([.K173]-[.B173])" office:value-type="float" office:value="0.029999999999994">
            <text:p>0.03</text:p>
          </table:table-cell>
          <table:table-cell table:formula="oooc:=ABS([.L173]-[.B173])" office:value-type="float" office:value="3.73">
            <text:p>3.73</text:p>
          </table:table-cell>
          <table:table-cell table:formula="oooc:=ABS([.M173]-[.B173])" office:value-type="float" office:value="1.77">
            <text:p>1.77</text:p>
          </table:table-cell>
          <table:table-cell table:formula="oooc:=ABS([.N173]-[.B173])" office:value-type="float" office:value="0.480000000000004">
            <text:p>0.48</text:p>
          </table:table-cell>
          <table:table-cell table:number-columns-repeated="3"/>
        </table:table-row>
        <table:table-row table:style-name="ro1">
          <table:table-cell office:value-type="string">
            <text:p>CGCCTCATGCTCATC</text:p>
          </table:table-cell>
          <table:table-cell office:value-type="float" office:value="56.7">
            <text:p>56.7</text:p>
          </table:table-cell>
          <table:table-cell office:value-type="float" office:value="43.29">
            <text:p>43.29</text:p>
          </table:table-cell>
          <table:table-cell office:value-type="float" office:value="49.32">
            <text:p>49.32</text:p>
          </table:table-cell>
          <table:table-cell office:value-type="float" office:value="47.62">
            <text:p>47.62</text:p>
          </table:table-cell>
          <table:table-cell office:value-type="float" office:value="52.64">
            <text:p>52.64</text:p>
          </table:table-cell>
          <table:table-cell office:value-type="float" office:value="57.01">
            <text:p>57.01</text:p>
          </table:table-cell>
          <table:table-cell office:value-type="float" office:value="52.16">
            <text:p>52.16</text:p>
          </table:table-cell>
          <table:table-cell office:value-type="float" office:value="58.16">
            <text:p>58.16</text:p>
          </table:table-cell>
          <table:table-cell office:value-type="float" office:value="54.69">
            <text:p>54.69</text:p>
          </table:table-cell>
          <table:table-cell office:value-type="float" office:value="55.88">
            <text:p>55.88</text:p>
          </table:table-cell>
          <table:table-cell office:value-type="float" office:value="50.9">
            <text:p>50.9</text:p>
          </table:table-cell>
          <table:table-cell office:value-type="float" office:value="57.37">
            <text:p>57.37</text:p>
          </table:table-cell>
          <table:table-cell office:value-type="float" office:value="54.15">
            <text:p>54.15</text:p>
          </table:table-cell>
          <table:table-cell office:value-type="float" office:value="56.7">
            <text:p>56.7</text:p>
          </table:table-cell>
          <table:table-cell/>
          <table:table-cell table:formula="oooc:=ABS(([.C174]-[.B174])*100/[.B174])" office:value-type="float" office:value="23.6507936507937">
            <text:p>23.65</text:p>
          </table:table-cell>
          <table:table-cell table:formula="oooc:=ABS(([.D174]-[.B174])*100/[.B174])" office:value-type="float" office:value="13.015873015873">
            <text:p>13.02</text:p>
          </table:table-cell>
          <table:table-cell table:formula="oooc:=ABS(([.E174]-[.B174])*100/[.B174])" office:value-type="float" office:value="16.0141093474427">
            <text:p>16.01</text:p>
          </table:table-cell>
          <table:table-cell table:formula="oooc:=ABS(([.F174]-[.B174])*100/[.B174])" office:value-type="float" office:value="7.1604938271605">
            <text:p>7.16</text:p>
          </table:table-cell>
          <table:table-cell table:formula="oooc:=ABS(([.G174]-[.B174])*100/[.B174])" office:value-type="float" office:value="0.546737213403871">
            <text:p>0.55</text:p>
          </table:table-cell>
          <table:table-cell table:formula="oooc:=ABS(([.H174]-[.B174])*100/[.B174])" office:value-type="float" office:value="8.00705467372135">
            <text:p>8.01</text:p>
          </table:table-cell>
          <table:table-cell table:formula="oooc:=ABS(([.I174]-[.B174])*100/[.B174])" office:value-type="float" office:value="2.57495590828923">
            <text:p>2.57</text:p>
          </table:table-cell>
          <table:table-cell table:formula="oooc:=ABS(([.J174]-[.B174])*100/[.B174])" office:value-type="float" office:value="3.54497354497355">
            <text:p>3.54</text:p>
          </table:table-cell>
          <table:table-cell table:formula="oooc:=ABS(([.K174]-[.B174])*100/[.B174])" office:value-type="float" office:value="1.44620811287478">
            <text:p>1.45</text:p>
          </table:table-cell>
          <table:table-cell table:formula="oooc:=ABS(([.L174]-[.B174])*100/[.B174])" office:value-type="float" office:value="10.2292768959436">
            <text:p>10.23</text:p>
          </table:table-cell>
          <table:table-cell table:formula="oooc:=ABS(([.M174]-[.B174])*100/[.B174])" office:value-type="float" office:value="1.18165784832451">
            <text:p>1.18</text:p>
          </table:table-cell>
          <table:table-cell table:formula="oooc:=ABS(([.N174]-[.B174])*100/[.B174])" office:value-type="float" office:value="4.4973544973545">
            <text:p>4.5</text:p>
          </table:table-cell>
          <table:table-cell table:number-columns-repeated="2"/>
          <table:table-cell table:formula="oooc:=ABS([.C174]-[.B174])" office:value-type="float" office:value="13.41">
            <text:p>13.41</text:p>
          </table:table-cell>
          <table:table-cell table:formula="oooc:=ABS([.D174]-[.B174])" office:value-type="float" office:value="7.38">
            <text:p>7.38</text:p>
          </table:table-cell>
          <table:table-cell table:formula="oooc:=ABS([.E174]-[.B174])" office:value-type="float" office:value="9.08000000000001">
            <text:p>9.08</text:p>
          </table:table-cell>
          <table:table-cell table:formula="oooc:=ABS([.F174]-[.B174])" office:value-type="float" office:value="4.06">
            <text:p>4.06</text:p>
          </table:table-cell>
          <table:table-cell table:formula="oooc:=ABS([.G174]-[.B174])" office:value-type="float" office:value="0.309999999999995">
            <text:p>0.31</text:p>
          </table:table-cell>
          <table:table-cell table:formula="oooc:=ABS([.H174]-[.B174])" office:value-type="float" office:value="4.54000000000001">
            <text:p>4.54</text:p>
          </table:table-cell>
          <table:table-cell table:formula="oooc:=ABS([.I174]-[.B174])" office:value-type="float" office:value="1.45999999999999">
            <text:p>1.46</text:p>
          </table:table-cell>
          <table:table-cell table:formula="oooc:=ABS([.J174]-[.B174])" office:value-type="float" office:value="2.01000000000001">
            <text:p>2.01</text:p>
          </table:table-cell>
          <table:table-cell table:formula="oooc:=ABS([.K174]-[.B174])" office:value-type="float" office:value="0.82">
            <text:p>0.82</text:p>
          </table:table-cell>
          <table:table-cell table:formula="oooc:=ABS([.L174]-[.B174])" office:value-type="float" office:value="5.8">
            <text:p>5.8</text:p>
          </table:table-cell>
          <table:table-cell table:formula="oooc:=ABS([.M174]-[.B174])" office:value-type="float" office:value="0.669999999999995">
            <text:p>0.67</text:p>
          </table:table-cell>
          <table:table-cell table:formula="oooc:=ABS([.N174]-[.B174])" office:value-type="float" office:value="2.55">
            <text:p>2.55</text:p>
          </table:table-cell>
          <table:table-cell table:number-columns-repeated="3"/>
        </table:table-row>
        <table:table-row table:style-name="ro1">
          <table:table-cell office:value-type="string">
            <text:p>GATGCGCTCG</text:p>
          </table:table-cell>
          <table:table-cell office:value-type="float" office:value="47">
            <text:p>47</text:p>
          </table:table-cell>
          <table:table-cell office:value-type="float" office:value="33.52">
            <text:p>33.52</text:p>
          </table:table-cell>
          <table:table-cell office:value-type="float" office:value="43.32">
            <text:p>43.32</text:p>
          </table:table-cell>
          <table:table-cell office:value-type="float" office:value="41.12">
            <text:p>41.12</text:p>
          </table:table-cell>
          <table:table-cell office:value-type="float" office:value="46.98">
            <text:p>46.98</text:p>
          </table:table-cell>
          <table:table-cell office:value-type="float" office:value="45.99">
            <text:p>45.99</text:p>
          </table:table-cell>
          <table:table-cell office:value-type="float" office:value="49.47">
            <text:p>49.47</text:p>
          </table:table-cell>
          <table:table-cell office:value-type="float" office:value="47.15">
            <text:p>47.15</text:p>
          </table:table-cell>
          <table:table-cell office:value-type="float" office:value="42.17">
            <text:p>42.17</text:p>
          </table:table-cell>
          <table:table-cell office:value-type="float" office:value="44.63">
            <text:p>44.63</text:p>
          </table:table-cell>
          <table:table-cell office:value-type="float" office:value="38.38">
            <text:p>38.38</text:p>
          </table:table-cell>
          <table:table-cell office:value-type="float" office:value="45.87">
            <text:p>45.87</text:p>
          </table:table-cell>
          <table:table-cell office:value-type="float" office:value="41.63">
            <text:p>41.63</text:p>
          </table:table-cell>
          <table:table-cell office:value-type="float" office:value="47">
            <text:p>47</text:p>
          </table:table-cell>
          <table:table-cell/>
          <table:table-cell table:formula="oooc:=ABS(([.C175]-[.B175])*100/[.B175])" office:value-type="float" office:value="28.6808510638298">
            <text:p>28.68</text:p>
          </table:table-cell>
          <table:table-cell table:formula="oooc:=ABS(([.D175]-[.B175])*100/[.B175])" office:value-type="float" office:value="7.82978723404255">
            <text:p>7.83</text:p>
          </table:table-cell>
          <table:table-cell table:formula="oooc:=ABS(([.E175]-[.B175])*100/[.B175])" office:value-type="float" office:value="12.5106382978723">
            <text:p>12.51</text:p>
          </table:table-cell>
          <table:table-cell table:formula="oooc:=ABS(([.F175]-[.B175])*100/[.B175])" office:value-type="float" office:value="0.0425531914893684">
            <text:p>0.04</text:p>
          </table:table-cell>
          <table:table-cell table:formula="oooc:=ABS(([.G175]-[.B175])*100/[.B175])" office:value-type="float" office:value="2.14893617021276">
            <text:p>2.15</text:p>
          </table:table-cell>
          <table:table-cell table:formula="oooc:=ABS(([.H175]-[.B175])*100/[.B175])" office:value-type="float" office:value="5.25531914893617">
            <text:p>5.26</text:p>
          </table:table-cell>
          <table:table-cell table:formula="oooc:=ABS(([.I175]-[.B175])*100/[.B175])" office:value-type="float" office:value="0.31914893617021">
            <text:p>0.32</text:p>
          </table:table-cell>
          <table:table-cell table:formula="oooc:=ABS(([.J175]-[.B175])*100/[.B175])" office:value-type="float" office:value="10.2765957446808">
            <text:p>10.28</text:p>
          </table:table-cell>
          <table:table-cell table:formula="oooc:=ABS(([.K175]-[.B175])*100/[.B175])" office:value-type="float" office:value="5.04255319148936">
            <text:p>5.04</text:p>
          </table:table-cell>
          <table:table-cell table:formula="oooc:=ABS(([.L175]-[.B175])*100/[.B175])" office:value-type="float" office:value="18.3404255319149">
            <text:p>18.34</text:p>
          </table:table-cell>
          <table:table-cell table:formula="oooc:=ABS(([.M175]-[.B175])*100/[.B175])" office:value-type="float" office:value="2.40425531914894">
            <text:p>2.4</text:p>
          </table:table-cell>
          <table:table-cell table:formula="oooc:=ABS(([.N175]-[.B175])*100/[.B175])" office:value-type="float" office:value="11.4255319148936">
            <text:p>11.43</text:p>
          </table:table-cell>
          <table:table-cell table:number-columns-repeated="2"/>
          <table:table-cell table:formula="oooc:=ABS([.C175]-[.B175])" office:value-type="float" office:value="13.48">
            <text:p>13.48</text:p>
          </table:table-cell>
          <table:table-cell table:formula="oooc:=ABS([.D175]-[.B175])" office:value-type="float" office:value="3.68">
            <text:p>3.68</text:p>
          </table:table-cell>
          <table:table-cell table:formula="oooc:=ABS([.E175]-[.B175])" office:value-type="float" office:value="5.88">
            <text:p>5.88</text:p>
          </table:table-cell>
          <table:table-cell table:formula="oooc:=ABS([.F175]-[.B175])" office:value-type="float" office:value="0.0200000000000031">
            <text:p>0.02</text:p>
          </table:table-cell>
          <table:table-cell table:formula="oooc:=ABS([.G175]-[.B175])" office:value-type="float" office:value="1.01">
            <text:p>1.01</text:p>
          </table:table-cell>
          <table:table-cell table:formula="oooc:=ABS([.H175]-[.B175])" office:value-type="float" office:value="2.47">
            <text:p>2.47</text:p>
          </table:table-cell>
          <table:table-cell table:formula="oooc:=ABS([.I175]-[.B175])" office:value-type="float" office:value="0.149999999999999">
            <text:p>0.15</text:p>
          </table:table-cell>
          <table:table-cell table:formula="oooc:=ABS([.J175]-[.B175])" office:value-type="float" office:value="4.83">
            <text:p>4.83</text:p>
          </table:table-cell>
          <table:table-cell table:formula="oooc:=ABS([.K175]-[.B175])" office:value-type="float" office:value="2.37">
            <text:p>2.37</text:p>
          </table:table-cell>
          <table:table-cell table:formula="oooc:=ABS([.L175]-[.B175])" office:value-type="float" office:value="8.62">
            <text:p>8.62</text:p>
          </table:table-cell>
          <table:table-cell table:formula="oooc:=ABS([.M175]-[.B175])" office:value-type="float" office:value="1.13">
            <text:p>1.13</text:p>
          </table:table-cell>
          <table:table-cell table:formula="oooc:=ABS([.N175]-[.B175])" office:value-type="float" office:value="5.37">
            <text:p>5.37</text:p>
          </table:table-cell>
          <table:table-cell table:number-columns-repeated="3"/>
        </table:table-row>
        <table:table-row table:style-name="ro1">
          <table:table-cell office:value-type="string">
            <text:p>ACCCCGCAATACATG</text:p>
          </table:table-cell>
          <table:table-cell office:value-type="float" office:value="55.2">
            <text:p>55.2</text:p>
          </table:table-cell>
          <table:table-cell office:value-type="float" office:value="42.47">
            <text:p>42.47</text:p>
          </table:table-cell>
          <table:table-cell office:value-type="float" office:value="49.37">
            <text:p>49.37</text:p>
          </table:table-cell>
          <table:table-cell office:value-type="float" office:value="47.67">
            <text:p>47.67</text:p>
          </table:table-cell>
          <table:table-cell office:value-type="float" office:value="52.69">
            <text:p>52.69</text:p>
          </table:table-cell>
          <table:table-cell office:value-type="float" office:value="56.46">
            <text:p>56.46</text:p>
          </table:table-cell>
          <table:table-cell office:value-type="float" office:value="52.21">
            <text:p>52.21</text:p>
          </table:table-cell>
          <table:table-cell office:value-type="float" office:value="57.54">
            <text:p>57.54</text:p>
          </table:table-cell>
          <table:table-cell office:value-type="float" office:value="54.74">
            <text:p>54.74</text:p>
          </table:table-cell>
          <table:table-cell office:value-type="float" office:value="55.51">
            <text:p>55.51</text:p>
          </table:table-cell>
          <table:table-cell office:value-type="float" office:value="50.95">
            <text:p>50.95</text:p>
          </table:table-cell>
          <table:table-cell office:value-type="float" office:value="57.06">
            <text:p>57.06</text:p>
          </table:table-cell>
          <table:table-cell office:value-type="float" office:value="54.2">
            <text:p>54.2</text:p>
          </table:table-cell>
          <table:table-cell office:value-type="float" office:value="55.2">
            <text:p>55.2</text:p>
          </table:table-cell>
          <table:table-cell/>
          <table:table-cell table:formula="oooc:=ABS(([.C176]-[.B176])*100/[.B176])" office:value-type="float" office:value="23.0615942028986">
            <text:p>23.06</text:p>
          </table:table-cell>
          <table:table-cell table:formula="oooc:=ABS(([.D176]-[.B176])*100/[.B176])" office:value-type="float" office:value="10.5615942028986">
            <text:p>10.56</text:p>
          </table:table-cell>
          <table:table-cell table:formula="oooc:=ABS(([.E176]-[.B176])*100/[.B176])" office:value-type="float" office:value="13.6413043478261">
            <text:p>13.64</text:p>
          </table:table-cell>
          <table:table-cell table:formula="oooc:=ABS(([.F176]-[.B176])*100/[.B176])" office:value-type="float" office:value="4.54710144927537">
            <text:p>4.55</text:p>
          </table:table-cell>
          <table:table-cell table:formula="oooc:=ABS(([.G176]-[.B176])*100/[.B176])" office:value-type="float" office:value="2.28260869565217">
            <text:p>2.28</text:p>
          </table:table-cell>
          <table:table-cell table:formula="oooc:=ABS(([.H176]-[.B176])*100/[.B176])" office:value-type="float" office:value="5.41666666666667">
            <text:p>5.42</text:p>
          </table:table-cell>
          <table:table-cell table:formula="oooc:=ABS(([.I176]-[.B176])*100/[.B176])" office:value-type="float" office:value="4.2391304347826">
            <text:p>4.24</text:p>
          </table:table-cell>
          <table:table-cell table:formula="oooc:=ABS(([.J176]-[.B176])*100/[.B176])" office:value-type="float" office:value="0.833333333333335">
            <text:p>0.83</text:p>
          </table:table-cell>
          <table:table-cell table:formula="oooc:=ABS(([.K176]-[.B176])*100/[.B176])" office:value-type="float" office:value="0.561594202898542">
            <text:p>0.56</text:p>
          </table:table-cell>
          <table:table-cell table:formula="oooc:=ABS(([.L176]-[.B176])*100/[.B176])" office:value-type="float" office:value="7.69927536231884">
            <text:p>7.7</text:p>
          </table:table-cell>
          <table:table-cell table:formula="oooc:=ABS(([.M176]-[.B176])*100/[.B176])" office:value-type="float" office:value="3.3695652173913">
            <text:p>3.37</text:p>
          </table:table-cell>
          <table:table-cell table:formula="oooc:=ABS(([.N176]-[.B176])*100/[.B176])" office:value-type="float" office:value="1.81159420289855">
            <text:p>1.81</text:p>
          </table:table-cell>
          <table:table-cell table:number-columns-repeated="2"/>
          <table:table-cell table:formula="oooc:=ABS([.C176]-[.B176])" office:value-type="float" office:value="12.73">
            <text:p>12.73</text:p>
          </table:table-cell>
          <table:table-cell table:formula="oooc:=ABS([.D176]-[.B176])" office:value-type="float" office:value="5.83000000000001">
            <text:p>5.83</text:p>
          </table:table-cell>
          <table:table-cell table:formula="oooc:=ABS([.E176]-[.B176])" office:value-type="float" office:value="7.53">
            <text:p>7.53</text:p>
          </table:table-cell>
          <table:table-cell table:formula="oooc:=ABS([.F176]-[.B176])" office:value-type="float" office:value="2.51000000000001">
            <text:p>2.51</text:p>
          </table:table-cell>
          <table:table-cell table:formula="oooc:=ABS([.G176]-[.B176])" office:value-type="float" office:value="1.26">
            <text:p>1.26</text:p>
          </table:table-cell>
          <table:table-cell table:formula="oooc:=ABS([.H176]-[.B176])" office:value-type="float" office:value="2.99">
            <text:p>2.99</text:p>
          </table:table-cell>
          <table:table-cell table:formula="oooc:=ABS([.I176]-[.B176])" office:value-type="float" office:value="2.34">
            <text:p>2.34</text:p>
          </table:table-cell>
          <table:table-cell table:formula="oooc:=ABS([.J176]-[.B176])" office:value-type="float" office:value="0.460000000000001">
            <text:p>0.46</text:p>
          </table:table-cell>
          <table:table-cell table:formula="oooc:=ABS([.K176]-[.B176])" office:value-type="float" office:value="0.309999999999995">
            <text:p>0.31</text:p>
          </table:table-cell>
          <table:table-cell table:formula="oooc:=ABS([.L176]-[.B176])" office:value-type="float" office:value="4.25">
            <text:p>4.25</text:p>
          </table:table-cell>
          <table:table-cell table:formula="oooc:=ABS([.M176]-[.B176])" office:value-type="float" office:value="1.86">
            <text:p>1.86</text:p>
          </table:table-cell>
          <table:table-cell table:formula="oooc:=ABS([.N176]-[.B176]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2.7">
            <text:p>52.7</text:p>
          </table:table-cell>
          <table:table-cell office:value-type="float" office:value="38.14">
            <text:p>38.14</text:p>
          </table:table-cell>
          <table:table-cell office:value-type="float" office:value="47.6">
            <text:p>47.6</text:p>
          </table:table-cell>
          <table:table-cell office:value-type="float" office:value="45.46">
            <text:p>45.46</text:p>
          </table:table-cell>
          <table:table-cell office:value-type="float" office:value="51.77">
            <text:p>51.77</text:p>
          </table:table-cell>
          <table:table-cell office:value-type="float" office:value="54.05">
            <text:p>54.05</text:p>
          </table:table-cell>
          <table:table-cell office:value-type="float" office:value="49.73">
            <text:p>49.73</text:p>
          </table:table-cell>
          <table:table-cell office:value-type="float" office:value="53.64">
            <text:p>53.64</text:p>
          </table:table-cell>
          <table:table-cell office:value-type="float" office:value="54.34">
            <text:p>54.34</text:p>
          </table:table-cell>
          <table:table-cell office:value-type="float" office:value="54.8">
            <text:p>54.8</text:p>
          </table:table-cell>
          <table:table-cell office:value-type="float" office:value="49.58">
            <text:p>49.58</text:p>
          </table:table-cell>
          <table:table-cell office:value-type="float" office:value="56.08">
            <text:p>56.08</text:p>
          </table:table-cell>
          <table:table-cell office:value-type="float" office:value="53.07">
            <text:p>53.07</text:p>
          </table:table-cell>
          <table:table-cell office:value-type="float" office:value="52.7">
            <text:p>52.7</text:p>
          </table:table-cell>
          <table:table-cell/>
          <table:table-cell table:formula="oooc:=ABS(([.C177]-[.B177])*100/[.B177])" office:value-type="float" office:value="27.6280834914611">
            <text:p>27.63</text:p>
          </table:table-cell>
          <table:table-cell table:formula="oooc:=ABS(([.D177]-[.B177])*100/[.B177])" office:value-type="float" office:value="9.67741935483871">
            <text:p>9.68</text:p>
          </table:table-cell>
          <table:table-cell table:formula="oooc:=ABS(([.E177]-[.B177])*100/[.B177])" office:value-type="float" office:value="13.7381404174573">
            <text:p>13.74</text:p>
          </table:table-cell>
          <table:table-cell table:formula="oooc:=ABS(([.F177]-[.B177])*100/[.B177])" office:value-type="float" office:value="1.76470588235294">
            <text:p>1.76</text:p>
          </table:table-cell>
          <table:table-cell table:formula="oooc:=ABS(([.G177]-[.B177])*100/[.B177])" office:value-type="float" office:value="2.561669829222">
            <text:p>2.56</text:p>
          </table:table-cell>
          <table:table-cell table:formula="oooc:=ABS(([.H177]-[.B177])*100/[.B177])" office:value-type="float" office:value="5.63567362428844">
            <text:p>5.64</text:p>
          </table:table-cell>
          <table:table-cell table:formula="oooc:=ABS(([.I177]-[.B177])*100/[.B177])" office:value-type="float" office:value="1.78368121442125">
            <text:p>1.78</text:p>
          </table:table-cell>
          <table:table-cell table:formula="oooc:=ABS(([.J177]-[.B177])*100/[.B177])" office:value-type="float" office:value="3.11195445920304">
            <text:p>3.11</text:p>
          </table:table-cell>
          <table:table-cell table:formula="oooc:=ABS(([.K177]-[.B177])*100/[.B177])" office:value-type="float" office:value="3.98481973434534">
            <text:p>3.98</text:p>
          </table:table-cell>
          <table:table-cell table:formula="oooc:=ABS(([.L177]-[.B177])*100/[.B177])" office:value-type="float" office:value="5.9203036053131">
            <text:p>5.92</text:p>
          </table:table-cell>
          <table:table-cell table:formula="oooc:=ABS(([.M177]-[.B177])*100/[.B177])" office:value-type="float" office:value="6.41366223908917">
            <text:p>6.41</text:p>
          </table:table-cell>
          <table:table-cell table:formula="oooc:=ABS(([.N177]-[.B177])*100/[.B177])" office:value-type="float" office:value="0.702087286527509">
            <text:p>0.7</text:p>
          </table:table-cell>
          <table:table-cell table:number-columns-repeated="2"/>
          <table:table-cell table:formula="oooc:=ABS([.C177]-[.B177])" office:value-type="float" office:value="14.56">
            <text:p>14.56</text:p>
          </table:table-cell>
          <table:table-cell table:formula="oooc:=ABS([.D177]-[.B177])" office:value-type="float" office:value="5.1">
            <text:p>5.1</text:p>
          </table:table-cell>
          <table:table-cell table:formula="oooc:=ABS([.E177]-[.B177])" office:value-type="float" office:value="7.24">
            <text:p>7.24</text:p>
          </table:table-cell>
          <table:table-cell table:formula="oooc:=ABS([.F177]-[.B177])" office:value-type="float" office:value="0.93">
            <text:p>0.93</text:p>
          </table:table-cell>
          <table:table-cell table:formula="oooc:=ABS([.G177]-[.B177])" office:value-type="float" office:value="1.34999999999999">
            <text:p>1.35</text:p>
          </table:table-cell>
          <table:table-cell table:formula="oooc:=ABS([.H177]-[.B177])" office:value-type="float" office:value="2.97000000000001">
            <text:p>2.97</text:p>
          </table:table-cell>
          <table:table-cell table:formula="oooc:=ABS([.I177]-[.B177])" office:value-type="float" office:value="0.939999999999998">
            <text:p>0.94</text:p>
          </table:table-cell>
          <table:table-cell table:formula="oooc:=ABS([.J177]-[.B177])" office:value-type="float" office:value="1.64">
            <text:p>1.64</text:p>
          </table:table-cell>
          <table:table-cell table:formula="oooc:=ABS([.K177]-[.B177])" office:value-type="float" office:value="2.09999999999999">
            <text:p>2.1</text:p>
          </table:table-cell>
          <table:table-cell table:formula="oooc:=ABS([.L177]-[.B177])" office:value-type="float" office:value="3.12">
            <text:p>3.12</text:p>
          </table:table-cell>
          <table:table-cell table:formula="oooc:=ABS([.M177]-[.B177])" office:value-type="float" office:value="3.38">
            <text:p>3.38</text:p>
          </table:table-cell>
          <table:table-cell table:formula="oooc:=ABS([.N177]-[.B177])" office:value-type="float" office:value="0.369999999999997">
            <text:p>0.37</text:p>
          </table:table-cell>
          <table:table-cell table:number-columns-repeated="3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3.5">
            <text:p>63.5</text:p>
          </table:table-cell>
          <table:table-cell office:value-type="float" office:value="49.2">
            <text:p>49.2</text:p>
          </table:table-cell>
          <table:table-cell office:value-type="float" office:value="57.37">
            <text:p>57.37</text:p>
          </table:table-cell>
          <table:table-cell office:value-type="float" office:value="55.67">
            <text:p>55.67</text:p>
          </table:table-cell>
          <table:table-cell office:value-type="float" office:value="60.69">
            <text:p>60.69</text:p>
          </table:table-cell>
          <table:table-cell office:value-type="float" office:value="63.69">
            <text:p>63.69</text:p>
          </table:table-cell>
          <table:table-cell office:value-type="float" office:value="60.21">
            <text:p>60.21</text:p>
          </table:table-cell>
          <table:table-cell office:value-type="float" office:value="64.78">
            <text:p>64.78</text:p>
          </table:table-cell>
          <table:table-cell office:value-type="float" office:value="62.74">
            <text:p>62.74</text:p>
          </table:table-cell>
          <table:table-cell office:value-type="float" office:value="62.93">
            <text:p>62.93</text:p>
          </table:table-cell>
          <table:table-cell office:value-type="float" office:value="58.95">
            <text:p>58.95</text:p>
          </table:table-cell>
          <table:table-cell office:value-type="float" office:value="64.6">
            <text:p>64.6</text:p>
          </table:table-cell>
          <table:table-cell office:value-type="float" office:value="62.2">
            <text:p>62.2</text:p>
          </table:table-cell>
          <table:table-cell office:value-type="float" office:value="63.5">
            <text:p>63.5</text:p>
          </table:table-cell>
          <table:table-cell/>
          <table:table-cell table:formula="oooc:=ABS(([.C178]-[.B178])*100/[.B178])" office:value-type="float" office:value="22.5196850393701">
            <text:p>22.52</text:p>
          </table:table-cell>
          <table:table-cell table:formula="oooc:=ABS(([.D178]-[.B178])*100/[.B178])" office:value-type="float" office:value="9.65354330708662">
            <text:p>9.65</text:p>
          </table:table-cell>
          <table:table-cell table:formula="oooc:=ABS(([.E178]-[.B178])*100/[.B178])" office:value-type="float" office:value="12.3307086614173">
            <text:p>12.33</text:p>
          </table:table-cell>
          <table:table-cell table:formula="oooc:=ABS(([.F178]-[.B178])*100/[.B178])" office:value-type="float" office:value="4.4251968503937">
            <text:p>4.43</text:p>
          </table:table-cell>
          <table:table-cell table:formula="oooc:=ABS(([.G178]-[.B178])*100/[.B178])" office:value-type="float" office:value="0.299212598425193">
            <text:p>0.3</text:p>
          </table:table-cell>
          <table:table-cell table:formula="oooc:=ABS(([.H178]-[.B178])*100/[.B178])" office:value-type="float" office:value="5.18110236220472">
            <text:p>5.18</text:p>
          </table:table-cell>
          <table:table-cell table:formula="oooc:=ABS(([.I178]-[.B178])*100/[.B178])" office:value-type="float" office:value="2.01574803149606">
            <text:p>2.02</text:p>
          </table:table-cell>
          <table:table-cell table:formula="oooc:=ABS(([.J178]-[.B178])*100/[.B178])" office:value-type="float" office:value="1.19685039370078">
            <text:p>1.2</text:p>
          </table:table-cell>
          <table:table-cell table:formula="oooc:=ABS(([.K178]-[.B178])*100/[.B178])" office:value-type="float" office:value="0.897637795275591">
            <text:p>0.9</text:p>
          </table:table-cell>
          <table:table-cell table:formula="oooc:=ABS(([.L178]-[.B178])*100/[.B178])" office:value-type="float" office:value="7.16535433070866">
            <text:p>7.17</text:p>
          </table:table-cell>
          <table:table-cell table:formula="oooc:=ABS(([.M178]-[.B178])*100/[.B178])" office:value-type="float" office:value="1.73228346456692">
            <text:p>1.73</text:p>
          </table:table-cell>
          <table:table-cell table:formula="oooc:=ABS(([.N178]-[.B178])*100/[.B178])" office:value-type="float" office:value="2.04724409448818">
            <text:p>2.05</text:p>
          </table:table-cell>
          <table:table-cell table:number-columns-repeated="2"/>
          <table:table-cell table:formula="oooc:=ABS([.C178]-[.B178])" office:value-type="float" office:value="14.3">
            <text:p>14.3</text:p>
          </table:table-cell>
          <table:table-cell table:formula="oooc:=ABS([.D178]-[.B178])" office:value-type="float" office:value="6.13">
            <text:p>6.13</text:p>
          </table:table-cell>
          <table:table-cell table:formula="oooc:=ABS([.E178]-[.B178])" office:value-type="float" office:value="7.83">
            <text:p>7.83</text:p>
          </table:table-cell>
          <table:table-cell table:formula="oooc:=ABS([.F178]-[.B178])" office:value-type="float" office:value="2.81">
            <text:p>2.81</text:p>
          </table:table-cell>
          <table:table-cell table:formula="oooc:=ABS([.G178]-[.B178])" office:value-type="float" office:value="0.189999999999998">
            <text:p>0.19</text:p>
          </table:table-cell>
          <table:table-cell table:formula="oooc:=ABS([.H178]-[.B178])" office:value-type="float" office:value="3.29">
            <text:p>3.29</text:p>
          </table:table-cell>
          <table:table-cell table:formula="oooc:=ABS([.I178]-[.B178])" office:value-type="float" office:value="1.28">
            <text:p>1.28</text:p>
          </table:table-cell>
          <table:table-cell table:formula="oooc:=ABS([.J178]-[.B178])" office:value-type="float" office:value="0.759999999999998">
            <text:p>0.76</text:p>
          </table:table-cell>
          <table:table-cell table:formula="oooc:=ABS([.K178]-[.B178])" office:value-type="float" office:value="0.57">
            <text:p>0.57</text:p>
          </table:table-cell>
          <table:table-cell table:formula="oooc:=ABS([.L178]-[.B178])" office:value-type="float" office:value="4.55">
            <text:p>4.55</text:p>
          </table:table-cell>
          <table:table-cell table:formula="oooc:=ABS([.M178]-[.B178])" office:value-type="float" office:value="1.09999999999999">
            <text:p>1.1</text:p>
          </table:table-cell>
          <table:table-cell table:formula="oooc:=ABS([.N178]-[.B178])" office:value-type="float" office:value="1.3">
            <text:p>1.3</text:p>
          </table:table-cell>
          <table:table-cell table:number-columns-repeated="3"/>
        </table:table-row>
        <table:table-row table:style-name="ro1">
          <table:table-cell office:value-type="string">
            <text:p>AGCGTAAGTC</text:p>
          </table:table-cell>
          <table:table-cell office:value-type="float" office:value="39.5">
            <text:p>39.5</text:p>
          </table:table-cell>
          <table:table-cell office:value-type="float" office:value="41.06">
            <text:p>41.06</text:p>
          </table:table-cell>
          <table:table-cell office:value-type="float" office:value="42.23">
            <text:p>42.23</text:p>
          </table:table-cell>
          <table:table-cell office:value-type="float" office:value="41.85">
            <text:p>41.85</text:p>
          </table:table-cell>
          <table:table-cell office:value-type="float" office:value="42.97">
            <text:p>42.97</text:p>
          </table:table-cell>
          <table:table-cell office:value-type="float" office:value="43.97">
            <text:p>43.97</text:p>
          </table:table-cell>
          <table:table-cell office:value-type="float" office:value="43.64">
            <text:p>43.64</text:p>
          </table:table-cell>
          <table:table-cell office:value-type="float" office:value="44.93">
            <text:p>44.93</text:p>
          </table:table-cell>
          <table:table-cell office:value-type="float" office:value="43.43">
            <text:p>43.43</text:p>
          </table:table-cell>
          <table:table-cell office:value-type="float" office:value="43.84">
            <text:p>43.84</text:p>
          </table:table-cell>
          <table:table-cell office:value-type="float" office:value="42.58">
            <text:p>42.58</text:p>
          </table:table-cell>
          <table:table-cell office:value-type="float" office:value="44.56">
            <text:p>44.56</text:p>
          </table:table-cell>
          <table:table-cell office:value-type="float" office:value="43.81">
            <text:p>43.81</text:p>
          </table:table-cell>
          <table:table-cell office:value-type="float" office:value="39.5">
            <text:p>39.5</text:p>
          </table:table-cell>
          <table:table-cell/>
          <table:table-cell table:formula="oooc:=ABS(([.C179]-[.B179])*100/[.B179])" office:value-type="float" office:value="3.9493670886076">
            <text:p>3.95</text:p>
          </table:table-cell>
          <table:table-cell table:formula="oooc:=ABS(([.D179]-[.B179])*100/[.B179])" office:value-type="float" office:value="6.91139240506328">
            <text:p>6.91</text:p>
          </table:table-cell>
          <table:table-cell table:formula="oooc:=ABS(([.E179]-[.B179])*100/[.B179])" office:value-type="float" office:value="5.9493670886076">
            <text:p>5.95</text:p>
          </table:table-cell>
          <table:table-cell table:formula="oooc:=ABS(([.F179]-[.B179])*100/[.B179])" office:value-type="float" office:value="8.78481012658228">
            <text:p>8.78</text:p>
          </table:table-cell>
          <table:table-cell table:formula="oooc:=ABS(([.G179]-[.B179])*100/[.B179])" office:value-type="float" office:value="11.3164556962025">
            <text:p>11.32</text:p>
          </table:table-cell>
          <table:table-cell table:formula="oooc:=ABS(([.H179]-[.B179])*100/[.B179])" office:value-type="float" office:value="10.4810126582278">
            <text:p>10.48</text:p>
          </table:table-cell>
          <table:table-cell table:formula="oooc:=ABS(([.I179]-[.B179])*100/[.B179])" office:value-type="float" office:value="13.746835443038">
            <text:p>13.75</text:p>
          </table:table-cell>
          <table:table-cell table:formula="oooc:=ABS(([.J179]-[.B179])*100/[.B179])" office:value-type="float" office:value="9.94936708860759">
            <text:p>9.95</text:p>
          </table:table-cell>
          <table:table-cell table:formula="oooc:=ABS(([.K179]-[.B179])*100/[.B179])" office:value-type="float" office:value="10.9873417721519">
            <text:p>10.99</text:p>
          </table:table-cell>
          <table:table-cell table:formula="oooc:=ABS(([.L179]-[.B179])*100/[.B179])" office:value-type="float" office:value="7.79746835443038">
            <text:p>7.8</text:p>
          </table:table-cell>
          <table:table-cell table:formula="oooc:=ABS(([.M179]-[.B179])*100/[.B179])" office:value-type="float" office:value="12.8101265822785">
            <text:p>12.81</text:p>
          </table:table-cell>
          <table:table-cell table:formula="oooc:=ABS(([.N179]-[.B179])*100/[.B179])" office:value-type="float" office:value="10.9113924050633">
            <text:p>10.91</text:p>
          </table:table-cell>
          <table:table-cell table:number-columns-repeated="2"/>
          <table:table-cell table:formula="oooc:=ABS([.C179]-[.B179])" office:value-type="float" office:value="1.56">
            <text:p>1.56</text:p>
          </table:table-cell>
          <table:table-cell table:formula="oooc:=ABS([.D179]-[.B179])" office:value-type="float" office:value="2.73">
            <text:p>2.73</text:p>
          </table:table-cell>
          <table:table-cell table:formula="oooc:=ABS([.E179]-[.B179])" office:value-type="float" office:value="2.35">
            <text:p>2.35</text:p>
          </table:table-cell>
          <table:table-cell table:formula="oooc:=ABS([.F179]-[.B179])" office:value-type="float" office:value="3.47">
            <text:p>3.47</text:p>
          </table:table-cell>
          <table:table-cell table:formula="oooc:=ABS([.G179]-[.B179])" office:value-type="float" office:value="4.47">
            <text:p>4.47</text:p>
          </table:table-cell>
          <table:table-cell table:formula="oooc:=ABS([.H179]-[.B179])" office:value-type="float" office:value="4.14">
            <text:p>4.14</text:p>
          </table:table-cell>
          <table:table-cell table:formula="oooc:=ABS([.I179]-[.B179])" office:value-type="float" office:value="5.43">
            <text:p>5.43</text:p>
          </table:table-cell>
          <table:table-cell table:formula="oooc:=ABS([.J179]-[.B179])" office:value-type="float" office:value="3.93">
            <text:p>3.93</text:p>
          </table:table-cell>
          <table:table-cell table:formula="oooc:=ABS([.K179]-[.B179])" office:value-type="float" office:value="4.34">
            <text:p>4.34</text:p>
          </table:table-cell>
          <table:table-cell table:formula="oooc:=ABS([.L179]-[.B179])" office:value-type="float" office:value="3.08">
            <text:p>3.08</text:p>
          </table:table-cell>
          <table:table-cell table:formula="oooc:=ABS([.M179]-[.B179])" office:value-type="float" office:value="5.06">
            <text:p>5.06</text:p>
          </table:table-cell>
          <table:table-cell table:formula="oooc:=ABS([.N179]-[.B179])" office:value-type="float" office:value="4.31">
            <text:p>4.31</text:p>
          </table:table-cell>
          <table:table-cell table:number-columns-repeated="3"/>
        </table:table-row>
        <table:table-row table:style-name="ro1">
          <table:table-cell office:value-type="string">
            <text:p>CCAGCCAGTCTCTCC</text:p>
          </table:table-cell>
          <table:table-cell office:value-type="float" office:value="58">
            <text:p>58</text:p>
          </table:table-cell>
          <table:table-cell office:value-type="float" office:value="43.7">
            <text:p>43.7</text:p>
          </table:table-cell>
          <table:table-cell office:value-type="float" office:value="50.51">
            <text:p>50.51</text:p>
          </table:table-cell>
          <table:table-cell office:value-type="float" office:value="48.8">
            <text:p>48.8</text:p>
          </table:table-cell>
          <table:table-cell office:value-type="float" office:value="53.83">
            <text:p>53.83</text:p>
          </table:table-cell>
          <table:table-cell office:value-type="float" office:value="58.74">
            <text:p>58.74</text:p>
          </table:table-cell>
          <table:table-cell office:value-type="float" office:value="53.35">
            <text:p>53.35</text:p>
          </table:table-cell>
          <table:table-cell office:value-type="float" office:value="59.97">
            <text:p>59.97</text:p>
          </table:table-cell>
          <table:table-cell office:value-type="float" office:value="55.87">
            <text:p>55.87</text:p>
          </table:table-cell>
          <table:table-cell office:value-type="float" office:value="56.7">
            <text:p>56.7</text:p>
          </table:table-cell>
          <table:table-cell office:value-type="float" office:value="52.08">
            <text:p>52.08</text:p>
          </table:table-cell>
          <table:table-cell office:value-type="float" office:value="58.24">
            <text:p>58.24</text:p>
          </table:table-cell>
          <table:table-cell office:value-type="float" office:value="55.34">
            <text:p>55.34</text:p>
          </table:table-cell>
          <table:table-cell office:value-type="float" office:value="58">
            <text:p>58</text:p>
          </table:table-cell>
          <table:table-cell/>
          <table:table-cell table:formula="oooc:=ABS(([.C180]-[.B180])*100/[.B180])" office:value-type="float" office:value="24.6551724137931">
            <text:p>24.66</text:p>
          </table:table-cell>
          <table:table-cell table:formula="oooc:=ABS(([.D180]-[.B180])*100/[.B180])" office:value-type="float" office:value="12.9137931034483">
            <text:p>12.91</text:p>
          </table:table-cell>
          <table:table-cell table:formula="oooc:=ABS(([.E180]-[.B180])*100/[.B180])" office:value-type="float" office:value="15.8620689655172">
            <text:p>15.86</text:p>
          </table:table-cell>
          <table:table-cell table:formula="oooc:=ABS(([.F180]-[.B180])*100/[.B180])" office:value-type="float" office:value="7.1896551724138">
            <text:p>7.19</text:p>
          </table:table-cell>
          <table:table-cell table:formula="oooc:=ABS(([.G180]-[.B180])*100/[.B180])" office:value-type="float" office:value="1.27586206896552">
            <text:p>1.28</text:p>
          </table:table-cell>
          <table:table-cell table:formula="oooc:=ABS(([.H180]-[.B180])*100/[.B180])" office:value-type="float" office:value="8.01724137931034">
            <text:p>8.02</text:p>
          </table:table-cell>
          <table:table-cell table:formula="oooc:=ABS(([.I180]-[.B180])*100/[.B180])" office:value-type="float" office:value="3.39655172413793">
            <text:p>3.4</text:p>
          </table:table-cell>
          <table:table-cell table:formula="oooc:=ABS(([.J180]-[.B180])*100/[.B180])" office:value-type="float" office:value="3.67241379310345">
            <text:p>3.67</text:p>
          </table:table-cell>
          <table:table-cell table:formula="oooc:=ABS(([.K180]-[.B180])*100/[.B180])" office:value-type="float" office:value="2.24137931034482">
            <text:p>2.24</text:p>
          </table:table-cell>
          <table:table-cell table:formula="oooc:=ABS(([.L180]-[.B180])*100/[.B180])" office:value-type="float" office:value="10.2068965517241">
            <text:p>10.21</text:p>
          </table:table-cell>
          <table:table-cell table:formula="oooc:=ABS(([.M180]-[.B180])*100/[.B180])" office:value-type="float" office:value="0.413793103448279">
            <text:p>0.41</text:p>
          </table:table-cell>
          <table:table-cell table:formula="oooc:=ABS(([.N180]-[.B180])*100/[.B180])" office:value-type="float" office:value="4.58620689655172">
            <text:p>4.59</text:p>
          </table:table-cell>
          <table:table-cell table:number-columns-repeated="2"/>
          <table:table-cell table:formula="oooc:=ABS([.C180]-[.B180])" office:value-type="float" office:value="14.3">
            <text:p>14.3</text:p>
          </table:table-cell>
          <table:table-cell table:formula="oooc:=ABS([.D180]-[.B180])" office:value-type="float" office:value="7.49">
            <text:p>7.49</text:p>
          </table:table-cell>
          <table:table-cell table:formula="oooc:=ABS([.E180]-[.B180])" office:value-type="float" office:value="9.2">
            <text:p>9.2</text:p>
          </table:table-cell>
          <table:table-cell table:formula="oooc:=ABS([.F180]-[.B180])" office:value-type="float" office:value="4.17">
            <text:p>4.17</text:p>
          </table:table-cell>
          <table:table-cell table:formula="oooc:=ABS([.G180]-[.B180])" office:value-type="float" office:value="0.740000000000002">
            <text:p>0.74</text:p>
          </table:table-cell>
          <table:table-cell table:formula="oooc:=ABS([.H180]-[.B180])" office:value-type="float" office:value="4.65">
            <text:p>4.65</text:p>
          </table:table-cell>
          <table:table-cell table:formula="oooc:=ABS([.I180]-[.B180])" office:value-type="float" office:value="1.97">
            <text:p>1.97</text:p>
          </table:table-cell>
          <table:table-cell table:formula="oooc:=ABS([.J180]-[.B180])" office:value-type="float" office:value="2.13">
            <text:p>2.13</text:p>
          </table:table-cell>
          <table:table-cell table:formula="oooc:=ABS([.K180]-[.B180])" office:value-type="float" office:value="1.3">
            <text:p>1.3</text:p>
          </table:table-cell>
          <table:table-cell table:formula="oooc:=ABS([.L180]-[.B180])" office:value-type="float" office:value="5.92">
            <text:p>5.92</text:p>
          </table:table-cell>
          <table:table-cell table:formula="oooc:=ABS([.M180]-[.B180])" office:value-type="float" office:value="0.240000000000002">
            <text:p>0.24</text:p>
          </table:table-cell>
          <table:table-cell table:formula="oooc:=ABS([.N180]-[.B180])" office:value-type="float" office:value="2.66">
            <text:p>2.66</text:p>
          </table:table-cell>
          <table:table-cell table:number-columns-repeated="3"/>
        </table:table-row>
        <table:table-row table:style-name="ro1">
          <table:table-cell office:value-type="string">
            <text:p>CGTACTAGCGTTGGTCATGG</text:p>
          </table:table-cell>
          <table:table-cell office:value-type="float" office:value="63.1">
            <text:p>63.1</text:p>
          </table:table-cell>
          <table:table-cell office:value-type="float" office:value="49.93">
            <text:p>49.93</text:p>
          </table:table-cell>
          <table:table-cell office:value-type="float" office:value="57.19">
            <text:p>57.19</text:p>
          </table:table-cell>
          <table:table-cell office:value-type="float" office:value="55.49">
            <text:p>55.49</text:p>
          </table:table-cell>
          <table:table-cell office:value-type="float" office:value="60.52">
            <text:p>60.52</text:p>
          </table:table-cell>
          <table:table-cell office:value-type="float" office:value="63.99">
            <text:p>63.99</text:p>
          </table:table-cell>
          <table:table-cell office:value-type="float" office:value="60.03">
            <text:p>60.03</text:p>
          </table:table-cell>
          <table:table-cell office:value-type="float" office:value="65.14">
            <text:p>65.14</text:p>
          </table:table-cell>
          <table:table-cell office:value-type="float" office:value="62.56">
            <text:p>62.56</text:p>
          </table:table-cell>
          <table:table-cell office:value-type="float" office:value="63.18">
            <text:p>63.18</text:p>
          </table:table-cell>
          <table:table-cell office:value-type="float" office:value="58.77">
            <text:p>58.77</text:p>
          </table:table-cell>
          <table:table-cell office:value-type="float" office:value="64.79">
            <text:p>64.79</text:p>
          </table:table-cell>
          <table:table-cell office:value-type="float" office:value="62.02">
            <text:p>62.02</text:p>
          </table:table-cell>
          <table:table-cell office:value-type="float" office:value="63.1">
            <text:p>63.1</text:p>
          </table:table-cell>
          <table:table-cell/>
          <table:table-cell table:formula="oooc:=ABS(([.C181]-[.B181])*100/[.B181])" office:value-type="float" office:value="20.8716323296355">
            <text:p>20.87</text:p>
          </table:table-cell>
          <table:table-cell table:formula="oooc:=ABS(([.D181]-[.B181])*100/[.B181])" office:value-type="float" office:value="9.36608557844692">
            <text:p>9.37</text:p>
          </table:table-cell>
          <table:table-cell table:formula="oooc:=ABS(([.E181]-[.B181])*100/[.B181])" office:value-type="float" office:value="12.0602218700475">
            <text:p>12.06</text:p>
          </table:table-cell>
          <table:table-cell table:formula="oooc:=ABS(([.F181]-[.B181])*100/[.B181])" office:value-type="float" office:value="4.08874801901743">
            <text:p>4.09</text:p>
          </table:table-cell>
          <table:table-cell table:formula="oooc:=ABS(([.G181]-[.B181])*100/[.B181])" office:value-type="float" office:value="1.41045958795563">
            <text:p>1.41</text:p>
          </table:table-cell>
          <table:table-cell table:formula="oooc:=ABS(([.H181]-[.B181])*100/[.B181])" office:value-type="float" office:value="4.86529318541997">
            <text:p>4.87</text:p>
          </table:table-cell>
          <table:table-cell table:formula="oooc:=ABS(([.I181]-[.B181])*100/[.B181])" office:value-type="float" office:value="3.23296354992076">
            <text:p>3.23</text:p>
          </table:table-cell>
          <table:table-cell table:formula="oooc:=ABS(([.J181]-[.B181])*100/[.B181])" office:value-type="float" office:value="0.855784469096671">
            <text:p>0.86</text:p>
          </table:table-cell>
          <table:table-cell table:formula="oooc:=ABS(([.K181]-[.B181])*100/[.B181])" office:value-type="float" office:value="0.126782884310615">
            <text:p>0.13</text:p>
          </table:table-cell>
          <table:table-cell table:formula="oooc:=ABS(([.L181]-[.B181])*100/[.B181])" office:value-type="float" office:value="6.8621236133122">
            <text:p>6.86</text:p>
          </table:table-cell>
          <table:table-cell table:formula="oooc:=ABS(([.M181]-[.B181])*100/[.B181])" office:value-type="float" office:value="2.67828843106181">
            <text:p>2.68</text:p>
          </table:table-cell>
          <table:table-cell table:formula="oooc:=ABS(([.N181]-[.B181])*100/[.B181])" office:value-type="float" office:value="1.71156893819334">
            <text:p>1.71</text:p>
          </table:table-cell>
          <table:table-cell table:number-columns-repeated="2"/>
          <table:table-cell table:formula="oooc:=ABS([.C181]-[.B181])" office:value-type="float" office:value="13.17">
            <text:p>13.17</text:p>
          </table:table-cell>
          <table:table-cell table:formula="oooc:=ABS([.D181]-[.B181])" office:value-type="float" office:value="5.91">
            <text:p>5.91</text:p>
          </table:table-cell>
          <table:table-cell table:formula="oooc:=ABS([.E181]-[.B181])" office:value-type="float" office:value="7.61">
            <text:p>7.61</text:p>
          </table:table-cell>
          <table:table-cell table:formula="oooc:=ABS([.F181]-[.B181])" office:value-type="float" office:value="2.58">
            <text:p>2.58</text:p>
          </table:table-cell>
          <table:table-cell table:formula="oooc:=ABS([.G181]-[.B181])" office:value-type="float" office:value="0.890000000000001">
            <text:p>0.89</text:p>
          </table:table-cell>
          <table:table-cell table:formula="oooc:=ABS([.H181]-[.B181])" office:value-type="float" office:value="3.07">
            <text:p>3.07</text:p>
          </table:table-cell>
          <table:table-cell table:formula="oooc:=ABS([.I181]-[.B181])" office:value-type="float" office:value="2.04">
            <text:p>2.04</text:p>
          </table:table-cell>
          <table:table-cell table:formula="oooc:=ABS([.J181]-[.B181])" office:value-type="float" office:value="0.539999999999999">
            <text:p>0.54</text:p>
          </table:table-cell>
          <table:table-cell table:formula="oooc:=ABS([.K181]-[.B181])" office:value-type="float" office:value="0.0799999999999983">
            <text:p>0.08</text:p>
          </table:table-cell>
          <table:table-cell table:formula="oooc:=ABS([.L181]-[.B181])" office:value-type="float" office:value="4.33">
            <text:p>4.33</text:p>
          </table:table-cell>
          <table:table-cell table:formula="oooc:=ABS([.M181]-[.B181])" office:value-type="float" office:value="1.69">
            <text:p>1.69</text:p>
          </table:table-cell>
          <table:table-cell table:formula="oooc:=ABS([.N181]-[.B181])" office:value-type="float" office:value="1.08">
            <text:p>1.08</text:p>
          </table:table-cell>
          <table:table-cell table:number-columns-repeated="3"/>
        </table:table-row>
        <table:table-row table:style-name="ro1">
          <table:table-cell office:value-type="string">
            <text:p>GGTCCTTACTTGGTG</text:p>
          </table:table-cell>
          <table:table-cell office:value-type="float" office:value="60.3">
            <text:p>60.3</text:p>
          </table:table-cell>
          <table:table-cell table:number-columns-repeated="12" office:value-type="float" office:value="62.71">
            <text:p>62.71</text:p>
          </table:table-cell>
          <table:table-cell office:value-type="float" office:value="60.3">
            <text:p>60.3</text:p>
          </table:table-cell>
          <table:table-cell/>
          <table:table-cell table:formula="oooc:=ABS(([.C182]-[.B182])*100/[.B182])" office:value-type="float" office:value="3.9966832504146">
            <text:p>4</text:p>
          </table:table-cell>
          <table:table-cell table:formula="oooc:=ABS(([.D182]-[.B182])*100/[.B182])" office:value-type="float" office:value="3.9966832504146">
            <text:p>4</text:p>
          </table:table-cell>
          <table:table-cell table:formula="oooc:=ABS(([.E182]-[.B182])*100/[.B182])" office:value-type="float" office:value="3.9966832504146">
            <text:p>4</text:p>
          </table:table-cell>
          <table:table-cell table:formula="oooc:=ABS(([.F182]-[.B182])*100/[.B182])" office:value-type="float" office:value="3.9966832504146">
            <text:p>4</text:p>
          </table:table-cell>
          <table:table-cell table:formula="oooc:=ABS(([.G182]-[.B182])*100/[.B182])" office:value-type="float" office:value="3.9966832504146">
            <text:p>4</text:p>
          </table:table-cell>
          <table:table-cell table:formula="oooc:=ABS(([.H182]-[.B182])*100/[.B182])" office:value-type="float" office:value="3.9966832504146">
            <text:p>4</text:p>
          </table:table-cell>
          <table:table-cell table:formula="oooc:=ABS(([.I182]-[.B182])*100/[.B182])" office:value-type="float" office:value="3.9966832504146">
            <text:p>4</text:p>
          </table:table-cell>
          <table:table-cell table:formula="oooc:=ABS(([.J182]-[.B182])*100/[.B182])" office:value-type="float" office:value="3.9966832504146">
            <text:p>4</text:p>
          </table:table-cell>
          <table:table-cell table:formula="oooc:=ABS(([.K182]-[.B182])*100/[.B182])" office:value-type="float" office:value="3.9966832504146">
            <text:p>4</text:p>
          </table:table-cell>
          <table:table-cell table:formula="oooc:=ABS(([.L182]-[.B182])*100/[.B182])" office:value-type="float" office:value="3.9966832504146">
            <text:p>4</text:p>
          </table:table-cell>
          <table:table-cell table:formula="oooc:=ABS(([.M182]-[.B182])*100/[.B182])" office:value-type="float" office:value="3.9966832504146">
            <text:p>4</text:p>
          </table:table-cell>
          <table:table-cell table:formula="oooc:=ABS(([.N182]-[.B182])*100/[.B182])" office:value-type="float" office:value="3.9966832504146">
            <text:p>4</text:p>
          </table:table-cell>
          <table:table-cell table:number-columns-repeated="2"/>
          <table:table-cell table:formula="oooc:=ABS([.C182]-[.B182])" office:value-type="float" office:value="2.41">
            <text:p>2.41</text:p>
          </table:table-cell>
          <table:table-cell table:formula="oooc:=ABS([.D182]-[.B182])" office:value-type="float" office:value="2.41">
            <text:p>2.41</text:p>
          </table:table-cell>
          <table:table-cell table:formula="oooc:=ABS([.E182]-[.B182])" office:value-type="float" office:value="2.41">
            <text:p>2.41</text:p>
          </table:table-cell>
          <table:table-cell table:formula="oooc:=ABS([.F182]-[.B182])" office:value-type="float" office:value="2.41">
            <text:p>2.41</text:p>
          </table:table-cell>
          <table:table-cell table:formula="oooc:=ABS([.G182]-[.B182])" office:value-type="float" office:value="2.41">
            <text:p>2.41</text:p>
          </table:table-cell>
          <table:table-cell table:formula="oooc:=ABS([.H182]-[.B182])" office:value-type="float" office:value="2.41">
            <text:p>2.41</text:p>
          </table:table-cell>
          <table:table-cell table:formula="oooc:=ABS([.I182]-[.B182])" office:value-type="float" office:value="2.41">
            <text:p>2.41</text:p>
          </table:table-cell>
          <table:table-cell table:formula="oooc:=ABS([.J182]-[.B182])" office:value-type="float" office:value="2.41">
            <text:p>2.41</text:p>
          </table:table-cell>
          <table:table-cell table:formula="oooc:=ABS([.K182]-[.B182])" office:value-type="float" office:value="2.41">
            <text:p>2.41</text:p>
          </table:table-cell>
          <table:table-cell table:formula="oooc:=ABS([.L182]-[.B182])" office:value-type="float" office:value="2.41">
            <text:p>2.41</text:p>
          </table:table-cell>
          <table:table-cell table:formula="oooc:=ABS([.M182]-[.B182])" office:value-type="float" office:value="2.41">
            <text:p>2.41</text:p>
          </table:table-cell>
          <table:table-cell table:formula="oooc:=ABS([.N182]-[.B182])" office:value-type="float" office:value="2.41">
            <text:p>2.41</text:p>
          </table:table-cell>
          <table:table-cell table:number-columns-repeated="3"/>
        </table:table-row>
        <table:table-row table:style-name="ro1">
          <table:table-cell office:value-type="string">
            <text:p>AGCGTAAGTC</text:p>
          </table:table-cell>
          <table:table-cell office:value-type="float" office:value="34.6">
            <text:p>34.6</text:p>
          </table:table-cell>
          <table:table-cell office:value-type="float" office:value="30.77">
            <text:p>30.77</text:p>
          </table:table-cell>
          <table:table-cell office:value-type="float" office:value="33.98">
            <text:p>33.98</text:p>
          </table:table-cell>
          <table:table-cell office:value-type="float" office:value="32.77">
            <text:p>32.77</text:p>
          </table:table-cell>
          <table:table-cell office:value-type="float" office:value="36.34">
            <text:p>36.34</text:p>
          </table:table-cell>
          <table:table-cell office:value-type="float" office:value="39.59">
            <text:p>39.59</text:p>
          </table:table-cell>
          <table:table-cell office:value-type="float" office:value="36.92">
            <text:p>36.92</text:p>
          </table:table-cell>
          <table:table-cell office:value-type="float" office:value="41.12">
            <text:p>41.12</text:p>
          </table:table-cell>
          <table:table-cell office:value-type="float" office:value="37.8">
            <text:p>37.8</text:p>
          </table:table-cell>
          <table:table-cell office:value-type="float" office:value="39.21">
            <text:p>39.21</text:p>
          </table:table-cell>
          <table:table-cell office:value-type="float" office:value="35.1">
            <text:p>35.1</text:p>
          </table:table-cell>
          <table:table-cell office:value-type="float" office:value="40.62">
            <text:p>40.62</text:p>
          </table:table-cell>
          <table:table-cell office:value-type="float" office:value="37.9">
            <text:p>37.9</text:p>
          </table:table-cell>
          <table:table-cell office:value-type="float" office:value="34.6">
            <text:p>34.6</text:p>
          </table:table-cell>
          <table:table-cell/>
          <table:table-cell table:formula="oooc:=ABS(([.C183]-[.B183])*100/[.B183])" office:value-type="float" office:value="11.0693641618497">
            <text:p>11.07</text:p>
          </table:table-cell>
          <table:table-cell table:formula="oooc:=ABS(([.D183]-[.B183])*100/[.B183])" office:value-type="float" office:value="1.79190751445088">
            <text:p>1.79</text:p>
          </table:table-cell>
          <table:table-cell table:formula="oooc:=ABS(([.E183]-[.B183])*100/[.B183])" office:value-type="float" office:value="5.28901734104046">
            <text:p>5.29</text:p>
          </table:table-cell>
          <table:table-cell table:formula="oooc:=ABS(([.F183]-[.B183])*100/[.B183])" office:value-type="float" office:value="5.02890173410405">
            <text:p>5.03</text:p>
          </table:table-cell>
          <table:table-cell table:formula="oooc:=ABS(([.G183]-[.B183])*100/[.B183])" office:value-type="float" office:value="14.4219653179191">
            <text:p>14.42</text:p>
          </table:table-cell>
          <table:table-cell table:formula="oooc:=ABS(([.H183]-[.B183])*100/[.B183])" office:value-type="float" office:value="6.70520231213873">
            <text:p>6.71</text:p>
          </table:table-cell>
          <table:table-cell table:formula="oooc:=ABS(([.I183]-[.B183])*100/[.B183])" office:value-type="float" office:value="18.8439306358381">
            <text:p>18.84</text:p>
          </table:table-cell>
          <table:table-cell table:formula="oooc:=ABS(([.J183]-[.B183])*100/[.B183])" office:value-type="float" office:value="9.24855491329478">
            <text:p>9.25</text:p>
          </table:table-cell>
          <table:table-cell table:formula="oooc:=ABS(([.K183]-[.B183])*100/[.B183])" office:value-type="float" office:value="13.3236994219653">
            <text:p>13.32</text:p>
          </table:table-cell>
          <table:table-cell table:formula="oooc:=ABS(([.L183]-[.B183])*100/[.B183])" office:value-type="float" office:value="1.44508670520231">
            <text:p>1.45</text:p>
          </table:table-cell>
          <table:table-cell table:formula="oooc:=ABS(([.M183]-[.B183])*100/[.B183])" office:value-type="float" office:value="17.3988439306358">
            <text:p>17.4</text:p>
          </table:table-cell>
          <table:table-cell table:formula="oooc:=ABS(([.N183]-[.B183])*100/[.B183])" office:value-type="float" office:value="9.53757225433525">
            <text:p>9.54</text:p>
          </table:table-cell>
          <table:table-cell table:number-columns-repeated="2"/>
          <table:table-cell table:formula="oooc:=ABS([.C183]-[.B183])" office:value-type="float" office:value="3.83">
            <text:p>3.83</text:p>
          </table:table-cell>
          <table:table-cell table:formula="oooc:=ABS([.D183]-[.B183])" office:value-type="float" office:value="0.620000000000005">
            <text:p>0.62</text:p>
          </table:table-cell>
          <table:table-cell table:formula="oooc:=ABS([.E183]-[.B183])" office:value-type="float" office:value="1.83">
            <text:p>1.83</text:p>
          </table:table-cell>
          <table:table-cell table:formula="oooc:=ABS([.F183]-[.B183])" office:value-type="float" office:value="1.74">
            <text:p>1.74</text:p>
          </table:table-cell>
          <table:table-cell table:formula="oooc:=ABS([.G183]-[.B183])" office:value-type="float" office:value="4.99">
            <text:p>4.99</text:p>
          </table:table-cell>
          <table:table-cell table:formula="oooc:=ABS([.H183]-[.B183])" office:value-type="float" office:value="2.32">
            <text:p>2.32</text:p>
          </table:table-cell>
          <table:table-cell table:formula="oooc:=ABS([.I183]-[.B183])" office:value-type="float" office:value="6.52">
            <text:p>6.52</text:p>
          </table:table-cell>
          <table:table-cell table:formula="oooc:=ABS([.J183]-[.B183])" office:value-type="float" office:value="3.2">
            <text:p>3.2</text:p>
          </table:table-cell>
          <table:table-cell table:formula="oooc:=ABS([.K183]-[.B183])" office:value-type="float" office:value="4.61">
            <text:p>4.61</text:p>
          </table:table-cell>
          <table:table-cell table:formula="oooc:=ABS([.L183]-[.B183])" office:value-type="float" office:value="0.5">
            <text:p>0.5</text:p>
          </table:table-cell>
          <table:table-cell table:formula="oooc:=ABS([.M183]-[.B183])" office:value-type="float" office:value="6.02">
            <text:p>6.02</text:p>
          </table:table-cell>
          <table:table-cell table:formula="oooc:=ABS([.N183]-[.B183])" office:value-type="float" office:value="3.3">
            <text:p>3.3</text:p>
          </table:table-cell>
          <table:table-cell table:number-columns-repeated="3"/>
        </table:table-row>
        <table:table-row table:style-name="ro1">
          <table:table-cell office:value-type="string">
            <text:p>TAGTATATCGCAGCATCATACAGGC</text:p>
          </table:table-cell>
          <table:table-cell office:value-type="float" office:value="75">
            <text:p>75</text:p>
          </table:table-cell>
          <table:table-cell table:number-columns-repeated="11" office:value-type="float" office:value="76.56">
            <text:p>76.56</text:p>
          </table:table-cell>
          <table:table-cell office:value-type="float" office:value="76.57">
            <text:p>76.57</text:p>
          </table:table-cell>
          <table:table-cell office:value-type="float" office:value="75">
            <text:p>75</text:p>
          </table:table-cell>
          <table:table-cell/>
          <table:table-cell table:formula="oooc:=ABS(([.C184]-[.B184])*100/[.B184])" office:value-type="float" office:value="2.08">
            <text:p>2.08</text:p>
          </table:table-cell>
          <table:table-cell table:formula="oooc:=ABS(([.D184]-[.B184])*100/[.B184])" office:value-type="float" office:value="2.08">
            <text:p>2.08</text:p>
          </table:table-cell>
          <table:table-cell table:formula="oooc:=ABS(([.E184]-[.B184])*100/[.B184])" office:value-type="float" office:value="2.08">
            <text:p>2.08</text:p>
          </table:table-cell>
          <table:table-cell table:formula="oooc:=ABS(([.F184]-[.B184])*100/[.B184])" office:value-type="float" office:value="2.08">
            <text:p>2.08</text:p>
          </table:table-cell>
          <table:table-cell table:formula="oooc:=ABS(([.G184]-[.B184])*100/[.B184])" office:value-type="float" office:value="2.08">
            <text:p>2.08</text:p>
          </table:table-cell>
          <table:table-cell table:formula="oooc:=ABS(([.H184]-[.B184])*100/[.B184])" office:value-type="float" office:value="2.08">
            <text:p>2.08</text:p>
          </table:table-cell>
          <table:table-cell table:formula="oooc:=ABS(([.I184]-[.B184])*100/[.B184])" office:value-type="float" office:value="2.08">
            <text:p>2.08</text:p>
          </table:table-cell>
          <table:table-cell table:formula="oooc:=ABS(([.J184]-[.B184])*100/[.B184])" office:value-type="float" office:value="2.08">
            <text:p>2.08</text:p>
          </table:table-cell>
          <table:table-cell table:formula="oooc:=ABS(([.K184]-[.B184])*100/[.B184])" office:value-type="float" office:value="2.08">
            <text:p>2.08</text:p>
          </table:table-cell>
          <table:table-cell table:formula="oooc:=ABS(([.L184]-[.B184])*100/[.B184])" office:value-type="float" office:value="2.08">
            <text:p>2.08</text:p>
          </table:table-cell>
          <table:table-cell table:formula="oooc:=ABS(([.M184]-[.B184])*100/[.B184])" office:value-type="float" office:value="2.08">
            <text:p>2.08</text:p>
          </table:table-cell>
          <table:table-cell table:formula="oooc:=ABS(([.N184]-[.B184])*100/[.B184])" office:value-type="float" office:value="2.09333333333332">
            <text:p>2.09</text:p>
          </table:table-cell>
          <table:table-cell table:number-columns-repeated="2"/>
          <table:table-cell table:formula="oooc:=ABS([.C184]-[.B184])" office:value-type="float" office:value="1.56">
            <text:p>1.56</text:p>
          </table:table-cell>
          <table:table-cell table:formula="oooc:=ABS([.D184]-[.B184])" office:value-type="float" office:value="1.56">
            <text:p>1.56</text:p>
          </table:table-cell>
          <table:table-cell table:formula="oooc:=ABS([.E184]-[.B184])" office:value-type="float" office:value="1.56">
            <text:p>1.56</text:p>
          </table:table-cell>
          <table:table-cell table:formula="oooc:=ABS([.F184]-[.B184])" office:value-type="float" office:value="1.56">
            <text:p>1.56</text:p>
          </table:table-cell>
          <table:table-cell table:formula="oooc:=ABS([.G184]-[.B184])" office:value-type="float" office:value="1.56">
            <text:p>1.56</text:p>
          </table:table-cell>
          <table:table-cell table:formula="oooc:=ABS([.H184]-[.B184])" office:value-type="float" office:value="1.56">
            <text:p>1.56</text:p>
          </table:table-cell>
          <table:table-cell table:formula="oooc:=ABS([.I184]-[.B184])" office:value-type="float" office:value="1.56">
            <text:p>1.56</text:p>
          </table:table-cell>
          <table:table-cell table:formula="oooc:=ABS([.J184]-[.B184])" office:value-type="float" office:value="1.56">
            <text:p>1.56</text:p>
          </table:table-cell>
          <table:table-cell table:formula="oooc:=ABS([.K184]-[.B184])" office:value-type="float" office:value="1.56">
            <text:p>1.56</text:p>
          </table:table-cell>
          <table:table-cell table:formula="oooc:=ABS([.L184]-[.B184])" office:value-type="float" office:value="1.56">
            <text:p>1.56</text:p>
          </table:table-cell>
          <table:table-cell table:formula="oooc:=ABS([.M184]-[.B184])" office:value-type="float" office:value="1.56">
            <text:p>1.56</text:p>
          </table:table-cell>
          <table:table-cell table:formula="oooc:=ABS([.N184]-[.B184])" office:value-type="float" office:value="1.56999999999999">
            <text:p>1.57</text:p>
          </table:table-cell>
          <table:table-cell table:number-columns-repeated="3"/>
        </table:table-row>
        <table:table-row table:style-name="ro1">
          <table:table-cell office:value-type="string">
            <text:p>ACAGCGAATGGACCTACGTGGCCTT</text:p>
          </table:table-cell>
          <table:table-cell office:value-type="float" office:value="72.1">
            <text:p>72.1</text:p>
          </table:table-cell>
          <table:table-cell office:value-type="float" office:value="57.25">
            <text:p>57.25</text:p>
          </table:table-cell>
          <table:table-cell office:value-type="float" office:value="66.22">
            <text:p>66.22</text:p>
          </table:table-cell>
          <table:table-cell office:value-type="float" office:value="64.52">
            <text:p>64.52</text:p>
          </table:table-cell>
          <table:table-cell office:value-type="float" office:value="69.54">
            <text:p>69.54</text:p>
          </table:table-cell>
          <table:table-cell office:value-type="float" office:value="72.59">
            <text:p>72.59</text:p>
          </table:table-cell>
          <table:table-cell office:value-type="float" office:value="69.06">
            <text:p>69.06</text:p>
          </table:table-cell>
          <table:table-cell office:value-type="float" office:value="73.81">
            <text:p>73.81</text:p>
          </table:table-cell>
          <table:table-cell office:value-type="float" office:value="71.59">
            <text:p>71.59</text:p>
          </table:table-cell>
          <table:table-cell office:value-type="float" office:value="71.41">
            <text:p>71.41</text:p>
          </table:table-cell>
          <table:table-cell office:value-type="float" office:value="67.8">
            <text:p>67.8</text:p>
          </table:table-cell>
          <table:table-cell office:value-type="float" office:value="73.17">
            <text:p>73.17</text:p>
          </table:table-cell>
          <table:table-cell office:value-type="float" office:value="71.05">
            <text:p>71.05</text:p>
          </table:table-cell>
          <table:table-cell office:value-type="float" office:value="72.1">
            <text:p>72.1</text:p>
          </table:table-cell>
          <table:table-cell/>
          <table:table-cell table:formula="oooc:=ABS(([.C185]-[.B185])*100/[.B185])" office:value-type="float" office:value="20.5963938973648">
            <text:p>20.6</text:p>
          </table:table-cell>
          <table:table-cell table:formula="oooc:=ABS(([.D185]-[.B185])*100/[.B185])" office:value-type="float" office:value="8.15533980582524">
            <text:p>8.16</text:p>
          </table:table-cell>
          <table:table-cell table:formula="oooc:=ABS(([.E185]-[.B185])*100/[.B185])" office:value-type="float" office:value="10.5131761442441">
            <text:p>10.51</text:p>
          </table:table-cell>
          <table:table-cell table:formula="oooc:=ABS(([.F185]-[.B185])*100/[.B185])" office:value-type="float" office:value="3.55062413314839">
            <text:p>3.55</text:p>
          </table:table-cell>
          <table:table-cell table:formula="oooc:=ABS(([.G185]-[.B185])*100/[.B185])" office:value-type="float" office:value="0.67961165048545">
            <text:p>0.68</text:p>
          </table:table-cell>
          <table:table-cell table:formula="oooc:=ABS(([.H185]-[.B185])*100/[.B185])" office:value-type="float" office:value="4.21636615811372">
            <text:p>4.22</text:p>
          </table:table-cell>
          <table:table-cell table:formula="oooc:=ABS(([.I185]-[.B185])*100/[.B185])" office:value-type="float" office:value="2.37170596393899">
            <text:p>2.37</text:p>
          </table:table-cell>
          <table:table-cell table:formula="oooc:=ABS(([.J185]-[.B185])*100/[.B185])" office:value-type="float" office:value="0.707350901525646">
            <text:p>0.71</text:p>
          </table:table-cell>
          <table:table-cell table:formula="oooc:=ABS(([.K185]-[.B185])*100/[.B185])" office:value-type="float" office:value="0.957004160887653">
            <text:p>0.96</text:p>
          </table:table-cell>
          <table:table-cell table:formula="oooc:=ABS(([.L185]-[.B185])*100/[.B185])" office:value-type="float" office:value="5.96393897364771">
            <text:p>5.96</text:p>
          </table:table-cell>
          <table:table-cell table:formula="oooc:=ABS(([.M185]-[.B185])*100/[.B185])" office:value-type="float" office:value="1.48404993065188">
            <text:p>1.48</text:p>
          </table:table-cell>
          <table:table-cell table:formula="oooc:=ABS(([.N185]-[.B185])*100/[.B185])" office:value-type="float" office:value="1.45631067961165">
            <text:p>1.46</text:p>
          </table:table-cell>
          <table:table-cell table:number-columns-repeated="2"/>
          <table:table-cell table:formula="oooc:=ABS([.C185]-[.B185])" office:value-type="float" office:value="14.85">
            <text:p>14.85</text:p>
          </table:table-cell>
          <table:table-cell table:formula="oooc:=ABS([.D185]-[.B185])" office:value-type="float" office:value="5.88">
            <text:p>5.88</text:p>
          </table:table-cell>
          <table:table-cell table:formula="oooc:=ABS([.E185]-[.B185])" office:value-type="float" office:value="7.58">
            <text:p>7.58</text:p>
          </table:table-cell>
          <table:table-cell table:formula="oooc:=ABS([.F185]-[.B185])" office:value-type="float" office:value="2.55999999999999">
            <text:p>2.56</text:p>
          </table:table-cell>
          <table:table-cell table:formula="oooc:=ABS([.G185]-[.B185])" office:value-type="float" office:value="0.490000000000009">
            <text:p>0.49</text:p>
          </table:table-cell>
          <table:table-cell table:formula="oooc:=ABS([.H185]-[.B185])" office:value-type="float" office:value="3.03999999999999">
            <text:p>3.04</text:p>
          </table:table-cell>
          <table:table-cell table:formula="oooc:=ABS([.I185]-[.B185])" office:value-type="float" office:value="1.71000000000001">
            <text:p>1.71</text:p>
          </table:table-cell>
          <table:table-cell table:formula="oooc:=ABS([.J185]-[.B185])" office:value-type="float" office:value="0.509999999999991">
            <text:p>0.51</text:p>
          </table:table-cell>
          <table:table-cell table:formula="oooc:=ABS([.K185]-[.B185])" office:value-type="float" office:value="0.689999999999998">
            <text:p>0.69</text:p>
          </table:table-cell>
          <table:table-cell table:formula="oooc:=ABS([.L185]-[.B185])" office:value-type="float" office:value="4.3">
            <text:p>4.3</text:p>
          </table:table-cell>
          <table:table-cell table:formula="oooc:=ABS([.M185]-[.B185])" office:value-type="float" office:value="1.07000000000001">
            <text:p>1.07</text:p>
          </table:table-cell>
          <table:table-cell table:formula="oooc:=ABS([.N185]-[.B185])" office:value-type="float" office:value="1.05">
            <text:p>1.05</text:p>
          </table:table-cell>
          <table:table-cell table:number-columns-repeated="3"/>
        </table:table-row>
        <table:table-row table:style-name="ro1">
          <table:table-cell office:value-type="string">
            <text:p>CTTTCATGTCCGCAT</text:p>
          </table:table-cell>
          <table:table-cell office:value-type="float" office:value="62.8">
            <text:p>62.8</text:p>
          </table:table-cell>
          <table:table-cell table:number-columns-repeated="11" office:value-type="float" office:value="62.77">
            <text:p>62.77</text:p>
          </table:table-cell>
          <table:table-cell office:value-type="float" office:value="62.78">
            <text:p>62.78</text:p>
          </table:table-cell>
          <table:table-cell office:value-type="float" office:value="62.8">
            <text:p>62.8</text:p>
          </table:table-cell>
          <table:table-cell/>
          <table:table-cell table:formula="oooc:=ABS(([.C186]-[.B186])*100/[.B186])" office:value-type="float" office:value="0.0477707006369332">
            <text:p>0.05</text:p>
          </table:table-cell>
          <table:table-cell table:formula="oooc:=ABS(([.D186]-[.B186])*100/[.B186])" office:value-type="float" office:value="0.0477707006369332">
            <text:p>0.05</text:p>
          </table:table-cell>
          <table:table-cell table:formula="oooc:=ABS(([.E186]-[.B186])*100/[.B186])" office:value-type="float" office:value="0.0477707006369332">
            <text:p>0.05</text:p>
          </table:table-cell>
          <table:table-cell table:formula="oooc:=ABS(([.F186]-[.B186])*100/[.B186])" office:value-type="float" office:value="0.0477707006369332">
            <text:p>0.05</text:p>
          </table:table-cell>
          <table:table-cell table:formula="oooc:=ABS(([.G186]-[.B186])*100/[.B186])" office:value-type="float" office:value="0.0477707006369332">
            <text:p>0.05</text:p>
          </table:table-cell>
          <table:table-cell table:formula="oooc:=ABS(([.H186]-[.B186])*100/[.B186])" office:value-type="float" office:value="0.0477707006369332">
            <text:p>0.05</text:p>
          </table:table-cell>
          <table:table-cell table:formula="oooc:=ABS(([.I186]-[.B186])*100/[.B186])" office:value-type="float" office:value="0.0477707006369332">
            <text:p>0.05</text:p>
          </table:table-cell>
          <table:table-cell table:formula="oooc:=ABS(([.J186]-[.B186])*100/[.B186])" office:value-type="float" office:value="0.0477707006369332">
            <text:p>0.05</text:p>
          </table:table-cell>
          <table:table-cell table:formula="oooc:=ABS(([.K186]-[.B186])*100/[.B186])" office:value-type="float" office:value="0.0477707006369332">
            <text:p>0.05</text:p>
          </table:table-cell>
          <table:table-cell table:formula="oooc:=ABS(([.L186]-[.B186])*100/[.B186])" office:value-type="float" office:value="0.0477707006369332">
            <text:p>0.05</text:p>
          </table:table-cell>
          <table:table-cell table:formula="oooc:=ABS(([.M186]-[.B186])*100/[.B186])" office:value-type="float" office:value="0.0477707006369332">
            <text:p>0.05</text:p>
          </table:table-cell>
          <table:table-cell table:formula="oooc:=ABS(([.N186]-[.B186])*100/[.B186])" office:value-type="float" office:value="0.0318471337579554">
            <text:p>0.03</text:p>
          </table:table-cell>
          <table:table-cell table:number-columns-repeated="2"/>
          <table:table-cell table:formula="oooc:=ABS([.C186]-[.B186])" office:value-type="float" office:value="0.029999999999994">
            <text:p>0.03</text:p>
          </table:table-cell>
          <table:table-cell table:formula="oooc:=ABS([.D186]-[.B186])" office:value-type="float" office:value="0.029999999999994">
            <text:p>0.03</text:p>
          </table:table-cell>
          <table:table-cell table:formula="oooc:=ABS([.E186]-[.B186])" office:value-type="float" office:value="0.029999999999994">
            <text:p>0.03</text:p>
          </table:table-cell>
          <table:table-cell table:formula="oooc:=ABS([.F186]-[.B186])" office:value-type="float" office:value="0.029999999999994">
            <text:p>0.03</text:p>
          </table:table-cell>
          <table:table-cell table:formula="oooc:=ABS([.G186]-[.B186])" office:value-type="float" office:value="0.029999999999994">
            <text:p>0.03</text:p>
          </table:table-cell>
          <table:table-cell table:formula="oooc:=ABS([.H186]-[.B186])" office:value-type="float" office:value="0.029999999999994">
            <text:p>0.03</text:p>
          </table:table-cell>
          <table:table-cell table:formula="oooc:=ABS([.I186]-[.B186])" office:value-type="float" office:value="0.029999999999994">
            <text:p>0.03</text:p>
          </table:table-cell>
          <table:table-cell table:formula="oooc:=ABS([.J186]-[.B186])" office:value-type="float" office:value="0.029999999999994">
            <text:p>0.03</text:p>
          </table:table-cell>
          <table:table-cell table:formula="oooc:=ABS([.K186]-[.B186])" office:value-type="float" office:value="0.029999999999994">
            <text:p>0.03</text:p>
          </table:table-cell>
          <table:table-cell table:formula="oooc:=ABS([.L186]-[.B186])" office:value-type="float" office:value="0.029999999999994">
            <text:p>0.03</text:p>
          </table:table-cell>
          <table:table-cell table:formula="oooc:=ABS([.M186]-[.B186])" office:value-type="float" office:value="0.029999999999994">
            <text:p>0.03</text:p>
          </table:table-cell>
          <table:table-cell table:formula="oooc:=ABS([.N186]-[.B186])" office:value-type="float" office:value="0.019999999999996">
            <text:p>0.02</text:p>
          </table:table-cell>
          <table:table-cell table:number-columns-repeated="3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8.1">
            <text:p>78.1</text:p>
          </table:table-cell>
          <table:table-cell table:number-columns-repeated="12" office:value-type="float" office:value="80.92">
            <text:p>80.92</text:p>
          </table:table-cell>
          <table:table-cell office:value-type="float" office:value="78.1">
            <text:p>78.1</text:p>
          </table:table-cell>
          <table:table-cell/>
          <table:table-cell table:formula="oooc:=ABS(([.C187]-[.B187])*100/[.B187])" office:value-type="float" office:value="3.61075544174137">
            <text:p>3.61</text:p>
          </table:table-cell>
          <table:table-cell table:formula="oooc:=ABS(([.D187]-[.B187])*100/[.B187])" office:value-type="float" office:value="3.61075544174137">
            <text:p>3.61</text:p>
          </table:table-cell>
          <table:table-cell table:formula="oooc:=ABS(([.E187]-[.B187])*100/[.B187])" office:value-type="float" office:value="3.61075544174137">
            <text:p>3.61</text:p>
          </table:table-cell>
          <table:table-cell table:formula="oooc:=ABS(([.F187]-[.B187])*100/[.B187])" office:value-type="float" office:value="3.61075544174137">
            <text:p>3.61</text:p>
          </table:table-cell>
          <table:table-cell table:formula="oooc:=ABS(([.G187]-[.B187])*100/[.B187])" office:value-type="float" office:value="3.61075544174137">
            <text:p>3.61</text:p>
          </table:table-cell>
          <table:table-cell table:formula="oooc:=ABS(([.H187]-[.B187])*100/[.B187])" office:value-type="float" office:value="3.61075544174137">
            <text:p>3.61</text:p>
          </table:table-cell>
          <table:table-cell table:formula="oooc:=ABS(([.I187]-[.B187])*100/[.B187])" office:value-type="float" office:value="3.61075544174137">
            <text:p>3.61</text:p>
          </table:table-cell>
          <table:table-cell table:formula="oooc:=ABS(([.J187]-[.B187])*100/[.B187])" office:value-type="float" office:value="3.61075544174137">
            <text:p>3.61</text:p>
          </table:table-cell>
          <table:table-cell table:formula="oooc:=ABS(([.K187]-[.B187])*100/[.B187])" office:value-type="float" office:value="3.61075544174137">
            <text:p>3.61</text:p>
          </table:table-cell>
          <table:table-cell table:formula="oooc:=ABS(([.L187]-[.B187])*100/[.B187])" office:value-type="float" office:value="3.61075544174137">
            <text:p>3.61</text:p>
          </table:table-cell>
          <table:table-cell table:formula="oooc:=ABS(([.M187]-[.B187])*100/[.B187])" office:value-type="float" office:value="3.61075544174137">
            <text:p>3.61</text:p>
          </table:table-cell>
          <table:table-cell table:formula="oooc:=ABS(([.N187]-[.B187])*100/[.B187])" office:value-type="float" office:value="3.61075544174137">
            <text:p>3.61</text:p>
          </table:table-cell>
          <table:table-cell table:number-columns-repeated="2"/>
          <table:table-cell table:formula="oooc:=ABS([.C187]-[.B187])" office:value-type="float" office:value="2.82000000000001">
            <text:p>2.82</text:p>
          </table:table-cell>
          <table:table-cell table:formula="oooc:=ABS([.D187]-[.B187])" office:value-type="float" office:value="2.82000000000001">
            <text:p>2.82</text:p>
          </table:table-cell>
          <table:table-cell table:formula="oooc:=ABS([.E187]-[.B187])" office:value-type="float" office:value="2.82000000000001">
            <text:p>2.82</text:p>
          </table:table-cell>
          <table:table-cell table:formula="oooc:=ABS([.F187]-[.B187])" office:value-type="float" office:value="2.82000000000001">
            <text:p>2.82</text:p>
          </table:table-cell>
          <table:table-cell table:formula="oooc:=ABS([.G187]-[.B187])" office:value-type="float" office:value="2.82000000000001">
            <text:p>2.82</text:p>
          </table:table-cell>
          <table:table-cell table:formula="oooc:=ABS([.H187]-[.B187])" office:value-type="float" office:value="2.82000000000001">
            <text:p>2.82</text:p>
          </table:table-cell>
          <table:table-cell table:formula="oooc:=ABS([.I187]-[.B187])" office:value-type="float" office:value="2.82000000000001">
            <text:p>2.82</text:p>
          </table:table-cell>
          <table:table-cell table:formula="oooc:=ABS([.J187]-[.B187])" office:value-type="float" office:value="2.82000000000001">
            <text:p>2.82</text:p>
          </table:table-cell>
          <table:table-cell table:formula="oooc:=ABS([.K187]-[.B187])" office:value-type="float" office:value="2.82000000000001">
            <text:p>2.82</text:p>
          </table:table-cell>
          <table:table-cell table:formula="oooc:=ABS([.L187]-[.B187])" office:value-type="float" office:value="2.82000000000001">
            <text:p>2.82</text:p>
          </table:table-cell>
          <table:table-cell table:formula="oooc:=ABS([.M187]-[.B187])" office:value-type="float" office:value="2.82000000000001">
            <text:p>2.82</text:p>
          </table:table-cell>
          <table:table-cell table:formula="oooc:=ABS([.N187]-[.B187])" office:value-type="float" office:value="2.82000000000001">
            <text:p>2.82</text:p>
          </table:table-cell>
          <table:table-cell table:number-columns-repeated="3"/>
        </table:table-row>
        <table:table-row table:style-name="ro1">
          <table:table-cell office:value-type="string">
            <text:p>GCGTCGGTCCGGGCT</text:p>
          </table:table-cell>
          <table:table-cell office:value-type="float" office:value="73.9">
            <text:p>73.9</text:p>
          </table:table-cell>
          <table:table-cell office:value-type="float" office:value="71.95">
            <text:p>71.95</text:p>
          </table:table-cell>
          <table:table-cell office:value-type="float" office:value="75.22">
            <text:p>75.22</text:p>
          </table:table-cell>
          <table:table-cell office:value-type="float" office:value="74.73">
            <text:p>74.73</text:p>
          </table:table-cell>
          <table:table-cell office:value-type="float" office:value="76.04">
            <text:p>76.04</text:p>
          </table:table-cell>
          <table:table-cell office:value-type="float" office:value="75.75">
            <text:p>75.75</text:p>
          </table:table-cell>
          <table:table-cell office:value-type="float" office:value="77.38">
            <text:p>77.38</text:p>
          </table:table-cell>
          <table:table-cell office:value-type="float" office:value="76.99">
            <text:p>76.99</text:p>
          </table:table-cell>
          <table:table-cell office:value-type="float" office:value="74.97">
            <text:p>74.97</text:p>
          </table:table-cell>
          <table:table-cell office:value-type="float" office:value="75.1">
            <text:p>75.1</text:p>
          </table:table-cell>
          <table:table-cell office:value-type="float" office:value="74.12">
            <text:p>74.12</text:p>
          </table:table-cell>
          <table:table-cell office:value-type="float" office:value="75.91">
            <text:p>75.91</text:p>
          </table:table-cell>
          <table:table-cell office:value-type="float" office:value="75.35">
            <text:p>75.35</text:p>
          </table:table-cell>
          <table:table-cell office:value-type="float" office:value="73.9">
            <text:p>73.9</text:p>
          </table:table-cell>
          <table:table-cell/>
          <table:table-cell table:formula="oooc:=ABS(([.C188]-[.B188])*100/[.B188])" office:value-type="float" office:value="2.63870094722598">
            <text:p>2.64</text:p>
          </table:table-cell>
          <table:table-cell table:formula="oooc:=ABS(([.D188]-[.B188])*100/[.B188])" office:value-type="float" office:value="1.78619756427604">
            <text:p>1.79</text:p>
          </table:table-cell>
          <table:table-cell table:formula="oooc:=ABS(([.E188]-[.B188])*100/[.B188])" office:value-type="float" office:value="1.12313937753721">
            <text:p>1.12</text:p>
          </table:table-cell>
          <table:table-cell table:formula="oooc:=ABS(([.F188]-[.B188])*100/[.B188])" office:value-type="float" office:value="2.8958051420839">
            <text:p>2.9</text:p>
          </table:table-cell>
          <table:table-cell table:formula="oooc:=ABS(([.G188]-[.B188])*100/[.B188])" office:value-type="float" office:value="2.50338294993233">
            <text:p>2.5</text:p>
          </table:table-cell>
          <table:table-cell table:formula="oooc:=ABS(([.H188]-[.B188])*100/[.B188])" office:value-type="float" office:value="4.70906630581866">
            <text:p>4.71</text:p>
          </table:table-cell>
          <table:table-cell table:formula="oooc:=ABS(([.I188]-[.B188])*100/[.B188])" office:value-type="float" office:value="4.18132611637346">
            <text:p>4.18</text:p>
          </table:table-cell>
          <table:table-cell table:formula="oooc:=ABS(([.J188]-[.B188])*100/[.B188])" office:value-type="float" office:value="1.44790257104194">
            <text:p>1.45</text:p>
          </table:table-cell>
          <table:table-cell table:formula="oooc:=ABS(([.K188]-[.B188])*100/[.B188])" office:value-type="float" office:value="1.62381596752367">
            <text:p>1.62</text:p>
          </table:table-cell>
          <table:table-cell table:formula="oooc:=ABS(([.L188]-[.B188])*100/[.B188])" office:value-type="float" office:value="0.297699594046007">
            <text:p>0.3</text:p>
          </table:table-cell>
          <table:table-cell table:formula="oooc:=ABS(([.M188]-[.B188])*100/[.B188])" office:value-type="float" office:value="2.71989174560215">
            <text:p>2.72</text:p>
          </table:table-cell>
          <table:table-cell table:formula="oooc:=ABS(([.N188]-[.B188])*100/[.B188])" office:value-type="float" office:value="1.96211096075777">
            <text:p>1.96</text:p>
          </table:table-cell>
          <table:table-cell table:number-columns-repeated="2"/>
          <table:table-cell table:formula="oooc:=ABS([.C188]-[.B188])" office:value-type="float" office:value="1.95">
            <text:p>1.95</text:p>
          </table:table-cell>
          <table:table-cell table:formula="oooc:=ABS([.D188]-[.B188])" office:value-type="float" office:value="1.31999999999999">
            <text:p>1.32</text:p>
          </table:table-cell>
          <table:table-cell table:formula="oooc:=ABS([.E188]-[.B188])" office:value-type="float" office:value="0.829999999999998">
            <text:p>0.83</text:p>
          </table:table-cell>
          <table:table-cell table:formula="oooc:=ABS([.F188]-[.B188])" office:value-type="float" office:value="2.14">
            <text:p>2.14</text:p>
          </table:table-cell>
          <table:table-cell table:formula="oooc:=ABS([.G188]-[.B188])" office:value-type="float" office:value="1.84999999999999">
            <text:p>1.85</text:p>
          </table:table-cell>
          <table:table-cell table:formula="oooc:=ABS([.H188]-[.B188])" office:value-type="float" office:value="3.47999999999999">
            <text:p>3.48</text:p>
          </table:table-cell>
          <table:table-cell table:formula="oooc:=ABS([.I188]-[.B188])" office:value-type="float" office:value="3.08999999999999">
            <text:p>3.09</text:p>
          </table:table-cell>
          <table:table-cell table:formula="oooc:=ABS([.J188]-[.B188])" office:value-type="float" office:value="1.06999999999999">
            <text:p>1.07</text:p>
          </table:table-cell>
          <table:table-cell table:formula="oooc:=ABS([.K188]-[.B188])" office:value-type="float" office:value="1.19999999999999">
            <text:p>1.2</text:p>
          </table:table-cell>
          <table:table-cell table:formula="oooc:=ABS([.L188]-[.B188])" office:value-type="float" office:value="0.219999999999999">
            <text:p>0.22</text:p>
          </table:table-cell>
          <table:table-cell table:formula="oooc:=ABS([.M188]-[.B188])" office:value-type="float" office:value="2.00999999999999">
            <text:p>2.01</text:p>
          </table:table-cell>
          <table:table-cell table:formula="oooc:=ABS([.N188]-[.B188])" office:value-type="float" office:value="1.44999999999999">
            <text:p>1.45</text:p>
          </table:table-cell>
          <table:table-cell table:number-columns-repeated="3"/>
        </table:table-row>
        <table:table-row table:style-name="ro1">
          <table:table-cell office:value-type="string">
            <text:p>CTCGCGGTCGAAGCG</text:p>
          </table:table-cell>
          <table:table-cell office:value-type="float" office:value="61.5">
            <text:p>61.5</text:p>
          </table:table-cell>
          <table:table-cell office:value-type="float" office:value="44.97">
            <text:p>44.97</text:p>
          </table:table-cell>
          <table:table-cell office:value-type="float" office:value="59.58">
            <text:p>59.58</text:p>
          </table:table-cell>
          <table:table-cell office:value-type="float" office:value="56.82">
            <text:p>56.82</text:p>
          </table:table-cell>
          <table:table-cell office:value-type="float" office:value="64.17">
            <text:p>64.17</text:p>
          </table:table-cell>
          <table:table-cell office:value-type="float" office:value="62.24">
            <text:p>62.24</text:p>
          </table:table-cell>
          <table:table-cell office:value-type="float" office:value="65.88">
            <text:p>65.88</text:p>
          </table:table-cell>
          <table:table-cell office:value-type="float" office:value="62.36">
            <text:p>62.36</text:p>
          </table:table-cell>
          <table:table-cell office:value-type="float" office:value="58.14">
            <text:p>58.14</text:p>
          </table:table-cell>
          <table:table-cell office:value-type="float" office:value="60.05">
            <text:p>60.05</text:p>
          </table:table-cell>
          <table:table-cell office:value-type="float" office:value="53.38">
            <text:p>53.38</text:p>
          </table:table-cell>
          <table:table-cell office:value-type="float" office:value="61.11">
            <text:p>61.11</text:p>
          </table:table-cell>
          <table:table-cell office:value-type="float" office:value="56.87">
            <text:p>56.87</text:p>
          </table:table-cell>
          <table:table-cell office:value-type="float" office:value="61.5">
            <text:p>61.5</text:p>
          </table:table-cell>
          <table:table-cell/>
          <table:table-cell table:formula="oooc:=ABS(([.C189]-[.B189])*100/[.B189])" office:value-type="float" office:value="26.8780487804878">
            <text:p>26.88</text:p>
          </table:table-cell>
          <table:table-cell table:formula="oooc:=ABS(([.D189]-[.B189])*100/[.B189])" office:value-type="float" office:value="3.1219512195122">
            <text:p>3.12</text:p>
          </table:table-cell>
          <table:table-cell table:formula="oooc:=ABS(([.E189]-[.B189])*100/[.B189])" office:value-type="float" office:value="7.60975609756098">
            <text:p>7.61</text:p>
          </table:table-cell>
          <table:table-cell table:formula="oooc:=ABS(([.F189]-[.B189])*100/[.B189])" office:value-type="float" office:value="4.34146341463415">
            <text:p>4.34</text:p>
          </table:table-cell>
          <table:table-cell table:formula="oooc:=ABS(([.G189]-[.B189])*100/[.B189])" office:value-type="float" office:value="1.20325203252033">
            <text:p>1.2</text:p>
          </table:table-cell>
          <table:table-cell table:formula="oooc:=ABS(([.H189]-[.B189])*100/[.B189])" office:value-type="float" office:value="7.12195121951219">
            <text:p>7.12</text:p>
          </table:table-cell>
          <table:table-cell table:formula="oooc:=ABS(([.I189]-[.B189])*100/[.B189])" office:value-type="float" office:value="1.39837398373984">
            <text:p>1.4</text:p>
          </table:table-cell>
          <table:table-cell table:formula="oooc:=ABS(([.J189]-[.B189])*100/[.B189])" office:value-type="float" office:value="5.46341463414634">
            <text:p>5.46</text:p>
          </table:table-cell>
          <table:table-cell table:formula="oooc:=ABS(([.K189]-[.B189])*100/[.B189])" office:value-type="float" office:value="2.35772357723578">
            <text:p>2.36</text:p>
          </table:table-cell>
          <table:table-cell table:formula="oooc:=ABS(([.L189]-[.B189])*100/[.B189])" office:value-type="float" office:value="13.2032520325203">
            <text:p>13.2</text:p>
          </table:table-cell>
          <table:table-cell table:formula="oooc:=ABS(([.M189]-[.B189])*100/[.B189])" office:value-type="float" office:value="0.634146341463415">
            <text:p>0.63</text:p>
          </table:table-cell>
          <table:table-cell table:formula="oooc:=ABS(([.N189]-[.B189])*100/[.B189])" office:value-type="float" office:value="7.52845528455285">
            <text:p>7.53</text:p>
          </table:table-cell>
          <table:table-cell table:number-columns-repeated="2"/>
          <table:table-cell table:formula="oooc:=ABS([.C189]-[.B189])" office:value-type="float" office:value="16.53">
            <text:p>16.53</text:p>
          </table:table-cell>
          <table:table-cell table:formula="oooc:=ABS([.D189]-[.B189])" office:value-type="float" office:value="1.92">
            <text:p>1.92</text:p>
          </table:table-cell>
          <table:table-cell table:formula="oooc:=ABS([.E189]-[.B189])" office:value-type="float" office:value="4.68">
            <text:p>4.68</text:p>
          </table:table-cell>
          <table:table-cell table:formula="oooc:=ABS([.F189]-[.B189])" office:value-type="float" office:value="2.67">
            <text:p>2.67</text:p>
          </table:table-cell>
          <table:table-cell table:formula="oooc:=ABS([.G189]-[.B189])" office:value-type="float" office:value="0.740000000000002">
            <text:p>0.74</text:p>
          </table:table-cell>
          <table:table-cell table:formula="oooc:=ABS([.H189]-[.B189])" office:value-type="float" office:value="4.38">
            <text:p>4.38</text:p>
          </table:table-cell>
          <table:table-cell table:formula="oooc:=ABS([.I189]-[.B189])" office:value-type="float" office:value="0.859999999999999">
            <text:p>0.86</text:p>
          </table:table-cell>
          <table:table-cell table:formula="oooc:=ABS([.J189]-[.B189])" office:value-type="float" office:value="3.36">
            <text:p>3.36</text:p>
          </table:table-cell>
          <table:table-cell table:formula="oooc:=ABS([.K189]-[.B189])" office:value-type="float" office:value="1.45">
            <text:p>1.45</text:p>
          </table:table-cell>
          <table:table-cell table:formula="oooc:=ABS([.L189]-[.B189])" office:value-type="float" office:value="8.12">
            <text:p>8.12</text:p>
          </table:table-cell>
          <table:table-cell table:formula="oooc:=ABS([.M189]-[.B189])" office:value-type="float" office:value="0.390000000000001">
            <text:p>0.39</text:p>
          </table:table-cell>
          <table:table-cell table:formula="oooc:=ABS([.N189]-[.B189])" office:value-type="float" office:value="4.63">
            <text:p>4.63</text:p>
          </table:table-cell>
          <table:table-cell table:number-columns-repeated="3"/>
        </table:table-row>
        <table:table-row table:style-name="ro1">
          <table:table-cell office:value-type="string">
            <text:p>CAGCCTCGTCGCAGC</text:p>
          </table:table-cell>
          <table:table-cell office:value-type="float" office:value="60.8">
            <text:p>60.8</text:p>
          </table:table-cell>
          <table:table-cell office:value-type="float" office:value="44.61">
            <text:p>44.61</text:p>
          </table:table-cell>
          <table:table-cell office:value-type="float" office:value="59.73">
            <text:p>59.73</text:p>
          </table:table-cell>
          <table:table-cell office:value-type="float" office:value="56.98">
            <text:p>56.98</text:p>
          </table:table-cell>
          <table:table-cell office:value-type="float" office:value="64.33">
            <text:p>64.33</text:p>
          </table:table-cell>
          <table:table-cell office:value-type="float" office:value="62.39">
            <text:p>62.39</text:p>
          </table:table-cell>
          <table:table-cell office:value-type="float" office:value="66.03">
            <text:p>66.03</text:p>
          </table:table-cell>
          <table:table-cell office:value-type="float" office:value="62.51">
            <text:p>62.51</text:p>
          </table:table-cell>
          <table:table-cell office:value-type="float" office:value="58.29">
            <text:p>58.29</text:p>
          </table:table-cell>
          <table:table-cell office:value-type="float" office:value="59.96">
            <text:p>59.96</text:p>
          </table:table-cell>
          <table:table-cell office:value-type="float" office:value="53.53">
            <text:p>53.53</text:p>
          </table:table-cell>
          <table:table-cell office:value-type="float" office:value="61.03">
            <text:p>61.03</text:p>
          </table:table-cell>
          <table:table-cell office:value-type="float" office:value="57.02">
            <text:p>57.02</text:p>
          </table:table-cell>
          <table:table-cell office:value-type="float" office:value="60.8">
            <text:p>60.8</text:p>
          </table:table-cell>
          <table:table-cell/>
          <table:table-cell table:formula="oooc:=ABS(([.C190]-[.B190])*100/[.B190])" office:value-type="float" office:value="26.6282894736842">
            <text:p>26.63</text:p>
          </table:table-cell>
          <table:table-cell table:formula="oooc:=ABS(([.D190]-[.B190])*100/[.B190])" office:value-type="float" office:value="1.75986842105263">
            <text:p>1.76</text:p>
          </table:table-cell>
          <table:table-cell table:formula="oooc:=ABS(([.E190]-[.B190])*100/[.B190])" office:value-type="float" office:value="6.28289473684211">
            <text:p>6.28</text:p>
          </table:table-cell>
          <table:table-cell table:formula="oooc:=ABS(([.F190]-[.B190])*100/[.B190])" office:value-type="float" office:value="5.80592105263158">
            <text:p>5.81</text:p>
          </table:table-cell>
          <table:table-cell table:formula="oooc:=ABS(([.G190]-[.B190])*100/[.B190])" office:value-type="float" office:value="2.61513157894737">
            <text:p>2.62</text:p>
          </table:table-cell>
          <table:table-cell table:formula="oooc:=ABS(([.H190]-[.B190])*100/[.B190])" office:value-type="float" office:value="8.60197368421053">
            <text:p>8.6</text:p>
          </table:table-cell>
          <table:table-cell table:formula="oooc:=ABS(([.I190]-[.B190])*100/[.B190])" office:value-type="float" office:value="2.8125">
            <text:p>2.81</text:p>
          </table:table-cell>
          <table:table-cell table:formula="oooc:=ABS(([.J190]-[.B190])*100/[.B190])" office:value-type="float" office:value="4.12828947368421">
            <text:p>4.13</text:p>
          </table:table-cell>
          <table:table-cell table:formula="oooc:=ABS(([.K190]-[.B190])*100/[.B190])" office:value-type="float" office:value="1.38157894736842">
            <text:p>1.38</text:p>
          </table:table-cell>
          <table:table-cell table:formula="oooc:=ABS(([.L190]-[.B190])*100/[.B190])" office:value-type="float" office:value="11.9572368421053">
            <text:p>11.96</text:p>
          </table:table-cell>
          <table:table-cell table:formula="oooc:=ABS(([.M190]-[.B190])*100/[.B190])" office:value-type="float" office:value="0.378289473684217">
            <text:p>0.38</text:p>
          </table:table-cell>
          <table:table-cell table:formula="oooc:=ABS(([.N190]-[.B190])*100/[.B190])" office:value-type="float" office:value="6.21710526315789">
            <text:p>6.22</text:p>
          </table:table-cell>
          <table:table-cell table:number-columns-repeated="2"/>
          <table:table-cell table:formula="oooc:=ABS([.C190]-[.B190])" office:value-type="float" office:value="16.19">
            <text:p>16.19</text:p>
          </table:table-cell>
          <table:table-cell table:formula="oooc:=ABS([.D190]-[.B190])" office:value-type="float" office:value="1.07">
            <text:p>1.07</text:p>
          </table:table-cell>
          <table:table-cell table:formula="oooc:=ABS([.E190]-[.B190])" office:value-type="float" office:value="3.82">
            <text:p>3.82</text:p>
          </table:table-cell>
          <table:table-cell table:formula="oooc:=ABS([.F190]-[.B190])" office:value-type="float" office:value="3.53">
            <text:p>3.53</text:p>
          </table:table-cell>
          <table:table-cell table:formula="oooc:=ABS([.G190]-[.B190])" office:value-type="float" office:value="1.59">
            <text:p>1.59</text:p>
          </table:table-cell>
          <table:table-cell table:formula="oooc:=ABS([.H190]-[.B190])" office:value-type="float" office:value="5.23">
            <text:p>5.23</text:p>
          </table:table-cell>
          <table:table-cell table:formula="oooc:=ABS([.I190]-[.B190])" office:value-type="float" office:value="1.71">
            <text:p>1.71</text:p>
          </table:table-cell>
          <table:table-cell table:formula="oooc:=ABS([.J190]-[.B190])" office:value-type="float" office:value="2.51">
            <text:p>2.51</text:p>
          </table:table-cell>
          <table:table-cell table:formula="oooc:=ABS([.K190]-[.B190])" office:value-type="float" office:value="0.839999999999996">
            <text:p>0.84</text:p>
          </table:table-cell>
          <table:table-cell table:formula="oooc:=ABS([.L190]-[.B190])" office:value-type="float" office:value="7.27">
            <text:p>7.27</text:p>
          </table:table-cell>
          <table:table-cell table:formula="oooc:=ABS([.M190]-[.B190])" office:value-type="float" office:value="0.230000000000004">
            <text:p>0.23</text:p>
          </table:table-cell>
          <table:table-cell table:formula="oooc:=ABS([.N190]-[.B190])" office:value-type="float" office:value="3.77999999999999">
            <text:p>3.78</text:p>
          </table:table-cell>
          <table:table-cell table:number-columns-repeated="3"/>
        </table:table-row>
        <table:table-row table:style-name="ro1">
          <table:table-cell office:value-type="string">
            <text:p>ATAACTTTACGTGTGTGACCTATTA</text:p>
          </table:table-cell>
          <table:table-cell office:value-type="float" office:value="56.6">
            <text:p>56.6</text:p>
          </table:table-cell>
          <table:table-cell office:value-type="float" office:value="40.84">
            <text:p>40.84</text:p>
          </table:table-cell>
          <table:table-cell office:value-type="float" office:value="51.06">
            <text:p>51.06</text:p>
          </table:table-cell>
          <table:table-cell office:value-type="float" office:value="48.92">
            <text:p>48.92</text:p>
          </table:table-cell>
          <table:table-cell office:value-type="float" office:value="55.23">
            <text:p>55.23</text:p>
          </table:table-cell>
          <table:table-cell office:value-type="float" office:value="57.21">
            <text:p>57.21</text:p>
          </table:table-cell>
          <table:table-cell office:value-type="float" office:value="53.19">
            <text:p>53.19</text:p>
          </table:table-cell>
          <table:table-cell office:value-type="float" office:value="56.8">
            <text:p>56.8</text:p>
          </table:table-cell>
          <table:table-cell office:value-type="float" office:value="57.8">
            <text:p>57.8</text:p>
          </table:table-cell>
          <table:table-cell office:value-type="float" office:value="57.89">
            <text:p>57.89</text:p>
          </table:table-cell>
          <table:table-cell office:value-type="float" office:value="53.04">
            <text:p>53.04</text:p>
          </table:table-cell>
          <table:table-cell office:value-type="float" office:value="59.21">
            <text:p>59.21</text:p>
          </table:table-cell>
          <table:table-cell office:value-type="float" office:value="56.53">
            <text:p>56.53</text:p>
          </table:table-cell>
          <table:table-cell office:value-type="float" office:value="56.6">
            <text:p>56.6</text:p>
          </table:table-cell>
          <table:table-cell/>
          <table:table-cell table:formula="oooc:=ABS(([.C191]-[.B191])*100/[.B191])" office:value-type="float" office:value="27.8445229681979">
            <text:p>27.84</text:p>
          </table:table-cell>
          <table:table-cell table:formula="oooc:=ABS(([.D191]-[.B191])*100/[.B191])" office:value-type="float" office:value="9.78798586572438">
            <text:p>9.79</text:p>
          </table:table-cell>
          <table:table-cell table:formula="oooc:=ABS(([.E191]-[.B191])*100/[.B191])" office:value-type="float" office:value="13.5689045936396">
            <text:p>13.57</text:p>
          </table:table-cell>
          <table:table-cell table:formula="oooc:=ABS(([.F191]-[.B191])*100/[.B191])" office:value-type="float" office:value="2.42049469964665">
            <text:p>2.42</text:p>
          </table:table-cell>
          <table:table-cell table:formula="oooc:=ABS(([.G191]-[.B191])*100/[.B191])" office:value-type="float" office:value="1.07773851590106">
            <text:p>1.08</text:p>
          </table:table-cell>
          <table:table-cell table:formula="oooc:=ABS(([.H191]-[.B191])*100/[.B191])" office:value-type="float" office:value="6.02473498233216">
            <text:p>6.02</text:p>
          </table:table-cell>
          <table:table-cell table:formula="oooc:=ABS(([.I191]-[.B191])*100/[.B191])" office:value-type="float" office:value="0.353356890459356">
            <text:p>0.35</text:p>
          </table:table-cell>
          <table:table-cell table:formula="oooc:=ABS(([.J191]-[.B191])*100/[.B191])" office:value-type="float" office:value="2.12014134275618">
            <text:p>2.12</text:p>
          </table:table-cell>
          <table:table-cell table:formula="oooc:=ABS(([.K191]-[.B191])*100/[.B191])" office:value-type="float" office:value="2.2791519434629">
            <text:p>2.28</text:p>
          </table:table-cell>
          <table:table-cell table:formula="oooc:=ABS(([.L191]-[.B191])*100/[.B191])" office:value-type="float" office:value="6.28975265017668">
            <text:p>6.29</text:p>
          </table:table-cell>
          <table:table-cell table:formula="oooc:=ABS(([.M191]-[.B191])*100/[.B191])" office:value-type="float" office:value="4.6113074204947">
            <text:p>4.61</text:p>
          </table:table-cell>
          <table:table-cell table:formula="oooc:=ABS(([.N191]-[.B191])*100/[.B191])" office:value-type="float" office:value="0.123674911660778">
            <text:p>0.12</text:p>
          </table:table-cell>
          <table:table-cell table:number-columns-repeated="2"/>
          <table:table-cell table:formula="oooc:=ABS([.C191]-[.B191])" office:value-type="float" office:value="15.76">
            <text:p>15.76</text:p>
          </table:table-cell>
          <table:table-cell table:formula="oooc:=ABS([.D191]-[.B191])" office:value-type="float" office:value="5.54">
            <text:p>5.54</text:p>
          </table:table-cell>
          <table:table-cell table:formula="oooc:=ABS([.E191]-[.B191])" office:value-type="float" office:value="7.68">
            <text:p>7.68</text:p>
          </table:table-cell>
          <table:table-cell table:formula="oooc:=ABS([.F191]-[.B191])" office:value-type="float" office:value="1.37">
            <text:p>1.37</text:p>
          </table:table-cell>
          <table:table-cell table:formula="oooc:=ABS([.G191]-[.B191])" office:value-type="float" office:value="0.609999999999999">
            <text:p>0.61</text:p>
          </table:table-cell>
          <table:table-cell table:formula="oooc:=ABS([.H191]-[.B191])" office:value-type="float" office:value="3.41">
            <text:p>3.41</text:p>
          </table:table-cell>
          <table:table-cell table:formula="oooc:=ABS([.I191]-[.B191])" office:value-type="float" office:value="0.199999999999996">
            <text:p>0.2</text:p>
          </table:table-cell>
          <table:table-cell table:formula="oooc:=ABS([.J191]-[.B191])" office:value-type="float" office:value="1.2">
            <text:p>1.2</text:p>
          </table:table-cell>
          <table:table-cell table:formula="oooc:=ABS([.K191]-[.B191])" office:value-type="float" office:value="1.29">
            <text:p>1.29</text:p>
          </table:table-cell>
          <table:table-cell table:formula="oooc:=ABS([.L191]-[.B191])" office:value-type="float" office:value="3.56">
            <text:p>3.56</text:p>
          </table:table-cell>
          <table:table-cell table:formula="oooc:=ABS([.M191]-[.B191])" office:value-type="float" office:value="2.61">
            <text:p>2.61</text:p>
          </table:table-cell>
          <table:table-cell table:formula="oooc:=ABS([.N191]-[.B191])" office:value-type="float" office:value="0.0700000000000003">
            <text:p>0.07</text:p>
          </table:table-cell>
          <table:table-cell table:number-columns-repeated="3"/>
        </table:table-row>
        <table:table-row table:style-name="ro1">
          <table:table-cell office:value-type="string">
            <text:p>CGCCTCATGCTCATC</text:p>
          </table:table-cell>
          <table:table-cell office:value-type="float" office:value="52.8">
            <text:p>52.8</text:p>
          </table:table-cell>
          <table:table-cell office:value-type="float" office:value="37.9">
            <text:p>37.9</text:p>
          </table:table-cell>
          <table:table-cell office:value-type="float" office:value="44.99">
            <text:p>44.99</text:p>
          </table:table-cell>
          <table:table-cell office:value-type="float" office:value="42.85">
            <text:p>42.85</text:p>
          </table:table-cell>
          <table:table-cell office:value-type="float" office:value="49.16">
            <text:p>49.16</text:p>
          </table:table-cell>
          <table:table-cell office:value-type="float" office:value="54.73">
            <text:p>54.73</text:p>
          </table:table-cell>
          <table:table-cell office:value-type="float" office:value="47.12">
            <text:p>47.12</text:p>
          </table:table-cell>
          <table:table-cell office:value-type="float" office:value="54.68">
            <text:p>54.68</text:p>
          </table:table-cell>
          <table:table-cell office:value-type="float" office:value="51.73">
            <text:p>51.73</text:p>
          </table:table-cell>
          <table:table-cell office:value-type="float" office:value="53.32">
            <text:p>53.32</text:p>
          </table:table-cell>
          <table:table-cell office:value-type="float" office:value="46.97">
            <text:p>46.97</text:p>
          </table:table-cell>
          <table:table-cell office:value-type="float" office:value="54.4">
            <text:p>54.4</text:p>
          </table:table-cell>
          <table:table-cell office:value-type="float" office:value="50.46">
            <text:p>50.46</text:p>
          </table:table-cell>
          <table:table-cell office:value-type="float" office:value="52.8">
            <text:p>52.8</text:p>
          </table:table-cell>
          <table:table-cell/>
          <table:table-cell table:formula="oooc:=ABS(([.C192]-[.B192])*100/[.B192])" office:value-type="float" office:value="28.219696969697">
            <text:p>28.22</text:p>
          </table:table-cell>
          <table:table-cell table:formula="oooc:=ABS(([.D192]-[.B192])*100/[.B192])" office:value-type="float" office:value="14.7916666666667">
            <text:p>14.79</text:p>
          </table:table-cell>
          <table:table-cell table:formula="oooc:=ABS(([.E192]-[.B192])*100/[.B192])" office:value-type="float" office:value="18.844696969697">
            <text:p>18.84</text:p>
          </table:table-cell>
          <table:table-cell table:formula="oooc:=ABS(([.F192]-[.B192])*100/[.B192])" office:value-type="float" office:value="6.8939393939394">
            <text:p>6.89</text:p>
          </table:table-cell>
          <table:table-cell table:formula="oooc:=ABS(([.G192]-[.B192])*100/[.B192])" office:value-type="float" office:value="3.65530303030303">
            <text:p>3.66</text:p>
          </table:table-cell>
          <table:table-cell table:formula="oooc:=ABS(([.H192]-[.B192])*100/[.B192])" office:value-type="float" office:value="10.7575757575758">
            <text:p>10.76</text:p>
          </table:table-cell>
          <table:table-cell table:formula="oooc:=ABS(([.I192]-[.B192])*100/[.B192])" office:value-type="float" office:value="3.56060606060607">
            <text:p>3.56</text:p>
          </table:table-cell>
          <table:table-cell table:formula="oooc:=ABS(([.J192]-[.B192])*100/[.B192])" office:value-type="float" office:value="2.02651515151515">
            <text:p>2.03</text:p>
          </table:table-cell>
          <table:table-cell table:formula="oooc:=ABS(([.K192]-[.B192])*100/[.B192])" office:value-type="float" office:value="0.984848484848491">
            <text:p>0.98</text:p>
          </table:table-cell>
          <table:table-cell table:formula="oooc:=ABS(([.L192]-[.B192])*100/[.B192])" office:value-type="float" office:value="11.0416666666667">
            <text:p>11.04</text:p>
          </table:table-cell>
          <table:table-cell table:formula="oooc:=ABS(([.M192]-[.B192])*100/[.B192])" office:value-type="float" office:value="3.03030303030303">
            <text:p>3.03</text:p>
          </table:table-cell>
          <table:table-cell table:formula="oooc:=ABS(([.N192]-[.B192])*100/[.B192])" office:value-type="float" office:value="4.43181818181818">
            <text:p>4.43</text:p>
          </table:table-cell>
          <table:table-cell table:number-columns-repeated="2"/>
          <table:table-cell table:formula="oooc:=ABS([.C192]-[.B192])" office:value-type="float" office:value="14.9">
            <text:p>14.9</text:p>
          </table:table-cell>
          <table:table-cell table:formula="oooc:=ABS([.D192]-[.B192])" office:value-type="float" office:value="7.81">
            <text:p>7.81</text:p>
          </table:table-cell>
          <table:table-cell table:formula="oooc:=ABS([.E192]-[.B192])" office:value-type="float" office:value="9.95">
            <text:p>9.95</text:p>
          </table:table-cell>
          <table:table-cell table:formula="oooc:=ABS([.F192]-[.B192])" office:value-type="float" office:value="3.64">
            <text:p>3.64</text:p>
          </table:table-cell>
          <table:table-cell table:formula="oooc:=ABS([.G192]-[.B192])" office:value-type="float" office:value="1.93">
            <text:p>1.93</text:p>
          </table:table-cell>
          <table:table-cell table:formula="oooc:=ABS([.H192]-[.B192])" office:value-type="float" office:value="5.68">
            <text:p>5.68</text:p>
          </table:table-cell>
          <table:table-cell table:formula="oooc:=ABS([.I192]-[.B192])" office:value-type="float" office:value="1.88">
            <text:p>1.88</text:p>
          </table:table-cell>
          <table:table-cell table:formula="oooc:=ABS([.J192]-[.B192])" office:value-type="float" office:value="1.07">
            <text:p>1.07</text:p>
          </table:table-cell>
          <table:table-cell table:formula="oooc:=ABS([.K192]-[.B192])" office:value-type="float" office:value="0.520000000000003">
            <text:p>0.52</text:p>
          </table:table-cell>
          <table:table-cell table:formula="oooc:=ABS([.L192]-[.B192])" office:value-type="float" office:value="5.83">
            <text:p>5.83</text:p>
          </table:table-cell>
          <table:table-cell table:formula="oooc:=ABS([.M192]-[.B192])" office:value-type="float" office:value="1.6">
            <text:p>1.6</text:p>
          </table:table-cell>
          <table:table-cell table:formula="oooc:=ABS([.N192]-[.B192])" office:value-type="float" office:value="2.34">
            <text:p>2.34</text:p>
          </table:table-cell>
          <table:table-cell table:number-columns-repeated="3"/>
        </table:table-row>
        <table:table-row table:style-name="ro1">
          <table:table-cell office:value-type="string">
            <text:p>CAGCCTCGTCGCAGC</text:p>
          </table:table-cell>
          <table:table-cell office:value-type="float" office:value="72">
            <text:p>72</text:p>
          </table:table-cell>
          <table:table-cell table:number-columns-repeated="11" office:value-type="float" office:value="72.8">
            <text:p>72.8</text:p>
          </table:table-cell>
          <table:table-cell office:value-type="float" office:value="72.81">
            <text:p>72.81</text:p>
          </table:table-cell>
          <table:table-cell office:value-type="float" office:value="72">
            <text:p>72</text:p>
          </table:table-cell>
          <table:table-cell/>
          <table:table-cell table:formula="oooc:=ABS(([.C193]-[.B193])*100/[.B193])" office:value-type="float" office:value="1.11111111111111">
            <text:p>1.11</text:p>
          </table:table-cell>
          <table:table-cell table:formula="oooc:=ABS(([.D193]-[.B193])*100/[.B193])" office:value-type="float" office:value="1.11111111111111">
            <text:p>1.11</text:p>
          </table:table-cell>
          <table:table-cell table:formula="oooc:=ABS(([.E193]-[.B193])*100/[.B193])" office:value-type="float" office:value="1.11111111111111">
            <text:p>1.11</text:p>
          </table:table-cell>
          <table:table-cell table:formula="oooc:=ABS(([.F193]-[.B193])*100/[.B193])" office:value-type="float" office:value="1.11111111111111">
            <text:p>1.11</text:p>
          </table:table-cell>
          <table:table-cell table:formula="oooc:=ABS(([.G193]-[.B193])*100/[.B193])" office:value-type="float" office:value="1.11111111111111">
            <text:p>1.11</text:p>
          </table:table-cell>
          <table:table-cell table:formula="oooc:=ABS(([.H193]-[.B193])*100/[.B193])" office:value-type="float" office:value="1.11111111111111">
            <text:p>1.11</text:p>
          </table:table-cell>
          <table:table-cell table:formula="oooc:=ABS(([.I193]-[.B193])*100/[.B193])" office:value-type="float" office:value="1.11111111111111">
            <text:p>1.11</text:p>
          </table:table-cell>
          <table:table-cell table:formula="oooc:=ABS(([.J193]-[.B193])*100/[.B193])" office:value-type="float" office:value="1.11111111111111">
            <text:p>1.11</text:p>
          </table:table-cell>
          <table:table-cell table:formula="oooc:=ABS(([.K193]-[.B193])*100/[.B193])" office:value-type="float" office:value="1.11111111111111">
            <text:p>1.11</text:p>
          </table:table-cell>
          <table:table-cell table:formula="oooc:=ABS(([.L193]-[.B193])*100/[.B193])" office:value-type="float" office:value="1.11111111111111">
            <text:p>1.11</text:p>
          </table:table-cell>
          <table:table-cell table:formula="oooc:=ABS(([.M193]-[.B193])*100/[.B193])" office:value-type="float" office:value="1.11111111111111">
            <text:p>1.11</text:p>
          </table:table-cell>
          <table:table-cell table:formula="oooc:=ABS(([.N193]-[.B193])*100/[.B193])" office:value-type="float" office:value="1.125">
            <text:p>1.13</text:p>
          </table:table-cell>
          <table:table-cell table:number-columns-repeated="2"/>
          <table:table-cell table:formula="oooc:=ABS([.C193]-[.B193])" office:value-type="float" office:value="0.799999999999997">
            <text:p>0.8</text:p>
          </table:table-cell>
          <table:table-cell table:formula="oooc:=ABS([.D193]-[.B193])" office:value-type="float" office:value="0.799999999999997">
            <text:p>0.8</text:p>
          </table:table-cell>
          <table:table-cell table:formula="oooc:=ABS([.E193]-[.B193])" office:value-type="float" office:value="0.799999999999997">
            <text:p>0.8</text:p>
          </table:table-cell>
          <table:table-cell table:formula="oooc:=ABS([.F193]-[.B193])" office:value-type="float" office:value="0.799999999999997">
            <text:p>0.8</text:p>
          </table:table-cell>
          <table:table-cell table:formula="oooc:=ABS([.G193]-[.B193])" office:value-type="float" office:value="0.799999999999997">
            <text:p>0.8</text:p>
          </table:table-cell>
          <table:table-cell table:formula="oooc:=ABS([.H193]-[.B193])" office:value-type="float" office:value="0.799999999999997">
            <text:p>0.8</text:p>
          </table:table-cell>
          <table:table-cell table:formula="oooc:=ABS([.I193]-[.B193])" office:value-type="float" office:value="0.799999999999997">
            <text:p>0.8</text:p>
          </table:table-cell>
          <table:table-cell table:formula="oooc:=ABS([.J193]-[.B193])" office:value-type="float" office:value="0.799999999999997">
            <text:p>0.8</text:p>
          </table:table-cell>
          <table:table-cell table:formula="oooc:=ABS([.K193]-[.B193])" office:value-type="float" office:value="0.799999999999997">
            <text:p>0.8</text:p>
          </table:table-cell>
          <table:table-cell table:formula="oooc:=ABS([.L193]-[.B193])" office:value-type="float" office:value="0.799999999999997">
            <text:p>0.8</text:p>
          </table:table-cell>
          <table:table-cell table:formula="oooc:=ABS([.M193]-[.B193])" office:value-type="float" office:value="0.799999999999997">
            <text:p>0.8</text:p>
          </table:table-cell>
          <table:table-cell table:formula="oooc:=ABS([.N193]-[.B193])" office:value-type="float" office:value="0.810000000000002">
            <text:p>0.81</text:p>
          </table:table-cell>
          <table:table-cell table:number-columns-repeated="3"/>
        </table:table-row>
        <table:table-row table:style-name="ro1">
          <table:table-cell office:value-type="string">
            <text:p>GATGCGCTCG</text:p>
          </table:table-cell>
          <table:table-cell office:value-type="float" office:value="44.2">
            <text:p>44.2</text:p>
          </table:table-cell>
          <table:table-cell office:value-type="float" office:value="28.74">
            <text:p>28.74</text:p>
          </table:table-cell>
          <table:table-cell office:value-type="float" office:value="40.65">
            <text:p>40.65</text:p>
          </table:table-cell>
          <table:table-cell office:value-type="float" office:value="37.9">
            <text:p>37.9</text:p>
          </table:table-cell>
          <table:table-cell office:value-type="float" office:value="45.25">
            <text:p>45.25</text:p>
          </table:table-cell>
          <table:table-cell office:value-type="float" office:value="44.06">
            <text:p>44.06</text:p>
          </table:table-cell>
          <table:table-cell office:value-type="float" office:value="46.95">
            <text:p>46.95</text:p>
          </table:table-cell>
          <table:table-cell office:value-type="float" office:value="44.13">
            <text:p>44.13</text:p>
          </table:table-cell>
          <table:table-cell office:value-type="float" office:value="39.21">
            <text:p>39.21</text:p>
          </table:table-cell>
          <table:table-cell office:value-type="float" office:value="42.38">
            <text:p>42.38</text:p>
          </table:table-cell>
          <table:table-cell office:value-type="float" office:value="34.45">
            <text:p>34.45</text:p>
          </table:table-cell>
          <table:table-cell office:value-type="float" office:value="43.22">
            <text:p>43.22</text:p>
          </table:table-cell>
          <table:table-cell office:value-type="float" office:value="37.94">
            <text:p>37.94</text:p>
          </table:table-cell>
          <table:table-cell office:value-type="float" office:value="44.2">
            <text:p>44.2</text:p>
          </table:table-cell>
          <table:table-cell/>
          <table:table-cell table:formula="oooc:=ABS(([.C194]-[.B194])*100/[.B194])" office:value-type="float" office:value="34.9773755656109">
            <text:p>34.98</text:p>
          </table:table-cell>
          <table:table-cell table:formula="oooc:=ABS(([.D194]-[.B194])*100/[.B194])" office:value-type="float" office:value="8.03167420814481">
            <text:p>8.03</text:p>
          </table:table-cell>
          <table:table-cell table:formula="oooc:=ABS(([.E194]-[.B194])*100/[.B194])" office:value-type="float" office:value="14.2533936651584">
            <text:p>14.25</text:p>
          </table:table-cell>
          <table:table-cell table:formula="oooc:=ABS(([.F194]-[.B194])*100/[.B194])" office:value-type="float" office:value="2.37556561085972">
            <text:p>2.38</text:p>
          </table:table-cell>
          <table:table-cell table:formula="oooc:=ABS(([.G194]-[.B194])*100/[.B194])" office:value-type="float" office:value="0.316742081447965">
            <text:p>0.32</text:p>
          </table:table-cell>
          <table:table-cell table:formula="oooc:=ABS(([.H194]-[.B194])*100/[.B194])" office:value-type="float" office:value="6.22171945701357">
            <text:p>6.22</text:p>
          </table:table-cell>
          <table:table-cell table:formula="oooc:=ABS(([.I194]-[.B194])*100/[.B194])" office:value-type="float" office:value="0.158371040723983">
            <text:p>0.16</text:p>
          </table:table-cell>
          <table:table-cell table:formula="oooc:=ABS(([.J194]-[.B194])*100/[.B194])" office:value-type="float" office:value="11.289592760181">
            <text:p>11.29</text:p>
          </table:table-cell>
          <table:table-cell table:formula="oooc:=ABS(([.K194]-[.B194])*100/[.B194])" office:value-type="float" office:value="4.11764705882353">
            <text:p>4.12</text:p>
          </table:table-cell>
          <table:table-cell table:formula="oooc:=ABS(([.L194]-[.B194])*100/[.B194])" office:value-type="float" office:value="22.0588235294118">
            <text:p>22.06</text:p>
          </table:table-cell>
          <table:table-cell table:formula="oooc:=ABS(([.M194]-[.B194])*100/[.B194])" office:value-type="float" office:value="2.21719457013576">
            <text:p>2.22</text:p>
          </table:table-cell>
          <table:table-cell table:formula="oooc:=ABS(([.N194]-[.B194])*100/[.B194])" office:value-type="float" office:value="14.1628959276018">
            <text:p>14.16</text:p>
          </table:table-cell>
          <table:table-cell table:number-columns-repeated="2"/>
          <table:table-cell table:formula="oooc:=ABS([.C194]-[.B194])" office:value-type="float" office:value="15.46">
            <text:p>15.46</text:p>
          </table:table-cell>
          <table:table-cell table:formula="oooc:=ABS([.D194]-[.B194])" office:value-type="float" office:value="3.55">
            <text:p>3.55</text:p>
          </table:table-cell>
          <table:table-cell table:formula="oooc:=ABS([.E194]-[.B194])" office:value-type="float" office:value="6.3">
            <text:p>6.3</text:p>
          </table:table-cell>
          <table:table-cell table:formula="oooc:=ABS([.F194]-[.B194])" office:value-type="float" office:value="1.05">
            <text:p>1.05</text:p>
          </table:table-cell>
          <table:table-cell table:formula="oooc:=ABS([.G194]-[.B194])" office:value-type="float" office:value="0.140000000000001">
            <text:p>0.14</text:p>
          </table:table-cell>
          <table:table-cell table:formula="oooc:=ABS([.H194]-[.B194])" office:value-type="float" office:value="2.75">
            <text:p>2.75</text:p>
          </table:table-cell>
          <table:table-cell table:formula="oooc:=ABS([.I194]-[.B194])" office:value-type="float" office:value="0.0700000000000003">
            <text:p>0.07</text:p>
          </table:table-cell>
          <table:table-cell table:formula="oooc:=ABS([.J194]-[.B194])" office:value-type="float" office:value="4.99">
            <text:p>4.99</text:p>
          </table:table-cell>
          <table:table-cell table:formula="oooc:=ABS([.K194]-[.B194])" office:value-type="float" office:value="1.82">
            <text:p>1.82</text:p>
          </table:table-cell>
          <table:table-cell table:formula="oooc:=ABS([.L194]-[.B194])" office:value-type="float" office:value="9.75">
            <text:p>9.75</text:p>
          </table:table-cell>
          <table:table-cell table:formula="oooc:=ABS([.M194]-[.B194])" office:value-type="float" office:value="0.980000000000004">
            <text:p>0.98</text:p>
          </table:table-cell>
          <table:table-cell table:formula="oooc:=ABS([.N194]-[.B194])" office:value-type="float" office:value="6.26000000000001">
            <text:p>6.26</text:p>
          </table:table-cell>
          <table:table-cell table:number-columns-repeated="3"/>
        </table:table-row>
        <table:table-row table:style-name="ro1">
          <table:table-cell office:value-type="string">
            <text:p>TAGTATATCGCAGCATCATACAGGC</text:p>
          </table:table-cell>
          <table:table-cell office:value-type="float" office:value="64.7">
            <text:p>64.7</text:p>
          </table:table-cell>
          <table:table-cell office:value-type="float" office:value="51.23">
            <text:p>51.23</text:p>
          </table:table-cell>
          <table:table-cell office:value-type="float" office:value="59.64">
            <text:p>59.64</text:p>
          </table:table-cell>
          <table:table-cell office:value-type="float" office:value="57.94">
            <text:p>57.94</text:p>
          </table:table-cell>
          <table:table-cell office:value-type="float" office:value="62.96">
            <text:p>62.96</text:p>
          </table:table-cell>
          <table:table-cell office:value-type="float" office:value="65.26">
            <text:p>65.26</text:p>
          </table:table-cell>
          <table:table-cell office:value-type="float" office:value="62.48">
            <text:p>62.48</text:p>
          </table:table-cell>
          <table:table-cell office:value-type="float" office:value="66.29">
            <text:p>66.29</text:p>
          </table:table-cell>
          <table:table-cell office:value-type="float" office:value="65.01">
            <text:p>65.01</text:p>
          </table:table-cell>
          <table:table-cell office:value-type="float" office:value="65.09">
            <text:p>65.09</text:p>
          </table:table-cell>
          <table:table-cell office:value-type="float" office:value="61.21">
            <text:p>61.21</text:p>
          </table:table-cell>
          <table:table-cell office:value-type="float" office:value="66.81">
            <text:p>66.81</text:p>
          </table:table-cell>
          <table:table-cell office:value-type="float" office:value="64.47">
            <text:p>64.47</text:p>
          </table:table-cell>
          <table:table-cell office:value-type="float" office:value="64.7">
            <text:p>64.7</text:p>
          </table:table-cell>
          <table:table-cell/>
          <table:table-cell table:formula="oooc:=ABS(([.C195]-[.B195])*100/[.B195])" office:value-type="float" office:value="20.8191653786708">
            <text:p>20.82</text:p>
          </table:table-cell>
          <table:table-cell table:formula="oooc:=ABS(([.D195]-[.B195])*100/[.B195])" office:value-type="float" office:value="7.82071097372489">
            <text:p>7.82</text:p>
          </table:table-cell>
          <table:table-cell table:formula="oooc:=ABS(([.E195]-[.B195])*100/[.B195])" office:value-type="float" office:value="10.4482225656878">
            <text:p>10.45</text:p>
          </table:table-cell>
          <table:table-cell table:formula="oooc:=ABS(([.F195]-[.B195])*100/[.B195])" office:value-type="float" office:value="2.68933539412674">
            <text:p>2.69</text:p>
          </table:table-cell>
          <table:table-cell table:formula="oooc:=ABS(([.G195]-[.B195])*100/[.B195])" office:value-type="float" office:value="0.865533230293667">
            <text:p>0.87</text:p>
          </table:table-cell>
          <table:table-cell table:formula="oooc:=ABS(([.H195]-[.B195])*100/[.B195])" office:value-type="float" office:value="3.43122102009274">
            <text:p>3.43</text:p>
          </table:table-cell>
          <table:table-cell table:formula="oooc:=ABS(([.I195]-[.B195])*100/[.B195])" office:value-type="float" office:value="2.45749613601237">
            <text:p>2.46</text:p>
          </table:table-cell>
          <table:table-cell table:formula="oooc:=ABS(([.J195]-[.B195])*100/[.B195])" office:value-type="float" office:value="0.47913446676971">
            <text:p>0.48</text:p>
          </table:table-cell>
          <table:table-cell table:formula="oooc:=ABS(([.K195]-[.B195])*100/[.B195])" office:value-type="float" office:value="0.602782071097373">
            <text:p>0.6</text:p>
          </table:table-cell>
          <table:table-cell table:formula="oooc:=ABS(([.L195]-[.B195])*100/[.B195])" office:value-type="float" office:value="5.39412673879444">
            <text:p>5.39</text:p>
          </table:table-cell>
          <table:table-cell table:formula="oooc:=ABS(([.M195]-[.B195])*100/[.B195])" office:value-type="float" office:value="3.26120556414219">
            <text:p>3.26</text:p>
          </table:table-cell>
          <table:table-cell table:formula="oooc:=ABS(([.N195]-[.B195])*100/[.B195])" office:value-type="float" office:value="0.355486862442046">
            <text:p>0.36</text:p>
          </table:table-cell>
          <table:table-cell table:number-columns-repeated="2"/>
          <table:table-cell table:formula="oooc:=ABS([.C195]-[.B195])" office:value-type="float" office:value="13.47">
            <text:p>13.47</text:p>
          </table:table-cell>
          <table:table-cell table:formula="oooc:=ABS([.D195]-[.B195])" office:value-type="float" office:value="5.06">
            <text:p>5.06</text:p>
          </table:table-cell>
          <table:table-cell table:formula="oooc:=ABS([.E195]-[.B195])" office:value-type="float" office:value="6.76000000000001">
            <text:p>6.76</text:p>
          </table:table-cell>
          <table:table-cell table:formula="oooc:=ABS([.F195]-[.B195])" office:value-type="float" office:value="1.74">
            <text:p>1.74</text:p>
          </table:table-cell>
          <table:table-cell table:formula="oooc:=ABS([.G195]-[.B195])" office:value-type="float" office:value="0.560000000000002">
            <text:p>0.56</text:p>
          </table:table-cell>
          <table:table-cell table:formula="oooc:=ABS([.H195]-[.B195])" office:value-type="float" office:value="2.22000000000001">
            <text:p>2.22</text:p>
          </table:table-cell>
          <table:table-cell table:formula="oooc:=ABS([.I195]-[.B195])" office:value-type="float" office:value="1.59">
            <text:p>1.59</text:p>
          </table:table-cell>
          <table:table-cell table:formula="oooc:=ABS([.J195]-[.B195])" office:value-type="float" office:value="0.310000000000002">
            <text:p>0.31</text:p>
          </table:table-cell>
          <table:table-cell table:formula="oooc:=ABS([.K195]-[.B195])" office:value-type="float" office:value="0.390000000000001">
            <text:p>0.39</text:p>
          </table:table-cell>
          <table:table-cell table:formula="oooc:=ABS([.L195]-[.B195])" office:value-type="float" office:value="3.49">
            <text:p>3.49</text:p>
          </table:table-cell>
          <table:table-cell table:formula="oooc:=ABS([.M195]-[.B195])" office:value-type="float" office:value="2.11">
            <text:p>2.11</text:p>
          </table:table-cell>
          <table:table-cell table:formula="oooc:=ABS([.N195]-[.B195])" office:value-type="float" office:value="0.230000000000004">
            <text:p>0.23</text:p>
          </table:table-cell>
          <table:table-cell table:number-columns-repeated="3"/>
        </table:table-row>
        <table:table-row table:style-name="ro1">
          <table:table-cell office:value-type="string">
            <text:p>ACCCCGCAATACATG</text:p>
          </table:table-cell>
          <table:table-cell office:value-type="float" office:value="51.3">
            <text:p>51.3</text:p>
          </table:table-cell>
          <table:table-cell office:value-type="float" office:value="36.89">
            <text:p>36.89</text:p>
          </table:table-cell>
          <table:table-cell office:value-type="float" office:value="45.04">
            <text:p>45.04</text:p>
          </table:table-cell>
          <table:table-cell office:value-type="float" office:value="42.9">
            <text:p>42.9</text:p>
          </table:table-cell>
          <table:table-cell office:value-type="float" office:value="49.21">
            <text:p>49.21</text:p>
          </table:table-cell>
          <table:table-cell office:value-type="float" office:value="54.04">
            <text:p>54.04</text:p>
          </table:table-cell>
          <table:table-cell office:value-type="float" office:value="47.17">
            <text:p>47.17</text:p>
          </table:table-cell>
          <table:table-cell office:value-type="float" office:value="53.9">
            <text:p>53.9</text:p>
          </table:table-cell>
          <table:table-cell office:value-type="float" office:value="51.78">
            <text:p>51.78</text:p>
          </table:table-cell>
          <table:table-cell office:value-type="float" office:value="52.86">
            <text:p>52.86</text:p>
          </table:table-cell>
          <table:table-cell office:value-type="float" office:value="47.02">
            <text:p>47.02</text:p>
          </table:table-cell>
          <table:table-cell office:value-type="float" office:value="53.98">
            <text:p>53.98</text:p>
          </table:table-cell>
          <table:table-cell office:value-type="float" office:value="50.51">
            <text:p>50.51</text:p>
          </table:table-cell>
          <table:table-cell office:value-type="float" office:value="51.3">
            <text:p>51.3</text:p>
          </table:table-cell>
          <table:table-cell/>
          <table:table-cell table:formula="oooc:=ABS(([.C196]-[.B196])*100/[.B196])" office:value-type="float" office:value="28.0896686159844">
            <text:p>28.09</text:p>
          </table:table-cell>
          <table:table-cell table:formula="oooc:=ABS(([.D196]-[.B196])*100/[.B196])" office:value-type="float" office:value="12.2027290448343">
            <text:p>12.2</text:p>
          </table:table-cell>
          <table:table-cell table:formula="oooc:=ABS(([.E196]-[.B196])*100/[.B196])" office:value-type="float" office:value="16.374269005848">
            <text:p>16.37</text:p>
          </table:table-cell>
          <table:table-cell table:formula="oooc:=ABS(([.F196]-[.B196])*100/[.B196])" office:value-type="float" office:value="4.07407407407407">
            <text:p>4.07</text:p>
          </table:table-cell>
          <table:table-cell table:formula="oooc:=ABS(([.G196]-[.B196])*100/[.B196])" office:value-type="float" office:value="5.3411306042885">
            <text:p>5.34</text:p>
          </table:table-cell>
          <table:table-cell table:formula="oooc:=ABS(([.H196]-[.B196])*100/[.B196])" office:value-type="float" office:value="8.05068226120857">
            <text:p>8.05</text:p>
          </table:table-cell>
          <table:table-cell table:formula="oooc:=ABS(([.I196]-[.B196])*100/[.B196])" office:value-type="float" office:value="5.0682261208577">
            <text:p>5.07</text:p>
          </table:table-cell>
          <table:table-cell table:formula="oooc:=ABS(([.J196]-[.B196])*100/[.B196])" office:value-type="float" office:value="0.935672514619891">
            <text:p>0.94</text:p>
          </table:table-cell>
          <table:table-cell table:formula="oooc:=ABS(([.K196]-[.B196])*100/[.B196])" office:value-type="float" office:value="3.04093567251462">
            <text:p>3.04</text:p>
          </table:table-cell>
          <table:table-cell table:formula="oooc:=ABS(([.L196]-[.B196])*100/[.B196])" office:value-type="float" office:value="8.34307992202728">
            <text:p>8.34</text:p>
          </table:table-cell>
          <table:table-cell table:formula="oooc:=ABS(([.M196]-[.B196])*100/[.B196])" office:value-type="float" office:value="5.22417153996101">
            <text:p>5.22</text:p>
          </table:table-cell>
          <table:table-cell table:formula="oooc:=ABS(([.N196]-[.B196])*100/[.B196])" office:value-type="float" office:value="1.53996101364522">
            <text:p>1.54</text:p>
          </table:table-cell>
          <table:table-cell table:number-columns-repeated="2"/>
          <table:table-cell table:formula="oooc:=ABS([.C196]-[.B196])" office:value-type="float" office:value="14.41">
            <text:p>14.41</text:p>
          </table:table-cell>
          <table:table-cell table:formula="oooc:=ABS([.D196]-[.B196])" office:value-type="float" office:value="6.26">
            <text:p>6.26</text:p>
          </table:table-cell>
          <table:table-cell table:formula="oooc:=ABS([.E196]-[.B196])" office:value-type="float" office:value="8.4">
            <text:p>8.4</text:p>
          </table:table-cell>
          <table:table-cell table:formula="oooc:=ABS([.F196]-[.B196])" office:value-type="float" office:value="2.09">
            <text:p>2.09</text:p>
          </table:table-cell>
          <table:table-cell table:formula="oooc:=ABS([.G196]-[.B196])" office:value-type="float" office:value="2.74">
            <text:p>2.74</text:p>
          </table:table-cell>
          <table:table-cell table:formula="oooc:=ABS([.H196]-[.B196])" office:value-type="float" office:value="4.13">
            <text:p>4.13</text:p>
          </table:table-cell>
          <table:table-cell table:formula="oooc:=ABS([.I196]-[.B196])" office:value-type="float" office:value="2.6">
            <text:p>2.6</text:p>
          </table:table-cell>
          <table:table-cell table:formula="oooc:=ABS([.J196]-[.B196])" office:value-type="float" office:value="0.480000000000004">
            <text:p>0.48</text:p>
          </table:table-cell>
          <table:table-cell table:formula="oooc:=ABS([.K196]-[.B196])" office:value-type="float" office:value="1.56">
            <text:p>1.56</text:p>
          </table:table-cell>
          <table:table-cell table:formula="oooc:=ABS([.L196]-[.B196])" office:value-type="float" office:value="4.27999999999999">
            <text:p>4.28</text:p>
          </table:table-cell>
          <table:table-cell table:formula="oooc:=ABS([.M196]-[.B196])" office:value-type="float" office:value="2.68">
            <text:p>2.68</text:p>
          </table:table-cell>
          <table:table-cell table:formula="oooc:=ABS([.N196]-[.B196])" office:value-type="float" office:value="0.789999999999999">
            <text:p>0.79</text:p>
          </table:table-cell>
          <table:table-cell table:number-columns-repeated="3"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59.7">
            <text:p>59.7</text:p>
          </table:table-cell>
          <table:table-cell office:value-type="float" office:value="43.35">
            <text:p>43.35</text:p>
          </table:table-cell>
          <table:table-cell office:value-type="float" office:value="53.04">
            <text:p>53.04</text:p>
          </table:table-cell>
          <table:table-cell office:value-type="float" office:value="50.9">
            <text:p>50.9</text:p>
          </table:table-cell>
          <table:table-cell office:value-type="float" office:value="57.21">
            <text:p>57.21</text:p>
          </table:table-cell>
          <table:table-cell office:value-type="float" office:value="61.08">
            <text:p>61.08</text:p>
          </table:table-cell>
          <table:table-cell office:value-type="float" office:value="55.17">
            <text:p>55.17</text:p>
          </table:table-cell>
          <table:table-cell office:value-type="float" office:value="60.89">
            <text:p>60.89</text:p>
          </table:table-cell>
          <table:table-cell office:value-type="float" office:value="59.78">
            <text:p>59.78</text:p>
          </table:table-cell>
          <table:table-cell office:value-type="float" office:value="60.14">
            <text:p>60.14</text:p>
          </table:table-cell>
          <table:table-cell office:value-type="float" office:value="55.02">
            <text:p>55.02</text:p>
          </table:table-cell>
          <table:table-cell office:value-type="float" office:value="61.38">
            <text:p>61.38</text:p>
          </table:table-cell>
          <table:table-cell office:value-type="float" office:value="58.51">
            <text:p>58.51</text:p>
          </table:table-cell>
          <table:table-cell office:value-type="float" office:value="59.7">
            <text:p>59.7</text:p>
          </table:table-cell>
          <table:table-cell/>
          <table:table-cell table:formula="oooc:=ABS(([.C197]-[.B197])*100/[.B197])" office:value-type="float" office:value="27.3869346733668">
            <text:p>27.39</text:p>
          </table:table-cell>
          <table:table-cell table:formula="oooc:=ABS(([.D197]-[.B197])*100/[.B197])" office:value-type="float" office:value="11.1557788944724">
            <text:p>11.16</text:p>
          </table:table-cell>
          <table:table-cell table:formula="oooc:=ABS(([.E197]-[.B197])*100/[.B197])" office:value-type="float" office:value="14.7403685092127">
            <text:p>14.74</text:p>
          </table:table-cell>
          <table:table-cell table:formula="oooc:=ABS(([.F197]-[.B197])*100/[.B197])" office:value-type="float" office:value="4.17085427135679">
            <text:p>4.17</text:p>
          </table:table-cell>
          <table:table-cell table:formula="oooc:=ABS(([.G197]-[.B197])*100/[.B197])" office:value-type="float" office:value="2.31155778894472">
            <text:p>2.31</text:p>
          </table:table-cell>
          <table:table-cell table:formula="oooc:=ABS(([.H197]-[.B197])*100/[.B197])" office:value-type="float" office:value="7.58793969849246">
            <text:p>7.59</text:p>
          </table:table-cell>
          <table:table-cell table:formula="oooc:=ABS(([.I197]-[.B197])*100/[.B197])" office:value-type="float" office:value="1.99329983249581">
            <text:p>1.99</text:p>
          </table:table-cell>
          <table:table-cell table:formula="oooc:=ABS(([.J197]-[.B197])*100/[.B197])" office:value-type="float" office:value="0.134003350083749">
            <text:p>0.13</text:p>
          </table:table-cell>
          <table:table-cell table:formula="oooc:=ABS(([.K197]-[.B197])*100/[.B197])" office:value-type="float" office:value="0.737018425460633">
            <text:p>0.74</text:p>
          </table:table-cell>
          <table:table-cell table:formula="oooc:=ABS(([.L197]-[.B197])*100/[.B197])" office:value-type="float" office:value="7.8391959798995">
            <text:p>7.84</text:p>
          </table:table-cell>
          <table:table-cell table:formula="oooc:=ABS(([.M197]-[.B197])*100/[.B197])" office:value-type="float" office:value="2.81407035175879">
            <text:p>2.81</text:p>
          </table:table-cell>
          <table:table-cell table:formula="oooc:=ABS(([.N197]-[.B197])*100/[.B197])" office:value-type="float" office:value="1.99329983249582">
            <text:p>1.99</text:p>
          </table:table-cell>
          <table:table-cell table:number-columns-repeated="2"/>
          <table:table-cell table:formula="oooc:=ABS([.C197]-[.B197])" office:value-type="float" office:value="16.35">
            <text:p>16.35</text:p>
          </table:table-cell>
          <table:table-cell table:formula="oooc:=ABS([.D197]-[.B197])" office:value-type="float" office:value="6.66">
            <text:p>6.66</text:p>
          </table:table-cell>
          <table:table-cell table:formula="oooc:=ABS([.E197]-[.B197])" office:value-type="float" office:value="8.8">
            <text:p>8.8</text:p>
          </table:table-cell>
          <table:table-cell table:formula="oooc:=ABS([.F197]-[.B197])" office:value-type="float" office:value="2.49">
            <text:p>2.49</text:p>
          </table:table-cell>
          <table:table-cell table:formula="oooc:=ABS([.G197]-[.B197])" office:value-type="float" office:value="1.38">
            <text:p>1.38</text:p>
          </table:table-cell>
          <table:table-cell table:formula="oooc:=ABS([.H197]-[.B197])" office:value-type="float" office:value="4.53">
            <text:p>4.53</text:p>
          </table:table-cell>
          <table:table-cell table:formula="oooc:=ABS([.I197]-[.B197])" office:value-type="float" office:value="1.19">
            <text:p>1.19</text:p>
          </table:table-cell>
          <table:table-cell table:formula="oooc:=ABS([.J197]-[.B197])" office:value-type="float" office:value="0.0799999999999983">
            <text:p>0.08</text:p>
          </table:table-cell>
          <table:table-cell table:formula="oooc:=ABS([.K197]-[.B197])" office:value-type="float" office:value="0.439999999999998">
            <text:p>0.44</text:p>
          </table:table-cell>
          <table:table-cell table:formula="oooc:=ABS([.L197]-[.B197])" office:value-type="float" office:value="4.68">
            <text:p>4.68</text:p>
          </table:table-cell>
          <table:table-cell table:formula="oooc:=ABS([.M197]-[.B197])" office:value-type="float" office:value="1.68">
            <text:p>1.68</text:p>
          </table:table-cell>
          <table:table-cell table:formula="oooc:=ABS([.N197]-[.B197])" office:value-type="float" office:value="1.19">
            <text:p>1.19</text:p>
          </table:table-cell>
          <table:table-cell table:number-columns-repeated="3"/>
        </table:table-row>
        <table:table-row table:style-name="ro1">
          <table:table-cell office:value-type="string">
            <text:p>GCGTCGGTCCGGGCT</text:p>
          </table:table-cell>
          <table:table-cell office:value-type="float" office:value="70.5">
            <text:p>70.5</text:p>
          </table:table-cell>
          <table:table-cell office:value-type="float" office:value="60.34">
            <text:p>60.34</text:p>
          </table:table-cell>
          <table:table-cell office:value-type="float" office:value="70.15">
            <text:p>70.15</text:p>
          </table:table-cell>
          <table:table-cell office:value-type="float" office:value="68.59">
            <text:p>68.59</text:p>
          </table:table-cell>
          <table:table-cell office:value-type="float" office:value="72.75">
            <text:p>72.75</text:p>
          </table:table-cell>
          <table:table-cell office:value-type="float" office:value="71.87">
            <text:p>71.87</text:p>
          </table:table-cell>
          <table:table-cell office:value-type="float" office:value="75.45">
            <text:p>75.45</text:p>
          </table:table-cell>
          <table:table-cell office:value-type="float" office:value="73.98">
            <text:p>73.98</text:p>
          </table:table-cell>
          <table:table-cell office:value-type="float" office:value="69.33">
            <text:p>69.33</text:p>
          </table:table-cell>
          <table:table-cell office:value-type="float" office:value="69.86">
            <text:p>69.86</text:p>
          </table:table-cell>
          <table:table-cell office:value-type="float" office:value="66.64">
            <text:p>66.64</text:p>
          </table:table-cell>
          <table:table-cell office:value-type="float" office:value="71.5">
            <text:p>71.5</text:p>
          </table:table-cell>
          <table:table-cell office:value-type="float" office:value="69.44">
            <text:p>69.44</text:p>
          </table:table-cell>
          <table:table-cell office:value-type="float" office:value="70.5">
            <text:p>70.5</text:p>
          </table:table-cell>
          <table:table-cell/>
          <table:table-cell table:formula="oooc:=ABS(([.C198]-[.B198])*100/[.B198])" office:value-type="float" office:value="14.4113475177305">
            <text:p>14.41</text:p>
          </table:table-cell>
          <table:table-cell table:formula="oooc:=ABS(([.D198]-[.B198])*100/[.B198])" office:value-type="float" office:value="0.496453900709212">
            <text:p>0.5</text:p>
          </table:table-cell>
          <table:table-cell table:formula="oooc:=ABS(([.E198]-[.B198])*100/[.B198])" office:value-type="float" office:value="2.70921985815602">
            <text:p>2.71</text:p>
          </table:table-cell>
          <table:table-cell table:formula="oooc:=ABS(([.F198]-[.B198])*100/[.B198])" office:value-type="float" office:value="3.19148936170213">
            <text:p>3.19</text:p>
          </table:table-cell>
          <table:table-cell table:formula="oooc:=ABS(([.G198]-[.B198])*100/[.B198])" office:value-type="float" office:value="1.94326241134752">
            <text:p>1.94</text:p>
          </table:table-cell>
          <table:table-cell table:formula="oooc:=ABS(([.H198]-[.B198])*100/[.B198])" office:value-type="float" office:value="7.02127659574468">
            <text:p>7.02</text:p>
          </table:table-cell>
          <table:table-cell table:formula="oooc:=ABS(([.I198]-[.B198])*100/[.B198])" office:value-type="float" office:value="4.93617021276596">
            <text:p>4.94</text:p>
          </table:table-cell>
          <table:table-cell table:formula="oooc:=ABS(([.J198]-[.B198])*100/[.B198])" office:value-type="float" office:value="1.65957446808511">
            <text:p>1.66</text:p>
          </table:table-cell>
          <table:table-cell table:formula="oooc:=ABS(([.K198]-[.B198])*100/[.B198])" office:value-type="float" office:value="0.907801418439717">
            <text:p>0.91</text:p>
          </table:table-cell>
          <table:table-cell table:formula="oooc:=ABS(([.L198]-[.B198])*100/[.B198])" office:value-type="float" office:value="5.47517730496454">
            <text:p>5.48</text:p>
          </table:table-cell>
          <table:table-cell table:formula="oooc:=ABS(([.M198]-[.B198])*100/[.B198])" office:value-type="float" office:value="1.41843971631206">
            <text:p>1.42</text:p>
          </table:table-cell>
          <table:table-cell table:formula="oooc:=ABS(([.N198]-[.B198])*100/[.B198])" office:value-type="float" office:value="1.50354609929078">
            <text:p>1.5</text:p>
          </table:table-cell>
          <table:table-cell table:number-columns-repeated="2"/>
          <table:table-cell table:formula="oooc:=ABS([.C198]-[.B198])" office:value-type="float" office:value="10.16">
            <text:p>10.16</text:p>
          </table:table-cell>
          <table:table-cell table:formula="oooc:=ABS([.D198]-[.B198])" office:value-type="float" office:value="0.349999999999994">
            <text:p>0.35</text:p>
          </table:table-cell>
          <table:table-cell table:formula="oooc:=ABS([.E198]-[.B198])" office:value-type="float" office:value="1.91">
            <text:p>1.91</text:p>
          </table:table-cell>
          <table:table-cell table:formula="oooc:=ABS([.F198]-[.B198])" office:value-type="float" office:value="2.25">
            <text:p>2.25</text:p>
          </table:table-cell>
          <table:table-cell table:formula="oooc:=ABS([.G198]-[.B198])" office:value-type="float" office:value="1.37">
            <text:p>1.37</text:p>
          </table:table-cell>
          <table:table-cell table:formula="oooc:=ABS([.H198]-[.B198])" office:value-type="float" office:value="4.95">
            <text:p>4.95</text:p>
          </table:table-cell>
          <table:table-cell table:formula="oooc:=ABS([.I198]-[.B198])" office:value-type="float" office:value="3.48">
            <text:p>3.48</text:p>
          </table:table-cell>
          <table:table-cell table:formula="oooc:=ABS([.J198]-[.B198])" office:value-type="float" office:value="1.17">
            <text:p>1.17</text:p>
          </table:table-cell>
          <table:table-cell table:formula="oooc:=ABS([.K198]-[.B198])" office:value-type="float" office:value="0.640000000000001">
            <text:p>0.64</text:p>
          </table:table-cell>
          <table:table-cell table:formula="oooc:=ABS([.L198]-[.B198])" office:value-type="float" office:value="3.86">
            <text:p>3.86</text:p>
          </table:table-cell>
          <table:table-cell table:formula="oooc:=ABS([.M198]-[.B198])" office:value-type="float" office:value="1">
            <text:p>1</text:p>
          </table:table-cell>
          <table:table-cell table:formula="oooc:=ABS([.N198]-[.B198])" office:value-type="float" office:value="1.06">
            <text:p>1.06</text:p>
          </table:table-cell>
          <table:table-cell table:number-columns-repeated="3"/>
        </table:table-row>
        <table:table-row table:style-name="ro1">
          <table:table-cell office:value-type="string">
            <text:p>CCAGCCAGTCTCTCC</text:p>
          </table:table-cell>
          <table:table-cell office:value-type="float" office:value="54.1">
            <text:p>54.1</text:p>
          </table:table-cell>
          <table:table-cell office:value-type="float" office:value="38.15">
            <text:p>38.15</text:p>
          </table:table-cell>
          <table:table-cell office:value-type="float" office:value="46.17">
            <text:p>46.17</text:p>
          </table:table-cell>
          <table:table-cell office:value-type="float" office:value="44.04">
            <text:p>44.04</text:p>
          </table:table-cell>
          <table:table-cell office:value-type="float" office:value="50.35">
            <text:p>50.35</text:p>
          </table:table-cell>
          <table:table-cell office:value-type="float" office:value="56.58">
            <text:p>56.58</text:p>
          </table:table-cell>
          <table:table-cell office:value-type="float" office:value="48.3">
            <text:p>48.3</text:p>
          </table:table-cell>
          <table:table-cell office:value-type="float" office:value="56.61">
            <text:p>56.61</text:p>
          </table:table-cell>
          <table:table-cell office:value-type="float" office:value="52.92">
            <text:p>52.92</text:p>
          </table:table-cell>
          <table:table-cell office:value-type="float" office:value="54.06">
            <text:p>54.06</text:p>
          </table:table-cell>
          <table:table-cell office:value-type="float" office:value="48.15">
            <text:p>48.15</text:p>
          </table:table-cell>
          <table:table-cell office:value-type="float" office:value="55.17">
            <text:p>55.17</text:p>
          </table:table-cell>
          <table:table-cell office:value-type="float" office:value="51.64">
            <text:p>51.64</text:p>
          </table:table-cell>
          <table:table-cell office:value-type="float" office:value="54.1">
            <text:p>54.1</text:p>
          </table:table-cell>
          <table:table-cell/>
          <table:table-cell table:formula="oooc:=ABS(([.C199]-[.B199])*100/[.B199])" office:value-type="float" office:value="29.4824399260628">
            <text:p>29.48</text:p>
          </table:table-cell>
          <table:table-cell table:formula="oooc:=ABS(([.D199]-[.B199])*100/[.B199])" office:value-type="float" office:value="14.6580406654344">
            <text:p>14.66</text:p>
          </table:table-cell>
          <table:table-cell table:formula="oooc:=ABS(([.E199]-[.B199])*100/[.B199])" office:value-type="float" office:value="18.5951940850277">
            <text:p>18.6</text:p>
          </table:table-cell>
          <table:table-cell table:formula="oooc:=ABS(([.F199]-[.B199])*100/[.B199])" office:value-type="float" office:value="6.93160813308688">
            <text:p>6.93</text:p>
          </table:table-cell>
          <table:table-cell table:formula="oooc:=ABS(([.G199]-[.B199])*100/[.B199])" office:value-type="float" office:value="4.58410351201478">
            <text:p>4.58</text:p>
          </table:table-cell>
          <table:table-cell table:formula="oooc:=ABS(([.H199]-[.B199])*100/[.B199])" office:value-type="float" office:value="10.720887245841">
            <text:p>10.72</text:p>
          </table:table-cell>
          <table:table-cell table:formula="oooc:=ABS(([.I199]-[.B199])*100/[.B199])" office:value-type="float" office:value="4.63955637707948">
            <text:p>4.64</text:p>
          </table:table-cell>
          <table:table-cell table:formula="oooc:=ABS(([.J199]-[.B199])*100/[.B199])" office:value-type="float" office:value="2.181146025878">
            <text:p>2.18</text:p>
          </table:table-cell>
          <table:table-cell table:formula="oooc:=ABS(([.K199]-[.B199])*100/[.B199])" office:value-type="float" office:value="0.0739371534195918">
            <text:p>0.07</text:p>
          </table:table-cell>
          <table:table-cell table:formula="oooc:=ABS(([.L199]-[.B199])*100/[.B199])" office:value-type="float" office:value="10.9981515711645">
            <text:p>11</text:p>
          </table:table-cell>
          <table:table-cell table:formula="oooc:=ABS(([.M199]-[.B199])*100/[.B199])" office:value-type="float" office:value="1.97781885397412">
            <text:p>1.98</text:p>
          </table:table-cell>
          <table:table-cell table:formula="oooc:=ABS(([.N199]-[.B199])*100/[.B199])" office:value-type="float" office:value="4.54713493530499">
            <text:p>4.55</text:p>
          </table:table-cell>
          <table:table-cell table:number-columns-repeated="2"/>
          <table:table-cell table:formula="oooc:=ABS([.C199]-[.B199])" office:value-type="float" office:value="15.95">
            <text:p>15.95</text:p>
          </table:table-cell>
          <table:table-cell table:formula="oooc:=ABS([.D199]-[.B199])" office:value-type="float" office:value="7.93">
            <text:p>7.93</text:p>
          </table:table-cell>
          <table:table-cell table:formula="oooc:=ABS([.E199]-[.B199])" office:value-type="float" office:value="10.06">
            <text:p>10.06</text:p>
          </table:table-cell>
          <table:table-cell table:formula="oooc:=ABS([.F199]-[.B199])" office:value-type="float" office:value="3.75">
            <text:p>3.75</text:p>
          </table:table-cell>
          <table:table-cell table:formula="oooc:=ABS([.G199]-[.B199])" office:value-type="float" office:value="2.48">
            <text:p>2.48</text:p>
          </table:table-cell>
          <table:table-cell table:formula="oooc:=ABS([.H199]-[.B199])" office:value-type="float" office:value="5.8">
            <text:p>5.8</text:p>
          </table:table-cell>
          <table:table-cell table:formula="oooc:=ABS([.I199]-[.B199])" office:value-type="float" office:value="2.51">
            <text:p>2.51</text:p>
          </table:table-cell>
          <table:table-cell table:formula="oooc:=ABS([.J199]-[.B199])" office:value-type="float" office:value="1.18">
            <text:p>1.18</text:p>
          </table:table-cell>
          <table:table-cell table:formula="oooc:=ABS([.K199]-[.B199])" office:value-type="float" office:value="0.0399999999999991">
            <text:p>0.04</text:p>
          </table:table-cell>
          <table:table-cell table:formula="oooc:=ABS([.L199]-[.B199])" office:value-type="float" office:value="5.95">
            <text:p>5.95</text:p>
          </table:table-cell>
          <table:table-cell table:formula="oooc:=ABS([.M199]-[.B199])" office:value-type="float" office:value="1.07">
            <text:p>1.07</text:p>
          </table:table-cell>
          <table:table-cell table:formula="oooc:=ABS([.N199]-[.B199])" office:value-type="float" office:value="2.46">
            <text:p>2.46</text:p>
          </table:table-cell>
          <table:table-cell table:number-columns-repeated="3"/>
        </table:table-row>
        <table:table-row table:style-name="ro1">
          <table:table-cell office:value-type="string">
            <text:p>CGTACTAGCGTTGGTCATGG</text:p>
          </table:table-cell>
          <table:table-cell office:value-type="float" office:value="59.6">
            <text:p>59.6</text:p>
          </table:table-cell>
          <table:table-cell office:value-type="float" office:value="44.27">
            <text:p>44.27</text:p>
          </table:table-cell>
          <table:table-cell office:value-type="float" office:value="52.86">
            <text:p>52.86</text:p>
          </table:table-cell>
          <table:table-cell office:value-type="float" office:value="50.72">
            <text:p>50.72</text:p>
          </table:table-cell>
          <table:table-cell office:value-type="float" office:value="57.03">
            <text:p>57.03</text:p>
          </table:table-cell>
          <table:table-cell office:value-type="float" office:value="61.5">
            <text:p>61.5</text:p>
          </table:table-cell>
          <table:table-cell office:value-type="float" office:value="54.99">
            <text:p>54.99</text:p>
          </table:table-cell>
          <table:table-cell office:value-type="float" office:value="61.37">
            <text:p>61.37</text:p>
          </table:table-cell>
          <table:table-cell office:value-type="float" office:value="59.6">
            <text:p>59.6</text:p>
          </table:table-cell>
          <table:table-cell office:value-type="float" office:value="60.49">
            <text:p>60.49</text:p>
          </table:table-cell>
          <table:table-cell office:value-type="float" office:value="54.84">
            <text:p>54.84</text:p>
          </table:table-cell>
          <table:table-cell office:value-type="float" office:value="61.69">
            <text:p>61.69</text:p>
          </table:table-cell>
          <table:table-cell office:value-type="float" office:value="58.33">
            <text:p>58.33</text:p>
          </table:table-cell>
          <table:table-cell office:value-type="float" office:value="59.6">
            <text:p>59.6</text:p>
          </table:table-cell>
          <table:table-cell/>
          <table:table-cell table:formula="oooc:=ABS(([.C200]-[.B200])*100/[.B200])" office:value-type="float" office:value="25.7214765100671">
            <text:p>25.72</text:p>
          </table:table-cell>
          <table:table-cell table:formula="oooc:=ABS(([.D200]-[.B200])*100/[.B200])" office:value-type="float" office:value="11.3087248322148">
            <text:p>11.31</text:p>
          </table:table-cell>
          <table:table-cell table:formula="oooc:=ABS(([.E200]-[.B200])*100/[.B200])" office:value-type="float" office:value="14.8993288590604">
            <text:p>14.9</text:p>
          </table:table-cell>
          <table:table-cell table:formula="oooc:=ABS(([.F200]-[.B200])*100/[.B200])" office:value-type="float" office:value="4.31208053691275">
            <text:p>4.31</text:p>
          </table:table-cell>
          <table:table-cell table:formula="oooc:=ABS(([.G200]-[.B200])*100/[.B200])" office:value-type="float" office:value="3.18791946308725">
            <text:p>3.19</text:p>
          </table:table-cell>
          <table:table-cell table:formula="oooc:=ABS(([.H200]-[.B200])*100/[.B200])" office:value-type="float" office:value="7.73489932885906">
            <text:p>7.73</text:p>
          </table:table-cell>
          <table:table-cell table:formula="oooc:=ABS(([.I200]-[.B200])*100/[.B200])" office:value-type="float" office:value="2.96979865771811">
            <text:p>2.97</text:p>
          </table:table-cell>
          <table:table-cell table:formula="oooc:=ABS(([.J200]-[.B200])*100/[.B200])" office:value-type="float" office:value="0">
            <text:p>0</text:p>
          </table:table-cell>
          <table:table-cell table:formula="oooc:=ABS(([.K200]-[.B200])*100/[.B200])" office:value-type="float" office:value="1.49328859060403">
            <text:p>1.49</text:p>
          </table:table-cell>
          <table:table-cell table:formula="oooc:=ABS(([.L200]-[.B200])*100/[.B200])" office:value-type="float" office:value="7.98657718120805">
            <text:p>7.99</text:p>
          </table:table-cell>
          <table:table-cell table:formula="oooc:=ABS(([.M200]-[.B200])*100/[.B200])" office:value-type="float" office:value="3.50671140939597">
            <text:p>3.51</text:p>
          </table:table-cell>
          <table:table-cell table:formula="oooc:=ABS(([.N200]-[.B200])*100/[.B200])" office:value-type="float" office:value="2.13087248322148">
            <text:p>2.13</text:p>
          </table:table-cell>
          <table:table-cell table:number-columns-repeated="2"/>
          <table:table-cell table:formula="oooc:=ABS([.C200]-[.B200])" office:value-type="float" office:value="15.33">
            <text:p>15.33</text:p>
          </table:table-cell>
          <table:table-cell table:formula="oooc:=ABS([.D200]-[.B200])" office:value-type="float" office:value="6.74">
            <text:p>6.74</text:p>
          </table:table-cell>
          <table:table-cell table:formula="oooc:=ABS([.E200]-[.B200])" office:value-type="float" office:value="8.88">
            <text:p>8.88</text:p>
          </table:table-cell>
          <table:table-cell table:formula="oooc:=ABS([.F200]-[.B200])" office:value-type="float" office:value="2.57">
            <text:p>2.57</text:p>
          </table:table-cell>
          <table:table-cell table:formula="oooc:=ABS([.G200]-[.B200])" office:value-type="float" office:value="1.9">
            <text:p>1.9</text:p>
          </table:table-cell>
          <table:table-cell table:formula="oooc:=ABS([.H200]-[.B200])" office:value-type="float" office:value="4.61">
            <text:p>4.61</text:p>
          </table:table-cell>
          <table:table-cell table:formula="oooc:=ABS([.I200]-[.B200])" office:value-type="float" office:value="1.77">
            <text:p>1.77</text:p>
          </table:table-cell>
          <table:table-cell table:formula="oooc:=ABS([.J200]-[.B200])" office:value-type="float" office:value="0">
            <text:p>0</text:p>
          </table:table-cell>
          <table:table-cell table:formula="oooc:=ABS([.K200]-[.B200])" office:value-type="float" office:value="0.890000000000001">
            <text:p>0.89</text:p>
          </table:table-cell>
          <table:table-cell table:formula="oooc:=ABS([.L200]-[.B200])" office:value-type="float" office:value="4.76">
            <text:p>4.76</text:p>
          </table:table-cell>
          <table:table-cell table:formula="oooc:=ABS([.M200]-[.B200])" office:value-type="float" office:value="2.09">
            <text:p>2.09</text:p>
          </table:table-cell>
          <table:table-cell table:formula="oooc:=ABS([.N200]-[.B200])" office:value-type="float" office:value="1.27">
            <text:p>1.27</text:p>
          </table:table-cell>
          <table:table-cell table:number-columns-repeated="3"/>
        </table:table-row>
        <table:table-row table:style-name="ro1">
          <table:table-cell office:value-type="string">
            <text:p>CGGGACCAACTAAAGGAAAT</text:p>
          </table:table-cell>
          <table:table-cell office:value-type="float" office:value="57.7">
            <text:p>57.7</text:p>
          </table:table-cell>
          <table:table-cell office:value-type="float" office:value="45.83">
            <text:p>45.83</text:p>
          </table:table-cell>
          <table:table-cell office:value-type="float" office:value="53.99">
            <text:p>53.99</text:p>
          </table:table-cell>
          <table:table-cell office:value-type="float" office:value="52.29">
            <text:p>52.29</text:p>
          </table:table-cell>
          <table:table-cell office:value-type="float" office:value="57.31">
            <text:p>57.31</text:p>
          </table:table-cell>
          <table:table-cell office:value-type="float" office:value="60.06">
            <text:p>60.06</text:p>
          </table:table-cell>
          <table:table-cell office:value-type="float" office:value="56.83">
            <text:p>56.83</text:p>
          </table:table-cell>
          <table:table-cell office:value-type="float" office:value="61.07">
            <text:p>61.07</text:p>
          </table:table-cell>
          <table:table-cell office:value-type="float" office:value="59.36">
            <text:p>59.36</text:p>
          </table:table-cell>
          <table:table-cell office:value-type="float" office:value="59.55">
            <text:p>59.55</text:p>
          </table:table-cell>
          <table:table-cell office:value-type="float" office:value="55.57">
            <text:p>55.57</text:p>
          </table:table-cell>
          <table:table-cell office:value-type="float" office:value="61.23">
            <text:p>61.23</text:p>
          </table:table-cell>
          <table:table-cell office:value-type="float" office:value="58.82">
            <text:p>58.82</text:p>
          </table:table-cell>
          <table:table-cell office:value-type="float" office:value="57.7">
            <text:p>57.7</text:p>
          </table:table-cell>
          <table:table-cell/>
          <table:table-cell table:formula="oooc:=ABS(([.C201]-[.B201])*100/[.B201])" office:value-type="float" office:value="20.5719237435009">
            <text:p>20.57</text:p>
          </table:table-cell>
          <table:table-cell table:formula="oooc:=ABS(([.D201]-[.B201])*100/[.B201])" office:value-type="float" office:value="6.42980935875217">
            <text:p>6.43</text:p>
          </table:table-cell>
          <table:table-cell table:formula="oooc:=ABS(([.E201]-[.B201])*100/[.B201])" office:value-type="float" office:value="9.37608318890815">
            <text:p>9.38</text:p>
          </table:table-cell>
          <table:table-cell table:formula="oooc:=ABS(([.F201]-[.B201])*100/[.B201])" office:value-type="float" office:value="0.675909878682843">
            <text:p>0.68</text:p>
          </table:table-cell>
          <table:table-cell table:formula="oooc:=ABS(([.G201]-[.B201])*100/[.B201])" office:value-type="float" office:value="4.09012131715771">
            <text:p>4.09</text:p>
          </table:table-cell>
          <table:table-cell table:formula="oooc:=ABS(([.H201]-[.B201])*100/[.B201])" office:value-type="float" office:value="1.50779896013866">
            <text:p>1.51</text:p>
          </table:table-cell>
          <table:table-cell table:formula="oooc:=ABS(([.I201]-[.B201])*100/[.B201])" office:value-type="float" office:value="5.84055459272097">
            <text:p>5.84</text:p>
          </table:table-cell>
          <table:table-cell table:formula="oooc:=ABS(([.J201]-[.B201])*100/[.B201])" office:value-type="float" office:value="2.87694974003466">
            <text:p>2.88</text:p>
          </table:table-cell>
          <table:table-cell table:formula="oooc:=ABS(([.K201]-[.B201])*100/[.B201])" office:value-type="float" office:value="3.20623916811091">
            <text:p>3.21</text:p>
          </table:table-cell>
          <table:table-cell table:formula="oooc:=ABS(([.L201]-[.B201])*100/[.B201])" office:value-type="float" office:value="3.69150779896014">
            <text:p>3.69</text:p>
          </table:table-cell>
          <table:table-cell table:formula="oooc:=ABS(([.M201]-[.B201])*100/[.B201])" office:value-type="float" office:value="6.11785095320623">
            <text:p>6.12</text:p>
          </table:table-cell>
          <table:table-cell table:formula="oooc:=ABS(([.N201]-[.B201])*100/[.B201])" office:value-type="float" office:value="1.94107452339688">
            <text:p>1.94</text:p>
          </table:table-cell>
          <table:table-cell table:number-columns-repeated="2"/>
          <table:table-cell table:formula="oooc:=ABS([.C201]-[.B201])" office:value-type="float" office:value="11.87">
            <text:p>11.87</text:p>
          </table:table-cell>
          <table:table-cell table:formula="oooc:=ABS([.D201]-[.B201])" office:value-type="float" office:value="3.71">
            <text:p>3.71</text:p>
          </table:table-cell>
          <table:table-cell table:formula="oooc:=ABS([.E201]-[.B201])" office:value-type="float" office:value="5.41">
            <text:p>5.41</text:p>
          </table:table-cell>
          <table:table-cell table:formula="oooc:=ABS([.F201]-[.B201])" office:value-type="float" office:value="0.390000000000001">
            <text:p>0.39</text:p>
          </table:table-cell>
          <table:table-cell table:formula="oooc:=ABS([.G201]-[.B201])" office:value-type="float" office:value="2.36">
            <text:p>2.36</text:p>
          </table:table-cell>
          <table:table-cell table:formula="oooc:=ABS([.H201]-[.B201])" office:value-type="float" office:value="0.870000000000004">
            <text:p>0.87</text:p>
          </table:table-cell>
          <table:table-cell table:formula="oooc:=ABS([.I201]-[.B201])" office:value-type="float" office:value="3.37">
            <text:p>3.37</text:p>
          </table:table-cell>
          <table:table-cell table:formula="oooc:=ABS([.J201]-[.B201])" office:value-type="float" office:value="1.66">
            <text:p>1.66</text:p>
          </table:table-cell>
          <table:table-cell table:formula="oooc:=ABS([.K201]-[.B201])" office:value-type="float" office:value="1.84999999999999">
            <text:p>1.85</text:p>
          </table:table-cell>
          <table:table-cell table:formula="oooc:=ABS([.L201]-[.B201])" office:value-type="float" office:value="2.13">
            <text:p>2.13</text:p>
          </table:table-cell>
          <table:table-cell table:formula="oooc:=ABS([.M201]-[.B201])" office:value-type="float" office:value="3.52999999999999">
            <text:p>3.53</text:p>
          </table:table-cell>
          <table:table-cell table:formula="oooc:=ABS([.N201]-[.B201])" office:value-type="float" office:value="1.12">
            <text:p>1.12</text:p>
          </table:table-cell>
          <table:table-cell table:number-columns-repeated="3"/>
        </table:table-row>
        <table:table-row table:style-name="ro1">
          <table:table-cell office:value-type="string">
            <text:p>ACAGCGAATGGACCTACGTGGCCTT</text:p>
          </table:table-cell>
          <table:table-cell office:value-type="float" office:value="68.1">
            <text:p>68.1</text:p>
          </table:table-cell>
          <table:table-cell office:value-type="float" office:value="51.21">
            <text:p>51.21</text:p>
          </table:table-cell>
          <table:table-cell office:value-type="float" office:value="61.89">
            <text:p>61.89</text:p>
          </table:table-cell>
          <table:table-cell office:value-type="float" office:value="59.75">
            <text:p>59.75</text:p>
          </table:table-cell>
          <table:table-cell office:value-type="float" office:value="66.06">
            <text:p>66.06</text:p>
          </table:table-cell>
          <table:table-cell office:value-type="float" office:value="69.99">
            <text:p>69.99</text:p>
          </table:table-cell>
          <table:table-cell office:value-type="float" office:value="64.02">
            <text:p>64.02</text:p>
          </table:table-cell>
          <table:table-cell office:value-type="float" office:value="69.87">
            <text:p>69.87</text:p>
          </table:table-cell>
          <table:table-cell office:value-type="float" office:value="68.63">
            <text:p>68.63</text:p>
          </table:table-cell>
          <table:table-cell office:value-type="float" office:value="68.53">
            <text:p>68.53</text:p>
          </table:table-cell>
          <table:table-cell office:value-type="float" office:value="63.87">
            <text:p>63.87</text:p>
          </table:table-cell>
          <table:table-cell office:value-type="float" office:value="69.86">
            <text:p>69.86</text:p>
          </table:table-cell>
          <table:table-cell office:value-type="float" office:value="67.36">
            <text:p>67.36</text:p>
          </table:table-cell>
          <table:table-cell office:value-type="float" office:value="68.1">
            <text:p>68.1</text:p>
          </table:table-cell>
          <table:table-cell/>
          <table:table-cell table:formula="oooc:=ABS(([.C202]-[.B202])*100/[.B202])" office:value-type="float" office:value="24.8017621145374">
            <text:p>24.8</text:p>
          </table:table-cell>
          <table:table-cell table:formula="oooc:=ABS(([.D202]-[.B202])*100/[.B202])" office:value-type="float" office:value="9.11894273127752">
            <text:p>9.12</text:p>
          </table:table-cell>
          <table:table-cell table:formula="oooc:=ABS(([.E202]-[.B202])*100/[.B202])" office:value-type="float" office:value="12.2613803230543">
            <text:p>12.26</text:p>
          </table:table-cell>
          <table:table-cell table:formula="oooc:=ABS(([.F202]-[.B202])*100/[.B202])" office:value-type="float" office:value="2.99559471365638">
            <text:p>3</text:p>
          </table:table-cell>
          <table:table-cell table:formula="oooc:=ABS(([.G202]-[.B202])*100/[.B202])" office:value-type="float" office:value="2.77533039647577">
            <text:p>2.78</text:p>
          </table:table-cell>
          <table:table-cell table:formula="oooc:=ABS(([.H202]-[.B202])*100/[.B202])" office:value-type="float" office:value="5.99118942731277">
            <text:p>5.99</text:p>
          </table:table-cell>
          <table:table-cell table:formula="oooc:=ABS(([.I202]-[.B202])*100/[.B202])" office:value-type="float" office:value="2.59911894273129">
            <text:p>2.6</text:p>
          </table:table-cell>
          <table:table-cell table:formula="oooc:=ABS(([.J202]-[.B202])*100/[.B202])" office:value-type="float" office:value="0.778267254038181">
            <text:p>0.78</text:p>
          </table:table-cell>
          <table:table-cell table:formula="oooc:=ABS(([.K202]-[.B202])*100/[.B202])" office:value-type="float" office:value="0.631424375917778">
            <text:p>0.63</text:p>
          </table:table-cell>
          <table:table-cell table:formula="oooc:=ABS(([.L202]-[.B202])*100/[.B202])" office:value-type="float" office:value="6.21145374449339">
            <text:p>6.21</text:p>
          </table:table-cell>
          <table:table-cell table:formula="oooc:=ABS(([.M202]-[.B202])*100/[.B202])" office:value-type="float" office:value="2.58443465491924">
            <text:p>2.58</text:p>
          </table:table-cell>
          <table:table-cell table:formula="oooc:=ABS(([.N202]-[.B202])*100/[.B202])" office:value-type="float" office:value="1.08663729809104">
            <text:p>1.09</text:p>
          </table:table-cell>
          <table:table-cell table:number-columns-repeated="2"/>
          <table:table-cell table:formula="oooc:=ABS([.C202]-[.B202])" office:value-type="float" office:value="16.89">
            <text:p>16.89</text:p>
          </table:table-cell>
          <table:table-cell table:formula="oooc:=ABS([.D202]-[.B202])" office:value-type="float" office:value="6.20999999999999">
            <text:p>6.21</text:p>
          </table:table-cell>
          <table:table-cell table:formula="oooc:=ABS([.E202]-[.B202])" office:value-type="float" office:value="8.34999999999999">
            <text:p>8.35</text:p>
          </table:table-cell>
          <table:table-cell table:formula="oooc:=ABS([.F202]-[.B202])" office:value-type="float" office:value="2.03999999999999">
            <text:p>2.04</text:p>
          </table:table-cell>
          <table:table-cell table:formula="oooc:=ABS([.G202]-[.B202])" office:value-type="float" office:value="1.89">
            <text:p>1.89</text:p>
          </table:table-cell>
          <table:table-cell table:formula="oooc:=ABS([.H202]-[.B202])" office:value-type="float" office:value="4.08">
            <text:p>4.08</text:p>
          </table:table-cell>
          <table:table-cell table:formula="oooc:=ABS([.I202]-[.B202])" office:value-type="float" office:value="1.77000000000001">
            <text:p>1.77</text:p>
          </table:table-cell>
          <table:table-cell table:formula="oooc:=ABS([.J202]-[.B202])" office:value-type="float" office:value="0.530000000000001">
            <text:p>0.53</text:p>
          </table:table-cell>
          <table:table-cell table:formula="oooc:=ABS([.K202]-[.B202])" office:value-type="float" office:value="0.430000000000007">
            <text:p>0.43</text:p>
          </table:table-cell>
          <table:table-cell table:formula="oooc:=ABS([.L202]-[.B202])" office:value-type="float" office:value="4.23">
            <text:p>4.23</text:p>
          </table:table-cell>
          <table:table-cell table:formula="oooc:=ABS([.M202]-[.B202])" office:value-type="float" office:value="1.76000000000001">
            <text:p>1.76</text:p>
          </table:table-cell>
          <table:table-cell table:formula="oooc:=ABS([.N202]-[.B202])" office:value-type="float" office:value="0.739999999999995">
            <text:p>0.74</text:p>
          </table:table-cell>
          <table:table-cell table:number-columns-repeated="3"/>
        </table:table-row>
        <table:table-row table:style-name="ro1">
          <table:table-cell office:value-type="string">
            <text:p>TAGTGGCGATTAGATTCTGC</text:p>
          </table:table-cell>
          <table:table-cell office:value-type="float" office:value="71.2">
            <text:p>71.2</text:p>
          </table:table-cell>
          <table:table-cell table:number-columns-repeated="12" office:value-type="float" office:value="70.99">
            <text:p>70.99</text:p>
          </table:table-cell>
          <table:table-cell office:value-type="float" office:value="71.2">
            <text:p>71.2</text:p>
          </table:table-cell>
          <table:table-cell/>
          <table:table-cell table:formula="oooc:=ABS(([.C203]-[.B203])*100/[.B203])" office:value-type="float" office:value="0.29494382022473">
            <text:p>0.29</text:p>
          </table:table-cell>
          <table:table-cell table:formula="oooc:=ABS(([.D203]-[.B203])*100/[.B203])" office:value-type="float" office:value="0.29494382022473">
            <text:p>0.29</text:p>
          </table:table-cell>
          <table:table-cell table:formula="oooc:=ABS(([.E203]-[.B203])*100/[.B203])" office:value-type="float" office:value="0.29494382022473">
            <text:p>0.29</text:p>
          </table:table-cell>
          <table:table-cell table:formula="oooc:=ABS(([.F203]-[.B203])*100/[.B203])" office:value-type="float" office:value="0.29494382022473">
            <text:p>0.29</text:p>
          </table:table-cell>
          <table:table-cell table:formula="oooc:=ABS(([.G203]-[.B203])*100/[.B203])" office:value-type="float" office:value="0.29494382022473">
            <text:p>0.29</text:p>
          </table:table-cell>
          <table:table-cell table:formula="oooc:=ABS(([.H203]-[.B203])*100/[.B203])" office:value-type="float" office:value="0.29494382022473">
            <text:p>0.29</text:p>
          </table:table-cell>
          <table:table-cell table:formula="oooc:=ABS(([.I203]-[.B203])*100/[.B203])" office:value-type="float" office:value="0.29494382022473">
            <text:p>0.29</text:p>
          </table:table-cell>
          <table:table-cell table:formula="oooc:=ABS(([.J203]-[.B203])*100/[.B203])" office:value-type="float" office:value="0.29494382022473">
            <text:p>0.29</text:p>
          </table:table-cell>
          <table:table-cell table:formula="oooc:=ABS(([.K203]-[.B203])*100/[.B203])" office:value-type="float" office:value="0.29494382022473">
            <text:p>0.29</text:p>
          </table:table-cell>
          <table:table-cell table:formula="oooc:=ABS(([.L203]-[.B203])*100/[.B203])" office:value-type="float" office:value="0.29494382022473">
            <text:p>0.29</text:p>
          </table:table-cell>
          <table:table-cell table:formula="oooc:=ABS(([.M203]-[.B203])*100/[.B203])" office:value-type="float" office:value="0.29494382022473">
            <text:p>0.29</text:p>
          </table:table-cell>
          <table:table-cell table:formula="oooc:=ABS(([.N203]-[.B203])*100/[.B203])" office:value-type="float" office:value="0.29494382022473">
            <text:p>0.29</text:p>
          </table:table-cell>
          <table:table-cell table:number-columns-repeated="2"/>
          <table:table-cell table:formula="oooc:=ABS([.C203]-[.B203])" office:value-type="float" office:value="0.210000000000008">
            <text:p>0.21</text:p>
          </table:table-cell>
          <table:table-cell table:formula="oooc:=ABS([.D203]-[.B203])" office:value-type="float" office:value="0.210000000000008">
            <text:p>0.21</text:p>
          </table:table-cell>
          <table:table-cell table:formula="oooc:=ABS([.E203]-[.B203])" office:value-type="float" office:value="0.210000000000008">
            <text:p>0.21</text:p>
          </table:table-cell>
          <table:table-cell table:formula="oooc:=ABS([.F203]-[.B203])" office:value-type="float" office:value="0.210000000000008">
            <text:p>0.21</text:p>
          </table:table-cell>
          <table:table-cell table:formula="oooc:=ABS([.G203]-[.B203])" office:value-type="float" office:value="0.210000000000008">
            <text:p>0.21</text:p>
          </table:table-cell>
          <table:table-cell table:formula="oooc:=ABS([.H203]-[.B203])" office:value-type="float" office:value="0.210000000000008">
            <text:p>0.21</text:p>
          </table:table-cell>
          <table:table-cell table:formula="oooc:=ABS([.I203]-[.B203])" office:value-type="float" office:value="0.210000000000008">
            <text:p>0.21</text:p>
          </table:table-cell>
          <table:table-cell table:formula="oooc:=ABS([.J203]-[.B203])" office:value-type="float" office:value="0.210000000000008">
            <text:p>0.21</text:p>
          </table:table-cell>
          <table:table-cell table:formula="oooc:=ABS([.K203]-[.B203])" office:value-type="float" office:value="0.210000000000008">
            <text:p>0.21</text:p>
          </table:table-cell>
          <table:table-cell table:formula="oooc:=ABS([.L203]-[.B203])" office:value-type="float" office:value="0.210000000000008">
            <text:p>0.21</text:p>
          </table:table-cell>
          <table:table-cell table:formula="oooc:=ABS([.M203]-[.B203])" office:value-type="float" office:value="0.210000000000008">
            <text:p>0.21</text:p>
          </table:table-cell>
          <table:table-cell table:formula="oooc:=ABS([.N203]-[.B203])" office:value-type="float" office:value="0.210000000000008">
            <text:p>0.21</text:p>
          </table:table-cell>
          <table:table-cell table:number-columns-repeated="3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3.5">
            <text:p>53.5</text:p>
          </table:table-cell>
          <table:table-cell office:value-type="float" office:value="39.83">
            <text:p>39.83</text:p>
          </table:table-cell>
          <table:table-cell office:value-type="float" office:value="47.95">
            <text:p>47.95</text:p>
          </table:table-cell>
          <table:table-cell office:value-type="float" office:value="46.25">
            <text:p>46.25</text:p>
          </table:table-cell>
          <table:table-cell office:value-type="float" office:value="51.28">
            <text:p>51.28</text:p>
          </table:table-cell>
          <table:table-cell office:value-type="float" office:value="53.08">
            <text:p>53.08</text:p>
          </table:table-cell>
          <table:table-cell office:value-type="float" office:value="50.79">
            <text:p>50.79</text:p>
          </table:table-cell>
          <table:table-cell office:value-type="float" office:value="53.9">
            <text:p>53.9</text:p>
          </table:table-cell>
          <table:table-cell office:value-type="float" office:value="53.32">
            <text:p>53.32</text:p>
          </table:table-cell>
          <table:table-cell office:value-type="float" office:value="53.52">
            <text:p>53.52</text:p>
          </table:table-cell>
          <table:table-cell office:value-type="float" office:value="49.53">
            <text:p>49.53</text:p>
          </table:table-cell>
          <table:table-cell office:value-type="float" office:value="55.19">
            <text:p>55.19</text:p>
          </table:table-cell>
          <table:table-cell office:value-type="float" office:value="52.78">
            <text:p>52.78</text:p>
          </table:table-cell>
          <table:table-cell office:value-type="float" office:value="53.5">
            <text:p>53.5</text:p>
          </table:table-cell>
          <table:table-cell/>
          <table:table-cell table:formula="oooc:=ABS(([.C204]-[.B204])*100/[.B204])" office:value-type="float" office:value="25.5514018691589">
            <text:p>25.55</text:p>
          </table:table-cell>
          <table:table-cell table:formula="oooc:=ABS(([.D204]-[.B204])*100/[.B204])" office:value-type="float" office:value="10.3738317757009">
            <text:p>10.37</text:p>
          </table:table-cell>
          <table:table-cell table:formula="oooc:=ABS(([.E204]-[.B204])*100/[.B204])" office:value-type="float" office:value="13.5514018691589">
            <text:p>13.55</text:p>
          </table:table-cell>
          <table:table-cell table:formula="oooc:=ABS(([.F204]-[.B204])*100/[.B204])" office:value-type="float" office:value="4.14953271028037">
            <text:p>4.15</text:p>
          </table:table-cell>
          <table:table-cell table:formula="oooc:=ABS(([.G204]-[.B204])*100/[.B204])" office:value-type="float" office:value="0.785046728971966">
            <text:p>0.79</text:p>
          </table:table-cell>
          <table:table-cell table:formula="oooc:=ABS(([.H204]-[.B204])*100/[.B204])" office:value-type="float" office:value="5.06542056074767">
            <text:p>5.07</text:p>
          </table:table-cell>
          <table:table-cell table:formula="oooc:=ABS(([.I204]-[.B204])*100/[.B204])" office:value-type="float" office:value="0.747663551401866">
            <text:p>0.75</text:p>
          </table:table-cell>
          <table:table-cell table:formula="oooc:=ABS(([.J204]-[.B204])*100/[.B204])" office:value-type="float" office:value="0.336448598130841">
            <text:p>0.34</text:p>
          </table:table-cell>
          <table:table-cell table:formula="oooc:=ABS(([.K204]-[.B204])*100/[.B204])" office:value-type="float" office:value="0.0373831775700993">
            <text:p>0.04</text:p>
          </table:table-cell>
          <table:table-cell table:formula="oooc:=ABS(([.L204]-[.B204])*100/[.B204])" office:value-type="float" office:value="7.42056074766355">
            <text:p>7.42</text:p>
          </table:table-cell>
          <table:table-cell table:formula="oooc:=ABS(([.M204]-[.B204])*100/[.B204])" office:value-type="float" office:value="3.15887850467289">
            <text:p>3.16</text:p>
          </table:table-cell>
          <table:table-cell table:formula="oooc:=ABS(([.N204]-[.B204])*100/[.B204])" office:value-type="float" office:value="1.34579439252336">
            <text:p>1.35</text:p>
          </table:table-cell>
          <table:table-cell table:number-columns-repeated="2"/>
          <table:table-cell table:formula="oooc:=ABS([.C204]-[.B204])" office:value-type="float" office:value="13.67">
            <text:p>13.67</text:p>
          </table:table-cell>
          <table:table-cell table:formula="oooc:=ABS([.D204]-[.B204])" office:value-type="float" office:value="5.55">
            <text:p>5.55</text:p>
          </table:table-cell>
          <table:table-cell table:formula="oooc:=ABS([.E204]-[.B204])" office:value-type="float" office:value="7.25">
            <text:p>7.25</text:p>
          </table:table-cell>
          <table:table-cell table:formula="oooc:=ABS([.F204]-[.B204])" office:value-type="float" office:value="2.22">
            <text:p>2.22</text:p>
          </table:table-cell>
          <table:table-cell table:formula="oooc:=ABS([.G204]-[.B204])" office:value-type="float" office:value="0.420000000000002">
            <text:p>0.42</text:p>
          </table:table-cell>
          <table:table-cell table:formula="oooc:=ABS([.H204]-[.B204])" office:value-type="float" office:value="2.71">
            <text:p>2.71</text:p>
          </table:table-cell>
          <table:table-cell table:formula="oooc:=ABS([.I204]-[.B204])" office:value-type="float" office:value="0.399999999999999">
            <text:p>0.4</text:p>
          </table:table-cell>
          <table:table-cell table:formula="oooc:=ABS([.J204]-[.B204])" office:value-type="float" office:value="0.18">
            <text:p>0.18</text:p>
          </table:table-cell>
          <table:table-cell table:formula="oooc:=ABS([.K204]-[.B204])" office:value-type="float" office:value="0.0200000000000031">
            <text:p>0.02</text:p>
          </table:table-cell>
          <table:table-cell table:formula="oooc:=ABS([.L204]-[.B204])" office:value-type="float" office:value="3.97">
            <text:p>3.97</text:p>
          </table:table-cell>
          <table:table-cell table:formula="oooc:=ABS([.M204]-[.B204])" office:value-type="float" office:value="1.69">
            <text:p>1.69</text:p>
          </table:table-cell>
          <table:table-cell table:formula="oooc:=ABS([.N204]-[.B204])" office:value-type="float" office:value="0.719999999999999">
            <text:p>0.72</text:p>
          </table:table-cell>
          <table:table-cell table:number-columns-repeated="3"/>
        </table:table-row>
        <table:table-row table:style-name="ro1">
          <table:table-cell office:value-type="string">
            <text:p>TAGTATATCGCAGCATCATACAGGC</text:p>
          </table:table-cell>
          <table:table-cell office:value-type="float" office:value="61.2">
            <text:p>61.2</text:p>
          </table:table-cell>
          <table:table-cell office:value-type="float" office:value="45.33">
            <text:p>45.33</text:p>
          </table:table-cell>
          <table:table-cell office:value-type="float" office:value="55.31">
            <text:p>55.31</text:p>
          </table:table-cell>
          <table:table-cell office:value-type="float" office:value="53.17">
            <text:p>53.17</text:p>
          </table:table-cell>
          <table:table-cell office:value-type="float" office:value="59.48">
            <text:p>59.48</text:p>
          </table:table-cell>
          <table:table-cell office:value-type="float" office:value="62.48">
            <text:p>62.48</text:p>
          </table:table-cell>
          <table:table-cell office:value-type="float" office:value="57.43">
            <text:p>57.43</text:p>
          </table:table-cell>
          <table:table-cell office:value-type="float" office:value="62.21">
            <text:p>62.21</text:p>
          </table:table-cell>
          <table:table-cell office:value-type="float" office:value="62.05">
            <text:p>62.05</text:p>
          </table:table-cell>
          <table:table-cell office:value-type="float" office:value="62.27">
            <text:p>62.27</text:p>
          </table:table-cell>
          <table:table-cell office:value-type="float" office:value="57.29">
            <text:p>57.29</text:p>
          </table:table-cell>
          <table:table-cell office:value-type="float" office:value="63.57">
            <text:p>63.57</text:p>
          </table:table-cell>
          <table:table-cell office:value-type="float" office:value="60.78">
            <text:p>60.78</text:p>
          </table:table-cell>
          <table:table-cell office:value-type="float" office:value="61.2">
            <text:p>61.2</text:p>
          </table:table-cell>
          <table:table-cell/>
          <table:table-cell table:formula="oooc:=ABS(([.C205]-[.B205])*100/[.B205])" office:value-type="float" office:value="25.9313725490196">
            <text:p>25.93</text:p>
          </table:table-cell>
          <table:table-cell table:formula="oooc:=ABS(([.D205]-[.B205])*100/[.B205])" office:value-type="float" office:value="9.62418300653595">
            <text:p>9.62</text:p>
          </table:table-cell>
          <table:table-cell table:formula="oooc:=ABS(([.E205]-[.B205])*100/[.B205])" office:value-type="float" office:value="13.1209150326797">
            <text:p>13.12</text:p>
          </table:table-cell>
          <table:table-cell table:formula="oooc:=ABS(([.F205]-[.B205])*100/[.B205])" office:value-type="float" office:value="2.81045751633988">
            <text:p>2.81</text:p>
          </table:table-cell>
          <table:table-cell table:formula="oooc:=ABS(([.G205]-[.B205])*100/[.B205])" office:value-type="float" office:value="2.09150326797385">
            <text:p>2.09</text:p>
          </table:table-cell>
          <table:table-cell table:formula="oooc:=ABS(([.H205]-[.B205])*100/[.B205])" office:value-type="float" office:value="6.16013071895425">
            <text:p>6.16</text:p>
          </table:table-cell>
          <table:table-cell table:formula="oooc:=ABS(([.I205]-[.B205])*100/[.B205])" office:value-type="float" office:value="1.65032679738562">
            <text:p>1.65</text:p>
          </table:table-cell>
          <table:table-cell table:formula="oooc:=ABS(([.J205]-[.B205])*100/[.B205])" office:value-type="float" office:value="1.38888888888888">
            <text:p>1.39</text:p>
          </table:table-cell>
          <table:table-cell table:formula="oooc:=ABS(([.K205]-[.B205])*100/[.B205])" office:value-type="float" office:value="1.7483660130719">
            <text:p>1.75</text:p>
          </table:table-cell>
          <table:table-cell table:formula="oooc:=ABS(([.L205]-[.B205])*100/[.B205])" office:value-type="float" office:value="6.38888888888889">
            <text:p>6.39</text:p>
          </table:table-cell>
          <table:table-cell table:formula="oooc:=ABS(([.M205]-[.B205])*100/[.B205])" office:value-type="float" office:value="3.87254901960784">
            <text:p>3.87</text:p>
          </table:table-cell>
          <table:table-cell table:formula="oooc:=ABS(([.N205]-[.B205])*100/[.B205])" office:value-type="float" office:value="0.686274509803924">
            <text:p>0.69</text:p>
          </table:table-cell>
          <table:table-cell table:number-columns-repeated="2"/>
          <table:table-cell table:formula="oooc:=ABS([.C205]-[.B205])" office:value-type="float" office:value="15.87">
            <text:p>15.87</text:p>
          </table:table-cell>
          <table:table-cell table:formula="oooc:=ABS([.D205]-[.B205])" office:value-type="float" office:value="5.89">
            <text:p>5.89</text:p>
          </table:table-cell>
          <table:table-cell table:formula="oooc:=ABS([.E205]-[.B205])" office:value-type="float" office:value="8.03">
            <text:p>8.03</text:p>
          </table:table-cell>
          <table:table-cell table:formula="oooc:=ABS([.F205]-[.B205])" office:value-type="float" office:value="1.72000000000001">
            <text:p>1.72</text:p>
          </table:table-cell>
          <table:table-cell table:formula="oooc:=ABS([.G205]-[.B205])" office:value-type="float" office:value="1.27999999999999">
            <text:p>1.28</text:p>
          </table:table-cell>
          <table:table-cell table:formula="oooc:=ABS([.H205]-[.B205])" office:value-type="float" office:value="3.77">
            <text:p>3.77</text:p>
          </table:table-cell>
          <table:table-cell table:formula="oooc:=ABS([.I205]-[.B205])" office:value-type="float" office:value="1.01">
            <text:p>1.01</text:p>
          </table:table-cell>
          <table:table-cell table:formula="oooc:=ABS([.J205]-[.B205])" office:value-type="float" office:value="0.849999999999994">
            <text:p>0.85</text:p>
          </table:table-cell>
          <table:table-cell table:formula="oooc:=ABS([.K205]-[.B205])" office:value-type="float" office:value="1.07">
            <text:p>1.07</text:p>
          </table:table-cell>
          <table:table-cell table:formula="oooc:=ABS([.L205]-[.B205])" office:value-type="float" office:value="3.91">
            <text:p>3.91</text:p>
          </table:table-cell>
          <table:table-cell table:formula="oooc:=ABS([.M205]-[.B205])" office:value-type="float" office:value="2.37">
            <text:p>2.37</text:p>
          </table:table-cell>
          <table:table-cell table:formula="oooc:=ABS([.N205]-[.B205])" office:value-type="float" office:value="0.420000000000002">
            <text:p>0.42</text:p>
          </table:table-cell>
          <table:table-cell table:number-columns-repeated="3"/>
        </table:table-row>
        <table:table-row table:style-name="ro1">
          <table:table-cell office:value-type="string">
            <text:p>ATCAATCATA</text:p>
          </table:table-cell>
          <table:table-cell office:value-type="float" office:value="33.6">
            <text:p>33.6</text:p>
          </table:table-cell>
          <table:table-cell table:number-columns-repeated="12" office:value-type="float" office:value="32.28">
            <text:p>32.28</text:p>
          </table:table-cell>
          <table:table-cell office:value-type="float" office:value="33.6">
            <text:p>33.6</text:p>
          </table:table-cell>
          <table:table-cell/>
          <table:table-cell table:formula="oooc:=ABS(([.C206]-[.B206])*100/[.B206])" office:value-type="float" office:value="3.92857142857143">
            <text:p>3.93</text:p>
          </table:table-cell>
          <table:table-cell table:formula="oooc:=ABS(([.D206]-[.B206])*100/[.B206])" office:value-type="float" office:value="3.92857142857143">
            <text:p>3.93</text:p>
          </table:table-cell>
          <table:table-cell table:formula="oooc:=ABS(([.E206]-[.B206])*100/[.B206])" office:value-type="float" office:value="3.92857142857143">
            <text:p>3.93</text:p>
          </table:table-cell>
          <table:table-cell table:formula="oooc:=ABS(([.F206]-[.B206])*100/[.B206])" office:value-type="float" office:value="3.92857142857143">
            <text:p>3.93</text:p>
          </table:table-cell>
          <table:table-cell table:formula="oooc:=ABS(([.G206]-[.B206])*100/[.B206])" office:value-type="float" office:value="3.92857142857143">
            <text:p>3.93</text:p>
          </table:table-cell>
          <table:table-cell table:formula="oooc:=ABS(([.H206]-[.B206])*100/[.B206])" office:value-type="float" office:value="3.92857142857143">
            <text:p>3.93</text:p>
          </table:table-cell>
          <table:table-cell table:formula="oooc:=ABS(([.I206]-[.B206])*100/[.B206])" office:value-type="float" office:value="3.92857142857143">
            <text:p>3.93</text:p>
          </table:table-cell>
          <table:table-cell table:formula="oooc:=ABS(([.J206]-[.B206])*100/[.B206])" office:value-type="float" office:value="3.92857142857143">
            <text:p>3.93</text:p>
          </table:table-cell>
          <table:table-cell table:formula="oooc:=ABS(([.K206]-[.B206])*100/[.B206])" office:value-type="float" office:value="3.92857142857143">
            <text:p>3.93</text:p>
          </table:table-cell>
          <table:table-cell table:formula="oooc:=ABS(([.L206]-[.B206])*100/[.B206])" office:value-type="float" office:value="3.92857142857143">
            <text:p>3.93</text:p>
          </table:table-cell>
          <table:table-cell table:formula="oooc:=ABS(([.M206]-[.B206])*100/[.B206])" office:value-type="float" office:value="3.92857142857143">
            <text:p>3.93</text:p>
          </table:table-cell>
          <table:table-cell table:formula="oooc:=ABS(([.N206]-[.B206])*100/[.B206])" office:value-type="float" office:value="3.92857142857143">
            <text:p>3.93</text:p>
          </table:table-cell>
          <table:table-cell table:number-columns-repeated="2"/>
          <table:table-cell table:formula="oooc:=ABS([.C206]-[.B206])" office:value-type="float" office:value="1.32">
            <text:p>1.32</text:p>
          </table:table-cell>
          <table:table-cell table:formula="oooc:=ABS([.D206]-[.B206])" office:value-type="float" office:value="1.32">
            <text:p>1.32</text:p>
          </table:table-cell>
          <table:table-cell table:formula="oooc:=ABS([.E206]-[.B206])" office:value-type="float" office:value="1.32">
            <text:p>1.32</text:p>
          </table:table-cell>
          <table:table-cell table:formula="oooc:=ABS([.F206]-[.B206])" office:value-type="float" office:value="1.32">
            <text:p>1.32</text:p>
          </table:table-cell>
          <table:table-cell table:formula="oooc:=ABS([.G206]-[.B206])" office:value-type="float" office:value="1.32">
            <text:p>1.32</text:p>
          </table:table-cell>
          <table:table-cell table:formula="oooc:=ABS([.H206]-[.B206])" office:value-type="float" office:value="1.32">
            <text:p>1.32</text:p>
          </table:table-cell>
          <table:table-cell table:formula="oooc:=ABS([.I206]-[.B206])" office:value-type="float" office:value="1.32">
            <text:p>1.32</text:p>
          </table:table-cell>
          <table:table-cell table:formula="oooc:=ABS([.J206]-[.B206])" office:value-type="float" office:value="1.32">
            <text:p>1.32</text:p>
          </table:table-cell>
          <table:table-cell table:formula="oooc:=ABS([.K206]-[.B206])" office:value-type="float" office:value="1.32">
            <text:p>1.32</text:p>
          </table:table-cell>
          <table:table-cell table:formula="oooc:=ABS([.L206]-[.B206])" office:value-type="float" office:value="1.32">
            <text:p>1.32</text:p>
          </table:table-cell>
          <table:table-cell table:formula="oooc:=ABS([.M206]-[.B206])" office:value-type="float" office:value="1.32">
            <text:p>1.32</text:p>
          </table:table-cell>
          <table:table-cell table:formula="oooc:=ABS([.N206]-[.B206])" office:value-type="float" office:value="1.32">
            <text:p>1.32</text:p>
          </table:table-cell>
          <table:table-cell table:number-columns-repeated="3"/>
        </table:table-row>
        <table:table-row table:style-name="ro1">
          <table:table-cell office:value-type="string">
            <text:p>GTGGTGGGCCGTGCGCTCTG</text:p>
          </table:table-cell>
          <table:table-cell office:value-type="float" office:value="72.7">
            <text:p>72.7</text:p>
          </table:table-cell>
          <table:table-cell office:value-type="float" office:value="58.83">
            <text:p>58.83</text:p>
          </table:table-cell>
          <table:table-cell office:value-type="float" office:value="72.93">
            <text:p>72.93</text:p>
          </table:table-cell>
          <table:table-cell office:value-type="float" office:value="70.74">
            <text:p>70.74</text:p>
          </table:table-cell>
          <table:table-cell office:value-type="float" office:value="76.59">
            <text:p>76.59</text:p>
          </table:table-cell>
          <table:table-cell office:value-type="float" office:value="74.65">
            <text:p>74.65</text:p>
          </table:table-cell>
          <table:table-cell office:value-type="float" office:value="79.09">
            <text:p>79.09</text:p>
          </table:table-cell>
          <table:table-cell office:value-type="float" office:value="76.09">
            <text:p>76.09</text:p>
          </table:table-cell>
          <table:table-cell office:value-type="float" office:value="71.78">
            <text:p>71.78</text:p>
          </table:table-cell>
          <table:table-cell office:value-type="float" office:value="72.26">
            <text:p>72.26</text:p>
          </table:table-cell>
          <table:table-cell office:value-type="float" office:value="67.99">
            <text:p>67.99</text:p>
          </table:table-cell>
          <table:table-cell office:value-type="float" office:value="73.9">
            <text:p>73.9</text:p>
          </table:table-cell>
          <table:table-cell office:value-type="float" office:value="71.24">
            <text:p>71.24</text:p>
          </table:table-cell>
          <table:table-cell office:value-type="float" office:value="72.7">
            <text:p>72.7</text:p>
          </table:table-cell>
          <table:table-cell/>
          <table:table-cell table:formula="oooc:=ABS(([.C207]-[.B207])*100/[.B207])" office:value-type="float" office:value="19.0784044016506">
            <text:p>19.08</text:p>
          </table:table-cell>
          <table:table-cell table:formula="oooc:=ABS(([.D207]-[.B207])*100/[.B207])" office:value-type="float" office:value="0.316368638239345">
            <text:p>0.32</text:p>
          </table:table-cell>
          <table:table-cell table:formula="oooc:=ABS(([.E207]-[.B207])*100/[.B207])" office:value-type="float" office:value="2.69601100412656">
            <text:p>2.7</text:p>
          </table:table-cell>
          <table:table-cell table:formula="oooc:=ABS(([.F207]-[.B207])*100/[.B207])" office:value-type="float" office:value="5.35075653370014">
            <text:p>5.35</text:p>
          </table:table-cell>
          <table:table-cell table:formula="oooc:=ABS(([.G207]-[.B207])*100/[.B207])" office:value-type="float" office:value="2.68225584594223">
            <text:p>2.68</text:p>
          </table:table-cell>
          <table:table-cell table:formula="oooc:=ABS(([.H207]-[.B207])*100/[.B207])" office:value-type="float" office:value="8.78954607977992">
            <text:p>8.79</text:p>
          </table:table-cell>
          <table:table-cell table:formula="oooc:=ABS(([.I207]-[.B207])*100/[.B207])" office:value-type="float" office:value="4.66299862448418">
            <text:p>4.66</text:p>
          </table:table-cell>
          <table:table-cell table:formula="oooc:=ABS(([.J207]-[.B207])*100/[.B207])" office:value-type="float" office:value="1.26547455295736">
            <text:p>1.27</text:p>
          </table:table-cell>
          <table:table-cell table:formula="oooc:=ABS(([.K207]-[.B207])*100/[.B207])" office:value-type="float" office:value="0.605226960110038">
            <text:p>0.61</text:p>
          </table:table-cell>
          <table:table-cell table:formula="oooc:=ABS(([.L207]-[.B207])*100/[.B207])" office:value-type="float" office:value="6.47867950481432">
            <text:p>6.48</text:p>
          </table:table-cell>
          <table:table-cell table:formula="oooc:=ABS(([.M207]-[.B207])*100/[.B207])" office:value-type="float" office:value="1.6506189821183">
            <text:p>1.65</text:p>
          </table:table-cell>
          <table:table-cell table:formula="oooc:=ABS(([.N207]-[.B207])*100/[.B207])" office:value-type="float" office:value="2.0082530949106">
            <text:p>2.01</text:p>
          </table:table-cell>
          <table:table-cell table:number-columns-repeated="2"/>
          <table:table-cell table:formula="oooc:=ABS([.C207]-[.B207])" office:value-type="float" office:value="13.87">
            <text:p>13.87</text:p>
          </table:table-cell>
          <table:table-cell table:formula="oooc:=ABS([.D207]-[.B207])" office:value-type="float" office:value="0.230000000000004">
            <text:p>0.23</text:p>
          </table:table-cell>
          <table:table-cell table:formula="oooc:=ABS([.E207]-[.B207])" office:value-type="float" office:value="1.96000000000001">
            <text:p>1.96</text:p>
          </table:table-cell>
          <table:table-cell table:formula="oooc:=ABS([.F207]-[.B207])" office:value-type="float" office:value="3.89">
            <text:p>3.89</text:p>
          </table:table-cell>
          <table:table-cell table:formula="oooc:=ABS([.G207]-[.B207])" office:value-type="float" office:value="1.95">
            <text:p>1.95</text:p>
          </table:table-cell>
          <table:table-cell table:formula="oooc:=ABS([.H207]-[.B207])" office:value-type="float" office:value="6.39">
            <text:p>6.39</text:p>
          </table:table-cell>
          <table:table-cell table:formula="oooc:=ABS([.I207]-[.B207])" office:value-type="float" office:value="3.39">
            <text:p>3.39</text:p>
          </table:table-cell>
          <table:table-cell table:formula="oooc:=ABS([.J207]-[.B207])" office:value-type="float" office:value="0.920000000000002">
            <text:p>0.92</text:p>
          </table:table-cell>
          <table:table-cell table:formula="oooc:=ABS([.K207]-[.B207])" office:value-type="float" office:value="0.439999999999998">
            <text:p>0.44</text:p>
          </table:table-cell>
          <table:table-cell table:formula="oooc:=ABS([.L207]-[.B207])" office:value-type="float" office:value="4.71000000000001">
            <text:p>4.71</text:p>
          </table:table-cell>
          <table:table-cell table:formula="oooc:=ABS([.M207]-[.B207])" office:value-type="float" office:value="1.2">
            <text:p>1.2</text:p>
          </table:table-cell>
          <table:table-cell table:formula="oooc:=ABS([.N207]-[.B207])" office:value-type="float" office:value="1.46000000000001">
            <text:p>1.46</text:p>
          </table:table-cell>
          <table:table-cell table:number-columns-repeated="3"/>
        </table:table-row>
        <table:table-row table:style-name="ro1">
          <table:table-cell office:value-type="string">
            <text:p>AGCAGTCCGCCACACCCTGA</text:p>
          </table:table-cell>
          <table:table-cell office:value-type="float" office:value="78.5">
            <text:p>78.5</text:p>
          </table:table-cell>
          <table:table-cell table:number-columns-repeated="11" office:value-type="float" office:value="81.33">
            <text:p>81.33</text:p>
          </table:table-cell>
          <table:table-cell office:value-type="float" office:value="81.34">
            <text:p>81.34</text:p>
          </table:table-cell>
          <table:table-cell office:value-type="float" office:value="78.5">
            <text:p>78.5</text:p>
          </table:table-cell>
          <table:table-cell/>
          <table:table-cell table:formula="oooc:=ABS(([.C208]-[.B208])*100/[.B208])" office:value-type="float" office:value="3.60509554140127">
            <text:p>3.61</text:p>
          </table:table-cell>
          <table:table-cell table:formula="oooc:=ABS(([.D208]-[.B208])*100/[.B208])" office:value-type="float" office:value="3.60509554140127">
            <text:p>3.61</text:p>
          </table:table-cell>
          <table:table-cell table:formula="oooc:=ABS(([.E208]-[.B208])*100/[.B208])" office:value-type="float" office:value="3.60509554140127">
            <text:p>3.61</text:p>
          </table:table-cell>
          <table:table-cell table:formula="oooc:=ABS(([.F208]-[.B208])*100/[.B208])" office:value-type="float" office:value="3.60509554140127">
            <text:p>3.61</text:p>
          </table:table-cell>
          <table:table-cell table:formula="oooc:=ABS(([.G208]-[.B208])*100/[.B208])" office:value-type="float" office:value="3.60509554140127">
            <text:p>3.61</text:p>
          </table:table-cell>
          <table:table-cell table:formula="oooc:=ABS(([.H208]-[.B208])*100/[.B208])" office:value-type="float" office:value="3.60509554140127">
            <text:p>3.61</text:p>
          </table:table-cell>
          <table:table-cell table:formula="oooc:=ABS(([.I208]-[.B208])*100/[.B208])" office:value-type="float" office:value="3.60509554140127">
            <text:p>3.61</text:p>
          </table:table-cell>
          <table:table-cell table:formula="oooc:=ABS(([.J208]-[.B208])*100/[.B208])" office:value-type="float" office:value="3.60509554140127">
            <text:p>3.61</text:p>
          </table:table-cell>
          <table:table-cell table:formula="oooc:=ABS(([.K208]-[.B208])*100/[.B208])" office:value-type="float" office:value="3.60509554140127">
            <text:p>3.61</text:p>
          </table:table-cell>
          <table:table-cell table:formula="oooc:=ABS(([.L208]-[.B208])*100/[.B208])" office:value-type="float" office:value="3.60509554140127">
            <text:p>3.61</text:p>
          </table:table-cell>
          <table:table-cell table:formula="oooc:=ABS(([.M208]-[.B208])*100/[.B208])" office:value-type="float" office:value="3.60509554140127">
            <text:p>3.61</text:p>
          </table:table-cell>
          <table:table-cell table:formula="oooc:=ABS(([.N208]-[.B208])*100/[.B208])" office:value-type="float" office:value="3.61783439490446">
            <text:p>3.62</text:p>
          </table:table-cell>
          <table:table-cell table:number-columns-repeated="2"/>
          <table:table-cell table:formula="oooc:=ABS([.C208]-[.B208])" office:value-type="float" office:value="2.83">
            <text:p>2.83</text:p>
          </table:table-cell>
          <table:table-cell table:formula="oooc:=ABS([.D208]-[.B208])" office:value-type="float" office:value="2.83">
            <text:p>2.83</text:p>
          </table:table-cell>
          <table:table-cell table:formula="oooc:=ABS([.E208]-[.B208])" office:value-type="float" office:value="2.83">
            <text:p>2.83</text:p>
          </table:table-cell>
          <table:table-cell table:formula="oooc:=ABS([.F208]-[.B208])" office:value-type="float" office:value="2.83">
            <text:p>2.83</text:p>
          </table:table-cell>
          <table:table-cell table:formula="oooc:=ABS([.G208]-[.B208])" office:value-type="float" office:value="2.83">
            <text:p>2.83</text:p>
          </table:table-cell>
          <table:table-cell table:formula="oooc:=ABS([.H208]-[.B208])" office:value-type="float" office:value="2.83">
            <text:p>2.83</text:p>
          </table:table-cell>
          <table:table-cell table:formula="oooc:=ABS([.I208]-[.B208])" office:value-type="float" office:value="2.83">
            <text:p>2.83</text:p>
          </table:table-cell>
          <table:table-cell table:formula="oooc:=ABS([.J208]-[.B208])" office:value-type="float" office:value="2.83">
            <text:p>2.83</text:p>
          </table:table-cell>
          <table:table-cell table:formula="oooc:=ABS([.K208]-[.B208])" office:value-type="float" office:value="2.83">
            <text:p>2.83</text:p>
          </table:table-cell>
          <table:table-cell table:formula="oooc:=ABS([.L208]-[.B208])" office:value-type="float" office:value="2.83">
            <text:p>2.83</text:p>
          </table:table-cell>
          <table:table-cell table:formula="oooc:=ABS([.M208]-[.B208])" office:value-type="float" office:value="2.83">
            <text:p>2.83</text:p>
          </table:table-cell>
          <table:table-cell table:formula="oooc:=ABS([.N208]-[.B208])" office:value-type="float" office:value="2.84">
            <text:p>2.84</text:p>
          </table:table-cell>
          <table:table-cell table:number-columns-repeated="3"/>
        </table:table-row>
        <table:table-row table:style-name="ro1">
          <table:table-cell office:value-type="string">
            <text:p>TACTAACATTAACTA</text:p>
          </table:table-cell>
          <table:table-cell office:value-type="float" office:value="51.1">
            <text:p>51.1</text:p>
          </table:table-cell>
          <table:table-cell table:number-columns-repeated="12" office:value-type="float" office:value="51.74">
            <text:p>51.74</text:p>
          </table:table-cell>
          <table:table-cell office:value-type="float" office:value="51.1">
            <text:p>51.1</text:p>
          </table:table-cell>
          <table:table-cell/>
          <table:table-cell table:formula="oooc:=ABS(([.C209]-[.B209])*100/[.B209])" office:value-type="float" office:value="1.25244618395303">
            <text:p>1.25</text:p>
          </table:table-cell>
          <table:table-cell table:formula="oooc:=ABS(([.D209]-[.B209])*100/[.B209])" office:value-type="float" office:value="1.25244618395303">
            <text:p>1.25</text:p>
          </table:table-cell>
          <table:table-cell table:formula="oooc:=ABS(([.E209]-[.B209])*100/[.B209])" office:value-type="float" office:value="1.25244618395303">
            <text:p>1.25</text:p>
          </table:table-cell>
          <table:table-cell table:formula="oooc:=ABS(([.F209]-[.B209])*100/[.B209])" office:value-type="float" office:value="1.25244618395303">
            <text:p>1.25</text:p>
          </table:table-cell>
          <table:table-cell table:formula="oooc:=ABS(([.G209]-[.B209])*100/[.B209])" office:value-type="float" office:value="1.25244618395303">
            <text:p>1.25</text:p>
          </table:table-cell>
          <table:table-cell table:formula="oooc:=ABS(([.H209]-[.B209])*100/[.B209])" office:value-type="float" office:value="1.25244618395303">
            <text:p>1.25</text:p>
          </table:table-cell>
          <table:table-cell table:formula="oooc:=ABS(([.I209]-[.B209])*100/[.B209])" office:value-type="float" office:value="1.25244618395303">
            <text:p>1.25</text:p>
          </table:table-cell>
          <table:table-cell table:formula="oooc:=ABS(([.J209]-[.B209])*100/[.B209])" office:value-type="float" office:value="1.25244618395303">
            <text:p>1.25</text:p>
          </table:table-cell>
          <table:table-cell table:formula="oooc:=ABS(([.K209]-[.B209])*100/[.B209])" office:value-type="float" office:value="1.25244618395303">
            <text:p>1.25</text:p>
          </table:table-cell>
          <table:table-cell table:formula="oooc:=ABS(([.L209]-[.B209])*100/[.B209])" office:value-type="float" office:value="1.25244618395303">
            <text:p>1.25</text:p>
          </table:table-cell>
          <table:table-cell table:formula="oooc:=ABS(([.M209]-[.B209])*100/[.B209])" office:value-type="float" office:value="1.25244618395303">
            <text:p>1.25</text:p>
          </table:table-cell>
          <table:table-cell table:formula="oooc:=ABS(([.N209]-[.B209])*100/[.B209])" office:value-type="float" office:value="1.25244618395303">
            <text:p>1.25</text:p>
          </table:table-cell>
          <table:table-cell table:number-columns-repeated="2"/>
          <table:table-cell table:formula="oooc:=ABS([.C209]-[.B209])" office:value-type="float" office:value="0.640000000000001">
            <text:p>0.64</text:p>
          </table:table-cell>
          <table:table-cell table:formula="oooc:=ABS([.D209]-[.B209])" office:value-type="float" office:value="0.640000000000001">
            <text:p>0.64</text:p>
          </table:table-cell>
          <table:table-cell table:formula="oooc:=ABS([.E209]-[.B209])" office:value-type="float" office:value="0.640000000000001">
            <text:p>0.64</text:p>
          </table:table-cell>
          <table:table-cell table:formula="oooc:=ABS([.F209]-[.B209])" office:value-type="float" office:value="0.640000000000001">
            <text:p>0.64</text:p>
          </table:table-cell>
          <table:table-cell table:formula="oooc:=ABS([.G209]-[.B209])" office:value-type="float" office:value="0.640000000000001">
            <text:p>0.64</text:p>
          </table:table-cell>
          <table:table-cell table:formula="oooc:=ABS([.H209]-[.B209])" office:value-type="float" office:value="0.640000000000001">
            <text:p>0.64</text:p>
          </table:table-cell>
          <table:table-cell table:formula="oooc:=ABS([.I209]-[.B209])" office:value-type="float" office:value="0.640000000000001">
            <text:p>0.64</text:p>
          </table:table-cell>
          <table:table-cell table:formula="oooc:=ABS([.J209]-[.B209])" office:value-type="float" office:value="0.640000000000001">
            <text:p>0.64</text:p>
          </table:table-cell>
          <table:table-cell table:formula="oooc:=ABS([.K209]-[.B209])" office:value-type="float" office:value="0.640000000000001">
            <text:p>0.64</text:p>
          </table:table-cell>
          <table:table-cell table:formula="oooc:=ABS([.L209]-[.B209])" office:value-type="float" office:value="0.640000000000001">
            <text:p>0.64</text:p>
          </table:table-cell>
          <table:table-cell table:formula="oooc:=ABS([.M209]-[.B209])" office:value-type="float" office:value="0.640000000000001">
            <text:p>0.64</text:p>
          </table:table-cell>
          <table:table-cell table:formula="oooc:=ABS([.N209]-[.B209])" office:value-type="float" office:value="0.640000000000001">
            <text:p>0.64</text:p>
          </table:table-cell>
          <table:table-cell table:number-columns-repeated="3"/>
        </table:table-row>
        <table:table-row table:style-name="ro1">
          <table:table-cell office:value-type="string">
            <text:p>TTCCAAAAGGAGTTATGAGTTGCGA</text:p>
          </table:table-cell>
          <table:table-cell office:value-type="float" office:value="73.8">
            <text:p>73.8</text:p>
          </table:table-cell>
          <table:table-cell table:number-columns-repeated="11" office:value-type="float" office:value="75.72">
            <text:p>75.72</text:p>
          </table:table-cell>
          <table:table-cell office:value-type="float" office:value="75.73">
            <text:p>75.73</text:p>
          </table:table-cell>
          <table:table-cell office:value-type="float" office:value="73.8">
            <text:p>73.8</text:p>
          </table:table-cell>
          <table:table-cell/>
          <table:table-cell table:formula="oooc:=ABS(([.C210]-[.B210])*100/[.B210])" office:value-type="float" office:value="2.60162601626017">
            <text:p>2.6</text:p>
          </table:table-cell>
          <table:table-cell table:formula="oooc:=ABS(([.D210]-[.B210])*100/[.B210])" office:value-type="float" office:value="2.60162601626017">
            <text:p>2.6</text:p>
          </table:table-cell>
          <table:table-cell table:formula="oooc:=ABS(([.E210]-[.B210])*100/[.B210])" office:value-type="float" office:value="2.60162601626017">
            <text:p>2.6</text:p>
          </table:table-cell>
          <table:table-cell table:formula="oooc:=ABS(([.F210]-[.B210])*100/[.B210])" office:value-type="float" office:value="2.60162601626017">
            <text:p>2.6</text:p>
          </table:table-cell>
          <table:table-cell table:formula="oooc:=ABS(([.G210]-[.B210])*100/[.B210])" office:value-type="float" office:value="2.60162601626017">
            <text:p>2.6</text:p>
          </table:table-cell>
          <table:table-cell table:formula="oooc:=ABS(([.H210]-[.B210])*100/[.B210])" office:value-type="float" office:value="2.60162601626017">
            <text:p>2.6</text:p>
          </table:table-cell>
          <table:table-cell table:formula="oooc:=ABS(([.I210]-[.B210])*100/[.B210])" office:value-type="float" office:value="2.60162601626017">
            <text:p>2.6</text:p>
          </table:table-cell>
          <table:table-cell table:formula="oooc:=ABS(([.J210]-[.B210])*100/[.B210])" office:value-type="float" office:value="2.60162601626017">
            <text:p>2.6</text:p>
          </table:table-cell>
          <table:table-cell table:formula="oooc:=ABS(([.K210]-[.B210])*100/[.B210])" office:value-type="float" office:value="2.60162601626017">
            <text:p>2.6</text:p>
          </table:table-cell>
          <table:table-cell table:formula="oooc:=ABS(([.L210]-[.B210])*100/[.B210])" office:value-type="float" office:value="2.60162601626017">
            <text:p>2.6</text:p>
          </table:table-cell>
          <table:table-cell table:formula="oooc:=ABS(([.M210]-[.B210])*100/[.B210])" office:value-type="float" office:value="2.60162601626017">
            <text:p>2.6</text:p>
          </table:table-cell>
          <table:table-cell table:formula="oooc:=ABS(([.N210]-[.B210])*100/[.B210])" office:value-type="float" office:value="2.61517615176153">
            <text:p>2.62</text:p>
          </table:table-cell>
          <table:table-cell table:number-columns-repeated="2"/>
          <table:table-cell table:formula="oooc:=ABS([.C210]-[.B210])" office:value-type="float" office:value="1.92">
            <text:p>1.92</text:p>
          </table:table-cell>
          <table:table-cell table:formula="oooc:=ABS([.D210]-[.B210])" office:value-type="float" office:value="1.92">
            <text:p>1.92</text:p>
          </table:table-cell>
          <table:table-cell table:formula="oooc:=ABS([.E210]-[.B210])" office:value-type="float" office:value="1.92">
            <text:p>1.92</text:p>
          </table:table-cell>
          <table:table-cell table:formula="oooc:=ABS([.F210]-[.B210])" office:value-type="float" office:value="1.92">
            <text:p>1.92</text:p>
          </table:table-cell>
          <table:table-cell table:formula="oooc:=ABS([.G210]-[.B210])" office:value-type="float" office:value="1.92">
            <text:p>1.92</text:p>
          </table:table-cell>
          <table:table-cell table:formula="oooc:=ABS([.H210]-[.B210])" office:value-type="float" office:value="1.92">
            <text:p>1.92</text:p>
          </table:table-cell>
          <table:table-cell table:formula="oooc:=ABS([.I210]-[.B210])" office:value-type="float" office:value="1.92">
            <text:p>1.92</text:p>
          </table:table-cell>
          <table:table-cell table:formula="oooc:=ABS([.J210]-[.B210])" office:value-type="float" office:value="1.92">
            <text:p>1.92</text:p>
          </table:table-cell>
          <table:table-cell table:formula="oooc:=ABS([.K210]-[.B210])" office:value-type="float" office:value="1.92">
            <text:p>1.92</text:p>
          </table:table-cell>
          <table:table-cell table:formula="oooc:=ABS([.L210]-[.B210])" office:value-type="float" office:value="1.92">
            <text:p>1.92</text:p>
          </table:table-cell>
          <table:table-cell table:formula="oooc:=ABS([.M210]-[.B210])" office:value-type="float" office:value="1.92">
            <text:p>1.92</text:p>
          </table:table-cell>
          <table:table-cell table:formula="oooc:=ABS([.N210]-[.B210])" office:value-type="float" office:value="1.93000000000001">
            <text:p>1.93</text:p>
          </table:table-cell>
          <table:table-cell table:number-columns-repeated="3"/>
        </table:table-row>
        <table:table-row table:style-name="ro1">
          <table:table-cell office:value-type="string">
            <text:p>CGGGACCAACTAAAGGAAAT</text:p>
          </table:table-cell>
          <table:table-cell office:value-type="float" office:value="53.7">
            <text:p>53.7</text:p>
          </table:table-cell>
          <table:table-cell office:value-type="float" office:value="39.99">
            <text:p>39.99</text:p>
          </table:table-cell>
          <table:table-cell office:value-type="float" office:value="49.66">
            <text:p>49.66</text:p>
          </table:table-cell>
          <table:table-cell office:value-type="float" office:value="47.52">
            <text:p>47.52</text:p>
          </table:table-cell>
          <table:table-cell office:value-type="float" office:value="53.83">
            <text:p>53.83</text:p>
          </table:table-cell>
          <table:table-cell office:value-type="float" office:value="57.39">
            <text:p>57.39</text:p>
          </table:table-cell>
          <table:table-cell office:value-type="float" office:value="51.79">
            <text:p>51.79</text:p>
          </table:table-cell>
          <table:table-cell office:value-type="float" office:value="57.14">
            <text:p>57.14</text:p>
          </table:table-cell>
          <table:table-cell office:value-type="float" office:value="56.4">
            <text:p>56.4</text:p>
          </table:table-cell>
          <table:table-cell office:value-type="float" office:value="56.76">
            <text:p>56.76</text:p>
          </table:table-cell>
          <table:table-cell office:value-type="float" office:value="51.64">
            <text:p>51.64</text:p>
          </table:table-cell>
          <table:table-cell office:value-type="float" office:value="58.01">
            <text:p>58.01</text:p>
          </table:table-cell>
          <table:table-cell office:value-type="float" office:value="55.13">
            <text:p>55.13</text:p>
          </table:table-cell>
          <table:table-cell office:value-type="float" office:value="53.7">
            <text:p>53.7</text:p>
          </table:table-cell>
          <table:table-cell/>
          <table:table-cell table:formula="oooc:=ABS(([.C211]-[.B211])*100/[.B211])" office:value-type="float" office:value="25.5307262569832">
            <text:p>25.53</text:p>
          </table:table-cell>
          <table:table-cell table:formula="oooc:=ABS(([.D211]-[.B211])*100/[.B211])" office:value-type="float" office:value="7.52327746741156">
            <text:p>7.52</text:p>
          </table:table-cell>
          <table:table-cell table:formula="oooc:=ABS(([.E211]-[.B211])*100/[.B211])" office:value-type="float" office:value="11.5083798882682">
            <text:p>11.51</text:p>
          </table:table-cell>
          <table:table-cell table:formula="oooc:=ABS(([.F211]-[.B211])*100/[.B211])" office:value-type="float" office:value="0.242085661080066">
            <text:p>0.24</text:p>
          </table:table-cell>
          <table:table-cell table:formula="oooc:=ABS(([.G211]-[.B211])*100/[.B211])" office:value-type="float" office:value="6.87150837988826">
            <text:p>6.87</text:p>
          </table:table-cell>
          <table:table-cell table:formula="oooc:=ABS(([.H211]-[.B211])*100/[.B211])" office:value-type="float" office:value="3.55679702048418">
            <text:p>3.56</text:p>
          </table:table-cell>
          <table:table-cell table:formula="oooc:=ABS(([.I211]-[.B211])*100/[.B211])" office:value-type="float" office:value="6.40595903165735">
            <text:p>6.41</text:p>
          </table:table-cell>
          <table:table-cell table:formula="oooc:=ABS(([.J211]-[.B211])*100/[.B211])" office:value-type="float" office:value="5.02793296089385">
            <text:p>5.03</text:p>
          </table:table-cell>
          <table:table-cell table:formula="oooc:=ABS(([.K211]-[.B211])*100/[.B211])" office:value-type="float" office:value="5.69832402234636">
            <text:p>5.7</text:p>
          </table:table-cell>
          <table:table-cell table:formula="oooc:=ABS(([.L211]-[.B211])*100/[.B211])" office:value-type="float" office:value="3.83612662942272">
            <text:p>3.84</text:p>
          </table:table-cell>
          <table:table-cell table:formula="oooc:=ABS(([.M211]-[.B211])*100/[.B211])" office:value-type="float" office:value="8.02607076350092">
            <text:p>8.03</text:p>
          </table:table-cell>
          <table:table-cell table:formula="oooc:=ABS(([.N211]-[.B211])*100/[.B211])" office:value-type="float" office:value="2.66294227188082">
            <text:p>2.66</text:p>
          </table:table-cell>
          <table:table-cell table:number-columns-repeated="2"/>
          <table:table-cell table:formula="oooc:=ABS([.C211]-[.B211])" office:value-type="float" office:value="13.71">
            <text:p>13.71</text:p>
          </table:table-cell>
          <table:table-cell table:formula="oooc:=ABS([.D211]-[.B211])" office:value-type="float" office:value="4.04000000000001">
            <text:p>4.04</text:p>
          </table:table-cell>
          <table:table-cell table:formula="oooc:=ABS([.E211]-[.B211])" office:value-type="float" office:value="6.18">
            <text:p>6.18</text:p>
          </table:table-cell>
          <table:table-cell table:formula="oooc:=ABS([.F211]-[.B211])" office:value-type="float" office:value="0.129999999999995">
            <text:p>0.13</text:p>
          </table:table-cell>
          <table:table-cell table:formula="oooc:=ABS([.G211]-[.B211])" office:value-type="float" office:value="3.69">
            <text:p>3.69</text:p>
          </table:table-cell>
          <table:table-cell table:formula="oooc:=ABS([.H211]-[.B211])" office:value-type="float" office:value="1.91">
            <text:p>1.91</text:p>
          </table:table-cell>
          <table:table-cell table:formula="oooc:=ABS([.I211]-[.B211])" office:value-type="float" office:value="3.44">
            <text:p>3.44</text:p>
          </table:table-cell>
          <table:table-cell table:formula="oooc:=ABS([.J211]-[.B211])" office:value-type="float" office:value="2.7">
            <text:p>2.7</text:p>
          </table:table-cell>
          <table:table-cell table:formula="oooc:=ABS([.K211]-[.B211])" office:value-type="float" office:value="3.06">
            <text:p>3.06</text:p>
          </table:table-cell>
          <table:table-cell table:formula="oooc:=ABS([.L211]-[.B211])" office:value-type="float" office:value="2.06">
            <text:p>2.06</text:p>
          </table:table-cell>
          <table:table-cell table:formula="oooc:=ABS([.M211]-[.B211])" office:value-type="float" office:value="4.31">
            <text:p>4.31</text:p>
          </table:table-cell>
          <table:table-cell table:formula="oooc:=ABS([.N211]-[.B211])" office:value-type="float" office:value="1.43">
            <text:p>1.43</text:p>
          </table:table-cell>
          <table:table-cell table:number-columns-repeated="3"/>
        </table:table-row>
        <table:table-row table:style-name="ro1">
          <table:table-cell office:value-type="string">
            <text:p>CGAGCTTATCCCTATCCCTC</text:p>
          </table:table-cell>
          <table:table-cell office:value-type="float" office:value="70.3">
            <text:p>70.3</text:p>
          </table:table-cell>
          <table:table-cell table:number-columns-repeated="11" office:value-type="float" office:value="72.51">
            <text:p>72.51</text:p>
          </table:table-cell>
          <table:table-cell office:value-type="float" office:value="72.52">
            <text:p>72.52</text:p>
          </table:table-cell>
          <table:table-cell office:value-type="float" office:value="70.3">
            <text:p>70.3</text:p>
          </table:table-cell>
          <table:table-cell/>
          <table:table-cell table:formula="oooc:=ABS(([.C212]-[.B212])*100/[.B212])" office:value-type="float" office:value="3.14366998577526">
            <text:p>3.14</text:p>
          </table:table-cell>
          <table:table-cell table:formula="oooc:=ABS(([.D212]-[.B212])*100/[.B212])" office:value-type="float" office:value="3.14366998577526">
            <text:p>3.14</text:p>
          </table:table-cell>
          <table:table-cell table:formula="oooc:=ABS(([.E212]-[.B212])*100/[.B212])" office:value-type="float" office:value="3.14366998577526">
            <text:p>3.14</text:p>
          </table:table-cell>
          <table:table-cell table:formula="oooc:=ABS(([.F212]-[.B212])*100/[.B212])" office:value-type="float" office:value="3.14366998577526">
            <text:p>3.14</text:p>
          </table:table-cell>
          <table:table-cell table:formula="oooc:=ABS(([.G212]-[.B212])*100/[.B212])" office:value-type="float" office:value="3.14366998577526">
            <text:p>3.14</text:p>
          </table:table-cell>
          <table:table-cell table:formula="oooc:=ABS(([.H212]-[.B212])*100/[.B212])" office:value-type="float" office:value="3.14366998577526">
            <text:p>3.14</text:p>
          </table:table-cell>
          <table:table-cell table:formula="oooc:=ABS(([.I212]-[.B212])*100/[.B212])" office:value-type="float" office:value="3.14366998577526">
            <text:p>3.14</text:p>
          </table:table-cell>
          <table:table-cell table:formula="oooc:=ABS(([.J212]-[.B212])*100/[.B212])" office:value-type="float" office:value="3.14366998577526">
            <text:p>3.14</text:p>
          </table:table-cell>
          <table:table-cell table:formula="oooc:=ABS(([.K212]-[.B212])*100/[.B212])" office:value-type="float" office:value="3.14366998577526">
            <text:p>3.14</text:p>
          </table:table-cell>
          <table:table-cell table:formula="oooc:=ABS(([.L212]-[.B212])*100/[.B212])" office:value-type="float" office:value="3.14366998577526">
            <text:p>3.14</text:p>
          </table:table-cell>
          <table:table-cell table:formula="oooc:=ABS(([.M212]-[.B212])*100/[.B212])" office:value-type="float" office:value="3.14366998577526">
            <text:p>3.14</text:p>
          </table:table-cell>
          <table:table-cell table:formula="oooc:=ABS(([.N212]-[.B212])*100/[.B212])" office:value-type="float" office:value="3.1578947368421">
            <text:p>3.16</text:p>
          </table:table-cell>
          <table:table-cell table:number-columns-repeated="2"/>
          <table:table-cell table:formula="oooc:=ABS([.C212]-[.B212])" office:value-type="float" office:value="2.21000000000001">
            <text:p>2.21</text:p>
          </table:table-cell>
          <table:table-cell table:formula="oooc:=ABS([.D212]-[.B212])" office:value-type="float" office:value="2.21000000000001">
            <text:p>2.21</text:p>
          </table:table-cell>
          <table:table-cell table:formula="oooc:=ABS([.E212]-[.B212])" office:value-type="float" office:value="2.21000000000001">
            <text:p>2.21</text:p>
          </table:table-cell>
          <table:table-cell table:formula="oooc:=ABS([.F212]-[.B212])" office:value-type="float" office:value="2.21000000000001">
            <text:p>2.21</text:p>
          </table:table-cell>
          <table:table-cell table:formula="oooc:=ABS([.G212]-[.B212])" office:value-type="float" office:value="2.21000000000001">
            <text:p>2.21</text:p>
          </table:table-cell>
          <table:table-cell table:formula="oooc:=ABS([.H212]-[.B212])" office:value-type="float" office:value="2.21000000000001">
            <text:p>2.21</text:p>
          </table:table-cell>
          <table:table-cell table:formula="oooc:=ABS([.I212]-[.B212])" office:value-type="float" office:value="2.21000000000001">
            <text:p>2.21</text:p>
          </table:table-cell>
          <table:table-cell table:formula="oooc:=ABS([.J212]-[.B212])" office:value-type="float" office:value="2.21000000000001">
            <text:p>2.21</text:p>
          </table:table-cell>
          <table:table-cell table:formula="oooc:=ABS([.K212]-[.B212])" office:value-type="float" office:value="2.21000000000001">
            <text:p>2.21</text:p>
          </table:table-cell>
          <table:table-cell table:formula="oooc:=ABS([.L212]-[.B212])" office:value-type="float" office:value="2.21000000000001">
            <text:p>2.21</text:p>
          </table:table-cell>
          <table:table-cell table:formula="oooc:=ABS([.M212]-[.B212])" office:value-type="float" office:value="2.21000000000001">
            <text:p>2.21</text:p>
          </table:table-cell>
          <table:table-cell table:formula="oooc:=ABS([.N212]-[.B212])" office:value-type="float" office:value="2.22">
            <text:p>2.22</text:p>
          </table:table-cell>
          <table:table-cell table:number-columns-repeated="3"/>
        </table:table-row>
        <table:table-row table:style-name="ro1">
          <table:table-cell office:value-type="string">
            <text:p>TACTTCCAGTGCTCAGCGTA</text:p>
          </table:table-cell>
          <table:table-cell office:value-type="float" office:value="71.6">
            <text:p>71.6</text:p>
          </table:table-cell>
          <table:table-cell office:value-type="float" office:value="68.74">
            <text:p>68.74</text:p>
          </table:table-cell>
          <table:table-cell office:value-type="float" office:value="70.88">
            <text:p>70.88</text:p>
          </table:table-cell>
          <table:table-cell office:value-type="float" office:value="70.5">
            <text:p>70.5</text:p>
          </table:table-cell>
          <table:table-cell office:value-type="float" office:value="71.62">
            <text:p>71.62</text:p>
          </table:table-cell>
          <table:table-cell office:value-type="float" office:value="72.23">
            <text:p>72.23</text:p>
          </table:table-cell>
          <table:table-cell office:value-type="float" office:value="72.29">
            <text:p>72.29</text:p>
          </table:table-cell>
          <table:table-cell office:value-type="float" office:value="73.37">
            <text:p>73.37</text:p>
          </table:table-cell>
          <table:table-cell office:value-type="float" office:value="72.08">
            <text:p>72.08</text:p>
          </table:table-cell>
          <table:table-cell office:value-type="float" office:value="72.07">
            <text:p>72.07</text:p>
          </table:table-cell>
          <table:table-cell office:value-type="float" office:value="71.23">
            <text:p>71.23</text:p>
          </table:table-cell>
          <table:table-cell office:value-type="float" office:value="72.94">
            <text:p>72.94</text:p>
          </table:table-cell>
          <table:table-cell office:value-type="float" office:value="72.46">
            <text:p>72.46</text:p>
          </table:table-cell>
          <table:table-cell office:value-type="float" office:value="71.6">
            <text:p>71.6</text:p>
          </table:table-cell>
          <table:table-cell/>
          <table:table-cell table:formula="oooc:=ABS(([.C213]-[.B213])*100/[.B213])" office:value-type="float" office:value="3.99441340782123">
            <text:p>3.99</text:p>
          </table:table-cell>
          <table:table-cell table:formula="oooc:=ABS(([.D213]-[.B213])*100/[.B213])" office:value-type="float" office:value="1.00558659217877">
            <text:p>1.01</text:p>
          </table:table-cell>
          <table:table-cell table:formula="oooc:=ABS(([.E213]-[.B213])*100/[.B213])" office:value-type="float" office:value="1.536312849162">
            <text:p>1.54</text:p>
          </table:table-cell>
          <table:table-cell table:formula="oooc:=ABS(([.F213]-[.B213])*100/[.B213])" office:value-type="float" office:value="0.027932960893869">
            <text:p>0.03</text:p>
          </table:table-cell>
          <table:table-cell table:formula="oooc:=ABS(([.G213]-[.B213])*100/[.B213])" office:value-type="float" office:value="0.879888268156438">
            <text:p>0.88</text:p>
          </table:table-cell>
          <table:table-cell table:formula="oooc:=ABS(([.H213]-[.B213])*100/[.B213])" office:value-type="float" office:value="0.963687150838006">
            <text:p>0.96</text:p>
          </table:table-cell>
          <table:table-cell table:formula="oooc:=ABS(([.I213]-[.B213])*100/[.B213])" office:value-type="float" office:value="2.47206703910616">
            <text:p>2.47</text:p>
          </table:table-cell>
          <table:table-cell table:formula="oooc:=ABS(([.J213]-[.B213])*100/[.B213])" office:value-type="float" office:value="0.67039106145252">
            <text:p>0.67</text:p>
          </table:table-cell>
          <table:table-cell table:formula="oooc:=ABS(([.K213]-[.B213])*100/[.B213])" office:value-type="float" office:value="0.656424581005585">
            <text:p>0.66</text:p>
          </table:table-cell>
          <table:table-cell table:formula="oooc:=ABS(([.L213]-[.B213])*100/[.B213])" office:value-type="float" office:value="0.516759776536299">
            <text:p>0.52</text:p>
          </table:table-cell>
          <table:table-cell table:formula="oooc:=ABS(([.M213]-[.B213])*100/[.B213])" office:value-type="float" office:value="1.87150837988827">
            <text:p>1.87</text:p>
          </table:table-cell>
          <table:table-cell table:formula="oooc:=ABS(([.N213]-[.B213])*100/[.B213])" office:value-type="float" office:value="1.20111731843575">
            <text:p>1.2</text:p>
          </table:table-cell>
          <table:table-cell table:number-columns-repeated="2"/>
          <table:table-cell table:formula="oooc:=ABS([.C213]-[.B213])" office:value-type="float" office:value="2.86">
            <text:p>2.86</text:p>
          </table:table-cell>
          <table:table-cell table:formula="oooc:=ABS([.D213]-[.B213])" office:value-type="float" office:value="0.719999999999999">
            <text:p>0.72</text:p>
          </table:table-cell>
          <table:table-cell table:formula="oooc:=ABS([.E213]-[.B213])" office:value-type="float" office:value="1.09999999999999">
            <text:p>1.1</text:p>
          </table:table-cell>
          <table:table-cell table:formula="oooc:=ABS([.F213]-[.B213])" office:value-type="float" office:value="0.0200000000000102">
            <text:p>0.02</text:p>
          </table:table-cell>
          <table:table-cell table:formula="oooc:=ABS([.G213]-[.B213])" office:value-type="float" office:value="0.63000000000001">
            <text:p>0.63</text:p>
          </table:table-cell>
          <table:table-cell table:formula="oooc:=ABS([.H213]-[.B213])" office:value-type="float" office:value="0.690000000000012">
            <text:p>0.69</text:p>
          </table:table-cell>
          <table:table-cell table:formula="oooc:=ABS([.I213]-[.B213])" office:value-type="float" office:value="1.77000000000001">
            <text:p>1.77</text:p>
          </table:table-cell>
          <table:table-cell table:formula="oooc:=ABS([.J213]-[.B213])" office:value-type="float" office:value="0.480000000000004">
            <text:p>0.48</text:p>
          </table:table-cell>
          <table:table-cell table:formula="oooc:=ABS([.K213]-[.B213])" office:value-type="float" office:value="0.469999999999999">
            <text:p>0.47</text:p>
          </table:table-cell>
          <table:table-cell table:formula="oooc:=ABS([.L213]-[.B213])" office:value-type="float" office:value="0.36999999999999">
            <text:p>0.37</text:p>
          </table:table-cell>
          <table:table-cell table:formula="oooc:=ABS([.M213]-[.B213])" office:value-type="float" office:value="1.34">
            <text:p>1.34</text:p>
          </table:table-cell>
          <table:table-cell table:formula="oooc:=ABS([.N213]-[.B213])" office:value-type="float" office:value="0.859999999999999">
            <text:p>0.86</text:p>
          </table:table-cell>
          <table:table-cell table:number-columns-repeated="3"/>
        </table:table-row>
        <table:table-row table:style-name="ro1">
          <table:table-cell office:value-type="string">
            <text:p>CGTACACATGC</text:p>
          </table:table-cell>
          <table:table-cell office:value-type="float" office:value="49.6">
            <text:p>49.6</text:p>
          </table:table-cell>
          <table:table-cell office:value-type="float" office:value="47.16">
            <text:p>47.16</text:p>
          </table:table-cell>
          <table:table-cell office:value-type="float" office:value="48.3">
            <text:p>48.3</text:p>
          </table:table-cell>
          <table:table-cell office:value-type="float" office:value="47.92">
            <text:p>47.92</text:p>
          </table:table-cell>
          <table:table-cell office:value-type="float" office:value="49.04">
            <text:p>49.04</text:p>
          </table:table-cell>
          <table:table-cell office:value-type="float" office:value="50.04">
            <text:p>50.04</text:p>
          </table:table-cell>
          <table:table-cell office:value-type="float" office:value="49.71">
            <text:p>49.71</text:p>
          </table:table-cell>
          <table:table-cell office:value-type="float" office:value="51.05">
            <text:p>51.05</text:p>
          </table:table-cell>
          <table:table-cell office:value-type="float" office:value="49.5">
            <text:p>49.5</text:p>
          </table:table-cell>
          <table:table-cell office:value-type="float" office:value="49.92">
            <text:p>49.92</text:p>
          </table:table-cell>
          <table:table-cell office:value-type="float" office:value="48.65">
            <text:p>48.65</text:p>
          </table:table-cell>
          <table:table-cell office:value-type="float" office:value="50.64">
            <text:p>50.64</text:p>
          </table:table-cell>
          <table:table-cell office:value-type="float" office:value="49.88">
            <text:p>49.88</text:p>
          </table:table-cell>
          <table:table-cell office:value-type="float" office:value="49.6">
            <text:p>49.6</text:p>
          </table:table-cell>
          <table:table-cell/>
          <table:table-cell table:formula="oooc:=ABS(([.C214]-[.B214])*100/[.B214])" office:value-type="float" office:value="4.91935483870969">
            <text:p>4.92</text:p>
          </table:table-cell>
          <table:table-cell table:formula="oooc:=ABS(([.D214]-[.B214])*100/[.B214])" office:value-type="float" office:value="2.62096774193549">
            <text:p>2.62</text:p>
          </table:table-cell>
          <table:table-cell table:formula="oooc:=ABS(([.E214]-[.B214])*100/[.B214])" office:value-type="float" office:value="3.38709677419355">
            <text:p>3.39</text:p>
          </table:table-cell>
          <table:table-cell table:formula="oooc:=ABS(([.F214]-[.B214])*100/[.B214])" office:value-type="float" office:value="1.12903225806452">
            <text:p>1.13</text:p>
          </table:table-cell>
          <table:table-cell table:formula="oooc:=ABS(([.G214]-[.B214])*100/[.B214])" office:value-type="float" office:value="0.887096774193544">
            <text:p>0.89</text:p>
          </table:table-cell>
          <table:table-cell table:formula="oooc:=ABS(([.H214]-[.B214])*100/[.B214])" office:value-type="float" office:value="0.221774193548386">
            <text:p>0.22</text:p>
          </table:table-cell>
          <table:table-cell table:formula="oooc:=ABS(([.I214]-[.B214])*100/[.B214])" office:value-type="float" office:value="2.92338709677419">
            <text:p>2.92</text:p>
          </table:table-cell>
          <table:table-cell table:formula="oooc:=ABS(([.J214]-[.B214])*100/[.B214])" office:value-type="float" office:value="0.201612903225809">
            <text:p>0.2</text:p>
          </table:table-cell>
          <table:table-cell table:formula="oooc:=ABS(([.K214]-[.B214])*100/[.B214])" office:value-type="float" office:value="0.645161290322581">
            <text:p>0.65</text:p>
          </table:table-cell>
          <table:table-cell table:formula="oooc:=ABS(([.L214]-[.B214])*100/[.B214])" office:value-type="float" office:value="1.91532258064517">
            <text:p>1.92</text:p>
          </table:table-cell>
          <table:table-cell table:formula="oooc:=ABS(([.M214]-[.B214])*100/[.B214])" office:value-type="float" office:value="2.09677419354839">
            <text:p>2.1</text:p>
          </table:table-cell>
          <table:table-cell table:formula="oooc:=ABS(([.N214]-[.B214])*100/[.B214])" office:value-type="float" office:value="0.56451612903226">
            <text:p>0.56</text:p>
          </table:table-cell>
          <table:table-cell table:number-columns-repeated="2"/>
          <table:table-cell table:formula="oooc:=ABS([.C214]-[.B214])" office:value-type="float" office:value="2.44">
            <text:p>2.44</text:p>
          </table:table-cell>
          <table:table-cell table:formula="oooc:=ABS([.D214]-[.B214])" office:value-type="float" office:value="1.3">
            <text:p>1.3</text:p>
          </table:table-cell>
          <table:table-cell table:formula="oooc:=ABS([.E214]-[.B214])" office:value-type="float" office:value="1.68">
            <text:p>1.68</text:p>
          </table:table-cell>
          <table:table-cell table:formula="oooc:=ABS([.F214]-[.B214])" office:value-type="float" office:value="0.560000000000002">
            <text:p>0.56</text:p>
          </table:table-cell>
          <table:table-cell table:formula="oooc:=ABS([.G214]-[.B214])" office:value-type="float" office:value="0.439999999999998">
            <text:p>0.44</text:p>
          </table:table-cell>
          <table:table-cell table:formula="oooc:=ABS([.H214]-[.B214])" office:value-type="float" office:value="0.109999999999999">
            <text:p>0.11</text:p>
          </table:table-cell>
          <table:table-cell table:formula="oooc:=ABS([.I214]-[.B214])" office:value-type="float" office:value="1.45">
            <text:p>1.45</text:p>
          </table:table-cell>
          <table:table-cell table:formula="oooc:=ABS([.J214]-[.B214])" office:value-type="float" office:value="0.100000000000001">
            <text:p>0.1</text:p>
          </table:table-cell>
          <table:table-cell table:formula="oooc:=ABS([.K214]-[.B214])" office:value-type="float" office:value="0.32">
            <text:p>0.32</text:p>
          </table:table-cell>
          <table:table-cell table:formula="oooc:=ABS([.L214]-[.B214])" office:value-type="float" office:value="0.950000000000003">
            <text:p>0.95</text:p>
          </table:table-cell>
          <table:table-cell table:formula="oooc:=ABS([.M214]-[.B214])" office:value-type="float" office:value="1.04">
            <text:p>1.04</text:p>
          </table:table-cell>
          <table:table-cell table:formula="oooc:=ABS([.N214]-[.B214])" office:value-type="float" office:value="0.280000000000001">
            <text:p>0.28</text:p>
          </table:table-cell>
          <table:table-cell table:number-columns-repeated="3"/>
        </table:table-row>
        <table:table-row table:style-name="ro1">
          <table:table-cell office:value-type="string">
            <text:p>GGTCCTTACTTGGTG</text:p>
          </table:table-cell>
          <table:table-cell office:value-type="float" office:value="59.1">
            <text:p>59.1</text:p>
          </table:table-cell>
          <table:table-cell office:value-type="float" office:value="57.12">
            <text:p>57.12</text:p>
          </table:table-cell>
          <table:table-cell office:value-type="float" office:value="58.92">
            <text:p>58.92</text:p>
          </table:table-cell>
          <table:table-cell office:value-type="float" office:value="58.54">
            <text:p>58.54</text:p>
          </table:table-cell>
          <table:table-cell office:value-type="float" office:value="59.66">
            <text:p>59.66</text:p>
          </table:table-cell>
          <table:table-cell office:value-type="float" office:value="60.5">
            <text:p>60.5</text:p>
          </table:table-cell>
          <table:table-cell office:value-type="float" office:value="60.33">
            <text:p>60.33</text:p>
          </table:table-cell>
          <table:table-cell office:value-type="float" office:value="61.58">
            <text:p>61.58</text:p>
          </table:table-cell>
          <table:table-cell office:value-type="float" office:value="60.12">
            <text:p>60.12</text:p>
          </table:table-cell>
          <table:table-cell office:value-type="float" office:value="60.26">
            <text:p>60.26</text:p>
          </table:table-cell>
          <table:table-cell office:value-type="float" office:value="59.27">
            <text:p>59.27</text:p>
          </table:table-cell>
          <table:table-cell office:value-type="float" office:value="61.07">
            <text:p>61.07</text:p>
          </table:table-cell>
          <table:table-cell office:value-type="float" office:value="60.5">
            <text:p>60.5</text:p>
          </table:table-cell>
          <table:table-cell office:value-type="float" office:value="59.1">
            <text:p>59.1</text:p>
          </table:table-cell>
          <table:table-cell/>
          <table:table-cell table:formula="oooc:=ABS(([.C215]-[.B215])*100/[.B215])" office:value-type="float" office:value="3.35025380710661">
            <text:p>3.35</text:p>
          </table:table-cell>
          <table:table-cell table:formula="oooc:=ABS(([.D215]-[.B215])*100/[.B215])" office:value-type="float" office:value="0.304568527918781">
            <text:p>0.3</text:p>
          </table:table-cell>
          <table:table-cell table:formula="oooc:=ABS(([.E215]-[.B215])*100/[.B215])" office:value-type="float" office:value="0.94754653130288">
            <text:p>0.95</text:p>
          </table:table-cell>
          <table:table-cell table:formula="oooc:=ABS(([.F215]-[.B215])*100/[.B215])" office:value-type="float" office:value="0.947546531302868">
            <text:p>0.95</text:p>
          </table:table-cell>
          <table:table-cell table:formula="oooc:=ABS(([.G215]-[.B215])*100/[.B215])" office:value-type="float" office:value="2.36886632825719">
            <text:p>2.37</text:p>
          </table:table-cell>
          <table:table-cell table:formula="oooc:=ABS(([.H215]-[.B215])*100/[.B215])" office:value-type="float" office:value="2.08121827411167">
            <text:p>2.08</text:p>
          </table:table-cell>
          <table:table-cell table:formula="oooc:=ABS(([.I215]-[.B215])*100/[.B215])" office:value-type="float" office:value="4.19627749576988">
            <text:p>4.2</text:p>
          </table:table-cell>
          <table:table-cell table:formula="oooc:=ABS(([.J215]-[.B215])*100/[.B215])" office:value-type="float" office:value="1.72588832487309">
            <text:p>1.73</text:p>
          </table:table-cell>
          <table:table-cell table:formula="oooc:=ABS(([.K215]-[.B215])*100/[.B215])" office:value-type="float" office:value="1.96277495769881">
            <text:p>1.96</text:p>
          </table:table-cell>
          <table:table-cell table:formula="oooc:=ABS(([.L215]-[.B215])*100/[.B215])" office:value-type="float" office:value="0.287648054145519">
            <text:p>0.29</text:p>
          </table:table-cell>
          <table:table-cell table:formula="oooc:=ABS(([.M215]-[.B215])*100/[.B215])" office:value-type="float" office:value="3.33333333333333">
            <text:p>3.33</text:p>
          </table:table-cell>
          <table:table-cell table:formula="oooc:=ABS(([.N215]-[.B215])*100/[.B215])" office:value-type="float" office:value="2.36886632825719">
            <text:p>2.37</text:p>
          </table:table-cell>
          <table:table-cell table:number-columns-repeated="2"/>
          <table:table-cell table:formula="oooc:=ABS([.C215]-[.B215])" office:value-type="float" office:value="1.98">
            <text:p>1.98</text:p>
          </table:table-cell>
          <table:table-cell table:formula="oooc:=ABS([.D215]-[.B215])" office:value-type="float" office:value="0.18">
            <text:p>0.18</text:p>
          </table:table-cell>
          <table:table-cell table:formula="oooc:=ABS([.E215]-[.B215])" office:value-type="float" office:value="0.560000000000002">
            <text:p>0.56</text:p>
          </table:table-cell>
          <table:table-cell table:formula="oooc:=ABS([.F215]-[.B215])" office:value-type="float" office:value="0.559999999999995">
            <text:p>0.56</text:p>
          </table:table-cell>
          <table:table-cell table:formula="oooc:=ABS([.G215]-[.B215])" office:value-type="float" office:value="1.4">
            <text:p>1.4</text:p>
          </table:table-cell>
          <table:table-cell table:formula="oooc:=ABS([.H215]-[.B215])" office:value-type="float" office:value="1.23">
            <text:p>1.23</text:p>
          </table:table-cell>
          <table:table-cell table:formula="oooc:=ABS([.I215]-[.B215])" office:value-type="float" office:value="2.48">
            <text:p>2.48</text:p>
          </table:table-cell>
          <table:table-cell table:formula="oooc:=ABS([.J215]-[.B215])" office:value-type="float" office:value="1.02">
            <text:p>1.02</text:p>
          </table:table-cell>
          <table:table-cell table:formula="oooc:=ABS([.K215]-[.B215])" office:value-type="float" office:value="1.16">
            <text:p>1.16</text:p>
          </table:table-cell>
          <table:table-cell table:formula="oooc:=ABS([.L215]-[.B215])" office:value-type="float" office:value="0.170000000000002">
            <text:p>0.17</text:p>
          </table:table-cell>
          <table:table-cell table:formula="oooc:=ABS([.M215]-[.B215])" office:value-type="float" office:value="1.97">
            <text:p>1.97</text:p>
          </table:table-cell>
          <table:table-cell table:formula="oooc:=ABS([.N215]-[.B215])" office:value-type="float" office:value="1.4">
            <text:p>1.4</text:p>
          </table:table-cell>
          <table:table-cell table:number-columns-repeated="3"/>
        </table:table-row>
        <table:table-row table:style-name="ro1">
          <table:table-cell office:value-type="string">
            <text:p>TACTTCCAGTGCTCAGCGTA</text:p>
          </table:table-cell>
          <table:table-cell office:value-type="float" office:value="67.7">
            <text:p>67.7</text:p>
          </table:table-cell>
          <table:table-cell office:value-type="float" office:value="56.51">
            <text:p>56.51</text:p>
          </table:table-cell>
          <table:table-cell office:value-type="float" office:value="62.63">
            <text:p>62.63</text:p>
          </table:table-cell>
          <table:table-cell office:value-type="float" office:value="61.42">
            <text:p>61.42</text:p>
          </table:table-cell>
          <table:table-cell office:value-type="float" office:value="64.99">
            <text:p>64.99</text:p>
          </table:table-cell>
          <table:table-cell office:value-type="float" office:value="67.05">
            <text:p>67.05</text:p>
          </table:table-cell>
          <table:table-cell office:value-type="float" office:value="65.57">
            <text:p>65.57</text:p>
          </table:table-cell>
          <table:table-cell office:value-type="float" office:value="68.85">
            <text:p>68.85</text:p>
          </table:table-cell>
          <table:table-cell office:value-type="float" office:value="66.45">
            <text:p>66.45</text:p>
          </table:table-cell>
          <table:table-cell office:value-type="float" office:value="66.54">
            <text:p>66.54</text:p>
          </table:table-cell>
          <table:table-cell office:value-type="float" office:value="63.75">
            <text:p>63.75</text:p>
          </table:table-cell>
          <table:table-cell office:value-type="float" office:value="68.3">
            <text:p>68.3</text:p>
          </table:table-cell>
          <table:table-cell office:value-type="float" office:value="66.55">
            <text:p>66.55</text:p>
          </table:table-cell>
          <table:table-cell office:value-type="float" office:value="67.7">
            <text:p>67.7</text:p>
          </table:table-cell>
          <table:table-cell/>
          <table:table-cell table:formula="oooc:=ABS(([.C216]-[.B216])*100/[.B216])" office:value-type="float" office:value="16.5288035450517">
            <text:p>16.53</text:p>
          </table:table-cell>
          <table:table-cell table:formula="oooc:=ABS(([.D216]-[.B216])*100/[.B216])" office:value-type="float" office:value="7.48892171344165">
            <text:p>7.49</text:p>
          </table:table-cell>
          <table:table-cell table:formula="oooc:=ABS(([.E216]-[.B216])*100/[.B216])" office:value-type="float" office:value="9.27621861152142">
            <text:p>9.28</text:p>
          </table:table-cell>
          <table:table-cell table:formula="oooc:=ABS(([.F216]-[.B216])*100/[.B216])" office:value-type="float" office:value="4.0029542097489">
            <text:p>4</text:p>
          </table:table-cell>
          <table:table-cell table:formula="oooc:=ABS(([.G216]-[.B216])*100/[.B216])" office:value-type="float" office:value="0.960118168389964">
            <text:p>0.96</text:p>
          </table:table-cell>
          <table:table-cell table:formula="oooc:=ABS(([.H216]-[.B216])*100/[.B216])" office:value-type="float" office:value="3.14623338257018">
            <text:p>3.15</text:p>
          </table:table-cell>
          <table:table-cell table:formula="oooc:=ABS(([.I216]-[.B216])*100/[.B216])" office:value-type="float" office:value="1.69867060561299">
            <text:p>1.7</text:p>
          </table:table-cell>
          <table:table-cell table:formula="oooc:=ABS(([.J216]-[.B216])*100/[.B216])" office:value-type="float" office:value="1.84638109305761">
            <text:p>1.85</text:p>
          </table:table-cell>
          <table:table-cell table:formula="oooc:=ABS(([.K216]-[.B216])*100/[.B216])" office:value-type="float" office:value="1.71344165435745">
            <text:p>1.71</text:p>
          </table:table-cell>
          <table:table-cell table:formula="oooc:=ABS(([.L216]-[.B216])*100/[.B216])" office:value-type="float" office:value="5.83456425406204">
            <text:p>5.83</text:p>
          </table:table-cell>
          <table:table-cell table:formula="oooc:=ABS(([.M216]-[.B216])*100/[.B216])" office:value-type="float" office:value="0.886262924667643">
            <text:p>0.89</text:p>
          </table:table-cell>
          <table:table-cell table:formula="oooc:=ABS(([.N216]-[.B216])*100/[.B216])" office:value-type="float" office:value="1.69867060561301">
            <text:p>1.7</text:p>
          </table:table-cell>
          <table:table-cell table:number-columns-repeated="2"/>
          <table:table-cell table:formula="oooc:=ABS([.C216]-[.B216])" office:value-type="float" office:value="11.19">
            <text:p>11.19</text:p>
          </table:table-cell>
          <table:table-cell table:formula="oooc:=ABS([.D216]-[.B216])" office:value-type="float" office:value="5.07">
            <text:p>5.07</text:p>
          </table:table-cell>
          <table:table-cell table:formula="oooc:=ABS([.E216]-[.B216])" office:value-type="float" office:value="6.28">
            <text:p>6.28</text:p>
          </table:table-cell>
          <table:table-cell table:formula="oooc:=ABS([.F216]-[.B216])" office:value-type="float" office:value="2.71000000000001">
            <text:p>2.71</text:p>
          </table:table-cell>
          <table:table-cell table:formula="oooc:=ABS([.G216]-[.B216])" office:value-type="float" office:value="0.650000000000006">
            <text:p>0.65</text:p>
          </table:table-cell>
          <table:table-cell table:formula="oooc:=ABS([.H216]-[.B216])" office:value-type="float" office:value="2.13000000000001">
            <text:p>2.13</text:p>
          </table:table-cell>
          <table:table-cell table:formula="oooc:=ABS([.I216]-[.B216])" office:value-type="float" office:value="1.14999999999999">
            <text:p>1.15</text:p>
          </table:table-cell>
          <table:table-cell table:formula="oooc:=ABS([.J216]-[.B216])" office:value-type="float" office:value="1.25">
            <text:p>1.25</text:p>
          </table:table-cell>
          <table:table-cell table:formula="oooc:=ABS([.K216]-[.B216])" office:value-type="float" office:value="1.16">
            <text:p>1.16</text:p>
          </table:table-cell>
          <table:table-cell table:formula="oooc:=ABS([.L216]-[.B216])" office:value-type="float" office:value="3.95">
            <text:p>3.95</text:p>
          </table:table-cell>
          <table:table-cell table:formula="oooc:=ABS([.M216]-[.B216])" office:value-type="float" office:value="0.599999999999994">
            <text:p>0.6</text:p>
          </table:table-cell>
          <table:table-cell table:formula="oooc:=ABS([.N216]-[.B216])" office:value-type="float" office:value="1.15000000000001">
            <text:p>1.15</text:p>
          </table:table-cell>
          <table:table-cell table:number-columns-repeated="3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49.1">
            <text:p>49.1</text:p>
          </table:table-cell>
          <table:table-cell office:value-type="float" office:value="34">
            <text:p>34</text:p>
          </table:table-cell>
          <table:table-cell office:value-type="float" office:value="43.62">
            <text:p>43.62</text:p>
          </table:table-cell>
          <table:table-cell office:value-type="float" office:value="41.48">
            <text:p>41.48</text:p>
          </table:table-cell>
          <table:table-cell office:value-type="float" office:value="47.79">
            <text:p>47.79</text:p>
          </table:table-cell>
          <table:table-cell office:value-type="float" office:value="50.19">
            <text:p>50.19</text:p>
          </table:table-cell>
          <table:table-cell office:value-type="float" office:value="45.75">
            <text:p>45.75</text:p>
          </table:table-cell>
          <table:table-cell office:value-type="float" office:value="49.77">
            <text:p>49.77</text:p>
          </table:table-cell>
          <table:table-cell office:value-type="float" office:value="50.36">
            <text:p>50.36</text:p>
          </table:table-cell>
          <table:table-cell office:value-type="float" office:value="50.73">
            <text:p>50.73</text:p>
          </table:table-cell>
          <table:table-cell office:value-type="float" office:value="45.6">
            <text:p>45.6</text:p>
          </table:table-cell>
          <table:table-cell office:value-type="float" office:value="51.98">
            <text:p>51.98</text:p>
          </table:table-cell>
          <table:table-cell office:value-type="float" office:value="49.09">
            <text:p>49.09</text:p>
          </table:table-cell>
          <table:table-cell office:value-type="float" office:value="49.1">
            <text:p>49.1</text:p>
          </table:table-cell>
          <table:table-cell/>
          <table:table-cell table:formula="oooc:=ABS(([.C217]-[.B217])*100/[.B217])" office:value-type="float" office:value="30.7535641547862">
            <text:p>30.75</text:p>
          </table:table-cell>
          <table:table-cell table:formula="oooc:=ABS(([.D217]-[.B217])*100/[.B217])" office:value-type="float" office:value="11.1608961303462">
            <text:p>11.16</text:p>
          </table:table-cell>
          <table:table-cell table:formula="oooc:=ABS(([.E217]-[.B217])*100/[.B217])" office:value-type="float" office:value="15.5193482688391">
            <text:p>15.52</text:p>
          </table:table-cell>
          <table:table-cell table:formula="oooc:=ABS(([.F217]-[.B217])*100/[.B217])" office:value-type="float" office:value="2.66802443991854">
            <text:p>2.67</text:p>
          </table:table-cell>
          <table:table-cell table:formula="oooc:=ABS(([.G217]-[.B217])*100/[.B217])" office:value-type="float" office:value="2.21995926680244">
            <text:p>2.22</text:p>
          </table:table-cell>
          <table:table-cell table:formula="oooc:=ABS(([.H217]-[.B217])*100/[.B217])" office:value-type="float" office:value="6.82281059063137">
            <text:p>6.82</text:p>
          </table:table-cell>
          <table:table-cell table:formula="oooc:=ABS(([.I217]-[.B217])*100/[.B217])" office:value-type="float" office:value="1.36456211812628">
            <text:p>1.36</text:p>
          </table:table-cell>
          <table:table-cell table:formula="oooc:=ABS(([.J217]-[.B217])*100/[.B217])" office:value-type="float" office:value="2.56619144602851">
            <text:p>2.57</text:p>
          </table:table-cell>
          <table:table-cell table:formula="oooc:=ABS(([.K217]-[.B217])*100/[.B217])" office:value-type="float" office:value="3.31975560081465">
            <text:p>3.32</text:p>
          </table:table-cell>
          <table:table-cell table:formula="oooc:=ABS(([.L217]-[.B217])*100/[.B217])" office:value-type="float" office:value="7.12830957230143">
            <text:p>7.13</text:p>
          </table:table-cell>
          <table:table-cell table:formula="oooc:=ABS(([.M217]-[.B217])*100/[.B217])" office:value-type="float" office:value="5.86558044806516">
            <text:p>5.87</text:p>
          </table:table-cell>
          <table:table-cell table:formula="oooc:=ABS(([.N217]-[.B217])*100/[.B217])" office:value-type="float" office:value="0.020366598778">
            <text:p>0.02</text:p>
          </table:table-cell>
          <table:table-cell table:number-columns-repeated="2"/>
          <table:table-cell table:formula="oooc:=ABS([.C217]-[.B217])" office:value-type="float" office:value="15.1">
            <text:p>15.1</text:p>
          </table:table-cell>
          <table:table-cell table:formula="oooc:=ABS([.D217]-[.B217])" office:value-type="float" office:value="5.48">
            <text:p>5.48</text:p>
          </table:table-cell>
          <table:table-cell table:formula="oooc:=ABS([.E217]-[.B217])" office:value-type="float" office:value="7.62">
            <text:p>7.62</text:p>
          </table:table-cell>
          <table:table-cell table:formula="oooc:=ABS([.F217]-[.B217])" office:value-type="float" office:value="1.31">
            <text:p>1.31</text:p>
          </table:table-cell>
          <table:table-cell table:formula="oooc:=ABS([.G217]-[.B217])" office:value-type="float" office:value="1.09">
            <text:p>1.09</text:p>
          </table:table-cell>
          <table:table-cell table:formula="oooc:=ABS([.H217]-[.B217])" office:value-type="float" office:value="3.35">
            <text:p>3.35</text:p>
          </table:table-cell>
          <table:table-cell table:formula="oooc:=ABS([.I217]-[.B217])" office:value-type="float" office:value="0.670000000000002">
            <text:p>0.67</text:p>
          </table:table-cell>
          <table:table-cell table:formula="oooc:=ABS([.J217]-[.B217])" office:value-type="float" office:value="1.26">
            <text:p>1.26</text:p>
          </table:table-cell>
          <table:table-cell table:formula="oooc:=ABS([.K217]-[.B217])" office:value-type="float" office:value="1.63">
            <text:p>1.63</text:p>
          </table:table-cell>
          <table:table-cell table:formula="oooc:=ABS([.L217]-[.B217])" office:value-type="float" office:value="3.5">
            <text:p>3.5</text:p>
          </table:table-cell>
          <table:table-cell table:formula="oooc:=ABS([.M217]-[.B217])" office:value-type="float" office:value="2.88">
            <text:p>2.88</text:p>
          </table:table-cell>
          <table:table-cell table:formula="oooc:=ABS([.N217]-[.B217])" office:value-type="float" office:value="0.00999999999999801">
            <text:p>0.01</text:p>
          </table:table-cell>
          <table:table-cell table:number-columns-repeated="3"/>
        </table:table-row>
        <table:table-row table:style-name="ro1">
          <table:table-cell office:value-type="string">
            <text:p>AAGGCGAGTCAGGCTCAGTG</text:p>
          </table:table-cell>
          <table:table-cell office:value-type="float" office:value="75.1">
            <text:p>75.1</text:p>
          </table:table-cell>
          <table:table-cell office:value-type="float" office:value="71.1">
            <text:p>71.1</text:p>
          </table:table-cell>
          <table:table-cell office:value-type="float" office:value="74.64">
            <text:p>74.64</text:p>
          </table:table-cell>
          <table:table-cell office:value-type="float" office:value="74.15">
            <text:p>74.15</text:p>
          </table:table-cell>
          <table:table-cell office:value-type="float" office:value="75.46">
            <text:p>75.46</text:p>
          </table:table-cell>
          <table:table-cell office:value-type="float" office:value="74.73">
            <text:p>74.73</text:p>
          </table:table-cell>
          <table:table-cell office:value-type="float" office:value="76.8">
            <text:p>76.8</text:p>
          </table:table-cell>
          <table:table-cell office:value-type="float" office:value="75.91">
            <text:p>75.91</text:p>
          </table:table-cell>
          <table:table-cell table:number-columns-repeated="2" office:value-type="float" office:value="74.39">
            <text:p>74.39</text:p>
          </table:table-cell>
          <table:table-cell office:value-type="float" office:value="73.54">
            <text:p>73.54</text:p>
          </table:table-cell>
          <table:table-cell office:value-type="float" office:value="75.25">
            <text:p>75.25</text:p>
          </table:table-cell>
          <table:table-cell office:value-type="float" office:value="74.76">
            <text:p>74.76</text:p>
          </table:table-cell>
          <table:table-cell office:value-type="float" office:value="75.1">
            <text:p>75.1</text:p>
          </table:table-cell>
          <table:table-cell/>
          <table:table-cell table:formula="oooc:=ABS(([.C218]-[.B218])*100/[.B218])" office:value-type="float" office:value="5.32623169107856">
            <text:p>5.33</text:p>
          </table:table-cell>
          <table:table-cell table:formula="oooc:=ABS(([.D218]-[.B218])*100/[.B218])" office:value-type="float" office:value="0.612516644474026">
            <text:p>0.61</text:p>
          </table:table-cell>
          <table:table-cell table:formula="oooc:=ABS(([.E218]-[.B218])*100/[.B218])" office:value-type="float" office:value="1.26498002663114">
            <text:p>1.26</text:p>
          </table:table-cell>
          <table:table-cell table:formula="oooc:=ABS(([.F218]-[.B218])*100/[.B218])" office:value-type="float" office:value="0.47936085219707">
            <text:p>0.48</text:p>
          </table:table-cell>
          <table:table-cell table:formula="oooc:=ABS(([.G218]-[.B218])*100/[.B218])" office:value-type="float" office:value="0.492676431424754">
            <text:p>0.49</text:p>
          </table:table-cell>
          <table:table-cell table:formula="oooc:=ABS(([.H218]-[.B218])*100/[.B218])" office:value-type="float" office:value="2.26364846870839">
            <text:p>2.26</text:p>
          </table:table-cell>
          <table:table-cell table:formula="oooc:=ABS(([.I218]-[.B218])*100/[.B218])" office:value-type="float" office:value="1.07856191744341">
            <text:p>1.08</text:p>
          </table:table-cell>
          <table:table-cell table:formula="oooc:=ABS(([.J218]-[.B218])*100/[.B218])" office:value-type="float" office:value="0.945406125166436">
            <text:p>0.95</text:p>
          </table:table-cell>
          <table:table-cell table:formula="oooc:=ABS(([.K218]-[.B218])*100/[.B218])" office:value-type="float" office:value="0.945406125166436">
            <text:p>0.95</text:p>
          </table:table-cell>
          <table:table-cell table:formula="oooc:=ABS(([.L218]-[.B218])*100/[.B218])" office:value-type="float" office:value="2.07723035952062">
            <text:p>2.08</text:p>
          </table:table-cell>
          <table:table-cell table:formula="oooc:=ABS(([.M218]-[.B218])*100/[.B218])" office:value-type="float" office:value="0.199733688415454">
            <text:p>0.2</text:p>
          </table:table-cell>
          <table:table-cell table:formula="oooc:=ABS(([.N218]-[.B218])*100/[.B218])" office:value-type="float" office:value="0.452729693741663">
            <text:p>0.45</text:p>
          </table:table-cell>
          <table:table-cell table:number-columns-repeated="2"/>
          <table:table-cell table:formula="oooc:=ABS([.C218]-[.B218])" office:value-type="float" office:value="4">
            <text:p>4</text:p>
          </table:table-cell>
          <table:table-cell table:formula="oooc:=ABS([.D218]-[.B218])" office:value-type="float" office:value="0.459999999999994">
            <text:p>0.46</text:p>
          </table:table-cell>
          <table:table-cell table:formula="oooc:=ABS([.E218]-[.B218])" office:value-type="float" office:value="0.949999999999989">
            <text:p>0.95</text:p>
          </table:table-cell>
          <table:table-cell table:formula="oooc:=ABS([.F218]-[.B218])" office:value-type="float" office:value="0.359999999999999">
            <text:p>0.36</text:p>
          </table:table-cell>
          <table:table-cell table:formula="oooc:=ABS([.G218]-[.B218])" office:value-type="float" office:value="0.36999999999999">
            <text:p>0.37</text:p>
          </table:table-cell>
          <table:table-cell table:formula="oooc:=ABS([.H218]-[.B218])" office:value-type="float" office:value="1.7">
            <text:p>1.7</text:p>
          </table:table-cell>
          <table:table-cell table:formula="oooc:=ABS([.I218]-[.B218])" office:value-type="float" office:value="0.810000000000002">
            <text:p>0.81</text:p>
          </table:table-cell>
          <table:table-cell table:formula="oooc:=ABS([.J218]-[.B218])" office:value-type="float" office:value="0.709999999999994">
            <text:p>0.71</text:p>
          </table:table-cell>
          <table:table-cell table:formula="oooc:=ABS([.K218]-[.B218])" office:value-type="float" office:value="0.709999999999994">
            <text:p>0.71</text:p>
          </table:table-cell>
          <table:table-cell table:formula="oooc:=ABS([.L218]-[.B218])" office:value-type="float" office:value="1.55999999999999">
            <text:p>1.56</text:p>
          </table:table-cell>
          <table:table-cell table:formula="oooc:=ABS([.M218]-[.B218])" office:value-type="float" office:value="0.150000000000006">
            <text:p>0.15</text:p>
          </table:table-cell>
          <table:table-cell table:formula="oooc:=ABS([.N218]-[.B218])" office:value-type="float" office:value="0.339999999999989">
            <text:p>0.34</text:p>
          </table:table-cell>
          <table:table-cell table:number-columns-repeated="3"/>
        </table:table-row>
        <table:table-row table:style-name="ro1">
          <table:table-cell office:value-type="string">
            <text:p>CGTACACATGC</text:p>
          </table:table-cell>
          <table:table-cell office:value-type="float" office:value="46.1">
            <text:p>46.1</text:p>
          </table:table-cell>
          <table:table-cell office:value-type="float" office:value="36.92">
            <text:p>36.92</text:p>
          </table:table-cell>
          <table:table-cell office:value-type="float" office:value="40.05">
            <text:p>40.05</text:p>
          </table:table-cell>
          <table:table-cell office:value-type="float" office:value="38.84">
            <text:p>38.84</text:p>
          </table:table-cell>
          <table:table-cell office:value-type="float" office:value="42.41">
            <text:p>42.41</text:p>
          </table:table-cell>
          <table:table-cell office:value-type="float" office:value="45.68">
            <text:p>45.68</text:p>
          </table:table-cell>
          <table:table-cell office:value-type="float" office:value="42.98">
            <text:p>42.98</text:p>
          </table:table-cell>
          <table:table-cell office:value-type="float" office:value="47.3">
            <text:p>47.3</text:p>
          </table:table-cell>
          <table:table-cell office:value-type="float" office:value="43.86">
            <text:p>43.86</text:p>
          </table:table-cell>
          <table:table-cell office:value-type="float" office:value="45.32">
            <text:p>45.32</text:p>
          </table:table-cell>
          <table:table-cell office:value-type="float" office:value="41.17">
            <text:p>41.17</text:p>
          </table:table-cell>
          <table:table-cell office:value-type="float" office:value="46.74">
            <text:p>46.74</text:p>
          </table:table-cell>
          <table:table-cell office:value-type="float" office:value="43.97">
            <text:p>43.97</text:p>
          </table:table-cell>
          <table:table-cell office:value-type="float" office:value="46.1">
            <text:p>46.1</text:p>
          </table:table-cell>
          <table:table-cell/>
          <table:table-cell table:formula="oooc:=ABS(([.C219]-[.B219])*100/[.B219])" office:value-type="float" office:value="19.9132321041215">
            <text:p>19.91</text:p>
          </table:table-cell>
          <table:table-cell table:formula="oooc:=ABS(([.D219]-[.B219])*100/[.B219])" office:value-type="float" office:value="13.1236442516269">
            <text:p>13.12</text:p>
          </table:table-cell>
          <table:table-cell table:formula="oooc:=ABS(([.E219]-[.B219])*100/[.B219])" office:value-type="float" office:value="15.7483731019523">
            <text:p>15.75</text:p>
          </table:table-cell>
          <table:table-cell table:formula="oooc:=ABS(([.F219]-[.B219])*100/[.B219])" office:value-type="float" office:value="8.00433839479394">
            <text:p>8</text:p>
          </table:table-cell>
          <table:table-cell table:formula="oooc:=ABS(([.G219]-[.B219])*100/[.B219])" office:value-type="float" office:value="0.911062906724516">
            <text:p>0.91</text:p>
          </table:table-cell>
          <table:table-cell table:formula="oooc:=ABS(([.H219]-[.B219])*100/[.B219])" office:value-type="float" office:value="6.76789587852496">
            <text:p>6.77</text:p>
          </table:table-cell>
          <table:table-cell table:formula="oooc:=ABS(([.I219]-[.B219])*100/[.B219])" office:value-type="float" office:value="2.60303687635574">
            <text:p>2.6</text:p>
          </table:table-cell>
          <table:table-cell table:formula="oooc:=ABS(([.J219]-[.B219])*100/[.B219])" office:value-type="float" office:value="4.8590021691974">
            <text:p>4.86</text:p>
          </table:table-cell>
          <table:table-cell table:formula="oooc:=ABS(([.K219]-[.B219])*100/[.B219])" office:value-type="float" office:value="1.69197396963124">
            <text:p>1.69</text:p>
          </table:table-cell>
          <table:table-cell table:formula="oooc:=ABS(([.L219]-[.B219])*100/[.B219])" office:value-type="float" office:value="10.6941431670282">
            <text:p>10.69</text:p>
          </table:table-cell>
          <table:table-cell table:formula="oooc:=ABS(([.M219]-[.B219])*100/[.B219])" office:value-type="float" office:value="1.3882863340564">
            <text:p>1.39</text:p>
          </table:table-cell>
          <table:table-cell table:formula="oooc:=ABS(([.N219]-[.B219])*100/[.B219])" office:value-type="float" office:value="4.62039045553146">
            <text:p>4.62</text:p>
          </table:table-cell>
          <table:table-cell table:number-columns-repeated="2"/>
          <table:table-cell table:formula="oooc:=ABS([.C219]-[.B219])" office:value-type="float" office:value="9.18">
            <text:p>9.18</text:p>
          </table:table-cell>
          <table:table-cell table:formula="oooc:=ABS([.D219]-[.B219])" office:value-type="float" office:value="6.05">
            <text:p>6.05</text:p>
          </table:table-cell>
          <table:table-cell table:formula="oooc:=ABS([.E219]-[.B219])" office:value-type="float" office:value="7.26">
            <text:p>7.26</text:p>
          </table:table-cell>
          <table:table-cell table:formula="oooc:=ABS([.F219]-[.B219])" office:value-type="float" office:value="3.69">
            <text:p>3.69</text:p>
          </table:table-cell>
          <table:table-cell table:formula="oooc:=ABS([.G219]-[.B219])" office:value-type="float" office:value="0.420000000000002">
            <text:p>0.42</text:p>
          </table:table-cell>
          <table:table-cell table:formula="oooc:=ABS([.H219]-[.B219])" office:value-type="float" office:value="3.12">
            <text:p>3.12</text:p>
          </table:table-cell>
          <table:table-cell table:formula="oooc:=ABS([.I219]-[.B219])" office:value-type="float" office:value="1.2">
            <text:p>1.2</text:p>
          </table:table-cell>
          <table:table-cell table:formula="oooc:=ABS([.J219]-[.B219])" office:value-type="float" office:value="2.24">
            <text:p>2.24</text:p>
          </table:table-cell>
          <table:table-cell table:formula="oooc:=ABS([.K219]-[.B219])" office:value-type="float" office:value="0.780000000000001">
            <text:p>0.78</text:p>
          </table:table-cell>
          <table:table-cell table:formula="oooc:=ABS([.L219]-[.B219])" office:value-type="float" office:value="4.93">
            <text:p>4.93</text:p>
          </table:table-cell>
          <table:table-cell table:formula="oooc:=ABS([.M219]-[.B219])" office:value-type="float" office:value="0.640000000000001">
            <text:p>0.64</text:p>
          </table:table-cell>
          <table:table-cell table:formula="oooc:=ABS([.N219]-[.B219])" office:value-type="float" office:value="2.13">
            <text:p>2.13</text:p>
          </table:table-cell>
          <table:table-cell table:number-columns-repeated="3"/>
        </table:table-row>
        <table:table-row table:style-name="ro1">
          <table:table-cell office:value-type="string">
            <text:p>TTCAAGTTAAACATTCTATC</text:p>
          </table:table-cell>
          <table:table-cell office:value-type="float" office:value="61.5">
            <text:p>61.5</text:p>
          </table:table-cell>
          <table:table-cell table:number-columns-repeated="11" office:value-type="float" office:value="61.81">
            <text:p>61.81</text:p>
          </table:table-cell>
          <table:table-cell office:value-type="float" office:value="61.82">
            <text:p>61.82</text:p>
          </table:table-cell>
          <table:table-cell office:value-type="float" office:value="61.5">
            <text:p>61.5</text:p>
          </table:table-cell>
          <table:table-cell/>
          <table:table-cell table:formula="oooc:=ABS(([.C220]-[.B220])*100/[.B220])" office:value-type="float" office:value="0.50406504065041">
            <text:p>0.5</text:p>
          </table:table-cell>
          <table:table-cell table:formula="oooc:=ABS(([.D220]-[.B220])*100/[.B220])" office:value-type="float" office:value="0.50406504065041">
            <text:p>0.5</text:p>
          </table:table-cell>
          <table:table-cell table:formula="oooc:=ABS(([.E220]-[.B220])*100/[.B220])" office:value-type="float" office:value="0.50406504065041">
            <text:p>0.5</text:p>
          </table:table-cell>
          <table:table-cell table:formula="oooc:=ABS(([.F220]-[.B220])*100/[.B220])" office:value-type="float" office:value="0.50406504065041">
            <text:p>0.5</text:p>
          </table:table-cell>
          <table:table-cell table:formula="oooc:=ABS(([.G220]-[.B220])*100/[.B220])" office:value-type="float" office:value="0.50406504065041">
            <text:p>0.5</text:p>
          </table:table-cell>
          <table:table-cell table:formula="oooc:=ABS(([.H220]-[.B220])*100/[.B220])" office:value-type="float" office:value="0.50406504065041">
            <text:p>0.5</text:p>
          </table:table-cell>
          <table:table-cell table:formula="oooc:=ABS(([.I220]-[.B220])*100/[.B220])" office:value-type="float" office:value="0.50406504065041">
            <text:p>0.5</text:p>
          </table:table-cell>
          <table:table-cell table:formula="oooc:=ABS(([.J220]-[.B220])*100/[.B220])" office:value-type="float" office:value="0.50406504065041">
            <text:p>0.5</text:p>
          </table:table-cell>
          <table:table-cell table:formula="oooc:=ABS(([.K220]-[.B220])*100/[.B220])" office:value-type="float" office:value="0.50406504065041">
            <text:p>0.5</text:p>
          </table:table-cell>
          <table:table-cell table:formula="oooc:=ABS(([.L220]-[.B220])*100/[.B220])" office:value-type="float" office:value="0.50406504065041">
            <text:p>0.5</text:p>
          </table:table-cell>
          <table:table-cell table:formula="oooc:=ABS(([.M220]-[.B220])*100/[.B220])" office:value-type="float" office:value="0.50406504065041">
            <text:p>0.5</text:p>
          </table:table-cell>
          <table:table-cell table:formula="oooc:=ABS(([.N220]-[.B220])*100/[.B220])" office:value-type="float" office:value="0.520325203252033">
            <text:p>0.52</text:p>
          </table:table-cell>
          <table:table-cell table:number-columns-repeated="2"/>
          <table:table-cell table:formula="oooc:=ABS([.C220]-[.B220])" office:value-type="float" office:value="0.310000000000002">
            <text:p>0.31</text:p>
          </table:table-cell>
          <table:table-cell table:formula="oooc:=ABS([.D220]-[.B220])" office:value-type="float" office:value="0.310000000000002">
            <text:p>0.31</text:p>
          </table:table-cell>
          <table:table-cell table:formula="oooc:=ABS([.E220]-[.B220])" office:value-type="float" office:value="0.310000000000002">
            <text:p>0.31</text:p>
          </table:table-cell>
          <table:table-cell table:formula="oooc:=ABS([.F220]-[.B220])" office:value-type="float" office:value="0.310000000000002">
            <text:p>0.31</text:p>
          </table:table-cell>
          <table:table-cell table:formula="oooc:=ABS([.G220]-[.B220])" office:value-type="float" office:value="0.310000000000002">
            <text:p>0.31</text:p>
          </table:table-cell>
          <table:table-cell table:formula="oooc:=ABS([.H220]-[.B220])" office:value-type="float" office:value="0.310000000000002">
            <text:p>0.31</text:p>
          </table:table-cell>
          <table:table-cell table:formula="oooc:=ABS([.I220]-[.B220])" office:value-type="float" office:value="0.310000000000002">
            <text:p>0.31</text:p>
          </table:table-cell>
          <table:table-cell table:formula="oooc:=ABS([.J220]-[.B220])" office:value-type="float" office:value="0.310000000000002">
            <text:p>0.31</text:p>
          </table:table-cell>
          <table:table-cell table:formula="oooc:=ABS([.K220]-[.B220])" office:value-type="float" office:value="0.310000000000002">
            <text:p>0.31</text:p>
          </table:table-cell>
          <table:table-cell table:formula="oooc:=ABS([.L220]-[.B220])" office:value-type="float" office:value="0.310000000000002">
            <text:p>0.31</text:p>
          </table:table-cell>
          <table:table-cell table:formula="oooc:=ABS([.M220]-[.B220])" office:value-type="float" office:value="0.310000000000002">
            <text:p>0.31</text:p>
          </table:table-cell>
          <table:table-cell table:formula="oooc:=ABS([.N220]-[.B220])" office:value-type="float" office:value="0.32">
            <text:p>0.32</text:p>
          </table:table-cell>
          <table:table-cell table:number-columns-repeated="3"/>
        </table:table-row>
        <table:table-row table:style-name="ro1">
          <table:table-cell office:value-type="string">
            <text:p>ACCGACGACGCTGATCCGAT</text:p>
          </table:table-cell>
          <table:table-cell office:value-type="float" office:value="77.3">
            <text:p>77.3</text:p>
          </table:table-cell>
          <table:table-cell table:number-columns-repeated="12" office:value-type="float" office:value="78.46">
            <text:p>78.46</text:p>
          </table:table-cell>
          <table:table-cell office:value-type="float" office:value="77.3">
            <text:p>77.3</text:p>
          </table:table-cell>
          <table:table-cell/>
          <table:table-cell table:formula="oooc:=ABS(([.C221]-[.B221])*100/[.B221])" office:value-type="float" office:value="1.5006468305304">
            <text:p>1.5</text:p>
          </table:table-cell>
          <table:table-cell table:formula="oooc:=ABS(([.D221]-[.B221])*100/[.B221])" office:value-type="float" office:value="1.5006468305304">
            <text:p>1.5</text:p>
          </table:table-cell>
          <table:table-cell table:formula="oooc:=ABS(([.E221]-[.B221])*100/[.B221])" office:value-type="float" office:value="1.5006468305304">
            <text:p>1.5</text:p>
          </table:table-cell>
          <table:table-cell table:formula="oooc:=ABS(([.F221]-[.B221])*100/[.B221])" office:value-type="float" office:value="1.5006468305304">
            <text:p>1.5</text:p>
          </table:table-cell>
          <table:table-cell table:formula="oooc:=ABS(([.G221]-[.B221])*100/[.B221])" office:value-type="float" office:value="1.5006468305304">
            <text:p>1.5</text:p>
          </table:table-cell>
          <table:table-cell table:formula="oooc:=ABS(([.H221]-[.B221])*100/[.B221])" office:value-type="float" office:value="1.5006468305304">
            <text:p>1.5</text:p>
          </table:table-cell>
          <table:table-cell table:formula="oooc:=ABS(([.I221]-[.B221])*100/[.B221])" office:value-type="float" office:value="1.5006468305304">
            <text:p>1.5</text:p>
          </table:table-cell>
          <table:table-cell table:formula="oooc:=ABS(([.J221]-[.B221])*100/[.B221])" office:value-type="float" office:value="1.5006468305304">
            <text:p>1.5</text:p>
          </table:table-cell>
          <table:table-cell table:formula="oooc:=ABS(([.K221]-[.B221])*100/[.B221])" office:value-type="float" office:value="1.5006468305304">
            <text:p>1.5</text:p>
          </table:table-cell>
          <table:table-cell table:formula="oooc:=ABS(([.L221]-[.B221])*100/[.B221])" office:value-type="float" office:value="1.5006468305304">
            <text:p>1.5</text:p>
          </table:table-cell>
          <table:table-cell table:formula="oooc:=ABS(([.M221]-[.B221])*100/[.B221])" office:value-type="float" office:value="1.5006468305304">
            <text:p>1.5</text:p>
          </table:table-cell>
          <table:table-cell table:formula="oooc:=ABS(([.N221]-[.B221])*100/[.B221])" office:value-type="float" office:value="1.5006468305304">
            <text:p>1.5</text:p>
          </table:table-cell>
          <table:table-cell table:number-columns-repeated="2"/>
          <table:table-cell table:formula="oooc:=ABS([.C221]-[.B221])" office:value-type="float" office:value="1.16">
            <text:p>1.16</text:p>
          </table:table-cell>
          <table:table-cell table:formula="oooc:=ABS([.D221]-[.B221])" office:value-type="float" office:value="1.16">
            <text:p>1.16</text:p>
          </table:table-cell>
          <table:table-cell table:formula="oooc:=ABS([.E221]-[.B221])" office:value-type="float" office:value="1.16">
            <text:p>1.16</text:p>
          </table:table-cell>
          <table:table-cell table:formula="oooc:=ABS([.F221]-[.B221])" office:value-type="float" office:value="1.16">
            <text:p>1.16</text:p>
          </table:table-cell>
          <table:table-cell table:formula="oooc:=ABS([.G221]-[.B221])" office:value-type="float" office:value="1.16">
            <text:p>1.16</text:p>
          </table:table-cell>
          <table:table-cell table:formula="oooc:=ABS([.H221]-[.B221])" office:value-type="float" office:value="1.16">
            <text:p>1.16</text:p>
          </table:table-cell>
          <table:table-cell table:formula="oooc:=ABS([.I221]-[.B221])" office:value-type="float" office:value="1.16">
            <text:p>1.16</text:p>
          </table:table-cell>
          <table:table-cell table:formula="oooc:=ABS([.J221]-[.B221])" office:value-type="float" office:value="1.16">
            <text:p>1.16</text:p>
          </table:table-cell>
          <table:table-cell table:formula="oooc:=ABS([.K221]-[.B221])" office:value-type="float" office:value="1.16">
            <text:p>1.16</text:p>
          </table:table-cell>
          <table:table-cell table:formula="oooc:=ABS([.L221]-[.B221])" office:value-type="float" office:value="1.16">
            <text:p>1.16</text:p>
          </table:table-cell>
          <table:table-cell table:formula="oooc:=ABS([.M221]-[.B221])" office:value-type="float" office:value="1.16">
            <text:p>1.16</text:p>
          </table:table-cell>
          <table:table-cell table:formula="oooc:=ABS([.N221]-[.B221])" office:value-type="float" office:value="1.16">
            <text:p>1.16</text:p>
          </table:table-cell>
          <table:table-cell table:number-columns-repeated="3"/>
        </table:table-row>
        <table:table-row table:style-name="ro1">
          <table:table-cell office:value-type="string">
            <text:p>CCACTATACCATCTATGTAC</text:p>
          </table:table-cell>
          <table:table-cell office:value-type="float" office:value="54.6">
            <text:p>54.6</text:p>
          </table:table-cell>
          <table:table-cell office:value-type="float" office:value="41.85">
            <text:p>41.85</text:p>
          </table:table-cell>
          <table:table-cell office:value-type="float" office:value="49.51">
            <text:p>49.51</text:p>
          </table:table-cell>
          <table:table-cell office:value-type="float" office:value="47.8">
            <text:p>47.8</text:p>
          </table:table-cell>
          <table:table-cell office:value-type="float" office:value="52.83">
            <text:p>52.83</text:p>
          </table:table-cell>
          <table:table-cell office:value-type="float" office:value="55.41">
            <text:p>55.41</text:p>
          </table:table-cell>
          <table:table-cell office:value-type="float" office:value="52.35">
            <text:p>52.35</text:p>
          </table:table-cell>
          <table:table-cell office:value-type="float" office:value="56.34">
            <text:p>56.34</text:p>
          </table:table-cell>
          <table:table-cell office:value-type="float" office:value="54.87">
            <text:p>54.87</text:p>
          </table:table-cell>
          <table:table-cell office:value-type="float" office:value="55.3">
            <text:p>55.3</text:p>
          </table:table-cell>
          <table:table-cell office:value-type="float" office:value="51.08">
            <text:p>51.08</text:p>
          </table:table-cell>
          <table:table-cell office:value-type="float" office:value="56.94">
            <text:p>56.94</text:p>
          </table:table-cell>
          <table:table-cell office:value-type="float" office:value="54.34">
            <text:p>54.34</text:p>
          </table:table-cell>
          <table:table-cell office:value-type="float" office:value="54.6">
            <text:p>54.6</text:p>
          </table:table-cell>
          <table:table-cell/>
          <table:table-cell table:formula="oooc:=ABS(([.C222]-[.B222])*100/[.B222])" office:value-type="float" office:value="23.3516483516484">
            <text:p>23.35</text:p>
          </table:table-cell>
          <table:table-cell table:formula="oooc:=ABS(([.D222]-[.B222])*100/[.B222])" office:value-type="float" office:value="9.32234432234433">
            <text:p>9.32</text:p>
          </table:table-cell>
          <table:table-cell table:formula="oooc:=ABS(([.E222]-[.B222])*100/[.B222])" office:value-type="float" office:value="12.4542124542125">
            <text:p>12.45</text:p>
          </table:table-cell>
          <table:table-cell table:formula="oooc:=ABS(([.F222]-[.B222])*100/[.B222])" office:value-type="float" office:value="3.24175824175825">
            <text:p>3.24</text:p>
          </table:table-cell>
          <table:table-cell table:formula="oooc:=ABS(([.G222]-[.B222])*100/[.B222])" office:value-type="float" office:value="1.48351648351647">
            <text:p>1.48</text:p>
          </table:table-cell>
          <table:table-cell table:formula="oooc:=ABS(([.H222]-[.B222])*100/[.B222])" office:value-type="float" office:value="4.12087912087912">
            <text:p>4.12</text:p>
          </table:table-cell>
          <table:table-cell table:formula="oooc:=ABS(([.I222]-[.B222])*100/[.B222])" office:value-type="float" office:value="3.18681318681319">
            <text:p>3.19</text:p>
          </table:table-cell>
          <table:table-cell table:formula="oooc:=ABS(([.J222]-[.B222])*100/[.B222])" office:value-type="float" office:value="0.494505494505487">
            <text:p>0.49</text:p>
          </table:table-cell>
          <table:table-cell table:formula="oooc:=ABS(([.K222]-[.B222])*100/[.B222])" office:value-type="float" office:value="1.28205128205127">
            <text:p>1.28</text:p>
          </table:table-cell>
          <table:table-cell table:formula="oooc:=ABS(([.L222]-[.B222])*100/[.B222])" office:value-type="float" office:value="6.44688644688645">
            <text:p>6.45</text:p>
          </table:table-cell>
          <table:table-cell table:formula="oooc:=ABS(([.M222]-[.B222])*100/[.B222])" office:value-type="float" office:value="4.28571428571428">
            <text:p>4.29</text:p>
          </table:table-cell>
          <table:table-cell table:formula="oooc:=ABS(([.N222]-[.B222])*100/[.B222])" office:value-type="float" office:value="0.476190476190473">
            <text:p>0.48</text:p>
          </table:table-cell>
          <table:table-cell table:number-columns-repeated="2"/>
          <table:table-cell table:formula="oooc:=ABS([.C222]-[.B222])" office:value-type="float" office:value="12.75">
            <text:p>12.75</text:p>
          </table:table-cell>
          <table:table-cell table:formula="oooc:=ABS([.D222]-[.B222])" office:value-type="float" office:value="5.09">
            <text:p>5.09</text:p>
          </table:table-cell>
          <table:table-cell table:formula="oooc:=ABS([.E222]-[.B222])" office:value-type="float" office:value="6.8">
            <text:p>6.8</text:p>
          </table:table-cell>
          <table:table-cell table:formula="oooc:=ABS([.F222]-[.B222])" office:value-type="float" office:value="1.77">
            <text:p>1.77</text:p>
          </table:table-cell>
          <table:table-cell table:formula="oooc:=ABS([.G222]-[.B222])" office:value-type="float" office:value="0.809999999999995">
            <text:p>0.81</text:p>
          </table:table-cell>
          <table:table-cell table:formula="oooc:=ABS([.H222]-[.B222])" office:value-type="float" office:value="2.25">
            <text:p>2.25</text:p>
          </table:table-cell>
          <table:table-cell table:formula="oooc:=ABS([.I222]-[.B222])" office:value-type="float" office:value="1.74">
            <text:p>1.74</text:p>
          </table:table-cell>
          <table:table-cell table:formula="oooc:=ABS([.J222]-[.B222])" office:value-type="float" office:value="0.269999999999996">
            <text:p>0.27</text:p>
          </table:table-cell>
          <table:table-cell table:formula="oooc:=ABS([.K222]-[.B222])" office:value-type="float" office:value="0.699999999999996">
            <text:p>0.7</text:p>
          </table:table-cell>
          <table:table-cell table:formula="oooc:=ABS([.L222]-[.B222])" office:value-type="float" office:value="3.52">
            <text:p>3.52</text:p>
          </table:table-cell>
          <table:table-cell table:formula="oooc:=ABS([.M222]-[.B222])" office:value-type="float" office:value="2.34">
            <text:p>2.34</text:p>
          </table:table-cell>
          <table:table-cell table:formula="oooc:=ABS([.N222]-[.B222])" office:value-type="float" office:value="0.259999999999998">
            <text:p>0.26</text:p>
          </table:table-cell>
          <table:table-cell table:number-columns-repeated="3"/>
        </table:table-row>
        <table:table-row table:style-name="ro1">
          <table:table-cell office:value-type="string">
            <text:p>GGTCCTTACTTGGTG</text:p>
          </table:table-cell>
          <table:table-cell office:value-type="float" office:value="55.1">
            <text:p>55.1</text:p>
          </table:table-cell>
          <table:table-cell office:value-type="float" office:value="45.58">
            <text:p>45.58</text:p>
          </table:table-cell>
          <table:table-cell office:value-type="float" office:value="50.67">
            <text:p>50.67</text:p>
          </table:table-cell>
          <table:table-cell office:value-type="float" office:value="49.46">
            <text:p>49.46</text:p>
          </table:table-cell>
          <table:table-cell office:value-type="float" office:value="53.03">
            <text:p>53.03</text:p>
          </table:table-cell>
          <table:table-cell office:value-type="float" office:value="55.8">
            <text:p>55.8</text:p>
          </table:table-cell>
          <table:table-cell office:value-type="float" office:value="53.6">
            <text:p>53.6</text:p>
          </table:table-cell>
          <table:table-cell office:value-type="float" office:value="57.52">
            <text:p>57.52</text:p>
          </table:table-cell>
          <table:table-cell office:value-type="float" office:value="54.49">
            <text:p>54.49</text:p>
          </table:table-cell>
          <table:table-cell office:value-type="float" office:value="55.04">
            <text:p>55.04</text:p>
          </table:table-cell>
          <table:table-cell office:value-type="float" office:value="51.79">
            <text:p>51.79</text:p>
          </table:table-cell>
          <table:table-cell office:value-type="float" office:value="56.68">
            <text:p>56.68</text:p>
          </table:table-cell>
          <table:table-cell office:value-type="float" office:value="54.59">
            <text:p>54.59</text:p>
          </table:table-cell>
          <table:table-cell office:value-type="float" office:value="55.1">
            <text:p>55.1</text:p>
          </table:table-cell>
          <table:table-cell/>
          <table:table-cell table:formula="oooc:=ABS(([.C223]-[.B223])*100/[.B223])" office:value-type="float" office:value="17.2776769509982">
            <text:p>17.28</text:p>
          </table:table-cell>
          <table:table-cell table:formula="oooc:=ABS(([.D223]-[.B223])*100/[.B223])" office:value-type="float" office:value="8.03992740471869">
            <text:p>8.04</text:p>
          </table:table-cell>
          <table:table-cell table:formula="oooc:=ABS(([.E223]-[.B223])*100/[.B223])" office:value-type="float" office:value="10.2359346642468">
            <text:p>10.24</text:p>
          </table:table-cell>
          <table:table-cell table:formula="oooc:=ABS(([.F223]-[.B223])*100/[.B223])" office:value-type="float" office:value="3.7568058076225">
            <text:p>3.76</text:p>
          </table:table-cell>
          <table:table-cell table:formula="oooc:=ABS(([.G223]-[.B223])*100/[.B223])" office:value-type="float" office:value="1.27041742286751">
            <text:p>1.27</text:p>
          </table:table-cell>
          <table:table-cell table:formula="oooc:=ABS(([.H223]-[.B223])*100/[.B223])" office:value-type="float" office:value="2.72232304900181">
            <text:p>2.72</text:p>
          </table:table-cell>
          <table:table-cell table:formula="oooc:=ABS(([.I223]-[.B223])*100/[.B223])" office:value-type="float" office:value="4.39201451905626">
            <text:p>4.39</text:p>
          </table:table-cell>
          <table:table-cell table:formula="oooc:=ABS(([.J223]-[.B223])*100/[.B223])" office:value-type="float" office:value="1.1070780399274">
            <text:p>1.11</text:p>
          </table:table-cell>
          <table:table-cell table:formula="oooc:=ABS(([.K223]-[.B223])*100/[.B223])" office:value-type="float" office:value="0.108892921960077">
            <text:p>0.11</text:p>
          </table:table-cell>
          <table:table-cell table:formula="oooc:=ABS(([.L223]-[.B223])*100/[.B223])" office:value-type="float" office:value="6.00725952813068">
            <text:p>6.01</text:p>
          </table:table-cell>
          <table:table-cell table:formula="oooc:=ABS(([.M223]-[.B223])*100/[.B223])" office:value-type="float" office:value="2.86751361161524">
            <text:p>2.87</text:p>
          </table:table-cell>
          <table:table-cell table:formula="oooc:=ABS(([.N223]-[.B223])*100/[.B223])" office:value-type="float" office:value="0.925589836660613">
            <text:p>0.93</text:p>
          </table:table-cell>
          <table:table-cell table:number-columns-repeated="2"/>
          <table:table-cell table:formula="oooc:=ABS([.C223]-[.B223])" office:value-type="float" office:value="9.52">
            <text:p>9.52</text:p>
          </table:table-cell>
          <table:table-cell table:formula="oooc:=ABS([.D223]-[.B223])" office:value-type="float" office:value="4.43">
            <text:p>4.43</text:p>
          </table:table-cell>
          <table:table-cell table:formula="oooc:=ABS([.E223]-[.B223])" office:value-type="float" office:value="5.64">
            <text:p>5.64</text:p>
          </table:table-cell>
          <table:table-cell table:formula="oooc:=ABS([.F223]-[.B223])" office:value-type="float" office:value="2.07">
            <text:p>2.07</text:p>
          </table:table-cell>
          <table:table-cell table:formula="oooc:=ABS([.G223]-[.B223])" office:value-type="float" office:value="0.699999999999996">
            <text:p>0.7</text:p>
          </table:table-cell>
          <table:table-cell table:formula="oooc:=ABS([.H223]-[.B223])" office:value-type="float" office:value="1.5">
            <text:p>1.5</text:p>
          </table:table-cell>
          <table:table-cell table:formula="oooc:=ABS([.I223]-[.B223])" office:value-type="float" office:value="2.42">
            <text:p>2.42</text:p>
          </table:table-cell>
          <table:table-cell table:formula="oooc:=ABS([.J223]-[.B223])" office:value-type="float" office:value="0.609999999999999">
            <text:p>0.61</text:p>
          </table:table-cell>
          <table:table-cell table:formula="oooc:=ABS([.K223]-[.B223])" office:value-type="float" office:value="0.0600000000000023">
            <text:p>0.06</text:p>
          </table:table-cell>
          <table:table-cell table:formula="oooc:=ABS([.L223]-[.B223])" office:value-type="float" office:value="3.31">
            <text:p>3.31</text:p>
          </table:table-cell>
          <table:table-cell table:formula="oooc:=ABS([.M223]-[.B223])" office:value-type="float" office:value="1.58">
            <text:p>1.58</text:p>
          </table:table-cell>
          <table:table-cell table:formula="oooc:=ABS([.N223]-[.B223])" office:value-type="float" office:value="0.509999999999998">
            <text:p>0.51</text:p>
          </table:table-cell>
          <table:table-cell table:number-columns-repeated="3"/>
        </table:table-row>
        <table:table-row table:style-name="ro1">
          <table:table-cell office:value-type="string">
            <text:p>GTGGTGGGCCGTGCGCTCTG</text:p>
          </table:table-cell>
          <table:table-cell office:value-type="float" office:value="69.2">
            <text:p>69.2</text:p>
          </table:table-cell>
          <table:table-cell office:value-type="float" office:value="53.08">
            <text:p>53.08</text:p>
          </table:table-cell>
          <table:table-cell office:value-type="float" office:value="70.26">
            <text:p>70.26</text:p>
          </table:table-cell>
          <table:table-cell office:value-type="float" office:value="67.51">
            <text:p>67.51</text:p>
          </table:table-cell>
          <table:table-cell office:value-type="float" office:value="74.86">
            <text:p>74.86</text:p>
          </table:table-cell>
          <table:table-cell office:value-type="float" office:value="72.49">
            <text:p>72.49</text:p>
          </table:table-cell>
          <table:table-cell office:value-type="float" office:value="76.56">
            <text:p>76.56</text:p>
          </table:table-cell>
          <table:table-cell office:value-type="float" office:value="72.64">
            <text:p>72.64</text:p>
          </table:table-cell>
          <table:table-cell office:value-type="float" office:value="68.82">
            <text:p>68.82</text:p>
          </table:table-cell>
          <table:table-cell office:value-type="float" office:value="69.53">
            <text:p>69.53</text:p>
          </table:table-cell>
          <table:table-cell office:value-type="float" office:value="64.06">
            <text:p>64.06</text:p>
          </table:table-cell>
          <table:table-cell office:value-type="float" office:value="70.75">
            <text:p>70.75</text:p>
          </table:table-cell>
          <table:table-cell office:value-type="float" office:value="67.55">
            <text:p>67.55</text:p>
          </table:table-cell>
          <table:table-cell office:value-type="float" office:value="69.2">
            <text:p>69.2</text:p>
          </table:table-cell>
          <table:table-cell/>
          <table:table-cell table:formula="oooc:=ABS(([.C224]-[.B224])*100/[.B224])" office:value-type="float" office:value="23.2947976878613">
            <text:p>23.29</text:p>
          </table:table-cell>
          <table:table-cell table:formula="oooc:=ABS(([.D224]-[.B224])*100/[.B224])" office:value-type="float" office:value="1.53179190751445">
            <text:p>1.53</text:p>
          </table:table-cell>
          <table:table-cell table:formula="oooc:=ABS(([.E224]-[.B224])*100/[.B224])" office:value-type="float" office:value="2.4421965317919">
            <text:p>2.44</text:p>
          </table:table-cell>
          <table:table-cell table:formula="oooc:=ABS(([.F224]-[.B224])*100/[.B224])" office:value-type="float" office:value="8.17919075144508">
            <text:p>8.18</text:p>
          </table:table-cell>
          <table:table-cell table:formula="oooc:=ABS(([.G224]-[.B224])*100/[.B224])" office:value-type="float" office:value="4.7543352601156">
            <text:p>4.75</text:p>
          </table:table-cell>
          <table:table-cell table:formula="oooc:=ABS(([.H224]-[.B224])*100/[.B224])" office:value-type="float" office:value="10.635838150289">
            <text:p>10.64</text:p>
          </table:table-cell>
          <table:table-cell table:formula="oooc:=ABS(([.I224]-[.B224])*100/[.B224])" office:value-type="float" office:value="4.97109826589595">
            <text:p>4.97</text:p>
          </table:table-cell>
          <table:table-cell table:formula="oooc:=ABS(([.J224]-[.B224])*100/[.B224])" office:value-type="float" office:value="0.549132947976893">
            <text:p>0.55</text:p>
          </table:table-cell>
          <table:table-cell table:formula="oooc:=ABS(([.K224]-[.B224])*100/[.B224])" office:value-type="float" office:value="0.47687861271676">
            <text:p>0.48</text:p>
          </table:table-cell>
          <table:table-cell table:formula="oooc:=ABS(([.L224]-[.B224])*100/[.B224])" office:value-type="float" office:value="7.42774566473988">
            <text:p>7.43</text:p>
          </table:table-cell>
          <table:table-cell table:formula="oooc:=ABS(([.M224]-[.B224])*100/[.B224])" office:value-type="float" office:value="2.23988439306358">
            <text:p>2.24</text:p>
          </table:table-cell>
          <table:table-cell table:formula="oooc:=ABS(([.N224]-[.B224])*100/[.B224])" office:value-type="float" office:value="2.38439306358382">
            <text:p>2.38</text:p>
          </table:table-cell>
          <table:table-cell table:number-columns-repeated="2"/>
          <table:table-cell table:formula="oooc:=ABS([.C224]-[.B224])" office:value-type="float" office:value="16.12">
            <text:p>16.12</text:p>
          </table:table-cell>
          <table:table-cell table:formula="oooc:=ABS([.D224]-[.B224])" office:value-type="float" office:value="1.06">
            <text:p>1.06</text:p>
          </table:table-cell>
          <table:table-cell table:formula="oooc:=ABS([.E224]-[.B224])" office:value-type="float" office:value="1.69">
            <text:p>1.69</text:p>
          </table:table-cell>
          <table:table-cell table:formula="oooc:=ABS([.F224]-[.B224])" office:value-type="float" office:value="5.66">
            <text:p>5.66</text:p>
          </table:table-cell>
          <table:table-cell table:formula="oooc:=ABS([.G224]-[.B224])" office:value-type="float" office:value="3.28999999999999">
            <text:p>3.29</text:p>
          </table:table-cell>
          <table:table-cell table:formula="oooc:=ABS([.H224]-[.B224])" office:value-type="float" office:value="7.36">
            <text:p>7.36</text:p>
          </table:table-cell>
          <table:table-cell table:formula="oooc:=ABS([.I224]-[.B224])" office:value-type="float" office:value="3.44">
            <text:p>3.44</text:p>
          </table:table-cell>
          <table:table-cell table:formula="oooc:=ABS([.J224]-[.B224])" office:value-type="float" office:value="0.38000000000001">
            <text:p>0.38</text:p>
          </table:table-cell>
          <table:table-cell table:formula="oooc:=ABS([.K224]-[.B224])" office:value-type="float" office:value="0.329999999999998">
            <text:p>0.33</text:p>
          </table:table-cell>
          <table:table-cell table:formula="oooc:=ABS([.L224]-[.B224])" office:value-type="float" office:value="5.14">
            <text:p>5.14</text:p>
          </table:table-cell>
          <table:table-cell table:formula="oooc:=ABS([.M224]-[.B224])" office:value-type="float" office:value="1.55">
            <text:p>1.55</text:p>
          </table:table-cell>
          <table:table-cell table:formula="oooc:=ABS([.N224]-[.B224])" office:value-type="float" office:value="1.65000000000001">
            <text:p>1.65</text:p>
          </table:table-cell>
          <table:table-cell table:number-columns-repeated="3"/>
        </table:table-row>
        <table:table-row table:style-name="ro1">
          <table:table-cell office:value-type="string">
            <text:p>AAGGCGAGTCAGGCTCAGTG</text:p>
          </table:table-cell>
          <table:table-cell office:value-type="float" office:value="71.4">
            <text:p>71.4</text:p>
          </table:table-cell>
          <table:table-cell office:value-type="float" office:value="58.96">
            <text:p>58.96</text:p>
          </table:table-cell>
          <table:table-cell office:value-type="float" office:value="69.57">
            <text:p>69.57</text:p>
          </table:table-cell>
          <table:table-cell office:value-type="float" office:value="68.01">
            <text:p>68.01</text:p>
          </table:table-cell>
          <table:table-cell office:value-type="float" office:value="72.17">
            <text:p>72.17</text:p>
          </table:table-cell>
          <table:table-cell office:value-type="float" office:value="69.93">
            <text:p>69.93</text:p>
          </table:table-cell>
          <table:table-cell office:value-type="float" office:value="74.87">
            <text:p>74.87</text:p>
          </table:table-cell>
          <table:table-cell office:value-type="float" office:value="71.85">
            <text:p>71.85</text:p>
          </table:table-cell>
          <table:table-cell office:value-type="float" office:value="68.75">
            <text:p>68.75</text:p>
          </table:table-cell>
          <table:table-cell office:value-type="float" office:value="68.91">
            <text:p>68.91</text:p>
          </table:table-cell>
          <table:table-cell office:value-type="float" office:value="66.06">
            <text:p>66.06</text:p>
          </table:table-cell>
          <table:table-cell office:value-type="float" office:value="70.65">
            <text:p>70.65</text:p>
          </table:table-cell>
          <table:table-cell office:value-type="float" office:value="68.85">
            <text:p>68.85</text:p>
          </table:table-cell>
          <table:table-cell office:value-type="float" office:value="71.4">
            <text:p>71.4</text:p>
          </table:table-cell>
          <table:table-cell/>
          <table:table-cell table:formula="oooc:=ABS(([.C225]-[.B225])*100/[.B225])" office:value-type="float" office:value="17.4229691876751">
            <text:p>17.42</text:p>
          </table:table-cell>
          <table:table-cell table:formula="oooc:=ABS(([.D225]-[.B225])*100/[.B225])" office:value-type="float" office:value="2.56302521008405">
            <text:p>2.56</text:p>
          </table:table-cell>
          <table:table-cell table:formula="oooc:=ABS(([.E225]-[.B225])*100/[.B225])" office:value-type="float" office:value="4.74789915966387">
            <text:p>4.75</text:p>
          </table:table-cell>
          <table:table-cell table:formula="oooc:=ABS(([.F225]-[.B225])*100/[.B225])" office:value-type="float" office:value="1.07843137254901">
            <text:p>1.08</text:p>
          </table:table-cell>
          <table:table-cell table:formula="oooc:=ABS(([.G225]-[.B225])*100/[.B225])" office:value-type="float" office:value="2.05882352941176">
            <text:p>2.06</text:p>
          </table:table-cell>
          <table:table-cell table:formula="oooc:=ABS(([.H225]-[.B225])*100/[.B225])" office:value-type="float" office:value="4.85994397759103">
            <text:p>4.86</text:p>
          </table:table-cell>
          <table:table-cell table:formula="oooc:=ABS(([.I225]-[.B225])*100/[.B225])" office:value-type="float" office:value="0.63025210084032">
            <text:p>0.63</text:p>
          </table:table-cell>
          <table:table-cell table:formula="oooc:=ABS(([.J225]-[.B225])*100/[.B225])" office:value-type="float" office:value="3.71148459383754">
            <text:p>3.71</text:p>
          </table:table-cell>
          <table:table-cell table:formula="oooc:=ABS(([.K225]-[.B225])*100/[.B225])" office:value-type="float" office:value="3.48739495798321">
            <text:p>3.49</text:p>
          </table:table-cell>
          <table:table-cell table:formula="oooc:=ABS(([.L225]-[.B225])*100/[.B225])" office:value-type="float" office:value="7.47899159663866">
            <text:p>7.48</text:p>
          </table:table-cell>
          <table:table-cell table:formula="oooc:=ABS(([.M225]-[.B225])*100/[.B225])" office:value-type="float" office:value="1.05042016806723">
            <text:p>1.05</text:p>
          </table:table-cell>
          <table:table-cell table:formula="oooc:=ABS(([.N225]-[.B225])*100/[.B225])" office:value-type="float" office:value="3.57142857142859">
            <text:p>3.57</text:p>
          </table:table-cell>
          <table:table-cell table:number-columns-repeated="2"/>
          <table:table-cell table:formula="oooc:=ABS([.C225]-[.B225])" office:value-type="float" office:value="12.44">
            <text:p>12.44</text:p>
          </table:table-cell>
          <table:table-cell table:formula="oooc:=ABS([.D225]-[.B225])" office:value-type="float" office:value="1.83000000000001">
            <text:p>1.83</text:p>
          </table:table-cell>
          <table:table-cell table:formula="oooc:=ABS([.E225]-[.B225])" office:value-type="float" office:value="3.39">
            <text:p>3.39</text:p>
          </table:table-cell>
          <table:table-cell table:formula="oooc:=ABS([.F225]-[.B225])" office:value-type="float" office:value="0.769999999999996">
            <text:p>0.77</text:p>
          </table:table-cell>
          <table:table-cell table:formula="oooc:=ABS([.G225]-[.B225])" office:value-type="float" office:value="1.47">
            <text:p>1.47</text:p>
          </table:table-cell>
          <table:table-cell table:formula="oooc:=ABS([.H225]-[.B225])" office:value-type="float" office:value="3.47">
            <text:p>3.47</text:p>
          </table:table-cell>
          <table:table-cell table:formula="oooc:=ABS([.I225]-[.B225])" office:value-type="float" office:value="0.449999999999989">
            <text:p>0.45</text:p>
          </table:table-cell>
          <table:table-cell table:formula="oooc:=ABS([.J225]-[.B225])" office:value-type="float" office:value="2.65000000000001">
            <text:p>2.65</text:p>
          </table:table-cell>
          <table:table-cell table:formula="oooc:=ABS([.K225]-[.B225])" office:value-type="float" office:value="2.49000000000001">
            <text:p>2.49</text:p>
          </table:table-cell>
          <table:table-cell table:formula="oooc:=ABS([.L225]-[.B225])" office:value-type="float" office:value="5.34">
            <text:p>5.34</text:p>
          </table:table-cell>
          <table:table-cell table:formula="oooc:=ABS([.M225]-[.B225])" office:value-type="float" office:value="0.75">
            <text:p>0.75</text:p>
          </table:table-cell>
          <table:table-cell table:formula="oooc:=ABS([.N225]-[.B225])" office:value-type="float" office:value="2.55000000000001">
            <text:p>2.55</text:p>
          </table:table-cell>
          <table:table-cell table:number-columns-repeated="3"/>
        </table:table-row>
        <table:table-row table:style-name="ro1">
          <table:table-cell office:value-type="string">
            <text:p>TACTAACATTAACTA</text:p>
          </table:table-cell>
          <table:table-cell office:value-type="float" office:value="49.3">
            <text:p>49.3</text:p>
          </table:table-cell>
          <table:table-cell office:value-type="float" office:value="46.08">
            <text:p>46.08</text:p>
          </table:table-cell>
          <table:table-cell office:value-type="float" office:value="47.95">
            <text:p>47.95</text:p>
          </table:table-cell>
          <table:table-cell office:value-type="float" office:value="47.57">
            <text:p>47.57</text:p>
          </table:table-cell>
          <table:table-cell office:value-type="float" office:value="48.69">
            <text:p>48.69</text:p>
          </table:table-cell>
          <table:table-cell office:value-type="float" office:value="49.04">
            <text:p>49.04</text:p>
          </table:table-cell>
          <table:table-cell office:value-type="float" office:value="49.36">
            <text:p>49.36</text:p>
          </table:table-cell>
          <table:table-cell office:value-type="float" office:value="49.97">
            <text:p>49.97</text:p>
          </table:table-cell>
          <table:table-cell office:value-type="float" office:value="49.15">
            <text:p>49.15</text:p>
          </table:table-cell>
          <table:table-cell office:value-type="float" office:value="49.25">
            <text:p>49.25</text:p>
          </table:table-cell>
          <table:table-cell office:value-type="float" office:value="48.3">
            <text:p>48.3</text:p>
          </table:table-cell>
          <table:table-cell office:value-type="float" office:value="50.08">
            <text:p>50.08</text:p>
          </table:table-cell>
          <table:table-cell office:value-type="float" office:value="49.53">
            <text:p>49.53</text:p>
          </table:table-cell>
          <table:table-cell office:value-type="float" office:value="49.3">
            <text:p>49.3</text:p>
          </table:table-cell>
          <table:table-cell/>
          <table:table-cell table:formula="oooc:=ABS(([.C226]-[.B226])*100/[.B226])" office:value-type="float" office:value="6.5314401622718">
            <text:p>6.53</text:p>
          </table:table-cell>
          <table:table-cell table:formula="oooc:=ABS(([.D226]-[.B226])*100/[.B226])" office:value-type="float" office:value="2.73833671399593">
            <text:p>2.74</text:p>
          </table:table-cell>
          <table:table-cell table:formula="oooc:=ABS(([.E226]-[.B226])*100/[.B226])" office:value-type="float" office:value="3.50912778904665">
            <text:p>3.51</text:p>
          </table:table-cell>
          <table:table-cell table:formula="oooc:=ABS(([.F226]-[.B226])*100/[.B226])" office:value-type="float" office:value="1.23732251521298">
            <text:p>1.24</text:p>
          </table:table-cell>
          <table:table-cell table:formula="oooc:=ABS(([.G226]-[.B226])*100/[.B226])" office:value-type="float" office:value="0.527383367139955">
            <text:p>0.53</text:p>
          </table:table-cell>
          <table:table-cell table:formula="oooc:=ABS(([.H226]-[.B226])*100/[.B226])" office:value-type="float" office:value="0.12170385395538">
            <text:p>0.12</text:p>
          </table:table-cell>
          <table:table-cell table:formula="oooc:=ABS(([.I226]-[.B226])*100/[.B226])" office:value-type="float" office:value="1.35902636916836">
            <text:p>1.36</text:p>
          </table:table-cell>
          <table:table-cell table:formula="oooc:=ABS(([.J226]-[.B226])*100/[.B226])" office:value-type="float" office:value="0.304259634888435">
            <text:p>0.3</text:p>
          </table:table-cell>
          <table:table-cell table:formula="oooc:=ABS(([.K226]-[.B226])*100/[.B226])" office:value-type="float" office:value="0.10141987829614">
            <text:p>0.1</text:p>
          </table:table-cell>
          <table:table-cell table:formula="oooc:=ABS(([.L226]-[.B226])*100/[.B226])" office:value-type="float" office:value="2.02839756592292">
            <text:p>2.03</text:p>
          </table:table-cell>
          <table:table-cell table:formula="oooc:=ABS(([.M226]-[.B226])*100/[.B226])" office:value-type="float" office:value="1.58215010141988">
            <text:p>1.58</text:p>
          </table:table-cell>
          <table:table-cell table:formula="oooc:=ABS(([.N226]-[.B226])*100/[.B226])" office:value-type="float" office:value="0.46653144016228">
            <text:p>0.47</text:p>
          </table:table-cell>
          <table:table-cell table:number-columns-repeated="2"/>
          <table:table-cell table:formula="oooc:=ABS([.C226]-[.B226])" office:value-type="float" office:value="3.22">
            <text:p>3.22</text:p>
          </table:table-cell>
          <table:table-cell table:formula="oooc:=ABS([.D226]-[.B226])" office:value-type="float" office:value="1.34999999999999">
            <text:p>1.35</text:p>
          </table:table-cell>
          <table:table-cell table:formula="oooc:=ABS([.E226]-[.B226])" office:value-type="float" office:value="1.73">
            <text:p>1.73</text:p>
          </table:table-cell>
          <table:table-cell table:formula="oooc:=ABS([.F226]-[.B226])" office:value-type="float" office:value="0.609999999999999">
            <text:p>0.61</text:p>
          </table:table-cell>
          <table:table-cell table:formula="oooc:=ABS([.G226]-[.B226])" office:value-type="float" office:value="0.259999999999998">
            <text:p>0.26</text:p>
          </table:table-cell>
          <table:table-cell table:formula="oooc:=ABS([.H226]-[.B226])" office:value-type="float" office:value="0.0600000000000023">
            <text:p>0.06</text:p>
          </table:table-cell>
          <table:table-cell table:formula="oooc:=ABS([.I226]-[.B226])" office:value-type="float" office:value="0.670000000000002">
            <text:p>0.67</text:p>
          </table:table-cell>
          <table:table-cell table:formula="oooc:=ABS([.J226]-[.B226])" office:value-type="float" office:value="0.149999999999999">
            <text:p>0.15</text:p>
          </table:table-cell>
          <table:table-cell table:formula="oooc:=ABS([.K226]-[.B226])" office:value-type="float" office:value="0.0499999999999972">
            <text:p>0.05</text:p>
          </table:table-cell>
          <table:table-cell table:formula="oooc:=ABS([.L226]-[.B226])" office:value-type="float" office:value="1">
            <text:p>1</text:p>
          </table:table-cell>
          <table:table-cell table:formula="oooc:=ABS([.M226]-[.B226])" office:value-type="float" office:value="0.780000000000001">
            <text:p>0.78</text:p>
          </table:table-cell>
          <table:table-cell table:formula="oooc:=ABS([.N226]-[.B226])" office:value-type="float" office:value="0.230000000000004">
            <text:p>0.23</text:p>
          </table:table-cell>
          <table:table-cell table:number-columns-repeated="3"/>
        </table:table-row>
        <table:table-row table:style-name="ro1">
          <table:table-cell office:value-type="string">
            <text:p>AGCAAGTCGAGCAGGGCCTACGTTT</text:p>
          </table:table-cell>
          <table:table-cell office:value-type="float" office:value="72.6">
            <text:p>72.6</text:p>
          </table:table-cell>
          <table:table-cell office:value-type="float" office:value="57.48">
            <text:p>57.48</text:p>
          </table:table-cell>
          <table:table-cell office:value-type="float" office:value="66.37">
            <text:p>66.37</text:p>
          </table:table-cell>
          <table:table-cell office:value-type="float" office:value="64.66">
            <text:p>64.66</text:p>
          </table:table-cell>
          <table:table-cell office:value-type="float" office:value="69.69">
            <text:p>69.69</text:p>
          </table:table-cell>
          <table:table-cell office:value-type="float" office:value="72.73">
            <text:p>72.73</text:p>
          </table:table-cell>
          <table:table-cell office:value-type="float" office:value="69.2">
            <text:p>69.2</text:p>
          </table:table-cell>
          <table:table-cell office:value-type="float" office:value="73.94">
            <text:p>73.94</text:p>
          </table:table-cell>
          <table:table-cell office:value-type="float" office:value="71.73">
            <text:p>71.73</text:p>
          </table:table-cell>
          <table:table-cell office:value-type="float" office:value="71.6">
            <text:p>71.6</text:p>
          </table:table-cell>
          <table:table-cell office:value-type="float" office:value="67.94">
            <text:p>67.94</text:p>
          </table:table-cell>
          <table:table-cell office:value-type="float" office:value="73.35">
            <text:p>73.35</text:p>
          </table:table-cell>
          <table:table-cell office:value-type="float" office:value="71.2">
            <text:p>71.2</text:p>
          </table:table-cell>
          <table:table-cell office:value-type="float" office:value="72.6">
            <text:p>72.6</text:p>
          </table:table-cell>
          <table:table-cell/>
          <table:table-cell table:formula="oooc:=ABS(([.C227]-[.B227])*100/[.B227])" office:value-type="float" office:value="20.8264462809917">
            <text:p>20.83</text:p>
          </table:table-cell>
          <table:table-cell table:formula="oooc:=ABS(([.D227]-[.B227])*100/[.B227])" office:value-type="float" office:value="8.58126721763084">
            <text:p>8.58</text:p>
          </table:table-cell>
          <table:table-cell table:formula="oooc:=ABS(([.E227]-[.B227])*100/[.B227])" office:value-type="float" office:value="10.9366391184573">
            <text:p>10.94</text:p>
          </table:table-cell>
          <table:table-cell table:formula="oooc:=ABS(([.F227]-[.B227])*100/[.B227])" office:value-type="float" office:value="4.00826446280991">
            <text:p>4.01</text:p>
          </table:table-cell>
          <table:table-cell table:formula="oooc:=ABS(([.G227]-[.B227])*100/[.B227])" office:value-type="float" office:value="0.179063360881556">
            <text:p>0.18</text:p>
          </table:table-cell>
          <table:table-cell table:formula="oooc:=ABS(([.H227]-[.B227])*100/[.B227])" office:value-type="float" office:value="4.68319559228649">
            <text:p>4.68</text:p>
          </table:table-cell>
          <table:table-cell table:formula="oooc:=ABS(([.I227]-[.B227])*100/[.B227])" office:value-type="float" office:value="1.84573002754821">
            <text:p>1.85</text:p>
          </table:table-cell>
          <table:table-cell table:formula="oooc:=ABS(([.J227]-[.B227])*100/[.B227])" office:value-type="float" office:value="1.198347107438">
            <text:p>1.2</text:p>
          </table:table-cell>
          <table:table-cell table:formula="oooc:=ABS(([.K227]-[.B227])*100/[.B227])" office:value-type="float" office:value="1.37741046831956">
            <text:p>1.38</text:p>
          </table:table-cell>
          <table:table-cell table:formula="oooc:=ABS(([.L227]-[.B227])*100/[.B227])" office:value-type="float" office:value="6.41873278236914">
            <text:p>6.42</text:p>
          </table:table-cell>
          <table:table-cell table:formula="oooc:=ABS(([.M227]-[.B227])*100/[.B227])" office:value-type="float" office:value="1.03305785123967">
            <text:p>1.03</text:p>
          </table:table-cell>
          <table:table-cell table:formula="oooc:=ABS(([.N227]-[.B227])*100/[.B227])" office:value-type="float" office:value="1.92837465564737">
            <text:p>1.93</text:p>
          </table:table-cell>
          <table:table-cell table:number-columns-repeated="2"/>
          <table:table-cell table:formula="oooc:=ABS([.C227]-[.B227])" office:value-type="float" office:value="15.12">
            <text:p>15.12</text:p>
          </table:table-cell>
          <table:table-cell table:formula="oooc:=ABS([.D227]-[.B227])" office:value-type="float" office:value="6.22999999999999">
            <text:p>6.23</text:p>
          </table:table-cell>
          <table:table-cell table:formula="oooc:=ABS([.E227]-[.B227])" office:value-type="float" office:value="7.94">
            <text:p>7.94</text:p>
          </table:table-cell>
          <table:table-cell table:formula="oooc:=ABS([.F227]-[.B227])" office:value-type="float" office:value="2.91">
            <text:p>2.91</text:p>
          </table:table-cell>
          <table:table-cell table:formula="oooc:=ABS([.G227]-[.B227])" office:value-type="float" office:value="0.13000000000001">
            <text:p>0.13</text:p>
          </table:table-cell>
          <table:table-cell table:formula="oooc:=ABS([.H227]-[.B227])" office:value-type="float" office:value="3.39999999999999">
            <text:p>3.4</text:p>
          </table:table-cell>
          <table:table-cell table:formula="oooc:=ABS([.I227]-[.B227])" office:value-type="float" office:value="1.34">
            <text:p>1.34</text:p>
          </table:table-cell>
          <table:table-cell table:formula="oooc:=ABS([.J227]-[.B227])" office:value-type="float" office:value="0.86999999999999">
            <text:p>0.87</text:p>
          </table:table-cell>
          <table:table-cell table:formula="oooc:=ABS([.K227]-[.B227])" office:value-type="float" office:value="1">
            <text:p>1</text:p>
          </table:table-cell>
          <table:table-cell table:formula="oooc:=ABS([.L227]-[.B227])" office:value-type="float" office:value="4.66">
            <text:p>4.66</text:p>
          </table:table-cell>
          <table:table-cell table:formula="oooc:=ABS([.M227]-[.B227])" office:value-type="float" office:value="0.75">
            <text:p>0.75</text:p>
          </table:table-cell>
          <table:table-cell table:formula="oooc:=ABS([.N227]-[.B227])" office:value-type="float" office:value="1.39999999999999">
            <text:p>1.4</text:p>
          </table:table-cell>
          <table:table-cell table:number-columns-repeated="3"/>
        </table:table-row>
        <table:table-row table:style-name="ro1">
          <table:table-cell office:value-type="string">
            <text:p>ATGCAATGCTACATATTCGC</text:p>
          </table:table-cell>
          <table:table-cell office:value-type="float" office:value="59.5">
            <text:p>59.5</text:p>
          </table:table-cell>
          <table:table-cell office:value-type="float" office:value="46.04">
            <text:p>46.04</text:p>
          </table:table-cell>
          <table:table-cell office:value-type="float" office:value="53.44">
            <text:p>53.44</text:p>
          </table:table-cell>
          <table:table-cell office:value-type="float" office:value="51.74">
            <text:p>51.74</text:p>
          </table:table-cell>
          <table:table-cell office:value-type="float" office:value="56.76">
            <text:p>56.76</text:p>
          </table:table-cell>
          <table:table-cell office:value-type="float" office:value="59.09">
            <text:p>59.09</text:p>
          </table:table-cell>
          <table:table-cell office:value-type="float" office:value="56.28">
            <text:p>56.28</text:p>
          </table:table-cell>
          <table:table-cell office:value-type="float" office:value="60.05">
            <text:p>60.05</text:p>
          </table:table-cell>
          <table:table-cell office:value-type="float" office:value="58.81">
            <text:p>58.81</text:p>
          </table:table-cell>
          <table:table-cell office:value-type="float" office:value="59.35">
            <text:p>59.35</text:p>
          </table:table-cell>
          <table:table-cell office:value-type="float" office:value="55.02">
            <text:p>55.02</text:p>
          </table:table-cell>
          <table:table-cell office:value-type="float" office:value="60.98">
            <text:p>60.98</text:p>
          </table:table-cell>
          <table:table-cell office:value-type="float" office:value="58.27">
            <text:p>58.27</text:p>
          </table:table-cell>
          <table:table-cell office:value-type="float" office:value="59.5">
            <text:p>59.5</text:p>
          </table:table-cell>
          <table:table-cell/>
          <table:table-cell table:formula="oooc:=ABS(([.C228]-[.B228])*100/[.B228])" office:value-type="float" office:value="22.6218487394958">
            <text:p>22.62</text:p>
          </table:table-cell>
          <table:table-cell table:formula="oooc:=ABS(([.D228]-[.B228])*100/[.B228])" office:value-type="float" office:value="10.1848739495798">
            <text:p>10.18</text:p>
          </table:table-cell>
          <table:table-cell table:formula="oooc:=ABS(([.E228]-[.B228])*100/[.B228])" office:value-type="float" office:value="13.0420168067227">
            <text:p>13.04</text:p>
          </table:table-cell>
          <table:table-cell table:formula="oooc:=ABS(([.F228]-[.B228])*100/[.B228])" office:value-type="float" office:value="4.60504201680673">
            <text:p>4.61</text:p>
          </table:table-cell>
          <table:table-cell table:formula="oooc:=ABS(([.G228]-[.B228])*100/[.B228])" office:value-type="float" office:value="0.689075630252095">
            <text:p>0.69</text:p>
          </table:table-cell>
          <table:table-cell table:formula="oooc:=ABS(([.H228]-[.B228])*100/[.B228])" office:value-type="float" office:value="5.41176470588235">
            <text:p>5.41</text:p>
          </table:table-cell>
          <table:table-cell table:formula="oooc:=ABS(([.I228]-[.B228])*100/[.B228])" office:value-type="float" office:value="0.924369747899155">
            <text:p>0.92</text:p>
          </table:table-cell>
          <table:table-cell table:formula="oooc:=ABS(([.J228]-[.B228])*100/[.B228])" office:value-type="float" office:value="1.15966386554621">
            <text:p>1.16</text:p>
          </table:table-cell>
          <table:table-cell table:formula="oooc:=ABS(([.K228]-[.B228])*100/[.B228])" office:value-type="float" office:value="0.252100840336132">
            <text:p>0.25</text:p>
          </table:table-cell>
          <table:table-cell table:formula="oooc:=ABS(([.L228]-[.B228])*100/[.B228])" office:value-type="float" office:value="7.52941176470588">
            <text:p>7.53</text:p>
          </table:table-cell>
          <table:table-cell table:formula="oooc:=ABS(([.M228]-[.B228])*100/[.B228])" office:value-type="float" office:value="2.48739495798319">
            <text:p>2.49</text:p>
          </table:table-cell>
          <table:table-cell table:formula="oooc:=ABS(([.N228]-[.B228])*100/[.B228])" office:value-type="float" office:value="2.0672268907563">
            <text:p>2.07</text:p>
          </table:table-cell>
          <table:table-cell table:number-columns-repeated="2"/>
          <table:table-cell table:formula="oooc:=ABS([.C228]-[.B228])" office:value-type="float" office:value="13.46">
            <text:p>13.46</text:p>
          </table:table-cell>
          <table:table-cell table:formula="oooc:=ABS([.D228]-[.B228])" office:value-type="float" office:value="6.06">
            <text:p>6.06</text:p>
          </table:table-cell>
          <table:table-cell table:formula="oooc:=ABS([.E228]-[.B228])" office:value-type="float" office:value="7.76">
            <text:p>7.76</text:p>
          </table:table-cell>
          <table:table-cell table:formula="oooc:=ABS([.F228]-[.B228])" office:value-type="float" office:value="2.74">
            <text:p>2.74</text:p>
          </table:table-cell>
          <table:table-cell table:formula="oooc:=ABS([.G228]-[.B228])" office:value-type="float" office:value="0.409999999999997">
            <text:p>0.41</text:p>
          </table:table-cell>
          <table:table-cell table:formula="oooc:=ABS([.H228]-[.B228])" office:value-type="float" office:value="3.22">
            <text:p>3.22</text:p>
          </table:table-cell>
          <table:table-cell table:formula="oooc:=ABS([.I228]-[.B228])" office:value-type="float" office:value="0.549999999999997">
            <text:p>0.55</text:p>
          </table:table-cell>
          <table:table-cell table:formula="oooc:=ABS([.J228]-[.B228])" office:value-type="float" office:value="0.689999999999998">
            <text:p>0.69</text:p>
          </table:table-cell>
          <table:table-cell table:formula="oooc:=ABS([.K228]-[.B228])" office:value-type="float" office:value="0.149999999999999">
            <text:p>0.15</text:p>
          </table:table-cell>
          <table:table-cell table:formula="oooc:=ABS([.L228]-[.B228])" office:value-type="float" office:value="4.48">
            <text:p>4.48</text:p>
          </table:table-cell>
          <table:table-cell table:formula="oooc:=ABS([.M228]-[.B228])" office:value-type="float" office:value="1.48">
            <text:p>1.48</text:p>
          </table:table-cell>
          <table:table-cell table:formula="oooc:=ABS([.N228]-[.B228])" office:value-type="float" office:value="1.23">
            <text:p>1.23</text:p>
          </table:table-cell>
          <table:table-cell table:number-columns-repeated="3"/>
        </table:table-row>
        <table:table-row table:style-name="ro1">
          <table:table-cell office:value-type="string">
            <text:p>TACTAACATTAACTA</text:p>
          </table:table-cell>
          <table:table-cell office:value-type="float" office:value="44.1">
            <text:p>44.1</text:p>
          </table:table-cell>
          <table:table-cell office:value-type="float" office:value="34.4">
            <text:p>34.4</text:p>
          </table:table-cell>
          <table:table-cell office:value-type="float" office:value="39.7">
            <text:p>39.7</text:p>
          </table:table-cell>
          <table:table-cell office:value-type="float" office:value="38.49">
            <text:p>38.49</text:p>
          </table:table-cell>
          <table:table-cell office:value-type="float" office:value="42.06">
            <text:p>42.06</text:p>
          </table:table-cell>
          <table:table-cell office:value-type="float" office:value="43.32">
            <text:p>43.32</text:p>
          </table:table-cell>
          <table:table-cell office:value-type="float" office:value="42.64">
            <text:p>42.64</text:p>
          </table:table-cell>
          <table:table-cell office:value-type="float" office:value="44.68">
            <text:p>44.68</text:p>
          </table:table-cell>
          <table:table-cell office:value-type="float" office:value="43.52">
            <text:p>43.52</text:p>
          </table:table-cell>
          <table:table-cell office:value-type="float" office:value="43.97">
            <text:p>43.97</text:p>
          </table:table-cell>
          <table:table-cell office:value-type="float" office:value="40.82">
            <text:p>40.82</text:p>
          </table:table-cell>
          <table:table-cell office:value-type="float" office:value="45.63">
            <text:p>45.63</text:p>
          </table:table-cell>
          <table:table-cell office:value-type="float" office:value="43.62">
            <text:p>43.62</text:p>
          </table:table-cell>
          <table:table-cell office:value-type="float" office:value="44.1">
            <text:p>44.1</text:p>
          </table:table-cell>
          <table:table-cell/>
          <table:table-cell table:formula="oooc:=ABS(([.C229]-[.B229])*100/[.B229])" office:value-type="float" office:value="21.9954648526077">
            <text:p>22</text:p>
          </table:table-cell>
          <table:table-cell table:formula="oooc:=ABS(([.D229]-[.B229])*100/[.B229])" office:value-type="float" office:value="9.97732426303855">
            <text:p>9.98</text:p>
          </table:table-cell>
          <table:table-cell table:formula="oooc:=ABS(([.E229]-[.B229])*100/[.B229])" office:value-type="float" office:value="12.7210884353741">
            <text:p>12.72</text:p>
          </table:table-cell>
          <table:table-cell table:formula="oooc:=ABS(([.F229]-[.B229])*100/[.B229])" office:value-type="float" office:value="4.62585034013605">
            <text:p>4.63</text:p>
          </table:table-cell>
          <table:table-cell table:formula="oooc:=ABS(([.G229]-[.B229])*100/[.B229])" office:value-type="float" office:value="1.7687074829932">
            <text:p>1.77</text:p>
          </table:table-cell>
          <table:table-cell table:formula="oooc:=ABS(([.H229]-[.B229])*100/[.B229])" office:value-type="float" office:value="3.31065759637188">
            <text:p>3.31</text:p>
          </table:table-cell>
          <table:table-cell table:formula="oooc:=ABS(([.I229]-[.B229])*100/[.B229])" office:value-type="float" office:value="1.31519274376417">
            <text:p>1.32</text:p>
          </table:table-cell>
          <table:table-cell table:formula="oooc:=ABS(([.J229]-[.B229])*100/[.B229])" office:value-type="float" office:value="1.31519274376417">
            <text:p>1.32</text:p>
          </table:table-cell>
          <table:table-cell table:formula="oooc:=ABS(([.K229]-[.B229])*100/[.B229])" office:value-type="float" office:value="0.294784580498872">
            <text:p>0.29</text:p>
          </table:table-cell>
          <table:table-cell table:formula="oooc:=ABS(([.L229]-[.B229])*100/[.B229])" office:value-type="float" office:value="7.43764172335601">
            <text:p>7.44</text:p>
          </table:table-cell>
          <table:table-cell table:formula="oooc:=ABS(([.M229]-[.B229])*100/[.B229])" office:value-type="float" office:value="3.46938775510204">
            <text:p>3.47</text:p>
          </table:table-cell>
          <table:table-cell table:formula="oooc:=ABS(([.N229]-[.B229])*100/[.B229])" office:value-type="float" office:value="1.08843537414967">
            <text:p>1.09</text:p>
          </table:table-cell>
          <table:table-cell table:number-columns-repeated="2"/>
          <table:table-cell table:formula="oooc:=ABS([.C229]-[.B229])" office:value-type="float" office:value="9.7">
            <text:p>9.7</text:p>
          </table:table-cell>
          <table:table-cell table:formula="oooc:=ABS([.D229]-[.B229])" office:value-type="float" office:value="4.4">
            <text:p>4.4</text:p>
          </table:table-cell>
          <table:table-cell table:formula="oooc:=ABS([.E229]-[.B229])" office:value-type="float" office:value="5.61">
            <text:p>5.61</text:p>
          </table:table-cell>
          <table:table-cell table:formula="oooc:=ABS([.F229]-[.B229])" office:value-type="float" office:value="2.04">
            <text:p>2.04</text:p>
          </table:table-cell>
          <table:table-cell table:formula="oooc:=ABS([.G229]-[.B229])" office:value-type="float" office:value="0.780000000000001">
            <text:p>0.78</text:p>
          </table:table-cell>
          <table:table-cell table:formula="oooc:=ABS([.H229]-[.B229])" office:value-type="float" office:value="1.46">
            <text:p>1.46</text:p>
          </table:table-cell>
          <table:table-cell table:formula="oooc:=ABS([.I229]-[.B229])" office:value-type="float" office:value="0.579999999999998">
            <text:p>0.58</text:p>
          </table:table-cell>
          <table:table-cell table:formula="oooc:=ABS([.J229]-[.B229])" office:value-type="float" office:value="0.579999999999998">
            <text:p>0.58</text:p>
          </table:table-cell>
          <table:table-cell table:formula="oooc:=ABS([.K229]-[.B229])" office:value-type="float" office:value="0.130000000000003">
            <text:p>0.13</text:p>
          </table:table-cell>
          <table:table-cell table:formula="oooc:=ABS([.L229]-[.B229])" office:value-type="float" office:value="3.28">
            <text:p>3.28</text:p>
          </table:table-cell>
          <table:table-cell table:formula="oooc:=ABS([.M229]-[.B229])" office:value-type="float" office:value="1.53">
            <text:p>1.53</text:p>
          </table:table-cell>
          <table:table-cell table:formula="oooc:=ABS([.N229]-[.B229])" office:value-type="float" office:value="0.480000000000004">
            <text:p>0.48</text:p>
          </table:table-cell>
          <table:table-cell table:number-columns-repeated="3"/>
        </table:table-row>
        <table:table-row table:style-name="ro1">
          <table:table-cell office:value-type="string">
            <text:p>ATACTTACTGATTAG</text:p>
          </table:table-cell>
          <table:table-cell office:value-type="float" office:value="51.5">
            <text:p>51.5</text:p>
          </table:table-cell>
          <table:table-cell table:number-columns-repeated="12" office:value-type="float" office:value="52.11">
            <text:p>52.11</text:p>
          </table:table-cell>
          <table:table-cell office:value-type="float" office:value="51.5">
            <text:p>51.5</text:p>
          </table:table-cell>
          <table:table-cell/>
          <table:table-cell table:formula="oooc:=ABS(([.C230]-[.B230])*100/[.B230])" office:value-type="float" office:value="1.18446601941747">
            <text:p>1.18</text:p>
          </table:table-cell>
          <table:table-cell table:formula="oooc:=ABS(([.D230]-[.B230])*100/[.B230])" office:value-type="float" office:value="1.18446601941747">
            <text:p>1.18</text:p>
          </table:table-cell>
          <table:table-cell table:formula="oooc:=ABS(([.E230]-[.B230])*100/[.B230])" office:value-type="float" office:value="1.18446601941747">
            <text:p>1.18</text:p>
          </table:table-cell>
          <table:table-cell table:formula="oooc:=ABS(([.F230]-[.B230])*100/[.B230])" office:value-type="float" office:value="1.18446601941747">
            <text:p>1.18</text:p>
          </table:table-cell>
          <table:table-cell table:formula="oooc:=ABS(([.G230]-[.B230])*100/[.B230])" office:value-type="float" office:value="1.18446601941747">
            <text:p>1.18</text:p>
          </table:table-cell>
          <table:table-cell table:formula="oooc:=ABS(([.H230]-[.B230])*100/[.B230])" office:value-type="float" office:value="1.18446601941747">
            <text:p>1.18</text:p>
          </table:table-cell>
          <table:table-cell table:formula="oooc:=ABS(([.I230]-[.B230])*100/[.B230])" office:value-type="float" office:value="1.18446601941747">
            <text:p>1.18</text:p>
          </table:table-cell>
          <table:table-cell table:formula="oooc:=ABS(([.J230]-[.B230])*100/[.B230])" office:value-type="float" office:value="1.18446601941747">
            <text:p>1.18</text:p>
          </table:table-cell>
          <table:table-cell table:formula="oooc:=ABS(([.K230]-[.B230])*100/[.B230])" office:value-type="float" office:value="1.18446601941747">
            <text:p>1.18</text:p>
          </table:table-cell>
          <table:table-cell table:formula="oooc:=ABS(([.L230]-[.B230])*100/[.B230])" office:value-type="float" office:value="1.18446601941747">
            <text:p>1.18</text:p>
          </table:table-cell>
          <table:table-cell table:formula="oooc:=ABS(([.M230]-[.B230])*100/[.B230])" office:value-type="float" office:value="1.18446601941747">
            <text:p>1.18</text:p>
          </table:table-cell>
          <table:table-cell table:formula="oooc:=ABS(([.N230]-[.B230])*100/[.B230])" office:value-type="float" office:value="1.18446601941747">
            <text:p>1.18</text:p>
          </table:table-cell>
          <table:table-cell table:number-columns-repeated="2"/>
          <table:table-cell table:formula="oooc:=ABS([.C230]-[.B230])" office:value-type="float" office:value="0.609999999999999">
            <text:p>0.61</text:p>
          </table:table-cell>
          <table:table-cell table:formula="oooc:=ABS([.D230]-[.B230])" office:value-type="float" office:value="0.609999999999999">
            <text:p>0.61</text:p>
          </table:table-cell>
          <table:table-cell table:formula="oooc:=ABS([.E230]-[.B230])" office:value-type="float" office:value="0.609999999999999">
            <text:p>0.61</text:p>
          </table:table-cell>
          <table:table-cell table:formula="oooc:=ABS([.F230]-[.B230])" office:value-type="float" office:value="0.609999999999999">
            <text:p>0.61</text:p>
          </table:table-cell>
          <table:table-cell table:formula="oooc:=ABS([.G230]-[.B230])" office:value-type="float" office:value="0.609999999999999">
            <text:p>0.61</text:p>
          </table:table-cell>
          <table:table-cell table:formula="oooc:=ABS([.H230]-[.B230])" office:value-type="float" office:value="0.609999999999999">
            <text:p>0.61</text:p>
          </table:table-cell>
          <table:table-cell table:formula="oooc:=ABS([.I230]-[.B230])" office:value-type="float" office:value="0.609999999999999">
            <text:p>0.61</text:p>
          </table:table-cell>
          <table:table-cell table:formula="oooc:=ABS([.J230]-[.B230])" office:value-type="float" office:value="0.609999999999999">
            <text:p>0.61</text:p>
          </table:table-cell>
          <table:table-cell table:formula="oooc:=ABS([.K230]-[.B230])" office:value-type="float" office:value="0.609999999999999">
            <text:p>0.61</text:p>
          </table:table-cell>
          <table:table-cell table:formula="oooc:=ABS([.L230]-[.B230])" office:value-type="float" office:value="0.609999999999999">
            <text:p>0.61</text:p>
          </table:table-cell>
          <table:table-cell table:formula="oooc:=ABS([.M230]-[.B230])" office:value-type="float" office:value="0.609999999999999">
            <text:p>0.61</text:p>
          </table:table-cell>
          <table:table-cell table:formula="oooc:=ABS([.N230]-[.B230])" office:value-type="float" office:value="0.609999999999999">
            <text:p>0.61</text:p>
          </table:table-cell>
          <table:table-cell table:number-columns-repeated="3"/>
        </table:table-row>
        <table:table-row table:style-name="ro1">
          <table:table-cell office:value-type="string">
            <text:p>TTCAAGTTAAACATTCTATC</text:p>
          </table:table-cell>
          <table:table-cell office:value-type="float" office:value="49.5">
            <text:p>49.5</text:p>
          </table:table-cell>
          <table:table-cell office:value-type="float" office:value="37.4">
            <text:p>37.4</text:p>
          </table:table-cell>
          <table:table-cell office:value-type="float" office:value="44.89">
            <text:p>44.89</text:p>
          </table:table-cell>
          <table:table-cell office:value-type="float" office:value="43.19">
            <text:p>43.19</text:p>
          </table:table-cell>
          <table:table-cell office:value-type="float" office:value="48.21">
            <text:p>48.21</text:p>
          </table:table-cell>
          <table:table-cell office:value-type="float" office:value="49.8">
            <text:p>49.8</text:p>
          </table:table-cell>
          <table:table-cell office:value-type="float" office:value="47.73">
            <text:p>47.73</text:p>
          </table:table-cell>
          <table:table-cell office:value-type="float" office:value="50.55">
            <text:p>50.55</text:p>
          </table:table-cell>
          <table:table-cell office:value-type="float" office:value="50.25">
            <text:p>50.25</text:p>
          </table:table-cell>
          <table:table-cell office:value-type="float" office:value="50.75">
            <text:p>50.75</text:p>
          </table:table-cell>
          <table:table-cell office:value-type="float" office:value="46.46">
            <text:p>46.46</text:p>
          </table:table-cell>
          <table:table-cell office:value-type="float" office:value="52.38">
            <text:p>52.38</text:p>
          </table:table-cell>
          <table:table-cell office:value-type="float" office:value="49.72">
            <text:p>49.72</text:p>
          </table:table-cell>
          <table:table-cell office:value-type="float" office:value="49.5">
            <text:p>49.5</text:p>
          </table:table-cell>
          <table:table-cell/>
          <table:table-cell table:formula="oooc:=ABS(([.C231]-[.B231])*100/[.B231])" office:value-type="float" office:value="24.4444444444444">
            <text:p>24.44</text:p>
          </table:table-cell>
          <table:table-cell table:formula="oooc:=ABS(([.D231]-[.B231])*100/[.B231])" office:value-type="float" office:value="9.31313131313131">
            <text:p>9.31</text:p>
          </table:table-cell>
          <table:table-cell table:formula="oooc:=ABS(([.E231]-[.B231])*100/[.B231])" office:value-type="float" office:value="12.7474747474748">
            <text:p>12.75</text:p>
          </table:table-cell>
          <table:table-cell table:formula="oooc:=ABS(([.F231]-[.B231])*100/[.B231])" office:value-type="float" office:value="2.6060606060606">
            <text:p>2.61</text:p>
          </table:table-cell>
          <table:table-cell table:formula="oooc:=ABS(([.G231]-[.B231])*100/[.B231])" office:value-type="float" office:value="0.6060606060606">
            <text:p>0.61</text:p>
          </table:table-cell>
          <table:table-cell table:formula="oooc:=ABS(([.H231]-[.B231])*100/[.B231])" office:value-type="float" office:value="3.57575757575758">
            <text:p>3.58</text:p>
          </table:table-cell>
          <table:table-cell table:formula="oooc:=ABS(([.I231]-[.B231])*100/[.B231])" office:value-type="float" office:value="2.12121212121212">
            <text:p>2.12</text:p>
          </table:table-cell>
          <table:table-cell table:formula="oooc:=ABS(([.J231]-[.B231])*100/[.B231])" office:value-type="float" office:value="1.51515151515152">
            <text:p>1.52</text:p>
          </table:table-cell>
          <table:table-cell table:formula="oooc:=ABS(([.K231]-[.B231])*100/[.B231])" office:value-type="float" office:value="2.52525252525253">
            <text:p>2.53</text:p>
          </table:table-cell>
          <table:table-cell table:formula="oooc:=ABS(([.L231]-[.B231])*100/[.B231])" office:value-type="float" office:value="6.14141414141414">
            <text:p>6.14</text:p>
          </table:table-cell>
          <table:table-cell table:formula="oooc:=ABS(([.M231]-[.B231])*100/[.B231])" office:value-type="float" office:value="5.81818181818182">
            <text:p>5.82</text:p>
          </table:table-cell>
          <table:table-cell table:formula="oooc:=ABS(([.N231]-[.B231])*100/[.B231])" office:value-type="float" office:value="0.444444444444442">
            <text:p>0.44</text:p>
          </table:table-cell>
          <table:table-cell table:number-columns-repeated="2"/>
          <table:table-cell table:formula="oooc:=ABS([.C231]-[.B231])" office:value-type="float" office:value="12.1">
            <text:p>12.1</text:p>
          </table:table-cell>
          <table:table-cell table:formula="oooc:=ABS([.D231]-[.B231])" office:value-type="float" office:value="4.61">
            <text:p>4.61</text:p>
          </table:table-cell>
          <table:table-cell table:formula="oooc:=ABS([.E231]-[.B231])" office:value-type="float" office:value="6.31">
            <text:p>6.31</text:p>
          </table:table-cell>
          <table:table-cell table:formula="oooc:=ABS([.F231]-[.B231])" office:value-type="float" office:value="1.29">
            <text:p>1.29</text:p>
          </table:table-cell>
          <table:table-cell table:formula="oooc:=ABS([.G231]-[.B231])" office:value-type="float" office:value="0.299999999999997">
            <text:p>0.3</text:p>
          </table:table-cell>
          <table:table-cell table:formula="oooc:=ABS([.H231]-[.B231])" office:value-type="float" office:value="1.77">
            <text:p>1.77</text:p>
          </table:table-cell>
          <table:table-cell table:formula="oooc:=ABS([.I231]-[.B231])" office:value-type="float" office:value="1.05">
            <text:p>1.05</text:p>
          </table:table-cell>
          <table:table-cell table:formula="oooc:=ABS([.J231]-[.B231])" office:value-type="float" office:value="0.75">
            <text:p>0.75</text:p>
          </table:table-cell>
          <table:table-cell table:formula="oooc:=ABS([.K231]-[.B231])" office:value-type="float" office:value="1.25">
            <text:p>1.25</text:p>
          </table:table-cell>
          <table:table-cell table:formula="oooc:=ABS([.L231]-[.B231])" office:value-type="float" office:value="3.04">
            <text:p>3.04</text:p>
          </table:table-cell>
          <table:table-cell table:formula="oooc:=ABS([.M231]-[.B231])" office:value-type="float" office:value="2.88">
            <text:p>2.88</text:p>
          </table:table-cell>
          <table:table-cell table:formula="oooc:=ABS([.N231]-[.B231])" office:value-type="float" office:value="0.219999999999999">
            <text:p>0.22</text:p>
          </table:table-cell>
          <table:table-cell table:number-columns-repeated="3"/>
        </table:table-row>
        <table:table-row table:style-name="ro1">
          <table:table-cell office:value-type="string">
            <text:p>TAACCATACTGAATACCTTTTGACG</text:p>
          </table:table-cell>
          <table:table-cell office:value-type="float" office:value="68.9">
            <text:p>68.9</text:p>
          </table:table-cell>
          <table:table-cell office:value-type="float" office:value="66.73">
            <text:p>66.73</text:p>
          </table:table-cell>
          <table:table-cell office:value-type="float" office:value="68.96">
            <text:p>68.96</text:p>
          </table:table-cell>
          <table:table-cell office:value-type="float" office:value="68.58">
            <text:p>68.58</text:p>
          </table:table-cell>
          <table:table-cell office:value-type="float" office:value="69.7">
            <text:p>69.7</text:p>
          </table:table-cell>
          <table:table-cell office:value-type="float" office:value="70.04">
            <text:p>70.04</text:p>
          </table:table-cell>
          <table:table-cell office:value-type="float" office:value="70.37">
            <text:p>70.37</text:p>
          </table:table-cell>
          <table:table-cell office:value-type="float" office:value="71.13">
            <text:p>71.13</text:p>
          </table:table-cell>
          <table:table-cell office:value-type="float" office:value="70.16">
            <text:p>70.16</text:p>
          </table:table-cell>
          <table:table-cell office:value-type="float" office:value="70.11">
            <text:p>70.11</text:p>
          </table:table-cell>
          <table:table-cell office:value-type="float" office:value="69.31">
            <text:p>69.31</text:p>
          </table:table-cell>
          <table:table-cell office:value-type="float" office:value="70.99">
            <text:p>70.99</text:p>
          </table:table-cell>
          <table:table-cell office:value-type="float" office:value="70.54">
            <text:p>70.54</text:p>
          </table:table-cell>
          <table:table-cell office:value-type="float" office:value="68.9">
            <text:p>68.9</text:p>
          </table:table-cell>
          <table:table-cell/>
          <table:table-cell table:formula="oooc:=ABS(([.C232]-[.B232])*100/[.B232])" office:value-type="float" office:value="3.14949201741655">
            <text:p>3.15</text:p>
          </table:table-cell>
          <table:table-cell table:formula="oooc:=ABS(([.D232]-[.B232])*100/[.B232])" office:value-type="float" office:value="0.0870827285921452">
            <text:p>0.09</text:p>
          </table:table-cell>
          <table:table-cell table:formula="oooc:=ABS(([.E232]-[.B232])*100/[.B232])" office:value-type="float" office:value="0.464441219158211">
            <text:p>0.46</text:p>
          </table:table-cell>
          <table:table-cell table:formula="oooc:=ABS(([.F232]-[.B232])*100/[.B232])" office:value-type="float" office:value="1.1611030478955">
            <text:p>1.16</text:p>
          </table:table-cell>
          <table:table-cell table:formula="oooc:=ABS(([.G232]-[.B232])*100/[.B232])" office:value-type="float" office:value="1.65457184325109">
            <text:p>1.65</text:p>
          </table:table-cell>
          <table:table-cell table:formula="oooc:=ABS(([.H232]-[.B232])*100/[.B232])" office:value-type="float" office:value="2.13352685050798">
            <text:p>2.13</text:p>
          </table:table-cell>
          <table:table-cell table:formula="oooc:=ABS(([.I232]-[.B232])*100/[.B232])" office:value-type="float" office:value="3.23657474600869">
            <text:p>3.24</text:p>
          </table:table-cell>
          <table:table-cell table:formula="oooc:=ABS(([.J232]-[.B232])*100/[.B232])" office:value-type="float" office:value="1.8287373004354">
            <text:p>1.83</text:p>
          </table:table-cell>
          <table:table-cell table:formula="oooc:=ABS(([.K232]-[.B232])*100/[.B232])" office:value-type="float" office:value="1.75616835994194">
            <text:p>1.76</text:p>
          </table:table-cell>
          <table:table-cell table:formula="oooc:=ABS(([.L232]-[.B232])*100/[.B232])" office:value-type="float" office:value="0.595065312046439">
            <text:p>0.6</text:p>
          </table:table-cell>
          <table:table-cell table:formula="oooc:=ABS(([.M232]-[.B232])*100/[.B232])" office:value-type="float" office:value="3.03338171262698">
            <text:p>3.03</text:p>
          </table:table-cell>
          <table:table-cell table:formula="oooc:=ABS(([.N232]-[.B232])*100/[.B232])" office:value-type="float" office:value="2.38026124818578">
            <text:p>2.38</text:p>
          </table:table-cell>
          <table:table-cell table:number-columns-repeated="2"/>
          <table:table-cell table:formula="oooc:=ABS([.C232]-[.B232])" office:value-type="float" office:value="2.17">
            <text:p>2.17</text:p>
          </table:table-cell>
          <table:table-cell table:formula="oooc:=ABS([.D232]-[.B232])" office:value-type="float" office:value="0.0599999999999881">
            <text:p>0.06</text:p>
          </table:table-cell>
          <table:table-cell table:formula="oooc:=ABS([.E232]-[.B232])" office:value-type="float" office:value="0.320000000000007">
            <text:p>0.32</text:p>
          </table:table-cell>
          <table:table-cell table:formula="oooc:=ABS([.F232]-[.B232])" office:value-type="float" office:value="0.799999999999997">
            <text:p>0.8</text:p>
          </table:table-cell>
          <table:table-cell table:formula="oooc:=ABS([.G232]-[.B232])" office:value-type="float" office:value="1.14">
            <text:p>1.14</text:p>
          </table:table-cell>
          <table:table-cell table:formula="oooc:=ABS([.H232]-[.B232])" office:value-type="float" office:value="1.47">
            <text:p>1.47</text:p>
          </table:table-cell>
          <table:table-cell table:formula="oooc:=ABS([.I232]-[.B232])" office:value-type="float" office:value="2.22999999999999">
            <text:p>2.23</text:p>
          </table:table-cell>
          <table:table-cell table:formula="oooc:=ABS([.J232]-[.B232])" office:value-type="float" office:value="1.25999999999999">
            <text:p>1.26</text:p>
          </table:table-cell>
          <table:table-cell table:formula="oooc:=ABS([.K232]-[.B232])" office:value-type="float" office:value="1.20999999999999">
            <text:p>1.21</text:p>
          </table:table-cell>
          <table:table-cell table:formula="oooc:=ABS([.L232]-[.B232])" office:value-type="float" office:value="0.409999999999997">
            <text:p>0.41</text:p>
          </table:table-cell>
          <table:table-cell table:formula="oooc:=ABS([.M232]-[.B232])" office:value-type="float" office:value="2.08999999999999">
            <text:p>2.09</text:p>
          </table:table-cell>
          <table:table-cell table:formula="oooc:=ABS([.N232]-[.B232])" office:value-type="float" office:value="1.64">
            <text:p>1.64</text:p>
          </table:table-cell>
          <table:table-cell table:number-columns-repeated="3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7.7">
            <text:p>77.7</text:p>
          </table:table-cell>
          <table:table-cell office:value-type="float" office:value="75.15">
            <text:p>75.15</text:p>
          </table:table-cell>
          <table:table-cell office:value-type="float" office:value="77.13">
            <text:p>77.13</text:p>
          </table:table-cell>
          <table:table-cell office:value-type="float" office:value="76.75">
            <text:p>76.75</text:p>
          </table:table-cell>
          <table:table-cell office:value-type="float" office:value="77.87">
            <text:p>77.87</text:p>
          </table:table-cell>
          <table:table-cell office:value-type="float" office:value="78.85">
            <text:p>78.85</text:p>
          </table:table-cell>
          <table:table-cell office:value-type="float" office:value="78.54">
            <text:p>78.54</text:p>
          </table:table-cell>
          <table:table-cell office:value-type="float" office:value="80.09">
            <text:p>80.09</text:p>
          </table:table-cell>
          <table:table-cell office:value-type="float" office:value="78.33">
            <text:p>78.33</text:p>
          </table:table-cell>
          <table:table-cell office:value-type="float" office:value="78.39">
            <text:p>78.39</text:p>
          </table:table-cell>
          <table:table-cell office:value-type="float" office:value="77.48">
            <text:p>77.48</text:p>
          </table:table-cell>
          <table:table-cell office:value-type="float" office:value="79.23">
            <text:p>79.23</text:p>
          </table:table-cell>
          <table:table-cell office:value-type="float" office:value="78.71">
            <text:p>78.71</text:p>
          </table:table-cell>
          <table:table-cell office:value-type="float" office:value="77.7">
            <text:p>77.7</text:p>
          </table:table-cell>
          <table:table-cell/>
          <table:table-cell table:formula="oooc:=ABS(([.C233]-[.B233])*100/[.B233])" office:value-type="float" office:value="3.28185328185328">
            <text:p>3.28</text:p>
          </table:table-cell>
          <table:table-cell table:formula="oooc:=ABS(([.D233]-[.B233])*100/[.B233])" office:value-type="float" office:value="0.733590733590743">
            <text:p>0.73</text:p>
          </table:table-cell>
          <table:table-cell table:formula="oooc:=ABS(([.E233]-[.B233])*100/[.B233])" office:value-type="float" office:value="1.22265122265123">
            <text:p>1.22</text:p>
          </table:table-cell>
          <table:table-cell table:formula="oooc:=ABS(([.F233]-[.B233])*100/[.B233])" office:value-type="float" office:value="0.218790218790221">
            <text:p>0.22</text:p>
          </table:table-cell>
          <table:table-cell table:formula="oooc:=ABS(([.G233]-[.B233])*100/[.B233])" office:value-type="float" office:value="1.48005148005147">
            <text:p>1.48</text:p>
          </table:table-cell>
          <table:table-cell table:formula="oooc:=ABS(([.H233]-[.B233])*100/[.B233])" office:value-type="float" office:value="1.08108108108109">
            <text:p>1.08</text:p>
          </table:table-cell>
          <table:table-cell table:formula="oooc:=ABS(([.I233]-[.B233])*100/[.B233])" office:value-type="float" office:value="3.07593307593308">
            <text:p>3.08</text:p>
          </table:table-cell>
          <table:table-cell table:formula="oooc:=ABS(([.J233]-[.B233])*100/[.B233])" office:value-type="float" office:value="0.810810810810805">
            <text:p>0.81</text:p>
          </table:table-cell>
          <table:table-cell table:formula="oooc:=ABS(([.K233]-[.B233])*100/[.B233])" office:value-type="float" office:value="0.888030888030885">
            <text:p>0.89</text:p>
          </table:table-cell>
          <table:table-cell table:formula="oooc:=ABS(([.L233]-[.B233])*100/[.B233])" office:value-type="float" office:value="0.283140283140282">
            <text:p>0.28</text:p>
          </table:table-cell>
          <table:table-cell table:formula="oooc:=ABS(([.M233]-[.B233])*100/[.B233])" office:value-type="float" office:value="1.96911196911197">
            <text:p>1.97</text:p>
          </table:table-cell>
          <table:table-cell table:formula="oooc:=ABS(([.N233]-[.B233])*100/[.B233])" office:value-type="float" office:value="1.29987129987129">
            <text:p>1.3</text:p>
          </table:table-cell>
          <table:table-cell table:number-columns-repeated="2"/>
          <table:table-cell table:formula="oooc:=ABS([.C233]-[.B233])" office:value-type="float" office:value="2.55">
            <text:p>2.55</text:p>
          </table:table-cell>
          <table:table-cell table:formula="oooc:=ABS([.D233]-[.B233])" office:value-type="float" office:value="0.570000000000007">
            <text:p>0.57</text:p>
          </table:table-cell>
          <table:table-cell table:formula="oooc:=ABS([.E233]-[.B233])" office:value-type="float" office:value="0.950000000000003">
            <text:p>0.95</text:p>
          </table:table-cell>
          <table:table-cell table:formula="oooc:=ABS([.F233]-[.B233])" office:value-type="float" office:value="0.170000000000002">
            <text:p>0.17</text:p>
          </table:table-cell>
          <table:table-cell table:formula="oooc:=ABS([.G233]-[.B233])" office:value-type="float" office:value="1.14999999999999">
            <text:p>1.15</text:p>
          </table:table-cell>
          <table:table-cell table:formula="oooc:=ABS([.H233]-[.B233])" office:value-type="float" office:value="0.840000000000003">
            <text:p>0.84</text:p>
          </table:table-cell>
          <table:table-cell table:formula="oooc:=ABS([.I233]-[.B233])" office:value-type="float" office:value="2.39">
            <text:p>2.39</text:p>
          </table:table-cell>
          <table:table-cell table:formula="oooc:=ABS([.J233]-[.B233])" office:value-type="float" office:value="0.629999999999995">
            <text:p>0.63</text:p>
          </table:table-cell>
          <table:table-cell table:formula="oooc:=ABS([.K233]-[.B233])" office:value-type="float" office:value="0.689999999999998">
            <text:p>0.69</text:p>
          </table:table-cell>
          <table:table-cell table:formula="oooc:=ABS([.L233]-[.B233])" office:value-type="float" office:value="0.219999999999999">
            <text:p>0.22</text:p>
          </table:table-cell>
          <table:table-cell table:formula="oooc:=ABS([.M233]-[.B233])" office:value-type="float" office:value="1.53">
            <text:p>1.53</text:p>
          </table:table-cell>
          <table:table-cell table:formula="oooc:=ABS([.N233]-[.B233])" office:value-type="float" office:value="1.00999999999999">
            <text:p>1.01</text:p>
          </table:table-cell>
          <table:table-cell table:number-columns-repeated="3"/>
        </table:table-row>
        <table:table-row table:style-name="ro1">
          <table:table-cell office:value-type="string">
            <text:p>CCACTATACCATCTATGTAC</text:p>
          </table:table-cell>
          <table:table-cell office:value-type="float" office:value="51.1">
            <text:p>51.1</text:p>
          </table:table-cell>
          <table:table-cell office:value-type="float" office:value="36.12">
            <text:p>36.12</text:p>
          </table:table-cell>
          <table:table-cell office:value-type="float" office:value="45.17">
            <text:p>45.17</text:p>
          </table:table-cell>
          <table:table-cell office:value-type="float" office:value="43.04">
            <text:p>43.04</text:p>
          </table:table-cell>
          <table:table-cell office:value-type="float" office:value="49.35">
            <text:p>49.35</text:p>
          </table:table-cell>
          <table:table-cell office:value-type="float" office:value="52.7">
            <text:p>52.7</text:p>
          </table:table-cell>
          <table:table-cell office:value-type="float" office:value="47.3">
            <text:p>47.3</text:p>
          </table:table-cell>
          <table:table-cell office:value-type="float" office:value="52.4">
            <text:p>52.4</text:p>
          </table:table-cell>
          <table:table-cell office:value-type="float" office:value="51.92">
            <text:p>51.92</text:p>
          </table:table-cell>
          <table:table-cell office:value-type="float" office:value="52.56">
            <text:p>52.56</text:p>
          </table:table-cell>
          <table:table-cell office:value-type="float" office:value="47.15">
            <text:p>47.15</text:p>
          </table:table-cell>
          <table:table-cell office:value-type="float" office:value="53.78">
            <text:p>53.78</text:p>
          </table:table-cell>
          <table:table-cell office:value-type="float" office:value="50.64">
            <text:p>50.64</text:p>
          </table:table-cell>
          <table:table-cell office:value-type="float" office:value="51.1">
            <text:p>51.1</text:p>
          </table:table-cell>
          <table:table-cell/>
          <table:table-cell table:formula="oooc:=ABS(([.C234]-[.B234])*100/[.B234])" office:value-type="float" office:value="29.3150684931507">
            <text:p>29.32</text:p>
          </table:table-cell>
          <table:table-cell table:formula="oooc:=ABS(([.D234]-[.B234])*100/[.B234])" office:value-type="float" office:value="11.6046966731898">
            <text:p>11.6</text:p>
          </table:table-cell>
          <table:table-cell table:formula="oooc:=ABS(([.E234]-[.B234])*100/[.B234])" office:value-type="float" office:value="15.7729941291585">
            <text:p>15.77</text:p>
          </table:table-cell>
          <table:table-cell table:formula="oooc:=ABS(([.F234]-[.B234])*100/[.B234])" office:value-type="float" office:value="3.42465753424658">
            <text:p>3.42</text:p>
          </table:table-cell>
          <table:table-cell table:formula="oooc:=ABS(([.G234]-[.B234])*100/[.B234])" office:value-type="float" office:value="3.13111545988259">
            <text:p>3.13</text:p>
          </table:table-cell>
          <table:table-cell table:formula="oooc:=ABS(([.H234]-[.B234])*100/[.B234])" office:value-type="float" office:value="7.43639921722114">
            <text:p>7.44</text:p>
          </table:table-cell>
          <table:table-cell table:formula="oooc:=ABS(([.I234]-[.B234])*100/[.B234])" office:value-type="float" office:value="2.54403131115459">
            <text:p>2.54</text:p>
          </table:table-cell>
          <table:table-cell table:formula="oooc:=ABS(([.J234]-[.B234])*100/[.B234])" office:value-type="float" office:value="1.60469667318982">
            <text:p>1.6</text:p>
          </table:table-cell>
          <table:table-cell table:formula="oooc:=ABS(([.K234]-[.B234])*100/[.B234])" office:value-type="float" office:value="2.85714285714286">
            <text:p>2.86</text:p>
          </table:table-cell>
          <table:table-cell table:formula="oooc:=ABS(([.L234]-[.B234])*100/[.B234])" office:value-type="float" office:value="7.72994129158513">
            <text:p>7.73</text:p>
          </table:table-cell>
          <table:table-cell table:formula="oooc:=ABS(([.M234]-[.B234])*100/[.B234])" office:value-type="float" office:value="5.24461839530333">
            <text:p>5.24</text:p>
          </table:table-cell>
          <table:table-cell table:formula="oooc:=ABS(([.N234]-[.B234])*100/[.B234])" office:value-type="float" office:value="0.900195694716244">
            <text:p>0.9</text:p>
          </table:table-cell>
          <table:table-cell table:number-columns-repeated="2"/>
          <table:table-cell table:formula="oooc:=ABS([.C234]-[.B234])" office:value-type="float" office:value="14.98">
            <text:p>14.98</text:p>
          </table:table-cell>
          <table:table-cell table:formula="oooc:=ABS([.D234]-[.B234])" office:value-type="float" office:value="5.93">
            <text:p>5.93</text:p>
          </table:table-cell>
          <table:table-cell table:formula="oooc:=ABS([.E234]-[.B234])" office:value-type="float" office:value="8.06">
            <text:p>8.06</text:p>
          </table:table-cell>
          <table:table-cell table:formula="oooc:=ABS([.F234]-[.B234])" office:value-type="float" office:value="1.75">
            <text:p>1.75</text:p>
          </table:table-cell>
          <table:table-cell table:formula="oooc:=ABS([.G234]-[.B234])" office:value-type="float" office:value="1.6">
            <text:p>1.6</text:p>
          </table:table-cell>
          <table:table-cell table:formula="oooc:=ABS([.H234]-[.B234])" office:value-type="float" office:value="3.8">
            <text:p>3.8</text:p>
          </table:table-cell>
          <table:table-cell table:formula="oooc:=ABS([.I234]-[.B234])" office:value-type="float" office:value="1.3">
            <text:p>1.3</text:p>
          </table:table-cell>
          <table:table-cell table:formula="oooc:=ABS([.J234]-[.B234])" office:value-type="float" office:value="0.82">
            <text:p>0.82</text:p>
          </table:table-cell>
          <table:table-cell table:formula="oooc:=ABS([.K234]-[.B234])" office:value-type="float" office:value="1.46">
            <text:p>1.46</text:p>
          </table:table-cell>
          <table:table-cell table:formula="oooc:=ABS([.L234]-[.B234])" office:value-type="float" office:value="3.95">
            <text:p>3.95</text:p>
          </table:table-cell>
          <table:table-cell table:formula="oooc:=ABS([.M234]-[.B234])" office:value-type="float" office:value="2.68">
            <text:p>2.68</text:p>
          </table:table-cell>
          <table:table-cell table:formula="oooc:=ABS([.N234]-[.B234])" office:value-type="float" office:value="0.460000000000001">
            <text:p>0.46</text:p>
          </table:table-cell>
          <table:table-cell table:number-columns-repeated="3"/>
        </table:table-row>
        <table:table-row table:style-name="ro1">
          <table:table-cell office:value-type="string">
            <text:p>TAACCATACTGAATACCTTTTGACG</text:p>
          </table:table-cell>
          <table:table-cell office:value-type="float" office:value="64.3">
            <text:p>64.3</text:p>
          </table:table-cell>
          <table:table-cell office:value-type="float" office:value="54.33">
            <text:p>54.33</text:p>
          </table:table-cell>
          <table:table-cell office:value-type="float" office:value="60.71">
            <text:p>60.71</text:p>
          </table:table-cell>
          <table:table-cell office:value-type="float" office:value="59.5">
            <text:p>59.5</text:p>
          </table:table-cell>
          <table:table-cell office:value-type="float" office:value="63.07">
            <text:p>63.07</text:p>
          </table:table-cell>
          <table:table-cell office:value-type="float" office:value="64.28">
            <text:p>64.28</text:p>
          </table:table-cell>
          <table:table-cell office:value-type="float" office:value="63.65">
            <text:p>63.65</text:p>
          </table:table-cell>
          <table:table-cell office:value-type="float" office:value="65.95">
            <text:p>65.95</text:p>
          </table:table-cell>
          <table:table-cell office:value-type="float" office:value="64.53">
            <text:p>64.53</text:p>
          </table:table-cell>
          <table:table-cell office:value-type="float" office:value="64.5">
            <text:p>64.5</text:p>
          </table:table-cell>
          <table:table-cell office:value-type="float" office:value="61.83">
            <text:p>61.83</text:p>
          </table:table-cell>
          <table:table-cell office:value-type="float" office:value="66.29">
            <text:p>66.29</text:p>
          </table:table-cell>
          <table:table-cell office:value-type="float" office:value="64.63">
            <text:p>64.63</text:p>
          </table:table-cell>
          <table:table-cell office:value-type="float" office:value="64.3">
            <text:p>64.3</text:p>
          </table:table-cell>
          <table:table-cell/>
          <table:table-cell table:formula="oooc:=ABS(([.C235]-[.B235])*100/[.B235])" office:value-type="float" office:value="15.5054432348367">
            <text:p>15.51</text:p>
          </table:table-cell>
          <table:table-cell table:formula="oooc:=ABS(([.D235]-[.B235])*100/[.B235])" office:value-type="float" office:value="5.58320373250388">
            <text:p>5.58</text:p>
          </table:table-cell>
          <table:table-cell table:formula="oooc:=ABS(([.E235]-[.B235])*100/[.B235])" office:value-type="float" office:value="7.46500777604976">
            <text:p>7.47</text:p>
          </table:table-cell>
          <table:table-cell table:formula="oooc:=ABS(([.F235]-[.B235])*100/[.B235])" office:value-type="float" office:value="1.91290824261275">
            <text:p>1.91</text:p>
          </table:table-cell>
          <table:table-cell table:formula="oooc:=ABS(([.G235]-[.B235])*100/[.B235])" office:value-type="float" office:value="0.0311041990668678">
            <text:p>0.03</text:p>
          </table:table-cell>
          <table:table-cell table:formula="oooc:=ABS(([.H235]-[.B235])*100/[.B235])" office:value-type="float" office:value="1.0108864696734">
            <text:p>1.01</text:p>
          </table:table-cell>
          <table:table-cell table:formula="oooc:=ABS(([.I235]-[.B235])*100/[.B235])" office:value-type="float" office:value="2.56609642301712">
            <text:p>2.57</text:p>
          </table:table-cell>
          <table:table-cell table:formula="oooc:=ABS(([.J235]-[.B235])*100/[.B235])" office:value-type="float" office:value="0.357698289269057">
            <text:p>0.36</text:p>
          </table:table-cell>
          <table:table-cell table:formula="oooc:=ABS(([.K235]-[.B235])*100/[.B235])" office:value-type="float" office:value="0.311041990668745">
            <text:p>0.31</text:p>
          </table:table-cell>
          <table:table-cell table:formula="oooc:=ABS(([.L235]-[.B235])*100/[.B235])" office:value-type="float" office:value="3.84136858475894">
            <text:p>3.84</text:p>
          </table:table-cell>
          <table:table-cell table:formula="oooc:=ABS(([.M235]-[.B235])*100/[.B235])" office:value-type="float" office:value="3.09486780715398">
            <text:p>3.09</text:p>
          </table:table-cell>
          <table:table-cell table:formula="oooc:=ABS(([.N235]-[.B235])*100/[.B235])" office:value-type="float" office:value="0.513219284603419">
            <text:p>0.51</text:p>
          </table:table-cell>
          <table:table-cell table:number-columns-repeated="2"/>
          <table:table-cell table:formula="oooc:=ABS([.C235]-[.B235])" office:value-type="float" office:value="9.97">
            <text:p>9.97</text:p>
          </table:table-cell>
          <table:table-cell table:formula="oooc:=ABS([.D235]-[.B235])" office:value-type="float" office:value="3.59">
            <text:p>3.59</text:p>
          </table:table-cell>
          <table:table-cell table:formula="oooc:=ABS([.E235]-[.B235])" office:value-type="float" office:value="4.8">
            <text:p>4.8</text:p>
          </table:table-cell>
          <table:table-cell table:formula="oooc:=ABS([.F235]-[.B235])" office:value-type="float" office:value="1.23">
            <text:p>1.23</text:p>
          </table:table-cell>
          <table:table-cell table:formula="oooc:=ABS([.G235]-[.B235])" office:value-type="float" office:value="0.019999999999996">
            <text:p>0.02</text:p>
          </table:table-cell>
          <table:table-cell table:formula="oooc:=ABS([.H235]-[.B235])" office:value-type="float" office:value="0.649999999999999">
            <text:p>0.65</text:p>
          </table:table-cell>
          <table:table-cell table:formula="oooc:=ABS([.I235]-[.B235])" office:value-type="float" office:value="1.65000000000001">
            <text:p>1.65</text:p>
          </table:table-cell>
          <table:table-cell table:formula="oooc:=ABS([.J235]-[.B235])" office:value-type="float" office:value="0.230000000000004">
            <text:p>0.23</text:p>
          </table:table-cell>
          <table:table-cell table:formula="oooc:=ABS([.K235]-[.B235])" office:value-type="float" office:value="0.200000000000003">
            <text:p>0.2</text:p>
          </table:table-cell>
          <table:table-cell table:formula="oooc:=ABS([.L235]-[.B235])" office:value-type="float" office:value="2.47">
            <text:p>2.47</text:p>
          </table:table-cell>
          <table:table-cell table:formula="oooc:=ABS([.M235]-[.B235])" office:value-type="float" office:value="1.99000000000001">
            <text:p>1.99</text:p>
          </table:table-cell>
          <table:table-cell table:formula="oooc:=ABS([.N235]-[.B235])" office:value-type="float" office:value="0.329999999999998">
            <text:p>0.33</text:p>
          </table:table-cell>
          <table:table-cell table:number-columns-repeated="3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4">
            <text:p>74</text:p>
          </table:table-cell>
          <table:table-cell office:value-type="float" office:value="63.23">
            <text:p>63.23</text:p>
          </table:table-cell>
          <table:table-cell office:value-type="float" office:value="68.88">
            <text:p>68.88</text:p>
          </table:table-cell>
          <table:table-cell office:value-type="float" office:value="67.67">
            <text:p>67.67</text:p>
          </table:table-cell>
          <table:table-cell office:value-type="float" office:value="71.24">
            <text:p>71.24</text:p>
          </table:table-cell>
          <table:table-cell office:value-type="float" office:value="74.42">
            <text:p>74.42</text:p>
          </table:table-cell>
          <table:table-cell office:value-type="float" office:value="71.81">
            <text:p>71.81</text:p>
          </table:table-cell>
          <table:table-cell office:value-type="float" office:value="76.47">
            <text:p>76.47</text:p>
          </table:table-cell>
          <table:table-cell office:value-type="float" office:value="72.7">
            <text:p>72.7</text:p>
          </table:table-cell>
          <table:table-cell office:value-type="float" office:value="73.01">
            <text:p>73.01</text:p>
          </table:table-cell>
          <table:table-cell office:value-type="float" office:value="70">
            <text:p>70</text:p>
          </table:table-cell>
          <table:table-cell office:value-type="float" office:value="74.72">
            <text:p>74.72</text:p>
          </table:table-cell>
          <table:table-cell office:value-type="float" office:value="72.8">
            <text:p>72.8</text:p>
          </table:table-cell>
          <table:table-cell office:value-type="float" office:value="74">
            <text:p>74</text:p>
          </table:table-cell>
          <table:table-cell/>
          <table:table-cell table:formula="oooc:=ABS(([.C236]-[.B236])*100/[.B236])" office:value-type="float" office:value="14.5540540540541">
            <text:p>14.55</text:p>
          </table:table-cell>
          <table:table-cell table:formula="oooc:=ABS(([.D236]-[.B236])*100/[.B236])" office:value-type="float" office:value="6.91891891891892">
            <text:p>6.92</text:p>
          </table:table-cell>
          <table:table-cell table:formula="oooc:=ABS(([.E236]-[.B236])*100/[.B236])" office:value-type="float" office:value="8.55405405405405">
            <text:p>8.55</text:p>
          </table:table-cell>
          <table:table-cell table:formula="oooc:=ABS(([.F236]-[.B236])*100/[.B236])" office:value-type="float" office:value="3.72972972972974">
            <text:p>3.73</text:p>
          </table:table-cell>
          <table:table-cell table:formula="oooc:=ABS(([.G236]-[.B236])*100/[.B236])" office:value-type="float" office:value="0.56756756756757">
            <text:p>0.57</text:p>
          </table:table-cell>
          <table:table-cell table:formula="oooc:=ABS(([.H236]-[.B236])*100/[.B236])" office:value-type="float" office:value="2.95945945945946">
            <text:p>2.96</text:p>
          </table:table-cell>
          <table:table-cell table:formula="oooc:=ABS(([.I236]-[.B236])*100/[.B236])" office:value-type="float" office:value="3.33783783783784">
            <text:p>3.34</text:p>
          </table:table-cell>
          <table:table-cell table:formula="oooc:=ABS(([.J236]-[.B236])*100/[.B236])" office:value-type="float" office:value="1.75675675675675">
            <text:p>1.76</text:p>
          </table:table-cell>
          <table:table-cell table:formula="oooc:=ABS(([.K236]-[.B236])*100/[.B236])" office:value-type="float" office:value="1.33783783783783">
            <text:p>1.34</text:p>
          </table:table-cell>
          <table:table-cell table:formula="oooc:=ABS(([.L236]-[.B236])*100/[.B236])" office:value-type="float" office:value="5.40540540540541">
            <text:p>5.41</text:p>
          </table:table-cell>
          <table:table-cell table:formula="oooc:=ABS(([.M236]-[.B236])*100/[.B236])" office:value-type="float" office:value="0.972972972972971">
            <text:p>0.97</text:p>
          </table:table-cell>
          <table:table-cell table:formula="oooc:=ABS(([.N236]-[.B236])*100/[.B236])" office:value-type="float" office:value="1.62162162162163">
            <text:p>1.62</text:p>
          </table:table-cell>
          <table:table-cell table:number-columns-repeated="2"/>
          <table:table-cell table:formula="oooc:=ABS([.C236]-[.B236])" office:value-type="float" office:value="10.77">
            <text:p>10.77</text:p>
          </table:table-cell>
          <table:table-cell table:formula="oooc:=ABS([.D236]-[.B236])" office:value-type="float" office:value="5.12">
            <text:p>5.12</text:p>
          </table:table-cell>
          <table:table-cell table:formula="oooc:=ABS([.E236]-[.B236])" office:value-type="float" office:value="6.33">
            <text:p>6.33</text:p>
          </table:table-cell>
          <table:table-cell table:formula="oooc:=ABS([.F236]-[.B236])" office:value-type="float" office:value="2.76000000000001">
            <text:p>2.76</text:p>
          </table:table-cell>
          <table:table-cell table:formula="oooc:=ABS([.G236]-[.B236])" office:value-type="float" office:value="0.420000000000002">
            <text:p>0.42</text:p>
          </table:table-cell>
          <table:table-cell table:formula="oooc:=ABS([.H236]-[.B236])" office:value-type="float" office:value="2.19">
            <text:p>2.19</text:p>
          </table:table-cell>
          <table:table-cell table:formula="oooc:=ABS([.I236]-[.B236])" office:value-type="float" office:value="2.47">
            <text:p>2.47</text:p>
          </table:table-cell>
          <table:table-cell table:formula="oooc:=ABS([.J236]-[.B236])" office:value-type="float" office:value="1.3">
            <text:p>1.3</text:p>
          </table:table-cell>
          <table:table-cell table:formula="oooc:=ABS([.K236]-[.B236])" office:value-type="float" office:value="0.989999999999995">
            <text:p>0.99</text:p>
          </table:table-cell>
          <table:table-cell table:formula="oooc:=ABS([.L236]-[.B236])" office:value-type="float" office:value="4">
            <text:p>4</text:p>
          </table:table-cell>
          <table:table-cell table:formula="oooc:=ABS([.M236]-[.B236])" office:value-type="float" office:value="0.719999999999999">
            <text:p>0.72</text:p>
          </table:table-cell>
          <table:table-cell table:formula="oooc:=ABS([.N236]-[.B236])" office:value-type="float" office:value="1.2">
            <text:p>1.2</text:p>
          </table:table-cell>
          <table:table-cell table:number-columns-repeated="3"/>
        </table:table-row>
        <table:table-row table:style-name="ro1">
          <table:table-cell office:value-type="string">
            <text:p>AGCAAGTCGAGCAGGGCCTACGTTT</text:p>
          </table:table-cell>
          <table:table-cell office:value-type="float" office:value="68.3">
            <text:p>68.3</text:p>
          </table:table-cell>
          <table:table-cell office:value-type="float" office:value="51.46">
            <text:p>51.46</text:p>
          </table:table-cell>
          <table:table-cell office:value-type="float" office:value="62.03">
            <text:p>62.03</text:p>
          </table:table-cell>
          <table:table-cell office:value-type="float" office:value="59.89">
            <text:p>59.89</text:p>
          </table:table-cell>
          <table:table-cell office:value-type="float" office:value="66.2">
            <text:p>66.2</text:p>
          </table:table-cell>
          <table:table-cell office:value-type="float" office:value="70.13">
            <text:p>70.13</text:p>
          </table:table-cell>
          <table:table-cell office:value-type="float" office:value="64.16">
            <text:p>64.16</text:p>
          </table:table-cell>
          <table:table-cell office:value-type="float" office:value="70.01">
            <text:p>70.01</text:p>
          </table:table-cell>
          <table:table-cell office:value-type="float" office:value="68.77">
            <text:p>68.77</text:p>
          </table:table-cell>
          <table:table-cell office:value-type="float" office:value="68.73">
            <text:p>68.73</text:p>
          </table:table-cell>
          <table:table-cell office:value-type="float" office:value="64.01">
            <text:p>64.01</text:p>
          </table:table-cell>
          <table:table-cell office:value-type="float" office:value="70.05">
            <text:p>70.05</text:p>
          </table:table-cell>
          <table:table-cell office:value-type="float" office:value="67.5">
            <text:p>67.5</text:p>
          </table:table-cell>
          <table:table-cell office:value-type="float" office:value="68.3">
            <text:p>68.3</text:p>
          </table:table-cell>
          <table:table-cell/>
          <table:table-cell table:formula="oooc:=ABS(([.C237]-[.B237])*100/[.B237])" office:value-type="float" office:value="24.6559297218155">
            <text:p>24.66</text:p>
          </table:table-cell>
          <table:table-cell table:formula="oooc:=ABS(([.D237]-[.B237])*100/[.B237])" office:value-type="float" office:value="9.18008784773059">
            <text:p>9.18</text:p>
          </table:table-cell>
          <table:table-cell table:formula="oooc:=ABS(([.E237]-[.B237])*100/[.B237])" office:value-type="float" office:value="12.3133235724744">
            <text:p>12.31</text:p>
          </table:table-cell>
          <table:table-cell table:formula="oooc:=ABS(([.F237]-[.B237])*100/[.B237])" office:value-type="float" office:value="3.07467057101024">
            <text:p>3.07</text:p>
          </table:table-cell>
          <table:table-cell table:formula="oooc:=ABS(([.G237]-[.B237])*100/[.B237])" office:value-type="float" office:value="2.67935578330893">
            <text:p>2.68</text:p>
          </table:table-cell>
          <table:table-cell table:formula="oooc:=ABS(([.H237]-[.B237])*100/[.B237])" office:value-type="float" office:value="6.06149341142021">
            <text:p>6.06</text:p>
          </table:table-cell>
          <table:table-cell table:formula="oooc:=ABS(([.I237]-[.B237])*100/[.B237])" office:value-type="float" office:value="2.50366032210836">
            <text:p>2.5</text:p>
          </table:table-cell>
          <table:table-cell table:formula="oooc:=ABS(([.J237]-[.B237])*100/[.B237])" office:value-type="float" office:value="0.688140556368959">
            <text:p>0.69</text:p>
          </table:table-cell>
          <table:table-cell table:formula="oooc:=ABS(([.K237]-[.B237])*100/[.B237])" office:value-type="float" office:value="0.629575402635442">
            <text:p>0.63</text:p>
          </table:table-cell>
          <table:table-cell table:formula="oooc:=ABS(([.L237]-[.B237])*100/[.B237])" office:value-type="float" office:value="6.28111273792093">
            <text:p>6.28</text:p>
          </table:table-cell>
          <table:table-cell table:formula="oooc:=ABS(([.M237]-[.B237])*100/[.B237])" office:value-type="float" office:value="2.56222547584187">
            <text:p>2.56</text:p>
          </table:table-cell>
          <table:table-cell table:formula="oooc:=ABS(([.N237]-[.B237])*100/[.B237])" office:value-type="float" office:value="1.17130307467057">
            <text:p>1.17</text:p>
          </table:table-cell>
          <table:table-cell table:number-columns-repeated="2"/>
          <table:table-cell table:formula="oooc:=ABS([.C237]-[.B237])" office:value-type="float" office:value="16.84">
            <text:p>16.84</text:p>
          </table:table-cell>
          <table:table-cell table:formula="oooc:=ABS([.D237]-[.B237])" office:value-type="float" office:value="6.27">
            <text:p>6.27</text:p>
          </table:table-cell>
          <table:table-cell table:formula="oooc:=ABS([.E237]-[.B237])" office:value-type="float" office:value="8.41">
            <text:p>8.41</text:p>
          </table:table-cell>
          <table:table-cell table:formula="oooc:=ABS([.F237]-[.B237])" office:value-type="float" office:value="2.09999999999999">
            <text:p>2.1</text:p>
          </table:table-cell>
          <table:table-cell table:formula="oooc:=ABS([.G237]-[.B237])" office:value-type="float" office:value="1.83">
            <text:p>1.83</text:p>
          </table:table-cell>
          <table:table-cell table:formula="oooc:=ABS([.H237]-[.B237])" office:value-type="float" office:value="4.14">
            <text:p>4.14</text:p>
          </table:table-cell>
          <table:table-cell table:formula="oooc:=ABS([.I237]-[.B237])" office:value-type="float" office:value="1.71000000000001">
            <text:p>1.71</text:p>
          </table:table-cell>
          <table:table-cell table:formula="oooc:=ABS([.J237]-[.B237])" office:value-type="float" office:value="0.469999999999999">
            <text:p>0.47</text:p>
          </table:table-cell>
          <table:table-cell table:formula="oooc:=ABS([.K237]-[.B237])" office:value-type="float" office:value="0.430000000000007">
            <text:p>0.43</text:p>
          </table:table-cell>
          <table:table-cell table:formula="oooc:=ABS([.L237]-[.B237])" office:value-type="float" office:value="4.28999999999999">
            <text:p>4.29</text:p>
          </table:table-cell>
          <table:table-cell table:formula="oooc:=ABS([.M237]-[.B237])" office:value-type="float" office:value="1.75">
            <text:p>1.75</text:p>
          </table:table-cell>
          <table:table-cell table:formula="oooc:=ABS([.N237]-[.B237])" office:value-type="float" office:value="0.799999999999997">
            <text:p>0.8</text:p>
          </table:table-cell>
          <table:table-cell table:number-columns-repeated="3"/>
        </table:table-row>
        <table:table-row table:style-name="ro1">
          <table:table-cell office:value-type="string">
            <text:p>ATGCAATGCTACATATTCGC</text:p>
          </table:table-cell>
          <table:table-cell office:value-type="float" office:value="55.2">
            <text:p>55.2</text:p>
          </table:table-cell>
          <table:table-cell office:value-type="float" office:value="40.35">
            <text:p>40.35</text:p>
          </table:table-cell>
          <table:table-cell office:value-type="float" office:value="49.11">
            <text:p>49.11</text:p>
          </table:table-cell>
          <table:table-cell office:value-type="float" office:value="46.97">
            <text:p>46.97</text:p>
          </table:table-cell>
          <table:table-cell office:value-type="float" office:value="53.28">
            <text:p>53.28</text:p>
          </table:table-cell>
          <table:table-cell office:value-type="float" office:value="56.32">
            <text:p>56.32</text:p>
          </table:table-cell>
          <table:table-cell office:value-type="float" office:value="51.24">
            <text:p>51.24</text:p>
          </table:table-cell>
          <table:table-cell office:value-type="float" office:value="56.01">
            <text:p>56.01</text:p>
          </table:table-cell>
          <table:table-cell office:value-type="float" office:value="55.85">
            <text:p>55.85</text:p>
          </table:table-cell>
          <table:table-cell office:value-type="float" office:value="56.65">
            <text:p>56.65</text:p>
          </table:table-cell>
          <table:table-cell office:value-type="float" office:value="51.09">
            <text:p>51.09</text:p>
          </table:table-cell>
          <table:table-cell office:value-type="float" office:value="57.86">
            <text:p>57.86</text:p>
          </table:table-cell>
          <table:table-cell office:value-type="float" office:value="54.58">
            <text:p>54.58</text:p>
          </table:table-cell>
          <table:table-cell office:value-type="float" office:value="55.2">
            <text:p>55.2</text:p>
          </table:table-cell>
          <table:table-cell/>
          <table:table-cell table:formula="oooc:=ABS(([.C238]-[.B238])*100/[.B238])" office:value-type="float" office:value="26.9021739130435">
            <text:p>26.9</text:p>
          </table:table-cell>
          <table:table-cell table:formula="oooc:=ABS(([.D238]-[.B238])*100/[.B238])" office:value-type="float" office:value="11.0326086956522">
            <text:p>11.03</text:p>
          </table:table-cell>
          <table:table-cell table:formula="oooc:=ABS(([.E238]-[.B238])*100/[.B238])" office:value-type="float" office:value="14.9094202898551">
            <text:p>14.91</text:p>
          </table:table-cell>
          <table:table-cell table:formula="oooc:=ABS(([.F238]-[.B238])*100/[.B238])" office:value-type="float" office:value="3.47826086956522">
            <text:p>3.48</text:p>
          </table:table-cell>
          <table:table-cell table:formula="oooc:=ABS(([.G238]-[.B238])*100/[.B238])" office:value-type="float" office:value="2.02898550724637">
            <text:p>2.03</text:p>
          </table:table-cell>
          <table:table-cell table:formula="oooc:=ABS(([.H238]-[.B238])*100/[.B238])" office:value-type="float" office:value="7.17391304347826">
            <text:p>7.17</text:p>
          </table:table-cell>
          <table:table-cell table:formula="oooc:=ABS(([.I238]-[.B238])*100/[.B238])" office:value-type="float" office:value="1.46739130434782">
            <text:p>1.47</text:p>
          </table:table-cell>
          <table:table-cell table:formula="oooc:=ABS(([.J238]-[.B238])*100/[.B238])" office:value-type="float" office:value="1.17753623188406">
            <text:p>1.18</text:p>
          </table:table-cell>
          <table:table-cell table:formula="oooc:=ABS(([.K238]-[.B238])*100/[.B238])" office:value-type="float" office:value="2.62681159420289">
            <text:p>2.63</text:p>
          </table:table-cell>
          <table:table-cell table:formula="oooc:=ABS(([.L238]-[.B238])*100/[.B238])" office:value-type="float" office:value="7.44565217391304">
            <text:p>7.45</text:p>
          </table:table-cell>
          <table:table-cell table:formula="oooc:=ABS(([.M238]-[.B238])*100/[.B238])" office:value-type="float" office:value="4.81884057971014">
            <text:p>4.82</text:p>
          </table:table-cell>
          <table:table-cell table:formula="oooc:=ABS(([.N238]-[.B238])*100/[.B238])" office:value-type="float" office:value="1.12318840579711">
            <text:p>1.12</text:p>
          </table:table-cell>
          <table:table-cell table:number-columns-repeated="2"/>
          <table:table-cell table:formula="oooc:=ABS([.C238]-[.B238])" office:value-type="float" office:value="14.85">
            <text:p>14.85</text:p>
          </table:table-cell>
          <table:table-cell table:formula="oooc:=ABS([.D238]-[.B238])" office:value-type="float" office:value="6.09">
            <text:p>6.09</text:p>
          </table:table-cell>
          <table:table-cell table:formula="oooc:=ABS([.E238]-[.B238])" office:value-type="float" office:value="8.23">
            <text:p>8.23</text:p>
          </table:table-cell>
          <table:table-cell table:formula="oooc:=ABS([.F238]-[.B238])" office:value-type="float" office:value="1.92">
            <text:p>1.92</text:p>
          </table:table-cell>
          <table:table-cell table:formula="oooc:=ABS([.G238]-[.B238])" office:value-type="float" office:value="1.12">
            <text:p>1.12</text:p>
          </table:table-cell>
          <table:table-cell table:formula="oooc:=ABS([.H238]-[.B238])" office:value-type="float" office:value="3.96">
            <text:p>3.96</text:p>
          </table:table-cell>
          <table:table-cell table:formula="oooc:=ABS([.I238]-[.B238])" office:value-type="float" office:value="0.809999999999995">
            <text:p>0.81</text:p>
          </table:table-cell>
          <table:table-cell table:formula="oooc:=ABS([.J238]-[.B238])" office:value-type="float" office:value="0.649999999999999">
            <text:p>0.65</text:p>
          </table:table-cell>
          <table:table-cell table:formula="oooc:=ABS([.K238]-[.B238])" office:value-type="float" office:value="1.45">
            <text:p>1.45</text:p>
          </table:table-cell>
          <table:table-cell table:formula="oooc:=ABS([.L238]-[.B238])" office:value-type="float" office:value="4.11">
            <text:p>4.11</text:p>
          </table:table-cell>
          <table:table-cell table:formula="oooc:=ABS([.M238]-[.B238])" office:value-type="float" office:value="2.66">
            <text:p>2.66</text:p>
          </table:table-cell>
          <table:table-cell table:formula="oooc:=ABS([.N238]-[.B238])" office:value-type="float" office:value="0.620000000000005">
            <text:p>0.62</text:p>
          </table:table-cell>
          <table:table-cell table:number-columns-repeated="3"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64.4">
            <text:p>64.4</text:p>
          </table:table-cell>
          <table:table-cell table:number-columns-repeated="12" office:value-type="float" office:value="64.88">
            <text:p>64.88</text:p>
          </table:table-cell>
          <table:table-cell office:value-type="float" office:value="64.4">
            <text:p>64.4</text:p>
          </table:table-cell>
          <table:table-cell/>
          <table:table-cell table:formula="oooc:=ABS(([.C239]-[.B239])*100/[.B239])" office:value-type="float" office:value="0.745341614906816">
            <text:p>0.75</text:p>
          </table:table-cell>
          <table:table-cell table:formula="oooc:=ABS(([.D239]-[.B239])*100/[.B239])" office:value-type="float" office:value="0.745341614906816">
            <text:p>0.75</text:p>
          </table:table-cell>
          <table:table-cell table:formula="oooc:=ABS(([.E239]-[.B239])*100/[.B239])" office:value-type="float" office:value="0.745341614906816">
            <text:p>0.75</text:p>
          </table:table-cell>
          <table:table-cell table:formula="oooc:=ABS(([.F239]-[.B239])*100/[.B239])" office:value-type="float" office:value="0.745341614906816">
            <text:p>0.75</text:p>
          </table:table-cell>
          <table:table-cell table:formula="oooc:=ABS(([.G239]-[.B239])*100/[.B239])" office:value-type="float" office:value="0.745341614906816">
            <text:p>0.75</text:p>
          </table:table-cell>
          <table:table-cell table:formula="oooc:=ABS(([.H239]-[.B239])*100/[.B239])" office:value-type="float" office:value="0.745341614906816">
            <text:p>0.75</text:p>
          </table:table-cell>
          <table:table-cell table:formula="oooc:=ABS(([.I239]-[.B239])*100/[.B239])" office:value-type="float" office:value="0.745341614906816">
            <text:p>0.75</text:p>
          </table:table-cell>
          <table:table-cell table:formula="oooc:=ABS(([.J239]-[.B239])*100/[.B239])" office:value-type="float" office:value="0.745341614906816">
            <text:p>0.75</text:p>
          </table:table-cell>
          <table:table-cell table:formula="oooc:=ABS(([.K239]-[.B239])*100/[.B239])" office:value-type="float" office:value="0.745341614906816">
            <text:p>0.75</text:p>
          </table:table-cell>
          <table:table-cell table:formula="oooc:=ABS(([.L239]-[.B239])*100/[.B239])" office:value-type="float" office:value="0.745341614906816">
            <text:p>0.75</text:p>
          </table:table-cell>
          <table:table-cell table:formula="oooc:=ABS(([.M239]-[.B239])*100/[.B239])" office:value-type="float" office:value="0.745341614906816">
            <text:p>0.75</text:p>
          </table:table-cell>
          <table:table-cell table:formula="oooc:=ABS(([.N239]-[.B239])*100/[.B239])" office:value-type="float" office:value="0.745341614906816">
            <text:p>0.75</text:p>
          </table:table-cell>
          <table:table-cell table:number-columns-repeated="2"/>
          <table:table-cell table:formula="oooc:=ABS([.C239]-[.B239])" office:value-type="float" office:value="0.47999999999999">
            <text:p>0.48</text:p>
          </table:table-cell>
          <table:table-cell table:formula="oooc:=ABS([.D239]-[.B239])" office:value-type="float" office:value="0.47999999999999">
            <text:p>0.48</text:p>
          </table:table-cell>
          <table:table-cell table:formula="oooc:=ABS([.E239]-[.B239])" office:value-type="float" office:value="0.47999999999999">
            <text:p>0.48</text:p>
          </table:table-cell>
          <table:table-cell table:formula="oooc:=ABS([.F239]-[.B239])" office:value-type="float" office:value="0.47999999999999">
            <text:p>0.48</text:p>
          </table:table-cell>
          <table:table-cell table:formula="oooc:=ABS([.G239]-[.B239])" office:value-type="float" office:value="0.47999999999999">
            <text:p>0.48</text:p>
          </table:table-cell>
          <table:table-cell table:formula="oooc:=ABS([.H239]-[.B239])" office:value-type="float" office:value="0.47999999999999">
            <text:p>0.48</text:p>
          </table:table-cell>
          <table:table-cell table:formula="oooc:=ABS([.I239]-[.B239])" office:value-type="float" office:value="0.47999999999999">
            <text:p>0.48</text:p>
          </table:table-cell>
          <table:table-cell table:formula="oooc:=ABS([.J239]-[.B239])" office:value-type="float" office:value="0.47999999999999">
            <text:p>0.48</text:p>
          </table:table-cell>
          <table:table-cell table:formula="oooc:=ABS([.K239]-[.B239])" office:value-type="float" office:value="0.47999999999999">
            <text:p>0.48</text:p>
          </table:table-cell>
          <table:table-cell table:formula="oooc:=ABS([.L239]-[.B239])" office:value-type="float" office:value="0.47999999999999">
            <text:p>0.48</text:p>
          </table:table-cell>
          <table:table-cell table:formula="oooc:=ABS([.M239]-[.B239])" office:value-type="float" office:value="0.47999999999999">
            <text:p>0.48</text:p>
          </table:table-cell>
          <table:table-cell table:formula="oooc:=ABS([.N239]-[.B239])" office:value-type="float" office:value="0.47999999999999">
            <text:p>0.48</text:p>
          </table:table-cell>
          <table:table-cell table:number-columns-repeated="3"/>
        </table:table-row>
        <table:table-row table:style-name="ro1">
          <table:table-cell office:value-type="string">
            <text:p>GAAATGAAAG</text:p>
          </table:table-cell>
          <table:table-cell office:value-type="float" office:value="25.3">
            <text:p>25.3</text:p>
          </table:table-cell>
          <table:table-cell office:value-type="float" office:value="13.56">
            <text:p>13.56</text:p>
          </table:table-cell>
          <table:table-cell office:value-type="float" office:value="17.02">
            <text:p>17.02</text:p>
          </table:table-cell>
          <table:table-cell office:value-type="float" office:value="15.31">
            <text:p>15.31</text:p>
          </table:table-cell>
          <table:table-cell office:value-type="float" office:value="20.34">
            <text:p>20.34</text:p>
          </table:table-cell>
          <table:table-cell office:value-type="float" office:value="24.17">
            <text:p>24.17</text:p>
          </table:table-cell>
          <table:table-cell office:value-type="float" office:value="19.85">
            <text:p>19.85</text:p>
          </table:table-cell>
          <table:table-cell office:value-type="float" office:value="24.85">
            <text:p>24.85</text:p>
          </table:table-cell>
          <table:table-cell office:value-type="float" office:value="22.38">
            <text:p>22.38</text:p>
          </table:table-cell>
          <table:table-cell office:value-type="float" office:value="24.74">
            <text:p>24.74</text:p>
          </table:table-cell>
          <table:table-cell office:value-type="float" office:value="18.59">
            <text:p>18.59</text:p>
          </table:table-cell>
          <table:table-cell office:value-type="float" office:value="25.99">
            <text:p>25.99</text:p>
          </table:table-cell>
          <table:table-cell office:value-type="float" office:value="21.85">
            <text:p>21.85</text:p>
          </table:table-cell>
          <table:table-cell office:value-type="float" office:value="25.3">
            <text:p>25.3</text:p>
          </table:table-cell>
          <table:table-cell/>
          <table:table-cell table:formula="oooc:=ABS(([.C240]-[.B240])*100/[.B240])" office:value-type="float" office:value="46.403162055336">
            <text:p>46.4</text:p>
          </table:table-cell>
          <table:table-cell table:formula="oooc:=ABS(([.D240]-[.B240])*100/[.B240])" office:value-type="float" office:value="32.7272727272727">
            <text:p>32.73</text:p>
          </table:table-cell>
          <table:table-cell table:formula="oooc:=ABS(([.E240]-[.B240])*100/[.B240])" office:value-type="float" office:value="39.4861660079051">
            <text:p>39.49</text:p>
          </table:table-cell>
          <table:table-cell table:formula="oooc:=ABS(([.F240]-[.B240])*100/[.B240])" office:value-type="float" office:value="19.604743083004">
            <text:p>19.6</text:p>
          </table:table-cell>
          <table:table-cell table:formula="oooc:=ABS(([.G240]-[.B240])*100/[.B240])" office:value-type="float" office:value="4.46640316205533">
            <text:p>4.47</text:p>
          </table:table-cell>
          <table:table-cell table:formula="oooc:=ABS(([.H240]-[.B240])*100/[.B240])" office:value-type="float" office:value="21.5415019762846">
            <text:p>21.54</text:p>
          </table:table-cell>
          <table:table-cell table:formula="oooc:=ABS(([.I240]-[.B240])*100/[.B240])" office:value-type="float" office:value="1.77865612648221">
            <text:p>1.78</text:p>
          </table:table-cell>
          <table:table-cell table:formula="oooc:=ABS(([.J240]-[.B240])*100/[.B240])" office:value-type="float" office:value="11.5415019762846">
            <text:p>11.54</text:p>
          </table:table-cell>
          <table:table-cell table:formula="oooc:=ABS(([.K240]-[.B240])*100/[.B240])" office:value-type="float" office:value="2.21343873517787">
            <text:p>2.21</text:p>
          </table:table-cell>
          <table:table-cell table:formula="oooc:=ABS(([.L240]-[.B240])*100/[.B240])" office:value-type="float" office:value="26.5217391304348">
            <text:p>26.52</text:p>
          </table:table-cell>
          <table:table-cell table:formula="oooc:=ABS(([.M240]-[.B240])*100/[.B240])" office:value-type="float" office:value="2.72727272727272">
            <text:p>2.73</text:p>
          </table:table-cell>
          <table:table-cell table:formula="oooc:=ABS(([.N240]-[.B240])*100/[.B240])" office:value-type="float" office:value="13.6363636363636">
            <text:p>13.64</text:p>
          </table:table-cell>
          <table:table-cell table:number-columns-repeated="2"/>
          <table:table-cell table:formula="oooc:=ABS([.C240]-[.B240])" office:value-type="float" office:value="11.74">
            <text:p>11.74</text:p>
          </table:table-cell>
          <table:table-cell table:formula="oooc:=ABS([.D240]-[.B240])" office:value-type="float" office:value="8.28">
            <text:p>8.28</text:p>
          </table:table-cell>
          <table:table-cell table:formula="oooc:=ABS([.E240]-[.B240])" office:value-type="float" office:value="9.99">
            <text:p>9.99</text:p>
          </table:table-cell>
          <table:table-cell table:formula="oooc:=ABS([.F240]-[.B240])" office:value-type="float" office:value="4.96">
            <text:p>4.96</text:p>
          </table:table-cell>
          <table:table-cell table:formula="oooc:=ABS([.G240]-[.B240])" office:value-type="float" office:value="1.13">
            <text:p>1.13</text:p>
          </table:table-cell>
          <table:table-cell table:formula="oooc:=ABS([.H240]-[.B240])" office:value-type="float" office:value="5.45">
            <text:p>5.45</text:p>
          </table:table-cell>
          <table:table-cell table:formula="oooc:=ABS([.I240]-[.B240])" office:value-type="float" office:value="0.449999999999999">
            <text:p>0.45</text:p>
          </table:table-cell>
          <table:table-cell table:formula="oooc:=ABS([.J240]-[.B240])" office:value-type="float" office:value="2.92">
            <text:p>2.92</text:p>
          </table:table-cell>
          <table:table-cell table:formula="oooc:=ABS([.K240]-[.B240])" office:value-type="float" office:value="0.560000000000002">
            <text:p>0.56</text:p>
          </table:table-cell>
          <table:table-cell table:formula="oooc:=ABS([.L240]-[.B240])" office:value-type="float" office:value="6.71">
            <text:p>6.71</text:p>
          </table:table-cell>
          <table:table-cell table:formula="oooc:=ABS([.M240]-[.B240])" office:value-type="float" office:value="0.689999999999998">
            <text:p>0.69</text:p>
          </table:table-cell>
          <table:table-cell table:formula="oooc:=ABS([.N240]-[.B240])" office:value-type="float" office:value="3.45">
            <text:p>3.45</text:p>
          </table:table-cell>
          <table:table-cell table:number-columns-repeated="3"/>
        </table:table-row>
        <table:table-row table:style-name="ro1">
          <table:table-cell office:value-type="string">
            <text:p>TCCACACGGTAGTAAAATTAGGCTT</text:p>
          </table:table-cell>
          <table:table-cell office:value-type="float" office:value="71.8">
            <text:p>71.8</text:p>
          </table:table-cell>
          <table:table-cell office:value-type="float" office:value="70.09">
            <text:p>70.09</text:p>
          </table:table-cell>
          <table:table-cell office:value-type="float" office:value="72.45">
            <text:p>72.45</text:p>
          </table:table-cell>
          <table:table-cell office:value-type="float" office:value="72.07">
            <text:p>72.07</text:p>
          </table:table-cell>
          <table:table-cell office:value-type="float" office:value="73.19">
            <text:p>73.19</text:p>
          </table:table-cell>
          <table:table-cell office:value-type="float" office:value="73.56">
            <text:p>73.56</text:p>
          </table:table-cell>
          <table:table-cell office:value-type="float" office:value="73.86">
            <text:p>73.86</text:p>
          </table:table-cell>
          <table:table-cell office:value-type="float" office:value="74.69">
            <text:p>74.69</text:p>
          </table:table-cell>
          <table:table-cell office:value-type="float" office:value="73.65">
            <text:p>73.65</text:p>
          </table:table-cell>
          <table:table-cell office:value-type="float" office:value="73.54">
            <text:p>73.54</text:p>
          </table:table-cell>
          <table:table-cell office:value-type="float" office:value="72.8">
            <text:p>72.8</text:p>
          </table:table-cell>
          <table:table-cell office:value-type="float" office:value="74.44">
            <text:p>74.44</text:p>
          </table:table-cell>
          <table:table-cell office:value-type="float" office:value="74.03">
            <text:p>74.03</text:p>
          </table:table-cell>
          <table:table-cell office:value-type="float" office:value="71.8">
            <text:p>71.8</text:p>
          </table:table-cell>
          <table:table-cell/>
          <table:table-cell table:formula="oooc:=ABS(([.C241]-[.B241])*100/[.B241])" office:value-type="float" office:value="2.38161559888579">
            <text:p>2.38</text:p>
          </table:table-cell>
          <table:table-cell table:formula="oooc:=ABS(([.D241]-[.B241])*100/[.B241])" office:value-type="float" office:value="0.905292479108643">
            <text:p>0.91</text:p>
          </table:table-cell>
          <table:table-cell table:formula="oooc:=ABS(([.E241]-[.B241])*100/[.B241])" office:value-type="float" office:value="0.37604456824512">
            <text:p>0.38</text:p>
          </table:table-cell>
          <table:table-cell table:formula="oooc:=ABS(([.F241]-[.B241])*100/[.B241])" office:value-type="float" office:value="1.93593314763231">
            <text:p>1.94</text:p>
          </table:table-cell>
          <table:table-cell table:formula="oooc:=ABS(([.G241]-[.B241])*100/[.B241])" office:value-type="float" office:value="2.45125348189416">
            <text:p>2.45</text:p>
          </table:table-cell>
          <table:table-cell table:formula="oooc:=ABS(([.H241]-[.B241])*100/[.B241])" office:value-type="float" office:value="2.86908077994429">
            <text:p>2.87</text:p>
          </table:table-cell>
          <table:table-cell table:formula="oooc:=ABS(([.I241]-[.B241])*100/[.B241])" office:value-type="float" office:value="4.02506963788301">
            <text:p>4.03</text:p>
          </table:table-cell>
          <table:table-cell table:formula="oooc:=ABS(([.J241]-[.B241])*100/[.B241])" office:value-type="float" office:value="2.5766016713092">
            <text:p>2.58</text:p>
          </table:table-cell>
          <table:table-cell table:formula="oooc:=ABS(([.K241]-[.B241])*100/[.B241])" office:value-type="float" office:value="2.42339832869082">
            <text:p>2.42</text:p>
          </table:table-cell>
          <table:table-cell table:formula="oooc:=ABS(([.L241]-[.B241])*100/[.B241])" office:value-type="float" office:value="1.39275766016713">
            <text:p>1.39</text:p>
          </table:table-cell>
          <table:table-cell table:formula="oooc:=ABS(([.M241]-[.B241])*100/[.B241])" office:value-type="float" office:value="3.67688022284123">
            <text:p>3.68</text:p>
          </table:table-cell>
          <table:table-cell table:formula="oooc:=ABS(([.N241]-[.B241])*100/[.B241])" office:value-type="float" office:value="3.10584958217271">
            <text:p>3.11</text:p>
          </table:table-cell>
          <table:table-cell table:number-columns-repeated="2"/>
          <table:table-cell table:formula="oooc:=ABS([.C241]-[.B241])" office:value-type="float" office:value="1.70999999999999">
            <text:p>1.71</text:p>
          </table:table-cell>
          <table:table-cell table:formula="oooc:=ABS([.D241]-[.B241])" office:value-type="float" office:value="0.650000000000006">
            <text:p>0.65</text:p>
          </table:table-cell>
          <table:table-cell table:formula="oooc:=ABS([.E241]-[.B241])" office:value-type="float" office:value="0.269999999999996">
            <text:p>0.27</text:p>
          </table:table-cell>
          <table:table-cell table:formula="oooc:=ABS([.F241]-[.B241])" office:value-type="float" office:value="1.39">
            <text:p>1.39</text:p>
          </table:table-cell>
          <table:table-cell table:formula="oooc:=ABS([.G241]-[.B241])" office:value-type="float" office:value="1.76000000000001">
            <text:p>1.76</text:p>
          </table:table-cell>
          <table:table-cell table:formula="oooc:=ABS([.H241]-[.B241])" office:value-type="float" office:value="2.06">
            <text:p>2.06</text:p>
          </table:table-cell>
          <table:table-cell table:formula="oooc:=ABS([.I241]-[.B241])" office:value-type="float" office:value="2.89">
            <text:p>2.89</text:p>
          </table:table-cell>
          <table:table-cell table:formula="oooc:=ABS([.J241]-[.B241])" office:value-type="float" office:value="1.85000000000001">
            <text:p>1.85</text:p>
          </table:table-cell>
          <table:table-cell table:formula="oooc:=ABS([.K241]-[.B241])" office:value-type="float" office:value="1.74000000000001">
            <text:p>1.74</text:p>
          </table:table-cell>
          <table:table-cell table:formula="oooc:=ABS([.L241]-[.B241])" office:value-type="float" office:value="1">
            <text:p>1</text:p>
          </table:table-cell>
          <table:table-cell table:formula="oooc:=ABS([.M241]-[.B241])" office:value-type="float" office:value="2.64">
            <text:p>2.64</text:p>
          </table:table-cell>
          <table:table-cell table:formula="oooc:=ABS([.N241]-[.B241])" office:value-type="float" office:value="2.23">
            <text:p>2.23</text:p>
          </table:table-cell>
          <table:table-cell table:number-columns-repeated="3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75.6">
            <text:p>75.6</text:p>
          </table:table-cell>
          <table:table-cell table:number-columns-repeated="11" office:value-type="float" office:value="76.44">
            <text:p>76.44</text:p>
          </table:table-cell>
          <table:table-cell office:value-type="float" office:value="76.45">
            <text:p>76.45</text:p>
          </table:table-cell>
          <table:table-cell office:value-type="float" office:value="75.6">
            <text:p>75.6</text:p>
          </table:table-cell>
          <table:table-cell/>
          <table:table-cell table:formula="oooc:=ABS(([.C242]-[.B242])*100/[.B242])" office:value-type="float" office:value="1.11111111111112">
            <text:p>1.11</text:p>
          </table:table-cell>
          <table:table-cell table:formula="oooc:=ABS(([.D242]-[.B242])*100/[.B242])" office:value-type="float" office:value="1.11111111111112">
            <text:p>1.11</text:p>
          </table:table-cell>
          <table:table-cell table:formula="oooc:=ABS(([.E242]-[.B242])*100/[.B242])" office:value-type="float" office:value="1.11111111111112">
            <text:p>1.11</text:p>
          </table:table-cell>
          <table:table-cell table:formula="oooc:=ABS(([.F242]-[.B242])*100/[.B242])" office:value-type="float" office:value="1.11111111111112">
            <text:p>1.11</text:p>
          </table:table-cell>
          <table:table-cell table:formula="oooc:=ABS(([.G242]-[.B242])*100/[.B242])" office:value-type="float" office:value="1.11111111111112">
            <text:p>1.11</text:p>
          </table:table-cell>
          <table:table-cell table:formula="oooc:=ABS(([.H242]-[.B242])*100/[.B242])" office:value-type="float" office:value="1.11111111111112">
            <text:p>1.11</text:p>
          </table:table-cell>
          <table:table-cell table:formula="oooc:=ABS(([.I242]-[.B242])*100/[.B242])" office:value-type="float" office:value="1.11111111111112">
            <text:p>1.11</text:p>
          </table:table-cell>
          <table:table-cell table:formula="oooc:=ABS(([.J242]-[.B242])*100/[.B242])" office:value-type="float" office:value="1.11111111111112">
            <text:p>1.11</text:p>
          </table:table-cell>
          <table:table-cell table:formula="oooc:=ABS(([.K242]-[.B242])*100/[.B242])" office:value-type="float" office:value="1.11111111111112">
            <text:p>1.11</text:p>
          </table:table-cell>
          <table:table-cell table:formula="oooc:=ABS(([.L242]-[.B242])*100/[.B242])" office:value-type="float" office:value="1.11111111111112">
            <text:p>1.11</text:p>
          </table:table-cell>
          <table:table-cell table:formula="oooc:=ABS(([.M242]-[.B242])*100/[.B242])" office:value-type="float" office:value="1.11111111111112">
            <text:p>1.11</text:p>
          </table:table-cell>
          <table:table-cell table:formula="oooc:=ABS(([.N242]-[.B242])*100/[.B242])" office:value-type="float" office:value="1.12433862433864">
            <text:p>1.12</text:p>
          </table:table-cell>
          <table:table-cell table:number-columns-repeated="2"/>
          <table:table-cell table:formula="oooc:=ABS([.C242]-[.B242])" office:value-type="float" office:value="0.840000000000003">
            <text:p>0.84</text:p>
          </table:table-cell>
          <table:table-cell table:formula="oooc:=ABS([.D242]-[.B242])" office:value-type="float" office:value="0.840000000000003">
            <text:p>0.84</text:p>
          </table:table-cell>
          <table:table-cell table:formula="oooc:=ABS([.E242]-[.B242])" office:value-type="float" office:value="0.840000000000003">
            <text:p>0.84</text:p>
          </table:table-cell>
          <table:table-cell table:formula="oooc:=ABS([.F242]-[.B242])" office:value-type="float" office:value="0.840000000000003">
            <text:p>0.84</text:p>
          </table:table-cell>
          <table:table-cell table:formula="oooc:=ABS([.G242]-[.B242])" office:value-type="float" office:value="0.840000000000003">
            <text:p>0.84</text:p>
          </table:table-cell>
          <table:table-cell table:formula="oooc:=ABS([.H242]-[.B242])" office:value-type="float" office:value="0.840000000000003">
            <text:p>0.84</text:p>
          </table:table-cell>
          <table:table-cell table:formula="oooc:=ABS([.I242]-[.B242])" office:value-type="float" office:value="0.840000000000003">
            <text:p>0.84</text:p>
          </table:table-cell>
          <table:table-cell table:formula="oooc:=ABS([.J242]-[.B242])" office:value-type="float" office:value="0.840000000000003">
            <text:p>0.84</text:p>
          </table:table-cell>
          <table:table-cell table:formula="oooc:=ABS([.K242]-[.B242])" office:value-type="float" office:value="0.840000000000003">
            <text:p>0.84</text:p>
          </table:table-cell>
          <table:table-cell table:formula="oooc:=ABS([.L242]-[.B242])" office:value-type="float" office:value="0.840000000000003">
            <text:p>0.84</text:p>
          </table:table-cell>
          <table:table-cell table:formula="oooc:=ABS([.M242]-[.B242])" office:value-type="float" office:value="0.840000000000003">
            <text:p>0.84</text:p>
          </table:table-cell>
          <table:table-cell table:formula="oooc:=ABS([.N242]-[.B242])" office:value-type="float" office:value="0.850000000000008">
            <text:p>0.85</text:p>
          </table:table-cell>
          <table:table-cell table:number-columns-repeated="3"/>
        </table:table-row>
        <table:table-row table:style-name="ro1">
          <table:table-cell office:value-type="string">
            <text:p>TTCAAGTTAAACATTCTATC</text:p>
          </table:table-cell>
          <table:table-cell office:value-type="float" office:value="45.7">
            <text:p>45.7</text:p>
          </table:table-cell>
          <table:table-cell office:value-type="float" office:value="31.72">
            <text:p>31.72</text:p>
          </table:table-cell>
          <table:table-cell office:value-type="float" office:value="40.56">
            <text:p>40.56</text:p>
          </table:table-cell>
          <table:table-cell office:value-type="float" office:value="38.42">
            <text:p>38.42</text:p>
          </table:table-cell>
          <table:table-cell office:value-type="float" office:value="44.73">
            <text:p>44.73</text:p>
          </table:table-cell>
          <table:table-cell office:value-type="float" office:value="46.86">
            <text:p>46.86</text:p>
          </table:table-cell>
          <table:table-cell office:value-type="float" office:value="42.68">
            <text:p>42.68</text:p>
          </table:table-cell>
          <table:table-cell office:value-type="float" office:value="46.38">
            <text:p>46.38</text:p>
          </table:table-cell>
          <table:table-cell office:value-type="float" office:value="47.3">
            <text:p>47.3</text:p>
          </table:table-cell>
          <table:table-cell office:value-type="float" office:value="48.04">
            <text:p>48.04</text:p>
          </table:table-cell>
          <table:table-cell office:value-type="float" office:value="42.54">
            <text:p>42.54</text:p>
          </table:table-cell>
          <table:table-cell office:value-type="float" office:value="49.25">
            <text:p>49.25</text:p>
          </table:table-cell>
          <table:table-cell office:value-type="float" office:value="46.03">
            <text:p>46.03</text:p>
          </table:table-cell>
          <table:table-cell office:value-type="float" office:value="45.7">
            <text:p>45.7</text:p>
          </table:table-cell>
          <table:table-cell/>
          <table:table-cell table:formula="oooc:=ABS(([.C243]-[.B243])*100/[.B243])" office:value-type="float" office:value="30.5908096280088">
            <text:p>30.59</text:p>
          </table:table-cell>
          <table:table-cell table:formula="oooc:=ABS(([.D243]-[.B243])*100/[.B243])" office:value-type="float" office:value="11.2472647702407">
            <text:p>11.25</text:p>
          </table:table-cell>
          <table:table-cell table:formula="oooc:=ABS(([.E243]-[.B243])*100/[.B243])" office:value-type="float" office:value="15.9299781181619">
            <text:p>15.93</text:p>
          </table:table-cell>
          <table:table-cell table:formula="oooc:=ABS(([.F243]-[.B243])*100/[.B243])" office:value-type="float" office:value="2.12253829321664">
            <text:p>2.12</text:p>
          </table:table-cell>
          <table:table-cell table:formula="oooc:=ABS(([.G243]-[.B243])*100/[.B243])" office:value-type="float" office:value="2.53829321663019">
            <text:p>2.54</text:p>
          </table:table-cell>
          <table:table-cell table:formula="oooc:=ABS(([.H243]-[.B243])*100/[.B243])" office:value-type="float" office:value="6.60831509846828">
            <text:p>6.61</text:p>
          </table:table-cell>
          <table:table-cell table:formula="oooc:=ABS(([.I243]-[.B243])*100/[.B243])" office:value-type="float" office:value="1.48796498905908">
            <text:p>1.49</text:p>
          </table:table-cell>
          <table:table-cell table:formula="oooc:=ABS(([.J243]-[.B243])*100/[.B243])" office:value-type="float" office:value="3.50109409190371">
            <text:p>3.5</text:p>
          </table:table-cell>
          <table:table-cell table:formula="oooc:=ABS(([.K243]-[.B243])*100/[.B243])" office:value-type="float" office:value="5.12035010940918">
            <text:p>5.12</text:p>
          </table:table-cell>
          <table:table-cell table:formula="oooc:=ABS(([.L243]-[.B243])*100/[.B243])" office:value-type="float" office:value="6.91466083150985">
            <text:p>6.91</text:p>
          </table:table-cell>
          <table:table-cell table:formula="oooc:=ABS(([.M243]-[.B243])*100/[.B243])" office:value-type="float" office:value="7.76805251641137">
            <text:p>7.77</text:p>
          </table:table-cell>
          <table:table-cell table:formula="oooc:=ABS(([.N243]-[.B243])*100/[.B243])" office:value-type="float" office:value="0.722100656455138">
            <text:p>0.72</text:p>
          </table:table-cell>
          <table:table-cell table:number-columns-repeated="2"/>
          <table:table-cell table:formula="oooc:=ABS([.C243]-[.B243])" office:value-type="float" office:value="13.98">
            <text:p>13.98</text:p>
          </table:table-cell>
          <table:table-cell table:formula="oooc:=ABS([.D243]-[.B243])" office:value-type="float" office:value="5.14">
            <text:p>5.14</text:p>
          </table:table-cell>
          <table:table-cell table:formula="oooc:=ABS([.E243]-[.B243])" office:value-type="float" office:value="7.28">
            <text:p>7.28</text:p>
          </table:table-cell>
          <table:table-cell table:formula="oooc:=ABS([.F243]-[.B243])" office:value-type="float" office:value="0.970000000000006">
            <text:p>0.97</text:p>
          </table:table-cell>
          <table:table-cell table:formula="oooc:=ABS([.G243]-[.B243])" office:value-type="float" office:value="1.16">
            <text:p>1.16</text:p>
          </table:table-cell>
          <table:table-cell table:formula="oooc:=ABS([.H243]-[.B243])" office:value-type="float" office:value="3.02">
            <text:p>3.02</text:p>
          </table:table-cell>
          <table:table-cell table:formula="oooc:=ABS([.I243]-[.B243])" office:value-type="float" office:value="0.68">
            <text:p>0.68</text:p>
          </table:table-cell>
          <table:table-cell table:formula="oooc:=ABS([.J243]-[.B243])" office:value-type="float" office:value="1.59999999999999">
            <text:p>1.6</text:p>
          </table:table-cell>
          <table:table-cell table:formula="oooc:=ABS([.K243]-[.B243])" office:value-type="float" office:value="2.34">
            <text:p>2.34</text:p>
          </table:table-cell>
          <table:table-cell table:formula="oooc:=ABS([.L243]-[.B243])" office:value-type="float" office:value="3.16">
            <text:p>3.16</text:p>
          </table:table-cell>
          <table:table-cell table:formula="oooc:=ABS([.M243]-[.B243])" office:value-type="float" office:value="3.55">
            <text:p>3.55</text:p>
          </table:table-cell>
          <table:table-cell table:formula="oooc:=ABS([.N243]-[.B243])" office:value-type="float" office:value="0.329999999999998">
            <text:p>0.33</text:p>
          </table:table-cell>
          <table:table-cell table:number-columns-repeated="3"/>
        </table:table-row>
        <table:table-row table:style-name="ro1">
          <table:table-cell office:value-type="string">
            <text:p>ACAGCGAATGGACCTACGTGGCCTT</text:p>
          </table:table-cell>
          <table:table-cell office:value-type="float" office:value="81">
            <text:p>81</text:p>
          </table:table-cell>
          <table:table-cell table:number-columns-repeated="11" office:value-type="float" office:value="83.14">
            <text:p>83.14</text:p>
          </table:table-cell>
          <table:table-cell office:value-type="float" office:value="83.15">
            <text:p>83.15</text:p>
          </table:table-cell>
          <table:table-cell office:value-type="float" office:value="81">
            <text:p>81</text:p>
          </table:table-cell>
          <table:table-cell/>
          <table:table-cell table:formula="oooc:=ABS(([.C244]-[.B244])*100/[.B244])" office:value-type="float" office:value="2.64197530864198">
            <text:p>2.64</text:p>
          </table:table-cell>
          <table:table-cell table:formula="oooc:=ABS(([.D244]-[.B244])*100/[.B244])" office:value-type="float" office:value="2.64197530864198">
            <text:p>2.64</text:p>
          </table:table-cell>
          <table:table-cell table:formula="oooc:=ABS(([.E244]-[.B244])*100/[.B244])" office:value-type="float" office:value="2.64197530864198">
            <text:p>2.64</text:p>
          </table:table-cell>
          <table:table-cell table:formula="oooc:=ABS(([.F244]-[.B244])*100/[.B244])" office:value-type="float" office:value="2.64197530864198">
            <text:p>2.64</text:p>
          </table:table-cell>
          <table:table-cell table:formula="oooc:=ABS(([.G244]-[.B244])*100/[.B244])" office:value-type="float" office:value="2.64197530864198">
            <text:p>2.64</text:p>
          </table:table-cell>
          <table:table-cell table:formula="oooc:=ABS(([.H244]-[.B244])*100/[.B244])" office:value-type="float" office:value="2.64197530864198">
            <text:p>2.64</text:p>
          </table:table-cell>
          <table:table-cell table:formula="oooc:=ABS(([.I244]-[.B244])*100/[.B244])" office:value-type="float" office:value="2.64197530864198">
            <text:p>2.64</text:p>
          </table:table-cell>
          <table:table-cell table:formula="oooc:=ABS(([.J244]-[.B244])*100/[.B244])" office:value-type="float" office:value="2.64197530864198">
            <text:p>2.64</text:p>
          </table:table-cell>
          <table:table-cell table:formula="oooc:=ABS(([.K244]-[.B244])*100/[.B244])" office:value-type="float" office:value="2.64197530864198">
            <text:p>2.64</text:p>
          </table:table-cell>
          <table:table-cell table:formula="oooc:=ABS(([.L244]-[.B244])*100/[.B244])" office:value-type="float" office:value="2.64197530864198">
            <text:p>2.64</text:p>
          </table:table-cell>
          <table:table-cell table:formula="oooc:=ABS(([.M244]-[.B244])*100/[.B244])" office:value-type="float" office:value="2.64197530864198">
            <text:p>2.64</text:p>
          </table:table-cell>
          <table:table-cell table:formula="oooc:=ABS(([.N244]-[.B244])*100/[.B244])" office:value-type="float" office:value="2.65432098765433">
            <text:p>2.65</text:p>
          </table:table-cell>
          <table:table-cell table:number-columns-repeated="2"/>
          <table:table-cell table:formula="oooc:=ABS([.C244]-[.B244])" office:value-type="float" office:value="2.14">
            <text:p>2.14</text:p>
          </table:table-cell>
          <table:table-cell table:formula="oooc:=ABS([.D244]-[.B244])" office:value-type="float" office:value="2.14">
            <text:p>2.14</text:p>
          </table:table-cell>
          <table:table-cell table:formula="oooc:=ABS([.E244]-[.B244])" office:value-type="float" office:value="2.14">
            <text:p>2.14</text:p>
          </table:table-cell>
          <table:table-cell table:formula="oooc:=ABS([.F244]-[.B244])" office:value-type="float" office:value="2.14">
            <text:p>2.14</text:p>
          </table:table-cell>
          <table:table-cell table:formula="oooc:=ABS([.G244]-[.B244])" office:value-type="float" office:value="2.14">
            <text:p>2.14</text:p>
          </table:table-cell>
          <table:table-cell table:formula="oooc:=ABS([.H244]-[.B244])" office:value-type="float" office:value="2.14">
            <text:p>2.14</text:p>
          </table:table-cell>
          <table:table-cell table:formula="oooc:=ABS([.I244]-[.B244])" office:value-type="float" office:value="2.14">
            <text:p>2.14</text:p>
          </table:table-cell>
          <table:table-cell table:formula="oooc:=ABS([.J244]-[.B244])" office:value-type="float" office:value="2.14">
            <text:p>2.14</text:p>
          </table:table-cell>
          <table:table-cell table:formula="oooc:=ABS([.K244]-[.B244])" office:value-type="float" office:value="2.14">
            <text:p>2.14</text:p>
          </table:table-cell>
          <table:table-cell table:formula="oooc:=ABS([.L244]-[.B244])" office:value-type="float" office:value="2.14">
            <text:p>2.14</text:p>
          </table:table-cell>
          <table:table-cell table:formula="oooc:=ABS([.M244]-[.B244])" office:value-type="float" office:value="2.14">
            <text:p>2.14</text:p>
          </table:table-cell>
          <table:table-cell table:formula="oooc:=ABS([.N244]-[.B244])" office:value-type="float" office:value="2.15000000000001">
            <text:p>2.15</text:p>
          </table:table-cell>
          <table:table-cell table:number-columns-repeated="3"/>
        </table:table-row>
        <table:table-row table:style-name="ro1">
          <table:table-cell office:value-type="string">
            <text:p>CCCTGCACTTTAACTGAATTGTTTA</text:p>
          </table:table-cell>
          <table:table-cell office:value-type="float" office:value="70.1">
            <text:p>70.1</text:p>
          </table:table-cell>
          <table:table-cell office:value-type="float" office:value="67.36">
            <text:p>67.36</text:p>
          </table:table-cell>
          <table:table-cell office:value-type="float" office:value="69.61">
            <text:p>69.61</text:p>
          </table:table-cell>
          <table:table-cell office:value-type="float" office:value="69.23">
            <text:p>69.23</text:p>
          </table:table-cell>
          <table:table-cell office:value-type="float" office:value="70.36">
            <text:p>70.36</text:p>
          </table:table-cell>
          <table:table-cell office:value-type="float" office:value="70.68">
            <text:p>70.68</text:p>
          </table:table-cell>
          <table:table-cell office:value-type="float" office:value="71.03">
            <text:p>71.03</text:p>
          </table:table-cell>
          <table:table-cell office:value-type="float" office:value="71.78">
            <text:p>71.78</text:p>
          </table:table-cell>
          <table:table-cell office:value-type="float" office:value="70.82">
            <text:p>70.82</text:p>
          </table:table-cell>
          <table:table-cell office:value-type="float" office:value="70.75">
            <text:p>70.75</text:p>
          </table:table-cell>
          <table:table-cell office:value-type="float" office:value="69.97">
            <text:p>69.97</text:p>
          </table:table-cell>
          <table:table-cell office:value-type="float" office:value="71.63">
            <text:p>71.63</text:p>
          </table:table-cell>
          <table:table-cell office:value-type="float" office:value="71.2">
            <text:p>71.2</text:p>
          </table:table-cell>
          <table:table-cell office:value-type="float" office:value="70.1">
            <text:p>70.1</text:p>
          </table:table-cell>
          <table:table-cell/>
          <table:table-cell table:formula="oooc:=ABS(([.C245]-[.B245])*100/[.B245])" office:value-type="float" office:value="3.90870185449357">
            <text:p>3.91</text:p>
          </table:table-cell>
          <table:table-cell table:formula="oooc:=ABS(([.D245]-[.B245])*100/[.B245])" office:value-type="float" office:value="0.699001426533516">
            <text:p>0.7</text:p>
          </table:table-cell>
          <table:table-cell table:formula="oooc:=ABS(([.E245]-[.B245])*100/[.B245])" office:value-type="float" office:value="1.24108416547788">
            <text:p>1.24</text:p>
          </table:table-cell>
          <table:table-cell table:formula="oooc:=ABS(([.F245]-[.B245])*100/[.B245])" office:value-type="float" office:value="0.370898716119836">
            <text:p>0.37</text:p>
          </table:table-cell>
          <table:table-cell table:formula="oooc:=ABS(([.G245]-[.B245])*100/[.B245])" office:value-type="float" office:value="0.827389443651944">
            <text:p>0.83</text:p>
          </table:table-cell>
          <table:table-cell table:formula="oooc:=ABS(([.H245]-[.B245])*100/[.B245])" office:value-type="float" office:value="1.32667617689017">
            <text:p>1.33</text:p>
          </table:table-cell>
          <table:table-cell table:formula="oooc:=ABS(([.I245]-[.B245])*100/[.B245])" office:value-type="float" office:value="2.39657631954352">
            <text:p>2.4</text:p>
          </table:table-cell>
          <table:table-cell table:formula="oooc:=ABS(([.J245]-[.B245])*100/[.B245])" office:value-type="float" office:value="1.02710413694722">
            <text:p>1.03</text:p>
          </table:table-cell>
          <table:table-cell table:formula="oooc:=ABS(([.K245]-[.B245])*100/[.B245])" office:value-type="float" office:value="0.92724679029958">
            <text:p>0.93</text:p>
          </table:table-cell>
          <table:table-cell table:formula="oooc:=ABS(([.L245]-[.B245])*100/[.B245])" office:value-type="float" office:value="0.185449358059908">
            <text:p>0.19</text:p>
          </table:table-cell>
          <table:table-cell table:formula="oooc:=ABS(([.M245]-[.B245])*100/[.B245])" office:value-type="float" office:value="2.18259629101284">
            <text:p>2.18</text:p>
          </table:table-cell>
          <table:table-cell table:formula="oooc:=ABS(([.N245]-[.B245])*100/[.B245])" office:value-type="float" office:value="1.5691868758916">
            <text:p>1.57</text:p>
          </table:table-cell>
          <table:table-cell table:number-columns-repeated="2"/>
          <table:table-cell table:formula="oooc:=ABS([.C245]-[.B245])" office:value-type="float" office:value="2.73999999999999">
            <text:p>2.74</text:p>
          </table:table-cell>
          <table:table-cell table:formula="oooc:=ABS([.D245]-[.B245])" office:value-type="float" office:value="0.489999999999995">
            <text:p>0.49</text:p>
          </table:table-cell>
          <table:table-cell table:formula="oooc:=ABS([.E245]-[.B245])" office:value-type="float" office:value="0.86999999999999">
            <text:p>0.87</text:p>
          </table:table-cell>
          <table:table-cell table:formula="oooc:=ABS([.F245]-[.B245])" office:value-type="float" office:value="0.260000000000005">
            <text:p>0.26</text:p>
          </table:table-cell>
          <table:table-cell table:formula="oooc:=ABS([.G245]-[.B245])" office:value-type="float" office:value="0.580000000000012">
            <text:p>0.58</text:p>
          </table:table-cell>
          <table:table-cell table:formula="oooc:=ABS([.H245]-[.B245])" office:value-type="float" office:value="0.930000000000007">
            <text:p>0.93</text:p>
          </table:table-cell>
          <table:table-cell table:formula="oooc:=ABS([.I245]-[.B245])" office:value-type="float" office:value="1.68000000000001">
            <text:p>1.68</text:p>
          </table:table-cell>
          <table:table-cell table:formula="oooc:=ABS([.J245]-[.B245])" office:value-type="float" office:value="0.719999999999999">
            <text:p>0.72</text:p>
          </table:table-cell>
          <table:table-cell table:formula="oooc:=ABS([.K245]-[.B245])" office:value-type="float" office:value="0.650000000000006">
            <text:p>0.65</text:p>
          </table:table-cell>
          <table:table-cell table:formula="oooc:=ABS([.L245]-[.B245])" office:value-type="float" office:value="0.129999999999995">
            <text:p>0.13</text:p>
          </table:table-cell>
          <table:table-cell table:formula="oooc:=ABS([.M245]-[.B245])" office:value-type="float" office:value="1.53">
            <text:p>1.53</text:p>
          </table:table-cell>
          <table:table-cell table:formula="oooc:=ABS([.N245]-[.B245])" office:value-type="float" office:value="1.10000000000001">
            <text:p>1.1</text:p>
          </table:table-cell>
          <table:table-cell table:number-columns-repeated="3"/>
        </table:table-row>
        <table:table-row table:style-name="ro1">
          <table:table-cell office:value-type="string">
            <text:p>TCCACACGGTAGTAAAATTAGGCTT</text:p>
          </table:table-cell>
          <table:table-cell office:value-type="float" office:value="67.3">
            <text:p>67.3</text:p>
          </table:table-cell>
          <table:table-cell office:value-type="float" office:value="57.41">
            <text:p>57.41</text:p>
          </table:table-cell>
          <table:table-cell office:value-type="float" office:value="64.2">
            <text:p>64.2</text:p>
          </table:table-cell>
          <table:table-cell office:value-type="float" office:value="62.99">
            <text:p>62.99</text:p>
          </table:table-cell>
          <table:table-cell office:value-type="float" office:value="66.56">
            <text:p>66.56</text:p>
          </table:table-cell>
          <table:table-cell office:value-type="float" office:value="67.87">
            <text:p>67.87</text:p>
          </table:table-cell>
          <table:table-cell office:value-type="float" office:value="67.14">
            <text:p>67.14</text:p>
          </table:table-cell>
          <table:table-cell office:value-type="float" office:value="69.61">
            <text:p>69.61</text:p>
          </table:table-cell>
          <table:table-cell office:value-type="float" office:value="68.02">
            <text:p>68.02</text:p>
          </table:table-cell>
          <table:table-cell office:value-type="float" office:value="67.8">
            <text:p>67.8</text:p>
          </table:table-cell>
          <table:table-cell office:value-type="float" office:value="65.32">
            <text:p>65.32</text:p>
          </table:table-cell>
          <table:table-cell office:value-type="float" office:value="69.64">
            <text:p>69.64</text:p>
          </table:table-cell>
          <table:table-cell office:value-type="float" office:value="68.12">
            <text:p>68.12</text:p>
          </table:table-cell>
          <table:table-cell office:value-type="float" office:value="67.3">
            <text:p>67.3</text:p>
          </table:table-cell>
          <table:table-cell/>
          <table:table-cell table:formula="oooc:=ABS(([.C246]-[.B246])*100/[.B246])" office:value-type="float" office:value="14.6953937592868">
            <text:p>14.7</text:p>
          </table:table-cell>
          <table:table-cell table:formula="oooc:=ABS(([.D246]-[.B246])*100/[.B246])" office:value-type="float" office:value="4.60624071322436">
            <text:p>4.61</text:p>
          </table:table-cell>
          <table:table-cell table:formula="oooc:=ABS(([.E246]-[.B246])*100/[.B246])" office:value-type="float" office:value="6.40416047548291">
            <text:p>6.4</text:p>
          </table:table-cell>
          <table:table-cell table:formula="oooc:=ABS(([.F246]-[.B246])*100/[.B246])" office:value-type="float" office:value="1.09955423476968">
            <text:p>1.1</text:p>
          </table:table-cell>
          <table:table-cell table:formula="oooc:=ABS(([.G246]-[.B246])*100/[.B246])" office:value-type="float" office:value="0.846953937592879">
            <text:p>0.85</text:p>
          </table:table-cell>
          <table:table-cell table:formula="oooc:=ABS(([.H246]-[.B246])*100/[.B246])" office:value-type="float" office:value="0.237741456166414">
            <text:p>0.24</text:p>
          </table:table-cell>
          <table:table-cell table:formula="oooc:=ABS(([.I246]-[.B246])*100/[.B246])" office:value-type="float" office:value="3.43239227340268">
            <text:p>3.43</text:p>
          </table:table-cell>
          <table:table-cell table:formula="oooc:=ABS(([.J246]-[.B246])*100/[.B246])" office:value-type="float" office:value="1.06983655274888">
            <text:p>1.07</text:p>
          </table:table-cell>
          <table:table-cell table:formula="oooc:=ABS(([.K246]-[.B246])*100/[.B246])" office:value-type="float" office:value="0.742942050520059">
            <text:p>0.74</text:p>
          </table:table-cell>
          <table:table-cell table:formula="oooc:=ABS(([.L246]-[.B246])*100/[.B246])" office:value-type="float" office:value="2.94205052005944">
            <text:p>2.94</text:p>
          </table:table-cell>
          <table:table-cell table:formula="oooc:=ABS(([.M246]-[.B246])*100/[.B246])" office:value-type="float" office:value="3.47696879643388">
            <text:p>3.48</text:p>
          </table:table-cell>
          <table:table-cell table:formula="oooc:=ABS(([.N246]-[.B246])*100/[.B246])" office:value-type="float" office:value="1.21842496285291">
            <text:p>1.22</text:p>
          </table:table-cell>
          <table:table-cell table:number-columns-repeated="2"/>
          <table:table-cell table:formula="oooc:=ABS([.C246]-[.B246])" office:value-type="float" office:value="9.89">
            <text:p>9.89</text:p>
          </table:table-cell>
          <table:table-cell table:formula="oooc:=ABS([.D246]-[.B246])" office:value-type="float" office:value="3.09999999999999">
            <text:p>3.1</text:p>
          </table:table-cell>
          <table:table-cell table:formula="oooc:=ABS([.E246]-[.B246])" office:value-type="float" office:value="4.31">
            <text:p>4.31</text:p>
          </table:table-cell>
          <table:table-cell table:formula="oooc:=ABS([.F246]-[.B246])" office:value-type="float" office:value="0.739999999999995">
            <text:p>0.74</text:p>
          </table:table-cell>
          <table:table-cell table:formula="oooc:=ABS([.G246]-[.B246])" office:value-type="float" office:value="0.570000000000007">
            <text:p>0.57</text:p>
          </table:table-cell>
          <table:table-cell table:formula="oooc:=ABS([.H246]-[.B246])" office:value-type="float" office:value="0.159999999999997">
            <text:p>0.16</text:p>
          </table:table-cell>
          <table:table-cell table:formula="oooc:=ABS([.I246]-[.B246])" office:value-type="float" office:value="2.31">
            <text:p>2.31</text:p>
          </table:table-cell>
          <table:table-cell table:formula="oooc:=ABS([.J246]-[.B246])" office:value-type="float" office:value="0.719999999999999">
            <text:p>0.72</text:p>
          </table:table-cell>
          <table:table-cell table:formula="oooc:=ABS([.K246]-[.B246])" office:value-type="float" office:value="0.5">
            <text:p>0.5</text:p>
          </table:table-cell>
          <table:table-cell table:formula="oooc:=ABS([.L246]-[.B246])" office:value-type="float" office:value="1.98">
            <text:p>1.98</text:p>
          </table:table-cell>
          <table:table-cell table:formula="oooc:=ABS([.M246]-[.B246])" office:value-type="float" office:value="2.34">
            <text:p>2.34</text:p>
          </table:table-cell>
          <table:table-cell table:formula="oooc:=ABS([.N246]-[.B246])" office:value-type="float" office:value="0.820000000000007">
            <text:p>0.82</text:p>
          </table:table-cell>
          <table:table-cell table:number-columns-repeated="3"/>
        </table:table-row>
        <table:table-row table:style-name="ro1">
          <table:table-cell office:value-type="string">
            <text:p>CCCTGCACTTTAACTGAATTGTTTA</text:p>
          </table:table-cell>
          <table:table-cell office:value-type="float" office:value="65.6">
            <text:p>65.6</text:p>
          </table:table-cell>
          <table:table-cell office:value-type="float" office:value="54.89">
            <text:p>54.89</text:p>
          </table:table-cell>
          <table:table-cell office:value-type="float" office:value="61.36">
            <text:p>61.36</text:p>
          </table:table-cell>
          <table:table-cell office:value-type="float" office:value="60.15">
            <text:p>60.15</text:p>
          </table:table-cell>
          <table:table-cell office:value-type="float" office:value="63.73">
            <text:p>63.73</text:p>
          </table:table-cell>
          <table:table-cell office:value-type="float" office:value="64.9">
            <text:p>64.9</text:p>
          </table:table-cell>
          <table:table-cell office:value-type="float" office:value="64.3">
            <text:p>64.3</text:p>
          </table:table-cell>
          <table:table-cell office:value-type="float" office:value="66.58">
            <text:p>66.58</text:p>
          </table:table-cell>
          <table:table-cell office:value-type="float" office:value="65.18">
            <text:p>65.18</text:p>
          </table:table-cell>
          <table:table-cell office:value-type="float" office:value="65.11">
            <text:p>65.11</text:p>
          </table:table-cell>
          <table:table-cell office:value-type="float" office:value="62.49">
            <text:p>62.49</text:p>
          </table:table-cell>
          <table:table-cell office:value-type="float" office:value="66.91">
            <text:p>66.91</text:p>
          </table:table-cell>
          <table:table-cell office:value-type="float" office:value="65.28">
            <text:p>65.28</text:p>
          </table:table-cell>
          <table:table-cell office:value-type="float" office:value="65.6">
            <text:p>65.6</text:p>
          </table:table-cell>
          <table:table-cell/>
          <table:table-cell table:formula="oooc:=ABS(([.C247]-[.B247])*100/[.B247])" office:value-type="float" office:value="16.3262195121951">
            <text:p>16.33</text:p>
          </table:table-cell>
          <table:table-cell table:formula="oooc:=ABS(([.D247]-[.B247])*100/[.B247])" office:value-type="float" office:value="6.46341463414633">
            <text:p>6.46</text:p>
          </table:table-cell>
          <table:table-cell table:formula="oooc:=ABS(([.E247]-[.B247])*100/[.B247])" office:value-type="float" office:value="8.30792682926829">
            <text:p>8.31</text:p>
          </table:table-cell>
          <table:table-cell table:formula="oooc:=ABS(([.F247]-[.B247])*100/[.B247])" office:value-type="float" office:value="2.85060975609756">
            <text:p>2.85</text:p>
          </table:table-cell>
          <table:table-cell table:formula="oooc:=ABS(([.G247]-[.B247])*100/[.B247])" office:value-type="float" office:value="1.06707317073169">
            <text:p>1.07</text:p>
          </table:table-cell>
          <table:table-cell table:formula="oooc:=ABS(([.H247]-[.B247])*100/[.B247])" office:value-type="float" office:value="1.98170731707317">
            <text:p>1.98</text:p>
          </table:table-cell>
          <table:table-cell table:formula="oooc:=ABS(([.I247]-[.B247])*100/[.B247])" office:value-type="float" office:value="1.4939024390244">
            <text:p>1.49</text:p>
          </table:table-cell>
          <table:table-cell table:formula="oooc:=ABS(([.J247]-[.B247])*100/[.B247])" office:value-type="float" office:value="0.640243902439005">
            <text:p>0.64</text:p>
          </table:table-cell>
          <table:table-cell table:formula="oooc:=ABS(([.K247]-[.B247])*100/[.B247])" office:value-type="float" office:value="0.746951219512187">
            <text:p>0.75</text:p>
          </table:table-cell>
          <table:table-cell table:formula="oooc:=ABS(([.L247]-[.B247])*100/[.B247])" office:value-type="float" office:value="4.74085365853657">
            <text:p>4.74</text:p>
          </table:table-cell>
          <table:table-cell table:formula="oooc:=ABS(([.M247]-[.B247])*100/[.B247])" office:value-type="float" office:value="1.9969512195122">
            <text:p>2</text:p>
          </table:table-cell>
          <table:table-cell table:formula="oooc:=ABS(([.N247]-[.B247])*100/[.B247])" office:value-type="float" office:value="0.48780487804877">
            <text:p>0.49</text:p>
          </table:table-cell>
          <table:table-cell table:number-columns-repeated="2"/>
          <table:table-cell table:formula="oooc:=ABS([.C247]-[.B247])" office:value-type="float" office:value="10.71">
            <text:p>10.71</text:p>
          </table:table-cell>
          <table:table-cell table:formula="oooc:=ABS([.D247]-[.B247])" office:value-type="float" office:value="4.23999999999999">
            <text:p>4.24</text:p>
          </table:table-cell>
          <table:table-cell table:formula="oooc:=ABS([.E247]-[.B247])" office:value-type="float" office:value="5.45">
            <text:p>5.45</text:p>
          </table:table-cell>
          <table:table-cell table:formula="oooc:=ABS([.F247]-[.B247])" office:value-type="float" office:value="1.87">
            <text:p>1.87</text:p>
          </table:table-cell>
          <table:table-cell table:formula="oooc:=ABS([.G247]-[.B247])" office:value-type="float" office:value="0.699999999999989">
            <text:p>0.7</text:p>
          </table:table-cell>
          <table:table-cell table:formula="oooc:=ABS([.H247]-[.B247])" office:value-type="float" office:value="1.3">
            <text:p>1.3</text:p>
          </table:table-cell>
          <table:table-cell table:formula="oooc:=ABS([.I247]-[.B247])" office:value-type="float" office:value="0.980000000000004">
            <text:p>0.98</text:p>
          </table:table-cell>
          <table:table-cell table:formula="oooc:=ABS([.J247]-[.B247])" office:value-type="float" office:value="0.419999999999987">
            <text:p>0.42</text:p>
          </table:table-cell>
          <table:table-cell table:formula="oooc:=ABS([.K247]-[.B247])" office:value-type="float" office:value="0.489999999999995">
            <text:p>0.49</text:p>
          </table:table-cell>
          <table:table-cell table:formula="oooc:=ABS([.L247]-[.B247])" office:value-type="float" office:value="3.10999999999999">
            <text:p>3.11</text:p>
          </table:table-cell>
          <table:table-cell table:formula="oooc:=ABS([.M247]-[.B247])" office:value-type="float" office:value="1.31">
            <text:p>1.31</text:p>
          </table:table-cell>
          <table:table-cell table:formula="oooc:=ABS([.N247]-[.B247])" office:value-type="float" office:value="0.319999999999993">
            <text:p>0.32</text:p>
          </table:table-cell>
          <table:table-cell table:number-columns-repeated="3"/>
        </table:table-row>
        <table:table-row table:style-name="ro1">
          <table:table-cell office:value-type="string">
            <text:p>GTATGAGAGACTTTA</text:p>
          </table:table-cell>
          <table:table-cell office:value-type="float" office:value="55.4">
            <text:p>55.4</text:p>
          </table:table-cell>
          <table:table-cell table:number-columns-repeated="11" office:value-type="float" office:value="54.63">
            <text:p>54.63</text:p>
          </table:table-cell>
          <table:table-cell office:value-type="float" office:value="54.64">
            <text:p>54.64</text:p>
          </table:table-cell>
          <table:table-cell office:value-type="float" office:value="55.4">
            <text:p>55.4</text:p>
          </table:table-cell>
          <table:table-cell/>
          <table:table-cell table:formula="oooc:=ABS(([.C248]-[.B248])*100/[.B248])" office:value-type="float" office:value="1.3898916967509">
            <text:p>1.39</text:p>
          </table:table-cell>
          <table:table-cell table:formula="oooc:=ABS(([.D248]-[.B248])*100/[.B248])" office:value-type="float" office:value="1.3898916967509">
            <text:p>1.39</text:p>
          </table:table-cell>
          <table:table-cell table:formula="oooc:=ABS(([.E248]-[.B248])*100/[.B248])" office:value-type="float" office:value="1.3898916967509">
            <text:p>1.39</text:p>
          </table:table-cell>
          <table:table-cell table:formula="oooc:=ABS(([.F248]-[.B248])*100/[.B248])" office:value-type="float" office:value="1.3898916967509">
            <text:p>1.39</text:p>
          </table:table-cell>
          <table:table-cell table:formula="oooc:=ABS(([.G248]-[.B248])*100/[.B248])" office:value-type="float" office:value="1.3898916967509">
            <text:p>1.39</text:p>
          </table:table-cell>
          <table:table-cell table:formula="oooc:=ABS(([.H248]-[.B248])*100/[.B248])" office:value-type="float" office:value="1.3898916967509">
            <text:p>1.39</text:p>
          </table:table-cell>
          <table:table-cell table:formula="oooc:=ABS(([.I248]-[.B248])*100/[.B248])" office:value-type="float" office:value="1.3898916967509">
            <text:p>1.39</text:p>
          </table:table-cell>
          <table:table-cell table:formula="oooc:=ABS(([.J248]-[.B248])*100/[.B248])" office:value-type="float" office:value="1.3898916967509">
            <text:p>1.39</text:p>
          </table:table-cell>
          <table:table-cell table:formula="oooc:=ABS(([.K248]-[.B248])*100/[.B248])" office:value-type="float" office:value="1.3898916967509">
            <text:p>1.39</text:p>
          </table:table-cell>
          <table:table-cell table:formula="oooc:=ABS(([.L248]-[.B248])*100/[.B248])" office:value-type="float" office:value="1.3898916967509">
            <text:p>1.39</text:p>
          </table:table-cell>
          <table:table-cell table:formula="oooc:=ABS(([.M248]-[.B248])*100/[.B248])" office:value-type="float" office:value="1.3898916967509">
            <text:p>1.39</text:p>
          </table:table-cell>
          <table:table-cell table:formula="oooc:=ABS(([.N248]-[.B248])*100/[.B248])" office:value-type="float" office:value="1.37184115523465">
            <text:p>1.37</text:p>
          </table:table-cell>
          <table:table-cell table:number-columns-repeated="2"/>
          <table:table-cell table:formula="oooc:=ABS([.C248]-[.B248])" office:value-type="float" office:value="0.769999999999996">
            <text:p>0.77</text:p>
          </table:table-cell>
          <table:table-cell table:formula="oooc:=ABS([.D248]-[.B248])" office:value-type="float" office:value="0.769999999999996">
            <text:p>0.77</text:p>
          </table:table-cell>
          <table:table-cell table:formula="oooc:=ABS([.E248]-[.B248])" office:value-type="float" office:value="0.769999999999996">
            <text:p>0.77</text:p>
          </table:table-cell>
          <table:table-cell table:formula="oooc:=ABS([.F248]-[.B248])" office:value-type="float" office:value="0.769999999999996">
            <text:p>0.77</text:p>
          </table:table-cell>
          <table:table-cell table:formula="oooc:=ABS([.G248]-[.B248])" office:value-type="float" office:value="0.769999999999996">
            <text:p>0.77</text:p>
          </table:table-cell>
          <table:table-cell table:formula="oooc:=ABS([.H248]-[.B248])" office:value-type="float" office:value="0.769999999999996">
            <text:p>0.77</text:p>
          </table:table-cell>
          <table:table-cell table:formula="oooc:=ABS([.I248]-[.B248])" office:value-type="float" office:value="0.769999999999996">
            <text:p>0.77</text:p>
          </table:table-cell>
          <table:table-cell table:formula="oooc:=ABS([.J248]-[.B248])" office:value-type="float" office:value="0.769999999999996">
            <text:p>0.77</text:p>
          </table:table-cell>
          <table:table-cell table:formula="oooc:=ABS([.K248]-[.B248])" office:value-type="float" office:value="0.769999999999996">
            <text:p>0.77</text:p>
          </table:table-cell>
          <table:table-cell table:formula="oooc:=ABS([.L248]-[.B248])" office:value-type="float" office:value="0.769999999999996">
            <text:p>0.77</text:p>
          </table:table-cell>
          <table:table-cell table:formula="oooc:=ABS([.M248]-[.B248])" office:value-type="float" office:value="0.769999999999996">
            <text:p>0.77</text:p>
          </table:table-cell>
          <table:table-cell table:formula="oooc:=ABS([.N248]-[.B248])" office:value-type="float" office:value="0.759999999999998">
            <text:p>0.76</text:p>
          </table:table-cell>
          <table:table-cell table:number-columns-repeated="3"/>
        </table:table-row>
        <table:table-row table:style-name="ro1">
          <table:table-cell office:value-type="string">
            <text:p>GACGACAAGACCGCG</text:p>
          </table:table-cell>
          <table:table-cell office:value-type="float" office:value="68.6">
            <text:p>68.6</text:p>
          </table:table-cell>
          <table:table-cell table:number-columns-repeated="12" office:value-type="float" office:value="69.49">
            <text:p>69.49</text:p>
          </table:table-cell>
          <table:table-cell office:value-type="float" office:value="68.6">
            <text:p>68.6</text:p>
          </table:table-cell>
          <table:table-cell/>
          <table:table-cell table:formula="oooc:=ABS(([.C249]-[.B249])*100/[.B249])" office:value-type="float" office:value="1.29737609329446">
            <text:p>1.3</text:p>
          </table:table-cell>
          <table:table-cell table:formula="oooc:=ABS(([.D249]-[.B249])*100/[.B249])" office:value-type="float" office:value="1.29737609329446">
            <text:p>1.3</text:p>
          </table:table-cell>
          <table:table-cell table:formula="oooc:=ABS(([.E249]-[.B249])*100/[.B249])" office:value-type="float" office:value="1.29737609329446">
            <text:p>1.3</text:p>
          </table:table-cell>
          <table:table-cell table:formula="oooc:=ABS(([.F249]-[.B249])*100/[.B249])" office:value-type="float" office:value="1.29737609329446">
            <text:p>1.3</text:p>
          </table:table-cell>
          <table:table-cell table:formula="oooc:=ABS(([.G249]-[.B249])*100/[.B249])" office:value-type="float" office:value="1.29737609329446">
            <text:p>1.3</text:p>
          </table:table-cell>
          <table:table-cell table:formula="oooc:=ABS(([.H249]-[.B249])*100/[.B249])" office:value-type="float" office:value="1.29737609329446">
            <text:p>1.3</text:p>
          </table:table-cell>
          <table:table-cell table:formula="oooc:=ABS(([.I249]-[.B249])*100/[.B249])" office:value-type="float" office:value="1.29737609329446">
            <text:p>1.3</text:p>
          </table:table-cell>
          <table:table-cell table:formula="oooc:=ABS(([.J249]-[.B249])*100/[.B249])" office:value-type="float" office:value="1.29737609329446">
            <text:p>1.3</text:p>
          </table:table-cell>
          <table:table-cell table:formula="oooc:=ABS(([.K249]-[.B249])*100/[.B249])" office:value-type="float" office:value="1.29737609329446">
            <text:p>1.3</text:p>
          </table:table-cell>
          <table:table-cell table:formula="oooc:=ABS(([.L249]-[.B249])*100/[.B249])" office:value-type="float" office:value="1.29737609329446">
            <text:p>1.3</text:p>
          </table:table-cell>
          <table:table-cell table:formula="oooc:=ABS(([.M249]-[.B249])*100/[.B249])" office:value-type="float" office:value="1.29737609329446">
            <text:p>1.3</text:p>
          </table:table-cell>
          <table:table-cell table:formula="oooc:=ABS(([.N249]-[.B249])*100/[.B249])" office:value-type="float" office:value="1.29737609329446">
            <text:p>1.3</text:p>
          </table:table-cell>
          <table:table-cell table:number-columns-repeated="2"/>
          <table:table-cell table:formula="oooc:=ABS([.C249]-[.B249])" office:value-type="float" office:value="0.890000000000001">
            <text:p>0.89</text:p>
          </table:table-cell>
          <table:table-cell table:formula="oooc:=ABS([.D249]-[.B249])" office:value-type="float" office:value="0.890000000000001">
            <text:p>0.89</text:p>
          </table:table-cell>
          <table:table-cell table:formula="oooc:=ABS([.E249]-[.B249])" office:value-type="float" office:value="0.890000000000001">
            <text:p>0.89</text:p>
          </table:table-cell>
          <table:table-cell table:formula="oooc:=ABS([.F249]-[.B249])" office:value-type="float" office:value="0.890000000000001">
            <text:p>0.89</text:p>
          </table:table-cell>
          <table:table-cell table:formula="oooc:=ABS([.G249]-[.B249])" office:value-type="float" office:value="0.890000000000001">
            <text:p>0.89</text:p>
          </table:table-cell>
          <table:table-cell table:formula="oooc:=ABS([.H249]-[.B249])" office:value-type="float" office:value="0.890000000000001">
            <text:p>0.89</text:p>
          </table:table-cell>
          <table:table-cell table:formula="oooc:=ABS([.I249]-[.B249])" office:value-type="float" office:value="0.890000000000001">
            <text:p>0.89</text:p>
          </table:table-cell>
          <table:table-cell table:formula="oooc:=ABS([.J249]-[.B249])" office:value-type="float" office:value="0.890000000000001">
            <text:p>0.89</text:p>
          </table:table-cell>
          <table:table-cell table:formula="oooc:=ABS([.K249]-[.B249])" office:value-type="float" office:value="0.890000000000001">
            <text:p>0.89</text:p>
          </table:table-cell>
          <table:table-cell table:formula="oooc:=ABS([.L249]-[.B249])" office:value-type="float" office:value="0.890000000000001">
            <text:p>0.89</text:p>
          </table:table-cell>
          <table:table-cell table:formula="oooc:=ABS([.M249]-[.B249])" office:value-type="float" office:value="0.890000000000001">
            <text:p>0.89</text:p>
          </table:table-cell>
          <table:table-cell table:formula="oooc:=ABS([.N249]-[.B249])" office:value-type="float" office:value="0.890000000000001">
            <text:p>0.89</text:p>
          </table:table-cell>
          <table:table-cell table:number-columns-repeated="3"/>
        </table:table-row>
        <table:table-row table:style-name="ro1">
          <table:table-cell office:value-type="string">
            <text:p>CAGTGAGACAGCAATGGTCG</text:p>
          </table:table-cell>
          <table:table-cell office:value-type="float" office:value="72.5">
            <text:p>72.5</text:p>
          </table:table-cell>
          <table:table-cell table:number-columns-repeated="11" office:value-type="float" office:value="73.3">
            <text:p>73.3</text:p>
          </table:table-cell>
          <table:table-cell office:value-type="float" office:value="73.31">
            <text:p>73.31</text:p>
          </table:table-cell>
          <table:table-cell office:value-type="float" office:value="72.5">
            <text:p>72.5</text:p>
          </table:table-cell>
          <table:table-cell/>
          <table:table-cell table:formula="oooc:=ABS(([.C250]-[.B250])*100/[.B250])" office:value-type="float" office:value="1.10344827586206">
            <text:p>1.1</text:p>
          </table:table-cell>
          <table:table-cell table:formula="oooc:=ABS(([.D250]-[.B250])*100/[.B250])" office:value-type="float" office:value="1.10344827586206">
            <text:p>1.1</text:p>
          </table:table-cell>
          <table:table-cell table:formula="oooc:=ABS(([.E250]-[.B250])*100/[.B250])" office:value-type="float" office:value="1.10344827586206">
            <text:p>1.1</text:p>
          </table:table-cell>
          <table:table-cell table:formula="oooc:=ABS(([.F250]-[.B250])*100/[.B250])" office:value-type="float" office:value="1.10344827586206">
            <text:p>1.1</text:p>
          </table:table-cell>
          <table:table-cell table:formula="oooc:=ABS(([.G250]-[.B250])*100/[.B250])" office:value-type="float" office:value="1.10344827586206">
            <text:p>1.1</text:p>
          </table:table-cell>
          <table:table-cell table:formula="oooc:=ABS(([.H250]-[.B250])*100/[.B250])" office:value-type="float" office:value="1.10344827586206">
            <text:p>1.1</text:p>
          </table:table-cell>
          <table:table-cell table:formula="oooc:=ABS(([.I250]-[.B250])*100/[.B250])" office:value-type="float" office:value="1.10344827586206">
            <text:p>1.1</text:p>
          </table:table-cell>
          <table:table-cell table:formula="oooc:=ABS(([.J250]-[.B250])*100/[.B250])" office:value-type="float" office:value="1.10344827586206">
            <text:p>1.1</text:p>
          </table:table-cell>
          <table:table-cell table:formula="oooc:=ABS(([.K250]-[.B250])*100/[.B250])" office:value-type="float" office:value="1.10344827586206">
            <text:p>1.1</text:p>
          </table:table-cell>
          <table:table-cell table:formula="oooc:=ABS(([.L250]-[.B250])*100/[.B250])" office:value-type="float" office:value="1.10344827586206">
            <text:p>1.1</text:p>
          </table:table-cell>
          <table:table-cell table:formula="oooc:=ABS(([.M250]-[.B250])*100/[.B250])" office:value-type="float" office:value="1.10344827586206">
            <text:p>1.1</text:p>
          </table:table-cell>
          <table:table-cell table:formula="oooc:=ABS(([.N250]-[.B250])*100/[.B250])" office:value-type="float" office:value="1.11724137931035">
            <text:p>1.12</text:p>
          </table:table-cell>
          <table:table-cell table:number-columns-repeated="2"/>
          <table:table-cell table:formula="oooc:=ABS([.C250]-[.B250])" office:value-type="float" office:value="0.799999999999997">
            <text:p>0.8</text:p>
          </table:table-cell>
          <table:table-cell table:formula="oooc:=ABS([.D250]-[.B250])" office:value-type="float" office:value="0.799999999999997">
            <text:p>0.8</text:p>
          </table:table-cell>
          <table:table-cell table:formula="oooc:=ABS([.E250]-[.B250])" office:value-type="float" office:value="0.799999999999997">
            <text:p>0.8</text:p>
          </table:table-cell>
          <table:table-cell table:formula="oooc:=ABS([.F250]-[.B250])" office:value-type="float" office:value="0.799999999999997">
            <text:p>0.8</text:p>
          </table:table-cell>
          <table:table-cell table:formula="oooc:=ABS([.G250]-[.B250])" office:value-type="float" office:value="0.799999999999997">
            <text:p>0.8</text:p>
          </table:table-cell>
          <table:table-cell table:formula="oooc:=ABS([.H250]-[.B250])" office:value-type="float" office:value="0.799999999999997">
            <text:p>0.8</text:p>
          </table:table-cell>
          <table:table-cell table:formula="oooc:=ABS([.I250]-[.B250])" office:value-type="float" office:value="0.799999999999997">
            <text:p>0.8</text:p>
          </table:table-cell>
          <table:table-cell table:formula="oooc:=ABS([.J250]-[.B250])" office:value-type="float" office:value="0.799999999999997">
            <text:p>0.8</text:p>
          </table:table-cell>
          <table:table-cell table:formula="oooc:=ABS([.K250]-[.B250])" office:value-type="float" office:value="0.799999999999997">
            <text:p>0.8</text:p>
          </table:table-cell>
          <table:table-cell table:formula="oooc:=ABS([.L250]-[.B250])" office:value-type="float" office:value="0.799999999999997">
            <text:p>0.8</text:p>
          </table:table-cell>
          <table:table-cell table:formula="oooc:=ABS([.M250]-[.B250])" office:value-type="float" office:value="0.799999999999997">
            <text:p>0.8</text:p>
          </table:table-cell>
          <table:table-cell table:formula="oooc:=ABS([.N250]-[.B250])" office:value-type="float" office:value="0.810000000000002">
            <text:p>0.81</text:p>
          </table:table-cell>
          <table:table-cell table:number-columns-repeated="3"/>
        </table:table-row>
        <table:table-row table:style-name="ro1">
          <table:table-cell office:value-type="string">
            <text:p>GGGACCGCCT</text:p>
          </table:table-cell>
          <table:table-cell office:value-type="float" office:value="50.3">
            <text:p>50.3</text:p>
          </table:table-cell>
          <table:table-cell office:value-type="float" office:value="35.95">
            <text:p>35.95</text:p>
          </table:table-cell>
          <table:table-cell office:value-type="float" office:value="47.89">
            <text:p>47.89</text:p>
          </table:table-cell>
          <table:table-cell office:value-type="float" office:value="45.69">
            <text:p>45.69</text:p>
          </table:table-cell>
          <table:table-cell office:value-type="float" office:value="51.55">
            <text:p>51.55</text:p>
          </table:table-cell>
          <table:table-cell office:value-type="float" office:value="51.2">
            <text:p>51.2</text:p>
          </table:table-cell>
          <table:table-cell office:value-type="float" office:value="54.04">
            <text:p>54.04</text:p>
          </table:table-cell>
          <table:table-cell office:value-type="float" office:value="52.51">
            <text:p>52.51</text:p>
          </table:table-cell>
          <table:table-cell office:value-type="float" office:value="46.74">
            <text:p>46.74</text:p>
          </table:table-cell>
          <table:table-cell office:value-type="float" office:value="48.2">
            <text:p>48.2</text:p>
          </table:table-cell>
          <table:table-cell office:value-type="float" office:value="42.95">
            <text:p>42.95</text:p>
          </table:table-cell>
          <table:table-cell office:value-type="float" office:value="49.58">
            <text:p>49.58</text:p>
          </table:table-cell>
          <table:table-cell office:value-type="float" office:value="46.2">
            <text:p>46.2</text:p>
          </table:table-cell>
          <table:table-cell office:value-type="float" office:value="50.3">
            <text:p>50.3</text:p>
          </table:table-cell>
          <table:table-cell/>
          <table:table-cell table:formula="oooc:=ABS(([.C251]-[.B251])*100/[.B251])" office:value-type="float" office:value="28.5288270377734">
            <text:p>28.53</text:p>
          </table:table-cell>
          <table:table-cell table:formula="oooc:=ABS(([.D251]-[.B251])*100/[.B251])" office:value-type="float" office:value="4.79125248508946">
            <text:p>4.79</text:p>
          </table:table-cell>
          <table:table-cell table:formula="oooc:=ABS(([.E251]-[.B251])*100/[.B251])" office:value-type="float" office:value="9.16500994035785">
            <text:p>9.17</text:p>
          </table:table-cell>
          <table:table-cell table:formula="oooc:=ABS(([.F251]-[.B251])*100/[.B251])" office:value-type="float" office:value="2.48508946322068">
            <text:p>2.49</text:p>
          </table:table-cell>
          <table:table-cell table:formula="oooc:=ABS(([.G251]-[.B251])*100/[.B251])" office:value-type="float" office:value="1.7892644135189">
            <text:p>1.79</text:p>
          </table:table-cell>
          <table:table-cell table:formula="oooc:=ABS(([.H251]-[.B251])*100/[.B251])" office:value-type="float" office:value="7.43538767395627">
            <text:p>7.44</text:p>
          </table:table-cell>
          <table:table-cell table:formula="oooc:=ABS(([.I251]-[.B251])*100/[.B251])" office:value-type="float" office:value="4.39363817097416">
            <text:p>4.39</text:p>
          </table:table-cell>
          <table:table-cell table:formula="oooc:=ABS(([.J251]-[.B251])*100/[.B251])" office:value-type="float" office:value="7.07753479125248">
            <text:p>7.08</text:p>
          </table:table-cell>
          <table:table-cell table:formula="oooc:=ABS(([.K251]-[.B251])*100/[.B251])" office:value-type="float" office:value="4.17495029821072">
            <text:p>4.17</text:p>
          </table:table-cell>
          <table:table-cell table:formula="oooc:=ABS(([.L251]-[.B251])*100/[.B251])" office:value-type="float" office:value="14.6123260437376">
            <text:p>14.61</text:p>
          </table:table-cell>
          <table:table-cell table:formula="oooc:=ABS(([.M251]-[.B251])*100/[.B251])" office:value-type="float" office:value="1.43141153081511">
            <text:p>1.43</text:p>
          </table:table-cell>
          <table:table-cell table:formula="oooc:=ABS(([.N251]-[.B251])*100/[.B251])" office:value-type="float" office:value="8.15109343936381">
            <text:p>8.15</text:p>
          </table:table-cell>
          <table:table-cell table:number-columns-repeated="2"/>
          <table:table-cell table:formula="oooc:=ABS([.C251]-[.B251])" office:value-type="float" office:value="14.35">
            <text:p>14.35</text:p>
          </table:table-cell>
          <table:table-cell table:formula="oooc:=ABS([.D251]-[.B251])" office:value-type="float" office:value="2.41">
            <text:p>2.41</text:p>
          </table:table-cell>
          <table:table-cell table:formula="oooc:=ABS([.E251]-[.B251])" office:value-type="float" office:value="4.61">
            <text:p>4.61</text:p>
          </table:table-cell>
          <table:table-cell table:formula="oooc:=ABS([.F251]-[.B251])" office:value-type="float" office:value="1.25">
            <text:p>1.25</text:p>
          </table:table-cell>
          <table:table-cell table:formula="oooc:=ABS([.G251]-[.B251])" office:value-type="float" office:value="0.900000000000006">
            <text:p>0.9</text:p>
          </table:table-cell>
          <table:table-cell table:formula="oooc:=ABS([.H251]-[.B251])" office:value-type="float" office:value="3.74">
            <text:p>3.74</text:p>
          </table:table-cell>
          <table:table-cell table:formula="oooc:=ABS([.I251]-[.B251])" office:value-type="float" office:value="2.21">
            <text:p>2.21</text:p>
          </table:table-cell>
          <table:table-cell table:formula="oooc:=ABS([.J251]-[.B251])" office:value-type="float" office:value="3.56">
            <text:p>3.56</text:p>
          </table:table-cell>
          <table:table-cell table:formula="oooc:=ABS([.K251]-[.B251])" office:value-type="float" office:value="2.09999999999999">
            <text:p>2.1</text:p>
          </table:table-cell>
          <table:table-cell table:formula="oooc:=ABS([.L251]-[.B251])" office:value-type="float" office:value="7.34999999999999">
            <text:p>7.35</text:p>
          </table:table-cell>
          <table:table-cell table:formula="oooc:=ABS([.M251]-[.B251])" office:value-type="float" office:value="0.719999999999999">
            <text:p>0.72</text:p>
          </table:table-cell>
          <table:table-cell table:formula="oooc:=ABS([.N251]-[.B251])" office:value-type="float" office:value="4.09999999999999">
            <text:p>4.1</text:p>
          </table:table-cell>
          <table:table-cell table:number-columns-repeated="3"/>
        </table:table-row>
        <table:table-row table:style-name="ro1">
          <table:table-cell office:value-type="string">
            <text:p>TGGATGTGTGAACAC</text:p>
          </table:table-cell>
          <table:table-cell office:value-type="float" office:value="51.6">
            <text:p>51.6</text:p>
          </table:table-cell>
          <table:table-cell office:value-type="float" office:value="38.72">
            <text:p>38.72</text:p>
          </table:table-cell>
          <table:table-cell office:value-type="float" office:value="45.17">
            <text:p>45.17</text:p>
          </table:table-cell>
          <table:table-cell office:value-type="float" office:value="43.47">
            <text:p>43.47</text:p>
          </table:table-cell>
          <table:table-cell office:value-type="float" office:value="48.49">
            <text:p>48.49</text:p>
          </table:table-cell>
          <table:table-cell office:value-type="float" office:value="51.92">
            <text:p>51.92</text:p>
          </table:table-cell>
          <table:table-cell office:value-type="float" office:value="48.01">
            <text:p>48.01</text:p>
          </table:table-cell>
          <table:table-cell office:value-type="float" office:value="52.9">
            <text:p>52.9</text:p>
          </table:table-cell>
          <table:table-cell office:value-type="float" office:value="50.54">
            <text:p>50.54</text:p>
          </table:table-cell>
          <table:table-cell office:value-type="float" office:value="51.52">
            <text:p>51.52</text:p>
          </table:table-cell>
          <table:table-cell office:value-type="float" office:value="46.75">
            <text:p>46.75</text:p>
          </table:table-cell>
          <table:table-cell office:value-type="float" office:value="53.04">
            <text:p>53.04</text:p>
          </table:table-cell>
          <table:table-cell office:value-type="float" office:value="50">
            <text:p>50</text:p>
          </table:table-cell>
          <table:table-cell office:value-type="float" office:value="51.6">
            <text:p>51.6</text:p>
          </table:table-cell>
          <table:table-cell/>
          <table:table-cell table:formula="oooc:=ABS(([.C252]-[.B252])*100/[.B252])" office:value-type="float" office:value="24.9612403100775">
            <text:p>24.96</text:p>
          </table:table-cell>
          <table:table-cell table:formula="oooc:=ABS(([.D252]-[.B252])*100/[.B252])" office:value-type="float" office:value="12.4612403100775">
            <text:p>12.46</text:p>
          </table:table-cell>
          <table:table-cell table:formula="oooc:=ABS(([.E252]-[.B252])*100/[.B252])" office:value-type="float" office:value="15.7558139534884">
            <text:p>15.76</text:p>
          </table:table-cell>
          <table:table-cell table:formula="oooc:=ABS(([.F252]-[.B252])*100/[.B252])" office:value-type="float" office:value="6.02713178294574">
            <text:p>6.03</text:p>
          </table:table-cell>
          <table:table-cell table:formula="oooc:=ABS(([.G252]-[.B252])*100/[.B252])" office:value-type="float" office:value="0.62015503875969">
            <text:p>0.62</text:p>
          </table:table-cell>
          <table:table-cell table:formula="oooc:=ABS(([.H252]-[.B252])*100/[.B252])" office:value-type="float" office:value="6.95736434108528">
            <text:p>6.96</text:p>
          </table:table-cell>
          <table:table-cell table:formula="oooc:=ABS(([.I252]-[.B252])*100/[.B252])" office:value-type="float" office:value="2.51937984496123">
            <text:p>2.52</text:p>
          </table:table-cell>
          <table:table-cell table:formula="oooc:=ABS(([.J252]-[.B252])*100/[.B252])" office:value-type="float" office:value="2.05426356589148">
            <text:p>2.05</text:p>
          </table:table-cell>
          <table:table-cell table:formula="oooc:=ABS(([.K252]-[.B252])*100/[.B252])" office:value-type="float" office:value="0.155038759689919">
            <text:p>0.16</text:p>
          </table:table-cell>
          <table:table-cell table:formula="oooc:=ABS(([.L252]-[.B252])*100/[.B252])" office:value-type="float" office:value="9.39922480620155">
            <text:p>9.4</text:p>
          </table:table-cell>
          <table:table-cell table:formula="oooc:=ABS(([.M252]-[.B252])*100/[.B252])" office:value-type="float" office:value="2.7906976744186">
            <text:p>2.79</text:p>
          </table:table-cell>
          <table:table-cell table:formula="oooc:=ABS(([.N252]-[.B252])*100/[.B252])" office:value-type="float" office:value="3.10077519379845">
            <text:p>3.1</text:p>
          </table:table-cell>
          <table:table-cell table:number-columns-repeated="2"/>
          <table:table-cell table:formula="oooc:=ABS([.C252]-[.B252])" office:value-type="float" office:value="12.88">
            <text:p>12.88</text:p>
          </table:table-cell>
          <table:table-cell table:formula="oooc:=ABS([.D252]-[.B252])" office:value-type="float" office:value="6.43">
            <text:p>6.43</text:p>
          </table:table-cell>
          <table:table-cell table:formula="oooc:=ABS([.E252]-[.B252])" office:value-type="float" office:value="8.13">
            <text:p>8.13</text:p>
          </table:table-cell>
          <table:table-cell table:formula="oooc:=ABS([.F252]-[.B252])" office:value-type="float" office:value="3.11">
            <text:p>3.11</text:p>
          </table:table-cell>
          <table:table-cell table:formula="oooc:=ABS([.G252]-[.B252])" office:value-type="float" office:value="0.32">
            <text:p>0.32</text:p>
          </table:table-cell>
          <table:table-cell table:formula="oooc:=ABS([.H252]-[.B252])" office:value-type="float" office:value="3.59">
            <text:p>3.59</text:p>
          </table:table-cell>
          <table:table-cell table:formula="oooc:=ABS([.I252]-[.B252])" office:value-type="float" office:value="1.3">
            <text:p>1.3</text:p>
          </table:table-cell>
          <table:table-cell table:formula="oooc:=ABS([.J252]-[.B252])" office:value-type="float" office:value="1.06">
            <text:p>1.06</text:p>
          </table:table-cell>
          <table:table-cell table:formula="oooc:=ABS([.K252]-[.B252])" office:value-type="float" office:value="0.0799999999999983">
            <text:p>0.08</text:p>
          </table:table-cell>
          <table:table-cell table:formula="oooc:=ABS([.L252]-[.B252])" office:value-type="float" office:value="4.85">
            <text:p>4.85</text:p>
          </table:table-cell>
          <table:table-cell table:formula="oooc:=ABS([.M252]-[.B252])" office:value-type="float" office:value="1.44">
            <text:p>1.44</text:p>
          </table:table-cell>
          <table:table-cell table:formula="oooc:=ABS([.N252]-[.B252])" office:value-type="float" office:value="1.6">
            <text:p>1.6</text:p>
          </table:table-cell>
          <table:table-cell table:number-columns-repeated="3"/>
        </table:table-row>
        <table:table-row table:style-name="ro1">
          <table:table-cell office:value-type="string">
            <text:p>CTCGCGGTCGAAGCG</text:p>
          </table:table-cell>
          <table:table-cell office:value-type="float" office:value="70.7">
            <text:p>70.7</text:p>
          </table:table-cell>
          <table:table-cell table:number-columns-repeated="12" office:value-type="float" office:value="72.65">
            <text:p>72.65</text:p>
          </table:table-cell>
          <table:table-cell office:value-type="float" office:value="70.7">
            <text:p>70.7</text:p>
          </table:table-cell>
          <table:table-cell/>
          <table:table-cell table:formula="oooc:=ABS(([.C253]-[.B253])*100/[.B253])" office:value-type="float" office:value="2.75813295615276">
            <text:p>2.76</text:p>
          </table:table-cell>
          <table:table-cell table:formula="oooc:=ABS(([.D253]-[.B253])*100/[.B253])" office:value-type="float" office:value="2.75813295615276">
            <text:p>2.76</text:p>
          </table:table-cell>
          <table:table-cell table:formula="oooc:=ABS(([.E253]-[.B253])*100/[.B253])" office:value-type="float" office:value="2.75813295615276">
            <text:p>2.76</text:p>
          </table:table-cell>
          <table:table-cell table:formula="oooc:=ABS(([.F253]-[.B253])*100/[.B253])" office:value-type="float" office:value="2.75813295615276">
            <text:p>2.76</text:p>
          </table:table-cell>
          <table:table-cell table:formula="oooc:=ABS(([.G253]-[.B253])*100/[.B253])" office:value-type="float" office:value="2.75813295615276">
            <text:p>2.76</text:p>
          </table:table-cell>
          <table:table-cell table:formula="oooc:=ABS(([.H253]-[.B253])*100/[.B253])" office:value-type="float" office:value="2.75813295615276">
            <text:p>2.76</text:p>
          </table:table-cell>
          <table:table-cell table:formula="oooc:=ABS(([.I253]-[.B253])*100/[.B253])" office:value-type="float" office:value="2.75813295615276">
            <text:p>2.76</text:p>
          </table:table-cell>
          <table:table-cell table:formula="oooc:=ABS(([.J253]-[.B253])*100/[.B253])" office:value-type="float" office:value="2.75813295615276">
            <text:p>2.76</text:p>
          </table:table-cell>
          <table:table-cell table:formula="oooc:=ABS(([.K253]-[.B253])*100/[.B253])" office:value-type="float" office:value="2.75813295615276">
            <text:p>2.76</text:p>
          </table:table-cell>
          <table:table-cell table:formula="oooc:=ABS(([.L253]-[.B253])*100/[.B253])" office:value-type="float" office:value="2.75813295615276">
            <text:p>2.76</text:p>
          </table:table-cell>
          <table:table-cell table:formula="oooc:=ABS(([.M253]-[.B253])*100/[.B253])" office:value-type="float" office:value="2.75813295615276">
            <text:p>2.76</text:p>
          </table:table-cell>
          <table:table-cell table:formula="oooc:=ABS(([.N253]-[.B253])*100/[.B253])" office:value-type="float" office:value="2.75813295615276">
            <text:p>2.76</text:p>
          </table:table-cell>
          <table:table-cell table:number-columns-repeated="2"/>
          <table:table-cell table:formula="oooc:=ABS([.C253]-[.B253])" office:value-type="float" office:value="1.95">
            <text:p>1.95</text:p>
          </table:table-cell>
          <table:table-cell table:formula="oooc:=ABS([.D253]-[.B253])" office:value-type="float" office:value="1.95">
            <text:p>1.95</text:p>
          </table:table-cell>
          <table:table-cell table:formula="oooc:=ABS([.E253]-[.B253])" office:value-type="float" office:value="1.95">
            <text:p>1.95</text:p>
          </table:table-cell>
          <table:table-cell table:formula="oooc:=ABS([.F253]-[.B253])" office:value-type="float" office:value="1.95">
            <text:p>1.95</text:p>
          </table:table-cell>
          <table:table-cell table:formula="oooc:=ABS([.G253]-[.B253])" office:value-type="float" office:value="1.95">
            <text:p>1.95</text:p>
          </table:table-cell>
          <table:table-cell table:formula="oooc:=ABS([.H253]-[.B253])" office:value-type="float" office:value="1.95">
            <text:p>1.95</text:p>
          </table:table-cell>
          <table:table-cell table:formula="oooc:=ABS([.I253]-[.B253])" office:value-type="float" office:value="1.95">
            <text:p>1.95</text:p>
          </table:table-cell>
          <table:table-cell table:formula="oooc:=ABS([.J253]-[.B253])" office:value-type="float" office:value="1.95">
            <text:p>1.95</text:p>
          </table:table-cell>
          <table:table-cell table:formula="oooc:=ABS([.K253]-[.B253])" office:value-type="float" office:value="1.95">
            <text:p>1.95</text:p>
          </table:table-cell>
          <table:table-cell table:formula="oooc:=ABS([.L253]-[.B253])" office:value-type="float" office:value="1.95">
            <text:p>1.95</text:p>
          </table:table-cell>
          <table:table-cell table:formula="oooc:=ABS([.M253]-[.B253])" office:value-type="float" office:value="1.95">
            <text:p>1.95</text:p>
          </table:table-cell>
          <table:table-cell table:formula="oooc:=ABS([.N253]-[.B253])" office:value-type="float" office:value="1.95">
            <text:p>1.95</text:p>
          </table:table-cell>
          <table:table-cell table:number-columns-repeated="3"/>
        </table:table-row>
        <table:table-row table:style-name="ro1">
          <table:table-cell office:value-type="string">
            <text:p>GTCCACGCCCGGTGCGACGG</text:p>
          </table:table-cell>
          <table:table-cell office:value-type="float" office:value="79.8">
            <text:p>79.8</text:p>
          </table:table-cell>
          <table:table-cell office:value-type="float" office:value="79.44">
            <text:p>79.44</text:p>
          </table:table-cell>
          <table:table-cell office:value-type="float" office:value="82.85">
            <text:p>82.85</text:p>
          </table:table-cell>
          <table:table-cell office:value-type="float" office:value="82.36">
            <text:p>82.36</text:p>
          </table:table-cell>
          <table:table-cell office:value-type="float" office:value="83.67">
            <text:p>83.67</text:p>
          </table:table-cell>
          <table:table-cell office:value-type="float" office:value="83.3">
            <text:p>83.3</text:p>
          </table:table-cell>
          <table:table-cell office:value-type="float" office:value="85.01">
            <text:p>85.01</text:p>
          </table:table-cell>
          <table:table-cell office:value-type="float" office:value="84.59">
            <text:p>84.59</text:p>
          </table:table-cell>
          <table:table-cell office:value-type="float" office:value="82.6">
            <text:p>82.6</text:p>
          </table:table-cell>
          <table:table-cell office:value-type="float" office:value="82.67">
            <text:p>82.67</text:p>
          </table:table-cell>
          <table:table-cell office:value-type="float" office:value="81.75">
            <text:p>81.75</text:p>
          </table:table-cell>
          <table:table-cell office:value-type="float" office:value="83.5">
            <text:p>83.5</text:p>
          </table:table-cell>
          <table:table-cell office:value-type="float" office:value="82.97">
            <text:p>82.97</text:p>
          </table:table-cell>
          <table:table-cell office:value-type="float" office:value="79.8">
            <text:p>79.8</text:p>
          </table:table-cell>
          <table:table-cell/>
          <table:table-cell table:formula="oooc:=ABS(([.C254]-[.B254])*100/[.B254])" office:value-type="float" office:value="0.451127819548871">
            <text:p>0.45</text:p>
          </table:table-cell>
          <table:table-cell table:formula="oooc:=ABS(([.D254]-[.B254])*100/[.B254])" office:value-type="float" office:value="3.82205513784461">
            <text:p>3.82</text:p>
          </table:table-cell>
          <table:table-cell table:formula="oooc:=ABS(([.E254]-[.B254])*100/[.B254])" office:value-type="float" office:value="3.20802005012532">
            <text:p>3.21</text:p>
          </table:table-cell>
          <table:table-cell table:formula="oooc:=ABS(([.F254]-[.B254])*100/[.B254])" office:value-type="float" office:value="4.84962406015038">
            <text:p>4.85</text:p>
          </table:table-cell>
          <table:table-cell table:formula="oooc:=ABS(([.G254]-[.B254])*100/[.B254])" office:value-type="float" office:value="4.3859649122807">
            <text:p>4.39</text:p>
          </table:table-cell>
          <table:table-cell table:formula="oooc:=ABS(([.H254]-[.B254])*100/[.B254])" office:value-type="float" office:value="6.52882205513786">
            <text:p>6.53</text:p>
          </table:table-cell>
          <table:table-cell table:formula="oooc:=ABS(([.I254]-[.B254])*100/[.B254])" office:value-type="float" office:value="6.00250626566417">
            <text:p>6</text:p>
          </table:table-cell>
          <table:table-cell table:formula="oooc:=ABS(([.J254]-[.B254])*100/[.B254])" office:value-type="float" office:value="3.50877192982456">
            <text:p>3.51</text:p>
          </table:table-cell>
          <table:table-cell table:formula="oooc:=ABS(([.K254]-[.B254])*100/[.B254])" office:value-type="float" office:value="3.59649122807018">
            <text:p>3.6</text:p>
          </table:table-cell>
          <table:table-cell table:formula="oooc:=ABS(([.L254]-[.B254])*100/[.B254])" office:value-type="float" office:value="2.44360902255639">
            <text:p>2.44</text:p>
          </table:table-cell>
          <table:table-cell table:formula="oooc:=ABS(([.M254]-[.B254])*100/[.B254])" office:value-type="float" office:value="4.63659147869675">
            <text:p>4.64</text:p>
          </table:table-cell>
          <table:table-cell table:formula="oooc:=ABS(([.N254]-[.B254])*100/[.B254])" office:value-type="float" office:value="3.97243107769424">
            <text:p>3.97</text:p>
          </table:table-cell>
          <table:table-cell table:number-columns-repeated="2"/>
          <table:table-cell table:formula="oooc:=ABS([.C254]-[.B254])" office:value-type="float" office:value="0.359999999999999">
            <text:p>0.36</text:p>
          </table:table-cell>
          <table:table-cell table:formula="oooc:=ABS([.D254]-[.B254])" office:value-type="float" office:value="3.05">
            <text:p>3.05</text:p>
          </table:table-cell>
          <table:table-cell table:formula="oooc:=ABS([.E254]-[.B254])" office:value-type="float" office:value="2.56">
            <text:p>2.56</text:p>
          </table:table-cell>
          <table:table-cell table:formula="oooc:=ABS([.F254]-[.B254])" office:value-type="float" office:value="3.87">
            <text:p>3.87</text:p>
          </table:table-cell>
          <table:table-cell table:formula="oooc:=ABS([.G254]-[.B254])" office:value-type="float" office:value="3.5">
            <text:p>3.5</text:p>
          </table:table-cell>
          <table:table-cell table:formula="oooc:=ABS([.H254]-[.B254])" office:value-type="float" office:value="5.21000000000001">
            <text:p>5.21</text:p>
          </table:table-cell>
          <table:table-cell table:formula="oooc:=ABS([.I254]-[.B254])" office:value-type="float" office:value="4.79000000000001">
            <text:p>4.79</text:p>
          </table:table-cell>
          <table:table-cell table:formula="oooc:=ABS([.J254]-[.B254])" office:value-type="float" office:value="2.8">
            <text:p>2.8</text:p>
          </table:table-cell>
          <table:table-cell table:formula="oooc:=ABS([.K254]-[.B254])" office:value-type="float" office:value="2.87">
            <text:p>2.87</text:p>
          </table:table-cell>
          <table:table-cell table:formula="oooc:=ABS([.L254]-[.B254])" office:value-type="float" office:value="1.95">
            <text:p>1.95</text:p>
          </table:table-cell>
          <table:table-cell table:formula="oooc:=ABS([.M254]-[.B254])" office:value-type="float" office:value="3.7">
            <text:p>3.7</text:p>
          </table:table-cell>
          <table:table-cell table:formula="oooc:=ABS([.N254]-[.B254])" office:value-type="float" office:value="3.17">
            <text:p>3.17</text:p>
          </table:table-cell>
          <table:table-cell table:number-columns-repeated="3"/>
        </table:table-row>
        <table:table-row table:style-name="ro1">
          <table:table-cell office:value-type="string">
            <text:p>GAAATGAAAG</text:p>
          </table:table-cell>
          <table:table-cell office:value-type="float" office:value="22.1">
            <text:p>22.1</text:p>
          </table:table-cell>
          <table:table-cell office:value-type="float" office:value="8.77">
            <text:p>8.77</text:p>
          </table:table-cell>
          <table:table-cell office:value-type="float" office:value="12.68">
            <text:p>12.68</text:p>
          </table:table-cell>
          <table:table-cell office:value-type="float" office:value="10.55">
            <text:p>10.55</text:p>
          </table:table-cell>
          <table:table-cell office:value-type="float" office:value="16.85">
            <text:p>16.85</text:p>
          </table:table-cell>
          <table:table-cell office:value-type="float" office:value="21.77">
            <text:p>21.77</text:p>
          </table:table-cell>
          <table:table-cell office:value-type="float" office:value="14.81">
            <text:p>14.81</text:p>
          </table:table-cell>
          <table:table-cell office:value-type="float" office:value="21.42">
            <text:p>21.42</text:p>
          </table:table-cell>
          <table:table-cell office:value-type="float" office:value="19.43">
            <text:p>19.43</text:p>
          </table:table-cell>
          <table:table-cell office:value-type="float" office:value="22.47">
            <text:p>22.47</text:p>
          </table:table-cell>
          <table:table-cell office:value-type="float" office:value="14.66">
            <text:p>14.66</text:p>
          </table:table-cell>
          <table:table-cell office:value-type="float" office:value="23.32">
            <text:p>23.32</text:p>
          </table:table-cell>
          <table:table-cell office:value-type="float" office:value="18.15">
            <text:p>18.15</text:p>
          </table:table-cell>
          <table:table-cell office:value-type="float" office:value="22.1">
            <text:p>22.1</text:p>
          </table:table-cell>
          <table:table-cell/>
          <table:table-cell table:formula="oooc:=ABS(([.C255]-[.B255])*100/[.B255])" office:value-type="float" office:value="60.316742081448">
            <text:p>60.32</text:p>
          </table:table-cell>
          <table:table-cell table:formula="oooc:=ABS(([.D255]-[.B255])*100/[.B255])" office:value-type="float" office:value="42.6244343891403">
            <text:p>42.62</text:p>
          </table:table-cell>
          <table:table-cell table:formula="oooc:=ABS(([.E255]-[.B255])*100/[.B255])" office:value-type="float" office:value="52.262443438914">
            <text:p>52.26</text:p>
          </table:table-cell>
          <table:table-cell table:formula="oooc:=ABS(([.F255]-[.B255])*100/[.B255])" office:value-type="float" office:value="23.7556561085973">
            <text:p>23.76</text:p>
          </table:table-cell>
          <table:table-cell table:formula="oooc:=ABS(([.G255]-[.B255])*100/[.B255])" office:value-type="float" office:value="1.49321266968327">
            <text:p>1.49</text:p>
          </table:table-cell>
          <table:table-cell table:formula="oooc:=ABS(([.H255]-[.B255])*100/[.B255])" office:value-type="float" office:value="32.9864253393665">
            <text:p>32.99</text:p>
          </table:table-cell>
          <table:table-cell table:formula="oooc:=ABS(([.I255]-[.B255])*100/[.B255])" office:value-type="float" office:value="3.07692307692308">
            <text:p>3.08</text:p>
          </table:table-cell>
          <table:table-cell table:formula="oooc:=ABS(([.J255]-[.B255])*100/[.B255])" office:value-type="float" office:value="12.0814479638009">
            <text:p>12.08</text:p>
          </table:table-cell>
          <table:table-cell table:formula="oooc:=ABS(([.K255]-[.B255])*100/[.B255])" office:value-type="float" office:value="1.67420814479637">
            <text:p>1.67</text:p>
          </table:table-cell>
          <table:table-cell table:formula="oooc:=ABS(([.L255]-[.B255])*100/[.B255])" office:value-type="float" office:value="33.6651583710407">
            <text:p>33.67</text:p>
          </table:table-cell>
          <table:table-cell table:formula="oooc:=ABS(([.M255]-[.B255])*100/[.B255])" office:value-type="float" office:value="5.52036199095022">
            <text:p>5.52</text:p>
          </table:table-cell>
          <table:table-cell table:formula="oooc:=ABS(([.N255]-[.B255])*100/[.B255])" office:value-type="float" office:value="17.8733031674208">
            <text:p>17.87</text:p>
          </table:table-cell>
          <table:table-cell table:number-columns-repeated="2"/>
          <table:table-cell table:formula="oooc:=ABS([.C255]-[.B255])" office:value-type="float" office:value="13.33">
            <text:p>13.33</text:p>
          </table:table-cell>
          <table:table-cell table:formula="oooc:=ABS([.D255]-[.B255])" office:value-type="float" office:value="9.42">
            <text:p>9.42</text:p>
          </table:table-cell>
          <table:table-cell table:formula="oooc:=ABS([.E255]-[.B255])" office:value-type="float" office:value="11.55">
            <text:p>11.55</text:p>
          </table:table-cell>
          <table:table-cell table:formula="oooc:=ABS([.F255]-[.B255])" office:value-type="float" office:value="5.25">
            <text:p>5.25</text:p>
          </table:table-cell>
          <table:table-cell table:formula="oooc:=ABS([.G255]-[.B255])" office:value-type="float" office:value="0.330000000000002">
            <text:p>0.33</text:p>
          </table:table-cell>
          <table:table-cell table:formula="oooc:=ABS([.H255]-[.B255])" office:value-type="float" office:value="7.29">
            <text:p>7.29</text:p>
          </table:table-cell>
          <table:table-cell table:formula="oooc:=ABS([.I255]-[.B255])" office:value-type="float" office:value="0.68">
            <text:p>0.68</text:p>
          </table:table-cell>
          <table:table-cell table:formula="oooc:=ABS([.J255]-[.B255])" office:value-type="float" office:value="2.67">
            <text:p>2.67</text:p>
          </table:table-cell>
          <table:table-cell table:formula="oooc:=ABS([.K255]-[.B255])" office:value-type="float" office:value="0.369999999999997">
            <text:p>0.37</text:p>
          </table:table-cell>
          <table:table-cell table:formula="oooc:=ABS([.L255]-[.B255])" office:value-type="float" office:value="7.44">
            <text:p>7.44</text:p>
          </table:table-cell>
          <table:table-cell table:formula="oooc:=ABS([.M255]-[.B255])" office:value-type="float" office:value="1.22">
            <text:p>1.22</text:p>
          </table:table-cell>
          <table:table-cell table:formula="oooc:=ABS([.N255]-[.B255])" office:value-type="float" office:value="3.95">
            <text:p>3.95</text:p>
          </table:table-cell>
          <table:table-cell table:number-columns-repeated="3"/>
        </table:table-row>
        <table:table-row table:style-name="ro1">
          <table:table-cell office:value-type="string">
            <text:p>CGATCTGCGA</text:p>
          </table:table-cell>
          <table:table-cell office:value-type="float" office:value="49.1">
            <text:p>49.1</text:p>
          </table:table-cell>
          <table:table-cell table:number-columns-repeated="11" office:value-type="float" office:value="50.24">
            <text:p>50.24</text:p>
          </table:table-cell>
          <table:table-cell office:value-type="float" office:value="50.25">
            <text:p>50.25</text:p>
          </table:table-cell>
          <table:table-cell office:value-type="float" office:value="49.1">
            <text:p>49.1</text:p>
          </table:table-cell>
          <table:table-cell/>
          <table:table-cell table:formula="oooc:=ABS(([.C256]-[.B256])*100/[.B256])" office:value-type="float" office:value="2.32179226069247">
            <text:p>2.32</text:p>
          </table:table-cell>
          <table:table-cell table:formula="oooc:=ABS(([.D256]-[.B256])*100/[.B256])" office:value-type="float" office:value="2.32179226069247">
            <text:p>2.32</text:p>
          </table:table-cell>
          <table:table-cell table:formula="oooc:=ABS(([.E256]-[.B256])*100/[.B256])" office:value-type="float" office:value="2.32179226069247">
            <text:p>2.32</text:p>
          </table:table-cell>
          <table:table-cell table:formula="oooc:=ABS(([.F256]-[.B256])*100/[.B256])" office:value-type="float" office:value="2.32179226069247">
            <text:p>2.32</text:p>
          </table:table-cell>
          <table:table-cell table:formula="oooc:=ABS(([.G256]-[.B256])*100/[.B256])" office:value-type="float" office:value="2.32179226069247">
            <text:p>2.32</text:p>
          </table:table-cell>
          <table:table-cell table:formula="oooc:=ABS(([.H256]-[.B256])*100/[.B256])" office:value-type="float" office:value="2.32179226069247">
            <text:p>2.32</text:p>
          </table:table-cell>
          <table:table-cell table:formula="oooc:=ABS(([.I256]-[.B256])*100/[.B256])" office:value-type="float" office:value="2.32179226069247">
            <text:p>2.32</text:p>
          </table:table-cell>
          <table:table-cell table:formula="oooc:=ABS(([.J256]-[.B256])*100/[.B256])" office:value-type="float" office:value="2.32179226069247">
            <text:p>2.32</text:p>
          </table:table-cell>
          <table:table-cell table:formula="oooc:=ABS(([.K256]-[.B256])*100/[.B256])" office:value-type="float" office:value="2.32179226069247">
            <text:p>2.32</text:p>
          </table:table-cell>
          <table:table-cell table:formula="oooc:=ABS(([.L256]-[.B256])*100/[.B256])" office:value-type="float" office:value="2.32179226069247">
            <text:p>2.32</text:p>
          </table:table-cell>
          <table:table-cell table:formula="oooc:=ABS(([.M256]-[.B256])*100/[.B256])" office:value-type="float" office:value="2.32179226069247">
            <text:p>2.32</text:p>
          </table:table-cell>
          <table:table-cell table:formula="oooc:=ABS(([.N256]-[.B256])*100/[.B256])" office:value-type="float" office:value="2.34215885947047">
            <text:p>2.34</text:p>
          </table:table-cell>
          <table:table-cell table:number-columns-repeated="2"/>
          <table:table-cell table:formula="oooc:=ABS([.C256]-[.B256])" office:value-type="float" office:value="1.14">
            <text:p>1.14</text:p>
          </table:table-cell>
          <table:table-cell table:formula="oooc:=ABS([.D256]-[.B256])" office:value-type="float" office:value="1.14">
            <text:p>1.14</text:p>
          </table:table-cell>
          <table:table-cell table:formula="oooc:=ABS([.E256]-[.B256])" office:value-type="float" office:value="1.14">
            <text:p>1.14</text:p>
          </table:table-cell>
          <table:table-cell table:formula="oooc:=ABS([.F256]-[.B256])" office:value-type="float" office:value="1.14">
            <text:p>1.14</text:p>
          </table:table-cell>
          <table:table-cell table:formula="oooc:=ABS([.G256]-[.B256])" office:value-type="float" office:value="1.14">
            <text:p>1.14</text:p>
          </table:table-cell>
          <table:table-cell table:formula="oooc:=ABS([.H256]-[.B256])" office:value-type="float" office:value="1.14">
            <text:p>1.14</text:p>
          </table:table-cell>
          <table:table-cell table:formula="oooc:=ABS([.I256]-[.B256])" office:value-type="float" office:value="1.14">
            <text:p>1.14</text:p>
          </table:table-cell>
          <table:table-cell table:formula="oooc:=ABS([.J256]-[.B256])" office:value-type="float" office:value="1.14">
            <text:p>1.14</text:p>
          </table:table-cell>
          <table:table-cell table:formula="oooc:=ABS([.K256]-[.B256])" office:value-type="float" office:value="1.14">
            <text:p>1.14</text:p>
          </table:table-cell>
          <table:table-cell table:formula="oooc:=ABS([.L256]-[.B256])" office:value-type="float" office:value="1.14">
            <text:p>1.14</text:p>
          </table:table-cell>
          <table:table-cell table:formula="oooc:=ABS([.M256]-[.B256])" office:value-type="float" office:value="1.14">
            <text:p>1.14</text:p>
          </table:table-cell>
          <table:table-cell table:formula="oooc:=ABS([.N256]-[.B256])" office:value-type="float" office:value="1.15">
            <text:p>1.15</text:p>
          </table:table-cell>
          <table:table-cell table:number-columns-repeated="3"/>
        </table:table-row>
        <table:table-row table:style-name="ro1">
          <table:table-cell office:value-type="string">
            <text:p>TGGATGTGTGAACAC</text:p>
          </table:table-cell>
          <table:table-cell office:value-type="float" office:value="60.4">
            <text:p>60.4</text:p>
          </table:table-cell>
          <table:table-cell table:number-columns-repeated="11" office:value-type="float" office:value="62.09">
            <text:p>62.09</text:p>
          </table:table-cell>
          <table:table-cell office:value-type="float" office:value="62.1">
            <text:p>62.1</text:p>
          </table:table-cell>
          <table:table-cell office:value-type="float" office:value="60.4">
            <text:p>60.4</text:p>
          </table:table-cell>
          <table:table-cell/>
          <table:table-cell table:formula="oooc:=ABS(([.C257]-[.B257])*100/[.B257])" office:value-type="float" office:value="2.79801324503312">
            <text:p>2.8</text:p>
          </table:table-cell>
          <table:table-cell table:formula="oooc:=ABS(([.D257]-[.B257])*100/[.B257])" office:value-type="float" office:value="2.79801324503312">
            <text:p>2.8</text:p>
          </table:table-cell>
          <table:table-cell table:formula="oooc:=ABS(([.E257]-[.B257])*100/[.B257])" office:value-type="float" office:value="2.79801324503312">
            <text:p>2.8</text:p>
          </table:table-cell>
          <table:table-cell table:formula="oooc:=ABS(([.F257]-[.B257])*100/[.B257])" office:value-type="float" office:value="2.79801324503312">
            <text:p>2.8</text:p>
          </table:table-cell>
          <table:table-cell table:formula="oooc:=ABS(([.G257]-[.B257])*100/[.B257])" office:value-type="float" office:value="2.79801324503312">
            <text:p>2.8</text:p>
          </table:table-cell>
          <table:table-cell table:formula="oooc:=ABS(([.H257]-[.B257])*100/[.B257])" office:value-type="float" office:value="2.79801324503312">
            <text:p>2.8</text:p>
          </table:table-cell>
          <table:table-cell table:formula="oooc:=ABS(([.I257]-[.B257])*100/[.B257])" office:value-type="float" office:value="2.79801324503312">
            <text:p>2.8</text:p>
          </table:table-cell>
          <table:table-cell table:formula="oooc:=ABS(([.J257]-[.B257])*100/[.B257])" office:value-type="float" office:value="2.79801324503312">
            <text:p>2.8</text:p>
          </table:table-cell>
          <table:table-cell table:formula="oooc:=ABS(([.K257]-[.B257])*100/[.B257])" office:value-type="float" office:value="2.79801324503312">
            <text:p>2.8</text:p>
          </table:table-cell>
          <table:table-cell table:formula="oooc:=ABS(([.L257]-[.B257])*100/[.B257])" office:value-type="float" office:value="2.79801324503312">
            <text:p>2.8</text:p>
          </table:table-cell>
          <table:table-cell table:formula="oooc:=ABS(([.M257]-[.B257])*100/[.B257])" office:value-type="float" office:value="2.79801324503312">
            <text:p>2.8</text:p>
          </table:table-cell>
          <table:table-cell table:formula="oooc:=ABS(([.N257]-[.B257])*100/[.B257])" office:value-type="float" office:value="2.81456953642385">
            <text:p>2.81</text:p>
          </table:table-cell>
          <table:table-cell table:number-columns-repeated="2"/>
          <table:table-cell table:formula="oooc:=ABS([.C257]-[.B257])" office:value-type="float" office:value="1.69">
            <text:p>1.69</text:p>
          </table:table-cell>
          <table:table-cell table:formula="oooc:=ABS([.D257]-[.B257])" office:value-type="float" office:value="1.69">
            <text:p>1.69</text:p>
          </table:table-cell>
          <table:table-cell table:formula="oooc:=ABS([.E257]-[.B257])" office:value-type="float" office:value="1.69">
            <text:p>1.69</text:p>
          </table:table-cell>
          <table:table-cell table:formula="oooc:=ABS([.F257]-[.B257])" office:value-type="float" office:value="1.69">
            <text:p>1.69</text:p>
          </table:table-cell>
          <table:table-cell table:formula="oooc:=ABS([.G257]-[.B257])" office:value-type="float" office:value="1.69">
            <text:p>1.69</text:p>
          </table:table-cell>
          <table:table-cell table:formula="oooc:=ABS([.H257]-[.B257])" office:value-type="float" office:value="1.69">
            <text:p>1.69</text:p>
          </table:table-cell>
          <table:table-cell table:formula="oooc:=ABS([.I257]-[.B257])" office:value-type="float" office:value="1.69">
            <text:p>1.69</text:p>
          </table:table-cell>
          <table:table-cell table:formula="oooc:=ABS([.J257]-[.B257])" office:value-type="float" office:value="1.69">
            <text:p>1.69</text:p>
          </table:table-cell>
          <table:table-cell table:formula="oooc:=ABS([.K257]-[.B257])" office:value-type="float" office:value="1.69">
            <text:p>1.69</text:p>
          </table:table-cell>
          <table:table-cell table:formula="oooc:=ABS([.L257]-[.B257])" office:value-type="float" office:value="1.69">
            <text:p>1.69</text:p>
          </table:table-cell>
          <table:table-cell table:formula="oooc:=ABS([.M257]-[.B257])" office:value-type="float" office:value="1.69">
            <text:p>1.69</text:p>
          </table:table-cell>
          <table:table-cell table:formula="oooc:=ABS([.N257]-[.B257])" office:value-type="float" office:value="1.7">
            <text:p>1.7</text:p>
          </table:table-cell>
          <table:table-cell table:number-columns-repeated="3"/>
        </table:table-row>
        <table:table-row table:style-name="ro1">
          <table:table-cell office:value-type="string">
            <text:p>GTCCACGCCCGGTGCGACGG</text:p>
          </table:table-cell>
          <table:table-cell office:value-type="float" office:value="77.3">
            <text:p>77.3</text:p>
          </table:table-cell>
          <table:table-cell office:value-type="float" office:value="67.56">
            <text:p>67.56</text:p>
          </table:table-cell>
          <table:table-cell office:value-type="float" office:value="77.78">
            <text:p>77.78</text:p>
          </table:table-cell>
          <table:table-cell office:value-type="float" office:value="76.22">
            <text:p>76.22</text:p>
          </table:table-cell>
          <table:table-cell office:value-type="float" office:value="80.38">
            <text:p>80.38</text:p>
          </table:table-cell>
          <table:table-cell office:value-type="float" office:value="79.25">
            <text:p>79.25</text:p>
          </table:table-cell>
          <table:table-cell office:value-type="float" office:value="83.07">
            <text:p>83.07</text:p>
          </table:table-cell>
          <table:table-cell office:value-type="float" office:value="81.45">
            <text:p>81.45</text:p>
          </table:table-cell>
          <table:table-cell office:value-type="float" office:value="76.96">
            <text:p>76.96</text:p>
          </table:table-cell>
          <table:table-cell office:value-type="float" office:value="77.31">
            <text:p>77.31</text:p>
          </table:table-cell>
          <table:table-cell office:value-type="float" office:value="74.27">
            <text:p>74.27</text:p>
          </table:table-cell>
          <table:table-cell office:value-type="float" office:value="79.01">
            <text:p>79.01</text:p>
          </table:table-cell>
          <table:table-cell office:value-type="float" office:value="77.06">
            <text:p>77.06</text:p>
          </table:table-cell>
          <table:table-cell office:value-type="float" office:value="77.3">
            <text:p>77.3</text:p>
          </table:table-cell>
          <table:table-cell/>
          <table:table-cell table:formula="oooc:=ABS(([.C258]-[.B258])*100/[.B258])" office:value-type="float" office:value="12.6002587322122">
            <text:p>12.6</text:p>
          </table:table-cell>
          <table:table-cell table:formula="oooc:=ABS(([.D258]-[.B258])*100/[.B258])" office:value-type="float" office:value="0.620957309184999">
            <text:p>0.62</text:p>
          </table:table-cell>
          <table:table-cell table:formula="oooc:=ABS(([.E258]-[.B258])*100/[.B258])" office:value-type="float" office:value="1.39715394566623">
            <text:p>1.4</text:p>
          </table:table-cell>
          <table:table-cell table:formula="oooc:=ABS(([.F258]-[.B258])*100/[.B258])" office:value-type="float" office:value="3.98447606727037">
            <text:p>3.98</text:p>
          </table:table-cell>
          <table:table-cell table:formula="oooc:=ABS(([.G258]-[.B258])*100/[.B258])" office:value-type="float" office:value="2.52263906856404">
            <text:p>2.52</text:p>
          </table:table-cell>
          <table:table-cell table:formula="oooc:=ABS(([.H258]-[.B258])*100/[.B258])" office:value-type="float" office:value="7.46442432082794">
            <text:p>7.46</text:p>
          </table:table-cell>
          <table:table-cell table:formula="oooc:=ABS(([.I258]-[.B258])*100/[.B258])" office:value-type="float" office:value="5.3686934023286">
            <text:p>5.37</text:p>
          </table:table-cell>
          <table:table-cell table:formula="oooc:=ABS(([.J258]-[.B258])*100/[.B258])" office:value-type="float" office:value="0.439844760672708">
            <text:p>0.44</text:p>
          </table:table-cell>
          <table:table-cell table:formula="oooc:=ABS(([.K258]-[.B258])*100/[.B258])" office:value-type="float" office:value="0.0129366106080273">
            <text:p>0.01</text:p>
          </table:table-cell>
          <table:table-cell table:formula="oooc:=ABS(([.L258]-[.B258])*100/[.B258])" office:value-type="float" office:value="3.91979301423027">
            <text:p>3.92</text:p>
          </table:table-cell>
          <table:table-cell table:formula="oooc:=ABS(([.M258]-[.B258])*100/[.B258])" office:value-type="float" office:value="2.21216041397155">
            <text:p>2.21</text:p>
          </table:table-cell>
          <table:table-cell table:formula="oooc:=ABS(([.N258]-[.B258])*100/[.B258])" office:value-type="float" office:value="0.31047865459249">
            <text:p>0.31</text:p>
          </table:table-cell>
          <table:table-cell table:number-columns-repeated="2"/>
          <table:table-cell table:formula="oooc:=ABS([.C258]-[.B258])" office:value-type="float" office:value="9.73999999999999">
            <text:p>9.74</text:p>
          </table:table-cell>
          <table:table-cell table:formula="oooc:=ABS([.D258]-[.B258])" office:value-type="float" office:value="0.480000000000004">
            <text:p>0.48</text:p>
          </table:table-cell>
          <table:table-cell table:formula="oooc:=ABS([.E258]-[.B258])" office:value-type="float" office:value="1.08">
            <text:p>1.08</text:p>
          </table:table-cell>
          <table:table-cell table:formula="oooc:=ABS([.F258]-[.B258])" office:value-type="float" office:value="3.08">
            <text:p>3.08</text:p>
          </table:table-cell>
          <table:table-cell table:formula="oooc:=ABS([.G258]-[.B258])" office:value-type="float" office:value="1.95">
            <text:p>1.95</text:p>
          </table:table-cell>
          <table:table-cell table:formula="oooc:=ABS([.H258]-[.B258])" office:value-type="float" office:value="5.77">
            <text:p>5.77</text:p>
          </table:table-cell>
          <table:table-cell table:formula="oooc:=ABS([.I258]-[.B258])" office:value-type="float" office:value="4.15000000000001">
            <text:p>4.15</text:p>
          </table:table-cell>
          <table:table-cell table:formula="oooc:=ABS([.J258]-[.B258])" office:value-type="float" office:value="0.340000000000003">
            <text:p>0.34</text:p>
          </table:table-cell>
          <table:table-cell table:formula="oooc:=ABS([.K258]-[.B258])" office:value-type="float" office:value="0.0100000000000051">
            <text:p>0.01</text:p>
          </table:table-cell>
          <table:table-cell table:formula="oooc:=ABS([.L258]-[.B258])" office:value-type="float" office:value="3.03">
            <text:p>3.03</text:p>
          </table:table-cell>
          <table:table-cell table:formula="oooc:=ABS([.M258]-[.B258])" office:value-type="float" office:value="1.71000000000001">
            <text:p>1.71</text:p>
          </table:table-cell>
          <table:table-cell table:formula="oooc:=ABS([.N258]-[.B258])" office:value-type="float" office:value="0.239999999999995">
            <text:p>0.24</text:p>
          </table:table-cell>
          <table:table-cell table:number-columns-repeated="3"/>
        </table:table-row>
        <table:table-row table:style-name="ro1">
          <table:table-cell office:value-type="string">
            <text:p>TCCACACGGTAGTAAAATTAGGCTT</text:p>
          </table:table-cell>
          <table:table-cell office:value-type="float" office:value="73.8">
            <text:p>73.8</text:p>
          </table:table-cell>
          <table:table-cell table:number-columns-repeated="12" office:value-type="float" office:value="76.24">
            <text:p>76.24</text:p>
          </table:table-cell>
          <table:table-cell office:value-type="float" office:value="73.8">
            <text:p>73.8</text:p>
          </table:table-cell>
          <table:table-cell/>
          <table:table-cell table:formula="oooc:=ABS(([.C259]-[.B259])*100/[.B259])" office:value-type="float" office:value="3.30623306233062">
            <text:p>3.31</text:p>
          </table:table-cell>
          <table:table-cell table:formula="oooc:=ABS(([.D259]-[.B259])*100/[.B259])" office:value-type="float" office:value="3.30623306233062">
            <text:p>3.31</text:p>
          </table:table-cell>
          <table:table-cell table:formula="oooc:=ABS(([.E259]-[.B259])*100/[.B259])" office:value-type="float" office:value="3.30623306233062">
            <text:p>3.31</text:p>
          </table:table-cell>
          <table:table-cell table:formula="oooc:=ABS(([.F259]-[.B259])*100/[.B259])" office:value-type="float" office:value="3.30623306233062">
            <text:p>3.31</text:p>
          </table:table-cell>
          <table:table-cell table:formula="oooc:=ABS(([.G259]-[.B259])*100/[.B259])" office:value-type="float" office:value="3.30623306233062">
            <text:p>3.31</text:p>
          </table:table-cell>
          <table:table-cell table:formula="oooc:=ABS(([.H259]-[.B259])*100/[.B259])" office:value-type="float" office:value="3.30623306233062">
            <text:p>3.31</text:p>
          </table:table-cell>
          <table:table-cell table:formula="oooc:=ABS(([.I259]-[.B259])*100/[.B259])" office:value-type="float" office:value="3.30623306233062">
            <text:p>3.31</text:p>
          </table:table-cell>
          <table:table-cell table:formula="oooc:=ABS(([.J259]-[.B259])*100/[.B259])" office:value-type="float" office:value="3.30623306233062">
            <text:p>3.31</text:p>
          </table:table-cell>
          <table:table-cell table:formula="oooc:=ABS(([.K259]-[.B259])*100/[.B259])" office:value-type="float" office:value="3.30623306233062">
            <text:p>3.31</text:p>
          </table:table-cell>
          <table:table-cell table:formula="oooc:=ABS(([.L259]-[.B259])*100/[.B259])" office:value-type="float" office:value="3.30623306233062">
            <text:p>3.31</text:p>
          </table:table-cell>
          <table:table-cell table:formula="oooc:=ABS(([.M259]-[.B259])*100/[.B259])" office:value-type="float" office:value="3.30623306233062">
            <text:p>3.31</text:p>
          </table:table-cell>
          <table:table-cell table:formula="oooc:=ABS(([.N259]-[.B259])*100/[.B259])" office:value-type="float" office:value="3.30623306233062">
            <text:p>3.31</text:p>
          </table:table-cell>
          <table:table-cell table:number-columns-repeated="2"/>
          <table:table-cell table:formula="oooc:=ABS([.C259]-[.B259])" office:value-type="float" office:value="2.44">
            <text:p>2.44</text:p>
          </table:table-cell>
          <table:table-cell table:formula="oooc:=ABS([.D259]-[.B259])" office:value-type="float" office:value="2.44">
            <text:p>2.44</text:p>
          </table:table-cell>
          <table:table-cell table:formula="oooc:=ABS([.E259]-[.B259])" office:value-type="float" office:value="2.44">
            <text:p>2.44</text:p>
          </table:table-cell>
          <table:table-cell table:formula="oooc:=ABS([.F259]-[.B259])" office:value-type="float" office:value="2.44">
            <text:p>2.44</text:p>
          </table:table-cell>
          <table:table-cell table:formula="oooc:=ABS([.G259]-[.B259])" office:value-type="float" office:value="2.44">
            <text:p>2.44</text:p>
          </table:table-cell>
          <table:table-cell table:formula="oooc:=ABS([.H259]-[.B259])" office:value-type="float" office:value="2.44">
            <text:p>2.44</text:p>
          </table:table-cell>
          <table:table-cell table:formula="oooc:=ABS([.I259]-[.B259])" office:value-type="float" office:value="2.44">
            <text:p>2.44</text:p>
          </table:table-cell>
          <table:table-cell table:formula="oooc:=ABS([.J259]-[.B259])" office:value-type="float" office:value="2.44">
            <text:p>2.44</text:p>
          </table:table-cell>
          <table:table-cell table:formula="oooc:=ABS([.K259]-[.B259])" office:value-type="float" office:value="2.44">
            <text:p>2.44</text:p>
          </table:table-cell>
          <table:table-cell table:formula="oooc:=ABS([.L259]-[.B259])" office:value-type="float" office:value="2.44">
            <text:p>2.44</text:p>
          </table:table-cell>
          <table:table-cell table:formula="oooc:=ABS([.M259]-[.B259])" office:value-type="float" office:value="2.44">
            <text:p>2.44</text:p>
          </table:table-cell>
          <table:table-cell table:formula="oooc:=ABS([.N259]-[.B259])" office:value-type="float" office:value="2.44">
            <text:p>2.44</text:p>
          </table:table-cell>
          <table:table-cell table:number-columns-repeated="3"/>
        </table:table-row>
        <table:table-row table:style-name="ro1">
          <table:table-cell office:value-type="string">
            <text:p>TAGTGGCGATTAGATTCTGC</text:p>
          </table:table-cell>
          <table:table-cell office:value-type="float" office:value="69.1">
            <text:p>69.1</text:p>
          </table:table-cell>
          <table:table-cell office:value-type="float" office:value="65.16">
            <text:p>65.16</text:p>
          </table:table-cell>
          <table:table-cell office:value-type="float" office:value="67.2">
            <text:p>67.2</text:p>
          </table:table-cell>
          <table:table-cell office:value-type="float" office:value="66.82">
            <text:p>66.82</text:p>
          </table:table-cell>
          <table:table-cell office:value-type="float" office:value="67.94">
            <text:p>67.94</text:p>
          </table:table-cell>
          <table:table-cell office:value-type="float" office:value="68.5">
            <text:p>68.5</text:p>
          </table:table-cell>
          <table:table-cell office:value-type="float" office:value="68.61">
            <text:p>68.61</text:p>
          </table:table-cell>
          <table:table-cell office:value-type="float" office:value="69.6">
            <text:p>69.6</text:p>
          </table:table-cell>
          <table:table-cell office:value-type="float" office:value="68.4">
            <text:p>68.4</text:p>
          </table:table-cell>
          <table:table-cell office:value-type="float" office:value="68.43">
            <text:p>68.43</text:p>
          </table:table-cell>
          <table:table-cell office:value-type="float" office:value="67.55">
            <text:p>67.55</text:p>
          </table:table-cell>
          <table:table-cell office:value-type="float" office:value="69.28">
            <text:p>69.28</text:p>
          </table:table-cell>
          <table:table-cell office:value-type="float" office:value="68.78">
            <text:p>68.78</text:p>
          </table:table-cell>
          <table:table-cell office:value-type="float" office:value="69.1">
            <text:p>69.1</text:p>
          </table:table-cell>
          <table:table-cell/>
          <table:table-cell table:formula="oooc:=ABS(([.C260]-[.B260])*100/[.B260])" office:value-type="float" office:value="5.70188133140376">
            <text:p>5.7</text:p>
          </table:table-cell>
          <table:table-cell table:formula="oooc:=ABS(([.D260]-[.B260])*100/[.B260])" office:value-type="float" office:value="2.74963820549926">
            <text:p>2.75</text:p>
          </table:table-cell>
          <table:table-cell table:formula="oooc:=ABS(([.E260]-[.B260])*100/[.B260])" office:value-type="float" office:value="3.29956584659913">
            <text:p>3.3</text:p>
          </table:table-cell>
          <table:table-cell table:formula="oooc:=ABS(([.F260]-[.B260])*100/[.B260])" office:value-type="float" office:value="1.67872648335745">
            <text:p>1.68</text:p>
          </table:table-cell>
          <table:table-cell table:formula="oooc:=ABS(([.G260]-[.B260])*100/[.B260])" office:value-type="float" office:value="0.868306801736605">
            <text:p>0.87</text:p>
          </table:table-cell>
          <table:table-cell table:formula="oooc:=ABS(([.H260]-[.B260])*100/[.B260])" office:value-type="float" office:value="0.709117221418227">
            <text:p>0.71</text:p>
          </table:table-cell>
          <table:table-cell table:formula="oooc:=ABS(([.I260]-[.B260])*100/[.B260])" office:value-type="float" office:value="0.723589001447178">
            <text:p>0.72</text:p>
          </table:table-cell>
          <table:table-cell table:formula="oooc:=ABS(([.J260]-[.B260])*100/[.B260])" office:value-type="float" office:value="1.01302460202603">
            <text:p>1.01</text:p>
          </table:table-cell>
          <table:table-cell table:formula="oooc:=ABS(([.K260]-[.B260])*100/[.B260])" office:value-type="float" office:value="0.9696092619392">
            <text:p>0.97</text:p>
          </table:table-cell>
          <table:table-cell table:formula="oooc:=ABS(([.L260]-[.B260])*100/[.B260])" office:value-type="float" office:value="2.24312590448625">
            <text:p>2.24</text:p>
          </table:table-cell>
          <table:table-cell table:formula="oooc:=ABS(([.M260]-[.B260])*100/[.B260])" office:value-type="float" office:value="0.260492040520994">
            <text:p>0.26</text:p>
          </table:table-cell>
          <table:table-cell table:formula="oooc:=ABS(([.N260]-[.B260])*100/[.B260])" office:value-type="float" office:value="0.463096960926184">
            <text:p>0.46</text:p>
          </table:table-cell>
          <table:table-cell table:number-columns-repeated="2"/>
          <table:table-cell table:formula="oooc:=ABS([.C260]-[.B260])" office:value-type="float" office:value="3.94">
            <text:p>3.94</text:p>
          </table:table-cell>
          <table:table-cell table:formula="oooc:=ABS([.D260]-[.B260])" office:value-type="float" office:value="1.89999999999999">
            <text:p>1.9</text:p>
          </table:table-cell>
          <table:table-cell table:formula="oooc:=ABS([.E260]-[.B260])" office:value-type="float" office:value="2.28">
            <text:p>2.28</text:p>
          </table:table-cell>
          <table:table-cell table:formula="oooc:=ABS([.F260]-[.B260])" office:value-type="float" office:value="1.16">
            <text:p>1.16</text:p>
          </table:table-cell>
          <table:table-cell table:formula="oooc:=ABS([.G260]-[.B260])" office:value-type="float" office:value="0.599999999999994">
            <text:p>0.6</text:p>
          </table:table-cell>
          <table:table-cell table:formula="oooc:=ABS([.H260]-[.B260])" office:value-type="float" office:value="0.489999999999995">
            <text:p>0.49</text:p>
          </table:table-cell>
          <table:table-cell table:formula="oooc:=ABS([.I260]-[.B260])" office:value-type="float" office:value="0.5">
            <text:p>0.5</text:p>
          </table:table-cell>
          <table:table-cell table:formula="oooc:=ABS([.J260]-[.B260])" office:value-type="float" office:value="0.699999999999989">
            <text:p>0.7</text:p>
          </table:table-cell>
          <table:table-cell table:formula="oooc:=ABS([.K260]-[.B260])" office:value-type="float" office:value="0.669999999999987">
            <text:p>0.67</text:p>
          </table:table-cell>
          <table:table-cell table:formula="oooc:=ABS([.L260]-[.B260])" office:value-type="float" office:value="1.55">
            <text:p>1.55</text:p>
          </table:table-cell>
          <table:table-cell table:formula="oooc:=ABS([.M260]-[.B260])" office:value-type="float" office:value="0.180000000000007">
            <text:p>0.18</text:p>
          </table:table-cell>
          <table:table-cell table:formula="oooc:=ABS([.N260]-[.B260])" office:value-type="float" office:value="0.319999999999993">
            <text:p>0.32</text:p>
          </table:table-cell>
          <table:table-cell table:number-columns-repeated="3"/>
        </table:table-row>
        <table:table-row table:style-name="ro1">
          <table:table-cell office:value-type="string">
            <text:p>TGGATTCTACTCAACCTTAGTCTGG</text:p>
          </table:table-cell>
          <table:table-cell office:value-type="float" office:value="71.3">
            <text:p>71.3</text:p>
          </table:table-cell>
          <table:table-cell office:value-type="float" office:value="68.8">
            <text:p>68.8</text:p>
          </table:table-cell>
          <table:table-cell office:value-type="float" office:value="71.12">
            <text:p>71.12</text:p>
          </table:table-cell>
          <table:table-cell office:value-type="float" office:value="70.74">
            <text:p>70.74</text:p>
          </table:table-cell>
          <table:table-cell office:value-type="float" office:value="71.87">
            <text:p>71.87</text:p>
          </table:table-cell>
          <table:table-cell office:value-type="float" office:value="72.34">
            <text:p>72.34</text:p>
          </table:table-cell>
          <table:table-cell office:value-type="float" office:value="72.53">
            <text:p>72.53</text:p>
          </table:table-cell>
          <table:table-cell office:value-type="float" office:value="73.47">
            <text:p>73.47</text:p>
          </table:table-cell>
          <table:table-cell office:value-type="float" office:value="72.32">
            <text:p>72.32</text:p>
          </table:table-cell>
          <table:table-cell office:value-type="float" office:value="72.23">
            <text:p>72.23</text:p>
          </table:table-cell>
          <table:table-cell office:value-type="float" office:value="71.48">
            <text:p>71.48</text:p>
          </table:table-cell>
          <table:table-cell office:value-type="float" office:value="73.12">
            <text:p>73.12</text:p>
          </table:table-cell>
          <table:table-cell office:value-type="float" office:value="72.7">
            <text:p>72.7</text:p>
          </table:table-cell>
          <table:table-cell office:value-type="float" office:value="71.3">
            <text:p>71.3</text:p>
          </table:table-cell>
          <table:table-cell/>
          <table:table-cell table:formula="oooc:=ABS(([.C261]-[.B261])*100/[.B261])" office:value-type="float" office:value="3.50631136044881">
            <text:p>3.51</text:p>
          </table:table-cell>
          <table:table-cell table:formula="oooc:=ABS(([.D261]-[.B261])*100/[.B261])" office:value-type="float" office:value="0.252454417952304">
            <text:p>0.25</text:p>
          </table:table-cell>
          <table:table-cell table:formula="oooc:=ABS(([.E261]-[.B261])*100/[.B261])" office:value-type="float" office:value="0.785413744740536">
            <text:p>0.79</text:p>
          </table:table-cell>
          <table:table-cell table:formula="oooc:=ABS(([.F261]-[.B261])*100/[.B261])" office:value-type="float" office:value="0.799438990182339">
            <text:p>0.8</text:p>
          </table:table-cell>
          <table:table-cell table:formula="oooc:=ABS(([.G261]-[.B261])*100/[.B261])" office:value-type="float" office:value="1.45862552594671">
            <text:p>1.46</text:p>
          </table:table-cell>
          <table:table-cell table:formula="oooc:=ABS(([.H261]-[.B261])*100/[.B261])" office:value-type="float" office:value="1.72510518934082">
            <text:p>1.73</text:p>
          </table:table-cell>
          <table:table-cell table:formula="oooc:=ABS(([.I261]-[.B261])*100/[.B261])" office:value-type="float" office:value="3.04347826086957">
            <text:p>3.04</text:p>
          </table:table-cell>
          <table:table-cell table:formula="oooc:=ABS(([.J261]-[.B261])*100/[.B261])" office:value-type="float" office:value="1.43057503506311">
            <text:p>1.43</text:p>
          </table:table-cell>
          <table:table-cell table:formula="oooc:=ABS(([.K261]-[.B261])*100/[.B261])" office:value-type="float" office:value="1.30434782608697">
            <text:p>1.3</text:p>
          </table:table-cell>
          <table:table-cell table:formula="oooc:=ABS(([.L261]-[.B261])*100/[.B261])" office:value-type="float" office:value="0.252454417952324">
            <text:p>0.25</text:p>
          </table:table-cell>
          <table:table-cell table:formula="oooc:=ABS(([.M261]-[.B261])*100/[.B261])" office:value-type="float" office:value="2.55259467040674">
            <text:p>2.55</text:p>
          </table:table-cell>
          <table:table-cell table:formula="oooc:=ABS(([.N261]-[.B261])*100/[.B261])" office:value-type="float" office:value="1.96353436185134">
            <text:p>1.96</text:p>
          </table:table-cell>
          <table:table-cell table:number-columns-repeated="2"/>
          <table:table-cell table:formula="oooc:=ABS([.C261]-[.B261])" office:value-type="float" office:value="2.5">
            <text:p>2.5</text:p>
          </table:table-cell>
          <table:table-cell table:formula="oooc:=ABS([.D261]-[.B261])" office:value-type="float" office:value="0.179999999999993">
            <text:p>0.18</text:p>
          </table:table-cell>
          <table:table-cell table:formula="oooc:=ABS([.E261]-[.B261])" office:value-type="float" office:value="0.560000000000002">
            <text:p>0.56</text:p>
          </table:table-cell>
          <table:table-cell table:formula="oooc:=ABS([.F261]-[.B261])" office:value-type="float" office:value="0.570000000000007">
            <text:p>0.57</text:p>
          </table:table-cell>
          <table:table-cell table:formula="oooc:=ABS([.G261]-[.B261])" office:value-type="float" office:value="1.04000000000001">
            <text:p>1.04</text:p>
          </table:table-cell>
          <table:table-cell table:formula="oooc:=ABS([.H261]-[.B261])" office:value-type="float" office:value="1.23">
            <text:p>1.23</text:p>
          </table:table-cell>
          <table:table-cell table:formula="oooc:=ABS([.I261]-[.B261])" office:value-type="float" office:value="2.17">
            <text:p>2.17</text:p>
          </table:table-cell>
          <table:table-cell table:formula="oooc:=ABS([.J261]-[.B261])" office:value-type="float" office:value="1.02">
            <text:p>1.02</text:p>
          </table:table-cell>
          <table:table-cell table:formula="oooc:=ABS([.K261]-[.B261])" office:value-type="float" office:value="0.930000000000007">
            <text:p>0.93</text:p>
          </table:table-cell>
          <table:table-cell table:formula="oooc:=ABS([.L261]-[.B261])" office:value-type="float" office:value="0.180000000000007">
            <text:p>0.18</text:p>
          </table:table-cell>
          <table:table-cell table:formula="oooc:=ABS([.M261]-[.B261])" office:value-type="float" office:value="1.82000000000001">
            <text:p>1.82</text:p>
          </table:table-cell>
          <table:table-cell table:formula="oooc:=ABS([.N261]-[.B261])" office:value-type="float" office:value="1.40000000000001">
            <text:p>1.4</text:p>
          </table:table-cell>
          <table:table-cell table:number-columns-repeated="3"/>
        </table:table-row>
        <table:table-row table:style-name="ro1">
          <table:table-cell office:value-type="string">
            <text:p>AGCGTAAGTC</text:p>
          </table:table-cell>
          <table:table-cell office:value-type="float" office:value="31.2">
            <text:p>31.2</text:p>
          </table:table-cell>
          <table:table-cell office:value-type="float" office:value="24.98">
            <text:p>24.98</text:p>
          </table:table-cell>
          <table:table-cell office:value-type="float" office:value="29.1">
            <text:p>29.1</text:p>
          </table:table-cell>
          <table:table-cell office:value-type="float" office:value="27.39">
            <text:p>27.39</text:p>
          </table:table-cell>
          <table:table-cell office:value-type="float" office:value="32.42">
            <text:p>32.42</text:p>
          </table:table-cell>
          <table:table-cell office:value-type="float" office:value="37.05">
            <text:p>37.05</text:p>
          </table:table-cell>
          <table:table-cell office:value-type="float" office:value="31.93">
            <text:p>31.93</text:p>
          </table:table-cell>
          <table:table-cell office:value-type="float" office:value="37.97">
            <text:p>37.97</text:p>
          </table:table-cell>
          <table:table-cell office:value-type="float" office:value="34.46">
            <text:p>34.46</text:p>
          </table:table-cell>
          <table:table-cell office:value-type="float" office:value="36.53">
            <text:p>36.53</text:p>
          </table:table-cell>
          <table:table-cell office:value-type="float" office:value="30.67">
            <text:p>30.67</text:p>
          </table:table-cell>
          <table:table-cell office:value-type="float" office:value="37.82">
            <text:p>37.82</text:p>
          </table:table-cell>
          <table:table-cell office:value-type="float" office:value="33.93">
            <text:p>33.93</text:p>
          </table:table-cell>
          <table:table-cell office:value-type="float" office:value="31.2">
            <text:p>31.2</text:p>
          </table:table-cell>
          <table:table-cell/>
          <table:table-cell table:formula="oooc:=ABS(([.C262]-[.B262])*100/[.B262])" office:value-type="float" office:value="19.9358974358974">
            <text:p>19.94</text:p>
          </table:table-cell>
          <table:table-cell table:formula="oooc:=ABS(([.D262]-[.B262])*100/[.B262])" office:value-type="float" office:value="6.73076923076922">
            <text:p>6.73</text:p>
          </table:table-cell>
          <table:table-cell table:formula="oooc:=ABS(([.E262]-[.B262])*100/[.B262])" office:value-type="float" office:value="12.2115384615385">
            <text:p>12.21</text:p>
          </table:table-cell>
          <table:table-cell table:formula="oooc:=ABS(([.F262]-[.B262])*100/[.B262])" office:value-type="float" office:value="3.91025641025642">
            <text:p>3.91</text:p>
          </table:table-cell>
          <table:table-cell table:formula="oooc:=ABS(([.G262]-[.B262])*100/[.B262])" office:value-type="float" office:value="18.75">
            <text:p>18.75</text:p>
          </table:table-cell>
          <table:table-cell table:formula="oooc:=ABS(([.H262]-[.B262])*100/[.B262])" office:value-type="float" office:value="2.33974358974359">
            <text:p>2.34</text:p>
          </table:table-cell>
          <table:table-cell table:formula="oooc:=ABS(([.I262]-[.B262])*100/[.B262])" office:value-type="float" office:value="21.6987179487179">
            <text:p>21.7</text:p>
          </table:table-cell>
          <table:table-cell table:formula="oooc:=ABS(([.J262]-[.B262])*100/[.B262])" office:value-type="float" office:value="10.448717948718">
            <text:p>10.45</text:p>
          </table:table-cell>
          <table:table-cell table:formula="oooc:=ABS(([.K262]-[.B262])*100/[.B262])" office:value-type="float" office:value="17.0833333333333">
            <text:p>17.08</text:p>
          </table:table-cell>
          <table:table-cell table:formula="oooc:=ABS(([.L262]-[.B262])*100/[.B262])" office:value-type="float" office:value="1.69871794871794">
            <text:p>1.7</text:p>
          </table:table-cell>
          <table:table-cell table:formula="oooc:=ABS(([.M262]-[.B262])*100/[.B262])" office:value-type="float" office:value="21.2179487179487">
            <text:p>21.22</text:p>
          </table:table-cell>
          <table:table-cell table:formula="oooc:=ABS(([.N262]-[.B262])*100/[.B262])" office:value-type="float" office:value="8.75">
            <text:p>8.75</text:p>
          </table:table-cell>
          <table:table-cell table:number-columns-repeated="2"/>
          <table:table-cell table:formula="oooc:=ABS([.C262]-[.B262])" office:value-type="float" office:value="6.22">
            <text:p>6.22</text:p>
          </table:table-cell>
          <table:table-cell table:formula="oooc:=ABS([.D262]-[.B262])" office:value-type="float" office:value="2.1">
            <text:p>2.1</text:p>
          </table:table-cell>
          <table:table-cell table:formula="oooc:=ABS([.E262]-[.B262])" office:value-type="float" office:value="3.81">
            <text:p>3.81</text:p>
          </table:table-cell>
          <table:table-cell table:formula="oooc:=ABS([.F262]-[.B262])" office:value-type="float" office:value="1.22">
            <text:p>1.22</text:p>
          </table:table-cell>
          <table:table-cell table:formula="oooc:=ABS([.G262]-[.B262])" office:value-type="float" office:value="5.85">
            <text:p>5.85</text:p>
          </table:table-cell>
          <table:table-cell table:formula="oooc:=ABS([.H262]-[.B262])" office:value-type="float" office:value="0.73">
            <text:p>0.73</text:p>
          </table:table-cell>
          <table:table-cell table:formula="oooc:=ABS([.I262]-[.B262])" office:value-type="float" office:value="6.77">
            <text:p>6.77</text:p>
          </table:table-cell>
          <table:table-cell table:formula="oooc:=ABS([.J262]-[.B262])" office:value-type="float" office:value="3.26">
            <text:p>3.26</text:p>
          </table:table-cell>
          <table:table-cell table:formula="oooc:=ABS([.K262]-[.B262])" office:value-type="float" office:value="5.33">
            <text:p>5.33</text:p>
          </table:table-cell>
          <table:table-cell table:formula="oooc:=ABS([.L262]-[.B262])" office:value-type="float" office:value="0.529999999999998">
            <text:p>0.53</text:p>
          </table:table-cell>
          <table:table-cell table:formula="oooc:=ABS([.M262]-[.B262])" office:value-type="float" office:value="6.62">
            <text:p>6.62</text:p>
          </table:table-cell>
          <table:table-cell table:formula="oooc:=ABS([.N262]-[.B262])" office:value-type="float" office:value="2.73">
            <text:p>2.73</text:p>
          </table:table-cell>
          <table:table-cell table:number-columns-repeated="3"/>
        </table:table-row>
        <table:table-row table:style-name="ro1">
          <table:table-cell office:value-type="string">
            <text:p>GGGACCGCCT</text:p>
          </table:table-cell>
          <table:table-cell office:value-type="float" office:value="46.7">
            <text:p>46.7</text:p>
          </table:table-cell>
          <table:table-cell office:value-type="float" office:value="30.71">
            <text:p>30.71</text:p>
          </table:table-cell>
          <table:table-cell office:value-type="float" office:value="45.22">
            <text:p>45.22</text:p>
          </table:table-cell>
          <table:table-cell office:value-type="float" office:value="42.47">
            <text:p>42.47</text:p>
          </table:table-cell>
          <table:table-cell office:value-type="float" office:value="49.82">
            <text:p>49.82</text:p>
          </table:table-cell>
          <table:table-cell office:value-type="float" office:value="49.43">
            <text:p>49.43</text:p>
          </table:table-cell>
          <table:table-cell office:value-type="float" office:value="51.52">
            <text:p>51.52</text:p>
          </table:table-cell>
          <table:table-cell office:value-type="float" office:value="49.62">
            <text:p>49.62</text:p>
          </table:table-cell>
          <table:table-cell office:value-type="float" office:value="43.78">
            <text:p>43.78</text:p>
          </table:table-cell>
          <table:table-cell office:value-type="float" office:value="45.72">
            <text:p>45.72</text:p>
          </table:table-cell>
          <table:table-cell office:value-type="float" office:value="39.02">
            <text:p>39.02</text:p>
          </table:table-cell>
          <table:table-cell office:value-type="float" office:value="46.64">
            <text:p>46.64</text:p>
          </table:table-cell>
          <table:table-cell office:value-type="float" office:value="42.51">
            <text:p>42.51</text:p>
          </table:table-cell>
          <table:table-cell office:value-type="float" office:value="46.7">
            <text:p>46.7</text:p>
          </table:table-cell>
          <table:table-cell/>
          <table:table-cell table:formula="oooc:=ABS(([.C263]-[.B263])*100/[.B263])" office:value-type="float" office:value="34.2398286937902">
            <text:p>34.24</text:p>
          </table:table-cell>
          <table:table-cell table:formula="oooc:=ABS(([.D263]-[.B263])*100/[.B263])" office:value-type="float" office:value="3.16916488222699">
            <text:p>3.17</text:p>
          </table:table-cell>
          <table:table-cell table:formula="oooc:=ABS(([.E263]-[.B263])*100/[.B263])" office:value-type="float" office:value="9.05781584582442">
            <text:p>9.06</text:p>
          </table:table-cell>
          <table:table-cell table:formula="oooc:=ABS(([.F263]-[.B263])*100/[.B263])" office:value-type="float" office:value="6.68094218415417">
            <text:p>6.68</text:p>
          </table:table-cell>
          <table:table-cell table:formula="oooc:=ABS(([.G263]-[.B263])*100/[.B263])" office:value-type="float" office:value="5.8458244111349">
            <text:p>5.85</text:p>
          </table:table-cell>
          <table:table-cell table:formula="oooc:=ABS(([.H263]-[.B263])*100/[.B263])" office:value-type="float" office:value="10.321199143469">
            <text:p>10.32</text:p>
          </table:table-cell>
          <table:table-cell table:formula="oooc:=ABS(([.I263]-[.B263])*100/[.B263])" office:value-type="float" office:value="6.2526766595289">
            <text:p>6.25</text:p>
          </table:table-cell>
          <table:table-cell table:formula="oooc:=ABS(([.J263]-[.B263])*100/[.B263])" office:value-type="float" office:value="6.25267665952891">
            <text:p>6.25</text:p>
          </table:table-cell>
          <table:table-cell table:formula="oooc:=ABS(([.K263]-[.B263])*100/[.B263])" office:value-type="float" office:value="2.09850107066382">
            <text:p>2.1</text:p>
          </table:table-cell>
          <table:table-cell table:formula="oooc:=ABS(([.L263]-[.B263])*100/[.B263])" office:value-type="float" office:value="16.4453961456103">
            <text:p>16.45</text:p>
          </table:table-cell>
          <table:table-cell table:formula="oooc:=ABS(([.M263]-[.B263])*100/[.B263])" office:value-type="float" office:value="0.128479657387585">
            <text:p>0.13</text:p>
          </table:table-cell>
          <table:table-cell table:formula="oooc:=ABS(([.N263]-[.B263])*100/[.B263])" office:value-type="float" office:value="8.97216274089937">
            <text:p>8.97</text:p>
          </table:table-cell>
          <table:table-cell table:number-columns-repeated="2"/>
          <table:table-cell table:formula="oooc:=ABS([.C263]-[.B263])" office:value-type="float" office:value="15.99">
            <text:p>15.99</text:p>
          </table:table-cell>
          <table:table-cell table:formula="oooc:=ABS([.D263]-[.B263])" office:value-type="float" office:value="1.48">
            <text:p>1.48</text:p>
          </table:table-cell>
          <table:table-cell table:formula="oooc:=ABS([.E263]-[.B263])" office:value-type="float" office:value="4.23">
            <text:p>4.23</text:p>
          </table:table-cell>
          <table:table-cell table:formula="oooc:=ABS([.F263]-[.B263])" office:value-type="float" office:value="3.12">
            <text:p>3.12</text:p>
          </table:table-cell>
          <table:table-cell table:formula="oooc:=ABS([.G263]-[.B263])" office:value-type="float" office:value="2.73">
            <text:p>2.73</text:p>
          </table:table-cell>
          <table:table-cell table:formula="oooc:=ABS([.H263]-[.B263])" office:value-type="float" office:value="4.82">
            <text:p>4.82</text:p>
          </table:table-cell>
          <table:table-cell table:formula="oooc:=ABS([.I263]-[.B263])" office:value-type="float" office:value="2.91999999999999">
            <text:p>2.92</text:p>
          </table:table-cell>
          <table:table-cell table:formula="oooc:=ABS([.J263]-[.B263])" office:value-type="float" office:value="2.92">
            <text:p>2.92</text:p>
          </table:table-cell>
          <table:table-cell table:formula="oooc:=ABS([.K263]-[.B263])" office:value-type="float" office:value="0.980000000000004">
            <text:p>0.98</text:p>
          </table:table-cell>
          <table:table-cell table:formula="oooc:=ABS([.L263]-[.B263])" office:value-type="float" office:value="7.68">
            <text:p>7.68</text:p>
          </table:table-cell>
          <table:table-cell table:formula="oooc:=ABS([.M263]-[.B263])" office:value-type="float" office:value="0.0600000000000023">
            <text:p>0.06</text:p>
          </table:table-cell>
          <table:table-cell table:formula="oooc:=ABS([.N263]-[.B263])" office:value-type="float" office:value="4.19">
            <text:p>4.19</text:p>
          </table:table-cell>
          <table:table-cell table:number-columns-repeated="3"/>
        </table:table-row>
        <table:table-row table:style-name="ro1">
          <table:table-cell office:value-type="string">
            <text:p>TGGATGTGTGAACAC</text:p>
          </table:table-cell>
          <table:table-cell office:value-type="float" office:value="46.5">
            <text:p>46.5</text:p>
          </table:table-cell>
          <table:table-cell office:value-type="float" office:value="33.25">
            <text:p>33.25</text:p>
          </table:table-cell>
          <table:table-cell office:value-type="float" office:value="40.84">
            <text:p>40.84</text:p>
          </table:table-cell>
          <table:table-cell office:value-type="float" office:value="38.7">
            <text:p>38.7</text:p>
          </table:table-cell>
          <table:table-cell office:value-type="float" office:value="45.01">
            <text:p>45.01</text:p>
          </table:table-cell>
          <table:table-cell office:value-type="float" office:value="49.42">
            <text:p>49.42</text:p>
          </table:table-cell>
          <table:table-cell office:value-type="float" office:value="42.97">
            <text:p>42.97</text:p>
          </table:table-cell>
          <table:table-cell office:value-type="float" office:value="49.2">
            <text:p>49.2</text:p>
          </table:table-cell>
          <table:table-cell office:value-type="float" office:value="47.58">
            <text:p>47.58</text:p>
          </table:table-cell>
          <table:table-cell office:value-type="float" office:value="48.92">
            <text:p>48.92</text:p>
          </table:table-cell>
          <table:table-cell office:value-type="float" office:value="42.82">
            <text:p>42.82</text:p>
          </table:table-cell>
          <table:table-cell office:value-type="float" office:value="50.02">
            <text:p>50.02</text:p>
          </table:table-cell>
          <table:table-cell office:value-type="float" office:value="46.31">
            <text:p>46.31</text:p>
          </table:table-cell>
          <table:table-cell office:value-type="float" office:value="46.5">
            <text:p>46.5</text:p>
          </table:table-cell>
          <table:table-cell/>
          <table:table-cell table:formula="oooc:=ABS(([.C264]-[.B264])*100/[.B264])" office:value-type="float" office:value="28.494623655914">
            <text:p>28.49</text:p>
          </table:table-cell>
          <table:table-cell table:formula="oooc:=ABS(([.D264]-[.B264])*100/[.B264])" office:value-type="float" office:value="12.1720430107527">
            <text:p>12.17</text:p>
          </table:table-cell>
          <table:table-cell table:formula="oooc:=ABS(([.E264]-[.B264])*100/[.B264])" office:value-type="float" office:value="16.7741935483871">
            <text:p>16.77</text:p>
          </table:table-cell>
          <table:table-cell table:formula="oooc:=ABS(([.F264]-[.B264])*100/[.B264])" office:value-type="float" office:value="3.20430107526882">
            <text:p>3.2</text:p>
          </table:table-cell>
          <table:table-cell table:formula="oooc:=ABS(([.G264]-[.B264])*100/[.B264])" office:value-type="float" office:value="6.27956989247312">
            <text:p>6.28</text:p>
          </table:table-cell>
          <table:table-cell table:formula="oooc:=ABS(([.H264]-[.B264])*100/[.B264])" office:value-type="float" office:value="7.59139784946237">
            <text:p>7.59</text:p>
          </table:table-cell>
          <table:table-cell table:formula="oooc:=ABS(([.I264]-[.B264])*100/[.B264])" office:value-type="float" office:value="5.80645161290323">
            <text:p>5.81</text:p>
          </table:table-cell>
          <table:table-cell table:formula="oooc:=ABS(([.J264]-[.B264])*100/[.B264])" office:value-type="float" office:value="2.32258064516129">
            <text:p>2.32</text:p>
          </table:table-cell>
          <table:table-cell table:formula="oooc:=ABS(([.K264]-[.B264])*100/[.B264])" office:value-type="float" office:value="5.20430107526882">
            <text:p>5.2</text:p>
          </table:table-cell>
          <table:table-cell table:formula="oooc:=ABS(([.L264]-[.B264])*100/[.B264])" office:value-type="float" office:value="7.91397849462366">
            <text:p>7.91</text:p>
          </table:table-cell>
          <table:table-cell table:formula="oooc:=ABS(([.M264]-[.B264])*100/[.B264])" office:value-type="float" office:value="7.56989247311829">
            <text:p>7.57</text:p>
          </table:table-cell>
          <table:table-cell table:formula="oooc:=ABS(([.N264]-[.B264])*100/[.B264])" office:value-type="float" office:value="0.408602150537629">
            <text:p>0.41</text:p>
          </table:table-cell>
          <table:table-cell table:number-columns-repeated="2"/>
          <table:table-cell table:formula="oooc:=ABS([.C264]-[.B264])" office:value-type="float" office:value="13.25">
            <text:p>13.25</text:p>
          </table:table-cell>
          <table:table-cell table:formula="oooc:=ABS([.D264]-[.B264])" office:value-type="float" office:value="5.66">
            <text:p>5.66</text:p>
          </table:table-cell>
          <table:table-cell table:formula="oooc:=ABS([.E264]-[.B264])" office:value-type="float" office:value="7.8">
            <text:p>7.8</text:p>
          </table:table-cell>
          <table:table-cell table:formula="oooc:=ABS([.F264]-[.B264])" office:value-type="float" office:value="1.49">
            <text:p>1.49</text:p>
          </table:table-cell>
          <table:table-cell table:formula="oooc:=ABS([.G264]-[.B264])" office:value-type="float" office:value="2.92">
            <text:p>2.92</text:p>
          </table:table-cell>
          <table:table-cell table:formula="oooc:=ABS([.H264]-[.B264])" office:value-type="float" office:value="3.53">
            <text:p>3.53</text:p>
          </table:table-cell>
          <table:table-cell table:formula="oooc:=ABS([.I264]-[.B264])" office:value-type="float" office:value="2.7">
            <text:p>2.7</text:p>
          </table:table-cell>
          <table:table-cell table:formula="oooc:=ABS([.J264]-[.B264])" office:value-type="float" office:value="1.08">
            <text:p>1.08</text:p>
          </table:table-cell>
          <table:table-cell table:formula="oooc:=ABS([.K264]-[.B264])" office:value-type="float" office:value="2.42">
            <text:p>2.42</text:p>
          </table:table-cell>
          <table:table-cell table:formula="oooc:=ABS([.L264]-[.B264])" office:value-type="float" office:value="3.68">
            <text:p>3.68</text:p>
          </table:table-cell>
          <table:table-cell table:formula="oooc:=ABS([.M264]-[.B264])" office:value-type="float" office:value="3.52">
            <text:p>3.52</text:p>
          </table:table-cell>
          <table:table-cell table:formula="oooc:=ABS([.N264]-[.B264])" office:value-type="float" office:value="0.189999999999998">
            <text:p>0.19</text:p>
          </table:table-cell>
          <table:table-cell table:number-columns-repeated="3"/>
        </table:table-row>
        <table:table-row table:style-name="ro1">
          <table:table-cell office:value-type="string">
            <text:p>TAGTGGCGATTAGATTCTGC</text:p>
          </table:table-cell>
          <table:table-cell office:value-type="float" office:value="64.8">
            <text:p>64.8</text:p>
          </table:table-cell>
          <table:table-cell office:value-type="float" office:value="53.13">
            <text:p>53.13</text:p>
          </table:table-cell>
          <table:table-cell office:value-type="float" office:value="58.95">
            <text:p>58.95</text:p>
          </table:table-cell>
          <table:table-cell office:value-type="float" office:value="57.74">
            <text:p>57.74</text:p>
          </table:table-cell>
          <table:table-cell office:value-type="float" office:value="61.31">
            <text:p>61.31</text:p>
          </table:table-cell>
          <table:table-cell office:value-type="float" office:value="63.19">
            <text:p>63.19</text:p>
          </table:table-cell>
          <table:table-cell office:value-type="float" office:value="61.88">
            <text:p>61.88</text:p>
          </table:table-cell>
          <table:table-cell office:value-type="float" office:value="64.92">
            <text:p>64.92</text:p>
          </table:table-cell>
          <table:table-cell office:value-type="float" office:value="62.77">
            <text:p>62.77</text:p>
          </table:table-cell>
          <table:table-cell office:value-type="float" office:value="62.99">
            <text:p>62.99</text:p>
          </table:table-cell>
          <table:table-cell office:value-type="float" office:value="60.07">
            <text:p>60.07</text:p>
          </table:table-cell>
          <table:table-cell office:value-type="float" office:value="64.72">
            <text:p>64.72</text:p>
          </table:table-cell>
          <table:table-cell office:value-type="float" office:value="62.87">
            <text:p>62.87</text:p>
          </table:table-cell>
          <table:table-cell office:value-type="float" office:value="64.8">
            <text:p>64.8</text:p>
          </table:table-cell>
          <table:table-cell/>
          <table:table-cell table:formula="oooc:=ABS(([.C265]-[.B265])*100/[.B265])" office:value-type="float" office:value="18.0092592592593">
            <text:p>18.01</text:p>
          </table:table-cell>
          <table:table-cell table:formula="oooc:=ABS(([.D265]-[.B265])*100/[.B265])" office:value-type="float" office:value="9.02777777777777">
            <text:p>9.03</text:p>
          </table:table-cell>
          <table:table-cell table:formula="oooc:=ABS(([.E265]-[.B265])*100/[.B265])" office:value-type="float" office:value="10.8950617283951">
            <text:p>10.9</text:p>
          </table:table-cell>
          <table:table-cell table:formula="oooc:=ABS(([.F265]-[.B265])*100/[.B265])" office:value-type="float" office:value="5.3858024691358">
            <text:p>5.39</text:p>
          </table:table-cell>
          <table:table-cell table:formula="oooc:=ABS(([.G265]-[.B265])*100/[.B265])" office:value-type="float" office:value="2.48456790123457">
            <text:p>2.48</text:p>
          </table:table-cell>
          <table:table-cell table:formula="oooc:=ABS(([.H265]-[.B265])*100/[.B265])" office:value-type="float" office:value="4.50617283950616">
            <text:p>4.51</text:p>
          </table:table-cell>
          <table:table-cell table:formula="oooc:=ABS(([.I265]-[.B265])*100/[.B265])" office:value-type="float" office:value="0.185185185185192">
            <text:p>0.19</text:p>
          </table:table-cell>
          <table:table-cell table:formula="oooc:=ABS(([.J265]-[.B265])*100/[.B265])" office:value-type="float" office:value="3.13271604938271">
            <text:p>3.13</text:p>
          </table:table-cell>
          <table:table-cell table:formula="oooc:=ABS(([.K265]-[.B265])*100/[.B265])" office:value-type="float" office:value="2.7932098765432">
            <text:p>2.79</text:p>
          </table:table-cell>
          <table:table-cell table:formula="oooc:=ABS(([.L265]-[.B265])*100/[.B265])" office:value-type="float" office:value="7.29938271604938">
            <text:p>7.3</text:p>
          </table:table-cell>
          <table:table-cell table:formula="oooc:=ABS(([.M265]-[.B265])*100/[.B265])" office:value-type="float" office:value="0.123456790123454">
            <text:p>0.12</text:p>
          </table:table-cell>
          <table:table-cell table:formula="oooc:=ABS(([.N265]-[.B265])*100/[.B265])" office:value-type="float" office:value="2.97839506172839">
            <text:p>2.98</text:p>
          </table:table-cell>
          <table:table-cell table:number-columns-repeated="2"/>
          <table:table-cell table:formula="oooc:=ABS([.C265]-[.B265])" office:value-type="float" office:value="11.67">
            <text:p>11.67</text:p>
          </table:table-cell>
          <table:table-cell table:formula="oooc:=ABS([.D265]-[.B265])" office:value-type="float" office:value="5.84999999999999">
            <text:p>5.85</text:p>
          </table:table-cell>
          <table:table-cell table:formula="oooc:=ABS([.E265]-[.B265])" office:value-type="float" office:value="7.06">
            <text:p>7.06</text:p>
          </table:table-cell>
          <table:table-cell table:formula="oooc:=ABS([.F265]-[.B265])" office:value-type="float" office:value="3.48999999999999">
            <text:p>3.49</text:p>
          </table:table-cell>
          <table:table-cell table:formula="oooc:=ABS([.G265]-[.B265])" office:value-type="float" office:value="1.61">
            <text:p>1.61</text:p>
          </table:table-cell>
          <table:table-cell table:formula="oooc:=ABS([.H265]-[.B265])" office:value-type="float" office:value="2.91999999999999">
            <text:p>2.92</text:p>
          </table:table-cell>
          <table:table-cell table:formula="oooc:=ABS([.I265]-[.B265])" office:value-type="float" office:value="0.120000000000005">
            <text:p>0.12</text:p>
          </table:table-cell>
          <table:table-cell table:formula="oooc:=ABS([.J265]-[.B265])" office:value-type="float" office:value="2.02999999999999">
            <text:p>2.03</text:p>
          </table:table-cell>
          <table:table-cell table:formula="oooc:=ABS([.K265]-[.B265])" office:value-type="float" office:value="1.81">
            <text:p>1.81</text:p>
          </table:table-cell>
          <table:table-cell table:formula="oooc:=ABS([.L265]-[.B265])" office:value-type="float" office:value="4.73">
            <text:p>4.73</text:p>
          </table:table-cell>
          <table:table-cell table:formula="oooc:=ABS([.M265]-[.B265])" office:value-type="float" office:value="0.0799999999999983">
            <text:p>0.08</text:p>
          </table:table-cell>
          <table:table-cell table:formula="oooc:=ABS([.N265]-[.B265])" office:value-type="float" office:value="1.93">
            <text:p>1.93</text:p>
          </table:table-cell>
          <table:table-cell table:number-columns-repeated="3"/>
        </table:table-row>
        <table:table-row table:style-name="ro1">
          <table:table-cell office:value-type="string">
            <text:p>TGGATTCTACTCAACCTTAGTCTGG</text:p>
          </table:table-cell>
          <table:table-cell office:value-type="float" office:value="67.1">
            <text:p>67.1</text:p>
          </table:table-cell>
          <table:table-cell office:value-type="float" office:value="56.19">
            <text:p>56.19</text:p>
          </table:table-cell>
          <table:table-cell office:value-type="float" office:value="62.87">
            <text:p>62.87</text:p>
          </table:table-cell>
          <table:table-cell office:value-type="float" office:value="61.66">
            <text:p>61.66</text:p>
          </table:table-cell>
          <table:table-cell office:value-type="float" office:value="65.24">
            <text:p>65.24</text:p>
          </table:table-cell>
          <table:table-cell office:value-type="float" office:value="66.87">
            <text:p>66.87</text:p>
          </table:table-cell>
          <table:table-cell office:value-type="float" office:value="65.81">
            <text:p>65.81</text:p>
          </table:table-cell>
          <table:table-cell office:value-type="float" office:value="68.63">
            <text:p>68.63</text:p>
          </table:table-cell>
          <table:table-cell office:value-type="float" office:value="66.69">
            <text:p>66.69</text:p>
          </table:table-cell>
          <table:table-cell office:value-type="float" office:value="66.52">
            <text:p>66.52</text:p>
          </table:table-cell>
          <table:table-cell office:value-type="float" office:value="63.99">
            <text:p>63.99</text:p>
          </table:table-cell>
          <table:table-cell office:value-type="float" office:value="68.35">
            <text:p>68.35</text:p>
          </table:table-cell>
          <table:table-cell office:value-type="float" office:value="66.79">
            <text:p>66.79</text:p>
          </table:table-cell>
          <table:table-cell office:value-type="float" office:value="67.1">
            <text:p>67.1</text:p>
          </table:table-cell>
          <table:table-cell/>
          <table:table-cell table:formula="oooc:=ABS(([.C266]-[.B266])*100/[.B266])" office:value-type="float" office:value="16.2593144560358">
            <text:p>16.26</text:p>
          </table:table-cell>
          <table:table-cell table:formula="oooc:=ABS(([.D266]-[.B266])*100/[.B266])" office:value-type="float" office:value="6.30402384500745">
            <text:p>6.3</text:p>
          </table:table-cell>
          <table:table-cell table:formula="oooc:=ABS(([.E266]-[.B266])*100/[.B266])" office:value-type="float" office:value="8.10730253353204">
            <text:p>8.11</text:p>
          </table:table-cell>
          <table:table-cell table:formula="oooc:=ABS(([.F266]-[.B266])*100/[.B266])" office:value-type="float" office:value="2.77198211624441">
            <text:p>2.77</text:p>
          </table:table-cell>
          <table:table-cell table:formula="oooc:=ABS(([.G266]-[.B266])*100/[.B266])" office:value-type="float" office:value="0.342771982116229">
            <text:p>0.34</text:p>
          </table:table-cell>
          <table:table-cell table:formula="oooc:=ABS(([.H266]-[.B266])*100/[.B266])" office:value-type="float" office:value="1.9225037257824">
            <text:p>1.92</text:p>
          </table:table-cell>
          <table:table-cell table:formula="oooc:=ABS(([.I266]-[.B266])*100/[.B266])" office:value-type="float" office:value="2.28017883755589">
            <text:p>2.28</text:p>
          </table:table-cell>
          <table:table-cell table:formula="oooc:=ABS(([.J266]-[.B266])*100/[.B266])" office:value-type="float" office:value="0.611028315946344">
            <text:p>0.61</text:p>
          </table:table-cell>
          <table:table-cell table:formula="oooc:=ABS(([.K266]-[.B266])*100/[.B266])" office:value-type="float" office:value="0.864381520119222">
            <text:p>0.86</text:p>
          </table:table-cell>
          <table:table-cell table:formula="oooc:=ABS(([.L266]-[.B266])*100/[.B266])" office:value-type="float" office:value="4.6348733233979">
            <text:p>4.63</text:p>
          </table:table-cell>
          <table:table-cell table:formula="oooc:=ABS(([.M266]-[.B266])*100/[.B266])" office:value-type="float" office:value="1.8628912071535">
            <text:p>1.86</text:p>
          </table:table-cell>
          <table:table-cell table:formula="oooc:=ABS(([.N266]-[.B266])*100/[.B266])" office:value-type="float" office:value="0.461997019374051">
            <text:p>0.46</text:p>
          </table:table-cell>
          <table:table-cell table:number-columns-repeated="2"/>
          <table:table-cell table:formula="oooc:=ABS([.C266]-[.B266])" office:value-type="float" office:value="10.91">
            <text:p>10.91</text:p>
          </table:table-cell>
          <table:table-cell table:formula="oooc:=ABS([.D266]-[.B266])" office:value-type="float" office:value="4.23">
            <text:p>4.23</text:p>
          </table:table-cell>
          <table:table-cell table:formula="oooc:=ABS([.E266]-[.B266])" office:value-type="float" office:value="5.44">
            <text:p>5.44</text:p>
          </table:table-cell>
          <table:table-cell table:formula="oooc:=ABS([.F266]-[.B266])" office:value-type="float" office:value="1.86">
            <text:p>1.86</text:p>
          </table:table-cell>
          <table:table-cell table:formula="oooc:=ABS([.G266]-[.B266])" office:value-type="float" office:value="0.22999999999999">
            <text:p>0.23</text:p>
          </table:table-cell>
          <table:table-cell table:formula="oooc:=ABS([.H266]-[.B266])" office:value-type="float" office:value="1.28999999999999">
            <text:p>1.29</text:p>
          </table:table-cell>
          <table:table-cell table:formula="oooc:=ABS([.I266]-[.B266])" office:value-type="float" office:value="1.53">
            <text:p>1.53</text:p>
          </table:table-cell>
          <table:table-cell table:formula="oooc:=ABS([.J266]-[.B266])" office:value-type="float" office:value="0.409999999999997">
            <text:p>0.41</text:p>
          </table:table-cell>
          <table:table-cell table:formula="oooc:=ABS([.K266]-[.B266])" office:value-type="float" office:value="0.579999999999998">
            <text:p>0.58</text:p>
          </table:table-cell>
          <table:table-cell table:formula="oooc:=ABS([.L266]-[.B266])" office:value-type="float" office:value="3.10999999999999">
            <text:p>3.11</text:p>
          </table:table-cell>
          <table:table-cell table:formula="oooc:=ABS([.M266]-[.B266])" office:value-type="float" office:value="1.25">
            <text:p>1.25</text:p>
          </table:table-cell>
          <table:table-cell table:formula="oooc:=ABS([.N266]-[.B266])" office:value-type="float" office:value="0.309999999999988">
            <text:p>0.31</text:p>
          </table:table-cell>
          <table:table-cell table:number-columns-repeated="3"/>
        </table:table-row>
        <table:table-row table:style-name="ro1">
          <table:table-cell office:value-type="string">
            <text:p>TTGTAGTCAT</text:p>
          </table:table-cell>
          <table:table-cell office:value-type="float" office:value="34.8">
            <text:p>34.8</text:p>
          </table:table-cell>
          <table:table-cell office:value-type="float" office:value="32.44">
            <text:p>32.44</text:p>
          </table:table-cell>
          <table:table-cell office:value-type="float" office:value="33.78">
            <text:p>33.78</text:p>
          </table:table-cell>
          <table:table-cell office:value-type="float" office:value="33.4">
            <text:p>33.4</text:p>
          </table:table-cell>
          <table:table-cell office:value-type="float" office:value="34.53">
            <text:p>34.53</text:p>
          </table:table-cell>
          <table:table-cell office:value-type="float" office:value="35.28">
            <text:p>35.28</text:p>
          </table:table-cell>
          <table:table-cell office:value-type="float" office:value="35.19">
            <text:p>35.19</text:p>
          </table:table-cell>
          <table:table-cell office:value-type="float" office:value="36.15">
            <text:p>36.15</text:p>
          </table:table-cell>
          <table:table-cell office:value-type="float" office:value="34.98">
            <text:p>34.98</text:p>
          </table:table-cell>
          <table:table-cell office:value-type="float" office:value="35.32">
            <text:p>35.32</text:p>
          </table:table-cell>
          <table:table-cell office:value-type="float" office:value="34.13">
            <text:p>34.13</text:p>
          </table:table-cell>
          <table:table-cell office:value-type="float" office:value="36.06">
            <text:p>36.06</text:p>
          </table:table-cell>
          <table:table-cell office:value-type="float" office:value="35.36">
            <text:p>35.36</text:p>
          </table:table-cell>
          <table:table-cell office:value-type="float" office:value="34.8">
            <text:p>34.8</text:p>
          </table:table-cell>
          <table:table-cell/>
          <table:table-cell table:formula="oooc:=ABS(([.C267]-[.B267])*100/[.B267])" office:value-type="float" office:value="6.7816091954023">
            <text:p>6.78</text:p>
          </table:table-cell>
          <table:table-cell table:formula="oooc:=ABS(([.D267]-[.B267])*100/[.B267])" office:value-type="float" office:value="2.93103448275861">
            <text:p>2.93</text:p>
          </table:table-cell>
          <table:table-cell table:formula="oooc:=ABS(([.E267]-[.B267])*100/[.B267])" office:value-type="float" office:value="4.02298850574712">
            <text:p>4.02</text:p>
          </table:table-cell>
          <table:table-cell table:formula="oooc:=ABS(([.F267]-[.B267])*100/[.B267])" office:value-type="float" office:value="0.775862068965506">
            <text:p>0.78</text:p>
          </table:table-cell>
          <table:table-cell table:formula="oooc:=ABS(([.G267]-[.B267])*100/[.B267])" office:value-type="float" office:value="1.3793103448276">
            <text:p>1.38</text:p>
          </table:table-cell>
          <table:table-cell table:formula="oooc:=ABS(([.H267]-[.B267])*100/[.B267])" office:value-type="float" office:value="1.12068965517242">
            <text:p>1.12</text:p>
          </table:table-cell>
          <table:table-cell table:formula="oooc:=ABS(([.I267]-[.B267])*100/[.B267])" office:value-type="float" office:value="3.87931034482759">
            <text:p>3.88</text:p>
          </table:table-cell>
          <table:table-cell table:formula="oooc:=ABS(([.J267]-[.B267])*100/[.B267])" office:value-type="float" office:value="0.517241379310344">
            <text:p>0.52</text:p>
          </table:table-cell>
          <table:table-cell table:formula="oooc:=ABS(([.K267]-[.B267])*100/[.B267])" office:value-type="float" office:value="1.49425287356323">
            <text:p>1.49</text:p>
          </table:table-cell>
          <table:table-cell table:formula="oooc:=ABS(([.L267]-[.B267])*100/[.B267])" office:value-type="float" office:value="1.92528735632182">
            <text:p>1.93</text:p>
          </table:table-cell>
          <table:table-cell table:formula="oooc:=ABS(([.M267]-[.B267])*100/[.B267])" office:value-type="float" office:value="3.62068965517243">
            <text:p>3.62</text:p>
          </table:table-cell>
          <table:table-cell table:formula="oooc:=ABS(([.N267]-[.B267])*100/[.B267])" office:value-type="float" office:value="1.60919540229886">
            <text:p>1.61</text:p>
          </table:table-cell>
          <table:table-cell table:number-columns-repeated="2"/>
          <table:table-cell table:formula="oooc:=ABS([.C267]-[.B267])" office:value-type="float" office:value="2.36">
            <text:p>2.36</text:p>
          </table:table-cell>
          <table:table-cell table:formula="oooc:=ABS([.D267]-[.B267])" office:value-type="float" office:value="1.02">
            <text:p>1.02</text:p>
          </table:table-cell>
          <table:table-cell table:formula="oooc:=ABS([.E267]-[.B267])" office:value-type="float" office:value="1.4">
            <text:p>1.4</text:p>
          </table:table-cell>
          <table:table-cell table:formula="oooc:=ABS([.F267]-[.B267])" office:value-type="float" office:value="0.269999999999996">
            <text:p>0.27</text:p>
          </table:table-cell>
          <table:table-cell table:formula="oooc:=ABS([.G267]-[.B267])" office:value-type="float" office:value="0.480000000000004">
            <text:p>0.48</text:p>
          </table:table-cell>
          <table:table-cell table:formula="oooc:=ABS([.H267]-[.B267])" office:value-type="float" office:value="0.390000000000001">
            <text:p>0.39</text:p>
          </table:table-cell>
          <table:table-cell table:formula="oooc:=ABS([.I267]-[.B267])" office:value-type="float" office:value="1.35">
            <text:p>1.35</text:p>
          </table:table-cell>
          <table:table-cell table:formula="oooc:=ABS([.J267]-[.B267])" office:value-type="float" office:value="0.18">
            <text:p>0.18</text:p>
          </table:table-cell>
          <table:table-cell table:formula="oooc:=ABS([.K267]-[.B267])" office:value-type="float" office:value="0.520000000000003">
            <text:p>0.52</text:p>
          </table:table-cell>
          <table:table-cell table:formula="oooc:=ABS([.L267]-[.B267])" office:value-type="float" office:value="0.669999999999995">
            <text:p>0.67</text:p>
          </table:table-cell>
          <table:table-cell table:formula="oooc:=ABS([.M267]-[.B267])" office:value-type="float" office:value="1.26000000000001">
            <text:p>1.26</text:p>
          </table:table-cell>
          <table:table-cell table:formula="oooc:=ABS([.N267]-[.B267])" office:value-type="float" office:value="0.560000000000002">
            <text:p>0.56</text:p>
          </table:table-cell>
          <table:table-cell table:number-columns-repeated="3"/>
        </table:table-row>
        <table:table-row table:style-name="ro1">
          <table:table-cell office:value-type="string">
            <text:p>GACGACAAGACCGCG</text:p>
          </table:table-cell>
          <table:table-cell office:value-type="float" office:value="67.6">
            <text:p>67.6</text:p>
          </table:table-cell>
          <table:table-cell office:value-type="float" office:value="64.18">
            <text:p>64.18</text:p>
          </table:table-cell>
          <table:table-cell office:value-type="float" office:value="67.16">
            <text:p>67.16</text:p>
          </table:table-cell>
          <table:table-cell office:value-type="float" office:value="66.67">
            <text:p>66.67</text:p>
          </table:table-cell>
          <table:table-cell office:value-type="float" office:value="67.98">
            <text:p>67.98</text:p>
          </table:table-cell>
          <table:table-cell office:value-type="float" office:value="67.48">
            <text:p>67.48</text:p>
          </table:table-cell>
          <table:table-cell office:value-type="float" office:value="69.31">
            <text:p>69.31</text:p>
          </table:table-cell>
          <table:table-cell office:value-type="float" office:value="68.63">
            <text:p>68.63</text:p>
          </table:table-cell>
          <table:table-cell office:value-type="float" office:value="66.9">
            <text:p>66.9</text:p>
          </table:table-cell>
          <table:table-cell office:value-type="float" office:value="67.16">
            <text:p>67.16</text:p>
          </table:table-cell>
          <table:table-cell office:value-type="float" office:value="66.05">
            <text:p>66.05</text:p>
          </table:table-cell>
          <table:table-cell office:value-type="float" office:value="67.93">
            <text:p>67.93</text:p>
          </table:table-cell>
          <table:table-cell office:value-type="float" office:value="67.28">
            <text:p>67.28</text:p>
          </table:table-cell>
          <table:table-cell office:value-type="float" office:value="67.6">
            <text:p>67.6</text:p>
          </table:table-cell>
          <table:table-cell/>
          <table:table-cell table:formula="oooc:=ABS(([.C268]-[.B268])*100/[.B268])" office:value-type="float" office:value="5.05917159763312">
            <text:p>5.06</text:p>
          </table:table-cell>
          <table:table-cell table:formula="oooc:=ABS(([.D268]-[.B268])*100/[.B268])" office:value-type="float" office:value="0.650887573964494">
            <text:p>0.65</text:p>
          </table:table-cell>
          <table:table-cell table:formula="oooc:=ABS(([.E268]-[.B268])*100/[.B268])" office:value-type="float" office:value="1.3757396449704">
            <text:p>1.38</text:p>
          </table:table-cell>
          <table:table-cell table:formula="oooc:=ABS(([.F268]-[.B268])*100/[.B268])" office:value-type="float" office:value="0.562130177514807">
            <text:p>0.56</text:p>
          </table:table-cell>
          <table:table-cell table:formula="oooc:=ABS(([.G268]-[.B268])*100/[.B268])" office:value-type="float" office:value="0.177514792899394">
            <text:p>0.18</text:p>
          </table:table-cell>
          <table:table-cell table:formula="oooc:=ABS(([.H268]-[.B268])*100/[.B268])" office:value-type="float" office:value="2.52958579881658">
            <text:p>2.53</text:p>
          </table:table-cell>
          <table:table-cell table:formula="oooc:=ABS(([.I268]-[.B268])*100/[.B268])" office:value-type="float" office:value="1.52366863905326">
            <text:p>1.52</text:p>
          </table:table-cell>
          <table:table-cell table:formula="oooc:=ABS(([.J268]-[.B268])*100/[.B268])" office:value-type="float" office:value="1.03550295857986">
            <text:p>1.04</text:p>
          </table:table-cell>
          <table:table-cell table:formula="oooc:=ABS(([.K268]-[.B268])*100/[.B268])" office:value-type="float" office:value="0.650887573964494">
            <text:p>0.65</text:p>
          </table:table-cell>
          <table:table-cell table:formula="oooc:=ABS(([.L268]-[.B268])*100/[.B268])" office:value-type="float" office:value="2.29289940828402">
            <text:p>2.29</text:p>
          </table:table-cell>
          <table:table-cell table:formula="oooc:=ABS(([.M268]-[.B268])*100/[.B268])" office:value-type="float" office:value="0.488165680473391">
            <text:p>0.49</text:p>
          </table:table-cell>
          <table:table-cell table:formula="oooc:=ABS(([.N268]-[.B268])*100/[.B268])" office:value-type="float" office:value="0.473372781065079">
            <text:p>0.47</text:p>
          </table:table-cell>
          <table:table-cell table:number-columns-repeated="2"/>
          <table:table-cell table:formula="oooc:=ABS([.C268]-[.B268])" office:value-type="float" office:value="3.41999999999999">
            <text:p>3.42</text:p>
          </table:table-cell>
          <table:table-cell table:formula="oooc:=ABS([.D268]-[.B268])" office:value-type="float" office:value="0.439999999999998">
            <text:p>0.44</text:p>
          </table:table-cell>
          <table:table-cell table:formula="oooc:=ABS([.E268]-[.B268])" office:value-type="float" office:value="0.929999999999993">
            <text:p>0.93</text:p>
          </table:table-cell>
          <table:table-cell table:formula="oooc:=ABS([.F268]-[.B268])" office:value-type="float" office:value="0.38000000000001">
            <text:p>0.38</text:p>
          </table:table-cell>
          <table:table-cell table:formula="oooc:=ABS([.G268]-[.B268])" office:value-type="float" office:value="0.11999999999999">
            <text:p>0.12</text:p>
          </table:table-cell>
          <table:table-cell table:formula="oooc:=ABS([.H268]-[.B268])" office:value-type="float" office:value="1.71000000000001">
            <text:p>1.71</text:p>
          </table:table-cell>
          <table:table-cell table:formula="oooc:=ABS([.I268]-[.B268])" office:value-type="float" office:value="1.03">
            <text:p>1.03</text:p>
          </table:table-cell>
          <table:table-cell table:formula="oooc:=ABS([.J268]-[.B268])" office:value-type="float" office:value="0.699999999999989">
            <text:p>0.7</text:p>
          </table:table-cell>
          <table:table-cell table:formula="oooc:=ABS([.K268]-[.B268])" office:value-type="float" office:value="0.439999999999998">
            <text:p>0.44</text:p>
          </table:table-cell>
          <table:table-cell table:formula="oooc:=ABS([.L268]-[.B268])" office:value-type="float" office:value="1.55">
            <text:p>1.55</text:p>
          </table:table-cell>
          <table:table-cell table:formula="oooc:=ABS([.M268]-[.B268])" office:value-type="float" office:value="0.330000000000012">
            <text:p>0.33</text:p>
          </table:table-cell>
          <table:table-cell table:formula="oooc:=ABS([.N268]-[.B268])" office:value-type="float" office:value="0.319999999999993">
            <text:p>0.32</text:p>
          </table:table-cell>
          <table:table-cell table:number-columns-repeated="3"/>
        </table:table-row>
        <table:table-row table:style-name="ro1">
          <table:table-cell office:value-type="string">
            <text:p>GCGTCGGTCCGGGCT</text:p>
          </table:table-cell>
          <table:table-cell office:value-type="float" office:value="67.7">
            <text:p>67.7</text:p>
          </table:table-cell>
          <table:table-cell office:value-type="float" office:value="53.83">
            <text:p>53.83</text:p>
          </table:table-cell>
          <table:table-cell office:value-type="float" office:value="67.14">
            <text:p>67.14</text:p>
          </table:table-cell>
          <table:table-cell office:value-type="float" office:value="64.95">
            <text:p>64.95</text:p>
          </table:table-cell>
          <table:table-cell office:value-type="float" office:value="70.81">
            <text:p>70.81</text:p>
          </table:table-cell>
          <table:table-cell office:value-type="float" office:value="69.62">
            <text:p>69.62</text:p>
          </table:table-cell>
          <table:table-cell office:value-type="float" office:value="73.3">
            <text:p>73.3</text:p>
          </table:table-cell>
          <table:table-cell office:value-type="float" office:value="71.08">
            <text:p>71.08</text:p>
          </table:table-cell>
          <table:table-cell office:value-type="float" office:value="66">
            <text:p>66</text:p>
          </table:table-cell>
          <table:table-cell office:value-type="float" office:value="66.84">
            <text:p>66.84</text:p>
          </table:table-cell>
          <table:table-cell office:value-type="float" office:value="62.21">
            <text:p>62.21</text:p>
          </table:table-cell>
          <table:table-cell office:value-type="float" office:value="68.38">
            <text:p>68.38</text:p>
          </table:table-cell>
          <table:table-cell office:value-type="float" office:value="65.46">
            <text:p>65.46</text:p>
          </table:table-cell>
          <table:table-cell office:value-type="float" office:value="67.7">
            <text:p>67.7</text:p>
          </table:table-cell>
          <table:table-cell/>
          <table:table-cell table:formula="oooc:=ABS(([.C269]-[.B269])*100/[.B269])" office:value-type="float" office:value="20.4874446085672">
            <text:p>20.49</text:p>
          </table:table-cell>
          <table:table-cell table:formula="oooc:=ABS(([.D269]-[.B269])*100/[.B269])" office:value-type="float" office:value="0.827178729689811">
            <text:p>0.83</text:p>
          </table:table-cell>
          <table:table-cell table:formula="oooc:=ABS(([.E269]-[.B269])*100/[.B269])" office:value-type="float" office:value="4.06203840472674">
            <text:p>4.06</text:p>
          </table:table-cell>
          <table:table-cell table:formula="oooc:=ABS(([.F269]-[.B269])*100/[.B269])" office:value-type="float" office:value="4.59379615952733">
            <text:p>4.59</text:p>
          </table:table-cell>
          <table:table-cell table:formula="oooc:=ABS(([.G269]-[.B269])*100/[.B269])" office:value-type="float" office:value="2.83604135893649">
            <text:p>2.84</text:p>
          </table:table-cell>
          <table:table-cell table:formula="oooc:=ABS(([.H269]-[.B269])*100/[.B269])" office:value-type="float" office:value="8.27178729689807">
            <text:p>8.27</text:p>
          </table:table-cell>
          <table:table-cell table:formula="oooc:=ABS(([.I269]-[.B269])*100/[.B269])" office:value-type="float" office:value="4.99261447562776">
            <text:p>4.99</text:p>
          </table:table-cell>
          <table:table-cell table:formula="oooc:=ABS(([.J269]-[.B269])*100/[.B269])" office:value-type="float" office:value="2.51107828655835">
            <text:p>2.51</text:p>
          </table:table-cell>
          <table:table-cell table:formula="oooc:=ABS(([.K269]-[.B269])*100/[.B269])" office:value-type="float" office:value="1.27031019202363">
            <text:p>1.27</text:p>
          </table:table-cell>
          <table:table-cell table:formula="oooc:=ABS(([.L269]-[.B269])*100/[.B269])" office:value-type="float" office:value="8.10930576070901">
            <text:p>8.11</text:p>
          </table:table-cell>
          <table:table-cell table:formula="oooc:=ABS(([.M269]-[.B269])*100/[.B269])" office:value-type="float" office:value="1.00443131462333">
            <text:p>1</text:p>
          </table:table-cell>
          <table:table-cell table:formula="oooc:=ABS(([.N269]-[.B269])*100/[.B269])" office:value-type="float" office:value="3.30871491875925">
            <text:p>3.31</text:p>
          </table:table-cell>
          <table:table-cell table:number-columns-repeated="2"/>
          <table:table-cell table:formula="oooc:=ABS([.C269]-[.B269])" office:value-type="float" office:value="13.87">
            <text:p>13.87</text:p>
          </table:table-cell>
          <table:table-cell table:formula="oooc:=ABS([.D269]-[.B269])" office:value-type="float" office:value="0.560000000000002">
            <text:p>0.56</text:p>
          </table:table-cell>
          <table:table-cell table:formula="oooc:=ABS([.E269]-[.B269])" office:value-type="float" office:value="2.75">
            <text:p>2.75</text:p>
          </table:table-cell>
          <table:table-cell table:formula="oooc:=ABS([.F269]-[.B269])" office:value-type="float" office:value="3.11">
            <text:p>3.11</text:p>
          </table:table-cell>
          <table:table-cell table:formula="oooc:=ABS([.G269]-[.B269])" office:value-type="float" office:value="1.92">
            <text:p>1.92</text:p>
          </table:table-cell>
          <table:table-cell table:formula="oooc:=ABS([.H269]-[.B269])" office:value-type="float" office:value="5.59999999999999">
            <text:p>5.6</text:p>
          </table:table-cell>
          <table:table-cell table:formula="oooc:=ABS([.I269]-[.B269])" office:value-type="float" office:value="3.38">
            <text:p>3.38</text:p>
          </table:table-cell>
          <table:table-cell table:formula="oooc:=ABS([.J269]-[.B269])" office:value-type="float" office:value="1.7">
            <text:p>1.7</text:p>
          </table:table-cell>
          <table:table-cell table:formula="oooc:=ABS([.K269]-[.B269])" office:value-type="float" office:value="0.859999999999999">
            <text:p>0.86</text:p>
          </table:table-cell>
          <table:table-cell table:formula="oooc:=ABS([.L269]-[.B269])" office:value-type="float" office:value="5.49">
            <text:p>5.49</text:p>
          </table:table-cell>
          <table:table-cell table:formula="oooc:=ABS([.M269]-[.B269])" office:value-type="float" office:value="0.679999999999993">
            <text:p>0.68</text:p>
          </table:table-cell>
          <table:table-cell table:formula="oooc:=ABS([.N269]-[.B269])" office:value-type="float" office:value="2.24000000000001">
            <text:p>2.24</text:p>
          </table:table-cell>
          <table:table-cell table:number-columns-repeated="3"/>
        </table:table-row>
        <table:table-row table:style-name="ro1">
          <table:table-cell office:value-type="string">
            <text:p>TTGTAGTCAT</text:p>
          </table:table-cell>
          <table:table-cell office:value-type="float" office:value="31.2">
            <text:p>31.2</text:p>
          </table:table-cell>
          <table:table-cell office:value-type="float" office:value="21.83">
            <text:p>21.83</text:p>
          </table:table-cell>
          <table:table-cell office:value-type="float" office:value="25.53">
            <text:p>25.53</text:p>
          </table:table-cell>
          <table:table-cell office:value-type="float" office:value="24.32">
            <text:p>24.32</text:p>
          </table:table-cell>
          <table:table-cell office:value-type="float" office:value="27.89">
            <text:p>27.89</text:p>
          </table:table-cell>
          <table:table-cell office:value-type="float" office:value="30.39">
            <text:p>30.39</text:p>
          </table:table-cell>
          <table:table-cell office:value-type="float" office:value="28.47">
            <text:p>28.47</text:p>
          </table:table-cell>
          <table:table-cell office:value-type="float" office:value="31.71">
            <text:p>31.71</text:p>
          </table:table-cell>
          <table:table-cell office:value-type="float" office:value="29.35">
            <text:p>29.35</text:p>
          </table:table-cell>
          <table:table-cell office:value-type="float" office:value="30.53">
            <text:p>30.53</text:p>
          </table:table-cell>
          <table:table-cell office:value-type="float" office:value="26.65">
            <text:p>26.65</text:p>
          </table:table-cell>
          <table:table-cell office:value-type="float" office:value="31.99">
            <text:p>31.99</text:p>
          </table:table-cell>
          <table:table-cell office:value-type="float" office:value="29.45">
            <text:p>29.45</text:p>
          </table:table-cell>
          <table:table-cell office:value-type="float" office:value="31.2">
            <text:p>31.2</text:p>
          </table:table-cell>
          <table:table-cell/>
          <table:table-cell table:formula="oooc:=ABS(([.C270]-[.B270])*100/[.B270])" office:value-type="float" office:value="30.0320512820513">
            <text:p>30.03</text:p>
          </table:table-cell>
          <table:table-cell table:formula="oooc:=ABS(([.D270]-[.B270])*100/[.B270])" office:value-type="float" office:value="18.1730769230769">
            <text:p>18.17</text:p>
          </table:table-cell>
          <table:table-cell table:formula="oooc:=ABS(([.E270]-[.B270])*100/[.B270])" office:value-type="float" office:value="22.051282051282">
            <text:p>22.05</text:p>
          </table:table-cell>
          <table:table-cell table:formula="oooc:=ABS(([.F270]-[.B270])*100/[.B270])" office:value-type="float" office:value="10.6089743589744">
            <text:p>10.61</text:p>
          </table:table-cell>
          <table:table-cell table:formula="oooc:=ABS(([.G270]-[.B270])*100/[.B270])" office:value-type="float" office:value="2.59615384615384">
            <text:p>2.6</text:p>
          </table:table-cell>
          <table:table-cell table:formula="oooc:=ABS(([.H270]-[.B270])*100/[.B270])" office:value-type="float" office:value="8.75">
            <text:p>8.75</text:p>
          </table:table-cell>
          <table:table-cell table:formula="oooc:=ABS(([.I270]-[.B270])*100/[.B270])" office:value-type="float" office:value="1.63461538461539">
            <text:p>1.63</text:p>
          </table:table-cell>
          <table:table-cell table:formula="oooc:=ABS(([.J270]-[.B270])*100/[.B270])" office:value-type="float" office:value="5.92948717948717">
            <text:p>5.93</text:p>
          </table:table-cell>
          <table:table-cell table:formula="oooc:=ABS(([.K270]-[.B270])*100/[.B270])" office:value-type="float" office:value="2.14743589743589">
            <text:p>2.15</text:p>
          </table:table-cell>
          <table:table-cell table:formula="oooc:=ABS(([.L270]-[.B270])*100/[.B270])" office:value-type="float" office:value="14.5833333333333">
            <text:p>14.58</text:p>
          </table:table-cell>
          <table:table-cell table:formula="oooc:=ABS(([.M270]-[.B270])*100/[.B270])" office:value-type="float" office:value="2.53205128205128">
            <text:p>2.53</text:p>
          </table:table-cell>
          <table:table-cell table:formula="oooc:=ABS(([.N270]-[.B270])*100/[.B270])" office:value-type="float" office:value="5.60897435897436">
            <text:p>5.61</text:p>
          </table:table-cell>
          <table:table-cell table:number-columns-repeated="2"/>
          <table:table-cell table:formula="oooc:=ABS([.C270]-[.B270])" office:value-type="float" office:value="9.37">
            <text:p>9.37</text:p>
          </table:table-cell>
          <table:table-cell table:formula="oooc:=ABS([.D270]-[.B270])" office:value-type="float" office:value="5.67">
            <text:p>5.67</text:p>
          </table:table-cell>
          <table:table-cell table:formula="oooc:=ABS([.E270]-[.B270])" office:value-type="float" office:value="6.88">
            <text:p>6.88</text:p>
          </table:table-cell>
          <table:table-cell table:formula="oooc:=ABS([.F270]-[.B270])" office:value-type="float" office:value="3.31">
            <text:p>3.31</text:p>
          </table:table-cell>
          <table:table-cell table:formula="oooc:=ABS([.G270]-[.B270])" office:value-type="float" office:value="0.809999999999999">
            <text:p>0.81</text:p>
          </table:table-cell>
          <table:table-cell table:formula="oooc:=ABS([.H270]-[.B270])" office:value-type="float" office:value="2.73">
            <text:p>2.73</text:p>
          </table:table-cell>
          <table:table-cell table:formula="oooc:=ABS([.I270]-[.B270])" office:value-type="float" office:value="0.510000000000002">
            <text:p>0.51</text:p>
          </table:table-cell>
          <table:table-cell table:formula="oooc:=ABS([.J270]-[.B270])" office:value-type="float" office:value="1.85">
            <text:p>1.85</text:p>
          </table:table-cell>
          <table:table-cell table:formula="oooc:=ABS([.K270]-[.B270])" office:value-type="float" office:value="0.669999999999998">
            <text:p>0.67</text:p>
          </table:table-cell>
          <table:table-cell table:formula="oooc:=ABS([.L270]-[.B270])" office:value-type="float" office:value="4.55">
            <text:p>4.55</text:p>
          </table:table-cell>
          <table:table-cell table:formula="oooc:=ABS([.M270]-[.B270])" office:value-type="float" office:value="0.789999999999999">
            <text:p>0.79</text:p>
          </table:table-cell>
          <table:table-cell table:formula="oooc:=ABS([.N270]-[.B270])" office:value-type="float" office:value="1.75">
            <text:p>1.75</text:p>
          </table:table-cell>
          <table:table-cell table:number-columns-repeated="3"/>
        </table:table-row>
        <table:table-row table:style-name="ro1">
          <table:table-cell office:value-type="string">
            <text:p>GACGACAAGACCGCG</text:p>
          </table:table-cell>
          <table:table-cell office:value-type="float" office:value="64.4">
            <text:p>64.4</text:p>
          </table:table-cell>
          <table:table-cell office:value-type="float" office:value="53.18">
            <text:p>53.18</text:p>
          </table:table-cell>
          <table:table-cell office:value-type="float" office:value="62.08">
            <text:p>62.08</text:p>
          </table:table-cell>
          <table:table-cell office:value-type="float" office:value="60.52">
            <text:p>60.52</text:p>
          </table:table-cell>
          <table:table-cell office:value-type="float" office:value="64.69">
            <text:p>64.69</text:p>
          </table:table-cell>
          <table:table-cell office:value-type="float" office:value="63.18">
            <text:p>63.18</text:p>
          </table:table-cell>
          <table:table-cell office:value-type="float" office:value="67.38">
            <text:p>67.38</text:p>
          </table:table-cell>
          <table:table-cell office:value-type="float" office:value="65.08">
            <text:p>65.08</text:p>
          </table:table-cell>
          <table:table-cell office:value-type="float" office:value="61.27">
            <text:p>61.27</text:p>
          </table:table-cell>
          <table:table-cell office:value-type="float" office:value="62.21">
            <text:p>62.21</text:p>
          </table:table-cell>
          <table:table-cell office:value-type="float" office:value="58.57">
            <text:p>58.57</text:p>
          </table:table-cell>
          <table:table-cell office:value-type="float" office:value="63.76">
            <text:p>63.76</text:p>
          </table:table-cell>
          <table:table-cell office:value-type="float" office:value="61.37">
            <text:p>61.37</text:p>
          </table:table-cell>
          <table:table-cell office:value-type="float" office:value="64.4">
            <text:p>64.4</text:p>
          </table:table-cell>
          <table:table-cell/>
          <table:table-cell table:formula="oooc:=ABS(([.C271]-[.B271])*100/[.B271])" office:value-type="float" office:value="17.4223602484472">
            <text:p>17.42</text:p>
          </table:table-cell>
          <table:table-cell table:formula="oooc:=ABS(([.D271]-[.B271])*100/[.B271])" office:value-type="float" office:value="3.6024844720497">
            <text:p>3.6</text:p>
          </table:table-cell>
          <table:table-cell table:formula="oooc:=ABS(([.E271]-[.B271])*100/[.B271])" office:value-type="float" office:value="6.0248447204969">
            <text:p>6.02</text:p>
          </table:table-cell>
          <table:table-cell table:formula="oooc:=ABS(([.F271]-[.B271])*100/[.B271])" office:value-type="float" office:value="0.450310559006199">
            <text:p>0.45</text:p>
          </table:table-cell>
          <table:table-cell table:formula="oooc:=ABS(([.G271]-[.B271])*100/[.B271])" office:value-type="float" office:value="1.89440993788821">
            <text:p>1.89</text:p>
          </table:table-cell>
          <table:table-cell table:formula="oooc:=ABS(([.H271]-[.B271])*100/[.B271])" office:value-type="float" office:value="4.62732919254657">
            <text:p>4.63</text:p>
          </table:table-cell>
          <table:table-cell table:formula="oooc:=ABS(([.I271]-[.B271])*100/[.B271])" office:value-type="float" office:value="1.055900621118">
            <text:p>1.06</text:p>
          </table:table-cell>
          <table:table-cell table:formula="oooc:=ABS(([.J271]-[.B271])*100/[.B271])" office:value-type="float" office:value="4.86024844720497">
            <text:p>4.86</text:p>
          </table:table-cell>
          <table:table-cell table:formula="oooc:=ABS(([.K271]-[.B271])*100/[.B271])" office:value-type="float" office:value="3.40062111801243">
            <text:p>3.4</text:p>
          </table:table-cell>
          <table:table-cell table:formula="oooc:=ABS(([.L271]-[.B271])*100/[.B271])" office:value-type="float" office:value="9.05279503105591">
            <text:p>9.05</text:p>
          </table:table-cell>
          <table:table-cell table:formula="oooc:=ABS(([.M271]-[.B271])*100/[.B271])" office:value-type="float" office:value="0.993788819875788">
            <text:p>0.99</text:p>
          </table:table-cell>
          <table:table-cell table:formula="oooc:=ABS(([.N271]-[.B271])*100/[.B271])" office:value-type="float" office:value="4.70496894409939">
            <text:p>4.7</text:p>
          </table:table-cell>
          <table:table-cell table:number-columns-repeated="2"/>
          <table:table-cell table:formula="oooc:=ABS([.C271]-[.B271])" office:value-type="float" office:value="11.22">
            <text:p>11.22</text:p>
          </table:table-cell>
          <table:table-cell table:formula="oooc:=ABS([.D271]-[.B271])" office:value-type="float" office:value="2.32000000000001">
            <text:p>2.32</text:p>
          </table:table-cell>
          <table:table-cell table:formula="oooc:=ABS([.E271]-[.B271])" office:value-type="float" office:value="3.88">
            <text:p>3.88</text:p>
          </table:table-cell>
          <table:table-cell table:formula="oooc:=ABS([.F271]-[.B271])" office:value-type="float" office:value="0.289999999999992">
            <text:p>0.29</text:p>
          </table:table-cell>
          <table:table-cell table:formula="oooc:=ABS([.G271]-[.B271])" office:value-type="float" office:value="1.22000000000001">
            <text:p>1.22</text:p>
          </table:table-cell>
          <table:table-cell table:formula="oooc:=ABS([.H271]-[.B271])" office:value-type="float" office:value="2.97999999999999">
            <text:p>2.98</text:p>
          </table:table-cell>
          <table:table-cell table:formula="oooc:=ABS([.I271]-[.B271])" office:value-type="float" office:value="0.679999999999993">
            <text:p>0.68</text:p>
          </table:table-cell>
          <table:table-cell table:formula="oooc:=ABS([.J271]-[.B271])" office:value-type="float" office:value="3.13">
            <text:p>3.13</text:p>
          </table:table-cell>
          <table:table-cell table:formula="oooc:=ABS([.K271]-[.B271])" office:value-type="float" office:value="2.19">
            <text:p>2.19</text:p>
          </table:table-cell>
          <table:table-cell table:formula="oooc:=ABS([.L271]-[.B271])" office:value-type="float" office:value="5.83000000000001">
            <text:p>5.83</text:p>
          </table:table-cell>
          <table:table-cell table:formula="oooc:=ABS([.M271]-[.B271])" office:value-type="float" office:value="0.640000000000008">
            <text:p>0.64</text:p>
          </table:table-cell>
          <table:table-cell table:formula="oooc:=ABS([.N271]-[.B271])" office:value-type="float" office:value="3.03000000000001">
            <text:p>3.03</text:p>
          </table:table-cell>
          <table:table-cell table:number-columns-repeated="3"/>
        </table:table-row>
        <table:table-row table:style-name="ro1">
          <table:table-cell office:value-type="string">
            <text:p>TATGTATATTTTGTAATCAG</text:p>
          </table:table-cell>
          <table:table-cell office:value-type="float" office:value="57.6">
            <text:p>57.6</text:p>
          </table:table-cell>
          <table:table-cell office:value-type="float" office:value="54.01">
            <text:p>54.01</text:p>
          </table:table-cell>
          <table:table-cell office:value-type="float" office:value="56.03">
            <text:p>56.03</text:p>
          </table:table-cell>
          <table:table-cell office:value-type="float" office:value="55.65">
            <text:p>55.65</text:p>
          </table:table-cell>
          <table:table-cell office:value-type="float" office:value="56.77">
            <text:p>56.77</text:p>
          </table:table-cell>
          <table:table-cell office:value-type="float" office:value="56.99">
            <text:p>56.99</text:p>
          </table:table-cell>
          <table:table-cell office:value-type="float" office:value="57.44">
            <text:p>57.44</text:p>
          </table:table-cell>
          <table:table-cell office:value-type="float" office:value="57.96">
            <text:p>57.96</text:p>
          </table:table-cell>
          <table:table-cell office:value-type="float" office:value="57.23">
            <text:p>57.23</text:p>
          </table:table-cell>
          <table:table-cell office:value-type="float" office:value="57.27">
            <text:p>57.27</text:p>
          </table:table-cell>
          <table:table-cell office:value-type="float" office:value="56.38">
            <text:p>56.38</text:p>
          </table:table-cell>
          <table:table-cell office:value-type="float" office:value="58.12">
            <text:p>58.12</text:p>
          </table:table-cell>
          <table:table-cell office:value-type="float" office:value="57.61">
            <text:p>57.61</text:p>
          </table:table-cell>
          <table:table-cell office:value-type="float" office:value="57.6">
            <text:p>57.6</text:p>
          </table:table-cell>
          <table:table-cell/>
          <table:table-cell table:formula="oooc:=ABS(([.C272]-[.B272])*100/[.B272])" office:value-type="float" office:value="6.23263888888889">
            <text:p>6.23</text:p>
          </table:table-cell>
          <table:table-cell table:formula="oooc:=ABS(([.D272]-[.B272])*100/[.B272])" office:value-type="float" office:value="2.72569444444445">
            <text:p>2.73</text:p>
          </table:table-cell>
          <table:table-cell table:formula="oooc:=ABS(([.E272]-[.B272])*100/[.B272])" office:value-type="float" office:value="3.38541666666667">
            <text:p>3.39</text:p>
          </table:table-cell>
          <table:table-cell table:formula="oooc:=ABS(([.F272]-[.B272])*100/[.B272])" office:value-type="float" office:value="1.44097222222222">
            <text:p>1.44</text:p>
          </table:table-cell>
          <table:table-cell table:formula="oooc:=ABS(([.G272]-[.B272])*100/[.B272])" office:value-type="float" office:value="1.05902777777778">
            <text:p>1.06</text:p>
          </table:table-cell>
          <table:table-cell table:formula="oooc:=ABS(([.H272]-[.B272])*100/[.B272])" office:value-type="float" office:value="0.277777777777784">
            <text:p>0.28</text:p>
          </table:table-cell>
          <table:table-cell table:formula="oooc:=ABS(([.I272]-[.B272])*100/[.B272])" office:value-type="float" office:value="0.624999999999999">
            <text:p>0.62</text:p>
          </table:table-cell>
          <table:table-cell table:formula="oooc:=ABS(([.J272]-[.B272])*100/[.B272])" office:value-type="float" office:value="0.642361111111119">
            <text:p>0.64</text:p>
          </table:table-cell>
          <table:table-cell table:formula="oooc:=ABS(([.K272]-[.B272])*100/[.B272])" office:value-type="float" office:value="0.572916666666664">
            <text:p>0.57</text:p>
          </table:table-cell>
          <table:table-cell table:formula="oooc:=ABS(([.L272]-[.B272])*100/[.B272])" office:value-type="float" office:value="2.11805555555555">
            <text:p>2.12</text:p>
          </table:table-cell>
          <table:table-cell table:formula="oooc:=ABS(([.M272]-[.B272])*100/[.B272])" office:value-type="float" office:value="0.902777777777771">
            <text:p>0.9</text:p>
          </table:table-cell>
          <table:table-cell table:formula="oooc:=ABS(([.N272]-[.B272])*100/[.B272])" office:value-type="float" office:value="0.0173611111111077">
            <text:p>0.02</text:p>
          </table:table-cell>
          <table:table-cell table:number-columns-repeated="2"/>
          <table:table-cell table:formula="oooc:=ABS([.C272]-[.B272])" office:value-type="float" office:value="3.59">
            <text:p>3.59</text:p>
          </table:table-cell>
          <table:table-cell table:formula="oooc:=ABS([.D272]-[.B272])" office:value-type="float" office:value="1.57">
            <text:p>1.57</text:p>
          </table:table-cell>
          <table:table-cell table:formula="oooc:=ABS([.E272]-[.B272])" office:value-type="float" office:value="1.95">
            <text:p>1.95</text:p>
          </table:table-cell>
          <table:table-cell table:formula="oooc:=ABS([.F272]-[.B272])" office:value-type="float" office:value="0.829999999999998">
            <text:p>0.83</text:p>
          </table:table-cell>
          <table:table-cell table:formula="oooc:=ABS([.G272]-[.B272])" office:value-type="float" office:value="0.609999999999999">
            <text:p>0.61</text:p>
          </table:table-cell>
          <table:table-cell table:formula="oooc:=ABS([.H272]-[.B272])" office:value-type="float" office:value="0.160000000000004">
            <text:p>0.16</text:p>
          </table:table-cell>
          <table:table-cell table:formula="oooc:=ABS([.I272]-[.B272])" office:value-type="float" office:value="0.359999999999999">
            <text:p>0.36</text:p>
          </table:table-cell>
          <table:table-cell table:formula="oooc:=ABS([.J272]-[.B272])" office:value-type="float" office:value="0.370000000000005">
            <text:p>0.37</text:p>
          </table:table-cell>
          <table:table-cell table:formula="oooc:=ABS([.K272]-[.B272])" office:value-type="float" office:value="0.329999999999998">
            <text:p>0.33</text:p>
          </table:table-cell>
          <table:table-cell table:formula="oooc:=ABS([.L272]-[.B272])" office:value-type="float" office:value="1.22">
            <text:p>1.22</text:p>
          </table:table-cell>
          <table:table-cell table:formula="oooc:=ABS([.M272]-[.B272])" office:value-type="float" office:value="0.519999999999996">
            <text:p>0.52</text:p>
          </table:table-cell>
          <table:table-cell table:formula="oooc:=ABS([.N272]-[.B272])" office:value-type="float" office:value="0.00999999999999801">
            <text:p>0.01</text:p>
          </table:table-cell>
          <table:table-cell table:number-columns-repeated="3"/>
        </table:table-row>
        <table:table-row table:style-name="ro1">
          <table:table-cell office:value-type="string">
            <text:p>TTCTACCTATGTGAT</text:p>
          </table:table-cell>
          <table:table-cell office:value-type="float" office:value="52.3">
            <text:p>52.3</text:p>
          </table:table-cell>
          <table:table-cell office:value-type="float" office:value="50.95">
            <text:p>50.95</text:p>
          </table:table-cell>
          <table:table-cell office:value-type="float" office:value="52.88">
            <text:p>52.88</text:p>
          </table:table-cell>
          <table:table-cell office:value-type="float" office:value="52.5">
            <text:p>52.5</text:p>
          </table:table-cell>
          <table:table-cell office:value-type="float" office:value="53.63">
            <text:p>53.63</text:p>
          </table:table-cell>
          <table:table-cell office:value-type="float" office:value="54.15">
            <text:p>54.15</text:p>
          </table:table-cell>
          <table:table-cell office:value-type="float" office:value="54.3">
            <text:p>54.3</text:p>
          </table:table-cell>
          <table:table-cell office:value-type="float" office:value="55.14">
            <text:p>55.14</text:p>
          </table:table-cell>
          <table:table-cell office:value-type="float" office:value="54.09">
            <text:p>54.09</text:p>
          </table:table-cell>
          <table:table-cell office:value-type="float" office:value="54.16">
            <text:p>54.16</text:p>
          </table:table-cell>
          <table:table-cell office:value-type="float" office:value="53.24">
            <text:p>53.24</text:p>
          </table:table-cell>
          <table:table-cell office:value-type="float" office:value="55">
            <text:p>55</text:p>
          </table:table-cell>
          <table:table-cell office:value-type="float" office:value="54.47">
            <text:p>54.47</text:p>
          </table:table-cell>
          <table:table-cell office:value-type="float" office:value="52.3">
            <text:p>52.3</text:p>
          </table:table-cell>
          <table:table-cell/>
          <table:table-cell table:formula="oooc:=ABS(([.C273]-[.B273])*100/[.B273])" office:value-type="float" office:value="2.5812619502868">
            <text:p>2.58</text:p>
          </table:table-cell>
          <table:table-cell table:formula="oooc:=ABS(([.D273]-[.B273])*100/[.B273])" office:value-type="float" office:value="1.10898661567879">
            <text:p>1.11</text:p>
          </table:table-cell>
          <table:table-cell table:formula="oooc:=ABS(([.E273]-[.B273])*100/[.B273])" office:value-type="float" office:value="0.382409177820273">
            <text:p>0.38</text:p>
          </table:table-cell>
          <table:table-cell table:formula="oooc:=ABS(([.F273]-[.B273])*100/[.B273])" office:value-type="float" office:value="2.54302103250479">
            <text:p>2.54</text:p>
          </table:table-cell>
          <table:table-cell table:formula="oooc:=ABS(([.G273]-[.B273])*100/[.B273])" office:value-type="float" office:value="3.53728489483748">
            <text:p>3.54</text:p>
          </table:table-cell>
          <table:table-cell table:formula="oooc:=ABS(([.H273]-[.B273])*100/[.B273])" office:value-type="float" office:value="3.82409177820268">
            <text:p>3.82</text:p>
          </table:table-cell>
          <table:table-cell table:formula="oooc:=ABS(([.I273]-[.B273])*100/[.B273])" office:value-type="float" office:value="5.43021032504781">
            <text:p>5.43</text:p>
          </table:table-cell>
          <table:table-cell table:formula="oooc:=ABS(([.J273]-[.B273])*100/[.B273])" office:value-type="float" office:value="3.42256214149141">
            <text:p>3.42</text:p>
          </table:table-cell>
          <table:table-cell table:formula="oooc:=ABS(([.K273]-[.B273])*100/[.B273])" office:value-type="float" office:value="3.55640535372849">
            <text:p>3.56</text:p>
          </table:table-cell>
          <table:table-cell table:formula="oooc:=ABS(([.L273]-[.B273])*100/[.B273])" office:value-type="float" office:value="1.79732313575527">
            <text:p>1.8</text:p>
          </table:table-cell>
          <table:table-cell table:formula="oooc:=ABS(([.M273]-[.B273])*100/[.B273])" office:value-type="float" office:value="5.16252390057362">
            <text:p>5.16</text:p>
          </table:table-cell>
          <table:table-cell table:formula="oooc:=ABS(([.N273]-[.B273])*100/[.B273])" office:value-type="float" office:value="4.14913957934991">
            <text:p>4.15</text:p>
          </table:table-cell>
          <table:table-cell table:number-columns-repeated="2"/>
          <table:table-cell table:formula="oooc:=ABS([.C273]-[.B273])" office:value-type="float" office:value="1.34999999999999">
            <text:p>1.35</text:p>
          </table:table-cell>
          <table:table-cell table:formula="oooc:=ABS([.D273]-[.B273])" office:value-type="float" office:value="0.580000000000005">
            <text:p>0.58</text:p>
          </table:table-cell>
          <table:table-cell table:formula="oooc:=ABS([.E273]-[.B273])" office:value-type="float" office:value="0.200000000000003">
            <text:p>0.2</text:p>
          </table:table-cell>
          <table:table-cell table:formula="oooc:=ABS([.F273]-[.B273])" office:value-type="float" office:value="1.33000000000001">
            <text:p>1.33</text:p>
          </table:table-cell>
          <table:table-cell table:formula="oooc:=ABS([.G273]-[.B273])" office:value-type="float" office:value="1.85">
            <text:p>1.85</text:p>
          </table:table-cell>
          <table:table-cell table:formula="oooc:=ABS([.H273]-[.B273])" office:value-type="float" office:value="2">
            <text:p>2</text:p>
          </table:table-cell>
          <table:table-cell table:formula="oooc:=ABS([.I273]-[.B273])" office:value-type="float" office:value="2.84">
            <text:p>2.84</text:p>
          </table:table-cell>
          <table:table-cell table:formula="oooc:=ABS([.J273]-[.B273])" office:value-type="float" office:value="1.79000000000001">
            <text:p>1.79</text:p>
          </table:table-cell>
          <table:table-cell table:formula="oooc:=ABS([.K273]-[.B273])" office:value-type="float" office:value="1.86">
            <text:p>1.86</text:p>
          </table:table-cell>
          <table:table-cell table:formula="oooc:=ABS([.L273]-[.B273])" office:value-type="float" office:value="0.940000000000005">
            <text:p>0.94</text:p>
          </table:table-cell>
          <table:table-cell table:formula="oooc:=ABS([.M273]-[.B273])" office:value-type="float" office:value="2.7">
            <text:p>2.7</text:p>
          </table:table-cell>
          <table:table-cell table:formula="oooc:=ABS([.N273]-[.B273])" office:value-type="float" office:value="2.17">
            <text:p>2.17</text:p>
          </table:table-cell>
          <table:table-cell table:number-columns-repeated="3"/>
        </table:table-row>
        <table:table-row table:style-name="ro1">
          <table:table-cell office:value-type="string">
            <text:p>AGCAGTCCGCCACACCCTGA</text:p>
          </table:table-cell>
          <table:table-cell office:value-type="float" office:value="76.9">
            <text:p>76.9</text:p>
          </table:table-cell>
          <table:table-cell office:value-type="float" office:value="75.28">
            <text:p>75.28</text:p>
          </table:table-cell>
          <table:table-cell office:value-type="float" office:value="77.54">
            <text:p>77.54</text:p>
          </table:table-cell>
          <table:table-cell office:value-type="float" office:value="77.16">
            <text:p>77.16</text:p>
          </table:table-cell>
          <table:table-cell office:value-type="float" office:value="78.29">
            <text:p>78.29</text:p>
          </table:table-cell>
          <table:table-cell office:value-type="float" office:value="79.14">
            <text:p>79.14</text:p>
          </table:table-cell>
          <table:table-cell office:value-type="float" office:value="78.95">
            <text:p>78.95</text:p>
          </table:table-cell>
          <table:table-cell office:value-type="float" office:value="80.37">
            <text:p>80.37</text:p>
          </table:table-cell>
          <table:table-cell office:value-type="float" office:value="78.74">
            <text:p>78.74</text:p>
          </table:table-cell>
          <table:table-cell office:value-type="float" office:value="78.68">
            <text:p>78.68</text:p>
          </table:table-cell>
          <table:table-cell office:value-type="float" office:value="77.9">
            <text:p>77.9</text:p>
          </table:table-cell>
          <table:table-cell office:value-type="float" office:value="79.56">
            <text:p>79.56</text:p>
          </table:table-cell>
          <table:table-cell office:value-type="float" office:value="79.12">
            <text:p>79.12</text:p>
          </table:table-cell>
          <table:table-cell office:value-type="float" office:value="76.9">
            <text:p>76.9</text:p>
          </table:table-cell>
          <table:table-cell/>
          <table:table-cell table:formula="oooc:=ABS(([.C274]-[.B274])*100/[.B274])" office:value-type="float" office:value="2.10663198959689">
            <text:p>2.11</text:p>
          </table:table-cell>
          <table:table-cell table:formula="oooc:=ABS(([.D274]-[.B274])*100/[.B274])" office:value-type="float" office:value="0.832249674902471">
            <text:p>0.83</text:p>
          </table:table-cell>
          <table:table-cell table:formula="oooc:=ABS(([.E274]-[.B274])*100/[.B274])" office:value-type="float" office:value="0.338101430429117">
            <text:p>0.34</text:p>
          </table:table-cell>
          <table:table-cell table:formula="oooc:=ABS(([.F274]-[.B274])*100/[.B274])" office:value-type="float" office:value="1.8075422626788">
            <text:p>1.81</text:p>
          </table:table-cell>
          <table:table-cell table:formula="oooc:=ABS(([.G274]-[.B274])*100/[.B274])" office:value-type="float" office:value="2.91287386215864">
            <text:p>2.91</text:p>
          </table:table-cell>
          <table:table-cell table:formula="oooc:=ABS(([.H274]-[.B274])*100/[.B274])" office:value-type="float" office:value="2.66579973992197">
            <text:p>2.67</text:p>
          </table:table-cell>
          <table:table-cell table:formula="oooc:=ABS(([.I274]-[.B274])*100/[.B274])" office:value-type="float" office:value="4.51235370611183">
            <text:p>4.51</text:p>
          </table:table-cell>
          <table:table-cell table:formula="oooc:=ABS(([.J274]-[.B274])*100/[.B274])" office:value-type="float" office:value="2.39271781534459">
            <text:p>2.39</text:p>
          </table:table-cell>
          <table:table-cell table:formula="oooc:=ABS(([.K274]-[.B274])*100/[.B274])" office:value-type="float" office:value="2.3146944083225">
            <text:p>2.31</text:p>
          </table:table-cell>
          <table:table-cell table:formula="oooc:=ABS(([.L274]-[.B274])*100/[.B274])" office:value-type="float" office:value="1.30039011703511">
            <text:p>1.3</text:p>
          </table:table-cell>
          <table:table-cell table:formula="oooc:=ABS(([.M274]-[.B274])*100/[.B274])" office:value-type="float" office:value="3.45903771131339">
            <text:p>3.46</text:p>
          </table:table-cell>
          <table:table-cell table:formula="oooc:=ABS(([.N274]-[.B274])*100/[.B274])" office:value-type="float" office:value="2.88686605981794">
            <text:p>2.89</text:p>
          </table:table-cell>
          <table:table-cell table:number-columns-repeated="2"/>
          <table:table-cell table:formula="oooc:=ABS([.C274]-[.B274])" office:value-type="float" office:value="1.62">
            <text:p>1.62</text:p>
          </table:table-cell>
          <table:table-cell table:formula="oooc:=ABS([.D274]-[.B274])" office:value-type="float" office:value="0.640000000000001">
            <text:p>0.64</text:p>
          </table:table-cell>
          <table:table-cell table:formula="oooc:=ABS([.E274]-[.B274])" office:value-type="float" office:value="0.259999999999991">
            <text:p>0.26</text:p>
          </table:table-cell>
          <table:table-cell table:formula="oooc:=ABS([.F274]-[.B274])" office:value-type="float" office:value="1.39">
            <text:p>1.39</text:p>
          </table:table-cell>
          <table:table-cell table:formula="oooc:=ABS([.G274]-[.B274])" office:value-type="float" office:value="2.23999999999999">
            <text:p>2.24</text:p>
          </table:table-cell>
          <table:table-cell table:formula="oooc:=ABS([.H274]-[.B274])" office:value-type="float" office:value="2.05">
            <text:p>2.05</text:p>
          </table:table-cell>
          <table:table-cell table:formula="oooc:=ABS([.I274]-[.B274])" office:value-type="float" office:value="3.47">
            <text:p>3.47</text:p>
          </table:table-cell>
          <table:table-cell table:formula="oooc:=ABS([.J274]-[.B274])" office:value-type="float" office:value="1.83999999999999">
            <text:p>1.84</text:p>
          </table:table-cell>
          <table:table-cell table:formula="oooc:=ABS([.K274]-[.B274])" office:value-type="float" office:value="1.78">
            <text:p>1.78</text:p>
          </table:table-cell>
          <table:table-cell table:formula="oooc:=ABS([.L274]-[.B274])" office:value-type="float" office:value="1">
            <text:p>1</text:p>
          </table:table-cell>
          <table:table-cell table:formula="oooc:=ABS([.M274]-[.B274])" office:value-type="float" office:value="2.66">
            <text:p>2.66</text:p>
          </table:table-cell>
          <table:table-cell table:formula="oooc:=ABS([.N274]-[.B274])" office:value-type="float" office:value="2.22">
            <text:p>2.22</text:p>
          </table:table-cell>
          <table:table-cell table:number-columns-repeated="3"/>
        </table:table-row>
        <table:table-row table:style-name="ro1">
          <table:table-cell office:value-type="string">
            <text:p>TATGTATATTTTGTAATCAG</text:p>
          </table:table-cell>
          <table:table-cell office:value-type="float" office:value="52.6">
            <text:p>52.6</text:p>
          </table:table-cell>
          <table:table-cell office:value-type="float" office:value="42.05">
            <text:p>42.05</text:p>
          </table:table-cell>
          <table:table-cell office:value-type="float" office:value="47.78">
            <text:p>47.78</text:p>
          </table:table-cell>
          <table:table-cell office:value-type="float" office:value="46.57">
            <text:p>46.57</text:p>
          </table:table-cell>
          <table:table-cell office:value-type="float" office:value="50.14">
            <text:p>50.14</text:p>
          </table:table-cell>
          <table:table-cell office:value-type="float" office:value="50.98">
            <text:p>50.98</text:p>
          </table:table-cell>
          <table:table-cell office:value-type="float" office:value="50.72">
            <text:p>50.72</text:p>
          </table:table-cell>
          <table:table-cell office:value-type="float" office:value="52.41">
            <text:p>52.41</text:p>
          </table:table-cell>
          <table:table-cell office:value-type="float" office:value="51.6">
            <text:p>51.6</text:p>
          </table:table-cell>
          <table:table-cell office:value-type="float" office:value="51.86">
            <text:p>51.86</text:p>
          </table:table-cell>
          <table:table-cell office:value-type="float" office:value="48.9">
            <text:p>48.9</text:p>
          </table:table-cell>
          <table:table-cell office:value-type="float" office:value="53.58">
            <text:p>53.58</text:p>
          </table:table-cell>
          <table:table-cell office:value-type="float" office:value="51.7">
            <text:p>51.7</text:p>
          </table:table-cell>
          <table:table-cell office:value-type="float" office:value="52.6">
            <text:p>52.6</text:p>
          </table:table-cell>
          <table:table-cell/>
          <table:table-cell table:formula="oooc:=ABS(([.C275]-[.B275])*100/[.B275])" office:value-type="float" office:value="20.0570342205323">
            <text:p>20.06</text:p>
          </table:table-cell>
          <table:table-cell table:formula="oooc:=ABS(([.D275]-[.B275])*100/[.B275])" office:value-type="float" office:value="9.16349809885932">
            <text:p>9.16</text:p>
          </table:table-cell>
          <table:table-cell table:formula="oooc:=ABS(([.E275]-[.B275])*100/[.B275])" office:value-type="float" office:value="11.4638783269962">
            <text:p>11.46</text:p>
          </table:table-cell>
          <table:table-cell table:formula="oooc:=ABS(([.F275]-[.B275])*100/[.B275])" office:value-type="float" office:value="4.67680608365019">
            <text:p>4.68</text:p>
          </table:table-cell>
          <table:table-cell table:formula="oooc:=ABS(([.G275]-[.B275])*100/[.B275])" office:value-type="float" office:value="3.07984790874526">
            <text:p>3.08</text:p>
          </table:table-cell>
          <table:table-cell table:formula="oooc:=ABS(([.H275]-[.B275])*100/[.B275])" office:value-type="float" office:value="3.57414448669202">
            <text:p>3.57</text:p>
          </table:table-cell>
          <table:table-cell table:formula="oooc:=ABS(([.I275]-[.B275])*100/[.B275])" office:value-type="float" office:value="0.361216730038032">
            <text:p>0.36</text:p>
          </table:table-cell>
          <table:table-cell table:formula="oooc:=ABS(([.J275]-[.B275])*100/[.B275])" office:value-type="float" office:value="1.90114068441065">
            <text:p>1.9</text:p>
          </table:table-cell>
          <table:table-cell table:formula="oooc:=ABS(([.K275]-[.B275])*100/[.B275])" office:value-type="float" office:value="1.40684410646388">
            <text:p>1.41</text:p>
          </table:table-cell>
          <table:table-cell table:formula="oooc:=ABS(([.L275]-[.B275])*100/[.B275])" office:value-type="float" office:value="7.0342205323194">
            <text:p>7.03</text:p>
          </table:table-cell>
          <table:table-cell table:formula="oooc:=ABS(([.M275]-[.B275])*100/[.B275])" office:value-type="float" office:value="1.86311787072243">
            <text:p>1.86</text:p>
          </table:table-cell>
          <table:table-cell table:formula="oooc:=ABS(([.N275]-[.B275])*100/[.B275])" office:value-type="float" office:value="1.71102661596958">
            <text:p>1.71</text:p>
          </table:table-cell>
          <table:table-cell table:number-columns-repeated="2"/>
          <table:table-cell table:formula="oooc:=ABS([.C275]-[.B275])" office:value-type="float" office:value="10.55">
            <text:p>10.55</text:p>
          </table:table-cell>
          <table:table-cell table:formula="oooc:=ABS([.D275]-[.B275])" office:value-type="float" office:value="4.82">
            <text:p>4.82</text:p>
          </table:table-cell>
          <table:table-cell table:formula="oooc:=ABS([.E275]-[.B275])" office:value-type="float" office:value="6.03">
            <text:p>6.03</text:p>
          </table:table-cell>
          <table:table-cell table:formula="oooc:=ABS([.F275]-[.B275])" office:value-type="float" office:value="2.46">
            <text:p>2.46</text:p>
          </table:table-cell>
          <table:table-cell table:formula="oooc:=ABS([.G275]-[.B275])" office:value-type="float" office:value="1.62">
            <text:p>1.62</text:p>
          </table:table-cell>
          <table:table-cell table:formula="oooc:=ABS([.H275]-[.B275])" office:value-type="float" office:value="1.88">
            <text:p>1.88</text:p>
          </table:table-cell>
          <table:table-cell table:formula="oooc:=ABS([.I275]-[.B275])" office:value-type="float" office:value="0.190000000000005">
            <text:p>0.19</text:p>
          </table:table-cell>
          <table:table-cell table:formula="oooc:=ABS([.J275]-[.B275])" office:value-type="float" office:value="1">
            <text:p>1</text:p>
          </table:table-cell>
          <table:table-cell table:formula="oooc:=ABS([.K275]-[.B275])" office:value-type="float" office:value="0.740000000000002">
            <text:p>0.74</text:p>
          </table:table-cell>
          <table:table-cell table:formula="oooc:=ABS([.L275]-[.B275])" office:value-type="float" office:value="3.7">
            <text:p>3.7</text:p>
          </table:table-cell>
          <table:table-cell table:formula="oooc:=ABS([.M275]-[.B275])" office:value-type="float" office:value="0.979999999999997">
            <text:p>0.98</text:p>
          </table:table-cell>
          <table:table-cell table:formula="oooc:=ABS([.N275]-[.B275])" office:value-type="float" office:value="0.899999999999999">
            <text:p>0.9</text:p>
          </table:table-cell>
          <table:table-cell table:number-columns-repeated="3"/>
        </table:table-row>
        <table:table-row table:style-name="ro1">
          <table:table-cell office:value-type="string">
            <text:p>AGCGTAAGTC</text:p>
          </table:table-cell>
          <table:table-cell office:value-type="float" office:value="27.4">
            <text:p>27.4</text:p>
          </table:table-cell>
          <table:table-cell office:value-type="float" office:value="20.04">
            <text:p>20.04</text:p>
          </table:table-cell>
          <table:table-cell office:value-type="float" office:value="24.76">
            <text:p>24.76</text:p>
          </table:table-cell>
          <table:table-cell office:value-type="float" office:value="22.62">
            <text:p>22.62</text:p>
          </table:table-cell>
          <table:table-cell office:value-type="float" office:value="28.93">
            <text:p>28.93</text:p>
          </table:table-cell>
          <table:table-cell office:value-type="float" office:value="34.84">
            <text:p>34.84</text:p>
          </table:table-cell>
          <table:table-cell office:value-type="float" office:value="26.89">
            <text:p>26.89</text:p>
          </table:table-cell>
          <table:table-cell office:value-type="float" office:value="34.68">
            <text:p>34.68</text:p>
          </table:table-cell>
          <table:table-cell office:value-type="float" office:value="31.5">
            <text:p>31.5</text:p>
          </table:table-cell>
          <table:table-cell office:value-type="float" office:value="34.18">
            <text:p>34.18</text:p>
          </table:table-cell>
          <table:table-cell office:value-type="float" office:value="26.74">
            <text:p>26.74</text:p>
          </table:table-cell>
          <table:table-cell office:value-type="float" office:value="35.06">
            <text:p>35.06</text:p>
          </table:table-cell>
          <table:table-cell office:value-type="float" office:value="30.23">
            <text:p>30.23</text:p>
          </table:table-cell>
          <table:table-cell office:value-type="float" office:value="27.4">
            <text:p>27.4</text:p>
          </table:table-cell>
          <table:table-cell/>
          <table:table-cell table:formula="oooc:=ABS(([.C276]-[.B276])*100/[.B276])" office:value-type="float" office:value="26.8613138686131">
            <text:p>26.86</text:p>
          </table:table-cell>
          <table:table-cell table:formula="oooc:=ABS(([.D276]-[.B276])*100/[.B276])" office:value-type="float" office:value="9.63503649635036">
            <text:p>9.64</text:p>
          </table:table-cell>
          <table:table-cell table:formula="oooc:=ABS(([.E276]-[.B276])*100/[.B276])" office:value-type="float" office:value="17.4452554744525">
            <text:p>17.45</text:p>
          </table:table-cell>
          <table:table-cell table:formula="oooc:=ABS(([.F276]-[.B276])*100/[.B276])" office:value-type="float" office:value="5.58394160583942">
            <text:p>5.58</text:p>
          </table:table-cell>
          <table:table-cell table:formula="oooc:=ABS(([.G276]-[.B276])*100/[.B276])" office:value-type="float" office:value="27.1532846715329">
            <text:p>27.15</text:p>
          </table:table-cell>
          <table:table-cell table:formula="oooc:=ABS(([.H276]-[.B276])*100/[.B276])" office:value-type="float" office:value="1.86131386861313">
            <text:p>1.86</text:p>
          </table:table-cell>
          <table:table-cell table:formula="oooc:=ABS(([.I276]-[.B276])*100/[.B276])" office:value-type="float" office:value="26.5693430656934">
            <text:p>26.57</text:p>
          </table:table-cell>
          <table:table-cell table:formula="oooc:=ABS(([.J276]-[.B276])*100/[.B276])" office:value-type="float" office:value="14.963503649635">
            <text:p>14.96</text:p>
          </table:table-cell>
          <table:table-cell table:formula="oooc:=ABS(([.K276]-[.B276])*100/[.B276])" office:value-type="float" office:value="24.7445255474453">
            <text:p>24.74</text:p>
          </table:table-cell>
          <table:table-cell table:formula="oooc:=ABS(([.L276]-[.B276])*100/[.B276])" office:value-type="float" office:value="2.40875912408759">
            <text:p>2.41</text:p>
          </table:table-cell>
          <table:table-cell table:formula="oooc:=ABS(([.M276]-[.B276])*100/[.B276])" office:value-type="float" office:value="27.9562043795621">
            <text:p>27.96</text:p>
          </table:table-cell>
          <table:table-cell table:formula="oooc:=ABS(([.N276]-[.B276])*100/[.B276])" office:value-type="float" office:value="10.3284671532847">
            <text:p>10.33</text:p>
          </table:table-cell>
          <table:table-cell table:number-columns-repeated="2"/>
          <table:table-cell table:formula="oooc:=ABS([.C276]-[.B276])" office:value-type="float" office:value="7.36">
            <text:p>7.36</text:p>
          </table:table-cell>
          <table:table-cell table:formula="oooc:=ABS([.D276]-[.B276])" office:value-type="float" office:value="2.64">
            <text:p>2.64</text:p>
          </table:table-cell>
          <table:table-cell table:formula="oooc:=ABS([.E276]-[.B276])" office:value-type="float" office:value="4.78">
            <text:p>4.78</text:p>
          </table:table-cell>
          <table:table-cell table:formula="oooc:=ABS([.F276]-[.B276])" office:value-type="float" office:value="1.53">
            <text:p>1.53</text:p>
          </table:table-cell>
          <table:table-cell table:formula="oooc:=ABS([.G276]-[.B276])" office:value-type="float" office:value="7.44">
            <text:p>7.44</text:p>
          </table:table-cell>
          <table:table-cell table:formula="oooc:=ABS([.H276]-[.B276])" office:value-type="float" office:value="0.509999999999998">
            <text:p>0.51</text:p>
          </table:table-cell>
          <table:table-cell table:formula="oooc:=ABS([.I276]-[.B276])" office:value-type="float" office:value="7.28">
            <text:p>7.28</text:p>
          </table:table-cell>
          <table:table-cell table:formula="oooc:=ABS([.J276]-[.B276])" office:value-type="float" office:value="4.1">
            <text:p>4.1</text:p>
          </table:table-cell>
          <table:table-cell table:formula="oooc:=ABS([.K276]-[.B276])" office:value-type="float" office:value="6.78">
            <text:p>6.78</text:p>
          </table:table-cell>
          <table:table-cell table:formula="oooc:=ABS([.L276]-[.B276])" office:value-type="float" office:value="0.66">
            <text:p>0.66</text:p>
          </table:table-cell>
          <table:table-cell table:formula="oooc:=ABS([.M276]-[.B276])" office:value-type="float" office:value="7.66">
            <text:p>7.66</text:p>
          </table:table-cell>
          <table:table-cell table:formula="oooc:=ABS([.N276]-[.B276])" office:value-type="float" office:value="2.83">
            <text:p>2.83</text:p>
          </table:table-cell>
          <table:table-cell table:number-columns-repeated="3"/>
        </table:table-row>
        <table:table-row table:style-name="ro1">
          <table:table-cell office:value-type="string">
            <text:p>TTCTACCTATGTGAT</text:p>
          </table:table-cell>
          <table:table-cell office:value-type="float" office:value="48.1">
            <text:p>48.1</text:p>
          </table:table-cell>
          <table:table-cell office:value-type="float" office:value="39.16">
            <text:p>39.16</text:p>
          </table:table-cell>
          <table:table-cell office:value-type="float" office:value="44.64">
            <text:p>44.64</text:p>
          </table:table-cell>
          <table:table-cell office:value-type="float" office:value="43.42">
            <text:p>43.42</text:p>
          </table:table-cell>
          <table:table-cell office:value-type="float" office:value="47">
            <text:p>47</text:p>
          </table:table-cell>
          <table:table-cell office:value-type="float" office:value="48.8">
            <text:p>48.8</text:p>
          </table:table-cell>
          <table:table-cell office:value-type="float" office:value="47.57">
            <text:p>47.57</text:p>
          </table:table-cell>
          <table:table-cell office:value-type="float" office:value="50.3">
            <text:p>50.3</text:p>
          </table:table-cell>
          <table:table-cell office:value-type="float" office:value="48.45">
            <text:p>48.45</text:p>
          </table:table-cell>
          <table:table-cell office:value-type="float" office:value="48.83">
            <text:p>48.83</text:p>
          </table:table-cell>
          <table:table-cell office:value-type="float" office:value="45.76">
            <text:p>45.76</text:p>
          </table:table-cell>
          <table:table-cell office:value-type="float" office:value="50.5">
            <text:p>50.5</text:p>
          </table:table-cell>
          <table:table-cell office:value-type="float" office:value="48.55">
            <text:p>48.55</text:p>
          </table:table-cell>
          <table:table-cell office:value-type="float" office:value="48.1">
            <text:p>48.1</text:p>
          </table:table-cell>
          <table:table-cell/>
          <table:table-cell table:formula="oooc:=ABS(([.C277]-[.B277])*100/[.B277])" office:value-type="float" office:value="18.5862785862786">
            <text:p>18.59</text:p>
          </table:table-cell>
          <table:table-cell table:formula="oooc:=ABS(([.D277]-[.B277])*100/[.B277])" office:value-type="float" office:value="7.1933471933472">
            <text:p>7.19</text:p>
          </table:table-cell>
          <table:table-cell table:formula="oooc:=ABS(([.E277]-[.B277])*100/[.B277])" office:value-type="float" office:value="9.72972972972973">
            <text:p>9.73</text:p>
          </table:table-cell>
          <table:table-cell table:formula="oooc:=ABS(([.F277]-[.B277])*100/[.B277])" office:value-type="float" office:value="2.28690228690229">
            <text:p>2.29</text:p>
          </table:table-cell>
          <table:table-cell table:formula="oooc:=ABS(([.G277]-[.B277])*100/[.B277])" office:value-type="float" office:value="1.45530145530145">
            <text:p>1.46</text:p>
          </table:table-cell>
          <table:table-cell table:formula="oooc:=ABS(([.H277]-[.B277])*100/[.B277])" office:value-type="float" office:value="1.1018711018711">
            <text:p>1.1</text:p>
          </table:table-cell>
          <table:table-cell table:formula="oooc:=ABS(([.I277]-[.B277])*100/[.B277])" office:value-type="float" office:value="4.57380457380456">
            <text:p>4.57</text:p>
          </table:table-cell>
          <table:table-cell table:formula="oooc:=ABS(([.J277]-[.B277])*100/[.B277])" office:value-type="float" office:value="0.727650727650731">
            <text:p>0.73</text:p>
          </table:table-cell>
          <table:table-cell table:formula="oooc:=ABS(([.K277]-[.B277])*100/[.B277])" office:value-type="float" office:value="1.51767151767151">
            <text:p>1.52</text:p>
          </table:table-cell>
          <table:table-cell table:formula="oooc:=ABS(([.L277]-[.B277])*100/[.B277])" office:value-type="float" office:value="4.86486486486487">
            <text:p>4.86</text:p>
          </table:table-cell>
          <table:table-cell table:formula="oooc:=ABS(([.M277]-[.B277])*100/[.B277])" office:value-type="float" office:value="4.98960498960499">
            <text:p>4.99</text:p>
          </table:table-cell>
          <table:table-cell table:formula="oooc:=ABS(([.N277]-[.B277])*100/[.B277])" office:value-type="float" office:value="0.935550935550927">
            <text:p>0.94</text:p>
          </table:table-cell>
          <table:table-cell table:number-columns-repeated="2"/>
          <table:table-cell table:formula="oooc:=ABS([.C277]-[.B277])" office:value-type="float" office:value="8.94">
            <text:p>8.94</text:p>
          </table:table-cell>
          <table:table-cell table:formula="oooc:=ABS([.D277]-[.B277])" office:value-type="float" office:value="3.46">
            <text:p>3.46</text:p>
          </table:table-cell>
          <table:table-cell table:formula="oooc:=ABS([.E277]-[.B277])" office:value-type="float" office:value="4.68">
            <text:p>4.68</text:p>
          </table:table-cell>
          <table:table-cell table:formula="oooc:=ABS([.F277]-[.B277])" office:value-type="float" office:value="1.1">
            <text:p>1.1</text:p>
          </table:table-cell>
          <table:table-cell table:formula="oooc:=ABS([.G277]-[.B277])" office:value-type="float" office:value="0.699999999999996">
            <text:p>0.7</text:p>
          </table:table-cell>
          <table:table-cell table:formula="oooc:=ABS([.H277]-[.B277])" office:value-type="float" office:value="0.530000000000001">
            <text:p>0.53</text:p>
          </table:table-cell>
          <table:table-cell table:formula="oooc:=ABS([.I277]-[.B277])" office:value-type="float" office:value="2.2">
            <text:p>2.2</text:p>
          </table:table-cell>
          <table:table-cell table:formula="oooc:=ABS([.J277]-[.B277])" office:value-type="float" office:value="0.350000000000001">
            <text:p>0.35</text:p>
          </table:table-cell>
          <table:table-cell table:formula="oooc:=ABS([.K277]-[.B277])" office:value-type="float" office:value="0.729999999999997">
            <text:p>0.73</text:p>
          </table:table-cell>
          <table:table-cell table:formula="oooc:=ABS([.L277]-[.B277])" office:value-type="float" office:value="2.34">
            <text:p>2.34</text:p>
          </table:table-cell>
          <table:table-cell table:formula="oooc:=ABS([.M277]-[.B277])" office:value-type="float" office:value="2.4">
            <text:p>2.4</text:p>
          </table:table-cell>
          <table:table-cell table:formula="oooc:=ABS([.N277]-[.B277])" office:value-type="float" office:value="0.449999999999996">
            <text:p>0.45</text:p>
          </table:table-cell>
          <table:table-cell table:number-columns-repeated="3"/>
        </table:table-row>
        <table:table-row table:style-name="ro1">
          <table:table-cell office:value-type="string">
            <text:p>AGCAGTCCGCCACACCCTGA</text:p>
          </table:table-cell>
          <table:table-cell office:value-type="float" office:value="74">
            <text:p>74</text:p>
          </table:table-cell>
          <table:table-cell office:value-type="float" office:value="62.8">
            <text:p>62.8</text:p>
          </table:table-cell>
          <table:table-cell office:value-type="float" office:value="69.29">
            <text:p>69.29</text:p>
          </table:table-cell>
          <table:table-cell office:value-type="float" office:value="68.08">
            <text:p>68.08</text:p>
          </table:table-cell>
          <table:table-cell office:value-type="float" office:value="71.66">
            <text:p>71.66</text:p>
          </table:table-cell>
          <table:table-cell office:value-type="float" office:value="74.47">
            <text:p>74.47</text:p>
          </table:table-cell>
          <table:table-cell office:value-type="float" office:value="72.23">
            <text:p>72.23</text:p>
          </table:table-cell>
          <table:table-cell office:value-type="float" office:value="76.48">
            <text:p>76.48</text:p>
          </table:table-cell>
          <table:table-cell office:value-type="float" office:value="73.11">
            <text:p>73.11</text:p>
          </table:table-cell>
          <table:table-cell office:value-type="float" office:value="73.04">
            <text:p>73.04</text:p>
          </table:table-cell>
          <table:table-cell office:value-type="float" office:value="70.42">
            <text:p>70.42</text:p>
          </table:table-cell>
          <table:table-cell office:value-type="float" office:value="74.83">
            <text:p>74.83</text:p>
          </table:table-cell>
          <table:table-cell office:value-type="float" office:value="73.21">
            <text:p>73.21</text:p>
          </table:table-cell>
          <table:table-cell office:value-type="float" office:value="74">
            <text:p>74</text:p>
          </table:table-cell>
          <table:table-cell/>
          <table:table-cell table:formula="oooc:=ABS(([.C278]-[.B278])*100/[.B278])" office:value-type="float" office:value="15.1351351351351">
            <text:p>15.14</text:p>
          </table:table-cell>
          <table:table-cell table:formula="oooc:=ABS(([.D278]-[.B278])*100/[.B278])" office:value-type="float" office:value="6.36486486486486">
            <text:p>6.36</text:p>
          </table:table-cell>
          <table:table-cell table:formula="oooc:=ABS(([.E278]-[.B278])*100/[.B278])" office:value-type="float" office:value="8">
            <text:p>8</text:p>
          </table:table-cell>
          <table:table-cell table:formula="oooc:=ABS(([.F278]-[.B278])*100/[.B278])" office:value-type="float" office:value="3.16216216216217">
            <text:p>3.16</text:p>
          </table:table-cell>
          <table:table-cell table:formula="oooc:=ABS(([.G278]-[.B278])*100/[.B278])" office:value-type="float" office:value="0.635135135135134">
            <text:p>0.64</text:p>
          </table:table-cell>
          <table:table-cell table:formula="oooc:=ABS(([.H278]-[.B278])*100/[.B278])" office:value-type="float" office:value="2.39189189189189">
            <text:p>2.39</text:p>
          </table:table-cell>
          <table:table-cell table:formula="oooc:=ABS(([.I278]-[.B278])*100/[.B278])" office:value-type="float" office:value="3.35135135135136">
            <text:p>3.35</text:p>
          </table:table-cell>
          <table:table-cell table:formula="oooc:=ABS(([.J278]-[.B278])*100/[.B278])" office:value-type="float" office:value="1.2027027027027">
            <text:p>1.2</text:p>
          </table:table-cell>
          <table:table-cell table:formula="oooc:=ABS(([.K278]-[.B278])*100/[.B278])" office:value-type="float" office:value="1.29729729729729">
            <text:p>1.3</text:p>
          </table:table-cell>
          <table:table-cell table:formula="oooc:=ABS(([.L278]-[.B278])*100/[.B278])" office:value-type="float" office:value="4.83783783783784">
            <text:p>4.84</text:p>
          </table:table-cell>
          <table:table-cell table:formula="oooc:=ABS(([.M278]-[.B278])*100/[.B278])" office:value-type="float" office:value="1.12162162162162">
            <text:p>1.12</text:p>
          </table:table-cell>
          <table:table-cell table:formula="oooc:=ABS(([.N278]-[.B278])*100/[.B278])" office:value-type="float" office:value="1.06756756756758">
            <text:p>1.07</text:p>
          </table:table-cell>
          <table:table-cell table:number-columns-repeated="2"/>
          <table:table-cell table:formula="oooc:=ABS([.C278]-[.B278])" office:value-type="float" office:value="11.2">
            <text:p>11.2</text:p>
          </table:table-cell>
          <table:table-cell table:formula="oooc:=ABS([.D278]-[.B278])" office:value-type="float" office:value="4.70999999999999">
            <text:p>4.71</text:p>
          </table:table-cell>
          <table:table-cell table:formula="oooc:=ABS([.E278]-[.B278])" office:value-type="float" office:value="5.92">
            <text:p>5.92</text:p>
          </table:table-cell>
          <table:table-cell table:formula="oooc:=ABS([.F278]-[.B278])" office:value-type="float" office:value="2.34">
            <text:p>2.34</text:p>
          </table:table-cell>
          <table:table-cell table:formula="oooc:=ABS([.G278]-[.B278])" office:value-type="float" office:value="0.469999999999999">
            <text:p>0.47</text:p>
          </table:table-cell>
          <table:table-cell table:formula="oooc:=ABS([.H278]-[.B278])" office:value-type="float" office:value="1.77">
            <text:p>1.77</text:p>
          </table:table-cell>
          <table:table-cell table:formula="oooc:=ABS([.I278]-[.B278])" office:value-type="float" office:value="2.48">
            <text:p>2.48</text:p>
          </table:table-cell>
          <table:table-cell table:formula="oooc:=ABS([.J278]-[.B278])" office:value-type="float" office:value="0.890000000000001">
            <text:p>0.89</text:p>
          </table:table-cell>
          <table:table-cell table:formula="oooc:=ABS([.K278]-[.B278])" office:value-type="float" office:value="0.959999999999994">
            <text:p>0.96</text:p>
          </table:table-cell>
          <table:table-cell table:formula="oooc:=ABS([.L278]-[.B278])" office:value-type="float" office:value="3.58">
            <text:p>3.58</text:p>
          </table:table-cell>
          <table:table-cell table:formula="oooc:=ABS([.M278]-[.B278])" office:value-type="float" office:value="0.829999999999998">
            <text:p>0.83</text:p>
          </table:table-cell>
          <table:table-cell table:formula="oooc:=ABS([.N278]-[.B278])" office:value-type="float" office:value="0.790000000000006">
            <text:p>0.79</text:p>
          </table:table-cell>
          <table:table-cell table:number-columns-repeated="3"/>
        </table:table-row>
        <table:table-row table:style-name="ro1">
          <table:table-cell office:value-type="string">
            <text:p>GTGGTGGGCCGTGCGCTCTG</text:p>
          </table:table-cell>
          <table:table-cell office:value-type="float" office:value="81">
            <text:p>81</text:p>
          </table:table-cell>
          <table:table-cell table:number-columns-repeated="12" office:value-type="float" office:value="83.34">
            <text:p>83.34</text:p>
          </table:table-cell>
          <table:table-cell office:value-type="float" office:value="81">
            <text:p>81</text:p>
          </table:table-cell>
          <table:table-cell/>
          <table:table-cell table:formula="oooc:=ABS(([.C279]-[.B279])*100/[.B279])" office:value-type="float" office:value="2.88888888888889">
            <text:p>2.89</text:p>
          </table:table-cell>
          <table:table-cell table:formula="oooc:=ABS(([.D279]-[.B279])*100/[.B279])" office:value-type="float" office:value="2.88888888888889">
            <text:p>2.89</text:p>
          </table:table-cell>
          <table:table-cell table:formula="oooc:=ABS(([.E279]-[.B279])*100/[.B279])" office:value-type="float" office:value="2.88888888888889">
            <text:p>2.89</text:p>
          </table:table-cell>
          <table:table-cell table:formula="oooc:=ABS(([.F279]-[.B279])*100/[.B279])" office:value-type="float" office:value="2.88888888888889">
            <text:p>2.89</text:p>
          </table:table-cell>
          <table:table-cell table:formula="oooc:=ABS(([.G279]-[.B279])*100/[.B279])" office:value-type="float" office:value="2.88888888888889">
            <text:p>2.89</text:p>
          </table:table-cell>
          <table:table-cell table:formula="oooc:=ABS(([.H279]-[.B279])*100/[.B279])" office:value-type="float" office:value="2.88888888888889">
            <text:p>2.89</text:p>
          </table:table-cell>
          <table:table-cell table:formula="oooc:=ABS(([.I279]-[.B279])*100/[.B279])" office:value-type="float" office:value="2.88888888888889">
            <text:p>2.89</text:p>
          </table:table-cell>
          <table:table-cell table:formula="oooc:=ABS(([.J279]-[.B279])*100/[.B279])" office:value-type="float" office:value="2.88888888888889">
            <text:p>2.89</text:p>
          </table:table-cell>
          <table:table-cell table:formula="oooc:=ABS(([.K279]-[.B279])*100/[.B279])" office:value-type="float" office:value="2.88888888888889">
            <text:p>2.89</text:p>
          </table:table-cell>
          <table:table-cell table:formula="oooc:=ABS(([.L279]-[.B279])*100/[.B279])" office:value-type="float" office:value="2.88888888888889">
            <text:p>2.89</text:p>
          </table:table-cell>
          <table:table-cell table:formula="oooc:=ABS(([.M279]-[.B279])*100/[.B279])" office:value-type="float" office:value="2.88888888888889">
            <text:p>2.89</text:p>
          </table:table-cell>
          <table:table-cell table:formula="oooc:=ABS(([.N279]-[.B279])*100/[.B279])" office:value-type="float" office:value="2.88888888888889">
            <text:p>2.89</text:p>
          </table:table-cell>
          <table:table-cell table:number-columns-repeated="2"/>
          <table:table-cell table:formula="oooc:=ABS([.C279]-[.B279])" office:value-type="float" office:value="2.34">
            <text:p>2.34</text:p>
          </table:table-cell>
          <table:table-cell table:formula="oooc:=ABS([.D279]-[.B279])" office:value-type="float" office:value="2.34">
            <text:p>2.34</text:p>
          </table:table-cell>
          <table:table-cell table:formula="oooc:=ABS([.E279]-[.B279])" office:value-type="float" office:value="2.34">
            <text:p>2.34</text:p>
          </table:table-cell>
          <table:table-cell table:formula="oooc:=ABS([.F279]-[.B279])" office:value-type="float" office:value="2.34">
            <text:p>2.34</text:p>
          </table:table-cell>
          <table:table-cell table:formula="oooc:=ABS([.G279]-[.B279])" office:value-type="float" office:value="2.34">
            <text:p>2.34</text:p>
          </table:table-cell>
          <table:table-cell table:formula="oooc:=ABS([.H279]-[.B279])" office:value-type="float" office:value="2.34">
            <text:p>2.34</text:p>
          </table:table-cell>
          <table:table-cell table:formula="oooc:=ABS([.I279]-[.B279])" office:value-type="float" office:value="2.34">
            <text:p>2.34</text:p>
          </table:table-cell>
          <table:table-cell table:formula="oooc:=ABS([.J279]-[.B279])" office:value-type="float" office:value="2.34">
            <text:p>2.34</text:p>
          </table:table-cell>
          <table:table-cell table:formula="oooc:=ABS([.K279]-[.B279])" office:value-type="float" office:value="2.34">
            <text:p>2.34</text:p>
          </table:table-cell>
          <table:table-cell table:formula="oooc:=ABS([.L279]-[.B279])" office:value-type="float" office:value="2.34">
            <text:p>2.34</text:p>
          </table:table-cell>
          <table:table-cell table:formula="oooc:=ABS([.M279]-[.B279])" office:value-type="float" office:value="2.34">
            <text:p>2.34</text:p>
          </table:table-cell>
          <table:table-cell table:formula="oooc:=ABS([.N279]-[.B279])" office:value-type="float" office:value="2.34">
            <text:p>2.34</text:p>
          </table:table-cell>
          <table:table-cell table:number-columns-repeated="3"/>
        </table:table-row>
        <table:table-row table:style-name="ro1">
          <table:table-cell office:value-type="string">
            <text:p>TTCCAAAAGGAGTTATGAGTTGCGA</text:p>
          </table:table-cell>
          <table:table-cell office:value-type="float" office:value="71.6">
            <text:p>71.6</text:p>
          </table:table-cell>
          <table:table-cell office:value-type="float" office:value="69.64">
            <text:p>69.64</text:p>
          </table:table-cell>
          <table:table-cell office:value-type="float" office:value="71.93">
            <text:p>71.93</text:p>
          </table:table-cell>
          <table:table-cell office:value-type="float" office:value="71.55">
            <text:p>71.55</text:p>
          </table:table-cell>
          <table:table-cell office:value-type="float" office:value="72.68">
            <text:p>72.68</text:p>
          </table:table-cell>
          <table:table-cell office:value-type="float" office:value="73.05">
            <text:p>73.05</text:p>
          </table:table-cell>
          <table:table-cell office:value-type="float" office:value="73.35">
            <text:p>73.35</text:p>
          </table:table-cell>
          <table:table-cell office:value-type="float" office:value="74.17">
            <text:p>74.17</text:p>
          </table:table-cell>
          <table:table-cell office:value-type="float" office:value="73.14">
            <text:p>73.14</text:p>
          </table:table-cell>
          <table:table-cell office:value-type="float" office:value="73.05">
            <text:p>73.05</text:p>
          </table:table-cell>
          <table:table-cell office:value-type="float" office:value="72.29">
            <text:p>72.29</text:p>
          </table:table-cell>
          <table:table-cell office:value-type="float" office:value="73.94">
            <text:p>73.94</text:p>
          </table:table-cell>
          <table:table-cell office:value-type="float" office:value="73.52">
            <text:p>73.52</text:p>
          </table:table-cell>
          <table:table-cell office:value-type="float" office:value="71.6">
            <text:p>71.6</text:p>
          </table:table-cell>
          <table:table-cell/>
          <table:table-cell table:formula="oooc:=ABS(([.C280]-[.B280])*100/[.B280])" office:value-type="float" office:value="2.73743016759776">
            <text:p>2.74</text:p>
          </table:table-cell>
          <table:table-cell table:formula="oooc:=ABS(([.D280]-[.B280])*100/[.B280])" office:value-type="float" office:value="0.460893854748621">
            <text:p>0.46</text:p>
          </table:table-cell>
          <table:table-cell table:formula="oooc:=ABS(([.E280]-[.B280])*100/[.B280])" office:value-type="float" office:value="0.0698324022346329">
            <text:p>0.07</text:p>
          </table:table-cell>
          <table:table-cell table:formula="oooc:=ABS(([.F280]-[.B280])*100/[.B280])" office:value-type="float" office:value="1.50837988826817">
            <text:p>1.51</text:p>
          </table:table-cell>
          <table:table-cell table:formula="oooc:=ABS(([.G280]-[.B280])*100/[.B280])" office:value-type="float" office:value="2.02513966480447">
            <text:p>2.03</text:p>
          </table:table-cell>
          <table:table-cell table:formula="oooc:=ABS(([.H280]-[.B280])*100/[.B280])" office:value-type="float" office:value="2.44413407821229">
            <text:p>2.44</text:p>
          </table:table-cell>
          <table:table-cell table:formula="oooc:=ABS(([.I280]-[.B280])*100/[.B280])" office:value-type="float" office:value="3.58938547486035">
            <text:p>3.59</text:p>
          </table:table-cell>
          <table:table-cell table:formula="oooc:=ABS(([.J280]-[.B280])*100/[.B280])" office:value-type="float" office:value="2.15083798882682">
            <text:p>2.15</text:p>
          </table:table-cell>
          <table:table-cell table:formula="oooc:=ABS(([.K280]-[.B280])*100/[.B280])" office:value-type="float" office:value="2.02513966480447">
            <text:p>2.03</text:p>
          </table:table-cell>
          <table:table-cell table:formula="oooc:=ABS(([.L280]-[.B280])*100/[.B280])" office:value-type="float" office:value="0.963687150838006">
            <text:p>0.96</text:p>
          </table:table-cell>
          <table:table-cell table:formula="oooc:=ABS(([.M280]-[.B280])*100/[.B280])" office:value-type="float" office:value="3.26815642458101">
            <text:p>3.27</text:p>
          </table:table-cell>
          <table:table-cell table:formula="oooc:=ABS(([.N280]-[.B280])*100/[.B280])" office:value-type="float" office:value="2.68156424581006">
            <text:p>2.68</text:p>
          </table:table-cell>
          <table:table-cell table:number-columns-repeated="2"/>
          <table:table-cell table:formula="oooc:=ABS([.C280]-[.B280])" office:value-type="float" office:value="1.95999999999999">
            <text:p>1.96</text:p>
          </table:table-cell>
          <table:table-cell table:formula="oooc:=ABS([.D280]-[.B280])" office:value-type="float" office:value="0.330000000000012">
            <text:p>0.33</text:p>
          </table:table-cell>
          <table:table-cell table:formula="oooc:=ABS([.E280]-[.B280])" office:value-type="float" office:value="0.0499999999999972">
            <text:p>0.05</text:p>
          </table:table-cell>
          <table:table-cell table:formula="oooc:=ABS([.F280]-[.B280])" office:value-type="float" office:value="1.08000000000001">
            <text:p>1.08</text:p>
          </table:table-cell>
          <table:table-cell table:formula="oooc:=ABS([.G280]-[.B280])" office:value-type="float" office:value="1.45">
            <text:p>1.45</text:p>
          </table:table-cell>
          <table:table-cell table:formula="oooc:=ABS([.H280]-[.B280])" office:value-type="float" office:value="1.75">
            <text:p>1.75</text:p>
          </table:table-cell>
          <table:table-cell table:formula="oooc:=ABS([.I280]-[.B280])" office:value-type="float" office:value="2.57000000000001">
            <text:p>2.57</text:p>
          </table:table-cell>
          <table:table-cell table:formula="oooc:=ABS([.J280]-[.B280])" office:value-type="float" office:value="1.54000000000001">
            <text:p>1.54</text:p>
          </table:table-cell>
          <table:table-cell table:formula="oooc:=ABS([.K280]-[.B280])" office:value-type="float" office:value="1.45">
            <text:p>1.45</text:p>
          </table:table-cell>
          <table:table-cell table:formula="oooc:=ABS([.L280]-[.B280])" office:value-type="float" office:value="0.690000000000012">
            <text:p>0.69</text:p>
          </table:table-cell>
          <table:table-cell table:formula="oooc:=ABS([.M280]-[.B280])" office:value-type="float" office:value="2.34">
            <text:p>2.34</text:p>
          </table:table-cell>
          <table:table-cell table:formula="oooc:=ABS([.N280]-[.B280])" office:value-type="float" office:value="1.92">
            <text:p>1.92</text:p>
          </table:table-cell>
          <table:table-cell table:number-columns-repeated="3"/>
        </table:table-row>
        <table:table-row table:style-name="ro1">
          <table:table-cell office:value-type="string">
            <text:p>CCAGCCAGTCTCTCC</text:p>
          </table:table-cell>
          <table:table-cell office:value-type="float" office:value="66.7">
            <text:p>66.7</text:p>
          </table:table-cell>
          <table:table-cell table:number-columns-repeated="12" office:value-type="float" office:value="67.43">
            <text:p>67.43</text:p>
          </table:table-cell>
          <table:table-cell office:value-type="float" office:value="66.7">
            <text:p>66.7</text:p>
          </table:table-cell>
          <table:table-cell/>
          <table:table-cell table:formula="oooc:=ABS(([.C281]-[.B281])*100/[.B281])" office:value-type="float" office:value="1.0944527736132">
            <text:p>1.09</text:p>
          </table:table-cell>
          <table:table-cell table:formula="oooc:=ABS(([.D281]-[.B281])*100/[.B281])" office:value-type="float" office:value="1.0944527736132">
            <text:p>1.09</text:p>
          </table:table-cell>
          <table:table-cell table:formula="oooc:=ABS(([.E281]-[.B281])*100/[.B281])" office:value-type="float" office:value="1.0944527736132">
            <text:p>1.09</text:p>
          </table:table-cell>
          <table:table-cell table:formula="oooc:=ABS(([.F281]-[.B281])*100/[.B281])" office:value-type="float" office:value="1.0944527736132">
            <text:p>1.09</text:p>
          </table:table-cell>
          <table:table-cell table:formula="oooc:=ABS(([.G281]-[.B281])*100/[.B281])" office:value-type="float" office:value="1.0944527736132">
            <text:p>1.09</text:p>
          </table:table-cell>
          <table:table-cell table:formula="oooc:=ABS(([.H281]-[.B281])*100/[.B281])" office:value-type="float" office:value="1.0944527736132">
            <text:p>1.09</text:p>
          </table:table-cell>
          <table:table-cell table:formula="oooc:=ABS(([.I281]-[.B281])*100/[.B281])" office:value-type="float" office:value="1.0944527736132">
            <text:p>1.09</text:p>
          </table:table-cell>
          <table:table-cell table:formula="oooc:=ABS(([.J281]-[.B281])*100/[.B281])" office:value-type="float" office:value="1.0944527736132">
            <text:p>1.09</text:p>
          </table:table-cell>
          <table:table-cell table:formula="oooc:=ABS(([.K281]-[.B281])*100/[.B281])" office:value-type="float" office:value="1.0944527736132">
            <text:p>1.09</text:p>
          </table:table-cell>
          <table:table-cell table:formula="oooc:=ABS(([.L281]-[.B281])*100/[.B281])" office:value-type="float" office:value="1.0944527736132">
            <text:p>1.09</text:p>
          </table:table-cell>
          <table:table-cell table:formula="oooc:=ABS(([.M281]-[.B281])*100/[.B281])" office:value-type="float" office:value="1.0944527736132">
            <text:p>1.09</text:p>
          </table:table-cell>
          <table:table-cell table:formula="oooc:=ABS(([.N281]-[.B281])*100/[.B281])" office:value-type="float" office:value="1.0944527736132">
            <text:p>1.09</text:p>
          </table:table-cell>
          <table:table-cell table:number-columns-repeated="2"/>
          <table:table-cell table:formula="oooc:=ABS([.C281]-[.B281])" office:value-type="float" office:value="0.730000000000004">
            <text:p>0.73</text:p>
          </table:table-cell>
          <table:table-cell table:formula="oooc:=ABS([.D281]-[.B281])" office:value-type="float" office:value="0.730000000000004">
            <text:p>0.73</text:p>
          </table:table-cell>
          <table:table-cell table:formula="oooc:=ABS([.E281]-[.B281])" office:value-type="float" office:value="0.730000000000004">
            <text:p>0.73</text:p>
          </table:table-cell>
          <table:table-cell table:formula="oooc:=ABS([.F281]-[.B281])" office:value-type="float" office:value="0.730000000000004">
            <text:p>0.73</text:p>
          </table:table-cell>
          <table:table-cell table:formula="oooc:=ABS([.G281]-[.B281])" office:value-type="float" office:value="0.730000000000004">
            <text:p>0.73</text:p>
          </table:table-cell>
          <table:table-cell table:formula="oooc:=ABS([.H281]-[.B281])" office:value-type="float" office:value="0.730000000000004">
            <text:p>0.73</text:p>
          </table:table-cell>
          <table:table-cell table:formula="oooc:=ABS([.I281]-[.B281])" office:value-type="float" office:value="0.730000000000004">
            <text:p>0.73</text:p>
          </table:table-cell>
          <table:table-cell table:formula="oooc:=ABS([.J281]-[.B281])" office:value-type="float" office:value="0.730000000000004">
            <text:p>0.73</text:p>
          </table:table-cell>
          <table:table-cell table:formula="oooc:=ABS([.K281]-[.B281])" office:value-type="float" office:value="0.730000000000004">
            <text:p>0.73</text:p>
          </table:table-cell>
          <table:table-cell table:formula="oooc:=ABS([.L281]-[.B281])" office:value-type="float" office:value="0.730000000000004">
            <text:p>0.73</text:p>
          </table:table-cell>
          <table:table-cell table:formula="oooc:=ABS([.M281]-[.B281])" office:value-type="float" office:value="0.730000000000004">
            <text:p>0.73</text:p>
          </table:table-cell>
          <table:table-cell table:formula="oooc:=ABS([.N281]-[.B281])" office:value-type="float" office:value="0.730000000000004">
            <text:p>0.73</text:p>
          </table:table-cell>
          <table:table-cell table:number-columns-repeated="3"/>
        </table:table-row>
        <table:table-row table:style-name="ro1">
          <table:table-cell office:value-type="string">
            <text:p>ATCGTCTGGA</text:p>
          </table:table-cell>
          <table:table-cell office:value-type="float" office:value="44.5">
            <text:p>44.5</text:p>
          </table:table-cell>
          <table:table-cell office:value-type="float" office:value="40.74">
            <text:p>40.74</text:p>
          </table:table-cell>
          <table:table-cell office:value-type="float" office:value="42.11">
            <text:p>42.11</text:p>
          </table:table-cell>
          <table:table-cell office:value-type="float" office:value="41.73">
            <text:p>41.73</text:p>
          </table:table-cell>
          <table:table-cell office:value-type="float" office:value="42.85">
            <text:p>42.85</text:p>
          </table:table-cell>
          <table:table-cell office:value-type="float" office:value="43.84">
            <text:p>43.84</text:p>
          </table:table-cell>
          <table:table-cell office:value-type="float" office:value="43.52">
            <text:p>43.52</text:p>
          </table:table-cell>
          <table:table-cell office:value-type="float" office:value="44.81">
            <text:p>44.81</text:p>
          </table:table-cell>
          <table:table-cell office:value-type="float" office:value="43.31">
            <text:p>43.31</text:p>
          </table:table-cell>
          <table:table-cell office:value-type="float" office:value="43.63">
            <text:p>43.63</text:p>
          </table:table-cell>
          <table:table-cell office:value-type="float" office:value="42.46">
            <text:p>42.46</text:p>
          </table:table-cell>
          <table:table-cell office:value-type="float" office:value="44.38">
            <text:p>44.38</text:p>
          </table:table-cell>
          <table:table-cell office:value-type="float" office:value="43.69">
            <text:p>43.69</text:p>
          </table:table-cell>
          <table:table-cell office:value-type="float" office:value="44.5">
            <text:p>44.5</text:p>
          </table:table-cell>
          <table:table-cell/>
          <table:table-cell table:formula="oooc:=ABS(([.C282]-[.B282])*100/[.B282])" office:value-type="float" office:value="8.44943820224719">
            <text:p>8.45</text:p>
          </table:table-cell>
          <table:table-cell table:formula="oooc:=ABS(([.D282]-[.B282])*100/[.B282])" office:value-type="float" office:value="5.37078651685393">
            <text:p>5.37</text:p>
          </table:table-cell>
          <table:table-cell table:formula="oooc:=ABS(([.E282]-[.B282])*100/[.B282])" office:value-type="float" office:value="6.2247191011236">
            <text:p>6.22</text:p>
          </table:table-cell>
          <table:table-cell table:formula="oooc:=ABS(([.F282]-[.B282])*100/[.B282])" office:value-type="float" office:value="3.70786516853932">
            <text:p>3.71</text:p>
          </table:table-cell>
          <table:table-cell table:formula="oooc:=ABS(([.G282]-[.B282])*100/[.B282])" office:value-type="float" office:value="1.48314606741572">
            <text:p>1.48</text:p>
          </table:table-cell>
          <table:table-cell table:formula="oooc:=ABS(([.H282]-[.B282])*100/[.B282])" office:value-type="float" office:value="2.20224719101123">
            <text:p>2.2</text:p>
          </table:table-cell>
          <table:table-cell table:formula="oooc:=ABS(([.I282]-[.B282])*100/[.B282])" office:value-type="float" office:value="0.696629213483151">
            <text:p>0.7</text:p>
          </table:table-cell>
          <table:table-cell table:formula="oooc:=ABS(([.J282]-[.B282])*100/[.B282])" office:value-type="float" office:value="2.67415730337078">
            <text:p>2.67</text:p>
          </table:table-cell>
          <table:table-cell table:formula="oooc:=ABS(([.K282]-[.B282])*100/[.B282])" office:value-type="float" office:value="1.95505617977528">
            <text:p>1.96</text:p>
          </table:table-cell>
          <table:table-cell table:formula="oooc:=ABS(([.L282]-[.B282])*100/[.B282])" office:value-type="float" office:value="4.58426966292135">
            <text:p>4.58</text:p>
          </table:table-cell>
          <table:table-cell table:formula="oooc:=ABS(([.M282]-[.B282])*100/[.B282])" office:value-type="float" office:value="0.269662921348309">
            <text:p>0.27</text:p>
          </table:table-cell>
          <table:table-cell table:formula="oooc:=ABS(([.N282]-[.B282])*100/[.B282])" office:value-type="float" office:value="1.82022471910113">
            <text:p>1.82</text:p>
          </table:table-cell>
          <table:table-cell table:number-columns-repeated="2"/>
          <table:table-cell table:formula="oooc:=ABS([.C282]-[.B282])" office:value-type="float" office:value="3.76">
            <text:p>3.76</text:p>
          </table:table-cell>
          <table:table-cell table:formula="oooc:=ABS([.D282]-[.B282])" office:value-type="float" office:value="2.39">
            <text:p>2.39</text:p>
          </table:table-cell>
          <table:table-cell table:formula="oooc:=ABS([.E282]-[.B282])" office:value-type="float" office:value="2.77">
            <text:p>2.77</text:p>
          </table:table-cell>
          <table:table-cell table:formula="oooc:=ABS([.F282]-[.B282])" office:value-type="float" office:value="1.65">
            <text:p>1.65</text:p>
          </table:table-cell>
          <table:table-cell table:formula="oooc:=ABS([.G282]-[.B282])" office:value-type="float" office:value="0.659999999999997">
            <text:p>0.66</text:p>
          </table:table-cell>
          <table:table-cell table:formula="oooc:=ABS([.H282]-[.B282])" office:value-type="float" office:value="0.979999999999997">
            <text:p>0.98</text:p>
          </table:table-cell>
          <table:table-cell table:formula="oooc:=ABS([.I282]-[.B282])" office:value-type="float" office:value="0.310000000000002">
            <text:p>0.31</text:p>
          </table:table-cell>
          <table:table-cell table:formula="oooc:=ABS([.J282]-[.B282])" office:value-type="float" office:value="1.19">
            <text:p>1.19</text:p>
          </table:table-cell>
          <table:table-cell table:formula="oooc:=ABS([.K282]-[.B282])" office:value-type="float" office:value="0.869999999999997">
            <text:p>0.87</text:p>
          </table:table-cell>
          <table:table-cell table:formula="oooc:=ABS([.L282]-[.B282])" office:value-type="float" office:value="2.04">
            <text:p>2.04</text:p>
          </table:table-cell>
          <table:table-cell table:formula="oooc:=ABS([.M282]-[.B282])" office:value-type="float" office:value="0.119999999999997">
            <text:p>0.12</text:p>
          </table:table-cell>
          <table:table-cell table:formula="oooc:=ABS([.N282]-[.B282])" office:value-type="float" office:value="0.810000000000002">
            <text:p>0.81</text:p>
          </table:table-cell>
          <table:table-cell table:number-columns-repeated="3"/>
        </table:table-row>
        <table:table-row table:style-name="ro1">
          <table:table-cell office:value-type="string">
            <text:p>CGATCTGCGA</text:p>
          </table:table-cell>
          <table:table-cell office:value-type="float" office:value="48.4">
            <text:p>48.4</text:p>
          </table:table-cell>
          <table:table-cell office:value-type="float" office:value="45.37">
            <text:p>45.37</text:p>
          </table:table-cell>
          <table:table-cell office:value-type="float" office:value="46.46">
            <text:p>46.46</text:p>
          </table:table-cell>
          <table:table-cell office:value-type="float" office:value="46.07">
            <text:p>46.07</text:p>
          </table:table-cell>
          <table:table-cell office:value-type="float" office:value="47.2">
            <text:p>47.2</text:p>
          </table:table-cell>
          <table:table-cell office:value-type="float" office:value="48.33">
            <text:p>48.33</text:p>
          </table:table-cell>
          <table:table-cell office:value-type="float" office:value="47.87">
            <text:p>47.87</text:p>
          </table:table-cell>
          <table:table-cell office:value-type="float" office:value="49.34">
            <text:p>49.34</text:p>
          </table:table-cell>
          <table:table-cell office:value-type="float" office:value="47.66">
            <text:p>47.66</text:p>
          </table:table-cell>
          <table:table-cell office:value-type="float" office:value="48.11">
            <text:p>48.11</text:p>
          </table:table-cell>
          <table:table-cell office:value-type="float" office:value="46.81">
            <text:p>46.81</text:p>
          </table:table-cell>
          <table:table-cell office:value-type="float" office:value="48.81">
            <text:p>48.81</text:p>
          </table:table-cell>
          <table:table-cell office:value-type="float" office:value="48.04">
            <text:p>48.04</text:p>
          </table:table-cell>
          <table:table-cell office:value-type="float" office:value="48.4">
            <text:p>48.4</text:p>
          </table:table-cell>
          <table:table-cell/>
          <table:table-cell table:formula="oooc:=ABS(([.C283]-[.B283])*100/[.B283])" office:value-type="float" office:value="6.2603305785124">
            <text:p>6.26</text:p>
          </table:table-cell>
          <table:table-cell table:formula="oooc:=ABS(([.D283]-[.B283])*100/[.B283])" office:value-type="float" office:value="4.00826446280991">
            <text:p>4.01</text:p>
          </table:table-cell>
          <table:table-cell table:formula="oooc:=ABS(([.E283]-[.B283])*100/[.B283])" office:value-type="float" office:value="4.81404958677686">
            <text:p>4.81</text:p>
          </table:table-cell>
          <table:table-cell table:formula="oooc:=ABS(([.F283]-[.B283])*100/[.B283])" office:value-type="float" office:value="2.4793388429752">
            <text:p>2.48</text:p>
          </table:table-cell>
          <table:table-cell table:formula="oooc:=ABS(([.G283]-[.B283])*100/[.B283])" office:value-type="float" office:value="0.144628099173554">
            <text:p>0.14</text:p>
          </table:table-cell>
          <table:table-cell table:formula="oooc:=ABS(([.H283]-[.B283])*100/[.B283])" office:value-type="float" office:value="1.09504132231405">
            <text:p>1.1</text:p>
          </table:table-cell>
          <table:table-cell table:formula="oooc:=ABS(([.I283]-[.B283])*100/[.B283])" office:value-type="float" office:value="1.94214876033059">
            <text:p>1.94</text:p>
          </table:table-cell>
          <table:table-cell table:formula="oooc:=ABS(([.J283]-[.B283])*100/[.B283])" office:value-type="float" office:value="1.52892561983471">
            <text:p>1.53</text:p>
          </table:table-cell>
          <table:table-cell table:formula="oooc:=ABS(([.K283]-[.B283])*100/[.B283])" office:value-type="float" office:value="0.599173553719006">
            <text:p>0.6</text:p>
          </table:table-cell>
          <table:table-cell table:formula="oooc:=ABS(([.L283]-[.B283])*100/[.B283])" office:value-type="float" office:value="3.28512396694214">
            <text:p>3.29</text:p>
          </table:table-cell>
          <table:table-cell table:formula="oooc:=ABS(([.M283]-[.B283])*100/[.B283])" office:value-type="float" office:value="0.847107438016536">
            <text:p>0.85</text:p>
          </table:table-cell>
          <table:table-cell table:formula="oooc:=ABS(([.N283]-[.B283])*100/[.B283])" office:value-type="float" office:value="0.743801652892561">
            <text:p>0.74</text:p>
          </table:table-cell>
          <table:table-cell table:number-columns-repeated="2"/>
          <table:table-cell table:formula="oooc:=ABS([.C283]-[.B283])" office:value-type="float" office:value="3.03">
            <text:p>3.03</text:p>
          </table:table-cell>
          <table:table-cell table:formula="oooc:=ABS([.D283]-[.B283])" office:value-type="float" office:value="1.94">
            <text:p>1.94</text:p>
          </table:table-cell>
          <table:table-cell table:formula="oooc:=ABS([.E283]-[.B283])" office:value-type="float" office:value="2.33">
            <text:p>2.33</text:p>
          </table:table-cell>
          <table:table-cell table:formula="oooc:=ABS([.F283]-[.B283])" office:value-type="float" office:value="1.2">
            <text:p>1.2</text:p>
          </table:table-cell>
          <table:table-cell table:formula="oooc:=ABS([.G283]-[.B283])" office:value-type="float" office:value="0.0700000000000003">
            <text:p>0.07</text:p>
          </table:table-cell>
          <table:table-cell table:formula="oooc:=ABS([.H283]-[.B283])" office:value-type="float" office:value="0.530000000000001">
            <text:p>0.53</text:p>
          </table:table-cell>
          <table:table-cell table:formula="oooc:=ABS([.I283]-[.B283])" office:value-type="float" office:value="0.940000000000005">
            <text:p>0.94</text:p>
          </table:table-cell>
          <table:table-cell table:formula="oooc:=ABS([.J283]-[.B283])" office:value-type="float" office:value="0.740000000000002">
            <text:p>0.74</text:p>
          </table:table-cell>
          <table:table-cell table:formula="oooc:=ABS([.K283]-[.B283])" office:value-type="float" office:value="0.289999999999999">
            <text:p>0.29</text:p>
          </table:table-cell>
          <table:table-cell table:formula="oooc:=ABS([.L283]-[.B283])" office:value-type="float" office:value="1.59">
            <text:p>1.59</text:p>
          </table:table-cell>
          <table:table-cell table:formula="oooc:=ABS([.M283]-[.B283])" office:value-type="float" office:value="0.410000000000004">
            <text:p>0.41</text:p>
          </table:table-cell>
          <table:table-cell table:formula="oooc:=ABS([.N283]-[.B283])" office:value-type="float" office:value="0.359999999999999">
            <text:p>0.36</text:p>
          </table:table-cell>
          <table:table-cell table:number-columns-repeated="3"/>
        </table:table-row>
        <table:table-row table:style-name="ro1">
          <table:table-cell office:value-type="string">
            <text:p>TTCCAAAAGGAGTTATGAGTTGCGA</text:p>
          </table:table-cell>
          <table:table-cell office:value-type="float" office:value="67.2">
            <text:p>67.2</text:p>
          </table:table-cell>
          <table:table-cell office:value-type="float" office:value="57.09">
            <text:p>57.09</text:p>
          </table:table-cell>
          <table:table-cell office:value-type="float" office:value="63.68">
            <text:p>63.68</text:p>
          </table:table-cell>
          <table:table-cell office:value-type="float" office:value="62.47">
            <text:p>62.47</text:p>
          </table:table-cell>
          <table:table-cell office:value-type="float" office:value="66.05">
            <text:p>66.05</text:p>
          </table:table-cell>
          <table:table-cell office:value-type="float" office:value="67.38">
            <text:p>67.38</text:p>
          </table:table-cell>
          <table:table-cell office:value-type="float" office:value="66.62">
            <text:p>66.62</text:p>
          </table:table-cell>
          <table:table-cell office:value-type="float" office:value="69.11">
            <text:p>69.11</text:p>
          </table:table-cell>
          <table:table-cell office:value-type="float" office:value="67.5">
            <text:p>67.5</text:p>
          </table:table-cell>
          <table:table-cell office:value-type="float" office:value="67.37">
            <text:p>67.37</text:p>
          </table:table-cell>
          <table:table-cell office:value-type="float" office:value="64.81">
            <text:p>64.81</text:p>
          </table:table-cell>
          <table:table-cell office:value-type="float" office:value="69.19">
            <text:p>69.19</text:p>
          </table:table-cell>
          <table:table-cell office:value-type="float" office:value="67.6">
            <text:p>67.6</text:p>
          </table:table-cell>
          <table:table-cell office:value-type="float" office:value="67.2">
            <text:p>67.2</text:p>
          </table:table-cell>
          <table:table-cell/>
          <table:table-cell table:formula="oooc:=ABS(([.C284]-[.B284])*100/[.B284])" office:value-type="float" office:value="15.0446428571429">
            <text:p>15.04</text:p>
          </table:table-cell>
          <table:table-cell table:formula="oooc:=ABS(([.D284]-[.B284])*100/[.B284])" office:value-type="float" office:value="5.23809523809524">
            <text:p>5.24</text:p>
          </table:table-cell>
          <table:table-cell table:formula="oooc:=ABS(([.E284]-[.B284])*100/[.B284])" office:value-type="float" office:value="7.03869047619048">
            <text:p>7.04</text:p>
          </table:table-cell>
          <table:table-cell table:formula="oooc:=ABS(([.F284]-[.B284])*100/[.B284])" office:value-type="float" office:value="1.71130952380953">
            <text:p>1.71</text:p>
          </table:table-cell>
          <table:table-cell table:formula="oooc:=ABS(([.G284]-[.B284])*100/[.B284])" office:value-type="float" office:value="0.267857142857132">
            <text:p>0.27</text:p>
          </table:table-cell>
          <table:table-cell table:formula="oooc:=ABS(([.H284]-[.B284])*100/[.B284])" office:value-type="float" office:value="0.863095238095235">
            <text:p>0.86</text:p>
          </table:table-cell>
          <table:table-cell table:formula="oooc:=ABS(([.I284]-[.B284])*100/[.B284])" office:value-type="float" office:value="2.8422619047619">
            <text:p>2.84</text:p>
          </table:table-cell>
          <table:table-cell table:formula="oooc:=ABS(([.J284]-[.B284])*100/[.B284])" office:value-type="float" office:value="0.446428571428567">
            <text:p>0.45</text:p>
          </table:table-cell>
          <table:table-cell table:formula="oooc:=ABS(([.K284]-[.B284])*100/[.B284])" office:value-type="float" office:value="0.252976190476193">
            <text:p>0.25</text:p>
          </table:table-cell>
          <table:table-cell table:formula="oooc:=ABS(([.L284]-[.B284])*100/[.B284])" office:value-type="float" office:value="3.55654761904762">
            <text:p>3.56</text:p>
          </table:table-cell>
          <table:table-cell table:formula="oooc:=ABS(([.M284]-[.B284])*100/[.B284])" office:value-type="float" office:value="2.96130952380952">
            <text:p>2.96</text:p>
          </table:table-cell>
          <table:table-cell table:formula="oooc:=ABS(([.N284]-[.B284])*100/[.B284])" office:value-type="float" office:value="0.595238095238083">
            <text:p>0.6</text:p>
          </table:table-cell>
          <table:table-cell table:number-columns-repeated="2"/>
          <table:table-cell table:formula="oooc:=ABS([.C284]-[.B284])" office:value-type="float" office:value="10.11">
            <text:p>10.11</text:p>
          </table:table-cell>
          <table:table-cell table:formula="oooc:=ABS([.D284]-[.B284])" office:value-type="float" office:value="3.52">
            <text:p>3.52</text:p>
          </table:table-cell>
          <table:table-cell table:formula="oooc:=ABS([.E284]-[.B284])" office:value-type="float" office:value="4.73">
            <text:p>4.73</text:p>
          </table:table-cell>
          <table:table-cell table:formula="oooc:=ABS([.F284]-[.B284])" office:value-type="float" office:value="1.15000000000001">
            <text:p>1.15</text:p>
          </table:table-cell>
          <table:table-cell table:formula="oooc:=ABS([.G284]-[.B284])" office:value-type="float" office:value="0.179999999999993">
            <text:p>0.18</text:p>
          </table:table-cell>
          <table:table-cell table:formula="oooc:=ABS([.H284]-[.B284])" office:value-type="float" office:value="0.579999999999998">
            <text:p>0.58</text:p>
          </table:table-cell>
          <table:table-cell table:formula="oooc:=ABS([.I284]-[.B284])" office:value-type="float" office:value="1.91">
            <text:p>1.91</text:p>
          </table:table-cell>
          <table:table-cell table:formula="oooc:=ABS([.J284]-[.B284])" office:value-type="float" office:value="0.299999999999997">
            <text:p>0.3</text:p>
          </table:table-cell>
          <table:table-cell table:formula="oooc:=ABS([.K284]-[.B284])" office:value-type="float" office:value="0.170000000000002">
            <text:p>0.17</text:p>
          </table:table-cell>
          <table:table-cell table:formula="oooc:=ABS([.L284]-[.B284])" office:value-type="float" office:value="2.39">
            <text:p>2.39</text:p>
          </table:table-cell>
          <table:table-cell table:formula="oooc:=ABS([.M284]-[.B284])" office:value-type="float" office:value="1.98999999999999">
            <text:p>1.99</text:p>
          </table:table-cell>
          <table:table-cell table:formula="oooc:=ABS([.N284]-[.B284])" office:value-type="float" office:value="0.399999999999991">
            <text:p>0.4</text:p>
          </table:table-cell>
          <table:table-cell table:number-columns-repeated="3"/>
        </table:table-row>
        <table:table-row table:style-name="ro1">
          <table:table-cell office:value-type="string">
            <text:p>GCGTCGGTCCGGGCT</text:p>
          </table:table-cell>
          <table:table-cell office:value-type="float" office:value="64.9">
            <text:p>64.9</text:p>
          </table:table-cell>
          <table:table-cell office:value-type="float" office:value="48.26">
            <text:p>48.26</text:p>
          </table:table-cell>
          <table:table-cell office:value-type="float" office:value="64.48">
            <text:p>64.48</text:p>
          </table:table-cell>
          <table:table-cell office:value-type="float" office:value="61.73">
            <text:p>61.73</text:p>
          </table:table-cell>
          <table:table-cell office:value-type="float" office:value="69.08">
            <text:p>69.08</text:p>
          </table:table-cell>
          <table:table-cell office:value-type="float" office:value="67.65">
            <text:p>67.65</text:p>
          </table:table-cell>
          <table:table-cell office:value-type="float" office:value="70.78">
            <text:p>70.78</text:p>
          </table:table-cell>
          <table:table-cell office:value-type="float" office:value="67.86">
            <text:p>67.86</text:p>
          </table:table-cell>
          <table:table-cell office:value-type="float" office:value="63.04">
            <text:p>63.04</text:p>
          </table:table-cell>
          <table:table-cell office:value-type="float" office:value="64.2">
            <text:p>64.2</text:p>
          </table:table-cell>
          <table:table-cell office:value-type="float" office:value="58.28">
            <text:p>58.28</text:p>
          </table:table-cell>
          <table:table-cell office:value-type="float" office:value="65.31">
            <text:p>65.31</text:p>
          </table:table-cell>
          <table:table-cell office:value-type="float" office:value="61.77">
            <text:p>61.77</text:p>
          </table:table-cell>
          <table:table-cell office:value-type="float" office:value="64.9">
            <text:p>64.9</text:p>
          </table:table-cell>
          <table:table-cell/>
          <table:table-cell table:formula="oooc:=ABS(([.C285]-[.B285])*100/[.B285])" office:value-type="float" office:value="25.6394453004623">
            <text:p>25.64</text:p>
          </table:table-cell>
          <table:table-cell table:formula="oooc:=ABS(([.D285]-[.B285])*100/[.B285])" office:value-type="float" office:value="0.647149460708785">
            <text:p>0.65</text:p>
          </table:table-cell>
          <table:table-cell table:formula="oooc:=ABS(([.E285]-[.B285])*100/[.B285])" office:value-type="float" office:value="4.88443759630202">
            <text:p>4.88</text:p>
          </table:table-cell>
          <table:table-cell table:formula="oooc:=ABS(([.F285]-[.B285])*100/[.B285])" office:value-type="float" office:value="6.44067796610168">
            <text:p>6.44</text:p>
          </table:table-cell>
          <table:table-cell table:formula="oooc:=ABS(([.G285]-[.B285])*100/[.B285])" office:value-type="float" office:value="4.23728813559322">
            <text:p>4.24</text:p>
          </table:table-cell>
          <table:table-cell table:formula="oooc:=ABS(([.H285]-[.B285])*100/[.B285])" office:value-type="float" office:value="9.06009244992295">
            <text:p>9.06</text:p>
          </table:table-cell>
          <table:table-cell table:formula="oooc:=ABS(([.I285]-[.B285])*100/[.B285])" office:value-type="float" office:value="4.5608628659476">
            <text:p>4.56</text:p>
          </table:table-cell>
          <table:table-cell table:formula="oooc:=ABS(([.J285]-[.B285])*100/[.B285])" office:value-type="float" office:value="2.86594761171033">
            <text:p>2.87</text:p>
          </table:table-cell>
          <table:table-cell table:formula="oooc:=ABS(([.K285]-[.B285])*100/[.B285])" office:value-type="float" office:value="1.07858243451464">
            <text:p>1.08</text:p>
          </table:table-cell>
          <table:table-cell table:formula="oooc:=ABS(([.L285]-[.B285])*100/[.B285])" office:value-type="float" office:value="10.2003081664099">
            <text:p>10.2</text:p>
          </table:table-cell>
          <table:table-cell table:formula="oooc:=ABS(([.M285]-[.B285])*100/[.B285])" office:value-type="float" office:value="0.631741140215711">
            <text:p>0.63</text:p>
          </table:table-cell>
          <table:table-cell table:formula="oooc:=ABS(([.N285]-[.B285])*100/[.B285])" office:value-type="float" office:value="4.82280431432974">
            <text:p>4.82</text:p>
          </table:table-cell>
          <table:table-cell table:number-columns-repeated="2"/>
          <table:table-cell table:formula="oooc:=ABS([.C285]-[.B285])" office:value-type="float" office:value="16.64">
            <text:p>16.64</text:p>
          </table:table-cell>
          <table:table-cell table:formula="oooc:=ABS([.D285]-[.B285])" office:value-type="float" office:value="0.420000000000002">
            <text:p>0.42</text:p>
          </table:table-cell>
          <table:table-cell table:formula="oooc:=ABS([.E285]-[.B285])" office:value-type="float" office:value="3.17000000000001">
            <text:p>3.17</text:p>
          </table:table-cell>
          <table:table-cell table:formula="oooc:=ABS([.F285]-[.B285])" office:value-type="float" office:value="4.17999999999999">
            <text:p>4.18</text:p>
          </table:table-cell>
          <table:table-cell table:formula="oooc:=ABS([.G285]-[.B285])" office:value-type="float" office:value="2.75">
            <text:p>2.75</text:p>
          </table:table-cell>
          <table:table-cell table:formula="oooc:=ABS([.H285]-[.B285])" office:value-type="float" office:value="5.88">
            <text:p>5.88</text:p>
          </table:table-cell>
          <table:table-cell table:formula="oooc:=ABS([.I285]-[.B285])" office:value-type="float" office:value="2.95999999999999">
            <text:p>2.96</text:p>
          </table:table-cell>
          <table:table-cell table:formula="oooc:=ABS([.J285]-[.B285])" office:value-type="float" office:value="1.86000000000001">
            <text:p>1.86</text:p>
          </table:table-cell>
          <table:table-cell table:formula="oooc:=ABS([.K285]-[.B285])" office:value-type="float" office:value="0.700000000000003">
            <text:p>0.7</text:p>
          </table:table-cell>
          <table:table-cell table:formula="oooc:=ABS([.L285]-[.B285])" office:value-type="float" office:value="6.62">
            <text:p>6.62</text:p>
          </table:table-cell>
          <table:table-cell table:formula="oooc:=ABS([.M285]-[.B285])" office:value-type="float" office:value="0.409999999999997">
            <text:p>0.41</text:p>
          </table:table-cell>
          <table:table-cell table:formula="oooc:=ABS([.N285]-[.B285])" office:value-type="float" office:value="3.13">
            <text:p>3.13</text:p>
          </table:table-cell>
          <table:table-cell table:number-columns-repeated="3"/>
        </table:table-row>
        <table:table-row table:style-name="ro1">
          <table:table-cell office:value-type="string">
            <text:p>ATCGTCTGGA</text:p>
          </table:table-cell>
          <table:table-cell office:value-type="float" office:value="40.5">
            <text:p>40.5</text:p>
          </table:table-cell>
          <table:table-cell office:value-type="float" office:value="30.06">
            <text:p>30.06</text:p>
          </table:table-cell>
          <table:table-cell office:value-type="float" office:value="33.86">
            <text:p>33.86</text:p>
          </table:table-cell>
          <table:table-cell office:value-type="float" office:value="32.65">
            <text:p>32.65</text:p>
          </table:table-cell>
          <table:table-cell office:value-type="float" office:value="36.22">
            <text:p>36.22</text:p>
          </table:table-cell>
          <table:table-cell office:value-type="float" office:value="39.47">
            <text:p>39.47</text:p>
          </table:table-cell>
          <table:table-cell office:value-type="float" office:value="36.79">
            <text:p>36.79</text:p>
          </table:table-cell>
          <table:table-cell office:value-type="float" office:value="41">
            <text:p>41</text:p>
          </table:table-cell>
          <table:table-cell office:value-type="float" office:value="37.67">
            <text:p>37.67</text:p>
          </table:table-cell>
          <table:table-cell office:value-type="float" office:value="38.81">
            <text:p>38.81</text:p>
          </table:table-cell>
          <table:table-cell office:value-type="float" office:value="34.98">
            <text:p>34.98</text:p>
          </table:table-cell>
          <table:table-cell office:value-type="float" office:value="40.28">
            <text:p>40.28</text:p>
          </table:table-cell>
          <table:table-cell office:value-type="float" office:value="37.78">
            <text:p>37.78</text:p>
          </table:table-cell>
          <table:table-cell office:value-type="float" office:value="40.5">
            <text:p>40.5</text:p>
          </table:table-cell>
          <table:table-cell/>
          <table:table-cell table:formula="oooc:=ABS(([.C286]-[.B286])*100/[.B286])" office:value-type="float" office:value="25.7777777777778">
            <text:p>25.78</text:p>
          </table:table-cell>
          <table:table-cell table:formula="oooc:=ABS(([.D286]-[.B286])*100/[.B286])" office:value-type="float" office:value="16.3950617283951">
            <text:p>16.4</text:p>
          </table:table-cell>
          <table:table-cell table:formula="oooc:=ABS(([.E286]-[.B286])*100/[.B286])" office:value-type="float" office:value="19.3827160493827">
            <text:p>19.38</text:p>
          </table:table-cell>
          <table:table-cell table:formula="oooc:=ABS(([.F286]-[.B286])*100/[.B286])" office:value-type="float" office:value="10.5679012345679">
            <text:p>10.57</text:p>
          </table:table-cell>
          <table:table-cell table:formula="oooc:=ABS(([.G286]-[.B286])*100/[.B286])" office:value-type="float" office:value="2.54320987654321">
            <text:p>2.54</text:p>
          </table:table-cell>
          <table:table-cell table:formula="oooc:=ABS(([.H286]-[.B286])*100/[.B286])" office:value-type="float" office:value="9.1604938271605">
            <text:p>9.16</text:p>
          </table:table-cell>
          <table:table-cell table:formula="oooc:=ABS(([.I286]-[.B286])*100/[.B286])" office:value-type="float" office:value="1.23456790123457">
            <text:p>1.23</text:p>
          </table:table-cell>
          <table:table-cell table:formula="oooc:=ABS(([.J286]-[.B286])*100/[.B286])" office:value-type="float" office:value="6.98765432098765">
            <text:p>6.99</text:p>
          </table:table-cell>
          <table:table-cell table:formula="oooc:=ABS(([.K286]-[.B286])*100/[.B286])" office:value-type="float" office:value="4.17283950617283">
            <text:p>4.17</text:p>
          </table:table-cell>
          <table:table-cell table:formula="oooc:=ABS(([.L286]-[.B286])*100/[.B286])" office:value-type="float" office:value="13.6296296296296">
            <text:p>13.63</text:p>
          </table:table-cell>
          <table:table-cell table:formula="oooc:=ABS(([.M286]-[.B286])*100/[.B286])" office:value-type="float" office:value="0.543209876543207">
            <text:p>0.54</text:p>
          </table:table-cell>
          <table:table-cell table:formula="oooc:=ABS(([.N286]-[.B286])*100/[.B286])" office:value-type="float" office:value="6.71604938271605">
            <text:p>6.72</text:p>
          </table:table-cell>
          <table:table-cell table:number-columns-repeated="2"/>
          <table:table-cell table:formula="oooc:=ABS([.C286]-[.B286])" office:value-type="float" office:value="10.44">
            <text:p>10.44</text:p>
          </table:table-cell>
          <table:table-cell table:formula="oooc:=ABS([.D286]-[.B286])" office:value-type="float" office:value="6.64">
            <text:p>6.64</text:p>
          </table:table-cell>
          <table:table-cell table:formula="oooc:=ABS([.E286]-[.B286])" office:value-type="float" office:value="7.85">
            <text:p>7.85</text:p>
          </table:table-cell>
          <table:table-cell table:formula="oooc:=ABS([.F286]-[.B286])" office:value-type="float" office:value="4.28">
            <text:p>4.28</text:p>
          </table:table-cell>
          <table:table-cell table:formula="oooc:=ABS([.G286]-[.B286])" office:value-type="float" office:value="1.03">
            <text:p>1.03</text:p>
          </table:table-cell>
          <table:table-cell table:formula="oooc:=ABS([.H286]-[.B286])" office:value-type="float" office:value="3.71">
            <text:p>3.71</text:p>
          </table:table-cell>
          <table:table-cell table:formula="oooc:=ABS([.I286]-[.B286])" office:value-type="float" office:value="0.5">
            <text:p>0.5</text:p>
          </table:table-cell>
          <table:table-cell table:formula="oooc:=ABS([.J286]-[.B286])" office:value-type="float" office:value="2.83">
            <text:p>2.83</text:p>
          </table:table-cell>
          <table:table-cell table:formula="oooc:=ABS([.K286]-[.B286])" office:value-type="float" office:value="1.69">
            <text:p>1.69</text:p>
          </table:table-cell>
          <table:table-cell table:formula="oooc:=ABS([.L286]-[.B286])" office:value-type="float" office:value="5.52">
            <text:p>5.52</text:p>
          </table:table-cell>
          <table:table-cell table:formula="oooc:=ABS([.M286]-[.B286])" office:value-type="float" office:value="0.219999999999999">
            <text:p>0.22</text:p>
          </table:table-cell>
          <table:table-cell table:formula="oooc:=ABS([.N286]-[.B286])" office:value-type="float" office:value="2.72">
            <text:p>2.72</text:p>
          </table:table-cell>
          <table:table-cell table:number-columns-repeated="3"/>
        </table:table-row>
        <table:table-row table:style-name="ro1">
          <table:table-cell office:value-type="string">
            <text:p>CGATCTGCGA</text:p>
          </table:table-cell>
          <table:table-cell office:value-type="float" office:value="45.6">
            <text:p>45.6</text:p>
          </table:table-cell>
          <table:table-cell office:value-type="float" office:value="35.24">
            <text:p>35.24</text:p>
          </table:table-cell>
          <table:table-cell office:value-type="float" office:value="38.21">
            <text:p>38.21</text:p>
          </table:table-cell>
          <table:table-cell office:value-type="float" office:value="37">
            <text:p>37</text:p>
          </table:table-cell>
          <table:table-cell office:value-type="float" office:value="40.57">
            <text:p>40.57</text:p>
          </table:table-cell>
          <table:table-cell office:value-type="float" office:value="44.23">
            <text:p>44.23</text:p>
          </table:table-cell>
          <table:table-cell office:value-type="float" office:value="41.14">
            <text:p>41.14</text:p>
          </table:table-cell>
          <table:table-cell office:value-type="float" office:value="45.87">
            <text:p>45.87</text:p>
          </table:table-cell>
          <table:table-cell office:value-type="float" office:value="42.02">
            <text:p>42.02</text:p>
          </table:table-cell>
          <table:table-cell office:value-type="float" office:value="43.55">
            <text:p>43.55</text:p>
          </table:table-cell>
          <table:table-cell office:value-type="float" office:value="39.33">
            <text:p>39.33</text:p>
          </table:table-cell>
          <table:table-cell office:value-type="float" office:value="44.94">
            <text:p>44.94</text:p>
          </table:table-cell>
          <table:table-cell office:value-type="float" office:value="42.13">
            <text:p>42.13</text:p>
          </table:table-cell>
          <table:table-cell office:value-type="float" office:value="45.6">
            <text:p>45.6</text:p>
          </table:table-cell>
          <table:table-cell/>
          <table:table-cell table:formula="oooc:=ABS(([.C287]-[.B287])*100/[.B287])" office:value-type="float" office:value="22.719298245614">
            <text:p>22.72</text:p>
          </table:table-cell>
          <table:table-cell table:formula="oooc:=ABS(([.D287]-[.B287])*100/[.B287])" office:value-type="float" office:value="16.2061403508772">
            <text:p>16.21</text:p>
          </table:table-cell>
          <table:table-cell table:formula="oooc:=ABS(([.E287]-[.B287])*100/[.B287])" office:value-type="float" office:value="18.859649122807">
            <text:p>18.86</text:p>
          </table:table-cell>
          <table:table-cell table:formula="oooc:=ABS(([.F287]-[.B287])*100/[.B287])" office:value-type="float" office:value="11.030701754386">
            <text:p>11.03</text:p>
          </table:table-cell>
          <table:table-cell table:formula="oooc:=ABS(([.G287]-[.B287])*100/[.B287])" office:value-type="float" office:value="3.00438596491229">
            <text:p>3</text:p>
          </table:table-cell>
          <table:table-cell table:formula="oooc:=ABS(([.H287]-[.B287])*100/[.B287])" office:value-type="float" office:value="9.78070175438597">
            <text:p>9.78</text:p>
          </table:table-cell>
          <table:table-cell table:formula="oooc:=ABS(([.I287]-[.B287])*100/[.B287])" office:value-type="float" office:value="0.592105263157886">
            <text:p>0.59</text:p>
          </table:table-cell>
          <table:table-cell table:formula="oooc:=ABS(([.J287]-[.B287])*100/[.B287])" office:value-type="float" office:value="7.85087719298245">
            <text:p>7.85</text:p>
          </table:table-cell>
          <table:table-cell table:formula="oooc:=ABS(([.K287]-[.B287])*100/[.B287])" office:value-type="float" office:value="4.49561403508773">
            <text:p>4.5</text:p>
          </table:table-cell>
          <table:table-cell table:formula="oooc:=ABS(([.L287]-[.B287])*100/[.B287])" office:value-type="float" office:value="13.75">
            <text:p>13.75</text:p>
          </table:table-cell>
          <table:table-cell table:formula="oooc:=ABS(([.M287]-[.B287])*100/[.B287])" office:value-type="float" office:value="1.44736842105264">
            <text:p>1.45</text:p>
          </table:table-cell>
          <table:table-cell table:formula="oooc:=ABS(([.N287]-[.B287])*100/[.B287])" office:value-type="float" office:value="7.60964912280701">
            <text:p>7.61</text:p>
          </table:table-cell>
          <table:table-cell table:number-columns-repeated="2"/>
          <table:table-cell table:formula="oooc:=ABS([.C287]-[.B287])" office:value-type="float" office:value="10.36">
            <text:p>10.36</text:p>
          </table:table-cell>
          <table:table-cell table:formula="oooc:=ABS([.D287]-[.B287])" office:value-type="float" office:value="7.39">
            <text:p>7.39</text:p>
          </table:table-cell>
          <table:table-cell table:formula="oooc:=ABS([.E287]-[.B287])" office:value-type="float" office:value="8.6">
            <text:p>8.6</text:p>
          </table:table-cell>
          <table:table-cell table:formula="oooc:=ABS([.F287]-[.B287])" office:value-type="float" office:value="5.03">
            <text:p>5.03</text:p>
          </table:table-cell>
          <table:table-cell table:formula="oooc:=ABS([.G287]-[.B287])" office:value-type="float" office:value="1.37">
            <text:p>1.37</text:p>
          </table:table-cell>
          <table:table-cell table:formula="oooc:=ABS([.H287]-[.B287])" office:value-type="float" office:value="4.46">
            <text:p>4.46</text:p>
          </table:table-cell>
          <table:table-cell table:formula="oooc:=ABS([.I287]-[.B287])" office:value-type="float" office:value="0.269999999999996">
            <text:p>0.27</text:p>
          </table:table-cell>
          <table:table-cell table:formula="oooc:=ABS([.J287]-[.B287])" office:value-type="float" office:value="3.58">
            <text:p>3.58</text:p>
          </table:table-cell>
          <table:table-cell table:formula="oooc:=ABS([.K287]-[.B287])" office:value-type="float" office:value="2.05">
            <text:p>2.05</text:p>
          </table:table-cell>
          <table:table-cell table:formula="oooc:=ABS([.L287]-[.B287])" office:value-type="float" office:value="6.27">
            <text:p>6.27</text:p>
          </table:table-cell>
          <table:table-cell table:formula="oooc:=ABS([.M287]-[.B287])" office:value-type="float" office:value="0.660000000000004">
            <text:p>0.66</text:p>
          </table:table-cell>
          <table:table-cell table:formula="oooc:=ABS([.N287]-[.B287])" office:value-type="float" office:value="3.47">
            <text:p>3.47</text:p>
          </table:table-cell>
          <table:table-cell table:number-columns-repeated="3"/>
        </table:table-row>
        <table:table-row table:style-name="ro1">
          <table:table-cell office:value-type="string">
            <text:p>GAGATTGTTTCCCTTTCAAA</text:p>
          </table:table-cell>
          <table:table-cell office:value-type="float" office:value="62.6">
            <text:p>62.6</text:p>
          </table:table-cell>
          <table:table-cell office:value-type="float" office:value="60.3">
            <text:p>60.3</text:p>
          </table:table-cell>
          <table:table-cell office:value-type="float" office:value="62.39">
            <text:p>62.39</text:p>
          </table:table-cell>
          <table:table-cell office:value-type="float" office:value="62.01">
            <text:p>62.01</text:p>
          </table:table-cell>
          <table:table-cell office:value-type="float" office:value="63.13">
            <text:p>63.13</text:p>
          </table:table-cell>
          <table:table-cell office:value-type="float" office:value="63.54">
            <text:p>63.54</text:p>
          </table:table-cell>
          <table:table-cell office:value-type="float" office:value="63.8">
            <text:p>63.8</text:p>
          </table:table-cell>
          <table:table-cell office:value-type="float" office:value="64.59">
            <text:p>64.59</text:p>
          </table:table-cell>
          <table:table-cell office:value-type="float" office:value="63.59">
            <text:p>63.59</text:p>
          </table:table-cell>
          <table:table-cell office:value-type="float" office:value="63.6">
            <text:p>63.6</text:p>
          </table:table-cell>
          <table:table-cell office:value-type="float" office:value="62.74">
            <text:p>62.74</text:p>
          </table:table-cell>
          <table:table-cell office:value-type="float" office:value="64.46">
            <text:p>64.46</text:p>
          </table:table-cell>
          <table:table-cell office:value-type="float" office:value="63.97">
            <text:p>63.97</text:p>
          </table:table-cell>
          <table:table-cell office:value-type="float" office:value="62.6">
            <text:p>62.6</text:p>
          </table:table-cell>
          <table:table-cell/>
          <table:table-cell table:formula="oooc:=ABS(([.C288]-[.B288])*100/[.B288])" office:value-type="float" office:value="3.67412140575081">
            <text:p>3.67</text:p>
          </table:table-cell>
          <table:table-cell table:formula="oooc:=ABS(([.D288]-[.B288])*100/[.B288])" office:value-type="float" office:value="0.335463258785944">
            <text:p>0.34</text:p>
          </table:table-cell>
          <table:table-cell table:formula="oooc:=ABS(([.E288]-[.B288])*100/[.B288])" office:value-type="float" office:value="0.942492012779558">
            <text:p>0.94</text:p>
          </table:table-cell>
          <table:table-cell table:formula="oooc:=ABS(([.F288]-[.B288])*100/[.B288])" office:value-type="float" office:value="0.846645367412142">
            <text:p>0.85</text:p>
          </table:table-cell>
          <table:table-cell table:formula="oooc:=ABS(([.G288]-[.B288])*100/[.B288])" office:value-type="float" office:value="1.50159744408945">
            <text:p>1.5</text:p>
          </table:table-cell>
          <table:table-cell table:formula="oooc:=ABS(([.H288]-[.B288])*100/[.B288])" office:value-type="float" office:value="1.91693290734824">
            <text:p>1.92</text:p>
          </table:table-cell>
          <table:table-cell table:formula="oooc:=ABS(([.I288]-[.B288])*100/[.B288])" office:value-type="float" office:value="3.17891373801917">
            <text:p>3.18</text:p>
          </table:table-cell>
          <table:table-cell table:formula="oooc:=ABS(([.J288]-[.B288])*100/[.B288])" office:value-type="float" office:value="1.5814696485623">
            <text:p>1.58</text:p>
          </table:table-cell>
          <table:table-cell table:formula="oooc:=ABS(([.K288]-[.B288])*100/[.B288])" office:value-type="float" office:value="1.59744408945687">
            <text:p>1.6</text:p>
          </table:table-cell>
          <table:table-cell table:formula="oooc:=ABS(([.L288]-[.B288])*100/[.B288])" office:value-type="float" office:value="0.223642172523963">
            <text:p>0.22</text:p>
          </table:table-cell>
          <table:table-cell table:formula="oooc:=ABS(([.M288]-[.B288])*100/[.B288])" office:value-type="float" office:value="2.97124600638976">
            <text:p>2.97</text:p>
          </table:table-cell>
          <table:table-cell table:formula="oooc:=ABS(([.N288]-[.B288])*100/[.B288])" office:value-type="float" office:value="2.18849840255591">
            <text:p>2.19</text:p>
          </table:table-cell>
          <table:table-cell table:number-columns-repeated="2"/>
          <table:table-cell table:formula="oooc:=ABS([.C288]-[.B288])" office:value-type="float" office:value="2.3">
            <text:p>2.3</text:p>
          </table:table-cell>
          <table:table-cell table:formula="oooc:=ABS([.D288]-[.B288])" office:value-type="float" office:value="0.210000000000001">
            <text:p>0.21</text:p>
          </table:table-cell>
          <table:table-cell table:formula="oooc:=ABS([.E288]-[.B288])" office:value-type="float" office:value="0.590000000000003">
            <text:p>0.59</text:p>
          </table:table-cell>
          <table:table-cell table:formula="oooc:=ABS([.F288]-[.B288])" office:value-type="float" office:value="0.530000000000001">
            <text:p>0.53</text:p>
          </table:table-cell>
          <table:table-cell table:formula="oooc:=ABS([.G288]-[.B288])" office:value-type="float" office:value="0.939999999999998">
            <text:p>0.94</text:p>
          </table:table-cell>
          <table:table-cell table:formula="oooc:=ABS([.H288]-[.B288])" office:value-type="float" office:value="1.2">
            <text:p>1.2</text:p>
          </table:table-cell>
          <table:table-cell table:formula="oooc:=ABS([.I288]-[.B288])" office:value-type="float" office:value="1.99">
            <text:p>1.99</text:p>
          </table:table-cell>
          <table:table-cell table:formula="oooc:=ABS([.J288]-[.B288])" office:value-type="float" office:value="0.990000000000002">
            <text:p>0.99</text:p>
          </table:table-cell>
          <table:table-cell table:formula="oooc:=ABS([.K288]-[.B288])" office:value-type="float" office:value="1">
            <text:p>1</text:p>
          </table:table-cell>
          <table:table-cell table:formula="oooc:=ABS([.L288]-[.B288])" office:value-type="float" office:value="0.140000000000001">
            <text:p>0.14</text:p>
          </table:table-cell>
          <table:table-cell table:formula="oooc:=ABS([.M288]-[.B288])" office:value-type="float" office:value="1.85999999999999">
            <text:p>1.86</text:p>
          </table:table-cell>
          <table:table-cell table:formula="oooc:=ABS([.N288]-[.B288])" office:value-type="float" office:value="1.37">
            <text:p>1.37</text:p>
          </table:table-cell>
          <table:table-cell table:number-columns-repeated="3"/>
        </table:table-row>
        <table:table-row table:style-name="ro1">
          <table:table-cell office:value-type="string">
            <text:p>ATCAATCATA</text:p>
          </table:table-cell>
          <table:table-cell office:value-type="float" office:value="32.4">
            <text:p>32.4</text:p>
          </table:table-cell>
          <table:table-cell office:value-type="float" office:value="27.17">
            <text:p>27.17</text:p>
          </table:table-cell>
          <table:table-cell office:value-type="float" office:value="28.49">
            <text:p>28.49</text:p>
          </table:table-cell>
          <table:table-cell office:value-type="float" office:value="28.11">
            <text:p>28.11</text:p>
          </table:table-cell>
          <table:table-cell office:value-type="float" office:value="29.23">
            <text:p>29.23</text:p>
          </table:table-cell>
          <table:table-cell office:value-type="float" office:value="29.89">
            <text:p>29.89</text:p>
          </table:table-cell>
          <table:table-cell office:value-type="float" office:value="29.9">
            <text:p>29.9</text:p>
          </table:table-cell>
          <table:table-cell office:value-type="float" office:value="30.71">
            <text:p>30.71</text:p>
          </table:table-cell>
          <table:table-cell office:value-type="float" office:value="29.69">
            <text:p>29.69</text:p>
          </table:table-cell>
          <table:table-cell office:value-type="float" office:value="30.04">
            <text:p>30.04</text:p>
          </table:table-cell>
          <table:table-cell office:value-type="float" office:value="28.84">
            <text:p>28.84</text:p>
          </table:table-cell>
          <table:table-cell office:value-type="float" office:value="30.78">
            <text:p>30.78</text:p>
          </table:table-cell>
          <table:table-cell office:value-type="float" office:value="30.07">
            <text:p>30.07</text:p>
          </table:table-cell>
          <table:table-cell office:value-type="float" office:value="32.4">
            <text:p>32.4</text:p>
          </table:table-cell>
          <table:table-cell/>
          <table:table-cell table:formula="oooc:=ABS(([.C289]-[.B289])*100/[.B289])" office:value-type="float" office:value="16.141975308642">
            <text:p>16.14</text:p>
          </table:table-cell>
          <table:table-cell table:formula="oooc:=ABS(([.D289]-[.B289])*100/[.B289])" office:value-type="float" office:value="12.0679012345679">
            <text:p>12.07</text:p>
          </table:table-cell>
          <table:table-cell table:formula="oooc:=ABS(([.E289]-[.B289])*100/[.B289])" office:value-type="float" office:value="13.2407407407407">
            <text:p>13.24</text:p>
          </table:table-cell>
          <table:table-cell table:formula="oooc:=ABS(([.F289]-[.B289])*100/[.B289])" office:value-type="float" office:value="9.78395061728395">
            <text:p>9.78</text:p>
          </table:table-cell>
          <table:table-cell table:formula="oooc:=ABS(([.G289]-[.B289])*100/[.B289])" office:value-type="float" office:value="7.74691358024691">
            <text:p>7.75</text:p>
          </table:table-cell>
          <table:table-cell table:formula="oooc:=ABS(([.H289]-[.B289])*100/[.B289])" office:value-type="float" office:value="7.71604938271605">
            <text:p>7.72</text:p>
          </table:table-cell>
          <table:table-cell table:formula="oooc:=ABS(([.I289]-[.B289])*100/[.B289])" office:value-type="float" office:value="5.21604938271604">
            <text:p>5.22</text:p>
          </table:table-cell>
          <table:table-cell table:formula="oooc:=ABS(([.J289]-[.B289])*100/[.B289])" office:value-type="float" office:value="8.36419753086419">
            <text:p>8.36</text:p>
          </table:table-cell>
          <table:table-cell table:formula="oooc:=ABS(([.K289]-[.B289])*100/[.B289])" office:value-type="float" office:value="7.28395061728395">
            <text:p>7.28</text:p>
          </table:table-cell>
          <table:table-cell table:formula="oooc:=ABS(([.L289]-[.B289])*100/[.B289])" office:value-type="float" office:value="10.9876543209877">
            <text:p>10.99</text:p>
          </table:table-cell>
          <table:table-cell table:formula="oooc:=ABS(([.M289]-[.B289])*100/[.B289])" office:value-type="float" office:value="4.99999999999999">
            <text:p>5</text:p>
          </table:table-cell>
          <table:table-cell table:formula="oooc:=ABS(([.N289]-[.B289])*100/[.B289])" office:value-type="float" office:value="7.19135802469135">
            <text:p>7.19</text:p>
          </table:table-cell>
          <table:table-cell table:number-columns-repeated="2"/>
          <table:table-cell table:formula="oooc:=ABS([.C289]-[.B289])" office:value-type="float" office:value="5.23">
            <text:p>5.23</text:p>
          </table:table-cell>
          <table:table-cell table:formula="oooc:=ABS([.D289]-[.B289])" office:value-type="float" office:value="3.91">
            <text:p>3.91</text:p>
          </table:table-cell>
          <table:table-cell table:formula="oooc:=ABS([.E289]-[.B289])" office:value-type="float" office:value="4.29">
            <text:p>4.29</text:p>
          </table:table-cell>
          <table:table-cell table:formula="oooc:=ABS([.F289]-[.B289])" office:value-type="float" office:value="3.17">
            <text:p>3.17</text:p>
          </table:table-cell>
          <table:table-cell table:formula="oooc:=ABS([.G289]-[.B289])" office:value-type="float" office:value="2.51">
            <text:p>2.51</text:p>
          </table:table-cell>
          <table:table-cell table:formula="oooc:=ABS([.H289]-[.B289])" office:value-type="float" office:value="2.5">
            <text:p>2.5</text:p>
          </table:table-cell>
          <table:table-cell table:formula="oooc:=ABS([.I289]-[.B289])" office:value-type="float" office:value="1.69">
            <text:p>1.69</text:p>
          </table:table-cell>
          <table:table-cell table:formula="oooc:=ABS([.J289]-[.B289])" office:value-type="float" office:value="2.71">
            <text:p>2.71</text:p>
          </table:table-cell>
          <table:table-cell table:formula="oooc:=ABS([.K289]-[.B289])" office:value-type="float" office:value="2.36">
            <text:p>2.36</text:p>
          </table:table-cell>
          <table:table-cell table:formula="oooc:=ABS([.L289]-[.B289])" office:value-type="float" office:value="3.56">
            <text:p>3.56</text:p>
          </table:table-cell>
          <table:table-cell table:formula="oooc:=ABS([.M289]-[.B289])" office:value-type="float" office:value="1.62">
            <text:p>1.62</text:p>
          </table:table-cell>
          <table:table-cell table:formula="oooc:=ABS([.N289]-[.B289])" office:value-type="float" office:value="2.33">
            <text:p>2.33</text:p>
          </table:table-cell>
          <table:table-cell table:number-columns-repeated="3"/>
        </table:table-row>
        <table:table-row table:style-name="ro1">
          <table:table-cell office:value-type="string">
            <text:p>GTATGAGAGACTTTA</text:p>
          </table:table-cell>
          <table:table-cell office:value-type="float" office:value="53.3">
            <text:p>53.3</text:p>
          </table:table-cell>
          <table:table-cell office:value-type="float" office:value="49.09">
            <text:p>49.09</text:p>
          </table:table-cell>
          <table:table-cell office:value-type="float" office:value="50.84">
            <text:p>50.84</text:p>
          </table:table-cell>
          <table:table-cell office:value-type="float" office:value="50.46">
            <text:p>50.46</text:p>
          </table:table-cell>
          <table:table-cell office:value-type="float" office:value="51.59">
            <text:p>51.59</text:p>
          </table:table-cell>
          <table:table-cell office:value-type="float" office:value="52.14">
            <text:p>52.14</text:p>
          </table:table-cell>
          <table:table-cell office:value-type="float" office:value="52.25">
            <text:p>52.25</text:p>
          </table:table-cell>
          <table:table-cell office:value-type="float" office:value="53.12">
            <text:p>53.12</text:p>
          </table:table-cell>
          <table:table-cell office:value-type="float" office:value="52.05">
            <text:p>52.05</text:p>
          </table:table-cell>
          <table:table-cell office:value-type="float" office:value="52.2">
            <text:p>52.2</text:p>
          </table:table-cell>
          <table:table-cell office:value-type="float" office:value="51.2">
            <text:p>51.2</text:p>
          </table:table-cell>
          <table:table-cell office:value-type="float" office:value="53.01">
            <text:p>53.01</text:p>
          </table:table-cell>
          <table:table-cell office:value-type="float" office:value="52.42">
            <text:p>52.42</text:p>
          </table:table-cell>
          <table:table-cell office:value-type="float" office:value="53.3">
            <text:p>53.3</text:p>
          </table:table-cell>
          <table:table-cell/>
          <table:table-cell table:formula="oooc:=ABS(([.C290]-[.B290])*100/[.B290])" office:value-type="float" office:value="7.89868667917447">
            <text:p>7.9</text:p>
          </table:table-cell>
          <table:table-cell table:formula="oooc:=ABS(([.D290]-[.B290])*100/[.B290])" office:value-type="float" office:value="4.6153846153846">
            <text:p>4.62</text:p>
          </table:table-cell>
          <table:table-cell table:formula="oooc:=ABS(([.E290]-[.B290])*100/[.B290])" office:value-type="float" office:value="5.32833020637898">
            <text:p>5.33</text:p>
          </table:table-cell>
          <table:table-cell table:formula="oooc:=ABS(([.F290]-[.B290])*100/[.B290])" office:value-type="float" office:value="3.20825515947466">
            <text:p>3.21</text:p>
          </table:table-cell>
          <table:table-cell table:formula="oooc:=ABS(([.G290]-[.B290])*100/[.B290])" office:value-type="float" office:value="2.17636022514071">
            <text:p>2.18</text:p>
          </table:table-cell>
          <table:table-cell table:formula="oooc:=ABS(([.H290]-[.B290])*100/[.B290])" office:value-type="float" office:value="1.96998123827392">
            <text:p>1.97</text:p>
          </table:table-cell>
          <table:table-cell table:formula="oooc:=ABS(([.I290]-[.B290])*100/[.B290])" office:value-type="float" office:value="0.337711069418386">
            <text:p>0.34</text:p>
          </table:table-cell>
          <table:table-cell table:formula="oooc:=ABS(([.J290]-[.B290])*100/[.B290])" office:value-type="float" office:value="2.34521575984991">
            <text:p>2.35</text:p>
          </table:table-cell>
          <table:table-cell table:formula="oooc:=ABS(([.K290]-[.B290])*100/[.B290])" office:value-type="float" office:value="2.06378986866791">
            <text:p>2.06</text:p>
          </table:table-cell>
          <table:table-cell table:formula="oooc:=ABS(([.L290]-[.B290])*100/[.B290])" office:value-type="float" office:value="3.93996247654783">
            <text:p>3.94</text:p>
          </table:table-cell>
          <table:table-cell table:formula="oooc:=ABS(([.M290]-[.B290])*100/[.B290])" office:value-type="float" office:value="0.544090056285177">
            <text:p>0.54</text:p>
          </table:table-cell>
          <table:table-cell table:formula="oooc:=ABS(([.N290]-[.B290])*100/[.B290])" office:value-type="float" office:value="1.65103189493433">
            <text:p>1.65</text:p>
          </table:table-cell>
          <table:table-cell table:number-columns-repeated="2"/>
          <table:table-cell table:formula="oooc:=ABS([.C290]-[.B290])" office:value-type="float" office:value="4.20999999999999">
            <text:p>4.21</text:p>
          </table:table-cell>
          <table:table-cell table:formula="oooc:=ABS([.D290]-[.B290])" office:value-type="float" office:value="2.45999999999999">
            <text:p>2.46</text:p>
          </table:table-cell>
          <table:table-cell table:formula="oooc:=ABS([.E290]-[.B290])" office:value-type="float" office:value="2.84">
            <text:p>2.84</text:p>
          </table:table-cell>
          <table:table-cell table:formula="oooc:=ABS([.F290]-[.B290])" office:value-type="float" office:value="1.70999999999999">
            <text:p>1.71</text:p>
          </table:table-cell>
          <table:table-cell table:formula="oooc:=ABS([.G290]-[.B290])" office:value-type="float" office:value="1.16">
            <text:p>1.16</text:p>
          </table:table-cell>
          <table:table-cell table:formula="oooc:=ABS([.H290]-[.B290])" office:value-type="float" office:value="1.05">
            <text:p>1.05</text:p>
          </table:table-cell>
          <table:table-cell table:formula="oooc:=ABS([.I290]-[.B290])" office:value-type="float" office:value="0.18">
            <text:p>0.18</text:p>
          </table:table-cell>
          <table:table-cell table:formula="oooc:=ABS([.J290]-[.B290])" office:value-type="float" office:value="1.25">
            <text:p>1.25</text:p>
          </table:table-cell>
          <table:table-cell table:formula="oooc:=ABS([.K290]-[.B290])" office:value-type="float" office:value="1.09999999999999">
            <text:p>1.1</text:p>
          </table:table-cell>
          <table:table-cell table:formula="oooc:=ABS([.L290]-[.B290])" office:value-type="float" office:value="2.09999999999999">
            <text:p>2.1</text:p>
          </table:table-cell>
          <table:table-cell table:formula="oooc:=ABS([.M290]-[.B290])" office:value-type="float" office:value="0.289999999999999">
            <text:p>0.29</text:p>
          </table:table-cell>
          <table:table-cell table:formula="oooc:=ABS([.N290]-[.B290])" office:value-type="float" office:value="0.879999999999995">
            <text:p>0.88</text:p>
          </table:table-cell>
          <table:table-cell table:number-columns-repeated="3"/>
        </table:table-row>
        <table:table-row table:style-name="ro1">
          <table:table-cell office:value-type="string">
            <text:p>GAGATTGTTTCCCTTTCAAA</text:p>
          </table:table-cell>
          <table:table-cell office:value-type="float" office:value="57.6">
            <text:p>57.6</text:p>
          </table:table-cell>
          <table:table-cell office:value-type="float" office:value="48.2">
            <text:p>48.2</text:p>
          </table:table-cell>
          <table:table-cell office:value-type="float" office:value="54.14">
            <text:p>54.14</text:p>
          </table:table-cell>
          <table:table-cell office:value-type="float" office:value="52.93">
            <text:p>52.93</text:p>
          </table:table-cell>
          <table:table-cell office:value-type="float" office:value="56.5">
            <text:p>56.5</text:p>
          </table:table-cell>
          <table:table-cell office:value-type="float" office:value="57.95">
            <text:p>57.95</text:p>
          </table:table-cell>
          <table:table-cell office:value-type="float" office:value="57.07">
            <text:p>57.07</text:p>
          </table:table-cell>
          <table:table-cell office:value-type="float" office:value="59.56">
            <text:p>59.56</text:p>
          </table:table-cell>
          <table:table-cell office:value-type="float" office:value="57.95">
            <text:p>57.95</text:p>
          </table:table-cell>
          <table:table-cell office:value-type="float" office:value="58.12">
            <text:p>58.12</text:p>
          </table:table-cell>
          <table:table-cell office:value-type="float" office:value="55.26">
            <text:p>55.26</text:p>
          </table:table-cell>
          <table:table-cell office:value-type="float" office:value="59.86">
            <text:p>59.86</text:p>
          </table:table-cell>
          <table:table-cell office:value-type="float" office:value="58.06">
            <text:p>58.06</text:p>
          </table:table-cell>
          <table:table-cell office:value-type="float" office:value="57.6">
            <text:p>57.6</text:p>
          </table:table-cell>
          <table:table-cell/>
          <table:table-cell table:formula="oooc:=ABS(([.C291]-[.B291])*100/[.B291])" office:value-type="float" office:value="16.3194444444444">
            <text:p>16.32</text:p>
          </table:table-cell>
          <table:table-cell table:formula="oooc:=ABS(([.D291]-[.B291])*100/[.B291])" office:value-type="float" office:value="6.00694444444445">
            <text:p>6.01</text:p>
          </table:table-cell>
          <table:table-cell table:formula="oooc:=ABS(([.E291]-[.B291])*100/[.B291])" office:value-type="float" office:value="8.10763888888889">
            <text:p>8.11</text:p>
          </table:table-cell>
          <table:table-cell table:formula="oooc:=ABS(([.F291]-[.B291])*100/[.B291])" office:value-type="float" office:value="1.90972222222222">
            <text:p>1.91</text:p>
          </table:table-cell>
          <table:table-cell table:formula="oooc:=ABS(([.G291]-[.B291])*100/[.B291])" office:value-type="float" office:value="0.607638888888891">
            <text:p>0.61</text:p>
          </table:table-cell>
          <table:table-cell table:formula="oooc:=ABS(([.H291]-[.B291])*100/[.B291])" office:value-type="float" office:value="0.920138888888891">
            <text:p>0.92</text:p>
          </table:table-cell>
          <table:table-cell table:formula="oooc:=ABS(([.I291]-[.B291])*100/[.B291])" office:value-type="float" office:value="3.40277777777778">
            <text:p>3.4</text:p>
          </table:table-cell>
          <table:table-cell table:formula="oooc:=ABS(([.J291]-[.B291])*100/[.B291])" office:value-type="float" office:value="0.607638888888891">
            <text:p>0.61</text:p>
          </table:table-cell>
          <table:table-cell table:formula="oooc:=ABS(([.K291]-[.B291])*100/[.B291])" office:value-type="float" office:value="0.902777777777771">
            <text:p>0.9</text:p>
          </table:table-cell>
          <table:table-cell table:formula="oooc:=ABS(([.L291]-[.B291])*100/[.B291])" office:value-type="float" office:value="4.06250000000001">
            <text:p>4.06</text:p>
          </table:table-cell>
          <table:table-cell table:formula="oooc:=ABS(([.M291]-[.B291])*100/[.B291])" office:value-type="float" office:value="3.92361111111111">
            <text:p>3.92</text:p>
          </table:table-cell>
          <table:table-cell table:formula="oooc:=ABS(([.N291]-[.B291])*100/[.B291])" office:value-type="float" office:value="0.798611111111113">
            <text:p>0.8</text:p>
          </table:table-cell>
          <table:table-cell table:number-columns-repeated="2"/>
          <table:table-cell table:formula="oooc:=ABS([.C291]-[.B291])" office:value-type="float" office:value="9.4">
            <text:p>9.4</text:p>
          </table:table-cell>
          <table:table-cell table:formula="oooc:=ABS([.D291]-[.B291])" office:value-type="float" office:value="3.46">
            <text:p>3.46</text:p>
          </table:table-cell>
          <table:table-cell table:formula="oooc:=ABS([.E291]-[.B291])" office:value-type="float" office:value="4.67">
            <text:p>4.67</text:p>
          </table:table-cell>
          <table:table-cell table:formula="oooc:=ABS([.F291]-[.B291])" office:value-type="float" office:value="1.1">
            <text:p>1.1</text:p>
          </table:table-cell>
          <table:table-cell table:formula="oooc:=ABS([.G291]-[.B291])" office:value-type="float" office:value="0.350000000000001">
            <text:p>0.35</text:p>
          </table:table-cell>
          <table:table-cell table:formula="oooc:=ABS([.H291]-[.B291])" office:value-type="float" office:value="0.530000000000001">
            <text:p>0.53</text:p>
          </table:table-cell>
          <table:table-cell table:formula="oooc:=ABS([.I291]-[.B291])" office:value-type="float" office:value="1.96">
            <text:p>1.96</text:p>
          </table:table-cell>
          <table:table-cell table:formula="oooc:=ABS([.J291]-[.B291])" office:value-type="float" office:value="0.350000000000001">
            <text:p>0.35</text:p>
          </table:table-cell>
          <table:table-cell table:formula="oooc:=ABS([.K291]-[.B291])" office:value-type="float" office:value="0.519999999999996">
            <text:p>0.52</text:p>
          </table:table-cell>
          <table:table-cell table:formula="oooc:=ABS([.L291]-[.B291])" office:value-type="float" office:value="2.34">
            <text:p>2.34</text:p>
          </table:table-cell>
          <table:table-cell table:formula="oooc:=ABS([.M291]-[.B291])" office:value-type="float" office:value="2.26">
            <text:p>2.26</text:p>
          </table:table-cell>
          <table:table-cell table:formula="oooc:=ABS([.N291]-[.B291])" office:value-type="float" office:value="0.460000000000001">
            <text:p>0.46</text:p>
          </table:table-cell>
          <table:table-cell table:number-columns-repeated="3"/>
        </table:table-row>
        <table:table-row table:style-name="ro1">
          <table:table-cell office:value-type="string">
            <text:p>TTGTAGTCAT</text:p>
          </table:table-cell>
          <table:table-cell office:value-type="float" office:value="36">
            <text:p>36</text:p>
          </table:table-cell>
          <table:table-cell table:number-columns-repeated="12" office:value-type="float" office:value="37.57">
            <text:p>37.57</text:p>
          </table:table-cell>
          <table:table-cell office:value-type="float" office:value="36">
            <text:p>36</text:p>
          </table:table-cell>
          <table:table-cell/>
          <table:table-cell table:formula="oooc:=ABS(([.C292]-[.B292])*100/[.B292])" office:value-type="float" office:value="4.36111111111111">
            <text:p>4.36</text:p>
          </table:table-cell>
          <table:table-cell table:formula="oooc:=ABS(([.D292]-[.B292])*100/[.B292])" office:value-type="float" office:value="4.36111111111111">
            <text:p>4.36</text:p>
          </table:table-cell>
          <table:table-cell table:formula="oooc:=ABS(([.E292]-[.B292])*100/[.B292])" office:value-type="float" office:value="4.36111111111111">
            <text:p>4.36</text:p>
          </table:table-cell>
          <table:table-cell table:formula="oooc:=ABS(([.F292]-[.B292])*100/[.B292])" office:value-type="float" office:value="4.36111111111111">
            <text:p>4.36</text:p>
          </table:table-cell>
          <table:table-cell table:formula="oooc:=ABS(([.G292]-[.B292])*100/[.B292])" office:value-type="float" office:value="4.36111111111111">
            <text:p>4.36</text:p>
          </table:table-cell>
          <table:table-cell table:formula="oooc:=ABS(([.H292]-[.B292])*100/[.B292])" office:value-type="float" office:value="4.36111111111111">
            <text:p>4.36</text:p>
          </table:table-cell>
          <table:table-cell table:formula="oooc:=ABS(([.I292]-[.B292])*100/[.B292])" office:value-type="float" office:value="4.36111111111111">
            <text:p>4.36</text:p>
          </table:table-cell>
          <table:table-cell table:formula="oooc:=ABS(([.J292]-[.B292])*100/[.B292])" office:value-type="float" office:value="4.36111111111111">
            <text:p>4.36</text:p>
          </table:table-cell>
          <table:table-cell table:formula="oooc:=ABS(([.K292]-[.B292])*100/[.B292])" office:value-type="float" office:value="4.36111111111111">
            <text:p>4.36</text:p>
          </table:table-cell>
          <table:table-cell table:formula="oooc:=ABS(([.L292]-[.B292])*100/[.B292])" office:value-type="float" office:value="4.36111111111111">
            <text:p>4.36</text:p>
          </table:table-cell>
          <table:table-cell table:formula="oooc:=ABS(([.M292]-[.B292])*100/[.B292])" office:value-type="float" office:value="4.36111111111111">
            <text:p>4.36</text:p>
          </table:table-cell>
          <table:table-cell table:formula="oooc:=ABS(([.N292]-[.B292])*100/[.B292])" office:value-type="float" office:value="4.36111111111111">
            <text:p>4.36</text:p>
          </table:table-cell>
          <table:table-cell table:number-columns-repeated="2"/>
          <table:table-cell table:formula="oooc:=ABS([.C292]-[.B292])" office:value-type="float" office:value="1.57">
            <text:p>1.57</text:p>
          </table:table-cell>
          <table:table-cell table:formula="oooc:=ABS([.D292]-[.B292])" office:value-type="float" office:value="1.57">
            <text:p>1.57</text:p>
          </table:table-cell>
          <table:table-cell table:formula="oooc:=ABS([.E292]-[.B292])" office:value-type="float" office:value="1.57">
            <text:p>1.57</text:p>
          </table:table-cell>
          <table:table-cell table:formula="oooc:=ABS([.F292]-[.B292])" office:value-type="float" office:value="1.57">
            <text:p>1.57</text:p>
          </table:table-cell>
          <table:table-cell table:formula="oooc:=ABS([.G292]-[.B292])" office:value-type="float" office:value="1.57">
            <text:p>1.57</text:p>
          </table:table-cell>
          <table:table-cell table:formula="oooc:=ABS([.H292]-[.B292])" office:value-type="float" office:value="1.57">
            <text:p>1.57</text:p>
          </table:table-cell>
          <table:table-cell table:formula="oooc:=ABS([.I292]-[.B292])" office:value-type="float" office:value="1.57">
            <text:p>1.57</text:p>
          </table:table-cell>
          <table:table-cell table:formula="oooc:=ABS([.J292]-[.B292])" office:value-type="float" office:value="1.57">
            <text:p>1.57</text:p>
          </table:table-cell>
          <table:table-cell table:formula="oooc:=ABS([.K292]-[.B292])" office:value-type="float" office:value="1.57">
            <text:p>1.57</text:p>
          </table:table-cell>
          <table:table-cell table:formula="oooc:=ABS([.L292]-[.B292])" office:value-type="float" office:value="1.57">
            <text:p>1.57</text:p>
          </table:table-cell>
          <table:table-cell table:formula="oooc:=ABS([.M292]-[.B292])" office:value-type="float" office:value="1.57">
            <text:p>1.57</text:p>
          </table:table-cell>
          <table:table-cell table:formula="oooc:=ABS([.N292]-[.B292])" office:value-type="float" office:value="1.57">
            <text:p>1.57</text:p>
          </table:table-cell>
          <table:table-cell table:number-columns-repeated="3"/>
        </table:table-row>
        <table:table-row table:style-name="ro1">
          <table:table-cell office:value-type="string">
            <text:p>ACCGACGACGCTGATCCGAT</text:p>
          </table:table-cell>
          <table:table-cell office:value-type="float" office:value="76.8">
            <text:p>76.8</text:p>
          </table:table-cell>
          <table:table-cell office:value-type="float" office:value="72.65">
            <text:p>72.65</text:p>
          </table:table-cell>
          <table:table-cell office:value-type="float" office:value="74.67">
            <text:p>74.67</text:p>
          </table:table-cell>
          <table:table-cell office:value-type="float" office:value="74.29">
            <text:p>74.29</text:p>
          </table:table-cell>
          <table:table-cell office:value-type="float" office:value="75.42">
            <text:p>75.42</text:p>
          </table:table-cell>
          <table:table-cell office:value-type="float" office:value="76.19">
            <text:p>76.19</text:p>
          </table:table-cell>
          <table:table-cell office:value-type="float" office:value="76.08">
            <text:p>76.08</text:p>
          </table:table-cell>
          <table:table-cell office:value-type="float" office:value="77.39">
            <text:p>77.39</text:p>
          </table:table-cell>
          <table:table-cell office:value-type="float" office:value="75.87">
            <text:p>75.87</text:p>
          </table:table-cell>
          <table:table-cell office:value-type="float" office:value="75.91">
            <text:p>75.91</text:p>
          </table:table-cell>
          <table:table-cell office:value-type="float" office:value="75.02">
            <text:p>75.02</text:p>
          </table:table-cell>
          <table:table-cell office:value-type="float" office:value="76.76">
            <text:p>76.76</text:p>
          </table:table-cell>
          <table:table-cell office:value-type="float" office:value="76.25">
            <text:p>76.25</text:p>
          </table:table-cell>
          <table:table-cell office:value-type="float" office:value="76.8">
            <text:p>76.8</text:p>
          </table:table-cell>
          <table:table-cell/>
          <table:table-cell table:formula="oooc:=ABS(([.C293]-[.B293])*100/[.B293])" office:value-type="float" office:value="5.40364583333332">
            <text:p>5.4</text:p>
          </table:table-cell>
          <table:table-cell table:formula="oooc:=ABS(([.D293]-[.B293])*100/[.B293])" office:value-type="float" office:value="2.77343749999999">
            <text:p>2.77</text:p>
          </table:table-cell>
          <table:table-cell table:formula="oooc:=ABS(([.E293]-[.B293])*100/[.B293])" office:value-type="float" office:value="3.26822916666665">
            <text:p>3.27</text:p>
          </table:table-cell>
          <table:table-cell table:formula="oooc:=ABS(([.F293]-[.B293])*100/[.B293])" office:value-type="float" office:value="1.79687499999999">
            <text:p>1.8</text:p>
          </table:table-cell>
          <table:table-cell table:formula="oooc:=ABS(([.G293]-[.B293])*100/[.B293])" office:value-type="float" office:value="0.794270833333333">
            <text:p>0.79</text:p>
          </table:table-cell>
          <table:table-cell table:formula="oooc:=ABS(([.H293]-[.B293])*100/[.B293])" office:value-type="float" office:value="0.937499999999999">
            <text:p>0.94</text:p>
          </table:table-cell>
          <table:table-cell table:formula="oooc:=ABS(([.I293]-[.B293])*100/[.B293])" office:value-type="float" office:value="0.768229166666671">
            <text:p>0.77</text:p>
          </table:table-cell>
          <table:table-cell table:formula="oooc:=ABS(([.J293]-[.B293])*100/[.B293])" office:value-type="float" office:value="1.21093749999999">
            <text:p>1.21</text:p>
          </table:table-cell>
          <table:table-cell table:formula="oooc:=ABS(([.K293]-[.B293])*100/[.B293])" office:value-type="float" office:value="1.15885416666667">
            <text:p>1.16</text:p>
          </table:table-cell>
          <table:table-cell table:formula="oooc:=ABS(([.L293]-[.B293])*100/[.B293])" office:value-type="float" office:value="2.31770833333333">
            <text:p>2.32</text:p>
          </table:table-cell>
          <table:table-cell table:formula="oooc:=ABS(([.M293]-[.B293])*100/[.B293])" office:value-type="float" office:value="0.052083333333323">
            <text:p>0.05</text:p>
          </table:table-cell>
          <table:table-cell table:formula="oooc:=ABS(([.N293]-[.B293])*100/[.B293])" office:value-type="float" office:value="0.71614583333333">
            <text:p>0.72</text:p>
          </table:table-cell>
          <table:table-cell table:number-columns-repeated="2"/>
          <table:table-cell table:formula="oooc:=ABS([.C293]-[.B293])" office:value-type="float" office:value="4.14999999999999">
            <text:p>4.15</text:p>
          </table:table-cell>
          <table:table-cell table:formula="oooc:=ABS([.D293]-[.B293])" office:value-type="float" office:value="2.13">
            <text:p>2.13</text:p>
          </table:table-cell>
          <table:table-cell table:formula="oooc:=ABS([.E293]-[.B293])" office:value-type="float" office:value="2.50999999999999">
            <text:p>2.51</text:p>
          </table:table-cell>
          <table:table-cell table:formula="oooc:=ABS([.F293]-[.B293])" office:value-type="float" office:value="1.38">
            <text:p>1.38</text:p>
          </table:table-cell>
          <table:table-cell table:formula="oooc:=ABS([.G293]-[.B293])" office:value-type="float" office:value="0.609999999999999">
            <text:p>0.61</text:p>
          </table:table-cell>
          <table:table-cell table:formula="oooc:=ABS([.H293]-[.B293])" office:value-type="float" office:value="0.719999999999999">
            <text:p>0.72</text:p>
          </table:table-cell>
          <table:table-cell table:formula="oooc:=ABS([.I293]-[.B293])" office:value-type="float" office:value="0.590000000000003">
            <text:p>0.59</text:p>
          </table:table-cell>
          <table:table-cell table:formula="oooc:=ABS([.J293]-[.B293])" office:value-type="float" office:value="0.929999999999993">
            <text:p>0.93</text:p>
          </table:table-cell>
          <table:table-cell table:formula="oooc:=ABS([.K293]-[.B293])" office:value-type="float" office:value="0.890000000000001">
            <text:p>0.89</text:p>
          </table:table-cell>
          <table:table-cell table:formula="oooc:=ABS([.L293]-[.B293])" office:value-type="float" office:value="1.78">
            <text:p>1.78</text:p>
          </table:table-cell>
          <table:table-cell table:formula="oooc:=ABS([.M293]-[.B293])" office:value-type="float" office:value="0.039999999999992">
            <text:p>0.04</text:p>
          </table:table-cell>
          <table:table-cell table:formula="oooc:=ABS([.N293]-[.B293])" office:value-type="float" office:value="0.549999999999997">
            <text:p>0.55</text:p>
          </table:table-cell>
          <table:table-cell table:number-columns-repeated="3"/>
        </table:table-row>
        <table:table-row table:style-name="ro1">
          <table:table-cell office:value-type="string">
            <text:p>ATCAATCATA</text:p>
          </table:table-cell>
          <table:table-cell office:value-type="float" office:value="27.9">
            <text:p>27.9</text:p>
          </table:table-cell>
          <table:table-cell office:value-type="float" office:value="16.61">
            <text:p>16.61</text:p>
          </table:table-cell>
          <table:table-cell office:value-type="float" office:value="20.24">
            <text:p>20.24</text:p>
          </table:table-cell>
          <table:table-cell office:value-type="float" office:value="19.03">
            <text:p>19.03</text:p>
          </table:table-cell>
          <table:table-cell office:value-type="float" office:value="22.6">
            <text:p>22.6</text:p>
          </table:table-cell>
          <table:table-cell office:value-type="float" office:value="24.82">
            <text:p>24.82</text:p>
          </table:table-cell>
          <table:table-cell office:value-type="float" office:value="23.17">
            <text:p>23.17</text:p>
          </table:table-cell>
          <table:table-cell office:value-type="float" office:value="26.03">
            <text:p>26.03</text:p>
          </table:table-cell>
          <table:table-cell office:value-type="float" office:value="24.06">
            <text:p>24.06</text:p>
          </table:table-cell>
          <table:table-cell office:value-type="float" office:value="25.27">
            <text:p>25.27</text:p>
          </table:table-cell>
          <table:table-cell office:value-type="float" office:value="21.36">
            <text:p>21.36</text:p>
          </table:table-cell>
          <table:table-cell office:value-type="float" office:value="26.72">
            <text:p>26.72</text:p>
          </table:table-cell>
          <table:table-cell office:value-type="float" office:value="24.16">
            <text:p>24.16</text:p>
          </table:table-cell>
          <table:table-cell office:value-type="float" office:value="27.9">
            <text:p>27.9</text:p>
          </table:table-cell>
          <table:table-cell/>
          <table:table-cell table:formula="oooc:=ABS(([.C294]-[.B294])*100/[.B294])" office:value-type="float" office:value="40.4659498207885">
            <text:p>40.47</text:p>
          </table:table-cell>
          <table:table-cell table:formula="oooc:=ABS(([.D294]-[.B294])*100/[.B294])" office:value-type="float" office:value="27.4551971326165">
            <text:p>27.46</text:p>
          </table:table-cell>
          <table:table-cell table:formula="oooc:=ABS(([.E294]-[.B294])*100/[.B294])" office:value-type="float" office:value="31.7921146953405">
            <text:p>31.79</text:p>
          </table:table-cell>
          <table:table-cell table:formula="oooc:=ABS(([.F294]-[.B294])*100/[.B294])" office:value-type="float" office:value="18.9964157706093">
            <text:p>19</text:p>
          </table:table-cell>
          <table:table-cell table:formula="oooc:=ABS(([.G294]-[.B294])*100/[.B294])" office:value-type="float" office:value="11.0394265232975">
            <text:p>11.04</text:p>
          </table:table-cell>
          <table:table-cell table:formula="oooc:=ABS(([.H294]-[.B294])*100/[.B294])" office:value-type="float" office:value="16.9534050179211">
            <text:p>16.95</text:p>
          </table:table-cell>
          <table:table-cell table:formula="oooc:=ABS(([.I294]-[.B294])*100/[.B294])" office:value-type="float" office:value="6.70250896057347">
            <text:p>6.7</text:p>
          </table:table-cell>
          <table:table-cell table:formula="oooc:=ABS(([.J294]-[.B294])*100/[.B294])" office:value-type="float" office:value="13.7634408602151">
            <text:p>13.76</text:p>
          </table:table-cell>
          <table:table-cell table:formula="oooc:=ABS(([.K294]-[.B294])*100/[.B294])" office:value-type="float" office:value="9.42652329749104">
            <text:p>9.43</text:p>
          </table:table-cell>
          <table:table-cell table:formula="oooc:=ABS(([.L294]-[.B294])*100/[.B294])" office:value-type="float" office:value="23.4408602150538">
            <text:p>23.44</text:p>
          </table:table-cell>
          <table:table-cell table:formula="oooc:=ABS(([.M294]-[.B294])*100/[.B294])" office:value-type="float" office:value="4.22939068100358">
            <text:p>4.23</text:p>
          </table:table-cell>
          <table:table-cell table:formula="oooc:=ABS(([.N294]-[.B294])*100/[.B294])" office:value-type="float" office:value="13.4050179211469">
            <text:p>13.41</text:p>
          </table:table-cell>
          <table:table-cell table:number-columns-repeated="2"/>
          <table:table-cell table:formula="oooc:=ABS([.C294]-[.B294])" office:value-type="float" office:value="11.29">
            <text:p>11.29</text:p>
          </table:table-cell>
          <table:table-cell table:formula="oooc:=ABS([.D294]-[.B294])" office:value-type="float" office:value="7.66">
            <text:p>7.66</text:p>
          </table:table-cell>
          <table:table-cell table:formula="oooc:=ABS([.E294]-[.B294])" office:value-type="float" office:value="8.87">
            <text:p>8.87</text:p>
          </table:table-cell>
          <table:table-cell table:formula="oooc:=ABS([.F294]-[.B294])" office:value-type="float" office:value="5.3">
            <text:p>5.3</text:p>
          </table:table-cell>
          <table:table-cell table:formula="oooc:=ABS([.G294]-[.B294])" office:value-type="float" office:value="3.08">
            <text:p>3.08</text:p>
          </table:table-cell>
          <table:table-cell table:formula="oooc:=ABS([.H294]-[.B294])" office:value-type="float" office:value="4.73">
            <text:p>4.73</text:p>
          </table:table-cell>
          <table:table-cell table:formula="oooc:=ABS([.I294]-[.B294])" office:value-type="float" office:value="1.87">
            <text:p>1.87</text:p>
          </table:table-cell>
          <table:table-cell table:formula="oooc:=ABS([.J294]-[.B294])" office:value-type="float" office:value="3.84">
            <text:p>3.84</text:p>
          </table:table-cell>
          <table:table-cell table:formula="oooc:=ABS([.K294]-[.B294])" office:value-type="float" office:value="2.63">
            <text:p>2.63</text:p>
          </table:table-cell>
          <table:table-cell table:formula="oooc:=ABS([.L294]-[.B294])" office:value-type="float" office:value="6.54">
            <text:p>6.54</text:p>
          </table:table-cell>
          <table:table-cell table:formula="oooc:=ABS([.M294]-[.B294])" office:value-type="float" office:value="1.18">
            <text:p>1.18</text:p>
          </table:table-cell>
          <table:table-cell table:formula="oooc:=ABS([.N294]-[.B294])" office:value-type="float" office:value="3.74">
            <text:p>3.74</text:p>
          </table:table-cell>
          <table:table-cell table:number-columns-repeated="3"/>
        </table:table-row>
        <table:table-row table:style-name="ro1">
          <table:table-cell office:value-type="string">
            <text:p>GTATGAGAGACTTTA</text:p>
          </table:table-cell>
          <table:table-cell office:value-type="float" office:value="47.9">
            <text:p>47.9</text:p>
          </table:table-cell>
          <table:table-cell office:value-type="float" office:value="37.65">
            <text:p>37.65</text:p>
          </table:table-cell>
          <table:table-cell office:value-type="float" office:value="42.59">
            <text:p>42.59</text:p>
          </table:table-cell>
          <table:table-cell office:value-type="float" office:value="41.38">
            <text:p>41.38</text:p>
          </table:table-cell>
          <table:table-cell office:value-type="float" office:value="44.96">
            <text:p>44.96</text:p>
          </table:table-cell>
          <table:table-cell office:value-type="float" office:value="46.85">
            <text:p>46.85</text:p>
          </table:table-cell>
          <table:table-cell office:value-type="float" office:value="45.53">
            <text:p>45.53</text:p>
          </table:table-cell>
          <table:table-cell office:value-type="float" office:value="48.34">
            <text:p>48.34</text:p>
          </table:table-cell>
          <table:table-cell office:value-type="float" office:value="46.41">
            <text:p>46.41</text:p>
          </table:table-cell>
          <table:table-cell office:value-type="float" office:value="47.03">
            <text:p>47.03</text:p>
          </table:table-cell>
          <table:table-cell office:value-type="float" office:value="43.72">
            <text:p>43.72</text:p>
          </table:table-cell>
          <table:table-cell office:value-type="float" office:value="48.65">
            <text:p>48.65</text:p>
          </table:table-cell>
          <table:table-cell office:value-type="float" office:value="46.51">
            <text:p>46.51</text:p>
          </table:table-cell>
          <table:table-cell office:value-type="float" office:value="47.9">
            <text:p>47.9</text:p>
          </table:table-cell>
          <table:table-cell/>
          <table:table-cell table:formula="oooc:=ABS(([.C295]-[.B295])*100/[.B295])" office:value-type="float" office:value="21.3987473903967">
            <text:p>21.4</text:p>
          </table:table-cell>
          <table:table-cell table:formula="oooc:=ABS(([.D295]-[.B295])*100/[.B295])" office:value-type="float" office:value="11.0855949895616">
            <text:p>11.09</text:p>
          </table:table-cell>
          <table:table-cell table:formula="oooc:=ABS(([.E295]-[.B295])*100/[.B295])" office:value-type="float" office:value="13.6116910229645">
            <text:p>13.61</text:p>
          </table:table-cell>
          <table:table-cell table:formula="oooc:=ABS(([.F295]-[.B295])*100/[.B295])" office:value-type="float" office:value="6.13778705636743">
            <text:p>6.14</text:p>
          </table:table-cell>
          <table:table-cell table:formula="oooc:=ABS(([.G295]-[.B295])*100/[.B295])" office:value-type="float" office:value="2.19206680584551">
            <text:p>2.19</text:p>
          </table:table-cell>
          <table:table-cell table:formula="oooc:=ABS(([.H295]-[.B295])*100/[.B295])" office:value-type="float" office:value="4.94780793319415">
            <text:p>4.95</text:p>
          </table:table-cell>
          <table:table-cell table:formula="oooc:=ABS(([.I295]-[.B295])*100/[.B295])" office:value-type="float" office:value="0.918580375782891">
            <text:p>0.92</text:p>
          </table:table-cell>
          <table:table-cell table:formula="oooc:=ABS(([.J295]-[.B295])*100/[.B295])" office:value-type="float" office:value="3.1106471816284">
            <text:p>3.11</text:p>
          </table:table-cell>
          <table:table-cell table:formula="oooc:=ABS(([.K295]-[.B295])*100/[.B295])" office:value-type="float" office:value="1.81628392484342">
            <text:p>1.82</text:p>
          </table:table-cell>
          <table:table-cell table:formula="oooc:=ABS(([.L295]-[.B295])*100/[.B295])" office:value-type="float" office:value="8.72651356993737">
            <text:p>8.73</text:p>
          </table:table-cell>
          <table:table-cell table:formula="oooc:=ABS(([.M295]-[.B295])*100/[.B295])" office:value-type="float" office:value="1.56576200417537">
            <text:p>1.57</text:p>
          </table:table-cell>
          <table:table-cell table:formula="oooc:=ABS(([.N295]-[.B295])*100/[.B295])" office:value-type="float" office:value="2.90187891440501">
            <text:p>2.9</text:p>
          </table:table-cell>
          <table:table-cell table:number-columns-repeated="2"/>
          <table:table-cell table:formula="oooc:=ABS([.C295]-[.B295])" office:value-type="float" office:value="10.25">
            <text:p>10.25</text:p>
          </table:table-cell>
          <table:table-cell table:formula="oooc:=ABS([.D295]-[.B295])" office:value-type="float" office:value="5.31">
            <text:p>5.31</text:p>
          </table:table-cell>
          <table:table-cell table:formula="oooc:=ABS([.E295]-[.B295])" office:value-type="float" office:value="6.52">
            <text:p>6.52</text:p>
          </table:table-cell>
          <table:table-cell table:formula="oooc:=ABS([.F295]-[.B295])" office:value-type="float" office:value="2.94">
            <text:p>2.94</text:p>
          </table:table-cell>
          <table:table-cell table:formula="oooc:=ABS([.G295]-[.B295])" office:value-type="float" office:value="1.05">
            <text:p>1.05</text:p>
          </table:table-cell>
          <table:table-cell table:formula="oooc:=ABS([.H295]-[.B295])" office:value-type="float" office:value="2.37">
            <text:p>2.37</text:p>
          </table:table-cell>
          <table:table-cell table:formula="oooc:=ABS([.I295]-[.B295])" office:value-type="float" office:value="0.440000000000005">
            <text:p>0.44</text:p>
          </table:table-cell>
          <table:table-cell table:formula="oooc:=ABS([.J295]-[.B295])" office:value-type="float" office:value="1.49">
            <text:p>1.49</text:p>
          </table:table-cell>
          <table:table-cell table:formula="oooc:=ABS([.K295]-[.B295])" office:value-type="float" office:value="0.869999999999997">
            <text:p>0.87</text:p>
          </table:table-cell>
          <table:table-cell table:formula="oooc:=ABS([.L295]-[.B295])" office:value-type="float" office:value="4.18">
            <text:p>4.18</text:p>
          </table:table-cell>
          <table:table-cell table:formula="oooc:=ABS([.M295]-[.B295])" office:value-type="float" office:value="0.75">
            <text:p>0.75</text:p>
          </table:table-cell>
          <table:table-cell table:formula="oooc:=ABS([.N295]-[.B295])" office:value-type="float" office:value="1.39">
            <text:p>1.39</text:p>
          </table:table-cell>
          <table:table-cell table:number-columns-repeated="3"/>
        </table:table-row>
        <table:table-row table:style-name="ro1">
          <table:table-cell office:value-type="string">
            <text:p>CGAGCTTATCCCTATCCCTC</text:p>
          </table:table-cell>
          <table:table-cell office:value-type="float" office:value="68.5">
            <text:p>68.5</text:p>
          </table:table-cell>
          <table:table-cell office:value-type="float" office:value="66.61">
            <text:p>66.61</text:p>
          </table:table-cell>
          <table:table-cell office:value-type="float" office:value="68.72">
            <text:p>68.72</text:p>
          </table:table-cell>
          <table:table-cell office:value-type="float" office:value="68.34">
            <text:p>68.34</text:p>
          </table:table-cell>
          <table:table-cell office:value-type="float" office:value="69.47">
            <text:p>69.47</text:p>
          </table:table-cell>
          <table:table-cell office:value-type="float" office:value="70.21">
            <text:p>70.21</text:p>
          </table:table-cell>
          <table:table-cell office:value-type="float" office:value="70.13">
            <text:p>70.13</text:p>
          </table:table-cell>
          <table:table-cell office:value-type="float" office:value="71.36">
            <text:p>71.36</text:p>
          </table:table-cell>
          <table:table-cell office:value-type="float" office:value="69.93">
            <text:p>69.93</text:p>
          </table:table-cell>
          <table:table-cell office:value-type="float" office:value="69.92">
            <text:p>69.92</text:p>
          </table:table-cell>
          <table:table-cell office:value-type="float" office:value="69.08">
            <text:p>69.08</text:p>
          </table:table-cell>
          <table:table-cell office:value-type="float" office:value="70.79">
            <text:p>70.79</text:p>
          </table:table-cell>
          <table:table-cell office:value-type="float" office:value="70.3">
            <text:p>70.3</text:p>
          </table:table-cell>
          <table:table-cell office:value-type="float" office:value="68.5">
            <text:p>68.5</text:p>
          </table:table-cell>
          <table:table-cell/>
          <table:table-cell table:formula="oooc:=ABS(([.C296]-[.B296])*100/[.B296])" office:value-type="float" office:value="2.75912408759124">
            <text:p>2.76</text:p>
          </table:table-cell>
          <table:table-cell table:formula="oooc:=ABS(([.D296]-[.B296])*100/[.B296])" office:value-type="float" office:value="0.321167883211677">
            <text:p>0.32</text:p>
          </table:table-cell>
          <table:table-cell table:formula="oooc:=ABS(([.E296]-[.B296])*100/[.B296])" office:value-type="float" office:value="0.233576642335761">
            <text:p>0.23</text:p>
          </table:table-cell>
          <table:table-cell table:formula="oooc:=ABS(([.F296]-[.B296])*100/[.B296])" office:value-type="float" office:value="1.41605839416058">
            <text:p>1.42</text:p>
          </table:table-cell>
          <table:table-cell table:formula="oooc:=ABS(([.G296]-[.B296])*100/[.B296])" office:value-type="float" office:value="2.49635036496349">
            <text:p>2.5</text:p>
          </table:table-cell>
          <table:table-cell table:formula="oooc:=ABS(([.H296]-[.B296])*100/[.B296])" office:value-type="float" office:value="2.37956204379561">
            <text:p>2.38</text:p>
          </table:table-cell>
          <table:table-cell table:formula="oooc:=ABS(([.I296]-[.B296])*100/[.B296])" office:value-type="float" office:value="4.17518248175182">
            <text:p>4.18</text:p>
          </table:table-cell>
          <table:table-cell table:formula="oooc:=ABS(([.J296]-[.B296])*100/[.B296])" office:value-type="float" office:value="2.08759124087592">
            <text:p>2.09</text:p>
          </table:table-cell>
          <table:table-cell table:formula="oooc:=ABS(([.K296]-[.B296])*100/[.B296])" office:value-type="float" office:value="2.07299270072993">
            <text:p>2.07</text:p>
          </table:table-cell>
          <table:table-cell table:formula="oooc:=ABS(([.L296]-[.B296])*100/[.B296])" office:value-type="float" office:value="0.846715328467151">
            <text:p>0.85</text:p>
          </table:table-cell>
          <table:table-cell table:formula="oooc:=ABS(([.M296]-[.B296])*100/[.B296])" office:value-type="float" office:value="3.34306569343067">
            <text:p>3.34</text:p>
          </table:table-cell>
          <table:table-cell table:formula="oooc:=ABS(([.N296]-[.B296])*100/[.B296])" office:value-type="float" office:value="2.62773722627737">
            <text:p>2.63</text:p>
          </table:table-cell>
          <table:table-cell table:number-columns-repeated="2"/>
          <table:table-cell table:formula="oooc:=ABS([.C296]-[.B296])" office:value-type="float" office:value="1.89">
            <text:p>1.89</text:p>
          </table:table-cell>
          <table:table-cell table:formula="oooc:=ABS([.D296]-[.B296])" office:value-type="float" office:value="0.219999999999999">
            <text:p>0.22</text:p>
          </table:table-cell>
          <table:table-cell table:formula="oooc:=ABS([.E296]-[.B296])" office:value-type="float" office:value="0.159999999999997">
            <text:p>0.16</text:p>
          </table:table-cell>
          <table:table-cell table:formula="oooc:=ABS([.F296]-[.B296])" office:value-type="float" office:value="0.969999999999999">
            <text:p>0.97</text:p>
          </table:table-cell>
          <table:table-cell table:formula="oooc:=ABS([.G296]-[.B296])" office:value-type="float" office:value="1.70999999999999">
            <text:p>1.71</text:p>
          </table:table-cell>
          <table:table-cell table:formula="oooc:=ABS([.H296]-[.B296])" office:value-type="float" office:value="1.63">
            <text:p>1.63</text:p>
          </table:table-cell>
          <table:table-cell table:formula="oooc:=ABS([.I296]-[.B296])" office:value-type="float" office:value="2.86">
            <text:p>2.86</text:p>
          </table:table-cell>
          <table:table-cell table:formula="oooc:=ABS([.J296]-[.B296])" office:value-type="float" office:value="1.43000000000001">
            <text:p>1.43</text:p>
          </table:table-cell>
          <table:table-cell table:formula="oooc:=ABS([.K296]-[.B296])" office:value-type="float" office:value="1.42">
            <text:p>1.42</text:p>
          </table:table-cell>
          <table:table-cell table:formula="oooc:=ABS([.L296]-[.B296])" office:value-type="float" office:value="0.579999999999998">
            <text:p>0.58</text:p>
          </table:table-cell>
          <table:table-cell table:formula="oooc:=ABS([.M296]-[.B296])" office:value-type="float" office:value="2.29000000000001">
            <text:p>2.29</text:p>
          </table:table-cell>
          <table:table-cell table:formula="oooc:=ABS([.N296]-[.B296])" office:value-type="float" office:value="1.8">
            <text:p>1.8</text:p>
          </table:table-cell>
          <table:table-cell table:number-columns-repeated="3"/>
        </table:table-row>
        <table:table-row table:style-name="ro1">
          <table:table-cell office:value-type="string">
            <text:p>TACTTCCAGTGCTCAGCGTA</text:p>
          </table:table-cell>
          <table:table-cell office:value-type="float" office:value="64.4">
            <text:p>64.4</text:p>
          </table:table-cell>
          <table:table-cell office:value-type="float" office:value="49.68">
            <text:p>49.68</text:p>
          </table:table-cell>
          <table:table-cell office:value-type="float" office:value="57.75">
            <text:p>57.75</text:p>
          </table:table-cell>
          <table:table-cell office:value-type="float" office:value="56.04">
            <text:p>56.04</text:p>
          </table:table-cell>
          <table:table-cell office:value-type="float" office:value="61.07">
            <text:p>61.07</text:p>
          </table:table-cell>
          <table:table-cell office:value-type="float" office:value="64.05">
            <text:p>64.05</text:p>
          </table:table-cell>
          <table:table-cell office:value-type="float" office:value="60.58">
            <text:p>60.58</text:p>
          </table:table-cell>
          <table:table-cell office:value-type="float" office:value="65.14">
            <text:p>65.14</text:p>
          </table:table-cell>
          <table:table-cell office:value-type="float" office:value="63.11">
            <text:p>63.11</text:p>
          </table:table-cell>
          <table:table-cell office:value-type="float" office:value="63.35">
            <text:p>63.35</text:p>
          </table:table-cell>
          <table:table-cell office:value-type="float" office:value="59.32">
            <text:p>59.32</text:p>
          </table:table-cell>
          <table:table-cell office:value-type="float" office:value="65.02">
            <text:p>65.02</text:p>
          </table:table-cell>
          <table:table-cell office:value-type="float" office:value="62.58">
            <text:p>62.58</text:p>
          </table:table-cell>
          <table:table-cell office:value-type="float" office:value="64.4">
            <text:p>64.4</text:p>
          </table:table-cell>
          <table:table-cell/>
          <table:table-cell table:formula="oooc:=ABS(([.C297]-[.B297])*100/[.B297])" office:value-type="float" office:value="22.8571428571429">
            <text:p>22.86</text:p>
          </table:table-cell>
          <table:table-cell table:formula="oooc:=ABS(([.D297]-[.B297])*100/[.B297])" office:value-type="float" office:value="10.3260869565217">
            <text:p>10.33</text:p>
          </table:table-cell>
          <table:table-cell table:formula="oooc:=ABS(([.E297]-[.B297])*100/[.B297])" office:value-type="float" office:value="12.9813664596273">
            <text:p>12.98</text:p>
          </table:table-cell>
          <table:table-cell table:formula="oooc:=ABS(([.F297]-[.B297])*100/[.B297])" office:value-type="float" office:value="5.17080745341616">
            <text:p>5.17</text:p>
          </table:table-cell>
          <table:table-cell table:formula="oooc:=ABS(([.G297]-[.B297])*100/[.B297])" office:value-type="float" office:value="0.543478260869578">
            <text:p>0.54</text:p>
          </table:table-cell>
          <table:table-cell table:formula="oooc:=ABS(([.H297]-[.B297])*100/[.B297])" office:value-type="float" office:value="5.93167701863355">
            <text:p>5.93</text:p>
          </table:table-cell>
          <table:table-cell table:formula="oooc:=ABS(([.I297]-[.B297])*100/[.B297])" office:value-type="float" office:value="1.14906832298136">
            <text:p>1.15</text:p>
          </table:table-cell>
          <table:table-cell table:formula="oooc:=ABS(([.J297]-[.B297])*100/[.B297])" office:value-type="float" office:value="2.00310559006212">
            <text:p>2</text:p>
          </table:table-cell>
          <table:table-cell table:formula="oooc:=ABS(([.K297]-[.B297])*100/[.B297])" office:value-type="float" office:value="1.6304347826087">
            <text:p>1.63</text:p>
          </table:table-cell>
          <table:table-cell table:formula="oooc:=ABS(([.L297]-[.B297])*100/[.B297])" office:value-type="float" office:value="7.88819875776398">
            <text:p>7.89</text:p>
          </table:table-cell>
          <table:table-cell table:formula="oooc:=ABS(([.M297]-[.B297])*100/[.B297])" office:value-type="float" office:value="0.962732919254643">
            <text:p>0.96</text:p>
          </table:table-cell>
          <table:table-cell table:formula="oooc:=ABS(([.N297]-[.B297])*100/[.B297])" office:value-type="float" office:value="2.82608695652175">
            <text:p>2.83</text:p>
          </table:table-cell>
          <table:table-cell table:number-columns-repeated="2"/>
          <table:table-cell table:formula="oooc:=ABS([.C297]-[.B297])" office:value-type="float" office:value="14.72">
            <text:p>14.72</text:p>
          </table:table-cell>
          <table:table-cell table:formula="oooc:=ABS([.D297]-[.B297])" office:value-type="float" office:value="6.65000000000001">
            <text:p>6.65</text:p>
          </table:table-cell>
          <table:table-cell table:formula="oooc:=ABS([.E297]-[.B297])" office:value-type="float" office:value="8.36000000000001">
            <text:p>8.36</text:p>
          </table:table-cell>
          <table:table-cell table:formula="oooc:=ABS([.F297]-[.B297])" office:value-type="float" office:value="3.33000000000001">
            <text:p>3.33</text:p>
          </table:table-cell>
          <table:table-cell table:formula="oooc:=ABS([.G297]-[.B297])" office:value-type="float" office:value="0.350000000000009">
            <text:p>0.35</text:p>
          </table:table-cell>
          <table:table-cell table:formula="oooc:=ABS([.H297]-[.B297])" office:value-type="float" office:value="3.82000000000001">
            <text:p>3.82</text:p>
          </table:table-cell>
          <table:table-cell table:formula="oooc:=ABS([.I297]-[.B297])" office:value-type="float" office:value="0.739999999999995">
            <text:p>0.74</text:p>
          </table:table-cell>
          <table:table-cell table:formula="oooc:=ABS([.J297]-[.B297])" office:value-type="float" office:value="1.29000000000001">
            <text:p>1.29</text:p>
          </table:table-cell>
          <table:table-cell table:formula="oooc:=ABS([.K297]-[.B297])" office:value-type="float" office:value="1.05">
            <text:p>1.05</text:p>
          </table:table-cell>
          <table:table-cell table:formula="oooc:=ABS([.L297]-[.B297])" office:value-type="float" office:value="5.08000000000001">
            <text:p>5.08</text:p>
          </table:table-cell>
          <table:table-cell table:formula="oooc:=ABS([.M297]-[.B297])" office:value-type="float" office:value="0.61999999999999">
            <text:p>0.62</text:p>
          </table:table-cell>
          <table:table-cell table:formula="oooc:=ABS([.N297]-[.B297])" office:value-type="float" office:value="1.82000000000001">
            <text:p>1.82</text:p>
          </table:table-cell>
          <table:table-cell table:number-columns-repeated="3"/>
        </table:table-row>
        <table:table-row table:style-name="ro1">
          <table:table-cell office:value-type="string">
            <text:p>ACCGACGACGCTGATCCGAT</text:p>
          </table:table-cell>
          <table:table-cell office:value-type="float" office:value="72.6">
            <text:p>72.6</text:p>
          </table:table-cell>
          <table:table-cell office:value-type="float" office:value="60.64">
            <text:p>60.64</text:p>
          </table:table-cell>
          <table:table-cell office:value-type="float" office:value="66.42">
            <text:p>66.42</text:p>
          </table:table-cell>
          <table:table-cell office:value-type="float" office:value="65.21">
            <text:p>65.21</text:p>
          </table:table-cell>
          <table:table-cell office:value-type="float" office:value="68.78">
            <text:p>68.78</text:p>
          </table:table-cell>
          <table:table-cell office:value-type="float" office:value="71.36">
            <text:p>71.36</text:p>
          </table:table-cell>
          <table:table-cell office:value-type="float" office:value="69.36">
            <text:p>69.36</text:p>
          </table:table-cell>
          <table:table-cell office:value-type="float" office:value="73.3">
            <text:p>73.3</text:p>
          </table:table-cell>
          <table:table-cell office:value-type="float" office:value="70.24">
            <text:p>70.24</text:p>
          </table:table-cell>
          <table:table-cell office:value-type="float" office:value="70.49">
            <text:p>70.49</text:p>
          </table:table-cell>
          <table:table-cell office:value-type="float" office:value="67.54">
            <text:p>67.54</text:p>
          </table:table-cell>
          <table:table-cell office:value-type="float" office:value="72.21">
            <text:p>72.21</text:p>
          </table:table-cell>
          <table:table-cell office:value-type="float" office:value="70.34">
            <text:p>70.34</text:p>
          </table:table-cell>
          <table:table-cell office:value-type="float" office:value="72.6">
            <text:p>72.6</text:p>
          </table:table-cell>
          <table:table-cell/>
          <table:table-cell table:formula="oooc:=ABS(([.C298]-[.B298])*100/[.B298])" office:value-type="float" office:value="16.4738292011019">
            <text:p>16.47</text:p>
          </table:table-cell>
          <table:table-cell table:formula="oooc:=ABS(([.D298]-[.B298])*100/[.B298])" office:value-type="float" office:value="8.51239669421487">
            <text:p>8.51</text:p>
          </table:table-cell>
          <table:table-cell table:formula="oooc:=ABS(([.E298]-[.B298])*100/[.B298])" office:value-type="float" office:value="10.1790633608815">
            <text:p>10.18</text:p>
          </table:table-cell>
          <table:table-cell table:formula="oooc:=ABS(([.F298]-[.B298])*100/[.B298])" office:value-type="float" office:value="5.26170798898071">
            <text:p>5.26</text:p>
          </table:table-cell>
          <table:table-cell table:formula="oooc:=ABS(([.G298]-[.B298])*100/[.B298])" office:value-type="float" office:value="1.70798898071625">
            <text:p>1.71</text:p>
          </table:table-cell>
          <table:table-cell table:formula="oooc:=ABS(([.H298]-[.B298])*100/[.B298])" office:value-type="float" office:value="4.46280991735537">
            <text:p>4.46</text:p>
          </table:table-cell>
          <table:table-cell table:formula="oooc:=ABS(([.I298]-[.B298])*100/[.B298])" office:value-type="float" office:value="0.964187327823695">
            <text:p>0.96</text:p>
          </table:table-cell>
          <table:table-cell table:formula="oooc:=ABS(([.J298]-[.B298])*100/[.B298])" office:value-type="float" office:value="3.25068870523416">
            <text:p>3.25</text:p>
          </table:table-cell>
          <table:table-cell table:formula="oooc:=ABS(([.K298]-[.B298])*100/[.B298])" office:value-type="float" office:value="2.90633608815427">
            <text:p>2.91</text:p>
          </table:table-cell>
          <table:table-cell table:formula="oooc:=ABS(([.L298]-[.B298])*100/[.B298])" office:value-type="float" office:value="6.96969696969695">
            <text:p>6.97</text:p>
          </table:table-cell>
          <table:table-cell table:formula="oooc:=ABS(([.M298]-[.B298])*100/[.B298])" office:value-type="float" office:value="0.537190082644629">
            <text:p>0.54</text:p>
          </table:table-cell>
          <table:table-cell table:formula="oooc:=ABS(([.N298]-[.B298])*100/[.B298])" office:value-type="float" office:value="3.11294765840219">
            <text:p>3.11</text:p>
          </table:table-cell>
          <table:table-cell table:number-columns-repeated="2"/>
          <table:table-cell table:formula="oooc:=ABS([.C298]-[.B298])" office:value-type="float" office:value="11.96">
            <text:p>11.96</text:p>
          </table:table-cell>
          <table:table-cell table:formula="oooc:=ABS([.D298]-[.B298])" office:value-type="float" office:value="6.17999999999999">
            <text:p>6.18</text:p>
          </table:table-cell>
          <table:table-cell table:formula="oooc:=ABS([.E298]-[.B298])" office:value-type="float" office:value="7.39">
            <text:p>7.39</text:p>
          </table:table-cell>
          <table:table-cell table:formula="oooc:=ABS([.F298]-[.B298])" office:value-type="float" office:value="3.81999999999999">
            <text:p>3.82</text:p>
          </table:table-cell>
          <table:table-cell table:formula="oooc:=ABS([.G298]-[.B298])" office:value-type="float" office:value="1.23999999999999">
            <text:p>1.24</text:p>
          </table:table-cell>
          <table:table-cell table:formula="oooc:=ABS([.H298]-[.B298])" office:value-type="float" office:value="3.23999999999999">
            <text:p>3.24</text:p>
          </table:table-cell>
          <table:table-cell table:formula="oooc:=ABS([.I298]-[.B298])" office:value-type="float" office:value="0.700000000000003">
            <text:p>0.7</text:p>
          </table:table-cell>
          <table:table-cell table:formula="oooc:=ABS([.J298]-[.B298])" office:value-type="float" office:value="2.36">
            <text:p>2.36</text:p>
          </table:table-cell>
          <table:table-cell table:formula="oooc:=ABS([.K298]-[.B298])" office:value-type="float" office:value="2.11">
            <text:p>2.11</text:p>
          </table:table-cell>
          <table:table-cell table:formula="oooc:=ABS([.L298]-[.B298])" office:value-type="float" office:value="5.05999999999999">
            <text:p>5.06</text:p>
          </table:table-cell>
          <table:table-cell table:formula="oooc:=ABS([.M298]-[.B298])" office:value-type="float" office:value="0.390000000000001">
            <text:p>0.39</text:p>
          </table:table-cell>
          <table:table-cell table:formula="oooc:=ABS([.N298]-[.B298])" office:value-type="float" office:value="2.25999999999999">
            <text:p>2.26</text:p>
          </table:table-cell>
          <table:table-cell table:number-columns-repeated="3"/>
        </table:table-row>
        <table:table-row table:style-name="ro1">
          <table:table-cell office:value-type="string">
            <text:p>GCAGTGGATGTGAGA</text:p>
          </table:table-cell>
          <table:table-cell office:value-type="float" office:value="61.7">
            <text:p>61.7</text:p>
          </table:table-cell>
          <table:table-cell office:value-type="float" office:value="58.8">
            <text:p>58.8</text:p>
          </table:table-cell>
          <table:table-cell office:value-type="float" office:value="62.04">
            <text:p>62.04</text:p>
          </table:table-cell>
          <table:table-cell office:value-type="float" office:value="61.55">
            <text:p>61.55</text:p>
          </table:table-cell>
          <table:table-cell office:value-type="float" office:value="62.86">
            <text:p>62.86</text:p>
          </table:table-cell>
          <table:table-cell office:value-type="float" office:value="62.15">
            <text:p>62.15</text:p>
          </table:table-cell>
          <table:table-cell office:value-type="float" office:value="64.19">
            <text:p>64.19</text:p>
          </table:table-cell>
          <table:table-cell office:value-type="float" office:value="63.23">
            <text:p>63.23</text:p>
          </table:table-cell>
          <table:table-cell office:value-type="float" office:value="61.78">
            <text:p>61.78</text:p>
          </table:table-cell>
          <table:table-cell office:value-type="float" office:value="61.93">
            <text:p>61.93</text:p>
          </table:table-cell>
          <table:table-cell office:value-type="float" office:value="60.94">
            <text:p>60.94</text:p>
          </table:table-cell>
          <table:table-cell office:value-type="float" office:value="62.74">
            <text:p>62.74</text:p>
          </table:table-cell>
          <table:table-cell office:value-type="float" office:value="62.16">
            <text:p>62.16</text:p>
          </table:table-cell>
          <table:table-cell office:value-type="float" office:value="61.7">
            <text:p>61.7</text:p>
          </table:table-cell>
          <table:table-cell/>
          <table:table-cell table:formula="oooc:=ABS(([.C299]-[.B299])*100/[.B299])" office:value-type="float" office:value="4.7001620745543">
            <text:p>4.7</text:p>
          </table:table-cell>
          <table:table-cell table:formula="oooc:=ABS(([.D299]-[.B299])*100/[.B299])" office:value-type="float" office:value="0.551053484602911">
            <text:p>0.55</text:p>
          </table:table-cell>
          <table:table-cell table:formula="oooc:=ABS(([.E299]-[.B299])*100/[.B299])" office:value-type="float" office:value="0.243111831442473">
            <text:p>0.24</text:p>
          </table:table-cell>
          <table:table-cell table:formula="oooc:=ABS(([.F299]-[.B299])*100/[.B299])" office:value-type="float" office:value="1.88006482982171">
            <text:p>1.88</text:p>
          </table:table-cell>
          <table:table-cell table:formula="oooc:=ABS(([.G299]-[.B299])*100/[.B299])" office:value-type="float" office:value="0.729335494327384">
            <text:p>0.73</text:p>
          </table:table-cell>
          <table:table-cell table:formula="oooc:=ABS(([.H299]-[.B299])*100/[.B299])" office:value-type="float" office:value="4.03565640194489">
            <text:p>4.04</text:p>
          </table:table-cell>
          <table:table-cell table:formula="oooc:=ABS(([.I299]-[.B299])*100/[.B299])" office:value-type="float" office:value="2.47974068071312">
            <text:p>2.48</text:p>
          </table:table-cell>
          <table:table-cell table:formula="oooc:=ABS(([.J299]-[.B299])*100/[.B299])" office:value-type="float" office:value="0.129659643435978">
            <text:p>0.13</text:p>
          </table:table-cell>
          <table:table-cell table:formula="oooc:=ABS(([.K299]-[.B299])*100/[.B299])" office:value-type="float" office:value="0.372771474878439">
            <text:p>0.37</text:p>
          </table:table-cell>
          <table:table-cell table:formula="oooc:=ABS(([.L299]-[.B299])*100/[.B299])" office:value-type="float" office:value="1.23176661264182">
            <text:p>1.23</text:p>
          </table:table-cell>
          <table:table-cell table:formula="oooc:=ABS(([.M299]-[.B299])*100/[.B299])" office:value-type="float" office:value="1.68557536466775">
            <text:p>1.69</text:p>
          </table:table-cell>
          <table:table-cell table:formula="oooc:=ABS(([.N299]-[.B299])*100/[.B299])" office:value-type="float" office:value="0.745542949756878">
            <text:p>0.75</text:p>
          </table:table-cell>
          <table:table-cell table:number-columns-repeated="2"/>
          <table:table-cell table:formula="oooc:=ABS([.C299]-[.B299])" office:value-type="float" office:value="2.90000000000001">
            <text:p>2.9</text:p>
          </table:table-cell>
          <table:table-cell table:formula="oooc:=ABS([.D299]-[.B299])" office:value-type="float" office:value="0.339999999999996">
            <text:p>0.34</text:p>
          </table:table-cell>
          <table:table-cell table:formula="oooc:=ABS([.E299]-[.B299])" office:value-type="float" office:value="0.150000000000006">
            <text:p>0.15</text:p>
          </table:table-cell>
          <table:table-cell table:formula="oooc:=ABS([.F299]-[.B299])" office:value-type="float" office:value="1.16">
            <text:p>1.16</text:p>
          </table:table-cell>
          <table:table-cell table:formula="oooc:=ABS([.G299]-[.B299])" office:value-type="float" office:value="0.449999999999996">
            <text:p>0.45</text:p>
          </table:table-cell>
          <table:table-cell table:formula="oooc:=ABS([.H299]-[.B299])" office:value-type="float" office:value="2.48999999999999">
            <text:p>2.49</text:p>
          </table:table-cell>
          <table:table-cell table:formula="oooc:=ABS([.I299]-[.B299])" office:value-type="float" office:value="1.52999999999999">
            <text:p>1.53</text:p>
          </table:table-cell>
          <table:table-cell table:formula="oooc:=ABS([.J299]-[.B299])" office:value-type="float" office:value="0.0799999999999983">
            <text:p>0.08</text:p>
          </table:table-cell>
          <table:table-cell table:formula="oooc:=ABS([.K299]-[.B299])" office:value-type="float" office:value="0.229999999999997">
            <text:p>0.23</text:p>
          </table:table-cell>
          <table:table-cell table:formula="oooc:=ABS([.L299]-[.B299])" office:value-type="float" office:value="0.760000000000005">
            <text:p>0.76</text:p>
          </table:table-cell>
          <table:table-cell table:formula="oooc:=ABS([.M299]-[.B299])" office:value-type="float" office:value="1.04">
            <text:p>1.04</text:p>
          </table:table-cell>
          <table:table-cell table:formula="oooc:=ABS([.N299]-[.B299])" office:value-type="float" office:value="0.459999999999994">
            <text:p>0.46</text:p>
          </table:table-cell>
          <table:table-cell table:number-columns-repeated="3"/>
        </table:table-row>
        <table:table-row table:style-name="ro1">
          <table:table-cell office:value-type="string">
            <text:p>CCACTATACCATCTATGTAC</text:p>
          </table:table-cell>
          <table:table-cell office:value-type="float" office:value="64.4">
            <text:p>64.4</text:p>
          </table:table-cell>
          <table:table-cell table:number-columns-repeated="12" office:value-type="float" office:value="66.43">
            <text:p>66.43</text:p>
          </table:table-cell>
          <table:table-cell office:value-type="float" office:value="64.4">
            <text:p>64.4</text:p>
          </table:table-cell>
          <table:table-cell/>
          <table:table-cell table:formula="oooc:=ABS(([.C300]-[.B300])*100/[.B300])" office:value-type="float" office:value="3.15217391304348">
            <text:p>3.15</text:p>
          </table:table-cell>
          <table:table-cell table:formula="oooc:=ABS(([.D300]-[.B300])*100/[.B300])" office:value-type="float" office:value="3.15217391304348">
            <text:p>3.15</text:p>
          </table:table-cell>
          <table:table-cell table:formula="oooc:=ABS(([.E300]-[.B300])*100/[.B300])" office:value-type="float" office:value="3.15217391304348">
            <text:p>3.15</text:p>
          </table:table-cell>
          <table:table-cell table:formula="oooc:=ABS(([.F300]-[.B300])*100/[.B300])" office:value-type="float" office:value="3.15217391304348">
            <text:p>3.15</text:p>
          </table:table-cell>
          <table:table-cell table:formula="oooc:=ABS(([.G300]-[.B300])*100/[.B300])" office:value-type="float" office:value="3.15217391304348">
            <text:p>3.15</text:p>
          </table:table-cell>
          <table:table-cell table:formula="oooc:=ABS(([.H300]-[.B300])*100/[.B300])" office:value-type="float" office:value="3.15217391304348">
            <text:p>3.15</text:p>
          </table:table-cell>
          <table:table-cell table:formula="oooc:=ABS(([.I300]-[.B300])*100/[.B300])" office:value-type="float" office:value="3.15217391304348">
            <text:p>3.15</text:p>
          </table:table-cell>
          <table:table-cell table:formula="oooc:=ABS(([.J300]-[.B300])*100/[.B300])" office:value-type="float" office:value="3.15217391304348">
            <text:p>3.15</text:p>
          </table:table-cell>
          <table:table-cell table:formula="oooc:=ABS(([.K300]-[.B300])*100/[.B300])" office:value-type="float" office:value="3.15217391304348">
            <text:p>3.15</text:p>
          </table:table-cell>
          <table:table-cell table:formula="oooc:=ABS(([.L300]-[.B300])*100/[.B300])" office:value-type="float" office:value="3.15217391304348">
            <text:p>3.15</text:p>
          </table:table-cell>
          <table:table-cell table:formula="oooc:=ABS(([.M300]-[.B300])*100/[.B300])" office:value-type="float" office:value="3.15217391304348">
            <text:p>3.15</text:p>
          </table:table-cell>
          <table:table-cell table:formula="oooc:=ABS(([.N300]-[.B300])*100/[.B300])" office:value-type="float" office:value="3.15217391304348">
            <text:p>3.15</text:p>
          </table:table-cell>
          <table:table-cell table:number-columns-repeated="2"/>
          <table:table-cell table:formula="oooc:=ABS([.C300]-[.B300])" office:value-type="float" office:value="2.03">
            <text:p>2.03</text:p>
          </table:table-cell>
          <table:table-cell table:formula="oooc:=ABS([.D300]-[.B300])" office:value-type="float" office:value="2.03">
            <text:p>2.03</text:p>
          </table:table-cell>
          <table:table-cell table:formula="oooc:=ABS([.E300]-[.B300])" office:value-type="float" office:value="2.03">
            <text:p>2.03</text:p>
          </table:table-cell>
          <table:table-cell table:formula="oooc:=ABS([.F300]-[.B300])" office:value-type="float" office:value="2.03">
            <text:p>2.03</text:p>
          </table:table-cell>
          <table:table-cell table:formula="oooc:=ABS([.G300]-[.B300])" office:value-type="float" office:value="2.03">
            <text:p>2.03</text:p>
          </table:table-cell>
          <table:table-cell table:formula="oooc:=ABS([.H300]-[.B300])" office:value-type="float" office:value="2.03">
            <text:p>2.03</text:p>
          </table:table-cell>
          <table:table-cell table:formula="oooc:=ABS([.I300]-[.B300])" office:value-type="float" office:value="2.03">
            <text:p>2.03</text:p>
          </table:table-cell>
          <table:table-cell table:formula="oooc:=ABS([.J300]-[.B300])" office:value-type="float" office:value="2.03">
            <text:p>2.03</text:p>
          </table:table-cell>
          <table:table-cell table:formula="oooc:=ABS([.K300]-[.B300])" office:value-type="float" office:value="2.03">
            <text:p>2.03</text:p>
          </table:table-cell>
          <table:table-cell table:formula="oooc:=ABS([.L300]-[.B300])" office:value-type="float" office:value="2.03">
            <text:p>2.03</text:p>
          </table:table-cell>
          <table:table-cell table:formula="oooc:=ABS([.M300]-[.B300])" office:value-type="float" office:value="2.03">
            <text:p>2.03</text:p>
          </table:table-cell>
          <table:table-cell table:formula="oooc:=ABS([.N300]-[.B300])" office:value-type="float" office:value="2.03">
            <text:p>2.03</text:p>
          </table:table-cell>
          <table:table-cell table:number-columns-repeated="3"/>
        </table:table-row>
        <table:table-row table:style-name="ro1">
          <table:table-cell office:value-type="string">
            <text:p>CGTACACATGC</text:p>
          </table:table-cell>
          <table:table-cell office:value-type="float" office:value="43.5">
            <text:p>43.5</text:p>
          </table:table-cell>
          <table:table-cell office:value-type="float" office:value="31.16">
            <text:p>31.16</text:p>
          </table:table-cell>
          <table:table-cell office:value-type="float" office:value="35.16">
            <text:p>35.16</text:p>
          </table:table-cell>
          <table:table-cell office:value-type="float" office:value="33.46">
            <text:p>33.46</text:p>
          </table:table-cell>
          <table:table-cell office:value-type="float" office:value="38.48">
            <text:p>38.48</text:p>
          </table:table-cell>
          <table:table-cell office:value-type="float" office:value="43.15">
            <text:p>43.15</text:p>
          </table:table-cell>
          <table:table-cell office:value-type="float" office:value="38">
            <text:p>38</text:p>
          </table:table-cell>
          <table:table-cell office:value-type="float" office:value="44.15">
            <text:p>44.15</text:p>
          </table:table-cell>
          <table:table-cell office:value-type="float" office:value="40.53">
            <text:p>40.53</text:p>
          </table:table-cell>
          <table:table-cell office:value-type="float" office:value="42.65">
            <text:p>42.65</text:p>
          </table:table-cell>
          <table:table-cell office:value-type="float" office:value="36.74">
            <text:p>36.74</text:p>
          </table:table-cell>
          <table:table-cell office:value-type="float" office:value="43.96">
            <text:p>43.96</text:p>
          </table:table-cell>
          <table:table-cell office:value-type="float" office:value="39.99">
            <text:p>39.99</text:p>
          </table:table-cell>
          <table:table-cell office:value-type="float" office:value="43.5">
            <text:p>43.5</text:p>
          </table:table-cell>
          <table:table-cell/>
          <table:table-cell table:formula="oooc:=ABS(([.C301]-[.B301])*100/[.B301])" office:value-type="float" office:value="28.367816091954">
            <text:p>28.37</text:p>
          </table:table-cell>
          <table:table-cell table:formula="oooc:=ABS(([.D301]-[.B301])*100/[.B301])" office:value-type="float" office:value="19.1724137931035">
            <text:p>19.17</text:p>
          </table:table-cell>
          <table:table-cell table:formula="oooc:=ABS(([.E301]-[.B301])*100/[.B301])" office:value-type="float" office:value="23.0804597701149">
            <text:p>23.08</text:p>
          </table:table-cell>
          <table:table-cell table:formula="oooc:=ABS(([.F301]-[.B301])*100/[.B301])" office:value-type="float" office:value="11.5402298850575">
            <text:p>11.54</text:p>
          </table:table-cell>
          <table:table-cell table:formula="oooc:=ABS(([.G301]-[.B301])*100/[.B301])" office:value-type="float" office:value="0.804597701149428">
            <text:p>0.8</text:p>
          </table:table-cell>
          <table:table-cell table:formula="oooc:=ABS(([.H301]-[.B301])*100/[.B301])" office:value-type="float" office:value="12.6436781609195">
            <text:p>12.64</text:p>
          </table:table-cell>
          <table:table-cell table:formula="oooc:=ABS(([.I301]-[.B301])*100/[.B301])" office:value-type="float" office:value="1.49425287356322">
            <text:p>1.49</text:p>
          </table:table-cell>
          <table:table-cell table:formula="oooc:=ABS(([.J301]-[.B301])*100/[.B301])" office:value-type="float" office:value="6.82758620689655">
            <text:p>6.83</text:p>
          </table:table-cell>
          <table:table-cell table:formula="oooc:=ABS(([.K301]-[.B301])*100/[.B301])" office:value-type="float" office:value="1.95402298850575">
            <text:p>1.95</text:p>
          </table:table-cell>
          <table:table-cell table:formula="oooc:=ABS(([.L301]-[.B301])*100/[.B301])" office:value-type="float" office:value="15.5402298850575">
            <text:p>15.54</text:p>
          </table:table-cell>
          <table:table-cell table:formula="oooc:=ABS(([.M301]-[.B301])*100/[.B301])" office:value-type="float" office:value="1.05747126436782">
            <text:p>1.06</text:p>
          </table:table-cell>
          <table:table-cell table:formula="oooc:=ABS(([.N301]-[.B301])*100/[.B301])" office:value-type="float" office:value="8.06896551724137">
            <text:p>8.07</text:p>
          </table:table-cell>
          <table:table-cell table:number-columns-repeated="2"/>
          <table:table-cell table:formula="oooc:=ABS([.C301]-[.B301])" office:value-type="float" office:value="12.34">
            <text:p>12.34</text:p>
          </table:table-cell>
          <table:table-cell table:formula="oooc:=ABS([.D301]-[.B301])" office:value-type="float" office:value="8.34">
            <text:p>8.34</text:p>
          </table:table-cell>
          <table:table-cell table:formula="oooc:=ABS([.E301]-[.B301])" office:value-type="float" office:value="10.04">
            <text:p>10.04</text:p>
          </table:table-cell>
          <table:table-cell table:formula="oooc:=ABS([.F301]-[.B301])" office:value-type="float" office:value="5.02">
            <text:p>5.02</text:p>
          </table:table-cell>
          <table:table-cell table:formula="oooc:=ABS([.G301]-[.B301])" office:value-type="float" office:value="0.350000000000001">
            <text:p>0.35</text:p>
          </table:table-cell>
          <table:table-cell table:formula="oooc:=ABS([.H301]-[.B301])" office:value-type="float" office:value="5.5">
            <text:p>5.5</text:p>
          </table:table-cell>
          <table:table-cell table:formula="oooc:=ABS([.I301]-[.B301])" office:value-type="float" office:value="0.649999999999999">
            <text:p>0.65</text:p>
          </table:table-cell>
          <table:table-cell table:formula="oooc:=ABS([.J301]-[.B301])" office:value-type="float" office:value="2.97">
            <text:p>2.97</text:p>
          </table:table-cell>
          <table:table-cell table:formula="oooc:=ABS([.K301]-[.B301])" office:value-type="float" office:value="0.850000000000001">
            <text:p>0.85</text:p>
          </table:table-cell>
          <table:table-cell table:formula="oooc:=ABS([.L301]-[.B301])" office:value-type="float" office:value="6.76">
            <text:p>6.76</text:p>
          </table:table-cell>
          <table:table-cell table:formula="oooc:=ABS([.M301]-[.B301])" office:value-type="float" office:value="0.460000000000001">
            <text:p>0.46</text:p>
          </table:table-cell>
          <table:table-cell table:formula="oooc:=ABS([.N301]-[.B301])" office:value-type="float" office:value="3.51">
            <text:p>3.51</text:p>
          </table:table-cell>
          <table:table-cell table:number-columns-repeated="3"/>
        </table:table-row>
        <table:table-row table:style-name="ro1">
          <table:table-cell office:value-type="string">
            <text:p>CGAGCTTATCCCTATCCCTC</text:p>
          </table:table-cell>
          <table:table-cell office:value-type="float" office:value="64.1">
            <text:p>64.1</text:p>
          </table:table-cell>
          <table:table-cell office:value-type="float" office:value="54.43">
            <text:p>54.43</text:p>
          </table:table-cell>
          <table:table-cell office:value-type="float" office:value="60.47">
            <text:p>60.47</text:p>
          </table:table-cell>
          <table:table-cell office:value-type="float" office:value="59.26">
            <text:p>59.26</text:p>
          </table:table-cell>
          <table:table-cell office:value-type="float" office:value="62.84">
            <text:p>62.84</text:p>
          </table:table-cell>
          <table:table-cell office:value-type="float" office:value="65.32">
            <text:p>65.32</text:p>
          </table:table-cell>
          <table:table-cell office:value-type="float" office:value="63.41">
            <text:p>63.41</text:p>
          </table:table-cell>
          <table:table-cell office:value-type="float" office:value="67.14">
            <text:p>67.14</text:p>
          </table:table-cell>
          <table:table-cell office:value-type="float" office:value="64.29">
            <text:p>64.29</text:p>
          </table:table-cell>
          <table:table-cell office:value-type="float" office:value="64.42">
            <text:p>64.42</text:p>
          </table:table-cell>
          <table:table-cell office:value-type="float" office:value="61.6">
            <text:p>61.6</text:p>
          </table:table-cell>
          <table:table-cell office:value-type="float" office:value="66.16">
            <text:p>66.16</text:p>
          </table:table-cell>
          <table:table-cell office:value-type="float" office:value="64.39">
            <text:p>64.39</text:p>
          </table:table-cell>
          <table:table-cell office:value-type="float" office:value="64.1">
            <text:p>64.1</text:p>
          </table:table-cell>
          <table:table-cell/>
          <table:table-cell table:formula="oooc:=ABS(([.C302]-[.B302])*100/[.B302])" office:value-type="float" office:value="15.0858034321373">
            <text:p>15.09</text:p>
          </table:table-cell>
          <table:table-cell table:formula="oooc:=ABS(([.D302]-[.B302])*100/[.B302])" office:value-type="float" office:value="5.66302652106084">
            <text:p>5.66</text:p>
          </table:table-cell>
          <table:table-cell table:formula="oooc:=ABS(([.E302]-[.B302])*100/[.B302])" office:value-type="float" office:value="7.55070202808112">
            <text:p>7.55</text:p>
          </table:table-cell>
          <table:table-cell table:formula="oooc:=ABS(([.F302]-[.B302])*100/[.B302])" office:value-type="float" office:value="1.96567862714507">
            <text:p>1.97</text:p>
          </table:table-cell>
          <table:table-cell table:formula="oooc:=ABS(([.G302]-[.B302])*100/[.B302])" office:value-type="float" office:value="1.90327613104524">
            <text:p>1.9</text:p>
          </table:table-cell>
          <table:table-cell table:formula="oooc:=ABS(([.H302]-[.B302])*100/[.B302])" office:value-type="float" office:value="1.07644305772231">
            <text:p>1.08</text:p>
          </table:table-cell>
          <table:table-cell table:formula="oooc:=ABS(([.I302]-[.B302])*100/[.B302])" office:value-type="float" office:value="4.74258970358815">
            <text:p>4.74</text:p>
          </table:table-cell>
          <table:table-cell table:formula="oooc:=ABS(([.J302]-[.B302])*100/[.B302])" office:value-type="float" office:value="0.296411856474278">
            <text:p>0.3</text:p>
          </table:table-cell>
          <table:table-cell table:formula="oooc:=ABS(([.K302]-[.B302])*100/[.B302])" office:value-type="float" office:value="0.499219968798763">
            <text:p>0.5</text:p>
          </table:table-cell>
          <table:table-cell table:formula="oooc:=ABS(([.L302]-[.B302])*100/[.B302])" office:value-type="float" office:value="3.90015600624024">
            <text:p>3.9</text:p>
          </table:table-cell>
          <table:table-cell table:formula="oooc:=ABS(([.M302]-[.B302])*100/[.B302])" office:value-type="float" office:value="3.21372854914197">
            <text:p>3.21</text:p>
          </table:table-cell>
          <table:table-cell table:formula="oooc:=ABS(([.N302]-[.B302])*100/[.B302])" office:value-type="float" office:value="0.452418096723879">
            <text:p>0.45</text:p>
          </table:table-cell>
          <table:table-cell table:number-columns-repeated="2"/>
          <table:table-cell table:formula="oooc:=ABS([.C302]-[.B302])" office:value-type="float" office:value="9.66999999999999">
            <text:p>9.67</text:p>
          </table:table-cell>
          <table:table-cell table:formula="oooc:=ABS([.D302]-[.B302])" office:value-type="float" office:value="3.63">
            <text:p>3.63</text:p>
          </table:table-cell>
          <table:table-cell table:formula="oooc:=ABS([.E302]-[.B302])" office:value-type="float" office:value="4.84">
            <text:p>4.84</text:p>
          </table:table-cell>
          <table:table-cell table:formula="oooc:=ABS([.F302]-[.B302])" office:value-type="float" office:value="1.25999999999999">
            <text:p>1.26</text:p>
          </table:table-cell>
          <table:table-cell table:formula="oooc:=ABS([.G302]-[.B302])" office:value-type="float" office:value="1.22">
            <text:p>1.22</text:p>
          </table:table-cell>
          <table:table-cell table:formula="oooc:=ABS([.H302]-[.B302])" office:value-type="float" office:value="0.689999999999998">
            <text:p>0.69</text:p>
          </table:table-cell>
          <table:table-cell table:formula="oooc:=ABS([.I302]-[.B302])" office:value-type="float" office:value="3.04000000000001">
            <text:p>3.04</text:p>
          </table:table-cell>
          <table:table-cell table:formula="oooc:=ABS([.J302]-[.B302])" office:value-type="float" office:value="0.190000000000012">
            <text:p>0.19</text:p>
          </table:table-cell>
          <table:table-cell table:formula="oooc:=ABS([.K302]-[.B302])" office:value-type="float" office:value="0.320000000000007">
            <text:p>0.32</text:p>
          </table:table-cell>
          <table:table-cell table:formula="oooc:=ABS([.L302]-[.B302])" office:value-type="float" office:value="2.49999999999999">
            <text:p>2.5</text:p>
          </table:table-cell>
          <table:table-cell table:formula="oooc:=ABS([.M302]-[.B302])" office:value-type="float" office:value="2.06">
            <text:p>2.06</text:p>
          </table:table-cell>
          <table:table-cell table:formula="oooc:=ABS([.N302]-[.B302])" office:value-type="float" office:value="0.290000000000006">
            <text:p>0.29</text:p>
          </table:table-cell>
          <table:table-cell table:number-columns-repeated="3"/>
        </table:table-row>
        <table:table-row table:style-name="ro1">
          <table:table-cell office:value-type="string">
            <text:p>GGGACCGCCT</text:p>
          </table:table-cell>
          <table:table-cell office:value-type="float" office:value="57">
            <text:p>57</text:p>
          </table:table-cell>
          <table:table-cell table:number-columns-repeated="11" office:value-type="float" office:value="58.29">
            <text:p>58.29</text:p>
          </table:table-cell>
          <table:table-cell office:value-type="float" office:value="58.3">
            <text:p>58.3</text:p>
          </table:table-cell>
          <table:table-cell office:value-type="float" office:value="57">
            <text:p>57</text:p>
          </table:table-cell>
          <table:table-cell/>
          <table:table-cell table:formula="oooc:=ABS(([.C303]-[.B303])*100/[.B303])" office:value-type="float" office:value="2.26315789473684">
            <text:p>2.26</text:p>
          </table:table-cell>
          <table:table-cell table:formula="oooc:=ABS(([.D303]-[.B303])*100/[.B303])" office:value-type="float" office:value="2.26315789473684">
            <text:p>2.26</text:p>
          </table:table-cell>
          <table:table-cell table:formula="oooc:=ABS(([.E303]-[.B303])*100/[.B303])" office:value-type="float" office:value="2.26315789473684">
            <text:p>2.26</text:p>
          </table:table-cell>
          <table:table-cell table:formula="oooc:=ABS(([.F303]-[.B303])*100/[.B303])" office:value-type="float" office:value="2.26315789473684">
            <text:p>2.26</text:p>
          </table:table-cell>
          <table:table-cell table:formula="oooc:=ABS(([.G303]-[.B303])*100/[.B303])" office:value-type="float" office:value="2.26315789473684">
            <text:p>2.26</text:p>
          </table:table-cell>
          <table:table-cell table:formula="oooc:=ABS(([.H303]-[.B303])*100/[.B303])" office:value-type="float" office:value="2.26315789473684">
            <text:p>2.26</text:p>
          </table:table-cell>
          <table:table-cell table:formula="oooc:=ABS(([.I303]-[.B303])*100/[.B303])" office:value-type="float" office:value="2.26315789473684">
            <text:p>2.26</text:p>
          </table:table-cell>
          <table:table-cell table:formula="oooc:=ABS(([.J303]-[.B303])*100/[.B303])" office:value-type="float" office:value="2.26315789473684">
            <text:p>2.26</text:p>
          </table:table-cell>
          <table:table-cell table:formula="oooc:=ABS(([.K303]-[.B303])*100/[.B303])" office:value-type="float" office:value="2.26315789473684">
            <text:p>2.26</text:p>
          </table:table-cell>
          <table:table-cell table:formula="oooc:=ABS(([.L303]-[.B303])*100/[.B303])" office:value-type="float" office:value="2.26315789473684">
            <text:p>2.26</text:p>
          </table:table-cell>
          <table:table-cell table:formula="oooc:=ABS(([.M303]-[.B303])*100/[.B303])" office:value-type="float" office:value="2.26315789473684">
            <text:p>2.26</text:p>
          </table:table-cell>
          <table:table-cell table:formula="oooc:=ABS(([.N303]-[.B303])*100/[.B303])" office:value-type="float" office:value="2.28070175438596">
            <text:p>2.28</text:p>
          </table:table-cell>
          <table:table-cell table:number-columns-repeated="2"/>
          <table:table-cell table:formula="oooc:=ABS([.C303]-[.B303])" office:value-type="float" office:value="1.29">
            <text:p>1.29</text:p>
          </table:table-cell>
          <table:table-cell table:formula="oooc:=ABS([.D303]-[.B303])" office:value-type="float" office:value="1.29">
            <text:p>1.29</text:p>
          </table:table-cell>
          <table:table-cell table:formula="oooc:=ABS([.E303]-[.B303])" office:value-type="float" office:value="1.29">
            <text:p>1.29</text:p>
          </table:table-cell>
          <table:table-cell table:formula="oooc:=ABS([.F303]-[.B303])" office:value-type="float" office:value="1.29">
            <text:p>1.29</text:p>
          </table:table-cell>
          <table:table-cell table:formula="oooc:=ABS([.G303]-[.B303])" office:value-type="float" office:value="1.29">
            <text:p>1.29</text:p>
          </table:table-cell>
          <table:table-cell table:formula="oooc:=ABS([.H303]-[.B303])" office:value-type="float" office:value="1.29">
            <text:p>1.29</text:p>
          </table:table-cell>
          <table:table-cell table:formula="oooc:=ABS([.I303]-[.B303])" office:value-type="float" office:value="1.29">
            <text:p>1.29</text:p>
          </table:table-cell>
          <table:table-cell table:formula="oooc:=ABS([.J303]-[.B303])" office:value-type="float" office:value="1.29">
            <text:p>1.29</text:p>
          </table:table-cell>
          <table:table-cell table:formula="oooc:=ABS([.K303]-[.B303])" office:value-type="float" office:value="1.29">
            <text:p>1.29</text:p>
          </table:table-cell>
          <table:table-cell table:formula="oooc:=ABS([.L303]-[.B303])" office:value-type="float" office:value="1.29">
            <text:p>1.29</text:p>
          </table:table-cell>
          <table:table-cell table:formula="oooc:=ABS([.M303]-[.B303])" office:value-type="float" office:value="1.29">
            <text:p>1.29</text:p>
          </table:table-cell>
          <table:table-cell table:formula="oooc:=ABS([.N303]-[.B303])" office:value-type="float" office:value="1.3">
            <text:p>1.3</text:p>
          </table:table-cell>
          <table:table-cell table:number-columns-repeated="3"/>
        </table:table-row>
        <table:table-row table:style-name="ro1">
          <table:table-cell office:value-type="string">
            <text:p>GGTCCTTACTTGGTG</text:p>
          </table:table-cell>
          <table:table-cell office:value-type="float" office:value="51.6">
            <text:p>51.6</text:p>
          </table:table-cell>
          <table:table-cell office:value-type="float" office:value="39.11">
            <text:p>39.11</text:p>
          </table:table-cell>
          <table:table-cell office:value-type="float" office:value="45.78">
            <text:p>45.78</text:p>
          </table:table-cell>
          <table:table-cell office:value-type="float" office:value="44.08">
            <text:p>44.08</text:p>
          </table:table-cell>
          <table:table-cell office:value-type="float" office:value="49.1">
            <text:p>49.1</text:p>
          </table:table-cell>
          <table:table-cell office:value-type="float" office:value="53.08">
            <text:p>53.08</text:p>
          </table:table-cell>
          <table:table-cell office:value-type="float" office:value="48.62">
            <text:p>48.62</text:p>
          </table:table-cell>
          <table:table-cell office:value-type="float" office:value="54.14">
            <text:p>54.14</text:p>
          </table:table-cell>
          <table:table-cell office:value-type="float" office:value="51.15">
            <text:p>51.15</text:p>
          </table:table-cell>
          <table:table-cell office:value-type="float" office:value="52.03">
            <text:p>52.03</text:p>
          </table:table-cell>
          <table:table-cell office:value-type="float" office:value="47.36">
            <text:p>47.36</text:p>
          </table:table-cell>
          <table:table-cell office:value-type="float" office:value="53.57">
            <text:p>53.57</text:p>
          </table:table-cell>
          <table:table-cell office:value-type="float" office:value="50.61">
            <text:p>50.61</text:p>
          </table:table-cell>
          <table:table-cell office:value-type="float" office:value="51.6">
            <text:p>51.6</text:p>
          </table:table-cell>
          <table:table-cell/>
          <table:table-cell table:formula="oooc:=ABS(([.C304]-[.B304])*100/[.B304])" office:value-type="float" office:value="24.2054263565892">
            <text:p>24.21</text:p>
          </table:table-cell>
          <table:table-cell table:formula="oooc:=ABS(([.D304]-[.B304])*100/[.B304])" office:value-type="float" office:value="11.2790697674419">
            <text:p>11.28</text:p>
          </table:table-cell>
          <table:table-cell table:formula="oooc:=ABS(([.E304]-[.B304])*100/[.B304])" office:value-type="float" office:value="14.5736434108527">
            <text:p>14.57</text:p>
          </table:table-cell>
          <table:table-cell table:formula="oooc:=ABS(([.F304]-[.B304])*100/[.B304])" office:value-type="float" office:value="4.84496124031008">
            <text:p>4.84</text:p>
          </table:table-cell>
          <table:table-cell table:formula="oooc:=ABS(([.G304]-[.B304])*100/[.B304])" office:value-type="float" office:value="2.86821705426356">
            <text:p>2.87</text:p>
          </table:table-cell>
          <table:table-cell table:formula="oooc:=ABS(([.H304]-[.B304])*100/[.B304])" office:value-type="float" office:value="5.77519379844962">
            <text:p>5.78</text:p>
          </table:table-cell>
          <table:table-cell table:formula="oooc:=ABS(([.I304]-[.B304])*100/[.B304])" office:value-type="float" office:value="4.92248062015504">
            <text:p>4.92</text:p>
          </table:table-cell>
          <table:table-cell table:formula="oooc:=ABS(([.J304]-[.B304])*100/[.B304])" office:value-type="float" office:value="0.872093023255819">
            <text:p>0.87</text:p>
          </table:table-cell>
          <table:table-cell table:formula="oooc:=ABS(([.K304]-[.B304])*100/[.B304])" office:value-type="float" office:value="0.833333333333333">
            <text:p>0.83</text:p>
          </table:table-cell>
          <table:table-cell table:formula="oooc:=ABS(([.L304]-[.B304])*100/[.B304])" office:value-type="float" office:value="8.2170542635659">
            <text:p>8.22</text:p>
          </table:table-cell>
          <table:table-cell table:formula="oooc:=ABS(([.M304]-[.B304])*100/[.B304])" office:value-type="float" office:value="3.81782945736434">
            <text:p>3.82</text:p>
          </table:table-cell>
          <table:table-cell table:formula="oooc:=ABS(([.N304]-[.B304])*100/[.B304])" office:value-type="float" office:value="1.91860465116279">
            <text:p>1.92</text:p>
          </table:table-cell>
          <table:table-cell table:number-columns-repeated="2"/>
          <table:table-cell table:formula="oooc:=ABS([.C304]-[.B304])" office:value-type="float" office:value="12.49">
            <text:p>12.49</text:p>
          </table:table-cell>
          <table:table-cell table:formula="oooc:=ABS([.D304]-[.B304])" office:value-type="float" office:value="5.82">
            <text:p>5.82</text:p>
          </table:table-cell>
          <table:table-cell table:formula="oooc:=ABS([.E304]-[.B304])" office:value-type="float" office:value="7.52">
            <text:p>7.52</text:p>
          </table:table-cell>
          <table:table-cell table:formula="oooc:=ABS([.F304]-[.B304])" office:value-type="float" office:value="2.5">
            <text:p>2.5</text:p>
          </table:table-cell>
          <table:table-cell table:formula="oooc:=ABS([.G304]-[.B304])" office:value-type="float" office:value="1.48">
            <text:p>1.48</text:p>
          </table:table-cell>
          <table:table-cell table:formula="oooc:=ABS([.H304]-[.B304])" office:value-type="float" office:value="2.98">
            <text:p>2.98</text:p>
          </table:table-cell>
          <table:table-cell table:formula="oooc:=ABS([.I304]-[.B304])" office:value-type="float" office:value="2.54">
            <text:p>2.54</text:p>
          </table:table-cell>
          <table:table-cell table:formula="oooc:=ABS([.J304]-[.B304])" office:value-type="float" office:value="0.450000000000003">
            <text:p>0.45</text:p>
          </table:table-cell>
          <table:table-cell table:formula="oooc:=ABS([.K304]-[.B304])" office:value-type="float" office:value="0.43">
            <text:p>0.43</text:p>
          </table:table-cell>
          <table:table-cell table:formula="oooc:=ABS([.L304]-[.B304])" office:value-type="float" office:value="4.24">
            <text:p>4.24</text:p>
          </table:table-cell>
          <table:table-cell table:formula="oooc:=ABS([.M304]-[.B304])" office:value-type="float" office:value="1.97">
            <text:p>1.97</text:p>
          </table:table-cell>
          <table:table-cell table:formula="oooc:=ABS([.N304]-[.B304])" office:value-type="float" office:value="0.990000000000002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AGTAGTAATCACACC</text:p>
          </table:table-cell>
          <table:table-cell office:value-type="float" office:value="56.2">
            <text:p>56.2</text:p>
          </table:table-cell>
          <table:table-cell office:value-type="float" office:value="52.9">
            <text:p>52.9</text:p>
          </table:table-cell>
          <table:table-cell office:value-type="float" office:value="54.7">
            <text:p>54.7</text:p>
          </table:table-cell>
          <table:table-cell office:value-type="float" office:value="54.32">
            <text:p>54.32</text:p>
          </table:table-cell>
          <table:table-cell office:value-type="float" office:value="55.45">
            <text:p>55.45</text:p>
          </table:table-cell>
          <table:table-cell office:value-type="float" office:value="56.08">
            <text:p>56.08</text:p>
          </table:table-cell>
          <table:table-cell office:value-type="float" office:value="56.11">
            <text:p>56.11</text:p>
          </table:table-cell>
          <table:table-cell office:value-type="float" office:value="57.09">
            <text:p>57.09</text:p>
          </table:table-cell>
          <table:table-cell office:value-type="float" office:value="55.9">
            <text:p>55.9</text:p>
          </table:table-cell>
          <table:table-cell office:value-type="float" office:value="56.04">
            <text:p>56.04</text:p>
          </table:table-cell>
          <table:table-cell office:value-type="float" office:value="55.06">
            <text:p>55.06</text:p>
          </table:table-cell>
          <table:table-cell office:value-type="float" office:value="56.85">
            <text:p>56.85</text:p>
          </table:table-cell>
          <table:table-cell office:value-type="float" office:value="56.28">
            <text:p>56.28</text:p>
          </table:table-cell>
          <table:table-cell office:value-type="float" office:value="56.2">
            <text:p>56.2</text:p>
          </table:table-cell>
          <table:table-cell/>
          <table:table-cell table:formula="oooc:=ABS(([.C305]-[.B305])*100/[.B305])" office:value-type="float" office:value="5.87188612099645">
            <text:p>5.87</text:p>
          </table:table-cell>
          <table:table-cell table:formula="oooc:=ABS(([.D305]-[.B305])*100/[.B305])" office:value-type="float" office:value="2.66903914590747">
            <text:p>2.67</text:p>
          </table:table-cell>
          <table:table-cell table:formula="oooc:=ABS(([.E305]-[.B305])*100/[.B305])" office:value-type="float" office:value="3.34519572953737">
            <text:p>3.35</text:p>
          </table:table-cell>
          <table:table-cell table:formula="oooc:=ABS(([.F305]-[.B305])*100/[.B305])" office:value-type="float" office:value="1.33451957295374">
            <text:p>1.33</text:p>
          </table:table-cell>
          <table:table-cell table:formula="oooc:=ABS(([.G305]-[.B305])*100/[.B305])" office:value-type="float" office:value="0.213523131672606">
            <text:p>0.21</text:p>
          </table:table-cell>
          <table:table-cell table:formula="oooc:=ABS(([.H305]-[.B305])*100/[.B305])" office:value-type="float" office:value="0.160142348754454">
            <text:p>0.16</text:p>
          </table:table-cell>
          <table:table-cell table:formula="oooc:=ABS(([.I305]-[.B305])*100/[.B305])" office:value-type="float" office:value="1.58362989323844">
            <text:p>1.58</text:p>
          </table:table-cell>
          <table:table-cell table:formula="oooc:=ABS(([.J305]-[.B305])*100/[.B305])" office:value-type="float" office:value="0.533807829181502">
            <text:p>0.53</text:p>
          </table:table-cell>
          <table:table-cell table:formula="oooc:=ABS(([.K305]-[.B305])*100/[.B305])" office:value-type="float" office:value="0.284697508896804">
            <text:p>0.28</text:p>
          </table:table-cell>
          <table:table-cell table:formula="oooc:=ABS(([.L305]-[.B305])*100/[.B305])" office:value-type="float" office:value="2.02846975088968">
            <text:p>2.03</text:p>
          </table:table-cell>
          <table:table-cell table:formula="oooc:=ABS(([.M305]-[.B305])*100/[.B305])" office:value-type="float" office:value="1.15658362989324">
            <text:p>1.16</text:p>
          </table:table-cell>
          <table:table-cell table:formula="oooc:=ABS(([.N305]-[.B305])*100/[.B305])" office:value-type="float" office:value="0.142348754448396">
            <text:p>0.14</text:p>
          </table:table-cell>
          <table:table-cell table:number-columns-repeated="2"/>
          <table:table-cell table:formula="oooc:=ABS([.C305]-[.B305])" office:value-type="float" office:value="3.3">
            <text:p>3.3</text:p>
          </table:table-cell>
          <table:table-cell table:formula="oooc:=ABS([.D305]-[.B305])" office:value-type="float" office:value="1.5">
            <text:p>1.5</text:p>
          </table:table-cell>
          <table:table-cell table:formula="oooc:=ABS([.E305]-[.B305])" office:value-type="float" office:value="1.88">
            <text:p>1.88</text:p>
          </table:table-cell>
          <table:table-cell table:formula="oooc:=ABS([.F305]-[.B305])" office:value-type="float" office:value="0.75">
            <text:p>0.75</text:p>
          </table:table-cell>
          <table:table-cell table:formula="oooc:=ABS([.G305]-[.B305])" office:value-type="float" office:value="0.120000000000005">
            <text:p>0.12</text:p>
          </table:table-cell>
          <table:table-cell table:formula="oooc:=ABS([.H305]-[.B305])" office:value-type="float" office:value="0.0900000000000034">
            <text:p>0.09</text:p>
          </table:table-cell>
          <table:table-cell table:formula="oooc:=ABS([.I305]-[.B305])" office:value-type="float" office:value="0.890000000000001">
            <text:p>0.89</text:p>
          </table:table-cell>
          <table:table-cell table:formula="oooc:=ABS([.J305]-[.B305])" office:value-type="float" office:value="0.300000000000004">
            <text:p>0.3</text:p>
          </table:table-cell>
          <table:table-cell table:formula="oooc:=ABS([.K305]-[.B305])" office:value-type="float" office:value="0.160000000000004">
            <text:p>0.16</text:p>
          </table:table-cell>
          <table:table-cell table:formula="oooc:=ABS([.L305]-[.B305])" office:value-type="float" office:value="1.14">
            <text:p>1.14</text:p>
          </table:table-cell>
          <table:table-cell table:formula="oooc:=ABS([.M305]-[.B305])" office:value-type="float" office:value="0.649999999999999">
            <text:p>0.65</text:p>
          </table:table-cell>
          <table:table-cell table:formula="oooc:=ABS([.N305]-[.B305])" office:value-type="float" office:value="0.0799999999999983">
            <text:p>0.08</text:p>
          </table:table-cell>
          <table:table-cell table:number-columns-repeated="3"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">
            <text:p>58</text:p>
          </table:table-cell>
          <table:table-cell office:value-type="float" office:value="47.28">
            <text:p>47.28</text:p>
          </table:table-cell>
          <table:table-cell office:value-type="float" office:value="56.97">
            <text:p>56.97</text:p>
          </table:table-cell>
          <table:table-cell office:value-type="float" office:value="55.41">
            <text:p>55.41</text:p>
          </table:table-cell>
          <table:table-cell office:value-type="float" office:value="59.57">
            <text:p>59.57</text:p>
          </table:table-cell>
          <table:table-cell office:value-type="float" office:value="57.4">
            <text:p>57.4</text:p>
          </table:table-cell>
          <table:table-cell office:value-type="float" office:value="62.26">
            <text:p>62.26</text:p>
          </table:table-cell>
          <table:table-cell office:value-type="float" office:value="59.13">
            <text:p>59.13</text:p>
          </table:table-cell>
          <table:table-cell office:value-type="float" office:value="56.15">
            <text:p>56.15</text:p>
          </table:table-cell>
          <table:table-cell office:value-type="float" office:value="56.72">
            <text:p>56.72</text:p>
          </table:table-cell>
          <table:table-cell office:value-type="float" office:value="53.45">
            <text:p>53.45</text:p>
          </table:table-cell>
          <table:table-cell office:value-type="float" office:value="58.35">
            <text:p>58.35</text:p>
          </table:table-cell>
          <table:table-cell office:value-type="float" office:value="56.25">
            <text:p>56.25</text:p>
          </table:table-cell>
          <table:table-cell office:value-type="float" office:value="58">
            <text:p>58</text:p>
          </table:table-cell>
          <table:table-cell/>
          <table:table-cell table:formula="oooc:=ABS(([.C306]-[.B306])*100/[.B306])" office:value-type="float" office:value="18.4827586206897">
            <text:p>18.48</text:p>
          </table:table-cell>
          <table:table-cell table:formula="oooc:=ABS(([.D306]-[.B306])*100/[.B306])" office:value-type="float" office:value="1.77586206896552">
            <text:p>1.78</text:p>
          </table:table-cell>
          <table:table-cell table:formula="oooc:=ABS(([.E306]-[.B306])*100/[.B306])" office:value-type="float" office:value="4.46551724137932">
            <text:p>4.47</text:p>
          </table:table-cell>
          <table:table-cell table:formula="oooc:=ABS(([.F306]-[.B306])*100/[.B306])" office:value-type="float" office:value="2.70689655172414">
            <text:p>2.71</text:p>
          </table:table-cell>
          <table:table-cell table:formula="oooc:=ABS(([.G306]-[.B306])*100/[.B306])" office:value-type="float" office:value="1.03448275862069">
            <text:p>1.03</text:p>
          </table:table-cell>
          <table:table-cell table:formula="oooc:=ABS(([.H306]-[.B306])*100/[.B306])" office:value-type="float" office:value="7.34482758620689">
            <text:p>7.34</text:p>
          </table:table-cell>
          <table:table-cell table:formula="oooc:=ABS(([.I306]-[.B306])*100/[.B306])" office:value-type="float" office:value="1.94827586206897">
            <text:p>1.95</text:p>
          </table:table-cell>
          <table:table-cell table:formula="oooc:=ABS(([.J306]-[.B306])*100/[.B306])" office:value-type="float" office:value="3.1896551724138">
            <text:p>3.19</text:p>
          </table:table-cell>
          <table:table-cell table:formula="oooc:=ABS(([.K306]-[.B306])*100/[.B306])" office:value-type="float" office:value="2.20689655172414">
            <text:p>2.21</text:p>
          </table:table-cell>
          <table:table-cell table:formula="oooc:=ABS(([.L306]-[.B306])*100/[.B306])" office:value-type="float" office:value="7.84482758620689">
            <text:p>7.84</text:p>
          </table:table-cell>
          <table:table-cell table:formula="oooc:=ABS(([.M306]-[.B306])*100/[.B306])" office:value-type="float" office:value="0.603448275862071">
            <text:p>0.6</text:p>
          </table:table-cell>
          <table:table-cell table:formula="oooc:=ABS(([.N306]-[.B306])*100/[.B306])" office:value-type="float" office:value="3.01724137931034">
            <text:p>3.02</text:p>
          </table:table-cell>
          <table:table-cell table:number-columns-repeated="2"/>
          <table:table-cell table:formula="oooc:=ABS([.C306]-[.B306])" office:value-type="float" office:value="10.72">
            <text:p>10.72</text:p>
          </table:table-cell>
          <table:table-cell table:formula="oooc:=ABS([.D306]-[.B306])" office:value-type="float" office:value="1.03">
            <text:p>1.03</text:p>
          </table:table-cell>
          <table:table-cell table:formula="oooc:=ABS([.E306]-[.B306])" office:value-type="float" office:value="2.59">
            <text:p>2.59</text:p>
          </table:table-cell>
          <table:table-cell table:formula="oooc:=ABS([.F306]-[.B306])" office:value-type="float" office:value="1.57">
            <text:p>1.57</text:p>
          </table:table-cell>
          <table:table-cell table:formula="oooc:=ABS([.G306]-[.B306])" office:value-type="float" office:value="0.600000000000001">
            <text:p>0.6</text:p>
          </table:table-cell>
          <table:table-cell table:formula="oooc:=ABS([.H306]-[.B306])" office:value-type="float" office:value="4.26">
            <text:p>4.26</text:p>
          </table:table-cell>
          <table:table-cell table:formula="oooc:=ABS([.I306]-[.B306])" office:value-type="float" office:value="1.13">
            <text:p>1.13</text:p>
          </table:table-cell>
          <table:table-cell table:formula="oooc:=ABS([.J306]-[.B306])" office:value-type="float" office:value="1.85">
            <text:p>1.85</text:p>
          </table:table-cell>
          <table:table-cell table:formula="oooc:=ABS([.K306]-[.B306])" office:value-type="float" office:value="1.28">
            <text:p>1.28</text:p>
          </table:table-cell>
          <table:table-cell table:formula="oooc:=ABS([.L306]-[.B306])" office:value-type="float" office:value="4.55">
            <text:p>4.55</text:p>
          </table:table-cell>
          <table:table-cell table:formula="oooc:=ABS([.M306]-[.B306])" office:value-type="float" office:value="0.350000000000001">
            <text:p>0.35</text:p>
          </table:table-cell>
          <table:table-cell table:formula="oooc:=ABS([.N306]-[.B306])" office:value-type="float" office:value="1.75">
            <text:p>1.75</text:p>
          </table:table-cell>
          <table:table-cell table:number-columns-repeated="3"/>
        </table:table-row>
        <table:table-row table:style-name="ro1">
          <table:table-cell office:value-type="string">
            <text:p>AAGGCGAGTCAGGCTCAGTG</text:p>
          </table:table-cell>
          <table:table-cell office:value-type="float" office:value="67.7">
            <text:p>67.7</text:p>
          </table:table-cell>
          <table:table-cell office:value-type="float" office:value="52.17">
            <text:p>52.17</text:p>
          </table:table-cell>
          <table:table-cell office:value-type="float" office:value="66.56">
            <text:p>66.56</text:p>
          </table:table-cell>
          <table:table-cell office:value-type="float" office:value="64.37">
            <text:p>64.37</text:p>
          </table:table-cell>
          <table:table-cell office:value-type="float" office:value="70.22">
            <text:p>70.22</text:p>
          </table:table-cell>
          <table:table-cell office:value-type="float" office:value="67.16">
            <text:p>67.16</text:p>
          </table:table-cell>
          <table:table-cell office:value-type="float" office:value="72.72">
            <text:p>72.72</text:p>
          </table:table-cell>
          <table:table-cell office:value-type="float" office:value="68.38">
            <text:p>68.38</text:p>
          </table:table-cell>
          <table:table-cell office:value-type="float" office:value="65.42">
            <text:p>65.42</text:p>
          </table:table-cell>
          <table:table-cell office:value-type="float" office:value="65.74">
            <text:p>65.74</text:p>
          </table:table-cell>
          <table:table-cell office:value-type="float" office:value="61.63">
            <text:p>61.63</text:p>
          </table:table-cell>
          <table:table-cell office:value-type="float" office:value="67.4">
            <text:p>67.4</text:p>
          </table:table-cell>
          <table:table-cell office:value-type="float" office:value="64.88">
            <text:p>64.88</text:p>
          </table:table-cell>
          <table:table-cell office:value-type="float" office:value="67.7">
            <text:p>67.7</text:p>
          </table:table-cell>
          <table:table-cell/>
          <table:table-cell table:formula="oooc:=ABS(([.C307]-[.B307])*100/[.B307])" office:value-type="float" office:value="22.9394387001477">
            <text:p>22.94</text:p>
          </table:table-cell>
          <table:table-cell table:formula="oooc:=ABS(([.D307]-[.B307])*100/[.B307])" office:value-type="float" office:value="1.68389955686854">
            <text:p>1.68</text:p>
          </table:table-cell>
          <table:table-cell table:formula="oooc:=ABS(([.E307]-[.B307])*100/[.B307])" office:value-type="float" office:value="4.91875923190546">
            <text:p>4.92</text:p>
          </table:table-cell>
          <table:table-cell table:formula="oooc:=ABS(([.F307]-[.B307])*100/[.B307])" office:value-type="float" office:value="3.72230428360413">
            <text:p>3.72</text:p>
          </table:table-cell>
          <table:table-cell table:formula="oooc:=ABS(([.G307]-[.B307])*100/[.B307])" office:value-type="float" office:value="0.797636632200895">
            <text:p>0.8</text:p>
          </table:table-cell>
          <table:table-cell table:formula="oooc:=ABS(([.H307]-[.B307])*100/[.B307])" office:value-type="float" office:value="7.41506646971934">
            <text:p>7.42</text:p>
          </table:table-cell>
          <table:table-cell table:formula="oooc:=ABS(([.I307]-[.B307])*100/[.B307])" office:value-type="float" office:value="1.00443131462333">
            <text:p>1</text:p>
          </table:table-cell>
          <table:table-cell table:formula="oooc:=ABS(([.J307]-[.B307])*100/[.B307])" office:value-type="float" office:value="3.36779911373708">
            <text:p>3.37</text:p>
          </table:table-cell>
          <table:table-cell table:formula="oooc:=ABS(([.K307]-[.B307])*100/[.B307])" office:value-type="float" office:value="2.89512555391434">
            <text:p>2.9</text:p>
          </table:table-cell>
          <table:table-cell table:formula="oooc:=ABS(([.L307]-[.B307])*100/[.B307])" office:value-type="float" office:value="8.96602658788774">
            <text:p>8.97</text:p>
          </table:table-cell>
          <table:table-cell table:formula="oooc:=ABS(([.M307]-[.B307])*100/[.B307])" office:value-type="float" office:value="0.443131462333821">
            <text:p>0.44</text:p>
          </table:table-cell>
          <table:table-cell table:formula="oooc:=ABS(([.N307]-[.B307])*100/[.B307])" office:value-type="float" office:value="4.16543574593797">
            <text:p>4.17</text:p>
          </table:table-cell>
          <table:table-cell table:number-columns-repeated="2"/>
          <table:table-cell table:formula="oooc:=ABS([.C307]-[.B307])" office:value-type="float" office:value="15.53">
            <text:p>15.53</text:p>
          </table:table-cell>
          <table:table-cell table:formula="oooc:=ABS([.D307]-[.B307])" office:value-type="float" office:value="1.14">
            <text:p>1.14</text:p>
          </table:table-cell>
          <table:table-cell table:formula="oooc:=ABS([.E307]-[.B307])" office:value-type="float" office:value="3.33">
            <text:p>3.33</text:p>
          </table:table-cell>
          <table:table-cell table:formula="oooc:=ABS([.F307]-[.B307])" office:value-type="float" office:value="2.52">
            <text:p>2.52</text:p>
          </table:table-cell>
          <table:table-cell table:formula="oooc:=ABS([.G307]-[.B307])" office:value-type="float" office:value="0.540000000000006">
            <text:p>0.54</text:p>
          </table:table-cell>
          <table:table-cell table:formula="oooc:=ABS([.H307]-[.B307])" office:value-type="float" office:value="5.02">
            <text:p>5.02</text:p>
          </table:table-cell>
          <table:table-cell table:formula="oooc:=ABS([.I307]-[.B307])" office:value-type="float" office:value="0.679999999999993">
            <text:p>0.68</text:p>
          </table:table-cell>
          <table:table-cell table:formula="oooc:=ABS([.J307]-[.B307])" office:value-type="float" office:value="2.28">
            <text:p>2.28</text:p>
          </table:table-cell>
          <table:table-cell table:formula="oooc:=ABS([.K307]-[.B307])" office:value-type="float" office:value="1.96000000000001">
            <text:p>1.96</text:p>
          </table:table-cell>
          <table:table-cell table:formula="oooc:=ABS([.L307]-[.B307])" office:value-type="float" office:value="6.07">
            <text:p>6.07</text:p>
          </table:table-cell>
          <table:table-cell table:formula="oooc:=ABS([.M307]-[.B307])" office:value-type="float" office:value="0.299999999999997">
            <text:p>0.3</text:p>
          </table:table-cell>
          <table:table-cell table:formula="oooc:=ABS([.N307]-[.B307])" office:value-type="float" office:value="2.82000000000001">
            <text:p>2.82</text:p>
          </table:table-cell>
          <table:table-cell table:number-columns-repeated="3"/>
        </table:table-row>
        <table:table-row table:style-name="ro1">
          <table:table-cell office:value-type="string">
            <text:p>CCATCATTGTGTCTACCTCA</text:p>
          </table:table-cell>
          <table:table-cell office:value-type="float" office:value="67.3">
            <text:p>67.3</text:p>
          </table:table-cell>
          <table:table-cell office:value-type="float" office:value="64.03">
            <text:p>64.03</text:p>
          </table:table-cell>
          <table:table-cell office:value-type="float" office:value="66.13">
            <text:p>66.13</text:p>
          </table:table-cell>
          <table:table-cell office:value-type="float" office:value="65.75">
            <text:p>65.75</text:p>
          </table:table-cell>
          <table:table-cell office:value-type="float" office:value="66.87">
            <text:p>66.87</text:p>
          </table:table-cell>
          <table:table-cell office:value-type="float" office:value="67.44">
            <text:p>67.44</text:p>
          </table:table-cell>
          <table:table-cell office:value-type="float" office:value="67.54">
            <text:p>67.54</text:p>
          </table:table-cell>
          <table:table-cell office:value-type="float" office:value="68.54">
            <text:p>68.54</text:p>
          </table:table-cell>
          <table:table-cell office:value-type="float" office:value="67.33">
            <text:p>67.33</text:p>
          </table:table-cell>
          <table:table-cell office:value-type="float" office:value="67.34">
            <text:p>67.34</text:p>
          </table:table-cell>
          <table:table-cell office:value-type="float" office:value="66.48">
            <text:p>66.48</text:p>
          </table:table-cell>
          <table:table-cell office:value-type="float" office:value="68.2">
            <text:p>68.2</text:p>
          </table:table-cell>
          <table:table-cell office:value-type="float" office:value="67.71">
            <text:p>67.71</text:p>
          </table:table-cell>
          <table:table-cell office:value-type="float" office:value="67.3">
            <text:p>67.3</text:p>
          </table:table-cell>
          <table:table-cell/>
          <table:table-cell table:formula="oooc:=ABS(([.C308]-[.B308])*100/[.B308])" office:value-type="float" office:value="4.85884101040118">
            <text:p>4.86</text:p>
          </table:table-cell>
          <table:table-cell table:formula="oooc:=ABS(([.D308]-[.B308])*100/[.B308])" office:value-type="float" office:value="1.73848439821694">
            <text:p>1.74</text:p>
          </table:table-cell>
          <table:table-cell table:formula="oooc:=ABS(([.E308]-[.B308])*100/[.B308])" office:value-type="float" office:value="2.30312035661218">
            <text:p>2.3</text:p>
          </table:table-cell>
          <table:table-cell table:formula="oooc:=ABS(([.F308]-[.B308])*100/[.B308])" office:value-type="float" office:value="0.63893016344724">
            <text:p>0.64</text:p>
          </table:table-cell>
          <table:table-cell table:formula="oooc:=ABS(([.G308]-[.B308])*100/[.B308])" office:value-type="float" office:value="0.208023774145617">
            <text:p>0.21</text:p>
          </table:table-cell>
          <table:table-cell table:formula="oooc:=ABS(([.H308]-[.B308])*100/[.B308])" office:value-type="float" office:value="0.356612184249642">
            <text:p>0.36</text:p>
          </table:table-cell>
          <table:table-cell table:formula="oooc:=ABS(([.I308]-[.B308])*100/[.B308])" office:value-type="float" office:value="1.84249628528976">
            <text:p>1.84</text:p>
          </table:table-cell>
          <table:table-cell table:formula="oooc:=ABS(([.J308]-[.B308])*100/[.B308])" office:value-type="float" office:value="0.0445765230312053">
            <text:p>0.04</text:p>
          </table:table-cell>
          <table:table-cell table:formula="oooc:=ABS(([.K308]-[.B308])*100/[.B308])" office:value-type="float" office:value="0.059435364041614">
            <text:p>0.06</text:p>
          </table:table-cell>
          <table:table-cell table:formula="oooc:=ABS(([.L308]-[.B308])*100/[.B308])" office:value-type="float" office:value="1.21842496285289">
            <text:p>1.22</text:p>
          </table:table-cell>
          <table:table-cell table:formula="oooc:=ABS(([.M308]-[.B308])*100/[.B308])" office:value-type="float" office:value="1.33729569093612">
            <text:p>1.34</text:p>
          </table:table-cell>
          <table:table-cell table:formula="oooc:=ABS(([.N308]-[.B308])*100/[.B308])" office:value-type="float" office:value="0.609212481426444">
            <text:p>0.61</text:p>
          </table:table-cell>
          <table:table-cell table:number-columns-repeated="2"/>
          <table:table-cell table:formula="oooc:=ABS([.C308]-[.B308])" office:value-type="float" office:value="3.27">
            <text:p>3.27</text:p>
          </table:table-cell>
          <table:table-cell table:formula="oooc:=ABS([.D308]-[.B308])" office:value-type="float" office:value="1.17">
            <text:p>1.17</text:p>
          </table:table-cell>
          <table:table-cell table:formula="oooc:=ABS([.E308]-[.B308])" office:value-type="float" office:value="1.55">
            <text:p>1.55</text:p>
          </table:table-cell>
          <table:table-cell table:formula="oooc:=ABS([.F308]-[.B308])" office:value-type="float" office:value="0.429999999999993">
            <text:p>0.43</text:p>
          </table:table-cell>
          <table:table-cell table:formula="oooc:=ABS([.G308]-[.B308])" office:value-type="float" office:value="0.140000000000001">
            <text:p>0.14</text:p>
          </table:table-cell>
          <table:table-cell table:formula="oooc:=ABS([.H308]-[.B308])" office:value-type="float" office:value="0.240000000000009">
            <text:p>0.24</text:p>
          </table:table-cell>
          <table:table-cell table:formula="oooc:=ABS([.I308]-[.B308])" office:value-type="float" office:value="1.24000000000001">
            <text:p>1.24</text:p>
          </table:table-cell>
          <table:table-cell table:formula="oooc:=ABS([.J308]-[.B308])" office:value-type="float" office:value="0.0300000000000011">
            <text:p>0.03</text:p>
          </table:table-cell>
          <table:table-cell table:formula="oooc:=ABS([.K308]-[.B308])" office:value-type="float" office:value="0.0400000000000063">
            <text:p>0.04</text:p>
          </table:table-cell>
          <table:table-cell table:formula="oooc:=ABS([.L308]-[.B308])" office:value-type="float" office:value="0.819999999999993">
            <text:p>0.82</text:p>
          </table:table-cell>
          <table:table-cell table:formula="oooc:=ABS([.M308]-[.B308])" office:value-type="float" office:value="0.900000000000006">
            <text:p>0.9</text:p>
          </table:table-cell>
          <table:table-cell table:formula="oooc:=ABS([.N308]-[.B308])" office:value-type="float" office:value="0.409999999999997">
            <text:p>0.41</text:p>
          </table:table-cell>
          <table:table-cell table:number-columns-repeated="3"/>
        </table:table-row>
        <table:table-row table:style-name="ro1">
          <table:table-cell office:value-type="string">
            <text:p>AGTAGTAATCACACC</text:p>
          </table:table-cell>
          <table:table-cell office:value-type="float" office:value="51.6">
            <text:p>51.6</text:p>
          </table:table-cell>
          <table:table-cell office:value-type="float" office:value="41.34">
            <text:p>41.34</text:p>
          </table:table-cell>
          <table:table-cell office:value-type="float" office:value="46.45">
            <text:p>46.45</text:p>
          </table:table-cell>
          <table:table-cell office:value-type="float" office:value="45.24">
            <text:p>45.24</text:p>
          </table:table-cell>
          <table:table-cell office:value-type="float" office:value="48.82">
            <text:p>48.82</text:p>
          </table:table-cell>
          <table:table-cell office:value-type="float" office:value="50.94">
            <text:p>50.94</text:p>
          </table:table-cell>
          <table:table-cell office:value-type="float" office:value="49.39">
            <text:p>49.39</text:p>
          </table:table-cell>
          <table:table-cell office:value-type="float" office:value="52.51">
            <text:p>52.51</text:p>
          </table:table-cell>
          <table:table-cell office:value-type="float" office:value="50.27">
            <text:p>50.27</text:p>
          </table:table-cell>
          <table:table-cell office:value-type="float" office:value="50.82">
            <text:p>50.82</text:p>
          </table:table-cell>
          <table:table-cell office:value-type="float" office:value="47.57">
            <text:p>47.57</text:p>
          </table:table-cell>
          <table:table-cell office:value-type="float" office:value="52.45">
            <text:p>52.45</text:p>
          </table:table-cell>
          <table:table-cell office:value-type="float" office:value="50.37">
            <text:p>50.37</text:p>
          </table:table-cell>
          <table:table-cell office:value-type="float" office:value="51.6">
            <text:p>51.6</text:p>
          </table:table-cell>
          <table:table-cell/>
          <table:table-cell table:formula="oooc:=ABS(([.C309]-[.B309])*100/[.B309])" office:value-type="float" office:value="19.8837209302326">
            <text:p>19.88</text:p>
          </table:table-cell>
          <table:table-cell table:formula="oooc:=ABS(([.D309]-[.B309])*100/[.B309])" office:value-type="float" office:value="9.98062015503876">
            <text:p>9.98</text:p>
          </table:table-cell>
          <table:table-cell table:formula="oooc:=ABS(([.E309]-[.B309])*100/[.B309])" office:value-type="float" office:value="12.3255813953488">
            <text:p>12.33</text:p>
          </table:table-cell>
          <table:table-cell table:formula="oooc:=ABS(([.F309]-[.B309])*100/[.B309])" office:value-type="float" office:value="5.38759689922481">
            <text:p>5.39</text:p>
          </table:table-cell>
          <table:table-cell table:formula="oooc:=ABS(([.G309]-[.B309])*100/[.B309])" office:value-type="float" office:value="1.27906976744187">
            <text:p>1.28</text:p>
          </table:table-cell>
          <table:table-cell table:formula="oooc:=ABS(([.H309]-[.B309])*100/[.B309])" office:value-type="float" office:value="4.28294573643411">
            <text:p>4.28</text:p>
          </table:table-cell>
          <table:table-cell table:formula="oooc:=ABS(([.I309]-[.B309])*100/[.B309])" office:value-type="float" office:value="1.76356589147286">
            <text:p>1.76</text:p>
          </table:table-cell>
          <table:table-cell table:formula="oooc:=ABS(([.J309]-[.B309])*100/[.B309])" office:value-type="float" office:value="2.57751937984496">
            <text:p>2.58</text:p>
          </table:table-cell>
          <table:table-cell table:formula="oooc:=ABS(([.K309]-[.B309])*100/[.B309])" office:value-type="float" office:value="1.51162790697675">
            <text:p>1.51</text:p>
          </table:table-cell>
          <table:table-cell table:formula="oooc:=ABS(([.L309]-[.B309])*100/[.B309])" office:value-type="float" office:value="7.81007751937985">
            <text:p>7.81</text:p>
          </table:table-cell>
          <table:table-cell table:formula="oooc:=ABS(([.M309]-[.B309])*100/[.B309])" office:value-type="float" office:value="1.64728682170543">
            <text:p>1.65</text:p>
          </table:table-cell>
          <table:table-cell table:formula="oooc:=ABS(([.N309]-[.B309])*100/[.B309])" office:value-type="float" office:value="2.38372093023257">
            <text:p>2.38</text:p>
          </table:table-cell>
          <table:table-cell table:number-columns-repeated="2"/>
          <table:table-cell table:formula="oooc:=ABS([.C309]-[.B309])" office:value-type="float" office:value="10.26">
            <text:p>10.26</text:p>
          </table:table-cell>
          <table:table-cell table:formula="oooc:=ABS([.D309]-[.B309])" office:value-type="float" office:value="5.15">
            <text:p>5.15</text:p>
          </table:table-cell>
          <table:table-cell table:formula="oooc:=ABS([.E309]-[.B309])" office:value-type="float" office:value="6.36">
            <text:p>6.36</text:p>
          </table:table-cell>
          <table:table-cell table:formula="oooc:=ABS([.F309]-[.B309])" office:value-type="float" office:value="2.78">
            <text:p>2.78</text:p>
          </table:table-cell>
          <table:table-cell table:formula="oooc:=ABS([.G309]-[.B309])" office:value-type="float" office:value="0.660000000000004">
            <text:p>0.66</text:p>
          </table:table-cell>
          <table:table-cell table:formula="oooc:=ABS([.H309]-[.B309])" office:value-type="float" office:value="2.21">
            <text:p>2.21</text:p>
          </table:table-cell>
          <table:table-cell table:formula="oooc:=ABS([.I309]-[.B309])" office:value-type="float" office:value="0.909999999999997">
            <text:p>0.91</text:p>
          </table:table-cell>
          <table:table-cell table:formula="oooc:=ABS([.J309]-[.B309])" office:value-type="float" office:value="1.33">
            <text:p>1.33</text:p>
          </table:table-cell>
          <table:table-cell table:formula="oooc:=ABS([.K309]-[.B309])" office:value-type="float" office:value="0.780000000000001">
            <text:p>0.78</text:p>
          </table:table-cell>
          <table:table-cell table:formula="oooc:=ABS([.L309]-[.B309])" office:value-type="float" office:value="4.03">
            <text:p>4.03</text:p>
          </table:table-cell>
          <table:table-cell table:formula="oooc:=ABS([.M309]-[.B309])" office:value-type="float" office:value="0.850000000000001">
            <text:p>0.85</text:p>
          </table:table-cell>
          <table:table-cell table:formula="oooc:=ABS([.N309]-[.B309])" office:value-type="float" office:value="1.23">
            <text:p>1.23</text:p>
          </table:table-cell>
          <table:table-cell table:number-columns-repeated="3"/>
        </table:table-row>
        <table:table-row table:style-name="ro1">
          <table:table-cell office:value-type="string">
            <text:p>TACTAACATTAACTA</text:p>
          </table:table-cell>
          <table:table-cell office:value-type="float" office:value="40.4">
            <text:p>40.4</text:p>
          </table:table-cell>
          <table:table-cell office:value-type="float" office:value="27.89">
            <text:p>27.89</text:p>
          </table:table-cell>
          <table:table-cell office:value-type="float" office:value="34.81">
            <text:p>34.81</text:p>
          </table:table-cell>
          <table:table-cell office:value-type="float" office:value="33.11">
            <text:p>33.11</text:p>
          </table:table-cell>
          <table:table-cell office:value-type="float" office:value="38.14">
            <text:p>38.14</text:p>
          </table:table-cell>
          <table:table-cell office:value-type="float" office:value="40.02">
            <text:p>40.02</text:p>
          </table:table-cell>
          <table:table-cell office:value-type="float" office:value="37.65">
            <text:p>37.65</text:p>
          </table:table-cell>
          <table:table-cell office:value-type="float" office:value="40.68">
            <text:p>40.68</text:p>
          </table:table-cell>
          <table:table-cell office:value-type="float" office:value="40.18">
            <text:p>40.18</text:p>
          </table:table-cell>
          <table:table-cell office:value-type="float" office:value="40.93">
            <text:p>40.93</text:p>
          </table:table-cell>
          <table:table-cell office:value-type="float" office:value="36.39">
            <text:p>36.39</text:p>
          </table:table-cell>
          <table:table-cell office:value-type="float" office:value="42.48">
            <text:p>42.48</text:p>
          </table:table-cell>
          <table:table-cell office:value-type="float" office:value="39.64">
            <text:p>39.64</text:p>
          </table:table-cell>
          <table:table-cell office:value-type="float" office:value="40.4">
            <text:p>40.4</text:p>
          </table:table-cell>
          <table:table-cell/>
          <table:table-cell table:formula="oooc:=ABS(([.C310]-[.B310])*100/[.B310])" office:value-type="float" office:value="30.9653465346535">
            <text:p>30.97</text:p>
          </table:table-cell>
          <table:table-cell table:formula="oooc:=ABS(([.D310]-[.B310])*100/[.B310])" office:value-type="float" office:value="13.8366336633663">
            <text:p>13.84</text:p>
          </table:table-cell>
          <table:table-cell table:formula="oooc:=ABS(([.E310]-[.B310])*100/[.B310])" office:value-type="float" office:value="18.0445544554455">
            <text:p>18.04</text:p>
          </table:table-cell>
          <table:table-cell table:formula="oooc:=ABS(([.F310]-[.B310])*100/[.B310])" office:value-type="float" office:value="5.59405940594059">
            <text:p>5.59</text:p>
          </table:table-cell>
          <table:table-cell table:formula="oooc:=ABS(([.G310]-[.B310])*100/[.B310])" office:value-type="float" office:value="0.940594059405929">
            <text:p>0.94</text:p>
          </table:table-cell>
          <table:table-cell table:formula="oooc:=ABS(([.H310]-[.B310])*100/[.B310])" office:value-type="float" office:value="6.80693069306931">
            <text:p>6.81</text:p>
          </table:table-cell>
          <table:table-cell table:formula="oooc:=ABS(([.I310]-[.B310])*100/[.B310])" office:value-type="float" office:value="0.693069306930696">
            <text:p>0.69</text:p>
          </table:table-cell>
          <table:table-cell table:formula="oooc:=ABS(([.J310]-[.B310])*100/[.B310])" office:value-type="float" office:value="0.544554455445542">
            <text:p>0.54</text:p>
          </table:table-cell>
          <table:table-cell table:formula="oooc:=ABS(([.K310]-[.B310])*100/[.B310])" office:value-type="float" office:value="1.31188118811881">
            <text:p>1.31</text:p>
          </table:table-cell>
          <table:table-cell table:formula="oooc:=ABS(([.L310]-[.B310])*100/[.B310])" office:value-type="float" office:value="9.92574257425742">
            <text:p>9.93</text:p>
          </table:table-cell>
          <table:table-cell table:formula="oooc:=ABS(([.M310]-[.B310])*100/[.B310])" office:value-type="float" office:value="5.14851485148514">
            <text:p>5.15</text:p>
          </table:table-cell>
          <table:table-cell table:formula="oooc:=ABS(([.N310]-[.B310])*100/[.B310])" office:value-type="float" office:value="1.88118811881188">
            <text:p>1.88</text:p>
          </table:table-cell>
          <table:table-cell table:number-columns-repeated="2"/>
          <table:table-cell table:formula="oooc:=ABS([.C310]-[.B310])" office:value-type="float" office:value="12.51">
            <text:p>12.51</text:p>
          </table:table-cell>
          <table:table-cell table:formula="oooc:=ABS([.D310]-[.B310])" office:value-type="float" office:value="5.59">
            <text:p>5.59</text:p>
          </table:table-cell>
          <table:table-cell table:formula="oooc:=ABS([.E310]-[.B310])" office:value-type="float" office:value="7.29">
            <text:p>7.29</text:p>
          </table:table-cell>
          <table:table-cell table:formula="oooc:=ABS([.F310]-[.B310])" office:value-type="float" office:value="2.26">
            <text:p>2.26</text:p>
          </table:table-cell>
          <table:table-cell table:formula="oooc:=ABS([.G310]-[.B310])" office:value-type="float" office:value="0.379999999999995">
            <text:p>0.38</text:p>
          </table:table-cell>
          <table:table-cell table:formula="oooc:=ABS([.H310]-[.B310])" office:value-type="float" office:value="2.75">
            <text:p>2.75</text:p>
          </table:table-cell>
          <table:table-cell table:formula="oooc:=ABS([.I310]-[.B310])" office:value-type="float" office:value="0.280000000000001">
            <text:p>0.28</text:p>
          </table:table-cell>
          <table:table-cell table:formula="oooc:=ABS([.J310]-[.B310])" office:value-type="float" office:value="0.219999999999999">
            <text:p>0.22</text:p>
          </table:table-cell>
          <table:table-cell table:formula="oooc:=ABS([.K310]-[.B310])" office:value-type="float" office:value="0.530000000000001">
            <text:p>0.53</text:p>
          </table:table-cell>
          <table:table-cell table:formula="oooc:=ABS([.L310]-[.B310])" office:value-type="float" office:value="4.01">
            <text:p>4.01</text:p>
          </table:table-cell>
          <table:table-cell table:formula="oooc:=ABS([.M310]-[.B310])" office:value-type="float" office:value="2.08">
            <text:p>2.08</text:p>
          </table:table-cell>
          <table:table-cell table:formula="oooc:=ABS([.N310]-[.B310])" office:value-type="float" office:value="0.759999999999998">
            <text:p>0.76</text:p>
          </table:table-cell>
          <table:table-cell table:number-columns-repeated="3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74.2">
            <text:p>74.2</text:p>
          </table:table-cell>
          <table:table-cell office:value-type="float" office:value="70.41">
            <text:p>70.41</text:p>
          </table:table-cell>
          <table:table-cell office:value-type="float" office:value="72.65">
            <text:p>72.65</text:p>
          </table:table-cell>
          <table:table-cell office:value-type="float" office:value="72.27">
            <text:p>72.27</text:p>
          </table:table-cell>
          <table:table-cell office:value-type="float" office:value="73.4">
            <text:p>73.4</text:p>
          </table:table-cell>
          <table:table-cell office:value-type="float" office:value="74.03">
            <text:p>74.03</text:p>
          </table:table-cell>
          <table:table-cell office:value-type="float" office:value="74.06">
            <text:p>74.06</text:p>
          </table:table-cell>
          <table:table-cell office:value-type="float" office:value="75.18">
            <text:p>75.18</text:p>
          </table:table-cell>
          <table:table-cell office:value-type="float" office:value="73.86">
            <text:p>73.86</text:p>
          </table:table-cell>
          <table:table-cell office:value-type="float" office:value="73.8">
            <text:p>73.8</text:p>
          </table:table-cell>
          <table:table-cell office:value-type="float" office:value="73.01">
            <text:p>73.01</text:p>
          </table:table-cell>
          <table:table-cell office:value-type="float" office:value="74.68">
            <text:p>74.68</text:p>
          </table:table-cell>
          <table:table-cell office:value-type="float" office:value="74.24">
            <text:p>74.24</text:p>
          </table:table-cell>
          <table:table-cell office:value-type="float" office:value="74.2">
            <text:p>74.2</text:p>
          </table:table-cell>
          <table:table-cell/>
          <table:table-cell table:formula="oooc:=ABS(([.C311]-[.B311])*100/[.B311])" office:value-type="float" office:value="5.1078167115903">
            <text:p>5.11</text:p>
          </table:table-cell>
          <table:table-cell table:formula="oooc:=ABS(([.D311]-[.B311])*100/[.B311])" office:value-type="float" office:value="2.08894878706199">
            <text:p>2.09</text:p>
          </table:table-cell>
          <table:table-cell table:formula="oooc:=ABS(([.E311]-[.B311])*100/[.B311])" office:value-type="float" office:value="2.60107816711591">
            <text:p>2.6</text:p>
          </table:table-cell>
          <table:table-cell table:formula="oooc:=ABS(([.F311]-[.B311])*100/[.B311])" office:value-type="float" office:value="1.07816711590296">
            <text:p>1.08</text:p>
          </table:table-cell>
          <table:table-cell table:formula="oooc:=ABS(([.G311]-[.B311])*100/[.B311])" office:value-type="float" office:value="0.229110512129382">
            <text:p>0.23</text:p>
          </table:table-cell>
          <table:table-cell table:formula="oooc:=ABS(([.H311]-[.B311])*100/[.B311])" office:value-type="float" office:value="0.18867924528302">
            <text:p>0.19</text:p>
          </table:table-cell>
          <table:table-cell table:formula="oooc:=ABS(([.I311]-[.B311])*100/[.B311])" office:value-type="float" office:value="1.32075471698114">
            <text:p>1.32</text:p>
          </table:table-cell>
          <table:table-cell table:formula="oooc:=ABS(([.J311]-[.B311])*100/[.B311])" office:value-type="float" office:value="0.458221024258765">
            <text:p>0.46</text:p>
          </table:table-cell>
          <table:table-cell table:formula="oooc:=ABS(([.K311]-[.B311])*100/[.B311])" office:value-type="float" office:value="0.53908355795149">
            <text:p>0.54</text:p>
          </table:table-cell>
          <table:table-cell table:formula="oooc:=ABS(([.L311]-[.B311])*100/[.B311])" office:value-type="float" office:value="1.60377358490566">
            <text:p>1.6</text:p>
          </table:table-cell>
          <table:table-cell table:formula="oooc:=ABS(([.M311]-[.B311])*100/[.B311])" office:value-type="float" office:value="0.646900269541784">
            <text:p>0.65</text:p>
          </table:table-cell>
          <table:table-cell table:formula="oooc:=ABS(([.N311]-[.B311])*100/[.B311])" office:value-type="float" office:value="0.0539083557951375">
            <text:p>0.05</text:p>
          </table:table-cell>
          <table:table-cell table:number-columns-repeated="2"/>
          <table:table-cell table:formula="oooc:=ABS([.C311]-[.B311])" office:value-type="float" office:value="3.79000000000001">
            <text:p>3.79</text:p>
          </table:table-cell>
          <table:table-cell table:formula="oooc:=ABS([.D311]-[.B311])" office:value-type="float" office:value="1.55">
            <text:p>1.55</text:p>
          </table:table-cell>
          <table:table-cell table:formula="oooc:=ABS([.E311]-[.B311])" office:value-type="float" office:value="1.93000000000001">
            <text:p>1.93</text:p>
          </table:table-cell>
          <table:table-cell table:formula="oooc:=ABS([.F311]-[.B311])" office:value-type="float" office:value="0.799999999999997">
            <text:p>0.8</text:p>
          </table:table-cell>
          <table:table-cell table:formula="oooc:=ABS([.G311]-[.B311])" office:value-type="float" office:value="0.170000000000002">
            <text:p>0.17</text:p>
          </table:table-cell>
          <table:table-cell table:formula="oooc:=ABS([.H311]-[.B311])" office:value-type="float" office:value="0.140000000000001">
            <text:p>0.14</text:p>
          </table:table-cell>
          <table:table-cell table:formula="oooc:=ABS([.I311]-[.B311])" office:value-type="float" office:value="0.980000000000004">
            <text:p>0.98</text:p>
          </table:table-cell>
          <table:table-cell table:formula="oooc:=ABS([.J311]-[.B311])" office:value-type="float" office:value="0.340000000000003">
            <text:p>0.34</text:p>
          </table:table-cell>
          <table:table-cell table:formula="oooc:=ABS([.K311]-[.B311])" office:value-type="float" office:value="0.400000000000006">
            <text:p>0.4</text:p>
          </table:table-cell>
          <table:table-cell table:formula="oooc:=ABS([.L311]-[.B311])" office:value-type="float" office:value="1.19">
            <text:p>1.19</text:p>
          </table:table-cell>
          <table:table-cell table:formula="oooc:=ABS([.M311]-[.B311])" office:value-type="float" office:value="0.480000000000004">
            <text:p>0.48</text:p>
          </table:table-cell>
          <table:table-cell table:formula="oooc:=ABS([.N311]-[.B311])" office:value-type="float" office:value="0.039999999999992">
            <text:p>0.04</text:p>
          </table:table-cell>
          <table:table-cell table:number-columns-repeated="3"/>
        </table:table-row>
        <table:table-row table:style-name="ro1">
          <table:table-cell office:value-type="string">
            <text:p>CCATCATTGTGTCTACCTCA</text:p>
          </table:table-cell>
          <table:table-cell office:value-type="float" office:value="63.1">
            <text:p>63.1</text:p>
          </table:table-cell>
          <table:table-cell office:value-type="float" office:value="51.89">
            <text:p>51.89</text:p>
          </table:table-cell>
          <table:table-cell office:value-type="float" office:value="57.88">
            <text:p>57.88</text:p>
          </table:table-cell>
          <table:table-cell office:value-type="float" office:value="56.67">
            <text:p>56.67</text:p>
          </table:table-cell>
          <table:table-cell office:value-type="float" office:value="60.24">
            <text:p>60.24</text:p>
          </table:table-cell>
          <table:table-cell office:value-type="float" office:value="62.17">
            <text:p>62.17</text:p>
          </table:table-cell>
          <table:table-cell office:value-type="float" office:value="60.82">
            <text:p>60.82</text:p>
          </table:table-cell>
          <table:table-cell office:value-type="float" office:value="63.89">
            <text:p>63.89</text:p>
          </table:table-cell>
          <table:table-cell office:value-type="float" office:value="61.7">
            <text:p>61.7</text:p>
          </table:table-cell>
          <table:table-cell office:value-type="float" office:value="61.84">
            <text:p>61.84</text:p>
          </table:table-cell>
          <table:table-cell office:value-type="float" office:value="59">
            <text:p>59</text:p>
          </table:table-cell>
          <table:table-cell office:value-type="float" office:value="63.59">
            <text:p>63.59</text:p>
          </table:table-cell>
          <table:table-cell office:value-type="float" office:value="61.8">
            <text:p>61.8</text:p>
          </table:table-cell>
          <table:table-cell office:value-type="float" office:value="63.1">
            <text:p>63.1</text:p>
          </table:table-cell>
          <table:table-cell/>
          <table:table-cell table:formula="oooc:=ABS(([.C312]-[.B312])*100/[.B312])" office:value-type="float" office:value="17.7654516640254">
            <text:p>17.77</text:p>
          </table:table-cell>
          <table:table-cell table:formula="oooc:=ABS(([.D312]-[.B312])*100/[.B312])" office:value-type="float" office:value="8.27258320126783">
            <text:p>8.27</text:p>
          </table:table-cell>
          <table:table-cell table:formula="oooc:=ABS(([.E312]-[.B312])*100/[.B312])" office:value-type="float" office:value="10.1901743264659">
            <text:p>10.19</text:p>
          </table:table-cell>
          <table:table-cell table:formula="oooc:=ABS(([.F312]-[.B312])*100/[.B312])" office:value-type="float" office:value="4.53248811410459">
            <text:p>4.53</text:p>
          </table:table-cell>
          <table:table-cell table:formula="oooc:=ABS(([.G312]-[.B312])*100/[.B312])" office:value-type="float" office:value="1.47385103011093">
            <text:p>1.47</text:p>
          </table:table-cell>
          <table:table-cell table:formula="oooc:=ABS(([.H312]-[.B312])*100/[.B312])" office:value-type="float" office:value="3.61331220285262">
            <text:p>3.61</text:p>
          </table:table-cell>
          <table:table-cell table:formula="oooc:=ABS(([.I312]-[.B312])*100/[.B312])" office:value-type="float" office:value="1.25198098256735">
            <text:p>1.25</text:p>
          </table:table-cell>
          <table:table-cell table:formula="oooc:=ABS(([.J312]-[.B312])*100/[.B312])" office:value-type="float" office:value="2.21870047543581">
            <text:p>2.22</text:p>
          </table:table-cell>
          <table:table-cell table:formula="oooc:=ABS(([.K312]-[.B312])*100/[.B312])" office:value-type="float" office:value="1.99683042789223">
            <text:p>2</text:p>
          </table:table-cell>
          <table:table-cell table:formula="oooc:=ABS(([.L312]-[.B312])*100/[.B312])" office:value-type="float" office:value="6.49762282091918">
            <text:p>6.5</text:p>
          </table:table-cell>
          <table:table-cell table:formula="oooc:=ABS(([.M312]-[.B312])*100/[.B312])" office:value-type="float" office:value="0.776545166402539">
            <text:p>0.78</text:p>
          </table:table-cell>
          <table:table-cell table:formula="oooc:=ABS(([.N312]-[.B312])*100/[.B312])" office:value-type="float" office:value="2.06022187004755">
            <text:p>2.06</text:p>
          </table:table-cell>
          <table:table-cell table:number-columns-repeated="2"/>
          <table:table-cell table:formula="oooc:=ABS([.C312]-[.B312])" office:value-type="float" office:value="11.21">
            <text:p>11.21</text:p>
          </table:table-cell>
          <table:table-cell table:formula="oooc:=ABS([.D312]-[.B312])" office:value-type="float" office:value="5.22">
            <text:p>5.22</text:p>
          </table:table-cell>
          <table:table-cell table:formula="oooc:=ABS([.E312]-[.B312])" office:value-type="float" office:value="6.43">
            <text:p>6.43</text:p>
          </table:table-cell>
          <table:table-cell table:formula="oooc:=ABS([.F312]-[.B312])" office:value-type="float" office:value="2.86">
            <text:p>2.86</text:p>
          </table:table-cell>
          <table:table-cell table:formula="oooc:=ABS([.G312]-[.B312])" office:value-type="float" office:value="0.93">
            <text:p>0.93</text:p>
          </table:table-cell>
          <table:table-cell table:formula="oooc:=ABS([.H312]-[.B312])" office:value-type="float" office:value="2.28">
            <text:p>2.28</text:p>
          </table:table-cell>
          <table:table-cell table:formula="oooc:=ABS([.I312]-[.B312])" office:value-type="float" office:value="0.789999999999999">
            <text:p>0.79</text:p>
          </table:table-cell>
          <table:table-cell table:formula="oooc:=ABS([.J312]-[.B312])" office:value-type="float" office:value="1.4">
            <text:p>1.4</text:p>
          </table:table-cell>
          <table:table-cell table:formula="oooc:=ABS([.K312]-[.B312])" office:value-type="float" office:value="1.26">
            <text:p>1.26</text:p>
          </table:table-cell>
          <table:table-cell table:formula="oooc:=ABS([.L312]-[.B312])" office:value-type="float" office:value="4.1">
            <text:p>4.1</text:p>
          </table:table-cell>
          <table:table-cell table:formula="oooc:=ABS([.M312]-[.B312])" office:value-type="float" office:value="0.490000000000002">
            <text:p>0.49</text:p>
          </table:table-cell>
          <table:table-cell table:formula="oooc:=ABS([.N312]-[.B312])" office:value-type="float" office:value="1.3">
            <text:p>1.3</text:p>
          </table:table-cell>
          <table:table-cell table:number-columns-repeated="3"/>
        </table:table-row>
        <table:table-row table:style-name="ro1">
          <table:table-cell office:value-type="string">
            <text:p>ACGACAGGTTTACCA</text:p>
          </table:table-cell>
          <table:table-cell office:value-type="float" office:value="59.8">
            <text:p>59.8</text:p>
          </table:table-cell>
          <table:table-cell office:value-type="float" office:value="58.57">
            <text:p>58.57</text:p>
          </table:table-cell>
          <table:table-cell office:value-type="float" office:value="60.48">
            <text:p>60.48</text:p>
          </table:table-cell>
          <table:table-cell office:value-type="float" office:value="60.1">
            <text:p>60.1</text:p>
          </table:table-cell>
          <table:table-cell office:value-type="float" office:value="61.22">
            <text:p>61.22</text:p>
          </table:table-cell>
          <table:table-cell office:value-type="float" office:value="61.9">
            <text:p>61.9</text:p>
          </table:table-cell>
          <table:table-cell office:value-type="float" office:value="61.89">
            <text:p>61.89</text:p>
          </table:table-cell>
          <table:table-cell office:value-type="float" office:value="62.97">
            <text:p>62.97</text:p>
          </table:table-cell>
          <table:table-cell office:value-type="float" office:value="61.68">
            <text:p>61.68</text:p>
          </table:table-cell>
          <table:table-cell office:value-type="float" office:value="61.77">
            <text:p>61.77</text:p>
          </table:table-cell>
          <table:table-cell office:value-type="float" office:value="60.83">
            <text:p>60.83</text:p>
          </table:table-cell>
          <table:table-cell office:value-type="float" office:value="62.6">
            <text:p>62.6</text:p>
          </table:table-cell>
          <table:table-cell office:value-type="float" office:value="62.06">
            <text:p>62.06</text:p>
          </table:table-cell>
          <table:table-cell office:value-type="float" office:value="59.8">
            <text:p>59.8</text:p>
          </table:table-cell>
          <table:table-cell/>
          <table:table-cell table:formula="oooc:=ABS(([.C313]-[.B313])*100/[.B313])" office:value-type="float" office:value="2.05685618729096">
            <text:p>2.06</text:p>
          </table:table-cell>
          <table:table-cell table:formula="oooc:=ABS(([.D313]-[.B313])*100/[.B313])" office:value-type="float" office:value="1.1371237458194">
            <text:p>1.14</text:p>
          </table:table-cell>
          <table:table-cell table:formula="oooc:=ABS(([.E313]-[.B313])*100/[.B313])" office:value-type="float" office:value="0.501672240802683">
            <text:p>0.5</text:p>
          </table:table-cell>
          <table:table-cell table:formula="oooc:=ABS(([.F313]-[.B313])*100/[.B313])" office:value-type="float" office:value="2.37458193979933">
            <text:p>2.37</text:p>
          </table:table-cell>
          <table:table-cell table:formula="oooc:=ABS(([.G313]-[.B313])*100/[.B313])" office:value-type="float" office:value="3.51170568561873">
            <text:p>3.51</text:p>
          </table:table-cell>
          <table:table-cell table:formula="oooc:=ABS(([.H313]-[.B313])*100/[.B313])" office:value-type="float" office:value="3.49498327759198">
            <text:p>3.49</text:p>
          </table:table-cell>
          <table:table-cell table:formula="oooc:=ABS(([.I313]-[.B313])*100/[.B313])" office:value-type="float" office:value="5.30100334448161">
            <text:p>5.3</text:p>
          </table:table-cell>
          <table:table-cell table:formula="oooc:=ABS(([.J313]-[.B313])*100/[.B313])" office:value-type="float" office:value="3.1438127090301">
            <text:p>3.14</text:p>
          </table:table-cell>
          <table:table-cell table:formula="oooc:=ABS(([.K313]-[.B313])*100/[.B313])" office:value-type="float" office:value="3.29431438127091">
            <text:p>3.29</text:p>
          </table:table-cell>
          <table:table-cell table:formula="oooc:=ABS(([.L313]-[.B313])*100/[.B313])" office:value-type="float" office:value="1.72240802675585">
            <text:p>1.72</text:p>
          </table:table-cell>
          <table:table-cell table:formula="oooc:=ABS(([.M313]-[.B313])*100/[.B313])" office:value-type="float" office:value="4.68227424749165">
            <text:p>4.68</text:p>
          </table:table-cell>
          <table:table-cell table:formula="oooc:=ABS(([.N313]-[.B313])*100/[.B313])" office:value-type="float" office:value="3.77926421404683">
            <text:p>3.78</text:p>
          </table:table-cell>
          <table:table-cell table:number-columns-repeated="2"/>
          <table:table-cell table:formula="oooc:=ABS([.C313]-[.B313])" office:value-type="float" office:value="1.23">
            <text:p>1.23</text:p>
          </table:table-cell>
          <table:table-cell table:formula="oooc:=ABS([.D313]-[.B313])" office:value-type="float" office:value="0.68">
            <text:p>0.68</text:p>
          </table:table-cell>
          <table:table-cell table:formula="oooc:=ABS([.E313]-[.B313])" office:value-type="float" office:value="0.300000000000004">
            <text:p>0.3</text:p>
          </table:table-cell>
          <table:table-cell table:formula="oooc:=ABS([.F313]-[.B313])" office:value-type="float" office:value="1.42">
            <text:p>1.42</text:p>
          </table:table-cell>
          <table:table-cell table:formula="oooc:=ABS([.G313]-[.B313])" office:value-type="float" office:value="2.1">
            <text:p>2.1</text:p>
          </table:table-cell>
          <table:table-cell table:formula="oooc:=ABS([.H313]-[.B313])" office:value-type="float" office:value="2.09">
            <text:p>2.09</text:p>
          </table:table-cell>
          <table:table-cell table:formula="oooc:=ABS([.I313]-[.B313])" office:value-type="float" office:value="3.17">
            <text:p>3.17</text:p>
          </table:table-cell>
          <table:table-cell table:formula="oooc:=ABS([.J313]-[.B313])" office:value-type="float" office:value="1.88">
            <text:p>1.88</text:p>
          </table:table-cell>
          <table:table-cell table:formula="oooc:=ABS([.K313]-[.B313])" office:value-type="float" office:value="1.97000000000001">
            <text:p>1.97</text:p>
          </table:table-cell>
          <table:table-cell table:formula="oooc:=ABS([.L313]-[.B313])" office:value-type="float" office:value="1.03">
            <text:p>1.03</text:p>
          </table:table-cell>
          <table:table-cell table:formula="oooc:=ABS([.M313]-[.B313])" office:value-type="float" office:value="2.8">
            <text:p>2.8</text:p>
          </table:table-cell>
          <table:table-cell table:formula="oooc:=ABS([.N313]-[.B313])" office:value-type="float" office:value="2.26000000000001">
            <text:p>2.26</text:p>
          </table:table-cell>
          <table:table-cell table:number-columns-repeated="3"/>
        </table:table-row>
        <table:table-row table:style-name="ro1">
          <table:table-cell office:value-type="string">
            <text:p>CAGTGAGACAGCAATGGTCG</text:p>
          </table:table-cell>
          <table:table-cell office:value-type="float" office:value="71.1">
            <text:p>71.1</text:p>
          </table:table-cell>
          <table:table-cell office:value-type="float" office:value="67.6">
            <text:p>67.6</text:p>
          </table:table-cell>
          <table:table-cell office:value-type="float" office:value="69.51">
            <text:p>69.51</text:p>
          </table:table-cell>
          <table:table-cell office:value-type="float" office:value="69.13">
            <text:p>69.13</text:p>
          </table:table-cell>
          <table:table-cell office:value-type="float" office:value="70.26">
            <text:p>70.26</text:p>
          </table:table-cell>
          <table:table-cell office:value-type="float" office:value="70.99">
            <text:p>70.99</text:p>
          </table:table-cell>
          <table:table-cell office:value-type="float" office:value="70.92">
            <text:p>70.92</text:p>
          </table:table-cell>
          <table:table-cell office:value-type="float" office:value="72.14">
            <text:p>72.14</text:p>
          </table:table-cell>
          <table:table-cell office:value-type="float" office:value="70.72">
            <text:p>70.72</text:p>
          </table:table-cell>
          <table:table-cell office:value-type="float" office:value="70.8">
            <text:p>70.8</text:p>
          </table:table-cell>
          <table:table-cell office:value-type="float" office:value="69.87">
            <text:p>69.87</text:p>
          </table:table-cell>
          <table:table-cell office:value-type="float" office:value="71.63">
            <text:p>71.63</text:p>
          </table:table-cell>
          <table:table-cell office:value-type="float" office:value="71.09">
            <text:p>71.09</text:p>
          </table:table-cell>
          <table:table-cell office:value-type="float" office:value="71.1">
            <text:p>71.1</text:p>
          </table:table-cell>
          <table:table-cell/>
          <table:table-cell table:formula="oooc:=ABS(([.C314]-[.B314])*100/[.B314])" office:value-type="float" office:value="4.92264416315049">
            <text:p>4.92</text:p>
          </table:table-cell>
          <table:table-cell table:formula="oooc:=ABS(([.D314]-[.B314])*100/[.B314])" office:value-type="float" office:value="2.23628691983121">
            <text:p>2.24</text:p>
          </table:table-cell>
          <table:table-cell table:formula="oooc:=ABS(([.E314]-[.B314])*100/[.B314])" office:value-type="float" office:value="2.77074542897328">
            <text:p>2.77</text:p>
          </table:table-cell>
          <table:table-cell table:formula="oooc:=ABS(([.F314]-[.B314])*100/[.B314])" office:value-type="float" office:value="1.1814345991561">
            <text:p>1.18</text:p>
          </table:table-cell>
          <table:table-cell table:formula="oooc:=ABS(([.G314]-[.B314])*100/[.B314])" office:value-type="float" office:value="0.154711673699015">
            <text:p>0.15</text:p>
          </table:table-cell>
          <table:table-cell table:formula="oooc:=ABS(([.H314]-[.B314])*100/[.B314])" office:value-type="float" office:value="0.253164556962015">
            <text:p>0.25</text:p>
          </table:table-cell>
          <table:table-cell table:formula="oooc:=ABS(([.I314]-[.B314])*100/[.B314])" office:value-type="float" office:value="1.46272855133616">
            <text:p>1.46</text:p>
          </table:table-cell>
          <table:table-cell table:formula="oooc:=ABS(([.J314]-[.B314])*100/[.B314])" office:value-type="float" office:value="0.534458509142047">
            <text:p>0.53</text:p>
          </table:table-cell>
          <table:table-cell table:formula="oooc:=ABS(([.K314]-[.B314])*100/[.B314])" office:value-type="float" office:value="0.421940928270038">
            <text:p>0.42</text:p>
          </table:table-cell>
          <table:table-cell table:formula="oooc:=ABS(([.L314]-[.B314])*100/[.B314])" office:value-type="float" office:value="1.72995780590716">
            <text:p>1.73</text:p>
          </table:table-cell>
          <table:table-cell table:formula="oooc:=ABS(([.M314]-[.B314])*100/[.B314])" office:value-type="float" office:value="0.745428973277076">
            <text:p>0.75</text:p>
          </table:table-cell>
          <table:table-cell table:formula="oooc:=ABS(([.N314]-[.B314])*100/[.B314])" office:value-type="float" office:value="0.0140646976089886">
            <text:p>0.01</text:p>
          </table:table-cell>
          <table:table-cell table:number-columns-repeated="2"/>
          <table:table-cell table:formula="oooc:=ABS([.C314]-[.B314])" office:value-type="float" office:value="3.5">
            <text:p>3.5</text:p>
          </table:table-cell>
          <table:table-cell table:formula="oooc:=ABS([.D314]-[.B314])" office:value-type="float" office:value="1.58999999999999">
            <text:p>1.59</text:p>
          </table:table-cell>
          <table:table-cell table:formula="oooc:=ABS([.E314]-[.B314])" office:value-type="float" office:value="1.97">
            <text:p>1.97</text:p>
          </table:table-cell>
          <table:table-cell table:formula="oooc:=ABS([.F314]-[.B314])" office:value-type="float" office:value="0.839999999999989">
            <text:p>0.84</text:p>
          </table:table-cell>
          <table:table-cell table:formula="oooc:=ABS([.G314]-[.B314])" office:value-type="float" office:value="0.109999999999999">
            <text:p>0.11</text:p>
          </table:table-cell>
          <table:table-cell table:formula="oooc:=ABS([.H314]-[.B314])" office:value-type="float" office:value="0.179999999999993">
            <text:p>0.18</text:p>
          </table:table-cell>
          <table:table-cell table:formula="oooc:=ABS([.I314]-[.B314])" office:value-type="float" office:value="1.04000000000001">
            <text:p>1.04</text:p>
          </table:table-cell>
          <table:table-cell table:formula="oooc:=ABS([.J314]-[.B314])" office:value-type="float" office:value="0.379999999999995">
            <text:p>0.38</text:p>
          </table:table-cell>
          <table:table-cell table:formula="oooc:=ABS([.K314]-[.B314])" office:value-type="float" office:value="0.299999999999997">
            <text:p>0.3</text:p>
          </table:table-cell>
          <table:table-cell table:formula="oooc:=ABS([.L314]-[.B314])" office:value-type="float" office:value="1.22999999999999">
            <text:p>1.23</text:p>
          </table:table-cell>
          <table:table-cell table:formula="oooc:=ABS([.M314]-[.B314])" office:value-type="float" office:value="0.530000000000001">
            <text:p>0.53</text:p>
          </table:table-cell>
          <table:table-cell table:formula="oooc:=ABS([.N314]-[.B314])" office:value-type="float" office:value="0.0099999999999909">
            <text:p>0.01</text:p>
          </table:table-cell>
          <table:table-cell table:number-columns-repeated="3"/>
        </table:table-row>
        <table:table-row table:style-name="ro1">
          <table:table-cell office:value-type="string">
            <text:p>AGCAAGTCGAGCAGGGCCTACGTTT</text:p>
          </table:table-cell>
          <table:table-cell office:value-type="float" office:value="81.5">
            <text:p>81.5</text:p>
          </table:table-cell>
          <table:table-cell table:number-columns-repeated="12" office:value-type="float" office:value="83.29">
            <text:p>83.29</text:p>
          </table:table-cell>
          <table:table-cell office:value-type="float" office:value="81.5">
            <text:p>81.5</text:p>
          </table:table-cell>
          <table:table-cell/>
          <table:table-cell table:formula="oooc:=ABS(([.C315]-[.B315])*100/[.B315])" office:value-type="float" office:value="2.19631901840492">
            <text:p>2.2</text:p>
          </table:table-cell>
          <table:table-cell table:formula="oooc:=ABS(([.D315]-[.B315])*100/[.B315])" office:value-type="float" office:value="2.19631901840492">
            <text:p>2.2</text:p>
          </table:table-cell>
          <table:table-cell table:formula="oooc:=ABS(([.E315]-[.B315])*100/[.B315])" office:value-type="float" office:value="2.19631901840492">
            <text:p>2.2</text:p>
          </table:table-cell>
          <table:table-cell table:formula="oooc:=ABS(([.F315]-[.B315])*100/[.B315])" office:value-type="float" office:value="2.19631901840492">
            <text:p>2.2</text:p>
          </table:table-cell>
          <table:table-cell table:formula="oooc:=ABS(([.G315]-[.B315])*100/[.B315])" office:value-type="float" office:value="2.19631901840492">
            <text:p>2.2</text:p>
          </table:table-cell>
          <table:table-cell table:formula="oooc:=ABS(([.H315]-[.B315])*100/[.B315])" office:value-type="float" office:value="2.19631901840492">
            <text:p>2.2</text:p>
          </table:table-cell>
          <table:table-cell table:formula="oooc:=ABS(([.I315]-[.B315])*100/[.B315])" office:value-type="float" office:value="2.19631901840492">
            <text:p>2.2</text:p>
          </table:table-cell>
          <table:table-cell table:formula="oooc:=ABS(([.J315]-[.B315])*100/[.B315])" office:value-type="float" office:value="2.19631901840492">
            <text:p>2.2</text:p>
          </table:table-cell>
          <table:table-cell table:formula="oooc:=ABS(([.K315]-[.B315])*100/[.B315])" office:value-type="float" office:value="2.19631901840492">
            <text:p>2.2</text:p>
          </table:table-cell>
          <table:table-cell table:formula="oooc:=ABS(([.L315]-[.B315])*100/[.B315])" office:value-type="float" office:value="2.19631901840492">
            <text:p>2.2</text:p>
          </table:table-cell>
          <table:table-cell table:formula="oooc:=ABS(([.M315]-[.B315])*100/[.B315])" office:value-type="float" office:value="2.19631901840492">
            <text:p>2.2</text:p>
          </table:table-cell>
          <table:table-cell table:formula="oooc:=ABS(([.N315]-[.B315])*100/[.B315])" office:value-type="float" office:value="2.19631901840492">
            <text:p>2.2</text:p>
          </table:table-cell>
          <table:table-cell table:number-columns-repeated="2"/>
          <table:table-cell table:formula="oooc:=ABS([.C315]-[.B315])" office:value-type="float" office:value="1.79000000000001">
            <text:p>1.79</text:p>
          </table:table-cell>
          <table:table-cell table:formula="oooc:=ABS([.D315]-[.B315])" office:value-type="float" office:value="1.79000000000001">
            <text:p>1.79</text:p>
          </table:table-cell>
          <table:table-cell table:formula="oooc:=ABS([.E315]-[.B315])" office:value-type="float" office:value="1.79000000000001">
            <text:p>1.79</text:p>
          </table:table-cell>
          <table:table-cell table:formula="oooc:=ABS([.F315]-[.B315])" office:value-type="float" office:value="1.79000000000001">
            <text:p>1.79</text:p>
          </table:table-cell>
          <table:table-cell table:formula="oooc:=ABS([.G315]-[.B315])" office:value-type="float" office:value="1.79000000000001">
            <text:p>1.79</text:p>
          </table:table-cell>
          <table:table-cell table:formula="oooc:=ABS([.H315]-[.B315])" office:value-type="float" office:value="1.79000000000001">
            <text:p>1.79</text:p>
          </table:table-cell>
          <table:table-cell table:formula="oooc:=ABS([.I315]-[.B315])" office:value-type="float" office:value="1.79000000000001">
            <text:p>1.79</text:p>
          </table:table-cell>
          <table:table-cell table:formula="oooc:=ABS([.J315]-[.B315])" office:value-type="float" office:value="1.79000000000001">
            <text:p>1.79</text:p>
          </table:table-cell>
          <table:table-cell table:formula="oooc:=ABS([.K315]-[.B315])" office:value-type="float" office:value="1.79000000000001">
            <text:p>1.79</text:p>
          </table:table-cell>
          <table:table-cell table:formula="oooc:=ABS([.L315]-[.B315])" office:value-type="float" office:value="1.79000000000001">
            <text:p>1.79</text:p>
          </table:table-cell>
          <table:table-cell table:formula="oooc:=ABS([.M315]-[.B315])" office:value-type="float" office:value="1.79000000000001">
            <text:p>1.79</text:p>
          </table:table-cell>
          <table:table-cell table:formula="oooc:=ABS([.N315]-[.B315])" office:value-type="float" office:value="1.79000000000001">
            <text:p>1.79</text:p>
          </table:table-cell>
          <table:table-cell table:number-columns-repeated="3"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9.6">
            <text:p>69.6</text:p>
          </table:table-cell>
          <table:table-cell office:value-type="float" office:value="57.98">
            <text:p>57.98</text:p>
          </table:table-cell>
          <table:table-cell office:value-type="float" office:value="64.4">
            <text:p>64.4</text:p>
          </table:table-cell>
          <table:table-cell office:value-type="float" office:value="63.19">
            <text:p>63.19</text:p>
          </table:table-cell>
          <table:table-cell office:value-type="float" office:value="66.77">
            <text:p>66.77</text:p>
          </table:table-cell>
          <table:table-cell office:value-type="float" office:value="68.88">
            <text:p>68.88</text:p>
          </table:table-cell>
          <table:table-cell office:value-type="float" office:value="67.34">
            <text:p>67.34</text:p>
          </table:table-cell>
          <table:table-cell office:value-type="float" office:value="70.72">
            <text:p>70.72</text:p>
          </table:table-cell>
          <table:table-cell office:value-type="float" office:value="68.22">
            <text:p>68.22</text:p>
          </table:table-cell>
          <table:table-cell office:value-type="float" office:value="68.17">
            <text:p>68.17</text:p>
          </table:table-cell>
          <table:table-cell office:value-type="float" office:value="65.53">
            <text:p>65.53</text:p>
          </table:table-cell>
          <table:table-cell office:value-type="float" office:value="69.97">
            <text:p>69.97</text:p>
          </table:table-cell>
          <table:table-cell office:value-type="float" office:value="68.32">
            <text:p>68.32</text:p>
          </table:table-cell>
          <table:table-cell office:value-type="float" office:value="69.6">
            <text:p>69.6</text:p>
          </table:table-cell>
          <table:table-cell/>
          <table:table-cell table:formula="oooc:=ABS(([.C316]-[.B316])*100/[.B316])" office:value-type="float" office:value="16.6954022988506">
            <text:p>16.7</text:p>
          </table:table-cell>
          <table:table-cell table:formula="oooc:=ABS(([.D316]-[.B316])*100/[.B316])" office:value-type="float" office:value="7.47126436781608">
            <text:p>7.47</text:p>
          </table:table-cell>
          <table:table-cell table:formula="oooc:=ABS(([.E316]-[.B316])*100/[.B316])" office:value-type="float" office:value="9.20977011494252">
            <text:p>9.21</text:p>
          </table:table-cell>
          <table:table-cell table:formula="oooc:=ABS(([.F316]-[.B316])*100/[.B316])" office:value-type="float" office:value="4.06609195402299">
            <text:p>4.07</text:p>
          </table:table-cell>
          <table:table-cell table:formula="oooc:=ABS(([.G316]-[.B316])*100/[.B316])" office:value-type="float" office:value="1.03448275862069">
            <text:p>1.03</text:p>
          </table:table-cell>
          <table:table-cell table:formula="oooc:=ABS(([.H316]-[.B316])*100/[.B316])" office:value-type="float" office:value="3.2471264367816">
            <text:p>3.25</text:p>
          </table:table-cell>
          <table:table-cell table:formula="oooc:=ABS(([.I316]-[.B316])*100/[.B316])" office:value-type="float" office:value="1.60919540229886">
            <text:p>1.61</text:p>
          </table:table-cell>
          <table:table-cell table:formula="oooc:=ABS(([.J316]-[.B316])*100/[.B316])" office:value-type="float" office:value="1.98275862068965">
            <text:p>1.98</text:p>
          </table:table-cell>
          <table:table-cell table:formula="oooc:=ABS(([.K316]-[.B316])*100/[.B316])" office:value-type="float" office:value="2.05459770114941">
            <text:p>2.05</text:p>
          </table:table-cell>
          <table:table-cell table:formula="oooc:=ABS(([.L316]-[.B316])*100/[.B316])" office:value-type="float" office:value="5.84770114942528">
            <text:p>5.85</text:p>
          </table:table-cell>
          <table:table-cell table:formula="oooc:=ABS(([.M316]-[.B316])*100/[.B316])" office:value-type="float" office:value="0.531609195402305">
            <text:p>0.53</text:p>
          </table:table-cell>
          <table:table-cell table:formula="oooc:=ABS(([.N316]-[.B316])*100/[.B316])" office:value-type="float" office:value="1.83908045977012">
            <text:p>1.84</text:p>
          </table:table-cell>
          <table:table-cell table:number-columns-repeated="2"/>
          <table:table-cell table:formula="oooc:=ABS([.C316]-[.B316])" office:value-type="float" office:value="11.62">
            <text:p>11.62</text:p>
          </table:table-cell>
          <table:table-cell table:formula="oooc:=ABS([.D316]-[.B316])" office:value-type="float" office:value="5.19999999999999">
            <text:p>5.2</text:p>
          </table:table-cell>
          <table:table-cell table:formula="oooc:=ABS([.E316]-[.B316])" office:value-type="float" office:value="6.41">
            <text:p>6.41</text:p>
          </table:table-cell>
          <table:table-cell table:formula="oooc:=ABS([.F316]-[.B316])" office:value-type="float" office:value="2.83">
            <text:p>2.83</text:p>
          </table:table-cell>
          <table:table-cell table:formula="oooc:=ABS([.G316]-[.B316])" office:value-type="float" office:value="0.719999999999999">
            <text:p>0.72</text:p>
          </table:table-cell>
          <table:table-cell table:formula="oooc:=ABS([.H316]-[.B316])" office:value-type="float" office:value="2.25999999999999">
            <text:p>2.26</text:p>
          </table:table-cell>
          <table:table-cell table:formula="oooc:=ABS([.I316]-[.B316])" office:value-type="float" office:value="1.12">
            <text:p>1.12</text:p>
          </table:table-cell>
          <table:table-cell table:formula="oooc:=ABS([.J316]-[.B316])" office:value-type="float" office:value="1.38">
            <text:p>1.38</text:p>
          </table:table-cell>
          <table:table-cell table:formula="oooc:=ABS([.K316]-[.B316])" office:value-type="float" office:value="1.42999999999999">
            <text:p>1.43</text:p>
          </table:table-cell>
          <table:table-cell table:formula="oooc:=ABS([.L316]-[.B316])" office:value-type="float" office:value="4.06999999999999">
            <text:p>4.07</text:p>
          </table:table-cell>
          <table:table-cell table:formula="oooc:=ABS([.M316]-[.B316])" office:value-type="float" office:value="0.370000000000005">
            <text:p>0.37</text:p>
          </table:table-cell>
          <table:table-cell table:formula="oooc:=ABS([.N316]-[.B316])" office:value-type="float" office:value="1.28">
            <text:p>1.28</text:p>
          </table:table-cell>
          <table:table-cell table:number-columns-repeated="3"/>
        </table:table-row>
        <table:table-row table:style-name="ro1">
          <table:table-cell office:value-type="string">
            <text:p>TACTTCCAGTGCTCAGCGTA</text:p>
          </table:table-cell>
          <table:table-cell office:value-type="float" office:value="60.3">
            <text:p>60.3</text:p>
          </table:table-cell>
          <table:table-cell office:value-type="float" office:value="43.84">
            <text:p>43.84</text:p>
          </table:table-cell>
          <table:table-cell office:value-type="float" office:value="53.41">
            <text:p>53.41</text:p>
          </table:table-cell>
          <table:table-cell office:value-type="float" office:value="51.27">
            <text:p>51.27</text:p>
          </table:table-cell>
          <table:table-cell office:value-type="float" office:value="57.58">
            <text:p>57.58</text:p>
          </table:table-cell>
          <table:table-cell office:value-type="float" office:value="61.43">
            <text:p>61.43</text:p>
          </table:table-cell>
          <table:table-cell office:value-type="float" office:value="55.54">
            <text:p>55.54</text:p>
          </table:table-cell>
          <table:table-cell office:value-type="float" office:value="61.24">
            <text:p>61.24</text:p>
          </table:table-cell>
          <table:table-cell office:value-type="float" office:value="60.15">
            <text:p>60.15</text:p>
          </table:table-cell>
          <table:table-cell office:value-type="float" office:value="60.57">
            <text:p>60.57</text:p>
          </table:table-cell>
          <table:table-cell office:value-type="float" office:value="55.39">
            <text:p>55.39</text:p>
          </table:table-cell>
          <table:table-cell office:value-type="float" office:value="61.81">
            <text:p>61.81</text:p>
          </table:table-cell>
          <table:table-cell office:value-type="float" office:value="58.88">
            <text:p>58.88</text:p>
          </table:table-cell>
          <table:table-cell office:value-type="float" office:value="60.3">
            <text:p>60.3</text:p>
          </table:table-cell>
          <table:table-cell/>
          <table:table-cell table:formula="oooc:=ABS(([.C317]-[.B317])*100/[.B317])" office:value-type="float" office:value="27.2968490878939">
            <text:p>27.3</text:p>
          </table:table-cell>
          <table:table-cell table:formula="oooc:=ABS(([.D317]-[.B317])*100/[.B317])" office:value-type="float" office:value="11.4262023217247">
            <text:p>11.43</text:p>
          </table:table-cell>
          <table:table-cell table:formula="oooc:=ABS(([.E317]-[.B317])*100/[.B317])" office:value-type="float" office:value="14.9751243781094">
            <text:p>14.98</text:p>
          </table:table-cell>
          <table:table-cell table:formula="oooc:=ABS(([.F317]-[.B317])*100/[.B317])" office:value-type="float" office:value="4.51077943615257">
            <text:p>4.51</text:p>
          </table:table-cell>
          <table:table-cell table:formula="oooc:=ABS(([.G317]-[.B317])*100/[.B317])" office:value-type="float" office:value="1.87396351575456">
            <text:p>1.87</text:p>
          </table:table-cell>
          <table:table-cell table:formula="oooc:=ABS(([.H317]-[.B317])*100/[.B317])" office:value-type="float" office:value="7.893864013267">
            <text:p>7.89</text:p>
          </table:table-cell>
          <table:table-cell table:formula="oooc:=ABS(([.I317]-[.B317])*100/[.B317])" office:value-type="float" office:value="1.55887230514097">
            <text:p>1.56</text:p>
          </table:table-cell>
          <table:table-cell table:formula="oooc:=ABS(([.J317]-[.B317])*100/[.B317])" office:value-type="float" office:value="0.24875621890547">
            <text:p>0.25</text:p>
          </table:table-cell>
          <table:table-cell table:formula="oooc:=ABS(([.K317]-[.B317])*100/[.B317])" office:value-type="float" office:value="0.447761194029856">
            <text:p>0.45</text:p>
          </table:table-cell>
          <table:table-cell table:formula="oooc:=ABS(([.L317]-[.B317])*100/[.B317])" office:value-type="float" office:value="8.14262023217247">
            <text:p>8.14</text:p>
          </table:table-cell>
          <table:table-cell table:formula="oooc:=ABS(([.M317]-[.B317])*100/[.B317])" office:value-type="float" office:value="2.50414593698177">
            <text:p>2.5</text:p>
          </table:table-cell>
          <table:table-cell table:formula="oooc:=ABS(([.N317]-[.B317])*100/[.B317])" office:value-type="float" office:value="2.35489220563847">
            <text:p>2.35</text:p>
          </table:table-cell>
          <table:table-cell table:number-columns-repeated="2"/>
          <table:table-cell table:formula="oooc:=ABS([.C317]-[.B317])" office:value-type="float" office:value="16.46">
            <text:p>16.46</text:p>
          </table:table-cell>
          <table:table-cell table:formula="oooc:=ABS([.D317]-[.B317])" office:value-type="float" office:value="6.89">
            <text:p>6.89</text:p>
          </table:table-cell>
          <table:table-cell table:formula="oooc:=ABS([.E317]-[.B317])" office:value-type="float" office:value="9.02999999999999">
            <text:p>9.03</text:p>
          </table:table-cell>
          <table:table-cell table:formula="oooc:=ABS([.F317]-[.B317])" office:value-type="float" office:value="2.72">
            <text:p>2.72</text:p>
          </table:table-cell>
          <table:table-cell table:formula="oooc:=ABS([.G317]-[.B317])" office:value-type="float" office:value="1.13">
            <text:p>1.13</text:p>
          </table:table-cell>
          <table:table-cell table:formula="oooc:=ABS([.H317]-[.B317])" office:value-type="float" office:value="4.76">
            <text:p>4.76</text:p>
          </table:table-cell>
          <table:table-cell table:formula="oooc:=ABS([.I317]-[.B317])" office:value-type="float" office:value="0.940000000000005">
            <text:p>0.94</text:p>
          </table:table-cell>
          <table:table-cell table:formula="oooc:=ABS([.J317]-[.B317])" office:value-type="float" office:value="0.149999999999999">
            <text:p>0.15</text:p>
          </table:table-cell>
          <table:table-cell table:formula="oooc:=ABS([.K317]-[.B317])" office:value-type="float" office:value="0.270000000000003">
            <text:p>0.27</text:p>
          </table:table-cell>
          <table:table-cell table:formula="oooc:=ABS([.L317]-[.B317])" office:value-type="float" office:value="4.91">
            <text:p>4.91</text:p>
          </table:table-cell>
          <table:table-cell table:formula="oooc:=ABS([.M317]-[.B317])" office:value-type="float" office:value="1.51000000000001">
            <text:p>1.51</text:p>
          </table:table-cell>
          <table:table-cell table:formula="oooc:=ABS([.N317]-[.B317])" office:value-type="float" office:value="1.41999999999999">
            <text:p>1.42</text:p>
          </table:table-cell>
          <table:table-cell table:number-columns-repeated="3"/>
        </table:table-row>
        <table:table-row table:style-name="ro1">
          <table:table-cell office:value-type="string">
            <text:p>CTTTCATGTCCGCAT</text:p>
          </table:table-cell>
          <table:table-cell office:value-type="float" office:value="61.4">
            <text:p>61.4</text:p>
          </table:table-cell>
          <table:table-cell office:value-type="float" office:value="57.26">
            <text:p>57.26</text:p>
          </table:table-cell>
          <table:table-cell office:value-type="float" office:value="58.98">
            <text:p>58.98</text:p>
          </table:table-cell>
          <table:table-cell office:value-type="float" office:value="58.6">
            <text:p>58.6</text:p>
          </table:table-cell>
          <table:table-cell office:value-type="float" office:value="59.73">
            <text:p>59.73</text:p>
          </table:table-cell>
          <table:table-cell office:value-type="float" office:value="60.43">
            <text:p>60.43</text:p>
          </table:table-cell>
          <table:table-cell office:value-type="float" office:value="60.39">
            <text:p>60.39</text:p>
          </table:table-cell>
          <table:table-cell office:value-type="float" office:value="61.49">
            <text:p>61.49</text:p>
          </table:table-cell>
          <table:table-cell office:value-type="float" office:value="60.18">
            <text:p>60.18</text:p>
          </table:table-cell>
          <table:table-cell office:value-type="float" office:value="60.35">
            <text:p>60.35</text:p>
          </table:table-cell>
          <table:table-cell office:value-type="float" office:value="59.34">
            <text:p>59.34</text:p>
          </table:table-cell>
          <table:table-cell office:value-type="float" office:value="61.16">
            <text:p>61.16</text:p>
          </table:table-cell>
          <table:table-cell office:value-type="float" office:value="60.56">
            <text:p>60.56</text:p>
          </table:table-cell>
          <table:table-cell office:value-type="float" office:value="61.4">
            <text:p>61.4</text:p>
          </table:table-cell>
          <table:table-cell/>
          <table:table-cell table:formula="oooc:=ABS(([.C318]-[.B318])*100/[.B318])" office:value-type="float" office:value="6.74267100977199">
            <text:p>6.74</text:p>
          </table:table-cell>
          <table:table-cell table:formula="oooc:=ABS(([.D318]-[.B318])*100/[.B318])" office:value-type="float" office:value="3.9413680781759">
            <text:p>3.94</text:p>
          </table:table-cell>
          <table:table-cell table:formula="oooc:=ABS(([.E318]-[.B318])*100/[.B318])" office:value-type="float" office:value="4.56026058631921">
            <text:p>4.56</text:p>
          </table:table-cell>
          <table:table-cell table:formula="oooc:=ABS(([.F318]-[.B318])*100/[.B318])" office:value-type="float" office:value="2.71986970684039">
            <text:p>2.72</text:p>
          </table:table-cell>
          <table:table-cell table:formula="oooc:=ABS(([.G318]-[.B318])*100/[.B318])" office:value-type="float" office:value="1.57980456026058">
            <text:p>1.58</text:p>
          </table:table-cell>
          <table:table-cell table:formula="oooc:=ABS(([.H318]-[.B318])*100/[.B318])" office:value-type="float" office:value="1.64495114006514">
            <text:p>1.64</text:p>
          </table:table-cell>
          <table:table-cell table:formula="oooc:=ABS(([.I318]-[.B318])*100/[.B318])" office:value-type="float" office:value="0.146579804560266">
            <text:p>0.15</text:p>
          </table:table-cell>
          <table:table-cell table:formula="oooc:=ABS(([.J318]-[.B318])*100/[.B318])" office:value-type="float" office:value="1.98697068403909">
            <text:p>1.99</text:p>
          </table:table-cell>
          <table:table-cell table:formula="oooc:=ABS(([.K318]-[.B318])*100/[.B318])" office:value-type="float" office:value="1.7100977198697">
            <text:p>1.71</text:p>
          </table:table-cell>
          <table:table-cell table:formula="oooc:=ABS(([.L318]-[.B318])*100/[.B318])" office:value-type="float" office:value="3.35504885993485">
            <text:p>3.36</text:p>
          </table:table-cell>
          <table:table-cell table:formula="oooc:=ABS(([.M318]-[.B318])*100/[.B318])" office:value-type="float" office:value="0.390879478827365">
            <text:p>0.39</text:p>
          </table:table-cell>
          <table:table-cell table:formula="oooc:=ABS(([.N318]-[.B318])*100/[.B318])" office:value-type="float" office:value="1.36807817589576">
            <text:p>1.37</text:p>
          </table:table-cell>
          <table:table-cell table:number-columns-repeated="2"/>
          <table:table-cell table:formula="oooc:=ABS([.C318]-[.B318])" office:value-type="float" office:value="4.14">
            <text:p>4.14</text:p>
          </table:table-cell>
          <table:table-cell table:formula="oooc:=ABS([.D318]-[.B318])" office:value-type="float" office:value="2.42">
            <text:p>2.42</text:p>
          </table:table-cell>
          <table:table-cell table:formula="oooc:=ABS([.E318]-[.B318])" office:value-type="float" office:value="2.8">
            <text:p>2.8</text:p>
          </table:table-cell>
          <table:table-cell table:formula="oooc:=ABS([.F318]-[.B318])" office:value-type="float" office:value="1.67">
            <text:p>1.67</text:p>
          </table:table-cell>
          <table:table-cell table:formula="oooc:=ABS([.G318]-[.B318])" office:value-type="float" office:value="0.969999999999999">
            <text:p>0.97</text:p>
          </table:table-cell>
          <table:table-cell table:formula="oooc:=ABS([.H318]-[.B318])" office:value-type="float" office:value="1.01">
            <text:p>1.01</text:p>
          </table:table-cell>
          <table:table-cell table:formula="oooc:=ABS([.I318]-[.B318])" office:value-type="float" office:value="0.0900000000000034">
            <text:p>0.09</text:p>
          </table:table-cell>
          <table:table-cell table:formula="oooc:=ABS([.J318]-[.B318])" office:value-type="float" office:value="1.22">
            <text:p>1.22</text:p>
          </table:table-cell>
          <table:table-cell table:formula="oooc:=ABS([.K318]-[.B318])" office:value-type="float" office:value="1.05">
            <text:p>1.05</text:p>
          </table:table-cell>
          <table:table-cell table:formula="oooc:=ABS([.L318]-[.B318])" office:value-type="float" office:value="2.06">
            <text:p>2.06</text:p>
          </table:table-cell>
          <table:table-cell table:formula="oooc:=ABS([.M318]-[.B318])" office:value-type="float" office:value="0.240000000000002">
            <text:p>0.24</text:p>
          </table:table-cell>
          <table:table-cell table:formula="oooc:=ABS([.N318]-[.B318])" office:value-type="float" office:value="0.839999999999996">
            <text:p>0.84</text:p>
          </table:table-cell>
          <table:table-cell table:number-columns-repeated="3"/>
        </table:table-row>
        <table:table-row table:style-name="ro1">
          <table:table-cell office:value-type="string">
            <text:p>ACGACAGGTTTACCA</text:p>
          </table:table-cell>
          <table:table-cell office:value-type="float" office:value="55.5">
            <text:p>55.5</text:p>
          </table:table-cell>
          <table:table-cell office:value-type="float" office:value="46.8">
            <text:p>46.8</text:p>
          </table:table-cell>
          <table:table-cell office:value-type="float" office:value="52.23">
            <text:p>52.23</text:p>
          </table:table-cell>
          <table:table-cell office:value-type="float" office:value="51.02">
            <text:p>51.02</text:p>
          </table:table-cell>
          <table:table-cell office:value-type="float" office:value="54.59">
            <text:p>54.59</text:p>
          </table:table-cell>
          <table:table-cell office:value-type="float" office:value="56.87">
            <text:p>56.87</text:p>
          </table:table-cell>
          <table:table-cell office:value-type="float" office:value="55.16">
            <text:p>55.16</text:p>
          </table:table-cell>
          <table:table-cell office:value-type="float" office:value="58.55">
            <text:p>58.55</text:p>
          </table:table-cell>
          <table:table-cell office:value-type="float" office:value="56.04">
            <text:p>56.04</text:p>
          </table:table-cell>
          <table:table-cell office:value-type="float" office:value="56.45">
            <text:p>56.45</text:p>
          </table:table-cell>
          <table:table-cell office:value-type="float" office:value="53.35">
            <text:p>53.35</text:p>
          </table:table-cell>
          <table:table-cell office:value-type="float" office:value="58.11">
            <text:p>58.11</text:p>
          </table:table-cell>
          <table:table-cell office:value-type="float" office:value="56.15">
            <text:p>56.15</text:p>
          </table:table-cell>
          <table:table-cell office:value-type="float" office:value="55.5">
            <text:p>55.5</text:p>
          </table:table-cell>
          <table:table-cell/>
          <table:table-cell table:formula="oooc:=ABS(([.C319]-[.B319])*100/[.B319])" office:value-type="float" office:value="15.6756756756757">
            <text:p>15.68</text:p>
          </table:table-cell>
          <table:table-cell table:formula="oooc:=ABS(([.D319]-[.B319])*100/[.B319])" office:value-type="float" office:value="5.8918918918919">
            <text:p>5.89</text:p>
          </table:table-cell>
          <table:table-cell table:formula="oooc:=ABS(([.E319]-[.B319])*100/[.B319])" office:value-type="float" office:value="8.07207207207207">
            <text:p>8.07</text:p>
          </table:table-cell>
          <table:table-cell table:formula="oooc:=ABS(([.F319]-[.B319])*100/[.B319])" office:value-type="float" office:value="1.63963963963963">
            <text:p>1.64</text:p>
          </table:table-cell>
          <table:table-cell table:formula="oooc:=ABS(([.G319]-[.B319])*100/[.B319])" office:value-type="float" office:value="2.46846846846846">
            <text:p>2.47</text:p>
          </table:table-cell>
          <table:table-cell table:formula="oooc:=ABS(([.H319]-[.B319])*100/[.B319])" office:value-type="float" office:value="0.612612612612619">
            <text:p>0.61</text:p>
          </table:table-cell>
          <table:table-cell table:formula="oooc:=ABS(([.I319]-[.B319])*100/[.B319])" office:value-type="float" office:value="5.49549549549549">
            <text:p>5.5</text:p>
          </table:table-cell>
          <table:table-cell table:formula="oooc:=ABS(([.J319]-[.B319])*100/[.B319])" office:value-type="float" office:value="0.972972972972971">
            <text:p>0.97</text:p>
          </table:table-cell>
          <table:table-cell table:formula="oooc:=ABS(([.K319]-[.B319])*100/[.B319])" office:value-type="float" office:value="1.71171171171172">
            <text:p>1.71</text:p>
          </table:table-cell>
          <table:table-cell table:formula="oooc:=ABS(([.L319]-[.B319])*100/[.B319])" office:value-type="float" office:value="3.87387387387387">
            <text:p>3.87</text:p>
          </table:table-cell>
          <table:table-cell table:formula="oooc:=ABS(([.M319]-[.B319])*100/[.B319])" office:value-type="float" office:value="4.7027027027027">
            <text:p>4.7</text:p>
          </table:table-cell>
          <table:table-cell table:formula="oooc:=ABS(([.N319]-[.B319])*100/[.B319])" office:value-type="float" office:value="1.17117117117117">
            <text:p>1.17</text:p>
          </table:table-cell>
          <table:table-cell table:number-columns-repeated="2"/>
          <table:table-cell table:formula="oooc:=ABS([.C319]-[.B319])" office:value-type="float" office:value="8.7">
            <text:p>8.7</text:p>
          </table:table-cell>
          <table:table-cell table:formula="oooc:=ABS([.D319]-[.B319])" office:value-type="float" office:value="3.27">
            <text:p>3.27</text:p>
          </table:table-cell>
          <table:table-cell table:formula="oooc:=ABS([.E319]-[.B319])" office:value-type="float" office:value="4.48">
            <text:p>4.48</text:p>
          </table:table-cell>
          <table:table-cell table:formula="oooc:=ABS([.F319]-[.B319])" office:value-type="float" office:value="0.909999999999997">
            <text:p>0.91</text:p>
          </table:table-cell>
          <table:table-cell table:formula="oooc:=ABS([.G319]-[.B319])" office:value-type="float" office:value="1.37">
            <text:p>1.37</text:p>
          </table:table-cell>
          <table:table-cell table:formula="oooc:=ABS([.H319]-[.B319])" office:value-type="float" office:value="0.340000000000003">
            <text:p>0.34</text:p>
          </table:table-cell>
          <table:table-cell table:formula="oooc:=ABS([.I319]-[.B319])" office:value-type="float" office:value="3.05">
            <text:p>3.05</text:p>
          </table:table-cell>
          <table:table-cell table:formula="oooc:=ABS([.J319]-[.B319])" office:value-type="float" office:value="0.539999999999999">
            <text:p>0.54</text:p>
          </table:table-cell>
          <table:table-cell table:formula="oooc:=ABS([.K319]-[.B319])" office:value-type="float" office:value="0.950000000000003">
            <text:p>0.95</text:p>
          </table:table-cell>
          <table:table-cell table:formula="oooc:=ABS([.L319]-[.B319])" office:value-type="float" office:value="2.15">
            <text:p>2.15</text:p>
          </table:table-cell>
          <table:table-cell table:formula="oooc:=ABS([.M319]-[.B319])" office:value-type="float" office:value="2.61">
            <text:p>2.61</text:p>
          </table:table-cell>
          <table:table-cell table:formula="oooc:=ABS([.N319]-[.B319])" office:value-type="float" office:value="0.649999999999999">
            <text:p>0.65</text:p>
          </table:table-cell>
          <table:table-cell table:number-columns-repeated="3"/>
        </table:table-row>
        <table:table-row table:style-name="ro1">
          <table:table-cell office:value-type="string">
            <text:p>CAGTGAGACAGCAATGGTCG</text:p>
          </table:table-cell>
          <table:table-cell office:value-type="float" office:value="67">
            <text:p>67</text:p>
          </table:table-cell>
          <table:table-cell office:value-type="float" office:value="55.8">
            <text:p>55.8</text:p>
          </table:table-cell>
          <table:table-cell office:value-type="float" office:value="61.26">
            <text:p>61.26</text:p>
          </table:table-cell>
          <table:table-cell office:value-type="float" office:value="60.05">
            <text:p>60.05</text:p>
          </table:table-cell>
          <table:table-cell office:value-type="float" office:value="63.63">
            <text:p>63.63</text:p>
          </table:table-cell>
          <table:table-cell office:value-type="float" office:value="66.07">
            <text:p>66.07</text:p>
          </table:table-cell>
          <table:table-cell office:value-type="float" office:value="64.2">
            <text:p>64.2</text:p>
          </table:table-cell>
          <table:table-cell office:value-type="float" office:value="67.91">
            <text:p>67.91</text:p>
          </table:table-cell>
          <table:table-cell office:value-type="float" office:value="65.08">
            <text:p>65.08</text:p>
          </table:table-cell>
          <table:table-cell office:value-type="float" office:value="65.48">
            <text:p>65.48</text:p>
          </table:table-cell>
          <table:table-cell office:value-type="float" office:value="62.39">
            <text:p>62.39</text:p>
          </table:table-cell>
          <table:table-cell office:value-type="float" office:value="67.17">
            <text:p>67.17</text:p>
          </table:table-cell>
          <table:table-cell office:value-type="float" office:value="65.18">
            <text:p>65.18</text:p>
          </table:table-cell>
          <table:table-cell office:value-type="float" office:value="67">
            <text:p>67</text:p>
          </table:table-cell>
          <table:table-cell/>
          <table:table-cell table:formula="oooc:=ABS(([.C320]-[.B320])*100/[.B320])" office:value-type="float" office:value="16.7164179104478">
            <text:p>16.72</text:p>
          </table:table-cell>
          <table:table-cell table:formula="oooc:=ABS(([.D320]-[.B320])*100/[.B320])" office:value-type="float" office:value="8.56716417910448">
            <text:p>8.57</text:p>
          </table:table-cell>
          <table:table-cell table:formula="oooc:=ABS(([.E320]-[.B320])*100/[.B320])" office:value-type="float" office:value="10.3731343283582">
            <text:p>10.37</text:p>
          </table:table-cell>
          <table:table-cell table:formula="oooc:=ABS(([.F320]-[.B320])*100/[.B320])" office:value-type="float" office:value="5.02985074626865">
            <text:p>5.03</text:p>
          </table:table-cell>
          <table:table-cell table:formula="oooc:=ABS(([.G320]-[.B320])*100/[.B320])" office:value-type="float" office:value="1.38805970149255">
            <text:p>1.39</text:p>
          </table:table-cell>
          <table:table-cell table:formula="oooc:=ABS(([.H320]-[.B320])*100/[.B320])" office:value-type="float" office:value="4.17910447761194">
            <text:p>4.18</text:p>
          </table:table-cell>
          <table:table-cell table:formula="oooc:=ABS(([.I320]-[.B320])*100/[.B320])" office:value-type="float" office:value="1.35820895522388">
            <text:p>1.36</text:p>
          </table:table-cell>
          <table:table-cell table:formula="oooc:=ABS(([.J320]-[.B320])*100/[.B320])" office:value-type="float" office:value="2.86567164179105">
            <text:p>2.87</text:p>
          </table:table-cell>
          <table:table-cell table:formula="oooc:=ABS(([.K320]-[.B320])*100/[.B320])" office:value-type="float" office:value="2.2686567164179">
            <text:p>2.27</text:p>
          </table:table-cell>
          <table:table-cell table:formula="oooc:=ABS(([.L320]-[.B320])*100/[.B320])" office:value-type="float" office:value="6.88059701492537">
            <text:p>6.88</text:p>
          </table:table-cell>
          <table:table-cell table:formula="oooc:=ABS(([.M320]-[.B320])*100/[.B320])" office:value-type="float" office:value="0.253731343283585">
            <text:p>0.25</text:p>
          </table:table-cell>
          <table:table-cell table:formula="oooc:=ABS(([.N320]-[.B320])*100/[.B320])" office:value-type="float" office:value="2.71641791044775">
            <text:p>2.72</text:p>
          </table:table-cell>
          <table:table-cell table:number-columns-repeated="2"/>
          <table:table-cell table:formula="oooc:=ABS([.C320]-[.B320])" office:value-type="float" office:value="11.2">
            <text:p>11.2</text:p>
          </table:table-cell>
          <table:table-cell table:formula="oooc:=ABS([.D320]-[.B320])" office:value-type="float" office:value="5.74">
            <text:p>5.74</text:p>
          </table:table-cell>
          <table:table-cell table:formula="oooc:=ABS([.E320]-[.B320])" office:value-type="float" office:value="6.95">
            <text:p>6.95</text:p>
          </table:table-cell>
          <table:table-cell table:formula="oooc:=ABS([.F320]-[.B320])" office:value-type="float" office:value="3.37">
            <text:p>3.37</text:p>
          </table:table-cell>
          <table:table-cell table:formula="oooc:=ABS([.G320]-[.B320])" office:value-type="float" office:value="0.930000000000007">
            <text:p>0.93</text:p>
          </table:table-cell>
          <table:table-cell table:formula="oooc:=ABS([.H320]-[.B320])" office:value-type="float" office:value="2.8">
            <text:p>2.8</text:p>
          </table:table-cell>
          <table:table-cell table:formula="oooc:=ABS([.I320]-[.B320])" office:value-type="float" office:value="0.909999999999997">
            <text:p>0.91</text:p>
          </table:table-cell>
          <table:table-cell table:formula="oooc:=ABS([.J320]-[.B320])" office:value-type="float" office:value="1.92">
            <text:p>1.92</text:p>
          </table:table-cell>
          <table:table-cell table:formula="oooc:=ABS([.K320]-[.B320])" office:value-type="float" office:value="1.52">
            <text:p>1.52</text:p>
          </table:table-cell>
          <table:table-cell table:formula="oooc:=ABS([.L320]-[.B320])" office:value-type="float" office:value="4.61">
            <text:p>4.61</text:p>
          </table:table-cell>
          <table:table-cell table:formula="oooc:=ABS([.M320]-[.B320])" office:value-type="float" office:value="0.170000000000002">
            <text:p>0.17</text:p>
          </table:table-cell>
          <table:table-cell table:formula="oooc:=ABS([.N320]-[.B320])" office:value-type="float" office:value="1.81999999999999">
            <text:p>1.82</text:p>
          </table:table-cell>
          <table:table-cell table:number-columns-repeated="3"/>
        </table:table-row>
        <table:table-row table:style-name="ro1">
          <table:table-cell office:value-type="string">
            <text:p>CGTACACATGC</text:p>
          </table:table-cell>
          <table:table-cell office:value-type="float" office:value="40.4">
            <text:p>40.4</text:p>
          </table:table-cell>
          <table:table-cell office:value-type="float" office:value="26.23">
            <text:p>26.23</text:p>
          </table:table-cell>
          <table:table-cell office:value-type="float" office:value="30.83">
            <text:p>30.83</text:p>
          </table:table-cell>
          <table:table-cell office:value-type="float" office:value="28.69">
            <text:p>28.69</text:p>
          </table:table-cell>
          <table:table-cell office:value-type="float" office:value="35">
            <text:p>35</text:p>
          </table:table-cell>
          <table:table-cell office:value-type="float" office:value="40.94">
            <text:p>40.94</text:p>
          </table:table-cell>
          <table:table-cell office:value-type="float" office:value="32.96">
            <text:p>32.96</text:p>
          </table:table-cell>
          <table:table-cell office:value-type="float" office:value="40.83">
            <text:p>40.83</text:p>
          </table:table-cell>
          <table:table-cell office:value-type="float" office:value="37.57">
            <text:p>37.57</text:p>
          </table:table-cell>
          <table:table-cell office:value-type="float" office:value="40.32">
            <text:p>40.32</text:p>
          </table:table-cell>
          <table:table-cell office:value-type="float" office:value="32.81">
            <text:p>32.81</text:p>
          </table:table-cell>
          <table:table-cell office:value-type="float" office:value="41.22">
            <text:p>41.22</text:p>
          </table:table-cell>
          <table:table-cell office:value-type="float" office:value="36.3">
            <text:p>36.3</text:p>
          </table:table-cell>
          <table:table-cell office:value-type="float" office:value="40.4">
            <text:p>40.4</text:p>
          </table:table-cell>
          <table:table-cell/>
          <table:table-cell table:formula="oooc:=ABS(([.C321]-[.B321])*100/[.B321])" office:value-type="float" office:value="35.0742574257426">
            <text:p>35.07</text:p>
          </table:table-cell>
          <table:table-cell table:formula="oooc:=ABS(([.D321]-[.B321])*100/[.B321])" office:value-type="float" office:value="23.6881188118812">
            <text:p>23.69</text:p>
          </table:table-cell>
          <table:table-cell table:formula="oooc:=ABS(([.E321]-[.B321])*100/[.B321])" office:value-type="float" office:value="28.9851485148515">
            <text:p>28.99</text:p>
          </table:table-cell>
          <table:table-cell table:formula="oooc:=ABS(([.F321]-[.B321])*100/[.B321])" office:value-type="float" office:value="13.3663366336634">
            <text:p>13.37</text:p>
          </table:table-cell>
          <table:table-cell table:formula="oooc:=ABS(([.G321]-[.B321])*100/[.B321])" office:value-type="float" office:value="1.33663366336633">
            <text:p>1.34</text:p>
          </table:table-cell>
          <table:table-cell table:formula="oooc:=ABS(([.H321]-[.B321])*100/[.B321])" office:value-type="float" office:value="18.4158415841584">
            <text:p>18.42</text:p>
          </table:table-cell>
          <table:table-cell table:formula="oooc:=ABS(([.I321]-[.B321])*100/[.B321])" office:value-type="float" office:value="1.06435643564356">
            <text:p>1.06</text:p>
          </table:table-cell>
          <table:table-cell table:formula="oooc:=ABS(([.J321]-[.B321])*100/[.B321])" office:value-type="float" office:value="7.0049504950495">
            <text:p>7</text:p>
          </table:table-cell>
          <table:table-cell table:formula="oooc:=ABS(([.K321]-[.B321])*100/[.B321])" office:value-type="float" office:value="0.198019801980194">
            <text:p>0.2</text:p>
          </table:table-cell>
          <table:table-cell table:formula="oooc:=ABS(([.L321]-[.B321])*100/[.B321])" office:value-type="float" office:value="18.7871287128713">
            <text:p>18.79</text:p>
          </table:table-cell>
          <table:table-cell table:formula="oooc:=ABS(([.M321]-[.B321])*100/[.B321])" office:value-type="float" office:value="2.02970297029703">
            <text:p>2.03</text:p>
          </table:table-cell>
          <table:table-cell table:formula="oooc:=ABS(([.N321]-[.B321])*100/[.B321])" office:value-type="float" office:value="10.1485148514852">
            <text:p>10.15</text:p>
          </table:table-cell>
          <table:table-cell table:number-columns-repeated="2"/>
          <table:table-cell table:formula="oooc:=ABS([.C321]-[.B321])" office:value-type="float" office:value="14.17">
            <text:p>14.17</text:p>
          </table:table-cell>
          <table:table-cell table:formula="oooc:=ABS([.D321]-[.B321])" office:value-type="float" office:value="9.57">
            <text:p>9.57</text:p>
          </table:table-cell>
          <table:table-cell table:formula="oooc:=ABS([.E321]-[.B321])" office:value-type="float" office:value="11.71">
            <text:p>11.71</text:p>
          </table:table-cell>
          <table:table-cell table:formula="oooc:=ABS([.F321]-[.B321])" office:value-type="float" office:value="5.4">
            <text:p>5.4</text:p>
          </table:table-cell>
          <table:table-cell table:formula="oooc:=ABS([.G321]-[.B321])" office:value-type="float" office:value="0.539999999999999">
            <text:p>0.54</text:p>
          </table:table-cell>
          <table:table-cell table:formula="oooc:=ABS([.H321]-[.B321])" office:value-type="float" office:value="7.44">
            <text:p>7.44</text:p>
          </table:table-cell>
          <table:table-cell table:formula="oooc:=ABS([.I321]-[.B321])" office:value-type="float" office:value="0.43">
            <text:p>0.43</text:p>
          </table:table-cell>
          <table:table-cell table:formula="oooc:=ABS([.J321]-[.B321])" office:value-type="float" office:value="2.83">
            <text:p>2.83</text:p>
          </table:table-cell>
          <table:table-cell table:formula="oooc:=ABS([.K321]-[.B321])" office:value-type="float" office:value="0.0799999999999983">
            <text:p>0.08</text:p>
          </table:table-cell>
          <table:table-cell table:formula="oooc:=ABS([.L321]-[.B321])" office:value-type="float" office:value="7.59">
            <text:p>7.59</text:p>
          </table:table-cell>
          <table:table-cell table:formula="oooc:=ABS([.M321]-[.B321])" office:value-type="float" office:value="0.82">
            <text:p>0.82</text:p>
          </table:table-cell>
          <table:table-cell table:formula="oooc:=ABS([.N321]-[.B321])" office:value-type="float" office:value="4.1">
            <text:p>4.1</text:p>
          </table:table-cell>
          <table:table-cell table:number-columns-repeated="3"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7.7">
            <text:p>67.7</text:p>
          </table:table-cell>
          <table:table-cell table:number-columns-repeated="11" office:value-type="float" office:value="68.85">
            <text:p>68.85</text:p>
          </table:table-cell>
          <table:table-cell office:value-type="float" office:value="68.86">
            <text:p>68.86</text:p>
          </table:table-cell>
          <table:table-cell office:value-type="float" office:value="67.7">
            <text:p>67.7</text:p>
          </table:table-cell>
          <table:table-cell/>
          <table:table-cell table:formula="oooc:=ABS(([.C322]-[.B322])*100/[.B322])" office:value-type="float" office:value="1.69867060561299">
            <text:p>1.7</text:p>
          </table:table-cell>
          <table:table-cell table:formula="oooc:=ABS(([.D322]-[.B322])*100/[.B322])" office:value-type="float" office:value="1.69867060561299">
            <text:p>1.7</text:p>
          </table:table-cell>
          <table:table-cell table:formula="oooc:=ABS(([.E322]-[.B322])*100/[.B322])" office:value-type="float" office:value="1.69867060561299">
            <text:p>1.7</text:p>
          </table:table-cell>
          <table:table-cell table:formula="oooc:=ABS(([.F322]-[.B322])*100/[.B322])" office:value-type="float" office:value="1.69867060561299">
            <text:p>1.7</text:p>
          </table:table-cell>
          <table:table-cell table:formula="oooc:=ABS(([.G322]-[.B322])*100/[.B322])" office:value-type="float" office:value="1.69867060561299">
            <text:p>1.7</text:p>
          </table:table-cell>
          <table:table-cell table:formula="oooc:=ABS(([.H322]-[.B322])*100/[.B322])" office:value-type="float" office:value="1.69867060561299">
            <text:p>1.7</text:p>
          </table:table-cell>
          <table:table-cell table:formula="oooc:=ABS(([.I322]-[.B322])*100/[.B322])" office:value-type="float" office:value="1.69867060561299">
            <text:p>1.7</text:p>
          </table:table-cell>
          <table:table-cell table:formula="oooc:=ABS(([.J322]-[.B322])*100/[.B322])" office:value-type="float" office:value="1.69867060561299">
            <text:p>1.7</text:p>
          </table:table-cell>
          <table:table-cell table:formula="oooc:=ABS(([.K322]-[.B322])*100/[.B322])" office:value-type="float" office:value="1.69867060561299">
            <text:p>1.7</text:p>
          </table:table-cell>
          <table:table-cell table:formula="oooc:=ABS(([.L322]-[.B322])*100/[.B322])" office:value-type="float" office:value="1.69867060561299">
            <text:p>1.7</text:p>
          </table:table-cell>
          <table:table-cell table:formula="oooc:=ABS(([.M322]-[.B322])*100/[.B322])" office:value-type="float" office:value="1.69867060561299">
            <text:p>1.7</text:p>
          </table:table-cell>
          <table:table-cell table:formula="oooc:=ABS(([.N322]-[.B322])*100/[.B322])" office:value-type="float" office:value="1.71344165435745">
            <text:p>1.71</text:p>
          </table:table-cell>
          <table:table-cell table:number-columns-repeated="2"/>
          <table:table-cell table:formula="oooc:=ABS([.C322]-[.B322])" office:value-type="float" office:value="1.14999999999999">
            <text:p>1.15</text:p>
          </table:table-cell>
          <table:table-cell table:formula="oooc:=ABS([.D322]-[.B322])" office:value-type="float" office:value="1.14999999999999">
            <text:p>1.15</text:p>
          </table:table-cell>
          <table:table-cell table:formula="oooc:=ABS([.E322]-[.B322])" office:value-type="float" office:value="1.14999999999999">
            <text:p>1.15</text:p>
          </table:table-cell>
          <table:table-cell table:formula="oooc:=ABS([.F322]-[.B322])" office:value-type="float" office:value="1.14999999999999">
            <text:p>1.15</text:p>
          </table:table-cell>
          <table:table-cell table:formula="oooc:=ABS([.G322]-[.B322])" office:value-type="float" office:value="1.14999999999999">
            <text:p>1.15</text:p>
          </table:table-cell>
          <table:table-cell table:formula="oooc:=ABS([.H322]-[.B322])" office:value-type="float" office:value="1.14999999999999">
            <text:p>1.15</text:p>
          </table:table-cell>
          <table:table-cell table:formula="oooc:=ABS([.I322]-[.B322])" office:value-type="float" office:value="1.14999999999999">
            <text:p>1.15</text:p>
          </table:table-cell>
          <table:table-cell table:formula="oooc:=ABS([.J322]-[.B322])" office:value-type="float" office:value="1.14999999999999">
            <text:p>1.15</text:p>
          </table:table-cell>
          <table:table-cell table:formula="oooc:=ABS([.K322]-[.B322])" office:value-type="float" office:value="1.14999999999999">
            <text:p>1.15</text:p>
          </table:table-cell>
          <table:table-cell table:formula="oooc:=ABS([.L322]-[.B322])" office:value-type="float" office:value="1.14999999999999">
            <text:p>1.15</text:p>
          </table:table-cell>
          <table:table-cell table:formula="oooc:=ABS([.M322]-[.B322])" office:value-type="float" office:value="1.14999999999999">
            <text:p>1.15</text:p>
          </table:table-cell>
          <table:table-cell table:formula="oooc:=ABS([.N322]-[.B322])" office:value-type="float" office:value="1.16">
            <text:p>1.16</text:p>
          </table:table-cell>
          <table:table-cell table:number-columns-repeated="3"/>
        </table:table-row>
        <table:table-row table:style-name="ro1">
          <table:table-cell office:value-type="string">
            <text:p>GGTCCTTACTTGGTG</text:p>
          </table:table-cell>
          <table:table-cell office:value-type="float" office:value="47.8">
            <text:p>47.8</text:p>
          </table:table-cell>
          <table:table-cell office:value-type="float" office:value="33.59">
            <text:p>33.59</text:p>
          </table:table-cell>
          <table:table-cell office:value-type="float" office:value="41.45">
            <text:p>41.45</text:p>
          </table:table-cell>
          <table:table-cell office:value-type="float" office:value="39.31">
            <text:p>39.31</text:p>
          </table:table-cell>
          <table:table-cell office:value-type="float" office:value="45.62">
            <text:p>45.62</text:p>
          </table:table-cell>
          <table:table-cell office:value-type="float" office:value="50.7">
            <text:p>50.7</text:p>
          </table:table-cell>
          <table:table-cell office:value-type="float" office:value="43.58">
            <text:p>43.58</text:p>
          </table:table-cell>
          <table:table-cell office:value-type="float" office:value="50.57">
            <text:p>50.57</text:p>
          </table:table-cell>
          <table:table-cell office:value-type="float" office:value="48.19">
            <text:p>48.19</text:p>
          </table:table-cell>
          <table:table-cell office:value-type="float" office:value="49.41">
            <text:p>49.41</text:p>
          </table:table-cell>
          <table:table-cell office:value-type="float" office:value="43.43">
            <text:p>43.43</text:p>
          </table:table-cell>
          <table:table-cell office:value-type="float" office:value="50.51">
            <text:p>50.51</text:p>
          </table:table-cell>
          <table:table-cell office:value-type="float" office:value="46.92">
            <text:p>46.92</text:p>
          </table:table-cell>
          <table:table-cell office:value-type="float" office:value="47.8">
            <text:p>47.8</text:p>
          </table:table-cell>
          <table:table-cell/>
          <table:table-cell table:formula="oooc:=ABS(([.C323]-[.B323])*100/[.B323])" office:value-type="float" office:value="29.7280334728033">
            <text:p>29.73</text:p>
          </table:table-cell>
          <table:table-cell table:formula="oooc:=ABS(([.D323]-[.B323])*100/[.B323])" office:value-type="float" office:value="13.2845188284519">
            <text:p>13.28</text:p>
          </table:table-cell>
          <table:table-cell table:formula="oooc:=ABS(([.E323]-[.B323])*100/[.B323])" office:value-type="float" office:value="17.7615062761506">
            <text:p>17.76</text:p>
          </table:table-cell>
          <table:table-cell table:formula="oooc:=ABS(([.F323]-[.B323])*100/[.B323])" office:value-type="float" office:value="4.56066945606694">
            <text:p>4.56</text:p>
          </table:table-cell>
          <table:table-cell table:formula="oooc:=ABS(([.G323]-[.B323])*100/[.B323])" office:value-type="float" office:value="6.06694560669457">
            <text:p>6.07</text:p>
          </table:table-cell>
          <table:table-cell table:formula="oooc:=ABS(([.H323]-[.B323])*100/[.B323])" office:value-type="float" office:value="8.82845188284519">
            <text:p>8.83</text:p>
          </table:table-cell>
          <table:table-cell table:formula="oooc:=ABS(([.I323]-[.B323])*100/[.B323])" office:value-type="float" office:value="5.79497907949792">
            <text:p>5.79</text:p>
          </table:table-cell>
          <table:table-cell table:formula="oooc:=ABS(([.J323]-[.B323])*100/[.B323])" office:value-type="float" office:value="0.815899581589959">
            <text:p>0.82</text:p>
          </table:table-cell>
          <table:table-cell table:formula="oooc:=ABS(([.K323]-[.B323])*100/[.B323])" office:value-type="float" office:value="3.36820083682008">
            <text:p>3.37</text:p>
          </table:table-cell>
          <table:table-cell table:formula="oooc:=ABS(([.L323]-[.B323])*100/[.B323])" office:value-type="float" office:value="9.14225941422594">
            <text:p>9.14</text:p>
          </table:table-cell>
          <table:table-cell table:formula="oooc:=ABS(([.M323]-[.B323])*100/[.B323])" office:value-type="float" office:value="5.66945606694561">
            <text:p>5.67</text:p>
          </table:table-cell>
          <table:table-cell table:formula="oooc:=ABS(([.N323]-[.B323])*100/[.B323])" office:value-type="float" office:value="1.84100418410041">
            <text:p>1.84</text:p>
          </table:table-cell>
          <table:table-cell table:number-columns-repeated="2"/>
          <table:table-cell table:formula="oooc:=ABS([.C323]-[.B323])" office:value-type="float" office:value="14.21">
            <text:p>14.21</text:p>
          </table:table-cell>
          <table:table-cell table:formula="oooc:=ABS([.D323]-[.B323])" office:value-type="float" office:value="6.34999999999999">
            <text:p>6.35</text:p>
          </table:table-cell>
          <table:table-cell table:formula="oooc:=ABS([.E323]-[.B323])" office:value-type="float" office:value="8.48999999999999">
            <text:p>8.49</text:p>
          </table:table-cell>
          <table:table-cell table:formula="oooc:=ABS([.F323]-[.B323])" office:value-type="float" office:value="2.18">
            <text:p>2.18</text:p>
          </table:table-cell>
          <table:table-cell table:formula="oooc:=ABS([.G323]-[.B323])" office:value-type="float" office:value="2.90000000000001">
            <text:p>2.9</text:p>
          </table:table-cell>
          <table:table-cell table:formula="oooc:=ABS([.H323]-[.B323])" office:value-type="float" office:value="4.22">
            <text:p>4.22</text:p>
          </table:table-cell>
          <table:table-cell table:formula="oooc:=ABS([.I323]-[.B323])" office:value-type="float" office:value="2.77">
            <text:p>2.77</text:p>
          </table:table-cell>
          <table:table-cell table:formula="oooc:=ABS([.J323]-[.B323])" office:value-type="float" office:value="0.390000000000001">
            <text:p>0.39</text:p>
          </table:table-cell>
          <table:table-cell table:formula="oooc:=ABS([.K323]-[.B323])" office:value-type="float" office:value="1.61">
            <text:p>1.61</text:p>
          </table:table-cell>
          <table:table-cell table:formula="oooc:=ABS([.L323]-[.B323])" office:value-type="float" office:value="4.37">
            <text:p>4.37</text:p>
          </table:table-cell>
          <table:table-cell table:formula="oooc:=ABS([.M323]-[.B323])" office:value-type="float" office:value="2.71">
            <text:p>2.71</text:p>
          </table:table-cell>
          <table:table-cell table:formula="oooc:=ABS([.N323]-[.B323])" office:value-type="float" office:value="0.879999999999995">
            <text:p>0.88</text:p>
          </table:table-cell>
          <table:table-cell table:number-columns-repeated="3"/>
        </table:table-row>
        <table:table-row table:style-name="ro1">
          <table:table-cell office:value-type="string">
            <text:p>ATCGTCTGGA</text:p>
          </table:table-cell>
          <table:table-cell office:value-type="float" office:value="44.9">
            <text:p>44.9</text:p>
          </table:table-cell>
          <table:table-cell table:number-columns-repeated="11" office:value-type="float" office:value="45.89">
            <text:p>45.89</text:p>
          </table:table-cell>
          <table:table-cell office:value-type="float" office:value="45.9">
            <text:p>45.9</text:p>
          </table:table-cell>
          <table:table-cell office:value-type="float" office:value="44.9">
            <text:p>44.9</text:p>
          </table:table-cell>
          <table:table-cell/>
          <table:table-cell table:formula="oooc:=ABS(([.C324]-[.B324])*100/[.B324])" office:value-type="float" office:value="2.20489977728286">
            <text:p>2.2</text:p>
          </table:table-cell>
          <table:table-cell table:formula="oooc:=ABS(([.D324]-[.B324])*100/[.B324])" office:value-type="float" office:value="2.20489977728286">
            <text:p>2.2</text:p>
          </table:table-cell>
          <table:table-cell table:formula="oooc:=ABS(([.E324]-[.B324])*100/[.B324])" office:value-type="float" office:value="2.20489977728286">
            <text:p>2.2</text:p>
          </table:table-cell>
          <table:table-cell table:formula="oooc:=ABS(([.F324]-[.B324])*100/[.B324])" office:value-type="float" office:value="2.20489977728286">
            <text:p>2.2</text:p>
          </table:table-cell>
          <table:table-cell table:formula="oooc:=ABS(([.G324]-[.B324])*100/[.B324])" office:value-type="float" office:value="2.20489977728286">
            <text:p>2.2</text:p>
          </table:table-cell>
          <table:table-cell table:formula="oooc:=ABS(([.H324]-[.B324])*100/[.B324])" office:value-type="float" office:value="2.20489977728286">
            <text:p>2.2</text:p>
          </table:table-cell>
          <table:table-cell table:formula="oooc:=ABS(([.I324]-[.B324])*100/[.B324])" office:value-type="float" office:value="2.20489977728286">
            <text:p>2.2</text:p>
          </table:table-cell>
          <table:table-cell table:formula="oooc:=ABS(([.J324]-[.B324])*100/[.B324])" office:value-type="float" office:value="2.20489977728286">
            <text:p>2.2</text:p>
          </table:table-cell>
          <table:table-cell table:formula="oooc:=ABS(([.K324]-[.B324])*100/[.B324])" office:value-type="float" office:value="2.20489977728286">
            <text:p>2.2</text:p>
          </table:table-cell>
          <table:table-cell table:formula="oooc:=ABS(([.L324]-[.B324])*100/[.B324])" office:value-type="float" office:value="2.20489977728286">
            <text:p>2.2</text:p>
          </table:table-cell>
          <table:table-cell table:formula="oooc:=ABS(([.M324]-[.B324])*100/[.B324])" office:value-type="float" office:value="2.20489977728286">
            <text:p>2.2</text:p>
          </table:table-cell>
          <table:table-cell table:formula="oooc:=ABS(([.N324]-[.B324])*100/[.B324])" office:value-type="float" office:value="2.2271714922049">
            <text:p>2.23</text:p>
          </table:table-cell>
          <table:table-cell table:number-columns-repeated="2"/>
          <table:table-cell table:formula="oooc:=ABS([.C324]-[.B324])" office:value-type="float" office:value="0.990000000000002">
            <text:p>0.99</text:p>
          </table:table-cell>
          <table:table-cell table:formula="oooc:=ABS([.D324]-[.B324])" office:value-type="float" office:value="0.990000000000002">
            <text:p>0.99</text:p>
          </table:table-cell>
          <table:table-cell table:formula="oooc:=ABS([.E324]-[.B324])" office:value-type="float" office:value="0.990000000000002">
            <text:p>0.99</text:p>
          </table:table-cell>
          <table:table-cell table:formula="oooc:=ABS([.F324]-[.B324])" office:value-type="float" office:value="0.990000000000002">
            <text:p>0.99</text:p>
          </table:table-cell>
          <table:table-cell table:formula="oooc:=ABS([.G324]-[.B324])" office:value-type="float" office:value="0.990000000000002">
            <text:p>0.99</text:p>
          </table:table-cell>
          <table:table-cell table:formula="oooc:=ABS([.H324]-[.B324])" office:value-type="float" office:value="0.990000000000002">
            <text:p>0.99</text:p>
          </table:table-cell>
          <table:table-cell table:formula="oooc:=ABS([.I324]-[.B324])" office:value-type="float" office:value="0.990000000000002">
            <text:p>0.99</text:p>
          </table:table-cell>
          <table:table-cell table:formula="oooc:=ABS([.J324]-[.B324])" office:value-type="float" office:value="0.990000000000002">
            <text:p>0.99</text:p>
          </table:table-cell>
          <table:table-cell table:formula="oooc:=ABS([.K324]-[.B324])" office:value-type="float" office:value="0.990000000000002">
            <text:p>0.99</text:p>
          </table:table-cell>
          <table:table-cell table:formula="oooc:=ABS([.L324]-[.B324])" office:value-type="float" office:value="0.990000000000002">
            <text:p>0.99</text:p>
          </table:table-cell>
          <table:table-cell table:formula="oooc:=ABS([.M324]-[.B324])" office:value-type="float" office:value="0.990000000000002">
            <text:p>0.99</text:p>
          </table:table-cell>
          <table:table-cell table:formula="oooc:=ABS([.N324]-[.B324]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TAACCATACTGAATACCTTTTGACG</text:p>
          </table:table-cell>
          <table:table-cell office:value-type="float" office:value="60.2">
            <text:p>60.2</text:p>
          </table:table-cell>
          <table:table-cell office:value-type="float" office:value="47.4">
            <text:p>47.4</text:p>
          </table:table-cell>
          <table:table-cell office:value-type="float" office:value="55.82">
            <text:p>55.82</text:p>
          </table:table-cell>
          <table:table-cell office:value-type="float" office:value="54.12">
            <text:p>54.12</text:p>
          </table:table-cell>
          <table:table-cell office:value-type="float" office:value="59.15">
            <text:p>59.15</text:p>
          </table:table-cell>
          <table:table-cell office:value-type="float" office:value="60.95">
            <text:p>60.95</text:p>
          </table:table-cell>
          <table:table-cell office:value-type="float" office:value="58.66">
            <text:p>58.66</text:p>
          </table:table-cell>
          <table:table-cell office:value-type="float" office:value="61.88">
            <text:p>61.88</text:p>
          </table:table-cell>
          <table:table-cell office:value-type="float" office:value="61.19">
            <text:p>61.19</text:p>
          </table:table-cell>
          <table:table-cell office:value-type="float" office:value="61.26">
            <text:p>61.26</text:p>
          </table:table-cell>
          <table:table-cell office:value-type="float" office:value="57.4">
            <text:p>57.4</text:p>
          </table:table-cell>
          <table:table-cell office:value-type="float" office:value="62.98">
            <text:p>62.98</text:p>
          </table:table-cell>
          <table:table-cell office:value-type="float" office:value="60.65">
            <text:p>60.65</text:p>
          </table:table-cell>
          <table:table-cell office:value-type="float" office:value="60.2">
            <text:p>60.2</text:p>
          </table:table-cell>
          <table:table-cell/>
          <table:table-cell table:formula="oooc:=ABS(([.C325]-[.B325])*100/[.B325])" office:value-type="float" office:value="21.2624584717608">
            <text:p>21.26</text:p>
          </table:table-cell>
          <table:table-cell table:formula="oooc:=ABS(([.D325]-[.B325])*100/[.B325])" office:value-type="float" office:value="7.27574750830565">
            <text:p>7.28</text:p>
          </table:table-cell>
          <table:table-cell table:formula="oooc:=ABS(([.E325]-[.B325])*100/[.B325])" office:value-type="float" office:value="10.0996677740864">
            <text:p>10.1</text:p>
          </table:table-cell>
          <table:table-cell table:formula="oooc:=ABS(([.F325]-[.B325])*100/[.B325])" office:value-type="float" office:value="1.74418604651164">
            <text:p>1.74</text:p>
          </table:table-cell>
          <table:table-cell table:formula="oooc:=ABS(([.G325]-[.B325])*100/[.B325])" office:value-type="float" office:value="1.24584717607973">
            <text:p>1.25</text:p>
          </table:table-cell>
          <table:table-cell table:formula="oooc:=ABS(([.H325]-[.B325])*100/[.B325])" office:value-type="float" office:value="2.55813953488373">
            <text:p>2.56</text:p>
          </table:table-cell>
          <table:table-cell table:formula="oooc:=ABS(([.I325]-[.B325])*100/[.B325])" office:value-type="float" office:value="2.7906976744186">
            <text:p>2.79</text:p>
          </table:table-cell>
          <table:table-cell table:formula="oooc:=ABS(([.J325]-[.B325])*100/[.B325])" office:value-type="float" office:value="1.64451827242524">
            <text:p>1.64</text:p>
          </table:table-cell>
          <table:table-cell table:formula="oooc:=ABS(([.K325]-[.B325])*100/[.B325])" office:value-type="float" office:value="1.76079734219268">
            <text:p>1.76</text:p>
          </table:table-cell>
          <table:table-cell table:formula="oooc:=ABS(([.L325]-[.B325])*100/[.B325])" office:value-type="float" office:value="4.65116279069768">
            <text:p>4.65</text:p>
          </table:table-cell>
          <table:table-cell table:formula="oooc:=ABS(([.M325]-[.B325])*100/[.B325])" office:value-type="float" office:value="4.61794019933554">
            <text:p>4.62</text:p>
          </table:table-cell>
          <table:table-cell table:formula="oooc:=ABS(([.N325]-[.B325])*100/[.B325])" office:value-type="float" office:value="0.747508305647833">
            <text:p>0.75</text:p>
          </table:table-cell>
          <table:table-cell table:number-columns-repeated="2"/>
          <table:table-cell table:formula="oooc:=ABS([.C325]-[.B325])" office:value-type="float" office:value="12.8">
            <text:p>12.8</text:p>
          </table:table-cell>
          <table:table-cell table:formula="oooc:=ABS([.D325]-[.B325])" office:value-type="float" office:value="4.38">
            <text:p>4.38</text:p>
          </table:table-cell>
          <table:table-cell table:formula="oooc:=ABS([.E325]-[.B325])" office:value-type="float" office:value="6.08000000000001">
            <text:p>6.08</text:p>
          </table:table-cell>
          <table:table-cell table:formula="oooc:=ABS([.F325]-[.B325])" office:value-type="float" office:value="1.05">
            <text:p>1.05</text:p>
          </table:table-cell>
          <table:table-cell table:formula="oooc:=ABS([.G325]-[.B325])" office:value-type="float" office:value="0.75">
            <text:p>0.75</text:p>
          </table:table-cell>
          <table:table-cell table:formula="oooc:=ABS([.H325]-[.B325])" office:value-type="float" office:value="1.54000000000001">
            <text:p>1.54</text:p>
          </table:table-cell>
          <table:table-cell table:formula="oooc:=ABS([.I325]-[.B325])" office:value-type="float" office:value="1.68">
            <text:p>1.68</text:p>
          </table:table-cell>
          <table:table-cell table:formula="oooc:=ABS([.J325]-[.B325])" office:value-type="float" office:value="0.989999999999995">
            <text:p>0.99</text:p>
          </table:table-cell>
          <table:table-cell table:formula="oooc:=ABS([.K325]-[.B325])" office:value-type="float" office:value="1.06">
            <text:p>1.06</text:p>
          </table:table-cell>
          <table:table-cell table:formula="oooc:=ABS([.L325]-[.B325])" office:value-type="float" office:value="2.8">
            <text:p>2.8</text:p>
          </table:table-cell>
          <table:table-cell table:formula="oooc:=ABS([.M325]-[.B325])" office:value-type="float" office:value="2.77999999999999">
            <text:p>2.78</text:p>
          </table:table-cell>
          <table:table-cell table:formula="oooc:=ABS([.N325]-[.B325])" office:value-type="float" office:value="0.449999999999996">
            <text:p>0.45</text:p>
          </table:table-cell>
          <table:table-cell table:number-columns-repeated="3"/>
        </table:table-row>
        <table:table-row table:style-name="ro1">
          <table:table-cell office:value-type="string">
            <text:p>CTTTCATGTCCGCAT</text:p>
          </table:table-cell>
          <table:table-cell office:value-type="float" office:value="57.1">
            <text:p>57.1</text:p>
          </table:table-cell>
          <table:table-cell office:value-type="float" office:value="45.85">
            <text:p>45.85</text:p>
          </table:table-cell>
          <table:table-cell office:value-type="float" office:value="50.73">
            <text:p>50.73</text:p>
          </table:table-cell>
          <table:table-cell office:value-type="float" office:value="49.52">
            <text:p>49.52</text:p>
          </table:table-cell>
          <table:table-cell office:value-type="float" office:value="53.1">
            <text:p>53.1</text:p>
          </table:table-cell>
          <table:table-cell office:value-type="float" office:value="55.45">
            <text:p>55.45</text:p>
          </table:table-cell>
          <table:table-cell office:value-type="float" office:value="53.67">
            <text:p>53.67</text:p>
          </table:table-cell>
          <table:table-cell office:value-type="float" office:value="57.11">
            <text:p>57.11</text:p>
          </table:table-cell>
          <table:table-cell office:value-type="float" office:value="54.55">
            <text:p>54.55</text:p>
          </table:table-cell>
          <table:table-cell office:value-type="float" office:value="55.2">
            <text:p>55.2</text:p>
          </table:table-cell>
          <table:table-cell office:value-type="float" office:value="51.86">
            <text:p>51.86</text:p>
          </table:table-cell>
          <table:table-cell office:value-type="float" office:value="56.82">
            <text:p>56.82</text:p>
          </table:table-cell>
          <table:table-cell office:value-type="float" office:value="54.65">
            <text:p>54.65</text:p>
          </table:table-cell>
          <table:table-cell office:value-type="float" office:value="57.1">
            <text:p>57.1</text:p>
          </table:table-cell>
          <table:table-cell/>
          <table:table-cell table:formula="oooc:=ABS(([.C326]-[.B326])*100/[.B326])" office:value-type="float" office:value="19.7022767075306">
            <text:p>19.7</text:p>
          </table:table-cell>
          <table:table-cell table:formula="oooc:=ABS(([.D326]-[.B326])*100/[.B326])" office:value-type="float" office:value="11.1558669001751">
            <text:p>11.16</text:p>
          </table:table-cell>
          <table:table-cell table:formula="oooc:=ABS(([.E326]-[.B326])*100/[.B326])" office:value-type="float" office:value="13.2749562171629">
            <text:p>13.27</text:p>
          </table:table-cell>
          <table:table-cell table:formula="oooc:=ABS(([.F326]-[.B326])*100/[.B326])" office:value-type="float" office:value="7.00525394045534">
            <text:p>7.01</text:p>
          </table:table-cell>
          <table:table-cell table:formula="oooc:=ABS(([.G326]-[.B326])*100/[.B326])" office:value-type="float" office:value="2.88966725043783">
            <text:p>2.89</text:p>
          </table:table-cell>
          <table:table-cell table:formula="oooc:=ABS(([.H326]-[.B326])*100/[.B326])" office:value-type="float" office:value="6.00700525394045">
            <text:p>6.01</text:p>
          </table:table-cell>
          <table:table-cell table:formula="oooc:=ABS(([.I326]-[.B326])*100/[.B326])" office:value-type="float" office:value="0.0175131348511349">
            <text:p>0.02</text:p>
          </table:table-cell>
          <table:table-cell table:formula="oooc:=ABS(([.J326]-[.B326])*100/[.B326])" office:value-type="float" office:value="4.46584938704029">
            <text:p>4.47</text:p>
          </table:table-cell>
          <table:table-cell table:formula="oooc:=ABS(([.K326]-[.B326])*100/[.B326])" office:value-type="float" office:value="3.32749562171628">
            <text:p>3.33</text:p>
          </table:table-cell>
          <table:table-cell table:formula="oooc:=ABS(([.L326]-[.B326])*100/[.B326])" office:value-type="float" office:value="9.1768826619965">
            <text:p>9.18</text:p>
          </table:table-cell>
          <table:table-cell table:formula="oooc:=ABS(([.M326]-[.B326])*100/[.B326])" office:value-type="float" office:value="0.490367775831876">
            <text:p>0.49</text:p>
          </table:table-cell>
          <table:table-cell table:formula="oooc:=ABS(([.N326]-[.B326])*100/[.B326])" office:value-type="float" office:value="4.2907180385289">
            <text:p>4.29</text:p>
          </table:table-cell>
          <table:table-cell table:number-columns-repeated="2"/>
          <table:table-cell table:formula="oooc:=ABS([.C326]-[.B326])" office:value-type="float" office:value="11.25">
            <text:p>11.25</text:p>
          </table:table-cell>
          <table:table-cell table:formula="oooc:=ABS([.D326]-[.B326])" office:value-type="float" office:value="6.37">
            <text:p>6.37</text:p>
          </table:table-cell>
          <table:table-cell table:formula="oooc:=ABS([.E326]-[.B326])" office:value-type="float" office:value="7.58">
            <text:p>7.58</text:p>
          </table:table-cell>
          <table:table-cell table:formula="oooc:=ABS([.F326]-[.B326])" office:value-type="float" office:value="4">
            <text:p>4</text:p>
          </table:table-cell>
          <table:table-cell table:formula="oooc:=ABS([.G326]-[.B326])" office:value-type="float" office:value="1.65">
            <text:p>1.65</text:p>
          </table:table-cell>
          <table:table-cell table:formula="oooc:=ABS([.H326]-[.B326])" office:value-type="float" office:value="3.43">
            <text:p>3.43</text:p>
          </table:table-cell>
          <table:table-cell table:formula="oooc:=ABS([.I326]-[.B326])" office:value-type="float" office:value="0.00999999999999801">
            <text:p>0.01</text:p>
          </table:table-cell>
          <table:table-cell table:formula="oooc:=ABS([.J326]-[.B326])" office:value-type="float" office:value="2.55">
            <text:p>2.55</text:p>
          </table:table-cell>
          <table:table-cell table:formula="oooc:=ABS([.K326]-[.B326])" office:value-type="float" office:value="1.9">
            <text:p>1.9</text:p>
          </table:table-cell>
          <table:table-cell table:formula="oooc:=ABS([.L326]-[.B326])" office:value-type="float" office:value="5.24">
            <text:p>5.24</text:p>
          </table:table-cell>
          <table:table-cell table:formula="oooc:=ABS([.M326]-[.B326])" office:value-type="float" office:value="0.280000000000001">
            <text:p>0.28</text:p>
          </table:table-cell>
          <table:table-cell table:formula="oooc:=ABS([.N326]-[.B326])" office:value-type="float" office:value="2.45">
            <text:p>2.45</text:p>
          </table:table-cell>
          <table:table-cell table:number-columns-repeated="3"/>
        </table:table-row>
        <table:table-row table:style-name="ro1">
          <table:table-cell office:value-type="string">
            <text:p>AAGGCGAGTCAGGCTCAGTG</text:p>
          </table:table-cell>
          <table:table-cell office:value-type="float" office:value="64.5">
            <text:p>64.5</text:p>
          </table:table-cell>
          <table:table-cell office:value-type="float" office:value="46.37">
            <text:p>46.37</text:p>
          </table:table-cell>
          <table:table-cell office:value-type="float" office:value="63.9">
            <text:p>63.9</text:p>
          </table:table-cell>
          <table:table-cell office:value-type="float" office:value="61.14">
            <text:p>61.14</text:p>
          </table:table-cell>
          <table:table-cell office:value-type="float" office:value="68.5">
            <text:p>68.5</text:p>
          </table:table-cell>
          <table:table-cell office:value-type="float" office:value="64.73">
            <text:p>64.73</text:p>
          </table:table-cell>
          <table:table-cell office:value-type="float" office:value="70.2">
            <text:p>70.2</text:p>
          </table:table-cell>
          <table:table-cell office:value-type="float" office:value="64.67">
            <text:p>64.67</text:p>
          </table:table-cell>
          <table:table-cell office:value-type="float" office:value="62.46">
            <text:p>62.46</text:p>
          </table:table-cell>
          <table:table-cell office:value-type="float" office:value="62.99">
            <text:p>62.99</text:p>
          </table:table-cell>
          <table:table-cell office:value-type="float" office:value="57.7">
            <text:p>57.7</text:p>
          </table:table-cell>
          <table:table-cell office:value-type="float" office:value="64.22">
            <text:p>64.22</text:p>
          </table:table-cell>
          <table:table-cell office:value-type="float" office:value="61.19">
            <text:p>61.19</text:p>
          </table:table-cell>
          <table:table-cell office:value-type="float" office:value="64.5">
            <text:p>64.5</text:p>
          </table:table-cell>
          <table:table-cell/>
          <table:table-cell table:formula="oooc:=ABS(([.C327]-[.B327])*100/[.B327])" office:value-type="float" office:value="28.1085271317829">
            <text:p>28.11</text:p>
          </table:table-cell>
          <table:table-cell table:formula="oooc:=ABS(([.D327]-[.B327])*100/[.B327])" office:value-type="float" office:value="0.930232558139537">
            <text:p>0.93</text:p>
          </table:table-cell>
          <table:table-cell table:formula="oooc:=ABS(([.E327]-[.B327])*100/[.B327])" office:value-type="float" office:value="5.20930232558139">
            <text:p>5.21</text:p>
          </table:table-cell>
          <table:table-cell table:formula="oooc:=ABS(([.F327]-[.B327])*100/[.B327])" office:value-type="float" office:value="6.2015503875969">
            <text:p>6.2</text:p>
          </table:table-cell>
          <table:table-cell table:formula="oooc:=ABS(([.G327]-[.B327])*100/[.B327])" office:value-type="float" office:value="0.356589147286828">
            <text:p>0.36</text:p>
          </table:table-cell>
          <table:table-cell table:formula="oooc:=ABS(([.H327]-[.B327])*100/[.B327])" office:value-type="float" office:value="8.83720930232558">
            <text:p>8.84</text:p>
          </table:table-cell>
          <table:table-cell table:formula="oooc:=ABS(([.I327]-[.B327])*100/[.B327])" office:value-type="float" office:value="0.263565891472871">
            <text:p>0.26</text:p>
          </table:table-cell>
          <table:table-cell table:formula="oooc:=ABS(([.J327]-[.B327])*100/[.B327])" office:value-type="float" office:value="3.16279069767442">
            <text:p>3.16</text:p>
          </table:table-cell>
          <table:table-cell table:formula="oooc:=ABS(([.K327]-[.B327])*100/[.B327])" office:value-type="float" office:value="2.34108527131783">
            <text:p>2.34</text:p>
          </table:table-cell>
          <table:table-cell table:formula="oooc:=ABS(([.L327]-[.B327])*100/[.B327])" office:value-type="float" office:value="10.5426356589147">
            <text:p>10.54</text:p>
          </table:table-cell>
          <table:table-cell table:formula="oooc:=ABS(([.M327]-[.B327])*100/[.B327])" office:value-type="float" office:value="0.434108527131785">
            <text:p>0.43</text:p>
          </table:table-cell>
          <table:table-cell table:formula="oooc:=ABS(([.N327]-[.B327])*100/[.B327])" office:value-type="float" office:value="5.13178294573644">
            <text:p>5.13</text:p>
          </table:table-cell>
          <table:table-cell table:number-columns-repeated="2"/>
          <table:table-cell table:formula="oooc:=ABS([.C327]-[.B327])" office:value-type="float" office:value="18.13">
            <text:p>18.13</text:p>
          </table:table-cell>
          <table:table-cell table:formula="oooc:=ABS([.D327]-[.B327])" office:value-type="float" office:value="0.600000000000001">
            <text:p>0.6</text:p>
          </table:table-cell>
          <table:table-cell table:formula="oooc:=ABS([.E327]-[.B327])" office:value-type="float" office:value="3.36">
            <text:p>3.36</text:p>
          </table:table-cell>
          <table:table-cell table:formula="oooc:=ABS([.F327]-[.B327])" office:value-type="float" office:value="4">
            <text:p>4</text:p>
          </table:table-cell>
          <table:table-cell table:formula="oooc:=ABS([.G327]-[.B327])" office:value-type="float" office:value="0.230000000000004">
            <text:p>0.23</text:p>
          </table:table-cell>
          <table:table-cell table:formula="oooc:=ABS([.H327]-[.B327])" office:value-type="float" office:value="5.7">
            <text:p>5.7</text:p>
          </table:table-cell>
          <table:table-cell table:formula="oooc:=ABS([.I327]-[.B327])" office:value-type="float" office:value="0.170000000000002">
            <text:p>0.17</text:p>
          </table:table-cell>
          <table:table-cell table:formula="oooc:=ABS([.J327]-[.B327])" office:value-type="float" office:value="2.04">
            <text:p>2.04</text:p>
          </table:table-cell>
          <table:table-cell table:formula="oooc:=ABS([.K327]-[.B327])" office:value-type="float" office:value="1.51">
            <text:p>1.51</text:p>
          </table:table-cell>
          <table:table-cell table:formula="oooc:=ABS([.L327]-[.B327])" office:value-type="float" office:value="6.8">
            <text:p>6.8</text:p>
          </table:table-cell>
          <table:table-cell table:formula="oooc:=ABS([.M327]-[.B327])" office:value-type="float" office:value="0.280000000000001">
            <text:p>0.28</text:p>
          </table:table-cell>
          <table:table-cell table:formula="oooc:=ABS([.N327]-[.B327])" office:value-type="float" office:value="3.31">
            <text:p>3.31</text:p>
          </table:table-cell>
          <table:table-cell table:number-columns-repeated="3"/>
        </table:table-row>
        <table:table-row table:style-name="ro1">
          <table:table-cell office:value-type="string">
            <text:p>ACCCCGCAATACATG</text:p>
          </table:table-cell>
          <table:table-cell office:value-type="float" office:value="62.9">
            <text:p>62.9</text:p>
          </table:table-cell>
          <table:table-cell table:number-columns-repeated="11" office:value-type="float" office:value="66.29">
            <text:p>66.29</text:p>
          </table:table-cell>
          <table:table-cell office:value-type="float" office:value="66.3">
            <text:p>66.3</text:p>
          </table:table-cell>
          <table:table-cell office:value-type="float" office:value="62.9">
            <text:p>62.9</text:p>
          </table:table-cell>
          <table:table-cell/>
          <table:table-cell table:formula="oooc:=ABS(([.C328]-[.B328])*100/[.B328])" office:value-type="float" office:value="5.38950715421305">
            <text:p>5.39</text:p>
          </table:table-cell>
          <table:table-cell table:formula="oooc:=ABS(([.D328]-[.B328])*100/[.B328])" office:value-type="float" office:value="5.38950715421305">
            <text:p>5.39</text:p>
          </table:table-cell>
          <table:table-cell table:formula="oooc:=ABS(([.E328]-[.B328])*100/[.B328])" office:value-type="float" office:value="5.38950715421305">
            <text:p>5.39</text:p>
          </table:table-cell>
          <table:table-cell table:formula="oooc:=ABS(([.F328]-[.B328])*100/[.B328])" office:value-type="float" office:value="5.38950715421305">
            <text:p>5.39</text:p>
          </table:table-cell>
          <table:table-cell table:formula="oooc:=ABS(([.G328]-[.B328])*100/[.B328])" office:value-type="float" office:value="5.38950715421305">
            <text:p>5.39</text:p>
          </table:table-cell>
          <table:table-cell table:formula="oooc:=ABS(([.H328]-[.B328])*100/[.B328])" office:value-type="float" office:value="5.38950715421305">
            <text:p>5.39</text:p>
          </table:table-cell>
          <table:table-cell table:formula="oooc:=ABS(([.I328]-[.B328])*100/[.B328])" office:value-type="float" office:value="5.38950715421305">
            <text:p>5.39</text:p>
          </table:table-cell>
          <table:table-cell table:formula="oooc:=ABS(([.J328]-[.B328])*100/[.B328])" office:value-type="float" office:value="5.38950715421305">
            <text:p>5.39</text:p>
          </table:table-cell>
          <table:table-cell table:formula="oooc:=ABS(([.K328]-[.B328])*100/[.B328])" office:value-type="float" office:value="5.38950715421305">
            <text:p>5.39</text:p>
          </table:table-cell>
          <table:table-cell table:formula="oooc:=ABS(([.L328]-[.B328])*100/[.B328])" office:value-type="float" office:value="5.38950715421305">
            <text:p>5.39</text:p>
          </table:table-cell>
          <table:table-cell table:formula="oooc:=ABS(([.M328]-[.B328])*100/[.B328])" office:value-type="float" office:value="5.38950715421305">
            <text:p>5.39</text:p>
          </table:table-cell>
          <table:table-cell table:formula="oooc:=ABS(([.N328]-[.B328])*100/[.B328])" office:value-type="float" office:value="5.4054054054054">
            <text:p>5.41</text:p>
          </table:table-cell>
          <table:table-cell table:number-columns-repeated="2"/>
          <table:table-cell table:formula="oooc:=ABS([.C328]-[.B328])" office:value-type="float" office:value="3.39000000000001">
            <text:p>3.39</text:p>
          </table:table-cell>
          <table:table-cell table:formula="oooc:=ABS([.D328]-[.B328])" office:value-type="float" office:value="3.39000000000001">
            <text:p>3.39</text:p>
          </table:table-cell>
          <table:table-cell table:formula="oooc:=ABS([.E328]-[.B328])" office:value-type="float" office:value="3.39000000000001">
            <text:p>3.39</text:p>
          </table:table-cell>
          <table:table-cell table:formula="oooc:=ABS([.F328]-[.B328])" office:value-type="float" office:value="3.39000000000001">
            <text:p>3.39</text:p>
          </table:table-cell>
          <table:table-cell table:formula="oooc:=ABS([.G328]-[.B328])" office:value-type="float" office:value="3.39000000000001">
            <text:p>3.39</text:p>
          </table:table-cell>
          <table:table-cell table:formula="oooc:=ABS([.H328]-[.B328])" office:value-type="float" office:value="3.39000000000001">
            <text:p>3.39</text:p>
          </table:table-cell>
          <table:table-cell table:formula="oooc:=ABS([.I328]-[.B328])" office:value-type="float" office:value="3.39000000000001">
            <text:p>3.39</text:p>
          </table:table-cell>
          <table:table-cell table:formula="oooc:=ABS([.J328]-[.B328])" office:value-type="float" office:value="3.39000000000001">
            <text:p>3.39</text:p>
          </table:table-cell>
          <table:table-cell table:formula="oooc:=ABS([.K328]-[.B328])" office:value-type="float" office:value="3.39000000000001">
            <text:p>3.39</text:p>
          </table:table-cell>
          <table:table-cell table:formula="oooc:=ABS([.L328]-[.B328])" office:value-type="float" office:value="3.39000000000001">
            <text:p>3.39</text:p>
          </table:table-cell>
          <table:table-cell table:formula="oooc:=ABS([.M328]-[.B328])" office:value-type="float" office:value="3.39000000000001">
            <text:p>3.39</text:p>
          </table:table-cell>
          <table:table-cell table:formula="oooc:=ABS([.N328]-[.B328])" office:value-type="float" office:value="3.4">
            <text:p>3.4</text:p>
          </table:table-cell>
          <table:table-cell table:number-columns-repeated="3"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0.7">
            <text:p>70.7</text:p>
          </table:table-cell>
          <table:table-cell office:value-type="float" office:value="56.55">
            <text:p>56.55</text:p>
          </table:table-cell>
          <table:table-cell office:value-type="float" office:value="63.99">
            <text:p>63.99</text:p>
          </table:table-cell>
          <table:table-cell office:value-type="float" office:value="62.29">
            <text:p>62.29</text:p>
          </table:table-cell>
          <table:table-cell office:value-type="float" office:value="67.31">
            <text:p>67.31</text:p>
          </table:table-cell>
          <table:table-cell office:value-type="float" office:value="71.85">
            <text:p>71.85</text:p>
          </table:table-cell>
          <table:table-cell office:value-type="float" office:value="66.83">
            <text:p>66.83</text:p>
          </table:table-cell>
          <table:table-cell office:value-type="float" office:value="73.22">
            <text:p>73.22</text:p>
          </table:table-cell>
          <table:table-cell office:value-type="float" office:value="69.36">
            <text:p>69.36</text:p>
          </table:table-cell>
          <table:table-cell office:value-type="float" office:value="69.9">
            <text:p>69.9</text:p>
          </table:table-cell>
          <table:table-cell office:value-type="float" office:value="65.57">
            <text:p>65.57</text:p>
          </table:table-cell>
          <table:table-cell office:value-type="float" office:value="71.53">
            <text:p>71.53</text:p>
          </table:table-cell>
          <table:table-cell office:value-type="float" office:value="68.82">
            <text:p>68.82</text:p>
          </table:table-cell>
          <table:table-cell office:value-type="float" office:value="70.7">
            <text:p>70.7</text:p>
          </table:table-cell>
          <table:table-cell/>
          <table:table-cell table:formula="oooc:=ABS(([.C329]-[.B329])*100/[.B329])" office:value-type="float" office:value="20.01414427157">
            <text:p>20.01</text:p>
          </table:table-cell>
          <table:table-cell table:formula="oooc:=ABS(([.D329]-[.B329])*100/[.B329])" office:value-type="float" office:value="9.49080622347949">
            <text:p>9.49</text:p>
          </table:table-cell>
          <table:table-cell table:formula="oooc:=ABS(([.E329]-[.B329])*100/[.B329])" office:value-type="float" office:value="11.8953323903819">
            <text:p>11.9</text:p>
          </table:table-cell>
          <table:table-cell table:formula="oooc:=ABS(([.F329]-[.B329])*100/[.B329])" office:value-type="float" office:value="4.7949080622348">
            <text:p>4.79</text:p>
          </table:table-cell>
          <table:table-cell table:formula="oooc:=ABS(([.G329]-[.B329])*100/[.B329])" office:value-type="float" office:value="1.62659123055161">
            <text:p>1.63</text:p>
          </table:table-cell>
          <table:table-cell table:formula="oooc:=ABS(([.H329]-[.B329])*100/[.B329])" office:value-type="float" office:value="5.47383309759548">
            <text:p>5.47</text:p>
          </table:table-cell>
          <table:table-cell table:formula="oooc:=ABS(([.I329]-[.B329])*100/[.B329])" office:value-type="float" office:value="3.56435643564356">
            <text:p>3.56</text:p>
          </table:table-cell>
          <table:table-cell table:formula="oooc:=ABS(([.J329]-[.B329])*100/[.B329])" office:value-type="float" office:value="1.8953323903819">
            <text:p>1.9</text:p>
          </table:table-cell>
          <table:table-cell table:formula="oooc:=ABS(([.K329]-[.B329])*100/[.B329])" office:value-type="float" office:value="1.13154172560113">
            <text:p>1.13</text:p>
          </table:table-cell>
          <table:table-cell table:formula="oooc:=ABS(([.L329]-[.B329])*100/[.B329])" office:value-type="float" office:value="7.25601131541727">
            <text:p>7.26</text:p>
          </table:table-cell>
          <table:table-cell table:formula="oooc:=ABS(([.M329]-[.B329])*100/[.B329])" office:value-type="float" office:value="1.17397454031117">
            <text:p>1.17</text:p>
          </table:table-cell>
          <table:table-cell table:formula="oooc:=ABS(([.N329]-[.B329])*100/[.B329])" office:value-type="float" office:value="2.65912305516267">
            <text:p>2.66</text:p>
          </table:table-cell>
          <table:table-cell table:number-columns-repeated="2"/>
          <table:table-cell table:formula="oooc:=ABS([.C329]-[.B329])" office:value-type="float" office:value="14.15">
            <text:p>14.15</text:p>
          </table:table-cell>
          <table:table-cell table:formula="oooc:=ABS([.D329]-[.B329])" office:value-type="float" office:value="6.71">
            <text:p>6.71</text:p>
          </table:table-cell>
          <table:table-cell table:formula="oooc:=ABS([.E329]-[.B329])" office:value-type="float" office:value="8.41">
            <text:p>8.41</text:p>
          </table:table-cell>
          <table:table-cell table:formula="oooc:=ABS([.F329]-[.B329])" office:value-type="float" office:value="3.39">
            <text:p>3.39</text:p>
          </table:table-cell>
          <table:table-cell table:formula="oooc:=ABS([.G329]-[.B329])" office:value-type="float" office:value="1.14999999999999">
            <text:p>1.15</text:p>
          </table:table-cell>
          <table:table-cell table:formula="oooc:=ABS([.H329]-[.B329])" office:value-type="float" office:value="3.87">
            <text:p>3.87</text:p>
          </table:table-cell>
          <table:table-cell table:formula="oooc:=ABS([.I329]-[.B329])" office:value-type="float" office:value="2.52">
            <text:p>2.52</text:p>
          </table:table-cell>
          <table:table-cell table:formula="oooc:=ABS([.J329]-[.B329])" office:value-type="float" office:value="1.34">
            <text:p>1.34</text:p>
          </table:table-cell>
          <table:table-cell table:formula="oooc:=ABS([.K329]-[.B329])" office:value-type="float" office:value="0.799999999999997">
            <text:p>0.8</text:p>
          </table:table-cell>
          <table:table-cell table:formula="oooc:=ABS([.L329]-[.B329])" office:value-type="float" office:value="5.13000000000001">
            <text:p>5.13</text:p>
          </table:table-cell>
          <table:table-cell table:formula="oooc:=ABS([.M329]-[.B329])" office:value-type="float" office:value="0.829999999999998">
            <text:p>0.83</text:p>
          </table:table-cell>
          <table:table-cell table:formula="oooc:=ABS([.N329]-[.B329])" office:value-type="float" office:value="1.88000000000001">
            <text:p>1.88</text:p>
          </table:table-cell>
          <table:table-cell table:number-columns-repeated="3"/>
        </table:table-row>
        <table:table-row table:style-name="ro1">
          <table:table-cell office:value-type="string">
            <text:p>CGGGACCAACTAAAGGAAAT</text:p>
          </table:table-cell>
          <table:table-cell office:value-type="float" office:value="68.5">
            <text:p>68.5</text:p>
          </table:table-cell>
          <table:table-cell table:number-columns-repeated="12" office:value-type="float" office:value="70.92">
            <text:p>70.92</text:p>
          </table:table-cell>
          <table:table-cell office:value-type="float" office:value="68.5">
            <text:p>68.5</text:p>
          </table:table-cell>
          <table:table-cell/>
          <table:table-cell table:formula="oooc:=ABS(([.C330]-[.B330])*100/[.B330])" office:value-type="float" office:value="3.53284671532847">
            <text:p>3.53</text:p>
          </table:table-cell>
          <table:table-cell table:formula="oooc:=ABS(([.D330]-[.B330])*100/[.B330])" office:value-type="float" office:value="3.53284671532847">
            <text:p>3.53</text:p>
          </table:table-cell>
          <table:table-cell table:formula="oooc:=ABS(([.E330]-[.B330])*100/[.B330])" office:value-type="float" office:value="3.53284671532847">
            <text:p>3.53</text:p>
          </table:table-cell>
          <table:table-cell table:formula="oooc:=ABS(([.F330]-[.B330])*100/[.B330])" office:value-type="float" office:value="3.53284671532847">
            <text:p>3.53</text:p>
          </table:table-cell>
          <table:table-cell table:formula="oooc:=ABS(([.G330]-[.B330])*100/[.B330])" office:value-type="float" office:value="3.53284671532847">
            <text:p>3.53</text:p>
          </table:table-cell>
          <table:table-cell table:formula="oooc:=ABS(([.H330]-[.B330])*100/[.B330])" office:value-type="float" office:value="3.53284671532847">
            <text:p>3.53</text:p>
          </table:table-cell>
          <table:table-cell table:formula="oooc:=ABS(([.I330]-[.B330])*100/[.B330])" office:value-type="float" office:value="3.53284671532847">
            <text:p>3.53</text:p>
          </table:table-cell>
          <table:table-cell table:formula="oooc:=ABS(([.J330]-[.B330])*100/[.B330])" office:value-type="float" office:value="3.53284671532847">
            <text:p>3.53</text:p>
          </table:table-cell>
          <table:table-cell table:formula="oooc:=ABS(([.K330]-[.B330])*100/[.B330])" office:value-type="float" office:value="3.53284671532847">
            <text:p>3.53</text:p>
          </table:table-cell>
          <table:table-cell table:formula="oooc:=ABS(([.L330]-[.B330])*100/[.B330])" office:value-type="float" office:value="3.53284671532847">
            <text:p>3.53</text:p>
          </table:table-cell>
          <table:table-cell table:formula="oooc:=ABS(([.M330]-[.B330])*100/[.B330])" office:value-type="float" office:value="3.53284671532847">
            <text:p>3.53</text:p>
          </table:table-cell>
          <table:table-cell table:formula="oooc:=ABS(([.N330]-[.B330])*100/[.B330])" office:value-type="float" office:value="3.53284671532847">
            <text:p>3.53</text:p>
          </table:table-cell>
          <table:table-cell table:number-columns-repeated="2"/>
          <table:table-cell table:formula="oooc:=ABS([.C330]-[.B330])" office:value-type="float" office:value="2.42">
            <text:p>2.42</text:p>
          </table:table-cell>
          <table:table-cell table:formula="oooc:=ABS([.D330]-[.B330])" office:value-type="float" office:value="2.42">
            <text:p>2.42</text:p>
          </table:table-cell>
          <table:table-cell table:formula="oooc:=ABS([.E330]-[.B330])" office:value-type="float" office:value="2.42">
            <text:p>2.42</text:p>
          </table:table-cell>
          <table:table-cell table:formula="oooc:=ABS([.F330]-[.B330])" office:value-type="float" office:value="2.42">
            <text:p>2.42</text:p>
          </table:table-cell>
          <table:table-cell table:formula="oooc:=ABS([.G330]-[.B330])" office:value-type="float" office:value="2.42">
            <text:p>2.42</text:p>
          </table:table-cell>
          <table:table-cell table:formula="oooc:=ABS([.H330]-[.B330])" office:value-type="float" office:value="2.42">
            <text:p>2.42</text:p>
          </table:table-cell>
          <table:table-cell table:formula="oooc:=ABS([.I330]-[.B330])" office:value-type="float" office:value="2.42">
            <text:p>2.42</text:p>
          </table:table-cell>
          <table:table-cell table:formula="oooc:=ABS([.J330]-[.B330])" office:value-type="float" office:value="2.42">
            <text:p>2.42</text:p>
          </table:table-cell>
          <table:table-cell table:formula="oooc:=ABS([.K330]-[.B330])" office:value-type="float" office:value="2.42">
            <text:p>2.42</text:p>
          </table:table-cell>
          <table:table-cell table:formula="oooc:=ABS([.L330]-[.B330])" office:value-type="float" office:value="2.42">
            <text:p>2.42</text:p>
          </table:table-cell>
          <table:table-cell table:formula="oooc:=ABS([.M330]-[.B330])" office:value-type="float" office:value="2.42">
            <text:p>2.42</text:p>
          </table:table-cell>
          <table:table-cell table:formula="oooc:=ABS([.N330]-[.B330])" office:value-type="float" office:value="2.42">
            <text:p>2.42</text:p>
          </table:table-cell>
          <table:table-cell table:number-columns-repeated="3"/>
        </table:table-row>
        <table:table-row table:style-name="ro1">
          <table:table-cell office:value-type="string">
            <text:p>TACTAACATTAACTA</text:p>
          </table:table-cell>
          <table:table-cell office:value-type="float" office:value="35.3">
            <text:p>35.3</text:p>
          </table:table-cell>
          <table:table-cell office:value-type="float" office:value="22.33">
            <text:p>22.33</text:p>
          </table:table-cell>
          <table:table-cell office:value-type="float" office:value="30.48">
            <text:p>30.48</text:p>
          </table:table-cell>
          <table:table-cell office:value-type="float" office:value="28.34">
            <text:p>28.34</text:p>
          </table:table-cell>
          <table:table-cell office:value-type="float" office:value="34.65">
            <text:p>34.65</text:p>
          </table:table-cell>
          <table:table-cell office:value-type="float" office:value="37.15">
            <text:p>37.15</text:p>
          </table:table-cell>
          <table:table-cell office:value-type="float" office:value="32.61">
            <text:p>32.61</text:p>
          </table:table-cell>
          <table:table-cell office:value-type="float" office:value="36.65">
            <text:p>36.65</text:p>
          </table:table-cell>
          <table:table-cell office:value-type="float" office:value="37.22">
            <text:p>37.22</text:p>
          </table:table-cell>
          <table:table-cell office:value-type="float" office:value="38.27">
            <text:p>38.27</text:p>
          </table:table-cell>
          <table:table-cell office:value-type="float" office:value="32.46">
            <text:p>32.46</text:p>
          </table:table-cell>
          <table:table-cell office:value-type="float" office:value="39.39">
            <text:p>39.39</text:p>
          </table:table-cell>
          <table:table-cell office:value-type="float" office:value="35.95">
            <text:p>35.95</text:p>
          </table:table-cell>
          <table:table-cell office:value-type="float" office:value="35.3">
            <text:p>35.3</text:p>
          </table:table-cell>
          <table:table-cell/>
          <table:table-cell table:formula="oooc:=ABS(([.C331]-[.B331])*100/[.B331])" office:value-type="float" office:value="36.742209631728">
            <text:p>36.74</text:p>
          </table:table-cell>
          <table:table-cell table:formula="oooc:=ABS(([.D331]-[.B331])*100/[.B331])" office:value-type="float" office:value="13.6543909348442">
            <text:p>13.65</text:p>
          </table:table-cell>
          <table:table-cell table:formula="oooc:=ABS(([.E331]-[.B331])*100/[.B331])" office:value-type="float" office:value="19.7167138810198">
            <text:p>19.72</text:p>
          </table:table-cell>
          <table:table-cell table:formula="oooc:=ABS(([.F331]-[.B331])*100/[.B331])" office:value-type="float" office:value="1.8413597733711">
            <text:p>1.84</text:p>
          </table:table-cell>
          <table:table-cell table:formula="oooc:=ABS(([.G331]-[.B331])*100/[.B331])" office:value-type="float" office:value="5.24079320113315">
            <text:p>5.24</text:p>
          </table:table-cell>
          <table:table-cell table:formula="oooc:=ABS(([.H331]-[.B331])*100/[.B331])" office:value-type="float" office:value="7.62039660056657">
            <text:p>7.62</text:p>
          </table:table-cell>
          <table:table-cell table:formula="oooc:=ABS(([.I331]-[.B331])*100/[.B331])" office:value-type="float" office:value="3.8243626062323">
            <text:p>3.82</text:p>
          </table:table-cell>
          <table:table-cell table:formula="oooc:=ABS(([.J331]-[.B331])*100/[.B331])" office:value-type="float" office:value="5.43909348441927">
            <text:p>5.44</text:p>
          </table:table-cell>
          <table:table-cell table:formula="oooc:=ABS(([.K331]-[.B331])*100/[.B331])" office:value-type="float" office:value="8.41359773371106">
            <text:p>8.41</text:p>
          </table:table-cell>
          <table:table-cell table:formula="oooc:=ABS(([.L331]-[.B331])*100/[.B331])" office:value-type="float" office:value="8.04532577903682">
            <text:p>8.05</text:p>
          </table:table-cell>
          <table:table-cell table:formula="oooc:=ABS(([.M331]-[.B331])*100/[.B331])" office:value-type="float" office:value="11.586402266289">
            <text:p>11.59</text:p>
          </table:table-cell>
          <table:table-cell table:formula="oooc:=ABS(([.N331]-[.B331])*100/[.B331])" office:value-type="float" office:value="1.84135977337112">
            <text:p>1.84</text:p>
          </table:table-cell>
          <table:table-cell table:number-columns-repeated="2"/>
          <table:table-cell table:formula="oooc:=ABS([.C331]-[.B331])" office:value-type="float" office:value="12.97">
            <text:p>12.97</text:p>
          </table:table-cell>
          <table:table-cell table:formula="oooc:=ABS([.D331]-[.B331])" office:value-type="float" office:value="4.82">
            <text:p>4.82</text:p>
          </table:table-cell>
          <table:table-cell table:formula="oooc:=ABS([.E331]-[.B331])" office:value-type="float" office:value="6.96">
            <text:p>6.96</text:p>
          </table:table-cell>
          <table:table-cell table:formula="oooc:=ABS([.F331]-[.B331])" office:value-type="float" office:value="0.649999999999999">
            <text:p>0.65</text:p>
          </table:table-cell>
          <table:table-cell table:formula="oooc:=ABS([.G331]-[.B331])" office:value-type="float" office:value="1.85">
            <text:p>1.85</text:p>
          </table:table-cell>
          <table:table-cell table:formula="oooc:=ABS([.H331]-[.B331])" office:value-type="float" office:value="2.69">
            <text:p>2.69</text:p>
          </table:table-cell>
          <table:table-cell table:formula="oooc:=ABS([.I331]-[.B331])" office:value-type="float" office:value="1.35">
            <text:p>1.35</text:p>
          </table:table-cell>
          <table:table-cell table:formula="oooc:=ABS([.J331]-[.B331])" office:value-type="float" office:value="1.92">
            <text:p>1.92</text:p>
          </table:table-cell>
          <table:table-cell table:formula="oooc:=ABS([.K331]-[.B331])" office:value-type="float" office:value="2.97000000000001">
            <text:p>2.97</text:p>
          </table:table-cell>
          <table:table-cell table:formula="oooc:=ABS([.L331]-[.B331])" office:value-type="float" office:value="2.84">
            <text:p>2.84</text:p>
          </table:table-cell>
          <table:table-cell table:formula="oooc:=ABS([.M331]-[.B331])" office:value-type="float" office:value="4.09">
            <text:p>4.09</text:p>
          </table:table-cell>
          <table:table-cell table:formula="oooc:=ABS([.N331]-[.B331])" office:value-type="float" office:value="0.650000000000006">
            <text:p>0.65</text:p>
          </table:table-cell>
          <table:table-cell table:number-columns-repeated="3"/>
        </table:table-row>
        <table:table-row table:style-name="ro1">
          <table:table-cell office:value-type="string">
            <text:p>GTACACTGTCTTATA</text:p>
          </table:table-cell>
          <table:table-cell office:value-type="float" office:value="52.9">
            <text:p>52.9</text:p>
          </table:table-cell>
          <table:table-cell office:value-type="float" office:value="50.03">
            <text:p>50.03</text:p>
          </table:table-cell>
          <table:table-cell office:value-type="float" office:value="51.77">
            <text:p>51.77</text:p>
          </table:table-cell>
          <table:table-cell office:value-type="float" office:value="51.39">
            <text:p>51.39</text:p>
          </table:table-cell>
          <table:table-cell office:value-type="float" office:value="52.52">
            <text:p>52.52</text:p>
          </table:table-cell>
          <table:table-cell office:value-type="float" office:value="53.06">
            <text:p>53.06</text:p>
          </table:table-cell>
          <table:table-cell office:value-type="float" office:value="53.18">
            <text:p>53.18</text:p>
          </table:table-cell>
          <table:table-cell office:value-type="float" office:value="54.04">
            <text:p>54.04</text:p>
          </table:table-cell>
          <table:table-cell office:value-type="float" office:value="52.98">
            <text:p>52.98</text:p>
          </table:table-cell>
          <table:table-cell office:value-type="float" office:value="53.13">
            <text:p>53.13</text:p>
          </table:table-cell>
          <table:table-cell office:value-type="float" office:value="52.13">
            <text:p>52.13</text:p>
          </table:table-cell>
          <table:table-cell office:value-type="float" office:value="53.94">
            <text:p>53.94</text:p>
          </table:table-cell>
          <table:table-cell office:value-type="float" office:value="53.35">
            <text:p>53.35</text:p>
          </table:table-cell>
          <table:table-cell office:value-type="float" office:value="52.9">
            <text:p>52.9</text:p>
          </table:table-cell>
          <table:table-cell/>
          <table:table-cell table:formula="oooc:=ABS(([.C332]-[.B332])*100/[.B332])" office:value-type="float" office:value="5.42533081285444">
            <text:p>5.43</text:p>
          </table:table-cell>
          <table:table-cell table:formula="oooc:=ABS(([.D332]-[.B332])*100/[.B332])" office:value-type="float" office:value="2.13610586011341">
            <text:p>2.14</text:p>
          </table:table-cell>
          <table:table-cell table:formula="oooc:=ABS(([.E332]-[.B332])*100/[.B332])" office:value-type="float" office:value="2.85444234404536">
            <text:p>2.85</text:p>
          </table:table-cell>
          <table:table-cell table:formula="oooc:=ABS(([.F332]-[.B332])*100/[.B332])" office:value-type="float" office:value="0.718336483931938">
            <text:p>0.72</text:p>
          </table:table-cell>
          <table:table-cell table:formula="oooc:=ABS(([.G332]-[.B332])*100/[.B332])" office:value-type="float" office:value="0.302457466918722">
            <text:p>0.3</text:p>
          </table:table-cell>
          <table:table-cell table:formula="oooc:=ABS(([.H332]-[.B332])*100/[.B332])" office:value-type="float" office:value="0.529300567107753">
            <text:p>0.53</text:p>
          </table:table-cell>
          <table:table-cell table:formula="oooc:=ABS(([.I332]-[.B332])*100/[.B332])" office:value-type="float" office:value="2.15500945179584">
            <text:p>2.16</text:p>
          </table:table-cell>
          <table:table-cell table:formula="oooc:=ABS(([.J332]-[.B332])*100/[.B332])" office:value-type="float" office:value="0.151228733459354">
            <text:p>0.15</text:p>
          </table:table-cell>
          <table:table-cell table:formula="oooc:=ABS(([.K332]-[.B332])*100/[.B332])" office:value-type="float" office:value="0.43478260869566">
            <text:p>0.43</text:p>
          </table:table-cell>
          <table:table-cell table:formula="oooc:=ABS(([.L332]-[.B332])*100/[.B332])" office:value-type="float" office:value="1.45557655954631">
            <text:p>1.46</text:p>
          </table:table-cell>
          <table:table-cell table:formula="oooc:=ABS(([.M332]-[.B332])*100/[.B332])" office:value-type="float" office:value="1.96597353497164">
            <text:p>1.97</text:p>
          </table:table-cell>
          <table:table-cell table:formula="oooc:=ABS(([.N332]-[.B332])*100/[.B332])" office:value-type="float" office:value="0.85066162570889">
            <text:p>0.85</text:p>
          </table:table-cell>
          <table:table-cell table:number-columns-repeated="2"/>
          <table:table-cell table:formula="oooc:=ABS([.C332]-[.B332])" office:value-type="float" office:value="2.87">
            <text:p>2.87</text:p>
          </table:table-cell>
          <table:table-cell table:formula="oooc:=ABS([.D332]-[.B332])" office:value-type="float" office:value="1.13">
            <text:p>1.13</text:p>
          </table:table-cell>
          <table:table-cell table:formula="oooc:=ABS([.E332]-[.B332])" office:value-type="float" office:value="1.51">
            <text:p>1.51</text:p>
          </table:table-cell>
          <table:table-cell table:formula="oooc:=ABS([.F332]-[.B332])" office:value-type="float" office:value="0.379999999999995">
            <text:p>0.38</text:p>
          </table:table-cell>
          <table:table-cell table:formula="oooc:=ABS([.G332]-[.B332])" office:value-type="float" office:value="0.160000000000004">
            <text:p>0.16</text:p>
          </table:table-cell>
          <table:table-cell table:formula="oooc:=ABS([.H332]-[.B332])" office:value-type="float" office:value="0.280000000000001">
            <text:p>0.28</text:p>
          </table:table-cell>
          <table:table-cell table:formula="oooc:=ABS([.I332]-[.B332])" office:value-type="float" office:value="1.14">
            <text:p>1.14</text:p>
          </table:table-cell>
          <table:table-cell table:formula="oooc:=ABS([.J332]-[.B332])" office:value-type="float" office:value="0.0799999999999983">
            <text:p>0.08</text:p>
          </table:table-cell>
          <table:table-cell table:formula="oooc:=ABS([.K332]-[.B332])" office:value-type="float" office:value="0.230000000000004">
            <text:p>0.23</text:p>
          </table:table-cell>
          <table:table-cell table:formula="oooc:=ABS([.L332]-[.B332])" office:value-type="float" office:value="0.769999999999996">
            <text:p>0.77</text:p>
          </table:table-cell>
          <table:table-cell table:formula="oooc:=ABS([.M332]-[.B332])" office:value-type="float" office:value="1.04">
            <text:p>1.04</text:p>
          </table:table-cell>
          <table:table-cell table:formula="oooc:=ABS([.N332]-[.B332])" office:value-type="float" office:value="0.450000000000003">
            <text:p>0.45</text:p>
          </table:table-cell>
          <table:table-cell table:number-columns-repeated="3"/>
        </table:table-row>
        <table:table-row table:style-name="ro1">
          <table:table-cell office:value-type="string">
            <text:p>AATATCTCTCATGCGCCAAGCTACA</text:p>
          </table:table-cell>
          <table:table-cell office:value-type="float" office:value="75.1">
            <text:p>75.1</text:p>
          </table:table-cell>
          <table:table-cell office:value-type="float" office:value="71.65">
            <text:p>71.65</text:p>
          </table:table-cell>
          <table:table-cell office:value-type="float" office:value="73.94">
            <text:p>73.94</text:p>
          </table:table-cell>
          <table:table-cell office:value-type="float" office:value="73.56">
            <text:p>73.56</text:p>
          </table:table-cell>
          <table:table-cell office:value-type="float" office:value="74.69">
            <text:p>74.69</text:p>
          </table:table-cell>
          <table:table-cell office:value-type="float" office:value="75.12">
            <text:p>75.12</text:p>
          </table:table-cell>
          <table:table-cell office:value-type="float" office:value="75.36">
            <text:p>75.36</text:p>
          </table:table-cell>
          <table:table-cell office:value-type="float" office:value="76.27">
            <text:p>76.27</text:p>
          </table:table-cell>
          <table:table-cell office:value-type="float" office:value="75.15">
            <text:p>75.15</text:p>
          </table:table-cell>
          <table:table-cell office:value-type="float" office:value="75.07">
            <text:p>75.07</text:p>
          </table:table-cell>
          <table:table-cell office:value-type="float" office:value="74.3">
            <text:p>74.3</text:p>
          </table:table-cell>
          <table:table-cell office:value-type="float" office:value="75.96">
            <text:p>75.96</text:p>
          </table:table-cell>
          <table:table-cell office:value-type="float" office:value="75.53">
            <text:p>75.53</text:p>
          </table:table-cell>
          <table:table-cell office:value-type="float" office:value="75.1">
            <text:p>75.1</text:p>
          </table:table-cell>
          <table:table-cell/>
          <table:table-cell table:formula="oooc:=ABS(([.C333]-[.B333])*100/[.B333])" office:value-type="float" office:value="4.59387483355524">
            <text:p>4.59</text:p>
          </table:table-cell>
          <table:table-cell table:formula="oooc:=ABS(([.D333]-[.B333])*100/[.B333])" office:value-type="float" office:value="1.54460719041278">
            <text:p>1.54</text:p>
          </table:table-cell>
          <table:table-cell table:formula="oooc:=ABS(([.E333]-[.B333])*100/[.B333])" office:value-type="float" office:value="2.05059920106524">
            <text:p>2.05</text:p>
          </table:table-cell>
          <table:table-cell table:formula="oooc:=ABS(([.F333]-[.B333])*100/[.B333])" office:value-type="float" office:value="0.545938748335548">
            <text:p>0.55</text:p>
          </table:table-cell>
          <table:table-cell table:formula="oooc:=ABS(([.G333]-[.B333])*100/[.B333])" office:value-type="float" office:value="0.0266311584554064">
            <text:p>0.03</text:p>
          </table:table-cell>
          <table:table-cell table:formula="oooc:=ABS(([.H333]-[.B333])*100/[.B333])" office:value-type="float" office:value="0.346205059920113">
            <text:p>0.35</text:p>
          </table:table-cell>
          <table:table-cell table:formula="oooc:=ABS(([.I333]-[.B333])*100/[.B333])" office:value-type="float" office:value="1.55792276964048">
            <text:p>1.56</text:p>
          </table:table-cell>
          <table:table-cell table:formula="oooc:=ABS(([.J333]-[.B333])*100/[.B333])" office:value-type="float" office:value="0.0665778961384972">
            <text:p>0.07</text:p>
          </table:table-cell>
          <table:table-cell table:formula="oooc:=ABS(([.K333]-[.B333])*100/[.B333])" office:value-type="float" office:value="0.0399467376830907">
            <text:p>0.04</text:p>
          </table:table-cell>
          <table:table-cell table:formula="oooc:=ABS(([.L333]-[.B333])*100/[.B333])" office:value-type="float" office:value="1.06524633821571">
            <text:p>1.07</text:p>
          </table:table-cell>
          <table:table-cell table:formula="oooc:=ABS(([.M333]-[.B333])*100/[.B333])" office:value-type="float" office:value="1.14513981358189">
            <text:p>1.15</text:p>
          </table:table-cell>
          <table:table-cell table:formula="oooc:=ABS(([.N333]-[.B333])*100/[.B333])" office:value-type="float" office:value="0.572569906790955">
            <text:p>0.57</text:p>
          </table:table-cell>
          <table:table-cell table:number-columns-repeated="2"/>
          <table:table-cell table:formula="oooc:=ABS([.C333]-[.B333])" office:value-type="float" office:value="3.44999999999999">
            <text:p>3.45</text:p>
          </table:table-cell>
          <table:table-cell table:formula="oooc:=ABS([.D333]-[.B333])" office:value-type="float" office:value="1.16">
            <text:p>1.16</text:p>
          </table:table-cell>
          <table:table-cell table:formula="oooc:=ABS([.E333]-[.B333])" office:value-type="float" office:value="1.53999999999999">
            <text:p>1.54</text:p>
          </table:table-cell>
          <table:table-cell table:formula="oooc:=ABS([.F333]-[.B333])" office:value-type="float" office:value="0.409999999999997">
            <text:p>0.41</text:p>
          </table:table-cell>
          <table:table-cell table:formula="oooc:=ABS([.G333]-[.B333])" office:value-type="float" office:value="0.0200000000000102">
            <text:p>0.02</text:p>
          </table:table-cell>
          <table:table-cell table:formula="oooc:=ABS([.H333]-[.B333])" office:value-type="float" office:value="0.260000000000005">
            <text:p>0.26</text:p>
          </table:table-cell>
          <table:table-cell table:formula="oooc:=ABS([.I333]-[.B333])" office:value-type="float" office:value="1.17">
            <text:p>1.17</text:p>
          </table:table-cell>
          <table:table-cell table:formula="oooc:=ABS([.J333]-[.B333])" office:value-type="float" office:value="0.0500000000000114">
            <text:p>0.05</text:p>
          </table:table-cell>
          <table:table-cell table:formula="oooc:=ABS([.K333]-[.B333])" office:value-type="float" office:value="0.0300000000000011">
            <text:p>0.03</text:p>
          </table:table-cell>
          <table:table-cell table:formula="oooc:=ABS([.L333]-[.B333])" office:value-type="float" office:value="0.799999999999997">
            <text:p>0.8</text:p>
          </table:table-cell>
          <table:table-cell table:formula="oooc:=ABS([.M333]-[.B333])" office:value-type="float" office:value="0.859999999999999">
            <text:p>0.86</text:p>
          </table:table-cell>
          <table:table-cell table:formula="oooc:=ABS([.N333]-[.B333])" office:value-type="float" office:value="0.430000000000007">
            <text:p>0.43</text:p>
          </table:table-cell>
          <table:table-cell table:number-columns-repeated="3"/>
        </table:table-row>
        <table:table-row table:style-name="ro1">
          <table:table-cell office:value-type="string">
            <text:p>CCAACTTCTT</text:p>
          </table:table-cell>
          <table:table-cell office:value-type="float" office:value="39.6">
            <text:p>39.6</text:p>
          </table:table-cell>
          <table:table-cell office:value-type="float" office:value="34.78">
            <text:p>34.78</text:p>
          </table:table-cell>
          <table:table-cell office:value-type="float" office:value="36.05">
            <text:p>36.05</text:p>
          </table:table-cell>
          <table:table-cell office:value-type="float" office:value="35.67">
            <text:p>35.67</text:p>
          </table:table-cell>
          <table:table-cell office:value-type="float" office:value="36.8">
            <text:p>36.8</text:p>
          </table:table-cell>
          <table:table-cell office:value-type="float" office:value="37.69">
            <text:p>37.69</text:p>
          </table:table-cell>
          <table:table-cell office:value-type="float" office:value="37.47">
            <text:p>37.47</text:p>
          </table:table-cell>
          <table:table-cell office:value-type="float" office:value="38.6">
            <text:p>38.6</text:p>
          </table:table-cell>
          <table:table-cell office:value-type="float" office:value="37.26">
            <text:p>37.26</text:p>
          </table:table-cell>
          <table:table-cell office:value-type="float" office:value="37.62">
            <text:p>37.62</text:p>
          </table:table-cell>
          <table:table-cell office:value-type="float" office:value="36.41">
            <text:p>36.41</text:p>
          </table:table-cell>
          <table:table-cell office:value-type="float" office:value="38.36">
            <text:p>38.36</text:p>
          </table:table-cell>
          <table:table-cell office:value-type="float" office:value="37.64">
            <text:p>37.64</text:p>
          </table:table-cell>
          <table:table-cell office:value-type="float" office:value="39.6">
            <text:p>39.6</text:p>
          </table:table-cell>
          <table:table-cell/>
          <table:table-cell table:formula="oooc:=ABS(([.C334]-[.B334])*100/[.B334])" office:value-type="float" office:value="12.1717171717172">
            <text:p>12.17</text:p>
          </table:table-cell>
          <table:table-cell table:formula="oooc:=ABS(([.D334]-[.B334])*100/[.B334])" office:value-type="float" office:value="8.96464646464648">
            <text:p>8.96</text:p>
          </table:table-cell>
          <table:table-cell table:formula="oooc:=ABS(([.E334]-[.B334])*100/[.B334])" office:value-type="float" office:value="9.92424242424242">
            <text:p>9.92</text:p>
          </table:table-cell>
          <table:table-cell table:formula="oooc:=ABS(([.F334]-[.B334])*100/[.B334])" office:value-type="float" office:value="7.07070707070708">
            <text:p>7.07</text:p>
          </table:table-cell>
          <table:table-cell table:formula="oooc:=ABS(([.G334]-[.B334])*100/[.B334])" office:value-type="float" office:value="4.82323232323233">
            <text:p>4.82</text:p>
          </table:table-cell>
          <table:table-cell table:formula="oooc:=ABS(([.H334]-[.B334])*100/[.B334])" office:value-type="float" office:value="5.37878787878789">
            <text:p>5.38</text:p>
          </table:table-cell>
          <table:table-cell table:formula="oooc:=ABS(([.I334]-[.B334])*100/[.B334])" office:value-type="float" office:value="2.52525252525253">
            <text:p>2.53</text:p>
          </table:table-cell>
          <table:table-cell table:formula="oooc:=ABS(([.J334]-[.B334])*100/[.B334])" office:value-type="float" office:value="5.90909090909092">
            <text:p>5.91</text:p>
          </table:table-cell>
          <table:table-cell table:formula="oooc:=ABS(([.K334]-[.B334])*100/[.B334])" office:value-type="float" office:value="5.00000000000001">
            <text:p>5</text:p>
          </table:table-cell>
          <table:table-cell table:formula="oooc:=ABS(([.L334]-[.B334])*100/[.B334])" office:value-type="float" office:value="8.05555555555557">
            <text:p>8.06</text:p>
          </table:table-cell>
          <table:table-cell table:formula="oooc:=ABS(([.M334]-[.B334])*100/[.B334])" office:value-type="float" office:value="3.13131313131314">
            <text:p>3.13</text:p>
          </table:table-cell>
          <table:table-cell table:formula="oooc:=ABS(([.N334]-[.B334])*100/[.B334])" office:value-type="float" office:value="4.94949494949495">
            <text:p>4.95</text:p>
          </table:table-cell>
          <table:table-cell table:number-columns-repeated="2"/>
          <table:table-cell table:formula="oooc:=ABS([.C334]-[.B334])" office:value-type="float" office:value="4.82">
            <text:p>4.82</text:p>
          </table:table-cell>
          <table:table-cell table:formula="oooc:=ABS([.D334]-[.B334])" office:value-type="float" office:value="3.55">
            <text:p>3.55</text:p>
          </table:table-cell>
          <table:table-cell table:formula="oooc:=ABS([.E334]-[.B334])" office:value-type="float" office:value="3.93">
            <text:p>3.93</text:p>
          </table:table-cell>
          <table:table-cell table:formula="oooc:=ABS([.F334]-[.B334])" office:value-type="float" office:value="2.8">
            <text:p>2.8</text:p>
          </table:table-cell>
          <table:table-cell table:formula="oooc:=ABS([.G334]-[.B334])" office:value-type="float" office:value="1.91">
            <text:p>1.91</text:p>
          </table:table-cell>
          <table:table-cell table:formula="oooc:=ABS([.H334]-[.B334])" office:value-type="float" office:value="2.13">
            <text:p>2.13</text:p>
          </table:table-cell>
          <table:table-cell table:formula="oooc:=ABS([.I334]-[.B334])" office:value-type="float" office:value="1">
            <text:p>1</text:p>
          </table:table-cell>
          <table:table-cell table:formula="oooc:=ABS([.J334]-[.B334])" office:value-type="float" office:value="2.34">
            <text:p>2.34</text:p>
          </table:table-cell>
          <table:table-cell table:formula="oooc:=ABS([.K334]-[.B334])" office:value-type="float" office:value="1.98">
            <text:p>1.98</text:p>
          </table:table-cell>
          <table:table-cell table:formula="oooc:=ABS([.L334]-[.B334])" office:value-type="float" office:value="3.19">
            <text:p>3.19</text:p>
          </table:table-cell>
          <table:table-cell table:formula="oooc:=ABS([.M334]-[.B334])" office:value-type="float" office:value="1.24">
            <text:p>1.24</text:p>
          </table:table-cell>
          <table:table-cell table:formula="oooc:=ABS([.N334]-[.B334])" office:value-type="float" office:value="1.96">
            <text:p>1.96</text:p>
          </table:table-cell>
          <table:table-cell table:number-columns-repeated="3"/>
        </table:table-row>
        <table:table-row table:style-name="ro1">
          <table:table-cell office:value-type="string">
            <text:p>GTACACTGTCTTATA</text:p>
          </table:table-cell>
          <table:table-cell office:value-type="float" office:value="48.3">
            <text:p>48.3</text:p>
          </table:table-cell>
          <table:table-cell office:value-type="float" office:value="38.59">
            <text:p>38.59</text:p>
          </table:table-cell>
          <table:table-cell office:value-type="float" office:value="43.52">
            <text:p>43.52</text:p>
          </table:table-cell>
          <table:table-cell office:value-type="float" office:value="42.31">
            <text:p>42.31</text:p>
          </table:table-cell>
          <table:table-cell office:value-type="float" office:value="45.89">
            <text:p>45.89</text:p>
          </table:table-cell>
          <table:table-cell office:value-type="float" office:value="47.74">
            <text:p>47.74</text:p>
          </table:table-cell>
          <table:table-cell office:value-type="float" office:value="46.46">
            <text:p>46.46</text:p>
          </table:table-cell>
          <table:table-cell office:value-type="float" office:value="49.23">
            <text:p>49.23</text:p>
          </table:table-cell>
          <table:table-cell office:value-type="float" office:value="47.34">
            <text:p>47.34</text:p>
          </table:table-cell>
          <table:table-cell office:value-type="float" office:value="47.97">
            <text:p>47.97</text:p>
          </table:table-cell>
          <table:table-cell office:value-type="float" office:value="44.65">
            <text:p>44.65</text:p>
          </table:table-cell>
          <table:table-cell office:value-type="float" office:value="49.58">
            <text:p>49.58</text:p>
          </table:table-cell>
          <table:table-cell office:value-type="float" office:value="47.44">
            <text:p>47.44</text:p>
          </table:table-cell>
          <table:table-cell office:value-type="float" office:value="48.3">
            <text:p>48.3</text:p>
          </table:table-cell>
          <table:table-cell/>
          <table:table-cell table:formula="oooc:=ABS(([.C335]-[.B335])*100/[.B335])" office:value-type="float" office:value="20.103519668737">
            <text:p>20.1</text:p>
          </table:table-cell>
          <table:table-cell table:formula="oooc:=ABS(([.D335]-[.B335])*100/[.B335])" office:value-type="float" office:value="9.89648033126293">
            <text:p>9.9</text:p>
          </table:table-cell>
          <table:table-cell table:formula="oooc:=ABS(([.E335]-[.B335])*100/[.B335])" office:value-type="float" office:value="12.4016563146998">
            <text:p>12.4</text:p>
          </table:table-cell>
          <table:table-cell table:formula="oooc:=ABS(([.F335]-[.B335])*100/[.B335])" office:value-type="float" office:value="4.98964803312629">
            <text:p>4.99</text:p>
          </table:table-cell>
          <table:table-cell table:formula="oooc:=ABS(([.G335]-[.B335])*100/[.B335])" office:value-type="float" office:value="1.15942028985506">
            <text:p>1.16</text:p>
          </table:table-cell>
          <table:table-cell table:formula="oooc:=ABS(([.H335]-[.B335])*100/[.B335])" office:value-type="float" office:value="3.8095238095238">
            <text:p>3.81</text:p>
          </table:table-cell>
          <table:table-cell table:formula="oooc:=ABS(([.I335]-[.B335])*100/[.B335])" office:value-type="float" office:value="1.92546583850932">
            <text:p>1.93</text:p>
          </table:table-cell>
          <table:table-cell table:formula="oooc:=ABS(([.J335]-[.B335])*100/[.B335])" office:value-type="float" office:value="1.98757763975154">
            <text:p>1.99</text:p>
          </table:table-cell>
          <table:table-cell table:formula="oooc:=ABS(([.K335]-[.B335])*100/[.B335])" office:value-type="float" office:value="0.683229813664593">
            <text:p>0.68</text:p>
          </table:table-cell>
          <table:table-cell table:formula="oooc:=ABS(([.L335]-[.B335])*100/[.B335])" office:value-type="float" office:value="7.55693581780538">
            <text:p>7.56</text:p>
          </table:table-cell>
          <table:table-cell table:formula="oooc:=ABS(([.M335]-[.B335])*100/[.B335])" office:value-type="float" office:value="2.65010351966874">
            <text:p>2.65</text:p>
          </table:table-cell>
          <table:table-cell table:formula="oooc:=ABS(([.N335]-[.B335])*100/[.B335])" office:value-type="float" office:value="1.78053830227743">
            <text:p>1.78</text:p>
          </table:table-cell>
          <table:table-cell table:number-columns-repeated="2"/>
          <table:table-cell table:formula="oooc:=ABS([.C335]-[.B335])" office:value-type="float" office:value="9.70999999999999">
            <text:p>9.71</text:p>
          </table:table-cell>
          <table:table-cell table:formula="oooc:=ABS([.D335]-[.B335])" office:value-type="float" office:value="4.77999999999999">
            <text:p>4.78</text:p>
          </table:table-cell>
          <table:table-cell table:formula="oooc:=ABS([.E335]-[.B335])" office:value-type="float" office:value="5.98999999999999">
            <text:p>5.99</text:p>
          </table:table-cell>
          <table:table-cell table:formula="oooc:=ABS([.F335]-[.B335])" office:value-type="float" office:value="2.41">
            <text:p>2.41</text:p>
          </table:table-cell>
          <table:table-cell table:formula="oooc:=ABS([.G335]-[.B335])" office:value-type="float" office:value="0.559999999999995">
            <text:p>0.56</text:p>
          </table:table-cell>
          <table:table-cell table:formula="oooc:=ABS([.H335]-[.B335])" office:value-type="float" office:value="1.84">
            <text:p>1.84</text:p>
          </table:table-cell>
          <table:table-cell table:formula="oooc:=ABS([.I335]-[.B335])" office:value-type="float" office:value="0.93">
            <text:p>0.93</text:p>
          </table:table-cell>
          <table:table-cell table:formula="oooc:=ABS([.J335]-[.B335])" office:value-type="float" office:value="0.959999999999994">
            <text:p>0.96</text:p>
          </table:table-cell>
          <table:table-cell table:formula="oooc:=ABS([.K335]-[.B335])" office:value-type="float" office:value="0.329999999999998">
            <text:p>0.33</text:p>
          </table:table-cell>
          <table:table-cell table:formula="oooc:=ABS([.L335]-[.B335])" office:value-type="float" office:value="3.65">
            <text:p>3.65</text:p>
          </table:table-cell>
          <table:table-cell table:formula="oooc:=ABS([.M335]-[.B335])" office:value-type="float" office:value="1.28">
            <text:p>1.28</text:p>
          </table:table-cell>
          <table:table-cell table:formula="oooc:=ABS([.N335]-[.B335])" office:value-type="float" office:value="0.859999999999999">
            <text:p>0.86</text:p>
          </table:table-cell>
          <table:table-cell table:number-columns-repeated="3"/>
        </table:table-row>
        <table:table-row table:style-name="ro1">
          <table:table-cell office:value-type="string">
            <text:p>TCCACACGGTAGTAAAATTAGGCTT</text:p>
          </table:table-cell>
          <table:table-cell office:value-type="float" office:value="63.1">
            <text:p>63.1</text:p>
          </table:table-cell>
          <table:table-cell office:value-type="float" office:value="50.34">
            <text:p>50.34</text:p>
          </table:table-cell>
          <table:table-cell office:value-type="float" office:value="59.32">
            <text:p>59.32</text:p>
          </table:table-cell>
          <table:table-cell office:value-type="float" office:value="57.61">
            <text:p>57.61</text:p>
          </table:table-cell>
          <table:table-cell office:value-type="float" office:value="62.64">
            <text:p>62.64</text:p>
          </table:table-cell>
          <table:table-cell office:value-type="float" office:value="64.58">
            <text:p>64.58</text:p>
          </table:table-cell>
          <table:table-cell office:value-type="float" office:value="62.15">
            <text:p>62.15</text:p>
          </table:table-cell>
          <table:table-cell office:value-type="float" office:value="65.57">
            <text:p>65.57</text:p>
          </table:table-cell>
          <table:table-cell office:value-type="float" office:value="64.68">
            <text:p>64.68</text:p>
          </table:table-cell>
          <table:table-cell office:value-type="float" office:value="64.49">
            <text:p>64.49</text:p>
          </table:table-cell>
          <table:table-cell office:value-type="float" office:value="60.89">
            <text:p>60.89</text:p>
          </table:table-cell>
          <table:table-cell office:value-type="float" office:value="66.25">
            <text:p>66.25</text:p>
          </table:table-cell>
          <table:table-cell office:value-type="float" office:value="64.15">
            <text:p>64.15</text:p>
          </table:table-cell>
          <table:table-cell office:value-type="float" office:value="63.1">
            <text:p>63.1</text:p>
          </table:table-cell>
          <table:table-cell/>
          <table:table-cell table:formula="oooc:=ABS(([.C336]-[.B336])*100/[.B336])" office:value-type="float" office:value="20.2218700475436">
            <text:p>20.22</text:p>
          </table:table-cell>
          <table:table-cell table:formula="oooc:=ABS(([.D336]-[.B336])*100/[.B336])" office:value-type="float" office:value="5.99049128367671">
            <text:p>5.99</text:p>
          </table:table-cell>
          <table:table-cell table:formula="oooc:=ABS(([.E336]-[.B336])*100/[.B336])" office:value-type="float" office:value="8.70047543581617">
            <text:p>8.7</text:p>
          </table:table-cell>
          <table:table-cell table:formula="oooc:=ABS(([.F336]-[.B336])*100/[.B336])" office:value-type="float" office:value="0.729001584786055">
            <text:p>0.73</text:p>
          </table:table-cell>
          <table:table-cell table:formula="oooc:=ABS(([.G336]-[.B336])*100/[.B336])" office:value-type="float" office:value="2.34548335974643">
            <text:p>2.35</text:p>
          </table:table-cell>
          <table:table-cell table:formula="oooc:=ABS(([.H336]-[.B336])*100/[.B336])" office:value-type="float" office:value="1.50554675118859">
            <text:p>1.51</text:p>
          </table:table-cell>
          <table:table-cell table:formula="oooc:=ABS(([.I336]-[.B336])*100/[.B336])" office:value-type="float" office:value="3.91442155309032">
            <text:p>3.91</text:p>
          </table:table-cell>
          <table:table-cell table:formula="oooc:=ABS(([.J336]-[.B336])*100/[.B336])" office:value-type="float" office:value="2.50396196513472">
            <text:p>2.5</text:p>
          </table:table-cell>
          <table:table-cell table:formula="oooc:=ABS(([.K336]-[.B336])*100/[.B336])" office:value-type="float" office:value="2.20285261489698">
            <text:p>2.2</text:p>
          </table:table-cell>
          <table:table-cell table:formula="oooc:=ABS(([.L336]-[.B336])*100/[.B336])" office:value-type="float" office:value="3.50237717908083">
            <text:p>3.5</text:p>
          </table:table-cell>
          <table:table-cell table:formula="oooc:=ABS(([.M336]-[.B336])*100/[.B336])" office:value-type="float" office:value="4.99207606973058">
            <text:p>4.99</text:p>
          </table:table-cell>
          <table:table-cell table:formula="oooc:=ABS(([.N336]-[.B336])*100/[.B336])" office:value-type="float" office:value="1.66402535657687">
            <text:p>1.66</text:p>
          </table:table-cell>
          <table:table-cell table:number-columns-repeated="2"/>
          <table:table-cell table:formula="oooc:=ABS([.C336]-[.B336])" office:value-type="float" office:value="12.76">
            <text:p>12.76</text:p>
          </table:table-cell>
          <table:table-cell table:formula="oooc:=ABS([.D336]-[.B336])" office:value-type="float" office:value="3.78">
            <text:p>3.78</text:p>
          </table:table-cell>
          <table:table-cell table:formula="oooc:=ABS([.E336]-[.B336])" office:value-type="float" office:value="5.49">
            <text:p>5.49</text:p>
          </table:table-cell>
          <table:table-cell table:formula="oooc:=ABS([.F336]-[.B336])" office:value-type="float" office:value="0.460000000000001">
            <text:p>0.46</text:p>
          </table:table-cell>
          <table:table-cell table:formula="oooc:=ABS([.G336]-[.B336])" office:value-type="float" office:value="1.48">
            <text:p>1.48</text:p>
          </table:table-cell>
          <table:table-cell table:formula="oooc:=ABS([.H336]-[.B336])" office:value-type="float" office:value="0.950000000000003">
            <text:p>0.95</text:p>
          </table:table-cell>
          <table:table-cell table:formula="oooc:=ABS([.I336]-[.B336])" office:value-type="float" office:value="2.46999999999999">
            <text:p>2.47</text:p>
          </table:table-cell>
          <table:table-cell table:formula="oooc:=ABS([.J336]-[.B336])" office:value-type="float" office:value="1.58000000000001">
            <text:p>1.58</text:p>
          </table:table-cell>
          <table:table-cell table:formula="oooc:=ABS([.K336]-[.B336])" office:value-type="float" office:value="1.38999999999999">
            <text:p>1.39</text:p>
          </table:table-cell>
          <table:table-cell table:formula="oooc:=ABS([.L336]-[.B336])" office:value-type="float" office:value="2.21">
            <text:p>2.21</text:p>
          </table:table-cell>
          <table:table-cell table:formula="oooc:=ABS([.M336]-[.B336])" office:value-type="float" office:value="3.15">
            <text:p>3.15</text:p>
          </table:table-cell>
          <table:table-cell table:formula="oooc:=ABS([.N336]-[.B336])" office:value-type="float" office:value="1.05">
            <text:p>1.0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>
            <text:p>average</text:p>
          </table:table-cell>
          <table:table-cell table:formula="oooc:=AVERAGE([.Q7:.Q336])" office:value-type="float" office:value="16.4124510461557">
            <text:p>16.41</text:p>
          </table:table-cell>
          <table:table-cell table:formula="oooc:=AVERAGE([.R7:.R336])" office:value-type="float" office:value="7.11206318382933">
            <text:p>7.11</text:p>
          </table:table-cell>
          <table:table-cell table:formula="oooc:=AVERAGE([.S7:.S336])" office:value-type="float" office:value="9.19788149719509">
            <text:p>9.2</text:p>
          </table:table-cell>
          <table:table-cell table:formula="oooc:=AVERAGE([.T7:.T336])" office:value-type="float" office:value="4.02142379647251">
            <text:p>4.02</text:p>
          </table:table-cell>
          <table:table-cell table:formula="oooc:=AVERAGE([.U7:.U336])" office:value-type="float" office:value="2.30108337066224">
            <text:p>2.3</text:p>
          </table:table-cell>
          <table:table-cell table:formula="oooc:=AVERAGE([.V7:.V336])" office:value-type="float" office:value="5.1512477688362">
            <text:p>5.15</text:p>
          </table:table-cell>
          <table:table-cell table:formula="oooc:=AVERAGE([.W7:.W336])" office:value-type="float" office:value="2.82121374365182">
            <text:p>2.82</text:p>
          </table:table-cell>
          <table:table-cell table:formula="oooc:=AVERAGE([.X7:.X336])" office:value-type="float" office:value="2.75251422945083">
            <text:p>2.75</text:p>
          </table:table-cell>
          <table:table-cell table:formula="oooc:=AVERAGE([.Y7:.Y336])" office:value-type="float" office:value="2.1980852503237">
            <text:p>2.2</text:p>
          </table:table-cell>
          <table:table-cell table:formula="oooc:=AVERAGE([.Z7:.Z336])" office:value-type="float" office:value="6.37447231686855">
            <text:p>6.37</text:p>
          </table:table-cell>
          <table:table-cell table:formula="oooc:=AVERAGE([.AA7:.AA336])" office:value-type="float" office:value="2.85350486104401">
            <text:p>2.85</text:p>
          </table:table-cell>
          <table:table-cell table:formula="oooc:=AVERAGE([.AB7:.AB336])" office:value-type="float" office:value="3.02589442773913">
            <text:p>3.03</text:p>
          </table:table-cell>
          <table:table-cell/>
          <table:table-cell office:value-type="string">
            <text:p>average</text:p>
          </table:table-cell>
          <table:table-cell table:formula="oooc:=AVERAGE([.AE7:.AE336])" office:value-type="float" office:value="8.62630303030303">
            <text:p>8.63</text:p>
          </table:table-cell>
          <table:table-cell table:formula="oooc:=AVERAGE([.AF7:.AF336])" office:value-type="float" office:value="3.54554545454545">
            <text:p>3.55</text:p>
          </table:table-cell>
          <table:table-cell table:formula="oooc:=AVERAGE([.AG7:.AG336])" office:value-type="float" office:value="4.60806060606061">
            <text:p>4.61</text:p>
          </table:table-cell>
          <table:table-cell table:formula="oooc:=AVERAGE([.AH7:.AH336])" office:value-type="float" office:value="2.04263636363636">
            <text:p>2.04</text:p>
          </table:table-cell>
          <table:table-cell table:formula="oooc:=AVERAGE([.AI7:.AI336])" office:value-type="float" office:value="1.2209393939394">
            <text:p>1.22</text:p>
          </table:table-cell>
          <table:table-cell table:formula="oooc:=AVERAGE([.AJ7:.AJ336])" office:value-type="float" office:value="2.64530303030303">
            <text:p>2.65</text:p>
          </table:table-cell>
          <table:table-cell table:formula="oooc:=AVERAGE([.AK7:.AK336])" office:value-type="float" office:value="1.57866666666667">
            <text:p>1.58</text:p>
          </table:table-cell>
          <table:table-cell table:formula="oooc:=AVERAGE([.AL7:.AL336])" office:value-type="float" office:value="1.39278787878788">
            <text:p>1.39</text:p>
          </table:table-cell>
          <table:table-cell table:formula="oooc:=AVERAGE([.AM7:.AM336])" office:value-type="float" office:value="1.159">
            <text:p>1.16</text:p>
          </table:table-cell>
          <table:table-cell table:formula="oooc:=AVERAGE([.AN7:.AN336])" office:value-type="float" office:value="3.25390909090909">
            <text:p>3.25</text:p>
          </table:table-cell>
          <table:table-cell table:formula="oooc:=AVERAGE([.AO7:.AO336])" office:value-type="float" office:value="1.54045454545455">
            <text:p>1.54</text:p>
          </table:table-cell>
          <table:table-cell table:formula="oooc:=AVERAGE([.AP7:.AP336])" office:value-type="float" office:value="1.52712121212121">
            <text:p>1.5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15:3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7-01T13:05:46</meta:creation-date>
    <dc:creator>Computational Neurobiology</dc:creator>
    <dc:date>2009-11-02T15:30:27</dc:date>
    <meta:editing-cycles>10</meta:editing-cycles>
    <meta:editing-duration>PT1H7M27S</meta:editing-duration>
    <meta:user-defined meta:name="Info 1"/>
    <meta:user-defined meta:name="Info 2"/>
    <meta:user-defined meta:name="Info 3"/>
    <meta:user-defined meta:name="Info 4"/>
    <meta:document-statistic meta:table-count="1" meta:cell-count="129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none" svg:stroke-color="#7e0021" draw:fill-color="#7e0021"/>
      <style:text-properties fo:font-size="6pt" style:font-size-asian="6pt" style:font-size-complex="6pt"/>
    </style:style>
    <style:style style:name="ch15" style:family="chart">
      <style:chart-properties chart:symbol-type="named-symbol" chart:symbol-name="arrow-left" chart:symbol-width="0.25cm" chart:symbol-height="0.25cm"/>
      <style:graphic-properties draw:stroke="none" svg:stroke-color="#83caff" draw:fill-color="#83caff"/>
      <style:text-properties fo:font-size="6pt" style:font-size-asian="6pt" style:font-size-complex="6pt"/>
    </style:style>
    <style:style style:name="ch16" style:family="chart">
      <style:chart-properties chart:symbol-type="named-symbol" chart:symbol-name="bow-tie" chart:symbol-width="0.25cm" chart:symbol-height="0.25cm"/>
      <style:graphic-properties draw:stroke="none" svg:stroke-color="#314004" draw:fill-color="#314004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none" svg:stroke-color="#aecf00" draw:fill-color="#aecf00"/>
      <style:text-properties fo:font-size="6pt" style:font-size-asian="6pt" style:font-size-complex="6pt"/>
    </style:style>
    <style:style style:name="ch18" style:family="chart">
      <style:chart-properties chart:symbol-type="named-symbol" chart:symbol-name="square" chart:symbol-width="0.25cm" chart:symbol-height="0.25cm"/>
      <style:graphic-properties draw:stroke="none" svg:stroke-color="#4b1f6f" draw:fill-color="#4b1f6f"/>
      <style:text-properties fo:font-size="6pt" style:font-size-asian="6pt" style:font-size-complex="6pt"/>
    </style:style>
    <style:style style:name="ch19" style:family="chart">
      <style:chart-properties chart:symbol-type="named-symbol" chart:symbol-name="diamond" chart:symbol-width="0.25cm" chart:symbol-height="0.25cm"/>
      <style:graphic-properties draw:stroke="none" svg:stroke-color="#ff950e" draw:fill-color="#ff950e"/>
      <style:text-properties fo:font-size="6pt" style:font-size-asian="6pt" style:font-size-complex="6pt"/>
    </style:style>
    <style:style style:name="ch20" style:family="chart">
      <style:chart-properties chart:symbol-type="named-symbol" chart:symbol-name="arrow-down" chart:symbol-width="0.25cm" chart:symbol-height="0.25cm"/>
      <style:graphic-properties draw:stroke="none" svg:stroke-color="#c5000b" draw:fill-color="#c5000b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draw:stroke="none" svg:stroke-color="#0084d1" draw:fill-color="#0084d1"/>
      <style:text-properties fo:font-size="6pt" style:font-size-asian="6pt" style:font-size-complex="6pt"/>
    </style:style>
    <style:style style:name="ch22" style:family="chart">
      <style:chart-properties chart:symbol-type="named-symbol" chart:symbol-name="arrow-right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draw:stroke="none" svg:stroke-color="#b3b3b3" draw:fill="solid" draw:fill-color="#cccccc"/>
    </style:style>
  </office:automatic-styles>
  <office:body>
    <office:chart>
      <chart:chart svg:width="15.817cm" svg:height="10.591cm" chart:class="chart:scatter" chart:style-name="ch1">
        <chart:title svg:x="6.307cm" svg:y="0.211cm" chart:style-name="ch2">
          <text:p>DNA sequences</text:p>
        </chart:title>
        <chart:subtitle svg:x="5.476cm" svg:y="1.008cm" chart:style-name="ch3">
          <text:p>Different sodium corrections</text:p>
        </chart:subtitle>
        <chart:legend chart:legend-position="end" svg:x="13.316cm" svg:y="2.248cm" chart:style-name="ch4"/>
        <chart:plot-area chart:style-name="ch5" table:cell-range-address="'MELTING 5'.B6:'MELTING 5'.O336 'MELTING 5'.C5:'MELTING 5'.O336 'MELTING 5'.B5:'MELTING 5'.B5" chart:data-source-has-labels="row" svg:x="0.429cm" svg:y="1.746cm" svg:width="12.57cm" svg:height="8.412cm">
          <chart:axis chart:dimension="x" chart:name="primary-x" chart:style-name="ch6">
            <chart:title svg:x="5.828cm" svg:y="9.744cm" chart:style-name="ch7">
              <text:p>experimental Tm</text:p>
            </chart:title>
          </chart:axis>
          <chart:axis chart:dimension="y" chart:name="primary-y" chart:style-name="ch6">
            <chart:title svg:x="0.317cm" svg:y="6.616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6:'MELTING 5'.C336" chart:label-cell-address="'MELTING 5'.C5:'MELTING 5'.C5" chart:class="chart:scatter">
            <chart:domain table:cell-range-address="'MELTING 5'.B6:'MELTING 5'.B336"/>
            <chart:data-point chart:repeated="331"/>
          </chart:series>
          <chart:series chart:style-name="ch11" chart:values-cell-range-address="'MELTING 5'.D6:'MELTING 5'.D336" chart:label-cell-address="'MELTING 5'.D5:'MELTING 5'.D5" chart:class="chart:scatter">
            <chart:data-point chart:repeated="331"/>
          </chart:series>
          <chart:series chart:style-name="ch12" chart:values-cell-range-address="'MELTING 5'.E6:'MELTING 5'.E336" chart:label-cell-address="'MELTING 5'.E5:'MELTING 5'.E5" chart:class="chart:scatter">
            <chart:data-point chart:repeated="331"/>
          </chart:series>
          <chart:series chart:style-name="ch13" chart:values-cell-range-address="'MELTING 5'.F6:'MELTING 5'.F336" chart:label-cell-address="'MELTING 5'.F5:'MELTING 5'.F5" chart:class="chart:scatter">
            <chart:data-point chart:repeated="331"/>
          </chart:series>
          <chart:series chart:style-name="ch14" chart:values-cell-range-address="'MELTING 5'.G6:'MELTING 5'.G336" chart:label-cell-address="'MELTING 5'.G5:'MELTING 5'.G5" chart:class="chart:scatter">
            <chart:data-point chart:repeated="331"/>
          </chart:series>
          <chart:series chart:style-name="ch15" chart:values-cell-range-address="'MELTING 5'.H6:'MELTING 5'.H336" chart:label-cell-address="'MELTING 5'.H5:'MELTING 5'.H5" chart:class="chart:scatter">
            <chart:data-point chart:repeated="331"/>
          </chart:series>
          <chart:series chart:style-name="ch16" chart:values-cell-range-address="'MELTING 5'.I6:'MELTING 5'.I336" chart:label-cell-address="'MELTING 5'.I5:'MELTING 5'.I5" chart:class="chart:scatter">
            <chart:data-point chart:repeated="331"/>
          </chart:series>
          <chart:series chart:style-name="ch17" chart:values-cell-range-address="'MELTING 5'.J6:'MELTING 5'.J336" chart:label-cell-address="'MELTING 5'.J5:'MELTING 5'.J5" chart:class="chart:scatter">
            <chart:data-point chart:repeated="331"/>
          </chart:series>
          <chart:series chart:style-name="ch18" chart:values-cell-range-address="'MELTING 5'.K6:'MELTING 5'.K336" chart:label-cell-address="'MELTING 5'.K5:'MELTING 5'.K5" chart:class="chart:scatter">
            <chart:data-point chart:repeated="331"/>
          </chart:series>
          <chart:series chart:style-name="ch19" chart:values-cell-range-address="'MELTING 5'.L6:'MELTING 5'.L336" chart:label-cell-address="'MELTING 5'.L5:'MELTING 5'.L5" chart:class="chart:scatter">
            <chart:data-point chart:repeated="331"/>
          </chart:series>
          <chart:series chart:style-name="ch20" chart:values-cell-range-address="'MELTING 5'.M6:'MELTING 5'.M336" chart:label-cell-address="'MELTING 5'.M5:'MELTING 5'.M5" chart:class="chart:scatter">
            <chart:data-point chart:repeated="331"/>
          </chart:series>
          <chart:series chart:style-name="ch21" chart:values-cell-range-address="'MELTING 5'.N6:'MELTING 5'.N336" chart:label-cell-address="'MELTING 5'.N5:'MELTING 5'.N5" chart:class="chart:scatter">
            <chart:data-point chart:repeated="331"/>
          </chart:series>
          <chart:series chart:style-name="ch22" chart:values-cell-range-address="'MELTING 5'.O6:'MELTING 5'.O336" chart:label-cell-address="'MELTING 5'.O5:'MELTING 5'.O5" chart:class="chart:scatter">
            <chart:data-point chart:repeated="3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sh01 </text:p>
              </table:table-cell>
              <table:table-cell office:value-type="string">
                <text:p> kam71 </text:p>
              </table:table-cell>
              <table:table-cell office:value-type="string">
                <text:p> marschdot </text:p>
              </table:table-cell>
              <table:table-cell office:value-type="string">
                <text:p> owc1904 </text:p>
              </table:table-cell>
              <table:table-cell office:value-type="string">
                <text:p> owc2004 </text:p>
              </table:table-cell>
              <table:table-cell office:value-type="string">
                <text:p> owc2104 </text:p>
              </table:table-cell>
              <table:table-cell office:value-type="string">
                <text:p> owc2204 </text:p>
              </table:table-cell>
              <table:table-cell office:value-type="string">
                <text:p> san96 </text:p>
              </table:table-cell>
              <table:table-cell office:value-type="string">
                <text:p> san04 </text:p>
              </table:table-cell>
              <table:table-cell office:value-type="string">
                <text:p> schlif </text:p>
              </table:table-cell>
              <table:table-cell office:value-type="string">
                <text:p> tanna06 </text:p>
              </table:table-cell>
              <table:table-cell office:value-type="string">
                <text:p> wet91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.5">
                <text:p>72.5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">
                <text:p>73.4</text:p>
              </table:table-cell>
              <table:table-cell office:value-type="float" office:value="73.41">
                <text:p>73.41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3">
                <text:p>70.3</text:p>
              </table:table-cell>
              <table:table-cell office:value-type="float" office:value="59.12">
                <text:p>59.12</text:p>
              </table:table-cell>
              <table:table-cell office:value-type="float" office:value="65.69">
                <text:p>65.69</text:p>
              </table:table-cell>
              <table:table-cell office:value-type="float" office:value="64.48">
                <text:p>64.48</text:p>
              </table:table-cell>
              <table:table-cell office:value-type="float" office:value="68.06">
                <text:p>68.06</text:p>
              </table:table-cell>
              <table:table-cell office:value-type="float" office:value="69.56">
                <text:p>69.56</text:p>
              </table:table-cell>
              <table:table-cell office:value-type="float" office:value="68.63">
                <text:p>68.63</text:p>
              </table:table-cell>
              <table:table-cell office:value-type="float" office:value="71.35">
                <text:p>71.35</text:p>
              </table:table-cell>
              <table:table-cell office:value-type="float" office:value="69.51">
                <text:p>69.51</text:p>
              </table:table-cell>
              <table:table-cell office:value-type="float" office:value="69.4">
                <text:p>69.4</text:p>
              </table:table-cell>
              <table:table-cell office:value-type="float" office:value="66.82">
                <text:p>66.82</text:p>
              </table:table-cell>
              <table:table-cell office:value-type="float" office:value="71.21">
                <text:p>71.21</text:p>
              </table:table-cell>
              <table:table-cell office:value-type="float" office:value="69.61">
                <text:p>69.61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9">
                <text:p>49.9</text:p>
              </table:table-cell>
              <table:table-cell office:value-type="float" office:value="46.55">
                <text:p>46.55</text:p>
              </table:table-cell>
              <table:table-cell office:value-type="float" office:value="48.32">
                <text:p>48.32</text:p>
              </table:table-cell>
              <table:table-cell office:value-type="float" office:value="47.94">
                <text:p>47.94</text:p>
              </table:table-cell>
              <table:table-cell office:value-type="float" office:value="49.06">
                <text:p>49.06</text:p>
              </table:table-cell>
              <table:table-cell office:value-type="float" office:value="49.53">
                <text:p>49.53</text:p>
              </table:table-cell>
              <table:table-cell office:value-type="float" office:value="49.73">
                <text:p>49.73</text:p>
              </table:table-cell>
              <table:table-cell office:value-type="float" office:value="50.48">
                <text:p>50.48</text:p>
              </table:table-cell>
              <table:table-cell office:value-type="float" office:value="49.52">
                <text:p>49.52</text:p>
              </table:table-cell>
              <table:table-cell office:value-type="float" office:value="49.67">
                <text:p>49.67</text:p>
              </table:table-cell>
              <table:table-cell office:value-type="float" office:value="48.67">
                <text:p>48.67</text:p>
              </table:table-cell>
              <table:table-cell office:value-type="float" office:value="50.48">
                <text:p>50.48</text:p>
              </table:table-cell>
              <table:table-cell office:value-type="float" office:value="49.9">
                <text:p>49.9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.3">
                <text:p>73.3</text:p>
              </table:table-cell>
              <table:table-cell office:value-type="float" office:value="70.57">
                <text:p>70.57</text:p>
              </table:table-cell>
              <table:table-cell office:value-type="float" office:value="72.72">
                <text:p>72.72</text:p>
              </table:table-cell>
              <table:table-cell office:value-type="float" office:value="72.34">
                <text:p>72.34</text:p>
              </table:table-cell>
              <table:table-cell office:value-type="float" office:value="73.47">
                <text:p>73.47</text:p>
              </table:table-cell>
              <table:table-cell office:value-type="float" office:value="74">
                <text:p>74</text:p>
              </table:table-cell>
              <table:table-cell office:value-type="float" office:value="74.13">
                <text:p>74.13</text:p>
              </table:table-cell>
              <table:table-cell office:value-type="float" office:value="75.15">
                <text:p>75.15</text:p>
              </table:table-cell>
              <table:table-cell office:value-type="float" office:value="73.92">
                <text:p>73.92</text:p>
              </table:table-cell>
              <table:table-cell office:value-type="float" office:value="73.9">
                <text:p>73.9</text:p>
              </table:table-cell>
              <table:table-cell office:value-type="float" office:value="73.08">
                <text:p>73.08</text:p>
              </table:table-cell>
              <table:table-cell office:value-type="float" office:value="74.77">
                <text:p>74.77</text:p>
              </table:table-cell>
              <table:table-cell office:value-type="float" office:value="74.3">
                <text:p>74.3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.5">
                <text:p>56.5</text:p>
              </table:table-cell>
              <table:table-cell office:value-type="float" office:value="41.5">
                <text:p>41.5</text:p>
              </table:table-cell>
              <table:table-cell office:value-type="float" office:value="51.49">
                <text:p>51.49</text:p>
              </table:table-cell>
              <table:table-cell office:value-type="float" office:value="49.35">
                <text:p>49.35</text:p>
              </table:table-cell>
              <table:table-cell office:value-type="float" office:value="55.66">
                <text:p>55.66</text:p>
              </table:table-cell>
              <table:table-cell office:value-type="float" office:value="58.06">
                <text:p>58.06</text:p>
              </table:table-cell>
              <table:table-cell office:value-type="float" office:value="53.62">
                <text:p>53.62</text:p>
              </table:table-cell>
              <table:table-cell office:value-type="float" office:value="57.7">
                <text:p>57.7</text:p>
              </table:table-cell>
              <table:table-cell office:value-type="float" office:value="58.23">
                <text:p>58.23</text:p>
              </table:table-cell>
              <table:table-cell office:value-type="float" office:value="58.44">
                <text:p>58.44</text:p>
              </table:table-cell>
              <table:table-cell office:value-type="float" office:value="53.47">
                <text:p>53.47</text:p>
              </table:table-cell>
              <table:table-cell office:value-type="float" office:value="59.74">
                <text:p>59.74</text:p>
              </table:table-cell>
              <table:table-cell office:value-type="float" office:value="56.96">
                <text:p>56.96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9">
                <text:p>47.9</text:p>
              </table:table-cell>
              <table:table-cell office:value-type="float" office:value="45.33">
                <text:p>45.33</text:p>
              </table:table-cell>
              <table:table-cell office:value-type="float" office:value="46.69">
                <text:p>46.69</text:p>
              </table:table-cell>
              <table:table-cell office:value-type="float" office:value="46.31">
                <text:p>46.31</text:p>
              </table:table-cell>
              <table:table-cell office:value-type="float" office:value="47.43">
                <text:p>47.43</text:p>
              </table:table-cell>
              <table:table-cell office:value-type="float" office:value="48.45">
                <text:p>48.45</text:p>
              </table:table-cell>
              <table:table-cell office:value-type="float" office:value="48.1">
                <text:p>48.1</text:p>
              </table:table-cell>
              <table:table-cell office:value-type="float" office:value="49.45">
                <text:p>49.45</text:p>
              </table:table-cell>
              <table:table-cell office:value-type="float" office:value="47.89">
                <text:p>47.89</text:p>
              </table:table-cell>
              <table:table-cell office:value-type="float" office:value="48.22">
                <text:p>48.22</text:p>
              </table:table-cell>
              <table:table-cell office:value-type="float" office:value="47.04">
                <text:p>47.04</text:p>
              </table:table-cell>
              <table:table-cell office:value-type="float" office:value="48.96">
                <text:p>48.96</text:p>
              </table:table-cell>
              <table:table-cell office:value-type="float" office:value="48.27">
                <text:p>48.27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.4">
                <text:p>61.4</text:p>
              </table:table-cell>
              <table:table-cell office:value-type="float" office:value="47.93">
                <text:p>47.93</text:p>
              </table:table-cell>
              <table:table-cell office:value-type="float" office:value="56.48">
                <text:p>56.48</text:p>
              </table:table-cell>
              <table:table-cell office:value-type="float" office:value="54.78">
                <text:p>54.78</text:p>
              </table:table-cell>
              <table:table-cell office:value-type="float" office:value="59.8">
                <text:p>59.8</text:p>
              </table:table-cell>
              <table:table-cell office:value-type="float" office:value="61.57">
                <text:p>61.57</text:p>
              </table:table-cell>
              <table:table-cell office:value-type="float" office:value="59.32">
                <text:p>59.32</text:p>
              </table:table-cell>
              <table:table-cell office:value-type="float" office:value="62.49">
                <text:p>62.49</text:p>
              </table:table-cell>
              <table:table-cell office:value-type="float" office:value="61.85">
                <text:p>61.85</text:p>
              </table:table-cell>
              <table:table-cell office:value-type="float" office:value="61.85">
                <text:p>61.85</text:p>
              </table:table-cell>
              <table:table-cell office:value-type="float" office:value="58.06">
                <text:p>58.06</text:p>
              </table:table-cell>
              <table:table-cell office:value-type="float" office:value="63.59">
                <text:p>63.59</text:p>
              </table:table-cell>
              <table:table-cell office:value-type="float" office:value="61.31">
                <text:p>61.31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9">
                <text:p>35.9</text:p>
              </table:table-cell>
              <table:table-cell office:value-type="float" office:value="24.29">
                <text:p>24.29</text:p>
              </table:table-cell>
              <table:table-cell office:value-type="float" office:value="27.8">
                <text:p>27.8</text:p>
              </table:table-cell>
              <table:table-cell office:value-type="float" office:value="26.59">
                <text:p>26.59</text:p>
              </table:table-cell>
              <table:table-cell office:value-type="float" office:value="30.17">
                <text:p>30.17</text:p>
              </table:table-cell>
              <table:table-cell office:value-type="float" office:value="33.11">
                <text:p>33.11</text:p>
              </table:table-cell>
              <table:table-cell office:value-type="float" office:value="30.74">
                <text:p>30.74</text:p>
              </table:table-cell>
              <table:table-cell office:value-type="float" office:value="34.51">
                <text:p>34.51</text:p>
              </table:table-cell>
              <table:table-cell office:value-type="float" office:value="31.62">
                <text:p>31.62</text:p>
              </table:table-cell>
              <table:table-cell office:value-type="float" office:value="32.89">
                <text:p>32.89</text:p>
              </table:table-cell>
              <table:table-cell office:value-type="float" office:value="28.93">
                <text:p>28.93</text:p>
              </table:table-cell>
              <table:table-cell office:value-type="float" office:value="34.33">
                <text:p>34.33</text:p>
              </table:table-cell>
              <table:table-cell office:value-type="float" office:value="31.72">
                <text:p>31.72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2">
                <text:p>67.2</text:p>
              </table:table-cell>
              <table:table-cell office:value-type="float" office:value="50.84">
                <text:p>50.84</text:p>
              </table:table-cell>
              <table:table-cell office:value-type="float" office:value="59.66">
                <text:p>59.66</text:p>
              </table:table-cell>
              <table:table-cell office:value-type="float" office:value="57.52">
                <text:p>57.52</text:p>
              </table:table-cell>
              <table:table-cell office:value-type="float" office:value="63.83">
                <text:p>63.83</text:p>
              </table:table-cell>
              <table:table-cell office:value-type="float" office:value="69.61">
                <text:p>69.61</text:p>
              </table:table-cell>
              <table:table-cell office:value-type="float" office:value="61.79">
                <text:p>61.79</text:p>
              </table:table-cell>
              <table:table-cell office:value-type="float" office:value="69.69">
                <text:p>69.69</text:p>
              </table:table-cell>
              <table:table-cell office:value-type="float" office:value="66.4">
                <text:p>66.4</text:p>
              </table:table-cell>
              <table:table-cell office:value-type="float" office:value="67.19">
                <text:p>67.19</text:p>
              </table:table-cell>
              <table:table-cell office:value-type="float" office:value="61.64">
                <text:p>61.64</text:p>
              </table:table-cell>
              <table:table-cell office:value-type="float" office:value="68.4">
                <text:p>68.4</text:p>
              </table:table-cell>
              <table:table-cell office:value-type="float" office:value="65.13">
                <text:p>65.13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35.08">
                <text:p>35.08</text:p>
              </table:table-cell>
              <table:table-cell office:value-type="float" office:value="40.07">
                <text:p>40.07</text:p>
              </table:table-cell>
              <table:table-cell office:value-type="float" office:value="38.86">
                <text:p>38.86</text:p>
              </table:table-cell>
              <table:table-cell office:value-type="float" office:value="42.43">
                <text:p>42.43</text:p>
              </table:table-cell>
              <table:table-cell office:value-type="float" office:value="44.06">
                <text:p>44.06</text:p>
              </table:table-cell>
              <table:table-cell office:value-type="float" office:value="43.01">
                <text:p>43.01</text:p>
              </table:table-cell>
              <table:table-cell office:value-type="float" office:value="45.47">
                <text:p>45.47</text:p>
              </table:table-cell>
              <table:table-cell office:value-type="float" office:value="43.89">
                <text:p>43.89</text:p>
              </table:table-cell>
              <table:table-cell office:value-type="float" office:value="44.48">
                <text:p>44.48</text:p>
              </table:table-cell>
              <table:table-cell office:value-type="float" office:value="41.19">
                <text:p>41.19</text:p>
              </table:table-cell>
              <table:table-cell office:value-type="float" office:value="46.11">
                <text:p>46.11</text:p>
              </table:table-cell>
              <table:table-cell office:value-type="float" office:value="43.99">
                <text:p>43.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7">
                <text:p>68.7</text:p>
              </table:table-cell>
              <table:table-cell office:value-type="float" office:value="58.29">
                <text:p>58.29</text:p>
              </table:table-cell>
              <table:table-cell office:value-type="float" office:value="64.47">
                <text:p>64.47</text:p>
              </table:table-cell>
              <table:table-cell office:value-type="float" office:value="63.26">
                <text:p>63.26</text:p>
              </table:table-cell>
              <table:table-cell office:value-type="float" office:value="66.83">
                <text:p>66.83</text:p>
              </table:table-cell>
              <table:table-cell office:value-type="float" office:value="68.67">
                <text:p>68.67</text:p>
              </table:table-cell>
              <table:table-cell office:value-type="float" office:value="67.41">
                <text:p>67.41</text:p>
              </table:table-cell>
              <table:table-cell office:value-type="float" office:value="70.48">
                <text:p>70.48</text:p>
              </table:table-cell>
              <table:table-cell office:value-type="float" office:value="68.29">
                <text:p>68.29</text:p>
              </table:table-cell>
              <table:table-cell office:value-type="float" office:value="68.35">
                <text:p>68.35</text:p>
              </table:table-cell>
              <table:table-cell office:value-type="float" office:value="65.59">
                <text:p>65.59</text:p>
              </table:table-cell>
              <table:table-cell office:value-type="float" office:value="70.13">
                <text:p>70.13</text:p>
              </table:table-cell>
              <table:table-cell office:value-type="float" office:value="68.39">
                <text:p>68.39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">
                <text:p>55</text:p>
              </table:table-cell>
              <table:table-cell office:value-type="float" office:value="50.94">
                <text:p>50.94</text:p>
              </table:table-cell>
              <table:table-cell office:value-type="float" office:value="53.63">
                <text:p>53.63</text:p>
              </table:table-cell>
              <table:table-cell office:value-type="float" office:value="53.14">
                <text:p>53.14</text:p>
              </table:table-cell>
              <table:table-cell office:value-type="float" office:value="54.45">
                <text:p>54.45</text:p>
              </table:table-cell>
              <table:table-cell office:value-type="float" office:value="54.17">
                <text:p>54.17</text:p>
              </table:table-cell>
              <table:table-cell office:value-type="float" office:value="55.78">
                <text:p>55.78</text:p>
              </table:table-cell>
              <table:table-cell office:value-type="float" office:value="55.24">
                <text:p>55.24</text:p>
              </table:table-cell>
              <table:table-cell office:value-type="float" office:value="53.37">
                <text:p>53.37</text:p>
              </table:table-cell>
              <table:table-cell office:value-type="float" office:value="53.76">
                <text:p>53.76</text:p>
              </table:table-cell>
              <table:table-cell office:value-type="float" office:value="52.53">
                <text:p>52.53</text:p>
              </table:table-cell>
              <table:table-cell office:value-type="float" office:value="54.49">
                <text:p>54.49</text:p>
              </table:table-cell>
              <table:table-cell office:value-type="float" office:value="53.75">
                <text:p>53.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5">
                <text:p>44.5</text:p>
              </table:table-cell>
              <table:table-cell office:value-type="float" office:value="34.66">
                <text:p>34.66</text:p>
              </table:table-cell>
              <table:table-cell office:value-type="float" office:value="38.44">
                <text:p>38.44</text:p>
              </table:table-cell>
              <table:table-cell office:value-type="float" office:value="37.23">
                <text:p>37.23</text:p>
              </table:table-cell>
              <table:table-cell office:value-type="float" office:value="40.8">
                <text:p>40.8</text:p>
              </table:table-cell>
              <table:table-cell office:value-type="float" office:value="44.13">
                <text:p>44.13</text:p>
              </table:table-cell>
              <table:table-cell office:value-type="float" office:value="41.37">
                <text:p>41.37</text:p>
              </table:table-cell>
              <table:table-cell office:value-type="float" office:value="45.73">
                <text:p>45.73</text:p>
              </table:table-cell>
              <table:table-cell office:value-type="float" office:value="42.25">
                <text:p>42.25</text:p>
              </table:table-cell>
              <table:table-cell office:value-type="float" office:value="43.41">
                <text:p>43.41</text:p>
              </table:table-cell>
              <table:table-cell office:value-type="float" office:value="39.56">
                <text:p>39.56</text:p>
              </table:table-cell>
              <table:table-cell office:value-type="float" office:value="44.89">
                <text:p>44.89</text:p>
              </table:table-cell>
              <table:table-cell office:value-type="float" office:value="42.36">
                <text:p>42.36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.3">
                <text:p>51.3</text:p>
              </table:table-cell>
              <table:table-cell office:value-type="float" office:value="40.53">
                <text:p>40.53</text:p>
              </table:table-cell>
              <table:table-cell office:value-type="float" office:value="48.56">
                <text:p>48.56</text:p>
              </table:table-cell>
              <table:table-cell office:value-type="float" office:value="47">
                <text:p>47</text:p>
              </table:table-cell>
              <table:table-cell office:value-type="float" office:value="51.16">
                <text:p>51.16</text:p>
              </table:table-cell>
              <table:table-cell office:value-type="float" office:value="50.34">
                <text:p>50.34</text:p>
              </table:table-cell>
              <table:table-cell office:value-type="float" office:value="53.85">
                <text:p>53.85</text:p>
              </table:table-cell>
              <table:table-cell office:value-type="float" office:value="52.12">
                <text:p>52.12</text:p>
              </table:table-cell>
              <table:table-cell office:value-type="float" office:value="47.74">
                <text:p>47.74</text:p>
              </table:table-cell>
              <table:table-cell office:value-type="float" office:value="49.07">
                <text:p>49.07</text:p>
              </table:table-cell>
              <table:table-cell office:value-type="float" office:value="45.04">
                <text:p>45.04</text:p>
              </table:table-cell>
              <table:table-cell office:value-type="float" office:value="50.5">
                <text:p>50.5</text:p>
              </table:table-cell>
              <table:table-cell office:value-type="float" office:value="47.84">
                <text:p>47.84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6">
                <text:p>73.6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4.67">
                <text:p>74.6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.9">
                <text:p>73.9</text:p>
              </table:table-cell>
              <table:table-cell office:value-type="float" office:value="60.89">
                <text:p>60.89</text:p>
              </table:table-cell>
              <table:table-cell office:value-type="float" office:value="74.77">
                <text:p>74.77</text:p>
              </table:table-cell>
              <table:table-cell office:value-type="float" office:value="72.58">
                <text:p>72.58</text:p>
              </table:table-cell>
              <table:table-cell office:value-type="float" office:value="78.43">
                <text:p>78.43</text:p>
              </table:table-cell>
              <table:table-cell office:value-type="float" office:value="76.9">
                <text:p>76.9</text:p>
              </table:table-cell>
              <table:table-cell office:value-type="float" office:value="80.93">
                <text:p>80.93</text:p>
              </table:table-cell>
              <table:table-cell office:value-type="float" office:value="78.43">
                <text:p>78.43</text:p>
              </table:table-cell>
              <table:table-cell office:value-type="float" office:value="73.63">
                <text:p>73.63</text:p>
              </table:table-cell>
              <table:table-cell office:value-type="float" office:value="74.21">
                <text:p>74.21</text:p>
              </table:table-cell>
              <table:table-cell office:value-type="float" office:value="69.84">
                <text:p>69.84</text:p>
              </table:table-cell>
              <table:table-cell office:value-type="float" office:value="75.83">
                <text:p>75.83</text:p>
              </table:table-cell>
              <table:table-cell office:value-type="float" office:value="73.09">
                <text:p>73.09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9">
                <text:p>48.9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7">
                <text:p>50.47</text:p>
              </table:table-cell>
              <table:table-cell office:value-type="float" office:value="50.48">
                <text:p>50.48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3">
                <text:p>59.3</text:p>
              </table:table-cell>
              <table:table-cell office:value-type="float" office:value="44.31">
                <text:p>44.31</text:p>
              </table:table-cell>
              <table:table-cell office:value-type="float" office:value="54.98">
                <text:p>54.98</text:p>
              </table:table-cell>
              <table:table-cell office:value-type="float" office:value="52.84">
                <text:p>52.84</text:p>
              </table:table-cell>
              <table:table-cell office:value-type="float" office:value="59.15">
                <text:p>59.15</text:p>
              </table:table-cell>
              <table:table-cell office:value-type="float" office:value="61.72">
                <text:p>61.72</text:p>
              </table:table-cell>
              <table:table-cell office:value-type="float" office:value="57.11">
                <text:p>57.11</text:p>
              </table:table-cell>
              <table:table-cell office:value-type="float" office:value="61.4">
                <text:p>61.4</text:p>
              </table:table-cell>
              <table:table-cell office:value-type="float" office:value="61.72">
                <text:p>61.72</text:p>
              </table:table-cell>
              <table:table-cell office:value-type="float" office:value="61.61">
                <text:p>61.61</text:p>
              </table:table-cell>
              <table:table-cell office:value-type="float" office:value="56.96">
                <text:p>56.96</text:p>
              </table:table-cell>
              <table:table-cell office:value-type="float" office:value="62.94">
                <text:p>62.94</text:p>
              </table:table-cell>
              <table:table-cell office:value-type="float" office:value="60.45">
                <text:p>60.45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4">
                <text:p>57.4</text:p>
              </table:table-cell>
              <table:table-cell office:value-type="float" office:value="42">
                <text:p>42</text:p>
              </table:table-cell>
              <table:table-cell office:value-type="float" office:value="52.15">
                <text:p>52.15</text:p>
              </table:table-cell>
              <table:table-cell office:value-type="float" office:value="50.01">
                <text:p>50.01</text:p>
              </table:table-cell>
              <table:table-cell office:value-type="float" office:value="56.32">
                <text:p>56.32</text:p>
              </table:table-cell>
              <table:table-cell office:value-type="float" office:value="58.66">
                <text:p>58.66</text:p>
              </table:table-cell>
              <table:table-cell office:value-type="float" office:value="54.28">
                <text:p>54.28</text:p>
              </table:table-cell>
              <table:table-cell office:value-type="float" office:value="58.3">
                <text:p>58.3</text:p>
              </table:table-cell>
              <table:table-cell office:value-type="float" office:value="58.89">
                <text:p>58.89</text:p>
              </table:table-cell>
              <table:table-cell office:value-type="float" office:value="59.02">
                <text:p>59.02</text:p>
              </table:table-cell>
              <table:table-cell office:value-type="float" office:value="54.13">
                <text:p>54.13</text:p>
              </table:table-cell>
              <table:table-cell office:value-type="float" office:value="60.33">
                <text:p>60.33</text:p>
              </table:table-cell>
              <table:table-cell office:value-type="float" office:value="57.62">
                <text:p>57.62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6">
                <text:p>60.6</text:p>
              </table:table-cell>
              <table:table-cell office:value-type="float" office:value="46.4">
                <text:p>46.4</text:p>
              </table:table-cell>
              <table:table-cell office:value-type="float" office:value="54.06">
                <text:p>54.06</text:p>
              </table:table-cell>
              <table:table-cell office:value-type="float" office:value="52.36">
                <text:p>52.36</text:p>
              </table:table-cell>
              <table:table-cell office:value-type="float" office:value="57.38">
                <text:p>57.38</text:p>
              </table:table-cell>
              <table:table-cell office:value-type="float" office:value="60.13">
                <text:p>60.13</text:p>
              </table:table-cell>
              <table:table-cell office:value-type="float" office:value="56.9">
                <text:p>56.9</text:p>
              </table:table-cell>
              <table:table-cell office:value-type="float" office:value="61.14">
                <text:p>61.14</text:p>
              </table:table-cell>
              <table:table-cell office:value-type="float" office:value="59.43">
                <text:p>59.43</text:p>
              </table:table-cell>
              <table:table-cell office:value-type="float" office:value="59.85">
                <text:p>59.85</text:p>
              </table:table-cell>
              <table:table-cell office:value-type="float" office:value="55.64">
                <text:p>55.64</text:p>
              </table:table-cell>
              <table:table-cell office:value-type="float" office:value="61.5">
                <text:p>61.5</text:p>
              </table:table-cell>
              <table:table-cell office:value-type="float" office:value="58.89">
                <text:p>58.89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1">
                <text:p>63.1</text:p>
              </table:table-cell>
              <table:table-cell office:value-type="float" office:value="49.16">
                <text:p>49.16</text:p>
              </table:table-cell>
              <table:table-cell office:value-type="float" office:value="57.99">
                <text:p>57.99</text:p>
              </table:table-cell>
              <table:table-cell office:value-type="float" office:value="56.29">
                <text:p>56.29</text:p>
              </table:table-cell>
              <table:table-cell office:value-type="float" office:value="61.31">
                <text:p>61.31</text:p>
              </table:table-cell>
              <table:table-cell office:value-type="float" office:value="63.71">
                <text:p>63.71</text:p>
              </table:table-cell>
              <table:table-cell office:value-type="float" office:value="60.83">
                <text:p>60.83</text:p>
              </table:table-cell>
              <table:table-cell office:value-type="float" office:value="64.74">
                <text:p>64.74</text:p>
              </table:table-cell>
              <table:table-cell office:value-type="float" office:value="63.36">
                <text:p>63.36</text:p>
              </table:table-cell>
              <table:table-cell office:value-type="float" office:value="63.23">
                <text:p>63.23</text:p>
              </table:table-cell>
              <table:table-cell office:value-type="float" office:value="59.56">
                <text:p>59.56</text:p>
              </table:table-cell>
              <table:table-cell office:value-type="float" office:value="64.98">
                <text:p>64.98</text:p>
              </table:table-cell>
              <table:table-cell office:value-type="float" office:value="62.82">
                <text:p>62.82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.3">
                <text:p>76.3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7">
                <text:p>76.97</text:p>
              </table:table-cell>
              <table:table-cell office:value-type="float" office:value="76.98">
                <text:p>76.98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5">
                <text:p>68.5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9.92">
                <text:p>69.92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">
                <text:p>69</text:p>
              </table:table-cell>
              <table:table-cell office:value-type="float" office:value="67.8">
                <text:p>67.8</text:p>
              </table:table-cell>
              <table:table-cell office:value-type="float" office:value="71.14">
                <text:p>71.14</text:p>
              </table:table-cell>
              <table:table-cell office:value-type="float" office:value="70.65">
                <text:p>70.65</text:p>
              </table:table-cell>
              <table:table-cell office:value-type="float" office:value="71.96">
                <text:p>71.96</text:p>
              </table:table-cell>
              <table:table-cell office:value-type="float" office:value="71.42">
                <text:p>71.42</text:p>
              </table:table-cell>
              <table:table-cell office:value-type="float" office:value="73.3">
                <text:p>73.3</text:p>
              </table:table-cell>
              <table:table-cell office:value-type="float" office:value="72.6">
                <text:p>72.6</text:p>
              </table:table-cell>
              <table:table-cell office:value-type="float" office:value="70.89">
                <text:p>70.89</text:p>
              </table:table-cell>
              <table:table-cell office:value-type="float" office:value="70.98">
                <text:p>70.98</text:p>
              </table:table-cell>
              <table:table-cell office:value-type="float" office:value="70.04">
                <text:p>70.04</text:p>
              </table:table-cell>
              <table:table-cell office:value-type="float" office:value="71.81">
                <text:p>71.81</text:p>
              </table:table-cell>
              <table:table-cell office:value-type="float" office:value="71.27">
                <text:p>71.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.3">
                <text:p>63.3</text:p>
              </table:table-cell>
              <table:table-cell office:value-type="float" office:value="59.78">
                <text:p>59.78</text:p>
              </table:table-cell>
              <table:table-cell office:value-type="float" office:value="62">
                <text:p>62</text:p>
              </table:table-cell>
              <table:table-cell office:value-type="float" office:value="61.62">
                <text:p>61.62</text:p>
              </table:table-cell>
              <table:table-cell office:value-type="float" office:value="62.74">
                <text:p>62.74</text:p>
              </table:table-cell>
              <table:table-cell office:value-type="float" office:value="62.85">
                <text:p>62.85</text:p>
              </table:table-cell>
              <table:table-cell office:value-type="float" office:value="63.41">
                <text:p>63.41</text:p>
              </table:table-cell>
              <table:table-cell office:value-type="float" office:value="63.86">
                <text:p>63.86</text:p>
              </table:table-cell>
              <table:table-cell office:value-type="float" office:value="63.2">
                <text:p>63.2</text:p>
              </table:table-cell>
              <table:table-cell office:value-type="float" office:value="63.15">
                <text:p>63.15</text:p>
              </table:table-cell>
              <table:table-cell office:value-type="float" office:value="62.35">
                <text:p>62.35</text:p>
              </table:table-cell>
              <table:table-cell office:value-type="float" office:value="64.03">
                <text:p>64.03</text:p>
              </table:table-cell>
              <table:table-cell office:value-type="float" office:value="63.58">
                <text:p>63.58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.9">
                <text:p>70.9</text:p>
              </table:table-cell>
              <table:table-cell office:value-type="float" office:value="55.19">
                <text:p>55.19</text:p>
              </table:table-cell>
              <table:table-cell office:value-type="float" office:value="72.11">
                <text:p>72.11</text:p>
              </table:table-cell>
              <table:table-cell office:value-type="float" office:value="69.35">
                <text:p>69.35</text:p>
              </table:table-cell>
              <table:table-cell office:value-type="float" office:value="76.71">
                <text:p>76.71</text:p>
              </table:table-cell>
              <table:table-cell office:value-type="float" office:value="74.85">
                <text:p>74.85</text:p>
              </table:table-cell>
              <table:table-cell office:value-type="float" office:value="78.41">
                <text:p>78.41</text:p>
              </table:table-cell>
              <table:table-cell office:value-type="float" office:value="75.07">
                <text:p>75.07</text:p>
              </table:table-cell>
              <table:table-cell office:value-type="float" office:value="70.67">
                <text:p>70.67</text:p>
              </table:table-cell>
              <table:table-cell office:value-type="float" office:value="71.5">
                <text:p>71.5</text:p>
              </table:table-cell>
              <table:table-cell office:value-type="float" office:value="65.91">
                <text:p>65.91</text:p>
              </table:table-cell>
              <table:table-cell office:value-type="float" office:value="72.71">
                <text:p>72.71</text:p>
              </table:table-cell>
              <table:table-cell office:value-type="float" office:value="69.4">
                <text:p>69.4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1">
                <text:p>57.1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49">
                <text:p>58.49</text:p>
              </table:table-cell>
              <table:table-cell office:value-type="float" office:value="58.5">
                <text:p>58.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.5">
                <text:p>76.5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3">
                <text:p>77.73</text:p>
              </table:table-cell>
              <table:table-cell office:value-type="float" office:value="77.74">
                <text:p>77.74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2">
                <text:p>28.2</text:p>
              </table:table-cell>
              <table:table-cell office:value-type="float" office:value="15.88">
                <text:p>15.88</text:p>
              </table:table-cell>
              <table:table-cell office:value-type="float" office:value="20.65">
                <text:p>20.65</text:p>
              </table:table-cell>
              <table:table-cell office:value-type="float" office:value="18.94">
                <text:p>18.94</text:p>
              </table:table-cell>
              <table:table-cell office:value-type="float" office:value="23.97">
                <text:p>23.97</text:p>
              </table:table-cell>
              <table:table-cell office:value-type="float" office:value="27.57">
                <text:p>27.57</text:p>
              </table:table-cell>
              <table:table-cell office:value-type="float" office:value="23.48">
                <text:p>23.48</text:p>
              </table:table-cell>
              <table:table-cell office:value-type="float" office:value="28.27">
                <text:p>28.27</text:p>
              </table:table-cell>
              <table:table-cell office:value-type="float" office:value="26.01">
                <text:p>26.01</text:p>
              </table:table-cell>
              <table:table-cell office:value-type="float" office:value="27.76">
                <text:p>27.76</text:p>
              </table:table-cell>
              <table:table-cell office:value-type="float" office:value="22.22">
                <text:p>22.22</text:p>
              </table:table-cell>
              <table:table-cell office:value-type="float" office:value="29.09">
                <text:p>29.09</text:p>
              </table:table-cell>
              <table:table-cell office:value-type="float" office:value="25.48">
                <text:p>25.48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5">
                <text:p>61.5</text:p>
              </table:table-cell>
              <table:table-cell office:value-type="float" office:value="46.99">
                <text:p>46.99</text:p>
              </table:table-cell>
              <table:table-cell office:value-type="float" office:value="59.08">
                <text:p>59.08</text:p>
              </table:table-cell>
              <table:table-cell office:value-type="float" office:value="56.89">
                <text:p>56.89</text:p>
              </table:table-cell>
              <table:table-cell office:value-type="float" office:value="62.74">
                <text:p>62.74</text:p>
              </table:table-cell>
              <table:table-cell office:value-type="float" office:value="60.69">
                <text:p>60.69</text:p>
              </table:table-cell>
              <table:table-cell office:value-type="float" office:value="65.24">
                <text:p>65.24</text:p>
              </table:table-cell>
              <table:table-cell office:value-type="float" office:value="61.93">
                <text:p>61.93</text:p>
              </table:table-cell>
              <table:table-cell office:value-type="float" office:value="57.93">
                <text:p>57.93</text:p>
              </table:table-cell>
              <table:table-cell office:value-type="float" office:value="59.34">
                <text:p>59.34</text:p>
              </table:table-cell>
              <table:table-cell office:value-type="float" office:value="54.14">
                <text:p>54.14</text:p>
              </table:table-cell>
              <table:table-cell office:value-type="float" office:value="60.8">
                <text:p>60.8</text:p>
              </table:table-cell>
              <table:table-cell office:value-type="float" office:value="57.39">
                <text:p>57.39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.3">
                <text:p>65.3</text:p>
              </table:table-cell>
              <table:table-cell office:value-type="float" office:value="56.05">
                <text:p>56.05</text:p>
              </table:table-cell>
              <table:table-cell office:value-type="float" office:value="66.07">
                <text:p>66.07</text:p>
              </table:table-cell>
              <table:table-cell office:value-type="float" office:value="64.51">
                <text:p>64.51</text:p>
              </table:table-cell>
              <table:table-cell office:value-type="float" office:value="68.67">
                <text:p>68.67</text:p>
              </table:table-cell>
              <table:table-cell office:value-type="float" office:value="67.02">
                <text:p>67.02</text:p>
              </table:table-cell>
              <table:table-cell office:value-type="float" office:value="71.37">
                <text:p>71.37</text:p>
              </table:table-cell>
              <table:table-cell office:value-type="float" office:value="68.96">
                <text:p>68.96</text:p>
              </table:table-cell>
              <table:table-cell office:value-type="float" office:value="65.25">
                <text:p>65.25</text:p>
              </table:table-cell>
              <table:table-cell office:value-type="float" office:value="65.68">
                <text:p>65.68</text:p>
              </table:table-cell>
              <table:table-cell office:value-type="float" office:value="62.56">
                <text:p>62.56</text:p>
              </table:table-cell>
              <table:table-cell office:value-type="float" office:value="67.34">
                <text:p>67.34</text:p>
              </table:table-cell>
              <table:table-cell office:value-type="float" office:value="65.36">
                <text:p>65.36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.7">
                <text:p>57.7</text:p>
              </table:table-cell>
              <table:table-cell office:value-type="float" office:value="47.42">
                <text:p>47.42</text:p>
              </table:table-cell>
              <table:table-cell office:value-type="float" office:value="53.75">
                <text:p>53.75</text:p>
              </table:table-cell>
              <table:table-cell office:value-type="float" office:value="52.54">
                <text:p>52.54</text:p>
              </table:table-cell>
              <table:table-cell office:value-type="float" office:value="56.11">
                <text:p>56.11</text:p>
              </table:table-cell>
              <table:table-cell office:value-type="float" office:value="56.63">
                <text:p>56.63</text:p>
              </table:table-cell>
              <table:table-cell office:value-type="float" office:value="56.68">
                <text:p>56.68</text:p>
              </table:table-cell>
              <table:table-cell office:value-type="float" office:value="58.11">
                <text:p>58.11</text:p>
              </table:table-cell>
              <table:table-cell office:value-type="float" office:value="57.56">
                <text:p>57.56</text:p>
              </table:table-cell>
              <table:table-cell office:value-type="float" office:value="57.55">
                <text:p>57.55</text:p>
              </table:table-cell>
              <table:table-cell office:value-type="float" office:value="54.87">
                <text:p>54.87</text:p>
              </table:table-cell>
              <table:table-cell office:value-type="float" office:value="59.34">
                <text:p>59.34</text:p>
              </table:table-cell>
              <table:table-cell office:value-type="float" office:value="57.67">
                <text:p>57.67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.1">
                <text:p>81.1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8">
                <text:p>85.18</text:p>
              </table:table-cell>
              <table:table-cell office:value-type="float" office:value="85.19">
                <text:p>85.19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7">
                <text:p>47.7</text:p>
              </table:table-cell>
              <table:table-cell office:value-type="float" office:value="35.36">
                <text:p>35.36</text:p>
              </table:table-cell>
              <table:table-cell office:value-type="float" office:value="42.9">
                <text:p>42.9</text:p>
              </table:table-cell>
              <table:table-cell office:value-type="float" office:value="41.19">
                <text:p>41.19</text:p>
              </table:table-cell>
              <table:table-cell office:value-type="float" office:value="46.22">
                <text:p>46.22</text:p>
              </table:table-cell>
              <table:table-cell office:value-type="float" office:value="47.52">
                <text:p>47.52</text:p>
              </table:table-cell>
              <table:table-cell office:value-type="float" office:value="45.73">
                <text:p>45.73</text:p>
              </table:table-cell>
              <table:table-cell office:value-type="float" office:value="48.22">
                <text:p>48.22</text:p>
              </table:table-cell>
              <table:table-cell office:value-type="float" office:value="48.26">
                <text:p>48.26</text:p>
              </table:table-cell>
              <table:table-cell office:value-type="float" office:value="48.73">
                <text:p>48.73</text:p>
              </table:table-cell>
              <table:table-cell office:value-type="float" office:value="44.47">
                <text:p>44.47</text:p>
              </table:table-cell>
              <table:table-cell office:value-type="float" office:value="50.37">
                <text:p>50.37</text:p>
              </table:table-cell>
              <table:table-cell office:value-type="float" office:value="47.73">
                <text:p>47.73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4">
                <text:p>57.4</text:p>
              </table:table-cell>
              <table:table-cell office:value-type="float" office:value="54.81">
                <text:p>54.81</text:p>
              </table:table-cell>
              <table:table-cell office:value-type="float" office:value="56.63">
                <text:p>56.63</text:p>
              </table:table-cell>
              <table:table-cell office:value-type="float" office:value="56.24">
                <text:p>56.24</text:p>
              </table:table-cell>
              <table:table-cell office:value-type="float" office:value="57.37">
                <text:p>57.37</text:p>
              </table:table-cell>
              <table:table-cell office:value-type="float" office:value="57.97">
                <text:p>57.97</text:p>
              </table:table-cell>
              <table:table-cell office:value-type="float" office:value="58.04">
                <text:p>58.04</text:p>
              </table:table-cell>
              <table:table-cell office:value-type="float" office:value="59">
                <text:p>59</text:p>
              </table:table-cell>
              <table:table-cell office:value-type="float" office:value="57.83">
                <text:p>57.83</text:p>
              </table:table-cell>
              <table:table-cell office:value-type="float" office:value="57.95">
                <text:p>57.95</text:p>
              </table:table-cell>
              <table:table-cell office:value-type="float" office:value="56.98">
                <text:p>56.98</text:p>
              </table:table-cell>
              <table:table-cell office:value-type="float" office:value="58.77">
                <text:p>58.77</text:p>
              </table:table-cell>
              <table:table-cell office:value-type="float" office:value="58.21">
                <text:p>58.21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6">
                <text:p>44.6</text:p>
              </table:table-cell>
              <table:table-cell office:value-type="float" office:value="32.57">
                <text:p>32.57</text:p>
              </table:table-cell>
              <table:table-cell office:value-type="float" office:value="39.75">
                <text:p>39.75</text:p>
              </table:table-cell>
              <table:table-cell office:value-type="float" office:value="38.05">
                <text:p>38.05</text:p>
              </table:table-cell>
              <table:table-cell office:value-type="float" office:value="43.07">
                <text:p>43.07</text:p>
              </table:table-cell>
              <table:table-cell office:value-type="float" office:value="45.71">
                <text:p>45.71</text:p>
              </table:table-cell>
              <table:table-cell office:value-type="float" office:value="42.59">
                <text:p>42.59</text:p>
              </table:table-cell>
              <table:table-cell office:value-type="float" office:value="46.53">
                <text:p>46.53</text:p>
              </table:table-cell>
              <table:table-cell office:value-type="float" office:value="45.12">
                <text:p>45.12</text:p>
              </table:table-cell>
              <table:table-cell office:value-type="float" office:value="45.75">
                <text:p>45.75</text:p>
              </table:table-cell>
              <table:table-cell office:value-type="float" office:value="41.33">
                <text:p>41.33</text:p>
              </table:table-cell>
              <table:table-cell office:value-type="float" office:value="47.32">
                <text:p>47.32</text:p>
              </table:table-cell>
              <table:table-cell office:value-type="float" office:value="44.58">
                <text:p>44.58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6">
                <text:p>58.6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1">
                <text:p>60.41</text:p>
              </table:table-cell>
              <table:table-cell office:value-type="float" office:value="60.42">
                <text:p>60.42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9">
                <text:p>69.9</text:p>
              </table:table-cell>
              <table:table-cell office:value-type="float" office:value="55.82">
                <text:p>55.82</text:p>
              </table:table-cell>
              <table:table-cell office:value-type="float" office:value="64.41">
                <text:p>64.41</text:p>
              </table:table-cell>
              <table:table-cell office:value-type="float" office:value="62.71">
                <text:p>62.71</text:p>
              </table:table-cell>
              <table:table-cell office:value-type="float" office:value="67.73">
                <text:p>67.73</text:p>
              </table:table-cell>
              <table:table-cell office:value-type="float" office:value="71.76">
                <text:p>71.76</text:p>
              </table:table-cell>
              <table:table-cell office:value-type="float" office:value="67.25">
                <text:p>67.25</text:p>
              </table:table-cell>
              <table:table-cell office:value-type="float" office:value="73.07">
                <text:p>73.07</text:p>
              </table:table-cell>
              <table:table-cell office:value-type="float" office:value="69.78">
                <text:p>69.78</text:p>
              </table:table-cell>
              <table:table-cell office:value-type="float" office:value="69.78">
                <text:p>69.78</text:p>
              </table:table-cell>
              <table:table-cell office:value-type="float" office:value="65.99">
                <text:p>65.99</text:p>
              </table:table-cell>
              <table:table-cell office:value-type="float" office:value="71.48">
                <text:p>71.48</text:p>
              </table:table-cell>
              <table:table-cell office:value-type="float" office:value="69.24">
                <text:p>69.24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">
                <text:p>57</text:p>
              </table:table-cell>
              <table:table-cell office:value-type="float" office:value="40.66">
                <text:p>40.66</text:p>
              </table:table-cell>
              <table:table-cell office:value-type="float" office:value="49.73">
                <text:p>49.73</text:p>
              </table:table-cell>
              <table:table-cell office:value-type="float" office:value="47.59">
                <text:p>47.59</text:p>
              </table:table-cell>
              <table:table-cell office:value-type="float" office:value="53.9">
                <text:p>53.9</text:p>
              </table:table-cell>
              <table:table-cell office:value-type="float" office:value="57.46">
                <text:p>57.46</text:p>
              </table:table-cell>
              <table:table-cell office:value-type="float" office:value="51.86">
                <text:p>51.86</text:p>
              </table:table-cell>
              <table:table-cell office:value-type="float" office:value="57.21">
                <text:p>57.21</text:p>
              </table:table-cell>
              <table:table-cell office:value-type="float" office:value="56.47">
                <text:p>56.47</text:p>
              </table:table-cell>
              <table:table-cell office:value-type="float" office:value="57.12">
                <text:p>57.12</text:p>
              </table:table-cell>
              <table:table-cell office:value-type="float" office:value="51.71">
                <text:p>51.71</text:p>
              </table:table-cell>
              <table:table-cell office:value-type="float" office:value="58.34">
                <text:p>58.34</text:p>
              </table:table-cell>
              <table:table-cell office:value-type="float" office:value="55.2">
                <text:p>55.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.9">
                <text:p>68.9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6">
                <text:p>70.36</text:p>
              </table:table-cell>
              <table:table-cell office:value-type="float" office:value="70.37">
                <text:p>70.37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">
                <text:p>59</text:p>
              </table:table-cell>
              <table:table-cell office:value-type="float" office:value="43.17">
                <text:p>43.17</text:p>
              </table:table-cell>
              <table:table-cell office:value-type="float" office:value="53.66">
                <text:p>53.66</text:p>
              </table:table-cell>
              <table:table-cell office:value-type="float" office:value="51.52">
                <text:p>51.52</text:p>
              </table:table-cell>
              <table:table-cell office:value-type="float" office:value="57.83">
                <text:p>57.83</text:p>
              </table:table-cell>
              <table:table-cell office:value-type="float" office:value="60.96">
                <text:p>60.96</text:p>
              </table:table-cell>
              <table:table-cell office:value-type="float" office:value="55.78">
                <text:p>55.78</text:p>
              </table:table-cell>
              <table:table-cell office:value-type="float" office:value="60.7">
                <text:p>60.7</text:p>
              </table:table-cell>
              <table:table-cell office:value-type="float" office:value="60.4">
                <text:p>60.4</text:p>
              </table:table-cell>
              <table:table-cell office:value-type="float" office:value="60.37">
                <text:p>60.37</text:p>
              </table:table-cell>
              <table:table-cell office:value-type="float" office:value="55.64">
                <text:p>55.64</text:p>
              </table:table-cell>
              <table:table-cell office:value-type="float" office:value="61.69">
                <text:p>61.69</text:p>
              </table:table-cell>
              <table:table-cell office:value-type="float" office:value="59.13">
                <text:p>59.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.5">
                <text:p>53.5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2">
                <text:p>53.72</text:p>
              </table:table-cell>
              <table:table-cell office:value-type="float" office:value="53.73">
                <text:p>53.73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.1">
                <text:p>66.1</text:p>
              </table:table-cell>
              <table:table-cell office:value-type="float" office:value="62.94">
                <text:p>62.94</text:p>
              </table:table-cell>
              <table:table-cell office:value-type="float" office:value="65.07">
                <text:p>65.07</text:p>
              </table:table-cell>
              <table:table-cell office:value-type="float" office:value="64.68">
                <text:p>64.68</text:p>
              </table:table-cell>
              <table:table-cell office:value-type="float" office:value="65.81">
                <text:p>65.81</text:p>
              </table:table-cell>
              <table:table-cell office:value-type="float" office:value="66.12">
                <text:p>66.12</text:p>
              </table:table-cell>
              <table:table-cell office:value-type="float" office:value="66.48">
                <text:p>66.48</text:p>
              </table:table-cell>
              <table:table-cell office:value-type="float" office:value="67.18">
                <text:p>67.18</text:p>
              </table:table-cell>
              <table:table-cell office:value-type="float" office:value="66.27">
                <text:p>66.27</text:p>
              </table:table-cell>
              <table:table-cell office:value-type="float" office:value="66.26">
                <text:p>66.26</text:p>
              </table:table-cell>
              <table:table-cell office:value-type="float" office:value="65.42">
                <text:p>65.42</text:p>
              </table:table-cell>
              <table:table-cell office:value-type="float" office:value="67.13">
                <text:p>67.13</text:p>
              </table:table-cell>
              <table:table-cell office:value-type="float" office:value="66.65">
                <text:p>66.65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.9">
                <text:p>52.9</text:p>
              </table:table-cell>
              <table:table-cell office:value-type="float" office:value="43.22">
                <text:p>43.22</text:p>
              </table:table-cell>
              <table:table-cell office:value-type="float" office:value="48.38">
                <text:p>48.38</text:p>
              </table:table-cell>
              <table:table-cell office:value-type="float" office:value="47.16">
                <text:p>47.16</text:p>
              </table:table-cell>
              <table:table-cell office:value-type="float" office:value="50.74">
                <text:p>50.74</text:p>
              </table:table-cell>
              <table:table-cell office:value-type="float" office:value="52.78">
                <text:p>52.78</text:p>
              </table:table-cell>
              <table:table-cell office:value-type="float" office:value="51.31">
                <text:p>51.31</text:p>
              </table:table-cell>
              <table:table-cell office:value-type="float" office:value="54.36">
                <text:p>54.36</text:p>
              </table:table-cell>
              <table:table-cell office:value-type="float" office:value="52.19">
                <text:p>52.19</text:p>
              </table:table-cell>
              <table:table-cell office:value-type="float" office:value="52.72">
                <text:p>52.72</text:p>
              </table:table-cell>
              <table:table-cell office:value-type="float" office:value="49.5">
                <text:p>49.5</text:p>
              </table:table-cell>
              <table:table-cell office:value-type="float" office:value="54.36">
                <text:p>54.36</text:p>
              </table:table-cell>
              <table:table-cell office:value-type="float" office:value="52.29">
                <text:p>52.29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.6">
                <text:p>60.6</text:p>
              </table:table-cell>
              <table:table-cell office:value-type="float" office:value="50.76">
                <text:p>50.76</text:p>
              </table:table-cell>
              <table:table-cell office:value-type="float" office:value="56.82">
                <text:p>56.82</text:p>
              </table:table-cell>
              <table:table-cell office:value-type="float" office:value="55.6">
                <text:p>55.6</text:p>
              </table:table-cell>
              <table:table-cell office:value-type="float" office:value="59.18">
                <text:p>59.18</text:p>
              </table:table-cell>
              <table:table-cell office:value-type="float" office:value="60.31">
                <text:p>60.31</text:p>
              </table:table-cell>
              <table:table-cell office:value-type="float" office:value="59.75">
                <text:p>59.75</text:p>
              </table:table-cell>
              <table:table-cell office:value-type="float" office:value="61.91">
                <text:p>61.91</text:p>
              </table:table-cell>
              <table:table-cell office:value-type="float" office:value="60.63">
                <text:p>60.63</text:p>
              </table:table-cell>
              <table:table-cell office:value-type="float" office:value="60.75">
                <text:p>60.75</text:p>
              </table:table-cell>
              <table:table-cell office:value-type="float" office:value="57.94">
                <text:p>57.94</text:p>
              </table:table-cell>
              <table:table-cell office:value-type="float" office:value="62.51">
                <text:p>62.51</text:p>
              </table:table-cell>
              <table:table-cell office:value-type="float" office:value="60.73">
                <text:p>60.73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50.08">
                <text:p>50.08</text:p>
              </table:table-cell>
              <table:table-cell office:value-type="float" office:value="58.8">
                <text:p>58.8</text:p>
              </table:table-cell>
              <table:table-cell office:value-type="float" office:value="57.1">
                <text:p>57.1</text:p>
              </table:table-cell>
              <table:table-cell office:value-type="float" office:value="62.12">
                <text:p>62.12</text:p>
              </table:table-cell>
              <table:table-cell office:value-type="float" office:value="64.1">
                <text:p>64.1</text:p>
              </table:table-cell>
              <table:table-cell office:value-type="float" office:value="61.64">
                <text:p>61.64</text:p>
              </table:table-cell>
              <table:table-cell office:value-type="float" office:value="65.08">
                <text:p>65.08</text:p>
              </table:table-cell>
              <table:table-cell office:value-type="float" office:value="64.17">
                <text:p>64.17</text:p>
              </table:table-cell>
              <table:table-cell office:value-type="float" office:value="64.1">
                <text:p>64.1</text:p>
              </table:table-cell>
              <table:table-cell office:value-type="float" office:value="60.38">
                <text:p>60.38</text:p>
              </table:table-cell>
              <table:table-cell office:value-type="float" office:value="65.84">
                <text:p>65.84</text:p>
              </table:table-cell>
              <table:table-cell office:value-type="float" office:value="63.63">
                <text:p>63.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7">
                <text:p>24.7</text:p>
              </table:table-cell>
              <table:table-cell office:value-type="float" office:value="10.81">
                <text:p>10.81</text:p>
              </table:table-cell>
              <table:table-cell office:value-type="float" office:value="16.31">
                <text:p>16.31</text:p>
              </table:table-cell>
              <table:table-cell office:value-type="float" office:value="14.18">
                <text:p>14.18</text:p>
              </table:table-cell>
              <table:table-cell office:value-type="float" office:value="20.48">
                <text:p>20.48</text:p>
              </table:table-cell>
              <table:table-cell office:value-type="float" office:value="25.12">
                <text:p>25.12</text:p>
              </table:table-cell>
              <table:table-cell office:value-type="float" office:value="18.44">
                <text:p>18.44</text:p>
              </table:table-cell>
              <table:table-cell office:value-type="float" office:value="24.76">
                <text:p>24.76</text:p>
              </table:table-cell>
              <table:table-cell office:value-type="float" office:value="23.06">
                <text:p>23.06</text:p>
              </table:table-cell>
              <table:table-cell office:value-type="float" office:value="25.35">
                <text:p>25.35</text:p>
              </table:table-cell>
              <table:table-cell office:value-type="float" office:value="18.29">
                <text:p>18.29</text:p>
              </table:table-cell>
              <table:table-cell office:value-type="float" office:value="26.25">
                <text:p>26.25</text:p>
              </table:table-cell>
              <table:table-cell office:value-type="float" office:value="21.78">
                <text:p>21.78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.9">
                <text:p>57.9</text:p>
              </table:table-cell>
              <table:table-cell office:value-type="float" office:value="41.7">
                <text:p>41.7</text:p>
              </table:table-cell>
              <table:table-cell office:value-type="float" office:value="56.41">
                <text:p>56.41</text:p>
              </table:table-cell>
              <table:table-cell office:value-type="float" office:value="53.66">
                <text:p>53.66</text:p>
              </table:table-cell>
              <table:table-cell office:value-type="float" office:value="61.01">
                <text:p>61.01</text:p>
              </table:table-cell>
              <table:table-cell office:value-type="float" office:value="58.51">
                <text:p>58.51</text:p>
              </table:table-cell>
              <table:table-cell office:value-type="float" office:value="62.71">
                <text:p>62.71</text:p>
              </table:table-cell>
              <table:table-cell office:value-type="float" office:value="58.54">
                <text:p>58.54</text:p>
              </table:table-cell>
              <table:table-cell office:value-type="float" office:value="54.97">
                <text:p>54.97</text:p>
              </table:table-cell>
              <table:table-cell office:value-type="float" office:value="56.84">
                <text:p>56.84</text:p>
              </table:table-cell>
              <table:table-cell office:value-type="float" office:value="50.21">
                <text:p>50.21</text:p>
              </table:table-cell>
              <table:table-cell office:value-type="float" office:value="57.89">
                <text:p>57.89</text:p>
              </table:table-cell>
              <table:table-cell office:value-type="float" office:value="53.7">
                <text:p>53.7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4">
                <text:p>37.4</text:p>
              </table:table-cell>
              <table:table-cell office:value-type="float" office:value="24.07">
                <text:p>24.07</text:p>
              </table:table-cell>
              <table:table-cell office:value-type="float" office:value="28.97">
                <text:p>28.97</text:p>
              </table:table-cell>
              <table:table-cell office:value-type="float" office:value="27.27">
                <text:p>27.27</text:p>
              </table:table-cell>
              <table:table-cell office:value-type="float" office:value="32.29">
                <text:p>32.29</text:p>
              </table:table-cell>
              <table:table-cell office:value-type="float" office:value="36.93">
                <text:p>36.93</text:p>
              </table:table-cell>
              <table:table-cell office:value-type="float" office:value="31.81">
                <text:p>31.81</text:p>
              </table:table-cell>
              <table:table-cell office:value-type="float" office:value="37.86">
                <text:p>37.86</text:p>
              </table:table-cell>
              <table:table-cell office:value-type="float" office:value="34.34">
                <text:p>34.34</text:p>
              </table:table-cell>
              <table:table-cell office:value-type="float" office:value="36.03">
                <text:p>36.03</text:p>
              </table:table-cell>
              <table:table-cell office:value-type="float" office:value="30.55">
                <text:p>30.55</text:p>
              </table:table-cell>
              <table:table-cell office:value-type="float" office:value="37.37">
                <text:p>37.37</text:p>
              </table:table-cell>
              <table:table-cell office:value-type="float" office:value="33.8">
                <text:p>33.8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.3">
                <text:p>42.3</text:p>
              </table:table-cell>
              <table:table-cell office:value-type="float" office:value="29.53">
                <text:p>29.53</text:p>
              </table:table-cell>
              <table:table-cell office:value-type="float" office:value="33.32">
                <text:p>33.32</text:p>
              </table:table-cell>
              <table:table-cell office:value-type="float" office:value="31.62">
                <text:p>31.62</text:p>
              </table:table-cell>
              <table:table-cell office:value-type="float" office:value="36.64">
                <text:p>36.64</text:p>
              </table:table-cell>
              <table:table-cell office:value-type="float" office:value="41.85">
                <text:p>41.85</text:p>
              </table:table-cell>
              <table:table-cell office:value-type="float" office:value="36.16">
                <text:p>36.16</text:p>
              </table:table-cell>
              <table:table-cell office:value-type="float" office:value="42.9">
                <text:p>42.9</text:p>
              </table:table-cell>
              <table:table-cell office:value-type="float" office:value="38.69">
                <text:p>38.69</text:p>
              </table:table-cell>
              <table:table-cell office:value-type="float" office:value="40.91">
                <text:p>40.91</text:p>
              </table:table-cell>
              <table:table-cell office:value-type="float" office:value="34.9">
                <text:p>34.9</text:p>
              </table:table-cell>
              <table:table-cell office:value-type="float" office:value="42.18">
                <text:p>42.18</text:p>
              </table:table-cell>
              <table:table-cell office:value-type="float" office:value="38.15">
                <text:p>38.15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.4">
                <text:p>44.4</text:p>
              </table:table-cell>
              <table:table-cell office:value-type="float" office:value="29.67">
                <text:p>29.67</text:p>
              </table:table-cell>
              <table:table-cell office:value-type="float" office:value="38.56">
                <text:p>38.56</text:p>
              </table:table-cell>
              <table:table-cell office:value-type="float" office:value="36.42">
                <text:p>36.42</text:p>
              </table:table-cell>
              <table:table-cell office:value-type="float" office:value="42.73">
                <text:p>42.73</text:p>
              </table:table-cell>
              <table:table-cell office:value-type="float" office:value="44.52">
                <text:p>44.52</text:p>
              </table:table-cell>
              <table:table-cell office:value-type="float" office:value="40.69">
                <text:p>40.69</text:p>
              </table:table-cell>
              <table:table-cell office:value-type="float" office:value="43.99">
                <text:p>43.99</text:p>
              </table:table-cell>
              <table:table-cell office:value-type="float" office:value="45.3">
                <text:p>45.3</text:p>
              </table:table-cell>
              <table:table-cell office:value-type="float" office:value="46.01">
                <text:p>46.01</text:p>
              </table:table-cell>
              <table:table-cell office:value-type="float" office:value="40.54">
                <text:p>40.54</text:p>
              </table:table-cell>
              <table:table-cell office:value-type="float" office:value="47.23">
                <text:p>47.23</text:p>
              </table:table-cell>
              <table:table-cell office:value-type="float" office:value="44.03">
                <text:p>44.03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8">
                <text:p>52.8</text:p>
              </table:table-cell>
              <table:table-cell office:value-type="float" office:value="41.43">
                <text:p>41.43</text:p>
              </table:table-cell>
              <table:table-cell office:value-type="float" office:value="49.25">
                <text:p>49.25</text:p>
              </table:table-cell>
              <table:table-cell office:value-type="float" office:value="47.55">
                <text:p>47.55</text:p>
              </table:table-cell>
              <table:table-cell office:value-type="float" office:value="52.57">
                <text:p>52.57</text:p>
              </table:table-cell>
              <table:table-cell office:value-type="float" office:value="54.73">
                <text:p>54.73</text:p>
              </table:table-cell>
              <table:table-cell office:value-type="float" office:value="52.09">
                <text:p>52.09</text:p>
              </table:table-cell>
              <table:table-cell office:value-type="float" office:value="55.61">
                <text:p>55.61</text:p>
              </table:table-cell>
              <table:table-cell office:value-type="float" office:value="54.62">
                <text:p>54.62</text:p>
              </table:table-cell>
              <table:table-cell office:value-type="float" office:value="54.96">
                <text:p>54.96</text:p>
              </table:table-cell>
              <table:table-cell office:value-type="float" office:value="50.83">
                <text:p>50.83</text:p>
              </table:table-cell>
              <table:table-cell office:value-type="float" office:value="56.62">
                <text:p>56.62</text:p>
              </table:table-cell>
              <table:table-cell office:value-type="float" office:value="54.08">
                <text:p>54.08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.6">
                <text:p>40.6</text:p>
              </table:table-cell>
              <table:table-cell office:value-type="float" office:value="26.96">
                <text:p>26.96</text:p>
              </table:table-cell>
              <table:table-cell office:value-type="float" office:value="35.42">
                <text:p>35.42</text:p>
              </table:table-cell>
              <table:table-cell office:value-type="float" office:value="33.28">
                <text:p>33.28</text:p>
              </table:table-cell>
              <table:table-cell office:value-type="float" office:value="39.59">
                <text:p>39.59</text:p>
              </table:table-cell>
              <table:table-cell office:value-type="float" office:value="43.02">
                <text:p>43.02</text:p>
              </table:table-cell>
              <table:table-cell office:value-type="float" office:value="37.55">
                <text:p>37.55</text:p>
              </table:table-cell>
              <table:table-cell office:value-type="float" office:value="42.66">
                <text:p>42.66</text:p>
              </table:table-cell>
              <table:table-cell office:value-type="float" office:value="42.16">
                <text:p>42.16</text:p>
              </table:table-cell>
              <table:table-cell office:value-type="float" office:value="43.07">
                <text:p>43.07</text:p>
              </table:table-cell>
              <table:table-cell office:value-type="float" office:value="37.4">
                <text:p>37.4</text:p>
              </table:table-cell>
              <table:table-cell office:value-type="float" office:value="44.2">
                <text:p>44.2</text:p>
              </table:table-cell>
              <table:table-cell office:value-type="float" office:value="40.89">
                <text:p>40.8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.5">
                <text:p>24.5</text:p>
              </table:table-cell>
              <table:table-cell office:value-type="float" office:value="10.7">
                <text:p>10.7</text:p>
              </table:table-cell>
              <table:table-cell office:value-type="float" office:value="15.35">
                <text:p>15.35</text:p>
              </table:table-cell>
              <table:table-cell office:value-type="float" office:value="13.65">
                <text:p>13.65</text:p>
              </table:table-cell>
              <table:table-cell office:value-type="float" office:value="18.67">
                <text:p>18.67</text:p>
              </table:table-cell>
              <table:table-cell office:value-type="float" office:value="21.9">
                <text:p>21.9</text:p>
              </table:table-cell>
              <table:table-cell office:value-type="float" office:value="18.19">
                <text:p>18.19</text:p>
              </table:table-cell>
              <table:table-cell office:value-type="float" office:value="22.49">
                <text:p>22.49</text:p>
              </table:table-cell>
              <table:table-cell office:value-type="float" office:value="20.72">
                <text:p>20.72</text:p>
              </table:table-cell>
              <table:table-cell office:value-type="float" office:value="22.51">
                <text:p>22.51</text:p>
              </table:table-cell>
              <table:table-cell office:value-type="float" office:value="16.93">
                <text:p>16.93</text:p>
              </table:table-cell>
              <table:table-cell office:value-type="float" office:value="23.84">
                <text:p>23.84</text:p>
              </table:table-cell>
              <table:table-cell office:value-type="float" office:value="20.18">
                <text:p>20.1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67.37">
                <text:p>67.37</text:p>
              </table:table-cell>
              <table:table-cell office:value-type="float" office:value="70.32">
                <text:p>70.32</text:p>
              </table:table-cell>
              <table:table-cell office:value-type="float" office:value="69.83">
                <text:p>69.83</text:p>
              </table:table-cell>
              <table:table-cell office:value-type="float" office:value="71.14">
                <text:p>71.14</text:p>
              </table:table-cell>
              <table:table-cell office:value-type="float" office:value="70.75">
                <text:p>70.75</text:p>
              </table:table-cell>
              <table:table-cell office:value-type="float" office:value="72.47">
                <text:p>72.47</text:p>
              </table:table-cell>
              <table:table-cell office:value-type="float" office:value="71.94">
                <text:p>71.94</text:p>
              </table:table-cell>
              <table:table-cell office:value-type="float" office:value="70.06">
                <text:p>70.06</text:p>
              </table:table-cell>
              <table:table-cell office:value-type="float" office:value="70.34">
                <text:p>70.34</text:p>
              </table:table-cell>
              <table:table-cell office:value-type="float" office:value="69.22">
                <text:p>69.22</text:p>
              </table:table-cell>
              <table:table-cell office:value-type="float" office:value="71.11">
                <text:p>71.11</text:p>
              </table:table-cell>
              <table:table-cell office:value-type="float" office:value="70.44">
                <text:p>70.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.5">
                <text:p>66.5</text:p>
              </table:table-cell>
              <table:table-cell office:value-type="float" office:value="49.87">
                <text:p>49.87</text:p>
              </table:table-cell>
              <table:table-cell office:value-type="float" office:value="60.08">
                <text:p>60.08</text:p>
              </table:table-cell>
              <table:table-cell office:value-type="float" office:value="57.94">
                <text:p>57.94</text:p>
              </table:table-cell>
              <table:table-cell office:value-type="float" office:value="64.25">
                <text:p>64.25</text:p>
              </table:table-cell>
              <table:table-cell office:value-type="float" office:value="69.39">
                <text:p>69.39</text:p>
              </table:table-cell>
              <table:table-cell office:value-type="float" office:value="62.21">
                <text:p>62.21</text:p>
              </table:table-cell>
              <table:table-cell office:value-type="float" office:value="69.4">
                <text:p>69.4</text:p>
              </table:table-cell>
              <table:table-cell office:value-type="float" office:value="66.82">
                <text:p>66.82</text:p>
              </table:table-cell>
              <table:table-cell office:value-type="float" office:value="66.94">
                <text:p>66.94</text:p>
              </table:table-cell>
              <table:table-cell office:value-type="float" office:value="62.06">
                <text:p>62.06</text:p>
              </table:table-cell>
              <table:table-cell office:value-type="float" office:value="68.21">
                <text:p>68.21</text:p>
              </table:table-cell>
              <table:table-cell office:value-type="float" office:value="65.55">
                <text:p>65.55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.6">
                <text:p>69.6</text:p>
              </table:table-cell>
              <table:table-cell office:value-type="float" office:value="66.25">
                <text:p>66.25</text:p>
              </table:table-cell>
              <table:table-cell office:value-type="float" office:value="68.52">
                <text:p>68.52</text:p>
              </table:table-cell>
              <table:table-cell office:value-type="float" office:value="68.14">
                <text:p>68.14</text:p>
              </table:table-cell>
              <table:table-cell office:value-type="float" office:value="69.27">
                <text:p>69.27</text:p>
              </table:table-cell>
              <table:table-cell office:value-type="float" office:value="69.52">
                <text:p>69.52</text:p>
              </table:table-cell>
              <table:table-cell office:value-type="float" office:value="69.94">
                <text:p>69.94</text:p>
              </table:table-cell>
              <table:table-cell office:value-type="float" office:value="70.6">
                <text:p>70.6</text:p>
              </table:table-cell>
              <table:table-cell office:value-type="float" office:value="69.73">
                <text:p>69.73</text:p>
              </table:table-cell>
              <table:table-cell office:value-type="float" office:value="69.65">
                <text:p>69.65</text:p>
              </table:table-cell>
              <table:table-cell office:value-type="float" office:value="68.88">
                <text:p>68.88</text:p>
              </table:table-cell>
              <table:table-cell office:value-type="float" office:value="70.54">
                <text:p>70.54</text:p>
              </table:table-cell>
              <table:table-cell office:value-type="float" office:value="70.11">
                <text:p>70.11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.6">
                <text:p>63.6</text:p>
              </table:table-cell>
              <table:table-cell office:value-type="float" office:value="60.82">
                <text:p>60.82</text:p>
              </table:table-cell>
              <table:table-cell office:value-type="float" office:value="62.46">
                <text:p>62.46</text:p>
              </table:table-cell>
              <table:table-cell office:value-type="float" office:value="62.08">
                <text:p>62.08</text:p>
              </table:table-cell>
              <table:table-cell office:value-type="float" office:value="63.2">
                <text:p>63.2</text:p>
              </table:table-cell>
              <table:table-cell office:value-type="float" office:value="64.13">
                <text:p>64.13</text:p>
              </table:table-cell>
              <table:table-cell office:value-type="float" office:value="63.87">
                <text:p>63.87</text:p>
              </table:table-cell>
              <table:table-cell office:value-type="float" office:value="65.25">
                <text:p>65.25</text:p>
              </table:table-cell>
              <table:table-cell office:value-type="float" office:value="63.66">
                <text:p>63.66</text:p>
              </table:table-cell>
              <table:table-cell office:value-type="float" office:value="63.87">
                <text:p>63.87</text:p>
              </table:table-cell>
              <table:table-cell office:value-type="float" office:value="62.81">
                <text:p>62.81</text:p>
              </table:table-cell>
              <table:table-cell office:value-type="float" office:value="64.66">
                <text:p>64.66</text:p>
              </table:table-cell>
              <table:table-cell office:value-type="float" office:value="64.04">
                <text:p>64.04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.1">
                <text:p>70.1</text:p>
              </table:table-cell>
              <table:table-cell office:value-type="float" office:value="67.42">
                <text:p>67.42</text:p>
              </table:table-cell>
              <table:table-cell office:value-type="float" office:value="70.47">
                <text:p>70.47</text:p>
              </table:table-cell>
              <table:table-cell office:value-type="float" office:value="69.98">
                <text:p>69.98</text:p>
              </table:table-cell>
              <table:table-cell office:value-type="float" office:value="71.29">
                <text:p>71.29</text:p>
              </table:table-cell>
              <table:table-cell office:value-type="float" office:value="70.9">
                <text:p>70.9</text:p>
              </table:table-cell>
              <table:table-cell office:value-type="float" office:value="72.63">
                <text:p>72.63</text:p>
              </table:table-cell>
              <table:table-cell office:value-type="float" office:value="72.09">
                <text:p>72.09</text:p>
              </table:table-cell>
              <table:table-cell office:value-type="float" office:value="70.22">
                <text:p>70.22</text:p>
              </table:table-cell>
              <table:table-cell office:value-type="float" office:value="70.44">
                <text:p>70.44</text:p>
              </table:table-cell>
              <table:table-cell office:value-type="float" office:value="69.37">
                <text:p>69.37</text:p>
              </table:table-cell>
              <table:table-cell office:value-type="float" office:value="71.23">
                <text:p>71.23</text:p>
              </table:table-cell>
              <table:table-cell office:value-type="float" office:value="70.6">
                <text:p>70.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.2">
                <text:p>44.2</text:p>
              </table:table-cell>
              <table:table-cell office:value-type="float" office:value="31.25">
                <text:p>31.25</text:p>
              </table:table-cell>
              <table:table-cell office:value-type="float" office:value="37.71">
                <text:p>37.71</text:p>
              </table:table-cell>
              <table:table-cell office:value-type="float" office:value="36.01">
                <text:p>36.01</text:p>
              </table:table-cell>
              <table:table-cell office:value-type="float" office:value="41.03">
                <text:p>41.03</text:p>
              </table:table-cell>
              <table:table-cell office:value-type="float" office:value="43.8">
                <text:p>43.8</text:p>
              </table:table-cell>
              <table:table-cell office:value-type="float" office:value="40.55">
                <text:p>40.55</text:p>
              </table:table-cell>
              <table:table-cell office:value-type="float" office:value="44.61">
                <text:p>44.61</text:p>
              </table:table-cell>
              <table:table-cell office:value-type="float" office:value="43.08">
                <text:p>43.08</text:p>
              </table:table-cell>
              <table:table-cell office:value-type="float" office:value="44.04">
                <text:p>44.04</text:p>
              </table:table-cell>
              <table:table-cell office:value-type="float" office:value="39.29">
                <text:p>39.29</text:p>
              </table:table-cell>
              <table:table-cell office:value-type="float" office:value="45.57">
                <text:p>45.57</text:p>
              </table:table-cell>
              <table:table-cell office:value-type="float" office:value="42.54">
                <text:p>42.5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.6">
                <text:p>53.6</text:p>
              </table:table-cell>
              <table:table-cell office:value-type="float" office:value="48.97">
                <text:p>48.97</text:p>
              </table:table-cell>
              <table:table-cell office:value-type="float" office:value="51.39">
                <text:p>51.39</text:p>
              </table:table-cell>
              <table:table-cell office:value-type="float" office:value="50.9">
                <text:p>50.9</text:p>
              </table:table-cell>
              <table:table-cell office:value-type="float" office:value="52.21">
                <text:p>52.21</text:p>
              </table:table-cell>
              <table:table-cell office:value-type="float" office:value="51.96">
                <text:p>51.96</text:p>
              </table:table-cell>
              <table:table-cell office:value-type="float" office:value="53.55">
                <text:p>53.55</text:p>
              </table:table-cell>
              <table:table-cell office:value-type="float" office:value="53.02">
                <text:p>53.02</text:p>
              </table:table-cell>
              <table:table-cell office:value-type="float" office:value="51.14">
                <text:p>51.14</text:p>
              </table:table-cell>
              <table:table-cell office:value-type="float" office:value="51.64">
                <text:p>51.64</text:p>
              </table:table-cell>
              <table:table-cell office:value-type="float" office:value="50.29">
                <text:p>50.29</text:p>
              </table:table-cell>
              <table:table-cell office:value-type="float" office:value="52.33">
                <text:p>52.33</text:p>
              </table:table-cell>
              <table:table-cell office:value-type="float" office:value="51.52">
                <text:p>51.52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.1">
                <text:p>69.1</text:p>
              </table:table-cell>
              <table:table-cell office:value-type="float" office:value="53.91">
                <text:p>53.91</text:p>
              </table:table-cell>
              <table:table-cell office:value-type="float" office:value="61.54">
                <text:p>61.54</text:p>
              </table:table-cell>
              <table:table-cell office:value-type="float" office:value="59.83">
                <text:p>59.83</text:p>
              </table:table-cell>
              <table:table-cell office:value-type="float" office:value="64.86">
                <text:p>64.86</text:p>
              </table:table-cell>
              <table:table-cell office:value-type="float" office:value="68.56">
                <text:p>68.56</text:p>
              </table:table-cell>
              <table:table-cell office:value-type="float" office:value="64.38">
                <text:p>64.38</text:p>
              </table:table-cell>
              <table:table-cell office:value-type="float" office:value="69.79">
                <text:p>69.79</text:p>
              </table:table-cell>
              <table:table-cell office:value-type="float" office:value="66.9">
                <text:p>66.9</text:p>
              </table:table-cell>
              <table:table-cell office:value-type="float" office:value="67.36">
                <text:p>67.36</text:p>
              </table:table-cell>
              <table:table-cell office:value-type="float" office:value="63.11">
                <text:p>63.11</text:p>
              </table:table-cell>
              <table:table-cell office:value-type="float" office:value="69">
                <text:p>69</text:p>
              </table:table-cell>
              <table:table-cell office:value-type="float" office:value="66.37">
                <text:p>66.37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4">
                <text:p>62.4</text:p>
              </table:table-cell>
              <table:table-cell office:value-type="float" office:value="60.65">
                <text:p>60.65</text:p>
              </table:table-cell>
              <table:table-cell office:value-type="float" office:value="62.5">
                <text:p>62.5</text:p>
              </table:table-cell>
              <table:table-cell office:value-type="float" office:value="62.12">
                <text:p>62.12</text:p>
              </table:table-cell>
              <table:table-cell office:value-type="float" office:value="63.25">
                <text:p>63.25</text:p>
              </table:table-cell>
              <table:table-cell office:value-type="float" office:value="64.04">
                <text:p>64.04</text:p>
              </table:table-cell>
              <table:table-cell office:value-type="float" office:value="63.92">
                <text:p>63.92</text:p>
              </table:table-cell>
              <table:table-cell office:value-type="float" office:value="65.14">
                <text:p>65.14</text:p>
              </table:table-cell>
              <table:table-cell office:value-type="float" office:value="63.71">
                <text:p>63.71</text:p>
              </table:table-cell>
              <table:table-cell office:value-type="float" office:value="63.82">
                <text:p>63.82</text:p>
              </table:table-cell>
              <table:table-cell office:value-type="float" office:value="62.86">
                <text:p>62.86</text:p>
              </table:table-cell>
              <table:table-cell office:value-type="float" office:value="64.64">
                <text:p>64.64</text:p>
              </table:table-cell>
              <table:table-cell office:value-type="float" office:value="64.09">
                <text:p>64.09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.3">
                <text:p>71.3</text:p>
              </table:table-cell>
              <table:table-cell office:value-type="float" office:value="68.34">
                <text:p>68.34</text:p>
              </table:table-cell>
              <table:table-cell office:value-type="float" office:value="70.51">
                <text:p>70.51</text:p>
              </table:table-cell>
              <table:table-cell office:value-type="float" office:value="70.12">
                <text:p>70.12</text:p>
              </table:table-cell>
              <table:table-cell office:value-type="float" office:value="71.25">
                <text:p>71.25</text:p>
              </table:table-cell>
              <table:table-cell office:value-type="float" office:value="71.86">
                <text:p>71.86</text:p>
              </table:table-cell>
              <table:table-cell office:value-type="float" office:value="71.92">
                <text:p>71.92</text:p>
              </table:table-cell>
              <table:table-cell office:value-type="float" office:value="73">
                <text:p>73</text:p>
              </table:table-cell>
              <table:table-cell office:value-type="float" office:value="71.71">
                <text:p>71.71</text:p>
              </table:table-cell>
              <table:table-cell office:value-type="float" office:value="71.68">
                <text:p>71.68</text:p>
              </table:table-cell>
              <table:table-cell office:value-type="float" office:value="70.86">
                <text:p>70.86</text:p>
              </table:table-cell>
              <table:table-cell office:value-type="float" office:value="72.55">
                <text:p>72.55</text:p>
              </table:table-cell>
              <table:table-cell office:value-type="float" office:value="72.09">
                <text:p>72.09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.1">
                <text:p>67.1</text:p>
              </table:table-cell>
              <table:table-cell office:value-type="float" office:value="56.41">
                <text:p>56.41</text:p>
              </table:table-cell>
              <table:table-cell office:value-type="float" office:value="65.25">
                <text:p>65.25</text:p>
              </table:table-cell>
              <table:table-cell office:value-type="float" office:value="63.69">
                <text:p>63.69</text:p>
              </table:table-cell>
              <table:table-cell office:value-type="float" office:value="67.85">
                <text:p>67.85</text:p>
              </table:table-cell>
              <table:table-cell office:value-type="float" office:value="66.68">
                <text:p>66.68</text:p>
              </table:table-cell>
              <table:table-cell office:value-type="float" office:value="70.54">
                <text:p>70.54</text:p>
              </table:table-cell>
              <table:table-cell office:value-type="float" office:value="68.66">
                <text:p>68.66</text:p>
              </table:table-cell>
              <table:table-cell office:value-type="float" office:value="64.43">
                <text:p>64.43</text:p>
              </table:table-cell>
              <table:table-cell office:value-type="float" office:value="65.4">
                <text:p>65.4</text:p>
              </table:table-cell>
              <table:table-cell office:value-type="float" office:value="61.73">
                <text:p>61.73</text:p>
              </table:table-cell>
              <table:table-cell office:value-type="float" office:value="66.95">
                <text:p>66.95</text:p>
              </table:table-cell>
              <table:table-cell office:value-type="float" office:value="64.53">
                <text:p>64.5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.7">
                <text:p>64.7</text:p>
              </table:table-cell>
              <table:table-cell office:value-type="float" office:value="53.75">
                <text:p>53.75</text:p>
              </table:table-cell>
              <table:table-cell office:value-type="float" office:value="60.27">
                <text:p>60.27</text:p>
              </table:table-cell>
              <table:table-cell office:value-type="float" office:value="59.06">
                <text:p>59.06</text:p>
              </table:table-cell>
              <table:table-cell office:value-type="float" office:value="62.64">
                <text:p>62.64</text:p>
              </table:table-cell>
              <table:table-cell office:value-type="float" office:value="63.6">
                <text:p>63.6</text:p>
              </table:table-cell>
              <table:table-cell office:value-type="float" office:value="63.21">
                <text:p>63.21</text:p>
              </table:table-cell>
              <table:table-cell office:value-type="float" office:value="65.23">
                <text:p>65.23</text:p>
              </table:table-cell>
              <table:table-cell office:value-type="float" office:value="64.09">
                <text:p>64.09</text:p>
              </table:table-cell>
              <table:table-cell office:value-type="float" office:value="64">
                <text:p>64</text:p>
              </table:table-cell>
              <table:table-cell office:value-type="float" office:value="61.4">
                <text:p>61.4</text:p>
              </table:table-cell>
              <table:table-cell office:value-type="float" office:value="65.8">
                <text:p>65.8</text:p>
              </table:table-cell>
              <table:table-cell office:value-type="float" office:value="64.19">
                <text:p>64.19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.1">
                <text:p>60.1</text:p>
              </table:table-cell>
              <table:table-cell office:value-type="float" office:value="49.59">
                <text:p>49.59</text:p>
              </table:table-cell>
              <table:table-cell office:value-type="float" office:value="54.21">
                <text:p>54.21</text:p>
              </table:table-cell>
              <table:table-cell office:value-type="float" office:value="53">
                <text:p>53</text:p>
              </table:table-cell>
              <table:table-cell office:value-type="float" office:value="56.57">
                <text:p>56.57</text:p>
              </table:table-cell>
              <table:table-cell office:value-type="float" office:value="59.63">
                <text:p>59.63</text:p>
              </table:table-cell>
              <table:table-cell office:value-type="float" office:value="57.14">
                <text:p>57.14</text:p>
              </table:table-cell>
              <table:table-cell office:value-type="float" office:value="61.43">
                <text:p>61.43</text:p>
              </table:table-cell>
              <table:table-cell office:value-type="float" office:value="58.03">
                <text:p>58.03</text:p>
              </table:table-cell>
              <table:table-cell office:value-type="float" office:value="58.8">
                <text:p>58.8</text:p>
              </table:table-cell>
              <table:table-cell office:value-type="float" office:value="55.33">
                <text:p>55.33</text:p>
              </table:table-cell>
              <table:table-cell office:value-type="float" office:value="60.39">
                <text:p>60.39</text:p>
              </table:table-cell>
              <table:table-cell office:value-type="float" office:value="58.13">
                <text:p>58.13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4">
                <text:p>67.4</text:p>
              </table:table-cell>
              <table:table-cell office:value-type="float" office:value="56.25">
                <text:p>56.25</text:p>
              </table:table-cell>
              <table:table-cell office:value-type="float" office:value="65.4">
                <text:p>65.4</text:p>
              </table:table-cell>
              <table:table-cell office:value-type="float" office:value="63.84">
                <text:p>63.84</text:p>
              </table:table-cell>
              <table:table-cell office:value-type="float" office:value="68">
                <text:p>68</text:p>
              </table:table-cell>
              <table:table-cell office:value-type="float" office:value="66.83">
                <text:p>66.83</text:p>
              </table:table-cell>
              <table:table-cell office:value-type="float" office:value="70.7">
                <text:p>70.7</text:p>
              </table:table-cell>
              <table:table-cell office:value-type="float" office:value="68.81">
                <text:p>68.81</text:p>
              </table:table-cell>
              <table:table-cell office:value-type="float" office:value="64.58">
                <text:p>64.58</text:p>
              </table:table-cell>
              <table:table-cell office:value-type="float" office:value="65.41">
                <text:p>65.41</text:p>
              </table:table-cell>
              <table:table-cell office:value-type="float" office:value="61.89">
                <text:p>61.89</text:p>
              </table:table-cell>
              <table:table-cell office:value-type="float" office:value="66.99">
                <text:p>66.99</text:p>
              </table:table-cell>
              <table:table-cell office:value-type="float" office:value="64.69">
                <text:p>64.69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.2">
                <text:p>60.2</text:p>
              </table:table-cell>
              <table:table-cell office:value-type="float" office:value="47.62">
                <text:p>47.62</text:p>
              </table:table-cell>
              <table:table-cell office:value-type="float" office:value="55.59">
                <text:p>55.59</text:p>
              </table:table-cell>
              <table:table-cell office:value-type="float" office:value="53.89">
                <text:p>53.89</text:p>
              </table:table-cell>
              <table:table-cell office:value-type="float" office:value="58.91">
                <text:p>58.91</text:p>
              </table:table-cell>
              <table:table-cell office:value-type="float" office:value="62.48">
                <text:p>62.48</text:p>
              </table:table-cell>
              <table:table-cell office:value-type="float" office:value="58.43">
                <text:p>58.43</text:p>
              </table:table-cell>
              <table:table-cell office:value-type="float" office:value="63.61">
                <text:p>63.61</text:p>
              </table:table-cell>
              <table:table-cell office:value-type="float" office:value="60.96">
                <text:p>60.96</text:p>
              </table:table-cell>
              <table:table-cell office:value-type="float" office:value="61.24">
                <text:p>61.24</text:p>
              </table:table-cell>
              <table:table-cell office:value-type="float" office:value="57.17">
                <text:p>57.17</text:p>
              </table:table-cell>
              <table:table-cell office:value-type="float" office:value="62.9">
                <text:p>62.9</text:p>
              </table:table-cell>
              <table:table-cell office:value-type="float" office:value="60.42">
                <text:p>60.42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.1">
                <text:p>50.1</text:p>
              </table:table-cell>
              <table:table-cell office:value-type="float" office:value="39.09">
                <text:p>39.09</text:p>
              </table:table-cell>
              <table:table-cell office:value-type="float" office:value="46.32">
                <text:p>46.32</text:p>
              </table:table-cell>
              <table:table-cell office:value-type="float" office:value="44.76">
                <text:p>44.76</text:p>
              </table:table-cell>
              <table:table-cell office:value-type="float" office:value="48.92">
                <text:p>48.92</text:p>
              </table:table-cell>
              <table:table-cell office:value-type="float" office:value="48.18">
                <text:p>48.18</text:p>
              </table:table-cell>
              <table:table-cell office:value-type="float" office:value="51.62">
                <text:p>51.62</text:p>
              </table:table-cell>
              <table:table-cell office:value-type="float" office:value="49.93">
                <text:p>49.93</text:p>
              </table:table-cell>
              <table:table-cell office:value-type="float" office:value="45.5">
                <text:p>45.5</text:p>
              </table:table-cell>
              <table:table-cell office:value-type="float" office:value="47.2">
                <text:p>47.2</text:p>
              </table:table-cell>
              <table:table-cell office:value-type="float" office:value="42.81">
                <text:p>42.81</text:p>
              </table:table-cell>
              <table:table-cell office:value-type="float" office:value="48.56">
                <text:p>48.56</text:p>
              </table:table-cell>
              <table:table-cell office:value-type="float" office:value="45.61">
                <text:p>45.61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5">
                <text:p>58.5</text:p>
              </table:table-cell>
              <table:table-cell office:value-type="float" office:value="48.99">
                <text:p>48.99</text:p>
              </table:table-cell>
              <table:table-cell office:value-type="float" office:value="54.25">
                <text:p>54.25</text:p>
              </table:table-cell>
              <table:table-cell office:value-type="float" office:value="53.04">
                <text:p>53.04</text:p>
              </table:table-cell>
              <table:table-cell office:value-type="float" office:value="56.62">
                <text:p>56.62</text:p>
              </table:table-cell>
              <table:table-cell office:value-type="float" office:value="59.24">
                <text:p>59.24</text:p>
              </table:table-cell>
              <table:table-cell office:value-type="float" office:value="57.19">
                <text:p>57.19</text:p>
              </table:table-cell>
              <table:table-cell office:value-type="float" office:value="60.99">
                <text:p>60.99</text:p>
              </table:table-cell>
              <table:table-cell office:value-type="float" office:value="58.07">
                <text:p>58.07</text:p>
              </table:table-cell>
              <table:table-cell office:value-type="float" office:value="58.55">
                <text:p>58.55</text:p>
              </table:table-cell>
              <table:table-cell office:value-type="float" office:value="55.38">
                <text:p>55.38</text:p>
              </table:table-cell>
              <table:table-cell office:value-type="float" office:value="60.2">
                <text:p>60.2</text:p>
              </table:table-cell>
              <table:table-cell office:value-type="float" office:value="58.17">
                <text:p>58.17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.1">
                <text:p>59.1</text:p>
              </table:table-cell>
              <table:table-cell office:value-type="float" office:value="44.11">
                <text:p>44.11</text:p>
              </table:table-cell>
              <table:table-cell office:value-type="float" office:value="54.47">
                <text:p>54.47</text:p>
              </table:table-cell>
              <table:table-cell office:value-type="float" office:value="52.33">
                <text:p>52.33</text:p>
              </table:table-cell>
              <table:table-cell office:value-type="float" office:value="58.64">
                <text:p>58.64</text:p>
              </table:table-cell>
              <table:table-cell office:value-type="float" office:value="61.25">
                <text:p>61.25</text:p>
              </table:table-cell>
              <table:table-cell office:value-type="float" office:value="56.6">
                <text:p>56.6</text:p>
              </table:table-cell>
              <table:table-cell office:value-type="float" office:value="60.93">
                <text:p>60.93</text:p>
              </table:table-cell>
              <table:table-cell office:value-type="float" office:value="61.21">
                <text:p>61.21</text:p>
              </table:table-cell>
              <table:table-cell office:value-type="float" office:value="61.25">
                <text:p>61.25</text:p>
              </table:table-cell>
              <table:table-cell office:value-type="float" office:value="56.45">
                <text:p>56.45</text:p>
              </table:table-cell>
              <table:table-cell office:value-type="float" office:value="62.56">
                <text:p>62.56</text:p>
              </table:table-cell>
              <table:table-cell office:value-type="float" office:value="59.94">
                <text:p>59.94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.8">
                <text:p>54.8</text:p>
              </table:table-cell>
              <table:table-cell office:value-type="float" office:value="40.82">
                <text:p>40.82</text:p>
              </table:table-cell>
              <table:table-cell office:value-type="float" office:value="53.96">
                <text:p>53.96</text:p>
              </table:table-cell>
              <table:table-cell office:value-type="float" office:value="51.77">
                <text:p>51.77</text:p>
              </table:table-cell>
              <table:table-cell office:value-type="float" office:value="57.62">
                <text:p>57.62</text:p>
              </table:table-cell>
              <table:table-cell office:value-type="float" office:value="54.65">
                <text:p>54.65</text:p>
              </table:table-cell>
              <table:table-cell office:value-type="float" office:value="60.12">
                <text:p>60.12</text:p>
              </table:table-cell>
              <table:table-cell office:value-type="float" office:value="55.72">
                <text:p>55.72</text:p>
              </table:table-cell>
              <table:table-cell office:value-type="float" office:value="52.81">
                <text:p>52.81</text:p>
              </table:table-cell>
              <table:table-cell office:value-type="float" office:value="53.72">
                <text:p>53.72</text:p>
              </table:table-cell>
              <table:table-cell office:value-type="float" office:value="49.02">
                <text:p>49.02</text:p>
              </table:table-cell>
              <table:table-cell office:value-type="float" office:value="55.25">
                <text:p>55.25</text:p>
              </table:table-cell>
              <table:table-cell office:value-type="float" office:value="52.28">
                <text:p>52.28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.6">
                <text:p>67.6</text:p>
              </table:table-cell>
              <table:table-cell office:value-type="float" office:value="56.06">
                <text:p>56.06</text:p>
              </table:table-cell>
              <table:table-cell office:value-type="float" office:value="62.26">
                <text:p>62.26</text:p>
              </table:table-cell>
              <table:table-cell office:value-type="float" office:value="61.04">
                <text:p>61.04</text:p>
              </table:table-cell>
              <table:table-cell office:value-type="float" office:value="64.62">
                <text:p>64.62</text:p>
              </table:table-cell>
              <table:table-cell office:value-type="float" office:value="66.69">
                <text:p>66.69</text:p>
              </table:table-cell>
              <table:table-cell office:value-type="float" office:value="65.19">
                <text:p>65.19</text:p>
              </table:table-cell>
              <table:table-cell office:value-type="float" office:value="68.49">
                <text:p>68.49</text:p>
              </table:table-cell>
              <table:table-cell office:value-type="float" office:value="66.07">
                <text:p>66.07</text:p>
              </table:table-cell>
              <table:table-cell office:value-type="float" office:value="66.13">
                <text:p>66.13</text:p>
              </table:table-cell>
              <table:table-cell office:value-type="float" office:value="63.38">
                <text:p>63.38</text:p>
              </table:table-cell>
              <table:table-cell office:value-type="float" office:value="67.89">
                <text:p>67.89</text:p>
              </table:table-cell>
              <table:table-cell office:value-type="float" office:value="66.17">
                <text:p>66.17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.1">
                <text:p>65.1</text:p>
              </table:table-cell>
              <table:table-cell office:value-type="float" office:value="61.82">
                <text:p>61.82</text:p>
              </table:table-cell>
              <table:table-cell office:value-type="float" office:value="63.64">
                <text:p>63.64</text:p>
              </table:table-cell>
              <table:table-cell office:value-type="float" office:value="63.26">
                <text:p>63.26</text:p>
              </table:table-cell>
              <table:table-cell office:value-type="float" office:value="64.39">
                <text:p>64.39</text:p>
              </table:table-cell>
              <table:table-cell office:value-type="float" office:value="65.44">
                <text:p>65.44</text:p>
              </table:table-cell>
              <table:table-cell office:value-type="float" office:value="65.05">
                <text:p>65.05</text:p>
              </table:table-cell>
              <table:table-cell office:value-type="float" office:value="66.58">
                <text:p>66.58</text:p>
              </table:table-cell>
              <table:table-cell office:value-type="float" office:value="64.84">
                <text:p>64.84</text:p>
              </table:table-cell>
              <table:table-cell office:value-type="float" office:value="64.97">
                <text:p>64.97</text:p>
              </table:table-cell>
              <table:table-cell office:value-type="float" office:value="64">
                <text:p>64</text:p>
              </table:table-cell>
              <table:table-cell office:value-type="float" office:value="65.79">
                <text:p>65.79</text:p>
              </table:table-cell>
              <table:table-cell office:value-type="float" office:value="65.22">
                <text:p>65.22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8">
                <text:p>33.8</text:p>
              </table:table-cell>
              <table:table-cell office:value-type="float" office:value="18.95">
                <text:p>18.95</text:p>
              </table:table-cell>
              <table:table-cell office:value-type="float" office:value="24.64">
                <text:p>24.64</text:p>
              </table:table-cell>
              <table:table-cell office:value-type="float" office:value="22.5">
                <text:p>22.5</text:p>
              </table:table-cell>
              <table:table-cell office:value-type="float" office:value="28.81">
                <text:p>28.81</text:p>
              </table:table-cell>
              <table:table-cell office:value-type="float" office:value="34.72">
                <text:p>34.72</text:p>
              </table:table-cell>
              <table:table-cell office:value-type="float" office:value="26.77">
                <text:p>26.77</text:p>
              </table:table-cell>
              <table:table-cell office:value-type="float" office:value="34.56">
                <text:p>34.56</text:p>
              </table:table-cell>
              <table:table-cell office:value-type="float" office:value="31.38">
                <text:p>31.38</text:p>
              </table:table-cell>
              <table:table-cell office:value-type="float" office:value="33.6">
                <text:p>33.6</text:p>
              </table:table-cell>
              <table:table-cell office:value-type="float" office:value="26.62">
                <text:p>26.62</text:p>
              </table:table-cell>
              <table:table-cell office:value-type="float" office:value="34.51">
                <text:p>34.51</text:p>
              </table:table-cell>
              <table:table-cell office:value-type="float" office:value="30.11">
                <text:p>30.11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.5">
                <text:p>70.5</text:p>
              </table:table-cell>
              <table:table-cell office:value-type="float" office:value="68.39">
                <text:p>68.39</text:p>
              </table:table-cell>
              <table:table-cell office:value-type="float" office:value="70.33">
                <text:p>70.33</text:p>
              </table:table-cell>
              <table:table-cell office:value-type="float" office:value="69.95">
                <text:p>69.95</text:p>
              </table:table-cell>
              <table:table-cell office:value-type="float" office:value="71.07">
                <text:p>71.07</text:p>
              </table:table-cell>
              <table:table-cell office:value-type="float" office:value="71.8">
                <text:p>71.8</text:p>
              </table:table-cell>
              <table:table-cell office:value-type="float" office:value="71.74">
                <text:p>71.74</text:p>
              </table:table-cell>
              <table:table-cell office:value-type="float" office:value="72.95">
                <text:p>72.95</text:p>
              </table:table-cell>
              <table:table-cell office:value-type="float" office:value="71.53">
                <text:p>71.53</text:p>
              </table:table-cell>
              <table:table-cell office:value-type="float" office:value="71.61">
                <text:p>71.61</text:p>
              </table:table-cell>
              <table:table-cell office:value-type="float" office:value="70.68">
                <text:p>70.68</text:p>
              </table:table-cell>
              <table:table-cell office:value-type="float" office:value="72.44">
                <text:p>72.44</text:p>
              </table:table-cell>
              <table:table-cell office:value-type="float" office:value="71.91">
                <text:p>71.91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2">
                <text:p>39.2</text:p>
              </table:table-cell>
              <table:table-cell office:value-type="float" office:value="24.65">
                <text:p>24.65</text:p>
              </table:table-cell>
              <table:table-cell office:value-type="float" office:value="28.99">
                <text:p>28.99</text:p>
              </table:table-cell>
              <table:table-cell office:value-type="float" office:value="26.85">
                <text:p>26.85</text:p>
              </table:table-cell>
              <table:table-cell office:value-type="float" office:value="33.16">
                <text:p>33.16</text:p>
              </table:table-cell>
              <table:table-cell office:value-type="float" office:value="39.77">
                <text:p>39.77</text:p>
              </table:table-cell>
              <table:table-cell office:value-type="float" office:value="31.12">
                <text:p>31.12</text:p>
              </table:table-cell>
              <table:table-cell office:value-type="float" office:value="39.72">
                <text:p>39.72</text:p>
              </table:table-cell>
              <table:table-cell office:value-type="float" office:value="35.73">
                <text:p>35.73</text:p>
              </table:table-cell>
              <table:table-cell office:value-type="float" office:value="38.6">
                <text:p>38.6</text:p>
              </table:table-cell>
              <table:table-cell office:value-type="float" office:value="30.97">
                <text:p>30.97</text:p>
              </table:table-cell>
              <table:table-cell office:value-type="float" office:value="39.46">
                <text:p>39.46</text:p>
              </table:table-cell>
              <table:table-cell office:value-type="float" office:value="34.46">
                <text:p>34.46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.8">
                <text:p>47.8</text:p>
              </table:table-cell>
              <table:table-cell office:value-type="float" office:value="34.88">
                <text:p>34.88</text:p>
              </table:table-cell>
              <table:table-cell office:value-type="float" office:value="41.57">
                <text:p>41.57</text:p>
              </table:table-cell>
              <table:table-cell office:value-type="float" office:value="39.86">
                <text:p>39.86</text:p>
              </table:table-cell>
              <table:table-cell office:value-type="float" office:value="44.89">
                <text:p>44.89</text:p>
              </table:table-cell>
              <table:table-cell office:value-type="float" office:value="47.97">
                <text:p>47.97</text:p>
              </table:table-cell>
              <table:table-cell office:value-type="float" office:value="44.41">
                <text:p>44.41</text:p>
              </table:table-cell>
              <table:table-cell office:value-type="float" office:value="48.86">
                <text:p>48.86</text:p>
              </table:table-cell>
              <table:table-cell office:value-type="float" office:value="46.93">
                <text:p>46.93</text:p>
              </table:table-cell>
              <table:table-cell office:value-type="float" office:value="47.8">
                <text:p>47.8</text:p>
              </table:table-cell>
              <table:table-cell office:value-type="float" office:value="43.14">
                <text:p>43.14</text:p>
              </table:table-cell>
              <table:table-cell office:value-type="float" office:value="49.34">
                <text:p>49.34</text:p>
              </table:table-cell>
              <table:table-cell office:value-type="float" office:value="46.4">
                <text:p>46.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4">
                <text:p>79.4</text:p>
              </table:table-cell>
              <table:table-cell office:value-type="float" office:value="77">
                <text:p>77</text:p>
              </table:table-cell>
              <table:table-cell office:value-type="float" office:value="79.36">
                <text:p>79.36</text:p>
              </table:table-cell>
              <table:table-cell office:value-type="float" office:value="78.98">
                <text:p>78.98</text:p>
              </table:table-cell>
              <table:table-cell office:value-type="float" office:value="80.1">
                <text:p>80.1</text:p>
              </table:table-cell>
              <table:table-cell office:value-type="float" office:value="80.73">
                <text:p>80.73</text:p>
              </table:table-cell>
              <table:table-cell office:value-type="float" office:value="80.77">
                <text:p>80.77</text:p>
              </table:table-cell>
              <table:table-cell office:value-type="float" office:value="81.94">
                <text:p>81.94</text:p>
              </table:table-cell>
              <table:table-cell office:value-type="float" office:value="80.56">
                <text:p>80.56</text:p>
              </table:table-cell>
              <table:table-cell office:value-type="float" office:value="80.45">
                <text:p>80.45</text:p>
              </table:table-cell>
              <table:table-cell office:value-type="float" office:value="79.71">
                <text:p>79.71</text:p>
              </table:table-cell>
              <table:table-cell office:value-type="float" office:value="81.35">
                <text:p>81.35</text:p>
              </table:table-cell>
              <table:table-cell office:value-type="float" office:value="80.94">
                <text:p>80.94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.5">
                <text:p>61.5</text:p>
              </table:table-cell>
              <table:table-cell office:value-type="float" office:value="50.21">
                <text:p>50.21</text:p>
              </table:table-cell>
              <table:table-cell office:value-type="float" office:value="55.39">
                <text:p>55.39</text:p>
              </table:table-cell>
              <table:table-cell office:value-type="float" office:value="54.18">
                <text:p>54.18</text:p>
              </table:table-cell>
              <table:table-cell office:value-type="float" office:value="57.75">
                <text:p>57.75</text:p>
              </table:table-cell>
              <table:table-cell office:value-type="float" office:value="61.2">
                <text:p>61.2</text:p>
              </table:table-cell>
              <table:table-cell office:value-type="float" office:value="58.33">
                <text:p>58.33</text:p>
              </table:table-cell>
              <table:table-cell office:value-type="float" office:value="63.07">
                <text:p>63.07</text:p>
              </table:table-cell>
              <table:table-cell office:value-type="float" office:value="59.21">
                <text:p>59.21</text:p>
              </table:table-cell>
              <table:table-cell office:value-type="float" office:value="59.73">
                <text:p>59.73</text:p>
              </table:table-cell>
              <table:table-cell office:value-type="float" office:value="56.51">
                <text:p>56.51</text:p>
              </table:table-cell>
              <table:table-cell office:value-type="float" office:value="61.37">
                <text:p>61.37</text:p>
              </table:table-cell>
              <table:table-cell office:value-type="float" office:value="59.31">
                <text:p>59.31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6.6">
                <text:p>66.6</text:p>
              </table:table-cell>
              <table:table-cell office:value-type="float" office:value="56.56">
                <text:p>56.56</text:p>
              </table:table-cell>
              <table:table-cell office:value-type="float" office:value="62.08">
                <text:p>62.08</text:p>
              </table:table-cell>
              <table:table-cell office:value-type="float" office:value="60.87">
                <text:p>60.87</text:p>
              </table:table-cell>
              <table:table-cell office:value-type="float" office:value="64.44">
                <text:p>64.44</text:p>
              </table:table-cell>
              <table:table-cell office:value-type="float" office:value="66.85">
                <text:p>66.85</text:p>
              </table:table-cell>
              <table:table-cell office:value-type="float" office:value="65.02">
                <text:p>65.02</text:p>
              </table:table-cell>
              <table:table-cell office:value-type="float" office:value="68.7">
                <text:p>68.7</text:p>
              </table:table-cell>
              <table:table-cell office:value-type="float" office:value="65.9">
                <text:p>65.9</text:p>
              </table:table-cell>
              <table:table-cell office:value-type="float" office:value="66.26">
                <text:p>66.26</text:p>
              </table:table-cell>
              <table:table-cell office:value-type="float" office:value="63.2">
                <text:p>63.2</text:p>
              </table:table-cell>
              <table:table-cell office:value-type="float" office:value="67.96">
                <text:p>67.96</text:p>
              </table:table-cell>
              <table:table-cell office:value-type="float" office:value="66">
                <text:p>6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.5">
                <text:p>59.5</text:p>
              </table:table-cell>
              <table:table-cell office:value-type="float" office:value="45.1">
                <text:p>45.1</text:p>
              </table:table-cell>
              <table:table-cell office:value-type="float" office:value="52.99">
                <text:p>52.99</text:p>
              </table:table-cell>
              <table:table-cell office:value-type="float" office:value="51.29">
                <text:p>51.29</text:p>
              </table:table-cell>
              <table:table-cell office:value-type="float" office:value="56.32">
                <text:p>56.32</text:p>
              </table:table-cell>
              <table:table-cell office:value-type="float" office:value="59.13">
                <text:p>59.13</text:p>
              </table:table-cell>
              <table:table-cell office:value-type="float" office:value="55.83">
                <text:p>55.83</text:p>
              </table:table-cell>
              <table:table-cell office:value-type="float" office:value="60.13">
                <text:p>60.13</text:p>
              </table:table-cell>
              <table:table-cell office:value-type="float" office:value="58.36">
                <text:p>58.36</text:p>
              </table:table-cell>
              <table:table-cell office:value-type="float" office:value="58.67">
                <text:p>58.67</text:p>
              </table:table-cell>
              <table:table-cell office:value-type="float" office:value="54.57">
                <text:p>54.57</text:p>
              </table:table-cell>
              <table:table-cell office:value-type="float" office:value="60.33">
                <text:p>60.33</text:p>
              </table:table-cell>
              <table:table-cell office:value-type="float" office:value="57.82">
                <text:p>57.82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.3">
                <text:p>49.3</text:p>
              </table:table-cell>
              <table:table-cell office:value-type="float" office:value="35.67">
                <text:p>35.67</text:p>
              </table:table-cell>
              <table:table-cell office:value-type="float" office:value="44.92">
                <text:p>44.92</text:p>
              </table:table-cell>
              <table:table-cell office:value-type="float" office:value="42.78">
                <text:p>42.78</text:p>
              </table:table-cell>
              <table:table-cell office:value-type="float" office:value="49.09">
                <text:p>49.09</text:p>
              </table:table-cell>
              <table:table-cell office:value-type="float" office:value="51.92">
                <text:p>51.92</text:p>
              </table:table-cell>
              <table:table-cell office:value-type="float" office:value="47.05">
                <text:p>47.05</text:p>
              </table:table-cell>
              <table:table-cell office:value-type="float" office:value="51.56">
                <text:p>51.56</text:p>
              </table:table-cell>
              <table:table-cell office:value-type="float" office:value="51.66">
                <text:p>51.66</text:p>
              </table:table-cell>
              <table:table-cell office:value-type="float" office:value="52.21">
                <text:p>52.21</text:p>
              </table:table-cell>
              <table:table-cell office:value-type="float" office:value="46.9">
                <text:p>46.9</text:p>
              </table:table-cell>
              <table:table-cell office:value-type="float" office:value="53.44">
                <text:p>53.44</text:p>
              </table:table-cell>
              <table:table-cell office:value-type="float" office:value="50.39">
                <text:p>50.39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3">
                <text:p>21.3</text:p>
              </table:table-cell>
              <table:table-cell office:value-type="float" office:value="5.66">
                <text:p>5.66</text:p>
              </table:table-cell>
              <table:table-cell office:value-type="float" office:value="11.02">
                <text:p>11.02</text:p>
              </table:table-cell>
              <table:table-cell office:value-type="float" office:value="8.88">
                <text:p>8.88</text:p>
              </table:table-cell>
              <table:table-cell office:value-type="float" office:value="15.19">
                <text:p>15.19</text:p>
              </table:table-cell>
              <table:table-cell office:value-type="float" office:value="19.35">
                <text:p>19.35</text:p>
              </table:table-cell>
              <table:table-cell office:value-type="float" office:value="13.15">
                <text:p>13.15</text:p>
              </table:table-cell>
              <table:table-cell office:value-type="float" office:value="18.91">
                <text:p>18.91</text:p>
              </table:table-cell>
              <table:table-cell office:value-type="float" office:value="17.76">
                <text:p>17.76</text:p>
              </table:table-cell>
              <table:table-cell office:value-type="float" office:value="20.11">
                <text:p>20.11</text:p>
              </table:table-cell>
              <table:table-cell office:value-type="float" office:value="13">
                <text:p>13</text:p>
              </table:table-cell>
              <table:table-cell office:value-type="float" office:value="21.01">
                <text:p>21.01</text:p>
              </table:table-cell>
              <table:table-cell office:value-type="float" office:value="16.49">
                <text:p>16.4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.7">
                <text:p>53.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7">
                <text:p>56.67</text:p>
              </table:table-cell>
              <table:table-cell office:value-type="float" office:value="56.68">
                <text:p>56.68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">
                <text:p>76</text:p>
              </table:table-cell>
              <table:table-cell office:value-type="float" office:value="64.33">
                <text:p>64.33</text:p>
              </table:table-cell>
              <table:table-cell office:value-type="float" office:value="71.11">
                <text:p>71.11</text:p>
              </table:table-cell>
              <table:table-cell office:value-type="float" office:value="69.9">
                <text:p>69.9</text:p>
              </table:table-cell>
              <table:table-cell office:value-type="float" office:value="73.47">
                <text:p>73.47</text:p>
              </table:table-cell>
              <table:table-cell office:value-type="float" office:value="75.57">
                <text:p>75.57</text:p>
              </table:table-cell>
              <table:table-cell office:value-type="float" office:value="74.04">
                <text:p>74.04</text:p>
              </table:table-cell>
              <table:table-cell office:value-type="float" office:value="77.52">
                <text:p>77.52</text:p>
              </table:table-cell>
              <table:table-cell office:value-type="float" office:value="74.92">
                <text:p>74.92</text:p>
              </table:table-cell>
              <table:table-cell office:value-type="float" office:value="74.72">
                <text:p>74.72</text:p>
              </table:table-cell>
              <table:table-cell office:value-type="float" office:value="72.23">
                <text:p>72.23</text:p>
              </table:table-cell>
              <table:table-cell office:value-type="float" office:value="76.55">
                <text:p>76.55</text:p>
              </table:table-cell>
              <table:table-cell office:value-type="float" office:value="75.03">
                <text:p>75.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.9">
                <text:p>39.9</text:p>
              </table:table-cell>
              <table:table-cell office:value-type="float" office:value="25.79">
                <text:p>25.79</text:p>
              </table:table-cell>
              <table:table-cell office:value-type="float" office:value="33.38">
                <text:p>33.38</text:p>
              </table:table-cell>
              <table:table-cell office:value-type="float" office:value="31.24">
                <text:p>31.24</text:p>
              </table:table-cell>
              <table:table-cell office:value-type="float" office:value="37.55">
                <text:p>37.55</text:p>
              </table:table-cell>
              <table:table-cell office:value-type="float" office:value="41.14">
                <text:p>41.14</text:p>
              </table:table-cell>
              <table:table-cell office:value-type="float" office:value="35.51">
                <text:p>35.51</text:p>
              </table:table-cell>
              <table:table-cell office:value-type="float" office:value="40.78">
                <text:p>40.78</text:p>
              </table:table-cell>
              <table:table-cell office:value-type="float" office:value="40.12">
                <text:p>40.12</text:p>
              </table:table-cell>
              <table:table-cell office:value-type="float" office:value="41.44">
                <text:p>41.44</text:p>
              </table:table-cell>
              <table:table-cell office:value-type="float" office:value="35.36">
                <text:p>35.36</text:p>
              </table:table-cell>
              <table:table-cell office:value-type="float" office:value="42.54">
                <text:p>42.54</text:p>
              </table:table-cell>
              <table:table-cell office:value-type="float" office:value="38.85">
                <text:p>38.85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.8">
                <text:p>65.8</text:p>
              </table:table-cell>
              <table:table-cell office:value-type="float" office:value="51.03">
                <text:p>51.03</text:p>
              </table:table-cell>
              <table:table-cell office:value-type="float" office:value="59.52">
                <text:p>59.52</text:p>
              </table:table-cell>
              <table:table-cell office:value-type="float" office:value="57.82">
                <text:p>57.82</text:p>
              </table:table-cell>
              <table:table-cell office:value-type="float" office:value="62.84">
                <text:p>62.84</text:p>
              </table:table-cell>
              <table:table-cell office:value-type="float" office:value="65.9">
                <text:p>65.9</text:p>
              </table:table-cell>
              <table:table-cell office:value-type="float" office:value="62.36">
                <text:p>62.36</text:p>
              </table:table-cell>
              <table:table-cell office:value-type="float" office:value="67.02">
                <text:p>67.02</text:p>
              </table:table-cell>
              <table:table-cell office:value-type="float" office:value="64.89">
                <text:p>64.89</text:p>
              </table:table-cell>
              <table:table-cell office:value-type="float" office:value="64.93">
                <text:p>64.93</text:p>
              </table:table-cell>
              <table:table-cell office:value-type="float" office:value="61.1">
                <text:p>61.1</text:p>
              </table:table-cell>
              <table:table-cell office:value-type="float" office:value="66.66">
                <text:p>66.66</text:p>
              </table:table-cell>
              <table:table-cell office:value-type="float" office:value="64.35">
                <text:p>64.35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.8">
                <text:p>72.8</text:p>
              </table:table-cell>
              <table:table-cell office:value-type="float" office:value="70.55">
                <text:p>70.55</text:p>
              </table:table-cell>
              <table:table-cell office:value-type="float" office:value="72.77">
                <text:p>72.77</text:p>
              </table:table-cell>
              <table:table-cell office:value-type="float" office:value="72.39">
                <text:p>72.39</text:p>
              </table:table-cell>
              <table:table-cell office:value-type="float" office:value="73.52">
                <text:p>73.52</text:p>
              </table:table-cell>
              <table:table-cell office:value-type="float" office:value="73.97">
                <text:p>73.97</text:p>
              </table:table-cell>
              <table:table-cell office:value-type="float" office:value="74.18">
                <text:p>74.18</text:p>
              </table:table-cell>
              <table:table-cell office:value-type="float" office:value="75.1">
                <text:p>75.1</text:p>
              </table:table-cell>
              <table:table-cell office:value-type="float" office:value="73.97">
                <text:p>73.97</text:p>
              </table:table-cell>
              <table:table-cell office:value-type="float" office:value="73.93">
                <text:p>73.93</text:p>
              </table:table-cell>
              <table:table-cell office:value-type="float" office:value="73.13">
                <text:p>73.13</text:p>
              </table:table-cell>
              <table:table-cell office:value-type="float" office:value="74.8">
                <text:p>74.8</text:p>
              </table:table-cell>
              <table:table-cell office:value-type="float" office:value="74.35">
                <text:p>74.35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6">
                <text:p>66</text:p>
              </table:table-cell>
              <table:table-cell office:value-type="float" office:value="48.17">
                <text:p>48.17</text:p>
              </table:table-cell>
              <table:table-cell office:value-type="float" office:value="57.2">
                <text:p>57.2</text:p>
              </table:table-cell>
              <table:table-cell office:value-type="float" office:value="55.07">
                <text:p>55.07</text:p>
              </table:table-cell>
              <table:table-cell office:value-type="float" office:value="61.37">
                <text:p>61.37</text:p>
              </table:table-cell>
              <table:table-cell office:value-type="float" office:value="66.12">
                <text:p>66.12</text:p>
              </table:table-cell>
              <table:table-cell office:value-type="float" office:value="59.33">
                <text:p>59.33</text:p>
              </table:table-cell>
              <table:table-cell office:value-type="float" office:value="66.06">
                <text:p>66.06</text:p>
              </table:table-cell>
              <table:table-cell office:value-type="float" office:value="63.95">
                <text:p>63.95</text:p>
              </table:table-cell>
              <table:table-cell office:value-type="float" office:value="64.63">
                <text:p>64.63</text:p>
              </table:table-cell>
              <table:table-cell office:value-type="float" office:value="59.18">
                <text:p>59.18</text:p>
              </table:table-cell>
              <table:table-cell office:value-type="float" office:value="65.85">
                <text:p>65.85</text:p>
              </table:table-cell>
              <table:table-cell office:value-type="float" office:value="62.67">
                <text:p>62.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.2">
                <text:p>51.2</text:p>
              </table:table-cell>
              <table:table-cell office:value-type="float" office:value="40.22">
                <text:p>40.22</text:p>
              </table:table-cell>
              <table:table-cell office:value-type="float" office:value="47.34">
                <text:p>47.34</text:p>
              </table:table-cell>
              <table:table-cell office:value-type="float" office:value="45.64">
                <text:p>45.64</text:p>
              </table:table-cell>
              <table:table-cell office:value-type="float" office:value="50.66">
                <text:p>50.66</text:p>
              </table:table-cell>
              <table:table-cell office:value-type="float" office:value="53.97">
                <text:p>53.97</text:p>
              </table:table-cell>
              <table:table-cell office:value-type="float" office:value="50.18">
                <text:p>50.18</text:p>
              </table:table-cell>
              <table:table-cell office:value-type="float" office:value="54.96">
                <text:p>54.96</text:p>
              </table:table-cell>
              <table:table-cell office:value-type="float" office:value="52.71">
                <text:p>52.71</text:p>
              </table:table-cell>
              <table:table-cell office:value-type="float" office:value="53.38">
                <text:p>53.38</text:p>
              </table:table-cell>
              <table:table-cell office:value-type="float" office:value="48.92">
                <text:p>48.92</text:p>
              </table:table-cell>
              <table:table-cell office:value-type="float" office:value="54.94">
                <text:p>54.94</text:p>
              </table:table-cell>
              <table:table-cell office:value-type="float" office:value="52.17">
                <text:p>52.17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.5">
                <text:p>63.5</text:p>
              </table:table-cell>
              <table:table-cell office:value-type="float" office:value="49.2">
                <text:p>49.2</text:p>
              </table:table-cell>
              <table:table-cell office:value-type="float" office:value="56.38">
                <text:p>56.38</text:p>
              </table:table-cell>
              <table:table-cell office:value-type="float" office:value="54.68">
                <text:p>54.68</text:p>
              </table:table-cell>
              <table:table-cell office:value-type="float" office:value="59.7">
                <text:p>59.7</text:p>
              </table:table-cell>
              <table:table-cell office:value-type="float" office:value="63.22">
                <text:p>63.22</text:p>
              </table:table-cell>
              <table:table-cell office:value-type="float" office:value="59.22">
                <text:p>59.22</text:p>
              </table:table-cell>
              <table:table-cell office:value-type="float" office:value="64.36">
                <text:p>64.36</text:p>
              </table:table-cell>
              <table:table-cell office:value-type="float" office:value="61.75">
                <text:p>61.75</text:p>
              </table:table-cell>
              <table:table-cell office:value-type="float" office:value="62.4">
                <text:p>62.4</text:p>
              </table:table-cell>
              <table:table-cell office:value-type="float" office:value="57.96">
                <text:p>57.96</text:p>
              </table:table-cell>
              <table:table-cell office:value-type="float" office:value="64.01">
                <text:p>64.01</text:p>
              </table:table-cell>
              <table:table-cell office:value-type="float" office:value="61.21">
                <text:p>61.21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1.1">
                <text:p>71.1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4.12">
                <text:p>74.12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.8">
                <text:p>54.8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6">
                <text:p>55.56</text:p>
              </table:table-cell>
              <table:table-cell office:value-type="float" office:value="55.57">
                <text:p>55.5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">
                <text:p>56</text:p>
              </table:table-cell>
              <table:table-cell office:value-type="float" office:value="41.81">
                <text:p>41.81</text:p>
              </table:table-cell>
              <table:table-cell office:value-type="float" office:value="51.26">
                <text:p>51.26</text:p>
              </table:table-cell>
              <table:table-cell office:value-type="float" office:value="49.12">
                <text:p>49.12</text:p>
              </table:table-cell>
              <table:table-cell office:value-type="float" office:value="55.43">
                <text:p>55.43</text:p>
              </table:table-cell>
              <table:table-cell office:value-type="float" office:value="60">
                <text:p>60</text:p>
              </table:table-cell>
              <table:table-cell office:value-type="float" office:value="53.39">
                <text:p>53.39</text:p>
              </table:table-cell>
              <table:table-cell office:value-type="float" office:value="59.88">
                <text:p>59.88</text:p>
              </table:table-cell>
              <table:table-cell office:value-type="float" office:value="58">
                <text:p>58</text:p>
              </table:table-cell>
              <table:table-cell office:value-type="float" office:value="58.47">
                <text:p>58.47</text:p>
              </table:table-cell>
              <table:table-cell office:value-type="float" office:value="53.24">
                <text:p>53.24</text:p>
              </table:table-cell>
              <table:table-cell office:value-type="float" office:value="59.71">
                <text:p>59.71</text:p>
              </table:table-cell>
              <table:table-cell office:value-type="float" office:value="56.73">
                <text:p>56.7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.1">
                <text:p>69.1</text:p>
              </table:table-cell>
              <table:table-cell office:value-type="float" office:value="58.16">
                <text:p>58.16</text:p>
              </table:table-cell>
              <table:table-cell office:value-type="float" office:value="64.52">
                <text:p>64.52</text:p>
              </table:table-cell>
              <table:table-cell office:value-type="float" office:value="63.31">
                <text:p>63.31</text:p>
              </table:table-cell>
              <table:table-cell office:value-type="float" office:value="66.89">
                <text:p>66.89</text:p>
              </table:table-cell>
              <table:table-cell office:value-type="float" office:value="68.45">
                <text:p>68.45</text:p>
              </table:table-cell>
              <table:table-cell office:value-type="float" office:value="67.46">
                <text:p>67.46</text:p>
              </table:table-cell>
              <table:table-cell office:value-type="float" office:value="70.22">
                <text:p>70.22</text:p>
              </table:table-cell>
              <table:table-cell office:value-type="float" office:value="68.34">
                <text:p>68.34</text:p>
              </table:table-cell>
              <table:table-cell office:value-type="float" office:value="68.32">
                <text:p>68.32</text:p>
              </table:table-cell>
              <table:table-cell office:value-type="float" office:value="65.64">
                <text:p>65.64</text:p>
              </table:table-cell>
              <table:table-cell office:value-type="float" office:value="70.11">
                <text:p>70.11</text:p>
              </table:table-cell>
              <table:table-cell office:value-type="float" office:value="68.44">
                <text:p>68.44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.9">
                <text:p>53.9</text:p>
              </table:table-cell>
              <table:table-cell office:value-type="float" office:value="39.46">
                <text:p>39.46</text:p>
              </table:table-cell>
              <table:table-cell office:value-type="float" office:value="45.85">
                <text:p>45.85</text:p>
              </table:table-cell>
              <table:table-cell office:value-type="float" office:value="44.15">
                <text:p>44.15</text:p>
              </table:table-cell>
              <table:table-cell office:value-type="float" office:value="49.17">
                <text:p>49.17</text:p>
              </table:table-cell>
              <table:table-cell office:value-type="float" office:value="52.56">
                <text:p>52.56</text:p>
              </table:table-cell>
              <table:table-cell office:value-type="float" office:value="48.69">
                <text:p>48.69</text:p>
              </table:table-cell>
              <table:table-cell office:value-type="float" office:value="53.55">
                <text:p>53.55</text:p>
              </table:table-cell>
              <table:table-cell office:value-type="float" office:value="51.22">
                <text:p>51.22</text:p>
              </table:table-cell>
              <table:table-cell office:value-type="float" office:value="52.23">
                <text:p>52.23</text:p>
              </table:table-cell>
              <table:table-cell office:value-type="float" office:value="47.43">
                <text:p>47.43</text:p>
              </table:table-cell>
              <table:table-cell office:value-type="float" office:value="53.75">
                <text:p>53.75</text:p>
              </table:table-cell>
              <table:table-cell office:value-type="float" office:value="50.68">
                <text:p>50.68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2">
                <text:p>51.2</text:p>
              </table:table-cell>
              <table:table-cell office:value-type="float" office:value="35.31">
                <text:p>35.31</text:p>
              </table:table-cell>
              <table:table-cell office:value-type="float" office:value="51.3">
                <text:p>51.3</text:p>
              </table:table-cell>
              <table:table-cell office:value-type="float" office:value="48.54">
                <text:p>48.54</text:p>
              </table:table-cell>
              <table:table-cell office:value-type="float" office:value="55.89">
                <text:p>55.89</text:p>
              </table:table-cell>
              <table:table-cell office:value-type="float" office:value="52.25">
                <text:p>52.25</text:p>
              </table:table-cell>
              <table:table-cell office:value-type="float" office:value="57.6">
                <text:p>57.6</text:p>
              </table:table-cell>
              <table:table-cell office:value-type="float" office:value="52.12">
                <text:p>52.12</text:p>
              </table:table-cell>
              <table:table-cell office:value-type="float" office:value="49.86">
                <text:p>49.86</text:p>
              </table:table-cell>
              <table:table-cell office:value-type="float" office:value="51.1">
                <text:p>51.1</text:p>
              </table:table-cell>
              <table:table-cell office:value-type="float" office:value="45.1">
                <text:p>45.1</text:p>
              </table:table-cell>
              <table:table-cell office:value-type="float" office:value="52.21">
                <text:p>52.21</text:p>
              </table:table-cell>
              <table:table-cell office:value-type="float" office:value="48.59">
                <text:p>48.59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7">
                <text:p>66.7</text:p>
              </table:table-cell>
              <table:table-cell office:value-type="float" office:value="64.97">
                <text:p>64.97</text:p>
              </table:table-cell>
              <table:table-cell office:value-type="float" office:value="67.13">
                <text:p>67.13</text:p>
              </table:table-cell>
              <table:table-cell office:value-type="float" office:value="66.75">
                <text:p>66.75</text:p>
              </table:table-cell>
              <table:table-cell office:value-type="float" office:value="67.87">
                <text:p>67.87</text:p>
              </table:table-cell>
              <table:table-cell office:value-type="float" office:value="68.43">
                <text:p>68.43</text:p>
              </table:table-cell>
              <table:table-cell office:value-type="float" office:value="68.54">
                <text:p>68.54</text:p>
              </table:table-cell>
              <table:table-cell office:value-type="float" office:value="69.53">
                <text:p>69.53</text:p>
              </table:table-cell>
              <table:table-cell office:value-type="float" office:value="68.33">
                <text:p>68.33</text:p>
              </table:table-cell>
              <table:table-cell office:value-type="float" office:value="68.31">
                <text:p>68.31</text:p>
              </table:table-cell>
              <table:table-cell office:value-type="float" office:value="67.48">
                <text:p>67.48</text:p>
              </table:table-cell>
              <table:table-cell office:value-type="float" office:value="69.17">
                <text:p>69.17</text:p>
              </table:table-cell>
              <table:table-cell office:value-type="float" office:value="68.71">
                <text:p>68.71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.6">
                <text:p>40.6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4">
                <text:p>39.84</text:p>
              </table:table-cell>
              <table:table-cell office:value-type="float" office:value="39.85">
                <text:p>39.85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.3">
                <text:p>44.3</text:p>
              </table:table-cell>
              <table:table-cell office:value-type="float" office:value="29.36">
                <text:p>29.36</text:p>
              </table:table-cell>
              <table:table-cell office:value-type="float" office:value="37.23">
                <text:p>37.23</text:p>
              </table:table-cell>
              <table:table-cell office:value-type="float" office:value="35.1">
                <text:p>35.1</text:p>
              </table:table-cell>
              <table:table-cell office:value-type="float" office:value="41.41">
                <text:p>41.41</text:p>
              </table:table-cell>
              <table:table-cell office:value-type="float" office:value="45.39">
                <text:p>45.39</text:p>
              </table:table-cell>
              <table:table-cell office:value-type="float" office:value="39.36">
                <text:p>39.36</text:p>
              </table:table-cell>
              <table:table-cell office:value-type="float" office:value="45.09">
                <text:p>45.09</text:p>
              </table:table-cell>
              <table:table-cell office:value-type="float" office:value="43.98">
                <text:p>43.98</text:p>
              </table:table-cell>
              <table:table-cell office:value-type="float" office:value="45.17">
                <text:p>45.17</text:p>
              </table:table-cell>
              <table:table-cell office:value-type="float" office:value="39.22">
                <text:p>39.22</text:p>
              </table:table-cell>
              <table:table-cell office:value-type="float" office:value="46.28">
                <text:p>46.28</text:p>
              </table:table-cell>
              <table:table-cell office:value-type="float" office:value="42.71">
                <text:p>42.71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.7">
                <text:p>61.7</text:p>
              </table:table-cell>
              <table:table-cell office:value-type="float" office:value="52.69">
                <text:p>52.69</text:p>
              </table:table-cell>
              <table:table-cell office:value-type="float" office:value="58.88">
                <text:p>58.88</text:p>
              </table:table-cell>
              <table:table-cell office:value-type="float" office:value="57.67">
                <text:p>57.67</text:p>
              </table:table-cell>
              <table:table-cell office:value-type="float" office:value="61.24">
                <text:p>61.24</text:p>
              </table:table-cell>
              <table:table-cell office:value-type="float" office:value="63.12">
                <text:p>63.12</text:p>
              </table:table-cell>
              <table:table-cell office:value-type="float" office:value="61.81">
                <text:p>61.81</text:p>
              </table:table-cell>
              <table:table-cell office:value-type="float" office:value="64.85">
                <text:p>64.85</text:p>
              </table:table-cell>
              <table:table-cell office:value-type="float" office:value="62.7">
                <text:p>62.7</text:p>
              </table:table-cell>
              <table:table-cell office:value-type="float" office:value="62.75">
                <text:p>62.75</text:p>
              </table:table-cell>
              <table:table-cell office:value-type="float" office:value="60">
                <text:p>60</text:p>
              </table:table-cell>
              <table:table-cell office:value-type="float" office:value="64.52">
                <text:p>64.52</text:p>
              </table:table-cell>
              <table:table-cell office:value-type="float" office:value="62.8">
                <text:p>62.8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.6">
                <text:p>55.6</text:p>
              </table:table-cell>
              <table:table-cell office:value-type="float" office:value="39.31">
                <text:p>39.31</text:p>
              </table:table-cell>
              <table:table-cell office:value-type="float" office:value="48.66">
                <text:p>48.66</text:p>
              </table:table-cell>
              <table:table-cell office:value-type="float" office:value="46.52">
                <text:p>46.52</text:p>
              </table:table-cell>
              <table:table-cell office:value-type="float" office:value="52.83">
                <text:p>52.83</text:p>
              </table:table-cell>
              <table:table-cell office:value-type="float" office:value="56.47">
                <text:p>56.47</text:p>
              </table:table-cell>
              <table:table-cell office:value-type="float" office:value="50.79">
                <text:p>50.79</text:p>
              </table:table-cell>
              <table:table-cell office:value-type="float" office:value="56.22">
                <text:p>56.22</text:p>
              </table:table-cell>
              <table:table-cell office:value-type="float" office:value="55.4">
                <text:p>55.4</text:p>
              </table:table-cell>
              <table:table-cell office:value-type="float" office:value="55.91">
                <text:p>55.91</text:p>
              </table:table-cell>
              <table:table-cell office:value-type="float" office:value="50.64">
                <text:p>50.64</text:p>
              </table:table-cell>
              <table:table-cell office:value-type="float" office:value="57.15">
                <text:p>57.15</text:p>
              </table:table-cell>
              <table:table-cell office:value-type="float" office:value="54.13">
                <text:p>54.13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.3">
                <text:p>62.3</text:p>
              </table:table-cell>
              <table:table-cell office:value-type="float" office:value="58.93">
                <text:p>58.93</text:p>
              </table:table-cell>
              <table:table-cell office:value-type="float" office:value="61.09">
                <text:p>61.09</text:p>
              </table:table-cell>
              <table:table-cell office:value-type="float" office:value="60.71">
                <text:p>60.71</text:p>
              </table:table-cell>
              <table:table-cell office:value-type="float" office:value="61.83">
                <text:p>61.83</text:p>
              </table:table-cell>
              <table:table-cell office:value-type="float" office:value="62.16">
                <text:p>62.16</text:p>
              </table:table-cell>
              <table:table-cell office:value-type="float" office:value="62.5">
                <text:p>62.5</text:p>
              </table:table-cell>
              <table:table-cell office:value-type="float" office:value="63.19">
                <text:p>63.19</text:p>
              </table:table-cell>
              <table:table-cell office:value-type="float" office:value="62.29">
                <text:p>62.29</text:p>
              </table:table-cell>
              <table:table-cell office:value-type="float" office:value="62.27">
                <text:p>62.27</text:p>
              </table:table-cell>
              <table:table-cell office:value-type="float" office:value="61.44">
                <text:p>61.44</text:p>
              </table:table-cell>
              <table:table-cell office:value-type="float" office:value="63.14">
                <text:p>63.14</text:p>
              </table:table-cell>
              <table:table-cell office:value-type="float" office:value="62.67">
                <text:p>62.6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.3">
                <text:p>65.3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7">
                <text:p>66.17</text:p>
              </table:table-cell>
              <table:table-cell office:value-type="float" office:value="66.18">
                <text:p>66.18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.3">
                <text:p>61.3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6">
                <text:p>64.26</text:p>
              </table:table-cell>
              <table:table-cell office:value-type="float" office:value="64.27">
                <text:p>64.27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2.1">
                <text:p>62.1</text:p>
              </table:table-cell>
              <table:table-cell office:value-type="float" office:value="45.11">
                <text:p>45.11</text:p>
              </table:table-cell>
              <table:table-cell office:value-type="float" office:value="55.19">
                <text:p>55.19</text:p>
              </table:table-cell>
              <table:table-cell office:value-type="float" office:value="53.05">
                <text:p>53.05</text:p>
              </table:table-cell>
              <table:table-cell office:value-type="float" office:value="59.36">
                <text:p>59.36</text:p>
              </table:table-cell>
              <table:table-cell office:value-type="float" office:value="63.3">
                <text:p>63.3</text:p>
              </table:table-cell>
              <table:table-cell office:value-type="float" office:value="57.32">
                <text:p>57.32</text:p>
              </table:table-cell>
              <table:table-cell office:value-type="float" office:value="63.14">
                <text:p>63.14</text:p>
              </table:table-cell>
              <table:table-cell office:value-type="float" office:value="61.93">
                <text:p>61.93</text:p>
              </table:table-cell>
              <table:table-cell office:value-type="float" office:value="62.1">
                <text:p>62.1</text:p>
              </table:table-cell>
              <table:table-cell office:value-type="float" office:value="57.17">
                <text:p>57.17</text:p>
              </table:table-cell>
              <table:table-cell office:value-type="float" office:value="63.41">
                <text:p>63.41</text:p>
              </table:table-cell>
              <table:table-cell office:value-type="float" office:value="60.66">
                <text:p>60.66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.8">
                <text:p>47.8</text:p>
              </table:table-cell>
              <table:table-cell office:value-type="float" office:value="34.61">
                <text:p>34.61</text:p>
              </table:table-cell>
              <table:table-cell office:value-type="float" office:value="43.01">
                <text:p>43.01</text:p>
              </table:table-cell>
              <table:table-cell office:value-type="float" office:value="40.87">
                <text:p>40.87</text:p>
              </table:table-cell>
              <table:table-cell office:value-type="float" office:value="47.18">
                <text:p>47.18</text:p>
              </table:table-cell>
              <table:table-cell office:value-type="float" office:value="51.43">
                <text:p>51.43</text:p>
              </table:table-cell>
              <table:table-cell office:value-type="float" office:value="45.14">
                <text:p>45.14</text:p>
              </table:table-cell>
              <table:table-cell office:value-type="float" office:value="51.21">
                <text:p>51.21</text:p>
              </table:table-cell>
              <table:table-cell office:value-type="float" office:value="49.75">
                <text:p>49.75</text:p>
              </table:table-cell>
              <table:table-cell office:value-type="float" office:value="50.7">
                <text:p>50.7</text:p>
              </table:table-cell>
              <table:table-cell office:value-type="float" office:value="44.99">
                <text:p>44.99</text:p>
              </table:table-cell>
              <table:table-cell office:value-type="float" office:value="51.83">
                <text:p>51.83</text:p>
              </table:table-cell>
              <table:table-cell office:value-type="float" office:value="48.48">
                <text:p>48.48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.6">
                <text:p>79.6</text:p>
              </table:table-cell>
              <table:table-cell office:value-type="float" office:value="77.54">
                <text:p>77.54</text:p>
              </table:table-cell>
              <table:table-cell office:value-type="float" office:value="81.01">
                <text:p>81.01</text:p>
              </table:table-cell>
              <table:table-cell office:value-type="float" office:value="80.52">
                <text:p>80.52</text:p>
              </table:table-cell>
              <table:table-cell office:value-type="float" office:value="81.83">
                <text:p>81.83</text:p>
              </table:table-cell>
              <table:table-cell office:value-type="float" office:value="81.35">
                <text:p>81.35</text:p>
              </table:table-cell>
              <table:table-cell office:value-type="float" office:value="83.16">
                <text:p>83.16</text:p>
              </table:table-cell>
              <table:table-cell office:value-type="float" office:value="82.62">
                <text:p>82.62</text:p>
              </table:table-cell>
              <table:table-cell office:value-type="float" office:value="80.75">
                <text:p>80.75</text:p>
              </table:table-cell>
              <table:table-cell office:value-type="float" office:value="80.8">
                <text:p>80.8</text:p>
              </table:table-cell>
              <table:table-cell office:value-type="float" office:value="79.9">
                <text:p>79.9</text:p>
              </table:table-cell>
              <table:table-cell office:value-type="float" office:value="81.64">
                <text:p>81.64</text:p>
              </table:table-cell>
              <table:table-cell office:value-type="float" office:value="81.13">
                <text:p>81.1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.4">
                <text:p>57.4</text:p>
              </table:table-cell>
              <table:table-cell office:value-type="float" office:value="46.67">
                <text:p>46.67</text:p>
              </table:table-cell>
              <table:table-cell office:value-type="float" office:value="52.84">
                <text:p>52.84</text:p>
              </table:table-cell>
              <table:table-cell office:value-type="float" office:value="51.63">
                <text:p>51.63</text:p>
              </table:table-cell>
              <table:table-cell office:value-type="float" office:value="55.2">
                <text:p>55.2</text:p>
              </table:table-cell>
              <table:table-cell office:value-type="float" office:value="56.4">
                <text:p>56.4</text:p>
              </table:table-cell>
              <table:table-cell office:value-type="float" office:value="55.78">
                <text:p>55.78</text:p>
              </table:table-cell>
              <table:table-cell office:value-type="float" office:value="57.95">
                <text:p>57.95</text:p>
              </table:table-cell>
              <table:table-cell office:value-type="float" office:value="56.66">
                <text:p>56.66</text:p>
              </table:table-cell>
              <table:table-cell office:value-type="float" office:value="56.72">
                <text:p>56.72</text:p>
              </table:table-cell>
              <table:table-cell office:value-type="float" office:value="53.96">
                <text:p>53.96</text:p>
              </table:table-cell>
              <table:table-cell office:value-type="float" office:value="58.48">
                <text:p>58.48</text:p>
              </table:table-cell>
              <table:table-cell office:value-type="float" office:value="56.76">
                <text:p>56.76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.8">
                <text:p>59.8</text:p>
              </table:table-cell>
              <table:table-cell office:value-type="float" office:value="43.55">
                <text:p>43.55</text:p>
              </table:table-cell>
              <table:table-cell office:value-type="float" office:value="52.05">
                <text:p>52.05</text:p>
              </table:table-cell>
              <table:table-cell office:value-type="float" office:value="49.91">
                <text:p>49.91</text:p>
              </table:table-cell>
              <table:table-cell office:value-type="float" office:value="56.22">
                <text:p>56.22</text:p>
              </table:table-cell>
              <table:table-cell office:value-type="float" office:value="60.74">
                <text:p>60.74</text:p>
              </table:table-cell>
              <table:table-cell office:value-type="float" office:value="54.18">
                <text:p>54.18</text:p>
              </table:table-cell>
              <table:table-cell office:value-type="float" office:value="60.61">
                <text:p>60.61</text:p>
              </table:table-cell>
              <table:table-cell office:value-type="float" office:value="58.79">
                <text:p>58.79</text:p>
              </table:table-cell>
              <table:table-cell office:value-type="float" office:value="59.72">
                <text:p>59.72</text:p>
              </table:table-cell>
              <table:table-cell office:value-type="float" office:value="54.03">
                <text:p>54.03</text:p>
              </table:table-cell>
              <table:table-cell office:value-type="float" office:value="60.92">
                <text:p>60.92</text:p>
              </table:table-cell>
              <table:table-cell office:value-type="float" office:value="57.52">
                <text:p>57.52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.8">
                <text:p>44.8</text:p>
              </table:table-cell>
              <table:table-cell office:value-type="float" office:value="32.19">
                <text:p>32.19</text:p>
              </table:table-cell>
              <table:table-cell office:value-type="float" office:value="38.64">
                <text:p>38.64</text:p>
              </table:table-cell>
              <table:table-cell office:value-type="float" office:value="36.94">
                <text:p>36.94</text:p>
              </table:table-cell>
              <table:table-cell office:value-type="float" office:value="41.96">
                <text:p>41.96</text:p>
              </table:table-cell>
              <table:table-cell office:value-type="float" office:value="44.67">
                <text:p>44.67</text:p>
              </table:table-cell>
              <table:table-cell office:value-type="float" office:value="41.48">
                <text:p>41.48</text:p>
              </table:table-cell>
              <table:table-cell office:value-type="float" office:value="45.48">
                <text:p>45.48</text:p>
              </table:table-cell>
              <table:table-cell office:value-type="float" office:value="44.01">
                <text:p>44.01</text:p>
              </table:table-cell>
              <table:table-cell office:value-type="float" office:value="44.98">
                <text:p>44.98</text:p>
              </table:table-cell>
              <table:table-cell office:value-type="float" office:value="40.22">
                <text:p>40.22</text:p>
              </table:table-cell>
              <table:table-cell office:value-type="float" office:value="46.5">
                <text:p>46.5</text:p>
              </table:table-cell>
              <table:table-cell office:value-type="float" office:value="43.47">
                <text:p>43.4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.1">
                <text:p>74.1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5">
                <text:p>77.55</text:p>
              </table:table-cell>
              <table:table-cell office:value-type="float" office:value="77.56">
                <text:p>77.5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.7">
                <text:p>65.7</text:p>
              </table:table-cell>
              <table:table-cell office:value-type="float" office:value="52.12">
                <text:p>52.12</text:p>
              </table:table-cell>
              <table:table-cell office:value-type="float" office:value="60.81">
                <text:p>60.81</text:p>
              </table:table-cell>
              <table:table-cell office:value-type="float" office:value="59.11">
                <text:p>59.11</text:p>
              </table:table-cell>
              <table:table-cell office:value-type="float" office:value="64.13">
                <text:p>64.13</text:p>
              </table:table-cell>
              <table:table-cell office:value-type="float" office:value="66.36">
                <text:p>66.36</text:p>
              </table:table-cell>
              <table:table-cell office:value-type="float" office:value="63.65">
                <text:p>63.65</text:p>
              </table:table-cell>
              <table:table-cell office:value-type="float" office:value="67.4">
                <text:p>67.4</text:p>
              </table:table-cell>
              <table:table-cell office:value-type="float" office:value="66.18">
                <text:p>66.18</text:p>
              </table:table-cell>
              <table:table-cell office:value-type="float" office:value="66.12">
                <text:p>66.12</text:p>
              </table:table-cell>
              <table:table-cell office:value-type="float" office:value="62.39">
                <text:p>62.39</text:p>
              </table:table-cell>
              <table:table-cell office:value-type="float" office:value="67.86">
                <text:p>67.86</text:p>
              </table:table-cell>
              <table:table-cell office:value-type="float" office:value="65.64">
                <text:p>65.64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9.9">
                <text:p>49.9</text:p>
              </table:table-cell>
              <table:table-cell office:value-type="float" office:value="34">
                <text:p>34</text:p>
              </table:table-cell>
              <table:table-cell office:value-type="float" office:value="41.52">
                <text:p>41.52</text:p>
              </table:table-cell>
              <table:table-cell office:value-type="float" office:value="39.38">
                <text:p>39.38</text:p>
              </table:table-cell>
              <table:table-cell office:value-type="float" office:value="45.69">
                <text:p>45.69</text:p>
              </table:table-cell>
              <table:table-cell office:value-type="float" office:value="50.05">
                <text:p>50.05</text:p>
              </table:table-cell>
              <table:table-cell office:value-type="float" office:value="43.65">
                <text:p>43.65</text:p>
              </table:table-cell>
              <table:table-cell office:value-type="float" office:value="49.83">
                <text:p>49.83</text:p>
              </table:table-cell>
              <table:table-cell office:value-type="float" office:value="48.26">
                <text:p>48.26</text:p>
              </table:table-cell>
              <table:table-cell office:value-type="float" office:value="49.63">
                <text:p>49.63</text:p>
              </table:table-cell>
              <table:table-cell office:value-type="float" office:value="43.5">
                <text:p>43.5</text:p>
              </table:table-cell>
              <table:table-cell office:value-type="float" office:value="50.73">
                <text:p>50.73</text:p>
              </table:table-cell>
              <table:table-cell office:value-type="float" office:value="46.99">
                <text:p>46.99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.1">
                <text:p>32.1</text:p>
              </table:table-cell>
              <table:table-cell office:value-type="float" office:value="18.41">
                <text:p>18.41</text:p>
              </table:table-cell>
              <table:table-cell office:value-type="float" office:value="22.92">
                <text:p>22.92</text:p>
              </table:table-cell>
              <table:table-cell office:value-type="float" office:value="21.22">
                <text:p>21.22</text:p>
              </table:table-cell>
              <table:table-cell office:value-type="float" office:value="26.24">
                <text:p>26.24</text:p>
              </table:table-cell>
              <table:table-cell office:value-type="float" office:value="30.46">
                <text:p>30.46</text:p>
              </table:table-cell>
              <table:table-cell office:value-type="float" office:value="25.76">
                <text:p>25.76</text:p>
              </table:table-cell>
              <table:table-cell office:value-type="float" office:value="31.25">
                <text:p>31.25</text:p>
              </table:table-cell>
              <table:table-cell office:value-type="float" office:value="28.29">
                <text:p>28.29</text:p>
              </table:table-cell>
              <table:table-cell office:value-type="float" office:value="30.16">
                <text:p>30.16</text:p>
              </table:table-cell>
              <table:table-cell office:value-type="float" office:value="24.5">
                <text:p>24.5</text:p>
              </table:table-cell>
              <table:table-cell office:value-type="float" office:value="31.47">
                <text:p>31.47</text:p>
              </table:table-cell>
              <table:table-cell office:value-type="float" office:value="27.75">
                <text:p>27.75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6.2">
                <text:p>76.2</text:p>
              </table:table-cell>
              <table:table-cell office:value-type="float" office:value="65.55">
                <text:p>65.55</text:p>
              </table:table-cell>
              <table:table-cell office:value-type="float" office:value="75.93">
                <text:p>75.93</text:p>
              </table:table-cell>
              <table:table-cell office:value-type="float" office:value="74.37">
                <text:p>74.37</text:p>
              </table:table-cell>
              <table:table-cell office:value-type="float" office:value="78.54">
                <text:p>78.54</text:p>
              </table:table-cell>
              <table:table-cell office:value-type="float" office:value="77.11">
                <text:p>77.11</text:p>
              </table:table-cell>
              <table:table-cell office:value-type="float" office:value="81.23">
                <text:p>81.23</text:p>
              </table:table-cell>
              <table:table-cell office:value-type="float" office:value="79.24">
                <text:p>79.24</text:p>
              </table:table-cell>
              <table:table-cell office:value-type="float" office:value="75.12">
                <text:p>75.12</text:p>
              </table:table-cell>
              <table:table-cell office:value-type="float" office:value="75.38">
                <text:p>75.38</text:p>
              </table:table-cell>
              <table:table-cell office:value-type="float" office:value="72.42">
                <text:p>72.42</text:p>
              </table:table-cell>
              <table:table-cell office:value-type="float" office:value="77.1">
                <text:p>77.1</text:p>
              </table:table-cell>
              <table:table-cell office:value-type="float" office:value="75.22">
                <text:p>75.22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.3">
                <text:p>55.3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96">
                <text:p>55.96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.4">
                <text:p>41.4</text:p>
              </table:table-cell>
              <table:table-cell office:value-type="float" office:value="28.67">
                <text:p>28.67</text:p>
              </table:table-cell>
              <table:table-cell office:value-type="float" office:value="35.19">
                <text:p>35.19</text:p>
              </table:table-cell>
              <table:table-cell office:value-type="float" office:value="33.48">
                <text:p>33.48</text:p>
              </table:table-cell>
              <table:table-cell office:value-type="float" office:value="38.51">
                <text:p>38.51</text:p>
              </table:table-cell>
              <table:table-cell office:value-type="float" office:value="40.9">
                <text:p>40.9</text:p>
              </table:table-cell>
              <table:table-cell office:value-type="float" office:value="38.02">
                <text:p>38.02</text:p>
              </table:table-cell>
              <table:table-cell office:value-type="float" office:value="41.63">
                <text:p>41.63</text:p>
              </table:table-cell>
              <table:table-cell office:value-type="float" office:value="40.55">
                <text:p>40.55</text:p>
              </table:table-cell>
              <table:table-cell office:value-type="float" office:value="41.49">
                <text:p>41.49</text:p>
              </table:table-cell>
              <table:table-cell office:value-type="float" office:value="36.76">
                <text:p>36.76</text:p>
              </table:table-cell>
              <table:table-cell office:value-type="float" office:value="43.02">
                <text:p>43.02</text:p>
              </table:table-cell>
              <table:table-cell office:value-type="float" office:value="40.02">
                <text:p>40.02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.7">
                <text:p>64.7</text:p>
              </table:table-cell>
              <table:table-cell office:value-type="float" office:value="51.43">
                <text:p>51.43</text:p>
              </table:table-cell>
              <table:table-cell office:value-type="float" office:value="59.59">
                <text:p>59.59</text:p>
              </table:table-cell>
              <table:table-cell office:value-type="float" office:value="57.88">
                <text:p>57.88</text:p>
              </table:table-cell>
              <table:table-cell office:value-type="float" office:value="62.91">
                <text:p>62.91</text:p>
              </table:table-cell>
              <table:table-cell office:value-type="float" office:value="65.59">
                <text:p>65.59</text:p>
              </table:table-cell>
              <table:table-cell office:value-type="float" office:value="62.43">
                <text:p>62.43</text:p>
              </table:table-cell>
              <table:table-cell office:value-type="float" office:value="66.67">
                <text:p>66.67</text:p>
              </table:table-cell>
              <table:table-cell office:value-type="float" office:value="64.95">
                <text:p>64.95</text:p>
              </table:table-cell>
              <table:table-cell office:value-type="float" office:value="65.15">
                <text:p>65.15</text:p>
              </table:table-cell>
              <table:table-cell office:value-type="float" office:value="61.16">
                <text:p>61.16</text:p>
              </table:table-cell>
              <table:table-cell office:value-type="float" office:value="66.86">
                <text:p>66.86</text:p>
              </table:table-cell>
              <table:table-cell office:value-type="float" office:value="64.42">
                <text:p>64.42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.9">
                <text:p>49.9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8">
                <text:p>52.08</text:p>
              </table:table-cell>
              <table:table-cell office:value-type="float" office:value="52.09">
                <text:p>52.09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.7">
                <text:p>41.7</text:p>
              </table:table-cell>
              <table:table-cell office:value-type="float" office:value="28.68">
                <text:p>28.68</text:p>
              </table:table-cell>
              <table:table-cell office:value-type="float" office:value="33.55">
                <text:p>33.55</text:p>
              </table:table-cell>
              <table:table-cell office:value-type="float" office:value="31.85">
                <text:p>31.85</text:p>
              </table:table-cell>
              <table:table-cell office:value-type="float" office:value="36.87">
                <text:p>36.87</text:p>
              </table:table-cell>
              <table:table-cell office:value-type="float" office:value="41.63">
                <text:p>41.63</text:p>
              </table:table-cell>
              <table:table-cell office:value-type="float" office:value="36.39">
                <text:p>36.39</text:p>
              </table:table-cell>
              <table:table-cell office:value-type="float" office:value="42.62">
                <text:p>42.62</text:p>
              </table:table-cell>
              <table:table-cell office:value-type="float" office:value="38.92">
                <text:p>38.92</text:p>
              </table:table-cell>
              <table:table-cell office:value-type="float" office:value="40.63">
                <text:p>40.63</text:p>
              </table:table-cell>
              <table:table-cell office:value-type="float" office:value="35.13">
                <text:p>35.13</text:p>
              </table:table-cell>
              <table:table-cell office:value-type="float" office:value="41.99">
                <text:p>41.99</text:p>
              </table:table-cell>
              <table:table-cell office:value-type="float" office:value="38.38">
                <text:p>38.38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6.1">
                <text:p>66.1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8">
                <text:p>65.78</text:p>
              </table:table-cell>
              <table:table-cell office:value-type="float" office:value="65.79">
                <text:p>65.79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.2">
                <text:p>61.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59.82">
                <text:p>59.82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.8">
                <text:p>65.8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4">
                <text:p>66.24</text:p>
              </table:table-cell>
              <table:table-cell office:value-type="float" office:value="66.25">
                <text:p>66.25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7.8">
                <text:p>47.8</text:p>
              </table:table-cell>
              <table:table-cell office:value-type="float" office:value="34.67">
                <text:p>34.67</text:p>
              </table:table-cell>
              <table:table-cell office:value-type="float" office:value="45.55">
                <text:p>45.55</text:p>
              </table:table-cell>
              <table:table-cell office:value-type="float" office:value="43.36">
                <text:p>43.36</text:p>
              </table:table-cell>
              <table:table-cell office:value-type="float" office:value="49.21">
                <text:p>49.21</text:p>
              </table:table-cell>
              <table:table-cell office:value-type="float" office:value="48.12">
                <text:p>48.12</text:p>
              </table:table-cell>
              <table:table-cell office:value-type="float" office:value="51.71">
                <text:p>51.71</text:p>
              </table:table-cell>
              <table:table-cell office:value-type="float" office:value="49.3">
                <text:p>49.3</text:p>
              </table:table-cell>
              <table:table-cell office:value-type="float" office:value="44.4">
                <text:p>44.4</text:p>
              </table:table-cell>
              <table:table-cell office:value-type="float" office:value="46.36">
                <text:p>46.36</text:p>
              </table:table-cell>
              <table:table-cell office:value-type="float" office:value="40.61">
                <text:p>40.61</text:p>
              </table:table-cell>
              <table:table-cell office:value-type="float" office:value="47.67">
                <text:p>47.67</text:p>
              </table:table-cell>
              <table:table-cell office:value-type="float" office:value="43.87">
                <text:p>43.8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2">
                <text:p>62.2</text:p>
              </table:table-cell>
              <table:table-cell office:value-type="float" office:value="60.6">
                <text:p>60.6</text:p>
              </table:table-cell>
              <table:table-cell office:value-type="float" office:value="62.64">
                <text:p>62.64</text:p>
              </table:table-cell>
              <table:table-cell office:value-type="float" office:value="62.26">
                <text:p>62.26</text:p>
              </table:table-cell>
              <table:table-cell office:value-type="float" office:value="63.39">
                <text:p>63.39</text:p>
              </table:table-cell>
              <table:table-cell office:value-type="float" office:value="63.9">
                <text:p>63.9</text:p>
              </table:table-cell>
              <table:table-cell office:value-type="float" office:value="64.05">
                <text:p>64.05</text:p>
              </table:table-cell>
              <table:table-cell office:value-type="float" office:value="64.96">
                <text:p>64.96</text:p>
              </table:table-cell>
              <table:table-cell office:value-type="float" office:value="63.84">
                <text:p>63.84</text:p>
              </table:table-cell>
              <table:table-cell office:value-type="float" office:value="63.87">
                <text:p>63.87</text:p>
              </table:table-cell>
              <table:table-cell office:value-type="float" office:value="62.99">
                <text:p>62.99</text:p>
              </table:table-cell>
              <table:table-cell office:value-type="float" office:value="64.72">
                <text:p>64.72</text:p>
              </table:table-cell>
              <table:table-cell office:value-type="float" office:value="64.22">
                <text:p>64.2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3.1">
                <text:p>73.1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29">
                <text:p>74.29</text:p>
              </table:table-cell>
              <table:table-cell office:value-type="float" office:value="74.3">
                <text:p>74.3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">
                <text:p>41</text:p>
              </table:table-cell>
              <table:table-cell office:value-type="float" office:value="26.73">
                <text:p>26.73</text:p>
              </table:table-cell>
              <table:table-cell office:value-type="float" office:value="34.31">
                <text:p>34.31</text:p>
              </table:table-cell>
              <table:table-cell office:value-type="float" office:value="32.17">
                <text:p>32.17</text:p>
              </table:table-cell>
              <table:table-cell office:value-type="float" office:value="38.48">
                <text:p>38.48</text:p>
              </table:table-cell>
              <table:table-cell office:value-type="float" office:value="42">
                <text:p>42</text:p>
              </table:table-cell>
              <table:table-cell office:value-type="float" office:value="36.44">
                <text:p>36.44</text:p>
              </table:table-cell>
              <table:table-cell office:value-type="float" office:value="41.64">
                <text:p>41.64</text:p>
              </table:table-cell>
              <table:table-cell office:value-type="float" office:value="41.05">
                <text:p>41.05</text:p>
              </table:table-cell>
              <table:table-cell office:value-type="float" office:value="42.38">
                <text:p>42.38</text:p>
              </table:table-cell>
              <table:table-cell office:value-type="float" office:value="36.29">
                <text:p>36.29</text:p>
              </table:table-cell>
              <table:table-cell office:value-type="float" office:value="43.48">
                <text:p>43.48</text:p>
              </table:table-cell>
              <table:table-cell office:value-type="float" office:value="39.78">
                <text:p>39.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.1">
                <text:p>62.1</text:p>
              </table:table-cell>
              <table:table-cell office:value-type="float" office:value="46.15">
                <text:p>46.15</text:p>
              </table:table-cell>
              <table:table-cell office:value-type="float" office:value="56.48">
                <text:p>56.48</text:p>
              </table:table-cell>
              <table:table-cell office:value-type="float" office:value="54.34">
                <text:p>54.34</text:p>
              </table:table-cell>
              <table:table-cell office:value-type="float" office:value="60.65">
                <text:p>60.65</text:p>
              </table:table-cell>
              <table:table-cell office:value-type="float" office:value="63.56">
                <text:p>63.56</text:p>
              </table:table-cell>
              <table:table-cell office:value-type="float" office:value="58.61">
                <text:p>58.61</text:p>
              </table:table-cell>
              <table:table-cell office:value-type="float" office:value="63.29">
                <text:p>63.29</text:p>
              </table:table-cell>
              <table:table-cell office:value-type="float" office:value="63.22">
                <text:p>63.22</text:p>
              </table:table-cell>
              <table:table-cell office:value-type="float" office:value="63.27">
                <text:p>63.27</text:p>
              </table:table-cell>
              <table:table-cell office:value-type="float" office:value="58.46">
                <text:p>58.46</text:p>
              </table:table-cell>
              <table:table-cell office:value-type="float" office:value="64.59">
                <text:p>64.59</text:p>
              </table:table-cell>
              <table:table-cell office:value-type="float" office:value="61.95">
                <text:p>61.95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.4">
                <text:p>58.4</text:p>
              </table:table-cell>
              <table:table-cell office:value-type="float" office:value="48.58">
                <text:p>48.58</text:p>
              </table:table-cell>
              <table:table-cell office:value-type="float" office:value="54.39">
                <text:p>54.39</text:p>
              </table:table-cell>
              <table:table-cell office:value-type="float" office:value="53.18">
                <text:p>53.18</text:p>
              </table:table-cell>
              <table:table-cell office:value-type="float" office:value="56.75">
                <text:p>56.75</text:p>
              </table:table-cell>
              <table:table-cell office:value-type="float" office:value="58.52">
                <text:p>58.52</text:p>
              </table:table-cell>
              <table:table-cell office:value-type="float" office:value="57.33">
                <text:p>57.33</text:p>
              </table:table-cell>
              <table:table-cell office:value-type="float" office:value="60.16">
                <text:p>60.16</text:p>
              </table:table-cell>
              <table:table-cell office:value-type="float" office:value="58.21">
                <text:p>58.21</text:p>
              </table:table-cell>
              <table:table-cell office:value-type="float" office:value="58.43">
                <text:p>58.43</text:p>
              </table:table-cell>
              <table:table-cell office:value-type="float" office:value="55.51">
                <text:p>55.51</text:p>
              </table:table-cell>
              <table:table-cell office:value-type="float" office:value="60.16">
                <text:p>60.16</text:p>
              </table:table-cell>
              <table:table-cell office:value-type="float" office:value="58.31">
                <text:p>58.31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">
                <text:p>29</text:p>
              </table:table-cell>
              <table:table-cell office:value-type="float" office:value="13.39">
                <text:p>13.39</text:p>
              </table:table-cell>
              <table:table-cell office:value-type="float" office:value="18.59">
                <text:p>18.59</text:p>
              </table:table-cell>
              <table:table-cell office:value-type="float" office:value="16.45">
                <text:p>16.45</text:p>
              </table:table-cell>
              <table:table-cell office:value-type="float" office:value="22.76">
                <text:p>22.76</text:p>
              </table:table-cell>
              <table:table-cell office:value-type="float" office:value="28.14">
                <text:p>28.14</text:p>
              </table:table-cell>
              <table:table-cell office:value-type="float" office:value="20.72">
                <text:p>20.72</text:p>
              </table:table-cell>
              <table:table-cell office:value-type="float" office:value="27.88">
                <text:p>27.88</text:p>
              </table:table-cell>
              <table:table-cell office:value-type="float" office:value="25.33">
                <text:p>25.33</text:p>
              </table:table-cell>
              <table:table-cell office:value-type="float" office:value="27.77">
                <text:p>27.77</text:p>
              </table:table-cell>
              <table:table-cell office:value-type="float" office:value="20.57">
                <text:p>20.57</text:p>
              </table:table-cell>
              <table:table-cell office:value-type="float" office:value="28.66">
                <text:p>28.66</text:p>
              </table:table-cell>
              <table:table-cell office:value-type="float" office:value="24.06">
                <text:p>24.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">
                <text:p>80</text:p>
              </table:table-cell>
              <table:table-cell office:value-type="float" office:value="77.17">
                <text:p>77.17</text:p>
              </table:table-cell>
              <table:table-cell office:value-type="float" office:value="79.5">
                <text:p>79.5</text:p>
              </table:table-cell>
              <table:table-cell office:value-type="float" office:value="79.12">
                <text:p>79.12</text:p>
              </table:table-cell>
              <table:table-cell office:value-type="float" office:value="80.24">
                <text:p>80.24</text:p>
              </table:table-cell>
              <table:table-cell office:value-type="float" office:value="80.87">
                <text:p>80.87</text:p>
              </table:table-cell>
              <table:table-cell office:value-type="float" office:value="80.91">
                <text:p>80.91</text:p>
              </table:table-cell>
              <table:table-cell office:value-type="float" office:value="82.09">
                <text:p>82.09</text:p>
              </table:table-cell>
              <table:table-cell office:value-type="float" office:value="80.7">
                <text:p>80.7</text:p>
              </table:table-cell>
              <table:table-cell office:value-type="float" office:value="80.6">
                <text:p>80.6</text:p>
              </table:table-cell>
              <table:table-cell office:value-type="float" office:value="79.85">
                <text:p>79.85</text:p>
              </table:table-cell>
              <table:table-cell office:value-type="float" office:value="81.5">
                <text:p>81.5</text:p>
              </table:table-cell>
              <table:table-cell office:value-type="float" office:value="81.08">
                <text:p>81.0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">
                <text:p>67</text:p>
              </table:table-cell>
              <table:table-cell office:value-type="float" office:value="64.6">
                <text:p>64.6</text:p>
              </table:table-cell>
              <table:table-cell office:value-type="float" office:value="66.58">
                <text:p>66.58</text:p>
              </table:table-cell>
              <table:table-cell office:value-type="float" office:value="66.2">
                <text:p>66.2</text:p>
              </table:table-cell>
              <table:table-cell office:value-type="float" office:value="67.32">
                <text:p>67.32</text:p>
              </table:table-cell>
              <table:table-cell office:value-type="float" office:value="67.78">
                <text:p>67.78</text:p>
              </table:table-cell>
              <table:table-cell office:value-type="float" office:value="67.99">
                <text:p>67.99</text:p>
              </table:table-cell>
              <table:table-cell office:value-type="float" office:value="68.86">
                <text:p>68.86</text:p>
              </table:table-cell>
              <table:table-cell office:value-type="float" office:value="67.78">
                <text:p>67.78</text:p>
              </table:table-cell>
              <table:table-cell office:value-type="float" office:value="67.84">
                <text:p>67.84</text:p>
              </table:table-cell>
              <table:table-cell office:value-type="float" office:value="66.93">
                <text:p>66.93</text:p>
              </table:table-cell>
              <table:table-cell office:value-type="float" office:value="68.68">
                <text:p>68.68</text:p>
              </table:table-cell>
              <table:table-cell office:value-type="float" office:value="68.16">
                <text:p>68.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.1">
                <text:p>38.1</text:p>
              </table:table-cell>
              <table:table-cell office:value-type="float" office:value="23.2">
                <text:p>23.2</text:p>
              </table:table-cell>
              <table:table-cell office:value-type="float" office:value="30.85">
                <text:p>30.85</text:p>
              </table:table-cell>
              <table:table-cell office:value-type="float" office:value="28.71">
                <text:p>28.71</text:p>
              </table:table-cell>
              <table:table-cell office:value-type="float" office:value="35.02">
                <text:p>35.02</text:p>
              </table:table-cell>
              <table:table-cell office:value-type="float" office:value="38.16">
                <text:p>38.16</text:p>
              </table:table-cell>
              <table:table-cell office:value-type="float" office:value="32.98">
                <text:p>32.98</text:p>
              </table:table-cell>
              <table:table-cell office:value-type="float" office:value="37.73">
                <text:p>37.73</text:p>
              </table:table-cell>
              <table:table-cell office:value-type="float" office:value="37.59">
                <text:p>37.59</text:p>
              </table:table-cell>
              <table:table-cell office:value-type="float" office:value="38.88">
                <text:p>38.88</text:p>
              </table:table-cell>
              <table:table-cell office:value-type="float" office:value="32.83">
                <text:p>32.83</text:p>
              </table:table-cell>
              <table:table-cell office:value-type="float" office:value="39.98">
                <text:p>39.98</text:p>
              </table:table-cell>
              <table:table-cell office:value-type="float" office:value="36.32">
                <text:p>36.32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.9">
                <text:p>60.9</text:p>
              </table:table-cell>
              <table:table-cell office:value-type="float" office:value="45.58">
                <text:p>45.58</text:p>
              </table:table-cell>
              <table:table-cell office:value-type="float" office:value="55.25">
                <text:p>55.25</text:p>
              </table:table-cell>
              <table:table-cell office:value-type="float" office:value="53.12">
                <text:p>53.12</text:p>
              </table:table-cell>
              <table:table-cell office:value-type="float" office:value="59.43">
                <text:p>59.43</text:p>
              </table:table-cell>
              <table:table-cell office:value-type="float" office:value="62.9">
                <text:p>62.9</text:p>
              </table:table-cell>
              <table:table-cell office:value-type="float" office:value="57.38">
                <text:p>57.38</text:p>
              </table:table-cell>
              <table:table-cell office:value-type="float" office:value="62.68">
                <text:p>62.68</text:p>
              </table:table-cell>
              <table:table-cell office:value-type="float" office:value="62">
                <text:p>62</text:p>
              </table:table-cell>
              <table:table-cell office:value-type="float" office:value="62.36">
                <text:p>62.36</text:p>
              </table:table-cell>
              <table:table-cell office:value-type="float" office:value="57.24">
                <text:p>57.24</text:p>
              </table:table-cell>
              <table:table-cell office:value-type="float" office:value="63.65">
                <text:p>63.65</text:p>
              </table:table-cell>
              <table:table-cell office:value-type="float" office:value="60.73">
                <text:p>60.73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.4">
                <text:p>34.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3.94">
                <text:p>33.94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">
                <text:p>38</text:p>
              </table:table-cell>
              <table:table-cell office:value-type="float" office:value="23.56">
                <text:p>23.56</text:p>
              </table:table-cell>
              <table:table-cell office:value-type="float" office:value="29.22">
                <text:p>29.22</text:p>
              </table:table-cell>
              <table:table-cell office:value-type="float" office:value="27.08">
                <text:p>27.08</text:p>
              </table:table-cell>
              <table:table-cell office:value-type="float" office:value="33.39">
                <text:p>33.39</text:p>
              </table:table-cell>
              <table:table-cell office:value-type="float" office:value="39.44">
                <text:p>39.44</text:p>
              </table:table-cell>
              <table:table-cell office:value-type="float" office:value="31.35">
                <text:p>31.35</text:p>
              </table:table-cell>
              <table:table-cell office:value-type="float" office:value="39.33">
                <text:p>39.33</text:p>
              </table:table-cell>
              <table:table-cell office:value-type="float" office:value="35.96">
                <text:p>35.96</text:p>
              </table:table-cell>
              <table:table-cell office:value-type="float" office:value="38.2">
                <text:p>38.2</text:p>
              </table:table-cell>
              <table:table-cell office:value-type="float" office:value="31.2">
                <text:p>31.2</text:p>
              </table:table-cell>
              <table:table-cell office:value-type="float" office:value="39.14">
                <text:p>39.14</text:p>
              </table:table-cell>
              <table:table-cell office:value-type="float" office:value="34.69">
                <text:p>34.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6.3">
                <text:p>76.3</text:p>
              </table:table-cell>
              <table:table-cell office:value-type="float" office:value="64.54">
                <text:p>64.54</text:p>
              </table:table-cell>
              <table:table-cell office:value-type="float" office:value="71.25">
                <text:p>71.25</text:p>
              </table:table-cell>
              <table:table-cell office:value-type="float" office:value="70.04">
                <text:p>70.04</text:p>
              </table:table-cell>
              <table:table-cell office:value-type="float" office:value="73.61">
                <text:p>73.61</text:p>
              </table:table-cell>
              <table:table-cell office:value-type="float" office:value="75.71">
                <text:p>75.71</text:p>
              </table:table-cell>
              <table:table-cell office:value-type="float" office:value="74.19">
                <text:p>74.19</text:p>
              </table:table-cell>
              <table:table-cell office:value-type="float" office:value="77.66">
                <text:p>77.66</text:p>
              </table:table-cell>
              <table:table-cell office:value-type="float" office:value="75.07">
                <text:p>75.07</text:p>
              </table:table-cell>
              <table:table-cell office:value-type="float" office:value="74.89">
                <text:p>74.89</text:p>
              </table:table-cell>
              <table:table-cell office:value-type="float" office:value="72.37">
                <text:p>72.37</text:p>
              </table:table-cell>
              <table:table-cell office:value-type="float" office:value="76.72">
                <text:p>76.72</text:p>
              </table:table-cell>
              <table:table-cell office:value-type="float" office:value="75.17">
                <text:p>75.17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.3">
                <text:p>40.3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6.02">
                <text:p>46.02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2.9">
                <text:p>62.9</text:p>
              </table:table-cell>
              <table:table-cell office:value-type="float" office:value="52.7">
                <text:p>52.7</text:p>
              </table:table-cell>
              <table:table-cell office:value-type="float" office:value="58.33">
                <text:p>58.33</text:p>
              </table:table-cell>
              <table:table-cell office:value-type="float" office:value="57.12">
                <text:p>57.12</text:p>
              </table:table-cell>
              <table:table-cell office:value-type="float" office:value="60.69">
                <text:p>60.69</text:p>
              </table:table-cell>
              <table:table-cell office:value-type="float" office:value="62.27">
                <text:p>62.27</text:p>
              </table:table-cell>
              <table:table-cell office:value-type="float" office:value="61.26">
                <text:p>61.26</text:p>
              </table:table-cell>
              <table:table-cell office:value-type="float" office:value="63.95">
                <text:p>63.95</text:p>
              </table:table-cell>
              <table:table-cell office:value-type="float" office:value="62.14">
                <text:p>62.14</text:p>
              </table:table-cell>
              <table:table-cell office:value-type="float" office:value="62.46">
                <text:p>62.46</text:p>
              </table:table-cell>
              <table:table-cell office:value-type="float" office:value="59.45">
                <text:p>59.45</text:p>
              </table:table-cell>
              <table:table-cell office:value-type="float" office:value="64.17">
                <text:p>64.17</text:p>
              </table:table-cell>
              <table:table-cell office:value-type="float" office:value="62.25">
                <text:p>62.25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.4">
                <text:p>59.4</text:p>
              </table:table-cell>
              <table:table-cell office:value-type="float" office:value="56.02">
                <text:p>56.02</text:p>
              </table:table-cell>
              <table:table-cell office:value-type="float" office:value="58.02">
                <text:p>58.02</text:p>
              </table:table-cell>
              <table:table-cell office:value-type="float" office:value="57.64">
                <text:p>57.64</text:p>
              </table:table-cell>
              <table:table-cell office:value-type="float" office:value="58.77">
                <text:p>58.77</text:p>
              </table:table-cell>
              <table:table-cell office:value-type="float" office:value="59.04">
                <text:p>59.04</text:p>
              </table:table-cell>
              <table:table-cell office:value-type="float" office:value="59.43">
                <text:p>59.43</text:p>
              </table:table-cell>
              <table:table-cell office:value-type="float" office:value="60.04">
                <text:p>60.04</text:p>
              </table:table-cell>
              <table:table-cell office:value-type="float" office:value="59.22">
                <text:p>59.22</text:p>
              </table:table-cell>
              <table:table-cell office:value-type="float" office:value="59.27">
                <text:p>59.27</text:p>
              </table:table-cell>
              <table:table-cell office:value-type="float" office:value="58.38">
                <text:p>58.38</text:p>
              </table:table-cell>
              <table:table-cell office:value-type="float" office:value="60.12">
                <text:p>60.12</text:p>
              </table:table-cell>
              <table:table-cell office:value-type="float" office:value="59.6">
                <text:p>59.6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.4">
                <text:p>44.4</text:p>
              </table:table-cell>
              <table:table-cell office:value-type="float" office:value="29.65">
                <text:p>29.65</text:p>
              </table:table-cell>
              <table:table-cell office:value-type="float" office:value="42.89">
                <text:p>42.89</text:p>
              </table:table-cell>
              <table:table-cell office:value-type="float" office:value="40.13">
                <text:p>40.13</text:p>
              </table:table-cell>
              <table:table-cell office:value-type="float" office:value="47.48">
                <text:p>47.48</text:p>
              </table:table-cell>
              <table:table-cell office:value-type="float" office:value="46.17">
                <text:p>46.17</text:p>
              </table:table-cell>
              <table:table-cell office:value-type="float" office:value="49.19">
                <text:p>49.19</text:p>
              </table:table-cell>
              <table:table-cell office:value-type="float" office:value="46.24">
                <text:p>46.24</text:p>
              </table:table-cell>
              <table:table-cell office:value-type="float" office:value="41.45">
                <text:p>41.45</text:p>
              </table:table-cell>
              <table:table-cell office:value-type="float" office:value="43.99">
                <text:p>43.99</text:p>
              </table:table-cell>
              <table:table-cell office:value-type="float" office:value="36.68">
                <text:p>36.68</text:p>
              </table:table-cell>
              <table:table-cell office:value-type="float" office:value="44.87">
                <text:p>44.87</text:p>
              </table:table-cell>
              <table:table-cell office:value-type="float" office:value="40.17">
                <text:p>40.17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.9">
                <text:p>53.9</text:p>
              </table:table-cell>
              <table:table-cell office:value-type="float" office:value="44.08">
                <text:p>44.08</text:p>
              </table:table-cell>
              <table:table-cell office:value-type="float" office:value="49.77">
                <text:p>49.77</text:p>
              </table:table-cell>
              <table:table-cell office:value-type="float" office:value="48.56">
                <text:p>48.56</text:p>
              </table:table-cell>
              <table:table-cell office:value-type="float" office:value="52.14">
                <text:p>52.14</text:p>
              </table:table-cell>
              <table:table-cell office:value-type="float" office:value="53.18">
                <text:p>53.18</text:p>
              </table:table-cell>
              <table:table-cell office:value-type="float" office:value="52.71">
                <text:p>52.71</text:p>
              </table:table-cell>
              <table:table-cell office:value-type="float" office:value="54.66">
                <text:p>54.66</text:p>
              </table:table-cell>
              <table:table-cell office:value-type="float" office:value="53.59">
                <text:p>53.59</text:p>
              </table:table-cell>
              <table:table-cell office:value-type="float" office:value="53.87">
                <text:p>53.87</text:p>
              </table:table-cell>
              <table:table-cell office:value-type="float" office:value="50.89">
                <text:p>50.89</text:p>
              </table:table-cell>
              <table:table-cell office:value-type="float" office:value="55.58">
                <text:p>55.58</text:p>
              </table:table-cell>
              <table:table-cell office:value-type="float" office:value="53.69">
                <text:p>53.69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2.2">
                <text:p>62.2</text:p>
              </table:table-cell>
              <table:table-cell office:value-type="float" office:value="49.47">
                <text:p>49.47</text:p>
              </table:table-cell>
              <table:table-cell office:value-type="float" office:value="63.07">
                <text:p>63.07</text:p>
              </table:table-cell>
              <table:table-cell office:value-type="float" office:value="60.87">
                <text:p>60.87</text:p>
              </table:table-cell>
              <table:table-cell office:value-type="float" office:value="66.73">
                <text:p>66.73</text:p>
              </table:table-cell>
              <table:table-cell office:value-type="float" office:value="64.47">
                <text:p>64.47</text:p>
              </table:table-cell>
              <table:table-cell office:value-type="float" office:value="69.22">
                <text:p>69.22</text:p>
              </table:table-cell>
              <table:table-cell office:value-type="float" office:value="65.75">
                <text:p>65.75</text:p>
              </table:table-cell>
              <table:table-cell office:value-type="float" office:value="61.92">
                <text:p>61.92</text:p>
              </table:table-cell>
              <table:table-cell office:value-type="float" office:value="62.62">
                <text:p>62.62</text:p>
              </table:table-cell>
              <table:table-cell office:value-type="float" office:value="58.13">
                <text:p>58.13</text:p>
              </table:table-cell>
              <table:table-cell office:value-type="float" office:value="64.18">
                <text:p>64.18</text:p>
              </table:table-cell>
              <table:table-cell office:value-type="float" office:value="61.38">
                <text:p>61.38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3.5">
                <text:p>53.5</text:p>
              </table:table-cell>
              <table:table-cell office:value-type="float" office:value="40.52">
                <text:p>40.52</text:p>
              </table:table-cell>
              <table:table-cell office:value-type="float" office:value="48.86">
                <text:p>48.86</text:p>
              </table:table-cell>
              <table:table-cell office:value-type="float" office:value="47.16">
                <text:p>47.16</text:p>
              </table:table-cell>
              <table:table-cell office:value-type="float" office:value="52.18">
                <text:p>52.18</text:p>
              </table:table-cell>
              <table:table-cell office:value-type="float" office:value="53.05">
                <text:p>53.05</text:p>
              </table:table-cell>
              <table:table-cell office:value-type="float" office:value="51.7">
                <text:p>51.7</text:p>
              </table:table-cell>
              <table:table-cell office:value-type="float" office:value="53.77">
                <text:p>53.77</text:p>
              </table:table-cell>
              <table:table-cell office:value-type="float" office:value="54.23">
                <text:p>54.23</text:p>
              </table:table-cell>
              <table:table-cell office:value-type="float" office:value="54.33">
                <text:p>54.33</text:p>
              </table:table-cell>
              <table:table-cell office:value-type="float" office:value="50.44">
                <text:p>50.44</text:p>
              </table:table-cell>
              <table:table-cell office:value-type="float" office:value="56.04">
                <text:p>56.04</text:p>
              </table:table-cell>
              <table:table-cell office:value-type="float" office:value="53.69">
                <text:p>53.69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.8">
                <text:p>74.8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6.51">
                <text:p>76.51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.6">
                <text:p>73.6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1">
                <text:p>74.91</text:p>
              </table:table-cell>
              <table:table-cell office:value-type="float" office:value="74.92">
                <text:p>74.92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.3">
                <text:p>71.3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2.75">
                <text:p>72.75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.4">
                <text:p>70.4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7">
                <text:p>73.47</text:p>
              </table:table-cell>
              <table:table-cell office:value-type="float" office:value="73.48">
                <text:p>73.48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3.1">
                <text:p>33.1</text:p>
              </table:table-cell>
              <table:table-cell office:value-type="float" office:value="29.13">
                <text:p>29.13</text:p>
              </table:table-cell>
              <table:table-cell office:value-type="float" office:value="30.15">
                <text:p>30.15</text:p>
              </table:table-cell>
              <table:table-cell office:value-type="float" office:value="29.77">
                <text:p>29.77</text:p>
              </table:table-cell>
              <table:table-cell office:value-type="float" office:value="30.9">
                <text:p>30.9</text:p>
              </table:table-cell>
              <table:table-cell office:value-type="float" office:value="31.7">
                <text:p>31.7</text:p>
              </table:table-cell>
              <table:table-cell office:value-type="float" office:value="31.56">
                <text:p>31.56</text:p>
              </table:table-cell>
              <table:table-cell office:value-type="float" office:value="32.55">
                <text:p>32.55</text:p>
              </table:table-cell>
              <table:table-cell office:value-type="float" office:value="31.35">
                <text:p>31.35</text:p>
              </table:table-cell>
              <table:table-cell office:value-type="float" office:value="31.83">
                <text:p>31.83</text:p>
              </table:table-cell>
              <table:table-cell office:value-type="float" office:value="30.5">
                <text:p>30.5</text:p>
              </table:table-cell>
              <table:table-cell office:value-type="float" office:value="32.53">
                <text:p>32.53</text:p>
              </table:table-cell>
              <table:table-cell office:value-type="float" office:value="31.73">
                <text:p>31.73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.4">
                <text:p>49.4</text:p>
              </table:table-cell>
              <table:table-cell office:value-type="float" office:value="36.74">
                <text:p>36.74</text:p>
              </table:table-cell>
              <table:table-cell office:value-type="float" office:value="43.49">
                <text:p>43.49</text:p>
              </table:table-cell>
              <table:table-cell office:value-type="float" office:value="41.79">
                <text:p>41.79</text:p>
              </table:table-cell>
              <table:table-cell office:value-type="float" office:value="46.81">
                <text:p>46.81</text:p>
              </table:table-cell>
              <table:table-cell office:value-type="float" office:value="49.77">
                <text:p>49.77</text:p>
              </table:table-cell>
              <table:table-cell office:value-type="float" office:value="46.33">
                <text:p>46.33</text:p>
              </table:table-cell>
              <table:table-cell office:value-type="float" office:value="50.68">
                <text:p>50.68</text:p>
              </table:table-cell>
              <table:table-cell office:value-type="float" office:value="48.86">
                <text:p>48.86</text:p>
              </table:table-cell>
              <table:table-cell office:value-type="float" office:value="49.7">
                <text:p>49.7</text:p>
              </table:table-cell>
              <table:table-cell office:value-type="float" office:value="45.07">
                <text:p>45.07</text:p>
              </table:table-cell>
              <table:table-cell office:value-type="float" office:value="51.24">
                <text:p>51.24</text:p>
              </table:table-cell>
              <table:table-cell office:value-type="float" office:value="48.32">
                <text:p>48.32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1.8">
                <text:p>71.8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1">
                <text:p>72.31</text:p>
              </table:table-cell>
              <table:table-cell office:value-type="float" office:value="72.32">
                <text:p>72.3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.1">
                <text:p>29.1</text:p>
              </table:table-cell>
              <table:table-cell office:value-type="float" office:value="19.16">
                <text:p>19.16</text:p>
              </table:table-cell>
              <table:table-cell office:value-type="float" office:value="21.9">
                <text:p>21.9</text:p>
              </table:table-cell>
              <table:table-cell office:value-type="float" office:value="20.69">
                <text:p>20.69</text:p>
              </table:table-cell>
              <table:table-cell office:value-type="float" office:value="24.26">
                <text:p>24.26</text:p>
              </table:table-cell>
              <table:table-cell office:value-type="float" office:value="26.93">
                <text:p>26.93</text:p>
              </table:table-cell>
              <table:table-cell office:value-type="float" office:value="24.84">
                <text:p>24.84</text:p>
              </table:table-cell>
              <table:table-cell office:value-type="float" office:value="28.21">
                <text:p>28.21</text:p>
              </table:table-cell>
              <table:table-cell office:value-type="float" office:value="25.72">
                <text:p>25.72</text:p>
              </table:table-cell>
              <table:table-cell office:value-type="float" office:value="27.34">
                <text:p>27.34</text:p>
              </table:table-cell>
              <table:table-cell office:value-type="float" office:value="23.02">
                <text:p>23.02</text:p>
              </table:table-cell>
              <table:table-cell office:value-type="float" office:value="28.71">
                <text:p>28.71</text:p>
              </table:table-cell>
              <table:table-cell office:value-type="float" office:value="25.82">
                <text:p>25.82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3.3">
                <text:p>63.3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4.37">
                <text:p>64.37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.1">
                <text:p>56.1</text:p>
              </table:table-cell>
              <table:table-cell office:value-type="float" office:value="43.95">
                <text:p>43.95</text:p>
              </table:table-cell>
              <table:table-cell office:value-type="float" office:value="51.93">
                <text:p>51.93</text:p>
              </table:table-cell>
              <table:table-cell office:value-type="float" office:value="50.23">
                <text:p>50.23</text:p>
              </table:table-cell>
              <table:table-cell office:value-type="float" office:value="55.25">
                <text:p>55.25</text:p>
              </table:table-cell>
              <table:table-cell office:value-type="float" office:value="56.96">
                <text:p>56.96</text:p>
              </table:table-cell>
              <table:table-cell office:value-type="float" office:value="54.77">
                <text:p>54.77</text:p>
              </table:table-cell>
              <table:table-cell office:value-type="float" office:value="57.82">
                <text:p>57.82</text:p>
              </table:table-cell>
              <table:table-cell office:value-type="float" office:value="57.3">
                <text:p>57.3</text:p>
              </table:table-cell>
              <table:table-cell office:value-type="float" office:value="57.57">
                <text:p>57.57</text:p>
              </table:table-cell>
              <table:table-cell office:value-type="float" office:value="53.51">
                <text:p>53.51</text:p>
              </table:table-cell>
              <table:table-cell office:value-type="float" office:value="59.26">
                <text:p>59.26</text:p>
              </table:table-cell>
              <table:table-cell office:value-type="float" office:value="56.76">
                <text:p>56.76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">
                <text:p>59</text:p>
              </table:table-cell>
              <table:table-cell office:value-type="float" office:value="43.85">
                <text:p>43.85</text:p>
              </table:table-cell>
              <table:table-cell office:value-type="float" office:value="60.4">
                <text:p>60.4</text:p>
              </table:table-cell>
              <table:table-cell office:value-type="float" office:value="57.65">
                <text:p>57.65</text:p>
              </table:table-cell>
              <table:table-cell office:value-type="float" office:value="65">
                <text:p>65</text:p>
              </table:table-cell>
              <table:table-cell office:value-type="float" office:value="62.24">
                <text:p>62.24</text:p>
              </table:table-cell>
              <table:table-cell office:value-type="float" office:value="66.7">
                <text:p>66.7</text:p>
              </table:table-cell>
              <table:table-cell office:value-type="float" office:value="62.27">
                <text:p>62.27</text:p>
              </table:table-cell>
              <table:table-cell office:value-type="float" office:value="58.96">
                <text:p>58.96</text:p>
              </table:table-cell>
              <table:table-cell office:value-type="float" office:value="59.95">
                <text:p>59.95</text:p>
              </table:table-cell>
              <table:table-cell office:value-type="float" office:value="54.2">
                <text:p>54.2</text:p>
              </table:table-cell>
              <table:table-cell office:value-type="float" office:value="61.08">
                <text:p>61.08</text:p>
              </table:table-cell>
              <table:table-cell office:value-type="float" office:value="57.69">
                <text:p>57.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.1">
                <text:p>49.1</text:p>
              </table:table-cell>
              <table:table-cell office:value-type="float" office:value="34.65">
                <text:p>34.65</text:p>
              </table:table-cell>
              <table:table-cell office:value-type="float" office:value="44.53">
                <text:p>44.53</text:p>
              </table:table-cell>
              <table:table-cell office:value-type="float" office:value="42.39">
                <text:p>42.39</text:p>
              </table:table-cell>
              <table:table-cell office:value-type="float" office:value="48.7">
                <text:p>48.7</text:p>
              </table:table-cell>
              <table:table-cell office:value-type="float" office:value="49.94">
                <text:p>49.94</text:p>
              </table:table-cell>
              <table:table-cell office:value-type="float" office:value="46.66">
                <text:p>46.66</text:p>
              </table:table-cell>
              <table:table-cell office:value-type="float" office:value="49.4">
                <text:p>49.4</text:p>
              </table:table-cell>
              <table:table-cell office:value-type="float" office:value="51.27">
                <text:p>51.27</text:p>
              </table:table-cell>
              <table:table-cell office:value-type="float" office:value="51.51">
                <text:p>51.51</text:p>
              </table:table-cell>
              <table:table-cell office:value-type="float" office:value="46.51">
                <text:p>46.51</text:p>
              </table:table-cell>
              <table:table-cell office:value-type="float" office:value="52.81">
                <text:p>52.81</text:p>
              </table:table-cell>
              <table:table-cell office:value-type="float" office:value="50">
                <text:p>50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.5">
                <text:p>56.5</text:p>
              </table:table-cell>
              <table:table-cell office:value-type="float" office:value="53.02">
                <text:p>53.02</text:p>
              </table:table-cell>
              <table:table-cell office:value-type="float" office:value="55.96">
                <text:p>55.96</text:p>
              </table:table-cell>
              <table:table-cell office:value-type="float" office:value="55.47">
                <text:p>55.47</text:p>
              </table:table-cell>
              <table:table-cell office:value-type="float" office:value="56.78">
                <text:p>56.78</text:p>
              </table:table-cell>
              <table:table-cell office:value-type="float" office:value="56.68">
                <text:p>56.68</text:p>
              </table:table-cell>
              <table:table-cell office:value-type="float" office:value="58.12">
                <text:p>58.12</text:p>
              </table:table-cell>
              <table:table-cell office:value-type="float" office:value="57.79">
                <text:p>57.79</text:p>
              </table:table-cell>
              <table:table-cell office:value-type="float" office:value="55.71">
                <text:p>55.71</text:p>
              </table:table-cell>
              <table:table-cell office:value-type="float" office:value="55.98">
                <text:p>55.98</text:p>
              </table:table-cell>
              <table:table-cell office:value-type="float" office:value="54.86">
                <text:p>54.86</text:p>
              </table:table-cell>
              <table:table-cell office:value-type="float" office:value="56.75">
                <text:p>56.75</text:p>
              </table:table-cell>
              <table:table-cell office:value-type="float" office:value="56.09">
                <text:p>56.09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.1">
                <text:p>59.1</text:p>
              </table:table-cell>
              <table:table-cell office:value-type="float" office:value="56.56">
                <text:p>56.56</text:p>
              </table:table-cell>
              <table:table-cell office:value-type="float" office:value="58.3">
                <text:p>58.3</text:p>
              </table:table-cell>
              <table:table-cell office:value-type="float" office:value="57.92">
                <text:p>57.92</text:p>
              </table:table-cell>
              <table:table-cell office:value-type="float" office:value="59.05">
                <text:p>59.05</text:p>
              </table:table-cell>
              <table:table-cell office:value-type="float" office:value="59.76">
                <text:p>59.76</text:p>
              </table:table-cell>
              <table:table-cell office:value-type="float" office:value="59.71">
                <text:p>59.71</text:p>
              </table:table-cell>
              <table:table-cell office:value-type="float" office:value="60.81">
                <text:p>60.81</text:p>
              </table:table-cell>
              <table:table-cell office:value-type="float" office:value="59.51">
                <text:p>59.51</text:p>
              </table:table-cell>
              <table:table-cell office:value-type="float" office:value="59.67">
                <text:p>59.67</text:p>
              </table:table-cell>
              <table:table-cell office:value-type="float" office:value="58.66">
                <text:p>58.66</text:p>
              </table:table-cell>
              <table:table-cell office:value-type="float" office:value="60.47">
                <text:p>60.47</text:p>
              </table:table-cell>
              <table:table-cell office:value-type="float" office:value="59.88">
                <text:p>59.88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.1">
                <text:p>53.1</text:p>
              </table:table-cell>
              <table:table-cell office:value-type="float" office:value="42.08">
                <text:p>42.08</text:p>
              </table:table-cell>
              <table:table-cell office:value-type="float" office:value="50.89">
                <text:p>50.89</text:p>
              </table:table-cell>
              <table:table-cell office:value-type="float" office:value="49.33">
                <text:p>49.33</text:p>
              </table:table-cell>
              <table:table-cell office:value-type="float" office:value="53.49">
                <text:p>53.49</text:p>
              </table:table-cell>
              <table:table-cell office:value-type="float" office:value="53.22">
                <text:p>53.22</text:p>
              </table:table-cell>
              <table:table-cell office:value-type="float" office:value="56.19">
                <text:p>56.19</text:p>
              </table:table-cell>
              <table:table-cell office:value-type="float" office:value="55.1">
                <text:p>55.1</text:p>
              </table:table-cell>
              <table:table-cell office:value-type="float" office:value="50.07">
                <text:p>50.07</text:p>
              </table:table-cell>
              <table:table-cell office:value-type="float" office:value="51.05">
                <text:p>51.05</text:p>
              </table:table-cell>
              <table:table-cell office:value-type="float" office:value="47.38">
                <text:p>47.38</text:p>
              </table:table-cell>
              <table:table-cell office:value-type="float" office:value="52.56">
                <text:p>52.56</text:p>
              </table:table-cell>
              <table:table-cell office:value-type="float" office:value="50.18">
                <text:p>50.18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.6">
                <text:p>54.6</text:p>
              </table:table-cell>
              <table:table-cell office:value-type="float" office:value="45.12">
                <text:p>45.12</text:p>
              </table:table-cell>
              <table:table-cell office:value-type="float" office:value="50.05">
                <text:p>50.05</text:p>
              </table:table-cell>
              <table:table-cell office:value-type="float" office:value="48.84">
                <text:p>48.84</text:p>
              </table:table-cell>
              <table:table-cell office:value-type="float" office:value="52.42">
                <text:p>52.42</text:p>
              </table:table-cell>
              <table:table-cell office:value-type="float" office:value="54.79">
                <text:p>54.79</text:p>
              </table:table-cell>
              <table:table-cell office:value-type="float" office:value="52.99">
                <text:p>52.99</text:p>
              </table:table-cell>
              <table:table-cell office:value-type="float" office:value="56.45">
                <text:p>56.45</text:p>
              </table:table-cell>
              <table:table-cell office:value-type="float" office:value="53.87">
                <text:p>53.87</text:p>
              </table:table-cell>
              <table:table-cell office:value-type="float" office:value="54.5">
                <text:p>54.5</text:p>
              </table:table-cell>
              <table:table-cell office:value-type="float" office:value="51.18">
                <text:p>51.18</text:p>
              </table:table-cell>
              <table:table-cell office:value-type="float" office:value="56.12">
                <text:p>56.12</text:p>
              </table:table-cell>
              <table:table-cell office:value-type="float" office:value="53.97">
                <text:p>53.9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.5">
                <text:p>45.5</text:p>
              </table:table-cell>
              <table:table-cell office:value-type="float" office:value="31.21">
                <text:p>31.21</text:p>
              </table:table-cell>
              <table:table-cell office:value-type="float" office:value="39.16">
                <text:p>39.16</text:p>
              </table:table-cell>
              <table:table-cell office:value-type="float" office:value="37.02">
                <text:p>37.02</text:p>
              </table:table-cell>
              <table:table-cell office:value-type="float" office:value="43.33">
                <text:p>43.33</text:p>
              </table:table-cell>
              <table:table-cell office:value-type="float" office:value="47.16">
                <text:p>47.16</text:p>
              </table:table-cell>
              <table:table-cell office:value-type="float" office:value="41.29">
                <text:p>41.29</text:p>
              </table:table-cell>
              <table:table-cell office:value-type="float" office:value="46.86">
                <text:p>46.86</text:p>
              </table:table-cell>
              <table:table-cell office:value-type="float" office:value="45.9">
                <text:p>45.9</text:p>
              </table:table-cell>
              <table:table-cell office:value-type="float" office:value="47.06">
                <text:p>47.06</text:p>
              </table:table-cell>
              <table:table-cell office:value-type="float" office:value="41.14">
                <text:p>41.14</text:p>
              </table:table-cell>
              <table:table-cell office:value-type="float" office:value="48.17">
                <text:p>48.17</text:p>
              </table:table-cell>
              <table:table-cell office:value-type="float" office:value="44.63">
                <text:p>44.63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4.6">
                <text:p>64.6</text:p>
              </table:table-cell>
              <table:table-cell office:value-type="float" office:value="50.25">
                <text:p>50.25</text:p>
              </table:table-cell>
              <table:table-cell office:value-type="float" office:value="62.24">
                <text:p>62.24</text:p>
              </table:table-cell>
              <table:table-cell office:value-type="float" office:value="60.05">
                <text:p>60.05</text:p>
              </table:table-cell>
              <table:table-cell office:value-type="float" office:value="65.9">
                <text:p>65.9</text:p>
              </table:table-cell>
              <table:table-cell office:value-type="float" office:value="64.31">
                <text:p>64.31</text:p>
              </table:table-cell>
              <table:table-cell office:value-type="float" office:value="68.4">
                <text:p>68.4</text:p>
              </table:table-cell>
              <table:table-cell office:value-type="float" office:value="65.66">
                <text:p>65.66</text:p>
              </table:table-cell>
              <table:table-cell office:value-type="float" office:value="61.09">
                <text:p>61.09</text:p>
              </table:table-cell>
              <table:table-cell office:value-type="float" office:value="62.55">
                <text:p>62.55</text:p>
              </table:table-cell>
              <table:table-cell office:value-type="float" office:value="57.3">
                <text:p>57.3</text:p>
              </table:table-cell>
              <table:table-cell office:value-type="float" office:value="64">
                <text:p>64</text:p>
              </table:table-cell>
              <table:table-cell office:value-type="float" office:value="60.56">
                <text:p>60.56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4.1">
                <text:p>64.1</text:p>
              </table:table-cell>
              <table:table-cell office:value-type="float" office:value="49.98">
                <text:p>49.98</text:p>
              </table:table-cell>
              <table:table-cell office:value-type="float" office:value="62.4">
                <text:p>62.4</text:p>
              </table:table-cell>
              <table:table-cell office:value-type="float" office:value="60.2">
                <text:p>60.2</text:p>
              </table:table-cell>
              <table:table-cell office:value-type="float" office:value="66.06">
                <text:p>66.06</text:p>
              </table:table-cell>
              <table:table-cell office:value-type="float" office:value="64.46">
                <text:p>64.46</text:p>
              </table:table-cell>
              <table:table-cell office:value-type="float" office:value="68.55">
                <text:p>68.55</text:p>
              </table:table-cell>
              <table:table-cell office:value-type="float" office:value="65.8">
                <text:p>65.8</text:p>
              </table:table-cell>
              <table:table-cell office:value-type="float" office:value="61.25">
                <text:p>61.25</text:p>
              </table:table-cell>
              <table:table-cell office:value-type="float" office:value="62.5">
                <text:p>62.5</text:p>
              </table:table-cell>
              <table:table-cell office:value-type="float" office:value="57.46">
                <text:p>57.46</text:p>
              </table:table-cell>
              <table:table-cell office:value-type="float" office:value="63.99">
                <text:p>63.99</text:p>
              </table:table-cell>
              <table:table-cell office:value-type="float" office:value="60.71">
                <text:p>60.71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.7">
                <text:p>60.7</text:p>
              </table:table-cell>
              <table:table-cell office:value-type="float" office:value="46.78">
                <text:p>46.78</text:p>
              </table:table-cell>
              <table:table-cell office:value-type="float" office:value="55.39">
                <text:p>55.39</text:p>
              </table:table-cell>
              <table:table-cell office:value-type="float" office:value="53.69">
                <text:p>53.69</text:p>
              </table:table-cell>
              <table:table-cell office:value-type="float" office:value="58.71">
                <text:p>58.71</text:p>
              </table:table-cell>
              <table:table-cell office:value-type="float" office:value="60.18">
                <text:p>60.18</text:p>
              </table:table-cell>
              <table:table-cell office:value-type="float" office:value="58.23">
                <text:p>58.23</text:p>
              </table:table-cell>
              <table:table-cell office:value-type="float" office:value="61.06">
                <text:p>61.06</text:p>
              </table:table-cell>
              <table:table-cell office:value-type="float" office:value="60.76">
                <text:p>60.76</text:p>
              </table:table-cell>
              <table:table-cell office:value-type="float" office:value="60.73">
                <text:p>60.73</text:p>
              </table:table-cell>
              <table:table-cell office:value-type="float" office:value="56.97">
                <text:p>56.97</text:p>
              </table:table-cell>
              <table:table-cell office:value-type="float" office:value="62.47">
                <text:p>62.47</text:p>
              </table:table-cell>
              <table:table-cell office:value-type="float" office:value="60.22">
                <text:p>60.22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.7">
                <text:p>56.7</text:p>
              </table:table-cell>
              <table:table-cell office:value-type="float" office:value="43.29">
                <text:p>43.29</text:p>
              </table:table-cell>
              <table:table-cell office:value-type="float" office:value="49.32">
                <text:p>49.32</text:p>
              </table:table-cell>
              <table:table-cell office:value-type="float" office:value="47.62">
                <text:p>47.62</text:p>
              </table:table-cell>
              <table:table-cell office:value-type="float" office:value="52.64">
                <text:p>52.64</text:p>
              </table:table-cell>
              <table:table-cell office:value-type="float" office:value="57.01">
                <text:p>57.01</text:p>
              </table:table-cell>
              <table:table-cell office:value-type="float" office:value="52.16">
                <text:p>52.16</text:p>
              </table:table-cell>
              <table:table-cell office:value-type="float" office:value="58.16">
                <text:p>58.16</text:p>
              </table:table-cell>
              <table:table-cell office:value-type="float" office:value="54.69">
                <text:p>54.69</text:p>
              </table:table-cell>
              <table:table-cell office:value-type="float" office:value="55.88">
                <text:p>55.88</text:p>
              </table:table-cell>
              <table:table-cell office:value-type="float" office:value="50.9">
                <text:p>50.9</text:p>
              </table:table-cell>
              <table:table-cell office:value-type="float" office:value="57.37">
                <text:p>57.37</text:p>
              </table:table-cell>
              <table:table-cell office:value-type="float" office:value="54.15">
                <text:p>54.15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">
                <text:p>47</text:p>
              </table:table-cell>
              <table:table-cell office:value-type="float" office:value="33.52">
                <text:p>33.52</text:p>
              </table:table-cell>
              <table:table-cell office:value-type="float" office:value="43.32">
                <text:p>43.32</text:p>
              </table:table-cell>
              <table:table-cell office:value-type="float" office:value="41.12">
                <text:p>41.12</text:p>
              </table:table-cell>
              <table:table-cell office:value-type="float" office:value="46.98">
                <text:p>46.98</text:p>
              </table:table-cell>
              <table:table-cell office:value-type="float" office:value="45.99">
                <text:p>45.99</text:p>
              </table:table-cell>
              <table:table-cell office:value-type="float" office:value="49.47">
                <text:p>49.47</text:p>
              </table:table-cell>
              <table:table-cell office:value-type="float" office:value="47.15">
                <text:p>47.15</text:p>
              </table:table-cell>
              <table:table-cell office:value-type="float" office:value="42.17">
                <text:p>42.17</text:p>
              </table:table-cell>
              <table:table-cell office:value-type="float" office:value="44.63">
                <text:p>44.63</text:p>
              </table:table-cell>
              <table:table-cell office:value-type="float" office:value="38.38">
                <text:p>38.38</text:p>
              </table:table-cell>
              <table:table-cell office:value-type="float" office:value="45.87">
                <text:p>45.87</text:p>
              </table:table-cell>
              <table:table-cell office:value-type="float" office:value="41.63">
                <text:p>41.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5.2">
                <text:p>55.2</text:p>
              </table:table-cell>
              <table:table-cell office:value-type="float" office:value="42.47">
                <text:p>42.47</text:p>
              </table:table-cell>
              <table:table-cell office:value-type="float" office:value="49.37">
                <text:p>49.37</text:p>
              </table:table-cell>
              <table:table-cell office:value-type="float" office:value="47.67">
                <text:p>47.67</text:p>
              </table:table-cell>
              <table:table-cell office:value-type="float" office:value="52.69">
                <text:p>52.69</text:p>
              </table:table-cell>
              <table:table-cell office:value-type="float" office:value="56.46">
                <text:p>56.46</text:p>
              </table:table-cell>
              <table:table-cell office:value-type="float" office:value="52.21">
                <text:p>52.21</text:p>
              </table:table-cell>
              <table:table-cell office:value-type="float" office:value="57.54">
                <text:p>57.54</text:p>
              </table:table-cell>
              <table:table-cell office:value-type="float" office:value="54.74">
                <text:p>54.74</text:p>
              </table:table-cell>
              <table:table-cell office:value-type="float" office:value="55.51">
                <text:p>55.51</text:p>
              </table:table-cell>
              <table:table-cell office:value-type="float" office:value="50.95">
                <text:p>50.95</text:p>
              </table:table-cell>
              <table:table-cell office:value-type="float" office:value="57.06">
                <text:p>57.06</text:p>
              </table:table-cell>
              <table:table-cell office:value-type="float" office:value="54.2">
                <text:p>54.2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7">
                <text:p>52.7</text:p>
              </table:table-cell>
              <table:table-cell office:value-type="float" office:value="38.14">
                <text:p>38.14</text:p>
              </table:table-cell>
              <table:table-cell office:value-type="float" office:value="47.6">
                <text:p>47.6</text:p>
              </table:table-cell>
              <table:table-cell office:value-type="float" office:value="45.46">
                <text:p>45.46</text:p>
              </table:table-cell>
              <table:table-cell office:value-type="float" office:value="51.77">
                <text:p>51.77</text:p>
              </table:table-cell>
              <table:table-cell office:value-type="float" office:value="54.05">
                <text:p>54.05</text:p>
              </table:table-cell>
              <table:table-cell office:value-type="float" office:value="49.73">
                <text:p>49.73</text:p>
              </table:table-cell>
              <table:table-cell office:value-type="float" office:value="53.64">
                <text:p>53.64</text:p>
              </table:table-cell>
              <table:table-cell office:value-type="float" office:value="54.34">
                <text:p>54.34</text:p>
              </table:table-cell>
              <table:table-cell office:value-type="float" office:value="54.8">
                <text:p>54.8</text:p>
              </table:table-cell>
              <table:table-cell office:value-type="float" office:value="49.58">
                <text:p>49.58</text:p>
              </table:table-cell>
              <table:table-cell office:value-type="float" office:value="56.08">
                <text:p>56.08</text:p>
              </table:table-cell>
              <table:table-cell office:value-type="float" office:value="53.07">
                <text:p>53.07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3.5">
                <text:p>63.5</text:p>
              </table:table-cell>
              <table:table-cell office:value-type="float" office:value="49.2">
                <text:p>49.2</text:p>
              </table:table-cell>
              <table:table-cell office:value-type="float" office:value="57.37">
                <text:p>57.37</text:p>
              </table:table-cell>
              <table:table-cell office:value-type="float" office:value="55.67">
                <text:p>55.67</text:p>
              </table:table-cell>
              <table:table-cell office:value-type="float" office:value="60.69">
                <text:p>60.69</text:p>
              </table:table-cell>
              <table:table-cell office:value-type="float" office:value="63.69">
                <text:p>63.69</text:p>
              </table:table-cell>
              <table:table-cell office:value-type="float" office:value="60.21">
                <text:p>60.21</text:p>
              </table:table-cell>
              <table:table-cell office:value-type="float" office:value="64.78">
                <text:p>64.78</text:p>
              </table:table-cell>
              <table:table-cell office:value-type="float" office:value="62.74">
                <text:p>62.74</text:p>
              </table:table-cell>
              <table:table-cell office:value-type="float" office:value="62.93">
                <text:p>62.93</text:p>
              </table:table-cell>
              <table:table-cell office:value-type="float" office:value="58.95">
                <text:p>58.95</text:p>
              </table:table-cell>
              <table:table-cell office:value-type="float" office:value="64.6">
                <text:p>64.6</text:p>
              </table:table-cell>
              <table:table-cell office:value-type="float" office:value="62.2">
                <text:p>62.2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.5">
                <text:p>39.5</text:p>
              </table:table-cell>
              <table:table-cell office:value-type="float" office:value="41.06">
                <text:p>41.06</text:p>
              </table:table-cell>
              <table:table-cell office:value-type="float" office:value="42.23">
                <text:p>42.23</text:p>
              </table:table-cell>
              <table:table-cell office:value-type="float" office:value="41.85">
                <text:p>41.85</text:p>
              </table:table-cell>
              <table:table-cell office:value-type="float" office:value="42.97">
                <text:p>42.97</text:p>
              </table:table-cell>
              <table:table-cell office:value-type="float" office:value="43.97">
                <text:p>43.97</text:p>
              </table:table-cell>
              <table:table-cell office:value-type="float" office:value="43.64">
                <text:p>43.64</text:p>
              </table:table-cell>
              <table:table-cell office:value-type="float" office:value="44.93">
                <text:p>44.93</text:p>
              </table:table-cell>
              <table:table-cell office:value-type="float" office:value="43.43">
                <text:p>43.43</text:p>
              </table:table-cell>
              <table:table-cell office:value-type="float" office:value="43.84">
                <text:p>43.84</text:p>
              </table:table-cell>
              <table:table-cell office:value-type="float" office:value="42.58">
                <text:p>42.58</text:p>
              </table:table-cell>
              <table:table-cell office:value-type="float" office:value="44.56">
                <text:p>44.56</text:p>
              </table:table-cell>
              <table:table-cell office:value-type="float" office:value="43.81">
                <text:p>43.81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8">
                <text:p>58</text:p>
              </table:table-cell>
              <table:table-cell office:value-type="float" office:value="43.7">
                <text:p>43.7</text:p>
              </table:table-cell>
              <table:table-cell office:value-type="float" office:value="50.51">
                <text:p>50.51</text:p>
              </table:table-cell>
              <table:table-cell office:value-type="float" office:value="48.8">
                <text:p>48.8</text:p>
              </table:table-cell>
              <table:table-cell office:value-type="float" office:value="53.83">
                <text:p>53.83</text:p>
              </table:table-cell>
              <table:table-cell office:value-type="float" office:value="58.74">
                <text:p>58.74</text:p>
              </table:table-cell>
              <table:table-cell office:value-type="float" office:value="53.35">
                <text:p>53.35</text:p>
              </table:table-cell>
              <table:table-cell office:value-type="float" office:value="59.97">
                <text:p>59.97</text:p>
              </table:table-cell>
              <table:table-cell office:value-type="float" office:value="55.87">
                <text:p>55.87</text:p>
              </table:table-cell>
              <table:table-cell office:value-type="float" office:value="56.7">
                <text:p>56.7</text:p>
              </table:table-cell>
              <table:table-cell office:value-type="float" office:value="52.08">
                <text:p>52.08</text:p>
              </table:table-cell>
              <table:table-cell office:value-type="float" office:value="58.24">
                <text:p>58.24</text:p>
              </table:table-cell>
              <table:table-cell office:value-type="float" office:value="55.34">
                <text:p>55.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.1">
                <text:p>63.1</text:p>
              </table:table-cell>
              <table:table-cell office:value-type="float" office:value="49.93">
                <text:p>49.93</text:p>
              </table:table-cell>
              <table:table-cell office:value-type="float" office:value="57.19">
                <text:p>57.19</text:p>
              </table:table-cell>
              <table:table-cell office:value-type="float" office:value="55.49">
                <text:p>55.49</text:p>
              </table:table-cell>
              <table:table-cell office:value-type="float" office:value="60.52">
                <text:p>60.52</text:p>
              </table:table-cell>
              <table:table-cell office:value-type="float" office:value="63.99">
                <text:p>63.99</text:p>
              </table:table-cell>
              <table:table-cell office:value-type="float" office:value="60.03">
                <text:p>60.03</text:p>
              </table:table-cell>
              <table:table-cell office:value-type="float" office:value="65.14">
                <text:p>65.14</text:p>
              </table:table-cell>
              <table:table-cell office:value-type="float" office:value="62.56">
                <text:p>62.56</text:p>
              </table:table-cell>
              <table:table-cell office:value-type="float" office:value="63.18">
                <text:p>63.18</text:p>
              </table:table-cell>
              <table:table-cell office:value-type="float" office:value="58.77">
                <text:p>58.77</text:p>
              </table:table-cell>
              <table:table-cell office:value-type="float" office:value="64.79">
                <text:p>64.79</text:p>
              </table:table-cell>
              <table:table-cell office:value-type="float" office:value="62.02">
                <text:p>62.02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0.3">
                <text:p>60.3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2.71">
                <text:p>62.71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.6">
                <text:p>34.6</text:p>
              </table:table-cell>
              <table:table-cell office:value-type="float" office:value="30.77">
                <text:p>30.77</text:p>
              </table:table-cell>
              <table:table-cell office:value-type="float" office:value="33.98">
                <text:p>33.98</text:p>
              </table:table-cell>
              <table:table-cell office:value-type="float" office:value="32.77">
                <text:p>32.77</text:p>
              </table:table-cell>
              <table:table-cell office:value-type="float" office:value="36.34">
                <text:p>36.34</text:p>
              </table:table-cell>
              <table:table-cell office:value-type="float" office:value="39.59">
                <text:p>39.59</text:p>
              </table:table-cell>
              <table:table-cell office:value-type="float" office:value="36.92">
                <text:p>36.92</text:p>
              </table:table-cell>
              <table:table-cell office:value-type="float" office:value="41.12">
                <text:p>41.12</text:p>
              </table:table-cell>
              <table:table-cell office:value-type="float" office:value="37.8">
                <text:p>37.8</text:p>
              </table:table-cell>
              <table:table-cell office:value-type="float" office:value="39.21">
                <text:p>39.21</text:p>
              </table:table-cell>
              <table:table-cell office:value-type="float" office:value="35.1">
                <text:p>35.1</text:p>
              </table:table-cell>
              <table:table-cell office:value-type="float" office:value="40.62">
                <text:p>40.62</text:p>
              </table:table-cell>
              <table:table-cell office:value-type="float" office:value="37.9">
                <text:p>37.9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">
                <text:p>75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6">
                <text:p>76.56</text:p>
              </table:table-cell>
              <table:table-cell office:value-type="float" office:value="76.57">
                <text:p>76.5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.1">
                <text:p>72.1</text:p>
              </table:table-cell>
              <table:table-cell office:value-type="float" office:value="57.25">
                <text:p>57.25</text:p>
              </table:table-cell>
              <table:table-cell office:value-type="float" office:value="66.22">
                <text:p>66.22</text:p>
              </table:table-cell>
              <table:table-cell office:value-type="float" office:value="64.52">
                <text:p>64.52</text:p>
              </table:table-cell>
              <table:table-cell office:value-type="float" office:value="69.54">
                <text:p>69.54</text:p>
              </table:table-cell>
              <table:table-cell office:value-type="float" office:value="72.59">
                <text:p>72.59</text:p>
              </table:table-cell>
              <table:table-cell office:value-type="float" office:value="69.06">
                <text:p>69.06</text:p>
              </table:table-cell>
              <table:table-cell office:value-type="float" office:value="73.81">
                <text:p>73.81</text:p>
              </table:table-cell>
              <table:table-cell office:value-type="float" office:value="71.59">
                <text:p>71.59</text:p>
              </table:table-cell>
              <table:table-cell office:value-type="float" office:value="71.41">
                <text:p>71.41</text:p>
              </table:table-cell>
              <table:table-cell office:value-type="float" office:value="67.8">
                <text:p>67.8</text:p>
              </table:table-cell>
              <table:table-cell office:value-type="float" office:value="73.17">
                <text:p>73.17</text:p>
              </table:table-cell>
              <table:table-cell office:value-type="float" office:value="71.05">
                <text:p>71.05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.8">
                <text:p>62.8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7">
                <text:p>62.77</text:p>
              </table:table-cell>
              <table:table-cell office:value-type="float" office:value="62.78">
                <text:p>62.78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.1">
                <text:p>78.1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80.92">
                <text:p>80.92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3.9">
                <text:p>73.9</text:p>
              </table:table-cell>
              <table:table-cell office:value-type="float" office:value="71.95">
                <text:p>71.95</text:p>
              </table:table-cell>
              <table:table-cell office:value-type="float" office:value="75.22">
                <text:p>75.22</text:p>
              </table:table-cell>
              <table:table-cell office:value-type="float" office:value="74.73">
                <text:p>74.73</text:p>
              </table:table-cell>
              <table:table-cell office:value-type="float" office:value="76.04">
                <text:p>76.04</text:p>
              </table:table-cell>
              <table:table-cell office:value-type="float" office:value="75.75">
                <text:p>75.75</text:p>
              </table:table-cell>
              <table:table-cell office:value-type="float" office:value="77.38">
                <text:p>77.38</text:p>
              </table:table-cell>
              <table:table-cell office:value-type="float" office:value="76.99">
                <text:p>76.99</text:p>
              </table:table-cell>
              <table:table-cell office:value-type="float" office:value="74.97">
                <text:p>74.97</text:p>
              </table:table-cell>
              <table:table-cell office:value-type="float" office:value="75.1">
                <text:p>75.1</text:p>
              </table:table-cell>
              <table:table-cell office:value-type="float" office:value="74.12">
                <text:p>74.12</text:p>
              </table:table-cell>
              <table:table-cell office:value-type="float" office:value="75.91">
                <text:p>75.91</text:p>
              </table:table-cell>
              <table:table-cell office:value-type="float" office:value="75.35">
                <text:p>75.3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.5">
                <text:p>61.5</text:p>
              </table:table-cell>
              <table:table-cell office:value-type="float" office:value="44.97">
                <text:p>44.97</text:p>
              </table:table-cell>
              <table:table-cell office:value-type="float" office:value="59.58">
                <text:p>59.58</text:p>
              </table:table-cell>
              <table:table-cell office:value-type="float" office:value="56.82">
                <text:p>56.82</text:p>
              </table:table-cell>
              <table:table-cell office:value-type="float" office:value="64.17">
                <text:p>64.17</text:p>
              </table:table-cell>
              <table:table-cell office:value-type="float" office:value="62.24">
                <text:p>62.24</text:p>
              </table:table-cell>
              <table:table-cell office:value-type="float" office:value="65.88">
                <text:p>65.88</text:p>
              </table:table-cell>
              <table:table-cell office:value-type="float" office:value="62.36">
                <text:p>62.36</text:p>
              </table:table-cell>
              <table:table-cell office:value-type="float" office:value="58.14">
                <text:p>58.14</text:p>
              </table:table-cell>
              <table:table-cell office:value-type="float" office:value="60.05">
                <text:p>60.05</text:p>
              </table:table-cell>
              <table:table-cell office:value-type="float" office:value="53.38">
                <text:p>53.38</text:p>
              </table:table-cell>
              <table:table-cell office:value-type="float" office:value="61.11">
                <text:p>61.11</text:p>
              </table:table-cell>
              <table:table-cell office:value-type="float" office:value="56.87">
                <text:p>56.87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0.8">
                <text:p>60.8</text:p>
              </table:table-cell>
              <table:table-cell office:value-type="float" office:value="44.61">
                <text:p>44.61</text:p>
              </table:table-cell>
              <table:table-cell office:value-type="float" office:value="59.73">
                <text:p>59.73</text:p>
              </table:table-cell>
              <table:table-cell office:value-type="float" office:value="56.98">
                <text:p>56.98</text:p>
              </table:table-cell>
              <table:table-cell office:value-type="float" office:value="64.33">
                <text:p>64.33</text:p>
              </table:table-cell>
              <table:table-cell office:value-type="float" office:value="62.39">
                <text:p>62.39</text:p>
              </table:table-cell>
              <table:table-cell office:value-type="float" office:value="66.03">
                <text:p>66.03</text:p>
              </table:table-cell>
              <table:table-cell office:value-type="float" office:value="62.51">
                <text:p>62.51</text:p>
              </table:table-cell>
              <table:table-cell office:value-type="float" office:value="58.29">
                <text:p>58.29</text:p>
              </table:table-cell>
              <table:table-cell office:value-type="float" office:value="59.96">
                <text:p>59.96</text:p>
              </table:table-cell>
              <table:table-cell office:value-type="float" office:value="53.53">
                <text:p>53.53</text:p>
              </table:table-cell>
              <table:table-cell office:value-type="float" office:value="61.03">
                <text:p>61.03</text:p>
              </table:table-cell>
              <table:table-cell office:value-type="float" office:value="57.02">
                <text:p>57.02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6.6">
                <text:p>56.6</text:p>
              </table:table-cell>
              <table:table-cell office:value-type="float" office:value="40.84">
                <text:p>40.84</text:p>
              </table:table-cell>
              <table:table-cell office:value-type="float" office:value="51.06">
                <text:p>51.06</text:p>
              </table:table-cell>
              <table:table-cell office:value-type="float" office:value="48.92">
                <text:p>48.92</text:p>
              </table:table-cell>
              <table:table-cell office:value-type="float" office:value="55.23">
                <text:p>55.23</text:p>
              </table:table-cell>
              <table:table-cell office:value-type="float" office:value="57.21">
                <text:p>57.21</text:p>
              </table:table-cell>
              <table:table-cell office:value-type="float" office:value="53.19">
                <text:p>53.19</text:p>
              </table:table-cell>
              <table:table-cell office:value-type="float" office:value="56.8">
                <text:p>56.8</text:p>
              </table:table-cell>
              <table:table-cell office:value-type="float" office:value="57.8">
                <text:p>57.8</text:p>
              </table:table-cell>
              <table:table-cell office:value-type="float" office:value="57.89">
                <text:p>57.89</text:p>
              </table:table-cell>
              <table:table-cell office:value-type="float" office:value="53.04">
                <text:p>53.04</text:p>
              </table:table-cell>
              <table:table-cell office:value-type="float" office:value="59.21">
                <text:p>59.21</text:p>
              </table:table-cell>
              <table:table-cell office:value-type="float" office:value="56.53">
                <text:p>56.53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2.8">
                <text:p>52.8</text:p>
              </table:table-cell>
              <table:table-cell office:value-type="float" office:value="37.9">
                <text:p>37.9</text:p>
              </table:table-cell>
              <table:table-cell office:value-type="float" office:value="44.99">
                <text:p>44.99</text:p>
              </table:table-cell>
              <table:table-cell office:value-type="float" office:value="42.85">
                <text:p>42.85</text:p>
              </table:table-cell>
              <table:table-cell office:value-type="float" office:value="49.16">
                <text:p>49.16</text:p>
              </table:table-cell>
              <table:table-cell office:value-type="float" office:value="54.73">
                <text:p>54.73</text:p>
              </table:table-cell>
              <table:table-cell office:value-type="float" office:value="47.12">
                <text:p>47.12</text:p>
              </table:table-cell>
              <table:table-cell office:value-type="float" office:value="54.68">
                <text:p>54.68</text:p>
              </table:table-cell>
              <table:table-cell office:value-type="float" office:value="51.73">
                <text:p>51.73</text:p>
              </table:table-cell>
              <table:table-cell office:value-type="float" office:value="53.32">
                <text:p>53.32</text:p>
              </table:table-cell>
              <table:table-cell office:value-type="float" office:value="46.97">
                <text:p>46.97</text:p>
              </table:table-cell>
              <table:table-cell office:value-type="float" office:value="54.4">
                <text:p>54.4</text:p>
              </table:table-cell>
              <table:table-cell office:value-type="float" office:value="50.46">
                <text:p>50.46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">
                <text:p>72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">
                <text:p>72.8</text:p>
              </table:table-cell>
              <table:table-cell office:value-type="float" office:value="72.81">
                <text:p>72.8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4.2">
                <text:p>44.2</text:p>
              </table:table-cell>
              <table:table-cell office:value-type="float" office:value="28.74">
                <text:p>28.74</text:p>
              </table:table-cell>
              <table:table-cell office:value-type="float" office:value="40.65">
                <text:p>40.65</text:p>
              </table:table-cell>
              <table:table-cell office:value-type="float" office:value="37.9">
                <text:p>37.9</text:p>
              </table:table-cell>
              <table:table-cell office:value-type="float" office:value="45.25">
                <text:p>45.25</text:p>
              </table:table-cell>
              <table:table-cell office:value-type="float" office:value="44.06">
                <text:p>44.06</text:p>
              </table:table-cell>
              <table:table-cell office:value-type="float" office:value="46.95">
                <text:p>46.95</text:p>
              </table:table-cell>
              <table:table-cell office:value-type="float" office:value="44.13">
                <text:p>44.13</text:p>
              </table:table-cell>
              <table:table-cell office:value-type="float" office:value="39.21">
                <text:p>39.21</text:p>
              </table:table-cell>
              <table:table-cell office:value-type="float" office:value="42.38">
                <text:p>42.38</text:p>
              </table:table-cell>
              <table:table-cell office:value-type="float" office:value="34.45">
                <text:p>34.45</text:p>
              </table:table-cell>
              <table:table-cell office:value-type="float" office:value="43.22">
                <text:p>43.22</text:p>
              </table:table-cell>
              <table:table-cell office:value-type="float" office:value="37.94">
                <text:p>37.94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.7">
                <text:p>64.7</text:p>
              </table:table-cell>
              <table:table-cell office:value-type="float" office:value="51.23">
                <text:p>51.23</text:p>
              </table:table-cell>
              <table:table-cell office:value-type="float" office:value="59.64">
                <text:p>59.64</text:p>
              </table:table-cell>
              <table:table-cell office:value-type="float" office:value="57.94">
                <text:p>57.94</text:p>
              </table:table-cell>
              <table:table-cell office:value-type="float" office:value="62.96">
                <text:p>62.96</text:p>
              </table:table-cell>
              <table:table-cell office:value-type="float" office:value="65.26">
                <text:p>65.26</text:p>
              </table:table-cell>
              <table:table-cell office:value-type="float" office:value="62.48">
                <text:p>62.48</text:p>
              </table:table-cell>
              <table:table-cell office:value-type="float" office:value="66.29">
                <text:p>66.29</text:p>
              </table:table-cell>
              <table:table-cell office:value-type="float" office:value="65.01">
                <text:p>65.01</text:p>
              </table:table-cell>
              <table:table-cell office:value-type="float" office:value="65.09">
                <text:p>65.09</text:p>
              </table:table-cell>
              <table:table-cell office:value-type="float" office:value="61.21">
                <text:p>61.21</text:p>
              </table:table-cell>
              <table:table-cell office:value-type="float" office:value="66.81">
                <text:p>66.81</text:p>
              </table:table-cell>
              <table:table-cell office:value-type="float" office:value="64.47">
                <text:p>64.4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1.3">
                <text:p>51.3</text:p>
              </table:table-cell>
              <table:table-cell office:value-type="float" office:value="36.89">
                <text:p>36.89</text:p>
              </table:table-cell>
              <table:table-cell office:value-type="float" office:value="45.04">
                <text:p>45.04</text:p>
              </table:table-cell>
              <table:table-cell office:value-type="float" office:value="42.9">
                <text:p>42.9</text:p>
              </table:table-cell>
              <table:table-cell office:value-type="float" office:value="49.21">
                <text:p>49.21</text:p>
              </table:table-cell>
              <table:table-cell office:value-type="float" office:value="54.04">
                <text:p>54.04</text:p>
              </table:table-cell>
              <table:table-cell office:value-type="float" office:value="47.17">
                <text:p>47.17</text:p>
              </table:table-cell>
              <table:table-cell office:value-type="float" office:value="53.9">
                <text:p>53.9</text:p>
              </table:table-cell>
              <table:table-cell office:value-type="float" office:value="51.78">
                <text:p>51.78</text:p>
              </table:table-cell>
              <table:table-cell office:value-type="float" office:value="52.86">
                <text:p>52.86</text:p>
              </table:table-cell>
              <table:table-cell office:value-type="float" office:value="47.02">
                <text:p>47.02</text:p>
              </table:table-cell>
              <table:table-cell office:value-type="float" office:value="53.98">
                <text:p>53.98</text:p>
              </table:table-cell>
              <table:table-cell office:value-type="float" office:value="50.51">
                <text:p>50.51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.7">
                <text:p>59.7</text:p>
              </table:table-cell>
              <table:table-cell office:value-type="float" office:value="43.35">
                <text:p>43.35</text:p>
              </table:table-cell>
              <table:table-cell office:value-type="float" office:value="53.04">
                <text:p>53.04</text:p>
              </table:table-cell>
              <table:table-cell office:value-type="float" office:value="50.9">
                <text:p>50.9</text:p>
              </table:table-cell>
              <table:table-cell office:value-type="float" office:value="57.21">
                <text:p>57.21</text:p>
              </table:table-cell>
              <table:table-cell office:value-type="float" office:value="61.08">
                <text:p>61.08</text:p>
              </table:table-cell>
              <table:table-cell office:value-type="float" office:value="55.17">
                <text:p>55.17</text:p>
              </table:table-cell>
              <table:table-cell office:value-type="float" office:value="60.89">
                <text:p>60.89</text:p>
              </table:table-cell>
              <table:table-cell office:value-type="float" office:value="59.78">
                <text:p>59.78</text:p>
              </table:table-cell>
              <table:table-cell office:value-type="float" office:value="60.14">
                <text:p>60.14</text:p>
              </table:table-cell>
              <table:table-cell office:value-type="float" office:value="55.02">
                <text:p>55.02</text:p>
              </table:table-cell>
              <table:table-cell office:value-type="float" office:value="61.38">
                <text:p>61.38</text:p>
              </table:table-cell>
              <table:table-cell office:value-type="float" office:value="58.51">
                <text:p>58.51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.5">
                <text:p>70.5</text:p>
              </table:table-cell>
              <table:table-cell office:value-type="float" office:value="60.34">
                <text:p>60.34</text:p>
              </table:table-cell>
              <table:table-cell office:value-type="float" office:value="70.15">
                <text:p>70.15</text:p>
              </table:table-cell>
              <table:table-cell office:value-type="float" office:value="68.59">
                <text:p>68.59</text:p>
              </table:table-cell>
              <table:table-cell office:value-type="float" office:value="72.75">
                <text:p>72.75</text:p>
              </table:table-cell>
              <table:table-cell office:value-type="float" office:value="71.87">
                <text:p>71.87</text:p>
              </table:table-cell>
              <table:table-cell office:value-type="float" office:value="75.45">
                <text:p>75.45</text:p>
              </table:table-cell>
              <table:table-cell office:value-type="float" office:value="73.98">
                <text:p>73.98</text:p>
              </table:table-cell>
              <table:table-cell office:value-type="float" office:value="69.33">
                <text:p>69.33</text:p>
              </table:table-cell>
              <table:table-cell office:value-type="float" office:value="69.86">
                <text:p>69.86</text:p>
              </table:table-cell>
              <table:table-cell office:value-type="float" office:value="66.64">
                <text:p>66.64</text:p>
              </table:table-cell>
              <table:table-cell office:value-type="float" office:value="71.5">
                <text:p>71.5</text:p>
              </table:table-cell>
              <table:table-cell office:value-type="float" office:value="69.44">
                <text:p>69.44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4.1">
                <text:p>54.1</text:p>
              </table:table-cell>
              <table:table-cell office:value-type="float" office:value="38.15">
                <text:p>38.15</text:p>
              </table:table-cell>
              <table:table-cell office:value-type="float" office:value="46.17">
                <text:p>46.17</text:p>
              </table:table-cell>
              <table:table-cell office:value-type="float" office:value="44.04">
                <text:p>44.04</text:p>
              </table:table-cell>
              <table:table-cell office:value-type="float" office:value="50.35">
                <text:p>50.35</text:p>
              </table:table-cell>
              <table:table-cell office:value-type="float" office:value="56.58">
                <text:p>56.58</text:p>
              </table:table-cell>
              <table:table-cell office:value-type="float" office:value="48.3">
                <text:p>48.3</text:p>
              </table:table-cell>
              <table:table-cell office:value-type="float" office:value="56.61">
                <text:p>56.61</text:p>
              </table:table-cell>
              <table:table-cell office:value-type="float" office:value="52.92">
                <text:p>52.92</text:p>
              </table:table-cell>
              <table:table-cell office:value-type="float" office:value="54.06">
                <text:p>54.06</text:p>
              </table:table-cell>
              <table:table-cell office:value-type="float" office:value="48.15">
                <text:p>48.15</text:p>
              </table:table-cell>
              <table:table-cell office:value-type="float" office:value="55.17">
                <text:p>55.17</text:p>
              </table:table-cell>
              <table:table-cell office:value-type="float" office:value="51.64">
                <text:p>51.64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.6">
                <text:p>59.6</text:p>
              </table:table-cell>
              <table:table-cell office:value-type="float" office:value="44.27">
                <text:p>44.27</text:p>
              </table:table-cell>
              <table:table-cell office:value-type="float" office:value="52.86">
                <text:p>52.86</text:p>
              </table:table-cell>
              <table:table-cell office:value-type="float" office:value="50.72">
                <text:p>50.72</text:p>
              </table:table-cell>
              <table:table-cell office:value-type="float" office:value="57.03">
                <text:p>57.03</text:p>
              </table:table-cell>
              <table:table-cell office:value-type="float" office:value="61.5">
                <text:p>61.5</text:p>
              </table:table-cell>
              <table:table-cell office:value-type="float" office:value="54.99">
                <text:p>54.99</text:p>
              </table:table-cell>
              <table:table-cell office:value-type="float" office:value="61.37">
                <text:p>61.37</text:p>
              </table:table-cell>
              <table:table-cell office:value-type="float" office:value="59.6">
                <text:p>59.6</text:p>
              </table:table-cell>
              <table:table-cell office:value-type="float" office:value="60.49">
                <text:p>60.49</text:p>
              </table:table-cell>
              <table:table-cell office:value-type="float" office:value="54.84">
                <text:p>54.84</text:p>
              </table:table-cell>
              <table:table-cell office:value-type="float" office:value="61.69">
                <text:p>61.69</text:p>
              </table:table-cell>
              <table:table-cell office:value-type="float" office:value="58.33">
                <text:p>58.33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7.7">
                <text:p>57.7</text:p>
              </table:table-cell>
              <table:table-cell office:value-type="float" office:value="45.83">
                <text:p>45.83</text:p>
              </table:table-cell>
              <table:table-cell office:value-type="float" office:value="53.99">
                <text:p>53.99</text:p>
              </table:table-cell>
              <table:table-cell office:value-type="float" office:value="52.29">
                <text:p>52.29</text:p>
              </table:table-cell>
              <table:table-cell office:value-type="float" office:value="57.31">
                <text:p>57.31</text:p>
              </table:table-cell>
              <table:table-cell office:value-type="float" office:value="60.06">
                <text:p>60.06</text:p>
              </table:table-cell>
              <table:table-cell office:value-type="float" office:value="56.83">
                <text:p>56.83</text:p>
              </table:table-cell>
              <table:table-cell office:value-type="float" office:value="61.07">
                <text:p>61.07</text:p>
              </table:table-cell>
              <table:table-cell office:value-type="float" office:value="59.36">
                <text:p>59.36</text:p>
              </table:table-cell>
              <table:table-cell office:value-type="float" office:value="59.55">
                <text:p>59.55</text:p>
              </table:table-cell>
              <table:table-cell office:value-type="float" office:value="55.57">
                <text:p>55.57</text:p>
              </table:table-cell>
              <table:table-cell office:value-type="float" office:value="61.23">
                <text:p>61.23</text:p>
              </table:table-cell>
              <table:table-cell office:value-type="float" office:value="58.82">
                <text:p>58.82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.1">
                <text:p>68.1</text:p>
              </table:table-cell>
              <table:table-cell office:value-type="float" office:value="51.21">
                <text:p>51.21</text:p>
              </table:table-cell>
              <table:table-cell office:value-type="float" office:value="61.89">
                <text:p>61.89</text:p>
              </table:table-cell>
              <table:table-cell office:value-type="float" office:value="59.75">
                <text:p>59.75</text:p>
              </table:table-cell>
              <table:table-cell office:value-type="float" office:value="66.06">
                <text:p>66.06</text:p>
              </table:table-cell>
              <table:table-cell office:value-type="float" office:value="69.99">
                <text:p>69.99</text:p>
              </table:table-cell>
              <table:table-cell office:value-type="float" office:value="64.02">
                <text:p>64.02</text:p>
              </table:table-cell>
              <table:table-cell office:value-type="float" office:value="69.87">
                <text:p>69.87</text:p>
              </table:table-cell>
              <table:table-cell office:value-type="float" office:value="68.63">
                <text:p>68.63</text:p>
              </table:table-cell>
              <table:table-cell office:value-type="float" office:value="68.53">
                <text:p>68.53</text:p>
              </table:table-cell>
              <table:table-cell office:value-type="float" office:value="63.87">
                <text:p>63.87</text:p>
              </table:table-cell>
              <table:table-cell office:value-type="float" office:value="69.86">
                <text:p>69.86</text:p>
              </table:table-cell>
              <table:table-cell office:value-type="float" office:value="67.36">
                <text:p>67.36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.2">
                <text:p>71.2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0.99">
                <text:p>70.99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.5">
                <text:p>53.5</text:p>
              </table:table-cell>
              <table:table-cell office:value-type="float" office:value="39.83">
                <text:p>39.83</text:p>
              </table:table-cell>
              <table:table-cell office:value-type="float" office:value="47.95">
                <text:p>47.95</text:p>
              </table:table-cell>
              <table:table-cell office:value-type="float" office:value="46.25">
                <text:p>46.25</text:p>
              </table:table-cell>
              <table:table-cell office:value-type="float" office:value="51.28">
                <text:p>51.28</text:p>
              </table:table-cell>
              <table:table-cell office:value-type="float" office:value="53.08">
                <text:p>53.08</text:p>
              </table:table-cell>
              <table:table-cell office:value-type="float" office:value="50.79">
                <text:p>50.79</text:p>
              </table:table-cell>
              <table:table-cell office:value-type="float" office:value="53.9">
                <text:p>53.9</text:p>
              </table:table-cell>
              <table:table-cell office:value-type="float" office:value="53.32">
                <text:p>53.32</text:p>
              </table:table-cell>
              <table:table-cell office:value-type="float" office:value="53.52">
                <text:p>53.52</text:p>
              </table:table-cell>
              <table:table-cell office:value-type="float" office:value="49.53">
                <text:p>49.53</text:p>
              </table:table-cell>
              <table:table-cell office:value-type="float" office:value="55.19">
                <text:p>55.19</text:p>
              </table:table-cell>
              <table:table-cell office:value-type="float" office:value="52.78">
                <text:p>52.78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.2">
                <text:p>61.2</text:p>
              </table:table-cell>
              <table:table-cell office:value-type="float" office:value="45.33">
                <text:p>45.33</text:p>
              </table:table-cell>
              <table:table-cell office:value-type="float" office:value="55.31">
                <text:p>55.31</text:p>
              </table:table-cell>
              <table:table-cell office:value-type="float" office:value="53.17">
                <text:p>53.17</text:p>
              </table:table-cell>
              <table:table-cell office:value-type="float" office:value="59.48">
                <text:p>59.48</text:p>
              </table:table-cell>
              <table:table-cell office:value-type="float" office:value="62.48">
                <text:p>62.48</text:p>
              </table:table-cell>
              <table:table-cell office:value-type="float" office:value="57.43">
                <text:p>57.43</text:p>
              </table:table-cell>
              <table:table-cell office:value-type="float" office:value="62.21">
                <text:p>62.21</text:p>
              </table:table-cell>
              <table:table-cell office:value-type="float" office:value="62.05">
                <text:p>62.05</text:p>
              </table:table-cell>
              <table:table-cell office:value-type="float" office:value="62.27">
                <text:p>62.27</text:p>
              </table:table-cell>
              <table:table-cell office:value-type="float" office:value="57.29">
                <text:p>57.29</text:p>
              </table:table-cell>
              <table:table-cell office:value-type="float" office:value="63.57">
                <text:p>63.57</text:p>
              </table:table-cell>
              <table:table-cell office:value-type="float" office:value="60.78">
                <text:p>60.78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.6">
                <text:p>33.6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2.28">
                <text:p>32.28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.7">
                <text:p>72.7</text:p>
              </table:table-cell>
              <table:table-cell office:value-type="float" office:value="58.83">
                <text:p>58.83</text:p>
              </table:table-cell>
              <table:table-cell office:value-type="float" office:value="72.93">
                <text:p>72.93</text:p>
              </table:table-cell>
              <table:table-cell office:value-type="float" office:value="70.74">
                <text:p>70.74</text:p>
              </table:table-cell>
              <table:table-cell office:value-type="float" office:value="76.59">
                <text:p>76.59</text:p>
              </table:table-cell>
              <table:table-cell office:value-type="float" office:value="74.65">
                <text:p>74.65</text:p>
              </table:table-cell>
              <table:table-cell office:value-type="float" office:value="79.09">
                <text:p>79.09</text:p>
              </table:table-cell>
              <table:table-cell office:value-type="float" office:value="76.09">
                <text:p>76.09</text:p>
              </table:table-cell>
              <table:table-cell office:value-type="float" office:value="71.78">
                <text:p>71.78</text:p>
              </table:table-cell>
              <table:table-cell office:value-type="float" office:value="72.26">
                <text:p>72.26</text:p>
              </table:table-cell>
              <table:table-cell office:value-type="float" office:value="67.99">
                <text:p>67.99</text:p>
              </table:table-cell>
              <table:table-cell office:value-type="float" office:value="73.9">
                <text:p>73.9</text:p>
              </table:table-cell>
              <table:table-cell office:value-type="float" office:value="71.24">
                <text:p>71.24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8.5">
                <text:p>78.5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3">
                <text:p>81.33</text:p>
              </table:table-cell>
              <table:table-cell office:value-type="float" office:value="81.34">
                <text:p>81.34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.1">
                <text:p>51.1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74">
                <text:p>51.7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3.8">
                <text:p>73.8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2">
                <text:p>75.72</text:p>
              </table:table-cell>
              <table:table-cell office:value-type="float" office:value="75.73">
                <text:p>75.73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.7">
                <text:p>53.7</text:p>
              </table:table-cell>
              <table:table-cell office:value-type="float" office:value="39.99">
                <text:p>39.99</text:p>
              </table:table-cell>
              <table:table-cell office:value-type="float" office:value="49.66">
                <text:p>49.66</text:p>
              </table:table-cell>
              <table:table-cell office:value-type="float" office:value="47.52">
                <text:p>47.52</text:p>
              </table:table-cell>
              <table:table-cell office:value-type="float" office:value="53.83">
                <text:p>53.83</text:p>
              </table:table-cell>
              <table:table-cell office:value-type="float" office:value="57.39">
                <text:p>57.39</text:p>
              </table:table-cell>
              <table:table-cell office:value-type="float" office:value="51.79">
                <text:p>51.79</text:p>
              </table:table-cell>
              <table:table-cell office:value-type="float" office:value="57.14">
                <text:p>57.14</text:p>
              </table:table-cell>
              <table:table-cell office:value-type="float" office:value="56.4">
                <text:p>56.4</text:p>
              </table:table-cell>
              <table:table-cell office:value-type="float" office:value="56.76">
                <text:p>56.76</text:p>
              </table:table-cell>
              <table:table-cell office:value-type="float" office:value="51.64">
                <text:p>51.64</text:p>
              </table:table-cell>
              <table:table-cell office:value-type="float" office:value="58.01">
                <text:p>58.01</text:p>
              </table:table-cell>
              <table:table-cell office:value-type="float" office:value="55.13">
                <text:p>55.13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.3">
                <text:p>70.3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1">
                <text:p>72.51</text:p>
              </table:table-cell>
              <table:table-cell office:value-type="float" office:value="72.52">
                <text:p>72.52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1.6">
                <text:p>71.6</text:p>
              </table:table-cell>
              <table:table-cell office:value-type="float" office:value="68.74">
                <text:p>68.74</text:p>
              </table:table-cell>
              <table:table-cell office:value-type="float" office:value="70.88">
                <text:p>70.88</text:p>
              </table:table-cell>
              <table:table-cell office:value-type="float" office:value="70.5">
                <text:p>70.5</text:p>
              </table:table-cell>
              <table:table-cell office:value-type="float" office:value="71.62">
                <text:p>71.62</text:p>
              </table:table-cell>
              <table:table-cell office:value-type="float" office:value="72.23">
                <text:p>72.23</text:p>
              </table:table-cell>
              <table:table-cell office:value-type="float" office:value="72.29">
                <text:p>72.29</text:p>
              </table:table-cell>
              <table:table-cell office:value-type="float" office:value="73.37">
                <text:p>73.37</text:p>
              </table:table-cell>
              <table:table-cell office:value-type="float" office:value="72.08">
                <text:p>72.08</text:p>
              </table:table-cell>
              <table:table-cell office:value-type="float" office:value="72.07">
                <text:p>72.07</text:p>
              </table:table-cell>
              <table:table-cell office:value-type="float" office:value="71.23">
                <text:p>71.23</text:p>
              </table:table-cell>
              <table:table-cell office:value-type="float" office:value="72.94">
                <text:p>72.94</text:p>
              </table:table-cell>
              <table:table-cell office:value-type="float" office:value="72.46">
                <text:p>72.4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.6">
                <text:p>49.6</text:p>
              </table:table-cell>
              <table:table-cell office:value-type="float" office:value="47.16">
                <text:p>47.16</text:p>
              </table:table-cell>
              <table:table-cell office:value-type="float" office:value="48.3">
                <text:p>48.3</text:p>
              </table:table-cell>
              <table:table-cell office:value-type="float" office:value="47.92">
                <text:p>47.92</text:p>
              </table:table-cell>
              <table:table-cell office:value-type="float" office:value="49.04">
                <text:p>49.04</text:p>
              </table:table-cell>
              <table:table-cell office:value-type="float" office:value="50.04">
                <text:p>50.04</text:p>
              </table:table-cell>
              <table:table-cell office:value-type="float" office:value="49.71">
                <text:p>49.71</text:p>
              </table:table-cell>
              <table:table-cell office:value-type="float" office:value="51.05">
                <text:p>51.05</text:p>
              </table:table-cell>
              <table:table-cell office:value-type="float" office:value="49.5">
                <text:p>49.5</text:p>
              </table:table-cell>
              <table:table-cell office:value-type="float" office:value="49.92">
                <text:p>49.92</text:p>
              </table:table-cell>
              <table:table-cell office:value-type="float" office:value="48.65">
                <text:p>48.65</text:p>
              </table:table-cell>
              <table:table-cell office:value-type="float" office:value="50.64">
                <text:p>50.64</text:p>
              </table:table-cell>
              <table:table-cell office:value-type="float" office:value="49.88">
                <text:p>49.88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.1">
                <text:p>59.1</text:p>
              </table:table-cell>
              <table:table-cell office:value-type="float" office:value="57.12">
                <text:p>57.12</text:p>
              </table:table-cell>
              <table:table-cell office:value-type="float" office:value="58.92">
                <text:p>58.92</text:p>
              </table:table-cell>
              <table:table-cell office:value-type="float" office:value="58.54">
                <text:p>58.54</text:p>
              </table:table-cell>
              <table:table-cell office:value-type="float" office:value="59.66">
                <text:p>59.66</text:p>
              </table:table-cell>
              <table:table-cell office:value-type="float" office:value="60.5">
                <text:p>60.5</text:p>
              </table:table-cell>
              <table:table-cell office:value-type="float" office:value="60.33">
                <text:p>60.33</text:p>
              </table:table-cell>
              <table:table-cell office:value-type="float" office:value="61.58">
                <text:p>61.58</text:p>
              </table:table-cell>
              <table:table-cell office:value-type="float" office:value="60.12">
                <text:p>60.12</text:p>
              </table:table-cell>
              <table:table-cell office:value-type="float" office:value="60.26">
                <text:p>60.26</text:p>
              </table:table-cell>
              <table:table-cell office:value-type="float" office:value="59.27">
                <text:p>59.27</text:p>
              </table:table-cell>
              <table:table-cell office:value-type="float" office:value="61.07">
                <text:p>61.07</text:p>
              </table:table-cell>
              <table:table-cell office:value-type="float" office:value="60.5">
                <text:p>60.5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7">
                <text:p>67.7</text:p>
              </table:table-cell>
              <table:table-cell office:value-type="float" office:value="56.51">
                <text:p>56.51</text:p>
              </table:table-cell>
              <table:table-cell office:value-type="float" office:value="62.63">
                <text:p>62.63</text:p>
              </table:table-cell>
              <table:table-cell office:value-type="float" office:value="61.42">
                <text:p>61.42</text:p>
              </table:table-cell>
              <table:table-cell office:value-type="float" office:value="64.99">
                <text:p>64.99</text:p>
              </table:table-cell>
              <table:table-cell office:value-type="float" office:value="67.05">
                <text:p>67.05</text:p>
              </table:table-cell>
              <table:table-cell office:value-type="float" office:value="65.57">
                <text:p>65.57</text:p>
              </table:table-cell>
              <table:table-cell office:value-type="float" office:value="68.85">
                <text:p>68.85</text:p>
              </table:table-cell>
              <table:table-cell office:value-type="float" office:value="66.45">
                <text:p>66.45</text:p>
              </table:table-cell>
              <table:table-cell office:value-type="float" office:value="66.54">
                <text:p>66.54</text:p>
              </table:table-cell>
              <table:table-cell office:value-type="float" office:value="63.75">
                <text:p>63.75</text:p>
              </table:table-cell>
              <table:table-cell office:value-type="float" office:value="68.3">
                <text:p>68.3</text:p>
              </table:table-cell>
              <table:table-cell office:value-type="float" office:value="66.55">
                <text:p>66.55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.1">
                <text:p>49.1</text:p>
              </table:table-cell>
              <table:table-cell office:value-type="float" office:value="34">
                <text:p>34</text:p>
              </table:table-cell>
              <table:table-cell office:value-type="float" office:value="43.62">
                <text:p>43.62</text:p>
              </table:table-cell>
              <table:table-cell office:value-type="float" office:value="41.48">
                <text:p>41.48</text:p>
              </table:table-cell>
              <table:table-cell office:value-type="float" office:value="47.79">
                <text:p>47.79</text:p>
              </table:table-cell>
              <table:table-cell office:value-type="float" office:value="50.19">
                <text:p>50.19</text:p>
              </table:table-cell>
              <table:table-cell office:value-type="float" office:value="45.75">
                <text:p>45.75</text:p>
              </table:table-cell>
              <table:table-cell office:value-type="float" office:value="49.77">
                <text:p>49.77</text:p>
              </table:table-cell>
              <table:table-cell office:value-type="float" office:value="50.36">
                <text:p>50.36</text:p>
              </table:table-cell>
              <table:table-cell office:value-type="float" office:value="50.73">
                <text:p>50.73</text:p>
              </table:table-cell>
              <table:table-cell office:value-type="float" office:value="45.6">
                <text:p>45.6</text:p>
              </table:table-cell>
              <table:table-cell office:value-type="float" office:value="51.98">
                <text:p>51.98</text:p>
              </table:table-cell>
              <table:table-cell office:value-type="float" office:value="49.09">
                <text:p>49.09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5.1">
                <text:p>75.1</text:p>
              </table:table-cell>
              <table:table-cell office:value-type="float" office:value="71.1">
                <text:p>71.1</text:p>
              </table:table-cell>
              <table:table-cell office:value-type="float" office:value="74.64">
                <text:p>74.64</text:p>
              </table:table-cell>
              <table:table-cell office:value-type="float" office:value="74.15">
                <text:p>74.15</text:p>
              </table:table-cell>
              <table:table-cell office:value-type="float" office:value="75.46">
                <text:p>75.46</text:p>
              </table:table-cell>
              <table:table-cell office:value-type="float" office:value="74.73">
                <text:p>74.73</text:p>
              </table:table-cell>
              <table:table-cell office:value-type="float" office:value="76.8">
                <text:p>76.8</text:p>
              </table:table-cell>
              <table:table-cell office:value-type="float" office:value="75.91">
                <text:p>75.91</text:p>
              </table:table-cell>
              <table:table-cell office:value-type="float" office:value="74.39">
                <text:p>74.39</text:p>
              </table:table-cell>
              <table:table-cell office:value-type="float" office:value="74.39">
                <text:p>74.39</text:p>
              </table:table-cell>
              <table:table-cell office:value-type="float" office:value="73.54">
                <text:p>73.54</text:p>
              </table:table-cell>
              <table:table-cell office:value-type="float" office:value="75.25">
                <text:p>75.25</text:p>
              </table:table-cell>
              <table:table-cell office:value-type="float" office:value="74.76">
                <text:p>74.76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6.1">
                <text:p>46.1</text:p>
              </table:table-cell>
              <table:table-cell office:value-type="float" office:value="36.92">
                <text:p>36.92</text:p>
              </table:table-cell>
              <table:table-cell office:value-type="float" office:value="40.05">
                <text:p>40.05</text:p>
              </table:table-cell>
              <table:table-cell office:value-type="float" office:value="38.84">
                <text:p>38.84</text:p>
              </table:table-cell>
              <table:table-cell office:value-type="float" office:value="42.41">
                <text:p>42.41</text:p>
              </table:table-cell>
              <table:table-cell office:value-type="float" office:value="45.68">
                <text:p>45.68</text:p>
              </table:table-cell>
              <table:table-cell office:value-type="float" office:value="42.98">
                <text:p>42.98</text:p>
              </table:table-cell>
              <table:table-cell office:value-type="float" office:value="47.3">
                <text:p>47.3</text:p>
              </table:table-cell>
              <table:table-cell office:value-type="float" office:value="43.86">
                <text:p>43.86</text:p>
              </table:table-cell>
              <table:table-cell office:value-type="float" office:value="45.32">
                <text:p>45.32</text:p>
              </table:table-cell>
              <table:table-cell office:value-type="float" office:value="41.17">
                <text:p>41.17</text:p>
              </table:table-cell>
              <table:table-cell office:value-type="float" office:value="46.74">
                <text:p>46.74</text:p>
              </table:table-cell>
              <table:table-cell office:value-type="float" office:value="43.97">
                <text:p>43.97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.5">
                <text:p>61.5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1">
                <text:p>61.81</text:p>
              </table:table-cell>
              <table:table-cell office:value-type="float" office:value="61.82">
                <text:p>61.82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3">
                <text:p>77.3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8.46">
                <text:p>78.46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6">
                <text:p>54.6</text:p>
              </table:table-cell>
              <table:table-cell office:value-type="float" office:value="41.85">
                <text:p>41.85</text:p>
              </table:table-cell>
              <table:table-cell office:value-type="float" office:value="49.51">
                <text:p>49.51</text:p>
              </table:table-cell>
              <table:table-cell office:value-type="float" office:value="47.8">
                <text:p>47.8</text:p>
              </table:table-cell>
              <table:table-cell office:value-type="float" office:value="52.83">
                <text:p>52.83</text:p>
              </table:table-cell>
              <table:table-cell office:value-type="float" office:value="55.41">
                <text:p>55.41</text:p>
              </table:table-cell>
              <table:table-cell office:value-type="float" office:value="52.35">
                <text:p>52.35</text:p>
              </table:table-cell>
              <table:table-cell office:value-type="float" office:value="56.34">
                <text:p>56.34</text:p>
              </table:table-cell>
              <table:table-cell office:value-type="float" office:value="54.87">
                <text:p>54.87</text:p>
              </table:table-cell>
              <table:table-cell office:value-type="float" office:value="55.3">
                <text:p>55.3</text:p>
              </table:table-cell>
              <table:table-cell office:value-type="float" office:value="51.08">
                <text:p>51.08</text:p>
              </table:table-cell>
              <table:table-cell office:value-type="float" office:value="56.94">
                <text:p>56.94</text:p>
              </table:table-cell>
              <table:table-cell office:value-type="float" office:value="54.34">
                <text:p>54.34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.1">
                <text:p>55.1</text:p>
              </table:table-cell>
              <table:table-cell office:value-type="float" office:value="45.58">
                <text:p>45.58</text:p>
              </table:table-cell>
              <table:table-cell office:value-type="float" office:value="50.67">
                <text:p>50.67</text:p>
              </table:table-cell>
              <table:table-cell office:value-type="float" office:value="49.46">
                <text:p>49.46</text:p>
              </table:table-cell>
              <table:table-cell office:value-type="float" office:value="53.03">
                <text:p>53.03</text:p>
              </table:table-cell>
              <table:table-cell office:value-type="float" office:value="55.8">
                <text:p>55.8</text:p>
              </table:table-cell>
              <table:table-cell office:value-type="float" office:value="53.6">
                <text:p>53.6</text:p>
              </table:table-cell>
              <table:table-cell office:value-type="float" office:value="57.52">
                <text:p>57.52</text:p>
              </table:table-cell>
              <table:table-cell office:value-type="float" office:value="54.49">
                <text:p>54.49</text:p>
              </table:table-cell>
              <table:table-cell office:value-type="float" office:value="55.04">
                <text:p>55.04</text:p>
              </table:table-cell>
              <table:table-cell office:value-type="float" office:value="51.79">
                <text:p>51.79</text:p>
              </table:table-cell>
              <table:table-cell office:value-type="float" office:value="56.68">
                <text:p>56.68</text:p>
              </table:table-cell>
              <table:table-cell office:value-type="float" office:value="54.59">
                <text:p>54.59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.2">
                <text:p>69.2</text:p>
              </table:table-cell>
              <table:table-cell office:value-type="float" office:value="53.08">
                <text:p>53.08</text:p>
              </table:table-cell>
              <table:table-cell office:value-type="float" office:value="70.26">
                <text:p>70.26</text:p>
              </table:table-cell>
              <table:table-cell office:value-type="float" office:value="67.51">
                <text:p>67.51</text:p>
              </table:table-cell>
              <table:table-cell office:value-type="float" office:value="74.86">
                <text:p>74.86</text:p>
              </table:table-cell>
              <table:table-cell office:value-type="float" office:value="72.49">
                <text:p>72.49</text:p>
              </table:table-cell>
              <table:table-cell office:value-type="float" office:value="76.56">
                <text:p>76.56</text:p>
              </table:table-cell>
              <table:table-cell office:value-type="float" office:value="72.64">
                <text:p>72.64</text:p>
              </table:table-cell>
              <table:table-cell office:value-type="float" office:value="68.82">
                <text:p>68.82</text:p>
              </table:table-cell>
              <table:table-cell office:value-type="float" office:value="69.53">
                <text:p>69.53</text:p>
              </table:table-cell>
              <table:table-cell office:value-type="float" office:value="64.06">
                <text:p>64.06</text:p>
              </table:table-cell>
              <table:table-cell office:value-type="float" office:value="70.75">
                <text:p>70.75</text:p>
              </table:table-cell>
              <table:table-cell office:value-type="float" office:value="67.55">
                <text:p>67.55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1.4">
                <text:p>71.4</text:p>
              </table:table-cell>
              <table:table-cell office:value-type="float" office:value="58.96">
                <text:p>58.96</text:p>
              </table:table-cell>
              <table:table-cell office:value-type="float" office:value="69.57">
                <text:p>69.57</text:p>
              </table:table-cell>
              <table:table-cell office:value-type="float" office:value="68.01">
                <text:p>68.01</text:p>
              </table:table-cell>
              <table:table-cell office:value-type="float" office:value="72.17">
                <text:p>72.17</text:p>
              </table:table-cell>
              <table:table-cell office:value-type="float" office:value="69.93">
                <text:p>69.93</text:p>
              </table:table-cell>
              <table:table-cell office:value-type="float" office:value="74.87">
                <text:p>74.87</text:p>
              </table:table-cell>
              <table:table-cell office:value-type="float" office:value="71.85">
                <text:p>71.85</text:p>
              </table:table-cell>
              <table:table-cell office:value-type="float" office:value="68.75">
                <text:p>68.75</text:p>
              </table:table-cell>
              <table:table-cell office:value-type="float" office:value="68.91">
                <text:p>68.91</text:p>
              </table:table-cell>
              <table:table-cell office:value-type="float" office:value="66.06">
                <text:p>66.06</text:p>
              </table:table-cell>
              <table:table-cell office:value-type="float" office:value="70.65">
                <text:p>70.65</text:p>
              </table:table-cell>
              <table:table-cell office:value-type="float" office:value="68.85">
                <text:p>68.85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.3">
                <text:p>49.3</text:p>
              </table:table-cell>
              <table:table-cell office:value-type="float" office:value="46.08">
                <text:p>46.08</text:p>
              </table:table-cell>
              <table:table-cell office:value-type="float" office:value="47.95">
                <text:p>47.95</text:p>
              </table:table-cell>
              <table:table-cell office:value-type="float" office:value="47.57">
                <text:p>47.57</text:p>
              </table:table-cell>
              <table:table-cell office:value-type="float" office:value="48.69">
                <text:p>48.69</text:p>
              </table:table-cell>
              <table:table-cell office:value-type="float" office:value="49.04">
                <text:p>49.04</text:p>
              </table:table-cell>
              <table:table-cell office:value-type="float" office:value="49.36">
                <text:p>49.36</text:p>
              </table:table-cell>
              <table:table-cell office:value-type="float" office:value="49.97">
                <text:p>49.97</text:p>
              </table:table-cell>
              <table:table-cell office:value-type="float" office:value="49.15">
                <text:p>49.15</text:p>
              </table:table-cell>
              <table:table-cell office:value-type="float" office:value="49.25">
                <text:p>49.25</text:p>
              </table:table-cell>
              <table:table-cell office:value-type="float" office:value="48.3">
                <text:p>48.3</text:p>
              </table:table-cell>
              <table:table-cell office:value-type="float" office:value="50.08">
                <text:p>50.08</text:p>
              </table:table-cell>
              <table:table-cell office:value-type="float" office:value="49.53">
                <text:p>49.53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.6">
                <text:p>72.6</text:p>
              </table:table-cell>
              <table:table-cell office:value-type="float" office:value="57.48">
                <text:p>57.48</text:p>
              </table:table-cell>
              <table:table-cell office:value-type="float" office:value="66.37">
                <text:p>66.37</text:p>
              </table:table-cell>
              <table:table-cell office:value-type="float" office:value="64.66">
                <text:p>64.66</text:p>
              </table:table-cell>
              <table:table-cell office:value-type="float" office:value="69.69">
                <text:p>69.69</text:p>
              </table:table-cell>
              <table:table-cell office:value-type="float" office:value="72.73">
                <text:p>72.73</text:p>
              </table:table-cell>
              <table:table-cell office:value-type="float" office:value="69.2">
                <text:p>69.2</text:p>
              </table:table-cell>
              <table:table-cell office:value-type="float" office:value="73.94">
                <text:p>73.94</text:p>
              </table:table-cell>
              <table:table-cell office:value-type="float" office:value="71.73">
                <text:p>71.73</text:p>
              </table:table-cell>
              <table:table-cell office:value-type="float" office:value="71.6">
                <text:p>71.6</text:p>
              </table:table-cell>
              <table:table-cell office:value-type="float" office:value="67.94">
                <text:p>67.94</text:p>
              </table:table-cell>
              <table:table-cell office:value-type="float" office:value="73.35">
                <text:p>73.35</text:p>
              </table:table-cell>
              <table:table-cell office:value-type="float" office:value="71.2">
                <text:p>71.2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9.5">
                <text:p>59.5</text:p>
              </table:table-cell>
              <table:table-cell office:value-type="float" office:value="46.04">
                <text:p>46.04</text:p>
              </table:table-cell>
              <table:table-cell office:value-type="float" office:value="53.44">
                <text:p>53.44</text:p>
              </table:table-cell>
              <table:table-cell office:value-type="float" office:value="51.74">
                <text:p>51.74</text:p>
              </table:table-cell>
              <table:table-cell office:value-type="float" office:value="56.76">
                <text:p>56.76</text:p>
              </table:table-cell>
              <table:table-cell office:value-type="float" office:value="59.09">
                <text:p>59.09</text:p>
              </table:table-cell>
              <table:table-cell office:value-type="float" office:value="56.28">
                <text:p>56.28</text:p>
              </table:table-cell>
              <table:table-cell office:value-type="float" office:value="60.05">
                <text:p>60.05</text:p>
              </table:table-cell>
              <table:table-cell office:value-type="float" office:value="58.81">
                <text:p>58.81</text:p>
              </table:table-cell>
              <table:table-cell office:value-type="float" office:value="59.35">
                <text:p>59.35</text:p>
              </table:table-cell>
              <table:table-cell office:value-type="float" office:value="55.02">
                <text:p>55.02</text:p>
              </table:table-cell>
              <table:table-cell office:value-type="float" office:value="60.98">
                <text:p>60.98</text:p>
              </table:table-cell>
              <table:table-cell office:value-type="float" office:value="58.27">
                <text:p>58.27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1">
                <text:p>44.1</text:p>
              </table:table-cell>
              <table:table-cell office:value-type="float" office:value="34.4">
                <text:p>34.4</text:p>
              </table:table-cell>
              <table:table-cell office:value-type="float" office:value="39.7">
                <text:p>39.7</text:p>
              </table:table-cell>
              <table:table-cell office:value-type="float" office:value="38.49">
                <text:p>38.49</text:p>
              </table:table-cell>
              <table:table-cell office:value-type="float" office:value="42.06">
                <text:p>42.06</text:p>
              </table:table-cell>
              <table:table-cell office:value-type="float" office:value="43.32">
                <text:p>43.32</text:p>
              </table:table-cell>
              <table:table-cell office:value-type="float" office:value="42.64">
                <text:p>42.64</text:p>
              </table:table-cell>
              <table:table-cell office:value-type="float" office:value="44.68">
                <text:p>44.68</text:p>
              </table:table-cell>
              <table:table-cell office:value-type="float" office:value="43.52">
                <text:p>43.52</text:p>
              </table:table-cell>
              <table:table-cell office:value-type="float" office:value="43.97">
                <text:p>43.97</text:p>
              </table:table-cell>
              <table:table-cell office:value-type="float" office:value="40.82">
                <text:p>40.82</text:p>
              </table:table-cell>
              <table:table-cell office:value-type="float" office:value="45.63">
                <text:p>45.63</text:p>
              </table:table-cell>
              <table:table-cell office:value-type="float" office:value="43.62">
                <text:p>43.62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1.5">
                <text:p>51.5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2.11">
                <text:p>52.11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.5">
                <text:p>49.5</text:p>
              </table:table-cell>
              <table:table-cell office:value-type="float" office:value="37.4">
                <text:p>37.4</text:p>
              </table:table-cell>
              <table:table-cell office:value-type="float" office:value="44.89">
                <text:p>44.89</text:p>
              </table:table-cell>
              <table:table-cell office:value-type="float" office:value="43.19">
                <text:p>43.19</text:p>
              </table:table-cell>
              <table:table-cell office:value-type="float" office:value="48.21">
                <text:p>48.21</text:p>
              </table:table-cell>
              <table:table-cell office:value-type="float" office:value="49.8">
                <text:p>49.8</text:p>
              </table:table-cell>
              <table:table-cell office:value-type="float" office:value="47.73">
                <text:p>47.73</text:p>
              </table:table-cell>
              <table:table-cell office:value-type="float" office:value="50.55">
                <text:p>50.55</text:p>
              </table:table-cell>
              <table:table-cell office:value-type="float" office:value="50.25">
                <text:p>50.25</text:p>
              </table:table-cell>
              <table:table-cell office:value-type="float" office:value="50.75">
                <text:p>50.75</text:p>
              </table:table-cell>
              <table:table-cell office:value-type="float" office:value="46.46">
                <text:p>46.46</text:p>
              </table:table-cell>
              <table:table-cell office:value-type="float" office:value="52.38">
                <text:p>52.38</text:p>
              </table:table-cell>
              <table:table-cell office:value-type="float" office:value="49.72">
                <text:p>49.7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9">
                <text:p>68.9</text:p>
              </table:table-cell>
              <table:table-cell office:value-type="float" office:value="66.73">
                <text:p>66.73</text:p>
              </table:table-cell>
              <table:table-cell office:value-type="float" office:value="68.96">
                <text:p>68.96</text:p>
              </table:table-cell>
              <table:table-cell office:value-type="float" office:value="68.58">
                <text:p>68.58</text:p>
              </table:table-cell>
              <table:table-cell office:value-type="float" office:value="69.7">
                <text:p>69.7</text:p>
              </table:table-cell>
              <table:table-cell office:value-type="float" office:value="70.04">
                <text:p>70.04</text:p>
              </table:table-cell>
              <table:table-cell office:value-type="float" office:value="70.37">
                <text:p>70.37</text:p>
              </table:table-cell>
              <table:table-cell office:value-type="float" office:value="71.13">
                <text:p>71.13</text:p>
              </table:table-cell>
              <table:table-cell office:value-type="float" office:value="70.16">
                <text:p>70.16</text:p>
              </table:table-cell>
              <table:table-cell office:value-type="float" office:value="70.11">
                <text:p>70.11</text:p>
              </table:table-cell>
              <table:table-cell office:value-type="float" office:value="69.31">
                <text:p>69.31</text:p>
              </table:table-cell>
              <table:table-cell office:value-type="float" office:value="70.99">
                <text:p>70.99</text:p>
              </table:table-cell>
              <table:table-cell office:value-type="float" office:value="70.54">
                <text:p>70.54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7.7">
                <text:p>77.7</text:p>
              </table:table-cell>
              <table:table-cell office:value-type="float" office:value="75.15">
                <text:p>75.15</text:p>
              </table:table-cell>
              <table:table-cell office:value-type="float" office:value="77.13">
                <text:p>77.13</text:p>
              </table:table-cell>
              <table:table-cell office:value-type="float" office:value="76.75">
                <text:p>76.75</text:p>
              </table:table-cell>
              <table:table-cell office:value-type="float" office:value="77.87">
                <text:p>77.87</text:p>
              </table:table-cell>
              <table:table-cell office:value-type="float" office:value="78.85">
                <text:p>78.85</text:p>
              </table:table-cell>
              <table:table-cell office:value-type="float" office:value="78.54">
                <text:p>78.54</text:p>
              </table:table-cell>
              <table:table-cell office:value-type="float" office:value="80.09">
                <text:p>80.09</text:p>
              </table:table-cell>
              <table:table-cell office:value-type="float" office:value="78.33">
                <text:p>78.33</text:p>
              </table:table-cell>
              <table:table-cell office:value-type="float" office:value="78.39">
                <text:p>78.39</text:p>
              </table:table-cell>
              <table:table-cell office:value-type="float" office:value="77.48">
                <text:p>77.48</text:p>
              </table:table-cell>
              <table:table-cell office:value-type="float" office:value="79.23">
                <text:p>79.23</text:p>
              </table:table-cell>
              <table:table-cell office:value-type="float" office:value="78.71">
                <text:p>78.7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.1">
                <text:p>51.1</text:p>
              </table:table-cell>
              <table:table-cell office:value-type="float" office:value="36.12">
                <text:p>36.12</text:p>
              </table:table-cell>
              <table:table-cell office:value-type="float" office:value="45.17">
                <text:p>45.17</text:p>
              </table:table-cell>
              <table:table-cell office:value-type="float" office:value="43.04">
                <text:p>43.04</text:p>
              </table:table-cell>
              <table:table-cell office:value-type="float" office:value="49.35">
                <text:p>49.35</text:p>
              </table:table-cell>
              <table:table-cell office:value-type="float" office:value="52.7">
                <text:p>52.7</text:p>
              </table:table-cell>
              <table:table-cell office:value-type="float" office:value="47.3">
                <text:p>47.3</text:p>
              </table:table-cell>
              <table:table-cell office:value-type="float" office:value="52.4">
                <text:p>52.4</text:p>
              </table:table-cell>
              <table:table-cell office:value-type="float" office:value="51.92">
                <text:p>51.92</text:p>
              </table:table-cell>
              <table:table-cell office:value-type="float" office:value="52.56">
                <text:p>52.56</text:p>
              </table:table-cell>
              <table:table-cell office:value-type="float" office:value="47.15">
                <text:p>47.15</text:p>
              </table:table-cell>
              <table:table-cell office:value-type="float" office:value="53.78">
                <text:p>53.78</text:p>
              </table:table-cell>
              <table:table-cell office:value-type="float" office:value="50.64">
                <text:p>50.6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4.3">
                <text:p>64.3</text:p>
              </table:table-cell>
              <table:table-cell office:value-type="float" office:value="54.33">
                <text:p>54.33</text:p>
              </table:table-cell>
              <table:table-cell office:value-type="float" office:value="60.71">
                <text:p>60.71</text:p>
              </table:table-cell>
              <table:table-cell office:value-type="float" office:value="59.5">
                <text:p>59.5</text:p>
              </table:table-cell>
              <table:table-cell office:value-type="float" office:value="63.07">
                <text:p>63.07</text:p>
              </table:table-cell>
              <table:table-cell office:value-type="float" office:value="64.28">
                <text:p>64.28</text:p>
              </table:table-cell>
              <table:table-cell office:value-type="float" office:value="63.65">
                <text:p>63.65</text:p>
              </table:table-cell>
              <table:table-cell office:value-type="float" office:value="65.95">
                <text:p>65.95</text:p>
              </table:table-cell>
              <table:table-cell office:value-type="float" office:value="64.53">
                <text:p>64.53</text:p>
              </table:table-cell>
              <table:table-cell office:value-type="float" office:value="64.5">
                <text:p>64.5</text:p>
              </table:table-cell>
              <table:table-cell office:value-type="float" office:value="61.83">
                <text:p>61.83</text:p>
              </table:table-cell>
              <table:table-cell office:value-type="float" office:value="66.29">
                <text:p>66.29</text:p>
              </table:table-cell>
              <table:table-cell office:value-type="float" office:value="64.63">
                <text:p>64.63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">
                <text:p>74</text:p>
              </table:table-cell>
              <table:table-cell office:value-type="float" office:value="63.23">
                <text:p>63.23</text:p>
              </table:table-cell>
              <table:table-cell office:value-type="float" office:value="68.88">
                <text:p>68.88</text:p>
              </table:table-cell>
              <table:table-cell office:value-type="float" office:value="67.67">
                <text:p>67.67</text:p>
              </table:table-cell>
              <table:table-cell office:value-type="float" office:value="71.24">
                <text:p>71.24</text:p>
              </table:table-cell>
              <table:table-cell office:value-type="float" office:value="74.42">
                <text:p>74.42</text:p>
              </table:table-cell>
              <table:table-cell office:value-type="float" office:value="71.81">
                <text:p>71.81</text:p>
              </table:table-cell>
              <table:table-cell office:value-type="float" office:value="76.47">
                <text:p>76.47</text:p>
              </table:table-cell>
              <table:table-cell office:value-type="float" office:value="72.7">
                <text:p>72.7</text:p>
              </table:table-cell>
              <table:table-cell office:value-type="float" office:value="73.01">
                <text:p>73.01</text:p>
              </table:table-cell>
              <table:table-cell office:value-type="float" office:value="70">
                <text:p>70</text:p>
              </table:table-cell>
              <table:table-cell office:value-type="float" office:value="74.72">
                <text:p>74.72</text:p>
              </table:table-cell>
              <table:table-cell office:value-type="float" office:value="72.8">
                <text:p>72.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8.3">
                <text:p>68.3</text:p>
              </table:table-cell>
              <table:table-cell office:value-type="float" office:value="51.46">
                <text:p>51.46</text:p>
              </table:table-cell>
              <table:table-cell office:value-type="float" office:value="62.03">
                <text:p>62.03</text:p>
              </table:table-cell>
              <table:table-cell office:value-type="float" office:value="59.89">
                <text:p>59.89</text:p>
              </table:table-cell>
              <table:table-cell office:value-type="float" office:value="66.2">
                <text:p>66.2</text:p>
              </table:table-cell>
              <table:table-cell office:value-type="float" office:value="70.13">
                <text:p>70.13</text:p>
              </table:table-cell>
              <table:table-cell office:value-type="float" office:value="64.16">
                <text:p>64.16</text:p>
              </table:table-cell>
              <table:table-cell office:value-type="float" office:value="70.01">
                <text:p>70.01</text:p>
              </table:table-cell>
              <table:table-cell office:value-type="float" office:value="68.77">
                <text:p>68.77</text:p>
              </table:table-cell>
              <table:table-cell office:value-type="float" office:value="68.73">
                <text:p>68.73</text:p>
              </table:table-cell>
              <table:table-cell office:value-type="float" office:value="64.01">
                <text:p>64.01</text:p>
              </table:table-cell>
              <table:table-cell office:value-type="float" office:value="70.05">
                <text:p>70.05</text:p>
              </table:table-cell>
              <table:table-cell office:value-type="float" office:value="67.5">
                <text:p>67.5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5.2">
                <text:p>55.2</text:p>
              </table:table-cell>
              <table:table-cell office:value-type="float" office:value="40.35">
                <text:p>40.35</text:p>
              </table:table-cell>
              <table:table-cell office:value-type="float" office:value="49.11">
                <text:p>49.11</text:p>
              </table:table-cell>
              <table:table-cell office:value-type="float" office:value="46.97">
                <text:p>46.97</text:p>
              </table:table-cell>
              <table:table-cell office:value-type="float" office:value="53.28">
                <text:p>53.28</text:p>
              </table:table-cell>
              <table:table-cell office:value-type="float" office:value="56.32">
                <text:p>56.32</text:p>
              </table:table-cell>
              <table:table-cell office:value-type="float" office:value="51.24">
                <text:p>51.24</text:p>
              </table:table-cell>
              <table:table-cell office:value-type="float" office:value="56.01">
                <text:p>56.01</text:p>
              </table:table-cell>
              <table:table-cell office:value-type="float" office:value="55.85">
                <text:p>55.85</text:p>
              </table:table-cell>
              <table:table-cell office:value-type="float" office:value="56.65">
                <text:p>56.65</text:p>
              </table:table-cell>
              <table:table-cell office:value-type="float" office:value="51.09">
                <text:p>51.09</text:p>
              </table:table-cell>
              <table:table-cell office:value-type="float" office:value="57.86">
                <text:p>57.86</text:p>
              </table:table-cell>
              <table:table-cell office:value-type="float" office:value="54.58">
                <text:p>54.58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4.4">
                <text:p>64.4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88">
                <text:p>64.88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.3">
                <text:p>25.3</text:p>
              </table:table-cell>
              <table:table-cell office:value-type="float" office:value="13.56">
                <text:p>13.56</text:p>
              </table:table-cell>
              <table:table-cell office:value-type="float" office:value="17.02">
                <text:p>17.02</text:p>
              </table:table-cell>
              <table:table-cell office:value-type="float" office:value="15.31">
                <text:p>15.31</text:p>
              </table:table-cell>
              <table:table-cell office:value-type="float" office:value="20.34">
                <text:p>20.34</text:p>
              </table:table-cell>
              <table:table-cell office:value-type="float" office:value="24.17">
                <text:p>24.17</text:p>
              </table:table-cell>
              <table:table-cell office:value-type="float" office:value="19.85">
                <text:p>19.85</text:p>
              </table:table-cell>
              <table:table-cell office:value-type="float" office:value="24.85">
                <text:p>24.85</text:p>
              </table:table-cell>
              <table:table-cell office:value-type="float" office:value="22.38">
                <text:p>22.38</text:p>
              </table:table-cell>
              <table:table-cell office:value-type="float" office:value="24.74">
                <text:p>24.74</text:p>
              </table:table-cell>
              <table:table-cell office:value-type="float" office:value="18.59">
                <text:p>18.59</text:p>
              </table:table-cell>
              <table:table-cell office:value-type="float" office:value="25.99">
                <text:p>25.99</text:p>
              </table:table-cell>
              <table:table-cell office:value-type="float" office:value="21.85">
                <text:p>21.85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.8">
                <text:p>71.8</text:p>
              </table:table-cell>
              <table:table-cell office:value-type="float" office:value="70.09">
                <text:p>70.09</text:p>
              </table:table-cell>
              <table:table-cell office:value-type="float" office:value="72.45">
                <text:p>72.45</text:p>
              </table:table-cell>
              <table:table-cell office:value-type="float" office:value="72.07">
                <text:p>72.07</text:p>
              </table:table-cell>
              <table:table-cell office:value-type="float" office:value="73.19">
                <text:p>73.19</text:p>
              </table:table-cell>
              <table:table-cell office:value-type="float" office:value="73.56">
                <text:p>73.56</text:p>
              </table:table-cell>
              <table:table-cell office:value-type="float" office:value="73.86">
                <text:p>73.86</text:p>
              </table:table-cell>
              <table:table-cell office:value-type="float" office:value="74.69">
                <text:p>74.69</text:p>
              </table:table-cell>
              <table:table-cell office:value-type="float" office:value="73.65">
                <text:p>73.65</text:p>
              </table:table-cell>
              <table:table-cell office:value-type="float" office:value="73.54">
                <text:p>73.54</text:p>
              </table:table-cell>
              <table:table-cell office:value-type="float" office:value="72.8">
                <text:p>72.8</text:p>
              </table:table-cell>
              <table:table-cell office:value-type="float" office:value="74.44">
                <text:p>74.44</text:p>
              </table:table-cell>
              <table:table-cell office:value-type="float" office:value="74.03">
                <text:p>74.03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.6">
                <text:p>75.6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4">
                <text:p>76.44</text:p>
              </table:table-cell>
              <table:table-cell office:value-type="float" office:value="76.45">
                <text:p>76.45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.7">
                <text:p>45.7</text:p>
              </table:table-cell>
              <table:table-cell office:value-type="float" office:value="31.72">
                <text:p>31.72</text:p>
              </table:table-cell>
              <table:table-cell office:value-type="float" office:value="40.56">
                <text:p>40.56</text:p>
              </table:table-cell>
              <table:table-cell office:value-type="float" office:value="38.42">
                <text:p>38.42</text:p>
              </table:table-cell>
              <table:table-cell office:value-type="float" office:value="44.73">
                <text:p>44.73</text:p>
              </table:table-cell>
              <table:table-cell office:value-type="float" office:value="46.86">
                <text:p>46.86</text:p>
              </table:table-cell>
              <table:table-cell office:value-type="float" office:value="42.68">
                <text:p>42.68</text:p>
              </table:table-cell>
              <table:table-cell office:value-type="float" office:value="46.38">
                <text:p>46.38</text:p>
              </table:table-cell>
              <table:table-cell office:value-type="float" office:value="47.3">
                <text:p>47.3</text:p>
              </table:table-cell>
              <table:table-cell office:value-type="float" office:value="48.04">
                <text:p>48.04</text:p>
              </table:table-cell>
              <table:table-cell office:value-type="float" office:value="42.54">
                <text:p>42.54</text:p>
              </table:table-cell>
              <table:table-cell office:value-type="float" office:value="49.25">
                <text:p>49.25</text:p>
              </table:table-cell>
              <table:table-cell office:value-type="float" office:value="46.03">
                <text:p>46.03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1">
                <text:p>81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4">
                <text:p>83.14</text:p>
              </table:table-cell>
              <table:table-cell office:value-type="float" office:value="83.15">
                <text:p>83.1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0.1">
                <text:p>70.1</text:p>
              </table:table-cell>
              <table:table-cell office:value-type="float" office:value="67.36">
                <text:p>67.36</text:p>
              </table:table-cell>
              <table:table-cell office:value-type="float" office:value="69.61">
                <text:p>69.61</text:p>
              </table:table-cell>
              <table:table-cell office:value-type="float" office:value="69.23">
                <text:p>69.23</text:p>
              </table:table-cell>
              <table:table-cell office:value-type="float" office:value="70.36">
                <text:p>70.36</text:p>
              </table:table-cell>
              <table:table-cell office:value-type="float" office:value="70.68">
                <text:p>70.68</text:p>
              </table:table-cell>
              <table:table-cell office:value-type="float" office:value="71.03">
                <text:p>71.03</text:p>
              </table:table-cell>
              <table:table-cell office:value-type="float" office:value="71.78">
                <text:p>71.78</text:p>
              </table:table-cell>
              <table:table-cell office:value-type="float" office:value="70.82">
                <text:p>70.82</text:p>
              </table:table-cell>
              <table:table-cell office:value-type="float" office:value="70.75">
                <text:p>70.75</text:p>
              </table:table-cell>
              <table:table-cell office:value-type="float" office:value="69.97">
                <text:p>69.97</text:p>
              </table:table-cell>
              <table:table-cell office:value-type="float" office:value="71.63">
                <text:p>71.63</text:p>
              </table:table-cell>
              <table:table-cell office:value-type="float" office:value="71.2">
                <text:p>71.2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.3">
                <text:p>67.3</text:p>
              </table:table-cell>
              <table:table-cell office:value-type="float" office:value="57.41">
                <text:p>57.41</text:p>
              </table:table-cell>
              <table:table-cell office:value-type="float" office:value="64.2">
                <text:p>64.2</text:p>
              </table:table-cell>
              <table:table-cell office:value-type="float" office:value="62.99">
                <text:p>62.99</text:p>
              </table:table-cell>
              <table:table-cell office:value-type="float" office:value="66.56">
                <text:p>66.56</text:p>
              </table:table-cell>
              <table:table-cell office:value-type="float" office:value="67.87">
                <text:p>67.87</text:p>
              </table:table-cell>
              <table:table-cell office:value-type="float" office:value="67.14">
                <text:p>67.14</text:p>
              </table:table-cell>
              <table:table-cell office:value-type="float" office:value="69.61">
                <text:p>69.61</text:p>
              </table:table-cell>
              <table:table-cell office:value-type="float" office:value="68.02">
                <text:p>68.02</text:p>
              </table:table-cell>
              <table:table-cell office:value-type="float" office:value="67.8">
                <text:p>67.8</text:p>
              </table:table-cell>
              <table:table-cell office:value-type="float" office:value="65.32">
                <text:p>65.32</text:p>
              </table:table-cell>
              <table:table-cell office:value-type="float" office:value="69.64">
                <text:p>69.64</text:p>
              </table:table-cell>
              <table:table-cell office:value-type="float" office:value="68.12">
                <text:p>68.12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5.6">
                <text:p>65.6</text:p>
              </table:table-cell>
              <table:table-cell office:value-type="float" office:value="54.89">
                <text:p>54.89</text:p>
              </table:table-cell>
              <table:table-cell office:value-type="float" office:value="61.36">
                <text:p>61.36</text:p>
              </table:table-cell>
              <table:table-cell office:value-type="float" office:value="60.15">
                <text:p>60.15</text:p>
              </table:table-cell>
              <table:table-cell office:value-type="float" office:value="63.73">
                <text:p>63.73</text:p>
              </table:table-cell>
              <table:table-cell office:value-type="float" office:value="64.9">
                <text:p>64.9</text:p>
              </table:table-cell>
              <table:table-cell office:value-type="float" office:value="64.3">
                <text:p>64.3</text:p>
              </table:table-cell>
              <table:table-cell office:value-type="float" office:value="66.58">
                <text:p>66.58</text:p>
              </table:table-cell>
              <table:table-cell office:value-type="float" office:value="65.18">
                <text:p>65.18</text:p>
              </table:table-cell>
              <table:table-cell office:value-type="float" office:value="65.11">
                <text:p>65.11</text:p>
              </table:table-cell>
              <table:table-cell office:value-type="float" office:value="62.49">
                <text:p>62.49</text:p>
              </table:table-cell>
              <table:table-cell office:value-type="float" office:value="66.91">
                <text:p>66.91</text:p>
              </table:table-cell>
              <table:table-cell office:value-type="float" office:value="65.28">
                <text:p>65.28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5.4">
                <text:p>55.4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3">
                <text:p>54.63</text:p>
              </table:table-cell>
              <table:table-cell office:value-type="float" office:value="54.64">
                <text:p>54.64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8.6">
                <text:p>68.6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9.49">
                <text:p>69.4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2.5">
                <text:p>72.5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">
                <text:p>73.3</text:p>
              </table:table-cell>
              <table:table-cell office:value-type="float" office:value="73.31">
                <text:p>73.31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0.3">
                <text:p>50.3</text:p>
              </table:table-cell>
              <table:table-cell office:value-type="float" office:value="35.95">
                <text:p>35.95</text:p>
              </table:table-cell>
              <table:table-cell office:value-type="float" office:value="47.89">
                <text:p>47.89</text:p>
              </table:table-cell>
              <table:table-cell office:value-type="float" office:value="45.69">
                <text:p>45.69</text:p>
              </table:table-cell>
              <table:table-cell office:value-type="float" office:value="51.55">
                <text:p>51.55</text:p>
              </table:table-cell>
              <table:table-cell office:value-type="float" office:value="51.2">
                <text:p>51.2</text:p>
              </table:table-cell>
              <table:table-cell office:value-type="float" office:value="54.04">
                <text:p>54.04</text:p>
              </table:table-cell>
              <table:table-cell office:value-type="float" office:value="52.51">
                <text:p>52.51</text:p>
              </table:table-cell>
              <table:table-cell office:value-type="float" office:value="46.74">
                <text:p>46.74</text:p>
              </table:table-cell>
              <table:table-cell office:value-type="float" office:value="48.2">
                <text:p>48.2</text:p>
              </table:table-cell>
              <table:table-cell office:value-type="float" office:value="42.95">
                <text:p>42.95</text:p>
              </table:table-cell>
              <table:table-cell office:value-type="float" office:value="49.58">
                <text:p>49.58</text:p>
              </table:table-cell>
              <table:table-cell office:value-type="float" office:value="46.2">
                <text:p>46.2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1.6">
                <text:p>51.6</text:p>
              </table:table-cell>
              <table:table-cell office:value-type="float" office:value="38.72">
                <text:p>38.72</text:p>
              </table:table-cell>
              <table:table-cell office:value-type="float" office:value="45.17">
                <text:p>45.17</text:p>
              </table:table-cell>
              <table:table-cell office:value-type="float" office:value="43.47">
                <text:p>43.47</text:p>
              </table:table-cell>
              <table:table-cell office:value-type="float" office:value="48.49">
                <text:p>48.49</text:p>
              </table:table-cell>
              <table:table-cell office:value-type="float" office:value="51.92">
                <text:p>51.92</text:p>
              </table:table-cell>
              <table:table-cell office:value-type="float" office:value="48.01">
                <text:p>48.01</text:p>
              </table:table-cell>
              <table:table-cell office:value-type="float" office:value="52.9">
                <text:p>52.9</text:p>
              </table:table-cell>
              <table:table-cell office:value-type="float" office:value="50.54">
                <text:p>50.54</text:p>
              </table:table-cell>
              <table:table-cell office:value-type="float" office:value="51.52">
                <text:p>51.52</text:p>
              </table:table-cell>
              <table:table-cell office:value-type="float" office:value="46.75">
                <text:p>46.75</text:p>
              </table:table-cell>
              <table:table-cell office:value-type="float" office:value="53.04">
                <text:p>53.04</text:p>
              </table:table-cell>
              <table:table-cell office:value-type="float" office:value="50">
                <text:p>50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.7">
                <text:p>70.7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2.65">
                <text:p>72.6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8">
                <text:p>79.8</text:p>
              </table:table-cell>
              <table:table-cell office:value-type="float" office:value="79.44">
                <text:p>79.44</text:p>
              </table:table-cell>
              <table:table-cell office:value-type="float" office:value="82.85">
                <text:p>82.85</text:p>
              </table:table-cell>
              <table:table-cell office:value-type="float" office:value="82.36">
                <text:p>82.36</text:p>
              </table:table-cell>
              <table:table-cell office:value-type="float" office:value="83.67">
                <text:p>83.67</text:p>
              </table:table-cell>
              <table:table-cell office:value-type="float" office:value="83.3">
                <text:p>83.3</text:p>
              </table:table-cell>
              <table:table-cell office:value-type="float" office:value="85.01">
                <text:p>85.01</text:p>
              </table:table-cell>
              <table:table-cell office:value-type="float" office:value="84.59">
                <text:p>84.59</text:p>
              </table:table-cell>
              <table:table-cell office:value-type="float" office:value="82.6">
                <text:p>82.6</text:p>
              </table:table-cell>
              <table:table-cell office:value-type="float" office:value="82.67">
                <text:p>82.67</text:p>
              </table:table-cell>
              <table:table-cell office:value-type="float" office:value="81.75">
                <text:p>81.75</text:p>
              </table:table-cell>
              <table:table-cell office:value-type="float" office:value="83.5">
                <text:p>83.5</text:p>
              </table:table-cell>
              <table:table-cell office:value-type="float" office:value="82.97">
                <text:p>82.97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.1">
                <text:p>22.1</text:p>
              </table:table-cell>
              <table:table-cell office:value-type="float" office:value="8.77">
                <text:p>8.77</text:p>
              </table:table-cell>
              <table:table-cell office:value-type="float" office:value="12.68">
                <text:p>12.68</text:p>
              </table:table-cell>
              <table:table-cell office:value-type="float" office:value="10.55">
                <text:p>10.55</text:p>
              </table:table-cell>
              <table:table-cell office:value-type="float" office:value="16.85">
                <text:p>16.85</text:p>
              </table:table-cell>
              <table:table-cell office:value-type="float" office:value="21.77">
                <text:p>21.77</text:p>
              </table:table-cell>
              <table:table-cell office:value-type="float" office:value="14.81">
                <text:p>14.81</text:p>
              </table:table-cell>
              <table:table-cell office:value-type="float" office:value="21.42">
                <text:p>21.42</text:p>
              </table:table-cell>
              <table:table-cell office:value-type="float" office:value="19.43">
                <text:p>19.43</text:p>
              </table:table-cell>
              <table:table-cell office:value-type="float" office:value="22.47">
                <text:p>22.47</text:p>
              </table:table-cell>
              <table:table-cell office:value-type="float" office:value="14.66">
                <text:p>14.66</text:p>
              </table:table-cell>
              <table:table-cell office:value-type="float" office:value="23.32">
                <text:p>23.32</text:p>
              </table:table-cell>
              <table:table-cell office:value-type="float" office:value="18.15">
                <text:p>18.15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.1">
                <text:p>49.1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4">
                <text:p>50.24</text:p>
              </table:table-cell>
              <table:table-cell office:value-type="float" office:value="50.25">
                <text:p>50.25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4">
                <text:p>60.4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09">
                <text:p>62.09</text:p>
              </table:table-cell>
              <table:table-cell office:value-type="float" office:value="62.1">
                <text:p>62.1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7.3">
                <text:p>77.3</text:p>
              </table:table-cell>
              <table:table-cell office:value-type="float" office:value="67.56">
                <text:p>67.56</text:p>
              </table:table-cell>
              <table:table-cell office:value-type="float" office:value="77.78">
                <text:p>77.78</text:p>
              </table:table-cell>
              <table:table-cell office:value-type="float" office:value="76.22">
                <text:p>76.22</text:p>
              </table:table-cell>
              <table:table-cell office:value-type="float" office:value="80.38">
                <text:p>80.38</text:p>
              </table:table-cell>
              <table:table-cell office:value-type="float" office:value="79.25">
                <text:p>79.25</text:p>
              </table:table-cell>
              <table:table-cell office:value-type="float" office:value="83.07">
                <text:p>83.07</text:p>
              </table:table-cell>
              <table:table-cell office:value-type="float" office:value="81.45">
                <text:p>81.45</text:p>
              </table:table-cell>
              <table:table-cell office:value-type="float" office:value="76.96">
                <text:p>76.96</text:p>
              </table:table-cell>
              <table:table-cell office:value-type="float" office:value="77.31">
                <text:p>77.31</text:p>
              </table:table-cell>
              <table:table-cell office:value-type="float" office:value="74.27">
                <text:p>74.27</text:p>
              </table:table-cell>
              <table:table-cell office:value-type="float" office:value="79.01">
                <text:p>79.01</text:p>
              </table:table-cell>
              <table:table-cell office:value-type="float" office:value="77.06">
                <text:p>77.06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.8">
                <text:p>73.8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6.24">
                <text:p>76.24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9.1">
                <text:p>69.1</text:p>
              </table:table-cell>
              <table:table-cell office:value-type="float" office:value="65.16">
                <text:p>65.16</text:p>
              </table:table-cell>
              <table:table-cell office:value-type="float" office:value="67.2">
                <text:p>67.2</text:p>
              </table:table-cell>
              <table:table-cell office:value-type="float" office:value="66.82">
                <text:p>66.82</text:p>
              </table:table-cell>
              <table:table-cell office:value-type="float" office:value="67.94">
                <text:p>67.94</text:p>
              </table:table-cell>
              <table:table-cell office:value-type="float" office:value="68.5">
                <text:p>68.5</text:p>
              </table:table-cell>
              <table:table-cell office:value-type="float" office:value="68.61">
                <text:p>68.61</text:p>
              </table:table-cell>
              <table:table-cell office:value-type="float" office:value="69.6">
                <text:p>69.6</text:p>
              </table:table-cell>
              <table:table-cell office:value-type="float" office:value="68.4">
                <text:p>68.4</text:p>
              </table:table-cell>
              <table:table-cell office:value-type="float" office:value="68.43">
                <text:p>68.43</text:p>
              </table:table-cell>
              <table:table-cell office:value-type="float" office:value="67.55">
                <text:p>67.55</text:p>
              </table:table-cell>
              <table:table-cell office:value-type="float" office:value="69.28">
                <text:p>69.28</text:p>
              </table:table-cell>
              <table:table-cell office:value-type="float" office:value="68.78">
                <text:p>68.78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1.3">
                <text:p>71.3</text:p>
              </table:table-cell>
              <table:table-cell office:value-type="float" office:value="68.8">
                <text:p>68.8</text:p>
              </table:table-cell>
              <table:table-cell office:value-type="float" office:value="71.12">
                <text:p>71.12</text:p>
              </table:table-cell>
              <table:table-cell office:value-type="float" office:value="70.74">
                <text:p>70.74</text:p>
              </table:table-cell>
              <table:table-cell office:value-type="float" office:value="71.87">
                <text:p>71.87</text:p>
              </table:table-cell>
              <table:table-cell office:value-type="float" office:value="72.34">
                <text:p>72.34</text:p>
              </table:table-cell>
              <table:table-cell office:value-type="float" office:value="72.53">
                <text:p>72.53</text:p>
              </table:table-cell>
              <table:table-cell office:value-type="float" office:value="73.47">
                <text:p>73.47</text:p>
              </table:table-cell>
              <table:table-cell office:value-type="float" office:value="72.32">
                <text:p>72.32</text:p>
              </table:table-cell>
              <table:table-cell office:value-type="float" office:value="72.23">
                <text:p>72.23</text:p>
              </table:table-cell>
              <table:table-cell office:value-type="float" office:value="71.48">
                <text:p>71.48</text:p>
              </table:table-cell>
              <table:table-cell office:value-type="float" office:value="73.12">
                <text:p>73.12</text:p>
              </table:table-cell>
              <table:table-cell office:value-type="float" office:value="72.7">
                <text:p>72.7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1.2">
                <text:p>31.2</text:p>
              </table:table-cell>
              <table:table-cell office:value-type="float" office:value="24.98">
                <text:p>24.98</text:p>
              </table:table-cell>
              <table:table-cell office:value-type="float" office:value="29.1">
                <text:p>29.1</text:p>
              </table:table-cell>
              <table:table-cell office:value-type="float" office:value="27.39">
                <text:p>27.39</text:p>
              </table:table-cell>
              <table:table-cell office:value-type="float" office:value="32.42">
                <text:p>32.42</text:p>
              </table:table-cell>
              <table:table-cell office:value-type="float" office:value="37.05">
                <text:p>37.05</text:p>
              </table:table-cell>
              <table:table-cell office:value-type="float" office:value="31.93">
                <text:p>31.93</text:p>
              </table:table-cell>
              <table:table-cell office:value-type="float" office:value="37.97">
                <text:p>37.97</text:p>
              </table:table-cell>
              <table:table-cell office:value-type="float" office:value="34.46">
                <text:p>34.46</text:p>
              </table:table-cell>
              <table:table-cell office:value-type="float" office:value="36.53">
                <text:p>36.53</text:p>
              </table:table-cell>
              <table:table-cell office:value-type="float" office:value="30.67">
                <text:p>30.67</text:p>
              </table:table-cell>
              <table:table-cell office:value-type="float" office:value="37.82">
                <text:p>37.82</text:p>
              </table:table-cell>
              <table:table-cell office:value-type="float" office:value="33.93">
                <text:p>33.9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6.7">
                <text:p>46.7</text:p>
              </table:table-cell>
              <table:table-cell office:value-type="float" office:value="30.71">
                <text:p>30.71</text:p>
              </table:table-cell>
              <table:table-cell office:value-type="float" office:value="45.22">
                <text:p>45.22</text:p>
              </table:table-cell>
              <table:table-cell office:value-type="float" office:value="42.47">
                <text:p>42.47</text:p>
              </table:table-cell>
              <table:table-cell office:value-type="float" office:value="49.82">
                <text:p>49.82</text:p>
              </table:table-cell>
              <table:table-cell office:value-type="float" office:value="49.43">
                <text:p>49.43</text:p>
              </table:table-cell>
              <table:table-cell office:value-type="float" office:value="51.52">
                <text:p>51.52</text:p>
              </table:table-cell>
              <table:table-cell office:value-type="float" office:value="49.62">
                <text:p>49.62</text:p>
              </table:table-cell>
              <table:table-cell office:value-type="float" office:value="43.78">
                <text:p>43.78</text:p>
              </table:table-cell>
              <table:table-cell office:value-type="float" office:value="45.72">
                <text:p>45.72</text:p>
              </table:table-cell>
              <table:table-cell office:value-type="float" office:value="39.02">
                <text:p>39.02</text:p>
              </table:table-cell>
              <table:table-cell office:value-type="float" office:value="46.64">
                <text:p>46.64</text:p>
              </table:table-cell>
              <table:table-cell office:value-type="float" office:value="42.51">
                <text:p>42.51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.5">
                <text:p>46.5</text:p>
              </table:table-cell>
              <table:table-cell office:value-type="float" office:value="33.25">
                <text:p>33.25</text:p>
              </table:table-cell>
              <table:table-cell office:value-type="float" office:value="40.84">
                <text:p>40.84</text:p>
              </table:table-cell>
              <table:table-cell office:value-type="float" office:value="38.7">
                <text:p>38.7</text:p>
              </table:table-cell>
              <table:table-cell office:value-type="float" office:value="45.01">
                <text:p>45.01</text:p>
              </table:table-cell>
              <table:table-cell office:value-type="float" office:value="49.42">
                <text:p>49.42</text:p>
              </table:table-cell>
              <table:table-cell office:value-type="float" office:value="42.97">
                <text:p>42.97</text:p>
              </table:table-cell>
              <table:table-cell office:value-type="float" office:value="49.2">
                <text:p>49.2</text:p>
              </table:table-cell>
              <table:table-cell office:value-type="float" office:value="47.58">
                <text:p>47.58</text:p>
              </table:table-cell>
              <table:table-cell office:value-type="float" office:value="48.92">
                <text:p>48.92</text:p>
              </table:table-cell>
              <table:table-cell office:value-type="float" office:value="42.82">
                <text:p>42.82</text:p>
              </table:table-cell>
              <table:table-cell office:value-type="float" office:value="50.02">
                <text:p>50.02</text:p>
              </table:table-cell>
              <table:table-cell office:value-type="float" office:value="46.31">
                <text:p>46.31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4.8">
                <text:p>64.8</text:p>
              </table:table-cell>
              <table:table-cell office:value-type="float" office:value="53.13">
                <text:p>53.13</text:p>
              </table:table-cell>
              <table:table-cell office:value-type="float" office:value="58.95">
                <text:p>58.95</text:p>
              </table:table-cell>
              <table:table-cell office:value-type="float" office:value="57.74">
                <text:p>57.74</text:p>
              </table:table-cell>
              <table:table-cell office:value-type="float" office:value="61.31">
                <text:p>61.31</text:p>
              </table:table-cell>
              <table:table-cell office:value-type="float" office:value="63.19">
                <text:p>63.19</text:p>
              </table:table-cell>
              <table:table-cell office:value-type="float" office:value="61.88">
                <text:p>61.88</text:p>
              </table:table-cell>
              <table:table-cell office:value-type="float" office:value="64.92">
                <text:p>64.92</text:p>
              </table:table-cell>
              <table:table-cell office:value-type="float" office:value="62.77">
                <text:p>62.77</text:p>
              </table:table-cell>
              <table:table-cell office:value-type="float" office:value="62.99">
                <text:p>62.99</text:p>
              </table:table-cell>
              <table:table-cell office:value-type="float" office:value="60.07">
                <text:p>60.07</text:p>
              </table:table-cell>
              <table:table-cell office:value-type="float" office:value="64.72">
                <text:p>64.72</text:p>
              </table:table-cell>
              <table:table-cell office:value-type="float" office:value="62.87">
                <text:p>62.87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.1">
                <text:p>67.1</text:p>
              </table:table-cell>
              <table:table-cell office:value-type="float" office:value="56.19">
                <text:p>56.19</text:p>
              </table:table-cell>
              <table:table-cell office:value-type="float" office:value="62.87">
                <text:p>62.87</text:p>
              </table:table-cell>
              <table:table-cell office:value-type="float" office:value="61.66">
                <text:p>61.66</text:p>
              </table:table-cell>
              <table:table-cell office:value-type="float" office:value="65.24">
                <text:p>65.24</text:p>
              </table:table-cell>
              <table:table-cell office:value-type="float" office:value="66.87">
                <text:p>66.87</text:p>
              </table:table-cell>
              <table:table-cell office:value-type="float" office:value="65.81">
                <text:p>65.81</text:p>
              </table:table-cell>
              <table:table-cell office:value-type="float" office:value="68.63">
                <text:p>68.63</text:p>
              </table:table-cell>
              <table:table-cell office:value-type="float" office:value="66.69">
                <text:p>66.69</text:p>
              </table:table-cell>
              <table:table-cell office:value-type="float" office:value="66.52">
                <text:p>66.52</text:p>
              </table:table-cell>
              <table:table-cell office:value-type="float" office:value="63.99">
                <text:p>63.99</text:p>
              </table:table-cell>
              <table:table-cell office:value-type="float" office:value="68.35">
                <text:p>68.35</text:p>
              </table:table-cell>
              <table:table-cell office:value-type="float" office:value="66.79">
                <text:p>66.79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4.8">
                <text:p>34.8</text:p>
              </table:table-cell>
              <table:table-cell office:value-type="float" office:value="32.44">
                <text:p>32.44</text:p>
              </table:table-cell>
              <table:table-cell office:value-type="float" office:value="33.78">
                <text:p>33.78</text:p>
              </table:table-cell>
              <table:table-cell office:value-type="float" office:value="33.4">
                <text:p>33.4</text:p>
              </table:table-cell>
              <table:table-cell office:value-type="float" office:value="34.53">
                <text:p>34.53</text:p>
              </table:table-cell>
              <table:table-cell office:value-type="float" office:value="35.28">
                <text:p>35.28</text:p>
              </table:table-cell>
              <table:table-cell office:value-type="float" office:value="35.19">
                <text:p>35.19</text:p>
              </table:table-cell>
              <table:table-cell office:value-type="float" office:value="36.15">
                <text:p>36.15</text:p>
              </table:table-cell>
              <table:table-cell office:value-type="float" office:value="34.98">
                <text:p>34.98</text:p>
              </table:table-cell>
              <table:table-cell office:value-type="float" office:value="35.32">
                <text:p>35.32</text:p>
              </table:table-cell>
              <table:table-cell office:value-type="float" office:value="34.13">
                <text:p>34.13</text:p>
              </table:table-cell>
              <table:table-cell office:value-type="float" office:value="36.06">
                <text:p>36.06</text:p>
              </table:table-cell>
              <table:table-cell office:value-type="float" office:value="35.36">
                <text:p>35.3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.6">
                <text:p>67.6</text:p>
              </table:table-cell>
              <table:table-cell office:value-type="float" office:value="64.18">
                <text:p>64.18</text:p>
              </table:table-cell>
              <table:table-cell office:value-type="float" office:value="67.16">
                <text:p>67.16</text:p>
              </table:table-cell>
              <table:table-cell office:value-type="float" office:value="66.67">
                <text:p>66.67</text:p>
              </table:table-cell>
              <table:table-cell office:value-type="float" office:value="67.98">
                <text:p>67.98</text:p>
              </table:table-cell>
              <table:table-cell office:value-type="float" office:value="67.48">
                <text:p>67.48</text:p>
              </table:table-cell>
              <table:table-cell office:value-type="float" office:value="69.31">
                <text:p>69.31</text:p>
              </table:table-cell>
              <table:table-cell office:value-type="float" office:value="68.63">
                <text:p>68.63</text:p>
              </table:table-cell>
              <table:table-cell office:value-type="float" office:value="66.9">
                <text:p>66.9</text:p>
              </table:table-cell>
              <table:table-cell office:value-type="float" office:value="67.16">
                <text:p>67.16</text:p>
              </table:table-cell>
              <table:table-cell office:value-type="float" office:value="66.05">
                <text:p>66.05</text:p>
              </table:table-cell>
              <table:table-cell office:value-type="float" office:value="67.93">
                <text:p>67.93</text:p>
              </table:table-cell>
              <table:table-cell office:value-type="float" office:value="67.28">
                <text:p>67.28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7.7">
                <text:p>67.7</text:p>
              </table:table-cell>
              <table:table-cell office:value-type="float" office:value="53.83">
                <text:p>53.83</text:p>
              </table:table-cell>
              <table:table-cell office:value-type="float" office:value="67.14">
                <text:p>67.14</text:p>
              </table:table-cell>
              <table:table-cell office:value-type="float" office:value="64.95">
                <text:p>64.95</text:p>
              </table:table-cell>
              <table:table-cell office:value-type="float" office:value="70.81">
                <text:p>70.81</text:p>
              </table:table-cell>
              <table:table-cell office:value-type="float" office:value="69.62">
                <text:p>69.62</text:p>
              </table:table-cell>
              <table:table-cell office:value-type="float" office:value="73.3">
                <text:p>73.3</text:p>
              </table:table-cell>
              <table:table-cell office:value-type="float" office:value="71.08">
                <text:p>71.08</text:p>
              </table:table-cell>
              <table:table-cell office:value-type="float" office:value="66">
                <text:p>66</text:p>
              </table:table-cell>
              <table:table-cell office:value-type="float" office:value="66.84">
                <text:p>66.84</text:p>
              </table:table-cell>
              <table:table-cell office:value-type="float" office:value="62.21">
                <text:p>62.21</text:p>
              </table:table-cell>
              <table:table-cell office:value-type="float" office:value="68.38">
                <text:p>68.38</text:p>
              </table:table-cell>
              <table:table-cell office:value-type="float" office:value="65.46">
                <text:p>65.46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.2">
                <text:p>31.2</text:p>
              </table:table-cell>
              <table:table-cell office:value-type="float" office:value="21.83">
                <text:p>21.83</text:p>
              </table:table-cell>
              <table:table-cell office:value-type="float" office:value="25.53">
                <text:p>25.53</text:p>
              </table:table-cell>
              <table:table-cell office:value-type="float" office:value="24.32">
                <text:p>24.32</text:p>
              </table:table-cell>
              <table:table-cell office:value-type="float" office:value="27.89">
                <text:p>27.89</text:p>
              </table:table-cell>
              <table:table-cell office:value-type="float" office:value="30.39">
                <text:p>30.39</text:p>
              </table:table-cell>
              <table:table-cell office:value-type="float" office:value="28.47">
                <text:p>28.47</text:p>
              </table:table-cell>
              <table:table-cell office:value-type="float" office:value="31.71">
                <text:p>31.71</text:p>
              </table:table-cell>
              <table:table-cell office:value-type="float" office:value="29.35">
                <text:p>29.35</text:p>
              </table:table-cell>
              <table:table-cell office:value-type="float" office:value="30.53">
                <text:p>30.53</text:p>
              </table:table-cell>
              <table:table-cell office:value-type="float" office:value="26.65">
                <text:p>26.65</text:p>
              </table:table-cell>
              <table:table-cell office:value-type="float" office:value="31.99">
                <text:p>31.99</text:p>
              </table:table-cell>
              <table:table-cell office:value-type="float" office:value="29.45">
                <text:p>29.45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4.4">
                <text:p>64.4</text:p>
              </table:table-cell>
              <table:table-cell office:value-type="float" office:value="53.18">
                <text:p>53.18</text:p>
              </table:table-cell>
              <table:table-cell office:value-type="float" office:value="62.08">
                <text:p>62.08</text:p>
              </table:table-cell>
              <table:table-cell office:value-type="float" office:value="60.52">
                <text:p>60.52</text:p>
              </table:table-cell>
              <table:table-cell office:value-type="float" office:value="64.69">
                <text:p>64.69</text:p>
              </table:table-cell>
              <table:table-cell office:value-type="float" office:value="63.18">
                <text:p>63.18</text:p>
              </table:table-cell>
              <table:table-cell office:value-type="float" office:value="67.38">
                <text:p>67.38</text:p>
              </table:table-cell>
              <table:table-cell office:value-type="float" office:value="65.08">
                <text:p>65.08</text:p>
              </table:table-cell>
              <table:table-cell office:value-type="float" office:value="61.27">
                <text:p>61.27</text:p>
              </table:table-cell>
              <table:table-cell office:value-type="float" office:value="62.21">
                <text:p>62.21</text:p>
              </table:table-cell>
              <table:table-cell office:value-type="float" office:value="58.57">
                <text:p>58.57</text:p>
              </table:table-cell>
              <table:table-cell office:value-type="float" office:value="63.76">
                <text:p>63.76</text:p>
              </table:table-cell>
              <table:table-cell office:value-type="float" office:value="61.37">
                <text:p>61.37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.6">
                <text:p>57.6</text:p>
              </table:table-cell>
              <table:table-cell office:value-type="float" office:value="54.01">
                <text:p>54.01</text:p>
              </table:table-cell>
              <table:table-cell office:value-type="float" office:value="56.03">
                <text:p>56.03</text:p>
              </table:table-cell>
              <table:table-cell office:value-type="float" office:value="55.65">
                <text:p>55.65</text:p>
              </table:table-cell>
              <table:table-cell office:value-type="float" office:value="56.77">
                <text:p>56.77</text:p>
              </table:table-cell>
              <table:table-cell office:value-type="float" office:value="56.99">
                <text:p>56.99</text:p>
              </table:table-cell>
              <table:table-cell office:value-type="float" office:value="57.44">
                <text:p>57.44</text:p>
              </table:table-cell>
              <table:table-cell office:value-type="float" office:value="57.96">
                <text:p>57.96</text:p>
              </table:table-cell>
              <table:table-cell office:value-type="float" office:value="57.23">
                <text:p>57.23</text:p>
              </table:table-cell>
              <table:table-cell office:value-type="float" office:value="57.27">
                <text:p>57.27</text:p>
              </table:table-cell>
              <table:table-cell office:value-type="float" office:value="56.38">
                <text:p>56.38</text:p>
              </table:table-cell>
              <table:table-cell office:value-type="float" office:value="58.12">
                <text:p>58.12</text:p>
              </table:table-cell>
              <table:table-cell office:value-type="float" office:value="57.61">
                <text:p>57.6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2.3">
                <text:p>52.3</text:p>
              </table:table-cell>
              <table:table-cell office:value-type="float" office:value="50.95">
                <text:p>50.95</text:p>
              </table:table-cell>
              <table:table-cell office:value-type="float" office:value="52.88">
                <text:p>52.88</text:p>
              </table:table-cell>
              <table:table-cell office:value-type="float" office:value="52.5">
                <text:p>52.5</text:p>
              </table:table-cell>
              <table:table-cell office:value-type="float" office:value="53.63">
                <text:p>53.63</text:p>
              </table:table-cell>
              <table:table-cell office:value-type="float" office:value="54.15">
                <text:p>54.15</text:p>
              </table:table-cell>
              <table:table-cell office:value-type="float" office:value="54.3">
                <text:p>54.3</text:p>
              </table:table-cell>
              <table:table-cell office:value-type="float" office:value="55.14">
                <text:p>55.14</text:p>
              </table:table-cell>
              <table:table-cell office:value-type="float" office:value="54.09">
                <text:p>54.09</text:p>
              </table:table-cell>
              <table:table-cell office:value-type="float" office:value="54.16">
                <text:p>54.16</text:p>
              </table:table-cell>
              <table:table-cell office:value-type="float" office:value="53.24">
                <text:p>53.24</text:p>
              </table:table-cell>
              <table:table-cell office:value-type="float" office:value="55">
                <text:p>55</text:p>
              </table:table-cell>
              <table:table-cell office:value-type="float" office:value="54.47">
                <text:p>54.4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6.9">
                <text:p>76.9</text:p>
              </table:table-cell>
              <table:table-cell office:value-type="float" office:value="75.28">
                <text:p>75.28</text:p>
              </table:table-cell>
              <table:table-cell office:value-type="float" office:value="77.54">
                <text:p>77.54</text:p>
              </table:table-cell>
              <table:table-cell office:value-type="float" office:value="77.16">
                <text:p>77.16</text:p>
              </table:table-cell>
              <table:table-cell office:value-type="float" office:value="78.29">
                <text:p>78.29</text:p>
              </table:table-cell>
              <table:table-cell office:value-type="float" office:value="79.14">
                <text:p>79.14</text:p>
              </table:table-cell>
              <table:table-cell office:value-type="float" office:value="78.95">
                <text:p>78.95</text:p>
              </table:table-cell>
              <table:table-cell office:value-type="float" office:value="80.37">
                <text:p>80.37</text:p>
              </table:table-cell>
              <table:table-cell office:value-type="float" office:value="78.74">
                <text:p>78.74</text:p>
              </table:table-cell>
              <table:table-cell office:value-type="float" office:value="78.68">
                <text:p>78.68</text:p>
              </table:table-cell>
              <table:table-cell office:value-type="float" office:value="77.9">
                <text:p>77.9</text:p>
              </table:table-cell>
              <table:table-cell office:value-type="float" office:value="79.56">
                <text:p>79.56</text:p>
              </table:table-cell>
              <table:table-cell office:value-type="float" office:value="79.12">
                <text:p>79.12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2.6">
                <text:p>52.6</text:p>
              </table:table-cell>
              <table:table-cell office:value-type="float" office:value="42.05">
                <text:p>42.05</text:p>
              </table:table-cell>
              <table:table-cell office:value-type="float" office:value="47.78">
                <text:p>47.78</text:p>
              </table:table-cell>
              <table:table-cell office:value-type="float" office:value="46.57">
                <text:p>46.57</text:p>
              </table:table-cell>
              <table:table-cell office:value-type="float" office:value="50.14">
                <text:p>50.14</text:p>
              </table:table-cell>
              <table:table-cell office:value-type="float" office:value="50.98">
                <text:p>50.98</text:p>
              </table:table-cell>
              <table:table-cell office:value-type="float" office:value="50.72">
                <text:p>50.72</text:p>
              </table:table-cell>
              <table:table-cell office:value-type="float" office:value="52.41">
                <text:p>52.41</text:p>
              </table:table-cell>
              <table:table-cell office:value-type="float" office:value="51.6">
                <text:p>51.6</text:p>
              </table:table-cell>
              <table:table-cell office:value-type="float" office:value="51.86">
                <text:p>51.86</text:p>
              </table:table-cell>
              <table:table-cell office:value-type="float" office:value="48.9">
                <text:p>48.9</text:p>
              </table:table-cell>
              <table:table-cell office:value-type="float" office:value="53.58">
                <text:p>53.58</text:p>
              </table:table-cell>
              <table:table-cell office:value-type="float" office:value="51.7">
                <text:p>51.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4">
                <text:p>27.4</text:p>
              </table:table-cell>
              <table:table-cell office:value-type="float" office:value="20.04">
                <text:p>20.04</text:p>
              </table:table-cell>
              <table:table-cell office:value-type="float" office:value="24.76">
                <text:p>24.76</text:p>
              </table:table-cell>
              <table:table-cell office:value-type="float" office:value="22.62">
                <text:p>22.62</text:p>
              </table:table-cell>
              <table:table-cell office:value-type="float" office:value="28.93">
                <text:p>28.93</text:p>
              </table:table-cell>
              <table:table-cell office:value-type="float" office:value="34.84">
                <text:p>34.84</text:p>
              </table:table-cell>
              <table:table-cell office:value-type="float" office:value="26.89">
                <text:p>26.89</text:p>
              </table:table-cell>
              <table:table-cell office:value-type="float" office:value="34.68">
                <text:p>34.68</text:p>
              </table:table-cell>
              <table:table-cell office:value-type="float" office:value="31.5">
                <text:p>31.5</text:p>
              </table:table-cell>
              <table:table-cell office:value-type="float" office:value="34.18">
                <text:p>34.18</text:p>
              </table:table-cell>
              <table:table-cell office:value-type="float" office:value="26.74">
                <text:p>26.74</text:p>
              </table:table-cell>
              <table:table-cell office:value-type="float" office:value="35.06">
                <text:p>35.06</text:p>
              </table:table-cell>
              <table:table-cell office:value-type="float" office:value="30.23">
                <text:p>30.23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8.1">
                <text:p>48.1</text:p>
              </table:table-cell>
              <table:table-cell office:value-type="float" office:value="39.16">
                <text:p>39.16</text:p>
              </table:table-cell>
              <table:table-cell office:value-type="float" office:value="44.64">
                <text:p>44.64</text:p>
              </table:table-cell>
              <table:table-cell office:value-type="float" office:value="43.42">
                <text:p>43.42</text:p>
              </table:table-cell>
              <table:table-cell office:value-type="float" office:value="47">
                <text:p>47</text:p>
              </table:table-cell>
              <table:table-cell office:value-type="float" office:value="48.8">
                <text:p>48.8</text:p>
              </table:table-cell>
              <table:table-cell office:value-type="float" office:value="47.57">
                <text:p>47.57</text:p>
              </table:table-cell>
              <table:table-cell office:value-type="float" office:value="50.3">
                <text:p>50.3</text:p>
              </table:table-cell>
              <table:table-cell office:value-type="float" office:value="48.45">
                <text:p>48.45</text:p>
              </table:table-cell>
              <table:table-cell office:value-type="float" office:value="48.83">
                <text:p>48.83</text:p>
              </table:table-cell>
              <table:table-cell office:value-type="float" office:value="45.76">
                <text:p>45.76</text:p>
              </table:table-cell>
              <table:table-cell office:value-type="float" office:value="50.5">
                <text:p>50.5</text:p>
              </table:table-cell>
              <table:table-cell office:value-type="float" office:value="48.55">
                <text:p>48.55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4">
                <text:p>74</text:p>
              </table:table-cell>
              <table:table-cell office:value-type="float" office:value="62.8">
                <text:p>62.8</text:p>
              </table:table-cell>
              <table:table-cell office:value-type="float" office:value="69.29">
                <text:p>69.29</text:p>
              </table:table-cell>
              <table:table-cell office:value-type="float" office:value="68.08">
                <text:p>68.08</text:p>
              </table:table-cell>
              <table:table-cell office:value-type="float" office:value="71.66">
                <text:p>71.66</text:p>
              </table:table-cell>
              <table:table-cell office:value-type="float" office:value="74.47">
                <text:p>74.47</text:p>
              </table:table-cell>
              <table:table-cell office:value-type="float" office:value="72.23">
                <text:p>72.23</text:p>
              </table:table-cell>
              <table:table-cell office:value-type="float" office:value="76.48">
                <text:p>76.48</text:p>
              </table:table-cell>
              <table:table-cell office:value-type="float" office:value="73.11">
                <text:p>73.11</text:p>
              </table:table-cell>
              <table:table-cell office:value-type="float" office:value="73.04">
                <text:p>73.04</text:p>
              </table:table-cell>
              <table:table-cell office:value-type="float" office:value="70.42">
                <text:p>70.42</text:p>
              </table:table-cell>
              <table:table-cell office:value-type="float" office:value="74.83">
                <text:p>74.83</text:p>
              </table:table-cell>
              <table:table-cell office:value-type="float" office:value="73.21">
                <text:p>73.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1">
                <text:p>81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3.34">
                <text:p>83.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1.6">
                <text:p>71.6</text:p>
              </table:table-cell>
              <table:table-cell office:value-type="float" office:value="69.64">
                <text:p>69.64</text:p>
              </table:table-cell>
              <table:table-cell office:value-type="float" office:value="71.93">
                <text:p>71.93</text:p>
              </table:table-cell>
              <table:table-cell office:value-type="float" office:value="71.55">
                <text:p>71.55</text:p>
              </table:table-cell>
              <table:table-cell office:value-type="float" office:value="72.68">
                <text:p>72.68</text:p>
              </table:table-cell>
              <table:table-cell office:value-type="float" office:value="73.05">
                <text:p>73.05</text:p>
              </table:table-cell>
              <table:table-cell office:value-type="float" office:value="73.35">
                <text:p>73.35</text:p>
              </table:table-cell>
              <table:table-cell office:value-type="float" office:value="74.17">
                <text:p>74.17</text:p>
              </table:table-cell>
              <table:table-cell office:value-type="float" office:value="73.14">
                <text:p>73.14</text:p>
              </table:table-cell>
              <table:table-cell office:value-type="float" office:value="73.05">
                <text:p>73.05</text:p>
              </table:table-cell>
              <table:table-cell office:value-type="float" office:value="72.29">
                <text:p>72.29</text:p>
              </table:table-cell>
              <table:table-cell office:value-type="float" office:value="73.94">
                <text:p>73.94</text:p>
              </table:table-cell>
              <table:table-cell office:value-type="float" office:value="73.52">
                <text:p>73.52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6.7">
                <text:p>66.7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7.43">
                <text:p>67.43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.5">
                <text:p>44.5</text:p>
              </table:table-cell>
              <table:table-cell office:value-type="float" office:value="40.74">
                <text:p>40.74</text:p>
              </table:table-cell>
              <table:table-cell office:value-type="float" office:value="42.11">
                <text:p>42.11</text:p>
              </table:table-cell>
              <table:table-cell office:value-type="float" office:value="41.73">
                <text:p>41.73</text:p>
              </table:table-cell>
              <table:table-cell office:value-type="float" office:value="42.85">
                <text:p>42.85</text:p>
              </table:table-cell>
              <table:table-cell office:value-type="float" office:value="43.84">
                <text:p>43.84</text:p>
              </table:table-cell>
              <table:table-cell office:value-type="float" office:value="43.52">
                <text:p>43.52</text:p>
              </table:table-cell>
              <table:table-cell office:value-type="float" office:value="44.81">
                <text:p>44.81</text:p>
              </table:table-cell>
              <table:table-cell office:value-type="float" office:value="43.31">
                <text:p>43.31</text:p>
              </table:table-cell>
              <table:table-cell office:value-type="float" office:value="43.63">
                <text:p>43.63</text:p>
              </table:table-cell>
              <table:table-cell office:value-type="float" office:value="42.46">
                <text:p>42.46</text:p>
              </table:table-cell>
              <table:table-cell office:value-type="float" office:value="44.38">
                <text:p>44.38</text:p>
              </table:table-cell>
              <table:table-cell office:value-type="float" office:value="43.69">
                <text:p>43.6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8.4">
                <text:p>48.4</text:p>
              </table:table-cell>
              <table:table-cell office:value-type="float" office:value="45.37">
                <text:p>45.37</text:p>
              </table:table-cell>
              <table:table-cell office:value-type="float" office:value="46.46">
                <text:p>46.46</text:p>
              </table:table-cell>
              <table:table-cell office:value-type="float" office:value="46.07">
                <text:p>46.07</text:p>
              </table:table-cell>
              <table:table-cell office:value-type="float" office:value="47.2">
                <text:p>47.2</text:p>
              </table:table-cell>
              <table:table-cell office:value-type="float" office:value="48.33">
                <text:p>48.33</text:p>
              </table:table-cell>
              <table:table-cell office:value-type="float" office:value="47.87">
                <text:p>47.87</text:p>
              </table:table-cell>
              <table:table-cell office:value-type="float" office:value="49.34">
                <text:p>49.34</text:p>
              </table:table-cell>
              <table:table-cell office:value-type="float" office:value="47.66">
                <text:p>47.66</text:p>
              </table:table-cell>
              <table:table-cell office:value-type="float" office:value="48.11">
                <text:p>48.11</text:p>
              </table:table-cell>
              <table:table-cell office:value-type="float" office:value="46.81">
                <text:p>46.81</text:p>
              </table:table-cell>
              <table:table-cell office:value-type="float" office:value="48.81">
                <text:p>48.81</text:p>
              </table:table-cell>
              <table:table-cell office:value-type="float" office:value="48.04">
                <text:p>48.04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.2">
                <text:p>67.2</text:p>
              </table:table-cell>
              <table:table-cell office:value-type="float" office:value="57.09">
                <text:p>57.09</text:p>
              </table:table-cell>
              <table:table-cell office:value-type="float" office:value="63.68">
                <text:p>63.68</text:p>
              </table:table-cell>
              <table:table-cell office:value-type="float" office:value="62.47">
                <text:p>62.47</text:p>
              </table:table-cell>
              <table:table-cell office:value-type="float" office:value="66.05">
                <text:p>66.05</text:p>
              </table:table-cell>
              <table:table-cell office:value-type="float" office:value="67.38">
                <text:p>67.38</text:p>
              </table:table-cell>
              <table:table-cell office:value-type="float" office:value="66.62">
                <text:p>66.62</text:p>
              </table:table-cell>
              <table:table-cell office:value-type="float" office:value="69.11">
                <text:p>69.11</text:p>
              </table:table-cell>
              <table:table-cell office:value-type="float" office:value="67.5">
                <text:p>67.5</text:p>
              </table:table-cell>
              <table:table-cell office:value-type="float" office:value="67.37">
                <text:p>67.37</text:p>
              </table:table-cell>
              <table:table-cell office:value-type="float" office:value="64.81">
                <text:p>64.81</text:p>
              </table:table-cell>
              <table:table-cell office:value-type="float" office:value="69.19">
                <text:p>69.19</text:p>
              </table:table-cell>
              <table:table-cell office:value-type="float" office:value="67.6">
                <text:p>67.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4.9">
                <text:p>64.9</text:p>
              </table:table-cell>
              <table:table-cell office:value-type="float" office:value="48.26">
                <text:p>48.26</text:p>
              </table:table-cell>
              <table:table-cell office:value-type="float" office:value="64.48">
                <text:p>64.48</text:p>
              </table:table-cell>
              <table:table-cell office:value-type="float" office:value="61.73">
                <text:p>61.73</text:p>
              </table:table-cell>
              <table:table-cell office:value-type="float" office:value="69.08">
                <text:p>69.08</text:p>
              </table:table-cell>
              <table:table-cell office:value-type="float" office:value="67.65">
                <text:p>67.65</text:p>
              </table:table-cell>
              <table:table-cell office:value-type="float" office:value="70.78">
                <text:p>70.78</text:p>
              </table:table-cell>
              <table:table-cell office:value-type="float" office:value="67.86">
                <text:p>67.86</text:p>
              </table:table-cell>
              <table:table-cell office:value-type="float" office:value="63.04">
                <text:p>63.04</text:p>
              </table:table-cell>
              <table:table-cell office:value-type="float" office:value="64.2">
                <text:p>64.2</text:p>
              </table:table-cell>
              <table:table-cell office:value-type="float" office:value="58.28">
                <text:p>58.28</text:p>
              </table:table-cell>
              <table:table-cell office:value-type="float" office:value="65.31">
                <text:p>65.31</text:p>
              </table:table-cell>
              <table:table-cell office:value-type="float" office:value="61.77">
                <text:p>61.77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.5">
                <text:p>40.5</text:p>
              </table:table-cell>
              <table:table-cell office:value-type="float" office:value="30.06">
                <text:p>30.06</text:p>
              </table:table-cell>
              <table:table-cell office:value-type="float" office:value="33.86">
                <text:p>33.86</text:p>
              </table:table-cell>
              <table:table-cell office:value-type="float" office:value="32.65">
                <text:p>32.65</text:p>
              </table:table-cell>
              <table:table-cell office:value-type="float" office:value="36.22">
                <text:p>36.22</text:p>
              </table:table-cell>
              <table:table-cell office:value-type="float" office:value="39.47">
                <text:p>39.47</text:p>
              </table:table-cell>
              <table:table-cell office:value-type="float" office:value="36.79">
                <text:p>36.79</text:p>
              </table:table-cell>
              <table:table-cell office:value-type="float" office:value="41">
                <text:p>41</text:p>
              </table:table-cell>
              <table:table-cell office:value-type="float" office:value="37.67">
                <text:p>37.67</text:p>
              </table:table-cell>
              <table:table-cell office:value-type="float" office:value="38.81">
                <text:p>38.81</text:p>
              </table:table-cell>
              <table:table-cell office:value-type="float" office:value="34.98">
                <text:p>34.98</text:p>
              </table:table-cell>
              <table:table-cell office:value-type="float" office:value="40.28">
                <text:p>40.28</text:p>
              </table:table-cell>
              <table:table-cell office:value-type="float" office:value="37.78">
                <text:p>37.78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5.6">
                <text:p>45.6</text:p>
              </table:table-cell>
              <table:table-cell office:value-type="float" office:value="35.24">
                <text:p>35.24</text:p>
              </table:table-cell>
              <table:table-cell office:value-type="float" office:value="38.21">
                <text:p>38.21</text:p>
              </table:table-cell>
              <table:table-cell office:value-type="float" office:value="37">
                <text:p>37</text:p>
              </table:table-cell>
              <table:table-cell office:value-type="float" office:value="40.57">
                <text:p>40.57</text:p>
              </table:table-cell>
              <table:table-cell office:value-type="float" office:value="44.23">
                <text:p>44.23</text:p>
              </table:table-cell>
              <table:table-cell office:value-type="float" office:value="41.14">
                <text:p>41.14</text:p>
              </table:table-cell>
              <table:table-cell office:value-type="float" office:value="45.87">
                <text:p>45.87</text:p>
              </table:table-cell>
              <table:table-cell office:value-type="float" office:value="42.02">
                <text:p>42.02</text:p>
              </table:table-cell>
              <table:table-cell office:value-type="float" office:value="43.55">
                <text:p>43.55</text:p>
              </table:table-cell>
              <table:table-cell office:value-type="float" office:value="39.33">
                <text:p>39.33</text:p>
              </table:table-cell>
              <table:table-cell office:value-type="float" office:value="44.94">
                <text:p>44.94</text:p>
              </table:table-cell>
              <table:table-cell office:value-type="float" office:value="42.13">
                <text:p>42.13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.6">
                <text:p>62.6</text:p>
              </table:table-cell>
              <table:table-cell office:value-type="float" office:value="60.3">
                <text:p>60.3</text:p>
              </table:table-cell>
              <table:table-cell office:value-type="float" office:value="62.39">
                <text:p>62.39</text:p>
              </table:table-cell>
              <table:table-cell office:value-type="float" office:value="62.01">
                <text:p>62.01</text:p>
              </table:table-cell>
              <table:table-cell office:value-type="float" office:value="63.13">
                <text:p>63.13</text:p>
              </table:table-cell>
              <table:table-cell office:value-type="float" office:value="63.54">
                <text:p>63.54</text:p>
              </table:table-cell>
              <table:table-cell office:value-type="float" office:value="63.8">
                <text:p>63.8</text:p>
              </table:table-cell>
              <table:table-cell office:value-type="float" office:value="64.59">
                <text:p>64.59</text:p>
              </table:table-cell>
              <table:table-cell office:value-type="float" office:value="63.59">
                <text:p>63.59</text:p>
              </table:table-cell>
              <table:table-cell office:value-type="float" office:value="63.6">
                <text:p>63.6</text:p>
              </table:table-cell>
              <table:table-cell office:value-type="float" office:value="62.74">
                <text:p>62.74</text:p>
              </table:table-cell>
              <table:table-cell office:value-type="float" office:value="64.46">
                <text:p>64.46</text:p>
              </table:table-cell>
              <table:table-cell office:value-type="float" office:value="63.97">
                <text:p>63.9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.4">
                <text:p>32.4</text:p>
              </table:table-cell>
              <table:table-cell office:value-type="float" office:value="27.17">
                <text:p>27.17</text:p>
              </table:table-cell>
              <table:table-cell office:value-type="float" office:value="28.49">
                <text:p>28.49</text:p>
              </table:table-cell>
              <table:table-cell office:value-type="float" office:value="28.11">
                <text:p>28.11</text:p>
              </table:table-cell>
              <table:table-cell office:value-type="float" office:value="29.23">
                <text:p>29.23</text:p>
              </table:table-cell>
              <table:table-cell office:value-type="float" office:value="29.89">
                <text:p>29.89</text:p>
              </table:table-cell>
              <table:table-cell office:value-type="float" office:value="29.9">
                <text:p>29.9</text:p>
              </table:table-cell>
              <table:table-cell office:value-type="float" office:value="30.71">
                <text:p>30.71</text:p>
              </table:table-cell>
              <table:table-cell office:value-type="float" office:value="29.69">
                <text:p>29.69</text:p>
              </table:table-cell>
              <table:table-cell office:value-type="float" office:value="30.04">
                <text:p>30.04</text:p>
              </table:table-cell>
              <table:table-cell office:value-type="float" office:value="28.84">
                <text:p>28.84</text:p>
              </table:table-cell>
              <table:table-cell office:value-type="float" office:value="30.78">
                <text:p>30.78</text:p>
              </table:table-cell>
              <table:table-cell office:value-type="float" office:value="30.07">
                <text:p>30.07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3.3">
                <text:p>53.3</text:p>
              </table:table-cell>
              <table:table-cell office:value-type="float" office:value="49.09">
                <text:p>49.09</text:p>
              </table:table-cell>
              <table:table-cell office:value-type="float" office:value="50.84">
                <text:p>50.84</text:p>
              </table:table-cell>
              <table:table-cell office:value-type="float" office:value="50.46">
                <text:p>50.46</text:p>
              </table:table-cell>
              <table:table-cell office:value-type="float" office:value="51.59">
                <text:p>51.59</text:p>
              </table:table-cell>
              <table:table-cell office:value-type="float" office:value="52.14">
                <text:p>52.14</text:p>
              </table:table-cell>
              <table:table-cell office:value-type="float" office:value="52.25">
                <text:p>52.25</text:p>
              </table:table-cell>
              <table:table-cell office:value-type="float" office:value="53.12">
                <text:p>53.12</text:p>
              </table:table-cell>
              <table:table-cell office:value-type="float" office:value="52.05">
                <text:p>52.05</text:p>
              </table:table-cell>
              <table:table-cell office:value-type="float" office:value="52.2">
                <text:p>52.2</text:p>
              </table:table-cell>
              <table:table-cell office:value-type="float" office:value="51.2">
                <text:p>51.2</text:p>
              </table:table-cell>
              <table:table-cell office:value-type="float" office:value="53.01">
                <text:p>53.01</text:p>
              </table:table-cell>
              <table:table-cell office:value-type="float" office:value="52.42">
                <text:p>52.42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6">
                <text:p>57.6</text:p>
              </table:table-cell>
              <table:table-cell office:value-type="float" office:value="48.2">
                <text:p>48.2</text:p>
              </table:table-cell>
              <table:table-cell office:value-type="float" office:value="54.14">
                <text:p>54.14</text:p>
              </table:table-cell>
              <table:table-cell office:value-type="float" office:value="52.93">
                <text:p>52.93</text:p>
              </table:table-cell>
              <table:table-cell office:value-type="float" office:value="56.5">
                <text:p>56.5</text:p>
              </table:table-cell>
              <table:table-cell office:value-type="float" office:value="57.95">
                <text:p>57.95</text:p>
              </table:table-cell>
              <table:table-cell office:value-type="float" office:value="57.07">
                <text:p>57.07</text:p>
              </table:table-cell>
              <table:table-cell office:value-type="float" office:value="59.56">
                <text:p>59.56</text:p>
              </table:table-cell>
              <table:table-cell office:value-type="float" office:value="57.95">
                <text:p>57.95</text:p>
              </table:table-cell>
              <table:table-cell office:value-type="float" office:value="58.12">
                <text:p>58.12</text:p>
              </table:table-cell>
              <table:table-cell office:value-type="float" office:value="55.26">
                <text:p>55.26</text:p>
              </table:table-cell>
              <table:table-cell office:value-type="float" office:value="59.86">
                <text:p>59.86</text:p>
              </table:table-cell>
              <table:table-cell office:value-type="float" office:value="58.06">
                <text:p>58.06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6">
                <text:p>36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7.57">
                <text:p>37.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6.8">
                <text:p>76.8</text:p>
              </table:table-cell>
              <table:table-cell office:value-type="float" office:value="72.65">
                <text:p>72.65</text:p>
              </table:table-cell>
              <table:table-cell office:value-type="float" office:value="74.67">
                <text:p>74.67</text:p>
              </table:table-cell>
              <table:table-cell office:value-type="float" office:value="74.29">
                <text:p>74.29</text:p>
              </table:table-cell>
              <table:table-cell office:value-type="float" office:value="75.42">
                <text:p>75.42</text:p>
              </table:table-cell>
              <table:table-cell office:value-type="float" office:value="76.19">
                <text:p>76.19</text:p>
              </table:table-cell>
              <table:table-cell office:value-type="float" office:value="76.08">
                <text:p>76.08</text:p>
              </table:table-cell>
              <table:table-cell office:value-type="float" office:value="77.39">
                <text:p>77.39</text:p>
              </table:table-cell>
              <table:table-cell office:value-type="float" office:value="75.87">
                <text:p>75.87</text:p>
              </table:table-cell>
              <table:table-cell office:value-type="float" office:value="75.91">
                <text:p>75.91</text:p>
              </table:table-cell>
              <table:table-cell office:value-type="float" office:value="75.02">
                <text:p>75.02</text:p>
              </table:table-cell>
              <table:table-cell office:value-type="float" office:value="76.76">
                <text:p>76.76</text:p>
              </table:table-cell>
              <table:table-cell office:value-type="float" office:value="76.25">
                <text:p>76.2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.9">
                <text:p>27.9</text:p>
              </table:table-cell>
              <table:table-cell office:value-type="float" office:value="16.61">
                <text:p>16.61</text:p>
              </table:table-cell>
              <table:table-cell office:value-type="float" office:value="20.24">
                <text:p>20.24</text:p>
              </table:table-cell>
              <table:table-cell office:value-type="float" office:value="19.03">
                <text:p>19.03</text:p>
              </table:table-cell>
              <table:table-cell office:value-type="float" office:value="22.6">
                <text:p>22.6</text:p>
              </table:table-cell>
              <table:table-cell office:value-type="float" office:value="24.82">
                <text:p>24.82</text:p>
              </table:table-cell>
              <table:table-cell office:value-type="float" office:value="23.17">
                <text:p>23.17</text:p>
              </table:table-cell>
              <table:table-cell office:value-type="float" office:value="26.03">
                <text:p>26.03</text:p>
              </table:table-cell>
              <table:table-cell office:value-type="float" office:value="24.06">
                <text:p>24.06</text:p>
              </table:table-cell>
              <table:table-cell office:value-type="float" office:value="25.27">
                <text:p>25.27</text:p>
              </table:table-cell>
              <table:table-cell office:value-type="float" office:value="21.36">
                <text:p>21.36</text:p>
              </table:table-cell>
              <table:table-cell office:value-type="float" office:value="26.72">
                <text:p>26.72</text:p>
              </table:table-cell>
              <table:table-cell office:value-type="float" office:value="24.16">
                <text:p>24.16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7.9">
                <text:p>47.9</text:p>
              </table:table-cell>
              <table:table-cell office:value-type="float" office:value="37.65">
                <text:p>37.65</text:p>
              </table:table-cell>
              <table:table-cell office:value-type="float" office:value="42.59">
                <text:p>42.59</text:p>
              </table:table-cell>
              <table:table-cell office:value-type="float" office:value="41.38">
                <text:p>41.38</text:p>
              </table:table-cell>
              <table:table-cell office:value-type="float" office:value="44.96">
                <text:p>44.96</text:p>
              </table:table-cell>
              <table:table-cell office:value-type="float" office:value="46.85">
                <text:p>46.85</text:p>
              </table:table-cell>
              <table:table-cell office:value-type="float" office:value="45.53">
                <text:p>45.53</text:p>
              </table:table-cell>
              <table:table-cell office:value-type="float" office:value="48.34">
                <text:p>48.34</text:p>
              </table:table-cell>
              <table:table-cell office:value-type="float" office:value="46.41">
                <text:p>46.41</text:p>
              </table:table-cell>
              <table:table-cell office:value-type="float" office:value="47.03">
                <text:p>47.03</text:p>
              </table:table-cell>
              <table:table-cell office:value-type="float" office:value="43.72">
                <text:p>43.72</text:p>
              </table:table-cell>
              <table:table-cell office:value-type="float" office:value="48.65">
                <text:p>48.65</text:p>
              </table:table-cell>
              <table:table-cell office:value-type="float" office:value="46.51">
                <text:p>46.51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8.5">
                <text:p>68.5</text:p>
              </table:table-cell>
              <table:table-cell office:value-type="float" office:value="66.61">
                <text:p>66.61</text:p>
              </table:table-cell>
              <table:table-cell office:value-type="float" office:value="68.72">
                <text:p>68.72</text:p>
              </table:table-cell>
              <table:table-cell office:value-type="float" office:value="68.34">
                <text:p>68.34</text:p>
              </table:table-cell>
              <table:table-cell office:value-type="float" office:value="69.47">
                <text:p>69.47</text:p>
              </table:table-cell>
              <table:table-cell office:value-type="float" office:value="70.21">
                <text:p>70.21</text:p>
              </table:table-cell>
              <table:table-cell office:value-type="float" office:value="70.13">
                <text:p>70.13</text:p>
              </table:table-cell>
              <table:table-cell office:value-type="float" office:value="71.36">
                <text:p>71.36</text:p>
              </table:table-cell>
              <table:table-cell office:value-type="float" office:value="69.93">
                <text:p>69.93</text:p>
              </table:table-cell>
              <table:table-cell office:value-type="float" office:value="69.92">
                <text:p>69.92</text:p>
              </table:table-cell>
              <table:table-cell office:value-type="float" office:value="69.08">
                <text:p>69.08</text:p>
              </table:table-cell>
              <table:table-cell office:value-type="float" office:value="70.79">
                <text:p>70.79</text:p>
              </table:table-cell>
              <table:table-cell office:value-type="float" office:value="70.3">
                <text:p>70.3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4.4">
                <text:p>64.4</text:p>
              </table:table-cell>
              <table:table-cell office:value-type="float" office:value="49.68">
                <text:p>49.68</text:p>
              </table:table-cell>
              <table:table-cell office:value-type="float" office:value="57.75">
                <text:p>57.75</text:p>
              </table:table-cell>
              <table:table-cell office:value-type="float" office:value="56.04">
                <text:p>56.04</text:p>
              </table:table-cell>
              <table:table-cell office:value-type="float" office:value="61.07">
                <text:p>61.07</text:p>
              </table:table-cell>
              <table:table-cell office:value-type="float" office:value="64.05">
                <text:p>64.05</text:p>
              </table:table-cell>
              <table:table-cell office:value-type="float" office:value="60.58">
                <text:p>60.58</text:p>
              </table:table-cell>
              <table:table-cell office:value-type="float" office:value="65.14">
                <text:p>65.14</text:p>
              </table:table-cell>
              <table:table-cell office:value-type="float" office:value="63.11">
                <text:p>63.11</text:p>
              </table:table-cell>
              <table:table-cell office:value-type="float" office:value="63.35">
                <text:p>63.35</text:p>
              </table:table-cell>
              <table:table-cell office:value-type="float" office:value="59.32">
                <text:p>59.32</text:p>
              </table:table-cell>
              <table:table-cell office:value-type="float" office:value="65.02">
                <text:p>65.02</text:p>
              </table:table-cell>
              <table:table-cell office:value-type="float" office:value="62.58">
                <text:p>62.58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2.6">
                <text:p>72.6</text:p>
              </table:table-cell>
              <table:table-cell office:value-type="float" office:value="60.64">
                <text:p>60.64</text:p>
              </table:table-cell>
              <table:table-cell office:value-type="float" office:value="66.42">
                <text:p>66.42</text:p>
              </table:table-cell>
              <table:table-cell office:value-type="float" office:value="65.21">
                <text:p>65.21</text:p>
              </table:table-cell>
              <table:table-cell office:value-type="float" office:value="68.78">
                <text:p>68.78</text:p>
              </table:table-cell>
              <table:table-cell office:value-type="float" office:value="71.36">
                <text:p>71.36</text:p>
              </table:table-cell>
              <table:table-cell office:value-type="float" office:value="69.36">
                <text:p>69.36</text:p>
              </table:table-cell>
              <table:table-cell office:value-type="float" office:value="73.3">
                <text:p>73.3</text:p>
              </table:table-cell>
              <table:table-cell office:value-type="float" office:value="70.24">
                <text:p>70.24</text:p>
              </table:table-cell>
              <table:table-cell office:value-type="float" office:value="70.49">
                <text:p>70.49</text:p>
              </table:table-cell>
              <table:table-cell office:value-type="float" office:value="67.54">
                <text:p>67.54</text:p>
              </table:table-cell>
              <table:table-cell office:value-type="float" office:value="72.21">
                <text:p>72.21</text:p>
              </table:table-cell>
              <table:table-cell office:value-type="float" office:value="70.34">
                <text:p>70.34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1.7">
                <text:p>61.7</text:p>
              </table:table-cell>
              <table:table-cell office:value-type="float" office:value="58.8">
                <text:p>58.8</text:p>
              </table:table-cell>
              <table:table-cell office:value-type="float" office:value="62.04">
                <text:p>62.04</text:p>
              </table:table-cell>
              <table:table-cell office:value-type="float" office:value="61.55">
                <text:p>61.55</text:p>
              </table:table-cell>
              <table:table-cell office:value-type="float" office:value="62.86">
                <text:p>62.86</text:p>
              </table:table-cell>
              <table:table-cell office:value-type="float" office:value="62.15">
                <text:p>62.15</text:p>
              </table:table-cell>
              <table:table-cell office:value-type="float" office:value="64.19">
                <text:p>64.19</text:p>
              </table:table-cell>
              <table:table-cell office:value-type="float" office:value="63.23">
                <text:p>63.23</text:p>
              </table:table-cell>
              <table:table-cell office:value-type="float" office:value="61.78">
                <text:p>61.78</text:p>
              </table:table-cell>
              <table:table-cell office:value-type="float" office:value="61.93">
                <text:p>61.93</text:p>
              </table:table-cell>
              <table:table-cell office:value-type="float" office:value="60.94">
                <text:p>60.94</text:p>
              </table:table-cell>
              <table:table-cell office:value-type="float" office:value="62.74">
                <text:p>62.74</text:p>
              </table:table-cell>
              <table:table-cell office:value-type="float" office:value="62.16">
                <text:p>62.16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4.4">
                <text:p>64.4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6.43">
                <text:p>66.43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3.5">
                <text:p>43.5</text:p>
              </table:table-cell>
              <table:table-cell office:value-type="float" office:value="31.16">
                <text:p>31.16</text:p>
              </table:table-cell>
              <table:table-cell office:value-type="float" office:value="35.16">
                <text:p>35.16</text:p>
              </table:table-cell>
              <table:table-cell office:value-type="float" office:value="33.46">
                <text:p>33.46</text:p>
              </table:table-cell>
              <table:table-cell office:value-type="float" office:value="38.48">
                <text:p>38.48</text:p>
              </table:table-cell>
              <table:table-cell office:value-type="float" office:value="43.15">
                <text:p>43.15</text:p>
              </table:table-cell>
              <table:table-cell office:value-type="float" office:value="38">
                <text:p>38</text:p>
              </table:table-cell>
              <table:table-cell office:value-type="float" office:value="44.15">
                <text:p>44.15</text:p>
              </table:table-cell>
              <table:table-cell office:value-type="float" office:value="40.53">
                <text:p>40.53</text:p>
              </table:table-cell>
              <table:table-cell office:value-type="float" office:value="42.65">
                <text:p>42.65</text:p>
              </table:table-cell>
              <table:table-cell office:value-type="float" office:value="36.74">
                <text:p>36.74</text:p>
              </table:table-cell>
              <table:table-cell office:value-type="float" office:value="43.96">
                <text:p>43.96</text:p>
              </table:table-cell>
              <table:table-cell office:value-type="float" office:value="39.99">
                <text:p>39.99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4.1">
                <text:p>64.1</text:p>
              </table:table-cell>
              <table:table-cell office:value-type="float" office:value="54.43">
                <text:p>54.43</text:p>
              </table:table-cell>
              <table:table-cell office:value-type="float" office:value="60.47">
                <text:p>60.47</text:p>
              </table:table-cell>
              <table:table-cell office:value-type="float" office:value="59.26">
                <text:p>59.26</text:p>
              </table:table-cell>
              <table:table-cell office:value-type="float" office:value="62.84">
                <text:p>62.84</text:p>
              </table:table-cell>
              <table:table-cell office:value-type="float" office:value="65.32">
                <text:p>65.32</text:p>
              </table:table-cell>
              <table:table-cell office:value-type="float" office:value="63.41">
                <text:p>63.41</text:p>
              </table:table-cell>
              <table:table-cell office:value-type="float" office:value="67.14">
                <text:p>67.14</text:p>
              </table:table-cell>
              <table:table-cell office:value-type="float" office:value="64.29">
                <text:p>64.29</text:p>
              </table:table-cell>
              <table:table-cell office:value-type="float" office:value="64.42">
                <text:p>64.42</text:p>
              </table:table-cell>
              <table:table-cell office:value-type="float" office:value="61.6">
                <text:p>61.6</text:p>
              </table:table-cell>
              <table:table-cell office:value-type="float" office:value="66.16">
                <text:p>66.16</text:p>
              </table:table-cell>
              <table:table-cell office:value-type="float" office:value="64.39">
                <text:p>64.39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7">
                <text:p>57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29">
                <text:p>58.29</text:p>
              </table:table-cell>
              <table:table-cell office:value-type="float" office:value="58.3">
                <text:p>58.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1.6">
                <text:p>51.6</text:p>
              </table:table-cell>
              <table:table-cell office:value-type="float" office:value="39.11">
                <text:p>39.11</text:p>
              </table:table-cell>
              <table:table-cell office:value-type="float" office:value="45.78">
                <text:p>45.78</text:p>
              </table:table-cell>
              <table:table-cell office:value-type="float" office:value="44.08">
                <text:p>44.08</text:p>
              </table:table-cell>
              <table:table-cell office:value-type="float" office:value="49.1">
                <text:p>49.1</text:p>
              </table:table-cell>
              <table:table-cell office:value-type="float" office:value="53.08">
                <text:p>53.08</text:p>
              </table:table-cell>
              <table:table-cell office:value-type="float" office:value="48.62">
                <text:p>48.62</text:p>
              </table:table-cell>
              <table:table-cell office:value-type="float" office:value="54.14">
                <text:p>54.14</text:p>
              </table:table-cell>
              <table:table-cell office:value-type="float" office:value="51.15">
                <text:p>51.15</text:p>
              </table:table-cell>
              <table:table-cell office:value-type="float" office:value="52.03">
                <text:p>52.03</text:p>
              </table:table-cell>
              <table:table-cell office:value-type="float" office:value="47.36">
                <text:p>47.36</text:p>
              </table:table-cell>
              <table:table-cell office:value-type="float" office:value="53.57">
                <text:p>53.57</text:p>
              </table:table-cell>
              <table:table-cell office:value-type="float" office:value="50.61">
                <text:p>50.61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6.2">
                <text:p>56.2</text:p>
              </table:table-cell>
              <table:table-cell office:value-type="float" office:value="52.9">
                <text:p>52.9</text:p>
              </table:table-cell>
              <table:table-cell office:value-type="float" office:value="54.7">
                <text:p>54.7</text:p>
              </table:table-cell>
              <table:table-cell office:value-type="float" office:value="54.32">
                <text:p>54.32</text:p>
              </table:table-cell>
              <table:table-cell office:value-type="float" office:value="55.45">
                <text:p>55.45</text:p>
              </table:table-cell>
              <table:table-cell office:value-type="float" office:value="56.08">
                <text:p>56.08</text:p>
              </table:table-cell>
              <table:table-cell office:value-type="float" office:value="56.11">
                <text:p>56.11</text:p>
              </table:table-cell>
              <table:table-cell office:value-type="float" office:value="57.09">
                <text:p>57.09</text:p>
              </table:table-cell>
              <table:table-cell office:value-type="float" office:value="55.9">
                <text:p>55.9</text:p>
              </table:table-cell>
              <table:table-cell office:value-type="float" office:value="56.04">
                <text:p>56.04</text:p>
              </table:table-cell>
              <table:table-cell office:value-type="float" office:value="55.06">
                <text:p>55.06</text:p>
              </table:table-cell>
              <table:table-cell office:value-type="float" office:value="56.85">
                <text:p>56.85</text:p>
              </table:table-cell>
              <table:table-cell office:value-type="float" office:value="56.28">
                <text:p>56.28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8">
                <text:p>58</text:p>
              </table:table-cell>
              <table:table-cell office:value-type="float" office:value="47.28">
                <text:p>47.28</text:p>
              </table:table-cell>
              <table:table-cell office:value-type="float" office:value="56.97">
                <text:p>56.97</text:p>
              </table:table-cell>
              <table:table-cell office:value-type="float" office:value="55.41">
                <text:p>55.41</text:p>
              </table:table-cell>
              <table:table-cell office:value-type="float" office:value="59.57">
                <text:p>59.57</text:p>
              </table:table-cell>
              <table:table-cell office:value-type="float" office:value="57.4">
                <text:p>57.4</text:p>
              </table:table-cell>
              <table:table-cell office:value-type="float" office:value="62.26">
                <text:p>62.26</text:p>
              </table:table-cell>
              <table:table-cell office:value-type="float" office:value="59.13">
                <text:p>59.13</text:p>
              </table:table-cell>
              <table:table-cell office:value-type="float" office:value="56.15">
                <text:p>56.15</text:p>
              </table:table-cell>
              <table:table-cell office:value-type="float" office:value="56.72">
                <text:p>56.72</text:p>
              </table:table-cell>
              <table:table-cell office:value-type="float" office:value="53.45">
                <text:p>53.45</text:p>
              </table:table-cell>
              <table:table-cell office:value-type="float" office:value="58.35">
                <text:p>58.35</text:p>
              </table:table-cell>
              <table:table-cell office:value-type="float" office:value="56.25">
                <text:p>56.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7.7">
                <text:p>67.7</text:p>
              </table:table-cell>
              <table:table-cell office:value-type="float" office:value="52.17">
                <text:p>52.17</text:p>
              </table:table-cell>
              <table:table-cell office:value-type="float" office:value="66.56">
                <text:p>66.56</text:p>
              </table:table-cell>
              <table:table-cell office:value-type="float" office:value="64.37">
                <text:p>64.37</text:p>
              </table:table-cell>
              <table:table-cell office:value-type="float" office:value="70.22">
                <text:p>70.22</text:p>
              </table:table-cell>
              <table:table-cell office:value-type="float" office:value="67.16">
                <text:p>67.16</text:p>
              </table:table-cell>
              <table:table-cell office:value-type="float" office:value="72.72">
                <text:p>72.72</text:p>
              </table:table-cell>
              <table:table-cell office:value-type="float" office:value="68.38">
                <text:p>68.38</text:p>
              </table:table-cell>
              <table:table-cell office:value-type="float" office:value="65.42">
                <text:p>65.42</text:p>
              </table:table-cell>
              <table:table-cell office:value-type="float" office:value="65.74">
                <text:p>65.74</text:p>
              </table:table-cell>
              <table:table-cell office:value-type="float" office:value="61.63">
                <text:p>61.63</text:p>
              </table:table-cell>
              <table:table-cell office:value-type="float" office:value="67.4">
                <text:p>67.4</text:p>
              </table:table-cell>
              <table:table-cell office:value-type="float" office:value="64.88">
                <text:p>64.88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7.3">
                <text:p>67.3</text:p>
              </table:table-cell>
              <table:table-cell office:value-type="float" office:value="64.03">
                <text:p>64.03</text:p>
              </table:table-cell>
              <table:table-cell office:value-type="float" office:value="66.13">
                <text:p>66.13</text:p>
              </table:table-cell>
              <table:table-cell office:value-type="float" office:value="65.75">
                <text:p>65.75</text:p>
              </table:table-cell>
              <table:table-cell office:value-type="float" office:value="66.87">
                <text:p>66.87</text:p>
              </table:table-cell>
              <table:table-cell office:value-type="float" office:value="67.44">
                <text:p>67.44</text:p>
              </table:table-cell>
              <table:table-cell office:value-type="float" office:value="67.54">
                <text:p>67.54</text:p>
              </table:table-cell>
              <table:table-cell office:value-type="float" office:value="68.54">
                <text:p>68.54</text:p>
              </table:table-cell>
              <table:table-cell office:value-type="float" office:value="67.33">
                <text:p>67.33</text:p>
              </table:table-cell>
              <table:table-cell office:value-type="float" office:value="67.34">
                <text:p>67.34</text:p>
              </table:table-cell>
              <table:table-cell office:value-type="float" office:value="66.48">
                <text:p>66.48</text:p>
              </table:table-cell>
              <table:table-cell office:value-type="float" office:value="68.2">
                <text:p>68.2</text:p>
              </table:table-cell>
              <table:table-cell office:value-type="float" office:value="67.71">
                <text:p>67.71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1.6">
                <text:p>51.6</text:p>
              </table:table-cell>
              <table:table-cell office:value-type="float" office:value="41.34">
                <text:p>41.34</text:p>
              </table:table-cell>
              <table:table-cell office:value-type="float" office:value="46.45">
                <text:p>46.45</text:p>
              </table:table-cell>
              <table:table-cell office:value-type="float" office:value="45.24">
                <text:p>45.24</text:p>
              </table:table-cell>
              <table:table-cell office:value-type="float" office:value="48.82">
                <text:p>48.82</text:p>
              </table:table-cell>
              <table:table-cell office:value-type="float" office:value="50.94">
                <text:p>50.94</text:p>
              </table:table-cell>
              <table:table-cell office:value-type="float" office:value="49.39">
                <text:p>49.39</text:p>
              </table:table-cell>
              <table:table-cell office:value-type="float" office:value="52.51">
                <text:p>52.51</text:p>
              </table:table-cell>
              <table:table-cell office:value-type="float" office:value="50.27">
                <text:p>50.27</text:p>
              </table:table-cell>
              <table:table-cell office:value-type="float" office:value="50.82">
                <text:p>50.82</text:p>
              </table:table-cell>
              <table:table-cell office:value-type="float" office:value="47.57">
                <text:p>47.57</text:p>
              </table:table-cell>
              <table:table-cell office:value-type="float" office:value="52.45">
                <text:p>52.45</text:p>
              </table:table-cell>
              <table:table-cell office:value-type="float" office:value="50.37">
                <text:p>50.37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.4">
                <text:p>40.4</text:p>
              </table:table-cell>
              <table:table-cell office:value-type="float" office:value="27.89">
                <text:p>27.89</text:p>
              </table:table-cell>
              <table:table-cell office:value-type="float" office:value="34.81">
                <text:p>34.81</text:p>
              </table:table-cell>
              <table:table-cell office:value-type="float" office:value="33.11">
                <text:p>33.11</text:p>
              </table:table-cell>
              <table:table-cell office:value-type="float" office:value="38.14">
                <text:p>38.14</text:p>
              </table:table-cell>
              <table:table-cell office:value-type="float" office:value="40.02">
                <text:p>40.02</text:p>
              </table:table-cell>
              <table:table-cell office:value-type="float" office:value="37.65">
                <text:p>37.65</text:p>
              </table:table-cell>
              <table:table-cell office:value-type="float" office:value="40.68">
                <text:p>40.68</text:p>
              </table:table-cell>
              <table:table-cell office:value-type="float" office:value="40.18">
                <text:p>40.18</text:p>
              </table:table-cell>
              <table:table-cell office:value-type="float" office:value="40.93">
                <text:p>40.93</text:p>
              </table:table-cell>
              <table:table-cell office:value-type="float" office:value="36.39">
                <text:p>36.39</text:p>
              </table:table-cell>
              <table:table-cell office:value-type="float" office:value="42.48">
                <text:p>42.48</text:p>
              </table:table-cell>
              <table:table-cell office:value-type="float" office:value="39.64">
                <text:p>39.64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4.2">
                <text:p>74.2</text:p>
              </table:table-cell>
              <table:table-cell office:value-type="float" office:value="70.41">
                <text:p>70.41</text:p>
              </table:table-cell>
              <table:table-cell office:value-type="float" office:value="72.65">
                <text:p>72.65</text:p>
              </table:table-cell>
              <table:table-cell office:value-type="float" office:value="72.27">
                <text:p>72.27</text:p>
              </table:table-cell>
              <table:table-cell office:value-type="float" office:value="73.4">
                <text:p>73.4</text:p>
              </table:table-cell>
              <table:table-cell office:value-type="float" office:value="74.03">
                <text:p>74.03</text:p>
              </table:table-cell>
              <table:table-cell office:value-type="float" office:value="74.06">
                <text:p>74.06</text:p>
              </table:table-cell>
              <table:table-cell office:value-type="float" office:value="75.18">
                <text:p>75.18</text:p>
              </table:table-cell>
              <table:table-cell office:value-type="float" office:value="73.86">
                <text:p>73.86</text:p>
              </table:table-cell>
              <table:table-cell office:value-type="float" office:value="73.8">
                <text:p>73.8</text:p>
              </table:table-cell>
              <table:table-cell office:value-type="float" office:value="73.01">
                <text:p>73.01</text:p>
              </table:table-cell>
              <table:table-cell office:value-type="float" office:value="74.68">
                <text:p>74.68</text:p>
              </table:table-cell>
              <table:table-cell office:value-type="float" office:value="74.24">
                <text:p>74.24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3.1">
                <text:p>63.1</text:p>
              </table:table-cell>
              <table:table-cell office:value-type="float" office:value="51.89">
                <text:p>51.89</text:p>
              </table:table-cell>
              <table:table-cell office:value-type="float" office:value="57.88">
                <text:p>57.88</text:p>
              </table:table-cell>
              <table:table-cell office:value-type="float" office:value="56.67">
                <text:p>56.67</text:p>
              </table:table-cell>
              <table:table-cell office:value-type="float" office:value="60.24">
                <text:p>60.24</text:p>
              </table:table-cell>
              <table:table-cell office:value-type="float" office:value="62.17">
                <text:p>62.17</text:p>
              </table:table-cell>
              <table:table-cell office:value-type="float" office:value="60.82">
                <text:p>60.82</text:p>
              </table:table-cell>
              <table:table-cell office:value-type="float" office:value="63.89">
                <text:p>63.89</text:p>
              </table:table-cell>
              <table:table-cell office:value-type="float" office:value="61.7">
                <text:p>61.7</text:p>
              </table:table-cell>
              <table:table-cell office:value-type="float" office:value="61.84">
                <text:p>61.84</text:p>
              </table:table-cell>
              <table:table-cell office:value-type="float" office:value="59">
                <text:p>59</text:p>
              </table:table-cell>
              <table:table-cell office:value-type="float" office:value="63.59">
                <text:p>63.59</text:p>
              </table:table-cell>
              <table:table-cell office:value-type="float" office:value="61.8">
                <text:p>61.8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9.8">
                <text:p>59.8</text:p>
              </table:table-cell>
              <table:table-cell office:value-type="float" office:value="58.57">
                <text:p>58.57</text:p>
              </table:table-cell>
              <table:table-cell office:value-type="float" office:value="60.48">
                <text:p>60.48</text:p>
              </table:table-cell>
              <table:table-cell office:value-type="float" office:value="60.1">
                <text:p>60.1</text:p>
              </table:table-cell>
              <table:table-cell office:value-type="float" office:value="61.22">
                <text:p>61.22</text:p>
              </table:table-cell>
              <table:table-cell office:value-type="float" office:value="61.9">
                <text:p>61.9</text:p>
              </table:table-cell>
              <table:table-cell office:value-type="float" office:value="61.89">
                <text:p>61.89</text:p>
              </table:table-cell>
              <table:table-cell office:value-type="float" office:value="62.97">
                <text:p>62.97</text:p>
              </table:table-cell>
              <table:table-cell office:value-type="float" office:value="61.68">
                <text:p>61.68</text:p>
              </table:table-cell>
              <table:table-cell office:value-type="float" office:value="61.77">
                <text:p>61.77</text:p>
              </table:table-cell>
              <table:table-cell office:value-type="float" office:value="60.83">
                <text:p>60.83</text:p>
              </table:table-cell>
              <table:table-cell office:value-type="float" office:value="62.6">
                <text:p>62.6</text:p>
              </table:table-cell>
              <table:table-cell office:value-type="float" office:value="62.06">
                <text:p>62.0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1.1">
                <text:p>71.1</text:p>
              </table:table-cell>
              <table:table-cell office:value-type="float" office:value="67.6">
                <text:p>67.6</text:p>
              </table:table-cell>
              <table:table-cell office:value-type="float" office:value="69.51">
                <text:p>69.51</text:p>
              </table:table-cell>
              <table:table-cell office:value-type="float" office:value="69.13">
                <text:p>69.13</text:p>
              </table:table-cell>
              <table:table-cell office:value-type="float" office:value="70.26">
                <text:p>70.26</text:p>
              </table:table-cell>
              <table:table-cell office:value-type="float" office:value="70.99">
                <text:p>70.99</text:p>
              </table:table-cell>
              <table:table-cell office:value-type="float" office:value="70.92">
                <text:p>70.92</text:p>
              </table:table-cell>
              <table:table-cell office:value-type="float" office:value="72.14">
                <text:p>72.14</text:p>
              </table:table-cell>
              <table:table-cell office:value-type="float" office:value="70.72">
                <text:p>70.72</text:p>
              </table:table-cell>
              <table:table-cell office:value-type="float" office:value="70.8">
                <text:p>70.8</text:p>
              </table:table-cell>
              <table:table-cell office:value-type="float" office:value="69.87">
                <text:p>69.87</text:p>
              </table:table-cell>
              <table:table-cell office:value-type="float" office:value="71.63">
                <text:p>71.63</text:p>
              </table:table-cell>
              <table:table-cell office:value-type="float" office:value="71.09">
                <text:p>71.09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1.5">
                <text:p>81.5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3.29">
                <text:p>83.29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.6">
                <text:p>69.6</text:p>
              </table:table-cell>
              <table:table-cell office:value-type="float" office:value="57.98">
                <text:p>57.98</text:p>
              </table:table-cell>
              <table:table-cell office:value-type="float" office:value="64.4">
                <text:p>64.4</text:p>
              </table:table-cell>
              <table:table-cell office:value-type="float" office:value="63.19">
                <text:p>63.19</text:p>
              </table:table-cell>
              <table:table-cell office:value-type="float" office:value="66.77">
                <text:p>66.77</text:p>
              </table:table-cell>
              <table:table-cell office:value-type="float" office:value="68.88">
                <text:p>68.88</text:p>
              </table:table-cell>
              <table:table-cell office:value-type="float" office:value="67.34">
                <text:p>67.34</text:p>
              </table:table-cell>
              <table:table-cell office:value-type="float" office:value="70.72">
                <text:p>70.72</text:p>
              </table:table-cell>
              <table:table-cell office:value-type="float" office:value="68.22">
                <text:p>68.22</text:p>
              </table:table-cell>
              <table:table-cell office:value-type="float" office:value="68.17">
                <text:p>68.17</text:p>
              </table:table-cell>
              <table:table-cell office:value-type="float" office:value="65.53">
                <text:p>65.53</text:p>
              </table:table-cell>
              <table:table-cell office:value-type="float" office:value="69.97">
                <text:p>69.97</text:p>
              </table:table-cell>
              <table:table-cell office:value-type="float" office:value="68.32">
                <text:p>68.32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0.3">
                <text:p>60.3</text:p>
              </table:table-cell>
              <table:table-cell office:value-type="float" office:value="43.84">
                <text:p>43.84</text:p>
              </table:table-cell>
              <table:table-cell office:value-type="float" office:value="53.41">
                <text:p>53.41</text:p>
              </table:table-cell>
              <table:table-cell office:value-type="float" office:value="51.27">
                <text:p>51.27</text:p>
              </table:table-cell>
              <table:table-cell office:value-type="float" office:value="57.58">
                <text:p>57.58</text:p>
              </table:table-cell>
              <table:table-cell office:value-type="float" office:value="61.43">
                <text:p>61.43</text:p>
              </table:table-cell>
              <table:table-cell office:value-type="float" office:value="55.54">
                <text:p>55.54</text:p>
              </table:table-cell>
              <table:table-cell office:value-type="float" office:value="61.24">
                <text:p>61.24</text:p>
              </table:table-cell>
              <table:table-cell office:value-type="float" office:value="60.15">
                <text:p>60.15</text:p>
              </table:table-cell>
              <table:table-cell office:value-type="float" office:value="60.57">
                <text:p>60.57</text:p>
              </table:table-cell>
              <table:table-cell office:value-type="float" office:value="55.39">
                <text:p>55.39</text:p>
              </table:table-cell>
              <table:table-cell office:value-type="float" office:value="61.81">
                <text:p>61.81</text:p>
              </table:table-cell>
              <table:table-cell office:value-type="float" office:value="58.88">
                <text:p>58.88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.4">
                <text:p>61.4</text:p>
              </table:table-cell>
              <table:table-cell office:value-type="float" office:value="57.26">
                <text:p>57.26</text:p>
              </table:table-cell>
              <table:table-cell office:value-type="float" office:value="58.98">
                <text:p>58.98</text:p>
              </table:table-cell>
              <table:table-cell office:value-type="float" office:value="58.6">
                <text:p>58.6</text:p>
              </table:table-cell>
              <table:table-cell office:value-type="float" office:value="59.73">
                <text:p>59.73</text:p>
              </table:table-cell>
              <table:table-cell office:value-type="float" office:value="60.43">
                <text:p>60.43</text:p>
              </table:table-cell>
              <table:table-cell office:value-type="float" office:value="60.39">
                <text:p>60.39</text:p>
              </table:table-cell>
              <table:table-cell office:value-type="float" office:value="61.49">
                <text:p>61.49</text:p>
              </table:table-cell>
              <table:table-cell office:value-type="float" office:value="60.18">
                <text:p>60.18</text:p>
              </table:table-cell>
              <table:table-cell office:value-type="float" office:value="60.35">
                <text:p>60.35</text:p>
              </table:table-cell>
              <table:table-cell office:value-type="float" office:value="59.34">
                <text:p>59.34</text:p>
              </table:table-cell>
              <table:table-cell office:value-type="float" office:value="61.16">
                <text:p>61.16</text:p>
              </table:table-cell>
              <table:table-cell office:value-type="float" office:value="60.56">
                <text:p>60.5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5.5">
                <text:p>55.5</text:p>
              </table:table-cell>
              <table:table-cell office:value-type="float" office:value="46.8">
                <text:p>46.8</text:p>
              </table:table-cell>
              <table:table-cell office:value-type="float" office:value="52.23">
                <text:p>52.23</text:p>
              </table:table-cell>
              <table:table-cell office:value-type="float" office:value="51.02">
                <text:p>51.02</text:p>
              </table:table-cell>
              <table:table-cell office:value-type="float" office:value="54.59">
                <text:p>54.59</text:p>
              </table:table-cell>
              <table:table-cell office:value-type="float" office:value="56.87">
                <text:p>56.87</text:p>
              </table:table-cell>
              <table:table-cell office:value-type="float" office:value="55.16">
                <text:p>55.16</text:p>
              </table:table-cell>
              <table:table-cell office:value-type="float" office:value="58.55">
                <text:p>58.55</text:p>
              </table:table-cell>
              <table:table-cell office:value-type="float" office:value="56.04">
                <text:p>56.04</text:p>
              </table:table-cell>
              <table:table-cell office:value-type="float" office:value="56.45">
                <text:p>56.45</text:p>
              </table:table-cell>
              <table:table-cell office:value-type="float" office:value="53.35">
                <text:p>53.35</text:p>
              </table:table-cell>
              <table:table-cell office:value-type="float" office:value="58.11">
                <text:p>58.11</text:p>
              </table:table-cell>
              <table:table-cell office:value-type="float" office:value="56.15">
                <text:p>56.1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7">
                <text:p>67</text:p>
              </table:table-cell>
              <table:table-cell office:value-type="float" office:value="55.8">
                <text:p>55.8</text:p>
              </table:table-cell>
              <table:table-cell office:value-type="float" office:value="61.26">
                <text:p>61.26</text:p>
              </table:table-cell>
              <table:table-cell office:value-type="float" office:value="60.05">
                <text:p>60.05</text:p>
              </table:table-cell>
              <table:table-cell office:value-type="float" office:value="63.63">
                <text:p>63.63</text:p>
              </table:table-cell>
              <table:table-cell office:value-type="float" office:value="66.07">
                <text:p>66.07</text:p>
              </table:table-cell>
              <table:table-cell office:value-type="float" office:value="64.2">
                <text:p>64.2</text:p>
              </table:table-cell>
              <table:table-cell office:value-type="float" office:value="67.91">
                <text:p>67.91</text:p>
              </table:table-cell>
              <table:table-cell office:value-type="float" office:value="65.08">
                <text:p>65.08</text:p>
              </table:table-cell>
              <table:table-cell office:value-type="float" office:value="65.48">
                <text:p>65.48</text:p>
              </table:table-cell>
              <table:table-cell office:value-type="float" office:value="62.39">
                <text:p>62.39</text:p>
              </table:table-cell>
              <table:table-cell office:value-type="float" office:value="67.17">
                <text:p>67.17</text:p>
              </table:table-cell>
              <table:table-cell office:value-type="float" office:value="65.18">
                <text:p>65.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.4">
                <text:p>40.4</text:p>
              </table:table-cell>
              <table:table-cell office:value-type="float" office:value="26.23">
                <text:p>26.23</text:p>
              </table:table-cell>
              <table:table-cell office:value-type="float" office:value="30.83">
                <text:p>30.83</text:p>
              </table:table-cell>
              <table:table-cell office:value-type="float" office:value="28.69">
                <text:p>28.69</text:p>
              </table:table-cell>
              <table:table-cell office:value-type="float" office:value="35">
                <text:p>35</text:p>
              </table:table-cell>
              <table:table-cell office:value-type="float" office:value="40.94">
                <text:p>40.94</text:p>
              </table:table-cell>
              <table:table-cell office:value-type="float" office:value="32.96">
                <text:p>32.96</text:p>
              </table:table-cell>
              <table:table-cell office:value-type="float" office:value="40.83">
                <text:p>40.83</text:p>
              </table:table-cell>
              <table:table-cell office:value-type="float" office:value="37.57">
                <text:p>37.57</text:p>
              </table:table-cell>
              <table:table-cell office:value-type="float" office:value="40.32">
                <text:p>40.32</text:p>
              </table:table-cell>
              <table:table-cell office:value-type="float" office:value="32.81">
                <text:p>32.81</text:p>
              </table:table-cell>
              <table:table-cell office:value-type="float" office:value="41.22">
                <text:p>41.22</text:p>
              </table:table-cell>
              <table:table-cell office:value-type="float" office:value="36.3">
                <text:p>36.3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7.7">
                <text:p>67.7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5">
                <text:p>68.85</text:p>
              </table:table-cell>
              <table:table-cell office:value-type="float" office:value="68.86">
                <text:p>68.86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7.8">
                <text:p>47.8</text:p>
              </table:table-cell>
              <table:table-cell office:value-type="float" office:value="33.59">
                <text:p>33.59</text:p>
              </table:table-cell>
              <table:table-cell office:value-type="float" office:value="41.45">
                <text:p>41.45</text:p>
              </table:table-cell>
              <table:table-cell office:value-type="float" office:value="39.31">
                <text:p>39.31</text:p>
              </table:table-cell>
              <table:table-cell office:value-type="float" office:value="45.62">
                <text:p>45.62</text:p>
              </table:table-cell>
              <table:table-cell office:value-type="float" office:value="50.7">
                <text:p>50.7</text:p>
              </table:table-cell>
              <table:table-cell office:value-type="float" office:value="43.58">
                <text:p>43.58</text:p>
              </table:table-cell>
              <table:table-cell office:value-type="float" office:value="50.57">
                <text:p>50.57</text:p>
              </table:table-cell>
              <table:table-cell office:value-type="float" office:value="48.19">
                <text:p>48.19</text:p>
              </table:table-cell>
              <table:table-cell office:value-type="float" office:value="49.41">
                <text:p>49.41</text:p>
              </table:table-cell>
              <table:table-cell office:value-type="float" office:value="43.43">
                <text:p>43.43</text:p>
              </table:table-cell>
              <table:table-cell office:value-type="float" office:value="50.51">
                <text:p>50.51</text:p>
              </table:table-cell>
              <table:table-cell office:value-type="float" office:value="46.92">
                <text:p>46.92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4.9">
                <text:p>44.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89">
                <text:p>45.89</text:p>
              </table:table-cell>
              <table:table-cell office:value-type="float" office:value="45.9">
                <text:p>45.9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0.2">
                <text:p>60.2</text:p>
              </table:table-cell>
              <table:table-cell office:value-type="float" office:value="47.4">
                <text:p>47.4</text:p>
              </table:table-cell>
              <table:table-cell office:value-type="float" office:value="55.82">
                <text:p>55.82</text:p>
              </table:table-cell>
              <table:table-cell office:value-type="float" office:value="54.12">
                <text:p>54.12</text:p>
              </table:table-cell>
              <table:table-cell office:value-type="float" office:value="59.15">
                <text:p>59.15</text:p>
              </table:table-cell>
              <table:table-cell office:value-type="float" office:value="60.95">
                <text:p>60.95</text:p>
              </table:table-cell>
              <table:table-cell office:value-type="float" office:value="58.66">
                <text:p>58.66</text:p>
              </table:table-cell>
              <table:table-cell office:value-type="float" office:value="61.88">
                <text:p>61.88</text:p>
              </table:table-cell>
              <table:table-cell office:value-type="float" office:value="61.19">
                <text:p>61.19</text:p>
              </table:table-cell>
              <table:table-cell office:value-type="float" office:value="61.26">
                <text:p>61.26</text:p>
              </table:table-cell>
              <table:table-cell office:value-type="float" office:value="57.4">
                <text:p>57.4</text:p>
              </table:table-cell>
              <table:table-cell office:value-type="float" office:value="62.98">
                <text:p>62.98</text:p>
              </table:table-cell>
              <table:table-cell office:value-type="float" office:value="60.65">
                <text:p>60.65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7.1">
                <text:p>57.1</text:p>
              </table:table-cell>
              <table:table-cell office:value-type="float" office:value="45.85">
                <text:p>45.85</text:p>
              </table:table-cell>
              <table:table-cell office:value-type="float" office:value="50.73">
                <text:p>50.73</text:p>
              </table:table-cell>
              <table:table-cell office:value-type="float" office:value="49.52">
                <text:p>49.52</text:p>
              </table:table-cell>
              <table:table-cell office:value-type="float" office:value="53.1">
                <text:p>53.1</text:p>
              </table:table-cell>
              <table:table-cell office:value-type="float" office:value="55.45">
                <text:p>55.45</text:p>
              </table:table-cell>
              <table:table-cell office:value-type="float" office:value="53.67">
                <text:p>53.67</text:p>
              </table:table-cell>
              <table:table-cell office:value-type="float" office:value="57.11">
                <text:p>57.11</text:p>
              </table:table-cell>
              <table:table-cell office:value-type="float" office:value="54.55">
                <text:p>54.55</text:p>
              </table:table-cell>
              <table:table-cell office:value-type="float" office:value="55.2">
                <text:p>55.2</text:p>
              </table:table-cell>
              <table:table-cell office:value-type="float" office:value="51.86">
                <text:p>51.86</text:p>
              </table:table-cell>
              <table:table-cell office:value-type="float" office:value="56.82">
                <text:p>56.82</text:p>
              </table:table-cell>
              <table:table-cell office:value-type="float" office:value="54.65">
                <text:p>54.6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5">
                <text:p>64.5</text:p>
              </table:table-cell>
              <table:table-cell office:value-type="float" office:value="46.37">
                <text:p>46.37</text:p>
              </table:table-cell>
              <table:table-cell office:value-type="float" office:value="63.9">
                <text:p>63.9</text:p>
              </table:table-cell>
              <table:table-cell office:value-type="float" office:value="61.14">
                <text:p>61.14</text:p>
              </table:table-cell>
              <table:table-cell office:value-type="float" office:value="68.5">
                <text:p>68.5</text:p>
              </table:table-cell>
              <table:table-cell office:value-type="float" office:value="64.73">
                <text:p>64.73</text:p>
              </table:table-cell>
              <table:table-cell office:value-type="float" office:value="70.2">
                <text:p>70.2</text:p>
              </table:table-cell>
              <table:table-cell office:value-type="float" office:value="64.67">
                <text:p>64.67</text:p>
              </table:table-cell>
              <table:table-cell office:value-type="float" office:value="62.46">
                <text:p>62.46</text:p>
              </table:table-cell>
              <table:table-cell office:value-type="float" office:value="62.99">
                <text:p>62.99</text:p>
              </table:table-cell>
              <table:table-cell office:value-type="float" office:value="57.7">
                <text:p>57.7</text:p>
              </table:table-cell>
              <table:table-cell office:value-type="float" office:value="64.22">
                <text:p>64.22</text:p>
              </table:table-cell>
              <table:table-cell office:value-type="float" office:value="61.19">
                <text:p>61.19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.9">
                <text:p>62.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29">
                <text:p>66.29</text:p>
              </table:table-cell>
              <table:table-cell office:value-type="float" office:value="66.3">
                <text:p>66.3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0.7">
                <text:p>70.7</text:p>
              </table:table-cell>
              <table:table-cell office:value-type="float" office:value="56.55">
                <text:p>56.55</text:p>
              </table:table-cell>
              <table:table-cell office:value-type="float" office:value="63.99">
                <text:p>63.99</text:p>
              </table:table-cell>
              <table:table-cell office:value-type="float" office:value="62.29">
                <text:p>62.29</text:p>
              </table:table-cell>
              <table:table-cell office:value-type="float" office:value="67.31">
                <text:p>67.31</text:p>
              </table:table-cell>
              <table:table-cell office:value-type="float" office:value="71.85">
                <text:p>71.85</text:p>
              </table:table-cell>
              <table:table-cell office:value-type="float" office:value="66.83">
                <text:p>66.83</text:p>
              </table:table-cell>
              <table:table-cell office:value-type="float" office:value="73.22">
                <text:p>73.22</text:p>
              </table:table-cell>
              <table:table-cell office:value-type="float" office:value="69.36">
                <text:p>69.36</text:p>
              </table:table-cell>
              <table:table-cell office:value-type="float" office:value="69.9">
                <text:p>69.9</text:p>
              </table:table-cell>
              <table:table-cell office:value-type="float" office:value="65.57">
                <text:p>65.57</text:p>
              </table:table-cell>
              <table:table-cell office:value-type="float" office:value="71.53">
                <text:p>71.53</text:p>
              </table:table-cell>
              <table:table-cell office:value-type="float" office:value="68.82">
                <text:p>68.82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8.5">
                <text:p>68.5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70.92">
                <text:p>70.92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.3">
                <text:p>35.3</text:p>
              </table:table-cell>
              <table:table-cell office:value-type="float" office:value="22.33">
                <text:p>22.33</text:p>
              </table:table-cell>
              <table:table-cell office:value-type="float" office:value="30.48">
                <text:p>30.48</text:p>
              </table:table-cell>
              <table:table-cell office:value-type="float" office:value="28.34">
                <text:p>28.34</text:p>
              </table:table-cell>
              <table:table-cell office:value-type="float" office:value="34.65">
                <text:p>34.65</text:p>
              </table:table-cell>
              <table:table-cell office:value-type="float" office:value="37.15">
                <text:p>37.15</text:p>
              </table:table-cell>
              <table:table-cell office:value-type="float" office:value="32.61">
                <text:p>32.61</text:p>
              </table:table-cell>
              <table:table-cell office:value-type="float" office:value="36.65">
                <text:p>36.65</text:p>
              </table:table-cell>
              <table:table-cell office:value-type="float" office:value="37.22">
                <text:p>37.22</text:p>
              </table:table-cell>
              <table:table-cell office:value-type="float" office:value="38.27">
                <text:p>38.27</text:p>
              </table:table-cell>
              <table:table-cell office:value-type="float" office:value="32.46">
                <text:p>32.46</text:p>
              </table:table-cell>
              <table:table-cell office:value-type="float" office:value="39.39">
                <text:p>39.39</text:p>
              </table:table-cell>
              <table:table-cell office:value-type="float" office:value="35.95">
                <text:p>35.9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2.9">
                <text:p>52.9</text:p>
              </table:table-cell>
              <table:table-cell office:value-type="float" office:value="50.03">
                <text:p>50.03</text:p>
              </table:table-cell>
              <table:table-cell office:value-type="float" office:value="51.77">
                <text:p>51.77</text:p>
              </table:table-cell>
              <table:table-cell office:value-type="float" office:value="51.39">
                <text:p>51.39</text:p>
              </table:table-cell>
              <table:table-cell office:value-type="float" office:value="52.52">
                <text:p>52.52</text:p>
              </table:table-cell>
              <table:table-cell office:value-type="float" office:value="53.06">
                <text:p>53.06</text:p>
              </table:table-cell>
              <table:table-cell office:value-type="float" office:value="53.18">
                <text:p>53.18</text:p>
              </table:table-cell>
              <table:table-cell office:value-type="float" office:value="54.04">
                <text:p>54.04</text:p>
              </table:table-cell>
              <table:table-cell office:value-type="float" office:value="52.98">
                <text:p>52.98</text:p>
              </table:table-cell>
              <table:table-cell office:value-type="float" office:value="53.13">
                <text:p>53.13</text:p>
              </table:table-cell>
              <table:table-cell office:value-type="float" office:value="52.13">
                <text:p>52.13</text:p>
              </table:table-cell>
              <table:table-cell office:value-type="float" office:value="53.94">
                <text:p>53.94</text:p>
              </table:table-cell>
              <table:table-cell office:value-type="float" office:value="53.35">
                <text:p>53.35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.1">
                <text:p>75.1</text:p>
              </table:table-cell>
              <table:table-cell office:value-type="float" office:value="71.65">
                <text:p>71.65</text:p>
              </table:table-cell>
              <table:table-cell office:value-type="float" office:value="73.94">
                <text:p>73.94</text:p>
              </table:table-cell>
              <table:table-cell office:value-type="float" office:value="73.56">
                <text:p>73.56</text:p>
              </table:table-cell>
              <table:table-cell office:value-type="float" office:value="74.69">
                <text:p>74.69</text:p>
              </table:table-cell>
              <table:table-cell office:value-type="float" office:value="75.12">
                <text:p>75.12</text:p>
              </table:table-cell>
              <table:table-cell office:value-type="float" office:value="75.36">
                <text:p>75.36</text:p>
              </table:table-cell>
              <table:table-cell office:value-type="float" office:value="76.27">
                <text:p>76.27</text:p>
              </table:table-cell>
              <table:table-cell office:value-type="float" office:value="75.15">
                <text:p>75.15</text:p>
              </table:table-cell>
              <table:table-cell office:value-type="float" office:value="75.07">
                <text:p>75.07</text:p>
              </table:table-cell>
              <table:table-cell office:value-type="float" office:value="74.3">
                <text:p>74.3</text:p>
              </table:table-cell>
              <table:table-cell office:value-type="float" office:value="75.96">
                <text:p>75.96</text:p>
              </table:table-cell>
              <table:table-cell office:value-type="float" office:value="75.53">
                <text:p>75.53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.6">
                <text:p>39.6</text:p>
              </table:table-cell>
              <table:table-cell office:value-type="float" office:value="34.78">
                <text:p>34.78</text:p>
              </table:table-cell>
              <table:table-cell office:value-type="float" office:value="36.05">
                <text:p>36.05</text:p>
              </table:table-cell>
              <table:table-cell office:value-type="float" office:value="35.67">
                <text:p>35.67</text:p>
              </table:table-cell>
              <table:table-cell office:value-type="float" office:value="36.8">
                <text:p>36.8</text:p>
              </table:table-cell>
              <table:table-cell office:value-type="float" office:value="37.69">
                <text:p>37.69</text:p>
              </table:table-cell>
              <table:table-cell office:value-type="float" office:value="37.47">
                <text:p>37.47</text:p>
              </table:table-cell>
              <table:table-cell office:value-type="float" office:value="38.6">
                <text:p>38.6</text:p>
              </table:table-cell>
              <table:table-cell office:value-type="float" office:value="37.26">
                <text:p>37.26</text:p>
              </table:table-cell>
              <table:table-cell office:value-type="float" office:value="37.62">
                <text:p>37.62</text:p>
              </table:table-cell>
              <table:table-cell office:value-type="float" office:value="36.41">
                <text:p>36.41</text:p>
              </table:table-cell>
              <table:table-cell office:value-type="float" office:value="38.36">
                <text:p>38.36</text:p>
              </table:table-cell>
              <table:table-cell office:value-type="float" office:value="37.64">
                <text:p>37.64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8.3">
                <text:p>48.3</text:p>
              </table:table-cell>
              <table:table-cell office:value-type="float" office:value="38.59">
                <text:p>38.59</text:p>
              </table:table-cell>
              <table:table-cell office:value-type="float" office:value="43.52">
                <text:p>43.52</text:p>
              </table:table-cell>
              <table:table-cell office:value-type="float" office:value="42.31">
                <text:p>42.31</text:p>
              </table:table-cell>
              <table:table-cell office:value-type="float" office:value="45.89">
                <text:p>45.89</text:p>
              </table:table-cell>
              <table:table-cell office:value-type="float" office:value="47.74">
                <text:p>47.74</text:p>
              </table:table-cell>
              <table:table-cell office:value-type="float" office:value="46.46">
                <text:p>46.46</text:p>
              </table:table-cell>
              <table:table-cell office:value-type="float" office:value="49.23">
                <text:p>49.23</text:p>
              </table:table-cell>
              <table:table-cell office:value-type="float" office:value="47.34">
                <text:p>47.34</text:p>
              </table:table-cell>
              <table:table-cell office:value-type="float" office:value="47.97">
                <text:p>47.97</text:p>
              </table:table-cell>
              <table:table-cell office:value-type="float" office:value="44.65">
                <text:p>44.65</text:p>
              </table:table-cell>
              <table:table-cell office:value-type="float" office:value="49.58">
                <text:p>49.58</text:p>
              </table:table-cell>
              <table:table-cell office:value-type="float" office:value="47.44">
                <text:p>47.4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3.1">
                <text:p>63.1</text:p>
              </table:table-cell>
              <table:table-cell office:value-type="float" office:value="50.34">
                <text:p>50.34</text:p>
              </table:table-cell>
              <table:table-cell office:value-type="float" office:value="59.32">
                <text:p>59.32</text:p>
              </table:table-cell>
              <table:table-cell office:value-type="float" office:value="57.61">
                <text:p>57.61</text:p>
              </table:table-cell>
              <table:table-cell office:value-type="float" office:value="62.64">
                <text:p>62.64</text:p>
              </table:table-cell>
              <table:table-cell office:value-type="float" office:value="64.58">
                <text:p>64.58</text:p>
              </table:table-cell>
              <table:table-cell office:value-type="float" office:value="62.15">
                <text:p>62.15</text:p>
              </table:table-cell>
              <table:table-cell office:value-type="float" office:value="65.57">
                <text:p>65.57</text:p>
              </table:table-cell>
              <table:table-cell office:value-type="float" office:value="64.68">
                <text:p>64.68</text:p>
              </table:table-cell>
              <table:table-cell office:value-type="float" office:value="64.49">
                <text:p>64.49</text:p>
              </table:table-cell>
              <table:table-cell office:value-type="float" office:value="60.89">
                <text:p>60.89</text:p>
              </table:table-cell>
              <table:table-cell office:value-type="float" office:value="66.25">
                <text:p>66.25</text:p>
              </table:table-cell>
              <table:table-cell office:value-type="float" office:value="64.15">
                <text:p>64.15</text:p>
              </table:table-cell>
              <table:table-cell office:value-type="float" office:value="63.1">
                <text:p>6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